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2.6583in"/>
    </style:style>
    <style:style style:name="co7" style:family="table-column">
      <style:table-column-properties fo:break-before="auto" style:column-width="0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Assembler</text:p>
          </table:table-cell>
        </table:table-row>
      </table:table>
      <table:table table:name="Cod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LABEL</text:p>
          </table:table-cell>
          <table:table-cell office:value-type="string" calcext:value-type="string">
            <text:p>OFFSET_ADDR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WRITE TEST NUMBER TO 7SEG</text:p>
          </table:table-cell>
        </table:table-row>
        <table:table-row table:style-name="ro1">
          <table:table-cell/>
          <table:table-cell office:value-type="string" calcext:value-type="string">
            <text:p>IO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TEST NUMBER = 0</text:p>
          </table:table-cell>
        </table:table-row>
        <table:table-row table:style-name="ro1">
          <table:table-cell office:value-type="string" calcext:value-type="string">
            <text:p>TSTRXFR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PUT R0 INTO XFER_REG (I/O REG)</text:p>
          </table:table-cell>
        </table:table-row>
        <table:table-row table:style-name="ro1">
          <table:table-cell/>
          <table:table-cell office:value-type="string" calcext:value-type="string">
            <text:p>IOR</text:p>
          </table:table-cell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USE XFER_REG TO LOAD R0 INTO R1</text:p>
          </table:table-cell>
        </table:table-row>
        <table:table-row table:style-name="ro1">
          <table:table-cell/>
          <table:table-cell office:value-type="string" calcext:value-type="string">
            <text:p>XRI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VERT VALUE IN R1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WRITE LEDS WITH R0</text:p>
          </table:table-cell>
        </table:table-row>
        <table:table-row table:style-name="ro1">
          <table:table-cell/>
          <table:table-cell office:value-type="string" calcext:value-type="string">
            <text:p>JSR</text:p>
          </table:table-cell>
          <table:table-cell office:value-type="string" calcext:value-type="string">
            <text:p>WAIT250</text:p>
          </table:table-cell>
          <table:table-cell/>
          <table:table-cell office:value-type="string" calcext:value-type="string">
            <text:p>WAIT 250 MS</text:p>
          </table:table-cell>
        </table:table-row>
        <table:table-row table:style-name="ro1">
          <table:table-cell/>
          <table:table-cell office:value-type="string" calcext:value-type="string">
            <text:p>IO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WRITE LEDS WITH R1</text:p>
          </table:table-cell>
        </table:table-row>
        <table:table-row table:style-name="ro1">
          <table:table-cell/>
          <table:table-cell office:value-type="string" calcext:value-type="string">
            <text:p>JSR</text:p>
          </table:table-cell>
          <table:table-cell office:value-type="string" calcext:value-type="string">
            <text:p>WAIT250</text:p>
          </table:table-cell>
          <table:table-cell/>
          <table:table-cell office:value-type="string" calcext:value-type="string">
            <text:p>WAIT 250 MS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LOOP FOREVER</text:p>
          </table:table-cell>
        </table:table-row>
        <table:table-row table:style-name="ro1">
          <table:table-cell office:value-type="string" calcext:value-type="string">
            <text:p>WAIT250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250 MSEC</text:p>
          </table:table-cell>
        </table:table-row>
        <table:table-row table:style-name="ro1">
          <table:table-cell/>
          <table:table-cell office:value-type="string" calcext:value-type="string">
            <text:p>IOW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WRITE MSEC COUNT</text:p>
          </table:table-cell>
        </table:table-row>
        <table:table-row table:style-name="ro1">
          <table:table-cell office:value-type="string" calcext:value-type="string">
            <text:p>WAIT_RT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READ TIMER STATUS TO R7</text:p>
          </table:table-cell>
        </table:table-row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ECK TIMER DONE</text:p>
          </table:table-cell>
        </table:table-row>
        <table:table-row table:style-name="ro1">
          <table:table-cell/>
          <table:table-cell office:value-type="string" calcext:value-type="string">
            <text:p>BNZ</text:p>
          </table:table-cell>
          <table:table-cell office:value-type="string" calcext:value-type="string">
            <text:p>WAIT_RT</text:p>
          </table:table-cell>
          <table:table-cell/>
          <table:table-cell office:value-type="string" calcext:value-type="string">
            <text:p>WAIT UNTIL TIMER FINISHES</text:p>
          </table:table-cell>
        </table:table-row>
        <table:table-row table:style-name="ro1">
          <table:table-cell/>
          <table:table-cell office:value-type="string" calcext:value-type="string">
            <text:p>RTS</text:p>
          </table:table-cell>
          <table:table-cell table:number-columns-repeated="3"/>
        </table:table-row>
      </table:table>
      <table:table table:name="Assembler" table:style-name="ta1">
        <table:table-column table:style-name="co2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Labels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table:formula="of:=IF([$Code.A2]=&quot;&quot;;&quot;&quot;;[$Code.A2])" office:value-type="string" office:string-value="START" calcext:value-type="string">
            <text:p>ST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IF([$Code.A3]=&quot;&quot;;&quot;&quot;;[$Code.A3])">
            <text:p/>
          </table:table-cell>
          <table:table-cell table:formula="of:=[.B2]+1" office:value-type="float" office:value="1" calcext:value-type="float">
            <text:p>1</text:p>
          </table:table-cell>
        </table:table-row>
        <table:table-row table:style-name="ro1">
          <table:table-cell table:formula="of:=IF([$Code.A4]=&quot;&quot;;&quot;&quot;;[$Code.A4])" office:value-type="string" office:string-value="TSTRXFR" calcext:value-type="string">
            <text:p>TSTRXFR</text:p>
          </table:table-cell>
          <table:table-cell table:formula="of:=[.B3]+1" office:value-type="float" office:value="2" calcext:value-type="float">
            <text:p>2</text:p>
          </table:table-cell>
        </table:table-row>
        <table:table-row table:style-name="ro1">
          <table:table-cell table:formula="of:=IF([$Code.A5]=&quot;&quot;;&quot;&quot;;[$Code.A5])">
            <text:p/>
          </table:table-cell>
          <table:table-cell table:formula="of:=[.B4]+1" office:value-type="float" office:value="3" calcext:value-type="float">
            <text:p>3</text:p>
          </table:table-cell>
        </table:table-row>
        <table:table-row table:style-name="ro1">
          <table:table-cell table:formula="of:=IF([$Code.A6]=&quot;&quot;;&quot;&quot;;[$Code.A6])">
            <text:p/>
          </table:table-cell>
          <table:table-cell table:formula="of:=[.B5]+1" office:value-type="float" office:value="4" calcext:value-type="float">
            <text:p>4</text:p>
          </table:table-cell>
        </table:table-row>
        <table:table-row table:style-name="ro1">
          <table:table-cell table:formula="of:=IF([$Code.A7]=&quot;&quot;;&quot;&quot;;[$Code.A7])">
            <text:p/>
          </table:table-cell>
          <table:table-cell table:formula="of:=[.B6]+1" office:value-type="float" office:value="5" calcext:value-type="float">
            <text:p>5</text:p>
          </table:table-cell>
        </table:table-row>
        <table:table-row table:style-name="ro1">
          <table:table-cell table:formula="of:=IF([$Code.A8]=&quot;&quot;;&quot;&quot;;[$Code.A8])" office:value-type="string" office:string-value="LOOP" calcext:value-type="string">
            <text:p>LOOP</text:p>
          </table:table-cell>
          <table:table-cell table:formula="of:=[.B7]+1" office:value-type="float" office:value="6" calcext:value-type="float">
            <text:p>6</text:p>
          </table:table-cell>
        </table:table-row>
        <table:table-row table:style-name="ro1">
          <table:table-cell table:formula="of:=IF([$Code.A9]=&quot;&quot;;&quot;&quot;;[$Code.A9])">
            <text:p/>
          </table:table-cell>
          <table:table-cell table:formula="of:=[.B8]+1" office:value-type="float" office:value="7" calcext:value-type="float">
            <text:p>7</text:p>
          </table:table-cell>
        </table:table-row>
        <table:table-row table:style-name="ro1">
          <table:table-cell table:formula="of:=IF([$Code.A10]=&quot;&quot;;&quot;&quot;;[$Code.A10])">
            <text:p/>
          </table:table-cell>
          <table:table-cell table:formula="of:=[.B9]+1" office:value-type="float" office:value="8" calcext:value-type="float">
            <text:p>8</text:p>
          </table:table-cell>
        </table:table-row>
        <table:table-row table:style-name="ro1">
          <table:table-cell table:formula="of:=IF([$Code.A11]=&quot;&quot;;&quot;&quot;;[$Code.A11])">
            <text:p/>
          </table:table-cell>
          <table:table-cell table:formula="of:=[.B10]+1" office:value-type="float" office:value="9" calcext:value-type="float">
            <text:p>9</text:p>
          </table:table-cell>
        </table:table-row>
        <table:table-row table:style-name="ro1">
          <table:table-cell table:formula="of:=IF([$Code.A12]=&quot;&quot;;&quot;&quot;;[$Code.A12])">
            <text:p/>
          </table:table-cell>
          <table:table-cell table:formula="of:=[.B11]+1" office:value-type="float" office:value="10" calcext:value-type="float">
            <text:p>10</text:p>
          </table:table-cell>
        </table:table-row>
        <table:table-row table:style-name="ro1">
          <table:table-cell table:formula="of:=IF([$Code.A13]=&quot;&quot;;&quot;&quot;;[$Code.A13])" office:value-type="string" office:string-value="WAIT250" calcext:value-type="string">
            <text:p>WAIT250</text:p>
          </table:table-cell>
          <table:table-cell table:formula="of:=[.B12]+1" office:value-type="float" office:value="11" calcext:value-type="float">
            <text:p>11</text:p>
          </table:table-cell>
        </table:table-row>
        <table:table-row table:style-name="ro1">
          <table:table-cell table:formula="of:=IF([$Code.A14]=&quot;&quot;;&quot;&quot;;[$Code.A14])">
            <text:p/>
          </table:table-cell>
          <table:table-cell table:formula="of:=[.B13]+1" office:value-type="float" office:value="12" calcext:value-type="float">
            <text:p>12</text:p>
          </table:table-cell>
        </table:table-row>
        <table:table-row table:style-name="ro1">
          <table:table-cell table:formula="of:=IF([$Code.A15]=&quot;&quot;;&quot;&quot;;[$Code.A15])" office:value-type="string" office:string-value="WAIT_RT" calcext:value-type="string">
            <text:p>WAIT_RT</text:p>
          </table:table-cell>
          <table:table-cell table:formula="of:=[.B14]+1" office:value-type="float" office:value="13" calcext:value-type="float">
            <text:p>13</text:p>
          </table:table-cell>
        </table:table-row>
        <table:table-row table:style-name="ro1">
          <table:table-cell table:formula="of:=IF([$Code.A16]=&quot;&quot;;&quot;&quot;;[$Code.A16])">
            <text:p/>
          </table:table-cell>
          <table:table-cell table:formula="of:=[.B15]+1" office:value-type="float" office:value="14" calcext:value-type="float">
            <text:p>14</text:p>
          </table:table-cell>
        </table:table-row>
        <table:table-row table:style-name="ro1">
          <table:table-cell table:formula="of:=IF([$Code.A17]=&quot;&quot;;&quot;&quot;;[$Code.A17])">
            <text:p/>
          </table:table-cell>
          <table:table-cell table:formula="of:=[.B16]+1" office:value-type="float" office:value="15" calcext:value-type="float">
            <text:p>15</text:p>
          </table:table-cell>
        </table:table-row>
        <table:table-row table:style-name="ro1">
          <table:table-cell table:formula="of:=IF([$Code.A18]=&quot;&quot;;&quot;&quot;;[$Code.A18])">
            <text:p/>
          </table:table-cell>
          <table:table-cell table:formula="of:=[.B17]+1" office:value-type="float" office:value="16" calcext:value-type="float">
            <text:p>16</text:p>
          </table:table-cell>
        </table:table-row>
        <table:table-row table:style-name="ro1">
          <table:table-cell table:formula="of:=IF([$Code.A19]=&quot;&quot;;&quot;&quot;;[$Code.A19])">
            <text:p/>
          </table:table-cell>
          <table:table-cell table:formula="of:=[.B18]+1" office:value-type="float" office:value="17" calcext:value-type="float">
            <text:p>17</text:p>
          </table:table-cell>
        </table:table-row>
        <table:table-row table:style-name="ro1">
          <table:table-cell table:formula="of:=IF([$Code.A20]=&quot;&quot;;&quot;&quot;;[$Code.A20])">
            <text:p/>
          </table:table-cell>
          <table:table-cell table:formula="of:=[.B19]+1" office:value-type="float" office:value="18" calcext:value-type="float">
            <text:p>18</text:p>
          </table:table-cell>
        </table:table-row>
        <table:table-row table:style-name="ro1">
          <table:table-cell table:formula="of:=IF([$Code.A21]=&quot;&quot;;&quot;&quot;;[$Code.A21])">
            <text:p/>
          </table:table-cell>
          <table:table-cell table:formula="of:=[.B20]+1" office:value-type="float" office:value="19" calcext:value-type="float">
            <text:p>19</text:p>
          </table:table-cell>
        </table:table-row>
        <table:table-row table:style-name="ro1">
          <table:table-cell table:formula="of:=IF([$Code.A22]=&quot;&quot;;&quot;&quot;;[$Code.A22])">
            <text:p/>
          </table:table-cell>
          <table:table-cell table:formula="of:=[.B21]+1" office:value-type="float" office:value="20" calcext:value-type="float">
            <text:p>20</text:p>
          </table:table-cell>
        </table:table-row>
        <table:table-row table:style-name="ro1">
          <table:table-cell table:formula="of:=IF([$Code.A23]=&quot;&quot;;&quot;&quot;;[$Code.A23])">
            <text:p/>
          </table:table-cell>
          <table:table-cell table:formula="of:=[.B22]+1" office:value-type="float" office:value="21" calcext:value-type="float">
            <text:p>21</text:p>
          </table:table-cell>
        </table:table-row>
        <table:table-row table:style-name="ro1">
          <table:table-cell table:formula="of:=IF([$Code.A24]=&quot;&quot;;&quot;&quot;;[$Code.A24])">
            <text:p/>
          </table:table-cell>
          <table:table-cell table:formula="of:=[.B23]+1" office:value-type="float" office:value="22" calcext:value-type="float">
            <text:p>22</text:p>
          </table:table-cell>
        </table:table-row>
        <table:table-row table:style-name="ro1">
          <table:table-cell table:formula="of:=IF([$Code.A25]=&quot;&quot;;&quot;&quot;;[$Code.A25])">
            <text:p/>
          </table:table-cell>
          <table:table-cell table:formula="of:=[.B24]+1" office:value-type="float" office:value="23" calcext:value-type="float">
            <text:p>23</text:p>
          </table:table-cell>
        </table:table-row>
        <table:table-row table:style-name="ro1">
          <table:table-cell table:formula="of:=IF([$Code.A26]=&quot;&quot;;&quot;&quot;;[$Code.A26])">
            <text:p/>
          </table:table-cell>
          <table:table-cell table:formula="of:=[.B25]+1" office:value-type="float" office:value="24" calcext:value-type="float">
            <text:p>24</text:p>
          </table:table-cell>
        </table:table-row>
        <table:table-row table:style-name="ro1">
          <table:table-cell table:formula="of:=IF([$Code.A27]=&quot;&quot;;&quot;&quot;;[$Code.A27])">
            <text:p/>
          </table:table-cell>
          <table:table-cell table:formula="of:=[.B26]+1" office:value-type="float" office:value="25" calcext:value-type="float">
            <text:p>25</text:p>
          </table:table-cell>
        </table:table-row>
        <table:table-row table:style-name="ro1">
          <table:table-cell table:formula="of:=IF([$Code.A28]=&quot;&quot;;&quot;&quot;;[$Code.A28])">
            <text:p/>
          </table:table-cell>
          <table:table-cell table:formula="of:=[.B27]+1" office:value-type="float" office:value="26" calcext:value-type="float">
            <text:p>26</text:p>
          </table:table-cell>
        </table:table-row>
        <table:table-row table:style-name="ro1">
          <table:table-cell table:formula="of:=IF([$Code.A29]=&quot;&quot;;&quot;&quot;;[$Code.A29])">
            <text:p/>
          </table:table-cell>
          <table:table-cell table:formula="of:=[.B28]+1" office:value-type="float" office:value="27" calcext:value-type="float">
            <text:p>27</text:p>
          </table:table-cell>
        </table:table-row>
        <table:table-row table:style-name="ro1">
          <table:table-cell table:formula="of:=IF([$Code.A30]=&quot;&quot;;&quot;&quot;;[$Code.A30])">
            <text:p/>
          </table:table-cell>
          <table:table-cell table:formula="of:=[.B29]+1" office:value-type="float" office:value="28" calcext:value-type="float">
            <text:p>28</text:p>
          </table:table-cell>
        </table:table-row>
        <table:table-row table:style-name="ro1">
          <table:table-cell table:formula="of:=IF([$Code.A31]=&quot;&quot;;&quot;&quot;;[$Code.A31])">
            <text:p/>
          </table:table-cell>
          <table:table-cell table:formula="of:=[.B30]+1" office:value-type="float" office:value="29" calcext:value-type="float">
            <text:p>29</text:p>
          </table:table-cell>
        </table:table-row>
        <table:table-row table:style-name="ro1">
          <table:table-cell table:formula="of:=IF([$Code.A32]=&quot;&quot;;&quot;&quot;;[$Code.A32])">
            <text:p/>
          </table:table-cell>
          <table:table-cell table:formula="of:=[.B31]+1" office:value-type="float" office:value="30" calcext:value-type="float">
            <text:p>30</text:p>
          </table:table-cell>
        </table:table-row>
        <table:table-row table:style-name="ro1">
          <table:table-cell table:formula="of:=IF([$Code.A33]=&quot;&quot;;&quot;&quot;;[$Code.A33])">
            <text:p/>
          </table:table-cell>
          <table:table-cell table:formula="of:=[.B32]+1" office:value-type="float" office:value="31" calcext:value-type="float">
            <text:p>31</text:p>
          </table:table-cell>
        </table:table-row>
        <table:table-row table:style-name="ro1">
          <table:table-cell table:formula="of:=IF([$Code.A34]=&quot;&quot;;&quot;&quot;;[$Code.A34])">
            <text:p/>
          </table:table-cell>
          <table:table-cell table:formula="of:=[.B33]+1" office:value-type="float" office:value="32" calcext:value-type="float">
            <text:p>32</text:p>
          </table:table-cell>
        </table:table-row>
        <table:table-row table:style-name="ro1">
          <table:table-cell table:formula="of:=IF([$Code.A35]=&quot;&quot;;&quot;&quot;;[$Code.A35])">
            <text:p/>
          </table:table-cell>
          <table:table-cell table:formula="of:=[.B34]+1" office:value-type="float" office:value="33" calcext:value-type="float">
            <text:p>33</text:p>
          </table:table-cell>
        </table:table-row>
        <table:table-row table:style-name="ro1">
          <table:table-cell table:formula="of:=IF([$Code.A36]=&quot;&quot;;&quot;&quot;;[$Code.A36])">
            <text:p/>
          </table:table-cell>
          <table:table-cell table:formula="of:=[.B35]+1" office:value-type="float" office:value="34" calcext:value-type="float">
            <text:p>34</text:p>
          </table:table-cell>
        </table:table-row>
        <table:table-row table:style-name="ro1">
          <table:table-cell table:formula="of:=IF([$Code.A37]=&quot;&quot;;&quot;&quot;;[$Code.A37])">
            <text:p/>
          </table:table-cell>
          <table:table-cell table:formula="of:=[.B36]+1" office:value-type="float" office:value="35" calcext:value-type="float">
            <text:p>35</text:p>
          </table:table-cell>
        </table:table-row>
        <table:table-row table:style-name="ro1">
          <table:table-cell table:formula="of:=IF([$Code.A38]=&quot;&quot;;&quot;&quot;;[$Code.A38])">
            <text:p/>
          </table:table-cell>
          <table:table-cell table:formula="of:=[.B37]+1" office:value-type="float" office:value="36" calcext:value-type="float">
            <text:p>36</text:p>
          </table:table-cell>
        </table:table-row>
        <table:table-row table:style-name="ro1">
          <table:table-cell table:formula="of:=IF([$Code.A39]=&quot;&quot;;&quot;&quot;;[$Code.A39])">
            <text:p/>
          </table:table-cell>
          <table:table-cell table:formula="of:=[.B38]+1" office:value-type="float" office:value="37" calcext:value-type="float">
            <text:p>37</text:p>
          </table:table-cell>
        </table:table-row>
        <table:table-row table:style-name="ro1">
          <table:table-cell table:formula="of:=IF([$Code.A40]=&quot;&quot;;&quot;&quot;;[$Code.A40])">
            <text:p/>
          </table:table-cell>
          <table:table-cell table:formula="of:=[.B39]+1" office:value-type="float" office:value="38" calcext:value-type="float">
            <text:p>38</text:p>
          </table:table-cell>
        </table:table-row>
        <table:table-row table:style-name="ro1">
          <table:table-cell table:formula="of:=IF([$Code.A41]=&quot;&quot;;&quot;&quot;;[$Code.A41])">
            <text:p/>
          </table:table-cell>
          <table:table-cell table:formula="of:=[.B40]+1" office:value-type="float" office:value="39" calcext:value-type="float">
            <text:p>39</text:p>
          </table:table-cell>
        </table:table-row>
        <table:table-row table:style-name="ro1">
          <table:table-cell table:formula="of:=IF([$Code.A42]=&quot;&quot;;&quot;&quot;;[$Code.A42])">
            <text:p/>
          </table:table-cell>
          <table:table-cell table:formula="of:=[.B41]+1" office:value-type="float" office:value="40" calcext:value-type="float">
            <text:p>40</text:p>
          </table:table-cell>
        </table:table-row>
        <table:table-row table:style-name="ro1">
          <table:table-cell table:formula="of:=IF([$Code.A43]=&quot;&quot;;&quot;&quot;;[$Code.A43])">
            <text:p/>
          </table:table-cell>
          <table:table-cell table:formula="of:=[.B42]+1" office:value-type="float" office:value="41" calcext:value-type="float">
            <text:p>41</text:p>
          </table:table-cell>
        </table:table-row>
        <table:table-row table:style-name="ro1">
          <table:table-cell table:formula="of:=IF([$Code.A44]=&quot;&quot;;&quot;&quot;;[$Code.A44])">
            <text:p/>
          </table:table-cell>
          <table:table-cell table:formula="of:=[.B43]+1" office:value-type="float" office:value="42" calcext:value-type="float">
            <text:p>42</text:p>
          </table:table-cell>
        </table:table-row>
        <table:table-row table:style-name="ro1">
          <table:table-cell table:formula="of:=IF([$Code.A45]=&quot;&quot;;&quot;&quot;;[$Code.A45])">
            <text:p/>
          </table:table-cell>
          <table:table-cell table:formula="of:=[.B44]+1" office:value-type="float" office:value="43" calcext:value-type="float">
            <text:p>43</text:p>
          </table:table-cell>
        </table:table-row>
        <table:table-row table:style-name="ro1">
          <table:table-cell table:formula="of:=IF([$Code.A46]=&quot;&quot;;&quot;&quot;;[$Code.A46])">
            <text:p/>
          </table:table-cell>
          <table:table-cell table:formula="of:=[.B45]+1" office:value-type="float" office:value="44" calcext:value-type="float">
            <text:p>44</text:p>
          </table:table-cell>
        </table:table-row>
        <table:table-row table:style-name="ro1">
          <table:table-cell table:formula="of:=IF([$Code.A47]=&quot;&quot;;&quot;&quot;;[$Code.A47])">
            <text:p/>
          </table:table-cell>
          <table:table-cell table:formula="of:=[.B46]+1" office:value-type="float" office:value="45" calcext:value-type="float">
            <text:p>45</text:p>
          </table:table-cell>
        </table:table-row>
        <table:table-row table:style-name="ro1">
          <table:table-cell table:formula="of:=IF([$Code.A48]=&quot;&quot;;&quot;&quot;;[$Code.A48])">
            <text:p/>
          </table:table-cell>
          <table:table-cell table:formula="of:=[.B47]+1" office:value-type="float" office:value="46" calcext:value-type="float">
            <text:p>46</text:p>
          </table:table-cell>
        </table:table-row>
        <table:table-row table:style-name="ro1">
          <table:table-cell table:formula="of:=IF([$Code.A49]=&quot;&quot;;&quot;&quot;;[$Code.A49])">
            <text:p/>
          </table:table-cell>
          <table:table-cell table:formula="of:=[.B48]+1" office:value-type="float" office:value="47" calcext:value-type="float">
            <text:p>47</text:p>
          </table:table-cell>
        </table:table-row>
        <table:table-row table:style-name="ro1">
          <table:table-cell table:formula="of:=IF([$Code.A50]=&quot;&quot;;&quot;&quot;;[$Code.A50])">
            <text:p/>
          </table:table-cell>
          <table:table-cell table:formula="of:=[.B49]+1" office:value-type="float" office:value="48" calcext:value-type="float">
            <text:p>48</text:p>
          </table:table-cell>
        </table:table-row>
        <table:table-row table:style-name="ro1">
          <table:table-cell table:formula="of:=IF([$Code.A51]=&quot;&quot;;&quot;&quot;;[$Code.A51])">
            <text:p/>
          </table:table-cell>
          <table:table-cell table:formula="of:=[.B50]+1" office:value-type="float" office:value="49" calcext:value-type="float">
            <text:p>49</text:p>
          </table:table-cell>
        </table:table-row>
        <table:table-row table:style-name="ro1">
          <table:table-cell table:formula="of:=IF([$Code.A52]=&quot;&quot;;&quot;&quot;;[$Code.A52])">
            <text:p/>
          </table:table-cell>
          <table:table-cell table:formula="of:=[.B51]+1" office:value-type="float" office:value="50" calcext:value-type="float">
            <text:p>50</text:p>
          </table:table-cell>
        </table:table-row>
        <table:table-row table:style-name="ro1">
          <table:table-cell table:formula="of:=IF([$Code.A53]=&quot;&quot;;&quot;&quot;;[$Code.A53])">
            <text:p/>
          </table:table-cell>
          <table:table-cell table:formula="of:=[.B52]+1" office:value-type="float" office:value="51" calcext:value-type="float">
            <text:p>51</text:p>
          </table:table-cell>
        </table:table-row>
        <table:table-row table:style-name="ro1">
          <table:table-cell table:formula="of:=IF([$Code.A54]=&quot;&quot;;&quot;&quot;;[$Code.A54])">
            <text:p/>
          </table:table-cell>
          <table:table-cell table:formula="of:=[.B53]+1" office:value-type="float" office:value="52" calcext:value-type="float">
            <text:p>52</text:p>
          </table:table-cell>
        </table:table-row>
        <table:table-row table:style-name="ro1">
          <table:table-cell table:formula="of:=IF([$Code.A55]=&quot;&quot;;&quot;&quot;;[$Code.A55])">
            <text:p/>
          </table:table-cell>
          <table:table-cell table:formula="of:=[.B54]+1" office:value-type="float" office:value="53" calcext:value-type="float">
            <text:p>53</text:p>
          </table:table-cell>
        </table:table-row>
        <table:table-row table:style-name="ro1">
          <table:table-cell table:formula="of:=IF([$Code.A56]=&quot;&quot;;&quot;&quot;;[$Code.A56])">
            <text:p/>
          </table:table-cell>
          <table:table-cell table:formula="of:=[.B55]+1" office:value-type="float" office:value="54" calcext:value-type="float">
            <text:p>54</text:p>
          </table:table-cell>
        </table:table-row>
        <table:table-row table:style-name="ro1">
          <table:table-cell table:formula="of:=IF([$Code.A57]=&quot;&quot;;&quot;&quot;;[$Code.A57])">
            <text:p/>
          </table:table-cell>
          <table:table-cell table:formula="of:=[.B56]+1" office:value-type="float" office:value="55" calcext:value-type="float">
            <text:p>55</text:p>
          </table:table-cell>
        </table:table-row>
        <table:table-row table:style-name="ro1">
          <table:table-cell table:formula="of:=IF([$Code.A58]=&quot;&quot;;&quot;&quot;;[$Code.A58])">
            <text:p/>
          </table:table-cell>
          <table:table-cell table:formula="of:=[.B57]+1" office:value-type="float" office:value="56" calcext:value-type="float">
            <text:p>56</text:p>
          </table:table-cell>
        </table:table-row>
        <table:table-row table:style-name="ro1">
          <table:table-cell table:formula="of:=IF([$Code.A59]=&quot;&quot;;&quot;&quot;;[$Code.A59])">
            <text:p/>
          </table:table-cell>
          <table:table-cell table:formula="of:=[.B58]+1" office:value-type="float" office:value="57" calcext:value-type="float">
            <text:p>57</text:p>
          </table:table-cell>
        </table:table-row>
        <table:table-row table:style-name="ro1">
          <table:table-cell table:formula="of:=IF([$Code.A60]=&quot;&quot;;&quot;&quot;;[$Code.A60])">
            <text:p/>
          </table:table-cell>
          <table:table-cell table:formula="of:=[.B59]+1" office:value-type="float" office:value="58" calcext:value-type="float">
            <text:p>58</text:p>
          </table:table-cell>
        </table:table-row>
        <table:table-row table:style-name="ro1">
          <table:table-cell table:formula="of:=IF([$Code.A61]=&quot;&quot;;&quot;&quot;;[$Code.A61])">
            <text:p/>
          </table:table-cell>
          <table:table-cell table:formula="of:=[.B60]+1" office:value-type="float" office:value="59" calcext:value-type="float">
            <text:p>59</text:p>
          </table:table-cell>
        </table:table-row>
        <table:table-row table:style-name="ro1">
          <table:table-cell table:formula="of:=IF([$Code.A62]=&quot;&quot;;&quot;&quot;;[$Code.A62])">
            <text:p/>
          </table:table-cell>
          <table:table-cell table:formula="of:=[.B61]+1" office:value-type="float" office:value="60" calcext:value-type="float">
            <text:p>60</text:p>
          </table:table-cell>
        </table:table-row>
        <table:table-row table:style-name="ro1">
          <table:table-cell table:formula="of:=IF([$Code.A63]=&quot;&quot;;&quot;&quot;;[$Code.A63])">
            <text:p/>
          </table:table-cell>
          <table:table-cell table:formula="of:=[.B62]+1" office:value-type="float" office:value="61" calcext:value-type="float">
            <text:p>61</text:p>
          </table:table-cell>
        </table:table-row>
        <table:table-row table:style-name="ro1">
          <table:table-cell table:formula="of:=IF([$Code.A64]=&quot;&quot;;&quot;&quot;;[$Code.A64])">
            <text:p/>
          </table:table-cell>
          <table:table-cell table:formula="of:=[.B63]+1" office:value-type="float" office:value="62" calcext:value-type="float">
            <text:p>62</text:p>
          </table:table-cell>
        </table:table-row>
        <table:table-row table:style-name="ro1">
          <table:table-cell table:formula="of:=IF([$Code.A65]=&quot;&quot;;&quot;&quot;;[$Code.A65])">
            <text:p/>
          </table:table-cell>
          <table:table-cell table:formula="of:=[.B64]+1" office:value-type="float" office:value="63" calcext:value-type="float">
            <text:p>63</text:p>
          </table:table-cell>
        </table:table-row>
        <table:table-row table:style-name="ro1">
          <table:table-cell table:formula="of:=IF([$Code.A66]=&quot;&quot;;&quot;&quot;;[$Code.A66])">
            <text:p/>
          </table:table-cell>
          <table:table-cell table:formula="of:=[.B65]+1" office:value-type="float" office:value="64" calcext:value-type="float">
            <text:p>64</text:p>
          </table:table-cell>
        </table:table-row>
        <table:table-row table:style-name="ro1">
          <table:table-cell table:formula="of:=IF([$Code.A67]=&quot;&quot;;&quot;&quot;;[$Code.A67])">
            <text:p/>
          </table:table-cell>
          <table:table-cell table:formula="of:=[.B66]+1" office:value-type="float" office:value="65" calcext:value-type="float">
            <text:p>65</text:p>
          </table:table-cell>
        </table:table-row>
        <table:table-row table:style-name="ro1">
          <table:table-cell table:formula="of:=IF([$Code.A68]=&quot;&quot;;&quot;&quot;;[$Code.A68])">
            <text:p/>
          </table:table-cell>
          <table:table-cell table:formula="of:=[.B67]+1" office:value-type="float" office:value="66" calcext:value-type="float">
            <text:p>66</text:p>
          </table:table-cell>
        </table:table-row>
        <table:table-row table:style-name="ro1">
          <table:table-cell table:formula="of:=IF([$Code.A69]=&quot;&quot;;&quot;&quot;;[$Code.A69])">
            <text:p/>
          </table:table-cell>
          <table:table-cell table:formula="of:=[.B68]+1" office:value-type="float" office:value="67" calcext:value-type="float">
            <text:p>67</text:p>
          </table:table-cell>
        </table:table-row>
        <table:table-row table:style-name="ro1">
          <table:table-cell table:formula="of:=IF([$Code.A70]=&quot;&quot;;&quot;&quot;;[$Code.A70])">
            <text:p/>
          </table:table-cell>
          <table:table-cell table:formula="of:=[.B69]+1" office:value-type="float" office:value="68" calcext:value-type="float">
            <text:p>68</text:p>
          </table:table-cell>
        </table:table-row>
        <table:table-row table:style-name="ro1">
          <table:table-cell table:formula="of:=IF([$Code.A71]=&quot;&quot;;&quot;&quot;;[$Code.A71])">
            <text:p/>
          </table:table-cell>
          <table:table-cell table:formula="of:=[.B70]+1" office:value-type="float" office:value="69" calcext:value-type="float">
            <text:p>69</text:p>
          </table:table-cell>
        </table:table-row>
        <table:table-row table:style-name="ro1">
          <table:table-cell table:formula="of:=IF([$Code.A72]=&quot;&quot;;&quot;&quot;;[$Code.A72])">
            <text:p/>
          </table:table-cell>
          <table:table-cell table:formula="of:=[.B71]+1" office:value-type="float" office:value="70" calcext:value-type="float">
            <text:p>70</text:p>
          </table:table-cell>
        </table:table-row>
        <table:table-row table:style-name="ro1">
          <table:table-cell table:formula="of:=IF([$Code.A73]=&quot;&quot;;&quot;&quot;;[$Code.A73])">
            <text:p/>
          </table:table-cell>
          <table:table-cell table:formula="of:=[.B72]+1" office:value-type="float" office:value="71" calcext:value-type="float">
            <text:p>71</text:p>
          </table:table-cell>
        </table:table-row>
        <table:table-row table:style-name="ro1">
          <table:table-cell table:formula="of:=IF([$Code.A74]=&quot;&quot;;&quot;&quot;;[$Code.A74])">
            <text:p/>
          </table:table-cell>
          <table:table-cell table:formula="of:=[.B73]+1" office:value-type="float" office:value="72" calcext:value-type="float">
            <text:p>72</text:p>
          </table:table-cell>
        </table:table-row>
        <table:table-row table:style-name="ro1">
          <table:table-cell table:formula="of:=IF([$Code.A75]=&quot;&quot;;&quot;&quot;;[$Code.A75])">
            <text:p/>
          </table:table-cell>
          <table:table-cell table:formula="of:=[.B74]+1" office:value-type="float" office:value="73" calcext:value-type="float">
            <text:p>73</text:p>
          </table:table-cell>
        </table:table-row>
        <table:table-row table:style-name="ro1">
          <table:table-cell table:formula="of:=IF([$Code.A76]=&quot;&quot;;&quot;&quot;;[$Code.A76])">
            <text:p/>
          </table:table-cell>
          <table:table-cell table:formula="of:=[.B75]+1" office:value-type="float" office:value="74" calcext:value-type="float">
            <text:p>74</text:p>
          </table:table-cell>
        </table:table-row>
        <table:table-row table:style-name="ro1">
          <table:table-cell table:formula="of:=IF([$Code.A77]=&quot;&quot;;&quot;&quot;;[$Code.A77])">
            <text:p/>
          </table:table-cell>
          <table:table-cell table:formula="of:=[.B76]+1" office:value-type="float" office:value="75" calcext:value-type="float">
            <text:p>75</text:p>
          </table:table-cell>
        </table:table-row>
        <table:table-row table:style-name="ro1">
          <table:table-cell table:formula="of:=IF([$Code.A78]=&quot;&quot;;&quot;&quot;;[$Code.A78])">
            <text:p/>
          </table:table-cell>
          <table:table-cell table:formula="of:=[.B77]+1" office:value-type="float" office:value="76" calcext:value-type="float">
            <text:p>76</text:p>
          </table:table-cell>
        </table:table-row>
        <table:table-row table:style-name="ro1">
          <table:table-cell table:formula="of:=IF([$Code.A79]=&quot;&quot;;&quot;&quot;;[$Code.A79])">
            <text:p/>
          </table:table-cell>
          <table:table-cell table:formula="of:=[.B78]+1" office:value-type="float" office:value="77" calcext:value-type="float">
            <text:p>77</text:p>
          </table:table-cell>
        </table:table-row>
        <table:table-row table:style-name="ro1">
          <table:table-cell table:formula="of:=IF([$Code.A80]=&quot;&quot;;&quot;&quot;;[$Code.A80])">
            <text:p/>
          </table:table-cell>
          <table:table-cell table:formula="of:=[.B79]+1" office:value-type="float" office:value="78" calcext:value-type="float">
            <text:p>78</text:p>
          </table:table-cell>
        </table:table-row>
        <table:table-row table:style-name="ro1">
          <table:table-cell table:formula="of:=IF([$Code.A81]=&quot;&quot;;&quot;&quot;;[$Code.A81])">
            <text:p/>
          </table:table-cell>
          <table:table-cell table:formula="of:=[.B80]+1" office:value-type="float" office:value="79" calcext:value-type="float">
            <text:p>79</text:p>
          </table:table-cell>
        </table:table-row>
        <table:table-row table:style-name="ro1">
          <table:table-cell table:formula="of:=IF([$Code.A82]=&quot;&quot;;&quot;&quot;;[$Code.A82])">
            <text:p/>
          </table:table-cell>
          <table:table-cell table:formula="of:=[.B81]+1" office:value-type="float" office:value="80" calcext:value-type="float">
            <text:p>80</text:p>
          </table:table-cell>
        </table:table-row>
        <table:table-row table:style-name="ro1">
          <table:table-cell table:formula="of:=IF([$Code.A83]=&quot;&quot;;&quot;&quot;;[$Code.A83])">
            <text:p/>
          </table:table-cell>
          <table:table-cell table:formula="of:=[.B82]+1" office:value-type="float" office:value="81" calcext:value-type="float">
            <text:p>81</text:p>
          </table:table-cell>
        </table:table-row>
        <table:table-row table:style-name="ro1">
          <table:table-cell table:formula="of:=IF([$Code.A84]=&quot;&quot;;&quot;&quot;;[$Code.A84])">
            <text:p/>
          </table:table-cell>
          <table:table-cell table:formula="of:=[.B83]+1" office:value-type="float" office:value="82" calcext:value-type="float">
            <text:p>82</text:p>
          </table:table-cell>
        </table:table-row>
        <table:table-row table:style-name="ro1">
          <table:table-cell table:formula="of:=IF([$Code.A85]=&quot;&quot;;&quot;&quot;;[$Code.A85])">
            <text:p/>
          </table:table-cell>
          <table:table-cell table:formula="of:=[.B84]+1" office:value-type="float" office:value="83" calcext:value-type="float">
            <text:p>83</text:p>
          </table:table-cell>
        </table:table-row>
        <table:table-row table:style-name="ro1">
          <table:table-cell table:formula="of:=IF([$Code.A86]=&quot;&quot;;&quot;&quot;;[$Code.A86])">
            <text:p/>
          </table:table-cell>
          <table:table-cell table:formula="of:=[.B85]+1" office:value-type="float" office:value="84" calcext:value-type="float">
            <text:p>84</text:p>
          </table:table-cell>
        </table:table-row>
        <table:table-row table:style-name="ro1">
          <table:table-cell table:formula="of:=IF([$Code.A87]=&quot;&quot;;&quot;&quot;;[$Code.A87])">
            <text:p/>
          </table:table-cell>
          <table:table-cell table:formula="of:=[.B86]+1" office:value-type="float" office:value="85" calcext:value-type="float">
            <text:p>85</text:p>
          </table:table-cell>
        </table:table-row>
        <table:table-row table:style-name="ro1">
          <table:table-cell table:formula="of:=IF([$Code.A88]=&quot;&quot;;&quot;&quot;;[$Code.A88])">
            <text:p/>
          </table:table-cell>
          <table:table-cell table:formula="of:=[.B87]+1" office:value-type="float" office:value="86" calcext:value-type="float">
            <text:p>86</text:p>
          </table:table-cell>
        </table:table-row>
        <table:table-row table:style-name="ro1">
          <table:table-cell table:formula="of:=IF([$Code.A89]=&quot;&quot;;&quot;&quot;;[$Code.A89])">
            <text:p/>
          </table:table-cell>
          <table:table-cell table:formula="of:=[.B88]+1" office:value-type="float" office:value="87" calcext:value-type="float">
            <text:p>87</text:p>
          </table:table-cell>
        </table:table-row>
        <table:table-row table:style-name="ro1">
          <table:table-cell table:formula="of:=IF([$Code.A90]=&quot;&quot;;&quot;&quot;;[$Code.A90])">
            <text:p/>
          </table:table-cell>
          <table:table-cell table:formula="of:=[.B89]+1" office:value-type="float" office:value="88" calcext:value-type="float">
            <text:p>88</text:p>
          </table:table-cell>
        </table:table-row>
        <table:table-row table:style-name="ro1">
          <table:table-cell table:formula="of:=IF([$Code.A91]=&quot;&quot;;&quot;&quot;;[$Code.A91])">
            <text:p/>
          </table:table-cell>
          <table:table-cell table:formula="of:=[.B90]+1" office:value-type="float" office:value="89" calcext:value-type="float">
            <text:p>89</text:p>
          </table:table-cell>
        </table:table-row>
        <table:table-row table:style-name="ro1">
          <table:table-cell table:formula="of:=IF([$Code.A92]=&quot;&quot;;&quot;&quot;;[$Code.A92])">
            <text:p/>
          </table:table-cell>
          <table:table-cell table:formula="of:=[.B91]+1" office:value-type="float" office:value="90" calcext:value-type="float">
            <text:p>90</text:p>
          </table:table-cell>
        </table:table-row>
        <table:table-row table:style-name="ro1">
          <table:table-cell table:formula="of:=IF([$Code.A93]=&quot;&quot;;&quot;&quot;;[$Code.A93])">
            <text:p/>
          </table:table-cell>
          <table:table-cell table:formula="of:=[.B92]+1" office:value-type="float" office:value="91" calcext:value-type="float">
            <text:p>91</text:p>
          </table:table-cell>
        </table:table-row>
        <table:table-row table:style-name="ro1">
          <table:table-cell table:formula="of:=IF([$Code.A94]=&quot;&quot;;&quot;&quot;;[$Code.A94])">
            <text:p/>
          </table:table-cell>
          <table:table-cell table:formula="of:=[.B93]+1" office:value-type="float" office:value="92" calcext:value-type="float">
            <text:p>92</text:p>
          </table:table-cell>
        </table:table-row>
        <table:table-row table:style-name="ro1">
          <table:table-cell table:formula="of:=IF([$Code.A95]=&quot;&quot;;&quot;&quot;;[$Code.A95])">
            <text:p/>
          </table:table-cell>
          <table:table-cell table:formula="of:=[.B94]+1" office:value-type="float" office:value="93" calcext:value-type="float">
            <text:p>93</text:p>
          </table:table-cell>
        </table:table-row>
        <table:table-row table:style-name="ro1">
          <table:table-cell table:formula="of:=IF([$Code.A96]=&quot;&quot;;&quot;&quot;;[$Code.A96])">
            <text:p/>
          </table:table-cell>
          <table:table-cell table:formula="of:=[.B95]+1" office:value-type="float" office:value="94" calcext:value-type="float">
            <text:p>94</text:p>
          </table:table-cell>
        </table:table-row>
        <table:table-row table:style-name="ro1">
          <table:table-cell table:formula="of:=IF([$Code.A97]=&quot;&quot;;&quot;&quot;;[$Code.A97])">
            <text:p/>
          </table:table-cell>
          <table:table-cell table:formula="of:=[.B96]+1" office:value-type="float" office:value="95" calcext:value-type="float">
            <text:p>95</text:p>
          </table:table-cell>
        </table:table-row>
        <table:table-row table:style-name="ro1">
          <table:table-cell table:formula="of:=IF([$Code.A98]=&quot;&quot;;&quot;&quot;;[$Code.A98])">
            <text:p/>
          </table:table-cell>
          <table:table-cell table:formula="of:=[.B97]+1" office:value-type="float" office:value="96" calcext:value-type="float">
            <text:p>96</text:p>
          </table:table-cell>
        </table:table-row>
        <table:table-row table:style-name="ro1">
          <table:table-cell table:formula="of:=IF([$Code.A99]=&quot;&quot;;&quot;&quot;;[$Code.A99])">
            <text:p/>
          </table:table-cell>
          <table:table-cell table:formula="of:=[.B98]+1" office:value-type="float" office:value="97" calcext:value-type="float">
            <text:p>97</text:p>
          </table:table-cell>
        </table:table-row>
        <table:table-row table:style-name="ro1">
          <table:table-cell table:formula="of:=IF([$Code.A100]=&quot;&quot;;&quot;&quot;;[$Code.A100])">
            <text:p/>
          </table:table-cell>
          <table:table-cell table:formula="of:=[.B99]+1" office:value-type="float" office:value="98" calcext:value-type="float">
            <text:p>98</text:p>
          </table:table-cell>
        </table:table-row>
        <table:table-row table:style-name="ro1">
          <table:table-cell table:formula="of:=IF([$Code.A101]=&quot;&quot;;&quot;&quot;;[$Code.A101])">
            <text:p/>
          </table:table-cell>
          <table:table-cell table:formula="of:=[.B100]+1" office:value-type="float" office:value="99" calcext:value-type="float">
            <text:p>99</text:p>
          </table:table-cell>
        </table:table-row>
        <table:table-row table:style-name="ro1">
          <table:table-cell table:formula="of:=IF([$Code.A102]=&quot;&quot;;&quot;&quot;;[$Code.A102])">
            <text:p/>
          </table:table-cell>
          <table:table-cell table:formula="of:=[.B101]+1" office:value-type="float" office:value="100" calcext:value-type="float">
            <text:p>100</text:p>
          </table:table-cell>
        </table:table-row>
        <table:table-row table:style-name="ro1">
          <table:table-cell table:formula="of:=IF([$Code.A103]=&quot;&quot;;&quot;&quot;;[$Code.A103])">
            <text:p/>
          </table:table-cell>
          <table:table-cell table:formula="of:=[.B102]+1" office:value-type="float" office:value="101" calcext:value-type="float">
            <text:p>101</text:p>
          </table:table-cell>
        </table:table-row>
        <table:table-row table:style-name="ro1">
          <table:table-cell table:formula="of:=IF([$Code.A104]=&quot;&quot;;&quot;&quot;;[$Code.A104])">
            <text:p/>
          </table:table-cell>
          <table:table-cell table:formula="of:=[.B103]+1" office:value-type="float" office:value="102" calcext:value-type="float">
            <text:p>102</text:p>
          </table:table-cell>
        </table:table-row>
        <table:table-row table:style-name="ro1">
          <table:table-cell table:formula="of:=IF([$Code.A105]=&quot;&quot;;&quot;&quot;;[$Code.A105])">
            <text:p/>
          </table:table-cell>
          <table:table-cell table:formula="of:=[.B104]+1" office:value-type="float" office:value="103" calcext:value-type="float">
            <text:p>103</text:p>
          </table:table-cell>
        </table:table-row>
        <table:table-row table:style-name="ro1">
          <table:table-cell table:formula="of:=IF([$Code.A106]=&quot;&quot;;&quot;&quot;;[$Code.A106])">
            <text:p/>
          </table:table-cell>
          <table:table-cell table:formula="of:=[.B105]+1" office:value-type="float" office:value="104" calcext:value-type="float">
            <text:p>104</text:p>
          </table:table-cell>
        </table:table-row>
        <table:table-row table:style-name="ro1">
          <table:table-cell table:formula="of:=IF([$Code.A107]=&quot;&quot;;&quot;&quot;;[$Code.A107])">
            <text:p/>
          </table:table-cell>
          <table:table-cell table:formula="of:=[.B106]+1" office:value-type="float" office:value="105" calcext:value-type="float">
            <text:p>105</text:p>
          </table:table-cell>
        </table:table-row>
        <table:table-row table:style-name="ro1">
          <table:table-cell table:formula="of:=IF([$Code.A108]=&quot;&quot;;&quot;&quot;;[$Code.A108])">
            <text:p/>
          </table:table-cell>
          <table:table-cell table:formula="of:=[.B107]+1" office:value-type="float" office:value="106" calcext:value-type="float">
            <text:p>106</text:p>
          </table:table-cell>
        </table:table-row>
        <table:table-row table:style-name="ro1">
          <table:table-cell table:formula="of:=IF([$Code.A109]=&quot;&quot;;&quot;&quot;;[$Code.A109])">
            <text:p/>
          </table:table-cell>
          <table:table-cell table:formula="of:=[.B108]+1" office:value-type="float" office:value="107" calcext:value-type="float">
            <text:p>107</text:p>
          </table:table-cell>
        </table:table-row>
        <table:table-row table:style-name="ro1">
          <table:table-cell table:formula="of:=IF([$Code.A110]=&quot;&quot;;&quot;&quot;;[$Code.A110])">
            <text:p/>
          </table:table-cell>
          <table:table-cell table:formula="of:=[.B109]+1" office:value-type="float" office:value="108" calcext:value-type="float">
            <text:p>108</text:p>
          </table:table-cell>
        </table:table-row>
        <table:table-row table:style-name="ro1">
          <table:table-cell table:formula="of:=IF([$Code.A111]=&quot;&quot;;&quot;&quot;;[$Code.A111])">
            <text:p/>
          </table:table-cell>
          <table:table-cell table:formula="of:=[.B110]+1" office:value-type="float" office:value="109" calcext:value-type="float">
            <text:p>109</text:p>
          </table:table-cell>
        </table:table-row>
        <table:table-row table:style-name="ro1">
          <table:table-cell table:formula="of:=IF([$Code.A112]=&quot;&quot;;&quot;&quot;;[$Code.A112])">
            <text:p/>
          </table:table-cell>
          <table:table-cell table:formula="of:=[.B111]+1" office:value-type="float" office:value="110" calcext:value-type="float">
            <text:p>110</text:p>
          </table:table-cell>
        </table:table-row>
        <table:table-row table:style-name="ro1">
          <table:table-cell table:formula="of:=IF([$Code.A113]=&quot;&quot;;&quot;&quot;;[$Code.A113])">
            <text:p/>
          </table:table-cell>
          <table:table-cell table:formula="of:=[.B112]+1" office:value-type="float" office:value="111" calcext:value-type="float">
            <text:p>111</text:p>
          </table:table-cell>
        </table:table-row>
        <table:table-row table:style-name="ro1">
          <table:table-cell table:formula="of:=IF([$Code.A114]=&quot;&quot;;&quot;&quot;;[$Code.A114])">
            <text:p/>
          </table:table-cell>
          <table:table-cell table:formula="of:=[.B113]+1" office:value-type="float" office:value="112" calcext:value-type="float">
            <text:p>112</text:p>
          </table:table-cell>
        </table:table-row>
        <table:table-row table:style-name="ro1">
          <table:table-cell table:formula="of:=IF([$Code.A115]=&quot;&quot;;&quot;&quot;;[$Code.A115])">
            <text:p/>
          </table:table-cell>
          <table:table-cell table:formula="of:=[.B114]+1" office:value-type="float" office:value="113" calcext:value-type="float">
            <text:p>113</text:p>
          </table:table-cell>
        </table:table-row>
        <table:table-row table:style-name="ro1">
          <table:table-cell table:formula="of:=IF([$Code.A116]=&quot;&quot;;&quot;&quot;;[$Code.A116])">
            <text:p/>
          </table:table-cell>
          <table:table-cell table:formula="of:=[.B115]+1" office:value-type="float" office:value="114" calcext:value-type="float">
            <text:p>114</text:p>
          </table:table-cell>
        </table:table-row>
        <table:table-row table:style-name="ro1">
          <table:table-cell table:formula="of:=IF([$Code.A117]=&quot;&quot;;&quot;&quot;;[$Code.A117])">
            <text:p/>
          </table:table-cell>
          <table:table-cell table:formula="of:=[.B116]+1" office:value-type="float" office:value="115" calcext:value-type="float">
            <text:p>115</text:p>
          </table:table-cell>
        </table:table-row>
        <table:table-row table:style-name="ro1">
          <table:table-cell table:formula="of:=IF([$Code.A118]=&quot;&quot;;&quot;&quot;;[$Code.A118])">
            <text:p/>
          </table:table-cell>
          <table:table-cell table:formula="of:=[.B117]+1" office:value-type="float" office:value="116" calcext:value-type="float">
            <text:p>116</text:p>
          </table:table-cell>
        </table:table-row>
        <table:table-row table:style-name="ro1">
          <table:table-cell table:formula="of:=IF([$Code.A119]=&quot;&quot;;&quot;&quot;;[$Code.A119])">
            <text:p/>
          </table:table-cell>
          <table:table-cell table:formula="of:=[.B118]+1" office:value-type="float" office:value="117" calcext:value-type="float">
            <text:p>117</text:p>
          </table:table-cell>
        </table:table-row>
        <table:table-row table:style-name="ro1">
          <table:table-cell table:formula="of:=IF([$Code.A120]=&quot;&quot;;&quot;&quot;;[$Code.A120])">
            <text:p/>
          </table:table-cell>
          <table:table-cell table:formula="of:=[.B119]+1" office:value-type="float" office:value="118" calcext:value-type="float">
            <text:p>118</text:p>
          </table:table-cell>
        </table:table-row>
        <table:table-row table:style-name="ro1">
          <table:table-cell table:formula="of:=IF([$Code.A121]=&quot;&quot;;&quot;&quot;;[$Code.A121])">
            <text:p/>
          </table:table-cell>
          <table:table-cell table:formula="of:=[.B120]+1" office:value-type="float" office:value="119" calcext:value-type="float">
            <text:p>119</text:p>
          </table:table-cell>
        </table:table-row>
        <table:table-row table:style-name="ro1">
          <table:table-cell table:formula="of:=IF([$Code.A122]=&quot;&quot;;&quot;&quot;;[$Code.A122])">
            <text:p/>
          </table:table-cell>
          <table:table-cell table:formula="of:=[.B121]+1" office:value-type="float" office:value="120" calcext:value-type="float">
            <text:p>120</text:p>
          </table:table-cell>
        </table:table-row>
        <table:table-row table:style-name="ro1">
          <table:table-cell table:formula="of:=IF([$Code.A123]=&quot;&quot;;&quot;&quot;;[$Code.A123])">
            <text:p/>
          </table:table-cell>
          <table:table-cell table:formula="of:=[.B122]+1" office:value-type="float" office:value="121" calcext:value-type="float">
            <text:p>121</text:p>
          </table:table-cell>
        </table:table-row>
        <table:table-row table:style-name="ro1">
          <table:table-cell table:formula="of:=IF([$Code.A124]=&quot;&quot;;&quot;&quot;;[$Code.A124])">
            <text:p/>
          </table:table-cell>
          <table:table-cell table:formula="of:=[.B123]+1" office:value-type="float" office:value="122" calcext:value-type="float">
            <text:p>122</text:p>
          </table:table-cell>
        </table:table-row>
        <table:table-row table:style-name="ro1">
          <table:table-cell table:formula="of:=IF([$Code.A125]=&quot;&quot;;&quot;&quot;;[$Code.A125])">
            <text:p/>
          </table:table-cell>
          <table:table-cell table:formula="of:=[.B124]+1" office:value-type="float" office:value="123" calcext:value-type="float">
            <text:p>123</text:p>
          </table:table-cell>
        </table:table-row>
        <table:table-row table:style-name="ro1">
          <table:table-cell table:formula="of:=IF([$Code.A126]=&quot;&quot;;&quot;&quot;;[$Code.A126])">
            <text:p/>
          </table:table-cell>
          <table:table-cell table:formula="of:=[.B125]+1" office:value-type="float" office:value="124" calcext:value-type="float">
            <text:p>124</text:p>
          </table:table-cell>
        </table:table-row>
        <table:table-row table:style-name="ro1">
          <table:table-cell table:formula="of:=IF([$Code.A127]=&quot;&quot;;&quot;&quot;;[$Code.A127])">
            <text:p/>
          </table:table-cell>
          <table:table-cell table:formula="of:=[.B126]+1" office:value-type="float" office:value="125" calcext:value-type="float">
            <text:p>125</text:p>
          </table:table-cell>
        </table:table-row>
        <table:table-row table:style-name="ro1">
          <table:table-cell table:formula="of:=IF([$Code.A128]=&quot;&quot;;&quot;&quot;;[$Code.A128])">
            <text:p/>
          </table:table-cell>
          <table:table-cell table:formula="of:=[.B127]+1" office:value-type="float" office:value="126" calcext:value-type="float">
            <text:p>126</text:p>
          </table:table-cell>
        </table:table-row>
        <table:table-row table:style-name="ro1">
          <table:table-cell table:formula="of:=IF([$Code.A129]=&quot;&quot;;&quot;&quot;;[$Code.A129])">
            <text:p/>
          </table:table-cell>
          <table:table-cell table:formula="of:=[.B128]+1" office:value-type="float" office:value="127" calcext:value-type="float">
            <text:p>127</text:p>
          </table:table-cell>
        </table:table-row>
        <table:table-row table:style-name="ro1">
          <table:table-cell table:formula="of:=IF([$Code.A130]=&quot;&quot;;&quot;&quot;;[$Code.A130])">
            <text:p/>
          </table:table-cell>
          <table:table-cell table:formula="of:=[.B129]+1" office:value-type="float" office:value="128" calcext:value-type="float">
            <text:p>128</text:p>
          </table:table-cell>
        </table:table-row>
        <table:table-row table:style-name="ro1">
          <table:table-cell table:formula="of:=IF([$Code.A131]=&quot;&quot;;&quot;&quot;;[$Code.A131])">
            <text:p/>
          </table:table-cell>
          <table:table-cell table:formula="of:=[.B130]+1" office:value-type="float" office:value="129" calcext:value-type="float">
            <text:p>129</text:p>
          </table:table-cell>
        </table:table-row>
        <table:table-row table:style-name="ro1">
          <table:table-cell table:formula="of:=IF([$Code.A132]=&quot;&quot;;&quot;&quot;;[$Code.A132])">
            <text:p/>
          </table:table-cell>
          <table:table-cell table:formula="of:=[.B131]+1" office:value-type="float" office:value="130" calcext:value-type="float">
            <text:p>130</text:p>
          </table:table-cell>
        </table:table-row>
        <table:table-row table:style-name="ro1">
          <table:table-cell table:formula="of:=IF([$Code.A133]=&quot;&quot;;&quot;&quot;;[$Code.A133])">
            <text:p/>
          </table:table-cell>
          <table:table-cell table:formula="of:=[.B132]+1" office:value-type="float" office:value="131" calcext:value-type="float">
            <text:p>131</text:p>
          </table:table-cell>
        </table:table-row>
        <table:table-row table:style-name="ro1">
          <table:table-cell table:formula="of:=IF([$Code.A134]=&quot;&quot;;&quot;&quot;;[$Code.A134])">
            <text:p/>
          </table:table-cell>
          <table:table-cell table:formula="of:=[.B133]+1" office:value-type="float" office:value="132" calcext:value-type="float">
            <text:p>132</text:p>
          </table:table-cell>
        </table:table-row>
        <table:table-row table:style-name="ro1">
          <table:table-cell table:formula="of:=IF([$Code.A135]=&quot;&quot;;&quot;&quot;;[$Code.A135])">
            <text:p/>
          </table:table-cell>
          <table:table-cell table:formula="of:=[.B134]+1" office:value-type="float" office:value="133" calcext:value-type="float">
            <text:p>133</text:p>
          </table:table-cell>
        </table:table-row>
        <table:table-row table:style-name="ro1">
          <table:table-cell table:formula="of:=IF([$Code.A136]=&quot;&quot;;&quot;&quot;;[$Code.A136])">
            <text:p/>
          </table:table-cell>
          <table:table-cell table:formula="of:=[.B135]+1" office:value-type="float" office:value="134" calcext:value-type="float">
            <text:p>134</text:p>
          </table:table-cell>
        </table:table-row>
        <table:table-row table:style-name="ro1">
          <table:table-cell table:formula="of:=IF([$Code.A137]=&quot;&quot;;&quot;&quot;;[$Code.A137])">
            <text:p/>
          </table:table-cell>
          <table:table-cell table:formula="of:=[.B136]+1" office:value-type="float" office:value="135" calcext:value-type="float">
            <text:p>135</text:p>
          </table:table-cell>
        </table:table-row>
        <table:table-row table:style-name="ro1">
          <table:table-cell table:formula="of:=IF([$Code.A138]=&quot;&quot;;&quot;&quot;;[$Code.A138])">
            <text:p/>
          </table:table-cell>
          <table:table-cell table:formula="of:=[.B137]+1" office:value-type="float" office:value="136" calcext:value-type="float">
            <text:p>136</text:p>
          </table:table-cell>
        </table:table-row>
        <table:table-row table:style-name="ro1">
          <table:table-cell table:formula="of:=IF([$Code.A139]=&quot;&quot;;&quot;&quot;;[$Code.A139])">
            <text:p/>
          </table:table-cell>
          <table:table-cell table:formula="of:=[.B138]+1" office:value-type="float" office:value="137" calcext:value-type="float">
            <text:p>137</text:p>
          </table:table-cell>
        </table:table-row>
        <table:table-row table:style-name="ro1">
          <table:table-cell table:formula="of:=IF([$Code.A140]=&quot;&quot;;&quot;&quot;;[$Code.A140])">
            <text:p/>
          </table:table-cell>
          <table:table-cell table:formula="of:=[.B139]+1" office:value-type="float" office:value="138" calcext:value-type="float">
            <text:p>138</text:p>
          </table:table-cell>
        </table:table-row>
        <table:table-row table:style-name="ro1">
          <table:table-cell table:formula="of:=IF([$Code.A141]=&quot;&quot;;&quot;&quot;;[$Code.A141])">
            <text:p/>
          </table:table-cell>
          <table:table-cell table:formula="of:=[.B140]+1" office:value-type="float" office:value="139" calcext:value-type="float">
            <text:p>139</text:p>
          </table:table-cell>
        </table:table-row>
        <table:table-row table:style-name="ro1">
          <table:table-cell table:formula="of:=IF([$Code.A142]=&quot;&quot;;&quot;&quot;;[$Code.A142])">
            <text:p/>
          </table:table-cell>
          <table:table-cell table:formula="of:=[.B141]+1" office:value-type="float" office:value="140" calcext:value-type="float">
            <text:p>140</text:p>
          </table:table-cell>
        </table:table-row>
        <table:table-row table:style-name="ro1">
          <table:table-cell table:formula="of:=IF([$Code.A143]=&quot;&quot;;&quot;&quot;;[$Code.A143])">
            <text:p/>
          </table:table-cell>
          <table:table-cell table:formula="of:=[.B142]+1" office:value-type="float" office:value="141" calcext:value-type="float">
            <text:p>141</text:p>
          </table:table-cell>
        </table:table-row>
        <table:table-row table:style-name="ro1">
          <table:table-cell table:formula="of:=IF([$Code.A144]=&quot;&quot;;&quot;&quot;;[$Code.A144])">
            <text:p/>
          </table:table-cell>
          <table:table-cell table:formula="of:=[.B143]+1" office:value-type="float" office:value="142" calcext:value-type="float">
            <text:p>142</text:p>
          </table:table-cell>
        </table:table-row>
        <table:table-row table:style-name="ro1">
          <table:table-cell table:formula="of:=IF([$Code.A145]=&quot;&quot;;&quot;&quot;;[$Code.A145])">
            <text:p/>
          </table:table-cell>
          <table:table-cell table:formula="of:=[.B144]+1" office:value-type="float" office:value="143" calcext:value-type="float">
            <text:p>143</text:p>
          </table:table-cell>
        </table:table-row>
        <table:table-row table:style-name="ro1">
          <table:table-cell table:formula="of:=IF([$Code.A146]=&quot;&quot;;&quot;&quot;;[$Code.A146])">
            <text:p/>
          </table:table-cell>
          <table:table-cell table:formula="of:=[.B145]+1" office:value-type="float" office:value="144" calcext:value-type="float">
            <text:p>144</text:p>
          </table:table-cell>
        </table:table-row>
        <table:table-row table:style-name="ro1">
          <table:table-cell table:formula="of:=IF([$Code.A147]=&quot;&quot;;&quot;&quot;;[$Code.A147])">
            <text:p/>
          </table:table-cell>
          <table:table-cell table:formula="of:=[.B146]+1" office:value-type="float" office:value="145" calcext:value-type="float">
            <text:p>145</text:p>
          </table:table-cell>
        </table:table-row>
        <table:table-row table:style-name="ro1">
          <table:table-cell table:formula="of:=IF([$Code.A148]=&quot;&quot;;&quot;&quot;;[$Code.A148])">
            <text:p/>
          </table:table-cell>
          <table:table-cell table:formula="of:=[.B147]+1" office:value-type="float" office:value="146" calcext:value-type="float">
            <text:p>146</text:p>
          </table:table-cell>
        </table:table-row>
        <table:table-row table:style-name="ro1">
          <table:table-cell table:formula="of:=IF([$Code.A149]=&quot;&quot;;&quot;&quot;;[$Code.A149])">
            <text:p/>
          </table:table-cell>
          <table:table-cell table:formula="of:=[.B148]+1" office:value-type="float" office:value="147" calcext:value-type="float">
            <text:p>147</text:p>
          </table:table-cell>
        </table:table-row>
        <table:table-row table:style-name="ro1">
          <table:table-cell table:formula="of:=IF([$Code.A150]=&quot;&quot;;&quot;&quot;;[$Code.A150])">
            <text:p/>
          </table:table-cell>
          <table:table-cell table:formula="of:=[.B149]+1" office:value-type="float" office:value="148" calcext:value-type="float">
            <text:p>148</text:p>
          </table:table-cell>
        </table:table-row>
        <table:table-row table:style-name="ro1">
          <table:table-cell table:formula="of:=IF([$Code.A151]=&quot;&quot;;&quot;&quot;;[$Code.A151])">
            <text:p/>
          </table:table-cell>
          <table:table-cell table:formula="of:=[.B150]+1" office:value-type="float" office:value="149" calcext:value-type="float">
            <text:p>149</text:p>
          </table:table-cell>
        </table:table-row>
        <table:table-row table:style-name="ro1">
          <table:table-cell table:formula="of:=IF([$Code.A152]=&quot;&quot;;&quot;&quot;;[$Code.A152])">
            <text:p/>
          </table:table-cell>
          <table:table-cell table:formula="of:=[.B151]+1" office:value-type="float" office:value="150" calcext:value-type="float">
            <text:p>150</text:p>
          </table:table-cell>
        </table:table-row>
        <table:table-row table:style-name="ro1">
          <table:table-cell table:formula="of:=IF([$Code.A153]=&quot;&quot;;&quot;&quot;;[$Code.A153])">
            <text:p/>
          </table:table-cell>
          <table:table-cell table:formula="of:=[.B152]+1" office:value-type="float" office:value="151" calcext:value-type="float">
            <text:p>151</text:p>
          </table:table-cell>
        </table:table-row>
        <table:table-row table:style-name="ro1">
          <table:table-cell table:formula="of:=IF([$Code.A154]=&quot;&quot;;&quot;&quot;;[$Code.A154])">
            <text:p/>
          </table:table-cell>
          <table:table-cell table:formula="of:=[.B153]+1" office:value-type="float" office:value="152" calcext:value-type="float">
            <text:p>152</text:p>
          </table:table-cell>
        </table:table-row>
        <table:table-row table:style-name="ro1">
          <table:table-cell table:formula="of:=IF([$Code.A155]=&quot;&quot;;&quot;&quot;;[$Code.A155])">
            <text:p/>
          </table:table-cell>
          <table:table-cell table:formula="of:=[.B154]+1" office:value-type="float" office:value="153" calcext:value-type="float">
            <text:p>153</text:p>
          </table:table-cell>
        </table:table-row>
        <table:table-row table:style-name="ro1">
          <table:table-cell table:formula="of:=IF([$Code.A156]=&quot;&quot;;&quot;&quot;;[$Code.A156])">
            <text:p/>
          </table:table-cell>
          <table:table-cell table:formula="of:=[.B155]+1" office:value-type="float" office:value="154" calcext:value-type="float">
            <text:p>154</text:p>
          </table:table-cell>
        </table:table-row>
        <table:table-row table:style-name="ro1">
          <table:table-cell table:formula="of:=IF([$Code.A157]=&quot;&quot;;&quot;&quot;;[$Code.A157])">
            <text:p/>
          </table:table-cell>
          <table:table-cell table:formula="of:=[.B156]+1" office:value-type="float" office:value="155" calcext:value-type="float">
            <text:p>155</text:p>
          </table:table-cell>
        </table:table-row>
        <table:table-row table:style-name="ro1">
          <table:table-cell table:formula="of:=IF([$Code.A158]=&quot;&quot;;&quot;&quot;;[$Code.A158])">
            <text:p/>
          </table:table-cell>
          <table:table-cell table:formula="of:=[.B157]+1" office:value-type="float" office:value="156" calcext:value-type="float">
            <text:p>156</text:p>
          </table:table-cell>
        </table:table-row>
        <table:table-row table:style-name="ro1">
          <table:table-cell table:formula="of:=IF([$Code.A159]=&quot;&quot;;&quot;&quot;;[$Code.A159])">
            <text:p/>
          </table:table-cell>
          <table:table-cell table:formula="of:=[.B158]+1" office:value-type="float" office:value="157" calcext:value-type="float">
            <text:p>157</text:p>
          </table:table-cell>
        </table:table-row>
        <table:table-row table:style-name="ro1">
          <table:table-cell table:formula="of:=IF([$Code.A160]=&quot;&quot;;&quot;&quot;;[$Code.A160])">
            <text:p/>
          </table:table-cell>
          <table:table-cell table:formula="of:=[.B159]+1" office:value-type="float" office:value="158" calcext:value-type="float">
            <text:p>158</text:p>
          </table:table-cell>
        </table:table-row>
        <table:table-row table:style-name="ro1">
          <table:table-cell table:formula="of:=IF([$Code.A161]=&quot;&quot;;&quot;&quot;;[$Code.A161])">
            <text:p/>
          </table:table-cell>
          <table:table-cell table:formula="of:=[.B160]+1" office:value-type="float" office:value="159" calcext:value-type="float">
            <text:p>159</text:p>
          </table:table-cell>
        </table:table-row>
        <table:table-row table:style-name="ro1">
          <table:table-cell table:formula="of:=IF([$Code.A162]=&quot;&quot;;&quot;&quot;;[$Code.A162])">
            <text:p/>
          </table:table-cell>
          <table:table-cell table:formula="of:=[.B161]+1" office:value-type="float" office:value="160" calcext:value-type="float">
            <text:p>160</text:p>
          </table:table-cell>
        </table:table-row>
        <table:table-row table:style-name="ro1">
          <table:table-cell table:formula="of:=IF([$Code.A163]=&quot;&quot;;&quot;&quot;;[$Code.A163])">
            <text:p/>
          </table:table-cell>
          <table:table-cell table:formula="of:=[.B162]+1" office:value-type="float" office:value="161" calcext:value-type="float">
            <text:p>161</text:p>
          </table:table-cell>
        </table:table-row>
        <table:table-row table:style-name="ro1">
          <table:table-cell table:formula="of:=IF([$Code.A164]=&quot;&quot;;&quot;&quot;;[$Code.A164])">
            <text:p/>
          </table:table-cell>
          <table:table-cell table:formula="of:=[.B163]+1" office:value-type="float" office:value="162" calcext:value-type="float">
            <text:p>162</text:p>
          </table:table-cell>
        </table:table-row>
        <table:table-row table:style-name="ro1">
          <table:table-cell table:formula="of:=IF([$Code.A165]=&quot;&quot;;&quot;&quot;;[$Code.A165])">
            <text:p/>
          </table:table-cell>
          <table:table-cell table:formula="of:=[.B164]+1" office:value-type="float" office:value="163" calcext:value-type="float">
            <text:p>163</text:p>
          </table:table-cell>
        </table:table-row>
        <table:table-row table:style-name="ro1">
          <table:table-cell table:formula="of:=IF([$Code.A166]=&quot;&quot;;&quot;&quot;;[$Code.A166])">
            <text:p/>
          </table:table-cell>
          <table:table-cell table:formula="of:=[.B165]+1" office:value-type="float" office:value="164" calcext:value-type="float">
            <text:p>164</text:p>
          </table:table-cell>
        </table:table-row>
        <table:table-row table:style-name="ro1">
          <table:table-cell table:formula="of:=IF([$Code.A167]=&quot;&quot;;&quot;&quot;;[$Code.A167])">
            <text:p/>
          </table:table-cell>
          <table:table-cell table:formula="of:=[.B166]+1" office:value-type="float" office:value="165" calcext:value-type="float">
            <text:p>165</text:p>
          </table:table-cell>
        </table:table-row>
        <table:table-row table:style-name="ro1">
          <table:table-cell table:formula="of:=IF([$Code.A168]=&quot;&quot;;&quot;&quot;;[$Code.A168])">
            <text:p/>
          </table:table-cell>
          <table:table-cell table:formula="of:=[.B167]+1" office:value-type="float" office:value="166" calcext:value-type="float">
            <text:p>166</text:p>
          </table:table-cell>
        </table:table-row>
        <table:table-row table:style-name="ro1">
          <table:table-cell table:formula="of:=IF([$Code.A169]=&quot;&quot;;&quot;&quot;;[$Code.A169])">
            <text:p/>
          </table:table-cell>
          <table:table-cell table:formula="of:=[.B168]+1" office:value-type="float" office:value="167" calcext:value-type="float">
            <text:p>167</text:p>
          </table:table-cell>
        </table:table-row>
        <table:table-row table:style-name="ro1">
          <table:table-cell table:formula="of:=IF([$Code.A170]=&quot;&quot;;&quot;&quot;;[$Code.A170])">
            <text:p/>
          </table:table-cell>
          <table:table-cell table:formula="of:=[.B169]+1" office:value-type="float" office:value="168" calcext:value-type="float">
            <text:p>168</text:p>
          </table:table-cell>
        </table:table-row>
        <table:table-row table:style-name="ro1">
          <table:table-cell table:formula="of:=IF([$Code.A171]=&quot;&quot;;&quot;&quot;;[$Code.A171])">
            <text:p/>
          </table:table-cell>
          <table:table-cell table:formula="of:=[.B170]+1" office:value-type="float" office:value="169" calcext:value-type="float">
            <text:p>169</text:p>
          </table:table-cell>
        </table:table-row>
        <table:table-row table:style-name="ro1">
          <table:table-cell table:formula="of:=IF([$Code.A172]=&quot;&quot;;&quot;&quot;;[$Code.A172])">
            <text:p/>
          </table:table-cell>
          <table:table-cell table:formula="of:=[.B171]+1" office:value-type="float" office:value="170" calcext:value-type="float">
            <text:p>170</text:p>
          </table:table-cell>
        </table:table-row>
        <table:table-row table:style-name="ro1">
          <table:table-cell table:formula="of:=IF([$Code.A173]=&quot;&quot;;&quot;&quot;;[$Code.A173])">
            <text:p/>
          </table:table-cell>
          <table:table-cell table:formula="of:=[.B172]+1" office:value-type="float" office:value="171" calcext:value-type="float">
            <text:p>171</text:p>
          </table:table-cell>
        </table:table-row>
        <table:table-row table:style-name="ro1">
          <table:table-cell table:formula="of:=IF([$Code.A174]=&quot;&quot;;&quot;&quot;;[$Code.A174])">
            <text:p/>
          </table:table-cell>
          <table:table-cell table:formula="of:=[.B173]+1" office:value-type="float" office:value="172" calcext:value-type="float">
            <text:p>172</text:p>
          </table:table-cell>
        </table:table-row>
        <table:table-row table:style-name="ro1">
          <table:table-cell table:formula="of:=IF([$Code.A175]=&quot;&quot;;&quot;&quot;;[$Code.A175])">
            <text:p/>
          </table:table-cell>
          <table:table-cell table:formula="of:=[.B174]+1" office:value-type="float" office:value="173" calcext:value-type="float">
            <text:p>173</text:p>
          </table:table-cell>
        </table:table-row>
        <table:table-row table:style-name="ro1">
          <table:table-cell table:formula="of:=IF([$Code.A176]=&quot;&quot;;&quot;&quot;;[$Code.A176])">
            <text:p/>
          </table:table-cell>
          <table:table-cell table:formula="of:=[.B175]+1" office:value-type="float" office:value="174" calcext:value-type="float">
            <text:p>174</text:p>
          </table:table-cell>
        </table:table-row>
        <table:table-row table:style-name="ro1">
          <table:table-cell table:formula="of:=IF([$Code.A177]=&quot;&quot;;&quot;&quot;;[$Code.A177])">
            <text:p/>
          </table:table-cell>
          <table:table-cell table:formula="of:=[.B176]+1" office:value-type="float" office:value="175" calcext:value-type="float">
            <text:p>175</text:p>
          </table:table-cell>
        </table:table-row>
        <table:table-row table:style-name="ro1">
          <table:table-cell table:formula="of:=IF([$Code.A178]=&quot;&quot;;&quot;&quot;;[$Code.A178])">
            <text:p/>
          </table:table-cell>
          <table:table-cell table:formula="of:=[.B177]+1" office:value-type="float" office:value="176" calcext:value-type="float">
            <text:p>176</text:p>
          </table:table-cell>
        </table:table-row>
        <table:table-row table:style-name="ro1">
          <table:table-cell table:formula="of:=IF([$Code.A179]=&quot;&quot;;&quot;&quot;;[$Code.A179])">
            <text:p/>
          </table:table-cell>
          <table:table-cell table:formula="of:=[.B178]+1" office:value-type="float" office:value="177" calcext:value-type="float">
            <text:p>177</text:p>
          </table:table-cell>
        </table:table-row>
        <table:table-row table:style-name="ro1">
          <table:table-cell table:formula="of:=IF([$Code.A180]=&quot;&quot;;&quot;&quot;;[$Code.A180])">
            <text:p/>
          </table:table-cell>
          <table:table-cell table:formula="of:=[.B179]+1" office:value-type="float" office:value="178" calcext:value-type="float">
            <text:p>178</text:p>
          </table:table-cell>
        </table:table-row>
        <table:table-row table:style-name="ro1">
          <table:table-cell table:formula="of:=IF([$Code.A181]=&quot;&quot;;&quot;&quot;;[$Code.A181])">
            <text:p/>
          </table:table-cell>
          <table:table-cell table:formula="of:=[.B180]+1" office:value-type="float" office:value="179" calcext:value-type="float">
            <text:p>179</text:p>
          </table:table-cell>
        </table:table-row>
        <table:table-row table:style-name="ro1">
          <table:table-cell table:formula="of:=IF([$Code.A182]=&quot;&quot;;&quot;&quot;;[$Code.A182])">
            <text:p/>
          </table:table-cell>
          <table:table-cell table:formula="of:=[.B181]+1" office:value-type="float" office:value="180" calcext:value-type="float">
            <text:p>180</text:p>
          </table:table-cell>
        </table:table-row>
        <table:table-row table:style-name="ro1">
          <table:table-cell table:formula="of:=IF([$Code.A183]=&quot;&quot;;&quot;&quot;;[$Code.A183])">
            <text:p/>
          </table:table-cell>
          <table:table-cell table:formula="of:=[.B182]+1" office:value-type="float" office:value="181" calcext:value-type="float">
            <text:p>181</text:p>
          </table:table-cell>
        </table:table-row>
        <table:table-row table:style-name="ro1">
          <table:table-cell table:formula="of:=IF([$Code.A184]=&quot;&quot;;&quot;&quot;;[$Code.A184])">
            <text:p/>
          </table:table-cell>
          <table:table-cell table:formula="of:=[.B183]+1" office:value-type="float" office:value="182" calcext:value-type="float">
            <text:p>182</text:p>
          </table:table-cell>
        </table:table-row>
        <table:table-row table:style-name="ro1">
          <table:table-cell table:formula="of:=IF([$Code.A185]=&quot;&quot;;&quot;&quot;;[$Code.A185])">
            <text:p/>
          </table:table-cell>
          <table:table-cell table:formula="of:=[.B184]+1" office:value-type="float" office:value="183" calcext:value-type="float">
            <text:p>183</text:p>
          </table:table-cell>
        </table:table-row>
        <table:table-row table:style-name="ro1">
          <table:table-cell table:formula="of:=IF([$Code.A186]=&quot;&quot;;&quot;&quot;;[$Code.A186])">
            <text:p/>
          </table:table-cell>
          <table:table-cell table:formula="of:=[.B185]+1" office:value-type="float" office:value="184" calcext:value-type="float">
            <text:p>184</text:p>
          </table:table-cell>
        </table:table-row>
        <table:table-row table:style-name="ro1">
          <table:table-cell table:formula="of:=IF([$Code.A187]=&quot;&quot;;&quot;&quot;;[$Code.A187])">
            <text:p/>
          </table:table-cell>
          <table:table-cell table:formula="of:=[.B186]+1" office:value-type="float" office:value="185" calcext:value-type="float">
            <text:p>185</text:p>
          </table:table-cell>
        </table:table-row>
        <table:table-row table:style-name="ro1">
          <table:table-cell table:formula="of:=IF([$Code.A188]=&quot;&quot;;&quot;&quot;;[$Code.A188])">
            <text:p/>
          </table:table-cell>
          <table:table-cell table:formula="of:=[.B187]+1" office:value-type="float" office:value="186" calcext:value-type="float">
            <text:p>186</text:p>
          </table:table-cell>
        </table:table-row>
        <table:table-row table:style-name="ro1">
          <table:table-cell table:formula="of:=IF([$Code.A189]=&quot;&quot;;&quot;&quot;;[$Code.A189])">
            <text:p/>
          </table:table-cell>
          <table:table-cell table:formula="of:=[.B188]+1" office:value-type="float" office:value="187" calcext:value-type="float">
            <text:p>187</text:p>
          </table:table-cell>
        </table:table-row>
        <table:table-row table:style-name="ro1">
          <table:table-cell table:formula="of:=IF([$Code.A190]=&quot;&quot;;&quot;&quot;;[$Code.A190])">
            <text:p/>
          </table:table-cell>
          <table:table-cell table:formula="of:=[.B189]+1" office:value-type="float" office:value="188" calcext:value-type="float">
            <text:p>188</text:p>
          </table:table-cell>
        </table:table-row>
        <table:table-row table:style-name="ro1">
          <table:table-cell table:formula="of:=IF([$Code.A191]=&quot;&quot;;&quot;&quot;;[$Code.A191])">
            <text:p/>
          </table:table-cell>
          <table:table-cell table:formula="of:=[.B190]+1" office:value-type="float" office:value="189" calcext:value-type="float">
            <text:p>189</text:p>
          </table:table-cell>
        </table:table-row>
        <table:table-row table:style-name="ro1">
          <table:table-cell table:formula="of:=IF([$Code.A192]=&quot;&quot;;&quot;&quot;;[$Code.A192])">
            <text:p/>
          </table:table-cell>
          <table:table-cell table:formula="of:=[.B191]+1" office:value-type="float" office:value="190" calcext:value-type="float">
            <text:p>190</text:p>
          </table:table-cell>
        </table:table-row>
        <table:table-row table:style-name="ro1">
          <table:table-cell table:formula="of:=IF([$Code.A193]=&quot;&quot;;&quot;&quot;;[$Code.A193])">
            <text:p/>
          </table:table-cell>
          <table:table-cell table:formula="of:=[.B192]+1" office:value-type="float" office:value="191" calcext:value-type="float">
            <text:p>191</text:p>
          </table:table-cell>
        </table:table-row>
        <table:table-row table:style-name="ro1">
          <table:table-cell table:formula="of:=IF([$Code.A194]=&quot;&quot;;&quot;&quot;;[$Code.A194])">
            <text:p/>
          </table:table-cell>
          <table:table-cell table:formula="of:=[.B193]+1" office:value-type="float" office:value="192" calcext:value-type="float">
            <text:p>192</text:p>
          </table:table-cell>
        </table:table-row>
        <table:table-row table:style-name="ro1">
          <table:table-cell table:formula="of:=IF([$Code.A195]=&quot;&quot;;&quot;&quot;;[$Code.A195])">
            <text:p/>
          </table:table-cell>
          <table:table-cell table:formula="of:=[.B194]+1" office:value-type="float" office:value="193" calcext:value-type="float">
            <text:p>193</text:p>
          </table:table-cell>
        </table:table-row>
        <table:table-row table:style-name="ro1">
          <table:table-cell table:formula="of:=IF([$Code.A196]=&quot;&quot;;&quot;&quot;;[$Code.A196])">
            <text:p/>
          </table:table-cell>
          <table:table-cell table:formula="of:=[.B195]+1" office:value-type="float" office:value="194" calcext:value-type="float">
            <text:p>194</text:p>
          </table:table-cell>
        </table:table-row>
        <table:table-row table:style-name="ro1">
          <table:table-cell table:formula="of:=IF([$Code.A197]=&quot;&quot;;&quot;&quot;;[$Code.A197])">
            <text:p/>
          </table:table-cell>
          <table:table-cell table:formula="of:=[.B196]+1" office:value-type="float" office:value="195" calcext:value-type="float">
            <text:p>195</text:p>
          </table:table-cell>
        </table:table-row>
        <table:table-row table:style-name="ro1">
          <table:table-cell table:formula="of:=IF([$Code.A198]=&quot;&quot;;&quot;&quot;;[$Code.A198])">
            <text:p/>
          </table:table-cell>
          <table:table-cell table:formula="of:=[.B197]+1" office:value-type="float" office:value="196" calcext:value-type="float">
            <text:p>196</text:p>
          </table:table-cell>
        </table:table-row>
        <table:table-row table:style-name="ro1">
          <table:table-cell table:formula="of:=IF([$Code.A199]=&quot;&quot;;&quot;&quot;;[$Code.A199])">
            <text:p/>
          </table:table-cell>
          <table:table-cell table:formula="of:=[.B198]+1" office:value-type="float" office:value="197" calcext:value-type="float">
            <text:p>197</text:p>
          </table:table-cell>
        </table:table-row>
        <table:table-row table:style-name="ro1">
          <table:table-cell table:formula="of:=IF([$Code.A200]=&quot;&quot;;&quot;&quot;;[$Code.A200])">
            <text:p/>
          </table:table-cell>
          <table:table-cell table:formula="of:=[.B199]+1" office:value-type="float" office:value="198" calcext:value-type="float">
            <text:p>198</text:p>
          </table:table-cell>
        </table:table-row>
        <table:table-row table:style-name="ro1">
          <table:table-cell table:formula="of:=IF([$Code.A201]=&quot;&quot;;&quot;&quot;;[$Code.A201])">
            <text:p/>
          </table:table-cell>
          <table:table-cell table:formula="of:=[.B200]+1" office:value-type="float" office:value="199" calcext:value-type="float">
            <text:p>199</text:p>
          </table:table-cell>
        </table:table-row>
        <table:table-row table:style-name="ro1">
          <table:table-cell table:formula="of:=IF([$Code.A202]=&quot;&quot;;&quot;&quot;;[$Code.A202])">
            <text:p/>
          </table:table-cell>
          <table:table-cell table:formula="of:=[.B201]+1" office:value-type="float" office:value="200" calcext:value-type="float">
            <text:p>200</text:p>
          </table:table-cell>
        </table:table-row>
        <table:table-row table:style-name="ro1">
          <table:table-cell table:formula="of:=IF([$Code.A203]=&quot;&quot;;&quot;&quot;;[$Code.A203])">
            <text:p/>
          </table:table-cell>
          <table:table-cell table:formula="of:=[.B202]+1" office:value-type="float" office:value="201" calcext:value-type="float">
            <text:p>201</text:p>
          </table:table-cell>
        </table:table-row>
        <table:table-row table:style-name="ro1">
          <table:table-cell table:formula="of:=IF([$Code.A204]=&quot;&quot;;&quot;&quot;;[$Code.A204])">
            <text:p/>
          </table:table-cell>
          <table:table-cell table:formula="of:=[.B203]+1" office:value-type="float" office:value="202" calcext:value-type="float">
            <text:p>202</text:p>
          </table:table-cell>
        </table:table-row>
        <table:table-row table:style-name="ro1">
          <table:table-cell table:formula="of:=IF([$Code.A205]=&quot;&quot;;&quot;&quot;;[$Code.A205])">
            <text:p/>
          </table:table-cell>
          <table:table-cell table:formula="of:=[.B204]+1" office:value-type="float" office:value="203" calcext:value-type="float">
            <text:p>203</text:p>
          </table:table-cell>
        </table:table-row>
        <table:table-row table:style-name="ro1">
          <table:table-cell table:formula="of:=IF([$Code.A206]=&quot;&quot;;&quot;&quot;;[$Code.A206])">
            <text:p/>
          </table:table-cell>
          <table:table-cell table:formula="of:=[.B205]+1" office:value-type="float" office:value="204" calcext:value-type="float">
            <text:p>204</text:p>
          </table:table-cell>
        </table:table-row>
        <table:table-row table:style-name="ro1">
          <table:table-cell table:formula="of:=IF([$Code.A207]=&quot;&quot;;&quot;&quot;;[$Code.A207])">
            <text:p/>
          </table:table-cell>
          <table:table-cell table:formula="of:=[.B206]+1" office:value-type="float" office:value="205" calcext:value-type="float">
            <text:p>205</text:p>
          </table:table-cell>
        </table:table-row>
        <table:table-row table:style-name="ro1">
          <table:table-cell table:formula="of:=IF([$Code.A208]=&quot;&quot;;&quot;&quot;;[$Code.A208])">
            <text:p/>
          </table:table-cell>
          <table:table-cell table:formula="of:=[.B207]+1" office:value-type="float" office:value="206" calcext:value-type="float">
            <text:p>206</text:p>
          </table:table-cell>
        </table:table-row>
        <table:table-row table:style-name="ro1">
          <table:table-cell table:formula="of:=IF([$Code.A209]=&quot;&quot;;&quot;&quot;;[$Code.A209])">
            <text:p/>
          </table:table-cell>
          <table:table-cell table:formula="of:=[.B208]+1" office:value-type="float" office:value="207" calcext:value-type="float">
            <text:p>207</text:p>
          </table:table-cell>
        </table:table-row>
        <table:table-row table:style-name="ro1">
          <table:table-cell table:formula="of:=IF([$Code.A210]=&quot;&quot;;&quot;&quot;;[$Code.A210])">
            <text:p/>
          </table:table-cell>
          <table:table-cell table:formula="of:=[.B209]+1" office:value-type="float" office:value="208" calcext:value-type="float">
            <text:p>208</text:p>
          </table:table-cell>
        </table:table-row>
        <table:table-row table:style-name="ro1">
          <table:table-cell table:formula="of:=IF([$Code.A211]=&quot;&quot;;&quot;&quot;;[$Code.A211])">
            <text:p/>
          </table:table-cell>
          <table:table-cell table:formula="of:=[.B210]+1" office:value-type="float" office:value="209" calcext:value-type="float">
            <text:p>209</text:p>
          </table:table-cell>
        </table:table-row>
        <table:table-row table:style-name="ro1">
          <table:table-cell table:formula="of:=IF([$Code.A212]=&quot;&quot;;&quot;&quot;;[$Code.A212])">
            <text:p/>
          </table:table-cell>
          <table:table-cell table:formula="of:=[.B211]+1" office:value-type="float" office:value="210" calcext:value-type="float">
            <text:p>210</text:p>
          </table:table-cell>
        </table:table-row>
        <table:table-row table:style-name="ro1">
          <table:table-cell table:formula="of:=IF([$Code.A213]=&quot;&quot;;&quot;&quot;;[$Code.A213])">
            <text:p/>
          </table:table-cell>
          <table:table-cell table:formula="of:=[.B212]+1" office:value-type="float" office:value="211" calcext:value-type="float">
            <text:p>211</text:p>
          </table:table-cell>
        </table:table-row>
        <table:table-row table:style-name="ro1">
          <table:table-cell table:formula="of:=IF([$Code.A214]=&quot;&quot;;&quot;&quot;;[$Code.A214])">
            <text:p/>
          </table:table-cell>
          <table:table-cell table:formula="of:=[.B213]+1" office:value-type="float" office:value="212" calcext:value-type="float">
            <text:p>212</text:p>
          </table:table-cell>
        </table:table-row>
        <table:table-row table:style-name="ro1">
          <table:table-cell table:formula="of:=IF([$Code.A215]=&quot;&quot;;&quot;&quot;;[$Code.A215])">
            <text:p/>
          </table:table-cell>
          <table:table-cell table:formula="of:=[.B214]+1" office:value-type="float" office:value="213" calcext:value-type="float">
            <text:p>213</text:p>
          </table:table-cell>
        </table:table-row>
        <table:table-row table:style-name="ro1">
          <table:table-cell table:formula="of:=IF([$Code.A216]=&quot;&quot;;&quot;&quot;;[$Code.A216])">
            <text:p/>
          </table:table-cell>
          <table:table-cell table:formula="of:=[.B215]+1" office:value-type="float" office:value="214" calcext:value-type="float">
            <text:p>214</text:p>
          </table:table-cell>
        </table:table-row>
        <table:table-row table:style-name="ro1">
          <table:table-cell table:formula="of:=IF([$Code.A217]=&quot;&quot;;&quot;&quot;;[$Code.A217])">
            <text:p/>
          </table:table-cell>
          <table:table-cell table:formula="of:=[.B216]+1" office:value-type="float" office:value="215" calcext:value-type="float">
            <text:p>215</text:p>
          </table:table-cell>
        </table:table-row>
        <table:table-row table:style-name="ro1">
          <table:table-cell table:formula="of:=IF([$Code.A218]=&quot;&quot;;&quot;&quot;;[$Code.A218])">
            <text:p/>
          </table:table-cell>
          <table:table-cell table:formula="of:=[.B217]+1" office:value-type="float" office:value="216" calcext:value-type="float">
            <text:p>216</text:p>
          </table:table-cell>
        </table:table-row>
        <table:table-row table:style-name="ro1">
          <table:table-cell table:formula="of:=IF([$Code.A219]=&quot;&quot;;&quot;&quot;;[$Code.A219])">
            <text:p/>
          </table:table-cell>
          <table:table-cell table:formula="of:=[.B218]+1" office:value-type="float" office:value="217" calcext:value-type="float">
            <text:p>217</text:p>
          </table:table-cell>
        </table:table-row>
        <table:table-row table:style-name="ro1">
          <table:table-cell table:formula="of:=IF([$Code.A220]=&quot;&quot;;&quot;&quot;;[$Code.A220])">
            <text:p/>
          </table:table-cell>
          <table:table-cell table:formula="of:=[.B219]+1" office:value-type="float" office:value="218" calcext:value-type="float">
            <text:p>218</text:p>
          </table:table-cell>
        </table:table-row>
        <table:table-row table:style-name="ro1">
          <table:table-cell table:formula="of:=IF([$Code.A221]=&quot;&quot;;&quot;&quot;;[$Code.A221])">
            <text:p/>
          </table:table-cell>
          <table:table-cell table:formula="of:=[.B220]+1" office:value-type="float" office:value="219" calcext:value-type="float">
            <text:p>219</text:p>
          </table:table-cell>
        </table:table-row>
        <table:table-row table:style-name="ro1">
          <table:table-cell table:formula="of:=IF([$Code.A222]=&quot;&quot;;&quot;&quot;;[$Code.A222])">
            <text:p/>
          </table:table-cell>
          <table:table-cell table:formula="of:=[.B221]+1" office:value-type="float" office:value="220" calcext:value-type="float">
            <text:p>220</text:p>
          </table:table-cell>
        </table:table-row>
        <table:table-row table:style-name="ro1">
          <table:table-cell table:formula="of:=IF([$Code.A223]=&quot;&quot;;&quot;&quot;;[$Code.A223])">
            <text:p/>
          </table:table-cell>
          <table:table-cell table:formula="of:=[.B222]+1" office:value-type="float" office:value="221" calcext:value-type="float">
            <text:p>221</text:p>
          </table:table-cell>
        </table:table-row>
        <table:table-row table:style-name="ro1">
          <table:table-cell table:formula="of:=IF([$Code.A224]=&quot;&quot;;&quot;&quot;;[$Code.A224])">
            <text:p/>
          </table:table-cell>
          <table:table-cell table:formula="of:=[.B223]+1" office:value-type="float" office:value="222" calcext:value-type="float">
            <text:p>222</text:p>
          </table:table-cell>
        </table:table-row>
        <table:table-row table:style-name="ro1">
          <table:table-cell table:formula="of:=IF([$Code.A225]=&quot;&quot;;&quot;&quot;;[$Code.A225])">
            <text:p/>
          </table:table-cell>
          <table:table-cell table:formula="of:=[.B224]+1" office:value-type="float" office:value="223" calcext:value-type="float">
            <text:p>223</text:p>
          </table:table-cell>
        </table:table-row>
        <table:table-row table:style-name="ro1">
          <table:table-cell table:formula="of:=IF([$Code.A226]=&quot;&quot;;&quot;&quot;;[$Code.A226])">
            <text:p/>
          </table:table-cell>
          <table:table-cell table:formula="of:=[.B225]+1" office:value-type="float" office:value="224" calcext:value-type="float">
            <text:p>224</text:p>
          </table:table-cell>
        </table:table-row>
        <table:table-row table:style-name="ro1">
          <table:table-cell table:formula="of:=IF([$Code.A227]=&quot;&quot;;&quot;&quot;;[$Code.A227])">
            <text:p/>
          </table:table-cell>
          <table:table-cell table:formula="of:=[.B226]+1" office:value-type="float" office:value="225" calcext:value-type="float">
            <text:p>225</text:p>
          </table:table-cell>
        </table:table-row>
        <table:table-row table:style-name="ro1">
          <table:table-cell table:formula="of:=IF([$Code.A228]=&quot;&quot;;&quot;&quot;;[$Code.A228])">
            <text:p/>
          </table:table-cell>
          <table:table-cell table:formula="of:=[.B227]+1" office:value-type="float" office:value="226" calcext:value-type="float">
            <text:p>226</text:p>
          </table:table-cell>
        </table:table-row>
        <table:table-row table:style-name="ro1">
          <table:table-cell table:formula="of:=IF([$Code.A229]=&quot;&quot;;&quot;&quot;;[$Code.A229])">
            <text:p/>
          </table:table-cell>
          <table:table-cell table:formula="of:=[.B228]+1" office:value-type="float" office:value="227" calcext:value-type="float">
            <text:p>227</text:p>
          </table:table-cell>
        </table:table-row>
        <table:table-row table:style-name="ro1">
          <table:table-cell table:formula="of:=IF([$Code.A230]=&quot;&quot;;&quot;&quot;;[$Code.A230])">
            <text:p/>
          </table:table-cell>
          <table:table-cell table:formula="of:=[.B229]+1" office:value-type="float" office:value="228" calcext:value-type="float">
            <text:p>228</text:p>
          </table:table-cell>
        </table:table-row>
        <table:table-row table:style-name="ro1">
          <table:table-cell table:formula="of:=IF([$Code.A231]=&quot;&quot;;&quot;&quot;;[$Code.A231])">
            <text:p/>
          </table:table-cell>
          <table:table-cell table:formula="of:=[.B230]+1" office:value-type="float" office:value="229" calcext:value-type="float">
            <text:p>229</text:p>
          </table:table-cell>
        </table:table-row>
        <table:table-row table:style-name="ro1">
          <table:table-cell table:formula="of:=IF([$Code.A232]=&quot;&quot;;&quot;&quot;;[$Code.A232])">
            <text:p/>
          </table:table-cell>
          <table:table-cell table:formula="of:=[.B231]+1" office:value-type="float" office:value="230" calcext:value-type="float">
            <text:p>230</text:p>
          </table:table-cell>
        </table:table-row>
        <table:table-row table:style-name="ro1">
          <table:table-cell table:formula="of:=IF([$Code.A233]=&quot;&quot;;&quot;&quot;;[$Code.A233])">
            <text:p/>
          </table:table-cell>
          <table:table-cell table:formula="of:=[.B232]+1" office:value-type="float" office:value="231" calcext:value-type="float">
            <text:p>231</text:p>
          </table:table-cell>
        </table:table-row>
        <table:table-row table:style-name="ro1">
          <table:table-cell table:formula="of:=IF([$Code.A234]=&quot;&quot;;&quot;&quot;;[$Code.A234])">
            <text:p/>
          </table:table-cell>
          <table:table-cell table:formula="of:=[.B233]+1" office:value-type="float" office:value="232" calcext:value-type="float">
            <text:p>232</text:p>
          </table:table-cell>
        </table:table-row>
        <table:table-row table:style-name="ro1">
          <table:table-cell table:formula="of:=IF([$Code.A235]=&quot;&quot;;&quot;&quot;;[$Code.A235])">
            <text:p/>
          </table:table-cell>
          <table:table-cell table:formula="of:=[.B234]+1" office:value-type="float" office:value="233" calcext:value-type="float">
            <text:p>233</text:p>
          </table:table-cell>
        </table:table-row>
        <table:table-row table:style-name="ro1">
          <table:table-cell table:formula="of:=IF([$Code.A236]=&quot;&quot;;&quot;&quot;;[$Code.A236])">
            <text:p/>
          </table:table-cell>
          <table:table-cell table:formula="of:=[.B235]+1" office:value-type="float" office:value="234" calcext:value-type="float">
            <text:p>234</text:p>
          </table:table-cell>
        </table:table-row>
        <table:table-row table:style-name="ro1">
          <table:table-cell table:formula="of:=IF([$Code.A237]=&quot;&quot;;&quot;&quot;;[$Code.A237])">
            <text:p/>
          </table:table-cell>
          <table:table-cell table:formula="of:=[.B236]+1" office:value-type="float" office:value="235" calcext:value-type="float">
            <text:p>235</text:p>
          </table:table-cell>
        </table:table-row>
        <table:table-row table:style-name="ro1">
          <table:table-cell table:formula="of:=IF([$Code.A238]=&quot;&quot;;&quot;&quot;;[$Code.A238])">
            <text:p/>
          </table:table-cell>
          <table:table-cell table:formula="of:=[.B237]+1" office:value-type="float" office:value="236" calcext:value-type="float">
            <text:p>236</text:p>
          </table:table-cell>
        </table:table-row>
        <table:table-row table:style-name="ro1">
          <table:table-cell table:formula="of:=IF([$Code.A239]=&quot;&quot;;&quot;&quot;;[$Code.A239])">
            <text:p/>
          </table:table-cell>
          <table:table-cell table:formula="of:=[.B238]+1" office:value-type="float" office:value="237" calcext:value-type="float">
            <text:p>237</text:p>
          </table:table-cell>
        </table:table-row>
        <table:table-row table:style-name="ro1">
          <table:table-cell table:formula="of:=IF([$Code.A240]=&quot;&quot;;&quot;&quot;;[$Code.A240])">
            <text:p/>
          </table:table-cell>
          <table:table-cell table:formula="of:=[.B239]+1" office:value-type="float" office:value="238" calcext:value-type="float">
            <text:p>238</text:p>
          </table:table-cell>
        </table:table-row>
        <table:table-row table:style-name="ro1">
          <table:table-cell table:formula="of:=IF([$Code.A241]=&quot;&quot;;&quot;&quot;;[$Code.A241])">
            <text:p/>
          </table:table-cell>
          <table:table-cell table:formula="of:=[.B240]+1" office:value-type="float" office:value="239" calcext:value-type="float">
            <text:p>239</text:p>
          </table:table-cell>
        </table:table-row>
        <table:table-row table:style-name="ro1">
          <table:table-cell table:formula="of:=IF([$Code.A242]=&quot;&quot;;&quot;&quot;;[$Code.A242])">
            <text:p/>
          </table:table-cell>
          <table:table-cell table:formula="of:=[.B241]+1" office:value-type="float" office:value="240" calcext:value-type="float">
            <text:p>240</text:p>
          </table:table-cell>
        </table:table-row>
        <table:table-row table:style-name="ro1">
          <table:table-cell table:formula="of:=IF([$Code.A243]=&quot;&quot;;&quot;&quot;;[$Code.A243])">
            <text:p/>
          </table:table-cell>
          <table:table-cell table:formula="of:=[.B242]+1" office:value-type="float" office:value="241" calcext:value-type="float">
            <text:p>241</text:p>
          </table:table-cell>
        </table:table-row>
        <table:table-row table:style-name="ro1">
          <table:table-cell table:formula="of:=IF([$Code.A244]=&quot;&quot;;&quot;&quot;;[$Code.A244])">
            <text:p/>
          </table:table-cell>
          <table:table-cell table:formula="of:=[.B243]+1" office:value-type="float" office:value="242" calcext:value-type="float">
            <text:p>242</text:p>
          </table:table-cell>
        </table:table-row>
        <table:table-row table:style-name="ro1">
          <table:table-cell table:formula="of:=IF([$Code.A245]=&quot;&quot;;&quot;&quot;;[$Code.A245])">
            <text:p/>
          </table:table-cell>
          <table:table-cell table:formula="of:=[.B244]+1" office:value-type="float" office:value="243" calcext:value-type="float">
            <text:p>243</text:p>
          </table:table-cell>
        </table:table-row>
        <table:table-row table:style-name="ro1">
          <table:table-cell table:formula="of:=IF([$Code.A246]=&quot;&quot;;&quot;&quot;;[$Code.A246])">
            <text:p/>
          </table:table-cell>
          <table:table-cell table:formula="of:=[.B245]+1" office:value-type="float" office:value="244" calcext:value-type="float">
            <text:p>244</text:p>
          </table:table-cell>
        </table:table-row>
        <table:table-row table:style-name="ro1">
          <table:table-cell table:formula="of:=IF([$Code.A247]=&quot;&quot;;&quot;&quot;;[$Code.A247])">
            <text:p/>
          </table:table-cell>
          <table:table-cell table:formula="of:=[.B246]+1" office:value-type="float" office:value="245" calcext:value-type="float">
            <text:p>245</text:p>
          </table:table-cell>
        </table:table-row>
        <table:table-row table:style-name="ro1">
          <table:table-cell table:formula="of:=IF([$Code.A248]=&quot;&quot;;&quot;&quot;;[$Code.A248])">
            <text:p/>
          </table:table-cell>
          <table:table-cell table:formula="of:=[.B247]+1" office:value-type="float" office:value="246" calcext:value-type="float">
            <text:p>246</text:p>
          </table:table-cell>
        </table:table-row>
        <table:table-row table:style-name="ro1">
          <table:table-cell table:formula="of:=IF([$Code.A249]=&quot;&quot;;&quot;&quot;;[$Code.A249])">
            <text:p/>
          </table:table-cell>
          <table:table-cell table:formula="of:=[.B248]+1" office:value-type="float" office:value="247" calcext:value-type="float">
            <text:p>247</text:p>
          </table:table-cell>
        </table:table-row>
        <table:table-row table:style-name="ro1">
          <table:table-cell table:formula="of:=IF([$Code.A250]=&quot;&quot;;&quot;&quot;;[$Code.A250])">
            <text:p/>
          </table:table-cell>
          <table:table-cell table:formula="of:=[.B249]+1" office:value-type="float" office:value="248" calcext:value-type="float">
            <text:p>248</text:p>
          </table:table-cell>
        </table:table-row>
        <table:table-row table:style-name="ro1">
          <table:table-cell table:formula="of:=IF([$Code.A251]=&quot;&quot;;&quot;&quot;;[$Code.A251])">
            <text:p/>
          </table:table-cell>
          <table:table-cell table:formula="of:=[.B250]+1" office:value-type="float" office:value="249" calcext:value-type="float">
            <text:p>249</text:p>
          </table:table-cell>
        </table:table-row>
        <table:table-row table:style-name="ro1">
          <table:table-cell table:formula="of:=IF([$Code.A252]=&quot;&quot;;&quot;&quot;;[$Code.A252])">
            <text:p/>
          </table:table-cell>
          <table:table-cell table:formula="of:=[.B251]+1" office:value-type="float" office:value="250" calcext:value-type="float">
            <text:p>250</text:p>
          </table:table-cell>
        </table:table-row>
        <table:table-row table:style-name="ro1">
          <table:table-cell table:formula="of:=IF([$Code.A253]=&quot;&quot;;&quot;&quot;;[$Code.A253])">
            <text:p/>
          </table:table-cell>
          <table:table-cell table:formula="of:=[.B252]+1" office:value-type="float" office:value="251" calcext:value-type="float">
            <text:p>251</text:p>
          </table:table-cell>
        </table:table-row>
        <table:table-row table:style-name="ro1">
          <table:table-cell table:formula="of:=IF([$Code.A254]=&quot;&quot;;&quot;&quot;;[$Code.A254])">
            <text:p/>
          </table:table-cell>
          <table:table-cell table:formula="of:=[.B253]+1" office:value-type="float" office:value="252" calcext:value-type="float">
            <text:p>252</text:p>
          </table:table-cell>
        </table:table-row>
        <table:table-row table:style-name="ro1">
          <table:table-cell table:formula="of:=IF([$Code.A255]=&quot;&quot;;&quot;&quot;;[$Code.A255])">
            <text:p/>
          </table:table-cell>
          <table:table-cell table:formula="of:=[.B254]+1" office:value-type="float" office:value="253" calcext:value-type="float">
            <text:p>253</text:p>
          </table:table-cell>
        </table:table-row>
        <table:table-row table:style-name="ro1">
          <table:table-cell table:formula="of:=IF([$Code.A256]=&quot;&quot;;&quot;&quot;;[$Code.A256])">
            <text:p/>
          </table:table-cell>
          <table:table-cell table:formula="of:=[.B255]+1" office:value-type="float" office:value="254" calcext:value-type="float">
            <text:p>254</text:p>
          </table:table-cell>
        </table:table-row>
        <table:table-row table:style-name="ro1">
          <table:table-cell table:formula="of:=IF([$Code.A257]=&quot;&quot;;&quot;&quot;;[$Code.A257])">
            <text:p/>
          </table:table-cell>
          <table:table-cell table:formula="of:=[.B256]+1" office:value-type="float" office:value="255" calcext:value-type="float">
            <text:p>255</text:p>
          </table:table-cell>
        </table:table-row>
        <table:table-row table:style-name="ro1">
          <table:table-cell table:formula="of:=IF([$Code.A258]=&quot;&quot;;&quot;&quot;;[$Code.A258])">
            <text:p/>
          </table:table-cell>
          <table:table-cell table:formula="of:=[.B257]+1" office:value-type="float" office:value="256" calcext:value-type="float">
            <text:p>256</text:p>
          </table:table-cell>
        </table:table-row>
        <table:table-row table:style-name="ro1">
          <table:table-cell table:formula="of:=IF([$Code.A259]=&quot;&quot;;&quot;&quot;;[$Code.A259])">
            <text:p/>
          </table:table-cell>
          <table:table-cell table:formula="of:=[.B258]+1" office:value-type="float" office:value="257" calcext:value-type="float">
            <text:p>257</text:p>
          </table:table-cell>
        </table:table-row>
        <table:table-row table:style-name="ro1">
          <table:table-cell table:formula="of:=IF([$Code.A260]=&quot;&quot;;&quot;&quot;;[$Code.A260])">
            <text:p/>
          </table:table-cell>
          <table:table-cell table:formula="of:=[.B259]+1" office:value-type="float" office:value="258" calcext:value-type="float">
            <text:p>258</text:p>
          </table:table-cell>
        </table:table-row>
        <table:table-row table:style-name="ro1">
          <table:table-cell table:formula="of:=IF([$Code.A261]=&quot;&quot;;&quot;&quot;;[$Code.A261])">
            <text:p/>
          </table:table-cell>
          <table:table-cell table:formula="of:=[.B260]+1" office:value-type="float" office:value="259" calcext:value-type="float">
            <text:p>259</text:p>
          </table:table-cell>
        </table:table-row>
        <table:table-row table:style-name="ro1">
          <table:table-cell table:formula="of:=IF([$Code.A262]=&quot;&quot;;&quot;&quot;;[$Code.A262])">
            <text:p/>
          </table:table-cell>
          <table:table-cell table:formula="of:=[.B261]+1" office:value-type="float" office:value="260" calcext:value-type="float">
            <text:p>260</text:p>
          </table:table-cell>
        </table:table-row>
        <table:table-row table:style-name="ro1">
          <table:table-cell table:formula="of:=IF([$Code.A263]=&quot;&quot;;&quot;&quot;;[$Code.A263])">
            <text:p/>
          </table:table-cell>
          <table:table-cell table:formula="of:=[.B262]+1" office:value-type="float" office:value="261" calcext:value-type="float">
            <text:p>261</text:p>
          </table:table-cell>
        </table:table-row>
        <table:table-row table:style-name="ro1">
          <table:table-cell table:formula="of:=IF([$Code.A264]=&quot;&quot;;&quot;&quot;;[$Code.A264])">
            <text:p/>
          </table:table-cell>
          <table:table-cell table:formula="of:=[.B263]+1" office:value-type="float" office:value="262" calcext:value-type="float">
            <text:p>262</text:p>
          </table:table-cell>
        </table:table-row>
        <table:table-row table:style-name="ro1">
          <table:table-cell table:formula="of:=IF([$Code.A265]=&quot;&quot;;&quot;&quot;;[$Code.A265])">
            <text:p/>
          </table:table-cell>
          <table:table-cell table:formula="of:=[.B264]+1" office:value-type="float" office:value="263" calcext:value-type="float">
            <text:p>263</text:p>
          </table:table-cell>
        </table:table-row>
        <table:table-row table:style-name="ro1">
          <table:table-cell table:formula="of:=IF([$Code.A266]=&quot;&quot;;&quot;&quot;;[$Code.A266])">
            <text:p/>
          </table:table-cell>
          <table:table-cell table:formula="of:=[.B265]+1" office:value-type="float" office:value="264" calcext:value-type="float">
            <text:p>264</text:p>
          </table:table-cell>
        </table:table-row>
        <table:table-row table:style-name="ro1">
          <table:table-cell table:formula="of:=IF([$Code.A267]=&quot;&quot;;&quot;&quot;;[$Code.A267])">
            <text:p/>
          </table:table-cell>
          <table:table-cell table:formula="of:=[.B266]+1" office:value-type="float" office:value="265" calcext:value-type="float">
            <text:p>265</text:p>
          </table:table-cell>
        </table:table-row>
        <table:table-row table:style-name="ro1">
          <table:table-cell table:formula="of:=IF([$Code.A268]=&quot;&quot;;&quot;&quot;;[$Code.A268])">
            <text:p/>
          </table:table-cell>
          <table:table-cell table:formula="of:=[.B267]+1" office:value-type="float" office:value="266" calcext:value-type="float">
            <text:p>266</text:p>
          </table:table-cell>
        </table:table-row>
        <table:table-row table:style-name="ro1">
          <table:table-cell table:formula="of:=IF([$Code.A269]=&quot;&quot;;&quot;&quot;;[$Code.A269])">
            <text:p/>
          </table:table-cell>
          <table:table-cell table:formula="of:=[.B268]+1" office:value-type="float" office:value="267" calcext:value-type="float">
            <text:p>267</text:p>
          </table:table-cell>
        </table:table-row>
        <table:table-row table:style-name="ro1">
          <table:table-cell table:formula="of:=IF([$Code.A270]=&quot;&quot;;&quot;&quot;;[$Code.A270])">
            <text:p/>
          </table:table-cell>
          <table:table-cell table:formula="of:=[.B269]+1" office:value-type="float" office:value="268" calcext:value-type="float">
            <text:p>268</text:p>
          </table:table-cell>
        </table:table-row>
        <table:table-row table:style-name="ro1">
          <table:table-cell table:formula="of:=IF([$Code.A271]=&quot;&quot;;&quot;&quot;;[$Code.A271])">
            <text:p/>
          </table:table-cell>
          <table:table-cell table:formula="of:=[.B270]+1" office:value-type="float" office:value="269" calcext:value-type="float">
            <text:p>269</text:p>
          </table:table-cell>
        </table:table-row>
        <table:table-row table:style-name="ro1">
          <table:table-cell table:formula="of:=IF([$Code.A272]=&quot;&quot;;&quot;&quot;;[$Code.A272])">
            <text:p/>
          </table:table-cell>
          <table:table-cell table:formula="of:=[.B271]+1" office:value-type="float" office:value="270" calcext:value-type="float">
            <text:p>270</text:p>
          </table:table-cell>
        </table:table-row>
        <table:table-row table:style-name="ro1">
          <table:table-cell table:formula="of:=IF([$Code.A273]=&quot;&quot;;&quot;&quot;;[$Code.A273])">
            <text:p/>
          </table:table-cell>
          <table:table-cell table:formula="of:=[.B272]+1" office:value-type="float" office:value="271" calcext:value-type="float">
            <text:p>271</text:p>
          </table:table-cell>
        </table:table-row>
        <table:table-row table:style-name="ro1">
          <table:table-cell table:formula="of:=IF([$Code.A274]=&quot;&quot;;&quot;&quot;;[$Code.A274])">
            <text:p/>
          </table:table-cell>
          <table:table-cell table:formula="of:=[.B273]+1" office:value-type="float" office:value="272" calcext:value-type="float">
            <text:p>272</text:p>
          </table:table-cell>
        </table:table-row>
        <table:table-row table:style-name="ro1">
          <table:table-cell table:formula="of:=IF([$Code.A275]=&quot;&quot;;&quot;&quot;;[$Code.A275])">
            <text:p/>
          </table:table-cell>
          <table:table-cell table:formula="of:=[.B274]+1" office:value-type="float" office:value="273" calcext:value-type="float">
            <text:p>273</text:p>
          </table:table-cell>
        </table:table-row>
        <table:table-row table:style-name="ro1">
          <table:table-cell table:formula="of:=IF([$Code.A276]=&quot;&quot;;&quot;&quot;;[$Code.A276])">
            <text:p/>
          </table:table-cell>
          <table:table-cell table:formula="of:=[.B275]+1" office:value-type="float" office:value="274" calcext:value-type="float">
            <text:p>274</text:p>
          </table:table-cell>
        </table:table-row>
        <table:table-row table:style-name="ro1">
          <table:table-cell table:formula="of:=IF([$Code.A277]=&quot;&quot;;&quot;&quot;;[$Code.A277])">
            <text:p/>
          </table:table-cell>
          <table:table-cell table:formula="of:=[.B276]+1" office:value-type="float" office:value="275" calcext:value-type="float">
            <text:p>275</text:p>
          </table:table-cell>
        </table:table-row>
        <table:table-row table:style-name="ro1">
          <table:table-cell table:formula="of:=IF([$Code.A278]=&quot;&quot;;&quot;&quot;;[$Code.A278])">
            <text:p/>
          </table:table-cell>
          <table:table-cell table:formula="of:=[.B277]+1" office:value-type="float" office:value="276" calcext:value-type="float">
            <text:p>276</text:p>
          </table:table-cell>
        </table:table-row>
        <table:table-row table:style-name="ro1">
          <table:table-cell table:formula="of:=IF([$Code.A279]=&quot;&quot;;&quot;&quot;;[$Code.A279])">
            <text:p/>
          </table:table-cell>
          <table:table-cell table:formula="of:=[.B278]+1" office:value-type="float" office:value="277" calcext:value-type="float">
            <text:p>277</text:p>
          </table:table-cell>
        </table:table-row>
        <table:table-row table:style-name="ro1">
          <table:table-cell table:formula="of:=IF([$Code.A280]=&quot;&quot;;&quot;&quot;;[$Code.A280])">
            <text:p/>
          </table:table-cell>
          <table:table-cell table:formula="of:=[.B279]+1" office:value-type="float" office:value="278" calcext:value-type="float">
            <text:p>278</text:p>
          </table:table-cell>
        </table:table-row>
        <table:table-row table:style-name="ro1">
          <table:table-cell table:formula="of:=IF([$Code.A281]=&quot;&quot;;&quot;&quot;;[$Code.A281])">
            <text:p/>
          </table:table-cell>
          <table:table-cell table:formula="of:=[.B280]+1" office:value-type="float" office:value="279" calcext:value-type="float">
            <text:p>279</text:p>
          </table:table-cell>
        </table:table-row>
        <table:table-row table:style-name="ro1">
          <table:table-cell table:formula="of:=IF([$Code.A282]=&quot;&quot;;&quot;&quot;;[$Code.A282])">
            <text:p/>
          </table:table-cell>
          <table:table-cell table:formula="of:=[.B281]+1" office:value-type="float" office:value="280" calcext:value-type="float">
            <text:p>280</text:p>
          </table:table-cell>
        </table:table-row>
        <table:table-row table:style-name="ro1">
          <table:table-cell table:formula="of:=IF([$Code.A283]=&quot;&quot;;&quot;&quot;;[$Code.A283])">
            <text:p/>
          </table:table-cell>
          <table:table-cell table:formula="of:=[.B282]+1" office:value-type="float" office:value="281" calcext:value-type="float">
            <text:p>281</text:p>
          </table:table-cell>
        </table:table-row>
        <table:table-row table:style-name="ro1">
          <table:table-cell table:formula="of:=IF([$Code.A284]=&quot;&quot;;&quot;&quot;;[$Code.A284])">
            <text:p/>
          </table:table-cell>
          <table:table-cell table:formula="of:=[.B283]+1" office:value-type="float" office:value="282" calcext:value-type="float">
            <text:p>282</text:p>
          </table:table-cell>
        </table:table-row>
        <table:table-row table:style-name="ro1">
          <table:table-cell table:formula="of:=IF([$Code.A285]=&quot;&quot;;&quot;&quot;;[$Code.A285])">
            <text:p/>
          </table:table-cell>
          <table:table-cell table:formula="of:=[.B284]+1" office:value-type="float" office:value="283" calcext:value-type="float">
            <text:p>283</text:p>
          </table:table-cell>
        </table:table-row>
        <table:table-row table:style-name="ro1">
          <table:table-cell table:formula="of:=IF([$Code.A286]=&quot;&quot;;&quot;&quot;;[$Code.A286])">
            <text:p/>
          </table:table-cell>
          <table:table-cell table:formula="of:=[.B285]+1" office:value-type="float" office:value="284" calcext:value-type="float">
            <text:p>284</text:p>
          </table:table-cell>
        </table:table-row>
        <table:table-row table:style-name="ro1">
          <table:table-cell table:formula="of:=IF([$Code.A287]=&quot;&quot;;&quot;&quot;;[$Code.A287])">
            <text:p/>
          </table:table-cell>
          <table:table-cell table:formula="of:=[.B286]+1" office:value-type="float" office:value="285" calcext:value-type="float">
            <text:p>285</text:p>
          </table:table-cell>
        </table:table-row>
        <table:table-row table:style-name="ro1">
          <table:table-cell table:formula="of:=IF([$Code.A288]=&quot;&quot;;&quot;&quot;;[$Code.A288])">
            <text:p/>
          </table:table-cell>
          <table:table-cell table:formula="of:=[.B287]+1" office:value-type="float" office:value="286" calcext:value-type="float">
            <text:p>286</text:p>
          </table:table-cell>
        </table:table-row>
        <table:table-row table:style-name="ro1">
          <table:table-cell table:formula="of:=IF([$Code.A289]=&quot;&quot;;&quot;&quot;;[$Code.A289])">
            <text:p/>
          </table:table-cell>
          <table:table-cell table:formula="of:=[.B288]+1" office:value-type="float" office:value="287" calcext:value-type="float">
            <text:p>287</text:p>
          </table:table-cell>
        </table:table-row>
        <table:table-row table:style-name="ro1">
          <table:table-cell table:formula="of:=IF([$Code.A290]=&quot;&quot;;&quot;&quot;;[$Code.A290])">
            <text:p/>
          </table:table-cell>
          <table:table-cell table:formula="of:=[.B289]+1" office:value-type="float" office:value="288" calcext:value-type="float">
            <text:p>288</text:p>
          </table:table-cell>
        </table:table-row>
        <table:table-row table:style-name="ro1">
          <table:table-cell table:formula="of:=IF([$Code.A291]=&quot;&quot;;&quot;&quot;;[$Code.A291])">
            <text:p/>
          </table:table-cell>
          <table:table-cell table:formula="of:=[.B290]+1" office:value-type="float" office:value="289" calcext:value-type="float">
            <text:p>289</text:p>
          </table:table-cell>
        </table:table-row>
        <table:table-row table:style-name="ro1">
          <table:table-cell table:formula="of:=IF([$Code.A292]=&quot;&quot;;&quot;&quot;;[$Code.A292])">
            <text:p/>
          </table:table-cell>
          <table:table-cell table:formula="of:=[.B291]+1" office:value-type="float" office:value="290" calcext:value-type="float">
            <text:p>290</text:p>
          </table:table-cell>
        </table:table-row>
        <table:table-row table:style-name="ro1">
          <table:table-cell table:formula="of:=IF([$Code.A293]=&quot;&quot;;&quot;&quot;;[$Code.A293])">
            <text:p/>
          </table:table-cell>
          <table:table-cell table:formula="of:=[.B292]+1" office:value-type="float" office:value="291" calcext:value-type="float">
            <text:p>291</text:p>
          </table:table-cell>
        </table:table-row>
        <table:table-row table:style-name="ro1">
          <table:table-cell table:formula="of:=IF([$Code.A294]=&quot;&quot;;&quot;&quot;;[$Code.A294])">
            <text:p/>
          </table:table-cell>
          <table:table-cell table:formula="of:=[.B293]+1" office:value-type="float" office:value="292" calcext:value-type="float">
            <text:p>292</text:p>
          </table:table-cell>
        </table:table-row>
        <table:table-row table:style-name="ro1">
          <table:table-cell table:formula="of:=IF([$Code.A295]=&quot;&quot;;&quot;&quot;;[$Code.A295])">
            <text:p/>
          </table:table-cell>
          <table:table-cell table:formula="of:=[.B294]+1" office:value-type="float" office:value="293" calcext:value-type="float">
            <text:p>293</text:p>
          </table:table-cell>
        </table:table-row>
        <table:table-row table:style-name="ro1">
          <table:table-cell table:formula="of:=IF([$Code.A296]=&quot;&quot;;&quot;&quot;;[$Code.A296])">
            <text:p/>
          </table:table-cell>
          <table:table-cell table:formula="of:=[.B295]+1" office:value-type="float" office:value="294" calcext:value-type="float">
            <text:p>294</text:p>
          </table:table-cell>
        </table:table-row>
        <table:table-row table:style-name="ro1">
          <table:table-cell table:formula="of:=IF([$Code.A297]=&quot;&quot;;&quot;&quot;;[$Code.A297])">
            <text:p/>
          </table:table-cell>
          <table:table-cell table:formula="of:=[.B296]+1" office:value-type="float" office:value="295" calcext:value-type="float">
            <text:p>295</text:p>
          </table:table-cell>
        </table:table-row>
        <table:table-row table:style-name="ro1">
          <table:table-cell table:formula="of:=IF([$Code.A298]=&quot;&quot;;&quot;&quot;;[$Code.A298])">
            <text:p/>
          </table:table-cell>
          <table:table-cell table:formula="of:=[.B297]+1" office:value-type="float" office:value="296" calcext:value-type="float">
            <text:p>296</text:p>
          </table:table-cell>
        </table:table-row>
        <table:table-row table:style-name="ro1">
          <table:table-cell table:formula="of:=IF([$Code.A299]=&quot;&quot;;&quot;&quot;;[$Code.A299])">
            <text:p/>
          </table:table-cell>
          <table:table-cell table:formula="of:=[.B298]+1" office:value-type="float" office:value="297" calcext:value-type="float">
            <text:p>297</text:p>
          </table:table-cell>
        </table:table-row>
        <table:table-row table:style-name="ro1">
          <table:table-cell table:formula="of:=IF([$Code.A300]=&quot;&quot;;&quot;&quot;;[$Code.A300])">
            <text:p/>
          </table:table-cell>
          <table:table-cell table:formula="of:=[.B299]+1" office:value-type="float" office:value="298" calcext:value-type="float">
            <text:p>298</text:p>
          </table:table-cell>
        </table:table-row>
        <table:table-row table:style-name="ro1">
          <table:table-cell table:formula="of:=IF([$Code.A301]=&quot;&quot;;&quot;&quot;;[$Code.A301])">
            <text:p/>
          </table:table-cell>
          <table:table-cell table:formula="of:=[.B300]+1" office:value-type="float" office:value="299" calcext:value-type="float">
            <text:p>299</text:p>
          </table:table-cell>
        </table:table-row>
        <table:table-row table:style-name="ro1">
          <table:table-cell table:formula="of:=IF([$Code.A302]=&quot;&quot;;&quot;&quot;;[$Code.A302])">
            <text:p/>
          </table:table-cell>
          <table:table-cell table:formula="of:=[.B301]+1" office:value-type="float" office:value="300" calcext:value-type="float">
            <text:p>300</text:p>
          </table:table-cell>
        </table:table-row>
        <table:table-row table:style-name="ro1">
          <table:table-cell table:formula="of:=IF([$Code.A303]=&quot;&quot;;&quot;&quot;;[$Code.A303])">
            <text:p/>
          </table:table-cell>
          <table:table-cell table:formula="of:=[.B302]+1" office:value-type="float" office:value="301" calcext:value-type="float">
            <text:p>301</text:p>
          </table:table-cell>
        </table:table-row>
        <table:table-row table:style-name="ro1">
          <table:table-cell table:formula="of:=IF([$Code.A304]=&quot;&quot;;&quot;&quot;;[$Code.A304])">
            <text:p/>
          </table:table-cell>
          <table:table-cell table:formula="of:=[.B303]+1" office:value-type="float" office:value="302" calcext:value-type="float">
            <text:p>302</text:p>
          </table:table-cell>
        </table:table-row>
        <table:table-row table:style-name="ro1">
          <table:table-cell table:formula="of:=IF([$Code.A305]=&quot;&quot;;&quot;&quot;;[$Code.A305])">
            <text:p/>
          </table:table-cell>
          <table:table-cell table:formula="of:=[.B304]+1" office:value-type="float" office:value="303" calcext:value-type="float">
            <text:p>303</text:p>
          </table:table-cell>
        </table:table-row>
        <table:table-row table:style-name="ro1">
          <table:table-cell table:formula="of:=IF([$Code.A306]=&quot;&quot;;&quot;&quot;;[$Code.A306])">
            <text:p/>
          </table:table-cell>
          <table:table-cell table:formula="of:=[.B305]+1" office:value-type="float" office:value="304" calcext:value-type="float">
            <text:p>304</text:p>
          </table:table-cell>
        </table:table-row>
        <table:table-row table:style-name="ro1">
          <table:table-cell table:formula="of:=IF([$Code.A307]=&quot;&quot;;&quot;&quot;;[$Code.A307])">
            <text:p/>
          </table:table-cell>
          <table:table-cell table:formula="of:=[.B306]+1" office:value-type="float" office:value="305" calcext:value-type="float">
            <text:p>305</text:p>
          </table:table-cell>
        </table:table-row>
        <table:table-row table:style-name="ro1">
          <table:table-cell table:formula="of:=IF([$Code.A308]=&quot;&quot;;&quot;&quot;;[$Code.A308])">
            <text:p/>
          </table:table-cell>
          <table:table-cell table:formula="of:=[.B307]+1" office:value-type="float" office:value="306" calcext:value-type="float">
            <text:p>306</text:p>
          </table:table-cell>
        </table:table-row>
        <table:table-row table:style-name="ro1">
          <table:table-cell table:formula="of:=IF([$Code.A309]=&quot;&quot;;&quot;&quot;;[$Code.A309])">
            <text:p/>
          </table:table-cell>
          <table:table-cell table:formula="of:=[.B308]+1" office:value-type="float" office:value="307" calcext:value-type="float">
            <text:p>307</text:p>
          </table:table-cell>
        </table:table-row>
        <table:table-row table:style-name="ro1">
          <table:table-cell table:formula="of:=IF([$Code.A310]=&quot;&quot;;&quot;&quot;;[$Code.A310])">
            <text:p/>
          </table:table-cell>
          <table:table-cell table:formula="of:=[.B309]+1" office:value-type="float" office:value="308" calcext:value-type="float">
            <text:p>308</text:p>
          </table:table-cell>
        </table:table-row>
        <table:table-row table:style-name="ro1">
          <table:table-cell table:formula="of:=IF([$Code.A311]=&quot;&quot;;&quot;&quot;;[$Code.A311])">
            <text:p/>
          </table:table-cell>
          <table:table-cell table:formula="of:=[.B310]+1" office:value-type="float" office:value="309" calcext:value-type="float">
            <text:p>309</text:p>
          </table:table-cell>
        </table:table-row>
        <table:table-row table:style-name="ro1">
          <table:table-cell table:formula="of:=IF([$Code.A312]=&quot;&quot;;&quot;&quot;;[$Code.A312])">
            <text:p/>
          </table:table-cell>
          <table:table-cell table:formula="of:=[.B311]+1" office:value-type="float" office:value="310" calcext:value-type="float">
            <text:p>310</text:p>
          </table:table-cell>
        </table:table-row>
        <table:table-row table:style-name="ro1">
          <table:table-cell table:formula="of:=IF([$Code.A313]=&quot;&quot;;&quot;&quot;;[$Code.A313])">
            <text:p/>
          </table:table-cell>
          <table:table-cell table:formula="of:=[.B312]+1" office:value-type="float" office:value="311" calcext:value-type="float">
            <text:p>311</text:p>
          </table:table-cell>
        </table:table-row>
        <table:table-row table:style-name="ro1">
          <table:table-cell table:formula="of:=IF([$Code.A314]=&quot;&quot;;&quot;&quot;;[$Code.A314])">
            <text:p/>
          </table:table-cell>
          <table:table-cell table:formula="of:=[.B313]+1" office:value-type="float" office:value="312" calcext:value-type="float">
            <text:p>312</text:p>
          </table:table-cell>
        </table:table-row>
        <table:table-row table:style-name="ro1">
          <table:table-cell table:formula="of:=IF([$Code.A315]=&quot;&quot;;&quot;&quot;;[$Code.A315])">
            <text:p/>
          </table:table-cell>
          <table:table-cell table:formula="of:=[.B314]+1" office:value-type="float" office:value="313" calcext:value-type="float">
            <text:p>313</text:p>
          </table:table-cell>
        </table:table-row>
        <table:table-row table:style-name="ro1">
          <table:table-cell table:formula="of:=IF([$Code.A316]=&quot;&quot;;&quot;&quot;;[$Code.A316])">
            <text:p/>
          </table:table-cell>
          <table:table-cell table:formula="of:=[.B315]+1" office:value-type="float" office:value="314" calcext:value-type="float">
            <text:p>314</text:p>
          </table:table-cell>
        </table:table-row>
        <table:table-row table:style-name="ro1">
          <table:table-cell table:formula="of:=IF([$Code.A317]=&quot;&quot;;&quot;&quot;;[$Code.A317])">
            <text:p/>
          </table:table-cell>
          <table:table-cell table:formula="of:=[.B316]+1" office:value-type="float" office:value="315" calcext:value-type="float">
            <text:p>315</text:p>
          </table:table-cell>
        </table:table-row>
        <table:table-row table:style-name="ro1">
          <table:table-cell table:formula="of:=IF([$Code.A318]=&quot;&quot;;&quot;&quot;;[$Code.A318])">
            <text:p/>
          </table:table-cell>
          <table:table-cell table:formula="of:=[.B317]+1" office:value-type="float" office:value="316" calcext:value-type="float">
            <text:p>316</text:p>
          </table:table-cell>
        </table:table-row>
        <table:table-row table:style-name="ro1">
          <table:table-cell table:formula="of:=IF([$Code.A319]=&quot;&quot;;&quot;&quot;;[$Code.A319])">
            <text:p/>
          </table:table-cell>
          <table:table-cell table:formula="of:=[.B318]+1" office:value-type="float" office:value="317" calcext:value-type="float">
            <text:p>317</text:p>
          </table:table-cell>
        </table:table-row>
        <table:table-row table:style-name="ro1">
          <table:table-cell table:formula="of:=IF([$Code.A320]=&quot;&quot;;&quot;&quot;;[$Code.A320])">
            <text:p/>
          </table:table-cell>
          <table:table-cell table:formula="of:=[.B319]+1" office:value-type="float" office:value="318" calcext:value-type="float">
            <text:p>318</text:p>
          </table:table-cell>
        </table:table-row>
        <table:table-row table:style-name="ro1">
          <table:table-cell table:formula="of:=IF([$Code.A321]=&quot;&quot;;&quot;&quot;;[$Code.A321])">
            <text:p/>
          </table:table-cell>
          <table:table-cell table:formula="of:=[.B320]+1" office:value-type="float" office:value="319" calcext:value-type="float">
            <text:p>319</text:p>
          </table:table-cell>
        </table:table-row>
        <table:table-row table:style-name="ro1">
          <table:table-cell table:formula="of:=IF([$Code.A322]=&quot;&quot;;&quot;&quot;;[$Code.A322])">
            <text:p/>
          </table:table-cell>
          <table:table-cell table:formula="of:=[.B321]+1" office:value-type="float" office:value="320" calcext:value-type="float">
            <text:p>320</text:p>
          </table:table-cell>
        </table:table-row>
        <table:table-row table:style-name="ro1">
          <table:table-cell table:formula="of:=IF([$Code.A323]=&quot;&quot;;&quot;&quot;;[$Code.A323])">
            <text:p/>
          </table:table-cell>
          <table:table-cell table:formula="of:=[.B322]+1" office:value-type="float" office:value="321" calcext:value-type="float">
            <text:p>321</text:p>
          </table:table-cell>
        </table:table-row>
        <table:table-row table:style-name="ro1">
          <table:table-cell table:formula="of:=IF([$Code.A324]=&quot;&quot;;&quot;&quot;;[$Code.A324])">
            <text:p/>
          </table:table-cell>
          <table:table-cell table:formula="of:=[.B323]+1" office:value-type="float" office:value="322" calcext:value-type="float">
            <text:p>322</text:p>
          </table:table-cell>
        </table:table-row>
        <table:table-row table:style-name="ro1">
          <table:table-cell table:formula="of:=IF([$Code.A325]=&quot;&quot;;&quot;&quot;;[$Code.A325])">
            <text:p/>
          </table:table-cell>
          <table:table-cell table:formula="of:=[.B324]+1" office:value-type="float" office:value="323" calcext:value-type="float">
            <text:p>323</text:p>
          </table:table-cell>
        </table:table-row>
        <table:table-row table:style-name="ro1">
          <table:table-cell table:formula="of:=IF([$Code.A326]=&quot;&quot;;&quot;&quot;;[$Code.A326])">
            <text:p/>
          </table:table-cell>
          <table:table-cell table:formula="of:=[.B325]+1" office:value-type="float" office:value="324" calcext:value-type="float">
            <text:p>324</text:p>
          </table:table-cell>
        </table:table-row>
        <table:table-row table:style-name="ro1">
          <table:table-cell table:formula="of:=IF([$Code.A327]=&quot;&quot;;&quot;&quot;;[$Code.A327])">
            <text:p/>
          </table:table-cell>
          <table:table-cell table:formula="of:=[.B326]+1" office:value-type="float" office:value="325" calcext:value-type="float">
            <text:p>325</text:p>
          </table:table-cell>
        </table:table-row>
        <table:table-row table:style-name="ro1">
          <table:table-cell table:formula="of:=IF([$Code.A328]=&quot;&quot;;&quot;&quot;;[$Code.A328])">
            <text:p/>
          </table:table-cell>
          <table:table-cell table:formula="of:=[.B327]+1" office:value-type="float" office:value="326" calcext:value-type="float">
            <text:p>326</text:p>
          </table:table-cell>
        </table:table-row>
        <table:table-row table:style-name="ro1">
          <table:table-cell table:formula="of:=IF([$Code.A329]=&quot;&quot;;&quot;&quot;;[$Code.A329])">
            <text:p/>
          </table:table-cell>
          <table:table-cell table:formula="of:=[.B328]+1" office:value-type="float" office:value="327" calcext:value-type="float">
            <text:p>327</text:p>
          </table:table-cell>
        </table:table-row>
        <table:table-row table:style-name="ro1">
          <table:table-cell table:formula="of:=IF([$Code.A330]=&quot;&quot;;&quot;&quot;;[$Code.A330])">
            <text:p/>
          </table:table-cell>
          <table:table-cell table:formula="of:=[.B329]+1" office:value-type="float" office:value="328" calcext:value-type="float">
            <text:p>328</text:p>
          </table:table-cell>
        </table:table-row>
        <table:table-row table:style-name="ro1">
          <table:table-cell table:formula="of:=IF([$Code.A331]=&quot;&quot;;&quot;&quot;;[$Code.A331])">
            <text:p/>
          </table:table-cell>
          <table:table-cell table:formula="of:=[.B330]+1" office:value-type="float" office:value="329" calcext:value-type="float">
            <text:p>329</text:p>
          </table:table-cell>
        </table:table-row>
        <table:table-row table:style-name="ro1">
          <table:table-cell table:formula="of:=IF([$Code.A332]=&quot;&quot;;&quot;&quot;;[$Code.A332])">
            <text:p/>
          </table:table-cell>
          <table:table-cell table:formula="of:=[.B331]+1" office:value-type="float" office:value="330" calcext:value-type="float">
            <text:p>330</text:p>
          </table:table-cell>
        </table:table-row>
        <table:table-row table:style-name="ro1">
          <table:table-cell table:formula="of:=IF([$Code.A333]=&quot;&quot;;&quot;&quot;;[$Code.A333])">
            <text:p/>
          </table:table-cell>
          <table:table-cell table:formula="of:=[.B332]+1" office:value-type="float" office:value="331" calcext:value-type="float">
            <text:p>331</text:p>
          </table:table-cell>
        </table:table-row>
        <table:table-row table:style-name="ro1">
          <table:table-cell table:formula="of:=IF([$Code.A334]=&quot;&quot;;&quot;&quot;;[$Code.A334])">
            <text:p/>
          </table:table-cell>
          <table:table-cell table:formula="of:=[.B333]+1" office:value-type="float" office:value="332" calcext:value-type="float">
            <text:p>332</text:p>
          </table:table-cell>
        </table:table-row>
        <table:table-row table:style-name="ro1">
          <table:table-cell table:formula="of:=IF([$Code.A335]=&quot;&quot;;&quot;&quot;;[$Code.A335])">
            <text:p/>
          </table:table-cell>
          <table:table-cell table:formula="of:=[.B334]+1" office:value-type="float" office:value="333" calcext:value-type="float">
            <text:p>333</text:p>
          </table:table-cell>
        </table:table-row>
        <table:table-row table:style-name="ro1">
          <table:table-cell table:formula="of:=IF([$Code.A336]=&quot;&quot;;&quot;&quot;;[$Code.A336])">
            <text:p/>
          </table:table-cell>
          <table:table-cell table:formula="of:=[.B335]+1" office:value-type="float" office:value="334" calcext:value-type="float">
            <text:p>334</text:p>
          </table:table-cell>
        </table:table-row>
        <table:table-row table:style-name="ro1">
          <table:table-cell table:formula="of:=IF([$Code.A337]=&quot;&quot;;&quot;&quot;;[$Code.A337])">
            <text:p/>
          </table:table-cell>
          <table:table-cell table:formula="of:=[.B336]+1" office:value-type="float" office:value="335" calcext:value-type="float">
            <text:p>335</text:p>
          </table:table-cell>
        </table:table-row>
        <table:table-row table:style-name="ro1">
          <table:table-cell table:formula="of:=IF([$Code.A338]=&quot;&quot;;&quot;&quot;;[$Code.A338])">
            <text:p/>
          </table:table-cell>
          <table:table-cell table:formula="of:=[.B337]+1" office:value-type="float" office:value="336" calcext:value-type="float">
            <text:p>336</text:p>
          </table:table-cell>
        </table:table-row>
        <table:table-row table:style-name="ro1">
          <table:table-cell table:formula="of:=IF([$Code.A339]=&quot;&quot;;&quot;&quot;;[$Code.A339])">
            <text:p/>
          </table:table-cell>
          <table:table-cell table:formula="of:=[.B338]+1" office:value-type="float" office:value="337" calcext:value-type="float">
            <text:p>337</text:p>
          </table:table-cell>
        </table:table-row>
        <table:table-row table:style-name="ro1">
          <table:table-cell table:formula="of:=IF([$Code.A340]=&quot;&quot;;&quot;&quot;;[$Code.A340])">
            <text:p/>
          </table:table-cell>
          <table:table-cell table:formula="of:=[.B339]+1" office:value-type="float" office:value="338" calcext:value-type="float">
            <text:p>338</text:p>
          </table:table-cell>
        </table:table-row>
        <table:table-row table:style-name="ro1">
          <table:table-cell table:formula="of:=IF([$Code.A341]=&quot;&quot;;&quot;&quot;;[$Code.A341])">
            <text:p/>
          </table:table-cell>
          <table:table-cell table:formula="of:=[.B340]+1" office:value-type="float" office:value="339" calcext:value-type="float">
            <text:p>339</text:p>
          </table:table-cell>
        </table:table-row>
        <table:table-row table:style-name="ro1">
          <table:table-cell table:formula="of:=IF([$Code.A342]=&quot;&quot;;&quot;&quot;;[$Code.A342])">
            <text:p/>
          </table:table-cell>
          <table:table-cell table:formula="of:=[.B341]+1" office:value-type="float" office:value="340" calcext:value-type="float">
            <text:p>340</text:p>
          </table:table-cell>
        </table:table-row>
        <table:table-row table:style-name="ro1">
          <table:table-cell table:formula="of:=IF([$Code.A343]=&quot;&quot;;&quot;&quot;;[$Code.A343])">
            <text:p/>
          </table:table-cell>
          <table:table-cell table:formula="of:=[.B342]+1" office:value-type="float" office:value="341" calcext:value-type="float">
            <text:p>341</text:p>
          </table:table-cell>
        </table:table-row>
        <table:table-row table:style-name="ro1">
          <table:table-cell table:formula="of:=IF([$Code.A344]=&quot;&quot;;&quot;&quot;;[$Code.A344])">
            <text:p/>
          </table:table-cell>
          <table:table-cell table:formula="of:=[.B343]+1" office:value-type="float" office:value="342" calcext:value-type="float">
            <text:p>342</text:p>
          </table:table-cell>
        </table:table-row>
        <table:table-row table:style-name="ro1">
          <table:table-cell table:formula="of:=IF([$Code.A345]=&quot;&quot;;&quot;&quot;;[$Code.A345])">
            <text:p/>
          </table:table-cell>
          <table:table-cell table:formula="of:=[.B344]+1" office:value-type="float" office:value="343" calcext:value-type="float">
            <text:p>343</text:p>
          </table:table-cell>
        </table:table-row>
        <table:table-row table:style-name="ro1">
          <table:table-cell table:formula="of:=IF([$Code.A346]=&quot;&quot;;&quot;&quot;;[$Code.A346])">
            <text:p/>
          </table:table-cell>
          <table:table-cell table:formula="of:=[.B345]+1" office:value-type="float" office:value="344" calcext:value-type="float">
            <text:p>344</text:p>
          </table:table-cell>
        </table:table-row>
        <table:table-row table:style-name="ro1">
          <table:table-cell table:formula="of:=IF([$Code.A347]=&quot;&quot;;&quot;&quot;;[$Code.A347])">
            <text:p/>
          </table:table-cell>
          <table:table-cell table:formula="of:=[.B346]+1" office:value-type="float" office:value="345" calcext:value-type="float">
            <text:p>345</text:p>
          </table:table-cell>
        </table:table-row>
        <table:table-row table:style-name="ro1">
          <table:table-cell table:formula="of:=IF([$Code.A348]=&quot;&quot;;&quot;&quot;;[$Code.A348])">
            <text:p/>
          </table:table-cell>
          <table:table-cell table:formula="of:=[.B347]+1" office:value-type="float" office:value="346" calcext:value-type="float">
            <text:p>346</text:p>
          </table:table-cell>
        </table:table-row>
        <table:table-row table:style-name="ro1">
          <table:table-cell table:formula="of:=IF([$Code.A349]=&quot;&quot;;&quot;&quot;;[$Code.A349])">
            <text:p/>
          </table:table-cell>
          <table:table-cell table:formula="of:=[.B348]+1" office:value-type="float" office:value="347" calcext:value-type="float">
            <text:p>347</text:p>
          </table:table-cell>
        </table:table-row>
        <table:table-row table:style-name="ro1">
          <table:table-cell table:formula="of:=IF([$Code.A350]=&quot;&quot;;&quot;&quot;;[$Code.A350])">
            <text:p/>
          </table:table-cell>
          <table:table-cell table:formula="of:=[.B349]+1" office:value-type="float" office:value="348" calcext:value-type="float">
            <text:p>348</text:p>
          </table:table-cell>
        </table:table-row>
        <table:table-row table:style-name="ro1">
          <table:table-cell table:formula="of:=IF([$Code.A351]=&quot;&quot;;&quot;&quot;;[$Code.A351])">
            <text:p/>
          </table:table-cell>
          <table:table-cell table:formula="of:=[.B350]+1" office:value-type="float" office:value="349" calcext:value-type="float">
            <text:p>349</text:p>
          </table:table-cell>
        </table:table-row>
        <table:table-row table:style-name="ro1">
          <table:table-cell table:formula="of:=IF([$Code.A352]=&quot;&quot;;&quot;&quot;;[$Code.A352])">
            <text:p/>
          </table:table-cell>
          <table:table-cell table:formula="of:=[.B351]+1" office:value-type="float" office:value="350" calcext:value-type="float">
            <text:p>350</text:p>
          </table:table-cell>
        </table:table-row>
        <table:table-row table:style-name="ro1">
          <table:table-cell table:formula="of:=IF([$Code.A353]=&quot;&quot;;&quot;&quot;;[$Code.A353])">
            <text:p/>
          </table:table-cell>
          <table:table-cell table:formula="of:=[.B352]+1" office:value-type="float" office:value="351" calcext:value-type="float">
            <text:p>351</text:p>
          </table:table-cell>
        </table:table-row>
        <table:table-row table:style-name="ro1">
          <table:table-cell table:formula="of:=IF([$Code.A354]=&quot;&quot;;&quot;&quot;;[$Code.A354])">
            <text:p/>
          </table:table-cell>
          <table:table-cell table:formula="of:=[.B353]+1" office:value-type="float" office:value="352" calcext:value-type="float">
            <text:p>352</text:p>
          </table:table-cell>
        </table:table-row>
        <table:table-row table:style-name="ro1">
          <table:table-cell table:formula="of:=IF([$Code.A355]=&quot;&quot;;&quot;&quot;;[$Code.A355])">
            <text:p/>
          </table:table-cell>
          <table:table-cell table:formula="of:=[.B354]+1" office:value-type="float" office:value="353" calcext:value-type="float">
            <text:p>353</text:p>
          </table:table-cell>
        </table:table-row>
        <table:table-row table:style-name="ro1">
          <table:table-cell table:formula="of:=IF([$Code.A356]=&quot;&quot;;&quot;&quot;;[$Code.A356])">
            <text:p/>
          </table:table-cell>
          <table:table-cell table:formula="of:=[.B355]+1" office:value-type="float" office:value="354" calcext:value-type="float">
            <text:p>354</text:p>
          </table:table-cell>
        </table:table-row>
        <table:table-row table:style-name="ro1">
          <table:table-cell table:formula="of:=IF([$Code.A357]=&quot;&quot;;&quot;&quot;;[$Code.A357])">
            <text:p/>
          </table:table-cell>
          <table:table-cell table:formula="of:=[.B356]+1" office:value-type="float" office:value="355" calcext:value-type="float">
            <text:p>355</text:p>
          </table:table-cell>
        </table:table-row>
        <table:table-row table:style-name="ro1">
          <table:table-cell table:formula="of:=IF([$Code.A358]=&quot;&quot;;&quot;&quot;;[$Code.A358])">
            <text:p/>
          </table:table-cell>
          <table:table-cell table:formula="of:=[.B357]+1" office:value-type="float" office:value="356" calcext:value-type="float">
            <text:p>356</text:p>
          </table:table-cell>
        </table:table-row>
        <table:table-row table:style-name="ro1">
          <table:table-cell table:formula="of:=IF([$Code.A359]=&quot;&quot;;&quot;&quot;;[$Code.A359])">
            <text:p/>
          </table:table-cell>
          <table:table-cell table:formula="of:=[.B358]+1" office:value-type="float" office:value="357" calcext:value-type="float">
            <text:p>357</text:p>
          </table:table-cell>
        </table:table-row>
        <table:table-row table:style-name="ro1">
          <table:table-cell table:formula="of:=IF([$Code.A360]=&quot;&quot;;&quot;&quot;;[$Code.A360])">
            <text:p/>
          </table:table-cell>
          <table:table-cell table:formula="of:=[.B359]+1" office:value-type="float" office:value="358" calcext:value-type="float">
            <text:p>358</text:p>
          </table:table-cell>
        </table:table-row>
        <table:table-row table:style-name="ro1">
          <table:table-cell table:formula="of:=IF([$Code.A361]=&quot;&quot;;&quot;&quot;;[$Code.A361])">
            <text:p/>
          </table:table-cell>
          <table:table-cell table:formula="of:=[.B360]+1" office:value-type="float" office:value="359" calcext:value-type="float">
            <text:p>359</text:p>
          </table:table-cell>
        </table:table-row>
        <table:table-row table:style-name="ro1">
          <table:table-cell table:formula="of:=IF([$Code.A362]=&quot;&quot;;&quot;&quot;;[$Code.A362])">
            <text:p/>
          </table:table-cell>
          <table:table-cell table:formula="of:=[.B361]+1" office:value-type="float" office:value="360" calcext:value-type="float">
            <text:p>360</text:p>
          </table:table-cell>
        </table:table-row>
        <table:table-row table:style-name="ro1">
          <table:table-cell table:formula="of:=IF([$Code.A363]=&quot;&quot;;&quot;&quot;;[$Code.A363])">
            <text:p/>
          </table:table-cell>
          <table:table-cell table:formula="of:=[.B362]+1" office:value-type="float" office:value="361" calcext:value-type="float">
            <text:p>361</text:p>
          </table:table-cell>
        </table:table-row>
        <table:table-row table:style-name="ro1">
          <table:table-cell table:formula="of:=IF([$Code.A364]=&quot;&quot;;&quot;&quot;;[$Code.A364])">
            <text:p/>
          </table:table-cell>
          <table:table-cell table:formula="of:=[.B363]+1" office:value-type="float" office:value="362" calcext:value-type="float">
            <text:p>362</text:p>
          </table:table-cell>
        </table:table-row>
        <table:table-row table:style-name="ro1">
          <table:table-cell table:formula="of:=IF([$Code.A365]=&quot;&quot;;&quot;&quot;;[$Code.A365])">
            <text:p/>
          </table:table-cell>
          <table:table-cell table:formula="of:=[.B364]+1" office:value-type="float" office:value="363" calcext:value-type="float">
            <text:p>363</text:p>
          </table:table-cell>
        </table:table-row>
        <table:table-row table:style-name="ro1">
          <table:table-cell table:formula="of:=IF([$Code.A366]=&quot;&quot;;&quot;&quot;;[$Code.A366])">
            <text:p/>
          </table:table-cell>
          <table:table-cell table:formula="of:=[.B365]+1" office:value-type="float" office:value="364" calcext:value-type="float">
            <text:p>364</text:p>
          </table:table-cell>
        </table:table-row>
        <table:table-row table:style-name="ro1">
          <table:table-cell table:formula="of:=IF([$Code.A367]=&quot;&quot;;&quot;&quot;;[$Code.A367])">
            <text:p/>
          </table:table-cell>
          <table:table-cell table:formula="of:=[.B366]+1" office:value-type="float" office:value="365" calcext:value-type="float">
            <text:p>365</text:p>
          </table:table-cell>
        </table:table-row>
        <table:table-row table:style-name="ro1">
          <table:table-cell table:formula="of:=IF([$Code.A368]=&quot;&quot;;&quot;&quot;;[$Code.A368])">
            <text:p/>
          </table:table-cell>
          <table:table-cell table:formula="of:=[.B367]+1" office:value-type="float" office:value="366" calcext:value-type="float">
            <text:p>366</text:p>
          </table:table-cell>
        </table:table-row>
        <table:table-row table:style-name="ro1">
          <table:table-cell table:formula="of:=IF([$Code.A369]=&quot;&quot;;&quot;&quot;;[$Code.A369])">
            <text:p/>
          </table:table-cell>
          <table:table-cell table:formula="of:=[.B368]+1" office:value-type="float" office:value="367" calcext:value-type="float">
            <text:p>367</text:p>
          </table:table-cell>
        </table:table-row>
        <table:table-row table:style-name="ro1">
          <table:table-cell table:formula="of:=IF([$Code.A370]=&quot;&quot;;&quot;&quot;;[$Code.A370])">
            <text:p/>
          </table:table-cell>
          <table:table-cell table:formula="of:=[.B369]+1" office:value-type="float" office:value="368" calcext:value-type="float">
            <text:p>368</text:p>
          </table:table-cell>
        </table:table-row>
        <table:table-row table:style-name="ro1">
          <table:table-cell table:formula="of:=IF([$Code.A371]=&quot;&quot;;&quot;&quot;;[$Code.A371])">
            <text:p/>
          </table:table-cell>
          <table:table-cell table:formula="of:=[.B370]+1" office:value-type="float" office:value="369" calcext:value-type="float">
            <text:p>369</text:p>
          </table:table-cell>
        </table:table-row>
        <table:table-row table:style-name="ro1">
          <table:table-cell table:formula="of:=IF([$Code.A372]=&quot;&quot;;&quot;&quot;;[$Code.A372])">
            <text:p/>
          </table:table-cell>
          <table:table-cell table:formula="of:=[.B371]+1" office:value-type="float" office:value="370" calcext:value-type="float">
            <text:p>370</text:p>
          </table:table-cell>
        </table:table-row>
        <table:table-row table:style-name="ro1">
          <table:table-cell table:formula="of:=IF([$Code.A373]=&quot;&quot;;&quot;&quot;;[$Code.A373])">
            <text:p/>
          </table:table-cell>
          <table:table-cell table:formula="of:=[.B372]+1" office:value-type="float" office:value="371" calcext:value-type="float">
            <text:p>371</text:p>
          </table:table-cell>
        </table:table-row>
        <table:table-row table:style-name="ro1">
          <table:table-cell table:formula="of:=IF([$Code.A374]=&quot;&quot;;&quot;&quot;;[$Code.A374])">
            <text:p/>
          </table:table-cell>
          <table:table-cell table:formula="of:=[.B373]+1" office:value-type="float" office:value="372" calcext:value-type="float">
            <text:p>372</text:p>
          </table:table-cell>
        </table:table-row>
        <table:table-row table:style-name="ro1">
          <table:table-cell table:formula="of:=IF([$Code.A375]=&quot;&quot;;&quot;&quot;;[$Code.A375])">
            <text:p/>
          </table:table-cell>
          <table:table-cell table:formula="of:=[.B374]+1" office:value-type="float" office:value="373" calcext:value-type="float">
            <text:p>373</text:p>
          </table:table-cell>
        </table:table-row>
        <table:table-row table:style-name="ro1">
          <table:table-cell table:formula="of:=IF([$Code.A376]=&quot;&quot;;&quot;&quot;;[$Code.A376])">
            <text:p/>
          </table:table-cell>
          <table:table-cell table:formula="of:=[.B375]+1" office:value-type="float" office:value="374" calcext:value-type="float">
            <text:p>374</text:p>
          </table:table-cell>
        </table:table-row>
        <table:table-row table:style-name="ro1">
          <table:table-cell table:formula="of:=IF([$Code.A377]=&quot;&quot;;&quot;&quot;;[$Code.A377])">
            <text:p/>
          </table:table-cell>
          <table:table-cell table:formula="of:=[.B376]+1" office:value-type="float" office:value="375" calcext:value-type="float">
            <text:p>375</text:p>
          </table:table-cell>
        </table:table-row>
        <table:table-row table:style-name="ro1">
          <table:table-cell table:formula="of:=IF([$Code.A378]=&quot;&quot;;&quot;&quot;;[$Code.A378])">
            <text:p/>
          </table:table-cell>
          <table:table-cell table:formula="of:=[.B377]+1" office:value-type="float" office:value="376" calcext:value-type="float">
            <text:p>376</text:p>
          </table:table-cell>
        </table:table-row>
        <table:table-row table:style-name="ro1">
          <table:table-cell table:formula="of:=IF([$Code.A379]=&quot;&quot;;&quot;&quot;;[$Code.A379])">
            <text:p/>
          </table:table-cell>
          <table:table-cell table:formula="of:=[.B378]+1" office:value-type="float" office:value="377" calcext:value-type="float">
            <text:p>377</text:p>
          </table:table-cell>
        </table:table-row>
        <table:table-row table:style-name="ro1">
          <table:table-cell table:formula="of:=IF([$Code.A380]=&quot;&quot;;&quot;&quot;;[$Code.A380])">
            <text:p/>
          </table:table-cell>
          <table:table-cell table:formula="of:=[.B379]+1" office:value-type="float" office:value="378" calcext:value-type="float">
            <text:p>378</text:p>
          </table:table-cell>
        </table:table-row>
        <table:table-row table:style-name="ro1">
          <table:table-cell table:formula="of:=IF([$Code.A381]=&quot;&quot;;&quot;&quot;;[$Code.A381])">
            <text:p/>
          </table:table-cell>
          <table:table-cell table:formula="of:=[.B380]+1" office:value-type="float" office:value="379" calcext:value-type="float">
            <text:p>379</text:p>
          </table:table-cell>
        </table:table-row>
        <table:table-row table:style-name="ro1">
          <table:table-cell table:formula="of:=IF([$Code.A382]=&quot;&quot;;&quot;&quot;;[$Code.A382])">
            <text:p/>
          </table:table-cell>
          <table:table-cell table:formula="of:=[.B381]+1" office:value-type="float" office:value="380" calcext:value-type="float">
            <text:p>380</text:p>
          </table:table-cell>
        </table:table-row>
        <table:table-row table:style-name="ro1">
          <table:table-cell table:formula="of:=IF([$Code.A383]=&quot;&quot;;&quot;&quot;;[$Code.A383])">
            <text:p/>
          </table:table-cell>
          <table:table-cell table:formula="of:=[.B382]+1" office:value-type="float" office:value="381" calcext:value-type="float">
            <text:p>381</text:p>
          </table:table-cell>
        </table:table-row>
        <table:table-row table:style-name="ro1">
          <table:table-cell table:formula="of:=IF([$Code.A384]=&quot;&quot;;&quot;&quot;;[$Code.A384])">
            <text:p/>
          </table:table-cell>
          <table:table-cell table:formula="of:=[.B383]+1" office:value-type="float" office:value="382" calcext:value-type="float">
            <text:p>382</text:p>
          </table:table-cell>
        </table:table-row>
        <table:table-row table:style-name="ro1">
          <table:table-cell table:formula="of:=IF([$Code.A385]=&quot;&quot;;&quot;&quot;;[$Code.A385])">
            <text:p/>
          </table:table-cell>
          <table:table-cell table:formula="of:=[.B384]+1" office:value-type="float" office:value="383" calcext:value-type="float">
            <text:p>383</text:p>
          </table:table-cell>
        </table:table-row>
        <table:table-row table:style-name="ro1">
          <table:table-cell table:formula="of:=IF([$Code.A386]=&quot;&quot;;&quot;&quot;;[$Code.A386])">
            <text:p/>
          </table:table-cell>
          <table:table-cell table:formula="of:=[.B385]+1" office:value-type="float" office:value="384" calcext:value-type="float">
            <text:p>384</text:p>
          </table:table-cell>
        </table:table-row>
        <table:table-row table:style-name="ro1">
          <table:table-cell table:formula="of:=IF([$Code.A387]=&quot;&quot;;&quot;&quot;;[$Code.A387])">
            <text:p/>
          </table:table-cell>
          <table:table-cell table:formula="of:=[.B386]+1" office:value-type="float" office:value="385" calcext:value-type="float">
            <text:p>385</text:p>
          </table:table-cell>
        </table:table-row>
        <table:table-row table:style-name="ro1">
          <table:table-cell table:formula="of:=IF([$Code.A388]=&quot;&quot;;&quot;&quot;;[$Code.A388])">
            <text:p/>
          </table:table-cell>
          <table:table-cell table:formula="of:=[.B387]+1" office:value-type="float" office:value="386" calcext:value-type="float">
            <text:p>386</text:p>
          </table:table-cell>
        </table:table-row>
        <table:table-row table:style-name="ro1">
          <table:table-cell table:formula="of:=IF([$Code.A389]=&quot;&quot;;&quot;&quot;;[$Code.A389])">
            <text:p/>
          </table:table-cell>
          <table:table-cell table:formula="of:=[.B388]+1" office:value-type="float" office:value="387" calcext:value-type="float">
            <text:p>387</text:p>
          </table:table-cell>
        </table:table-row>
        <table:table-row table:style-name="ro1">
          <table:table-cell table:formula="of:=IF([$Code.A390]=&quot;&quot;;&quot;&quot;;[$Code.A390])">
            <text:p/>
          </table:table-cell>
          <table:table-cell table:formula="of:=[.B389]+1" office:value-type="float" office:value="388" calcext:value-type="float">
            <text:p>388</text:p>
          </table:table-cell>
        </table:table-row>
        <table:table-row table:style-name="ro1">
          <table:table-cell table:formula="of:=IF([$Code.A391]=&quot;&quot;;&quot;&quot;;[$Code.A391])">
            <text:p/>
          </table:table-cell>
          <table:table-cell table:formula="of:=[.B390]+1" office:value-type="float" office:value="389" calcext:value-type="float">
            <text:p>389</text:p>
          </table:table-cell>
        </table:table-row>
        <table:table-row table:style-name="ro1">
          <table:table-cell table:formula="of:=IF([$Code.A392]=&quot;&quot;;&quot;&quot;;[$Code.A392])">
            <text:p/>
          </table:table-cell>
          <table:table-cell table:formula="of:=[.B391]+1" office:value-type="float" office:value="390" calcext:value-type="float">
            <text:p>390</text:p>
          </table:table-cell>
        </table:table-row>
        <table:table-row table:style-name="ro1">
          <table:table-cell table:formula="of:=IF([$Code.A393]=&quot;&quot;;&quot;&quot;;[$Code.A393])">
            <text:p/>
          </table:table-cell>
          <table:table-cell table:formula="of:=[.B392]+1" office:value-type="float" office:value="391" calcext:value-type="float">
            <text:p>391</text:p>
          </table:table-cell>
        </table:table-row>
        <table:table-row table:style-name="ro1">
          <table:table-cell table:formula="of:=IF([$Code.A394]=&quot;&quot;;&quot;&quot;;[$Code.A394])">
            <text:p/>
          </table:table-cell>
          <table:table-cell table:formula="of:=[.B393]+1" office:value-type="float" office:value="392" calcext:value-type="float">
            <text:p>392</text:p>
          </table:table-cell>
        </table:table-row>
        <table:table-row table:style-name="ro1">
          <table:table-cell table:formula="of:=IF([$Code.A395]=&quot;&quot;;&quot;&quot;;[$Code.A395])">
            <text:p/>
          </table:table-cell>
          <table:table-cell table:formula="of:=[.B394]+1" office:value-type="float" office:value="393" calcext:value-type="float">
            <text:p>393</text:p>
          </table:table-cell>
        </table:table-row>
        <table:table-row table:style-name="ro1">
          <table:table-cell table:formula="of:=IF([$Code.A396]=&quot;&quot;;&quot;&quot;;[$Code.A396])">
            <text:p/>
          </table:table-cell>
          <table:table-cell table:formula="of:=[.B395]+1" office:value-type="float" office:value="394" calcext:value-type="float">
            <text:p>394</text:p>
          </table:table-cell>
        </table:table-row>
        <table:table-row table:style-name="ro1">
          <table:table-cell table:formula="of:=IF([$Code.A397]=&quot;&quot;;&quot;&quot;;[$Code.A397])">
            <text:p/>
          </table:table-cell>
          <table:table-cell table:formula="of:=[.B396]+1" office:value-type="float" office:value="395" calcext:value-type="float">
            <text:p>395</text:p>
          </table:table-cell>
        </table:table-row>
        <table:table-row table:style-name="ro1">
          <table:table-cell table:formula="of:=IF([$Code.A398]=&quot;&quot;;&quot;&quot;;[$Code.A398])">
            <text:p/>
          </table:table-cell>
          <table:table-cell table:formula="of:=[.B397]+1" office:value-type="float" office:value="396" calcext:value-type="float">
            <text:p>396</text:p>
          </table:table-cell>
        </table:table-row>
        <table:table-row table:style-name="ro1">
          <table:table-cell table:formula="of:=IF([$Code.A399]=&quot;&quot;;&quot;&quot;;[$Code.A399])">
            <text:p/>
          </table:table-cell>
          <table:table-cell table:formula="of:=[.B398]+1" office:value-type="float" office:value="397" calcext:value-type="float">
            <text:p>397</text:p>
          </table:table-cell>
        </table:table-row>
        <table:table-row table:style-name="ro1">
          <table:table-cell table:formula="of:=IF([$Code.A400]=&quot;&quot;;&quot;&quot;;[$Code.A400])">
            <text:p/>
          </table:table-cell>
          <table:table-cell table:formula="of:=[.B399]+1" office:value-type="float" office:value="398" calcext:value-type="float">
            <text:p>398</text:p>
          </table:table-cell>
        </table:table-row>
        <table:table-row table:style-name="ro1">
          <table:table-cell table:formula="of:=IF([$Code.A401]=&quot;&quot;;&quot;&quot;;[$Code.A401])">
            <text:p/>
          </table:table-cell>
          <table:table-cell table:formula="of:=[.B400]+1" office:value-type="float" office:value="399" calcext:value-type="float">
            <text:p>399</text:p>
          </table:table-cell>
        </table:table-row>
        <table:table-row table:style-name="ro1">
          <table:table-cell table:formula="of:=IF([$Code.A402]=&quot;&quot;;&quot;&quot;;[$Code.A402])">
            <text:p/>
          </table:table-cell>
          <table:table-cell table:formula="of:=[.B401]+1" office:value-type="float" office:value="400" calcext:value-type="float">
            <text:p>400</text:p>
          </table:table-cell>
        </table:table-row>
        <table:table-row table:style-name="ro1">
          <table:table-cell table:formula="of:=IF([$Code.A403]=&quot;&quot;;&quot;&quot;;[$Code.A403])">
            <text:p/>
          </table:table-cell>
          <table:table-cell table:formula="of:=[.B402]+1" office:value-type="float" office:value="401" calcext:value-type="float">
            <text:p>401</text:p>
          </table:table-cell>
        </table:table-row>
        <table:table-row table:style-name="ro1">
          <table:table-cell table:formula="of:=IF([$Code.A404]=&quot;&quot;;&quot;&quot;;[$Code.A404])">
            <text:p/>
          </table:table-cell>
          <table:table-cell table:formula="of:=[.B403]+1" office:value-type="float" office:value="402" calcext:value-type="float">
            <text:p>402</text:p>
          </table:table-cell>
        </table:table-row>
        <table:table-row table:style-name="ro1">
          <table:table-cell table:formula="of:=IF([$Code.A405]=&quot;&quot;;&quot;&quot;;[$Code.A405])">
            <text:p/>
          </table:table-cell>
          <table:table-cell table:formula="of:=[.B404]+1" office:value-type="float" office:value="403" calcext:value-type="float">
            <text:p>403</text:p>
          </table:table-cell>
        </table:table-row>
        <table:table-row table:style-name="ro1">
          <table:table-cell table:formula="of:=IF([$Code.A406]=&quot;&quot;;&quot;&quot;;[$Code.A406])">
            <text:p/>
          </table:table-cell>
          <table:table-cell table:formula="of:=[.B405]+1" office:value-type="float" office:value="404" calcext:value-type="float">
            <text:p>404</text:p>
          </table:table-cell>
        </table:table-row>
        <table:table-row table:style-name="ro1">
          <table:table-cell table:formula="of:=IF([$Code.A407]=&quot;&quot;;&quot;&quot;;[$Code.A407])">
            <text:p/>
          </table:table-cell>
          <table:table-cell table:formula="of:=[.B406]+1" office:value-type="float" office:value="405" calcext:value-type="float">
            <text:p>405</text:p>
          </table:table-cell>
        </table:table-row>
        <table:table-row table:style-name="ro1">
          <table:table-cell table:formula="of:=IF([$Code.A408]=&quot;&quot;;&quot;&quot;;[$Code.A408])">
            <text:p/>
          </table:table-cell>
          <table:table-cell table:formula="of:=[.B407]+1" office:value-type="float" office:value="406" calcext:value-type="float">
            <text:p>406</text:p>
          </table:table-cell>
        </table:table-row>
        <table:table-row table:style-name="ro1">
          <table:table-cell table:formula="of:=IF([$Code.A409]=&quot;&quot;;&quot;&quot;;[$Code.A409])">
            <text:p/>
          </table:table-cell>
          <table:table-cell table:formula="of:=[.B408]+1" office:value-type="float" office:value="407" calcext:value-type="float">
            <text:p>407</text:p>
          </table:table-cell>
        </table:table-row>
        <table:table-row table:style-name="ro1">
          <table:table-cell table:formula="of:=IF([$Code.A410]=&quot;&quot;;&quot;&quot;;[$Code.A410])">
            <text:p/>
          </table:table-cell>
          <table:table-cell table:formula="of:=[.B409]+1" office:value-type="float" office:value="408" calcext:value-type="float">
            <text:p>408</text:p>
          </table:table-cell>
        </table:table-row>
        <table:table-row table:style-name="ro1">
          <table:table-cell table:formula="of:=IF([$Code.A411]=&quot;&quot;;&quot;&quot;;[$Code.A411])">
            <text:p/>
          </table:table-cell>
          <table:table-cell table:formula="of:=[.B410]+1" office:value-type="float" office:value="409" calcext:value-type="float">
            <text:p>409</text:p>
          </table:table-cell>
        </table:table-row>
        <table:table-row table:style-name="ro1">
          <table:table-cell table:formula="of:=IF([$Code.A412]=&quot;&quot;;&quot;&quot;;[$Code.A412])">
            <text:p/>
          </table:table-cell>
          <table:table-cell table:formula="of:=[.B411]+1" office:value-type="float" office:value="410" calcext:value-type="float">
            <text:p>410</text:p>
          </table:table-cell>
        </table:table-row>
        <table:table-row table:style-name="ro1">
          <table:table-cell table:formula="of:=IF([$Code.A413]=&quot;&quot;;&quot;&quot;;[$Code.A413])">
            <text:p/>
          </table:table-cell>
          <table:table-cell table:formula="of:=[.B412]+1" office:value-type="float" office:value="411" calcext:value-type="float">
            <text:p>411</text:p>
          </table:table-cell>
        </table:table-row>
        <table:table-row table:style-name="ro1">
          <table:table-cell table:formula="of:=IF([$Code.A414]=&quot;&quot;;&quot;&quot;;[$Code.A414])">
            <text:p/>
          </table:table-cell>
          <table:table-cell table:formula="of:=[.B413]+1" office:value-type="float" office:value="412" calcext:value-type="float">
            <text:p>412</text:p>
          </table:table-cell>
        </table:table-row>
        <table:table-row table:style-name="ro1">
          <table:table-cell table:formula="of:=IF([$Code.A415]=&quot;&quot;;&quot;&quot;;[$Code.A415])">
            <text:p/>
          </table:table-cell>
          <table:table-cell table:formula="of:=[.B414]+1" office:value-type="float" office:value="413" calcext:value-type="float">
            <text:p>413</text:p>
          </table:table-cell>
        </table:table-row>
        <table:table-row table:style-name="ro1">
          <table:table-cell table:formula="of:=IF([$Code.A416]=&quot;&quot;;&quot;&quot;;[$Code.A416])">
            <text:p/>
          </table:table-cell>
          <table:table-cell table:formula="of:=[.B415]+1" office:value-type="float" office:value="414" calcext:value-type="float">
            <text:p>414</text:p>
          </table:table-cell>
        </table:table-row>
        <table:table-row table:style-name="ro1">
          <table:table-cell table:formula="of:=IF([$Code.A417]=&quot;&quot;;&quot;&quot;;[$Code.A417])">
            <text:p/>
          </table:table-cell>
          <table:table-cell table:formula="of:=[.B416]+1" office:value-type="float" office:value="415" calcext:value-type="float">
            <text:p>415</text:p>
          </table:table-cell>
        </table:table-row>
        <table:table-row table:style-name="ro1">
          <table:table-cell table:formula="of:=IF([$Code.A418]=&quot;&quot;;&quot;&quot;;[$Code.A418])">
            <text:p/>
          </table:table-cell>
          <table:table-cell table:formula="of:=[.B417]+1" office:value-type="float" office:value="416" calcext:value-type="float">
            <text:p>416</text:p>
          </table:table-cell>
        </table:table-row>
        <table:table-row table:style-name="ro1">
          <table:table-cell table:formula="of:=IF([$Code.A419]=&quot;&quot;;&quot;&quot;;[$Code.A419])">
            <text:p/>
          </table:table-cell>
          <table:table-cell table:formula="of:=[.B418]+1" office:value-type="float" office:value="417" calcext:value-type="float">
            <text:p>417</text:p>
          </table:table-cell>
        </table:table-row>
        <table:table-row table:style-name="ro1">
          <table:table-cell table:formula="of:=IF([$Code.A420]=&quot;&quot;;&quot;&quot;;[$Code.A420])">
            <text:p/>
          </table:table-cell>
          <table:table-cell table:formula="of:=[.B419]+1" office:value-type="float" office:value="418" calcext:value-type="float">
            <text:p>418</text:p>
          </table:table-cell>
        </table:table-row>
        <table:table-row table:style-name="ro1">
          <table:table-cell table:formula="of:=IF([$Code.A421]=&quot;&quot;;&quot;&quot;;[$Code.A421])">
            <text:p/>
          </table:table-cell>
          <table:table-cell table:formula="of:=[.B420]+1" office:value-type="float" office:value="419" calcext:value-type="float">
            <text:p>419</text:p>
          </table:table-cell>
        </table:table-row>
        <table:table-row table:style-name="ro1">
          <table:table-cell table:formula="of:=IF([$Code.A422]=&quot;&quot;;&quot;&quot;;[$Code.A422])">
            <text:p/>
          </table:table-cell>
          <table:table-cell table:formula="of:=[.B421]+1" office:value-type="float" office:value="420" calcext:value-type="float">
            <text:p>420</text:p>
          </table:table-cell>
        </table:table-row>
        <table:table-row table:style-name="ro1">
          <table:table-cell table:formula="of:=IF([$Code.A423]=&quot;&quot;;&quot;&quot;;[$Code.A423])">
            <text:p/>
          </table:table-cell>
          <table:table-cell table:formula="of:=[.B422]+1" office:value-type="float" office:value="421" calcext:value-type="float">
            <text:p>421</text:p>
          </table:table-cell>
        </table:table-row>
        <table:table-row table:style-name="ro1">
          <table:table-cell table:formula="of:=IF([$Code.A424]=&quot;&quot;;&quot;&quot;;[$Code.A424])">
            <text:p/>
          </table:table-cell>
          <table:table-cell table:formula="of:=[.B423]+1" office:value-type="float" office:value="422" calcext:value-type="float">
            <text:p>422</text:p>
          </table:table-cell>
        </table:table-row>
        <table:table-row table:style-name="ro1">
          <table:table-cell table:formula="of:=IF([$Code.A425]=&quot;&quot;;&quot;&quot;;[$Code.A425])">
            <text:p/>
          </table:table-cell>
          <table:table-cell table:formula="of:=[.B424]+1" office:value-type="float" office:value="423" calcext:value-type="float">
            <text:p>423</text:p>
          </table:table-cell>
        </table:table-row>
        <table:table-row table:style-name="ro1">
          <table:table-cell table:formula="of:=IF([$Code.A426]=&quot;&quot;;&quot;&quot;;[$Code.A426])">
            <text:p/>
          </table:table-cell>
          <table:table-cell table:formula="of:=[.B425]+1" office:value-type="float" office:value="424" calcext:value-type="float">
            <text:p>424</text:p>
          </table:table-cell>
        </table:table-row>
        <table:table-row table:style-name="ro1">
          <table:table-cell table:formula="of:=IF([$Code.A427]=&quot;&quot;;&quot;&quot;;[$Code.A427])">
            <text:p/>
          </table:table-cell>
          <table:table-cell table:formula="of:=[.B426]+1" office:value-type="float" office:value="425" calcext:value-type="float">
            <text:p>425</text:p>
          </table:table-cell>
        </table:table-row>
        <table:table-row table:style-name="ro1">
          <table:table-cell table:formula="of:=IF([$Code.A428]=&quot;&quot;;&quot;&quot;;[$Code.A428])">
            <text:p/>
          </table:table-cell>
          <table:table-cell table:formula="of:=[.B427]+1" office:value-type="float" office:value="426" calcext:value-type="float">
            <text:p>426</text:p>
          </table:table-cell>
        </table:table-row>
        <table:table-row table:style-name="ro1">
          <table:table-cell table:formula="of:=IF([$Code.A429]=&quot;&quot;;&quot;&quot;;[$Code.A429])">
            <text:p/>
          </table:table-cell>
          <table:table-cell table:formula="of:=[.B428]+1" office:value-type="float" office:value="427" calcext:value-type="float">
            <text:p>427</text:p>
          </table:table-cell>
        </table:table-row>
        <table:table-row table:style-name="ro1">
          <table:table-cell table:formula="of:=IF([$Code.A430]=&quot;&quot;;&quot;&quot;;[$Code.A430])">
            <text:p/>
          </table:table-cell>
          <table:table-cell table:formula="of:=[.B429]+1" office:value-type="float" office:value="428" calcext:value-type="float">
            <text:p>428</text:p>
          </table:table-cell>
        </table:table-row>
        <table:table-row table:style-name="ro1">
          <table:table-cell table:formula="of:=IF([$Code.A431]=&quot;&quot;;&quot;&quot;;[$Code.A431])">
            <text:p/>
          </table:table-cell>
          <table:table-cell table:formula="of:=[.B430]+1" office:value-type="float" office:value="429" calcext:value-type="float">
            <text:p>429</text:p>
          </table:table-cell>
        </table:table-row>
        <table:table-row table:style-name="ro1">
          <table:table-cell table:formula="of:=IF([$Code.A432]=&quot;&quot;;&quot;&quot;;[$Code.A432])">
            <text:p/>
          </table:table-cell>
          <table:table-cell table:formula="of:=[.B431]+1" office:value-type="float" office:value="430" calcext:value-type="float">
            <text:p>430</text:p>
          </table:table-cell>
        </table:table-row>
        <table:table-row table:style-name="ro1">
          <table:table-cell table:formula="of:=IF([$Code.A433]=&quot;&quot;;&quot;&quot;;[$Code.A433])">
            <text:p/>
          </table:table-cell>
          <table:table-cell table:formula="of:=[.B432]+1" office:value-type="float" office:value="431" calcext:value-type="float">
            <text:p>431</text:p>
          </table:table-cell>
        </table:table-row>
        <table:table-row table:style-name="ro1">
          <table:table-cell table:formula="of:=IF([$Code.A434]=&quot;&quot;;&quot;&quot;;[$Code.A434])">
            <text:p/>
          </table:table-cell>
          <table:table-cell table:formula="of:=[.B433]+1" office:value-type="float" office:value="432" calcext:value-type="float">
            <text:p>432</text:p>
          </table:table-cell>
        </table:table-row>
        <table:table-row table:style-name="ro1">
          <table:table-cell table:formula="of:=IF([$Code.A435]=&quot;&quot;;&quot;&quot;;[$Code.A435])">
            <text:p/>
          </table:table-cell>
          <table:table-cell table:formula="of:=[.B434]+1" office:value-type="float" office:value="433" calcext:value-type="float">
            <text:p>433</text:p>
          </table:table-cell>
        </table:table-row>
        <table:table-row table:style-name="ro1">
          <table:table-cell table:formula="of:=IF([$Code.A436]=&quot;&quot;;&quot;&quot;;[$Code.A436])">
            <text:p/>
          </table:table-cell>
          <table:table-cell table:formula="of:=[.B435]+1" office:value-type="float" office:value="434" calcext:value-type="float">
            <text:p>434</text:p>
          </table:table-cell>
        </table:table-row>
        <table:table-row table:style-name="ro1">
          <table:table-cell table:formula="of:=IF([$Code.A437]=&quot;&quot;;&quot;&quot;;[$Code.A437])">
            <text:p/>
          </table:table-cell>
          <table:table-cell table:formula="of:=[.B436]+1" office:value-type="float" office:value="435" calcext:value-type="float">
            <text:p>435</text:p>
          </table:table-cell>
        </table:table-row>
        <table:table-row table:style-name="ro1">
          <table:table-cell table:formula="of:=IF([$Code.A438]=&quot;&quot;;&quot;&quot;;[$Code.A438])">
            <text:p/>
          </table:table-cell>
          <table:table-cell table:formula="of:=[.B437]+1" office:value-type="float" office:value="436" calcext:value-type="float">
            <text:p>436</text:p>
          </table:table-cell>
        </table:table-row>
        <table:table-row table:style-name="ro1">
          <table:table-cell table:formula="of:=IF([$Code.A439]=&quot;&quot;;&quot;&quot;;[$Code.A439])">
            <text:p/>
          </table:table-cell>
          <table:table-cell table:formula="of:=[.B438]+1" office:value-type="float" office:value="437" calcext:value-type="float">
            <text:p>437</text:p>
          </table:table-cell>
        </table:table-row>
        <table:table-row table:style-name="ro1">
          <table:table-cell table:formula="of:=IF([$Code.A440]=&quot;&quot;;&quot;&quot;;[$Code.A440])">
            <text:p/>
          </table:table-cell>
          <table:table-cell table:formula="of:=[.B439]+1" office:value-type="float" office:value="438" calcext:value-type="float">
            <text:p>438</text:p>
          </table:table-cell>
        </table:table-row>
        <table:table-row table:style-name="ro1">
          <table:table-cell table:formula="of:=IF([$Code.A441]=&quot;&quot;;&quot;&quot;;[$Code.A441])">
            <text:p/>
          </table:table-cell>
          <table:table-cell table:formula="of:=[.B440]+1" office:value-type="float" office:value="439" calcext:value-type="float">
            <text:p>439</text:p>
          </table:table-cell>
        </table:table-row>
        <table:table-row table:style-name="ro1">
          <table:table-cell table:formula="of:=IF([$Code.A442]=&quot;&quot;;&quot;&quot;;[$Code.A442])">
            <text:p/>
          </table:table-cell>
          <table:table-cell table:formula="of:=[.B441]+1" office:value-type="float" office:value="440" calcext:value-type="float">
            <text:p>440</text:p>
          </table:table-cell>
        </table:table-row>
        <table:table-row table:style-name="ro1">
          <table:table-cell table:formula="of:=IF([$Code.A443]=&quot;&quot;;&quot;&quot;;[$Code.A443])">
            <text:p/>
          </table:table-cell>
          <table:table-cell table:formula="of:=[.B442]+1" office:value-type="float" office:value="441" calcext:value-type="float">
            <text:p>441</text:p>
          </table:table-cell>
        </table:table-row>
        <table:table-row table:style-name="ro1">
          <table:table-cell table:formula="of:=IF([$Code.A444]=&quot;&quot;;&quot;&quot;;[$Code.A444])">
            <text:p/>
          </table:table-cell>
          <table:table-cell table:formula="of:=[.B443]+1" office:value-type="float" office:value="442" calcext:value-type="float">
            <text:p>442</text:p>
          </table:table-cell>
        </table:table-row>
        <table:table-row table:style-name="ro1">
          <table:table-cell table:formula="of:=IF([$Code.A445]=&quot;&quot;;&quot;&quot;;[$Code.A445])">
            <text:p/>
          </table:table-cell>
          <table:table-cell table:formula="of:=[.B444]+1" office:value-type="float" office:value="443" calcext:value-type="float">
            <text:p>443</text:p>
          </table:table-cell>
        </table:table-row>
        <table:table-row table:style-name="ro1">
          <table:table-cell table:formula="of:=IF([$Code.A446]=&quot;&quot;;&quot;&quot;;[$Code.A446])">
            <text:p/>
          </table:table-cell>
          <table:table-cell table:formula="of:=[.B445]+1" office:value-type="float" office:value="444" calcext:value-type="float">
            <text:p>444</text:p>
          </table:table-cell>
        </table:table-row>
        <table:table-row table:style-name="ro1">
          <table:table-cell table:formula="of:=IF([$Code.A447]=&quot;&quot;;&quot;&quot;;[$Code.A447])">
            <text:p/>
          </table:table-cell>
          <table:table-cell table:formula="of:=[.B446]+1" office:value-type="float" office:value="445" calcext:value-type="float">
            <text:p>445</text:p>
          </table:table-cell>
        </table:table-row>
        <table:table-row table:style-name="ro1">
          <table:table-cell table:formula="of:=IF([$Code.A448]=&quot;&quot;;&quot;&quot;;[$Code.A448])">
            <text:p/>
          </table:table-cell>
          <table:table-cell table:formula="of:=[.B447]+1" office:value-type="float" office:value="446" calcext:value-type="float">
            <text:p>446</text:p>
          </table:table-cell>
        </table:table-row>
        <table:table-row table:style-name="ro1">
          <table:table-cell table:formula="of:=IF([$Code.A449]=&quot;&quot;;&quot;&quot;;[$Code.A449])">
            <text:p/>
          </table:table-cell>
          <table:table-cell table:formula="of:=[.B448]+1" office:value-type="float" office:value="447" calcext:value-type="float">
            <text:p>447</text:p>
          </table:table-cell>
        </table:table-row>
        <table:table-row table:style-name="ro1">
          <table:table-cell table:formula="of:=IF([$Code.A450]=&quot;&quot;;&quot;&quot;;[$Code.A450])">
            <text:p/>
          </table:table-cell>
          <table:table-cell table:formula="of:=[.B449]+1" office:value-type="float" office:value="448" calcext:value-type="float">
            <text:p>448</text:p>
          </table:table-cell>
        </table:table-row>
        <table:table-row table:style-name="ro1">
          <table:table-cell table:formula="of:=IF([$Code.A451]=&quot;&quot;;&quot;&quot;;[$Code.A451])">
            <text:p/>
          </table:table-cell>
          <table:table-cell table:formula="of:=[.B450]+1" office:value-type="float" office:value="449" calcext:value-type="float">
            <text:p>449</text:p>
          </table:table-cell>
        </table:table-row>
        <table:table-row table:style-name="ro1">
          <table:table-cell table:formula="of:=IF([$Code.A452]=&quot;&quot;;&quot;&quot;;[$Code.A452])">
            <text:p/>
          </table:table-cell>
          <table:table-cell table:formula="of:=[.B451]+1" office:value-type="float" office:value="450" calcext:value-type="float">
            <text:p>450</text:p>
          </table:table-cell>
        </table:table-row>
        <table:table-row table:style-name="ro1">
          <table:table-cell table:formula="of:=IF([$Code.A453]=&quot;&quot;;&quot;&quot;;[$Code.A453])">
            <text:p/>
          </table:table-cell>
          <table:table-cell table:formula="of:=[.B452]+1" office:value-type="float" office:value="451" calcext:value-type="float">
            <text:p>451</text:p>
          </table:table-cell>
        </table:table-row>
        <table:table-row table:style-name="ro1">
          <table:table-cell table:formula="of:=IF([$Code.A454]=&quot;&quot;;&quot;&quot;;[$Code.A454])">
            <text:p/>
          </table:table-cell>
          <table:table-cell table:formula="of:=[.B453]+1" office:value-type="float" office:value="452" calcext:value-type="float">
            <text:p>452</text:p>
          </table:table-cell>
        </table:table-row>
        <table:table-row table:style-name="ro1">
          <table:table-cell table:formula="of:=IF([$Code.A455]=&quot;&quot;;&quot;&quot;;[$Code.A455])">
            <text:p/>
          </table:table-cell>
          <table:table-cell table:formula="of:=[.B454]+1" office:value-type="float" office:value="453" calcext:value-type="float">
            <text:p>453</text:p>
          </table:table-cell>
        </table:table-row>
        <table:table-row table:style-name="ro1">
          <table:table-cell table:formula="of:=IF([$Code.A456]=&quot;&quot;;&quot;&quot;;[$Code.A456])">
            <text:p/>
          </table:table-cell>
          <table:table-cell table:formula="of:=[.B455]+1" office:value-type="float" office:value="454" calcext:value-type="float">
            <text:p>454</text:p>
          </table:table-cell>
        </table:table-row>
        <table:table-row table:style-name="ro1">
          <table:table-cell table:formula="of:=IF([$Code.A457]=&quot;&quot;;&quot;&quot;;[$Code.A457])">
            <text:p/>
          </table:table-cell>
          <table:table-cell table:formula="of:=[.B456]+1" office:value-type="float" office:value="455" calcext:value-type="float">
            <text:p>455</text:p>
          </table:table-cell>
        </table:table-row>
        <table:table-row table:style-name="ro1">
          <table:table-cell table:formula="of:=IF([$Code.A458]=&quot;&quot;;&quot;&quot;;[$Code.A458])">
            <text:p/>
          </table:table-cell>
          <table:table-cell table:formula="of:=[.B457]+1" office:value-type="float" office:value="456" calcext:value-type="float">
            <text:p>456</text:p>
          </table:table-cell>
        </table:table-row>
        <table:table-row table:style-name="ro1">
          <table:table-cell table:formula="of:=IF([$Code.A459]=&quot;&quot;;&quot;&quot;;[$Code.A459])">
            <text:p/>
          </table:table-cell>
          <table:table-cell table:formula="of:=[.B458]+1" office:value-type="float" office:value="457" calcext:value-type="float">
            <text:p>457</text:p>
          </table:table-cell>
        </table:table-row>
        <table:table-row table:style-name="ro1">
          <table:table-cell table:formula="of:=IF([$Code.A460]=&quot;&quot;;&quot;&quot;;[$Code.A460])">
            <text:p/>
          </table:table-cell>
          <table:table-cell table:formula="of:=[.B459]+1" office:value-type="float" office:value="458" calcext:value-type="float">
            <text:p>458</text:p>
          </table:table-cell>
        </table:table-row>
        <table:table-row table:style-name="ro1">
          <table:table-cell table:formula="of:=IF([$Code.A461]=&quot;&quot;;&quot;&quot;;[$Code.A461])">
            <text:p/>
          </table:table-cell>
          <table:table-cell table:formula="of:=[.B460]+1" office:value-type="float" office:value="459" calcext:value-type="float">
            <text:p>459</text:p>
          </table:table-cell>
        </table:table-row>
        <table:table-row table:style-name="ro1">
          <table:table-cell table:formula="of:=IF([$Code.A462]=&quot;&quot;;&quot;&quot;;[$Code.A462])">
            <text:p/>
          </table:table-cell>
          <table:table-cell table:formula="of:=[.B461]+1" office:value-type="float" office:value="460" calcext:value-type="float">
            <text:p>460</text:p>
          </table:table-cell>
        </table:table-row>
        <table:table-row table:style-name="ro1">
          <table:table-cell table:formula="of:=IF([$Code.A463]=&quot;&quot;;&quot;&quot;;[$Code.A463])">
            <text:p/>
          </table:table-cell>
          <table:table-cell table:formula="of:=[.B462]+1" office:value-type="float" office:value="461" calcext:value-type="float">
            <text:p>461</text:p>
          </table:table-cell>
        </table:table-row>
        <table:table-row table:style-name="ro1">
          <table:table-cell table:formula="of:=IF([$Code.A464]=&quot;&quot;;&quot;&quot;;[$Code.A464])">
            <text:p/>
          </table:table-cell>
          <table:table-cell table:formula="of:=[.B463]+1" office:value-type="float" office:value="462" calcext:value-type="float">
            <text:p>462</text:p>
          </table:table-cell>
        </table:table-row>
        <table:table-row table:style-name="ro1">
          <table:table-cell table:formula="of:=IF([$Code.A465]=&quot;&quot;;&quot;&quot;;[$Code.A465])">
            <text:p/>
          </table:table-cell>
          <table:table-cell table:formula="of:=[.B464]+1" office:value-type="float" office:value="463" calcext:value-type="float">
            <text:p>463</text:p>
          </table:table-cell>
        </table:table-row>
        <table:table-row table:style-name="ro1">
          <table:table-cell table:formula="of:=IF([$Code.A466]=&quot;&quot;;&quot;&quot;;[$Code.A466])">
            <text:p/>
          </table:table-cell>
          <table:table-cell table:formula="of:=[.B465]+1" office:value-type="float" office:value="464" calcext:value-type="float">
            <text:p>464</text:p>
          </table:table-cell>
        </table:table-row>
        <table:table-row table:style-name="ro1">
          <table:table-cell table:formula="of:=IF([$Code.A467]=&quot;&quot;;&quot;&quot;;[$Code.A467])">
            <text:p/>
          </table:table-cell>
          <table:table-cell table:formula="of:=[.B466]+1" office:value-type="float" office:value="465" calcext:value-type="float">
            <text:p>465</text:p>
          </table:table-cell>
        </table:table-row>
        <table:table-row table:style-name="ro1">
          <table:table-cell table:formula="of:=IF([$Code.A468]=&quot;&quot;;&quot;&quot;;[$Code.A468])">
            <text:p/>
          </table:table-cell>
          <table:table-cell table:formula="of:=[.B467]+1" office:value-type="float" office:value="466" calcext:value-type="float">
            <text:p>466</text:p>
          </table:table-cell>
        </table:table-row>
        <table:table-row table:style-name="ro1">
          <table:table-cell table:formula="of:=IF([$Code.A469]=&quot;&quot;;&quot;&quot;;[$Code.A469])">
            <text:p/>
          </table:table-cell>
          <table:table-cell table:formula="of:=[.B468]+1" office:value-type="float" office:value="467" calcext:value-type="float">
            <text:p>467</text:p>
          </table:table-cell>
        </table:table-row>
        <table:table-row table:style-name="ro1">
          <table:table-cell table:formula="of:=IF([$Code.A470]=&quot;&quot;;&quot;&quot;;[$Code.A470])">
            <text:p/>
          </table:table-cell>
          <table:table-cell table:formula="of:=[.B469]+1" office:value-type="float" office:value="468" calcext:value-type="float">
            <text:p>468</text:p>
          </table:table-cell>
        </table:table-row>
        <table:table-row table:style-name="ro1">
          <table:table-cell table:formula="of:=IF([$Code.A471]=&quot;&quot;;&quot;&quot;;[$Code.A471])">
            <text:p/>
          </table:table-cell>
          <table:table-cell table:formula="of:=[.B470]+1" office:value-type="float" office:value="469" calcext:value-type="float">
            <text:p>469</text:p>
          </table:table-cell>
        </table:table-row>
        <table:table-row table:style-name="ro1">
          <table:table-cell table:formula="of:=IF([$Code.A472]=&quot;&quot;;&quot;&quot;;[$Code.A472])">
            <text:p/>
          </table:table-cell>
          <table:table-cell table:formula="of:=[.B471]+1" office:value-type="float" office:value="470" calcext:value-type="float">
            <text:p>470</text:p>
          </table:table-cell>
        </table:table-row>
        <table:table-row table:style-name="ro1">
          <table:table-cell table:formula="of:=IF([$Code.A473]=&quot;&quot;;&quot;&quot;;[$Code.A473])">
            <text:p/>
          </table:table-cell>
          <table:table-cell table:formula="of:=[.B472]+1" office:value-type="float" office:value="471" calcext:value-type="float">
            <text:p>471</text:p>
          </table:table-cell>
        </table:table-row>
        <table:table-row table:style-name="ro1">
          <table:table-cell table:formula="of:=IF([$Code.A474]=&quot;&quot;;&quot;&quot;;[$Code.A474])">
            <text:p/>
          </table:table-cell>
          <table:table-cell table:formula="of:=[.B473]+1" office:value-type="float" office:value="472" calcext:value-type="float">
            <text:p>472</text:p>
          </table:table-cell>
        </table:table-row>
        <table:table-row table:style-name="ro1">
          <table:table-cell table:formula="of:=IF([$Code.A475]=&quot;&quot;;&quot;&quot;;[$Code.A475])">
            <text:p/>
          </table:table-cell>
          <table:table-cell table:formula="of:=[.B474]+1" office:value-type="float" office:value="473" calcext:value-type="float">
            <text:p>473</text:p>
          </table:table-cell>
        </table:table-row>
        <table:table-row table:style-name="ro1">
          <table:table-cell table:formula="of:=IF([$Code.A476]=&quot;&quot;;&quot;&quot;;[$Code.A476])">
            <text:p/>
          </table:table-cell>
          <table:table-cell table:formula="of:=[.B475]+1" office:value-type="float" office:value="474" calcext:value-type="float">
            <text:p>474</text:p>
          </table:table-cell>
        </table:table-row>
        <table:table-row table:style-name="ro1">
          <table:table-cell table:formula="of:=IF([$Code.A477]=&quot;&quot;;&quot;&quot;;[$Code.A477])">
            <text:p/>
          </table:table-cell>
          <table:table-cell table:formula="of:=[.B476]+1" office:value-type="float" office:value="475" calcext:value-type="float">
            <text:p>475</text:p>
          </table:table-cell>
        </table:table-row>
        <table:table-row table:style-name="ro1">
          <table:table-cell table:formula="of:=IF([$Code.A478]=&quot;&quot;;&quot;&quot;;[$Code.A478])">
            <text:p/>
          </table:table-cell>
          <table:table-cell table:formula="of:=[.B477]+1" office:value-type="float" office:value="476" calcext:value-type="float">
            <text:p>476</text:p>
          </table:table-cell>
        </table:table-row>
        <table:table-row table:style-name="ro1">
          <table:table-cell table:formula="of:=IF([$Code.A479]=&quot;&quot;;&quot;&quot;;[$Code.A479])">
            <text:p/>
          </table:table-cell>
          <table:table-cell table:formula="of:=[.B478]+1" office:value-type="float" office:value="477" calcext:value-type="float">
            <text:p>477</text:p>
          </table:table-cell>
        </table:table-row>
        <table:table-row table:style-name="ro1">
          <table:table-cell table:formula="of:=IF([$Code.A480]=&quot;&quot;;&quot;&quot;;[$Code.A480])">
            <text:p/>
          </table:table-cell>
          <table:table-cell table:formula="of:=[.B479]+1" office:value-type="float" office:value="478" calcext:value-type="float">
            <text:p>478</text:p>
          </table:table-cell>
        </table:table-row>
        <table:table-row table:style-name="ro1">
          <table:table-cell table:formula="of:=IF([$Code.A481]=&quot;&quot;;&quot;&quot;;[$Code.A481])">
            <text:p/>
          </table:table-cell>
          <table:table-cell table:formula="of:=[.B480]+1" office:value-type="float" office:value="479" calcext:value-type="float">
            <text:p>479</text:p>
          </table:table-cell>
        </table:table-row>
        <table:table-row table:style-name="ro1">
          <table:table-cell table:formula="of:=IF([$Code.A482]=&quot;&quot;;&quot;&quot;;[$Code.A482])">
            <text:p/>
          </table:table-cell>
          <table:table-cell table:formula="of:=[.B481]+1" office:value-type="float" office:value="480" calcext:value-type="float">
            <text:p>480</text:p>
          </table:table-cell>
        </table:table-row>
        <table:table-row table:style-name="ro1">
          <table:table-cell table:formula="of:=IF([$Code.A483]=&quot;&quot;;&quot;&quot;;[$Code.A483])">
            <text:p/>
          </table:table-cell>
          <table:table-cell table:formula="of:=[.B482]+1" office:value-type="float" office:value="481" calcext:value-type="float">
            <text:p>481</text:p>
          </table:table-cell>
        </table:table-row>
        <table:table-row table:style-name="ro1">
          <table:table-cell table:formula="of:=IF([$Code.A484]=&quot;&quot;;&quot;&quot;;[$Code.A484])">
            <text:p/>
          </table:table-cell>
          <table:table-cell table:formula="of:=[.B483]+1" office:value-type="float" office:value="482" calcext:value-type="float">
            <text:p>482</text:p>
          </table:table-cell>
        </table:table-row>
        <table:table-row table:style-name="ro1">
          <table:table-cell table:formula="of:=IF([$Code.A485]=&quot;&quot;;&quot;&quot;;[$Code.A485])">
            <text:p/>
          </table:table-cell>
          <table:table-cell table:formula="of:=[.B484]+1" office:value-type="float" office:value="483" calcext:value-type="float">
            <text:p>483</text:p>
          </table:table-cell>
        </table:table-row>
        <table:table-row table:style-name="ro1">
          <table:table-cell table:formula="of:=IF([$Code.A486]=&quot;&quot;;&quot;&quot;;[$Code.A486])">
            <text:p/>
          </table:table-cell>
          <table:table-cell table:formula="of:=[.B485]+1" office:value-type="float" office:value="484" calcext:value-type="float">
            <text:p>484</text:p>
          </table:table-cell>
        </table:table-row>
        <table:table-row table:style-name="ro1">
          <table:table-cell table:formula="of:=IF([$Code.A487]=&quot;&quot;;&quot;&quot;;[$Code.A487])">
            <text:p/>
          </table:table-cell>
          <table:table-cell table:formula="of:=[.B486]+1" office:value-type="float" office:value="485" calcext:value-type="float">
            <text:p>485</text:p>
          </table:table-cell>
        </table:table-row>
        <table:table-row table:style-name="ro1">
          <table:table-cell table:formula="of:=IF([$Code.A488]=&quot;&quot;;&quot;&quot;;[$Code.A488])">
            <text:p/>
          </table:table-cell>
          <table:table-cell table:formula="of:=[.B487]+1" office:value-type="float" office:value="486" calcext:value-type="float">
            <text:p>486</text:p>
          </table:table-cell>
        </table:table-row>
        <table:table-row table:style-name="ro1">
          <table:table-cell table:formula="of:=IF([$Code.A489]=&quot;&quot;;&quot;&quot;;[$Code.A489])">
            <text:p/>
          </table:table-cell>
          <table:table-cell table:formula="of:=[.B488]+1" office:value-type="float" office:value="487" calcext:value-type="float">
            <text:p>487</text:p>
          </table:table-cell>
        </table:table-row>
        <table:table-row table:style-name="ro1">
          <table:table-cell table:formula="of:=IF([$Code.A490]=&quot;&quot;;&quot;&quot;;[$Code.A490])">
            <text:p/>
          </table:table-cell>
          <table:table-cell table:formula="of:=[.B489]+1" office:value-type="float" office:value="488" calcext:value-type="float">
            <text:p>488</text:p>
          </table:table-cell>
        </table:table-row>
        <table:table-row table:style-name="ro1">
          <table:table-cell table:formula="of:=IF([$Code.A491]=&quot;&quot;;&quot;&quot;;[$Code.A491])">
            <text:p/>
          </table:table-cell>
          <table:table-cell table:formula="of:=[.B490]+1" office:value-type="float" office:value="489" calcext:value-type="float">
            <text:p>489</text:p>
          </table:table-cell>
        </table:table-row>
        <table:table-row table:style-name="ro1">
          <table:table-cell table:formula="of:=IF([$Code.A492]=&quot;&quot;;&quot;&quot;;[$Code.A492])">
            <text:p/>
          </table:table-cell>
          <table:table-cell table:formula="of:=[.B491]+1" office:value-type="float" office:value="490" calcext:value-type="float">
            <text:p>490</text:p>
          </table:table-cell>
        </table:table-row>
        <table:table-row table:style-name="ro1">
          <table:table-cell table:formula="of:=IF([$Code.A493]=&quot;&quot;;&quot;&quot;;[$Code.A493])">
            <text:p/>
          </table:table-cell>
          <table:table-cell table:formula="of:=[.B492]+1" office:value-type="float" office:value="491" calcext:value-type="float">
            <text:p>491</text:p>
          </table:table-cell>
        </table:table-row>
        <table:table-row table:style-name="ro1">
          <table:table-cell table:formula="of:=IF([$Code.A494]=&quot;&quot;;&quot;&quot;;[$Code.A494])">
            <text:p/>
          </table:table-cell>
          <table:table-cell table:formula="of:=[.B493]+1" office:value-type="float" office:value="492" calcext:value-type="float">
            <text:p>492</text:p>
          </table:table-cell>
        </table:table-row>
        <table:table-row table:style-name="ro1">
          <table:table-cell table:formula="of:=IF([$Code.A495]=&quot;&quot;;&quot;&quot;;[$Code.A495])">
            <text:p/>
          </table:table-cell>
          <table:table-cell table:formula="of:=[.B494]+1" office:value-type="float" office:value="493" calcext:value-type="float">
            <text:p>493</text:p>
          </table:table-cell>
        </table:table-row>
        <table:table-row table:style-name="ro1">
          <table:table-cell table:formula="of:=IF([$Code.A496]=&quot;&quot;;&quot;&quot;;[$Code.A496])">
            <text:p/>
          </table:table-cell>
          <table:table-cell table:formula="of:=[.B495]+1" office:value-type="float" office:value="494" calcext:value-type="float">
            <text:p>494</text:p>
          </table:table-cell>
        </table:table-row>
        <table:table-row table:style-name="ro1">
          <table:table-cell table:formula="of:=IF([$Code.A497]=&quot;&quot;;&quot;&quot;;[$Code.A497])">
            <text:p/>
          </table:table-cell>
          <table:table-cell table:formula="of:=[.B496]+1" office:value-type="float" office:value="495" calcext:value-type="float">
            <text:p>495</text:p>
          </table:table-cell>
        </table:table-row>
        <table:table-row table:style-name="ro1">
          <table:table-cell table:formula="of:=IF([$Code.A498]=&quot;&quot;;&quot;&quot;;[$Code.A498])">
            <text:p/>
          </table:table-cell>
          <table:table-cell table:formula="of:=[.B497]+1" office:value-type="float" office:value="496" calcext:value-type="float">
            <text:p>496</text:p>
          </table:table-cell>
        </table:table-row>
        <table:table-row table:style-name="ro1">
          <table:table-cell table:formula="of:=IF([$Code.A499]=&quot;&quot;;&quot;&quot;;[$Code.A499])">
            <text:p/>
          </table:table-cell>
          <table:table-cell table:formula="of:=[.B498]+1" office:value-type="float" office:value="497" calcext:value-type="float">
            <text:p>497</text:p>
          </table:table-cell>
        </table:table-row>
        <table:table-row table:style-name="ro1">
          <table:table-cell table:formula="of:=IF([$Code.A500]=&quot;&quot;;&quot;&quot;;[$Code.A500])">
            <text:p/>
          </table:table-cell>
          <table:table-cell table:formula="of:=[.B499]+1" office:value-type="float" office:value="498" calcext:value-type="float">
            <text:p>498</text:p>
          </table:table-cell>
        </table:table-row>
        <table:table-row table:style-name="ro1">
          <table:table-cell table:formula="of:=IF([$Code.A501]=&quot;&quot;;&quot;&quot;;[$Code.A501])">
            <text:p/>
          </table:table-cell>
          <table:table-cell table:formula="of:=[.B500]+1" office:value-type="float" office:value="499" calcext:value-type="float">
            <text:p>499</text:p>
          </table:table-cell>
        </table:table-row>
        <table:table-row table:style-name="ro1">
          <table:table-cell table:formula="of:=IF([$Code.A502]=&quot;&quot;;&quot;&quot;;[$Code.A502])">
            <text:p/>
          </table:table-cell>
          <table:table-cell table:formula="of:=[.B501]+1" office:value-type="float" office:value="500" calcext:value-type="float">
            <text:p>500</text:p>
          </table:table-cell>
        </table:table-row>
        <table:table-row table:style-name="ro1">
          <table:table-cell table:formula="of:=IF([$Code.A503]=&quot;&quot;;&quot;&quot;;[$Code.A503])">
            <text:p/>
          </table:table-cell>
          <table:table-cell table:formula="of:=[.B502]+1" office:value-type="float" office:value="501" calcext:value-type="float">
            <text:p>501</text:p>
          </table:table-cell>
        </table:table-row>
        <table:table-row table:style-name="ro1">
          <table:table-cell table:formula="of:=IF([$Code.A504]=&quot;&quot;;&quot;&quot;;[$Code.A504])">
            <text:p/>
          </table:table-cell>
          <table:table-cell table:formula="of:=[.B503]+1" office:value-type="float" office:value="502" calcext:value-type="float">
            <text:p>502</text:p>
          </table:table-cell>
        </table:table-row>
        <table:table-row table:style-name="ro1">
          <table:table-cell table:formula="of:=IF([$Code.A505]=&quot;&quot;;&quot;&quot;;[$Code.A505])">
            <text:p/>
          </table:table-cell>
          <table:table-cell table:formula="of:=[.B504]+1" office:value-type="float" office:value="503" calcext:value-type="float">
            <text:p>503</text:p>
          </table:table-cell>
        </table:table-row>
        <table:table-row table:style-name="ro1">
          <table:table-cell table:formula="of:=IF([$Code.A506]=&quot;&quot;;&quot;&quot;;[$Code.A506])">
            <text:p/>
          </table:table-cell>
          <table:table-cell table:formula="of:=[.B505]+1" office:value-type="float" office:value="504" calcext:value-type="float">
            <text:p>504</text:p>
          </table:table-cell>
        </table:table-row>
        <table:table-row table:style-name="ro1">
          <table:table-cell table:formula="of:=IF([$Code.A507]=&quot;&quot;;&quot;&quot;;[$Code.A507])">
            <text:p/>
          </table:table-cell>
          <table:table-cell table:formula="of:=[.B506]+1" office:value-type="float" office:value="505" calcext:value-type="float">
            <text:p>505</text:p>
          </table:table-cell>
        </table:table-row>
        <table:table-row table:style-name="ro1">
          <table:table-cell table:formula="of:=IF([$Code.A508]=&quot;&quot;;&quot;&quot;;[$Code.A508])">
            <text:p/>
          </table:table-cell>
          <table:table-cell table:formula="of:=[.B507]+1" office:value-type="float" office:value="506" calcext:value-type="float">
            <text:p>506</text:p>
          </table:table-cell>
        </table:table-row>
        <table:table-row table:style-name="ro1">
          <table:table-cell table:formula="of:=IF([$Code.A509]=&quot;&quot;;&quot;&quot;;[$Code.A509])">
            <text:p/>
          </table:table-cell>
          <table:table-cell table:formula="of:=[.B508]+1" office:value-type="float" office:value="507" calcext:value-type="float">
            <text:p>507</text:p>
          </table:table-cell>
        </table:table-row>
        <table:table-row table:style-name="ro1">
          <table:table-cell table:formula="of:=IF([$Code.A510]=&quot;&quot;;&quot;&quot;;[$Code.A510])">
            <text:p/>
          </table:table-cell>
          <table:table-cell table:formula="of:=[.B509]+1" office:value-type="float" office:value="508" calcext:value-type="float">
            <text:p>508</text:p>
          </table:table-cell>
        </table:table-row>
        <table:table-row table:style-name="ro1">
          <table:table-cell table:formula="of:=IF([$Code.A511]=&quot;&quot;;&quot;&quot;;[$Code.A511])">
            <text:p/>
          </table:table-cell>
          <table:table-cell table:formula="of:=[.B510]+1" office:value-type="float" office:value="509" calcext:value-type="float">
            <text:p>509</text:p>
          </table:table-cell>
        </table:table-row>
        <table:table-row table:style-name="ro1">
          <table:table-cell table:formula="of:=IF([$Code.A512]=&quot;&quot;;&quot;&quot;;[$Code.A512])">
            <text:p/>
          </table:table-cell>
          <table:table-cell table:formula="of:=[.B511]+1" office:value-type="float" office:value="510" calcext:value-type="float">
            <text:p>510</text:p>
          </table:table-cell>
        </table:table-row>
        <table:table-row table:style-name="ro1">
          <table:table-cell table:formula="of:=IF([$Code.A513]=&quot;&quot;;&quot;&quot;;[$Code.A513])">
            <text:p/>
          </table:table-cell>
          <table:table-cell table:formula="of:=[.B512]+1" office:value-type="float" office:value="511" calcext:value-type="float">
            <text:p>511</text:p>
          </table:table-cell>
        </table:table-row>
        <table:table-row table:style-name="ro1">
          <table:table-cell table:formula="of:=IF([$Code.A514]=&quot;&quot;;&quot;&quot;;[$Code.A514])">
            <text:p/>
          </table:table-cell>
          <table:table-cell table:formula="of:=[.B513]+1" office:value-type="float" office:value="512" calcext:value-type="float">
            <text:p>512</text:p>
          </table:table-cell>
        </table:table-row>
        <table:table-row table:style-name="ro1">
          <table:table-cell table:formula="of:=IF([$Code.A515]=&quot;&quot;;&quot;&quot;;[$Code.A515])">
            <text:p/>
          </table:table-cell>
          <table:table-cell table:formula="of:=[.B514]+1" office:value-type="float" office:value="513" calcext:value-type="float">
            <text:p>513</text:p>
          </table:table-cell>
        </table:table-row>
        <table:table-row table:style-name="ro1">
          <table:table-cell table:formula="of:=IF([$Code.A516]=&quot;&quot;;&quot;&quot;;[$Code.A516])">
            <text:p/>
          </table:table-cell>
          <table:table-cell table:formula="of:=[.B515]+1" office:value-type="float" office:value="514" calcext:value-type="float">
            <text:p>514</text:p>
          </table:table-cell>
        </table:table-row>
        <table:table-row table:style-name="ro1">
          <table:table-cell table:formula="of:=IF([$Code.A517]=&quot;&quot;;&quot;&quot;;[$Code.A517])">
            <text:p/>
          </table:table-cell>
          <table:table-cell table:formula="of:=[.B516]+1" office:value-type="float" office:value="515" calcext:value-type="float">
            <text:p>515</text:p>
          </table:table-cell>
        </table:table-row>
        <table:table-row table:style-name="ro1">
          <table:table-cell table:formula="of:=IF([$Code.A518]=&quot;&quot;;&quot;&quot;;[$Code.A518])">
            <text:p/>
          </table:table-cell>
          <table:table-cell table:formula="of:=[.B517]+1" office:value-type="float" office:value="516" calcext:value-type="float">
            <text:p>516</text:p>
          </table:table-cell>
        </table:table-row>
        <table:table-row table:style-name="ro1">
          <table:table-cell table:formula="of:=IF([$Code.A519]=&quot;&quot;;&quot;&quot;;[$Code.A519])">
            <text:p/>
          </table:table-cell>
          <table:table-cell table:formula="of:=[.B518]+1" office:value-type="float" office:value="517" calcext:value-type="float">
            <text:p>517</text:p>
          </table:table-cell>
        </table:table-row>
        <table:table-row table:style-name="ro1">
          <table:table-cell table:formula="of:=IF([$Code.A520]=&quot;&quot;;&quot;&quot;;[$Code.A520])">
            <text:p/>
          </table:table-cell>
          <table:table-cell table:formula="of:=[.B519]+1" office:value-type="float" office:value="518" calcext:value-type="float">
            <text:p>518</text:p>
          </table:table-cell>
        </table:table-row>
        <table:table-row table:style-name="ro1">
          <table:table-cell table:formula="of:=IF([$Code.A521]=&quot;&quot;;&quot;&quot;;[$Code.A521])">
            <text:p/>
          </table:table-cell>
          <table:table-cell table:formula="of:=[.B520]+1" office:value-type="float" office:value="519" calcext:value-type="float">
            <text:p>519</text:p>
          </table:table-cell>
        </table:table-row>
        <table:table-row table:style-name="ro1">
          <table:table-cell table:formula="of:=IF([$Code.A522]=&quot;&quot;;&quot;&quot;;[$Code.A522])">
            <text:p/>
          </table:table-cell>
          <table:table-cell table:formula="of:=[.B521]+1" office:value-type="float" office:value="520" calcext:value-type="float">
            <text:p>520</text:p>
          </table:table-cell>
        </table:table-row>
        <table:table-row table:style-name="ro1">
          <table:table-cell table:formula="of:=IF([$Code.A523]=&quot;&quot;;&quot;&quot;;[$Code.A523])">
            <text:p/>
          </table:table-cell>
          <table:table-cell table:formula="of:=[.B522]+1" office:value-type="float" office:value="521" calcext:value-type="float">
            <text:p>521</text:p>
          </table:table-cell>
        </table:table-row>
        <table:table-row table:style-name="ro1">
          <table:table-cell table:formula="of:=IF([$Code.A524]=&quot;&quot;;&quot;&quot;;[$Code.A524])">
            <text:p/>
          </table:table-cell>
          <table:table-cell table:formula="of:=[.B523]+1" office:value-type="float" office:value="522" calcext:value-type="float">
            <text:p>522</text:p>
          </table:table-cell>
        </table:table-row>
        <table:table-row table:style-name="ro1">
          <table:table-cell table:formula="of:=IF([$Code.A525]=&quot;&quot;;&quot;&quot;;[$Code.A525])">
            <text:p/>
          </table:table-cell>
          <table:table-cell table:formula="of:=[.B524]+1" office:value-type="float" office:value="523" calcext:value-type="float">
            <text:p>523</text:p>
          </table:table-cell>
        </table:table-row>
        <table:table-row table:style-name="ro1">
          <table:table-cell table:formula="of:=IF([$Code.A526]=&quot;&quot;;&quot;&quot;;[$Code.A526])">
            <text:p/>
          </table:table-cell>
          <table:table-cell table:formula="of:=[.B525]+1" office:value-type="float" office:value="524" calcext:value-type="float">
            <text:p>524</text:p>
          </table:table-cell>
        </table:table-row>
        <table:table-row table:style-name="ro1">
          <table:table-cell table:formula="of:=IF([$Code.A527]=&quot;&quot;;&quot;&quot;;[$Code.A527])">
            <text:p/>
          </table:table-cell>
          <table:table-cell table:formula="of:=[.B526]+1" office:value-type="float" office:value="525" calcext:value-type="float">
            <text:p>525</text:p>
          </table:table-cell>
        </table:table-row>
        <table:table-row table:style-name="ro1">
          <table:table-cell table:formula="of:=IF([$Code.A528]=&quot;&quot;;&quot;&quot;;[$Code.A528])">
            <text:p/>
          </table:table-cell>
          <table:table-cell table:formula="of:=[.B527]+1" office:value-type="float" office:value="526" calcext:value-type="float">
            <text:p>526</text:p>
          </table:table-cell>
        </table:table-row>
        <table:table-row table:style-name="ro1">
          <table:table-cell table:formula="of:=IF([$Code.A529]=&quot;&quot;;&quot;&quot;;[$Code.A529])">
            <text:p/>
          </table:table-cell>
          <table:table-cell table:formula="of:=[.B528]+1" office:value-type="float" office:value="527" calcext:value-type="float">
            <text:p>527</text:p>
          </table:table-cell>
        </table:table-row>
        <table:table-row table:style-name="ro1">
          <table:table-cell table:formula="of:=IF([$Code.A530]=&quot;&quot;;&quot;&quot;;[$Code.A530])">
            <text:p/>
          </table:table-cell>
          <table:table-cell table:formula="of:=[.B529]+1" office:value-type="float" office:value="528" calcext:value-type="float">
            <text:p>528</text:p>
          </table:table-cell>
        </table:table-row>
        <table:table-row table:style-name="ro1">
          <table:table-cell table:formula="of:=IF([$Code.A531]=&quot;&quot;;&quot;&quot;;[$Code.A531])">
            <text:p/>
          </table:table-cell>
          <table:table-cell table:formula="of:=[.B530]+1" office:value-type="float" office:value="529" calcext:value-type="float">
            <text:p>529</text:p>
          </table:table-cell>
        </table:table-row>
        <table:table-row table:style-name="ro1">
          <table:table-cell table:formula="of:=IF([$Code.A532]=&quot;&quot;;&quot;&quot;;[$Code.A532])">
            <text:p/>
          </table:table-cell>
          <table:table-cell table:formula="of:=[.B531]+1" office:value-type="float" office:value="530" calcext:value-type="float">
            <text:p>530</text:p>
          </table:table-cell>
        </table:table-row>
        <table:table-row table:style-name="ro1">
          <table:table-cell table:formula="of:=IF([$Code.A533]=&quot;&quot;;&quot;&quot;;[$Code.A533])">
            <text:p/>
          </table:table-cell>
          <table:table-cell table:formula="of:=[.B532]+1" office:value-type="float" office:value="531" calcext:value-type="float">
            <text:p>531</text:p>
          </table:table-cell>
        </table:table-row>
        <table:table-row table:style-name="ro1">
          <table:table-cell table:formula="of:=IF([$Code.A534]=&quot;&quot;;&quot;&quot;;[$Code.A534])">
            <text:p/>
          </table:table-cell>
          <table:table-cell table:formula="of:=[.B533]+1" office:value-type="float" office:value="532" calcext:value-type="float">
            <text:p>532</text:p>
          </table:table-cell>
        </table:table-row>
        <table:table-row table:style-name="ro1">
          <table:table-cell table:formula="of:=IF([$Code.A535]=&quot;&quot;;&quot;&quot;;[$Code.A535])">
            <text:p/>
          </table:table-cell>
          <table:table-cell table:formula="of:=[.B534]+1" office:value-type="float" office:value="533" calcext:value-type="float">
            <text:p>533</text:p>
          </table:table-cell>
        </table:table-row>
        <table:table-row table:style-name="ro1">
          <table:table-cell table:formula="of:=IF([$Code.A536]=&quot;&quot;;&quot;&quot;;[$Code.A536])">
            <text:p/>
          </table:table-cell>
          <table:table-cell table:formula="of:=[.B535]+1" office:value-type="float" office:value="534" calcext:value-type="float">
            <text:p>534</text:p>
          </table:table-cell>
        </table:table-row>
        <table:table-row table:style-name="ro1">
          <table:table-cell table:formula="of:=IF([$Code.A537]=&quot;&quot;;&quot;&quot;;[$Code.A537])">
            <text:p/>
          </table:table-cell>
          <table:table-cell table:formula="of:=[.B536]+1" office:value-type="float" office:value="535" calcext:value-type="float">
            <text:p>535</text:p>
          </table:table-cell>
        </table:table-row>
        <table:table-row table:style-name="ro1">
          <table:table-cell table:formula="of:=IF([$Code.A538]=&quot;&quot;;&quot;&quot;;[$Code.A538])">
            <text:p/>
          </table:table-cell>
          <table:table-cell table:formula="of:=[.B537]+1" office:value-type="float" office:value="536" calcext:value-type="float">
            <text:p>536</text:p>
          </table:table-cell>
        </table:table-row>
        <table:table-row table:style-name="ro1">
          <table:table-cell table:formula="of:=IF([$Code.A539]=&quot;&quot;;&quot;&quot;;[$Code.A539])">
            <text:p/>
          </table:table-cell>
          <table:table-cell table:formula="of:=[.B538]+1" office:value-type="float" office:value="537" calcext:value-type="float">
            <text:p>537</text:p>
          </table:table-cell>
        </table:table-row>
        <table:table-row table:style-name="ro1">
          <table:table-cell table:formula="of:=IF([$Code.A540]=&quot;&quot;;&quot;&quot;;[$Code.A540])">
            <text:p/>
          </table:table-cell>
          <table:table-cell table:formula="of:=[.B539]+1" office:value-type="float" office:value="538" calcext:value-type="float">
            <text:p>538</text:p>
          </table:table-cell>
        </table:table-row>
        <table:table-row table:style-name="ro1">
          <table:table-cell table:formula="of:=IF([$Code.A541]=&quot;&quot;;&quot;&quot;;[$Code.A541])">
            <text:p/>
          </table:table-cell>
          <table:table-cell table:formula="of:=[.B540]+1" office:value-type="float" office:value="539" calcext:value-type="float">
            <text:p>539</text:p>
          </table:table-cell>
        </table:table-row>
        <table:table-row table:style-name="ro1">
          <table:table-cell table:formula="of:=IF([$Code.A542]=&quot;&quot;;&quot;&quot;;[$Code.A542])">
            <text:p/>
          </table:table-cell>
          <table:table-cell table:formula="of:=[.B541]+1" office:value-type="float" office:value="540" calcext:value-type="float">
            <text:p>540</text:p>
          </table:table-cell>
        </table:table-row>
        <table:table-row table:style-name="ro1">
          <table:table-cell table:formula="of:=IF([$Code.A543]=&quot;&quot;;&quot;&quot;;[$Code.A543])">
            <text:p/>
          </table:table-cell>
          <table:table-cell table:formula="of:=[.B542]+1" office:value-type="float" office:value="541" calcext:value-type="float">
            <text:p>541</text:p>
          </table:table-cell>
        </table:table-row>
        <table:table-row table:style-name="ro1">
          <table:table-cell table:formula="of:=IF([$Code.A544]=&quot;&quot;;&quot;&quot;;[$Code.A544])">
            <text:p/>
          </table:table-cell>
          <table:table-cell table:formula="of:=[.B543]+1" office:value-type="float" office:value="542" calcext:value-type="float">
            <text:p>542</text:p>
          </table:table-cell>
        </table:table-row>
        <table:table-row table:style-name="ro1">
          <table:table-cell table:formula="of:=IF([$Code.A545]=&quot;&quot;;&quot;&quot;;[$Code.A545])">
            <text:p/>
          </table:table-cell>
          <table:table-cell table:formula="of:=[.B544]+1" office:value-type="float" office:value="543" calcext:value-type="float">
            <text:p>543</text:p>
          </table:table-cell>
        </table:table-row>
        <table:table-row table:style-name="ro1">
          <table:table-cell table:formula="of:=IF([$Code.A546]=&quot;&quot;;&quot;&quot;;[$Code.A546])">
            <text:p/>
          </table:table-cell>
          <table:table-cell table:formula="of:=[.B545]+1" office:value-type="float" office:value="544" calcext:value-type="float">
            <text:p>544</text:p>
          </table:table-cell>
        </table:table-row>
        <table:table-row table:style-name="ro1">
          <table:table-cell table:formula="of:=IF([$Code.A547]=&quot;&quot;;&quot;&quot;;[$Code.A547])">
            <text:p/>
          </table:table-cell>
          <table:table-cell table:formula="of:=[.B546]+1" office:value-type="float" office:value="545" calcext:value-type="float">
            <text:p>545</text:p>
          </table:table-cell>
        </table:table-row>
        <table:table-row table:style-name="ro1">
          <table:table-cell table:formula="of:=IF([$Code.A548]=&quot;&quot;;&quot;&quot;;[$Code.A548])">
            <text:p/>
          </table:table-cell>
          <table:table-cell table:formula="of:=[.B547]+1" office:value-type="float" office:value="546" calcext:value-type="float">
            <text:p>546</text:p>
          </table:table-cell>
        </table:table-row>
        <table:table-row table:style-name="ro1">
          <table:table-cell table:formula="of:=IF([$Code.A549]=&quot;&quot;;&quot;&quot;;[$Code.A549])">
            <text:p/>
          </table:table-cell>
          <table:table-cell table:formula="of:=[.B548]+1" office:value-type="float" office:value="547" calcext:value-type="float">
            <text:p>547</text:p>
          </table:table-cell>
        </table:table-row>
        <table:table-row table:style-name="ro1">
          <table:table-cell table:formula="of:=IF([$Code.A550]=&quot;&quot;;&quot;&quot;;[$Code.A550])">
            <text:p/>
          </table:table-cell>
          <table:table-cell table:formula="of:=[.B549]+1" office:value-type="float" office:value="548" calcext:value-type="float">
            <text:p>548</text:p>
          </table:table-cell>
        </table:table-row>
        <table:table-row table:style-name="ro1">
          <table:table-cell table:formula="of:=IF([$Code.A551]=&quot;&quot;;&quot;&quot;;[$Code.A551])">
            <text:p/>
          </table:table-cell>
          <table:table-cell table:formula="of:=[.B550]+1" office:value-type="float" office:value="549" calcext:value-type="float">
            <text:p>549</text:p>
          </table:table-cell>
        </table:table-row>
        <table:table-row table:style-name="ro1">
          <table:table-cell table:formula="of:=IF([$Code.A552]=&quot;&quot;;&quot;&quot;;[$Code.A552])">
            <text:p/>
          </table:table-cell>
          <table:table-cell table:formula="of:=[.B551]+1" office:value-type="float" office:value="550" calcext:value-type="float">
            <text:p>550</text:p>
          </table:table-cell>
        </table:table-row>
        <table:table-row table:style-name="ro1">
          <table:table-cell table:formula="of:=IF([$Code.A553]=&quot;&quot;;&quot;&quot;;[$Code.A553])">
            <text:p/>
          </table:table-cell>
          <table:table-cell table:formula="of:=[.B552]+1" office:value-type="float" office:value="551" calcext:value-type="float">
            <text:p>551</text:p>
          </table:table-cell>
        </table:table-row>
        <table:table-row table:style-name="ro1">
          <table:table-cell table:formula="of:=IF([$Code.A554]=&quot;&quot;;&quot;&quot;;[$Code.A554])">
            <text:p/>
          </table:table-cell>
          <table:table-cell table:formula="of:=[.B553]+1" office:value-type="float" office:value="552" calcext:value-type="float">
            <text:p>552</text:p>
          </table:table-cell>
        </table:table-row>
        <table:table-row table:style-name="ro1">
          <table:table-cell table:formula="of:=IF([$Code.A555]=&quot;&quot;;&quot;&quot;;[$Code.A555])">
            <text:p/>
          </table:table-cell>
          <table:table-cell table:formula="of:=[.B554]+1" office:value-type="float" office:value="553" calcext:value-type="float">
            <text:p>553</text:p>
          </table:table-cell>
        </table:table-row>
        <table:table-row table:style-name="ro1">
          <table:table-cell table:formula="of:=IF([$Code.A556]=&quot;&quot;;&quot;&quot;;[$Code.A556])">
            <text:p/>
          </table:table-cell>
          <table:table-cell table:formula="of:=[.B555]+1" office:value-type="float" office:value="554" calcext:value-type="float">
            <text:p>554</text:p>
          </table:table-cell>
        </table:table-row>
        <table:table-row table:style-name="ro1">
          <table:table-cell table:formula="of:=IF([$Code.A557]=&quot;&quot;;&quot;&quot;;[$Code.A557])">
            <text:p/>
          </table:table-cell>
          <table:table-cell table:formula="of:=[.B556]+1" office:value-type="float" office:value="555" calcext:value-type="float">
            <text:p>555</text:p>
          </table:table-cell>
        </table:table-row>
        <table:table-row table:style-name="ro1">
          <table:table-cell table:formula="of:=IF([$Code.A558]=&quot;&quot;;&quot;&quot;;[$Code.A558])">
            <text:p/>
          </table:table-cell>
          <table:table-cell table:formula="of:=[.B557]+1" office:value-type="float" office:value="556" calcext:value-type="float">
            <text:p>556</text:p>
          </table:table-cell>
        </table:table-row>
        <table:table-row table:style-name="ro1">
          <table:table-cell table:formula="of:=IF([$Code.A559]=&quot;&quot;;&quot;&quot;;[$Code.A559])">
            <text:p/>
          </table:table-cell>
          <table:table-cell table:formula="of:=[.B558]+1" office:value-type="float" office:value="557" calcext:value-type="float">
            <text:p>557</text:p>
          </table:table-cell>
        </table:table-row>
        <table:table-row table:style-name="ro1">
          <table:table-cell table:formula="of:=IF([$Code.A560]=&quot;&quot;;&quot;&quot;;[$Code.A560])">
            <text:p/>
          </table:table-cell>
          <table:table-cell table:formula="of:=[.B559]+1" office:value-type="float" office:value="558" calcext:value-type="float">
            <text:p>558</text:p>
          </table:table-cell>
        </table:table-row>
        <table:table-row table:style-name="ro1">
          <table:table-cell table:formula="of:=IF([$Code.A561]=&quot;&quot;;&quot;&quot;;[$Code.A561])">
            <text:p/>
          </table:table-cell>
          <table:table-cell table:formula="of:=[.B560]+1" office:value-type="float" office:value="559" calcext:value-type="float">
            <text:p>559</text:p>
          </table:table-cell>
        </table:table-row>
        <table:table-row table:style-name="ro1">
          <table:table-cell table:formula="of:=IF([$Code.A562]=&quot;&quot;;&quot;&quot;;[$Code.A562])">
            <text:p/>
          </table:table-cell>
          <table:table-cell table:formula="of:=[.B561]+1" office:value-type="float" office:value="560" calcext:value-type="float">
            <text:p>560</text:p>
          </table:table-cell>
        </table:table-row>
        <table:table-row table:style-name="ro1">
          <table:table-cell table:formula="of:=IF([$Code.A563]=&quot;&quot;;&quot;&quot;;[$Code.A563])">
            <text:p/>
          </table:table-cell>
          <table:table-cell table:formula="of:=[.B562]+1" office:value-type="float" office:value="561" calcext:value-type="float">
            <text:p>561</text:p>
          </table:table-cell>
        </table:table-row>
        <table:table-row table:style-name="ro1">
          <table:table-cell table:formula="of:=IF([$Code.A564]=&quot;&quot;;&quot;&quot;;[$Code.A564])">
            <text:p/>
          </table:table-cell>
          <table:table-cell table:formula="of:=[.B563]+1" office:value-type="float" office:value="562" calcext:value-type="float">
            <text:p>562</text:p>
          </table:table-cell>
        </table:table-row>
        <table:table-row table:style-name="ro1">
          <table:table-cell table:formula="of:=IF([$Code.A565]=&quot;&quot;;&quot;&quot;;[$Code.A565])">
            <text:p/>
          </table:table-cell>
          <table:table-cell table:formula="of:=[.B564]+1" office:value-type="float" office:value="563" calcext:value-type="float">
            <text:p>563</text:p>
          </table:table-cell>
        </table:table-row>
        <table:table-row table:style-name="ro1">
          <table:table-cell table:formula="of:=IF([$Code.A566]=&quot;&quot;;&quot;&quot;;[$Code.A566])">
            <text:p/>
          </table:table-cell>
          <table:table-cell table:formula="of:=[.B565]+1" office:value-type="float" office:value="564" calcext:value-type="float">
            <text:p>564</text:p>
          </table:table-cell>
        </table:table-row>
        <table:table-row table:style-name="ro1">
          <table:table-cell table:formula="of:=IF([$Code.A567]=&quot;&quot;;&quot;&quot;;[$Code.A567])">
            <text:p/>
          </table:table-cell>
          <table:table-cell table:formula="of:=[.B566]+1" office:value-type="float" office:value="565" calcext:value-type="float">
            <text:p>565</text:p>
          </table:table-cell>
        </table:table-row>
        <table:table-row table:style-name="ro1">
          <table:table-cell table:formula="of:=IF([$Code.A568]=&quot;&quot;;&quot;&quot;;[$Code.A568])">
            <text:p/>
          </table:table-cell>
          <table:table-cell table:formula="of:=[.B567]+1" office:value-type="float" office:value="566" calcext:value-type="float">
            <text:p>566</text:p>
          </table:table-cell>
        </table:table-row>
        <table:table-row table:style-name="ro1">
          <table:table-cell table:formula="of:=IF([$Code.A569]=&quot;&quot;;&quot;&quot;;[$Code.A569])">
            <text:p/>
          </table:table-cell>
          <table:table-cell table:formula="of:=[.B568]+1" office:value-type="float" office:value="567" calcext:value-type="float">
            <text:p>567</text:p>
          </table:table-cell>
        </table:table-row>
        <table:table-row table:style-name="ro1">
          <table:table-cell table:formula="of:=IF([$Code.A570]=&quot;&quot;;&quot;&quot;;[$Code.A570])">
            <text:p/>
          </table:table-cell>
          <table:table-cell table:formula="of:=[.B569]+1" office:value-type="float" office:value="568" calcext:value-type="float">
            <text:p>568</text:p>
          </table:table-cell>
        </table:table-row>
        <table:table-row table:style-name="ro1">
          <table:table-cell table:formula="of:=IF([$Code.A571]=&quot;&quot;;&quot;&quot;;[$Code.A571])">
            <text:p/>
          </table:table-cell>
          <table:table-cell table:formula="of:=[.B570]+1" office:value-type="float" office:value="569" calcext:value-type="float">
            <text:p>569</text:p>
          </table:table-cell>
        </table:table-row>
        <table:table-row table:style-name="ro1">
          <table:table-cell table:formula="of:=IF([$Code.A572]=&quot;&quot;;&quot;&quot;;[$Code.A572])">
            <text:p/>
          </table:table-cell>
          <table:table-cell table:formula="of:=[.B571]+1" office:value-type="float" office:value="570" calcext:value-type="float">
            <text:p>570</text:p>
          </table:table-cell>
        </table:table-row>
        <table:table-row table:style-name="ro1">
          <table:table-cell table:formula="of:=IF([$Code.A573]=&quot;&quot;;&quot;&quot;;[$Code.A573])">
            <text:p/>
          </table:table-cell>
          <table:table-cell table:formula="of:=[.B572]+1" office:value-type="float" office:value="571" calcext:value-type="float">
            <text:p>571</text:p>
          </table:table-cell>
        </table:table-row>
        <table:table-row table:style-name="ro1">
          <table:table-cell table:formula="of:=IF([$Code.A574]=&quot;&quot;;&quot;&quot;;[$Code.A574])">
            <text:p/>
          </table:table-cell>
          <table:table-cell table:formula="of:=[.B573]+1" office:value-type="float" office:value="572" calcext:value-type="float">
            <text:p>572</text:p>
          </table:table-cell>
        </table:table-row>
        <table:table-row table:style-name="ro1">
          <table:table-cell table:formula="of:=IF([$Code.A575]=&quot;&quot;;&quot;&quot;;[$Code.A575])">
            <text:p/>
          </table:table-cell>
          <table:table-cell table:formula="of:=[.B574]+1" office:value-type="float" office:value="573" calcext:value-type="float">
            <text:p>573</text:p>
          </table:table-cell>
        </table:table-row>
        <table:table-row table:style-name="ro1">
          <table:table-cell table:formula="of:=IF([$Code.A576]=&quot;&quot;;&quot;&quot;;[$Code.A576])">
            <text:p/>
          </table:table-cell>
          <table:table-cell table:formula="of:=[.B575]+1" office:value-type="float" office:value="574" calcext:value-type="float">
            <text:p>574</text:p>
          </table:table-cell>
        </table:table-row>
        <table:table-row table:style-name="ro1">
          <table:table-cell table:formula="of:=IF([$Code.A577]=&quot;&quot;;&quot;&quot;;[$Code.A577])">
            <text:p/>
          </table:table-cell>
          <table:table-cell table:formula="of:=[.B576]+1" office:value-type="float" office:value="575" calcext:value-type="float">
            <text:p>575</text:p>
          </table:table-cell>
        </table:table-row>
        <table:table-row table:style-name="ro1">
          <table:table-cell table:formula="of:=IF([$Code.A578]=&quot;&quot;;&quot;&quot;;[$Code.A578])">
            <text:p/>
          </table:table-cell>
          <table:table-cell table:formula="of:=[.B577]+1" office:value-type="float" office:value="576" calcext:value-type="float">
            <text:p>576</text:p>
          </table:table-cell>
        </table:table-row>
        <table:table-row table:style-name="ro1">
          <table:table-cell table:formula="of:=IF([$Code.A579]=&quot;&quot;;&quot;&quot;;[$Code.A579])">
            <text:p/>
          </table:table-cell>
          <table:table-cell table:formula="of:=[.B578]+1" office:value-type="float" office:value="577" calcext:value-type="float">
            <text:p>577</text:p>
          </table:table-cell>
        </table:table-row>
        <table:table-row table:style-name="ro1">
          <table:table-cell table:formula="of:=IF([$Code.A580]=&quot;&quot;;&quot;&quot;;[$Code.A580])">
            <text:p/>
          </table:table-cell>
          <table:table-cell table:formula="of:=[.B579]+1" office:value-type="float" office:value="578" calcext:value-type="float">
            <text:p>578</text:p>
          </table:table-cell>
        </table:table-row>
        <table:table-row table:style-name="ro1">
          <table:table-cell table:formula="of:=IF([$Code.A581]=&quot;&quot;;&quot;&quot;;[$Code.A581])">
            <text:p/>
          </table:table-cell>
          <table:table-cell table:formula="of:=[.B580]+1" office:value-type="float" office:value="579" calcext:value-type="float">
            <text:p>579</text:p>
          </table:table-cell>
        </table:table-row>
        <table:table-row table:style-name="ro1">
          <table:table-cell table:formula="of:=IF([$Code.A582]=&quot;&quot;;&quot;&quot;;[$Code.A582])">
            <text:p/>
          </table:table-cell>
          <table:table-cell table:formula="of:=[.B581]+1" office:value-type="float" office:value="580" calcext:value-type="float">
            <text:p>580</text:p>
          </table:table-cell>
        </table:table-row>
        <table:table-row table:style-name="ro1">
          <table:table-cell table:formula="of:=IF([$Code.A583]=&quot;&quot;;&quot;&quot;;[$Code.A583])">
            <text:p/>
          </table:table-cell>
          <table:table-cell table:formula="of:=[.B582]+1" office:value-type="float" office:value="581" calcext:value-type="float">
            <text:p>581</text:p>
          </table:table-cell>
        </table:table-row>
        <table:table-row table:style-name="ro1">
          <table:table-cell table:formula="of:=IF([$Code.A584]=&quot;&quot;;&quot;&quot;;[$Code.A584])">
            <text:p/>
          </table:table-cell>
          <table:table-cell table:formula="of:=[.B583]+1" office:value-type="float" office:value="582" calcext:value-type="float">
            <text:p>582</text:p>
          </table:table-cell>
        </table:table-row>
        <table:table-row table:style-name="ro1">
          <table:table-cell table:formula="of:=IF([$Code.A585]=&quot;&quot;;&quot;&quot;;[$Code.A585])">
            <text:p/>
          </table:table-cell>
          <table:table-cell table:formula="of:=[.B584]+1" office:value-type="float" office:value="583" calcext:value-type="float">
            <text:p>583</text:p>
          </table:table-cell>
        </table:table-row>
        <table:table-row table:style-name="ro1">
          <table:table-cell table:formula="of:=IF([$Code.A586]=&quot;&quot;;&quot;&quot;;[$Code.A586])">
            <text:p/>
          </table:table-cell>
          <table:table-cell table:formula="of:=[.B585]+1" office:value-type="float" office:value="584" calcext:value-type="float">
            <text:p>584</text:p>
          </table:table-cell>
        </table:table-row>
        <table:table-row table:style-name="ro1">
          <table:table-cell table:formula="of:=IF([$Code.A587]=&quot;&quot;;&quot;&quot;;[$Code.A587])">
            <text:p/>
          </table:table-cell>
          <table:table-cell table:formula="of:=[.B586]+1" office:value-type="float" office:value="585" calcext:value-type="float">
            <text:p>585</text:p>
          </table:table-cell>
        </table:table-row>
        <table:table-row table:style-name="ro1">
          <table:table-cell table:formula="of:=IF([$Code.A588]=&quot;&quot;;&quot;&quot;;[$Code.A588])">
            <text:p/>
          </table:table-cell>
          <table:table-cell table:formula="of:=[.B587]+1" office:value-type="float" office:value="586" calcext:value-type="float">
            <text:p>586</text:p>
          </table:table-cell>
        </table:table-row>
        <table:table-row table:style-name="ro1">
          <table:table-cell table:formula="of:=IF([$Code.A589]=&quot;&quot;;&quot;&quot;;[$Code.A589])">
            <text:p/>
          </table:table-cell>
          <table:table-cell table:formula="of:=[.B588]+1" office:value-type="float" office:value="587" calcext:value-type="float">
            <text:p>587</text:p>
          </table:table-cell>
        </table:table-row>
        <table:table-row table:style-name="ro1">
          <table:table-cell table:formula="of:=IF([$Code.A590]=&quot;&quot;;&quot;&quot;;[$Code.A590])">
            <text:p/>
          </table:table-cell>
          <table:table-cell table:formula="of:=[.B589]+1" office:value-type="float" office:value="588" calcext:value-type="float">
            <text:p>588</text:p>
          </table:table-cell>
        </table:table-row>
        <table:table-row table:style-name="ro1">
          <table:table-cell table:formula="of:=IF([$Code.A591]=&quot;&quot;;&quot;&quot;;[$Code.A591])">
            <text:p/>
          </table:table-cell>
          <table:table-cell table:formula="of:=[.B590]+1" office:value-type="float" office:value="589" calcext:value-type="float">
            <text:p>589</text:p>
          </table:table-cell>
        </table:table-row>
        <table:table-row table:style-name="ro1">
          <table:table-cell table:formula="of:=IF([$Code.A592]=&quot;&quot;;&quot;&quot;;[$Code.A592])">
            <text:p/>
          </table:table-cell>
          <table:table-cell table:formula="of:=[.B591]+1" office:value-type="float" office:value="590" calcext:value-type="float">
            <text:p>590</text:p>
          </table:table-cell>
        </table:table-row>
        <table:table-row table:style-name="ro1">
          <table:table-cell table:formula="of:=IF([$Code.A593]=&quot;&quot;;&quot;&quot;;[$Code.A593])">
            <text:p/>
          </table:table-cell>
          <table:table-cell table:formula="of:=[.B592]+1" office:value-type="float" office:value="591" calcext:value-type="float">
            <text:p>591</text:p>
          </table:table-cell>
        </table:table-row>
        <table:table-row table:style-name="ro1">
          <table:table-cell table:formula="of:=IF([$Code.A594]=&quot;&quot;;&quot;&quot;;[$Code.A594])">
            <text:p/>
          </table:table-cell>
          <table:table-cell table:formula="of:=[.B593]+1" office:value-type="float" office:value="592" calcext:value-type="float">
            <text:p>592</text:p>
          </table:table-cell>
        </table:table-row>
        <table:table-row table:style-name="ro1">
          <table:table-cell table:formula="of:=IF([$Code.A595]=&quot;&quot;;&quot;&quot;;[$Code.A595])">
            <text:p/>
          </table:table-cell>
          <table:table-cell table:formula="of:=[.B594]+1" office:value-type="float" office:value="593" calcext:value-type="float">
            <text:p>593</text:p>
          </table:table-cell>
        </table:table-row>
        <table:table-row table:style-name="ro1">
          <table:table-cell table:formula="of:=IF([$Code.A596]=&quot;&quot;;&quot;&quot;;[$Code.A596])">
            <text:p/>
          </table:table-cell>
          <table:table-cell table:formula="of:=[.B595]+1" office:value-type="float" office:value="594" calcext:value-type="float">
            <text:p>594</text:p>
          </table:table-cell>
        </table:table-row>
        <table:table-row table:style-name="ro1">
          <table:table-cell table:formula="of:=IF([$Code.A597]=&quot;&quot;;&quot;&quot;;[$Code.A597])">
            <text:p/>
          </table:table-cell>
          <table:table-cell table:formula="of:=[.B596]+1" office:value-type="float" office:value="595" calcext:value-type="float">
            <text:p>595</text:p>
          </table:table-cell>
        </table:table-row>
        <table:table-row table:style-name="ro1">
          <table:table-cell table:formula="of:=IF([$Code.A598]=&quot;&quot;;&quot;&quot;;[$Code.A598])">
            <text:p/>
          </table:table-cell>
          <table:table-cell table:formula="of:=[.B597]+1" office:value-type="float" office:value="596" calcext:value-type="float">
            <text:p>596</text:p>
          </table:table-cell>
        </table:table-row>
        <table:table-row table:style-name="ro1">
          <table:table-cell table:formula="of:=IF([$Code.A599]=&quot;&quot;;&quot;&quot;;[$Code.A599])">
            <text:p/>
          </table:table-cell>
          <table:table-cell table:formula="of:=[.B598]+1" office:value-type="float" office:value="597" calcext:value-type="float">
            <text:p>597</text:p>
          </table:table-cell>
        </table:table-row>
        <table:table-row table:style-name="ro1">
          <table:table-cell table:formula="of:=IF([$Code.A600]=&quot;&quot;;&quot;&quot;;[$Code.A600])">
            <text:p/>
          </table:table-cell>
          <table:table-cell table:formula="of:=[.B599]+1" office:value-type="float" office:value="598" calcext:value-type="float">
            <text:p>598</text:p>
          </table:table-cell>
        </table:table-row>
        <table:table-row table:style-name="ro1">
          <table:table-cell table:formula="of:=IF([$Code.A601]=&quot;&quot;;&quot;&quot;;[$Code.A601])">
            <text:p/>
          </table:table-cell>
          <table:table-cell table:formula="of:=[.B600]+1" office:value-type="float" office:value="599" calcext:value-type="float">
            <text:p>599</text:p>
          </table:table-cell>
        </table:table-row>
        <table:table-row table:style-name="ro1">
          <table:table-cell table:formula="of:=IF([$Code.A602]=&quot;&quot;;&quot;&quot;;[$Code.A602])">
            <text:p/>
          </table:table-cell>
          <table:table-cell table:formula="of:=[.B601]+1" office:value-type="float" office:value="600" calcext:value-type="float">
            <text:p>600</text:p>
          </table:table-cell>
        </table:table-row>
        <table:table-row table:style-name="ro1">
          <table:table-cell table:formula="of:=IF([$Code.A603]=&quot;&quot;;&quot;&quot;;[$Code.A603])">
            <text:p/>
          </table:table-cell>
          <table:table-cell table:formula="of:=[.B602]+1" office:value-type="float" office:value="601" calcext:value-type="float">
            <text:p>601</text:p>
          </table:table-cell>
        </table:table-row>
        <table:table-row table:style-name="ro1">
          <table:table-cell table:formula="of:=IF([$Code.A604]=&quot;&quot;;&quot;&quot;;[$Code.A604])">
            <text:p/>
          </table:table-cell>
          <table:table-cell table:formula="of:=[.B603]+1" office:value-type="float" office:value="602" calcext:value-type="float">
            <text:p>602</text:p>
          </table:table-cell>
        </table:table-row>
        <table:table-row table:style-name="ro1">
          <table:table-cell table:formula="of:=IF([$Code.A605]=&quot;&quot;;&quot;&quot;;[$Code.A605])">
            <text:p/>
          </table:table-cell>
          <table:table-cell table:formula="of:=[.B604]+1" office:value-type="float" office:value="603" calcext:value-type="float">
            <text:p>603</text:p>
          </table:table-cell>
        </table:table-row>
        <table:table-row table:style-name="ro1">
          <table:table-cell table:formula="of:=IF([$Code.A606]=&quot;&quot;;&quot;&quot;;[$Code.A606])">
            <text:p/>
          </table:table-cell>
          <table:table-cell table:formula="of:=[.B605]+1" office:value-type="float" office:value="604" calcext:value-type="float">
            <text:p>604</text:p>
          </table:table-cell>
        </table:table-row>
        <table:table-row table:style-name="ro1">
          <table:table-cell table:formula="of:=IF([$Code.A607]=&quot;&quot;;&quot;&quot;;[$Code.A607])">
            <text:p/>
          </table:table-cell>
          <table:table-cell table:formula="of:=[.B606]+1" office:value-type="float" office:value="605" calcext:value-type="float">
            <text:p>605</text:p>
          </table:table-cell>
        </table:table-row>
        <table:table-row table:style-name="ro1">
          <table:table-cell table:formula="of:=IF([$Code.A608]=&quot;&quot;;&quot;&quot;;[$Code.A608])">
            <text:p/>
          </table:table-cell>
          <table:table-cell table:formula="of:=[.B607]+1" office:value-type="float" office:value="606" calcext:value-type="float">
            <text:p>606</text:p>
          </table:table-cell>
        </table:table-row>
        <table:table-row table:style-name="ro1">
          <table:table-cell table:formula="of:=IF([$Code.A609]=&quot;&quot;;&quot;&quot;;[$Code.A609])">
            <text:p/>
          </table:table-cell>
          <table:table-cell table:formula="of:=[.B608]+1" office:value-type="float" office:value="607" calcext:value-type="float">
            <text:p>607</text:p>
          </table:table-cell>
        </table:table-row>
        <table:table-row table:style-name="ro1">
          <table:table-cell table:formula="of:=IF([$Code.A610]=&quot;&quot;;&quot;&quot;;[$Code.A610])">
            <text:p/>
          </table:table-cell>
          <table:table-cell table:formula="of:=[.B609]+1" office:value-type="float" office:value="608" calcext:value-type="float">
            <text:p>608</text:p>
          </table:table-cell>
        </table:table-row>
        <table:table-row table:style-name="ro1">
          <table:table-cell table:formula="of:=IF([$Code.A611]=&quot;&quot;;&quot;&quot;;[$Code.A611])">
            <text:p/>
          </table:table-cell>
          <table:table-cell table:formula="of:=[.B610]+1" office:value-type="float" office:value="609" calcext:value-type="float">
            <text:p>609</text:p>
          </table:table-cell>
        </table:table-row>
        <table:table-row table:style-name="ro1">
          <table:table-cell table:formula="of:=IF([$Code.A612]=&quot;&quot;;&quot;&quot;;[$Code.A612])">
            <text:p/>
          </table:table-cell>
          <table:table-cell table:formula="of:=[.B611]+1" office:value-type="float" office:value="610" calcext:value-type="float">
            <text:p>610</text:p>
          </table:table-cell>
        </table:table-row>
        <table:table-row table:style-name="ro1">
          <table:table-cell table:formula="of:=IF([$Code.A613]=&quot;&quot;;&quot;&quot;;[$Code.A613])">
            <text:p/>
          </table:table-cell>
          <table:table-cell table:formula="of:=[.B612]+1" office:value-type="float" office:value="611" calcext:value-type="float">
            <text:p>611</text:p>
          </table:table-cell>
        </table:table-row>
        <table:table-row table:style-name="ro1">
          <table:table-cell table:formula="of:=IF([$Code.A614]=&quot;&quot;;&quot;&quot;;[$Code.A614])">
            <text:p/>
          </table:table-cell>
          <table:table-cell table:formula="of:=[.B613]+1" office:value-type="float" office:value="612" calcext:value-type="float">
            <text:p>612</text:p>
          </table:table-cell>
        </table:table-row>
        <table:table-row table:style-name="ro1">
          <table:table-cell table:formula="of:=IF([$Code.A615]=&quot;&quot;;&quot;&quot;;[$Code.A615])">
            <text:p/>
          </table:table-cell>
          <table:table-cell table:formula="of:=[.B614]+1" office:value-type="float" office:value="613" calcext:value-type="float">
            <text:p>613</text:p>
          </table:table-cell>
        </table:table-row>
        <table:table-row table:style-name="ro1">
          <table:table-cell table:formula="of:=IF([$Code.A616]=&quot;&quot;;&quot;&quot;;[$Code.A616])">
            <text:p/>
          </table:table-cell>
          <table:table-cell table:formula="of:=[.B615]+1" office:value-type="float" office:value="614" calcext:value-type="float">
            <text:p>614</text:p>
          </table:table-cell>
        </table:table-row>
        <table:table-row table:style-name="ro1">
          <table:table-cell table:formula="of:=IF([$Code.A617]=&quot;&quot;;&quot;&quot;;[$Code.A617])">
            <text:p/>
          </table:table-cell>
          <table:table-cell table:formula="of:=[.B616]+1" office:value-type="float" office:value="615" calcext:value-type="float">
            <text:p>615</text:p>
          </table:table-cell>
        </table:table-row>
        <table:table-row table:style-name="ro1">
          <table:table-cell table:formula="of:=IF([$Code.A618]=&quot;&quot;;&quot;&quot;;[$Code.A618])">
            <text:p/>
          </table:table-cell>
          <table:table-cell table:formula="of:=[.B617]+1" office:value-type="float" office:value="616" calcext:value-type="float">
            <text:p>616</text:p>
          </table:table-cell>
        </table:table-row>
        <table:table-row table:style-name="ro1">
          <table:table-cell table:formula="of:=IF([$Code.A619]=&quot;&quot;;&quot;&quot;;[$Code.A619])">
            <text:p/>
          </table:table-cell>
          <table:table-cell table:formula="of:=[.B618]+1" office:value-type="float" office:value="617" calcext:value-type="float">
            <text:p>617</text:p>
          </table:table-cell>
        </table:table-row>
        <table:table-row table:style-name="ro1">
          <table:table-cell table:formula="of:=IF([$Code.A620]=&quot;&quot;;&quot;&quot;;[$Code.A620])">
            <text:p/>
          </table:table-cell>
          <table:table-cell table:formula="of:=[.B619]+1" office:value-type="float" office:value="618" calcext:value-type="float">
            <text:p>618</text:p>
          </table:table-cell>
        </table:table-row>
        <table:table-row table:style-name="ro1">
          <table:table-cell table:formula="of:=IF([$Code.A621]=&quot;&quot;;&quot;&quot;;[$Code.A621])">
            <text:p/>
          </table:table-cell>
          <table:table-cell table:formula="of:=[.B620]+1" office:value-type="float" office:value="619" calcext:value-type="float">
            <text:p>619</text:p>
          </table:table-cell>
        </table:table-row>
        <table:table-row table:style-name="ro1">
          <table:table-cell table:formula="of:=IF([$Code.A622]=&quot;&quot;;&quot;&quot;;[$Code.A622])">
            <text:p/>
          </table:table-cell>
          <table:table-cell table:formula="of:=[.B621]+1" office:value-type="float" office:value="620" calcext:value-type="float">
            <text:p>620</text:p>
          </table:table-cell>
        </table:table-row>
        <table:table-row table:style-name="ro1">
          <table:table-cell table:formula="of:=IF([$Code.A623]=&quot;&quot;;&quot;&quot;;[$Code.A623])">
            <text:p/>
          </table:table-cell>
          <table:table-cell table:formula="of:=[.B622]+1" office:value-type="float" office:value="621" calcext:value-type="float">
            <text:p>621</text:p>
          </table:table-cell>
        </table:table-row>
        <table:table-row table:style-name="ro1">
          <table:table-cell table:formula="of:=IF([$Code.A624]=&quot;&quot;;&quot;&quot;;[$Code.A624])">
            <text:p/>
          </table:table-cell>
          <table:table-cell table:formula="of:=[.B623]+1" office:value-type="float" office:value="622" calcext:value-type="float">
            <text:p>622</text:p>
          </table:table-cell>
        </table:table-row>
        <table:table-row table:style-name="ro1">
          <table:table-cell table:formula="of:=IF([$Code.A625]=&quot;&quot;;&quot;&quot;;[$Code.A625])">
            <text:p/>
          </table:table-cell>
          <table:table-cell table:formula="of:=[.B624]+1" office:value-type="float" office:value="623" calcext:value-type="float">
            <text:p>623</text:p>
          </table:table-cell>
        </table:table-row>
        <table:table-row table:style-name="ro1">
          <table:table-cell table:formula="of:=IF([$Code.A626]=&quot;&quot;;&quot;&quot;;[$Code.A626])">
            <text:p/>
          </table:table-cell>
          <table:table-cell table:formula="of:=[.B625]+1" office:value-type="float" office:value="624" calcext:value-type="float">
            <text:p>624</text:p>
          </table:table-cell>
        </table:table-row>
        <table:table-row table:style-name="ro1">
          <table:table-cell table:formula="of:=IF([$Code.A627]=&quot;&quot;;&quot;&quot;;[$Code.A627])">
            <text:p/>
          </table:table-cell>
          <table:table-cell table:formula="of:=[.B626]+1" office:value-type="float" office:value="625" calcext:value-type="float">
            <text:p>625</text:p>
          </table:table-cell>
        </table:table-row>
        <table:table-row table:style-name="ro1">
          <table:table-cell table:formula="of:=IF([$Code.A628]=&quot;&quot;;&quot;&quot;;[$Code.A628])">
            <text:p/>
          </table:table-cell>
          <table:table-cell table:formula="of:=[.B627]+1" office:value-type="float" office:value="626" calcext:value-type="float">
            <text:p>626</text:p>
          </table:table-cell>
        </table:table-row>
        <table:table-row table:style-name="ro1">
          <table:table-cell table:formula="of:=IF([$Code.A629]=&quot;&quot;;&quot;&quot;;[$Code.A629])">
            <text:p/>
          </table:table-cell>
          <table:table-cell table:formula="of:=[.B628]+1" office:value-type="float" office:value="627" calcext:value-type="float">
            <text:p>627</text:p>
          </table:table-cell>
        </table:table-row>
        <table:table-row table:style-name="ro1">
          <table:table-cell table:formula="of:=IF([$Code.A630]=&quot;&quot;;&quot;&quot;;[$Code.A630])">
            <text:p/>
          </table:table-cell>
          <table:table-cell table:formula="of:=[.B629]+1" office:value-type="float" office:value="628" calcext:value-type="float">
            <text:p>628</text:p>
          </table:table-cell>
        </table:table-row>
        <table:table-row table:style-name="ro1">
          <table:table-cell table:formula="of:=IF([$Code.A631]=&quot;&quot;;&quot;&quot;;[$Code.A631])">
            <text:p/>
          </table:table-cell>
          <table:table-cell table:formula="of:=[.B630]+1" office:value-type="float" office:value="629" calcext:value-type="float">
            <text:p>629</text:p>
          </table:table-cell>
        </table:table-row>
        <table:table-row table:style-name="ro1">
          <table:table-cell table:formula="of:=IF([$Code.A632]=&quot;&quot;;&quot;&quot;;[$Code.A632])">
            <text:p/>
          </table:table-cell>
          <table:table-cell table:formula="of:=[.B631]+1" office:value-type="float" office:value="630" calcext:value-type="float">
            <text:p>630</text:p>
          </table:table-cell>
        </table:table-row>
        <table:table-row table:style-name="ro1">
          <table:table-cell table:formula="of:=IF([$Code.A633]=&quot;&quot;;&quot;&quot;;[$Code.A633])">
            <text:p/>
          </table:table-cell>
          <table:table-cell table:formula="of:=[.B632]+1" office:value-type="float" office:value="631" calcext:value-type="float">
            <text:p>631</text:p>
          </table:table-cell>
        </table:table-row>
        <table:table-row table:style-name="ro1">
          <table:table-cell table:formula="of:=IF([$Code.A634]=&quot;&quot;;&quot;&quot;;[$Code.A634])">
            <text:p/>
          </table:table-cell>
          <table:table-cell table:formula="of:=[.B633]+1" office:value-type="float" office:value="632" calcext:value-type="float">
            <text:p>632</text:p>
          </table:table-cell>
        </table:table-row>
        <table:table-row table:style-name="ro1">
          <table:table-cell table:formula="of:=IF([$Code.A635]=&quot;&quot;;&quot;&quot;;[$Code.A635])">
            <text:p/>
          </table:table-cell>
          <table:table-cell table:formula="of:=[.B634]+1" office:value-type="float" office:value="633" calcext:value-type="float">
            <text:p>633</text:p>
          </table:table-cell>
        </table:table-row>
        <table:table-row table:style-name="ro1">
          <table:table-cell table:formula="of:=IF([$Code.A636]=&quot;&quot;;&quot;&quot;;[$Code.A636])">
            <text:p/>
          </table:table-cell>
          <table:table-cell table:formula="of:=[.B635]+1" office:value-type="float" office:value="634" calcext:value-type="float">
            <text:p>634</text:p>
          </table:table-cell>
        </table:table-row>
        <table:table-row table:style-name="ro1">
          <table:table-cell table:formula="of:=IF([$Code.A637]=&quot;&quot;;&quot;&quot;;[$Code.A637])">
            <text:p/>
          </table:table-cell>
          <table:table-cell table:formula="of:=[.B636]+1" office:value-type="float" office:value="635" calcext:value-type="float">
            <text:p>635</text:p>
          </table:table-cell>
        </table:table-row>
        <table:table-row table:style-name="ro1">
          <table:table-cell table:formula="of:=IF([$Code.A638]=&quot;&quot;;&quot;&quot;;[$Code.A638])">
            <text:p/>
          </table:table-cell>
          <table:table-cell table:formula="of:=[.B637]+1" office:value-type="float" office:value="636" calcext:value-type="float">
            <text:p>636</text:p>
          </table:table-cell>
        </table:table-row>
        <table:table-row table:style-name="ro1">
          <table:table-cell table:formula="of:=IF([$Code.A639]=&quot;&quot;;&quot;&quot;;[$Code.A639])">
            <text:p/>
          </table:table-cell>
          <table:table-cell table:formula="of:=[.B638]+1" office:value-type="float" office:value="637" calcext:value-type="float">
            <text:p>637</text:p>
          </table:table-cell>
        </table:table-row>
        <table:table-row table:style-name="ro1">
          <table:table-cell table:formula="of:=IF([$Code.A640]=&quot;&quot;;&quot;&quot;;[$Code.A640])">
            <text:p/>
          </table:table-cell>
          <table:table-cell table:formula="of:=[.B639]+1" office:value-type="float" office:value="638" calcext:value-type="float">
            <text:p>638</text:p>
          </table:table-cell>
        </table:table-row>
        <table:table-row table:style-name="ro1">
          <table:table-cell table:formula="of:=IF([$Code.A641]=&quot;&quot;;&quot;&quot;;[$Code.A641])">
            <text:p/>
          </table:table-cell>
          <table:table-cell table:formula="of:=[.B640]+1" office:value-type="float" office:value="639" calcext:value-type="float">
            <text:p>639</text:p>
          </table:table-cell>
        </table:table-row>
        <table:table-row table:style-name="ro1">
          <table:table-cell table:formula="of:=IF([$Code.A642]=&quot;&quot;;&quot;&quot;;[$Code.A642])">
            <text:p/>
          </table:table-cell>
          <table:table-cell table:formula="of:=[.B641]+1" office:value-type="float" office:value="640" calcext:value-type="float">
            <text:p>640</text:p>
          </table:table-cell>
        </table:table-row>
        <table:table-row table:style-name="ro1">
          <table:table-cell table:formula="of:=IF([$Code.A643]=&quot;&quot;;&quot;&quot;;[$Code.A643])">
            <text:p/>
          </table:table-cell>
          <table:table-cell table:formula="of:=[.B642]+1" office:value-type="float" office:value="641" calcext:value-type="float">
            <text:p>641</text:p>
          </table:table-cell>
        </table:table-row>
        <table:table-row table:style-name="ro1">
          <table:table-cell table:formula="of:=IF([$Code.A644]=&quot;&quot;;&quot;&quot;;[$Code.A644])">
            <text:p/>
          </table:table-cell>
          <table:table-cell table:formula="of:=[.B643]+1" office:value-type="float" office:value="642" calcext:value-type="float">
            <text:p>642</text:p>
          </table:table-cell>
        </table:table-row>
        <table:table-row table:style-name="ro1">
          <table:table-cell table:formula="of:=IF([$Code.A645]=&quot;&quot;;&quot;&quot;;[$Code.A645])">
            <text:p/>
          </table:table-cell>
          <table:table-cell table:formula="of:=[.B644]+1" office:value-type="float" office:value="643" calcext:value-type="float">
            <text:p>643</text:p>
          </table:table-cell>
        </table:table-row>
        <table:table-row table:style-name="ro1">
          <table:table-cell table:formula="of:=IF([$Code.A646]=&quot;&quot;;&quot;&quot;;[$Code.A646])">
            <text:p/>
          </table:table-cell>
          <table:table-cell table:formula="of:=[.B645]+1" office:value-type="float" office:value="644" calcext:value-type="float">
            <text:p>644</text:p>
          </table:table-cell>
        </table:table-row>
        <table:table-row table:style-name="ro1">
          <table:table-cell table:formula="of:=IF([$Code.A647]=&quot;&quot;;&quot;&quot;;[$Code.A647])">
            <text:p/>
          </table:table-cell>
          <table:table-cell table:formula="of:=[.B646]+1" office:value-type="float" office:value="645" calcext:value-type="float">
            <text:p>645</text:p>
          </table:table-cell>
        </table:table-row>
        <table:table-row table:style-name="ro1">
          <table:table-cell table:formula="of:=IF([$Code.A648]=&quot;&quot;;&quot;&quot;;[$Code.A648])">
            <text:p/>
          </table:table-cell>
          <table:table-cell table:formula="of:=[.B647]+1" office:value-type="float" office:value="646" calcext:value-type="float">
            <text:p>646</text:p>
          </table:table-cell>
        </table:table-row>
        <table:table-row table:style-name="ro1">
          <table:table-cell table:formula="of:=IF([$Code.A649]=&quot;&quot;;&quot;&quot;;[$Code.A649])">
            <text:p/>
          </table:table-cell>
          <table:table-cell table:formula="of:=[.B648]+1" office:value-type="float" office:value="647" calcext:value-type="float">
            <text:p>647</text:p>
          </table:table-cell>
        </table:table-row>
        <table:table-row table:style-name="ro1">
          <table:table-cell table:formula="of:=IF([$Code.A650]=&quot;&quot;;&quot;&quot;;[$Code.A650])">
            <text:p/>
          </table:table-cell>
          <table:table-cell table:formula="of:=[.B649]+1" office:value-type="float" office:value="648" calcext:value-type="float">
            <text:p>648</text:p>
          </table:table-cell>
        </table:table-row>
        <table:table-row table:style-name="ro1">
          <table:table-cell table:formula="of:=IF([$Code.A651]=&quot;&quot;;&quot;&quot;;[$Code.A651])">
            <text:p/>
          </table:table-cell>
          <table:table-cell table:formula="of:=[.B650]+1" office:value-type="float" office:value="649" calcext:value-type="float">
            <text:p>649</text:p>
          </table:table-cell>
        </table:table-row>
        <table:table-row table:style-name="ro1">
          <table:table-cell table:formula="of:=IF([$Code.A652]=&quot;&quot;;&quot;&quot;;[$Code.A652])">
            <text:p/>
          </table:table-cell>
          <table:table-cell table:formula="of:=[.B651]+1" office:value-type="float" office:value="650" calcext:value-type="float">
            <text:p>650</text:p>
          </table:table-cell>
        </table:table-row>
        <table:table-row table:style-name="ro1">
          <table:table-cell table:formula="of:=IF([$Code.A653]=&quot;&quot;;&quot;&quot;;[$Code.A653])">
            <text:p/>
          </table:table-cell>
          <table:table-cell table:formula="of:=[.B652]+1" office:value-type="float" office:value="651" calcext:value-type="float">
            <text:p>651</text:p>
          </table:table-cell>
        </table:table-row>
        <table:table-row table:style-name="ro1">
          <table:table-cell table:formula="of:=IF([$Code.A654]=&quot;&quot;;&quot;&quot;;[$Code.A654])">
            <text:p/>
          </table:table-cell>
          <table:table-cell table:formula="of:=[.B653]+1" office:value-type="float" office:value="652" calcext:value-type="float">
            <text:p>652</text:p>
          </table:table-cell>
        </table:table-row>
        <table:table-row table:style-name="ro1">
          <table:table-cell table:formula="of:=IF([$Code.A655]=&quot;&quot;;&quot;&quot;;[$Code.A655])">
            <text:p/>
          </table:table-cell>
          <table:table-cell table:formula="of:=[.B654]+1" office:value-type="float" office:value="653" calcext:value-type="float">
            <text:p>653</text:p>
          </table:table-cell>
        </table:table-row>
        <table:table-row table:style-name="ro1">
          <table:table-cell table:formula="of:=IF([$Code.A656]=&quot;&quot;;&quot;&quot;;[$Code.A656])">
            <text:p/>
          </table:table-cell>
          <table:table-cell table:formula="of:=[.B655]+1" office:value-type="float" office:value="654" calcext:value-type="float">
            <text:p>654</text:p>
          </table:table-cell>
        </table:table-row>
        <table:table-row table:style-name="ro1">
          <table:table-cell table:formula="of:=IF([$Code.A657]=&quot;&quot;;&quot;&quot;;[$Code.A657])">
            <text:p/>
          </table:table-cell>
          <table:table-cell table:formula="of:=[.B656]+1" office:value-type="float" office:value="655" calcext:value-type="float">
            <text:p>655</text:p>
          </table:table-cell>
        </table:table-row>
        <table:table-row table:style-name="ro1">
          <table:table-cell table:formula="of:=IF([$Code.A658]=&quot;&quot;;&quot;&quot;;[$Code.A658])">
            <text:p/>
          </table:table-cell>
          <table:table-cell table:formula="of:=[.B657]+1" office:value-type="float" office:value="656" calcext:value-type="float">
            <text:p>656</text:p>
          </table:table-cell>
        </table:table-row>
        <table:table-row table:style-name="ro1">
          <table:table-cell table:formula="of:=IF([$Code.A659]=&quot;&quot;;&quot;&quot;;[$Code.A659])">
            <text:p/>
          </table:table-cell>
          <table:table-cell table:formula="of:=[.B658]+1" office:value-type="float" office:value="657" calcext:value-type="float">
            <text:p>657</text:p>
          </table:table-cell>
        </table:table-row>
        <table:table-row table:style-name="ro1">
          <table:table-cell table:formula="of:=IF([$Code.A660]=&quot;&quot;;&quot;&quot;;[$Code.A660])">
            <text:p/>
          </table:table-cell>
          <table:table-cell table:formula="of:=[.B659]+1" office:value-type="float" office:value="658" calcext:value-type="float">
            <text:p>658</text:p>
          </table:table-cell>
        </table:table-row>
        <table:table-row table:style-name="ro1">
          <table:table-cell table:formula="of:=IF([$Code.A661]=&quot;&quot;;&quot;&quot;;[$Code.A661])">
            <text:p/>
          </table:table-cell>
          <table:table-cell table:formula="of:=[.B660]+1" office:value-type="float" office:value="659" calcext:value-type="float">
            <text:p>659</text:p>
          </table:table-cell>
        </table:table-row>
        <table:table-row table:style-name="ro1">
          <table:table-cell table:formula="of:=IF([$Code.A662]=&quot;&quot;;&quot;&quot;;[$Code.A662])">
            <text:p/>
          </table:table-cell>
          <table:table-cell table:formula="of:=[.B661]+1" office:value-type="float" office:value="660" calcext:value-type="float">
            <text:p>660</text:p>
          </table:table-cell>
        </table:table-row>
        <table:table-row table:style-name="ro1">
          <table:table-cell table:formula="of:=IF([$Code.A663]=&quot;&quot;;&quot;&quot;;[$Code.A663])">
            <text:p/>
          </table:table-cell>
          <table:table-cell table:formula="of:=[.B662]+1" office:value-type="float" office:value="661" calcext:value-type="float">
            <text:p>661</text:p>
          </table:table-cell>
        </table:table-row>
        <table:table-row table:style-name="ro1">
          <table:table-cell table:formula="of:=IF([$Code.A664]=&quot;&quot;;&quot;&quot;;[$Code.A664])">
            <text:p/>
          </table:table-cell>
          <table:table-cell table:formula="of:=[.B663]+1" office:value-type="float" office:value="662" calcext:value-type="float">
            <text:p>662</text:p>
          </table:table-cell>
        </table:table-row>
        <table:table-row table:style-name="ro1">
          <table:table-cell table:formula="of:=IF([$Code.A665]=&quot;&quot;;&quot;&quot;;[$Code.A665])">
            <text:p/>
          </table:table-cell>
          <table:table-cell table:formula="of:=[.B664]+1" office:value-type="float" office:value="663" calcext:value-type="float">
            <text:p>663</text:p>
          </table:table-cell>
        </table:table-row>
        <table:table-row table:style-name="ro1">
          <table:table-cell table:formula="of:=IF([$Code.A666]=&quot;&quot;;&quot;&quot;;[$Code.A666])">
            <text:p/>
          </table:table-cell>
          <table:table-cell table:formula="of:=[.B665]+1" office:value-type="float" office:value="664" calcext:value-type="float">
            <text:p>664</text:p>
          </table:table-cell>
        </table:table-row>
        <table:table-row table:style-name="ro1">
          <table:table-cell table:formula="of:=IF([$Code.A667]=&quot;&quot;;&quot;&quot;;[$Code.A667])">
            <text:p/>
          </table:table-cell>
          <table:table-cell table:formula="of:=[.B666]+1" office:value-type="float" office:value="665" calcext:value-type="float">
            <text:p>665</text:p>
          </table:table-cell>
        </table:table-row>
        <table:table-row table:style-name="ro1">
          <table:table-cell table:formula="of:=IF([$Code.A668]=&quot;&quot;;&quot;&quot;;[$Code.A668])">
            <text:p/>
          </table:table-cell>
          <table:table-cell table:formula="of:=[.B667]+1" office:value-type="float" office:value="666" calcext:value-type="float">
            <text:p>666</text:p>
          </table:table-cell>
        </table:table-row>
        <table:table-row table:style-name="ro1">
          <table:table-cell table:formula="of:=IF([$Code.A669]=&quot;&quot;;&quot;&quot;;[$Code.A669])">
            <text:p/>
          </table:table-cell>
          <table:table-cell table:formula="of:=[.B668]+1" office:value-type="float" office:value="667" calcext:value-type="float">
            <text:p>667</text:p>
          </table:table-cell>
        </table:table-row>
        <table:table-row table:style-name="ro1">
          <table:table-cell table:formula="of:=IF([$Code.A670]=&quot;&quot;;&quot;&quot;;[$Code.A670])">
            <text:p/>
          </table:table-cell>
          <table:table-cell table:formula="of:=[.B669]+1" office:value-type="float" office:value="668" calcext:value-type="float">
            <text:p>668</text:p>
          </table:table-cell>
        </table:table-row>
        <table:table-row table:style-name="ro1">
          <table:table-cell table:formula="of:=IF([$Code.A671]=&quot;&quot;;&quot;&quot;;[$Code.A671])">
            <text:p/>
          </table:table-cell>
          <table:table-cell table:formula="of:=[.B670]+1" office:value-type="float" office:value="669" calcext:value-type="float">
            <text:p>669</text:p>
          </table:table-cell>
        </table:table-row>
        <table:table-row table:style-name="ro1">
          <table:table-cell table:formula="of:=IF([$Code.A672]=&quot;&quot;;&quot;&quot;;[$Code.A672])">
            <text:p/>
          </table:table-cell>
          <table:table-cell table:formula="of:=[.B671]+1" office:value-type="float" office:value="670" calcext:value-type="float">
            <text:p>670</text:p>
          </table:table-cell>
        </table:table-row>
        <table:table-row table:style-name="ro1">
          <table:table-cell table:formula="of:=IF([$Code.A673]=&quot;&quot;;&quot;&quot;;[$Code.A673])">
            <text:p/>
          </table:table-cell>
          <table:table-cell table:formula="of:=[.B672]+1" office:value-type="float" office:value="671" calcext:value-type="float">
            <text:p>671</text:p>
          </table:table-cell>
        </table:table-row>
        <table:table-row table:style-name="ro1">
          <table:table-cell table:formula="of:=IF([$Code.A674]=&quot;&quot;;&quot;&quot;;[$Code.A674])">
            <text:p/>
          </table:table-cell>
          <table:table-cell table:formula="of:=[.B673]+1" office:value-type="float" office:value="672" calcext:value-type="float">
            <text:p>672</text:p>
          </table:table-cell>
        </table:table-row>
        <table:table-row table:style-name="ro1">
          <table:table-cell table:formula="of:=IF([$Code.A675]=&quot;&quot;;&quot;&quot;;[$Code.A675])">
            <text:p/>
          </table:table-cell>
          <table:table-cell table:formula="of:=[.B674]+1" office:value-type="float" office:value="673" calcext:value-type="float">
            <text:p>673</text:p>
          </table:table-cell>
        </table:table-row>
        <table:table-row table:style-name="ro1">
          <table:table-cell table:formula="of:=IF([$Code.A676]=&quot;&quot;;&quot;&quot;;[$Code.A676])">
            <text:p/>
          </table:table-cell>
          <table:table-cell table:formula="of:=[.B675]+1" office:value-type="float" office:value="674" calcext:value-type="float">
            <text:p>674</text:p>
          </table:table-cell>
        </table:table-row>
        <table:table-row table:style-name="ro1">
          <table:table-cell table:formula="of:=IF([$Code.A677]=&quot;&quot;;&quot;&quot;;[$Code.A677])">
            <text:p/>
          </table:table-cell>
          <table:table-cell table:formula="of:=[.B676]+1" office:value-type="float" office:value="675" calcext:value-type="float">
            <text:p>675</text:p>
          </table:table-cell>
        </table:table-row>
        <table:table-row table:style-name="ro1">
          <table:table-cell table:formula="of:=IF([$Code.A678]=&quot;&quot;;&quot;&quot;;[$Code.A678])">
            <text:p/>
          </table:table-cell>
          <table:table-cell table:formula="of:=[.B677]+1" office:value-type="float" office:value="676" calcext:value-type="float">
            <text:p>676</text:p>
          </table:table-cell>
        </table:table-row>
        <table:table-row table:style-name="ro1">
          <table:table-cell table:formula="of:=IF([$Code.A679]=&quot;&quot;;&quot;&quot;;[$Code.A679])">
            <text:p/>
          </table:table-cell>
          <table:table-cell table:formula="of:=[.B678]+1" office:value-type="float" office:value="677" calcext:value-type="float">
            <text:p>677</text:p>
          </table:table-cell>
        </table:table-row>
        <table:table-row table:style-name="ro1">
          <table:table-cell table:formula="of:=IF([$Code.A680]=&quot;&quot;;&quot;&quot;;[$Code.A680])">
            <text:p/>
          </table:table-cell>
          <table:table-cell table:formula="of:=[.B679]+1" office:value-type="float" office:value="678" calcext:value-type="float">
            <text:p>678</text:p>
          </table:table-cell>
        </table:table-row>
        <table:table-row table:style-name="ro1">
          <table:table-cell table:formula="of:=IF([$Code.A681]=&quot;&quot;;&quot;&quot;;[$Code.A681])">
            <text:p/>
          </table:table-cell>
          <table:table-cell table:formula="of:=[.B680]+1" office:value-type="float" office:value="679" calcext:value-type="float">
            <text:p>679</text:p>
          </table:table-cell>
        </table:table-row>
        <table:table-row table:style-name="ro1">
          <table:table-cell table:formula="of:=IF([$Code.A682]=&quot;&quot;;&quot;&quot;;[$Code.A682])">
            <text:p/>
          </table:table-cell>
          <table:table-cell table:formula="of:=[.B681]+1" office:value-type="float" office:value="680" calcext:value-type="float">
            <text:p>680</text:p>
          </table:table-cell>
        </table:table-row>
        <table:table-row table:style-name="ro1">
          <table:table-cell table:formula="of:=IF([$Code.A683]=&quot;&quot;;&quot;&quot;;[$Code.A683])">
            <text:p/>
          </table:table-cell>
          <table:table-cell table:formula="of:=[.B682]+1" office:value-type="float" office:value="681" calcext:value-type="float">
            <text:p>681</text:p>
          </table:table-cell>
        </table:table-row>
        <table:table-row table:style-name="ro1">
          <table:table-cell table:formula="of:=IF([$Code.A684]=&quot;&quot;;&quot;&quot;;[$Code.A684])">
            <text:p/>
          </table:table-cell>
          <table:table-cell table:formula="of:=[.B683]+1" office:value-type="float" office:value="682" calcext:value-type="float">
            <text:p>682</text:p>
          </table:table-cell>
        </table:table-row>
        <table:table-row table:style-name="ro1">
          <table:table-cell table:formula="of:=IF([$Code.A685]=&quot;&quot;;&quot;&quot;;[$Code.A685])">
            <text:p/>
          </table:table-cell>
          <table:table-cell table:formula="of:=[.B684]+1" office:value-type="float" office:value="683" calcext:value-type="float">
            <text:p>683</text:p>
          </table:table-cell>
        </table:table-row>
        <table:table-row table:style-name="ro1">
          <table:table-cell table:formula="of:=IF([$Code.A686]=&quot;&quot;;&quot;&quot;;[$Code.A686])">
            <text:p/>
          </table:table-cell>
          <table:table-cell table:formula="of:=[.B685]+1" office:value-type="float" office:value="684" calcext:value-type="float">
            <text:p>684</text:p>
          </table:table-cell>
        </table:table-row>
        <table:table-row table:style-name="ro1">
          <table:table-cell table:formula="of:=IF([$Code.A687]=&quot;&quot;;&quot;&quot;;[$Code.A687])">
            <text:p/>
          </table:table-cell>
          <table:table-cell table:formula="of:=[.B686]+1" office:value-type="float" office:value="685" calcext:value-type="float">
            <text:p>685</text:p>
          </table:table-cell>
        </table:table-row>
        <table:table-row table:style-name="ro1">
          <table:table-cell table:formula="of:=IF([$Code.A688]=&quot;&quot;;&quot;&quot;;[$Code.A688])">
            <text:p/>
          </table:table-cell>
          <table:table-cell table:formula="of:=[.B687]+1" office:value-type="float" office:value="686" calcext:value-type="float">
            <text:p>686</text:p>
          </table:table-cell>
        </table:table-row>
        <table:table-row table:style-name="ro1">
          <table:table-cell table:formula="of:=IF([$Code.A689]=&quot;&quot;;&quot;&quot;;[$Code.A689])">
            <text:p/>
          </table:table-cell>
          <table:table-cell table:formula="of:=[.B688]+1" office:value-type="float" office:value="687" calcext:value-type="float">
            <text:p>687</text:p>
          </table:table-cell>
        </table:table-row>
        <table:table-row table:style-name="ro1">
          <table:table-cell table:formula="of:=IF([$Code.A690]=&quot;&quot;;&quot;&quot;;[$Code.A690])">
            <text:p/>
          </table:table-cell>
          <table:table-cell table:formula="of:=[.B689]+1" office:value-type="float" office:value="688" calcext:value-type="float">
            <text:p>688</text:p>
          </table:table-cell>
        </table:table-row>
        <table:table-row table:style-name="ro1">
          <table:table-cell table:formula="of:=IF([$Code.A691]=&quot;&quot;;&quot;&quot;;[$Code.A691])">
            <text:p/>
          </table:table-cell>
          <table:table-cell table:formula="of:=[.B690]+1" office:value-type="float" office:value="689" calcext:value-type="float">
            <text:p>689</text:p>
          </table:table-cell>
        </table:table-row>
        <table:table-row table:style-name="ro1">
          <table:table-cell table:formula="of:=IF([$Code.A692]=&quot;&quot;;&quot;&quot;;[$Code.A692])">
            <text:p/>
          </table:table-cell>
          <table:table-cell table:formula="of:=[.B691]+1" office:value-type="float" office:value="690" calcext:value-type="float">
            <text:p>690</text:p>
          </table:table-cell>
        </table:table-row>
        <table:table-row table:style-name="ro1">
          <table:table-cell table:formula="of:=IF([$Code.A693]=&quot;&quot;;&quot;&quot;;[$Code.A693])">
            <text:p/>
          </table:table-cell>
          <table:table-cell table:formula="of:=[.B692]+1" office:value-type="float" office:value="691" calcext:value-type="float">
            <text:p>691</text:p>
          </table:table-cell>
        </table:table-row>
        <table:table-row table:style-name="ro1">
          <table:table-cell table:formula="of:=IF([$Code.A694]=&quot;&quot;;&quot;&quot;;[$Code.A694])">
            <text:p/>
          </table:table-cell>
          <table:table-cell table:formula="of:=[.B693]+1" office:value-type="float" office:value="692" calcext:value-type="float">
            <text:p>692</text:p>
          </table:table-cell>
        </table:table-row>
        <table:table-row table:style-name="ro1">
          <table:table-cell table:formula="of:=IF([$Code.A695]=&quot;&quot;;&quot;&quot;;[$Code.A695])">
            <text:p/>
          </table:table-cell>
          <table:table-cell table:formula="of:=[.B694]+1" office:value-type="float" office:value="693" calcext:value-type="float">
            <text:p>693</text:p>
          </table:table-cell>
        </table:table-row>
        <table:table-row table:style-name="ro1">
          <table:table-cell table:formula="of:=IF([$Code.A696]=&quot;&quot;;&quot;&quot;;[$Code.A696])">
            <text:p/>
          </table:table-cell>
          <table:table-cell table:formula="of:=[.B695]+1" office:value-type="float" office:value="694" calcext:value-type="float">
            <text:p>694</text:p>
          </table:table-cell>
        </table:table-row>
        <table:table-row table:style-name="ro1">
          <table:table-cell table:formula="of:=IF([$Code.A697]=&quot;&quot;;&quot;&quot;;[$Code.A697])">
            <text:p/>
          </table:table-cell>
          <table:table-cell table:formula="of:=[.B696]+1" office:value-type="float" office:value="695" calcext:value-type="float">
            <text:p>695</text:p>
          </table:table-cell>
        </table:table-row>
        <table:table-row table:style-name="ro1">
          <table:table-cell table:formula="of:=IF([$Code.A698]=&quot;&quot;;&quot;&quot;;[$Code.A698])">
            <text:p/>
          </table:table-cell>
          <table:table-cell table:formula="of:=[.B697]+1" office:value-type="float" office:value="696" calcext:value-type="float">
            <text:p>696</text:p>
          </table:table-cell>
        </table:table-row>
        <table:table-row table:style-name="ro1">
          <table:table-cell table:formula="of:=IF([$Code.A699]=&quot;&quot;;&quot;&quot;;[$Code.A699])">
            <text:p/>
          </table:table-cell>
          <table:table-cell table:formula="of:=[.B698]+1" office:value-type="float" office:value="697" calcext:value-type="float">
            <text:p>697</text:p>
          </table:table-cell>
        </table:table-row>
        <table:table-row table:style-name="ro1">
          <table:table-cell table:formula="of:=IF([$Code.A700]=&quot;&quot;;&quot;&quot;;[$Code.A700])">
            <text:p/>
          </table:table-cell>
          <table:table-cell table:formula="of:=[.B699]+1" office:value-type="float" office:value="698" calcext:value-type="float">
            <text:p>698</text:p>
          </table:table-cell>
        </table:table-row>
        <table:table-row table:style-name="ro1">
          <table:table-cell table:formula="of:=IF([$Code.A701]=&quot;&quot;;&quot;&quot;;[$Code.A701])">
            <text:p/>
          </table:table-cell>
          <table:table-cell table:formula="of:=[.B700]+1" office:value-type="float" office:value="699" calcext:value-type="float">
            <text:p>699</text:p>
          </table:table-cell>
        </table:table-row>
        <table:table-row table:style-name="ro1">
          <table:table-cell table:formula="of:=IF([$Code.A702]=&quot;&quot;;&quot;&quot;;[$Code.A702])">
            <text:p/>
          </table:table-cell>
          <table:table-cell table:formula="of:=[.B701]+1" office:value-type="float" office:value="700" calcext:value-type="float">
            <text:p>700</text:p>
          </table:table-cell>
        </table:table-row>
        <table:table-row table:style-name="ro1">
          <table:table-cell table:formula="of:=IF([$Code.A703]=&quot;&quot;;&quot;&quot;;[$Code.A703])">
            <text:p/>
          </table:table-cell>
          <table:table-cell table:formula="of:=[.B702]+1" office:value-type="float" office:value="701" calcext:value-type="float">
            <text:p>701</text:p>
          </table:table-cell>
        </table:table-row>
        <table:table-row table:style-name="ro1">
          <table:table-cell table:formula="of:=IF([$Code.A704]=&quot;&quot;;&quot;&quot;;[$Code.A704])">
            <text:p/>
          </table:table-cell>
          <table:table-cell table:formula="of:=[.B703]+1" office:value-type="float" office:value="702" calcext:value-type="float">
            <text:p>702</text:p>
          </table:table-cell>
        </table:table-row>
        <table:table-row table:style-name="ro1">
          <table:table-cell table:formula="of:=IF([$Code.A705]=&quot;&quot;;&quot;&quot;;[$Code.A705])">
            <text:p/>
          </table:table-cell>
          <table:table-cell table:formula="of:=[.B704]+1" office:value-type="float" office:value="703" calcext:value-type="float">
            <text:p>703</text:p>
          </table:table-cell>
        </table:table-row>
        <table:table-row table:style-name="ro1">
          <table:table-cell table:formula="of:=IF([$Code.A706]=&quot;&quot;;&quot;&quot;;[$Code.A706])">
            <text:p/>
          </table:table-cell>
          <table:table-cell table:formula="of:=[.B705]+1" office:value-type="float" office:value="704" calcext:value-type="float">
            <text:p>704</text:p>
          </table:table-cell>
        </table:table-row>
        <table:table-row table:style-name="ro1">
          <table:table-cell table:formula="of:=IF([$Code.A707]=&quot;&quot;;&quot;&quot;;[$Code.A707])">
            <text:p/>
          </table:table-cell>
          <table:table-cell table:formula="of:=[.B706]+1" office:value-type="float" office:value="705" calcext:value-type="float">
            <text:p>705</text:p>
          </table:table-cell>
        </table:table-row>
        <table:table-row table:style-name="ro1">
          <table:table-cell table:formula="of:=IF([$Code.A708]=&quot;&quot;;&quot;&quot;;[$Code.A708])">
            <text:p/>
          </table:table-cell>
          <table:table-cell table:formula="of:=[.B707]+1" office:value-type="float" office:value="706" calcext:value-type="float">
            <text:p>706</text:p>
          </table:table-cell>
        </table:table-row>
        <table:table-row table:style-name="ro1">
          <table:table-cell table:formula="of:=IF([$Code.A709]=&quot;&quot;;&quot;&quot;;[$Code.A709])">
            <text:p/>
          </table:table-cell>
          <table:table-cell table:formula="of:=[.B708]+1" office:value-type="float" office:value="707" calcext:value-type="float">
            <text:p>707</text:p>
          </table:table-cell>
        </table:table-row>
        <table:table-row table:style-name="ro1">
          <table:table-cell table:formula="of:=IF([$Code.A710]=&quot;&quot;;&quot;&quot;;[$Code.A710])">
            <text:p/>
          </table:table-cell>
          <table:table-cell table:formula="of:=[.B709]+1" office:value-type="float" office:value="708" calcext:value-type="float">
            <text:p>708</text:p>
          </table:table-cell>
        </table:table-row>
        <table:table-row table:style-name="ro1">
          <table:table-cell table:formula="of:=IF([$Code.A711]=&quot;&quot;;&quot;&quot;;[$Code.A711])">
            <text:p/>
          </table:table-cell>
          <table:table-cell table:formula="of:=[.B710]+1" office:value-type="float" office:value="709" calcext:value-type="float">
            <text:p>709</text:p>
          </table:table-cell>
        </table:table-row>
        <table:table-row table:style-name="ro1">
          <table:table-cell table:formula="of:=IF([$Code.A712]=&quot;&quot;;&quot;&quot;;[$Code.A712])">
            <text:p/>
          </table:table-cell>
          <table:table-cell table:formula="of:=[.B711]+1" office:value-type="float" office:value="710" calcext:value-type="float">
            <text:p>710</text:p>
          </table:table-cell>
        </table:table-row>
        <table:table-row table:style-name="ro1">
          <table:table-cell table:formula="of:=IF([$Code.A713]=&quot;&quot;;&quot;&quot;;[$Code.A713])">
            <text:p/>
          </table:table-cell>
          <table:table-cell table:formula="of:=[.B712]+1" office:value-type="float" office:value="711" calcext:value-type="float">
            <text:p>711</text:p>
          </table:table-cell>
        </table:table-row>
        <table:table-row table:style-name="ro1">
          <table:table-cell table:formula="of:=IF([$Code.A714]=&quot;&quot;;&quot;&quot;;[$Code.A714])">
            <text:p/>
          </table:table-cell>
          <table:table-cell table:formula="of:=[.B713]+1" office:value-type="float" office:value="712" calcext:value-type="float">
            <text:p>712</text:p>
          </table:table-cell>
        </table:table-row>
        <table:table-row table:style-name="ro1">
          <table:table-cell table:formula="of:=IF([$Code.A715]=&quot;&quot;;&quot;&quot;;[$Code.A715])">
            <text:p/>
          </table:table-cell>
          <table:table-cell table:formula="of:=[.B714]+1" office:value-type="float" office:value="713" calcext:value-type="float">
            <text:p>713</text:p>
          </table:table-cell>
        </table:table-row>
        <table:table-row table:style-name="ro1">
          <table:table-cell table:formula="of:=IF([$Code.A716]=&quot;&quot;;&quot;&quot;;[$Code.A716])">
            <text:p/>
          </table:table-cell>
          <table:table-cell table:formula="of:=[.B715]+1" office:value-type="float" office:value="714" calcext:value-type="float">
            <text:p>714</text:p>
          </table:table-cell>
        </table:table-row>
        <table:table-row table:style-name="ro1">
          <table:table-cell table:formula="of:=IF([$Code.A717]=&quot;&quot;;&quot;&quot;;[$Code.A717])">
            <text:p/>
          </table:table-cell>
          <table:table-cell table:formula="of:=[.B716]+1" office:value-type="float" office:value="715" calcext:value-type="float">
            <text:p>715</text:p>
          </table:table-cell>
        </table:table-row>
        <table:table-row table:style-name="ro1">
          <table:table-cell table:formula="of:=IF([$Code.A718]=&quot;&quot;;&quot;&quot;;[$Code.A718])">
            <text:p/>
          </table:table-cell>
          <table:table-cell table:formula="of:=[.B717]+1" office:value-type="float" office:value="716" calcext:value-type="float">
            <text:p>716</text:p>
          </table:table-cell>
        </table:table-row>
        <table:table-row table:style-name="ro1">
          <table:table-cell table:formula="of:=IF([$Code.A719]=&quot;&quot;;&quot;&quot;;[$Code.A719])">
            <text:p/>
          </table:table-cell>
          <table:table-cell table:formula="of:=[.B718]+1" office:value-type="float" office:value="717" calcext:value-type="float">
            <text:p>717</text:p>
          </table:table-cell>
        </table:table-row>
        <table:table-row table:style-name="ro1">
          <table:table-cell table:formula="of:=IF([$Code.A720]=&quot;&quot;;&quot;&quot;;[$Code.A720])">
            <text:p/>
          </table:table-cell>
          <table:table-cell table:formula="of:=[.B719]+1" office:value-type="float" office:value="718" calcext:value-type="float">
            <text:p>718</text:p>
          </table:table-cell>
        </table:table-row>
        <table:table-row table:style-name="ro1">
          <table:table-cell table:formula="of:=IF([$Code.A721]=&quot;&quot;;&quot;&quot;;[$Code.A721])">
            <text:p/>
          </table:table-cell>
          <table:table-cell table:formula="of:=[.B720]+1" office:value-type="float" office:value="719" calcext:value-type="float">
            <text:p>719</text:p>
          </table:table-cell>
        </table:table-row>
        <table:table-row table:style-name="ro1">
          <table:table-cell table:formula="of:=IF([$Code.A722]=&quot;&quot;;&quot;&quot;;[$Code.A722])">
            <text:p/>
          </table:table-cell>
          <table:table-cell table:formula="of:=[.B721]+1" office:value-type="float" office:value="720" calcext:value-type="float">
            <text:p>720</text:p>
          </table:table-cell>
        </table:table-row>
        <table:table-row table:style-name="ro1">
          <table:table-cell table:formula="of:=IF([$Code.A723]=&quot;&quot;;&quot;&quot;;[$Code.A723])">
            <text:p/>
          </table:table-cell>
          <table:table-cell table:formula="of:=[.B722]+1" office:value-type="float" office:value="721" calcext:value-type="float">
            <text:p>721</text:p>
          </table:table-cell>
        </table:table-row>
        <table:table-row table:style-name="ro1">
          <table:table-cell table:formula="of:=IF([$Code.A724]=&quot;&quot;;&quot;&quot;;[$Code.A724])">
            <text:p/>
          </table:table-cell>
          <table:table-cell table:formula="of:=[.B723]+1" office:value-type="float" office:value="722" calcext:value-type="float">
            <text:p>722</text:p>
          </table:table-cell>
        </table:table-row>
        <table:table-row table:style-name="ro1">
          <table:table-cell table:formula="of:=IF([$Code.A725]=&quot;&quot;;&quot;&quot;;[$Code.A725])">
            <text:p/>
          </table:table-cell>
          <table:table-cell table:formula="of:=[.B724]+1" office:value-type="float" office:value="723" calcext:value-type="float">
            <text:p>723</text:p>
          </table:table-cell>
        </table:table-row>
        <table:table-row table:style-name="ro1">
          <table:table-cell table:formula="of:=IF([$Code.A726]=&quot;&quot;;&quot;&quot;;[$Code.A726])">
            <text:p/>
          </table:table-cell>
          <table:table-cell table:formula="of:=[.B725]+1" office:value-type="float" office:value="724" calcext:value-type="float">
            <text:p>724</text:p>
          </table:table-cell>
        </table:table-row>
        <table:table-row table:style-name="ro1">
          <table:table-cell table:formula="of:=IF([$Code.A727]=&quot;&quot;;&quot;&quot;;[$Code.A727])">
            <text:p/>
          </table:table-cell>
          <table:table-cell table:formula="of:=[.B726]+1" office:value-type="float" office:value="725" calcext:value-type="float">
            <text:p>725</text:p>
          </table:table-cell>
        </table:table-row>
        <table:table-row table:style-name="ro1">
          <table:table-cell table:formula="of:=IF([$Code.A728]=&quot;&quot;;&quot;&quot;;[$Code.A728])">
            <text:p/>
          </table:table-cell>
          <table:table-cell table:formula="of:=[.B727]+1" office:value-type="float" office:value="726" calcext:value-type="float">
            <text:p>726</text:p>
          </table:table-cell>
        </table:table-row>
        <table:table-row table:style-name="ro1">
          <table:table-cell table:formula="of:=IF([$Code.A729]=&quot;&quot;;&quot;&quot;;[$Code.A729])">
            <text:p/>
          </table:table-cell>
          <table:table-cell table:formula="of:=[.B728]+1" office:value-type="float" office:value="727" calcext:value-type="float">
            <text:p>727</text:p>
          </table:table-cell>
        </table:table-row>
        <table:table-row table:style-name="ro1">
          <table:table-cell table:formula="of:=IF([$Code.A730]=&quot;&quot;;&quot;&quot;;[$Code.A730])">
            <text:p/>
          </table:table-cell>
          <table:table-cell table:formula="of:=[.B729]+1" office:value-type="float" office:value="728" calcext:value-type="float">
            <text:p>728</text:p>
          </table:table-cell>
        </table:table-row>
        <table:table-row table:style-name="ro1">
          <table:table-cell table:formula="of:=IF([$Code.A731]=&quot;&quot;;&quot;&quot;;[$Code.A731])">
            <text:p/>
          </table:table-cell>
          <table:table-cell table:formula="of:=[.B730]+1" office:value-type="float" office:value="729" calcext:value-type="float">
            <text:p>729</text:p>
          </table:table-cell>
        </table:table-row>
        <table:table-row table:style-name="ro1">
          <table:table-cell table:formula="of:=IF([$Code.A732]=&quot;&quot;;&quot;&quot;;[$Code.A732])">
            <text:p/>
          </table:table-cell>
          <table:table-cell table:formula="of:=[.B731]+1" office:value-type="float" office:value="730" calcext:value-type="float">
            <text:p>730</text:p>
          </table:table-cell>
        </table:table-row>
        <table:table-row table:style-name="ro1">
          <table:table-cell table:formula="of:=IF([$Code.A733]=&quot;&quot;;&quot;&quot;;[$Code.A733])">
            <text:p/>
          </table:table-cell>
          <table:table-cell table:formula="of:=[.B732]+1" office:value-type="float" office:value="731" calcext:value-type="float">
            <text:p>731</text:p>
          </table:table-cell>
        </table:table-row>
        <table:table-row table:style-name="ro1">
          <table:table-cell table:formula="of:=IF([$Code.A734]=&quot;&quot;;&quot;&quot;;[$Code.A734])">
            <text:p/>
          </table:table-cell>
          <table:table-cell table:formula="of:=[.B733]+1" office:value-type="float" office:value="732" calcext:value-type="float">
            <text:p>732</text:p>
          </table:table-cell>
        </table:table-row>
        <table:table-row table:style-name="ro1">
          <table:table-cell table:formula="of:=IF([$Code.A735]=&quot;&quot;;&quot;&quot;;[$Code.A735])">
            <text:p/>
          </table:table-cell>
          <table:table-cell table:formula="of:=[.B734]+1" office:value-type="float" office:value="733" calcext:value-type="float">
            <text:p>733</text:p>
          </table:table-cell>
        </table:table-row>
        <table:table-row table:style-name="ro1">
          <table:table-cell table:formula="of:=IF([$Code.A736]=&quot;&quot;;&quot;&quot;;[$Code.A736])">
            <text:p/>
          </table:table-cell>
          <table:table-cell table:formula="of:=[.B735]+1" office:value-type="float" office:value="734" calcext:value-type="float">
            <text:p>734</text:p>
          </table:table-cell>
        </table:table-row>
        <table:table-row table:style-name="ro1">
          <table:table-cell table:formula="of:=IF([$Code.A737]=&quot;&quot;;&quot;&quot;;[$Code.A737])">
            <text:p/>
          </table:table-cell>
          <table:table-cell table:formula="of:=[.B736]+1" office:value-type="float" office:value="735" calcext:value-type="float">
            <text:p>735</text:p>
          </table:table-cell>
        </table:table-row>
        <table:table-row table:style-name="ro1">
          <table:table-cell table:formula="of:=IF([$Code.A738]=&quot;&quot;;&quot;&quot;;[$Code.A738])">
            <text:p/>
          </table:table-cell>
          <table:table-cell table:formula="of:=[.B737]+1" office:value-type="float" office:value="736" calcext:value-type="float">
            <text:p>736</text:p>
          </table:table-cell>
        </table:table-row>
        <table:table-row table:style-name="ro1">
          <table:table-cell table:formula="of:=IF([$Code.A739]=&quot;&quot;;&quot;&quot;;[$Code.A739])">
            <text:p/>
          </table:table-cell>
          <table:table-cell table:formula="of:=[.B738]+1" office:value-type="float" office:value="737" calcext:value-type="float">
            <text:p>737</text:p>
          </table:table-cell>
        </table:table-row>
        <table:table-row table:style-name="ro1">
          <table:table-cell table:formula="of:=IF([$Code.A740]=&quot;&quot;;&quot;&quot;;[$Code.A740])">
            <text:p/>
          </table:table-cell>
          <table:table-cell table:formula="of:=[.B739]+1" office:value-type="float" office:value="738" calcext:value-type="float">
            <text:p>738</text:p>
          </table:table-cell>
        </table:table-row>
        <table:table-row table:style-name="ro1">
          <table:table-cell table:formula="of:=IF([$Code.A741]=&quot;&quot;;&quot;&quot;;[$Code.A741])">
            <text:p/>
          </table:table-cell>
          <table:table-cell table:formula="of:=[.B740]+1" office:value-type="float" office:value="739" calcext:value-type="float">
            <text:p>739</text:p>
          </table:table-cell>
        </table:table-row>
        <table:table-row table:style-name="ro1">
          <table:table-cell table:formula="of:=IF([$Code.A742]=&quot;&quot;;&quot;&quot;;[$Code.A742])">
            <text:p/>
          </table:table-cell>
          <table:table-cell table:formula="of:=[.B741]+1" office:value-type="float" office:value="740" calcext:value-type="float">
            <text:p>740</text:p>
          </table:table-cell>
        </table:table-row>
        <table:table-row table:style-name="ro1">
          <table:table-cell table:formula="of:=IF([$Code.A743]=&quot;&quot;;&quot;&quot;;[$Code.A743])">
            <text:p/>
          </table:table-cell>
          <table:table-cell table:formula="of:=[.B742]+1" office:value-type="float" office:value="741" calcext:value-type="float">
            <text:p>741</text:p>
          </table:table-cell>
        </table:table-row>
        <table:table-row table:style-name="ro1">
          <table:table-cell table:formula="of:=IF([$Code.A744]=&quot;&quot;;&quot;&quot;;[$Code.A744])">
            <text:p/>
          </table:table-cell>
          <table:table-cell table:formula="of:=[.B743]+1" office:value-type="float" office:value="742" calcext:value-type="float">
            <text:p>742</text:p>
          </table:table-cell>
        </table:table-row>
        <table:table-row table:style-name="ro1">
          <table:table-cell table:formula="of:=IF([$Code.A745]=&quot;&quot;;&quot;&quot;;[$Code.A745])">
            <text:p/>
          </table:table-cell>
          <table:table-cell table:formula="of:=[.B744]+1" office:value-type="float" office:value="743" calcext:value-type="float">
            <text:p>743</text:p>
          </table:table-cell>
        </table:table-row>
        <table:table-row table:style-name="ro1">
          <table:table-cell table:formula="of:=IF([$Code.A746]=&quot;&quot;;&quot;&quot;;[$Code.A746])">
            <text:p/>
          </table:table-cell>
          <table:table-cell table:formula="of:=[.B745]+1" office:value-type="float" office:value="744" calcext:value-type="float">
            <text:p>744</text:p>
          </table:table-cell>
        </table:table-row>
        <table:table-row table:style-name="ro1">
          <table:table-cell table:formula="of:=IF([$Code.A747]=&quot;&quot;;&quot;&quot;;[$Code.A747])">
            <text:p/>
          </table:table-cell>
          <table:table-cell table:formula="of:=[.B746]+1" office:value-type="float" office:value="745" calcext:value-type="float">
            <text:p>745</text:p>
          </table:table-cell>
        </table:table-row>
        <table:table-row table:style-name="ro1">
          <table:table-cell table:formula="of:=IF([$Code.A748]=&quot;&quot;;&quot;&quot;;[$Code.A748])">
            <text:p/>
          </table:table-cell>
          <table:table-cell table:formula="of:=[.B747]+1" office:value-type="float" office:value="746" calcext:value-type="float">
            <text:p>746</text:p>
          </table:table-cell>
        </table:table-row>
        <table:table-row table:style-name="ro1">
          <table:table-cell table:formula="of:=IF([$Code.A749]=&quot;&quot;;&quot;&quot;;[$Code.A749])">
            <text:p/>
          </table:table-cell>
          <table:table-cell table:formula="of:=[.B748]+1" office:value-type="float" office:value="747" calcext:value-type="float">
            <text:p>747</text:p>
          </table:table-cell>
        </table:table-row>
        <table:table-row table:style-name="ro1">
          <table:table-cell table:formula="of:=IF([$Code.A750]=&quot;&quot;;&quot;&quot;;[$Code.A750])">
            <text:p/>
          </table:table-cell>
          <table:table-cell table:formula="of:=[.B749]+1" office:value-type="float" office:value="748" calcext:value-type="float">
            <text:p>748</text:p>
          </table:table-cell>
        </table:table-row>
        <table:table-row table:style-name="ro1">
          <table:table-cell table:formula="of:=IF([$Code.A751]=&quot;&quot;;&quot;&quot;;[$Code.A751])">
            <text:p/>
          </table:table-cell>
          <table:table-cell table:formula="of:=[.B750]+1" office:value-type="float" office:value="749" calcext:value-type="float">
            <text:p>749</text:p>
          </table:table-cell>
        </table:table-row>
        <table:table-row table:style-name="ro1">
          <table:table-cell table:formula="of:=IF([$Code.A752]=&quot;&quot;;&quot;&quot;;[$Code.A752])">
            <text:p/>
          </table:table-cell>
          <table:table-cell table:formula="of:=[.B751]+1" office:value-type="float" office:value="750" calcext:value-type="float">
            <text:p>750</text:p>
          </table:table-cell>
        </table:table-row>
        <table:table-row table:style-name="ro1">
          <table:table-cell table:formula="of:=IF([$Code.A753]=&quot;&quot;;&quot;&quot;;[$Code.A753])">
            <text:p/>
          </table:table-cell>
          <table:table-cell table:formula="of:=[.B752]+1" office:value-type="float" office:value="751" calcext:value-type="float">
            <text:p>751</text:p>
          </table:table-cell>
        </table:table-row>
        <table:table-row table:style-name="ro1">
          <table:table-cell table:formula="of:=IF([$Code.A754]=&quot;&quot;;&quot;&quot;;[$Code.A754])">
            <text:p/>
          </table:table-cell>
          <table:table-cell table:formula="of:=[.B753]+1" office:value-type="float" office:value="752" calcext:value-type="float">
            <text:p>752</text:p>
          </table:table-cell>
        </table:table-row>
        <table:table-row table:style-name="ro1">
          <table:table-cell table:formula="of:=IF([$Code.A755]=&quot;&quot;;&quot;&quot;;[$Code.A755])">
            <text:p/>
          </table:table-cell>
          <table:table-cell table:formula="of:=[.B754]+1" office:value-type="float" office:value="753" calcext:value-type="float">
            <text:p>753</text:p>
          </table:table-cell>
        </table:table-row>
        <table:table-row table:style-name="ro1">
          <table:table-cell table:formula="of:=IF([$Code.A756]=&quot;&quot;;&quot;&quot;;[$Code.A756])">
            <text:p/>
          </table:table-cell>
          <table:table-cell table:formula="of:=[.B755]+1" office:value-type="float" office:value="754" calcext:value-type="float">
            <text:p>754</text:p>
          </table:table-cell>
        </table:table-row>
        <table:table-row table:style-name="ro1">
          <table:table-cell table:formula="of:=IF([$Code.A757]=&quot;&quot;;&quot;&quot;;[$Code.A757])">
            <text:p/>
          </table:table-cell>
          <table:table-cell table:formula="of:=[.B756]+1" office:value-type="float" office:value="755" calcext:value-type="float">
            <text:p>755</text:p>
          </table:table-cell>
        </table:table-row>
        <table:table-row table:style-name="ro1">
          <table:table-cell table:formula="of:=IF([$Code.A758]=&quot;&quot;;&quot;&quot;;[$Code.A758])">
            <text:p/>
          </table:table-cell>
          <table:table-cell table:formula="of:=[.B757]+1" office:value-type="float" office:value="756" calcext:value-type="float">
            <text:p>756</text:p>
          </table:table-cell>
        </table:table-row>
        <table:table-row table:style-name="ro1">
          <table:table-cell table:formula="of:=IF([$Code.A759]=&quot;&quot;;&quot;&quot;;[$Code.A759])">
            <text:p/>
          </table:table-cell>
          <table:table-cell table:formula="of:=[.B758]+1" office:value-type="float" office:value="757" calcext:value-type="float">
            <text:p>757</text:p>
          </table:table-cell>
        </table:table-row>
        <table:table-row table:style-name="ro1">
          <table:table-cell table:formula="of:=IF([$Code.A760]=&quot;&quot;;&quot;&quot;;[$Code.A760])">
            <text:p/>
          </table:table-cell>
          <table:table-cell table:formula="of:=[.B759]+1" office:value-type="float" office:value="758" calcext:value-type="float">
            <text:p>758</text:p>
          </table:table-cell>
        </table:table-row>
        <table:table-row table:style-name="ro1">
          <table:table-cell table:formula="of:=IF([$Code.A761]=&quot;&quot;;&quot;&quot;;[$Code.A761])">
            <text:p/>
          </table:table-cell>
          <table:table-cell table:formula="of:=[.B760]+1" office:value-type="float" office:value="759" calcext:value-type="float">
            <text:p>759</text:p>
          </table:table-cell>
        </table:table-row>
        <table:table-row table:style-name="ro1">
          <table:table-cell table:formula="of:=IF([$Code.A762]=&quot;&quot;;&quot;&quot;;[$Code.A762])">
            <text:p/>
          </table:table-cell>
          <table:table-cell table:formula="of:=[.B761]+1" office:value-type="float" office:value="760" calcext:value-type="float">
            <text:p>760</text:p>
          </table:table-cell>
        </table:table-row>
        <table:table-row table:style-name="ro1">
          <table:table-cell table:formula="of:=IF([$Code.A763]=&quot;&quot;;&quot;&quot;;[$Code.A763])">
            <text:p/>
          </table:table-cell>
          <table:table-cell table:formula="of:=[.B762]+1" office:value-type="float" office:value="761" calcext:value-type="float">
            <text:p>761</text:p>
          </table:table-cell>
        </table:table-row>
        <table:table-row table:style-name="ro1">
          <table:table-cell table:formula="of:=IF([$Code.A764]=&quot;&quot;;&quot;&quot;;[$Code.A764])">
            <text:p/>
          </table:table-cell>
          <table:table-cell table:formula="of:=[.B763]+1" office:value-type="float" office:value="762" calcext:value-type="float">
            <text:p>762</text:p>
          </table:table-cell>
        </table:table-row>
        <table:table-row table:style-name="ro1">
          <table:table-cell table:formula="of:=IF([$Code.A765]=&quot;&quot;;&quot;&quot;;[$Code.A765])">
            <text:p/>
          </table:table-cell>
          <table:table-cell table:formula="of:=[.B764]+1" office:value-type="float" office:value="763" calcext:value-type="float">
            <text:p>763</text:p>
          </table:table-cell>
        </table:table-row>
        <table:table-row table:style-name="ro1">
          <table:table-cell table:formula="of:=IF([$Code.A766]=&quot;&quot;;&quot;&quot;;[$Code.A766])">
            <text:p/>
          </table:table-cell>
          <table:table-cell table:formula="of:=[.B765]+1" office:value-type="float" office:value="764" calcext:value-type="float">
            <text:p>764</text:p>
          </table:table-cell>
        </table:table-row>
        <table:table-row table:style-name="ro1">
          <table:table-cell table:formula="of:=IF([$Code.A767]=&quot;&quot;;&quot;&quot;;[$Code.A767])">
            <text:p/>
          </table:table-cell>
          <table:table-cell table:formula="of:=[.B766]+1" office:value-type="float" office:value="765" calcext:value-type="float">
            <text:p>765</text:p>
          </table:table-cell>
        </table:table-row>
        <table:table-row table:style-name="ro1">
          <table:table-cell table:formula="of:=IF([$Code.A768]=&quot;&quot;;&quot;&quot;;[$Code.A768])">
            <text:p/>
          </table:table-cell>
          <table:table-cell table:formula="of:=[.B767]+1" office:value-type="float" office:value="766" calcext:value-type="float">
            <text:p>766</text:p>
          </table:table-cell>
        </table:table-row>
        <table:table-row table:style-name="ro1">
          <table:table-cell table:formula="of:=IF([$Code.A769]=&quot;&quot;;&quot;&quot;;[$Code.A769])">
            <text:p/>
          </table:table-cell>
          <table:table-cell table:formula="of:=[.B768]+1" office:value-type="float" office:value="767" calcext:value-type="float">
            <text:p>767</text:p>
          </table:table-cell>
        </table:table-row>
        <table:table-row table:style-name="ro1">
          <table:table-cell table:formula="of:=IF([$Code.A770]=&quot;&quot;;&quot;&quot;;[$Code.A770])">
            <text:p/>
          </table:table-cell>
          <table:table-cell table:formula="of:=[.B769]+1" office:value-type="float" office:value="768" calcext:value-type="float">
            <text:p>768</text:p>
          </table:table-cell>
        </table:table-row>
        <table:table-row table:style-name="ro1">
          <table:table-cell table:formula="of:=IF([$Code.A771]=&quot;&quot;;&quot;&quot;;[$Code.A771])">
            <text:p/>
          </table:table-cell>
          <table:table-cell table:formula="of:=[.B770]+1" office:value-type="float" office:value="769" calcext:value-type="float">
            <text:p>769</text:p>
          </table:table-cell>
        </table:table-row>
        <table:table-row table:style-name="ro1">
          <table:table-cell table:formula="of:=IF([$Code.A772]=&quot;&quot;;&quot;&quot;;[$Code.A772])">
            <text:p/>
          </table:table-cell>
          <table:table-cell table:formula="of:=[.B771]+1" office:value-type="float" office:value="770" calcext:value-type="float">
            <text:p>770</text:p>
          </table:table-cell>
        </table:table-row>
        <table:table-row table:style-name="ro1">
          <table:table-cell table:formula="of:=IF([$Code.A773]=&quot;&quot;;&quot;&quot;;[$Code.A773])">
            <text:p/>
          </table:table-cell>
          <table:table-cell table:formula="of:=[.B772]+1" office:value-type="float" office:value="771" calcext:value-type="float">
            <text:p>771</text:p>
          </table:table-cell>
        </table:table-row>
        <table:table-row table:style-name="ro1">
          <table:table-cell table:formula="of:=IF([$Code.A774]=&quot;&quot;;&quot;&quot;;[$Code.A774])">
            <text:p/>
          </table:table-cell>
          <table:table-cell table:formula="of:=[.B773]+1" office:value-type="float" office:value="772" calcext:value-type="float">
            <text:p>772</text:p>
          </table:table-cell>
        </table:table-row>
        <table:table-row table:style-name="ro1">
          <table:table-cell table:formula="of:=IF([$Code.A775]=&quot;&quot;;&quot;&quot;;[$Code.A775])">
            <text:p/>
          </table:table-cell>
          <table:table-cell table:formula="of:=[.B774]+1" office:value-type="float" office:value="773" calcext:value-type="float">
            <text:p>773</text:p>
          </table:table-cell>
        </table:table-row>
        <table:table-row table:style-name="ro1">
          <table:table-cell table:formula="of:=IF([$Code.A776]=&quot;&quot;;&quot;&quot;;[$Code.A776])">
            <text:p/>
          </table:table-cell>
          <table:table-cell table:formula="of:=[.B775]+1" office:value-type="float" office:value="774" calcext:value-type="float">
            <text:p>774</text:p>
          </table:table-cell>
        </table:table-row>
        <table:table-row table:style-name="ro1">
          <table:table-cell table:formula="of:=IF([$Code.A777]=&quot;&quot;;&quot;&quot;;[$Code.A777])">
            <text:p/>
          </table:table-cell>
          <table:table-cell table:formula="of:=[.B776]+1" office:value-type="float" office:value="775" calcext:value-type="float">
            <text:p>775</text:p>
          </table:table-cell>
        </table:table-row>
        <table:table-row table:style-name="ro1">
          <table:table-cell table:formula="of:=IF([$Code.A778]=&quot;&quot;;&quot;&quot;;[$Code.A778])">
            <text:p/>
          </table:table-cell>
          <table:table-cell table:formula="of:=[.B777]+1" office:value-type="float" office:value="776" calcext:value-type="float">
            <text:p>776</text:p>
          </table:table-cell>
        </table:table-row>
        <table:table-row table:style-name="ro1">
          <table:table-cell table:formula="of:=IF([$Code.A779]=&quot;&quot;;&quot;&quot;;[$Code.A779])">
            <text:p/>
          </table:table-cell>
          <table:table-cell table:formula="of:=[.B778]+1" office:value-type="float" office:value="777" calcext:value-type="float">
            <text:p>777</text:p>
          </table:table-cell>
        </table:table-row>
        <table:table-row table:style-name="ro1">
          <table:table-cell table:formula="of:=IF([$Code.A780]=&quot;&quot;;&quot;&quot;;[$Code.A780])">
            <text:p/>
          </table:table-cell>
          <table:table-cell table:formula="of:=[.B779]+1" office:value-type="float" office:value="778" calcext:value-type="float">
            <text:p>778</text:p>
          </table:table-cell>
        </table:table-row>
        <table:table-row table:style-name="ro1">
          <table:table-cell table:formula="of:=IF([$Code.A781]=&quot;&quot;;&quot;&quot;;[$Code.A781])">
            <text:p/>
          </table:table-cell>
          <table:table-cell table:formula="of:=[.B780]+1" office:value-type="float" office:value="779" calcext:value-type="float">
            <text:p>779</text:p>
          </table:table-cell>
        </table:table-row>
        <table:table-row table:style-name="ro1">
          <table:table-cell table:formula="of:=IF([$Code.A782]=&quot;&quot;;&quot;&quot;;[$Code.A782])">
            <text:p/>
          </table:table-cell>
          <table:table-cell table:formula="of:=[.B781]+1" office:value-type="float" office:value="780" calcext:value-type="float">
            <text:p>780</text:p>
          </table:table-cell>
        </table:table-row>
        <table:table-row table:style-name="ro1">
          <table:table-cell table:formula="of:=IF([$Code.A783]=&quot;&quot;;&quot;&quot;;[$Code.A783])">
            <text:p/>
          </table:table-cell>
          <table:table-cell table:formula="of:=[.B782]+1" office:value-type="float" office:value="781" calcext:value-type="float">
            <text:p>781</text:p>
          </table:table-cell>
        </table:table-row>
        <table:table-row table:style-name="ro1">
          <table:table-cell table:formula="of:=IF([$Code.A784]=&quot;&quot;;&quot;&quot;;[$Code.A784])">
            <text:p/>
          </table:table-cell>
          <table:table-cell table:formula="of:=[.B783]+1" office:value-type="float" office:value="782" calcext:value-type="float">
            <text:p>782</text:p>
          </table:table-cell>
        </table:table-row>
        <table:table-row table:style-name="ro1">
          <table:table-cell table:formula="of:=IF([$Code.A785]=&quot;&quot;;&quot;&quot;;[$Code.A785])">
            <text:p/>
          </table:table-cell>
          <table:table-cell table:formula="of:=[.B784]+1" office:value-type="float" office:value="783" calcext:value-type="float">
            <text:p>783</text:p>
          </table:table-cell>
        </table:table-row>
        <table:table-row table:style-name="ro1">
          <table:table-cell table:formula="of:=IF([$Code.A786]=&quot;&quot;;&quot;&quot;;[$Code.A786])">
            <text:p/>
          </table:table-cell>
          <table:table-cell table:formula="of:=[.B785]+1" office:value-type="float" office:value="784" calcext:value-type="float">
            <text:p>784</text:p>
          </table:table-cell>
        </table:table-row>
        <table:table-row table:style-name="ro1">
          <table:table-cell table:formula="of:=IF([$Code.A787]=&quot;&quot;;&quot;&quot;;[$Code.A787])">
            <text:p/>
          </table:table-cell>
          <table:table-cell table:formula="of:=[.B786]+1" office:value-type="float" office:value="785" calcext:value-type="float">
            <text:p>785</text:p>
          </table:table-cell>
        </table:table-row>
        <table:table-row table:style-name="ro1">
          <table:table-cell table:formula="of:=IF([$Code.A788]=&quot;&quot;;&quot;&quot;;[$Code.A788])">
            <text:p/>
          </table:table-cell>
          <table:table-cell table:formula="of:=[.B787]+1" office:value-type="float" office:value="786" calcext:value-type="float">
            <text:p>786</text:p>
          </table:table-cell>
        </table:table-row>
        <table:table-row table:style-name="ro1">
          <table:table-cell table:formula="of:=IF([$Code.A789]=&quot;&quot;;&quot;&quot;;[$Code.A789])">
            <text:p/>
          </table:table-cell>
          <table:table-cell table:formula="of:=[.B788]+1" office:value-type="float" office:value="787" calcext:value-type="float">
            <text:p>787</text:p>
          </table:table-cell>
        </table:table-row>
        <table:table-row table:style-name="ro1">
          <table:table-cell table:formula="of:=IF([$Code.A790]=&quot;&quot;;&quot;&quot;;[$Code.A790])">
            <text:p/>
          </table:table-cell>
          <table:table-cell table:formula="of:=[.B789]+1" office:value-type="float" office:value="788" calcext:value-type="float">
            <text:p>788</text:p>
          </table:table-cell>
        </table:table-row>
        <table:table-row table:style-name="ro1">
          <table:table-cell table:formula="of:=IF([$Code.A791]=&quot;&quot;;&quot;&quot;;[$Code.A791])">
            <text:p/>
          </table:table-cell>
          <table:table-cell table:formula="of:=[.B790]+1" office:value-type="float" office:value="789" calcext:value-type="float">
            <text:p>789</text:p>
          </table:table-cell>
        </table:table-row>
        <table:table-row table:style-name="ro1">
          <table:table-cell table:formula="of:=IF([$Code.A792]=&quot;&quot;;&quot;&quot;;[$Code.A792])">
            <text:p/>
          </table:table-cell>
          <table:table-cell table:formula="of:=[.B791]+1" office:value-type="float" office:value="790" calcext:value-type="float">
            <text:p>790</text:p>
          </table:table-cell>
        </table:table-row>
        <table:table-row table:style-name="ro1">
          <table:table-cell table:formula="of:=IF([$Code.A793]=&quot;&quot;;&quot;&quot;;[$Code.A793])">
            <text:p/>
          </table:table-cell>
          <table:table-cell table:formula="of:=[.B792]+1" office:value-type="float" office:value="791" calcext:value-type="float">
            <text:p>791</text:p>
          </table:table-cell>
        </table:table-row>
        <table:table-row table:style-name="ro1">
          <table:table-cell table:formula="of:=IF([$Code.A794]=&quot;&quot;;&quot;&quot;;[$Code.A794])">
            <text:p/>
          </table:table-cell>
          <table:table-cell table:formula="of:=[.B793]+1" office:value-type="float" office:value="792" calcext:value-type="float">
            <text:p>792</text:p>
          </table:table-cell>
        </table:table-row>
        <table:table-row table:style-name="ro1">
          <table:table-cell table:formula="of:=IF([$Code.A795]=&quot;&quot;;&quot;&quot;;[$Code.A795])">
            <text:p/>
          </table:table-cell>
          <table:table-cell table:formula="of:=[.B794]+1" office:value-type="float" office:value="793" calcext:value-type="float">
            <text:p>793</text:p>
          </table:table-cell>
        </table:table-row>
        <table:table-row table:style-name="ro1">
          <table:table-cell table:formula="of:=IF([$Code.A796]=&quot;&quot;;&quot;&quot;;[$Code.A796])">
            <text:p/>
          </table:table-cell>
          <table:table-cell table:formula="of:=[.B795]+1" office:value-type="float" office:value="794" calcext:value-type="float">
            <text:p>794</text:p>
          </table:table-cell>
        </table:table-row>
        <table:table-row table:style-name="ro1">
          <table:table-cell table:formula="of:=IF([$Code.A797]=&quot;&quot;;&quot;&quot;;[$Code.A797])">
            <text:p/>
          </table:table-cell>
          <table:table-cell table:formula="of:=[.B796]+1" office:value-type="float" office:value="795" calcext:value-type="float">
            <text:p>795</text:p>
          </table:table-cell>
        </table:table-row>
        <table:table-row table:style-name="ro1">
          <table:table-cell table:formula="of:=IF([$Code.A798]=&quot;&quot;;&quot;&quot;;[$Code.A798])">
            <text:p/>
          </table:table-cell>
          <table:table-cell table:formula="of:=[.B797]+1" office:value-type="float" office:value="796" calcext:value-type="float">
            <text:p>796</text:p>
          </table:table-cell>
        </table:table-row>
        <table:table-row table:style-name="ro1">
          <table:table-cell table:formula="of:=IF([$Code.A799]=&quot;&quot;;&quot;&quot;;[$Code.A799])">
            <text:p/>
          </table:table-cell>
          <table:table-cell table:formula="of:=[.B798]+1" office:value-type="float" office:value="797" calcext:value-type="float">
            <text:p>797</text:p>
          </table:table-cell>
        </table:table-row>
        <table:table-row table:style-name="ro1">
          <table:table-cell table:formula="of:=IF([$Code.A800]=&quot;&quot;;&quot;&quot;;[$Code.A800])">
            <text:p/>
          </table:table-cell>
          <table:table-cell table:formula="of:=[.B799]+1" office:value-type="float" office:value="798" calcext:value-type="float">
            <text:p>798</text:p>
          </table:table-cell>
        </table:table-row>
        <table:table-row table:style-name="ro1">
          <table:table-cell table:formula="of:=IF([$Code.A801]=&quot;&quot;;&quot;&quot;;[$Code.A801])">
            <text:p/>
          </table:table-cell>
          <table:table-cell table:formula="of:=[.B800]+1" office:value-type="float" office:value="799" calcext:value-type="float">
            <text:p>799</text:p>
          </table:table-cell>
        </table:table-row>
        <table:table-row table:style-name="ro1">
          <table:table-cell table:formula="of:=IF([$Code.A802]=&quot;&quot;;&quot;&quot;;[$Code.A802])">
            <text:p/>
          </table:table-cell>
          <table:table-cell table:formula="of:=[.B801]+1" office:value-type="float" office:value="800" calcext:value-type="float">
            <text:p>800</text:p>
          </table:table-cell>
        </table:table-row>
        <table:table-row table:style-name="ro1">
          <table:table-cell table:formula="of:=IF([$Code.A803]=&quot;&quot;;&quot;&quot;;[$Code.A803])">
            <text:p/>
          </table:table-cell>
          <table:table-cell table:formula="of:=[.B802]+1" office:value-type="float" office:value="801" calcext:value-type="float">
            <text:p>801</text:p>
          </table:table-cell>
        </table:table-row>
        <table:table-row table:style-name="ro1">
          <table:table-cell table:formula="of:=IF([$Code.A804]=&quot;&quot;;&quot;&quot;;[$Code.A804])">
            <text:p/>
          </table:table-cell>
          <table:table-cell table:formula="of:=[.B803]+1" office:value-type="float" office:value="802" calcext:value-type="float">
            <text:p>802</text:p>
          </table:table-cell>
        </table:table-row>
        <table:table-row table:style-name="ro1">
          <table:table-cell table:formula="of:=IF([$Code.A805]=&quot;&quot;;&quot;&quot;;[$Code.A805])">
            <text:p/>
          </table:table-cell>
          <table:table-cell table:formula="of:=[.B804]+1" office:value-type="float" office:value="803" calcext:value-type="float">
            <text:p>803</text:p>
          </table:table-cell>
        </table:table-row>
        <table:table-row table:style-name="ro1">
          <table:table-cell table:formula="of:=IF([$Code.A806]=&quot;&quot;;&quot;&quot;;[$Code.A806])">
            <text:p/>
          </table:table-cell>
          <table:table-cell table:formula="of:=[.B805]+1" office:value-type="float" office:value="804" calcext:value-type="float">
            <text:p>804</text:p>
          </table:table-cell>
        </table:table-row>
        <table:table-row table:style-name="ro1">
          <table:table-cell table:formula="of:=IF([$Code.A807]=&quot;&quot;;&quot;&quot;;[$Code.A807])">
            <text:p/>
          </table:table-cell>
          <table:table-cell table:formula="of:=[.B806]+1" office:value-type="float" office:value="805" calcext:value-type="float">
            <text:p>805</text:p>
          </table:table-cell>
        </table:table-row>
        <table:table-row table:style-name="ro1">
          <table:table-cell table:formula="of:=IF([$Code.A808]=&quot;&quot;;&quot;&quot;;[$Code.A808])">
            <text:p/>
          </table:table-cell>
          <table:table-cell table:formula="of:=[.B807]+1" office:value-type="float" office:value="806" calcext:value-type="float">
            <text:p>806</text:p>
          </table:table-cell>
        </table:table-row>
        <table:table-row table:style-name="ro1">
          <table:table-cell table:formula="of:=IF([$Code.A809]=&quot;&quot;;&quot;&quot;;[$Code.A809])">
            <text:p/>
          </table:table-cell>
          <table:table-cell table:formula="of:=[.B808]+1" office:value-type="float" office:value="807" calcext:value-type="float">
            <text:p>807</text:p>
          </table:table-cell>
        </table:table-row>
        <table:table-row table:style-name="ro1">
          <table:table-cell table:formula="of:=IF([$Code.A810]=&quot;&quot;;&quot;&quot;;[$Code.A810])">
            <text:p/>
          </table:table-cell>
          <table:table-cell table:formula="of:=[.B809]+1" office:value-type="float" office:value="808" calcext:value-type="float">
            <text:p>808</text:p>
          </table:table-cell>
        </table:table-row>
        <table:table-row table:style-name="ro1">
          <table:table-cell table:formula="of:=IF([$Code.A811]=&quot;&quot;;&quot;&quot;;[$Code.A811])">
            <text:p/>
          </table:table-cell>
          <table:table-cell table:formula="of:=[.B810]+1" office:value-type="float" office:value="809" calcext:value-type="float">
            <text:p>809</text:p>
          </table:table-cell>
        </table:table-row>
        <table:table-row table:style-name="ro1">
          <table:table-cell table:formula="of:=IF([$Code.A812]=&quot;&quot;;&quot;&quot;;[$Code.A812])">
            <text:p/>
          </table:table-cell>
          <table:table-cell table:formula="of:=[.B811]+1" office:value-type="float" office:value="810" calcext:value-type="float">
            <text:p>810</text:p>
          </table:table-cell>
        </table:table-row>
        <table:table-row table:style-name="ro1">
          <table:table-cell table:formula="of:=IF([$Code.A813]=&quot;&quot;;&quot;&quot;;[$Code.A813])">
            <text:p/>
          </table:table-cell>
          <table:table-cell table:formula="of:=[.B812]+1" office:value-type="float" office:value="811" calcext:value-type="float">
            <text:p>811</text:p>
          </table:table-cell>
        </table:table-row>
        <table:table-row table:style-name="ro1">
          <table:table-cell table:formula="of:=IF([$Code.A814]=&quot;&quot;;&quot;&quot;;[$Code.A814])">
            <text:p/>
          </table:table-cell>
          <table:table-cell table:formula="of:=[.B813]+1" office:value-type="float" office:value="812" calcext:value-type="float">
            <text:p>812</text:p>
          </table:table-cell>
        </table:table-row>
        <table:table-row table:style-name="ro1">
          <table:table-cell table:formula="of:=IF([$Code.A815]=&quot;&quot;;&quot;&quot;;[$Code.A815])">
            <text:p/>
          </table:table-cell>
          <table:table-cell table:formula="of:=[.B814]+1" office:value-type="float" office:value="813" calcext:value-type="float">
            <text:p>813</text:p>
          </table:table-cell>
        </table:table-row>
        <table:table-row table:style-name="ro1">
          <table:table-cell table:formula="of:=IF([$Code.A816]=&quot;&quot;;&quot;&quot;;[$Code.A816])">
            <text:p/>
          </table:table-cell>
          <table:table-cell table:formula="of:=[.B815]+1" office:value-type="float" office:value="814" calcext:value-type="float">
            <text:p>814</text:p>
          </table:table-cell>
        </table:table-row>
        <table:table-row table:style-name="ro1">
          <table:table-cell table:formula="of:=IF([$Code.A817]=&quot;&quot;;&quot;&quot;;[$Code.A817])">
            <text:p/>
          </table:table-cell>
          <table:table-cell table:formula="of:=[.B816]+1" office:value-type="float" office:value="815" calcext:value-type="float">
            <text:p>815</text:p>
          </table:table-cell>
        </table:table-row>
        <table:table-row table:style-name="ro1">
          <table:table-cell table:formula="of:=IF([$Code.A818]=&quot;&quot;;&quot;&quot;;[$Code.A818])">
            <text:p/>
          </table:table-cell>
          <table:table-cell table:formula="of:=[.B817]+1" office:value-type="float" office:value="816" calcext:value-type="float">
            <text:p>816</text:p>
          </table:table-cell>
        </table:table-row>
        <table:table-row table:style-name="ro1">
          <table:table-cell table:formula="of:=IF([$Code.A819]=&quot;&quot;;&quot;&quot;;[$Code.A819])">
            <text:p/>
          </table:table-cell>
          <table:table-cell table:formula="of:=[.B818]+1" office:value-type="float" office:value="817" calcext:value-type="float">
            <text:p>817</text:p>
          </table:table-cell>
        </table:table-row>
        <table:table-row table:style-name="ro1">
          <table:table-cell table:formula="of:=IF([$Code.A820]=&quot;&quot;;&quot;&quot;;[$Code.A820])">
            <text:p/>
          </table:table-cell>
          <table:table-cell table:formula="of:=[.B819]+1" office:value-type="float" office:value="818" calcext:value-type="float">
            <text:p>818</text:p>
          </table:table-cell>
        </table:table-row>
        <table:table-row table:style-name="ro1">
          <table:table-cell table:formula="of:=IF([$Code.A821]=&quot;&quot;;&quot;&quot;;[$Code.A821])">
            <text:p/>
          </table:table-cell>
          <table:table-cell table:formula="of:=[.B820]+1" office:value-type="float" office:value="819" calcext:value-type="float">
            <text:p>819</text:p>
          </table:table-cell>
        </table:table-row>
        <table:table-row table:style-name="ro1">
          <table:table-cell table:formula="of:=IF([$Code.A822]=&quot;&quot;;&quot;&quot;;[$Code.A822])">
            <text:p/>
          </table:table-cell>
          <table:table-cell table:formula="of:=[.B821]+1" office:value-type="float" office:value="820" calcext:value-type="float">
            <text:p>820</text:p>
          </table:table-cell>
        </table:table-row>
        <table:table-row table:style-name="ro1">
          <table:table-cell table:formula="of:=IF([$Code.A823]=&quot;&quot;;&quot;&quot;;[$Code.A823])">
            <text:p/>
          </table:table-cell>
          <table:table-cell table:formula="of:=[.B822]+1" office:value-type="float" office:value="821" calcext:value-type="float">
            <text:p>821</text:p>
          </table:table-cell>
        </table:table-row>
        <table:table-row table:style-name="ro1">
          <table:table-cell table:formula="of:=IF([$Code.A824]=&quot;&quot;;&quot;&quot;;[$Code.A824])">
            <text:p/>
          </table:table-cell>
          <table:table-cell table:formula="of:=[.B823]+1" office:value-type="float" office:value="822" calcext:value-type="float">
            <text:p>822</text:p>
          </table:table-cell>
        </table:table-row>
        <table:table-row table:style-name="ro1">
          <table:table-cell table:formula="of:=IF([$Code.A825]=&quot;&quot;;&quot;&quot;;[$Code.A825])">
            <text:p/>
          </table:table-cell>
          <table:table-cell table:formula="of:=[.B824]+1" office:value-type="float" office:value="823" calcext:value-type="float">
            <text:p>823</text:p>
          </table:table-cell>
        </table:table-row>
        <table:table-row table:style-name="ro1">
          <table:table-cell table:formula="of:=IF([$Code.A826]=&quot;&quot;;&quot;&quot;;[$Code.A826])">
            <text:p/>
          </table:table-cell>
          <table:table-cell table:formula="of:=[.B825]+1" office:value-type="float" office:value="824" calcext:value-type="float">
            <text:p>824</text:p>
          </table:table-cell>
        </table:table-row>
        <table:table-row table:style-name="ro1">
          <table:table-cell table:formula="of:=IF([$Code.A827]=&quot;&quot;;&quot;&quot;;[$Code.A827])">
            <text:p/>
          </table:table-cell>
          <table:table-cell table:formula="of:=[.B826]+1" office:value-type="float" office:value="825" calcext:value-type="float">
            <text:p>825</text:p>
          </table:table-cell>
        </table:table-row>
        <table:table-row table:style-name="ro1">
          <table:table-cell table:formula="of:=IF([$Code.A828]=&quot;&quot;;&quot;&quot;;[$Code.A828])">
            <text:p/>
          </table:table-cell>
          <table:table-cell table:formula="of:=[.B827]+1" office:value-type="float" office:value="826" calcext:value-type="float">
            <text:p>826</text:p>
          </table:table-cell>
        </table:table-row>
        <table:table-row table:style-name="ro1">
          <table:table-cell table:formula="of:=IF([$Code.A829]=&quot;&quot;;&quot;&quot;;[$Code.A829])">
            <text:p/>
          </table:table-cell>
          <table:table-cell table:formula="of:=[.B828]+1" office:value-type="float" office:value="827" calcext:value-type="float">
            <text:p>827</text:p>
          </table:table-cell>
        </table:table-row>
        <table:table-row table:style-name="ro1">
          <table:table-cell table:formula="of:=IF([$Code.A830]=&quot;&quot;;&quot;&quot;;[$Code.A830])">
            <text:p/>
          </table:table-cell>
          <table:table-cell table:formula="of:=[.B829]+1" office:value-type="float" office:value="828" calcext:value-type="float">
            <text:p>828</text:p>
          </table:table-cell>
        </table:table-row>
        <table:table-row table:style-name="ro1">
          <table:table-cell table:formula="of:=IF([$Code.A831]=&quot;&quot;;&quot;&quot;;[$Code.A831])">
            <text:p/>
          </table:table-cell>
          <table:table-cell table:formula="of:=[.B830]+1" office:value-type="float" office:value="829" calcext:value-type="float">
            <text:p>829</text:p>
          </table:table-cell>
        </table:table-row>
        <table:table-row table:style-name="ro1">
          <table:table-cell table:formula="of:=IF([$Code.A832]=&quot;&quot;;&quot;&quot;;[$Code.A832])">
            <text:p/>
          </table:table-cell>
          <table:table-cell table:formula="of:=[.B831]+1" office:value-type="float" office:value="830" calcext:value-type="float">
            <text:p>830</text:p>
          </table:table-cell>
        </table:table-row>
        <table:table-row table:style-name="ro1">
          <table:table-cell table:formula="of:=IF([$Code.A833]=&quot;&quot;;&quot;&quot;;[$Code.A833])">
            <text:p/>
          </table:table-cell>
          <table:table-cell table:formula="of:=[.B832]+1" office:value-type="float" office:value="831" calcext:value-type="float">
            <text:p>831</text:p>
          </table:table-cell>
        </table:table-row>
        <table:table-row table:style-name="ro1">
          <table:table-cell table:formula="of:=IF([$Code.A834]=&quot;&quot;;&quot;&quot;;[$Code.A834])">
            <text:p/>
          </table:table-cell>
          <table:table-cell table:formula="of:=[.B833]+1" office:value-type="float" office:value="832" calcext:value-type="float">
            <text:p>832</text:p>
          </table:table-cell>
        </table:table-row>
        <table:table-row table:style-name="ro1">
          <table:table-cell table:formula="of:=IF([$Code.A835]=&quot;&quot;;&quot;&quot;;[$Code.A835])">
            <text:p/>
          </table:table-cell>
          <table:table-cell table:formula="of:=[.B834]+1" office:value-type="float" office:value="833" calcext:value-type="float">
            <text:p>833</text:p>
          </table:table-cell>
        </table:table-row>
        <table:table-row table:style-name="ro1">
          <table:table-cell table:formula="of:=IF([$Code.A836]=&quot;&quot;;&quot;&quot;;[$Code.A836])">
            <text:p/>
          </table:table-cell>
          <table:table-cell table:formula="of:=[.B835]+1" office:value-type="float" office:value="834" calcext:value-type="float">
            <text:p>834</text:p>
          </table:table-cell>
        </table:table-row>
        <table:table-row table:style-name="ro1">
          <table:table-cell table:formula="of:=IF([$Code.A837]=&quot;&quot;;&quot;&quot;;[$Code.A837])">
            <text:p/>
          </table:table-cell>
          <table:table-cell table:formula="of:=[.B836]+1" office:value-type="float" office:value="835" calcext:value-type="float">
            <text:p>835</text:p>
          </table:table-cell>
        </table:table-row>
        <table:table-row table:style-name="ro1">
          <table:table-cell table:formula="of:=IF([$Code.A838]=&quot;&quot;;&quot;&quot;;[$Code.A838])">
            <text:p/>
          </table:table-cell>
          <table:table-cell table:formula="of:=[.B837]+1" office:value-type="float" office:value="836" calcext:value-type="float">
            <text:p>836</text:p>
          </table:table-cell>
        </table:table-row>
        <table:table-row table:style-name="ro1">
          <table:table-cell table:formula="of:=IF([$Code.A839]=&quot;&quot;;&quot;&quot;;[$Code.A839])">
            <text:p/>
          </table:table-cell>
          <table:table-cell table:formula="of:=[.B838]+1" office:value-type="float" office:value="837" calcext:value-type="float">
            <text:p>837</text:p>
          </table:table-cell>
        </table:table-row>
        <table:table-row table:style-name="ro1">
          <table:table-cell table:formula="of:=IF([$Code.A840]=&quot;&quot;;&quot;&quot;;[$Code.A840])">
            <text:p/>
          </table:table-cell>
          <table:table-cell table:formula="of:=[.B839]+1" office:value-type="float" office:value="838" calcext:value-type="float">
            <text:p>838</text:p>
          </table:table-cell>
        </table:table-row>
        <table:table-row table:style-name="ro1">
          <table:table-cell table:formula="of:=IF([$Code.A841]=&quot;&quot;;&quot;&quot;;[$Code.A841])">
            <text:p/>
          </table:table-cell>
          <table:table-cell table:formula="of:=[.B840]+1" office:value-type="float" office:value="839" calcext:value-type="float">
            <text:p>839</text:p>
          </table:table-cell>
        </table:table-row>
        <table:table-row table:style-name="ro1">
          <table:table-cell table:formula="of:=IF([$Code.A842]=&quot;&quot;;&quot;&quot;;[$Code.A842])">
            <text:p/>
          </table:table-cell>
          <table:table-cell table:formula="of:=[.B841]+1" office:value-type="float" office:value="840" calcext:value-type="float">
            <text:p>840</text:p>
          </table:table-cell>
        </table:table-row>
        <table:table-row table:style-name="ro1">
          <table:table-cell table:formula="of:=IF([$Code.A843]=&quot;&quot;;&quot;&quot;;[$Code.A843])">
            <text:p/>
          </table:table-cell>
          <table:table-cell table:formula="of:=[.B842]+1" office:value-type="float" office:value="841" calcext:value-type="float">
            <text:p>841</text:p>
          </table:table-cell>
        </table:table-row>
        <table:table-row table:style-name="ro1">
          <table:table-cell table:formula="of:=IF([$Code.A844]=&quot;&quot;;&quot;&quot;;[$Code.A844])">
            <text:p/>
          </table:table-cell>
          <table:table-cell table:formula="of:=[.B843]+1" office:value-type="float" office:value="842" calcext:value-type="float">
            <text:p>842</text:p>
          </table:table-cell>
        </table:table-row>
        <table:table-row table:style-name="ro1">
          <table:table-cell table:formula="of:=IF([$Code.A845]=&quot;&quot;;&quot;&quot;;[$Code.A845])">
            <text:p/>
          </table:table-cell>
          <table:table-cell table:formula="of:=[.B844]+1" office:value-type="float" office:value="843" calcext:value-type="float">
            <text:p>843</text:p>
          </table:table-cell>
        </table:table-row>
        <table:table-row table:style-name="ro1">
          <table:table-cell table:formula="of:=IF([$Code.A846]=&quot;&quot;;&quot;&quot;;[$Code.A846])">
            <text:p/>
          </table:table-cell>
          <table:table-cell table:formula="of:=[.B845]+1" office:value-type="float" office:value="844" calcext:value-type="float">
            <text:p>844</text:p>
          </table:table-cell>
        </table:table-row>
        <table:table-row table:style-name="ro1">
          <table:table-cell table:formula="of:=IF([$Code.A847]=&quot;&quot;;&quot;&quot;;[$Code.A847])">
            <text:p/>
          </table:table-cell>
          <table:table-cell table:formula="of:=[.B846]+1" office:value-type="float" office:value="845" calcext:value-type="float">
            <text:p>845</text:p>
          </table:table-cell>
        </table:table-row>
        <table:table-row table:style-name="ro1">
          <table:table-cell table:formula="of:=IF([$Code.A848]=&quot;&quot;;&quot;&quot;;[$Code.A848])">
            <text:p/>
          </table:table-cell>
          <table:table-cell table:formula="of:=[.B847]+1" office:value-type="float" office:value="846" calcext:value-type="float">
            <text:p>846</text:p>
          </table:table-cell>
        </table:table-row>
        <table:table-row table:style-name="ro1">
          <table:table-cell table:formula="of:=IF([$Code.A849]=&quot;&quot;;&quot;&quot;;[$Code.A849])">
            <text:p/>
          </table:table-cell>
          <table:table-cell table:formula="of:=[.B848]+1" office:value-type="float" office:value="847" calcext:value-type="float">
            <text:p>847</text:p>
          </table:table-cell>
        </table:table-row>
        <table:table-row table:style-name="ro1">
          <table:table-cell table:formula="of:=IF([$Code.A850]=&quot;&quot;;&quot;&quot;;[$Code.A850])">
            <text:p/>
          </table:table-cell>
          <table:table-cell table:formula="of:=[.B849]+1" office:value-type="float" office:value="848" calcext:value-type="float">
            <text:p>848</text:p>
          </table:table-cell>
        </table:table-row>
        <table:table-row table:style-name="ro1">
          <table:table-cell table:formula="of:=IF([$Code.A851]=&quot;&quot;;&quot;&quot;;[$Code.A851])">
            <text:p/>
          </table:table-cell>
          <table:table-cell table:formula="of:=[.B850]+1" office:value-type="float" office:value="849" calcext:value-type="float">
            <text:p>849</text:p>
          </table:table-cell>
        </table:table-row>
        <table:table-row table:style-name="ro1">
          <table:table-cell table:formula="of:=IF([$Code.A852]=&quot;&quot;;&quot;&quot;;[$Code.A852])">
            <text:p/>
          </table:table-cell>
          <table:table-cell table:formula="of:=[.B851]+1" office:value-type="float" office:value="850" calcext:value-type="float">
            <text:p>850</text:p>
          </table:table-cell>
        </table:table-row>
        <table:table-row table:style-name="ro1">
          <table:table-cell table:formula="of:=IF([$Code.A853]=&quot;&quot;;&quot;&quot;;[$Code.A853])">
            <text:p/>
          </table:table-cell>
          <table:table-cell table:formula="of:=[.B852]+1" office:value-type="float" office:value="851" calcext:value-type="float">
            <text:p>851</text:p>
          </table:table-cell>
        </table:table-row>
        <table:table-row table:style-name="ro1">
          <table:table-cell table:formula="of:=IF([$Code.A854]=&quot;&quot;;&quot;&quot;;[$Code.A854])">
            <text:p/>
          </table:table-cell>
          <table:table-cell table:formula="of:=[.B853]+1" office:value-type="float" office:value="852" calcext:value-type="float">
            <text:p>852</text:p>
          </table:table-cell>
        </table:table-row>
        <table:table-row table:style-name="ro1">
          <table:table-cell table:formula="of:=IF([$Code.A855]=&quot;&quot;;&quot;&quot;;[$Code.A855])">
            <text:p/>
          </table:table-cell>
          <table:table-cell table:formula="of:=[.B854]+1" office:value-type="float" office:value="853" calcext:value-type="float">
            <text:p>853</text:p>
          </table:table-cell>
        </table:table-row>
        <table:table-row table:style-name="ro1">
          <table:table-cell table:formula="of:=IF([$Code.A856]=&quot;&quot;;&quot;&quot;;[$Code.A856])">
            <text:p/>
          </table:table-cell>
          <table:table-cell table:formula="of:=[.B855]+1" office:value-type="float" office:value="854" calcext:value-type="float">
            <text:p>854</text:p>
          </table:table-cell>
        </table:table-row>
        <table:table-row table:style-name="ro1">
          <table:table-cell table:formula="of:=IF([$Code.A857]=&quot;&quot;;&quot;&quot;;[$Code.A857])">
            <text:p/>
          </table:table-cell>
          <table:table-cell table:formula="of:=[.B856]+1" office:value-type="float" office:value="855" calcext:value-type="float">
            <text:p>855</text:p>
          </table:table-cell>
        </table:table-row>
        <table:table-row table:style-name="ro1">
          <table:table-cell table:formula="of:=IF([$Code.A858]=&quot;&quot;;&quot;&quot;;[$Code.A858])">
            <text:p/>
          </table:table-cell>
          <table:table-cell table:formula="of:=[.B857]+1" office:value-type="float" office:value="856" calcext:value-type="float">
            <text:p>856</text:p>
          </table:table-cell>
        </table:table-row>
        <table:table-row table:style-name="ro1">
          <table:table-cell table:formula="of:=IF([$Code.A859]=&quot;&quot;;&quot;&quot;;[$Code.A859])">
            <text:p/>
          </table:table-cell>
          <table:table-cell table:formula="of:=[.B858]+1" office:value-type="float" office:value="857" calcext:value-type="float">
            <text:p>857</text:p>
          </table:table-cell>
        </table:table-row>
        <table:table-row table:style-name="ro1">
          <table:table-cell table:formula="of:=IF([$Code.A860]=&quot;&quot;;&quot;&quot;;[$Code.A860])">
            <text:p/>
          </table:table-cell>
          <table:table-cell table:formula="of:=[.B859]+1" office:value-type="float" office:value="858" calcext:value-type="float">
            <text:p>858</text:p>
          </table:table-cell>
        </table:table-row>
        <table:table-row table:style-name="ro1">
          <table:table-cell table:formula="of:=IF([$Code.A861]=&quot;&quot;;&quot;&quot;;[$Code.A861])">
            <text:p/>
          </table:table-cell>
          <table:table-cell table:formula="of:=[.B860]+1" office:value-type="float" office:value="859" calcext:value-type="float">
            <text:p>859</text:p>
          </table:table-cell>
        </table:table-row>
        <table:table-row table:style-name="ro1">
          <table:table-cell table:formula="of:=IF([$Code.A862]=&quot;&quot;;&quot;&quot;;[$Code.A862])">
            <text:p/>
          </table:table-cell>
          <table:table-cell table:formula="of:=[.B861]+1" office:value-type="float" office:value="860" calcext:value-type="float">
            <text:p>860</text:p>
          </table:table-cell>
        </table:table-row>
        <table:table-row table:style-name="ro1">
          <table:table-cell table:formula="of:=IF([$Code.A863]=&quot;&quot;;&quot;&quot;;[$Code.A863])">
            <text:p/>
          </table:table-cell>
          <table:table-cell table:formula="of:=[.B862]+1" office:value-type="float" office:value="861" calcext:value-type="float">
            <text:p>861</text:p>
          </table:table-cell>
        </table:table-row>
        <table:table-row table:style-name="ro1">
          <table:table-cell table:formula="of:=IF([$Code.A864]=&quot;&quot;;&quot;&quot;;[$Code.A864])">
            <text:p/>
          </table:table-cell>
          <table:table-cell table:formula="of:=[.B863]+1" office:value-type="float" office:value="862" calcext:value-type="float">
            <text:p>862</text:p>
          </table:table-cell>
        </table:table-row>
        <table:table-row table:style-name="ro1">
          <table:table-cell table:formula="of:=IF([$Code.A865]=&quot;&quot;;&quot;&quot;;[$Code.A865])">
            <text:p/>
          </table:table-cell>
          <table:table-cell table:formula="of:=[.B864]+1" office:value-type="float" office:value="863" calcext:value-type="float">
            <text:p>863</text:p>
          </table:table-cell>
        </table:table-row>
        <table:table-row table:style-name="ro1">
          <table:table-cell table:formula="of:=IF([$Code.A866]=&quot;&quot;;&quot;&quot;;[$Code.A866])">
            <text:p/>
          </table:table-cell>
          <table:table-cell table:formula="of:=[.B865]+1" office:value-type="float" office:value="864" calcext:value-type="float">
            <text:p>864</text:p>
          </table:table-cell>
        </table:table-row>
        <table:table-row table:style-name="ro1">
          <table:table-cell table:formula="of:=IF([$Code.A867]=&quot;&quot;;&quot;&quot;;[$Code.A867])">
            <text:p/>
          </table:table-cell>
          <table:table-cell table:formula="of:=[.B866]+1" office:value-type="float" office:value="865" calcext:value-type="float">
            <text:p>865</text:p>
          </table:table-cell>
        </table:table-row>
        <table:table-row table:style-name="ro1">
          <table:table-cell table:formula="of:=IF([$Code.A868]=&quot;&quot;;&quot;&quot;;[$Code.A868])">
            <text:p/>
          </table:table-cell>
          <table:table-cell table:formula="of:=[.B867]+1" office:value-type="float" office:value="866" calcext:value-type="float">
            <text:p>866</text:p>
          </table:table-cell>
        </table:table-row>
        <table:table-row table:style-name="ro1">
          <table:table-cell table:formula="of:=IF([$Code.A869]=&quot;&quot;;&quot;&quot;;[$Code.A869])">
            <text:p/>
          </table:table-cell>
          <table:table-cell table:formula="of:=[.B868]+1" office:value-type="float" office:value="867" calcext:value-type="float">
            <text:p>867</text:p>
          </table:table-cell>
        </table:table-row>
        <table:table-row table:style-name="ro1">
          <table:table-cell table:formula="of:=IF([$Code.A870]=&quot;&quot;;&quot;&quot;;[$Code.A870])">
            <text:p/>
          </table:table-cell>
          <table:table-cell table:formula="of:=[.B869]+1" office:value-type="float" office:value="868" calcext:value-type="float">
            <text:p>868</text:p>
          </table:table-cell>
        </table:table-row>
        <table:table-row table:style-name="ro1">
          <table:table-cell table:formula="of:=IF([$Code.A871]=&quot;&quot;;&quot;&quot;;[$Code.A871])">
            <text:p/>
          </table:table-cell>
          <table:table-cell table:formula="of:=[.B870]+1" office:value-type="float" office:value="869" calcext:value-type="float">
            <text:p>869</text:p>
          </table:table-cell>
        </table:table-row>
        <table:table-row table:style-name="ro1">
          <table:table-cell table:formula="of:=IF([$Code.A872]=&quot;&quot;;&quot;&quot;;[$Code.A872])">
            <text:p/>
          </table:table-cell>
          <table:table-cell table:formula="of:=[.B871]+1" office:value-type="float" office:value="870" calcext:value-type="float">
            <text:p>870</text:p>
          </table:table-cell>
        </table:table-row>
        <table:table-row table:style-name="ro1">
          <table:table-cell table:formula="of:=IF([$Code.A873]=&quot;&quot;;&quot;&quot;;[$Code.A873])">
            <text:p/>
          </table:table-cell>
          <table:table-cell table:formula="of:=[.B872]+1" office:value-type="float" office:value="871" calcext:value-type="float">
            <text:p>871</text:p>
          </table:table-cell>
        </table:table-row>
        <table:table-row table:style-name="ro1">
          <table:table-cell table:formula="of:=IF([$Code.A874]=&quot;&quot;;&quot;&quot;;[$Code.A874])">
            <text:p/>
          </table:table-cell>
          <table:table-cell table:formula="of:=[.B873]+1" office:value-type="float" office:value="872" calcext:value-type="float">
            <text:p>872</text:p>
          </table:table-cell>
        </table:table-row>
        <table:table-row table:style-name="ro1">
          <table:table-cell table:formula="of:=IF([$Code.A875]=&quot;&quot;;&quot;&quot;;[$Code.A875])">
            <text:p/>
          </table:table-cell>
          <table:table-cell table:formula="of:=[.B874]+1" office:value-type="float" office:value="873" calcext:value-type="float">
            <text:p>873</text:p>
          </table:table-cell>
        </table:table-row>
        <table:table-row table:style-name="ro1">
          <table:table-cell table:formula="of:=IF([$Code.A876]=&quot;&quot;;&quot;&quot;;[$Code.A876])">
            <text:p/>
          </table:table-cell>
          <table:table-cell table:formula="of:=[.B875]+1" office:value-type="float" office:value="874" calcext:value-type="float">
            <text:p>874</text:p>
          </table:table-cell>
        </table:table-row>
        <table:table-row table:style-name="ro1">
          <table:table-cell table:formula="of:=IF([$Code.A877]=&quot;&quot;;&quot;&quot;;[$Code.A877])">
            <text:p/>
          </table:table-cell>
          <table:table-cell table:formula="of:=[.B876]+1" office:value-type="float" office:value="875" calcext:value-type="float">
            <text:p>875</text:p>
          </table:table-cell>
        </table:table-row>
        <table:table-row table:style-name="ro1">
          <table:table-cell table:formula="of:=IF([$Code.A878]=&quot;&quot;;&quot;&quot;;[$Code.A878])">
            <text:p/>
          </table:table-cell>
          <table:table-cell table:formula="of:=[.B877]+1" office:value-type="float" office:value="876" calcext:value-type="float">
            <text:p>876</text:p>
          </table:table-cell>
        </table:table-row>
        <table:table-row table:style-name="ro1">
          <table:table-cell table:formula="of:=IF([$Code.A879]=&quot;&quot;;&quot;&quot;;[$Code.A879])">
            <text:p/>
          </table:table-cell>
          <table:table-cell table:formula="of:=[.B878]+1" office:value-type="float" office:value="877" calcext:value-type="float">
            <text:p>877</text:p>
          </table:table-cell>
        </table:table-row>
        <table:table-row table:style-name="ro1">
          <table:table-cell table:formula="of:=IF([$Code.A880]=&quot;&quot;;&quot;&quot;;[$Code.A880])">
            <text:p/>
          </table:table-cell>
          <table:table-cell table:formula="of:=[.B879]+1" office:value-type="float" office:value="878" calcext:value-type="float">
            <text:p>878</text:p>
          </table:table-cell>
        </table:table-row>
        <table:table-row table:style-name="ro1">
          <table:table-cell table:formula="of:=IF([$Code.A881]=&quot;&quot;;&quot;&quot;;[$Code.A881])">
            <text:p/>
          </table:table-cell>
          <table:table-cell table:formula="of:=[.B880]+1" office:value-type="float" office:value="879" calcext:value-type="float">
            <text:p>879</text:p>
          </table:table-cell>
        </table:table-row>
        <table:table-row table:style-name="ro1">
          <table:table-cell table:formula="of:=IF([$Code.A882]=&quot;&quot;;&quot;&quot;;[$Code.A882])">
            <text:p/>
          </table:table-cell>
          <table:table-cell table:formula="of:=[.B881]+1" office:value-type="float" office:value="880" calcext:value-type="float">
            <text:p>880</text:p>
          </table:table-cell>
        </table:table-row>
        <table:table-row table:style-name="ro1">
          <table:table-cell table:formula="of:=IF([$Code.A883]=&quot;&quot;;&quot;&quot;;[$Code.A883])">
            <text:p/>
          </table:table-cell>
          <table:table-cell table:formula="of:=[.B882]+1" office:value-type="float" office:value="881" calcext:value-type="float">
            <text:p>881</text:p>
          </table:table-cell>
        </table:table-row>
        <table:table-row table:style-name="ro1">
          <table:table-cell table:formula="of:=IF([$Code.A884]=&quot;&quot;;&quot;&quot;;[$Code.A884])">
            <text:p/>
          </table:table-cell>
          <table:table-cell table:formula="of:=[.B883]+1" office:value-type="float" office:value="882" calcext:value-type="float">
            <text:p>882</text:p>
          </table:table-cell>
        </table:table-row>
        <table:table-row table:style-name="ro1">
          <table:table-cell table:formula="of:=IF([$Code.A885]=&quot;&quot;;&quot;&quot;;[$Code.A885])">
            <text:p/>
          </table:table-cell>
          <table:table-cell table:formula="of:=[.B884]+1" office:value-type="float" office:value="883" calcext:value-type="float">
            <text:p>883</text:p>
          </table:table-cell>
        </table:table-row>
        <table:table-row table:style-name="ro1">
          <table:table-cell table:formula="of:=IF([$Code.A886]=&quot;&quot;;&quot;&quot;;[$Code.A886])">
            <text:p/>
          </table:table-cell>
          <table:table-cell table:formula="of:=[.B885]+1" office:value-type="float" office:value="884" calcext:value-type="float">
            <text:p>884</text:p>
          </table:table-cell>
        </table:table-row>
        <table:table-row table:style-name="ro1">
          <table:table-cell table:formula="of:=IF([$Code.A887]=&quot;&quot;;&quot;&quot;;[$Code.A887])">
            <text:p/>
          </table:table-cell>
          <table:table-cell table:formula="of:=[.B886]+1" office:value-type="float" office:value="885" calcext:value-type="float">
            <text:p>885</text:p>
          </table:table-cell>
        </table:table-row>
        <table:table-row table:style-name="ro1">
          <table:table-cell table:formula="of:=IF([$Code.A888]=&quot;&quot;;&quot;&quot;;[$Code.A888])">
            <text:p/>
          </table:table-cell>
          <table:table-cell table:formula="of:=[.B887]+1" office:value-type="float" office:value="886" calcext:value-type="float">
            <text:p>886</text:p>
          </table:table-cell>
        </table:table-row>
        <table:table-row table:style-name="ro1">
          <table:table-cell table:formula="of:=IF([$Code.A889]=&quot;&quot;;&quot;&quot;;[$Code.A889])">
            <text:p/>
          </table:table-cell>
          <table:table-cell table:formula="of:=[.B888]+1" office:value-type="float" office:value="887" calcext:value-type="float">
            <text:p>887</text:p>
          </table:table-cell>
        </table:table-row>
        <table:table-row table:style-name="ro1">
          <table:table-cell table:formula="of:=IF([$Code.A890]=&quot;&quot;;&quot;&quot;;[$Code.A890])">
            <text:p/>
          </table:table-cell>
          <table:table-cell table:formula="of:=[.B889]+1" office:value-type="float" office:value="888" calcext:value-type="float">
            <text:p>888</text:p>
          </table:table-cell>
        </table:table-row>
        <table:table-row table:style-name="ro1">
          <table:table-cell table:formula="of:=IF([$Code.A891]=&quot;&quot;;&quot;&quot;;[$Code.A891])">
            <text:p/>
          </table:table-cell>
          <table:table-cell table:formula="of:=[.B890]+1" office:value-type="float" office:value="889" calcext:value-type="float">
            <text:p>889</text:p>
          </table:table-cell>
        </table:table-row>
        <table:table-row table:style-name="ro1">
          <table:table-cell table:formula="of:=IF([$Code.A892]=&quot;&quot;;&quot;&quot;;[$Code.A892])">
            <text:p/>
          </table:table-cell>
          <table:table-cell table:formula="of:=[.B891]+1" office:value-type="float" office:value="890" calcext:value-type="float">
            <text:p>890</text:p>
          </table:table-cell>
        </table:table-row>
        <table:table-row table:style-name="ro1">
          <table:table-cell table:formula="of:=IF([$Code.A893]=&quot;&quot;;&quot;&quot;;[$Code.A893])">
            <text:p/>
          </table:table-cell>
          <table:table-cell table:formula="of:=[.B892]+1" office:value-type="float" office:value="891" calcext:value-type="float">
            <text:p>891</text:p>
          </table:table-cell>
        </table:table-row>
        <table:table-row table:style-name="ro1">
          <table:table-cell table:formula="of:=IF([$Code.A894]=&quot;&quot;;&quot;&quot;;[$Code.A894])">
            <text:p/>
          </table:table-cell>
          <table:table-cell table:formula="of:=[.B893]+1" office:value-type="float" office:value="892" calcext:value-type="float">
            <text:p>892</text:p>
          </table:table-cell>
        </table:table-row>
        <table:table-row table:style-name="ro1">
          <table:table-cell table:formula="of:=IF([$Code.A895]=&quot;&quot;;&quot;&quot;;[$Code.A895])">
            <text:p/>
          </table:table-cell>
          <table:table-cell table:formula="of:=[.B894]+1" office:value-type="float" office:value="893" calcext:value-type="float">
            <text:p>893</text:p>
          </table:table-cell>
        </table:table-row>
        <table:table-row table:style-name="ro1">
          <table:table-cell table:formula="of:=IF([$Code.A896]=&quot;&quot;;&quot;&quot;;[$Code.A896])">
            <text:p/>
          </table:table-cell>
          <table:table-cell table:formula="of:=[.B895]+1" office:value-type="float" office:value="894" calcext:value-type="float">
            <text:p>894</text:p>
          </table:table-cell>
        </table:table-row>
        <table:table-row table:style-name="ro1">
          <table:table-cell table:formula="of:=IF([$Code.A897]=&quot;&quot;;&quot;&quot;;[$Code.A897])">
            <text:p/>
          </table:table-cell>
          <table:table-cell table:formula="of:=[.B896]+1" office:value-type="float" office:value="895" calcext:value-type="float">
            <text:p>895</text:p>
          </table:table-cell>
        </table:table-row>
        <table:table-row table:style-name="ro1">
          <table:table-cell table:formula="of:=IF([$Code.A898]=&quot;&quot;;&quot;&quot;;[$Code.A898])">
            <text:p/>
          </table:table-cell>
          <table:table-cell table:formula="of:=[.B897]+1" office:value-type="float" office:value="896" calcext:value-type="float">
            <text:p>896</text:p>
          </table:table-cell>
        </table:table-row>
        <table:table-row table:style-name="ro1">
          <table:table-cell table:formula="of:=IF([$Code.A899]=&quot;&quot;;&quot;&quot;;[$Code.A899])">
            <text:p/>
          </table:table-cell>
          <table:table-cell table:formula="of:=[.B898]+1" office:value-type="float" office:value="897" calcext:value-type="float">
            <text:p>897</text:p>
          </table:table-cell>
        </table:table-row>
        <table:table-row table:style-name="ro1">
          <table:table-cell table:formula="of:=IF([$Code.A900]=&quot;&quot;;&quot;&quot;;[$Code.A900])">
            <text:p/>
          </table:table-cell>
          <table:table-cell table:formula="of:=[.B899]+1" office:value-type="float" office:value="898" calcext:value-type="float">
            <text:p>898</text:p>
          </table:table-cell>
        </table:table-row>
        <table:table-row table:style-name="ro1">
          <table:table-cell table:formula="of:=IF([$Code.A901]=&quot;&quot;;&quot;&quot;;[$Code.A901])">
            <text:p/>
          </table:table-cell>
          <table:table-cell table:formula="of:=[.B900]+1" office:value-type="float" office:value="899" calcext:value-type="float">
            <text:p>899</text:p>
          </table:table-cell>
        </table:table-row>
        <table:table-row table:style-name="ro1">
          <table:table-cell table:formula="of:=IF([$Code.A902]=&quot;&quot;;&quot;&quot;;[$Code.A902])">
            <text:p/>
          </table:table-cell>
          <table:table-cell table:formula="of:=[.B901]+1" office:value-type="float" office:value="900" calcext:value-type="float">
            <text:p>900</text:p>
          </table:table-cell>
        </table:table-row>
        <table:table-row table:style-name="ro1">
          <table:table-cell table:formula="of:=IF([$Code.A903]=&quot;&quot;;&quot;&quot;;[$Code.A903])">
            <text:p/>
          </table:table-cell>
          <table:table-cell table:formula="of:=[.B902]+1" office:value-type="float" office:value="901" calcext:value-type="float">
            <text:p>901</text:p>
          </table:table-cell>
        </table:table-row>
        <table:table-row table:style-name="ro1">
          <table:table-cell table:formula="of:=IF([$Code.A904]=&quot;&quot;;&quot;&quot;;[$Code.A904])">
            <text:p/>
          </table:table-cell>
          <table:table-cell table:formula="of:=[.B903]+1" office:value-type="float" office:value="902" calcext:value-type="float">
            <text:p>902</text:p>
          </table:table-cell>
        </table:table-row>
        <table:table-row table:style-name="ro1">
          <table:table-cell table:formula="of:=IF([$Code.A905]=&quot;&quot;;&quot;&quot;;[$Code.A905])">
            <text:p/>
          </table:table-cell>
          <table:table-cell table:formula="of:=[.B904]+1" office:value-type="float" office:value="903" calcext:value-type="float">
            <text:p>903</text:p>
          </table:table-cell>
        </table:table-row>
        <table:table-row table:style-name="ro1">
          <table:table-cell table:formula="of:=IF([$Code.A906]=&quot;&quot;;&quot;&quot;;[$Code.A906])">
            <text:p/>
          </table:table-cell>
          <table:table-cell table:formula="of:=[.B905]+1" office:value-type="float" office:value="904" calcext:value-type="float">
            <text:p>904</text:p>
          </table:table-cell>
        </table:table-row>
        <table:table-row table:style-name="ro1">
          <table:table-cell table:formula="of:=IF([$Code.A907]=&quot;&quot;;&quot;&quot;;[$Code.A907])">
            <text:p/>
          </table:table-cell>
          <table:table-cell table:formula="of:=[.B906]+1" office:value-type="float" office:value="905" calcext:value-type="float">
            <text:p>905</text:p>
          </table:table-cell>
        </table:table-row>
        <table:table-row table:style-name="ro1">
          <table:table-cell table:formula="of:=IF([$Code.A908]=&quot;&quot;;&quot;&quot;;[$Code.A908])">
            <text:p/>
          </table:table-cell>
          <table:table-cell table:formula="of:=[.B907]+1" office:value-type="float" office:value="906" calcext:value-type="float">
            <text:p>906</text:p>
          </table:table-cell>
        </table:table-row>
        <table:table-row table:style-name="ro1">
          <table:table-cell table:formula="of:=IF([$Code.A909]=&quot;&quot;;&quot;&quot;;[$Code.A909])">
            <text:p/>
          </table:table-cell>
          <table:table-cell table:formula="of:=[.B908]+1" office:value-type="float" office:value="907" calcext:value-type="float">
            <text:p>907</text:p>
          </table:table-cell>
        </table:table-row>
        <table:table-row table:style-name="ro1">
          <table:table-cell table:formula="of:=IF([$Code.A910]=&quot;&quot;;&quot;&quot;;[$Code.A910])">
            <text:p/>
          </table:table-cell>
          <table:table-cell table:formula="of:=[.B909]+1" office:value-type="float" office:value="908" calcext:value-type="float">
            <text:p>908</text:p>
          </table:table-cell>
        </table:table-row>
        <table:table-row table:style-name="ro1">
          <table:table-cell table:formula="of:=IF([$Code.A911]=&quot;&quot;;&quot;&quot;;[$Code.A911])">
            <text:p/>
          </table:table-cell>
          <table:table-cell table:formula="of:=[.B910]+1" office:value-type="float" office:value="909" calcext:value-type="float">
            <text:p>909</text:p>
          </table:table-cell>
        </table:table-row>
        <table:table-row table:style-name="ro1">
          <table:table-cell table:formula="of:=IF([$Code.A912]=&quot;&quot;;&quot;&quot;;[$Code.A912])">
            <text:p/>
          </table:table-cell>
          <table:table-cell table:formula="of:=[.B911]+1" office:value-type="float" office:value="910" calcext:value-type="float">
            <text:p>910</text:p>
          </table:table-cell>
        </table:table-row>
        <table:table-row table:style-name="ro1">
          <table:table-cell table:formula="of:=IF([$Code.A913]=&quot;&quot;;&quot;&quot;;[$Code.A913])">
            <text:p/>
          </table:table-cell>
          <table:table-cell table:formula="of:=[.B912]+1" office:value-type="float" office:value="911" calcext:value-type="float">
            <text:p>911</text:p>
          </table:table-cell>
        </table:table-row>
        <table:table-row table:style-name="ro1">
          <table:table-cell table:formula="of:=IF([$Code.A914]=&quot;&quot;;&quot;&quot;;[$Code.A914])">
            <text:p/>
          </table:table-cell>
          <table:table-cell table:formula="of:=[.B913]+1" office:value-type="float" office:value="912" calcext:value-type="float">
            <text:p>912</text:p>
          </table:table-cell>
        </table:table-row>
        <table:table-row table:style-name="ro1">
          <table:table-cell table:formula="of:=IF([$Code.A915]=&quot;&quot;;&quot;&quot;;[$Code.A915])">
            <text:p/>
          </table:table-cell>
          <table:table-cell table:formula="of:=[.B914]+1" office:value-type="float" office:value="913" calcext:value-type="float">
            <text:p>913</text:p>
          </table:table-cell>
        </table:table-row>
        <table:table-row table:style-name="ro1">
          <table:table-cell table:formula="of:=IF([$Code.A916]=&quot;&quot;;&quot;&quot;;[$Code.A916])">
            <text:p/>
          </table:table-cell>
          <table:table-cell table:formula="of:=[.B915]+1" office:value-type="float" office:value="914" calcext:value-type="float">
            <text:p>914</text:p>
          </table:table-cell>
        </table:table-row>
        <table:table-row table:style-name="ro1">
          <table:table-cell table:formula="of:=IF([$Code.A917]=&quot;&quot;;&quot;&quot;;[$Code.A917])">
            <text:p/>
          </table:table-cell>
          <table:table-cell table:formula="of:=[.B916]+1" office:value-type="float" office:value="915" calcext:value-type="float">
            <text:p>915</text:p>
          </table:table-cell>
        </table:table-row>
        <table:table-row table:style-name="ro1">
          <table:table-cell table:formula="of:=IF([$Code.A918]=&quot;&quot;;&quot;&quot;;[$Code.A918])">
            <text:p/>
          </table:table-cell>
          <table:table-cell table:formula="of:=[.B917]+1" office:value-type="float" office:value="916" calcext:value-type="float">
            <text:p>916</text:p>
          </table:table-cell>
        </table:table-row>
        <table:table-row table:style-name="ro1">
          <table:table-cell table:formula="of:=IF([$Code.A919]=&quot;&quot;;&quot;&quot;;[$Code.A919])">
            <text:p/>
          </table:table-cell>
          <table:table-cell table:formula="of:=[.B918]+1" office:value-type="float" office:value="917" calcext:value-type="float">
            <text:p>917</text:p>
          </table:table-cell>
        </table:table-row>
        <table:table-row table:style-name="ro1">
          <table:table-cell table:formula="of:=IF([$Code.A920]=&quot;&quot;;&quot;&quot;;[$Code.A920])">
            <text:p/>
          </table:table-cell>
          <table:table-cell table:formula="of:=[.B919]+1" office:value-type="float" office:value="918" calcext:value-type="float">
            <text:p>918</text:p>
          </table:table-cell>
        </table:table-row>
        <table:table-row table:style-name="ro1">
          <table:table-cell table:formula="of:=IF([$Code.A921]=&quot;&quot;;&quot;&quot;;[$Code.A921])">
            <text:p/>
          </table:table-cell>
          <table:table-cell table:formula="of:=[.B920]+1" office:value-type="float" office:value="919" calcext:value-type="float">
            <text:p>919</text:p>
          </table:table-cell>
        </table:table-row>
        <table:table-row table:style-name="ro1">
          <table:table-cell table:formula="of:=IF([$Code.A922]=&quot;&quot;;&quot;&quot;;[$Code.A922])">
            <text:p/>
          </table:table-cell>
          <table:table-cell table:formula="of:=[.B921]+1" office:value-type="float" office:value="920" calcext:value-type="float">
            <text:p>920</text:p>
          </table:table-cell>
        </table:table-row>
        <table:table-row table:style-name="ro1">
          <table:table-cell table:formula="of:=IF([$Code.A923]=&quot;&quot;;&quot;&quot;;[$Code.A923])">
            <text:p/>
          </table:table-cell>
          <table:table-cell table:formula="of:=[.B922]+1" office:value-type="float" office:value="921" calcext:value-type="float">
            <text:p>921</text:p>
          </table:table-cell>
        </table:table-row>
        <table:table-row table:style-name="ro1">
          <table:table-cell table:formula="of:=IF([$Code.A924]=&quot;&quot;;&quot;&quot;;[$Code.A924])">
            <text:p/>
          </table:table-cell>
          <table:table-cell table:formula="of:=[.B923]+1" office:value-type="float" office:value="922" calcext:value-type="float">
            <text:p>922</text:p>
          </table:table-cell>
        </table:table-row>
        <table:table-row table:style-name="ro1">
          <table:table-cell table:formula="of:=IF([$Code.A925]=&quot;&quot;;&quot;&quot;;[$Code.A925])">
            <text:p/>
          </table:table-cell>
          <table:table-cell table:formula="of:=[.B924]+1" office:value-type="float" office:value="923" calcext:value-type="float">
            <text:p>923</text:p>
          </table:table-cell>
        </table:table-row>
        <table:table-row table:style-name="ro1">
          <table:table-cell table:formula="of:=IF([$Code.A926]=&quot;&quot;;&quot;&quot;;[$Code.A926])">
            <text:p/>
          </table:table-cell>
          <table:table-cell table:formula="of:=[.B925]+1" office:value-type="float" office:value="924" calcext:value-type="float">
            <text:p>924</text:p>
          </table:table-cell>
        </table:table-row>
        <table:table-row table:style-name="ro1">
          <table:table-cell table:formula="of:=IF([$Code.A927]=&quot;&quot;;&quot;&quot;;[$Code.A927])">
            <text:p/>
          </table:table-cell>
          <table:table-cell table:formula="of:=[.B926]+1" office:value-type="float" office:value="925" calcext:value-type="float">
            <text:p>925</text:p>
          </table:table-cell>
        </table:table-row>
        <table:table-row table:style-name="ro1">
          <table:table-cell table:formula="of:=IF([$Code.A928]=&quot;&quot;;&quot;&quot;;[$Code.A928])">
            <text:p/>
          </table:table-cell>
          <table:table-cell table:formula="of:=[.B927]+1" office:value-type="float" office:value="926" calcext:value-type="float">
            <text:p>926</text:p>
          </table:table-cell>
        </table:table-row>
        <table:table-row table:style-name="ro1">
          <table:table-cell table:formula="of:=IF([$Code.A929]=&quot;&quot;;&quot;&quot;;[$Code.A929])">
            <text:p/>
          </table:table-cell>
          <table:table-cell table:formula="of:=[.B928]+1" office:value-type="float" office:value="927" calcext:value-type="float">
            <text:p>927</text:p>
          </table:table-cell>
        </table:table-row>
        <table:table-row table:style-name="ro1">
          <table:table-cell table:formula="of:=IF([$Code.A930]=&quot;&quot;;&quot;&quot;;[$Code.A930])">
            <text:p/>
          </table:table-cell>
          <table:table-cell table:formula="of:=[.B929]+1" office:value-type="float" office:value="928" calcext:value-type="float">
            <text:p>928</text:p>
          </table:table-cell>
        </table:table-row>
        <table:table-row table:style-name="ro1">
          <table:table-cell table:formula="of:=IF([$Code.A931]=&quot;&quot;;&quot;&quot;;[$Code.A931])">
            <text:p/>
          </table:table-cell>
          <table:table-cell table:formula="of:=[.B930]+1" office:value-type="float" office:value="929" calcext:value-type="float">
            <text:p>929</text:p>
          </table:table-cell>
        </table:table-row>
        <table:table-row table:style-name="ro1">
          <table:table-cell table:formula="of:=IF([$Code.A932]=&quot;&quot;;&quot;&quot;;[$Code.A932])">
            <text:p/>
          </table:table-cell>
          <table:table-cell table:formula="of:=[.B931]+1" office:value-type="float" office:value="930" calcext:value-type="float">
            <text:p>930</text:p>
          </table:table-cell>
        </table:table-row>
        <table:table-row table:style-name="ro1">
          <table:table-cell table:formula="of:=IF([$Code.A933]=&quot;&quot;;&quot;&quot;;[$Code.A933])">
            <text:p/>
          </table:table-cell>
          <table:table-cell table:formula="of:=[.B932]+1" office:value-type="float" office:value="931" calcext:value-type="float">
            <text:p>931</text:p>
          </table:table-cell>
        </table:table-row>
        <table:table-row table:style-name="ro1">
          <table:table-cell table:formula="of:=IF([$Code.A934]=&quot;&quot;;&quot;&quot;;[$Code.A934])">
            <text:p/>
          </table:table-cell>
          <table:table-cell table:formula="of:=[.B933]+1" office:value-type="float" office:value="932" calcext:value-type="float">
            <text:p>932</text:p>
          </table:table-cell>
        </table:table-row>
        <table:table-row table:style-name="ro1">
          <table:table-cell table:formula="of:=IF([$Code.A935]=&quot;&quot;;&quot;&quot;;[$Code.A935])">
            <text:p/>
          </table:table-cell>
          <table:table-cell table:formula="of:=[.B934]+1" office:value-type="float" office:value="933" calcext:value-type="float">
            <text:p>933</text:p>
          </table:table-cell>
        </table:table-row>
        <table:table-row table:style-name="ro1">
          <table:table-cell table:formula="of:=IF([$Code.A936]=&quot;&quot;;&quot;&quot;;[$Code.A936])">
            <text:p/>
          </table:table-cell>
          <table:table-cell table:formula="of:=[.B935]+1" office:value-type="float" office:value="934" calcext:value-type="float">
            <text:p>934</text:p>
          </table:table-cell>
        </table:table-row>
        <table:table-row table:style-name="ro1">
          <table:table-cell table:formula="of:=IF([$Code.A937]=&quot;&quot;;&quot;&quot;;[$Code.A937])">
            <text:p/>
          </table:table-cell>
          <table:table-cell table:formula="of:=[.B936]+1" office:value-type="float" office:value="935" calcext:value-type="float">
            <text:p>935</text:p>
          </table:table-cell>
        </table:table-row>
        <table:table-row table:style-name="ro1">
          <table:table-cell table:formula="of:=IF([$Code.A938]=&quot;&quot;;&quot;&quot;;[$Code.A938])">
            <text:p/>
          </table:table-cell>
          <table:table-cell table:formula="of:=[.B937]+1" office:value-type="float" office:value="936" calcext:value-type="float">
            <text:p>936</text:p>
          </table:table-cell>
        </table:table-row>
        <table:table-row table:style-name="ro1">
          <table:table-cell table:formula="of:=IF([$Code.A939]=&quot;&quot;;&quot;&quot;;[$Code.A939])">
            <text:p/>
          </table:table-cell>
          <table:table-cell table:formula="of:=[.B938]+1" office:value-type="float" office:value="937" calcext:value-type="float">
            <text:p>937</text:p>
          </table:table-cell>
        </table:table-row>
        <table:table-row table:style-name="ro1">
          <table:table-cell table:formula="of:=IF([$Code.A940]=&quot;&quot;;&quot;&quot;;[$Code.A940])">
            <text:p/>
          </table:table-cell>
          <table:table-cell table:formula="of:=[.B939]+1" office:value-type="float" office:value="938" calcext:value-type="float">
            <text:p>938</text:p>
          </table:table-cell>
        </table:table-row>
        <table:table-row table:style-name="ro1">
          <table:table-cell table:formula="of:=IF([$Code.A941]=&quot;&quot;;&quot;&quot;;[$Code.A941])">
            <text:p/>
          </table:table-cell>
          <table:table-cell table:formula="of:=[.B940]+1" office:value-type="float" office:value="939" calcext:value-type="float">
            <text:p>939</text:p>
          </table:table-cell>
        </table:table-row>
        <table:table-row table:style-name="ro1">
          <table:table-cell table:formula="of:=IF([$Code.A942]=&quot;&quot;;&quot;&quot;;[$Code.A942])">
            <text:p/>
          </table:table-cell>
          <table:table-cell table:formula="of:=[.B941]+1" office:value-type="float" office:value="940" calcext:value-type="float">
            <text:p>940</text:p>
          </table:table-cell>
        </table:table-row>
        <table:table-row table:style-name="ro1">
          <table:table-cell table:formula="of:=IF([$Code.A943]=&quot;&quot;;&quot;&quot;;[$Code.A943])">
            <text:p/>
          </table:table-cell>
          <table:table-cell table:formula="of:=[.B942]+1" office:value-type="float" office:value="941" calcext:value-type="float">
            <text:p>941</text:p>
          </table:table-cell>
        </table:table-row>
        <table:table-row table:style-name="ro1">
          <table:table-cell table:formula="of:=IF([$Code.A944]=&quot;&quot;;&quot;&quot;;[$Code.A944])">
            <text:p/>
          </table:table-cell>
          <table:table-cell table:formula="of:=[.B943]+1" office:value-type="float" office:value="942" calcext:value-type="float">
            <text:p>942</text:p>
          </table:table-cell>
        </table:table-row>
        <table:table-row table:style-name="ro1">
          <table:table-cell table:formula="of:=IF([$Code.A945]=&quot;&quot;;&quot;&quot;;[$Code.A945])">
            <text:p/>
          </table:table-cell>
          <table:table-cell table:formula="of:=[.B944]+1" office:value-type="float" office:value="943" calcext:value-type="float">
            <text:p>943</text:p>
          </table:table-cell>
        </table:table-row>
        <table:table-row table:style-name="ro1">
          <table:table-cell table:formula="of:=IF([$Code.A946]=&quot;&quot;;&quot;&quot;;[$Code.A946])">
            <text:p/>
          </table:table-cell>
          <table:table-cell table:formula="of:=[.B945]+1" office:value-type="float" office:value="944" calcext:value-type="float">
            <text:p>944</text:p>
          </table:table-cell>
        </table:table-row>
        <table:table-row table:style-name="ro1">
          <table:table-cell table:formula="of:=IF([$Code.A947]=&quot;&quot;;&quot;&quot;;[$Code.A947])">
            <text:p/>
          </table:table-cell>
          <table:table-cell table:formula="of:=[.B946]+1" office:value-type="float" office:value="945" calcext:value-type="float">
            <text:p>945</text:p>
          </table:table-cell>
        </table:table-row>
        <table:table-row table:style-name="ro1">
          <table:table-cell table:formula="of:=IF([$Code.A948]=&quot;&quot;;&quot;&quot;;[$Code.A948])">
            <text:p/>
          </table:table-cell>
          <table:table-cell table:formula="of:=[.B947]+1" office:value-type="float" office:value="946" calcext:value-type="float">
            <text:p>946</text:p>
          </table:table-cell>
        </table:table-row>
        <table:table-row table:style-name="ro1">
          <table:table-cell table:formula="of:=IF([$Code.A949]=&quot;&quot;;&quot;&quot;;[$Code.A949])">
            <text:p/>
          </table:table-cell>
          <table:table-cell table:formula="of:=[.B948]+1" office:value-type="float" office:value="947" calcext:value-type="float">
            <text:p>947</text:p>
          </table:table-cell>
        </table:table-row>
        <table:table-row table:style-name="ro1">
          <table:table-cell table:formula="of:=IF([$Code.A950]=&quot;&quot;;&quot;&quot;;[$Code.A950])">
            <text:p/>
          </table:table-cell>
          <table:table-cell table:formula="of:=[.B949]+1" office:value-type="float" office:value="948" calcext:value-type="float">
            <text:p>948</text:p>
          </table:table-cell>
        </table:table-row>
        <table:table-row table:style-name="ro1">
          <table:table-cell table:formula="of:=IF([$Code.A951]=&quot;&quot;;&quot;&quot;;[$Code.A951])">
            <text:p/>
          </table:table-cell>
          <table:table-cell table:formula="of:=[.B950]+1" office:value-type="float" office:value="949" calcext:value-type="float">
            <text:p>949</text:p>
          </table:table-cell>
        </table:table-row>
        <table:table-row table:style-name="ro1">
          <table:table-cell table:formula="of:=IF([$Code.A952]=&quot;&quot;;&quot;&quot;;[$Code.A952])">
            <text:p/>
          </table:table-cell>
          <table:table-cell table:formula="of:=[.B951]+1" office:value-type="float" office:value="950" calcext:value-type="float">
            <text:p>950</text:p>
          </table:table-cell>
        </table:table-row>
        <table:table-row table:style-name="ro1">
          <table:table-cell table:formula="of:=IF([$Code.A953]=&quot;&quot;;&quot;&quot;;[$Code.A953])">
            <text:p/>
          </table:table-cell>
          <table:table-cell table:formula="of:=[.B952]+1" office:value-type="float" office:value="951" calcext:value-type="float">
            <text:p>951</text:p>
          </table:table-cell>
        </table:table-row>
        <table:table-row table:style-name="ro1">
          <table:table-cell table:formula="of:=IF([$Code.A954]=&quot;&quot;;&quot;&quot;;[$Code.A954])">
            <text:p/>
          </table:table-cell>
          <table:table-cell table:formula="of:=[.B953]+1" office:value-type="float" office:value="952" calcext:value-type="float">
            <text:p>952</text:p>
          </table:table-cell>
        </table:table-row>
        <table:table-row table:style-name="ro1">
          <table:table-cell table:formula="of:=IF([$Code.A955]=&quot;&quot;;&quot;&quot;;[$Code.A955])">
            <text:p/>
          </table:table-cell>
          <table:table-cell table:formula="of:=[.B954]+1" office:value-type="float" office:value="953" calcext:value-type="float">
            <text:p>953</text:p>
          </table:table-cell>
        </table:table-row>
        <table:table-row table:style-name="ro1">
          <table:table-cell table:formula="of:=IF([$Code.A956]=&quot;&quot;;&quot;&quot;;[$Code.A956])">
            <text:p/>
          </table:table-cell>
          <table:table-cell table:formula="of:=[.B955]+1" office:value-type="float" office:value="954" calcext:value-type="float">
            <text:p>954</text:p>
          </table:table-cell>
        </table:table-row>
        <table:table-row table:style-name="ro1">
          <table:table-cell table:formula="of:=IF([$Code.A957]=&quot;&quot;;&quot;&quot;;[$Code.A957])">
            <text:p/>
          </table:table-cell>
          <table:table-cell table:formula="of:=[.B956]+1" office:value-type="float" office:value="955" calcext:value-type="float">
            <text:p>955</text:p>
          </table:table-cell>
        </table:table-row>
        <table:table-row table:style-name="ro1">
          <table:table-cell table:formula="of:=IF([$Code.A958]=&quot;&quot;;&quot;&quot;;[$Code.A958])">
            <text:p/>
          </table:table-cell>
          <table:table-cell table:formula="of:=[.B957]+1" office:value-type="float" office:value="956" calcext:value-type="float">
            <text:p>956</text:p>
          </table:table-cell>
        </table:table-row>
        <table:table-row table:style-name="ro1">
          <table:table-cell table:formula="of:=IF([$Code.A959]=&quot;&quot;;&quot;&quot;;[$Code.A959])">
            <text:p/>
          </table:table-cell>
          <table:table-cell table:formula="of:=[.B958]+1" office:value-type="float" office:value="957" calcext:value-type="float">
            <text:p>957</text:p>
          </table:table-cell>
        </table:table-row>
        <table:table-row table:style-name="ro1">
          <table:table-cell table:formula="of:=IF([$Code.A960]=&quot;&quot;;&quot;&quot;;[$Code.A960])">
            <text:p/>
          </table:table-cell>
          <table:table-cell table:formula="of:=[.B959]+1" office:value-type="float" office:value="958" calcext:value-type="float">
            <text:p>958</text:p>
          </table:table-cell>
        </table:table-row>
        <table:table-row table:style-name="ro1">
          <table:table-cell table:formula="of:=IF([$Code.A961]=&quot;&quot;;&quot;&quot;;[$Code.A961])">
            <text:p/>
          </table:table-cell>
          <table:table-cell table:formula="of:=[.B960]+1" office:value-type="float" office:value="959" calcext:value-type="float">
            <text:p>959</text:p>
          </table:table-cell>
        </table:table-row>
        <table:table-row table:style-name="ro1">
          <table:table-cell table:formula="of:=IF([$Code.A962]=&quot;&quot;;&quot;&quot;;[$Code.A962])">
            <text:p/>
          </table:table-cell>
          <table:table-cell table:formula="of:=[.B961]+1" office:value-type="float" office:value="960" calcext:value-type="float">
            <text:p>960</text:p>
          </table:table-cell>
        </table:table-row>
        <table:table-row table:style-name="ro1">
          <table:table-cell table:formula="of:=IF([$Code.A963]=&quot;&quot;;&quot;&quot;;[$Code.A963])">
            <text:p/>
          </table:table-cell>
          <table:table-cell table:formula="of:=[.B962]+1" office:value-type="float" office:value="961" calcext:value-type="float">
            <text:p>961</text:p>
          </table:table-cell>
        </table:table-row>
        <table:table-row table:style-name="ro1">
          <table:table-cell table:formula="of:=IF([$Code.A964]=&quot;&quot;;&quot;&quot;;[$Code.A964])">
            <text:p/>
          </table:table-cell>
          <table:table-cell table:formula="of:=[.B963]+1" office:value-type="float" office:value="962" calcext:value-type="float">
            <text:p>962</text:p>
          </table:table-cell>
        </table:table-row>
        <table:table-row table:style-name="ro1">
          <table:table-cell table:formula="of:=IF([$Code.A965]=&quot;&quot;;&quot;&quot;;[$Code.A965])">
            <text:p/>
          </table:table-cell>
          <table:table-cell table:formula="of:=[.B964]+1" office:value-type="float" office:value="963" calcext:value-type="float">
            <text:p>963</text:p>
          </table:table-cell>
        </table:table-row>
        <table:table-row table:style-name="ro1">
          <table:table-cell table:formula="of:=IF([$Code.A966]=&quot;&quot;;&quot;&quot;;[$Code.A966])">
            <text:p/>
          </table:table-cell>
          <table:table-cell table:formula="of:=[.B965]+1" office:value-type="float" office:value="964" calcext:value-type="float">
            <text:p>964</text:p>
          </table:table-cell>
        </table:table-row>
        <table:table-row table:style-name="ro1">
          <table:table-cell table:formula="of:=IF([$Code.A967]=&quot;&quot;;&quot;&quot;;[$Code.A967])">
            <text:p/>
          </table:table-cell>
          <table:table-cell table:formula="of:=[.B966]+1" office:value-type="float" office:value="965" calcext:value-type="float">
            <text:p>965</text:p>
          </table:table-cell>
        </table:table-row>
        <table:table-row table:style-name="ro1">
          <table:table-cell table:formula="of:=IF([$Code.A968]=&quot;&quot;;&quot;&quot;;[$Code.A968])">
            <text:p/>
          </table:table-cell>
          <table:table-cell table:formula="of:=[.B967]+1" office:value-type="float" office:value="966" calcext:value-type="float">
            <text:p>966</text:p>
          </table:table-cell>
        </table:table-row>
        <table:table-row table:style-name="ro1">
          <table:table-cell table:formula="of:=IF([$Code.A969]=&quot;&quot;;&quot;&quot;;[$Code.A969])">
            <text:p/>
          </table:table-cell>
          <table:table-cell table:formula="of:=[.B968]+1" office:value-type="float" office:value="967" calcext:value-type="float">
            <text:p>967</text:p>
          </table:table-cell>
        </table:table-row>
        <table:table-row table:style-name="ro1">
          <table:table-cell table:formula="of:=IF([$Code.A970]=&quot;&quot;;&quot;&quot;;[$Code.A970])">
            <text:p/>
          </table:table-cell>
          <table:table-cell table:formula="of:=[.B969]+1" office:value-type="float" office:value="968" calcext:value-type="float">
            <text:p>968</text:p>
          </table:table-cell>
        </table:table-row>
        <table:table-row table:style-name="ro1">
          <table:table-cell table:formula="of:=IF([$Code.A971]=&quot;&quot;;&quot;&quot;;[$Code.A971])">
            <text:p/>
          </table:table-cell>
          <table:table-cell table:formula="of:=[.B970]+1" office:value-type="float" office:value="969" calcext:value-type="float">
            <text:p>969</text:p>
          </table:table-cell>
        </table:table-row>
        <table:table-row table:style-name="ro1">
          <table:table-cell table:formula="of:=IF([$Code.A972]=&quot;&quot;;&quot;&quot;;[$Code.A972])">
            <text:p/>
          </table:table-cell>
          <table:table-cell table:formula="of:=[.B971]+1" office:value-type="float" office:value="970" calcext:value-type="float">
            <text:p>970</text:p>
          </table:table-cell>
        </table:table-row>
        <table:table-row table:style-name="ro1">
          <table:table-cell table:formula="of:=IF([$Code.A973]=&quot;&quot;;&quot;&quot;;[$Code.A973])">
            <text:p/>
          </table:table-cell>
          <table:table-cell table:formula="of:=[.B972]+1" office:value-type="float" office:value="971" calcext:value-type="float">
            <text:p>971</text:p>
          </table:table-cell>
        </table:table-row>
        <table:table-row table:style-name="ro1">
          <table:table-cell table:formula="of:=IF([$Code.A974]=&quot;&quot;;&quot;&quot;;[$Code.A974])">
            <text:p/>
          </table:table-cell>
          <table:table-cell table:formula="of:=[.B973]+1" office:value-type="float" office:value="972" calcext:value-type="float">
            <text:p>972</text:p>
          </table:table-cell>
        </table:table-row>
        <table:table-row table:style-name="ro1">
          <table:table-cell table:formula="of:=IF([$Code.A975]=&quot;&quot;;&quot;&quot;;[$Code.A975])">
            <text:p/>
          </table:table-cell>
          <table:table-cell table:formula="of:=[.B974]+1" office:value-type="float" office:value="973" calcext:value-type="float">
            <text:p>973</text:p>
          </table:table-cell>
        </table:table-row>
        <table:table-row table:style-name="ro1">
          <table:table-cell table:formula="of:=IF([$Code.A976]=&quot;&quot;;&quot;&quot;;[$Code.A976])">
            <text:p/>
          </table:table-cell>
          <table:table-cell table:formula="of:=[.B975]+1" office:value-type="float" office:value="974" calcext:value-type="float">
            <text:p>974</text:p>
          </table:table-cell>
        </table:table-row>
        <table:table-row table:style-name="ro1">
          <table:table-cell table:formula="of:=IF([$Code.A977]=&quot;&quot;;&quot;&quot;;[$Code.A977])">
            <text:p/>
          </table:table-cell>
          <table:table-cell table:formula="of:=[.B976]+1" office:value-type="float" office:value="975" calcext:value-type="float">
            <text:p>975</text:p>
          </table:table-cell>
        </table:table-row>
        <table:table-row table:style-name="ro1">
          <table:table-cell table:formula="of:=IF([$Code.A978]=&quot;&quot;;&quot;&quot;;[$Code.A978])">
            <text:p/>
          </table:table-cell>
          <table:table-cell table:formula="of:=[.B977]+1" office:value-type="float" office:value="976" calcext:value-type="float">
            <text:p>976</text:p>
          </table:table-cell>
        </table:table-row>
        <table:table-row table:style-name="ro1">
          <table:table-cell table:formula="of:=IF([$Code.A979]=&quot;&quot;;&quot;&quot;;[$Code.A979])">
            <text:p/>
          </table:table-cell>
          <table:table-cell table:formula="of:=[.B978]+1" office:value-type="float" office:value="977" calcext:value-type="float">
            <text:p>977</text:p>
          </table:table-cell>
        </table:table-row>
        <table:table-row table:style-name="ro1">
          <table:table-cell table:formula="of:=IF([$Code.A980]=&quot;&quot;;&quot;&quot;;[$Code.A980])">
            <text:p/>
          </table:table-cell>
          <table:table-cell table:formula="of:=[.B979]+1" office:value-type="float" office:value="978" calcext:value-type="float">
            <text:p>978</text:p>
          </table:table-cell>
        </table:table-row>
        <table:table-row table:style-name="ro1">
          <table:table-cell table:formula="of:=IF([$Code.A981]=&quot;&quot;;&quot;&quot;;[$Code.A981])">
            <text:p/>
          </table:table-cell>
          <table:table-cell table:formula="of:=[.B980]+1" office:value-type="float" office:value="979" calcext:value-type="float">
            <text:p>979</text:p>
          </table:table-cell>
        </table:table-row>
        <table:table-row table:style-name="ro1">
          <table:table-cell table:formula="of:=IF([$Code.A982]=&quot;&quot;;&quot;&quot;;[$Code.A982])">
            <text:p/>
          </table:table-cell>
          <table:table-cell table:formula="of:=[.B981]+1" office:value-type="float" office:value="980" calcext:value-type="float">
            <text:p>980</text:p>
          </table:table-cell>
        </table:table-row>
        <table:table-row table:style-name="ro1">
          <table:table-cell table:formula="of:=IF([$Code.A983]=&quot;&quot;;&quot;&quot;;[$Code.A983])">
            <text:p/>
          </table:table-cell>
          <table:table-cell table:formula="of:=[.B982]+1" office:value-type="float" office:value="981" calcext:value-type="float">
            <text:p>981</text:p>
          </table:table-cell>
        </table:table-row>
        <table:table-row table:style-name="ro1">
          <table:table-cell table:formula="of:=IF([$Code.A984]=&quot;&quot;;&quot;&quot;;[$Code.A984])">
            <text:p/>
          </table:table-cell>
          <table:table-cell table:formula="of:=[.B983]+1" office:value-type="float" office:value="982" calcext:value-type="float">
            <text:p>982</text:p>
          </table:table-cell>
        </table:table-row>
        <table:table-row table:style-name="ro1">
          <table:table-cell table:formula="of:=IF([$Code.A985]=&quot;&quot;;&quot;&quot;;[$Code.A985])">
            <text:p/>
          </table:table-cell>
          <table:table-cell table:formula="of:=[.B984]+1" office:value-type="float" office:value="983" calcext:value-type="float">
            <text:p>983</text:p>
          </table:table-cell>
        </table:table-row>
        <table:table-row table:style-name="ro1">
          <table:table-cell table:formula="of:=IF([$Code.A986]=&quot;&quot;;&quot;&quot;;[$Code.A986])">
            <text:p/>
          </table:table-cell>
          <table:table-cell table:formula="of:=[.B985]+1" office:value-type="float" office:value="984" calcext:value-type="float">
            <text:p>984</text:p>
          </table:table-cell>
        </table:table-row>
        <table:table-row table:style-name="ro1">
          <table:table-cell table:formula="of:=IF([$Code.A987]=&quot;&quot;;&quot;&quot;;[$Code.A987])">
            <text:p/>
          </table:table-cell>
          <table:table-cell table:formula="of:=[.B986]+1" office:value-type="float" office:value="985" calcext:value-type="float">
            <text:p>985</text:p>
          </table:table-cell>
        </table:table-row>
        <table:table-row table:style-name="ro1">
          <table:table-cell table:formula="of:=IF([$Code.A988]=&quot;&quot;;&quot;&quot;;[$Code.A988])">
            <text:p/>
          </table:table-cell>
          <table:table-cell table:formula="of:=[.B987]+1" office:value-type="float" office:value="986" calcext:value-type="float">
            <text:p>986</text:p>
          </table:table-cell>
        </table:table-row>
        <table:table-row table:style-name="ro1">
          <table:table-cell table:formula="of:=IF([$Code.A989]=&quot;&quot;;&quot;&quot;;[$Code.A989])">
            <text:p/>
          </table:table-cell>
          <table:table-cell table:formula="of:=[.B988]+1" office:value-type="float" office:value="987" calcext:value-type="float">
            <text:p>987</text:p>
          </table:table-cell>
        </table:table-row>
        <table:table-row table:style-name="ro1">
          <table:table-cell table:formula="of:=IF([$Code.A990]=&quot;&quot;;&quot;&quot;;[$Code.A990])">
            <text:p/>
          </table:table-cell>
          <table:table-cell table:formula="of:=[.B989]+1" office:value-type="float" office:value="988" calcext:value-type="float">
            <text:p>988</text:p>
          </table:table-cell>
        </table:table-row>
        <table:table-row table:style-name="ro1">
          <table:table-cell table:formula="of:=IF([$Code.A991]=&quot;&quot;;&quot;&quot;;[$Code.A991])">
            <text:p/>
          </table:table-cell>
          <table:table-cell table:formula="of:=[.B990]+1" office:value-type="float" office:value="989" calcext:value-type="float">
            <text:p>989</text:p>
          </table:table-cell>
        </table:table-row>
        <table:table-row table:style-name="ro1">
          <table:table-cell table:formula="of:=IF([$Code.A992]=&quot;&quot;;&quot;&quot;;[$Code.A992])">
            <text:p/>
          </table:table-cell>
          <table:table-cell table:formula="of:=[.B991]+1" office:value-type="float" office:value="990" calcext:value-type="float">
            <text:p>990</text:p>
          </table:table-cell>
        </table:table-row>
        <table:table-row table:style-name="ro1">
          <table:table-cell table:formula="of:=IF([$Code.A993]=&quot;&quot;;&quot;&quot;;[$Code.A993])">
            <text:p/>
          </table:table-cell>
          <table:table-cell table:formula="of:=[.B992]+1" office:value-type="float" office:value="991" calcext:value-type="float">
            <text:p>991</text:p>
          </table:table-cell>
        </table:table-row>
        <table:table-row table:style-name="ro1">
          <table:table-cell table:formula="of:=IF([$Code.A994]=&quot;&quot;;&quot;&quot;;[$Code.A994])">
            <text:p/>
          </table:table-cell>
          <table:table-cell table:formula="of:=[.B993]+1" office:value-type="float" office:value="992" calcext:value-type="float">
            <text:p>992</text:p>
          </table:table-cell>
        </table:table-row>
        <table:table-row table:style-name="ro1">
          <table:table-cell table:formula="of:=IF([$Code.A995]=&quot;&quot;;&quot;&quot;;[$Code.A995])">
            <text:p/>
          </table:table-cell>
          <table:table-cell table:formula="of:=[.B994]+1" office:value-type="float" office:value="993" calcext:value-type="float">
            <text:p>993</text:p>
          </table:table-cell>
        </table:table-row>
        <table:table-row table:style-name="ro1">
          <table:table-cell table:formula="of:=IF([$Code.A996]=&quot;&quot;;&quot;&quot;;[$Code.A996])">
            <text:p/>
          </table:table-cell>
          <table:table-cell table:formula="of:=[.B995]+1" office:value-type="float" office:value="994" calcext:value-type="float">
            <text:p>994</text:p>
          </table:table-cell>
        </table:table-row>
        <table:table-row table:style-name="ro1">
          <table:table-cell table:formula="of:=IF([$Code.A997]=&quot;&quot;;&quot;&quot;;[$Code.A997])">
            <text:p/>
          </table:table-cell>
          <table:table-cell table:formula="of:=[.B996]+1" office:value-type="float" office:value="995" calcext:value-type="float">
            <text:p>995</text:p>
          </table:table-cell>
        </table:table-row>
        <table:table-row table:style-name="ro1">
          <table:table-cell table:formula="of:=IF([$Code.A998]=&quot;&quot;;&quot;&quot;;[$Code.A998])">
            <text:p/>
          </table:table-cell>
          <table:table-cell table:formula="of:=[.B997]+1" office:value-type="float" office:value="996" calcext:value-type="float">
            <text:p>996</text:p>
          </table:table-cell>
        </table:table-row>
        <table:table-row table:style-name="ro1">
          <table:table-cell table:formula="of:=IF([$Code.A999]=&quot;&quot;;&quot;&quot;;[$Code.A999])">
            <text:p/>
          </table:table-cell>
          <table:table-cell table:formula="of:=[.B998]+1" office:value-type="float" office:value="997" calcext:value-type="float">
            <text:p>997</text:p>
          </table:table-cell>
        </table:table-row>
        <table:table-row table:style-name="ro1">
          <table:table-cell table:formula="of:=IF([$Code.A1000]=&quot;&quot;;&quot;&quot;;[$Code.A1000])">
            <text:p/>
          </table:table-cell>
          <table:table-cell table:formula="of:=[.B999]+1" office:value-type="float" office:value="998" calcext:value-type="float">
            <text:p>998</text:p>
          </table:table-cell>
        </table:table-row>
        <table:table-row table:style-name="ro1">
          <table:table-cell table:formula="of:=IF([$Code.A1001]=&quot;&quot;;&quot;&quot;;[$Code.A1001])">
            <text:p/>
          </table:table-cell>
          <table:table-cell table:formula="of:=[.B1000]+1" office:value-type="float" office:value="999" calcext:value-type="float">
            <text:p>999</text:p>
          </table:table-cell>
        </table:table-row>
        <table:table-row table:style-name="ro1">
          <table:table-cell table:formula="of:=IF([$Code.A1002]=&quot;&quot;;&quot;&quot;;[$Code.A1002])">
            <text:p/>
          </table:table-cell>
          <table:table-cell table:formula="of:=[.B1001]+1" office:value-type="float" office:value="1000" calcext:value-type="float">
            <text:p>1000</text:p>
          </table:table-cell>
        </table:table-row>
        <table:table-row table:style-name="ro1">
          <table:table-cell table:formula="of:=IF([$Code.A1003]=&quot;&quot;;&quot;&quot;;[$Code.A1003])">
            <text:p/>
          </table:table-cell>
          <table:table-cell table:formula="of:=[.B1002]+1" office:value-type="float" office:value="1001" calcext:value-type="float">
            <text:p>1001</text:p>
          </table:table-cell>
        </table:table-row>
        <table:table-row table:style-name="ro1">
          <table:table-cell table:formula="of:=IF([$Code.A1004]=&quot;&quot;;&quot;&quot;;[$Code.A1004])">
            <text:p/>
          </table:table-cell>
          <table:table-cell table:formula="of:=[.B1003]+1" office:value-type="float" office:value="1002" calcext:value-type="float">
            <text:p>1002</text:p>
          </table:table-cell>
        </table:table-row>
        <table:table-row table:style-name="ro1">
          <table:table-cell table:formula="of:=IF([$Code.A1005]=&quot;&quot;;&quot;&quot;;[$Code.A1005])">
            <text:p/>
          </table:table-cell>
          <table:table-cell table:formula="of:=[.B1004]+1" office:value-type="float" office:value="1003" calcext:value-type="float">
            <text:p>1003</text:p>
          </table:table-cell>
        </table:table-row>
        <table:table-row table:style-name="ro1">
          <table:table-cell table:formula="of:=IF([$Code.A1006]=&quot;&quot;;&quot;&quot;;[$Code.A1006])">
            <text:p/>
          </table:table-cell>
          <table:table-cell table:formula="of:=[.B1005]+1" office:value-type="float" office:value="1004" calcext:value-type="float">
            <text:p>1004</text:p>
          </table:table-cell>
        </table:table-row>
        <table:table-row table:style-name="ro1">
          <table:table-cell table:formula="of:=IF([$Code.A1007]=&quot;&quot;;&quot;&quot;;[$Code.A1007])">
            <text:p/>
          </table:table-cell>
          <table:table-cell table:formula="of:=[.B1006]+1" office:value-type="float" office:value="1005" calcext:value-type="float">
            <text:p>1005</text:p>
          </table:table-cell>
        </table:table-row>
        <table:table-row table:style-name="ro1">
          <table:table-cell table:formula="of:=IF([$Code.A1008]=&quot;&quot;;&quot;&quot;;[$Code.A1008])">
            <text:p/>
          </table:table-cell>
          <table:table-cell table:formula="of:=[.B1007]+1" office:value-type="float" office:value="1006" calcext:value-type="float">
            <text:p>1006</text:p>
          </table:table-cell>
        </table:table-row>
        <table:table-row table:style-name="ro1">
          <table:table-cell table:formula="of:=IF([$Code.A1009]=&quot;&quot;;&quot;&quot;;[$Code.A1009])">
            <text:p/>
          </table:table-cell>
          <table:table-cell table:formula="of:=[.B1008]+1" office:value-type="float" office:value="1007" calcext:value-type="float">
            <text:p>1007</text:p>
          </table:table-cell>
        </table:table-row>
        <table:table-row table:style-name="ro1">
          <table:table-cell table:formula="of:=IF([$Code.A1010]=&quot;&quot;;&quot;&quot;;[$Code.A1010])">
            <text:p/>
          </table:table-cell>
          <table:table-cell table:formula="of:=[.B1009]+1" office:value-type="float" office:value="1008" calcext:value-type="float">
            <text:p>1008</text:p>
          </table:table-cell>
        </table:table-row>
        <table:table-row table:style-name="ro1">
          <table:table-cell table:formula="of:=IF([$Code.A1011]=&quot;&quot;;&quot;&quot;;[$Code.A1011])">
            <text:p/>
          </table:table-cell>
          <table:table-cell table:formula="of:=[.B1010]+1" office:value-type="float" office:value="1009" calcext:value-type="float">
            <text:p>1009</text:p>
          </table:table-cell>
        </table:table-row>
        <table:table-row table:style-name="ro1">
          <table:table-cell table:formula="of:=IF([$Code.A1012]=&quot;&quot;;&quot;&quot;;[$Code.A1012])">
            <text:p/>
          </table:table-cell>
          <table:table-cell table:formula="of:=[.B1011]+1" office:value-type="float" office:value="1010" calcext:value-type="float">
            <text:p>1010</text:p>
          </table:table-cell>
        </table:table-row>
        <table:table-row table:style-name="ro1">
          <table:table-cell table:formula="of:=IF([$Code.A1013]=&quot;&quot;;&quot;&quot;;[$Code.A1013])">
            <text:p/>
          </table:table-cell>
          <table:table-cell table:formula="of:=[.B1012]+1" office:value-type="float" office:value="1011" calcext:value-type="float">
            <text:p>1011</text:p>
          </table:table-cell>
        </table:table-row>
        <table:table-row table:style-name="ro1">
          <table:table-cell table:formula="of:=IF([$Code.A1014]=&quot;&quot;;&quot;&quot;;[$Code.A1014])">
            <text:p/>
          </table:table-cell>
          <table:table-cell table:formula="of:=[.B1013]+1" office:value-type="float" office:value="1012" calcext:value-type="float">
            <text:p>1012</text:p>
          </table:table-cell>
        </table:table-row>
        <table:table-row table:style-name="ro1">
          <table:table-cell table:formula="of:=IF([$Code.A1015]=&quot;&quot;;&quot;&quot;;[$Code.A1015])">
            <text:p/>
          </table:table-cell>
          <table:table-cell table:formula="of:=[.B1014]+1" office:value-type="float" office:value="1013" calcext:value-type="float">
            <text:p>1013</text:p>
          </table:table-cell>
        </table:table-row>
        <table:table-row table:style-name="ro1">
          <table:table-cell table:formula="of:=IF([$Code.A1016]=&quot;&quot;;&quot;&quot;;[$Code.A1016])">
            <text:p/>
          </table:table-cell>
          <table:table-cell table:formula="of:=[.B1015]+1" office:value-type="float" office:value="1014" calcext:value-type="float">
            <text:p>1014</text:p>
          </table:table-cell>
        </table:table-row>
        <table:table-row table:style-name="ro1">
          <table:table-cell table:formula="of:=IF([$Code.A1017]=&quot;&quot;;&quot;&quot;;[$Code.A1017])">
            <text:p/>
          </table:table-cell>
          <table:table-cell table:formula="of:=[.B1016]+1" office:value-type="float" office:value="1015" calcext:value-type="float">
            <text:p>1015</text:p>
          </table:table-cell>
        </table:table-row>
        <table:table-row table:style-name="ro1">
          <table:table-cell table:formula="of:=IF([$Code.A1018]=&quot;&quot;;&quot;&quot;;[$Code.A1018])">
            <text:p/>
          </table:table-cell>
          <table:table-cell table:formula="of:=[.B1017]+1" office:value-type="float" office:value="1016" calcext:value-type="float">
            <text:p>1016</text:p>
          </table:table-cell>
        </table:table-row>
        <table:table-row table:style-name="ro1">
          <table:table-cell table:formula="of:=IF([$Code.A1019]=&quot;&quot;;&quot;&quot;;[$Code.A1019])">
            <text:p/>
          </table:table-cell>
          <table:table-cell table:formula="of:=[.B1018]+1" office:value-type="float" office:value="1017" calcext:value-type="float">
            <text:p>1017</text:p>
          </table:table-cell>
        </table:table-row>
        <table:table-row table:style-name="ro1">
          <table:table-cell table:formula="of:=IF([$Code.A1020]=&quot;&quot;;&quot;&quot;;[$Code.A1020])">
            <text:p/>
          </table:table-cell>
          <table:table-cell table:formula="of:=[.B1019]+1" office:value-type="float" office:value="1018" calcext:value-type="float">
            <text:p>1018</text:p>
          </table:table-cell>
        </table:table-row>
        <table:table-row table:style-name="ro1">
          <table:table-cell table:formula="of:=IF([$Code.A1021]=&quot;&quot;;&quot;&quot;;[$Code.A1021])">
            <text:p/>
          </table:table-cell>
          <table:table-cell table:formula="of:=[.B1020]+1" office:value-type="float" office:value="1019" calcext:value-type="float">
            <text:p>1019</text:p>
          </table:table-cell>
        </table:table-row>
        <table:table-row table:style-name="ro1">
          <table:table-cell table:formula="of:=IF([$Code.A1022]=&quot;&quot;;&quot;&quot;;[$Code.A1022])">
            <text:p/>
          </table:table-cell>
          <table:table-cell table:formula="of:=[.B1021]+1" office:value-type="float" office:value="1020" calcext:value-type="float">
            <text:p>1020</text:p>
          </table:table-cell>
        </table:table-row>
        <table:table-row table:style-name="ro1">
          <table:table-cell table:formula="of:=IF([$Code.A1023]=&quot;&quot;;&quot;&quot;;[$Code.A1023])">
            <text:p/>
          </table:table-cell>
          <table:table-cell table:formula="of:=[.B1022]+1" office:value-type="float" office:value="1021" calcext:value-type="float">
            <text:p>1021</text:p>
          </table:table-cell>
        </table:table-row>
        <table:table-row table:style-name="ro1">
          <table:table-cell table:formula="of:=IF([$Code.A1024]=&quot;&quot;;&quot;&quot;;[$Code.A1024])">
            <text:p/>
          </table:table-cell>
          <table:table-cell table:formula="of:=[.B1023]+1" office:value-type="float" office:value="1022" calcext:value-type="float">
            <text:p>1022</text:p>
          </table:table-cell>
        </table:table-row>
        <table:table-row table:style-name="ro1">
          <table:table-cell table:formula="of:=IF([$Code.A1025]=&quot;&quot;;&quot;&quot;;[$Code.A1025])">
            <text:p/>
          </table:table-cell>
          <table:table-cell table:formula="of:=[.B1024]+1" office:value-type="float" office:value="1023" calcext:value-type="float">
            <text:p>1023</text:p>
          </table:table-cell>
        </table:table-row>
        <table:table-row table:style-name="ro1">
          <table:table-cell table:formula="of:=IF([$Code.A1026]=&quot;&quot;;&quot;&quot;;[$Code.A1026])">
            <text:p/>
          </table:table-cell>
          <table:table-cell table:formula="of:=[.B1025]+1" office:value-type="float" office:value="1024" calcext:value-type="float">
            <text:p>1024</text:p>
          </table:table-cell>
        </table:table-row>
        <table:table-row table:style-name="ro1">
          <table:table-cell table:formula="of:=IF([$Code.A1027]=&quot;&quot;;&quot;&quot;;[$Code.A1027])">
            <text:p/>
          </table:table-cell>
          <table:table-cell table:formula="of:=[.B1026]+1" office:value-type="float" office:value="1025" calcext:value-type="float">
            <text:p>1025</text:p>
          </table:table-cell>
        </table:table-row>
        <table:table-row table:style-name="ro1">
          <table:table-cell table:formula="of:=IF([$Code.A1028]=&quot;&quot;;&quot;&quot;;[$Code.A1028])">
            <text:p/>
          </table:table-cell>
          <table:table-cell table:formula="of:=[.B1027]+1" office:value-type="float" office:value="1026" calcext:value-type="float">
            <text:p>1026</text:p>
          </table:table-cell>
        </table:table-row>
        <table:table-row table:style-name="ro1">
          <table:table-cell table:formula="of:=IF([$Code.A1029]=&quot;&quot;;&quot;&quot;;[$Code.A1029])">
            <text:p/>
          </table:table-cell>
          <table:table-cell table:formula="of:=[.B1028]+1" office:value-type="float" office:value="1027" calcext:value-type="float">
            <text:p>1027</text:p>
          </table:table-cell>
        </table:table-row>
        <table:table-row table:style-name="ro1">
          <table:table-cell table:formula="of:=IF([$Code.A1030]=&quot;&quot;;&quot;&quot;;[$Code.A1030])">
            <text:p/>
          </table:table-cell>
          <table:table-cell table:formula="of:=[.B1029]+1" office:value-type="float" office:value="1028" calcext:value-type="float">
            <text:p>1028</text:p>
          </table:table-cell>
        </table:table-row>
        <table:table-row table:style-name="ro1">
          <table:table-cell table:formula="of:=IF([$Code.A1031]=&quot;&quot;;&quot;&quot;;[$Code.A1031])">
            <text:p/>
          </table:table-cell>
          <table:table-cell table:formula="of:=[.B1030]+1" office:value-type="float" office:value="1029" calcext:value-type="float">
            <text:p>1029</text:p>
          </table:table-cell>
        </table:table-row>
        <table:table-row table:style-name="ro1">
          <table:table-cell table:formula="of:=IF([$Code.A1032]=&quot;&quot;;&quot;&quot;;[$Code.A1032])">
            <text:p/>
          </table:table-cell>
          <table:table-cell table:formula="of:=[.B1031]+1" office:value-type="float" office:value="1030" calcext:value-type="float">
            <text:p>1030</text:p>
          </table:table-cell>
        </table:table-row>
        <table:table-row table:style-name="ro1">
          <table:table-cell table:formula="of:=IF([$Code.A1033]=&quot;&quot;;&quot;&quot;;[$Code.A1033])">
            <text:p/>
          </table:table-cell>
          <table:table-cell table:formula="of:=[.B1032]+1" office:value-type="float" office:value="1031" calcext:value-type="float">
            <text:p>1031</text:p>
          </table:table-cell>
        </table:table-row>
        <table:table-row table:style-name="ro1">
          <table:table-cell table:formula="of:=IF([$Code.A1034]=&quot;&quot;;&quot;&quot;;[$Code.A1034])">
            <text:p/>
          </table:table-cell>
          <table:table-cell table:formula="of:=[.B1033]+1" office:value-type="float" office:value="1032" calcext:value-type="float">
            <text:p>1032</text:p>
          </table:table-cell>
        </table:table-row>
        <table:table-row table:style-name="ro1">
          <table:table-cell table:formula="of:=IF([$Code.A1035]=&quot;&quot;;&quot;&quot;;[$Code.A1035])">
            <text:p/>
          </table:table-cell>
          <table:table-cell table:formula="of:=[.B1034]+1" office:value-type="float" office:value="1033" calcext:value-type="float">
            <text:p>1033</text:p>
          </table:table-cell>
        </table:table-row>
        <table:table-row table:style-name="ro1">
          <table:table-cell table:formula="of:=IF([$Code.A1036]=&quot;&quot;;&quot;&quot;;[$Code.A1036])">
            <text:p/>
          </table:table-cell>
          <table:table-cell table:formula="of:=[.B1035]+1" office:value-type="float" office:value="1034" calcext:value-type="float">
            <text:p>1034</text:p>
          </table:table-cell>
        </table:table-row>
        <table:table-row table:style-name="ro1">
          <table:table-cell table:formula="of:=IF([$Code.A1037]=&quot;&quot;;&quot;&quot;;[$Code.A1037])">
            <text:p/>
          </table:table-cell>
          <table:table-cell table:formula="of:=[.B1036]+1" office:value-type="float" office:value="1035" calcext:value-type="float">
            <text:p>1035</text:p>
          </table:table-cell>
        </table:table-row>
        <table:table-row table:style-name="ro1">
          <table:table-cell table:formula="of:=IF([$Code.A1038]=&quot;&quot;;&quot;&quot;;[$Code.A1038])">
            <text:p/>
          </table:table-cell>
          <table:table-cell table:formula="of:=[.B1037]+1" office:value-type="float" office:value="1036" calcext:value-type="float">
            <text:p>1036</text:p>
          </table:table-cell>
        </table:table-row>
        <table:table-row table:style-name="ro1">
          <table:table-cell table:formula="of:=IF([$Code.A1039]=&quot;&quot;;&quot;&quot;;[$Code.A1039])">
            <text:p/>
          </table:table-cell>
          <table:table-cell table:formula="of:=[.B1038]+1" office:value-type="float" office:value="1037" calcext:value-type="float">
            <text:p>1037</text:p>
          </table:table-cell>
        </table:table-row>
        <table:table-row table:style-name="ro1">
          <table:table-cell table:formula="of:=IF([$Code.A1040]=&quot;&quot;;&quot;&quot;;[$Code.A1040])">
            <text:p/>
          </table:table-cell>
          <table:table-cell table:formula="of:=[.B1039]+1" office:value-type="float" office:value="1038" calcext:value-type="float">
            <text:p>1038</text:p>
          </table:table-cell>
        </table:table-row>
        <table:table-row table:style-name="ro1">
          <table:table-cell table:formula="of:=IF([$Code.A1041]=&quot;&quot;;&quot;&quot;;[$Code.A1041])">
            <text:p/>
          </table:table-cell>
          <table:table-cell table:formula="of:=[.B1040]+1" office:value-type="float" office:value="1039" calcext:value-type="float">
            <text:p>1039</text:p>
          </table:table-cell>
        </table:table-row>
        <table:table-row table:style-name="ro1">
          <table:table-cell table:formula="of:=IF([$Code.A1042]=&quot;&quot;;&quot;&quot;;[$Code.A1042])">
            <text:p/>
          </table:table-cell>
          <table:table-cell table:formula="of:=[.B1041]+1" office:value-type="float" office:value="1040" calcext:value-type="float">
            <text:p>1040</text:p>
          </table:table-cell>
        </table:table-row>
        <table:table-row table:style-name="ro1">
          <table:table-cell table:formula="of:=IF([$Code.A1043]=&quot;&quot;;&quot;&quot;;[$Code.A1043])">
            <text:p/>
          </table:table-cell>
          <table:table-cell table:formula="of:=[.B1042]+1" office:value-type="float" office:value="1041" calcext:value-type="float">
            <text:p>1041</text:p>
          </table:table-cell>
        </table:table-row>
        <table:table-row table:style-name="ro1">
          <table:table-cell table:formula="of:=IF([$Code.A1044]=&quot;&quot;;&quot;&quot;;[$Code.A1044])">
            <text:p/>
          </table:table-cell>
          <table:table-cell table:formula="of:=[.B1043]+1" office:value-type="float" office:value="1042" calcext:value-type="float">
            <text:p>1042</text:p>
          </table:table-cell>
        </table:table-row>
        <table:table-row table:style-name="ro1">
          <table:table-cell table:formula="of:=IF([$Code.A1045]=&quot;&quot;;&quot;&quot;;[$Code.A1045])">
            <text:p/>
          </table:table-cell>
          <table:table-cell table:formula="of:=[.B1044]+1" office:value-type="float" office:value="1043" calcext:value-type="float">
            <text:p>1043</text:p>
          </table:table-cell>
        </table:table-row>
        <table:table-row table:style-name="ro1">
          <table:table-cell table:formula="of:=IF([$Code.A1046]=&quot;&quot;;&quot;&quot;;[$Code.A1046])">
            <text:p/>
          </table:table-cell>
          <table:table-cell table:formula="of:=[.B1045]+1" office:value-type="float" office:value="1044" calcext:value-type="float">
            <text:p>1044</text:p>
          </table:table-cell>
        </table:table-row>
        <table:table-row table:style-name="ro1">
          <table:table-cell table:formula="of:=IF([$Code.A1047]=&quot;&quot;;&quot;&quot;;[$Code.A1047])">
            <text:p/>
          </table:table-cell>
          <table:table-cell table:formula="of:=[.B1046]+1" office:value-type="float" office:value="1045" calcext:value-type="float">
            <text:p>1045</text:p>
          </table:table-cell>
        </table:table-row>
        <table:table-row table:style-name="ro1">
          <table:table-cell table:formula="of:=IF([$Code.A1048]=&quot;&quot;;&quot;&quot;;[$Code.A1048])">
            <text:p/>
          </table:table-cell>
          <table:table-cell table:formula="of:=[.B1047]+1" office:value-type="float" office:value="1046" calcext:value-type="float">
            <text:p>1046</text:p>
          </table:table-cell>
        </table:table-row>
        <table:table-row table:style-name="ro1">
          <table:table-cell table:formula="of:=IF([$Code.A1049]=&quot;&quot;;&quot;&quot;;[$Code.A1049])">
            <text:p/>
          </table:table-cell>
          <table:table-cell table:formula="of:=[.B1048]+1" office:value-type="float" office:value="1047" calcext:value-type="float">
            <text:p>1047</text:p>
          </table:table-cell>
        </table:table-row>
        <table:table-row table:style-name="ro1">
          <table:table-cell table:formula="of:=IF([$Code.A1050]=&quot;&quot;;&quot;&quot;;[$Code.A1050])">
            <text:p/>
          </table:table-cell>
          <table:table-cell table:formula="of:=[.B1049]+1" office:value-type="float" office:value="1048" calcext:value-type="float">
            <text:p>1048</text:p>
          </table:table-cell>
        </table:table-row>
        <table:table-row table:style-name="ro1">
          <table:table-cell table:formula="of:=IF([$Code.A1051]=&quot;&quot;;&quot;&quot;;[$Code.A1051])">
            <text:p/>
          </table:table-cell>
          <table:table-cell table:formula="of:=[.B1050]+1" office:value-type="float" office:value="1049" calcext:value-type="float">
            <text:p>1049</text:p>
          </table:table-cell>
        </table:table-row>
        <table:table-row table:style-name="ro1">
          <table:table-cell table:formula="of:=IF([$Code.A1052]=&quot;&quot;;&quot;&quot;;[$Code.A1052])">
            <text:p/>
          </table:table-cell>
          <table:table-cell table:formula="of:=[.B1051]+1" office:value-type="float" office:value="1050" calcext:value-type="float">
            <text:p>1050</text:p>
          </table:table-cell>
        </table:table-row>
        <table:table-row table:style-name="ro1">
          <table:table-cell table:formula="of:=IF([$Code.A1053]=&quot;&quot;;&quot;&quot;;[$Code.A1053])">
            <text:p/>
          </table:table-cell>
          <table:table-cell table:formula="of:=[.B1052]+1" office:value-type="float" office:value="1051" calcext:value-type="float">
            <text:p>1051</text:p>
          </table:table-cell>
        </table:table-row>
        <table:table-row table:style-name="ro1">
          <table:table-cell table:formula="of:=IF([$Code.A1054]=&quot;&quot;;&quot;&quot;;[$Code.A1054])">
            <text:p/>
          </table:table-cell>
          <table:table-cell table:formula="of:=[.B1053]+1" office:value-type="float" office:value="1052" calcext:value-type="float">
            <text:p>1052</text:p>
          </table:table-cell>
        </table:table-row>
        <table:table-row table:style-name="ro1">
          <table:table-cell table:formula="of:=IF([$Code.A1055]=&quot;&quot;;&quot;&quot;;[$Code.A1055])">
            <text:p/>
          </table:table-cell>
          <table:table-cell table:formula="of:=[.B1054]+1" office:value-type="float" office:value="1053" calcext:value-type="float">
            <text:p>1053</text:p>
          </table:table-cell>
        </table:table-row>
        <table:table-row table:style-name="ro1">
          <table:table-cell table:formula="of:=IF([$Code.A1056]=&quot;&quot;;&quot;&quot;;[$Code.A1056])">
            <text:p/>
          </table:table-cell>
          <table:table-cell table:formula="of:=[.B1055]+1" office:value-type="float" office:value="1054" calcext:value-type="float">
            <text:p>1054</text:p>
          </table:table-cell>
        </table:table-row>
        <table:table-row table:style-name="ro1">
          <table:table-cell table:formula="of:=IF([$Code.A1057]=&quot;&quot;;&quot;&quot;;[$Code.A1057])">
            <text:p/>
          </table:table-cell>
          <table:table-cell table:formula="of:=[.B1056]+1" office:value-type="float" office:value="1055" calcext:value-type="float">
            <text:p>1055</text:p>
          </table:table-cell>
        </table:table-row>
        <table:table-row table:style-name="ro1">
          <table:table-cell table:formula="of:=IF([$Code.A1058]=&quot;&quot;;&quot;&quot;;[$Code.A1058])">
            <text:p/>
          </table:table-cell>
          <table:table-cell table:formula="of:=[.B1057]+1" office:value-type="float" office:value="1056" calcext:value-type="float">
            <text:p>1056</text:p>
          </table:table-cell>
        </table:table-row>
        <table:table-row table:style-name="ro1">
          <table:table-cell table:formula="of:=IF([$Code.A1059]=&quot;&quot;;&quot;&quot;;[$Code.A1059])">
            <text:p/>
          </table:table-cell>
          <table:table-cell table:formula="of:=[.B1058]+1" office:value-type="float" office:value="1057" calcext:value-type="float">
            <text:p>1057</text:p>
          </table:table-cell>
        </table:table-row>
        <table:table-row table:style-name="ro1">
          <table:table-cell table:formula="of:=IF([$Code.A1060]=&quot;&quot;;&quot;&quot;;[$Code.A1060])">
            <text:p/>
          </table:table-cell>
          <table:table-cell table:formula="of:=[.B1059]+1" office:value-type="float" office:value="1058" calcext:value-type="float">
            <text:p>1058</text:p>
          </table:table-cell>
        </table:table-row>
        <table:table-row table:style-name="ro1">
          <table:table-cell table:formula="of:=IF([$Code.A1061]=&quot;&quot;;&quot;&quot;;[$Code.A1061])">
            <text:p/>
          </table:table-cell>
          <table:table-cell table:formula="of:=[.B1060]+1" office:value-type="float" office:value="1059" calcext:value-type="float">
            <text:p>1059</text:p>
          </table:table-cell>
        </table:table-row>
        <table:table-row table:style-name="ro1">
          <table:table-cell table:formula="of:=IF([$Code.A1062]=&quot;&quot;;&quot;&quot;;[$Code.A1062])">
            <text:p/>
          </table:table-cell>
          <table:table-cell table:formula="of:=[.B1061]+1" office:value-type="float" office:value="1060" calcext:value-type="float">
            <text:p>1060</text:p>
          </table:table-cell>
        </table:table-row>
        <table:table-row table:style-name="ro1">
          <table:table-cell table:formula="of:=IF([$Code.A1063]=&quot;&quot;;&quot;&quot;;[$Code.A1063])">
            <text:p/>
          </table:table-cell>
          <table:table-cell table:formula="of:=[.B1062]+1" office:value-type="float" office:value="1061" calcext:value-type="float">
            <text:p>1061</text:p>
          </table:table-cell>
        </table:table-row>
        <table:table-row table:style-name="ro1">
          <table:table-cell table:formula="of:=IF([$Code.A1064]=&quot;&quot;;&quot;&quot;;[$Code.A1064])">
            <text:p/>
          </table:table-cell>
          <table:table-cell table:formula="of:=[.B1063]+1" office:value-type="float" office:value="1062" calcext:value-type="float">
            <text:p>1062</text:p>
          </table:table-cell>
        </table:table-row>
        <table:table-row table:style-name="ro1">
          <table:table-cell table:formula="of:=IF([$Code.A1065]=&quot;&quot;;&quot;&quot;;[$Code.A1065])">
            <text:p/>
          </table:table-cell>
          <table:table-cell table:formula="of:=[.B1064]+1" office:value-type="float" office:value="1063" calcext:value-type="float">
            <text:p>1063</text:p>
          </table:table-cell>
        </table:table-row>
        <table:table-row table:style-name="ro1">
          <table:table-cell table:formula="of:=IF([$Code.A1066]=&quot;&quot;;&quot;&quot;;[$Code.A1066])">
            <text:p/>
          </table:table-cell>
          <table:table-cell table:formula="of:=[.B1065]+1" office:value-type="float" office:value="1064" calcext:value-type="float">
            <text:p>1064</text:p>
          </table:table-cell>
        </table:table-row>
        <table:table-row table:style-name="ro1">
          <table:table-cell table:formula="of:=IF([$Code.A1067]=&quot;&quot;;&quot;&quot;;[$Code.A1067])">
            <text:p/>
          </table:table-cell>
          <table:table-cell table:formula="of:=[.B1066]+1" office:value-type="float" office:value="1065" calcext:value-type="float">
            <text:p>1065</text:p>
          </table:table-cell>
        </table:table-row>
        <table:table-row table:style-name="ro1">
          <table:table-cell table:formula="of:=IF([$Code.A1068]=&quot;&quot;;&quot;&quot;;[$Code.A1068])">
            <text:p/>
          </table:table-cell>
          <table:table-cell table:formula="of:=[.B1067]+1" office:value-type="float" office:value="1066" calcext:value-type="float">
            <text:p>1066</text:p>
          </table:table-cell>
        </table:table-row>
        <table:table-row table:style-name="ro1">
          <table:table-cell table:formula="of:=IF([$Code.A1069]=&quot;&quot;;&quot;&quot;;[$Code.A1069])">
            <text:p/>
          </table:table-cell>
          <table:table-cell table:formula="of:=[.B1068]+1" office:value-type="float" office:value="1067" calcext:value-type="float">
            <text:p>1067</text:p>
          </table:table-cell>
        </table:table-row>
        <table:table-row table:style-name="ro1">
          <table:table-cell table:formula="of:=IF([$Code.A1070]=&quot;&quot;;&quot;&quot;;[$Code.A1070])">
            <text:p/>
          </table:table-cell>
          <table:table-cell table:formula="of:=[.B1069]+1" office:value-type="float" office:value="1068" calcext:value-type="float">
            <text:p>1068</text:p>
          </table:table-cell>
        </table:table-row>
        <table:table-row table:style-name="ro1">
          <table:table-cell table:formula="of:=IF([$Code.A1071]=&quot;&quot;;&quot;&quot;;[$Code.A1071])">
            <text:p/>
          </table:table-cell>
          <table:table-cell table:formula="of:=[.B1070]+1" office:value-type="float" office:value="1069" calcext:value-type="float">
            <text:p>1069</text:p>
          </table:table-cell>
        </table:table-row>
        <table:table-row table:style-name="ro1">
          <table:table-cell table:formula="of:=IF([$Code.A1072]=&quot;&quot;;&quot;&quot;;[$Code.A1072])">
            <text:p/>
          </table:table-cell>
          <table:table-cell table:formula="of:=[.B1071]+1" office:value-type="float" office:value="1070" calcext:value-type="float">
            <text:p>1070</text:p>
          </table:table-cell>
        </table:table-row>
        <table:table-row table:style-name="ro1">
          <table:table-cell table:formula="of:=IF([$Code.A1073]=&quot;&quot;;&quot;&quot;;[$Code.A1073])">
            <text:p/>
          </table:table-cell>
          <table:table-cell table:formula="of:=[.B1072]+1" office:value-type="float" office:value="1071" calcext:value-type="float">
            <text:p>1071</text:p>
          </table:table-cell>
        </table:table-row>
        <table:table-row table:style-name="ro1">
          <table:table-cell table:formula="of:=IF([$Code.A1074]=&quot;&quot;;&quot;&quot;;[$Code.A1074])">
            <text:p/>
          </table:table-cell>
          <table:table-cell table:formula="of:=[.B1073]+1" office:value-type="float" office:value="1072" calcext:value-type="float">
            <text:p>1072</text:p>
          </table:table-cell>
        </table:table-row>
        <table:table-row table:style-name="ro1">
          <table:table-cell table:formula="of:=IF([$Code.A1075]=&quot;&quot;;&quot;&quot;;[$Code.A1075])">
            <text:p/>
          </table:table-cell>
          <table:table-cell table:formula="of:=[.B1074]+1" office:value-type="float" office:value="1073" calcext:value-type="float">
            <text:p>1073</text:p>
          </table:table-cell>
        </table:table-row>
        <table:table-row table:style-name="ro1">
          <table:table-cell table:formula="of:=IF([$Code.A1076]=&quot;&quot;;&quot;&quot;;[$Code.A1076])">
            <text:p/>
          </table:table-cell>
          <table:table-cell table:formula="of:=[.B1075]+1" office:value-type="float" office:value="1074" calcext:value-type="float">
            <text:p>1074</text:p>
          </table:table-cell>
        </table:table-row>
        <table:table-row table:style-name="ro1">
          <table:table-cell table:formula="of:=IF([$Code.A1077]=&quot;&quot;;&quot;&quot;;[$Code.A1077])">
            <text:p/>
          </table:table-cell>
          <table:table-cell table:formula="of:=[.B1076]+1" office:value-type="float" office:value="1075" calcext:value-type="float">
            <text:p>1075</text:p>
          </table:table-cell>
        </table:table-row>
        <table:table-row table:style-name="ro1">
          <table:table-cell table:formula="of:=IF([$Code.A1078]=&quot;&quot;;&quot;&quot;;[$Code.A1078])">
            <text:p/>
          </table:table-cell>
          <table:table-cell table:formula="of:=[.B1077]+1" office:value-type="float" office:value="1076" calcext:value-type="float">
            <text:p>1076</text:p>
          </table:table-cell>
        </table:table-row>
        <table:table-row table:style-name="ro1">
          <table:table-cell table:formula="of:=IF([$Code.A1079]=&quot;&quot;;&quot;&quot;;[$Code.A1079])">
            <text:p/>
          </table:table-cell>
          <table:table-cell table:formula="of:=[.B1078]+1" office:value-type="float" office:value="1077" calcext:value-type="float">
            <text:p>1077</text:p>
          </table:table-cell>
        </table:table-row>
        <table:table-row table:style-name="ro1">
          <table:table-cell table:formula="of:=IF([$Code.A1080]=&quot;&quot;;&quot;&quot;;[$Code.A1080])">
            <text:p/>
          </table:table-cell>
          <table:table-cell table:formula="of:=[.B1079]+1" office:value-type="float" office:value="1078" calcext:value-type="float">
            <text:p>1078</text:p>
          </table:table-cell>
        </table:table-row>
        <table:table-row table:style-name="ro1">
          <table:table-cell table:formula="of:=IF([$Code.A1081]=&quot;&quot;;&quot;&quot;;[$Code.A1081])">
            <text:p/>
          </table:table-cell>
          <table:table-cell table:formula="of:=[.B1080]+1" office:value-type="float" office:value="1079" calcext:value-type="float">
            <text:p>1079</text:p>
          </table:table-cell>
        </table:table-row>
        <table:table-row table:style-name="ro1">
          <table:table-cell table:formula="of:=IF([$Code.A1082]=&quot;&quot;;&quot;&quot;;[$Code.A1082])">
            <text:p/>
          </table:table-cell>
          <table:table-cell table:formula="of:=[.B1081]+1" office:value-type="float" office:value="1080" calcext:value-type="float">
            <text:p>1080</text:p>
          </table:table-cell>
        </table:table-row>
        <table:table-row table:style-name="ro1">
          <table:table-cell table:formula="of:=IF([$Code.A1083]=&quot;&quot;;&quot;&quot;;[$Code.A1083])">
            <text:p/>
          </table:table-cell>
          <table:table-cell table:formula="of:=[.B1082]+1" office:value-type="float" office:value="1081" calcext:value-type="float">
            <text:p>1081</text:p>
          </table:table-cell>
        </table:table-row>
        <table:table-row table:style-name="ro1">
          <table:table-cell table:formula="of:=IF([$Code.A1084]=&quot;&quot;;&quot;&quot;;[$Code.A1084])">
            <text:p/>
          </table:table-cell>
          <table:table-cell table:formula="of:=[.B1083]+1" office:value-type="float" office:value="1082" calcext:value-type="float">
            <text:p>1082</text:p>
          </table:table-cell>
        </table:table-row>
        <table:table-row table:style-name="ro1">
          <table:table-cell table:formula="of:=IF([$Code.A1085]=&quot;&quot;;&quot;&quot;;[$Code.A1085])">
            <text:p/>
          </table:table-cell>
          <table:table-cell table:formula="of:=[.B1084]+1" office:value-type="float" office:value="1083" calcext:value-type="float">
            <text:p>1083</text:p>
          </table:table-cell>
        </table:table-row>
        <table:table-row table:style-name="ro1">
          <table:table-cell table:formula="of:=IF([$Code.A1086]=&quot;&quot;;&quot;&quot;;[$Code.A1086])">
            <text:p/>
          </table:table-cell>
          <table:table-cell table:formula="of:=[.B1085]+1" office:value-type="float" office:value="1084" calcext:value-type="float">
            <text:p>1084</text:p>
          </table:table-cell>
        </table:table-row>
        <table:table-row table:style-name="ro1">
          <table:table-cell table:formula="of:=IF([$Code.A1087]=&quot;&quot;;&quot;&quot;;[$Code.A1087])">
            <text:p/>
          </table:table-cell>
          <table:table-cell table:formula="of:=[.B1086]+1" office:value-type="float" office:value="1085" calcext:value-type="float">
            <text:p>1085</text:p>
          </table:table-cell>
        </table:table-row>
        <table:table-row table:style-name="ro1">
          <table:table-cell table:formula="of:=IF([$Code.A1088]=&quot;&quot;;&quot;&quot;;[$Code.A1088])">
            <text:p/>
          </table:table-cell>
          <table:table-cell table:formula="of:=[.B1087]+1" office:value-type="float" office:value="1086" calcext:value-type="float">
            <text:p>1086</text:p>
          </table:table-cell>
        </table:table-row>
        <table:table-row table:style-name="ro1">
          <table:table-cell table:formula="of:=IF([$Code.A1089]=&quot;&quot;;&quot;&quot;;[$Code.A1089])">
            <text:p/>
          </table:table-cell>
          <table:table-cell table:formula="of:=[.B1088]+1" office:value-type="float" office:value="1087" calcext:value-type="float">
            <text:p>1087</text:p>
          </table:table-cell>
        </table:table-row>
        <table:table-row table:style-name="ro1">
          <table:table-cell table:formula="of:=IF([$Code.A1090]=&quot;&quot;;&quot;&quot;;[$Code.A1090])">
            <text:p/>
          </table:table-cell>
          <table:table-cell table:formula="of:=[.B1089]+1" office:value-type="float" office:value="1088" calcext:value-type="float">
            <text:p>1088</text:p>
          </table:table-cell>
        </table:table-row>
        <table:table-row table:style-name="ro1">
          <table:table-cell table:formula="of:=IF([$Code.A1091]=&quot;&quot;;&quot;&quot;;[$Code.A1091])">
            <text:p/>
          </table:table-cell>
          <table:table-cell table:formula="of:=[.B1090]+1" office:value-type="float" office:value="1089" calcext:value-type="float">
            <text:p>1089</text:p>
          </table:table-cell>
        </table:table-row>
        <table:table-row table:style-name="ro1">
          <table:table-cell table:formula="of:=IF([$Code.A1092]=&quot;&quot;;&quot;&quot;;[$Code.A1092])">
            <text:p/>
          </table:table-cell>
          <table:table-cell table:formula="of:=[.B1091]+1" office:value-type="float" office:value="1090" calcext:value-type="float">
            <text:p>1090</text:p>
          </table:table-cell>
        </table:table-row>
        <table:table-row table:style-name="ro1">
          <table:table-cell table:formula="of:=IF([$Code.A1093]=&quot;&quot;;&quot;&quot;;[$Code.A1093])">
            <text:p/>
          </table:table-cell>
          <table:table-cell table:formula="of:=[.B1092]+1" office:value-type="float" office:value="1091" calcext:value-type="float">
            <text:p>1091</text:p>
          </table:table-cell>
        </table:table-row>
        <table:table-row table:style-name="ro1">
          <table:table-cell table:formula="of:=IF([$Code.A1094]=&quot;&quot;;&quot;&quot;;[$Code.A1094])">
            <text:p/>
          </table:table-cell>
          <table:table-cell table:formula="of:=[.B1093]+1" office:value-type="float" office:value="1092" calcext:value-type="float">
            <text:p>1092</text:p>
          </table:table-cell>
        </table:table-row>
        <table:table-row table:style-name="ro1">
          <table:table-cell table:formula="of:=IF([$Code.A1095]=&quot;&quot;;&quot;&quot;;[$Code.A1095])">
            <text:p/>
          </table:table-cell>
          <table:table-cell table:formula="of:=[.B1094]+1" office:value-type="float" office:value="1093" calcext:value-type="float">
            <text:p>1093</text:p>
          </table:table-cell>
        </table:table-row>
        <table:table-row table:style-name="ro1">
          <table:table-cell table:formula="of:=IF([$Code.A1096]=&quot;&quot;;&quot;&quot;;[$Code.A1096])">
            <text:p/>
          </table:table-cell>
          <table:table-cell table:formula="of:=[.B1095]+1" office:value-type="float" office:value="1094" calcext:value-type="float">
            <text:p>1094</text:p>
          </table:table-cell>
        </table:table-row>
        <table:table-row table:style-name="ro1">
          <table:table-cell table:formula="of:=IF([$Code.A1097]=&quot;&quot;;&quot;&quot;;[$Code.A1097])">
            <text:p/>
          </table:table-cell>
          <table:table-cell table:formula="of:=[.B1096]+1" office:value-type="float" office:value="1095" calcext:value-type="float">
            <text:p>1095</text:p>
          </table:table-cell>
        </table:table-row>
        <table:table-row table:style-name="ro1">
          <table:table-cell table:formula="of:=IF([$Code.A1098]=&quot;&quot;;&quot;&quot;;[$Code.A1098])">
            <text:p/>
          </table:table-cell>
          <table:table-cell table:formula="of:=[.B1097]+1" office:value-type="float" office:value="1096" calcext:value-type="float">
            <text:p>1096</text:p>
          </table:table-cell>
        </table:table-row>
        <table:table-row table:style-name="ro1">
          <table:table-cell table:formula="of:=IF([$Code.A1099]=&quot;&quot;;&quot;&quot;;[$Code.A1099])">
            <text:p/>
          </table:table-cell>
          <table:table-cell table:formula="of:=[.B1098]+1" office:value-type="float" office:value="1097" calcext:value-type="float">
            <text:p>1097</text:p>
          </table:table-cell>
        </table:table-row>
        <table:table-row table:style-name="ro1">
          <table:table-cell table:formula="of:=IF([$Code.A1100]=&quot;&quot;;&quot;&quot;;[$Code.A1100])">
            <text:p/>
          </table:table-cell>
          <table:table-cell table:formula="of:=[.B1099]+1" office:value-type="float" office:value="1098" calcext:value-type="float">
            <text:p>1098</text:p>
          </table:table-cell>
        </table:table-row>
        <table:table-row table:style-name="ro1">
          <table:table-cell table:formula="of:=IF([$Code.A1101]=&quot;&quot;;&quot;&quot;;[$Code.A1101])">
            <text:p/>
          </table:table-cell>
          <table:table-cell table:formula="of:=[.B1100]+1" office:value-type="float" office:value="1099" calcext:value-type="float">
            <text:p>1099</text:p>
          </table:table-cell>
        </table:table-row>
        <table:table-row table:style-name="ro1">
          <table:table-cell table:formula="of:=IF([$Code.A1102]=&quot;&quot;;&quot;&quot;;[$Code.A1102])">
            <text:p/>
          </table:table-cell>
          <table:table-cell table:formula="of:=[.B1101]+1" office:value-type="float" office:value="1100" calcext:value-type="float">
            <text:p>1100</text:p>
          </table:table-cell>
        </table:table-row>
        <table:table-row table:style-name="ro1">
          <table:table-cell table:formula="of:=IF([$Code.A1103]=&quot;&quot;;&quot;&quot;;[$Code.A1103])">
            <text:p/>
          </table:table-cell>
          <table:table-cell table:formula="of:=[.B1102]+1" office:value-type="float" office:value="1101" calcext:value-type="float">
            <text:p>1101</text:p>
          </table:table-cell>
        </table:table-row>
        <table:table-row table:style-name="ro1">
          <table:table-cell table:formula="of:=IF([$Code.A1104]=&quot;&quot;;&quot;&quot;;[$Code.A1104])">
            <text:p/>
          </table:table-cell>
          <table:table-cell table:formula="of:=[.B1103]+1" office:value-type="float" office:value="1102" calcext:value-type="float">
            <text:p>1102</text:p>
          </table:table-cell>
        </table:table-row>
        <table:table-row table:style-name="ro1">
          <table:table-cell table:formula="of:=IF([$Code.A1105]=&quot;&quot;;&quot;&quot;;[$Code.A1105])">
            <text:p/>
          </table:table-cell>
          <table:table-cell table:formula="of:=[.B1104]+1" office:value-type="float" office:value="1103" calcext:value-type="float">
            <text:p>1103</text:p>
          </table:table-cell>
        </table:table-row>
        <table:table-row table:style-name="ro1">
          <table:table-cell table:formula="of:=IF([$Code.A1106]=&quot;&quot;;&quot;&quot;;[$Code.A1106])">
            <text:p/>
          </table:table-cell>
          <table:table-cell table:formula="of:=[.B1105]+1" office:value-type="float" office:value="1104" calcext:value-type="float">
            <text:p>1104</text:p>
          </table:table-cell>
        </table:table-row>
        <table:table-row table:style-name="ro1">
          <table:table-cell table:formula="of:=IF([$Code.A1107]=&quot;&quot;;&quot;&quot;;[$Code.A1107])">
            <text:p/>
          </table:table-cell>
          <table:table-cell table:formula="of:=[.B1106]+1" office:value-type="float" office:value="1105" calcext:value-type="float">
            <text:p>1105</text:p>
          </table:table-cell>
        </table:table-row>
        <table:table-row table:style-name="ro1">
          <table:table-cell table:formula="of:=IF([$Code.A1108]=&quot;&quot;;&quot;&quot;;[$Code.A1108])">
            <text:p/>
          </table:table-cell>
          <table:table-cell table:formula="of:=[.B1107]+1" office:value-type="float" office:value="1106" calcext:value-type="float">
            <text:p>1106</text:p>
          </table:table-cell>
        </table:table-row>
        <table:table-row table:style-name="ro1">
          <table:table-cell table:formula="of:=IF([$Code.A1109]=&quot;&quot;;&quot;&quot;;[$Code.A1109])">
            <text:p/>
          </table:table-cell>
          <table:table-cell table:formula="of:=[.B1108]+1" office:value-type="float" office:value="1107" calcext:value-type="float">
            <text:p>1107</text:p>
          </table:table-cell>
        </table:table-row>
        <table:table-row table:style-name="ro1">
          <table:table-cell table:formula="of:=IF([$Code.A1110]=&quot;&quot;;&quot;&quot;;[$Code.A1110])">
            <text:p/>
          </table:table-cell>
          <table:table-cell table:formula="of:=[.B1109]+1" office:value-type="float" office:value="1108" calcext:value-type="float">
            <text:p>1108</text:p>
          </table:table-cell>
        </table:table-row>
        <table:table-row table:style-name="ro1">
          <table:table-cell table:formula="of:=IF([$Code.A1111]=&quot;&quot;;&quot;&quot;;[$Code.A1111])">
            <text:p/>
          </table:table-cell>
          <table:table-cell table:formula="of:=[.B1110]+1" office:value-type="float" office:value="1109" calcext:value-type="float">
            <text:p>1109</text:p>
          </table:table-cell>
        </table:table-row>
        <table:table-row table:style-name="ro1">
          <table:table-cell table:formula="of:=IF([$Code.A1112]=&quot;&quot;;&quot;&quot;;[$Code.A1112])">
            <text:p/>
          </table:table-cell>
          <table:table-cell table:formula="of:=[.B1111]+1" office:value-type="float" office:value="1110" calcext:value-type="float">
            <text:p>1110</text:p>
          </table:table-cell>
        </table:table-row>
        <table:table-row table:style-name="ro1">
          <table:table-cell table:formula="of:=IF([$Code.A1113]=&quot;&quot;;&quot;&quot;;[$Code.A1113])">
            <text:p/>
          </table:table-cell>
          <table:table-cell table:formula="of:=[.B1112]+1" office:value-type="float" office:value="1111" calcext:value-type="float">
            <text:p>1111</text:p>
          </table:table-cell>
        </table:table-row>
        <table:table-row table:style-name="ro1">
          <table:table-cell table:formula="of:=IF([$Code.A1114]=&quot;&quot;;&quot;&quot;;[$Code.A1114])">
            <text:p/>
          </table:table-cell>
          <table:table-cell table:formula="of:=[.B1113]+1" office:value-type="float" office:value="1112" calcext:value-type="float">
            <text:p>1112</text:p>
          </table:table-cell>
        </table:table-row>
        <table:table-row table:style-name="ro1">
          <table:table-cell table:formula="of:=IF([$Code.A1115]=&quot;&quot;;&quot;&quot;;[$Code.A1115])">
            <text:p/>
          </table:table-cell>
          <table:table-cell table:formula="of:=[.B1114]+1" office:value-type="float" office:value="1113" calcext:value-type="float">
            <text:p>1113</text:p>
          </table:table-cell>
        </table:table-row>
        <table:table-row table:style-name="ro1">
          <table:table-cell table:formula="of:=IF([$Code.A1116]=&quot;&quot;;&quot;&quot;;[$Code.A1116])">
            <text:p/>
          </table:table-cell>
          <table:table-cell table:formula="of:=[.B1115]+1" office:value-type="float" office:value="1114" calcext:value-type="float">
            <text:p>1114</text:p>
          </table:table-cell>
        </table:table-row>
        <table:table-row table:style-name="ro1">
          <table:table-cell table:formula="of:=IF([$Code.A1117]=&quot;&quot;;&quot;&quot;;[$Code.A1117])">
            <text:p/>
          </table:table-cell>
          <table:table-cell table:formula="of:=[.B1116]+1" office:value-type="float" office:value="1115" calcext:value-type="float">
            <text:p>1115</text:p>
          </table:table-cell>
        </table:table-row>
        <table:table-row table:style-name="ro1">
          <table:table-cell table:formula="of:=IF([$Code.A1118]=&quot;&quot;;&quot;&quot;;[$Code.A1118])">
            <text:p/>
          </table:table-cell>
          <table:table-cell table:formula="of:=[.B1117]+1" office:value-type="float" office:value="1116" calcext:value-type="float">
            <text:p>1116</text:p>
          </table:table-cell>
        </table:table-row>
        <table:table-row table:style-name="ro1">
          <table:table-cell table:formula="of:=IF([$Code.A1119]=&quot;&quot;;&quot;&quot;;[$Code.A1119])">
            <text:p/>
          </table:table-cell>
          <table:table-cell table:formula="of:=[.B1118]+1" office:value-type="float" office:value="1117" calcext:value-type="float">
            <text:p>1117</text:p>
          </table:table-cell>
        </table:table-row>
        <table:table-row table:style-name="ro1">
          <table:table-cell table:formula="of:=IF([$Code.A1120]=&quot;&quot;;&quot;&quot;;[$Code.A1120])">
            <text:p/>
          </table:table-cell>
          <table:table-cell table:formula="of:=[.B1119]+1" office:value-type="float" office:value="1118" calcext:value-type="float">
            <text:p>1118</text:p>
          </table:table-cell>
        </table:table-row>
        <table:table-row table:style-name="ro1">
          <table:table-cell table:formula="of:=IF([$Code.A1121]=&quot;&quot;;&quot;&quot;;[$Code.A1121])">
            <text:p/>
          </table:table-cell>
          <table:table-cell table:formula="of:=[.B1120]+1" office:value-type="float" office:value="1119" calcext:value-type="float">
            <text:p>1119</text:p>
          </table:table-cell>
        </table:table-row>
        <table:table-row table:style-name="ro1">
          <table:table-cell table:formula="of:=IF([$Code.A1122]=&quot;&quot;;&quot;&quot;;[$Code.A1122])">
            <text:p/>
          </table:table-cell>
          <table:table-cell table:formula="of:=[.B1121]+1" office:value-type="float" office:value="1120" calcext:value-type="float">
            <text:p>1120</text:p>
          </table:table-cell>
        </table:table-row>
        <table:table-row table:style-name="ro1">
          <table:table-cell table:formula="of:=IF([$Code.A1123]=&quot;&quot;;&quot;&quot;;[$Code.A1123])">
            <text:p/>
          </table:table-cell>
          <table:table-cell table:formula="of:=[.B1122]+1" office:value-type="float" office:value="1121" calcext:value-type="float">
            <text:p>1121</text:p>
          </table:table-cell>
        </table:table-row>
        <table:table-row table:style-name="ro1">
          <table:table-cell table:formula="of:=IF([$Code.A1124]=&quot;&quot;;&quot;&quot;;[$Code.A1124])">
            <text:p/>
          </table:table-cell>
          <table:table-cell table:formula="of:=[.B1123]+1" office:value-type="float" office:value="1122" calcext:value-type="float">
            <text:p>1122</text:p>
          </table:table-cell>
        </table:table-row>
        <table:table-row table:style-name="ro1">
          <table:table-cell table:formula="of:=IF([$Code.A1125]=&quot;&quot;;&quot;&quot;;[$Code.A1125])">
            <text:p/>
          </table:table-cell>
          <table:table-cell table:formula="of:=[.B1124]+1" office:value-type="float" office:value="1123" calcext:value-type="float">
            <text:p>1123</text:p>
          </table:table-cell>
        </table:table-row>
        <table:table-row table:style-name="ro1">
          <table:table-cell table:formula="of:=IF([$Code.A1126]=&quot;&quot;;&quot;&quot;;[$Code.A1126])">
            <text:p/>
          </table:table-cell>
          <table:table-cell table:formula="of:=[.B1125]+1" office:value-type="float" office:value="1124" calcext:value-type="float">
            <text:p>1124</text:p>
          </table:table-cell>
        </table:table-row>
        <table:table-row table:style-name="ro1">
          <table:table-cell table:formula="of:=IF([$Code.A1127]=&quot;&quot;;&quot;&quot;;[$Code.A1127])">
            <text:p/>
          </table:table-cell>
          <table:table-cell table:formula="of:=[.B1126]+1" office:value-type="float" office:value="1125" calcext:value-type="float">
            <text:p>1125</text:p>
          </table:table-cell>
        </table:table-row>
        <table:table-row table:style-name="ro1">
          <table:table-cell table:formula="of:=IF([$Code.A1128]=&quot;&quot;;&quot;&quot;;[$Code.A1128])">
            <text:p/>
          </table:table-cell>
          <table:table-cell table:formula="of:=[.B1127]+1" office:value-type="float" office:value="1126" calcext:value-type="float">
            <text:p>1126</text:p>
          </table:table-cell>
        </table:table-row>
        <table:table-row table:style-name="ro1">
          <table:table-cell table:formula="of:=IF([$Code.A1129]=&quot;&quot;;&quot;&quot;;[$Code.A1129])">
            <text:p/>
          </table:table-cell>
          <table:table-cell table:formula="of:=[.B1128]+1" office:value-type="float" office:value="1127" calcext:value-type="float">
            <text:p>1127</text:p>
          </table:table-cell>
        </table:table-row>
        <table:table-row table:style-name="ro1">
          <table:table-cell table:formula="of:=IF([$Code.A1130]=&quot;&quot;;&quot;&quot;;[$Code.A1130])">
            <text:p/>
          </table:table-cell>
          <table:table-cell table:formula="of:=[.B1129]+1" office:value-type="float" office:value="1128" calcext:value-type="float">
            <text:p>1128</text:p>
          </table:table-cell>
        </table:table-row>
        <table:table-row table:style-name="ro1">
          <table:table-cell table:formula="of:=IF([$Code.A1131]=&quot;&quot;;&quot;&quot;;[$Code.A1131])">
            <text:p/>
          </table:table-cell>
          <table:table-cell table:formula="of:=[.B1130]+1" office:value-type="float" office:value="1129" calcext:value-type="float">
            <text:p>1129</text:p>
          </table:table-cell>
        </table:table-row>
        <table:table-row table:style-name="ro1">
          <table:table-cell table:formula="of:=IF([$Code.A1132]=&quot;&quot;;&quot;&quot;;[$Code.A1132])">
            <text:p/>
          </table:table-cell>
          <table:table-cell table:formula="of:=[.B1131]+1" office:value-type="float" office:value="1130" calcext:value-type="float">
            <text:p>1130</text:p>
          </table:table-cell>
        </table:table-row>
        <table:table-row table:style-name="ro1">
          <table:table-cell table:formula="of:=IF([$Code.A1133]=&quot;&quot;;&quot;&quot;;[$Code.A1133])">
            <text:p/>
          </table:table-cell>
          <table:table-cell table:formula="of:=[.B1132]+1" office:value-type="float" office:value="1131" calcext:value-type="float">
            <text:p>1131</text:p>
          </table:table-cell>
        </table:table-row>
        <table:table-row table:style-name="ro1">
          <table:table-cell table:formula="of:=IF([$Code.A1134]=&quot;&quot;;&quot;&quot;;[$Code.A1134])">
            <text:p/>
          </table:table-cell>
          <table:table-cell table:formula="of:=[.B1133]+1" office:value-type="float" office:value="1132" calcext:value-type="float">
            <text:p>1132</text:p>
          </table:table-cell>
        </table:table-row>
        <table:table-row table:style-name="ro1">
          <table:table-cell table:formula="of:=IF([$Code.A1135]=&quot;&quot;;&quot;&quot;;[$Code.A1135])">
            <text:p/>
          </table:table-cell>
          <table:table-cell table:formula="of:=[.B1134]+1" office:value-type="float" office:value="1133" calcext:value-type="float">
            <text:p>1133</text:p>
          </table:table-cell>
        </table:table-row>
        <table:table-row table:style-name="ro1">
          <table:table-cell table:formula="of:=IF([$Code.A1136]=&quot;&quot;;&quot;&quot;;[$Code.A1136])">
            <text:p/>
          </table:table-cell>
          <table:table-cell table:formula="of:=[.B1135]+1" office:value-type="float" office:value="1134" calcext:value-type="float">
            <text:p>1134</text:p>
          </table:table-cell>
        </table:table-row>
        <table:table-row table:style-name="ro1">
          <table:table-cell table:formula="of:=IF([$Code.A1137]=&quot;&quot;;&quot;&quot;;[$Code.A1137])">
            <text:p/>
          </table:table-cell>
          <table:table-cell table:formula="of:=[.B1136]+1" office:value-type="float" office:value="1135" calcext:value-type="float">
            <text:p>1135</text:p>
          </table:table-cell>
        </table:table-row>
        <table:table-row table:style-name="ro1">
          <table:table-cell table:formula="of:=IF([$Code.A1138]=&quot;&quot;;&quot;&quot;;[$Code.A1138])">
            <text:p/>
          </table:table-cell>
          <table:table-cell table:formula="of:=[.B1137]+1" office:value-type="float" office:value="1136" calcext:value-type="float">
            <text:p>1136</text:p>
          </table:table-cell>
        </table:table-row>
        <table:table-row table:style-name="ro1">
          <table:table-cell table:formula="of:=IF([$Code.A1139]=&quot;&quot;;&quot;&quot;;[$Code.A1139])">
            <text:p/>
          </table:table-cell>
          <table:table-cell table:formula="of:=[.B1138]+1" office:value-type="float" office:value="1137" calcext:value-type="float">
            <text:p>1137</text:p>
          </table:table-cell>
        </table:table-row>
        <table:table-row table:style-name="ro1">
          <table:table-cell table:formula="of:=IF([$Code.A1140]=&quot;&quot;;&quot;&quot;;[$Code.A1140])">
            <text:p/>
          </table:table-cell>
          <table:table-cell table:formula="of:=[.B1139]+1" office:value-type="float" office:value="1138" calcext:value-type="float">
            <text:p>1138</text:p>
          </table:table-cell>
        </table:table-row>
        <table:table-row table:style-name="ro1">
          <table:table-cell table:formula="of:=IF([$Code.A1141]=&quot;&quot;;&quot;&quot;;[$Code.A1141])">
            <text:p/>
          </table:table-cell>
          <table:table-cell table:formula="of:=[.B1140]+1" office:value-type="float" office:value="1139" calcext:value-type="float">
            <text:p>1139</text:p>
          </table:table-cell>
        </table:table-row>
        <table:table-row table:style-name="ro1">
          <table:table-cell table:formula="of:=IF([$Code.A1142]=&quot;&quot;;&quot;&quot;;[$Code.A1142])">
            <text:p/>
          </table:table-cell>
          <table:table-cell table:formula="of:=[.B1141]+1" office:value-type="float" office:value="1140" calcext:value-type="float">
            <text:p>1140</text:p>
          </table:table-cell>
        </table:table-row>
        <table:table-row table:style-name="ro1">
          <table:table-cell table:formula="of:=IF([$Code.A1143]=&quot;&quot;;&quot;&quot;;[$Code.A1143])">
            <text:p/>
          </table:table-cell>
          <table:table-cell table:formula="of:=[.B1142]+1" office:value-type="float" office:value="1141" calcext:value-type="float">
            <text:p>1141</text:p>
          </table:table-cell>
        </table:table-row>
        <table:table-row table:style-name="ro1">
          <table:table-cell table:formula="of:=IF([$Code.A1144]=&quot;&quot;;&quot;&quot;;[$Code.A1144])">
            <text:p/>
          </table:table-cell>
          <table:table-cell table:formula="of:=[.B1143]+1" office:value-type="float" office:value="1142" calcext:value-type="float">
            <text:p>1142</text:p>
          </table:table-cell>
        </table:table-row>
        <table:table-row table:style-name="ro1">
          <table:table-cell table:formula="of:=IF([$Code.A1145]=&quot;&quot;;&quot;&quot;;[$Code.A1145])">
            <text:p/>
          </table:table-cell>
          <table:table-cell table:formula="of:=[.B1144]+1" office:value-type="float" office:value="1143" calcext:value-type="float">
            <text:p>1143</text:p>
          </table:table-cell>
        </table:table-row>
        <table:table-row table:style-name="ro1">
          <table:table-cell table:formula="of:=IF([$Code.A1146]=&quot;&quot;;&quot;&quot;;[$Code.A1146])">
            <text:p/>
          </table:table-cell>
          <table:table-cell table:formula="of:=[.B1145]+1" office:value-type="float" office:value="1144" calcext:value-type="float">
            <text:p>1144</text:p>
          </table:table-cell>
        </table:table-row>
        <table:table-row table:style-name="ro1">
          <table:table-cell table:formula="of:=IF([$Code.A1147]=&quot;&quot;;&quot;&quot;;[$Code.A1147])">
            <text:p/>
          </table:table-cell>
          <table:table-cell table:formula="of:=[.B1146]+1" office:value-type="float" office:value="1145" calcext:value-type="float">
            <text:p>1145</text:p>
          </table:table-cell>
        </table:table-row>
        <table:table-row table:style-name="ro1">
          <table:table-cell table:formula="of:=IF([$Code.A1148]=&quot;&quot;;&quot;&quot;;[$Code.A1148])">
            <text:p/>
          </table:table-cell>
          <table:table-cell table:formula="of:=[.B1147]+1" office:value-type="float" office:value="1146" calcext:value-type="float">
            <text:p>1146</text:p>
          </table:table-cell>
        </table:table-row>
        <table:table-row table:style-name="ro1">
          <table:table-cell table:formula="of:=IF([$Code.A1149]=&quot;&quot;;&quot;&quot;;[$Code.A1149])">
            <text:p/>
          </table:table-cell>
          <table:table-cell table:formula="of:=[.B1148]+1" office:value-type="float" office:value="1147" calcext:value-type="float">
            <text:p>1147</text:p>
          </table:table-cell>
        </table:table-row>
        <table:table-row table:style-name="ro1">
          <table:table-cell table:formula="of:=IF([$Code.A1150]=&quot;&quot;;&quot;&quot;;[$Code.A1150])">
            <text:p/>
          </table:table-cell>
          <table:table-cell table:formula="of:=[.B1149]+1" office:value-type="float" office:value="1148" calcext:value-type="float">
            <text:p>1148</text:p>
          </table:table-cell>
        </table:table-row>
        <table:table-row table:style-name="ro1">
          <table:table-cell table:formula="of:=IF([$Code.A1151]=&quot;&quot;;&quot;&quot;;[$Code.A1151])">
            <text:p/>
          </table:table-cell>
          <table:table-cell table:formula="of:=[.B1150]+1" office:value-type="float" office:value="1149" calcext:value-type="float">
            <text:p>1149</text:p>
          </table:table-cell>
        </table:table-row>
        <table:table-row table:style-name="ro1">
          <table:table-cell table:formula="of:=IF([$Code.A1152]=&quot;&quot;;&quot;&quot;;[$Code.A1152])">
            <text:p/>
          </table:table-cell>
          <table:table-cell table:formula="of:=[.B1151]+1" office:value-type="float" office:value="1150" calcext:value-type="float">
            <text:p>1150</text:p>
          </table:table-cell>
        </table:table-row>
        <table:table-row table:style-name="ro1">
          <table:table-cell table:formula="of:=IF([$Code.A1153]=&quot;&quot;;&quot;&quot;;[$Code.A1153])">
            <text:p/>
          </table:table-cell>
          <table:table-cell table:formula="of:=[.B1152]+1" office:value-type="float" office:value="1151" calcext:value-type="float">
            <text:p>1151</text:p>
          </table:table-cell>
        </table:table-row>
        <table:table-row table:style-name="ro1">
          <table:table-cell table:formula="of:=IF([$Code.A1154]=&quot;&quot;;&quot;&quot;;[$Code.A1154])">
            <text:p/>
          </table:table-cell>
          <table:table-cell table:formula="of:=[.B1153]+1" office:value-type="float" office:value="1152" calcext:value-type="float">
            <text:p>1152</text:p>
          </table:table-cell>
        </table:table-row>
        <table:table-row table:style-name="ro1">
          <table:table-cell table:formula="of:=IF([$Code.A1155]=&quot;&quot;;&quot;&quot;;[$Code.A1155])">
            <text:p/>
          </table:table-cell>
          <table:table-cell table:formula="of:=[.B1154]+1" office:value-type="float" office:value="1153" calcext:value-type="float">
            <text:p>1153</text:p>
          </table:table-cell>
        </table:table-row>
        <table:table-row table:style-name="ro1">
          <table:table-cell table:formula="of:=IF([$Code.A1156]=&quot;&quot;;&quot;&quot;;[$Code.A1156])">
            <text:p/>
          </table:table-cell>
          <table:table-cell table:formula="of:=[.B1155]+1" office:value-type="float" office:value="1154" calcext:value-type="float">
            <text:p>1154</text:p>
          </table:table-cell>
        </table:table-row>
        <table:table-row table:style-name="ro1">
          <table:table-cell table:formula="of:=IF([$Code.A1157]=&quot;&quot;;&quot;&quot;;[$Code.A1157])">
            <text:p/>
          </table:table-cell>
          <table:table-cell table:formula="of:=[.B1156]+1" office:value-type="float" office:value="1155" calcext:value-type="float">
            <text:p>1155</text:p>
          </table:table-cell>
        </table:table-row>
        <table:table-row table:style-name="ro1">
          <table:table-cell table:formula="of:=IF([$Code.A1158]=&quot;&quot;;&quot;&quot;;[$Code.A1158])">
            <text:p/>
          </table:table-cell>
          <table:table-cell table:formula="of:=[.B1157]+1" office:value-type="float" office:value="1156" calcext:value-type="float">
            <text:p>1156</text:p>
          </table:table-cell>
        </table:table-row>
        <table:table-row table:style-name="ro1">
          <table:table-cell table:formula="of:=IF([$Code.A1159]=&quot;&quot;;&quot;&quot;;[$Code.A1159])">
            <text:p/>
          </table:table-cell>
          <table:table-cell table:formula="of:=[.B1158]+1" office:value-type="float" office:value="1157" calcext:value-type="float">
            <text:p>1157</text:p>
          </table:table-cell>
        </table:table-row>
        <table:table-row table:style-name="ro1">
          <table:table-cell table:formula="of:=IF([$Code.A1160]=&quot;&quot;;&quot;&quot;;[$Code.A1160])">
            <text:p/>
          </table:table-cell>
          <table:table-cell table:formula="of:=[.B1159]+1" office:value-type="float" office:value="1158" calcext:value-type="float">
            <text:p>1158</text:p>
          </table:table-cell>
        </table:table-row>
        <table:table-row table:style-name="ro1">
          <table:table-cell table:formula="of:=IF([$Code.A1161]=&quot;&quot;;&quot;&quot;;[$Code.A1161])">
            <text:p/>
          </table:table-cell>
          <table:table-cell table:formula="of:=[.B1160]+1" office:value-type="float" office:value="1159" calcext:value-type="float">
            <text:p>1159</text:p>
          </table:table-cell>
        </table:table-row>
        <table:table-row table:style-name="ro1">
          <table:table-cell table:formula="of:=IF([$Code.A1162]=&quot;&quot;;&quot;&quot;;[$Code.A1162])">
            <text:p/>
          </table:table-cell>
          <table:table-cell table:formula="of:=[.B1161]+1" office:value-type="float" office:value="1160" calcext:value-type="float">
            <text:p>1160</text:p>
          </table:table-cell>
        </table:table-row>
        <table:table-row table:style-name="ro1">
          <table:table-cell table:formula="of:=IF([$Code.A1163]=&quot;&quot;;&quot;&quot;;[$Code.A1163])">
            <text:p/>
          </table:table-cell>
          <table:table-cell table:formula="of:=[.B1162]+1" office:value-type="float" office:value="1161" calcext:value-type="float">
            <text:p>1161</text:p>
          </table:table-cell>
        </table:table-row>
        <table:table-row table:style-name="ro1">
          <table:table-cell table:formula="of:=IF([$Code.A1164]=&quot;&quot;;&quot;&quot;;[$Code.A1164])">
            <text:p/>
          </table:table-cell>
          <table:table-cell table:formula="of:=[.B1163]+1" office:value-type="float" office:value="1162" calcext:value-type="float">
            <text:p>1162</text:p>
          </table:table-cell>
        </table:table-row>
        <table:table-row table:style-name="ro1">
          <table:table-cell table:formula="of:=IF([$Code.A1165]=&quot;&quot;;&quot;&quot;;[$Code.A1165])">
            <text:p/>
          </table:table-cell>
          <table:table-cell table:formula="of:=[.B1164]+1" office:value-type="float" office:value="1163" calcext:value-type="float">
            <text:p>1163</text:p>
          </table:table-cell>
        </table:table-row>
        <table:table-row table:style-name="ro1">
          <table:table-cell table:formula="of:=IF([$Code.A1166]=&quot;&quot;;&quot;&quot;;[$Code.A1166])">
            <text:p/>
          </table:table-cell>
          <table:table-cell table:formula="of:=[.B1165]+1" office:value-type="float" office:value="1164" calcext:value-type="float">
            <text:p>1164</text:p>
          </table:table-cell>
        </table:table-row>
        <table:table-row table:style-name="ro1">
          <table:table-cell table:formula="of:=IF([$Code.A1167]=&quot;&quot;;&quot;&quot;;[$Code.A1167])">
            <text:p/>
          </table:table-cell>
          <table:table-cell table:formula="of:=[.B1166]+1" office:value-type="float" office:value="1165" calcext:value-type="float">
            <text:p>1165</text:p>
          </table:table-cell>
        </table:table-row>
        <table:table-row table:style-name="ro1">
          <table:table-cell table:formula="of:=IF([$Code.A1168]=&quot;&quot;;&quot;&quot;;[$Code.A1168])">
            <text:p/>
          </table:table-cell>
          <table:table-cell table:formula="of:=[.B1167]+1" office:value-type="float" office:value="1166" calcext:value-type="float">
            <text:p>1166</text:p>
          </table:table-cell>
        </table:table-row>
        <table:table-row table:style-name="ro1">
          <table:table-cell table:formula="of:=IF([$Code.A1169]=&quot;&quot;;&quot;&quot;;[$Code.A1169])">
            <text:p/>
          </table:table-cell>
          <table:table-cell table:formula="of:=[.B1168]+1" office:value-type="float" office:value="1167" calcext:value-type="float">
            <text:p>1167</text:p>
          </table:table-cell>
        </table:table-row>
        <table:table-row table:style-name="ro1">
          <table:table-cell table:formula="of:=IF([$Code.A1170]=&quot;&quot;;&quot;&quot;;[$Code.A1170])">
            <text:p/>
          </table:table-cell>
          <table:table-cell table:formula="of:=[.B1169]+1" office:value-type="float" office:value="1168" calcext:value-type="float">
            <text:p>1168</text:p>
          </table:table-cell>
        </table:table-row>
        <table:table-row table:style-name="ro1">
          <table:table-cell table:formula="of:=IF([$Code.A1171]=&quot;&quot;;&quot;&quot;;[$Code.A1171])">
            <text:p/>
          </table:table-cell>
          <table:table-cell table:formula="of:=[.B1170]+1" office:value-type="float" office:value="1169" calcext:value-type="float">
            <text:p>1169</text:p>
          </table:table-cell>
        </table:table-row>
        <table:table-row table:style-name="ro1">
          <table:table-cell table:formula="of:=IF([$Code.A1172]=&quot;&quot;;&quot;&quot;;[$Code.A1172])">
            <text:p/>
          </table:table-cell>
          <table:table-cell table:formula="of:=[.B1171]+1" office:value-type="float" office:value="1170" calcext:value-type="float">
            <text:p>1170</text:p>
          </table:table-cell>
        </table:table-row>
        <table:table-row table:style-name="ro1">
          <table:table-cell table:formula="of:=IF([$Code.A1173]=&quot;&quot;;&quot;&quot;;[$Code.A1173])">
            <text:p/>
          </table:table-cell>
          <table:table-cell table:formula="of:=[.B1172]+1" office:value-type="float" office:value="1171" calcext:value-type="float">
            <text:p>1171</text:p>
          </table:table-cell>
        </table:table-row>
        <table:table-row table:style-name="ro1">
          <table:table-cell table:formula="of:=IF([$Code.A1174]=&quot;&quot;;&quot;&quot;;[$Code.A1174])">
            <text:p/>
          </table:table-cell>
          <table:table-cell table:formula="of:=[.B1173]+1" office:value-type="float" office:value="1172" calcext:value-type="float">
            <text:p>1172</text:p>
          </table:table-cell>
        </table:table-row>
        <table:table-row table:style-name="ro1">
          <table:table-cell table:formula="of:=IF([$Code.A1175]=&quot;&quot;;&quot;&quot;;[$Code.A1175])">
            <text:p/>
          </table:table-cell>
          <table:table-cell table:formula="of:=[.B1174]+1" office:value-type="float" office:value="1173" calcext:value-type="float">
            <text:p>1173</text:p>
          </table:table-cell>
        </table:table-row>
        <table:table-row table:style-name="ro1">
          <table:table-cell table:formula="of:=IF([$Code.A1176]=&quot;&quot;;&quot;&quot;;[$Code.A1176])">
            <text:p/>
          </table:table-cell>
          <table:table-cell table:formula="of:=[.B1175]+1" office:value-type="float" office:value="1174" calcext:value-type="float">
            <text:p>1174</text:p>
          </table:table-cell>
        </table:table-row>
        <table:table-row table:style-name="ro1">
          <table:table-cell table:formula="of:=IF([$Code.A1177]=&quot;&quot;;&quot;&quot;;[$Code.A1177])">
            <text:p/>
          </table:table-cell>
          <table:table-cell table:formula="of:=[.B1176]+1" office:value-type="float" office:value="1175" calcext:value-type="float">
            <text:p>1175</text:p>
          </table:table-cell>
        </table:table-row>
        <table:table-row table:style-name="ro1">
          <table:table-cell table:formula="of:=IF([$Code.A1178]=&quot;&quot;;&quot;&quot;;[$Code.A1178])">
            <text:p/>
          </table:table-cell>
          <table:table-cell table:formula="of:=[.B1177]+1" office:value-type="float" office:value="1176" calcext:value-type="float">
            <text:p>1176</text:p>
          </table:table-cell>
        </table:table-row>
        <table:table-row table:style-name="ro1">
          <table:table-cell table:formula="of:=IF([$Code.A1179]=&quot;&quot;;&quot;&quot;;[$Code.A1179])">
            <text:p/>
          </table:table-cell>
          <table:table-cell table:formula="of:=[.B1178]+1" office:value-type="float" office:value="1177" calcext:value-type="float">
            <text:p>1177</text:p>
          </table:table-cell>
        </table:table-row>
        <table:table-row table:style-name="ro1">
          <table:table-cell table:formula="of:=IF([$Code.A1180]=&quot;&quot;;&quot;&quot;;[$Code.A1180])">
            <text:p/>
          </table:table-cell>
          <table:table-cell table:formula="of:=[.B1179]+1" office:value-type="float" office:value="1178" calcext:value-type="float">
            <text:p>1178</text:p>
          </table:table-cell>
        </table:table-row>
        <table:table-row table:style-name="ro1">
          <table:table-cell table:formula="of:=IF([$Code.A1181]=&quot;&quot;;&quot;&quot;;[$Code.A1181])">
            <text:p/>
          </table:table-cell>
          <table:table-cell table:formula="of:=[.B1180]+1" office:value-type="float" office:value="1179" calcext:value-type="float">
            <text:p>1179</text:p>
          </table:table-cell>
        </table:table-row>
        <table:table-row table:style-name="ro1">
          <table:table-cell table:formula="of:=IF([$Code.A1182]=&quot;&quot;;&quot;&quot;;[$Code.A1182])">
            <text:p/>
          </table:table-cell>
          <table:table-cell table:formula="of:=[.B1181]+1" office:value-type="float" office:value="1180" calcext:value-type="float">
            <text:p>1180</text:p>
          </table:table-cell>
        </table:table-row>
        <table:table-row table:style-name="ro1">
          <table:table-cell table:formula="of:=IF([$Code.A1183]=&quot;&quot;;&quot;&quot;;[$Code.A1183])">
            <text:p/>
          </table:table-cell>
          <table:table-cell table:formula="of:=[.B1182]+1" office:value-type="float" office:value="1181" calcext:value-type="float">
            <text:p>1181</text:p>
          </table:table-cell>
        </table:table-row>
        <table:table-row table:style-name="ro1">
          <table:table-cell table:formula="of:=IF([$Code.A1184]=&quot;&quot;;&quot;&quot;;[$Code.A1184])">
            <text:p/>
          </table:table-cell>
          <table:table-cell table:formula="of:=[.B1183]+1" office:value-type="float" office:value="1182" calcext:value-type="float">
            <text:p>1182</text:p>
          </table:table-cell>
        </table:table-row>
        <table:table-row table:style-name="ro1">
          <table:table-cell table:formula="of:=IF([$Code.A1185]=&quot;&quot;;&quot;&quot;;[$Code.A1185])">
            <text:p/>
          </table:table-cell>
          <table:table-cell table:formula="of:=[.B1184]+1" office:value-type="float" office:value="1183" calcext:value-type="float">
            <text:p>1183</text:p>
          </table:table-cell>
        </table:table-row>
        <table:table-row table:style-name="ro1">
          <table:table-cell table:formula="of:=IF([$Code.A1186]=&quot;&quot;;&quot;&quot;;[$Code.A1186])">
            <text:p/>
          </table:table-cell>
          <table:table-cell table:formula="of:=[.B1185]+1" office:value-type="float" office:value="1184" calcext:value-type="float">
            <text:p>1184</text:p>
          </table:table-cell>
        </table:table-row>
        <table:table-row table:style-name="ro1">
          <table:table-cell table:formula="of:=IF([$Code.A1187]=&quot;&quot;;&quot;&quot;;[$Code.A1187])">
            <text:p/>
          </table:table-cell>
          <table:table-cell table:formula="of:=[.B1186]+1" office:value-type="float" office:value="1185" calcext:value-type="float">
            <text:p>1185</text:p>
          </table:table-cell>
        </table:table-row>
        <table:table-row table:style-name="ro1">
          <table:table-cell table:formula="of:=IF([$Code.A1188]=&quot;&quot;;&quot;&quot;;[$Code.A1188])">
            <text:p/>
          </table:table-cell>
          <table:table-cell table:formula="of:=[.B1187]+1" office:value-type="float" office:value="1186" calcext:value-type="float">
            <text:p>1186</text:p>
          </table:table-cell>
        </table:table-row>
        <table:table-row table:style-name="ro1">
          <table:table-cell table:formula="of:=IF([$Code.A1189]=&quot;&quot;;&quot;&quot;;[$Code.A1189])">
            <text:p/>
          </table:table-cell>
          <table:table-cell table:formula="of:=[.B1188]+1" office:value-type="float" office:value="1187" calcext:value-type="float">
            <text:p>1187</text:p>
          </table:table-cell>
        </table:table-row>
        <table:table-row table:style-name="ro1">
          <table:table-cell table:formula="of:=IF([$Code.A1190]=&quot;&quot;;&quot;&quot;;[$Code.A1190])">
            <text:p/>
          </table:table-cell>
          <table:table-cell table:formula="of:=[.B1189]+1" office:value-type="float" office:value="1188" calcext:value-type="float">
            <text:p>1188</text:p>
          </table:table-cell>
        </table:table-row>
        <table:table-row table:style-name="ro1">
          <table:table-cell table:formula="of:=IF([$Code.A1191]=&quot;&quot;;&quot;&quot;;[$Code.A1191])">
            <text:p/>
          </table:table-cell>
          <table:table-cell table:formula="of:=[.B1190]+1" office:value-type="float" office:value="1189" calcext:value-type="float">
            <text:p>1189</text:p>
          </table:table-cell>
        </table:table-row>
        <table:table-row table:style-name="ro1">
          <table:table-cell table:formula="of:=IF([$Code.A1192]=&quot;&quot;;&quot;&quot;;[$Code.A1192])">
            <text:p/>
          </table:table-cell>
          <table:table-cell table:formula="of:=[.B1191]+1" office:value-type="float" office:value="1190" calcext:value-type="float">
            <text:p>1190</text:p>
          </table:table-cell>
        </table:table-row>
        <table:table-row table:style-name="ro1">
          <table:table-cell table:formula="of:=IF([$Code.A1193]=&quot;&quot;;&quot;&quot;;[$Code.A1193])">
            <text:p/>
          </table:table-cell>
          <table:table-cell table:formula="of:=[.B1192]+1" office:value-type="float" office:value="1191" calcext:value-type="float">
            <text:p>1191</text:p>
          </table:table-cell>
        </table:table-row>
        <table:table-row table:style-name="ro1">
          <table:table-cell table:formula="of:=IF([$Code.A1194]=&quot;&quot;;&quot;&quot;;[$Code.A1194])">
            <text:p/>
          </table:table-cell>
          <table:table-cell table:formula="of:=[.B1193]+1" office:value-type="float" office:value="1192" calcext:value-type="float">
            <text:p>1192</text:p>
          </table:table-cell>
        </table:table-row>
        <table:table-row table:style-name="ro1">
          <table:table-cell table:formula="of:=IF([$Code.A1195]=&quot;&quot;;&quot;&quot;;[$Code.A1195])">
            <text:p/>
          </table:table-cell>
          <table:table-cell table:formula="of:=[.B1194]+1" office:value-type="float" office:value="1193" calcext:value-type="float">
            <text:p>1193</text:p>
          </table:table-cell>
        </table:table-row>
        <table:table-row table:style-name="ro1">
          <table:table-cell table:formula="of:=IF([$Code.A1196]=&quot;&quot;;&quot;&quot;;[$Code.A1196])">
            <text:p/>
          </table:table-cell>
          <table:table-cell table:formula="of:=[.B1195]+1" office:value-type="float" office:value="1194" calcext:value-type="float">
            <text:p>1194</text:p>
          </table:table-cell>
        </table:table-row>
        <table:table-row table:style-name="ro1">
          <table:table-cell table:formula="of:=IF([$Code.A1197]=&quot;&quot;;&quot;&quot;;[$Code.A1197])">
            <text:p/>
          </table:table-cell>
          <table:table-cell table:formula="of:=[.B1196]+1" office:value-type="float" office:value="1195" calcext:value-type="float">
            <text:p>1195</text:p>
          </table:table-cell>
        </table:table-row>
        <table:table-row table:style-name="ro1">
          <table:table-cell table:formula="of:=IF([$Code.A1198]=&quot;&quot;;&quot;&quot;;[$Code.A1198])">
            <text:p/>
          </table:table-cell>
          <table:table-cell table:formula="of:=[.B1197]+1" office:value-type="float" office:value="1196" calcext:value-type="float">
            <text:p>1196</text:p>
          </table:table-cell>
        </table:table-row>
        <table:table-row table:style-name="ro1">
          <table:table-cell table:formula="of:=IF([$Code.A1199]=&quot;&quot;;&quot;&quot;;[$Code.A1199])">
            <text:p/>
          </table:table-cell>
          <table:table-cell table:formula="of:=[.B1198]+1" office:value-type="float" office:value="1197" calcext:value-type="float">
            <text:p>1197</text:p>
          </table:table-cell>
        </table:table-row>
        <table:table-row table:style-name="ro1">
          <table:table-cell table:formula="of:=IF([$Code.A1200]=&quot;&quot;;&quot;&quot;;[$Code.A1200])">
            <text:p/>
          </table:table-cell>
          <table:table-cell table:formula="of:=[.B1199]+1" office:value-type="float" office:value="1198" calcext:value-type="float">
            <text:p>1198</text:p>
          </table:table-cell>
        </table:table-row>
        <table:table-row table:style-name="ro1">
          <table:table-cell table:formula="of:=IF([$Code.A1201]=&quot;&quot;;&quot;&quot;;[$Code.A1201])">
            <text:p/>
          </table:table-cell>
          <table:table-cell table:formula="of:=[.B1200]+1" office:value-type="float" office:value="1199" calcext:value-type="float">
            <text:p>1199</text:p>
          </table:table-cell>
        </table:table-row>
        <table:table-row table:style-name="ro1">
          <table:table-cell table:formula="of:=IF([$Code.A1202]=&quot;&quot;;&quot;&quot;;[$Code.A1202])">
            <text:p/>
          </table:table-cell>
          <table:table-cell table:formula="of:=[.B1201]+1" office:value-type="float" office:value="1200" calcext:value-type="float">
            <text:p>1200</text:p>
          </table:table-cell>
        </table:table-row>
        <table:table-row table:style-name="ro1">
          <table:table-cell table:formula="of:=IF([$Code.A1203]=&quot;&quot;;&quot;&quot;;[$Code.A1203])">
            <text:p/>
          </table:table-cell>
          <table:table-cell table:formula="of:=[.B1202]+1" office:value-type="float" office:value="1201" calcext:value-type="float">
            <text:p>1201</text:p>
          </table:table-cell>
        </table:table-row>
        <table:table-row table:style-name="ro1">
          <table:table-cell table:formula="of:=IF([$Code.A1204]=&quot;&quot;;&quot;&quot;;[$Code.A1204])">
            <text:p/>
          </table:table-cell>
          <table:table-cell table:formula="of:=[.B1203]+1" office:value-type="float" office:value="1202" calcext:value-type="float">
            <text:p>1202</text:p>
          </table:table-cell>
        </table:table-row>
        <table:table-row table:style-name="ro1">
          <table:table-cell table:formula="of:=IF([$Code.A1205]=&quot;&quot;;&quot;&quot;;[$Code.A1205])">
            <text:p/>
          </table:table-cell>
          <table:table-cell table:formula="of:=[.B1204]+1" office:value-type="float" office:value="1203" calcext:value-type="float">
            <text:p>1203</text:p>
          </table:table-cell>
        </table:table-row>
        <table:table-row table:style-name="ro1">
          <table:table-cell table:formula="of:=IF([$Code.A1206]=&quot;&quot;;&quot;&quot;;[$Code.A1206])">
            <text:p/>
          </table:table-cell>
          <table:table-cell table:formula="of:=[.B1205]+1" office:value-type="float" office:value="1204" calcext:value-type="float">
            <text:p>1204</text:p>
          </table:table-cell>
        </table:table-row>
        <table:table-row table:style-name="ro1">
          <table:table-cell table:formula="of:=IF([$Code.A1207]=&quot;&quot;;&quot;&quot;;[$Code.A1207])">
            <text:p/>
          </table:table-cell>
          <table:table-cell table:formula="of:=[.B1206]+1" office:value-type="float" office:value="1205" calcext:value-type="float">
            <text:p>1205</text:p>
          </table:table-cell>
        </table:table-row>
        <table:table-row table:style-name="ro1">
          <table:table-cell table:formula="of:=IF([$Code.A1208]=&quot;&quot;;&quot;&quot;;[$Code.A1208])">
            <text:p/>
          </table:table-cell>
          <table:table-cell table:formula="of:=[.B1207]+1" office:value-type="float" office:value="1206" calcext:value-type="float">
            <text:p>1206</text:p>
          </table:table-cell>
        </table:table-row>
        <table:table-row table:style-name="ro1">
          <table:table-cell table:formula="of:=IF([$Code.A1209]=&quot;&quot;;&quot;&quot;;[$Code.A1209])">
            <text:p/>
          </table:table-cell>
          <table:table-cell table:formula="of:=[.B1208]+1" office:value-type="float" office:value="1207" calcext:value-type="float">
            <text:p>1207</text:p>
          </table:table-cell>
        </table:table-row>
        <table:table-row table:style-name="ro1">
          <table:table-cell table:formula="of:=IF([$Code.A1210]=&quot;&quot;;&quot;&quot;;[$Code.A1210])">
            <text:p/>
          </table:table-cell>
          <table:table-cell table:formula="of:=[.B1209]+1" office:value-type="float" office:value="1208" calcext:value-type="float">
            <text:p>1208</text:p>
          </table:table-cell>
        </table:table-row>
        <table:table-row table:style-name="ro1">
          <table:table-cell table:formula="of:=IF([$Code.A1211]=&quot;&quot;;&quot;&quot;;[$Code.A1211])">
            <text:p/>
          </table:table-cell>
          <table:table-cell table:formula="of:=[.B1210]+1" office:value-type="float" office:value="1209" calcext:value-type="float">
            <text:p>1209</text:p>
          </table:table-cell>
        </table:table-row>
        <table:table-row table:style-name="ro1">
          <table:table-cell table:formula="of:=IF([$Code.A1212]=&quot;&quot;;&quot;&quot;;[$Code.A1212])">
            <text:p/>
          </table:table-cell>
          <table:table-cell table:formula="of:=[.B1211]+1" office:value-type="float" office:value="1210" calcext:value-type="float">
            <text:p>1210</text:p>
          </table:table-cell>
        </table:table-row>
        <table:table-row table:style-name="ro1">
          <table:table-cell table:formula="of:=IF([$Code.A1213]=&quot;&quot;;&quot;&quot;;[$Code.A1213])">
            <text:p/>
          </table:table-cell>
          <table:table-cell table:formula="of:=[.B1212]+1" office:value-type="float" office:value="1211" calcext:value-type="float">
            <text:p>1211</text:p>
          </table:table-cell>
        </table:table-row>
        <table:table-row table:style-name="ro1">
          <table:table-cell table:formula="of:=IF([$Code.A1214]=&quot;&quot;;&quot;&quot;;[$Code.A1214])">
            <text:p/>
          </table:table-cell>
          <table:table-cell table:formula="of:=[.B1213]+1" office:value-type="float" office:value="1212" calcext:value-type="float">
            <text:p>1212</text:p>
          </table:table-cell>
        </table:table-row>
        <table:table-row table:style-name="ro1">
          <table:table-cell table:formula="of:=IF([$Code.A1215]=&quot;&quot;;&quot;&quot;;[$Code.A1215])">
            <text:p/>
          </table:table-cell>
          <table:table-cell table:formula="of:=[.B1214]+1" office:value-type="float" office:value="1213" calcext:value-type="float">
            <text:p>1213</text:p>
          </table:table-cell>
        </table:table-row>
        <table:table-row table:style-name="ro1">
          <table:table-cell table:formula="of:=IF([$Code.A1216]=&quot;&quot;;&quot;&quot;;[$Code.A1216])">
            <text:p/>
          </table:table-cell>
          <table:table-cell table:formula="of:=[.B1215]+1" office:value-type="float" office:value="1214" calcext:value-type="float">
            <text:p>1214</text:p>
          </table:table-cell>
        </table:table-row>
        <table:table-row table:style-name="ro1">
          <table:table-cell table:formula="of:=IF([$Code.A1217]=&quot;&quot;;&quot;&quot;;[$Code.A1217])">
            <text:p/>
          </table:table-cell>
          <table:table-cell table:formula="of:=[.B1216]+1" office:value-type="float" office:value="1215" calcext:value-type="float">
            <text:p>1215</text:p>
          </table:table-cell>
        </table:table-row>
        <table:table-row table:style-name="ro1">
          <table:table-cell table:formula="of:=IF([$Code.A1218]=&quot;&quot;;&quot;&quot;;[$Code.A1218])">
            <text:p/>
          </table:table-cell>
          <table:table-cell table:formula="of:=[.B1217]+1" office:value-type="float" office:value="1216" calcext:value-type="float">
            <text:p>1216</text:p>
          </table:table-cell>
        </table:table-row>
        <table:table-row table:style-name="ro1">
          <table:table-cell table:formula="of:=IF([$Code.A1219]=&quot;&quot;;&quot;&quot;;[$Code.A1219])">
            <text:p/>
          </table:table-cell>
          <table:table-cell table:formula="of:=[.B1218]+1" office:value-type="float" office:value="1217" calcext:value-type="float">
            <text:p>1217</text:p>
          </table:table-cell>
        </table:table-row>
        <table:table-row table:style-name="ro1">
          <table:table-cell table:formula="of:=IF([$Code.A1220]=&quot;&quot;;&quot;&quot;;[$Code.A1220])">
            <text:p/>
          </table:table-cell>
          <table:table-cell table:formula="of:=[.B1219]+1" office:value-type="float" office:value="1218" calcext:value-type="float">
            <text:p>1218</text:p>
          </table:table-cell>
        </table:table-row>
        <table:table-row table:style-name="ro1">
          <table:table-cell table:formula="of:=IF([$Code.A1221]=&quot;&quot;;&quot;&quot;;[$Code.A1221])">
            <text:p/>
          </table:table-cell>
          <table:table-cell table:formula="of:=[.B1220]+1" office:value-type="float" office:value="1219" calcext:value-type="float">
            <text:p>1219</text:p>
          </table:table-cell>
        </table:table-row>
        <table:table-row table:style-name="ro1">
          <table:table-cell table:formula="of:=IF([$Code.A1222]=&quot;&quot;;&quot;&quot;;[$Code.A1222])">
            <text:p/>
          </table:table-cell>
          <table:table-cell table:formula="of:=[.B1221]+1" office:value-type="float" office:value="1220" calcext:value-type="float">
            <text:p>1220</text:p>
          </table:table-cell>
        </table:table-row>
        <table:table-row table:style-name="ro1">
          <table:table-cell table:formula="of:=IF([$Code.A1223]=&quot;&quot;;&quot;&quot;;[$Code.A1223])">
            <text:p/>
          </table:table-cell>
          <table:table-cell table:formula="of:=[.B1222]+1" office:value-type="float" office:value="1221" calcext:value-type="float">
            <text:p>1221</text:p>
          </table:table-cell>
        </table:table-row>
        <table:table-row table:style-name="ro1">
          <table:table-cell table:formula="of:=IF([$Code.A1224]=&quot;&quot;;&quot;&quot;;[$Code.A1224])">
            <text:p/>
          </table:table-cell>
          <table:table-cell table:formula="of:=[.B1223]+1" office:value-type="float" office:value="1222" calcext:value-type="float">
            <text:p>1222</text:p>
          </table:table-cell>
        </table:table-row>
        <table:table-row table:style-name="ro1">
          <table:table-cell table:formula="of:=IF([$Code.A1225]=&quot;&quot;;&quot;&quot;;[$Code.A1225])">
            <text:p/>
          </table:table-cell>
          <table:table-cell table:formula="of:=[.B1224]+1" office:value-type="float" office:value="1223" calcext:value-type="float">
            <text:p>1223</text:p>
          </table:table-cell>
        </table:table-row>
        <table:table-row table:style-name="ro1">
          <table:table-cell table:formula="of:=IF([$Code.A1226]=&quot;&quot;;&quot;&quot;;[$Code.A1226])">
            <text:p/>
          </table:table-cell>
          <table:table-cell table:formula="of:=[.B1225]+1" office:value-type="float" office:value="1224" calcext:value-type="float">
            <text:p>1224</text:p>
          </table:table-cell>
        </table:table-row>
        <table:table-row table:style-name="ro1">
          <table:table-cell table:formula="of:=IF([$Code.A1227]=&quot;&quot;;&quot;&quot;;[$Code.A1227])">
            <text:p/>
          </table:table-cell>
          <table:table-cell table:formula="of:=[.B1226]+1" office:value-type="float" office:value="1225" calcext:value-type="float">
            <text:p>1225</text:p>
          </table:table-cell>
        </table:table-row>
        <table:table-row table:style-name="ro1">
          <table:table-cell table:formula="of:=IF([$Code.A1228]=&quot;&quot;;&quot;&quot;;[$Code.A1228])">
            <text:p/>
          </table:table-cell>
          <table:table-cell table:formula="of:=[.B1227]+1" office:value-type="float" office:value="1226" calcext:value-type="float">
            <text:p>1226</text:p>
          </table:table-cell>
        </table:table-row>
        <table:table-row table:style-name="ro1">
          <table:table-cell table:formula="of:=IF([$Code.A1229]=&quot;&quot;;&quot;&quot;;[$Code.A1229])">
            <text:p/>
          </table:table-cell>
          <table:table-cell table:formula="of:=[.B1228]+1" office:value-type="float" office:value="1227" calcext:value-type="float">
            <text:p>1227</text:p>
          </table:table-cell>
        </table:table-row>
        <table:table-row table:style-name="ro1">
          <table:table-cell table:formula="of:=IF([$Code.A1230]=&quot;&quot;;&quot;&quot;;[$Code.A1230])">
            <text:p/>
          </table:table-cell>
          <table:table-cell table:formula="of:=[.B1229]+1" office:value-type="float" office:value="1228" calcext:value-type="float">
            <text:p>1228</text:p>
          </table:table-cell>
        </table:table-row>
        <table:table-row table:style-name="ro1">
          <table:table-cell table:formula="of:=IF([$Code.A1231]=&quot;&quot;;&quot;&quot;;[$Code.A1231])">
            <text:p/>
          </table:table-cell>
          <table:table-cell table:formula="of:=[.B1230]+1" office:value-type="float" office:value="1229" calcext:value-type="float">
            <text:p>1229</text:p>
          </table:table-cell>
        </table:table-row>
        <table:table-row table:style-name="ro1">
          <table:table-cell table:formula="of:=IF([$Code.A1232]=&quot;&quot;;&quot;&quot;;[$Code.A1232])">
            <text:p/>
          </table:table-cell>
          <table:table-cell table:formula="of:=[.B1231]+1" office:value-type="float" office:value="1230" calcext:value-type="float">
            <text:p>1230</text:p>
          </table:table-cell>
        </table:table-row>
        <table:table-row table:style-name="ro1">
          <table:table-cell table:formula="of:=IF([$Code.A1233]=&quot;&quot;;&quot;&quot;;[$Code.A1233])">
            <text:p/>
          </table:table-cell>
          <table:table-cell table:formula="of:=[.B1232]+1" office:value-type="float" office:value="1231" calcext:value-type="float">
            <text:p>1231</text:p>
          </table:table-cell>
        </table:table-row>
        <table:table-row table:style-name="ro1">
          <table:table-cell table:formula="of:=IF([$Code.A1234]=&quot;&quot;;&quot;&quot;;[$Code.A1234])">
            <text:p/>
          </table:table-cell>
          <table:table-cell table:formula="of:=[.B1233]+1" office:value-type="float" office:value="1232" calcext:value-type="float">
            <text:p>1232</text:p>
          </table:table-cell>
        </table:table-row>
        <table:table-row table:style-name="ro1">
          <table:table-cell table:formula="of:=IF([$Code.A1235]=&quot;&quot;;&quot;&quot;;[$Code.A1235])">
            <text:p/>
          </table:table-cell>
          <table:table-cell table:formula="of:=[.B1234]+1" office:value-type="float" office:value="1233" calcext:value-type="float">
            <text:p>1233</text:p>
          </table:table-cell>
        </table:table-row>
        <table:table-row table:style-name="ro1">
          <table:table-cell table:formula="of:=IF([$Code.A1236]=&quot;&quot;;&quot;&quot;;[$Code.A1236])">
            <text:p/>
          </table:table-cell>
          <table:table-cell table:formula="of:=[.B1235]+1" office:value-type="float" office:value="1234" calcext:value-type="float">
            <text:p>1234</text:p>
          </table:table-cell>
        </table:table-row>
        <table:table-row table:style-name="ro1">
          <table:table-cell table:formula="of:=IF([$Code.A1237]=&quot;&quot;;&quot;&quot;;[$Code.A1237])">
            <text:p/>
          </table:table-cell>
          <table:table-cell table:formula="of:=[.B1236]+1" office:value-type="float" office:value="1235" calcext:value-type="float">
            <text:p>1235</text:p>
          </table:table-cell>
        </table:table-row>
        <table:table-row table:style-name="ro1">
          <table:table-cell table:formula="of:=IF([$Code.A1238]=&quot;&quot;;&quot;&quot;;[$Code.A1238])">
            <text:p/>
          </table:table-cell>
          <table:table-cell table:formula="of:=[.B1237]+1" office:value-type="float" office:value="1236" calcext:value-type="float">
            <text:p>1236</text:p>
          </table:table-cell>
        </table:table-row>
        <table:table-row table:style-name="ro1">
          <table:table-cell table:formula="of:=IF([$Code.A1239]=&quot;&quot;;&quot;&quot;;[$Code.A1239])">
            <text:p/>
          </table:table-cell>
          <table:table-cell table:formula="of:=[.B1238]+1" office:value-type="float" office:value="1237" calcext:value-type="float">
            <text:p>1237</text:p>
          </table:table-cell>
        </table:table-row>
        <table:table-row table:style-name="ro1">
          <table:table-cell table:formula="of:=IF([$Code.A1240]=&quot;&quot;;&quot;&quot;;[$Code.A1240])">
            <text:p/>
          </table:table-cell>
          <table:table-cell table:formula="of:=[.B1239]+1" office:value-type="float" office:value="1238" calcext:value-type="float">
            <text:p>1238</text:p>
          </table:table-cell>
        </table:table-row>
        <table:table-row table:style-name="ro1">
          <table:table-cell table:formula="of:=IF([$Code.A1241]=&quot;&quot;;&quot;&quot;;[$Code.A1241])">
            <text:p/>
          </table:table-cell>
          <table:table-cell table:formula="of:=[.B1240]+1" office:value-type="float" office:value="1239" calcext:value-type="float">
            <text:p>1239</text:p>
          </table:table-cell>
        </table:table-row>
        <table:table-row table:style-name="ro1">
          <table:table-cell table:formula="of:=IF([$Code.A1242]=&quot;&quot;;&quot;&quot;;[$Code.A1242])">
            <text:p/>
          </table:table-cell>
          <table:table-cell table:formula="of:=[.B1241]+1" office:value-type="float" office:value="1240" calcext:value-type="float">
            <text:p>1240</text:p>
          </table:table-cell>
        </table:table-row>
        <table:table-row table:style-name="ro1">
          <table:table-cell table:formula="of:=IF([$Code.A1243]=&quot;&quot;;&quot;&quot;;[$Code.A1243])">
            <text:p/>
          </table:table-cell>
          <table:table-cell table:formula="of:=[.B1242]+1" office:value-type="float" office:value="1241" calcext:value-type="float">
            <text:p>1241</text:p>
          </table:table-cell>
        </table:table-row>
        <table:table-row table:style-name="ro1">
          <table:table-cell table:formula="of:=IF([$Code.A1244]=&quot;&quot;;&quot;&quot;;[$Code.A1244])">
            <text:p/>
          </table:table-cell>
          <table:table-cell table:formula="of:=[.B1243]+1" office:value-type="float" office:value="1242" calcext:value-type="float">
            <text:p>1242</text:p>
          </table:table-cell>
        </table:table-row>
        <table:table-row table:style-name="ro1">
          <table:table-cell table:formula="of:=IF([$Code.A1245]=&quot;&quot;;&quot;&quot;;[$Code.A1245])">
            <text:p/>
          </table:table-cell>
          <table:table-cell table:formula="of:=[.B1244]+1" office:value-type="float" office:value="1243" calcext:value-type="float">
            <text:p>1243</text:p>
          </table:table-cell>
        </table:table-row>
        <table:table-row table:style-name="ro1">
          <table:table-cell table:formula="of:=IF([$Code.A1246]=&quot;&quot;;&quot;&quot;;[$Code.A1246])">
            <text:p/>
          </table:table-cell>
          <table:table-cell table:formula="of:=[.B1245]+1" office:value-type="float" office:value="1244" calcext:value-type="float">
            <text:p>1244</text:p>
          </table:table-cell>
        </table:table-row>
        <table:table-row table:style-name="ro1">
          <table:table-cell table:formula="of:=IF([$Code.A1247]=&quot;&quot;;&quot;&quot;;[$Code.A1247])">
            <text:p/>
          </table:table-cell>
          <table:table-cell table:formula="of:=[.B1246]+1" office:value-type="float" office:value="1245" calcext:value-type="float">
            <text:p>1245</text:p>
          </table:table-cell>
        </table:table-row>
        <table:table-row table:style-name="ro1">
          <table:table-cell table:formula="of:=IF([$Code.A1248]=&quot;&quot;;&quot;&quot;;[$Code.A1248])">
            <text:p/>
          </table:table-cell>
          <table:table-cell table:formula="of:=[.B1247]+1" office:value-type="float" office:value="1246" calcext:value-type="float">
            <text:p>1246</text:p>
          </table:table-cell>
        </table:table-row>
        <table:table-row table:style-name="ro1">
          <table:table-cell table:formula="of:=IF([$Code.A1249]=&quot;&quot;;&quot;&quot;;[$Code.A1249])">
            <text:p/>
          </table:table-cell>
          <table:table-cell table:formula="of:=[.B1248]+1" office:value-type="float" office:value="1247" calcext:value-type="float">
            <text:p>1247</text:p>
          </table:table-cell>
        </table:table-row>
        <table:table-row table:style-name="ro1">
          <table:table-cell table:formula="of:=IF([$Code.A1250]=&quot;&quot;;&quot;&quot;;[$Code.A1250])">
            <text:p/>
          </table:table-cell>
          <table:table-cell table:formula="of:=[.B1249]+1" office:value-type="float" office:value="1248" calcext:value-type="float">
            <text:p>1248</text:p>
          </table:table-cell>
        </table:table-row>
        <table:table-row table:style-name="ro1">
          <table:table-cell table:formula="of:=IF([$Code.A1251]=&quot;&quot;;&quot;&quot;;[$Code.A1251])">
            <text:p/>
          </table:table-cell>
          <table:table-cell table:formula="of:=[.B1250]+1" office:value-type="float" office:value="1249" calcext:value-type="float">
            <text:p>1249</text:p>
          </table:table-cell>
        </table:table-row>
        <table:table-row table:style-name="ro1">
          <table:table-cell table:formula="of:=IF([$Code.A1252]=&quot;&quot;;&quot;&quot;;[$Code.A1252])">
            <text:p/>
          </table:table-cell>
          <table:table-cell table:formula="of:=[.B1251]+1" office:value-type="float" office:value="1250" calcext:value-type="float">
            <text:p>1250</text:p>
          </table:table-cell>
        </table:table-row>
        <table:table-row table:style-name="ro1">
          <table:table-cell table:formula="of:=IF([$Code.A1253]=&quot;&quot;;&quot;&quot;;[$Code.A1253])">
            <text:p/>
          </table:table-cell>
          <table:table-cell table:formula="of:=[.B1252]+1" office:value-type="float" office:value="1251" calcext:value-type="float">
            <text:p>1251</text:p>
          </table:table-cell>
        </table:table-row>
        <table:table-row table:style-name="ro1">
          <table:table-cell table:formula="of:=IF([$Code.A1254]=&quot;&quot;;&quot;&quot;;[$Code.A1254])">
            <text:p/>
          </table:table-cell>
          <table:table-cell table:formula="of:=[.B1253]+1" office:value-type="float" office:value="1252" calcext:value-type="float">
            <text:p>1252</text:p>
          </table:table-cell>
        </table:table-row>
        <table:table-row table:style-name="ro1">
          <table:table-cell table:formula="of:=IF([$Code.A1255]=&quot;&quot;;&quot;&quot;;[$Code.A1255])">
            <text:p/>
          </table:table-cell>
          <table:table-cell table:formula="of:=[.B1254]+1" office:value-type="float" office:value="1253" calcext:value-type="float">
            <text:p>1253</text:p>
          </table:table-cell>
        </table:table-row>
        <table:table-row table:style-name="ro1">
          <table:table-cell table:formula="of:=IF([$Code.A1256]=&quot;&quot;;&quot;&quot;;[$Code.A1256])">
            <text:p/>
          </table:table-cell>
          <table:table-cell table:formula="of:=[.B1255]+1" office:value-type="float" office:value="1254" calcext:value-type="float">
            <text:p>1254</text:p>
          </table:table-cell>
        </table:table-row>
        <table:table-row table:style-name="ro1">
          <table:table-cell table:formula="of:=IF([$Code.A1257]=&quot;&quot;;&quot;&quot;;[$Code.A1257])">
            <text:p/>
          </table:table-cell>
          <table:table-cell table:formula="of:=[.B1256]+1" office:value-type="float" office:value="1255" calcext:value-type="float">
            <text:p>1255</text:p>
          </table:table-cell>
        </table:table-row>
        <table:table-row table:style-name="ro1">
          <table:table-cell table:formula="of:=IF([$Code.A1258]=&quot;&quot;;&quot;&quot;;[$Code.A1258])">
            <text:p/>
          </table:table-cell>
          <table:table-cell table:formula="of:=[.B1257]+1" office:value-type="float" office:value="1256" calcext:value-type="float">
            <text:p>1256</text:p>
          </table:table-cell>
        </table:table-row>
        <table:table-row table:style-name="ro1">
          <table:table-cell table:formula="of:=IF([$Code.A1259]=&quot;&quot;;&quot;&quot;;[$Code.A1259])">
            <text:p/>
          </table:table-cell>
          <table:table-cell table:formula="of:=[.B1258]+1" office:value-type="float" office:value="1257" calcext:value-type="float">
            <text:p>1257</text:p>
          </table:table-cell>
        </table:table-row>
        <table:table-row table:style-name="ro1">
          <table:table-cell table:formula="of:=IF([$Code.A1260]=&quot;&quot;;&quot;&quot;;[$Code.A1260])">
            <text:p/>
          </table:table-cell>
          <table:table-cell table:formula="of:=[.B1259]+1" office:value-type="float" office:value="1258" calcext:value-type="float">
            <text:p>1258</text:p>
          </table:table-cell>
        </table:table-row>
        <table:table-row table:style-name="ro1">
          <table:table-cell table:formula="of:=IF([$Code.A1261]=&quot;&quot;;&quot;&quot;;[$Code.A1261])">
            <text:p/>
          </table:table-cell>
          <table:table-cell table:formula="of:=[.B1260]+1" office:value-type="float" office:value="1259" calcext:value-type="float">
            <text:p>1259</text:p>
          </table:table-cell>
        </table:table-row>
        <table:table-row table:style-name="ro1">
          <table:table-cell table:formula="of:=IF([$Code.A1262]=&quot;&quot;;&quot;&quot;;[$Code.A1262])">
            <text:p/>
          </table:table-cell>
          <table:table-cell table:formula="of:=[.B1261]+1" office:value-type="float" office:value="1260" calcext:value-type="float">
            <text:p>1260</text:p>
          </table:table-cell>
        </table:table-row>
        <table:table-row table:style-name="ro1">
          <table:table-cell table:formula="of:=IF([$Code.A1263]=&quot;&quot;;&quot;&quot;;[$Code.A1263])">
            <text:p/>
          </table:table-cell>
          <table:table-cell table:formula="of:=[.B1262]+1" office:value-type="float" office:value="1261" calcext:value-type="float">
            <text:p>1261</text:p>
          </table:table-cell>
        </table:table-row>
        <table:table-row table:style-name="ro1">
          <table:table-cell table:formula="of:=IF([$Code.A1264]=&quot;&quot;;&quot;&quot;;[$Code.A1264])">
            <text:p/>
          </table:table-cell>
          <table:table-cell table:formula="of:=[.B1263]+1" office:value-type="float" office:value="1262" calcext:value-type="float">
            <text:p>1262</text:p>
          </table:table-cell>
        </table:table-row>
        <table:table-row table:style-name="ro1">
          <table:table-cell table:formula="of:=IF([$Code.A1265]=&quot;&quot;;&quot;&quot;;[$Code.A1265])">
            <text:p/>
          </table:table-cell>
          <table:table-cell table:formula="of:=[.B1264]+1" office:value-type="float" office:value="1263" calcext:value-type="float">
            <text:p>1263</text:p>
          </table:table-cell>
        </table:table-row>
        <table:table-row table:style-name="ro1">
          <table:table-cell table:formula="of:=IF([$Code.A1266]=&quot;&quot;;&quot;&quot;;[$Code.A1266])">
            <text:p/>
          </table:table-cell>
          <table:table-cell table:formula="of:=[.B1265]+1" office:value-type="float" office:value="1264" calcext:value-type="float">
            <text:p>1264</text:p>
          </table:table-cell>
        </table:table-row>
        <table:table-row table:style-name="ro1">
          <table:table-cell table:formula="of:=IF([$Code.A1267]=&quot;&quot;;&quot;&quot;;[$Code.A1267])">
            <text:p/>
          </table:table-cell>
          <table:table-cell table:formula="of:=[.B1266]+1" office:value-type="float" office:value="1265" calcext:value-type="float">
            <text:p>1265</text:p>
          </table:table-cell>
        </table:table-row>
        <table:table-row table:style-name="ro1">
          <table:table-cell table:formula="of:=IF([$Code.A1268]=&quot;&quot;;&quot;&quot;;[$Code.A1268])">
            <text:p/>
          </table:table-cell>
          <table:table-cell table:formula="of:=[.B1267]+1" office:value-type="float" office:value="1266" calcext:value-type="float">
            <text:p>1266</text:p>
          </table:table-cell>
        </table:table-row>
        <table:table-row table:style-name="ro1">
          <table:table-cell table:formula="of:=IF([$Code.A1269]=&quot;&quot;;&quot;&quot;;[$Code.A1269])">
            <text:p/>
          </table:table-cell>
          <table:table-cell table:formula="of:=[.B1268]+1" office:value-type="float" office:value="1267" calcext:value-type="float">
            <text:p>1267</text:p>
          </table:table-cell>
        </table:table-row>
        <table:table-row table:style-name="ro1">
          <table:table-cell table:formula="of:=IF([$Code.A1270]=&quot;&quot;;&quot;&quot;;[$Code.A1270])">
            <text:p/>
          </table:table-cell>
          <table:table-cell table:formula="of:=[.B1269]+1" office:value-type="float" office:value="1268" calcext:value-type="float">
            <text:p>1268</text:p>
          </table:table-cell>
        </table:table-row>
        <table:table-row table:style-name="ro1">
          <table:table-cell table:formula="of:=IF([$Code.A1271]=&quot;&quot;;&quot;&quot;;[$Code.A1271])">
            <text:p/>
          </table:table-cell>
          <table:table-cell table:formula="of:=[.B1270]+1" office:value-type="float" office:value="1269" calcext:value-type="float">
            <text:p>1269</text:p>
          </table:table-cell>
        </table:table-row>
        <table:table-row table:style-name="ro1">
          <table:table-cell table:formula="of:=IF([$Code.A1272]=&quot;&quot;;&quot;&quot;;[$Code.A1272])">
            <text:p/>
          </table:table-cell>
          <table:table-cell table:formula="of:=[.B1271]+1" office:value-type="float" office:value="1270" calcext:value-type="float">
            <text:p>1270</text:p>
          </table:table-cell>
        </table:table-row>
        <table:table-row table:style-name="ro1">
          <table:table-cell table:formula="of:=IF([$Code.A1273]=&quot;&quot;;&quot;&quot;;[$Code.A1273])">
            <text:p/>
          </table:table-cell>
          <table:table-cell table:formula="of:=[.B1272]+1" office:value-type="float" office:value="1271" calcext:value-type="float">
            <text:p>1271</text:p>
          </table:table-cell>
        </table:table-row>
        <table:table-row table:style-name="ro1">
          <table:table-cell table:formula="of:=IF([$Code.A1274]=&quot;&quot;;&quot;&quot;;[$Code.A1274])">
            <text:p/>
          </table:table-cell>
          <table:table-cell table:formula="of:=[.B1273]+1" office:value-type="float" office:value="1272" calcext:value-type="float">
            <text:p>1272</text:p>
          </table:table-cell>
        </table:table-row>
        <table:table-row table:style-name="ro1">
          <table:table-cell table:formula="of:=IF([$Code.A1275]=&quot;&quot;;&quot;&quot;;[$Code.A1275])">
            <text:p/>
          </table:table-cell>
          <table:table-cell table:formula="of:=[.B1274]+1" office:value-type="float" office:value="1273" calcext:value-type="float">
            <text:p>1273</text:p>
          </table:table-cell>
        </table:table-row>
        <table:table-row table:style-name="ro1">
          <table:table-cell table:formula="of:=IF([$Code.A1276]=&quot;&quot;;&quot;&quot;;[$Code.A1276])">
            <text:p/>
          </table:table-cell>
          <table:table-cell table:formula="of:=[.B1275]+1" office:value-type="float" office:value="1274" calcext:value-type="float">
            <text:p>1274</text:p>
          </table:table-cell>
        </table:table-row>
        <table:table-row table:style-name="ro1">
          <table:table-cell table:formula="of:=IF([$Code.A1277]=&quot;&quot;;&quot;&quot;;[$Code.A1277])">
            <text:p/>
          </table:table-cell>
          <table:table-cell table:formula="of:=[.B1276]+1" office:value-type="float" office:value="1275" calcext:value-type="float">
            <text:p>1275</text:p>
          </table:table-cell>
        </table:table-row>
        <table:table-row table:style-name="ro1">
          <table:table-cell table:formula="of:=IF([$Code.A1278]=&quot;&quot;;&quot;&quot;;[$Code.A1278])">
            <text:p/>
          </table:table-cell>
          <table:table-cell table:formula="of:=[.B1277]+1" office:value-type="float" office:value="1276" calcext:value-type="float">
            <text:p>1276</text:p>
          </table:table-cell>
        </table:table-row>
        <table:table-row table:style-name="ro1">
          <table:table-cell table:formula="of:=IF([$Code.A1279]=&quot;&quot;;&quot;&quot;;[$Code.A1279])">
            <text:p/>
          </table:table-cell>
          <table:table-cell table:formula="of:=[.B1278]+1" office:value-type="float" office:value="1277" calcext:value-type="float">
            <text:p>1277</text:p>
          </table:table-cell>
        </table:table-row>
        <table:table-row table:style-name="ro1">
          <table:table-cell table:formula="of:=IF([$Code.A1280]=&quot;&quot;;&quot;&quot;;[$Code.A1280])">
            <text:p/>
          </table:table-cell>
          <table:table-cell table:formula="of:=[.B1279]+1" office:value-type="float" office:value="1278" calcext:value-type="float">
            <text:p>1278</text:p>
          </table:table-cell>
        </table:table-row>
        <table:table-row table:style-name="ro1">
          <table:table-cell table:formula="of:=IF([$Code.A1281]=&quot;&quot;;&quot;&quot;;[$Code.A1281])">
            <text:p/>
          </table:table-cell>
          <table:table-cell table:formula="of:=[.B1280]+1" office:value-type="float" office:value="1279" calcext:value-type="float">
            <text:p>1279</text:p>
          </table:table-cell>
        </table:table-row>
        <table:table-row table:style-name="ro1">
          <table:table-cell table:formula="of:=IF([$Code.A1282]=&quot;&quot;;&quot;&quot;;[$Code.A1282])">
            <text:p/>
          </table:table-cell>
          <table:table-cell table:formula="of:=[.B1281]+1" office:value-type="float" office:value="1280" calcext:value-type="float">
            <text:p>1280</text:p>
          </table:table-cell>
        </table:table-row>
        <table:table-row table:style-name="ro1">
          <table:table-cell table:formula="of:=IF([$Code.A1283]=&quot;&quot;;&quot;&quot;;[$Code.A1283])">
            <text:p/>
          </table:table-cell>
          <table:table-cell table:formula="of:=[.B1282]+1" office:value-type="float" office:value="1281" calcext:value-type="float">
            <text:p>1281</text:p>
          </table:table-cell>
        </table:table-row>
        <table:table-row table:style-name="ro1">
          <table:table-cell table:formula="of:=IF([$Code.A1284]=&quot;&quot;;&quot;&quot;;[$Code.A1284])">
            <text:p/>
          </table:table-cell>
          <table:table-cell table:formula="of:=[.B1283]+1" office:value-type="float" office:value="1282" calcext:value-type="float">
            <text:p>1282</text:p>
          </table:table-cell>
        </table:table-row>
        <table:table-row table:style-name="ro1">
          <table:table-cell table:formula="of:=IF([$Code.A1285]=&quot;&quot;;&quot;&quot;;[$Code.A1285])">
            <text:p/>
          </table:table-cell>
          <table:table-cell table:formula="of:=[.B1284]+1" office:value-type="float" office:value="1283" calcext:value-type="float">
            <text:p>1283</text:p>
          </table:table-cell>
        </table:table-row>
        <table:table-row table:style-name="ro1">
          <table:table-cell table:formula="of:=IF([$Code.A1286]=&quot;&quot;;&quot;&quot;;[$Code.A1286])">
            <text:p/>
          </table:table-cell>
          <table:table-cell table:formula="of:=[.B1285]+1" office:value-type="float" office:value="1284" calcext:value-type="float">
            <text:p>1284</text:p>
          </table:table-cell>
        </table:table-row>
        <table:table-row table:style-name="ro1">
          <table:table-cell table:formula="of:=IF([$Code.A1287]=&quot;&quot;;&quot;&quot;;[$Code.A1287])">
            <text:p/>
          </table:table-cell>
          <table:table-cell table:formula="of:=[.B1286]+1" office:value-type="float" office:value="1285" calcext:value-type="float">
            <text:p>1285</text:p>
          </table:table-cell>
        </table:table-row>
        <table:table-row table:style-name="ro1">
          <table:table-cell table:formula="of:=IF([$Code.A1288]=&quot;&quot;;&quot;&quot;;[$Code.A1288])">
            <text:p/>
          </table:table-cell>
          <table:table-cell table:formula="of:=[.B1287]+1" office:value-type="float" office:value="1286" calcext:value-type="float">
            <text:p>1286</text:p>
          </table:table-cell>
        </table:table-row>
        <table:table-row table:style-name="ro1">
          <table:table-cell table:formula="of:=IF([$Code.A1289]=&quot;&quot;;&quot;&quot;;[$Code.A1289])">
            <text:p/>
          </table:table-cell>
          <table:table-cell table:formula="of:=[.B1288]+1" office:value-type="float" office:value="1287" calcext:value-type="float">
            <text:p>1287</text:p>
          </table:table-cell>
        </table:table-row>
        <table:table-row table:style-name="ro1">
          <table:table-cell table:formula="of:=IF([$Code.A1290]=&quot;&quot;;&quot;&quot;;[$Code.A1290])">
            <text:p/>
          </table:table-cell>
          <table:table-cell table:formula="of:=[.B1289]+1" office:value-type="float" office:value="1288" calcext:value-type="float">
            <text:p>1288</text:p>
          </table:table-cell>
        </table:table-row>
        <table:table-row table:style-name="ro1">
          <table:table-cell table:formula="of:=IF([$Code.A1291]=&quot;&quot;;&quot;&quot;;[$Code.A1291])">
            <text:p/>
          </table:table-cell>
          <table:table-cell table:formula="of:=[.B1290]+1" office:value-type="float" office:value="1289" calcext:value-type="float">
            <text:p>1289</text:p>
          </table:table-cell>
        </table:table-row>
        <table:table-row table:style-name="ro1">
          <table:table-cell table:formula="of:=IF([$Code.A1292]=&quot;&quot;;&quot;&quot;;[$Code.A1292])">
            <text:p/>
          </table:table-cell>
          <table:table-cell table:formula="of:=[.B1291]+1" office:value-type="float" office:value="1290" calcext:value-type="float">
            <text:p>1290</text:p>
          </table:table-cell>
        </table:table-row>
        <table:table-row table:style-name="ro1">
          <table:table-cell table:formula="of:=IF([$Code.A1293]=&quot;&quot;;&quot;&quot;;[$Code.A1293])">
            <text:p/>
          </table:table-cell>
          <table:table-cell table:formula="of:=[.B1292]+1" office:value-type="float" office:value="1291" calcext:value-type="float">
            <text:p>1291</text:p>
          </table:table-cell>
        </table:table-row>
        <table:table-row table:style-name="ro1">
          <table:table-cell table:formula="of:=IF([$Code.A1294]=&quot;&quot;;&quot;&quot;;[$Code.A1294])">
            <text:p/>
          </table:table-cell>
          <table:table-cell table:formula="of:=[.B1293]+1" office:value-type="float" office:value="1292" calcext:value-type="float">
            <text:p>1292</text:p>
          </table:table-cell>
        </table:table-row>
        <table:table-row table:style-name="ro1">
          <table:table-cell table:formula="of:=IF([$Code.A1295]=&quot;&quot;;&quot;&quot;;[$Code.A1295])">
            <text:p/>
          </table:table-cell>
          <table:table-cell table:formula="of:=[.B1294]+1" office:value-type="float" office:value="1293" calcext:value-type="float">
            <text:p>1293</text:p>
          </table:table-cell>
        </table:table-row>
        <table:table-row table:style-name="ro1">
          <table:table-cell table:formula="of:=IF([$Code.A1296]=&quot;&quot;;&quot;&quot;;[$Code.A1296])">
            <text:p/>
          </table:table-cell>
          <table:table-cell table:formula="of:=[.B1295]+1" office:value-type="float" office:value="1294" calcext:value-type="float">
            <text:p>1294</text:p>
          </table:table-cell>
        </table:table-row>
        <table:table-row table:style-name="ro1">
          <table:table-cell table:formula="of:=IF([$Code.A1297]=&quot;&quot;;&quot;&quot;;[$Code.A1297])">
            <text:p/>
          </table:table-cell>
          <table:table-cell table:formula="of:=[.B1296]+1" office:value-type="float" office:value="1295" calcext:value-type="float">
            <text:p>1295</text:p>
          </table:table-cell>
        </table:table-row>
        <table:table-row table:style-name="ro1">
          <table:table-cell table:formula="of:=IF([$Code.A1298]=&quot;&quot;;&quot;&quot;;[$Code.A1298])">
            <text:p/>
          </table:table-cell>
          <table:table-cell table:formula="of:=[.B1297]+1" office:value-type="float" office:value="1296" calcext:value-type="float">
            <text:p>1296</text:p>
          </table:table-cell>
        </table:table-row>
        <table:table-row table:style-name="ro1">
          <table:table-cell table:formula="of:=IF([$Code.A1299]=&quot;&quot;;&quot;&quot;;[$Code.A1299])">
            <text:p/>
          </table:table-cell>
          <table:table-cell table:formula="of:=[.B1298]+1" office:value-type="float" office:value="1297" calcext:value-type="float">
            <text:p>1297</text:p>
          </table:table-cell>
        </table:table-row>
        <table:table-row table:style-name="ro1">
          <table:table-cell table:formula="of:=IF([$Code.A1300]=&quot;&quot;;&quot;&quot;;[$Code.A1300])">
            <text:p/>
          </table:table-cell>
          <table:table-cell table:formula="of:=[.B1299]+1" office:value-type="float" office:value="1298" calcext:value-type="float">
            <text:p>1298</text:p>
          </table:table-cell>
        </table:table-row>
        <table:table-row table:style-name="ro1">
          <table:table-cell table:formula="of:=IF([$Code.A1301]=&quot;&quot;;&quot;&quot;;[$Code.A1301])">
            <text:p/>
          </table:table-cell>
          <table:table-cell table:formula="of:=[.B1300]+1" office:value-type="float" office:value="1299" calcext:value-type="float">
            <text:p>1299</text:p>
          </table:table-cell>
        </table:table-row>
        <table:table-row table:style-name="ro1">
          <table:table-cell table:formula="of:=IF([$Code.A1302]=&quot;&quot;;&quot;&quot;;[$Code.A1302])">
            <text:p/>
          </table:table-cell>
          <table:table-cell table:formula="of:=[.B1301]+1" office:value-type="float" office:value="1300" calcext:value-type="float">
            <text:p>1300</text:p>
          </table:table-cell>
        </table:table-row>
        <table:table-row table:style-name="ro1">
          <table:table-cell table:formula="of:=IF([$Code.A1303]=&quot;&quot;;&quot;&quot;;[$Code.A1303])">
            <text:p/>
          </table:table-cell>
          <table:table-cell table:formula="of:=[.B1302]+1" office:value-type="float" office:value="1301" calcext:value-type="float">
            <text:p>1301</text:p>
          </table:table-cell>
        </table:table-row>
        <table:table-row table:style-name="ro1">
          <table:table-cell table:formula="of:=IF([$Code.A1304]=&quot;&quot;;&quot;&quot;;[$Code.A1304])">
            <text:p/>
          </table:table-cell>
          <table:table-cell table:formula="of:=[.B1303]+1" office:value-type="float" office:value="1302" calcext:value-type="float">
            <text:p>1302</text:p>
          </table:table-cell>
        </table:table-row>
        <table:table-row table:style-name="ro1">
          <table:table-cell table:formula="of:=IF([$Code.A1305]=&quot;&quot;;&quot;&quot;;[$Code.A1305])">
            <text:p/>
          </table:table-cell>
          <table:table-cell table:formula="of:=[.B1304]+1" office:value-type="float" office:value="1303" calcext:value-type="float">
            <text:p>1303</text:p>
          </table:table-cell>
        </table:table-row>
        <table:table-row table:style-name="ro1">
          <table:table-cell table:formula="of:=IF([$Code.A1306]=&quot;&quot;;&quot;&quot;;[$Code.A1306])">
            <text:p/>
          </table:table-cell>
          <table:table-cell table:formula="of:=[.B1305]+1" office:value-type="float" office:value="1304" calcext:value-type="float">
            <text:p>1304</text:p>
          </table:table-cell>
        </table:table-row>
        <table:table-row table:style-name="ro1">
          <table:table-cell table:formula="of:=IF([$Code.A1307]=&quot;&quot;;&quot;&quot;;[$Code.A1307])">
            <text:p/>
          </table:table-cell>
          <table:table-cell table:formula="of:=[.B1306]+1" office:value-type="float" office:value="1305" calcext:value-type="float">
            <text:p>1305</text:p>
          </table:table-cell>
        </table:table-row>
        <table:table-row table:style-name="ro1">
          <table:table-cell table:formula="of:=IF([$Code.A1308]=&quot;&quot;;&quot;&quot;;[$Code.A1308])">
            <text:p/>
          </table:table-cell>
          <table:table-cell table:formula="of:=[.B1307]+1" office:value-type="float" office:value="1306" calcext:value-type="float">
            <text:p>1306</text:p>
          </table:table-cell>
        </table:table-row>
        <table:table-row table:style-name="ro1">
          <table:table-cell table:formula="of:=IF([$Code.A1309]=&quot;&quot;;&quot;&quot;;[$Code.A1309])">
            <text:p/>
          </table:table-cell>
          <table:table-cell table:formula="of:=[.B1308]+1" office:value-type="float" office:value="1307" calcext:value-type="float">
            <text:p>1307</text:p>
          </table:table-cell>
        </table:table-row>
        <table:table-row table:style-name="ro1">
          <table:table-cell table:formula="of:=IF([$Code.A1310]=&quot;&quot;;&quot;&quot;;[$Code.A1310])">
            <text:p/>
          </table:table-cell>
          <table:table-cell table:formula="of:=[.B1309]+1" office:value-type="float" office:value="1308" calcext:value-type="float">
            <text:p>1308</text:p>
          </table:table-cell>
        </table:table-row>
        <table:table-row table:style-name="ro1">
          <table:table-cell table:formula="of:=IF([$Code.A1311]=&quot;&quot;;&quot;&quot;;[$Code.A1311])">
            <text:p/>
          </table:table-cell>
          <table:table-cell table:formula="of:=[.B1310]+1" office:value-type="float" office:value="1309" calcext:value-type="float">
            <text:p>1309</text:p>
          </table:table-cell>
        </table:table-row>
        <table:table-row table:style-name="ro1">
          <table:table-cell table:formula="of:=IF([$Code.A1312]=&quot;&quot;;&quot;&quot;;[$Code.A1312])">
            <text:p/>
          </table:table-cell>
          <table:table-cell table:formula="of:=[.B1311]+1" office:value-type="float" office:value="1310" calcext:value-type="float">
            <text:p>1310</text:p>
          </table:table-cell>
        </table:table-row>
        <table:table-row table:style-name="ro1">
          <table:table-cell table:formula="of:=IF([$Code.A1313]=&quot;&quot;;&quot;&quot;;[$Code.A1313])">
            <text:p/>
          </table:table-cell>
          <table:table-cell table:formula="of:=[.B1312]+1" office:value-type="float" office:value="1311" calcext:value-type="float">
            <text:p>1311</text:p>
          </table:table-cell>
        </table:table-row>
        <table:table-row table:style-name="ro1">
          <table:table-cell table:formula="of:=IF([$Code.A1314]=&quot;&quot;;&quot;&quot;;[$Code.A1314])">
            <text:p/>
          </table:table-cell>
          <table:table-cell table:formula="of:=[.B1313]+1" office:value-type="float" office:value="1312" calcext:value-type="float">
            <text:p>1312</text:p>
          </table:table-cell>
        </table:table-row>
        <table:table-row table:style-name="ro1">
          <table:table-cell table:formula="of:=IF([$Code.A1315]=&quot;&quot;;&quot;&quot;;[$Code.A1315])">
            <text:p/>
          </table:table-cell>
          <table:table-cell table:formula="of:=[.B1314]+1" office:value-type="float" office:value="1313" calcext:value-type="float">
            <text:p>1313</text:p>
          </table:table-cell>
        </table:table-row>
        <table:table-row table:style-name="ro1">
          <table:table-cell table:formula="of:=IF([$Code.A1316]=&quot;&quot;;&quot;&quot;;[$Code.A1316])">
            <text:p/>
          </table:table-cell>
          <table:table-cell table:formula="of:=[.B1315]+1" office:value-type="float" office:value="1314" calcext:value-type="float">
            <text:p>1314</text:p>
          </table:table-cell>
        </table:table-row>
        <table:table-row table:style-name="ro1">
          <table:table-cell table:formula="of:=IF([$Code.A1317]=&quot;&quot;;&quot;&quot;;[$Code.A1317])">
            <text:p/>
          </table:table-cell>
          <table:table-cell table:formula="of:=[.B1316]+1" office:value-type="float" office:value="1315" calcext:value-type="float">
            <text:p>1315</text:p>
          </table:table-cell>
        </table:table-row>
        <table:table-row table:style-name="ro1">
          <table:table-cell table:formula="of:=IF([$Code.A1318]=&quot;&quot;;&quot;&quot;;[$Code.A1318])">
            <text:p/>
          </table:table-cell>
          <table:table-cell table:formula="of:=[.B1317]+1" office:value-type="float" office:value="1316" calcext:value-type="float">
            <text:p>1316</text:p>
          </table:table-cell>
        </table:table-row>
        <table:table-row table:style-name="ro1">
          <table:table-cell table:formula="of:=IF([$Code.A1319]=&quot;&quot;;&quot;&quot;;[$Code.A1319])">
            <text:p/>
          </table:table-cell>
          <table:table-cell table:formula="of:=[.B1318]+1" office:value-type="float" office:value="1317" calcext:value-type="float">
            <text:p>1317</text:p>
          </table:table-cell>
        </table:table-row>
        <table:table-row table:style-name="ro1">
          <table:table-cell table:formula="of:=IF([$Code.A1320]=&quot;&quot;;&quot;&quot;;[$Code.A1320])">
            <text:p/>
          </table:table-cell>
          <table:table-cell table:formula="of:=[.B1319]+1" office:value-type="float" office:value="1318" calcext:value-type="float">
            <text:p>1318</text:p>
          </table:table-cell>
        </table:table-row>
        <table:table-row table:style-name="ro1">
          <table:table-cell table:formula="of:=IF([$Code.A1321]=&quot;&quot;;&quot;&quot;;[$Code.A1321])">
            <text:p/>
          </table:table-cell>
          <table:table-cell table:formula="of:=[.B1320]+1" office:value-type="float" office:value="1319" calcext:value-type="float">
            <text:p>1319</text:p>
          </table:table-cell>
        </table:table-row>
        <table:table-row table:style-name="ro1">
          <table:table-cell table:formula="of:=IF([$Code.A1322]=&quot;&quot;;&quot;&quot;;[$Code.A1322])">
            <text:p/>
          </table:table-cell>
          <table:table-cell table:formula="of:=[.B1321]+1" office:value-type="float" office:value="1320" calcext:value-type="float">
            <text:p>1320</text:p>
          </table:table-cell>
        </table:table-row>
        <table:table-row table:style-name="ro1">
          <table:table-cell table:formula="of:=IF([$Code.A1323]=&quot;&quot;;&quot;&quot;;[$Code.A1323])">
            <text:p/>
          </table:table-cell>
          <table:table-cell table:formula="of:=[.B1322]+1" office:value-type="float" office:value="1321" calcext:value-type="float">
            <text:p>1321</text:p>
          </table:table-cell>
        </table:table-row>
        <table:table-row table:style-name="ro1">
          <table:table-cell table:formula="of:=IF([$Code.A1324]=&quot;&quot;;&quot;&quot;;[$Code.A1324])">
            <text:p/>
          </table:table-cell>
          <table:table-cell table:formula="of:=[.B1323]+1" office:value-type="float" office:value="1322" calcext:value-type="float">
            <text:p>1322</text:p>
          </table:table-cell>
        </table:table-row>
        <table:table-row table:style-name="ro1">
          <table:table-cell table:formula="of:=IF([$Code.A1325]=&quot;&quot;;&quot;&quot;;[$Code.A1325])">
            <text:p/>
          </table:table-cell>
          <table:table-cell table:formula="of:=[.B1324]+1" office:value-type="float" office:value="1323" calcext:value-type="float">
            <text:p>1323</text:p>
          </table:table-cell>
        </table:table-row>
        <table:table-row table:style-name="ro1">
          <table:table-cell table:formula="of:=IF([$Code.A1326]=&quot;&quot;;&quot;&quot;;[$Code.A1326])">
            <text:p/>
          </table:table-cell>
          <table:table-cell table:formula="of:=[.B1325]+1" office:value-type="float" office:value="1324" calcext:value-type="float">
            <text:p>1324</text:p>
          </table:table-cell>
        </table:table-row>
        <table:table-row table:style-name="ro1">
          <table:table-cell table:formula="of:=IF([$Code.A1327]=&quot;&quot;;&quot;&quot;;[$Code.A1327])">
            <text:p/>
          </table:table-cell>
          <table:table-cell table:formula="of:=[.B1326]+1" office:value-type="float" office:value="1325" calcext:value-type="float">
            <text:p>1325</text:p>
          </table:table-cell>
        </table:table-row>
        <table:table-row table:style-name="ro1">
          <table:table-cell table:formula="of:=IF([$Code.A1328]=&quot;&quot;;&quot;&quot;;[$Code.A1328])">
            <text:p/>
          </table:table-cell>
          <table:table-cell table:formula="of:=[.B1327]+1" office:value-type="float" office:value="1326" calcext:value-type="float">
            <text:p>1326</text:p>
          </table:table-cell>
        </table:table-row>
        <table:table-row table:style-name="ro1">
          <table:table-cell table:formula="of:=IF([$Code.A1329]=&quot;&quot;;&quot;&quot;;[$Code.A1329])">
            <text:p/>
          </table:table-cell>
          <table:table-cell table:formula="of:=[.B1328]+1" office:value-type="float" office:value="1327" calcext:value-type="float">
            <text:p>1327</text:p>
          </table:table-cell>
        </table:table-row>
        <table:table-row table:style-name="ro1">
          <table:table-cell table:formula="of:=IF([$Code.A1330]=&quot;&quot;;&quot;&quot;;[$Code.A1330])">
            <text:p/>
          </table:table-cell>
          <table:table-cell table:formula="of:=[.B1329]+1" office:value-type="float" office:value="1328" calcext:value-type="float">
            <text:p>1328</text:p>
          </table:table-cell>
        </table:table-row>
        <table:table-row table:style-name="ro1">
          <table:table-cell table:formula="of:=IF([$Code.A1331]=&quot;&quot;;&quot;&quot;;[$Code.A1331])">
            <text:p/>
          </table:table-cell>
          <table:table-cell table:formula="of:=[.B1330]+1" office:value-type="float" office:value="1329" calcext:value-type="float">
            <text:p>1329</text:p>
          </table:table-cell>
        </table:table-row>
        <table:table-row table:style-name="ro1">
          <table:table-cell table:formula="of:=IF([$Code.A1332]=&quot;&quot;;&quot;&quot;;[$Code.A1332])">
            <text:p/>
          </table:table-cell>
          <table:table-cell table:formula="of:=[.B1331]+1" office:value-type="float" office:value="1330" calcext:value-type="float">
            <text:p>1330</text:p>
          </table:table-cell>
        </table:table-row>
        <table:table-row table:style-name="ro1">
          <table:table-cell table:formula="of:=IF([$Code.A1333]=&quot;&quot;;&quot;&quot;;[$Code.A1333])">
            <text:p/>
          </table:table-cell>
          <table:table-cell table:formula="of:=[.B1332]+1" office:value-type="float" office:value="1331" calcext:value-type="float">
            <text:p>1331</text:p>
          </table:table-cell>
        </table:table-row>
        <table:table-row table:style-name="ro1">
          <table:table-cell table:formula="of:=IF([$Code.A1334]=&quot;&quot;;&quot;&quot;;[$Code.A1334])">
            <text:p/>
          </table:table-cell>
          <table:table-cell table:formula="of:=[.B1333]+1" office:value-type="float" office:value="1332" calcext:value-type="float">
            <text:p>1332</text:p>
          </table:table-cell>
        </table:table-row>
        <table:table-row table:style-name="ro1">
          <table:table-cell table:formula="of:=IF([$Code.A1335]=&quot;&quot;;&quot;&quot;;[$Code.A1335])">
            <text:p/>
          </table:table-cell>
          <table:table-cell table:formula="of:=[.B1334]+1" office:value-type="float" office:value="1333" calcext:value-type="float">
            <text:p>1333</text:p>
          </table:table-cell>
        </table:table-row>
        <table:table-row table:style-name="ro1">
          <table:table-cell table:formula="of:=IF([$Code.A1336]=&quot;&quot;;&quot;&quot;;[$Code.A1336])">
            <text:p/>
          </table:table-cell>
          <table:table-cell table:formula="of:=[.B1335]+1" office:value-type="float" office:value="1334" calcext:value-type="float">
            <text:p>1334</text:p>
          </table:table-cell>
        </table:table-row>
        <table:table-row table:style-name="ro1">
          <table:table-cell table:formula="of:=IF([$Code.A1337]=&quot;&quot;;&quot;&quot;;[$Code.A1337])">
            <text:p/>
          </table:table-cell>
          <table:table-cell table:formula="of:=[.B1336]+1" office:value-type="float" office:value="1335" calcext:value-type="float">
            <text:p>1335</text:p>
          </table:table-cell>
        </table:table-row>
        <table:table-row table:style-name="ro1">
          <table:table-cell table:formula="of:=IF([$Code.A1338]=&quot;&quot;;&quot;&quot;;[$Code.A1338])">
            <text:p/>
          </table:table-cell>
          <table:table-cell table:formula="of:=[.B1337]+1" office:value-type="float" office:value="1336" calcext:value-type="float">
            <text:p>1336</text:p>
          </table:table-cell>
        </table:table-row>
        <table:table-row table:style-name="ro1">
          <table:table-cell table:formula="of:=IF([$Code.A1339]=&quot;&quot;;&quot;&quot;;[$Code.A1339])">
            <text:p/>
          </table:table-cell>
          <table:table-cell table:formula="of:=[.B1338]+1" office:value-type="float" office:value="1337" calcext:value-type="float">
            <text:p>1337</text:p>
          </table:table-cell>
        </table:table-row>
        <table:table-row table:style-name="ro1">
          <table:table-cell table:formula="of:=IF([$Code.A1340]=&quot;&quot;;&quot;&quot;;[$Code.A1340])">
            <text:p/>
          </table:table-cell>
          <table:table-cell table:formula="of:=[.B1339]+1" office:value-type="float" office:value="1338" calcext:value-type="float">
            <text:p>1338</text:p>
          </table:table-cell>
        </table:table-row>
        <table:table-row table:style-name="ro1">
          <table:table-cell table:formula="of:=IF([$Code.A1341]=&quot;&quot;;&quot;&quot;;[$Code.A1341])">
            <text:p/>
          </table:table-cell>
          <table:table-cell table:formula="of:=[.B1340]+1" office:value-type="float" office:value="1339" calcext:value-type="float">
            <text:p>1339</text:p>
          </table:table-cell>
        </table:table-row>
        <table:table-row table:style-name="ro1">
          <table:table-cell table:formula="of:=IF([$Code.A1342]=&quot;&quot;;&quot;&quot;;[$Code.A1342])">
            <text:p/>
          </table:table-cell>
          <table:table-cell table:formula="of:=[.B1341]+1" office:value-type="float" office:value="1340" calcext:value-type="float">
            <text:p>1340</text:p>
          </table:table-cell>
        </table:table-row>
        <table:table-row table:style-name="ro1">
          <table:table-cell table:formula="of:=IF([$Code.A1343]=&quot;&quot;;&quot;&quot;;[$Code.A1343])">
            <text:p/>
          </table:table-cell>
          <table:table-cell table:formula="of:=[.B1342]+1" office:value-type="float" office:value="1341" calcext:value-type="float">
            <text:p>1341</text:p>
          </table:table-cell>
        </table:table-row>
        <table:table-row table:style-name="ro1">
          <table:table-cell table:formula="of:=IF([$Code.A1344]=&quot;&quot;;&quot;&quot;;[$Code.A1344])">
            <text:p/>
          </table:table-cell>
          <table:table-cell table:formula="of:=[.B1343]+1" office:value-type="float" office:value="1342" calcext:value-type="float">
            <text:p>1342</text:p>
          </table:table-cell>
        </table:table-row>
        <table:table-row table:style-name="ro1">
          <table:table-cell table:formula="of:=IF([$Code.A1345]=&quot;&quot;;&quot;&quot;;[$Code.A1345])">
            <text:p/>
          </table:table-cell>
          <table:table-cell table:formula="of:=[.B1344]+1" office:value-type="float" office:value="1343" calcext:value-type="float">
            <text:p>1343</text:p>
          </table:table-cell>
        </table:table-row>
        <table:table-row table:style-name="ro1">
          <table:table-cell table:formula="of:=IF([$Code.A1346]=&quot;&quot;;&quot;&quot;;[$Code.A1346])">
            <text:p/>
          </table:table-cell>
          <table:table-cell table:formula="of:=[.B1345]+1" office:value-type="float" office:value="1344" calcext:value-type="float">
            <text:p>1344</text:p>
          </table:table-cell>
        </table:table-row>
        <table:table-row table:style-name="ro1">
          <table:table-cell table:formula="of:=IF([$Code.A1347]=&quot;&quot;;&quot;&quot;;[$Code.A1347])">
            <text:p/>
          </table:table-cell>
          <table:table-cell table:formula="of:=[.B1346]+1" office:value-type="float" office:value="1345" calcext:value-type="float">
            <text:p>1345</text:p>
          </table:table-cell>
        </table:table-row>
        <table:table-row table:style-name="ro1">
          <table:table-cell table:formula="of:=IF([$Code.A1348]=&quot;&quot;;&quot;&quot;;[$Code.A1348])">
            <text:p/>
          </table:table-cell>
          <table:table-cell table:formula="of:=[.B1347]+1" office:value-type="float" office:value="1346" calcext:value-type="float">
            <text:p>1346</text:p>
          </table:table-cell>
        </table:table-row>
        <table:table-row table:style-name="ro1">
          <table:table-cell table:formula="of:=IF([$Code.A1349]=&quot;&quot;;&quot;&quot;;[$Code.A1349])">
            <text:p/>
          </table:table-cell>
          <table:table-cell table:formula="of:=[.B1348]+1" office:value-type="float" office:value="1347" calcext:value-type="float">
            <text:p>1347</text:p>
          </table:table-cell>
        </table:table-row>
        <table:table-row table:style-name="ro1">
          <table:table-cell table:formula="of:=IF([$Code.A1350]=&quot;&quot;;&quot;&quot;;[$Code.A1350])">
            <text:p/>
          </table:table-cell>
          <table:table-cell table:formula="of:=[.B1349]+1" office:value-type="float" office:value="1348" calcext:value-type="float">
            <text:p>1348</text:p>
          </table:table-cell>
        </table:table-row>
        <table:table-row table:style-name="ro1">
          <table:table-cell table:formula="of:=IF([$Code.A1351]=&quot;&quot;;&quot;&quot;;[$Code.A1351])">
            <text:p/>
          </table:table-cell>
          <table:table-cell table:formula="of:=[.B1350]+1" office:value-type="float" office:value="1349" calcext:value-type="float">
            <text:p>1349</text:p>
          </table:table-cell>
        </table:table-row>
        <table:table-row table:style-name="ro1">
          <table:table-cell table:formula="of:=IF([$Code.A1352]=&quot;&quot;;&quot;&quot;;[$Code.A1352])">
            <text:p/>
          </table:table-cell>
          <table:table-cell table:formula="of:=[.B1351]+1" office:value-type="float" office:value="1350" calcext:value-type="float">
            <text:p>1350</text:p>
          </table:table-cell>
        </table:table-row>
        <table:table-row table:style-name="ro1">
          <table:table-cell table:formula="of:=IF([$Code.A1353]=&quot;&quot;;&quot;&quot;;[$Code.A1353])">
            <text:p/>
          </table:table-cell>
          <table:table-cell table:formula="of:=[.B1352]+1" office:value-type="float" office:value="1351" calcext:value-type="float">
            <text:p>1351</text:p>
          </table:table-cell>
        </table:table-row>
        <table:table-row table:style-name="ro1">
          <table:table-cell table:formula="of:=IF([$Code.A1354]=&quot;&quot;;&quot;&quot;;[$Code.A1354])">
            <text:p/>
          </table:table-cell>
          <table:table-cell table:formula="of:=[.B1353]+1" office:value-type="float" office:value="1352" calcext:value-type="float">
            <text:p>1352</text:p>
          </table:table-cell>
        </table:table-row>
        <table:table-row table:style-name="ro1">
          <table:table-cell table:formula="of:=IF([$Code.A1355]=&quot;&quot;;&quot;&quot;;[$Code.A1355])">
            <text:p/>
          </table:table-cell>
          <table:table-cell table:formula="of:=[.B1354]+1" office:value-type="float" office:value="1353" calcext:value-type="float">
            <text:p>1353</text:p>
          </table:table-cell>
        </table:table-row>
        <table:table-row table:style-name="ro1">
          <table:table-cell table:formula="of:=IF([$Code.A1356]=&quot;&quot;;&quot;&quot;;[$Code.A1356])">
            <text:p/>
          </table:table-cell>
          <table:table-cell table:formula="of:=[.B1355]+1" office:value-type="float" office:value="1354" calcext:value-type="float">
            <text:p>1354</text:p>
          </table:table-cell>
        </table:table-row>
        <table:table-row table:style-name="ro1">
          <table:table-cell table:formula="of:=IF([$Code.A1357]=&quot;&quot;;&quot;&quot;;[$Code.A1357])">
            <text:p/>
          </table:table-cell>
          <table:table-cell table:formula="of:=[.B1356]+1" office:value-type="float" office:value="1355" calcext:value-type="float">
            <text:p>1355</text:p>
          </table:table-cell>
        </table:table-row>
        <table:table-row table:style-name="ro1">
          <table:table-cell table:formula="of:=IF([$Code.A1358]=&quot;&quot;;&quot;&quot;;[$Code.A1358])">
            <text:p/>
          </table:table-cell>
          <table:table-cell table:formula="of:=[.B1357]+1" office:value-type="float" office:value="1356" calcext:value-type="float">
            <text:p>1356</text:p>
          </table:table-cell>
        </table:table-row>
        <table:table-row table:style-name="ro1">
          <table:table-cell table:formula="of:=IF([$Code.A1359]=&quot;&quot;;&quot;&quot;;[$Code.A1359])">
            <text:p/>
          </table:table-cell>
          <table:table-cell table:formula="of:=[.B1358]+1" office:value-type="float" office:value="1357" calcext:value-type="float">
            <text:p>1357</text:p>
          </table:table-cell>
        </table:table-row>
        <table:table-row table:style-name="ro1">
          <table:table-cell table:formula="of:=IF([$Code.A1360]=&quot;&quot;;&quot;&quot;;[$Code.A1360])">
            <text:p/>
          </table:table-cell>
          <table:table-cell table:formula="of:=[.B1359]+1" office:value-type="float" office:value="1358" calcext:value-type="float">
            <text:p>1358</text:p>
          </table:table-cell>
        </table:table-row>
        <table:table-row table:style-name="ro1">
          <table:table-cell table:formula="of:=IF([$Code.A1361]=&quot;&quot;;&quot;&quot;;[$Code.A1361])">
            <text:p/>
          </table:table-cell>
          <table:table-cell table:formula="of:=[.B1360]+1" office:value-type="float" office:value="1359" calcext:value-type="float">
            <text:p>1359</text:p>
          </table:table-cell>
        </table:table-row>
        <table:table-row table:style-name="ro1">
          <table:table-cell table:formula="of:=IF([$Code.A1362]=&quot;&quot;;&quot;&quot;;[$Code.A1362])">
            <text:p/>
          </table:table-cell>
          <table:table-cell table:formula="of:=[.B1361]+1" office:value-type="float" office:value="1360" calcext:value-type="float">
            <text:p>1360</text:p>
          </table:table-cell>
        </table:table-row>
        <table:table-row table:style-name="ro1">
          <table:table-cell table:formula="of:=IF([$Code.A1363]=&quot;&quot;;&quot;&quot;;[$Code.A1363])">
            <text:p/>
          </table:table-cell>
          <table:table-cell table:formula="of:=[.B1362]+1" office:value-type="float" office:value="1361" calcext:value-type="float">
            <text:p>1361</text:p>
          </table:table-cell>
        </table:table-row>
        <table:table-row table:style-name="ro1">
          <table:table-cell table:formula="of:=IF([$Code.A1364]=&quot;&quot;;&quot;&quot;;[$Code.A1364])">
            <text:p/>
          </table:table-cell>
          <table:table-cell table:formula="of:=[.B1363]+1" office:value-type="float" office:value="1362" calcext:value-type="float">
            <text:p>1362</text:p>
          </table:table-cell>
        </table:table-row>
        <table:table-row table:style-name="ro1">
          <table:table-cell table:formula="of:=IF([$Code.A1365]=&quot;&quot;;&quot;&quot;;[$Code.A1365])">
            <text:p/>
          </table:table-cell>
          <table:table-cell table:formula="of:=[.B1364]+1" office:value-type="float" office:value="1363" calcext:value-type="float">
            <text:p>1363</text:p>
          </table:table-cell>
        </table:table-row>
        <table:table-row table:style-name="ro1">
          <table:table-cell table:formula="of:=IF([$Code.A1366]=&quot;&quot;;&quot;&quot;;[$Code.A1366])">
            <text:p/>
          </table:table-cell>
          <table:table-cell table:formula="of:=[.B1365]+1" office:value-type="float" office:value="1364" calcext:value-type="float">
            <text:p>1364</text:p>
          </table:table-cell>
        </table:table-row>
        <table:table-row table:style-name="ro1">
          <table:table-cell table:formula="of:=IF([$Code.A1367]=&quot;&quot;;&quot;&quot;;[$Code.A1367])">
            <text:p/>
          </table:table-cell>
          <table:table-cell table:formula="of:=[.B1366]+1" office:value-type="float" office:value="1365" calcext:value-type="float">
            <text:p>1365</text:p>
          </table:table-cell>
        </table:table-row>
        <table:table-row table:style-name="ro1">
          <table:table-cell table:formula="of:=IF([$Code.A1368]=&quot;&quot;;&quot;&quot;;[$Code.A1368])">
            <text:p/>
          </table:table-cell>
          <table:table-cell table:formula="of:=[.B1367]+1" office:value-type="float" office:value="1366" calcext:value-type="float">
            <text:p>1366</text:p>
          </table:table-cell>
        </table:table-row>
        <table:table-row table:style-name="ro1">
          <table:table-cell table:formula="of:=IF([$Code.A1369]=&quot;&quot;;&quot;&quot;;[$Code.A1369])">
            <text:p/>
          </table:table-cell>
          <table:table-cell table:formula="of:=[.B1368]+1" office:value-type="float" office:value="1367" calcext:value-type="float">
            <text:p>1367</text:p>
          </table:table-cell>
        </table:table-row>
        <table:table-row table:style-name="ro1">
          <table:table-cell table:formula="of:=IF([$Code.A1370]=&quot;&quot;;&quot;&quot;;[$Code.A1370])">
            <text:p/>
          </table:table-cell>
          <table:table-cell table:formula="of:=[.B1369]+1" office:value-type="float" office:value="1368" calcext:value-type="float">
            <text:p>1368</text:p>
          </table:table-cell>
        </table:table-row>
        <table:table-row table:style-name="ro1">
          <table:table-cell table:formula="of:=IF([$Code.A1371]=&quot;&quot;;&quot;&quot;;[$Code.A1371])">
            <text:p/>
          </table:table-cell>
          <table:table-cell table:formula="of:=[.B1370]+1" office:value-type="float" office:value="1369" calcext:value-type="float">
            <text:p>1369</text:p>
          </table:table-cell>
        </table:table-row>
        <table:table-row table:style-name="ro1">
          <table:table-cell table:formula="of:=IF([$Code.A1372]=&quot;&quot;;&quot;&quot;;[$Code.A1372])">
            <text:p/>
          </table:table-cell>
          <table:table-cell table:formula="of:=[.B1371]+1" office:value-type="float" office:value="1370" calcext:value-type="float">
            <text:p>1370</text:p>
          </table:table-cell>
        </table:table-row>
        <table:table-row table:style-name="ro1">
          <table:table-cell table:formula="of:=IF([$Code.A1373]=&quot;&quot;;&quot;&quot;;[$Code.A1373])">
            <text:p/>
          </table:table-cell>
          <table:table-cell table:formula="of:=[.B1372]+1" office:value-type="float" office:value="1371" calcext:value-type="float">
            <text:p>1371</text:p>
          </table:table-cell>
        </table:table-row>
        <table:table-row table:style-name="ro1">
          <table:table-cell table:formula="of:=IF([$Code.A1374]=&quot;&quot;;&quot;&quot;;[$Code.A1374])">
            <text:p/>
          </table:table-cell>
          <table:table-cell table:formula="of:=[.B1373]+1" office:value-type="float" office:value="1372" calcext:value-type="float">
            <text:p>1372</text:p>
          </table:table-cell>
        </table:table-row>
        <table:table-row table:style-name="ro1">
          <table:table-cell table:formula="of:=IF([$Code.A1375]=&quot;&quot;;&quot;&quot;;[$Code.A1375])">
            <text:p/>
          </table:table-cell>
          <table:table-cell table:formula="of:=[.B1374]+1" office:value-type="float" office:value="1373" calcext:value-type="float">
            <text:p>1373</text:p>
          </table:table-cell>
        </table:table-row>
        <table:table-row table:style-name="ro1">
          <table:table-cell table:formula="of:=IF([$Code.A1376]=&quot;&quot;;&quot;&quot;;[$Code.A1376])">
            <text:p/>
          </table:table-cell>
          <table:table-cell table:formula="of:=[.B1375]+1" office:value-type="float" office:value="1374" calcext:value-type="float">
            <text:p>1374</text:p>
          </table:table-cell>
        </table:table-row>
        <table:table-row table:style-name="ro1">
          <table:table-cell table:formula="of:=IF([$Code.A1377]=&quot;&quot;;&quot;&quot;;[$Code.A1377])">
            <text:p/>
          </table:table-cell>
          <table:table-cell table:formula="of:=[.B1376]+1" office:value-type="float" office:value="1375" calcext:value-type="float">
            <text:p>1375</text:p>
          </table:table-cell>
        </table:table-row>
        <table:table-row table:style-name="ro1">
          <table:table-cell table:formula="of:=IF([$Code.A1378]=&quot;&quot;;&quot;&quot;;[$Code.A1378])">
            <text:p/>
          </table:table-cell>
          <table:table-cell table:formula="of:=[.B1377]+1" office:value-type="float" office:value="1376" calcext:value-type="float">
            <text:p>1376</text:p>
          </table:table-cell>
        </table:table-row>
        <table:table-row table:style-name="ro1">
          <table:table-cell table:formula="of:=IF([$Code.A1379]=&quot;&quot;;&quot;&quot;;[$Code.A1379])">
            <text:p/>
          </table:table-cell>
          <table:table-cell table:formula="of:=[.B1378]+1" office:value-type="float" office:value="1377" calcext:value-type="float">
            <text:p>1377</text:p>
          </table:table-cell>
        </table:table-row>
        <table:table-row table:style-name="ro1">
          <table:table-cell table:formula="of:=IF([$Code.A1380]=&quot;&quot;;&quot;&quot;;[$Code.A1380])">
            <text:p/>
          </table:table-cell>
          <table:table-cell table:formula="of:=[.B1379]+1" office:value-type="float" office:value="1378" calcext:value-type="float">
            <text:p>1378</text:p>
          </table:table-cell>
        </table:table-row>
        <table:table-row table:style-name="ro1">
          <table:table-cell table:formula="of:=IF([$Code.A1381]=&quot;&quot;;&quot;&quot;;[$Code.A1381])">
            <text:p/>
          </table:table-cell>
          <table:table-cell table:formula="of:=[.B1380]+1" office:value-type="float" office:value="1379" calcext:value-type="float">
            <text:p>1379</text:p>
          </table:table-cell>
        </table:table-row>
        <table:table-row table:style-name="ro1">
          <table:table-cell table:formula="of:=IF([$Code.A1382]=&quot;&quot;;&quot;&quot;;[$Code.A1382])">
            <text:p/>
          </table:table-cell>
          <table:table-cell table:formula="of:=[.B1381]+1" office:value-type="float" office:value="1380" calcext:value-type="float">
            <text:p>1380</text:p>
          </table:table-cell>
        </table:table-row>
        <table:table-row table:style-name="ro1">
          <table:table-cell table:formula="of:=IF([$Code.A1383]=&quot;&quot;;&quot;&quot;;[$Code.A1383])">
            <text:p/>
          </table:table-cell>
          <table:table-cell table:formula="of:=[.B1382]+1" office:value-type="float" office:value="1381" calcext:value-type="float">
            <text:p>1381</text:p>
          </table:table-cell>
        </table:table-row>
        <table:table-row table:style-name="ro1">
          <table:table-cell table:formula="of:=IF([$Code.A1384]=&quot;&quot;;&quot;&quot;;[$Code.A1384])">
            <text:p/>
          </table:table-cell>
          <table:table-cell table:formula="of:=[.B1383]+1" office:value-type="float" office:value="1382" calcext:value-type="float">
            <text:p>1382</text:p>
          </table:table-cell>
        </table:table-row>
        <table:table-row table:style-name="ro1">
          <table:table-cell table:formula="of:=IF([$Code.A1385]=&quot;&quot;;&quot;&quot;;[$Code.A1385])">
            <text:p/>
          </table:table-cell>
          <table:table-cell table:formula="of:=[.B1384]+1" office:value-type="float" office:value="1383" calcext:value-type="float">
            <text:p>1383</text:p>
          </table:table-cell>
        </table:table-row>
        <table:table-row table:style-name="ro1">
          <table:table-cell table:formula="of:=IF([$Code.A1386]=&quot;&quot;;&quot;&quot;;[$Code.A1386])">
            <text:p/>
          </table:table-cell>
          <table:table-cell table:formula="of:=[.B1385]+1" office:value-type="float" office:value="1384" calcext:value-type="float">
            <text:p>1384</text:p>
          </table:table-cell>
        </table:table-row>
        <table:table-row table:style-name="ro1">
          <table:table-cell table:formula="of:=IF([$Code.A1387]=&quot;&quot;;&quot;&quot;;[$Code.A1387])">
            <text:p/>
          </table:table-cell>
          <table:table-cell table:formula="of:=[.B1386]+1" office:value-type="float" office:value="1385" calcext:value-type="float">
            <text:p>1385</text:p>
          </table:table-cell>
        </table:table-row>
        <table:table-row table:style-name="ro1">
          <table:table-cell table:formula="of:=IF([$Code.A1388]=&quot;&quot;;&quot;&quot;;[$Code.A1388])">
            <text:p/>
          </table:table-cell>
          <table:table-cell table:formula="of:=[.B1387]+1" office:value-type="float" office:value="1386" calcext:value-type="float">
            <text:p>1386</text:p>
          </table:table-cell>
        </table:table-row>
        <table:table-row table:style-name="ro1">
          <table:table-cell table:formula="of:=IF([$Code.A1389]=&quot;&quot;;&quot;&quot;;[$Code.A1389])">
            <text:p/>
          </table:table-cell>
          <table:table-cell table:formula="of:=[.B1388]+1" office:value-type="float" office:value="1387" calcext:value-type="float">
            <text:p>1387</text:p>
          </table:table-cell>
        </table:table-row>
        <table:table-row table:style-name="ro1">
          <table:table-cell table:formula="of:=IF([$Code.A1390]=&quot;&quot;;&quot;&quot;;[$Code.A1390])">
            <text:p/>
          </table:table-cell>
          <table:table-cell table:formula="of:=[.B1389]+1" office:value-type="float" office:value="1388" calcext:value-type="float">
            <text:p>1388</text:p>
          </table:table-cell>
        </table:table-row>
        <table:table-row table:style-name="ro1">
          <table:table-cell table:formula="of:=IF([$Code.A1391]=&quot;&quot;;&quot;&quot;;[$Code.A1391])">
            <text:p/>
          </table:table-cell>
          <table:table-cell table:formula="of:=[.B1390]+1" office:value-type="float" office:value="1389" calcext:value-type="float">
            <text:p>1389</text:p>
          </table:table-cell>
        </table:table-row>
        <table:table-row table:style-name="ro1">
          <table:table-cell table:formula="of:=IF([$Code.A1392]=&quot;&quot;;&quot;&quot;;[$Code.A1392])">
            <text:p/>
          </table:table-cell>
          <table:table-cell table:formula="of:=[.B1391]+1" office:value-type="float" office:value="1390" calcext:value-type="float">
            <text:p>1390</text:p>
          </table:table-cell>
        </table:table-row>
        <table:table-row table:style-name="ro1">
          <table:table-cell table:formula="of:=IF([$Code.A1393]=&quot;&quot;;&quot;&quot;;[$Code.A1393])">
            <text:p/>
          </table:table-cell>
          <table:table-cell table:formula="of:=[.B1392]+1" office:value-type="float" office:value="1391" calcext:value-type="float">
            <text:p>1391</text:p>
          </table:table-cell>
        </table:table-row>
        <table:table-row table:style-name="ro1">
          <table:table-cell table:formula="of:=IF([$Code.A1394]=&quot;&quot;;&quot;&quot;;[$Code.A1394])">
            <text:p/>
          </table:table-cell>
          <table:table-cell table:formula="of:=[.B1393]+1" office:value-type="float" office:value="1392" calcext:value-type="float">
            <text:p>1392</text:p>
          </table:table-cell>
        </table:table-row>
        <table:table-row table:style-name="ro1">
          <table:table-cell table:formula="of:=IF([$Code.A1395]=&quot;&quot;;&quot;&quot;;[$Code.A1395])">
            <text:p/>
          </table:table-cell>
          <table:table-cell table:formula="of:=[.B1394]+1" office:value-type="float" office:value="1393" calcext:value-type="float">
            <text:p>1393</text:p>
          </table:table-cell>
        </table:table-row>
        <table:table-row table:style-name="ro1">
          <table:table-cell table:formula="of:=IF([$Code.A1396]=&quot;&quot;;&quot;&quot;;[$Code.A1396])">
            <text:p/>
          </table:table-cell>
          <table:table-cell table:formula="of:=[.B1395]+1" office:value-type="float" office:value="1394" calcext:value-type="float">
            <text:p>1394</text:p>
          </table:table-cell>
        </table:table-row>
        <table:table-row table:style-name="ro1">
          <table:table-cell table:formula="of:=IF([$Code.A1397]=&quot;&quot;;&quot;&quot;;[$Code.A1397])">
            <text:p/>
          </table:table-cell>
          <table:table-cell table:formula="of:=[.B1396]+1" office:value-type="float" office:value="1395" calcext:value-type="float">
            <text:p>1395</text:p>
          </table:table-cell>
        </table:table-row>
        <table:table-row table:style-name="ro1">
          <table:table-cell table:formula="of:=IF([$Code.A1398]=&quot;&quot;;&quot;&quot;;[$Code.A1398])">
            <text:p/>
          </table:table-cell>
          <table:table-cell table:formula="of:=[.B1397]+1" office:value-type="float" office:value="1396" calcext:value-type="float">
            <text:p>1396</text:p>
          </table:table-cell>
        </table:table-row>
        <table:table-row table:style-name="ro1">
          <table:table-cell table:formula="of:=IF([$Code.A1399]=&quot;&quot;;&quot;&quot;;[$Code.A1399])">
            <text:p/>
          </table:table-cell>
          <table:table-cell table:formula="of:=[.B1398]+1" office:value-type="float" office:value="1397" calcext:value-type="float">
            <text:p>1397</text:p>
          </table:table-cell>
        </table:table-row>
        <table:table-row table:style-name="ro1">
          <table:table-cell table:formula="of:=IF([$Code.A1400]=&quot;&quot;;&quot;&quot;;[$Code.A1400])">
            <text:p/>
          </table:table-cell>
          <table:table-cell table:formula="of:=[.B1399]+1" office:value-type="float" office:value="1398" calcext:value-type="float">
            <text:p>1398</text:p>
          </table:table-cell>
        </table:table-row>
        <table:table-row table:style-name="ro1">
          <table:table-cell table:formula="of:=IF([$Code.A1401]=&quot;&quot;;&quot;&quot;;[$Code.A1401])">
            <text:p/>
          </table:table-cell>
          <table:table-cell table:formula="of:=[.B1400]+1" office:value-type="float" office:value="1399" calcext:value-type="float">
            <text:p>1399</text:p>
          </table:table-cell>
        </table:table-row>
        <table:table-row table:style-name="ro1">
          <table:table-cell table:formula="of:=IF([$Code.A1402]=&quot;&quot;;&quot;&quot;;[$Code.A1402])">
            <text:p/>
          </table:table-cell>
          <table:table-cell table:formula="of:=[.B1401]+1" office:value-type="float" office:value="1400" calcext:value-type="float">
            <text:p>1400</text:p>
          </table:table-cell>
        </table:table-row>
        <table:table-row table:style-name="ro1">
          <table:table-cell table:formula="of:=IF([$Code.A1403]=&quot;&quot;;&quot;&quot;;[$Code.A1403])">
            <text:p/>
          </table:table-cell>
          <table:table-cell table:formula="of:=[.B1402]+1" office:value-type="float" office:value="1401" calcext:value-type="float">
            <text:p>1401</text:p>
          </table:table-cell>
        </table:table-row>
        <table:table-row table:style-name="ro1">
          <table:table-cell table:formula="of:=IF([$Code.A1404]=&quot;&quot;;&quot;&quot;;[$Code.A1404])">
            <text:p/>
          </table:table-cell>
          <table:table-cell table:formula="of:=[.B1403]+1" office:value-type="float" office:value="1402" calcext:value-type="float">
            <text:p>1402</text:p>
          </table:table-cell>
        </table:table-row>
        <table:table-row table:style-name="ro1">
          <table:table-cell table:formula="of:=IF([$Code.A1405]=&quot;&quot;;&quot;&quot;;[$Code.A1405])">
            <text:p/>
          </table:table-cell>
          <table:table-cell table:formula="of:=[.B1404]+1" office:value-type="float" office:value="1403" calcext:value-type="float">
            <text:p>1403</text:p>
          </table:table-cell>
        </table:table-row>
        <table:table-row table:style-name="ro1">
          <table:table-cell table:formula="of:=IF([$Code.A1406]=&quot;&quot;;&quot;&quot;;[$Code.A1406])">
            <text:p/>
          </table:table-cell>
          <table:table-cell table:formula="of:=[.B1405]+1" office:value-type="float" office:value="1404" calcext:value-type="float">
            <text:p>1404</text:p>
          </table:table-cell>
        </table:table-row>
        <table:table-row table:style-name="ro1">
          <table:table-cell table:formula="of:=IF([$Code.A1407]=&quot;&quot;;&quot;&quot;;[$Code.A1407])">
            <text:p/>
          </table:table-cell>
          <table:table-cell table:formula="of:=[.B1406]+1" office:value-type="float" office:value="1405" calcext:value-type="float">
            <text:p>1405</text:p>
          </table:table-cell>
        </table:table-row>
        <table:table-row table:style-name="ro1">
          <table:table-cell table:formula="of:=IF([$Code.A1408]=&quot;&quot;;&quot;&quot;;[$Code.A1408])">
            <text:p/>
          </table:table-cell>
          <table:table-cell table:formula="of:=[.B1407]+1" office:value-type="float" office:value="1406" calcext:value-type="float">
            <text:p>1406</text:p>
          </table:table-cell>
        </table:table-row>
        <table:table-row table:style-name="ro1">
          <table:table-cell table:formula="of:=IF([$Code.A1409]=&quot;&quot;;&quot;&quot;;[$Code.A1409])">
            <text:p/>
          </table:table-cell>
          <table:table-cell table:formula="of:=[.B1408]+1" office:value-type="float" office:value="1407" calcext:value-type="float">
            <text:p>1407</text:p>
          </table:table-cell>
        </table:table-row>
        <table:table-row table:style-name="ro1">
          <table:table-cell table:formula="of:=IF([$Code.A1410]=&quot;&quot;;&quot;&quot;;[$Code.A1410])">
            <text:p/>
          </table:table-cell>
          <table:table-cell table:formula="of:=[.B1409]+1" office:value-type="float" office:value="1408" calcext:value-type="float">
            <text:p>1408</text:p>
          </table:table-cell>
        </table:table-row>
        <table:table-row table:style-name="ro1">
          <table:table-cell table:formula="of:=IF([$Code.A1411]=&quot;&quot;;&quot;&quot;;[$Code.A1411])">
            <text:p/>
          </table:table-cell>
          <table:table-cell table:formula="of:=[.B1410]+1" office:value-type="float" office:value="1409" calcext:value-type="float">
            <text:p>1409</text:p>
          </table:table-cell>
        </table:table-row>
        <table:table-row table:style-name="ro1">
          <table:table-cell table:formula="of:=IF([$Code.A1412]=&quot;&quot;;&quot;&quot;;[$Code.A1412])">
            <text:p/>
          </table:table-cell>
          <table:table-cell table:formula="of:=[.B1411]+1" office:value-type="float" office:value="1410" calcext:value-type="float">
            <text:p>1410</text:p>
          </table:table-cell>
        </table:table-row>
        <table:table-row table:style-name="ro1">
          <table:table-cell table:formula="of:=IF([$Code.A1413]=&quot;&quot;;&quot;&quot;;[$Code.A1413])">
            <text:p/>
          </table:table-cell>
          <table:table-cell table:formula="of:=[.B1412]+1" office:value-type="float" office:value="1411" calcext:value-type="float">
            <text:p>1411</text:p>
          </table:table-cell>
        </table:table-row>
        <table:table-row table:style-name="ro1">
          <table:table-cell table:formula="of:=IF([$Code.A1414]=&quot;&quot;;&quot;&quot;;[$Code.A1414])">
            <text:p/>
          </table:table-cell>
          <table:table-cell table:formula="of:=[.B1413]+1" office:value-type="float" office:value="1412" calcext:value-type="float">
            <text:p>1412</text:p>
          </table:table-cell>
        </table:table-row>
        <table:table-row table:style-name="ro1">
          <table:table-cell table:formula="of:=IF([$Code.A1415]=&quot;&quot;;&quot;&quot;;[$Code.A1415])">
            <text:p/>
          </table:table-cell>
          <table:table-cell table:formula="of:=[.B1414]+1" office:value-type="float" office:value="1413" calcext:value-type="float">
            <text:p>1413</text:p>
          </table:table-cell>
        </table:table-row>
        <table:table-row table:style-name="ro1">
          <table:table-cell table:formula="of:=IF([$Code.A1416]=&quot;&quot;;&quot;&quot;;[$Code.A1416])">
            <text:p/>
          </table:table-cell>
          <table:table-cell table:formula="of:=[.B1415]+1" office:value-type="float" office:value="1414" calcext:value-type="float">
            <text:p>1414</text:p>
          </table:table-cell>
        </table:table-row>
        <table:table-row table:style-name="ro1">
          <table:table-cell table:formula="of:=IF([$Code.A1417]=&quot;&quot;;&quot;&quot;;[$Code.A1417])">
            <text:p/>
          </table:table-cell>
          <table:table-cell table:formula="of:=[.B1416]+1" office:value-type="float" office:value="1415" calcext:value-type="float">
            <text:p>1415</text:p>
          </table:table-cell>
        </table:table-row>
        <table:table-row table:style-name="ro1">
          <table:table-cell table:formula="of:=IF([$Code.A1418]=&quot;&quot;;&quot;&quot;;[$Code.A1418])">
            <text:p/>
          </table:table-cell>
          <table:table-cell table:formula="of:=[.B1417]+1" office:value-type="float" office:value="1416" calcext:value-type="float">
            <text:p>1416</text:p>
          </table:table-cell>
        </table:table-row>
        <table:table-row table:style-name="ro1">
          <table:table-cell table:formula="of:=IF([$Code.A1419]=&quot;&quot;;&quot;&quot;;[$Code.A1419])">
            <text:p/>
          </table:table-cell>
          <table:table-cell table:formula="of:=[.B1418]+1" office:value-type="float" office:value="1417" calcext:value-type="float">
            <text:p>1417</text:p>
          </table:table-cell>
        </table:table-row>
        <table:table-row table:style-name="ro1">
          <table:table-cell table:formula="of:=IF([$Code.A1420]=&quot;&quot;;&quot;&quot;;[$Code.A1420])">
            <text:p/>
          </table:table-cell>
          <table:table-cell table:formula="of:=[.B1419]+1" office:value-type="float" office:value="1418" calcext:value-type="float">
            <text:p>1418</text:p>
          </table:table-cell>
        </table:table-row>
        <table:table-row table:style-name="ro1">
          <table:table-cell table:formula="of:=IF([$Code.A1421]=&quot;&quot;;&quot;&quot;;[$Code.A1421])">
            <text:p/>
          </table:table-cell>
          <table:table-cell table:formula="of:=[.B1420]+1" office:value-type="float" office:value="1419" calcext:value-type="float">
            <text:p>1419</text:p>
          </table:table-cell>
        </table:table-row>
        <table:table-row table:style-name="ro1">
          <table:table-cell table:formula="of:=IF([$Code.A1422]=&quot;&quot;;&quot;&quot;;[$Code.A1422])">
            <text:p/>
          </table:table-cell>
          <table:table-cell table:formula="of:=[.B1421]+1" office:value-type="float" office:value="1420" calcext:value-type="float">
            <text:p>1420</text:p>
          </table:table-cell>
        </table:table-row>
        <table:table-row table:style-name="ro1">
          <table:table-cell table:formula="of:=IF([$Code.A1423]=&quot;&quot;;&quot;&quot;;[$Code.A1423])">
            <text:p/>
          </table:table-cell>
          <table:table-cell table:formula="of:=[.B1422]+1" office:value-type="float" office:value="1421" calcext:value-type="float">
            <text:p>1421</text:p>
          </table:table-cell>
        </table:table-row>
        <table:table-row table:style-name="ro1">
          <table:table-cell table:formula="of:=IF([$Code.A1424]=&quot;&quot;;&quot;&quot;;[$Code.A1424])">
            <text:p/>
          </table:table-cell>
          <table:table-cell table:formula="of:=[.B1423]+1" office:value-type="float" office:value="1422" calcext:value-type="float">
            <text:p>1422</text:p>
          </table:table-cell>
        </table:table-row>
        <table:table-row table:style-name="ro1">
          <table:table-cell table:formula="of:=IF([$Code.A1425]=&quot;&quot;;&quot;&quot;;[$Code.A1425])">
            <text:p/>
          </table:table-cell>
          <table:table-cell table:formula="of:=[.B1424]+1" office:value-type="float" office:value="1423" calcext:value-type="float">
            <text:p>1423</text:p>
          </table:table-cell>
        </table:table-row>
        <table:table-row table:style-name="ro1">
          <table:table-cell table:formula="of:=IF([$Code.A1426]=&quot;&quot;;&quot;&quot;;[$Code.A1426])">
            <text:p/>
          </table:table-cell>
          <table:table-cell table:formula="of:=[.B1425]+1" office:value-type="float" office:value="1424" calcext:value-type="float">
            <text:p>1424</text:p>
          </table:table-cell>
        </table:table-row>
        <table:table-row table:style-name="ro1">
          <table:table-cell table:formula="of:=IF([$Code.A1427]=&quot;&quot;;&quot;&quot;;[$Code.A1427])">
            <text:p/>
          </table:table-cell>
          <table:table-cell table:formula="of:=[.B1426]+1" office:value-type="float" office:value="1425" calcext:value-type="float">
            <text:p>1425</text:p>
          </table:table-cell>
        </table:table-row>
        <table:table-row table:style-name="ro1">
          <table:table-cell table:formula="of:=IF([$Code.A1428]=&quot;&quot;;&quot;&quot;;[$Code.A1428])">
            <text:p/>
          </table:table-cell>
          <table:table-cell table:formula="of:=[.B1427]+1" office:value-type="float" office:value="1426" calcext:value-type="float">
            <text:p>1426</text:p>
          </table:table-cell>
        </table:table-row>
        <table:table-row table:style-name="ro1">
          <table:table-cell table:formula="of:=IF([$Code.A1429]=&quot;&quot;;&quot;&quot;;[$Code.A1429])">
            <text:p/>
          </table:table-cell>
          <table:table-cell table:formula="of:=[.B1428]+1" office:value-type="float" office:value="1427" calcext:value-type="float">
            <text:p>1427</text:p>
          </table:table-cell>
        </table:table-row>
        <table:table-row table:style-name="ro1">
          <table:table-cell table:formula="of:=IF([$Code.A1430]=&quot;&quot;;&quot;&quot;;[$Code.A1430])">
            <text:p/>
          </table:table-cell>
          <table:table-cell table:formula="of:=[.B1429]+1" office:value-type="float" office:value="1428" calcext:value-type="float">
            <text:p>1428</text:p>
          </table:table-cell>
        </table:table-row>
        <table:table-row table:style-name="ro1">
          <table:table-cell table:formula="of:=IF([$Code.A1431]=&quot;&quot;;&quot;&quot;;[$Code.A1431])">
            <text:p/>
          </table:table-cell>
          <table:table-cell table:formula="of:=[.B1430]+1" office:value-type="float" office:value="1429" calcext:value-type="float">
            <text:p>1429</text:p>
          </table:table-cell>
        </table:table-row>
        <table:table-row table:style-name="ro1">
          <table:table-cell table:formula="of:=IF([$Code.A1432]=&quot;&quot;;&quot;&quot;;[$Code.A1432])">
            <text:p/>
          </table:table-cell>
          <table:table-cell table:formula="of:=[.B1431]+1" office:value-type="float" office:value="1430" calcext:value-type="float">
            <text:p>1430</text:p>
          </table:table-cell>
        </table:table-row>
        <table:table-row table:style-name="ro1">
          <table:table-cell table:formula="of:=IF([$Code.A1433]=&quot;&quot;;&quot;&quot;;[$Code.A1433])">
            <text:p/>
          </table:table-cell>
          <table:table-cell table:formula="of:=[.B1432]+1" office:value-type="float" office:value="1431" calcext:value-type="float">
            <text:p>1431</text:p>
          </table:table-cell>
        </table:table-row>
        <table:table-row table:style-name="ro1">
          <table:table-cell table:formula="of:=IF([$Code.A1434]=&quot;&quot;;&quot;&quot;;[$Code.A1434])">
            <text:p/>
          </table:table-cell>
          <table:table-cell table:formula="of:=[.B1433]+1" office:value-type="float" office:value="1432" calcext:value-type="float">
            <text:p>1432</text:p>
          </table:table-cell>
        </table:table-row>
        <table:table-row table:style-name="ro1">
          <table:table-cell table:formula="of:=IF([$Code.A1435]=&quot;&quot;;&quot;&quot;;[$Code.A1435])">
            <text:p/>
          </table:table-cell>
          <table:table-cell table:formula="of:=[.B1434]+1" office:value-type="float" office:value="1433" calcext:value-type="float">
            <text:p>1433</text:p>
          </table:table-cell>
        </table:table-row>
        <table:table-row table:style-name="ro1">
          <table:table-cell table:formula="of:=IF([$Code.A1436]=&quot;&quot;;&quot;&quot;;[$Code.A1436])">
            <text:p/>
          </table:table-cell>
          <table:table-cell table:formula="of:=[.B1435]+1" office:value-type="float" office:value="1434" calcext:value-type="float">
            <text:p>1434</text:p>
          </table:table-cell>
        </table:table-row>
        <table:table-row table:style-name="ro1">
          <table:table-cell table:formula="of:=IF([$Code.A1437]=&quot;&quot;;&quot;&quot;;[$Code.A1437])">
            <text:p/>
          </table:table-cell>
          <table:table-cell table:formula="of:=[.B1436]+1" office:value-type="float" office:value="1435" calcext:value-type="float">
            <text:p>1435</text:p>
          </table:table-cell>
        </table:table-row>
        <table:table-row table:style-name="ro1">
          <table:table-cell table:formula="of:=IF([$Code.A1438]=&quot;&quot;;&quot;&quot;;[$Code.A1438])">
            <text:p/>
          </table:table-cell>
          <table:table-cell table:formula="of:=[.B1437]+1" office:value-type="float" office:value="1436" calcext:value-type="float">
            <text:p>1436</text:p>
          </table:table-cell>
        </table:table-row>
        <table:table-row table:style-name="ro1">
          <table:table-cell table:formula="of:=IF([$Code.A1439]=&quot;&quot;;&quot;&quot;;[$Code.A1439])">
            <text:p/>
          </table:table-cell>
          <table:table-cell table:formula="of:=[.B1438]+1" office:value-type="float" office:value="1437" calcext:value-type="float">
            <text:p>1437</text:p>
          </table:table-cell>
        </table:table-row>
        <table:table-row table:style-name="ro1">
          <table:table-cell table:formula="of:=IF([$Code.A1440]=&quot;&quot;;&quot;&quot;;[$Code.A1440])">
            <text:p/>
          </table:table-cell>
          <table:table-cell table:formula="of:=[.B1439]+1" office:value-type="float" office:value="1438" calcext:value-type="float">
            <text:p>1438</text:p>
          </table:table-cell>
        </table:table-row>
        <table:table-row table:style-name="ro1">
          <table:table-cell table:formula="of:=IF([$Code.A1441]=&quot;&quot;;&quot;&quot;;[$Code.A1441])">
            <text:p/>
          </table:table-cell>
          <table:table-cell table:formula="of:=[.B1440]+1" office:value-type="float" office:value="1439" calcext:value-type="float">
            <text:p>1439</text:p>
          </table:table-cell>
        </table:table-row>
        <table:table-row table:style-name="ro1">
          <table:table-cell table:formula="of:=IF([$Code.A1442]=&quot;&quot;;&quot;&quot;;[$Code.A1442])">
            <text:p/>
          </table:table-cell>
          <table:table-cell table:formula="of:=[.B1441]+1" office:value-type="float" office:value="1440" calcext:value-type="float">
            <text:p>1440</text:p>
          </table:table-cell>
        </table:table-row>
        <table:table-row table:style-name="ro1">
          <table:table-cell table:formula="of:=IF([$Code.A1443]=&quot;&quot;;&quot;&quot;;[$Code.A1443])">
            <text:p/>
          </table:table-cell>
          <table:table-cell table:formula="of:=[.B1442]+1" office:value-type="float" office:value="1441" calcext:value-type="float">
            <text:p>1441</text:p>
          </table:table-cell>
        </table:table-row>
        <table:table-row table:style-name="ro1">
          <table:table-cell table:formula="of:=IF([$Code.A1444]=&quot;&quot;;&quot;&quot;;[$Code.A1444])">
            <text:p/>
          </table:table-cell>
          <table:table-cell table:formula="of:=[.B1443]+1" office:value-type="float" office:value="1442" calcext:value-type="float">
            <text:p>1442</text:p>
          </table:table-cell>
        </table:table-row>
        <table:table-row table:style-name="ro1">
          <table:table-cell table:formula="of:=IF([$Code.A1445]=&quot;&quot;;&quot;&quot;;[$Code.A1445])">
            <text:p/>
          </table:table-cell>
          <table:table-cell table:formula="of:=[.B1444]+1" office:value-type="float" office:value="1443" calcext:value-type="float">
            <text:p>1443</text:p>
          </table:table-cell>
        </table:table-row>
        <table:table-row table:style-name="ro1">
          <table:table-cell table:formula="of:=IF([$Code.A1446]=&quot;&quot;;&quot;&quot;;[$Code.A1446])">
            <text:p/>
          </table:table-cell>
          <table:table-cell table:formula="of:=[.B1445]+1" office:value-type="float" office:value="1444" calcext:value-type="float">
            <text:p>1444</text:p>
          </table:table-cell>
        </table:table-row>
        <table:table-row table:style-name="ro1">
          <table:table-cell table:formula="of:=IF([$Code.A1447]=&quot;&quot;;&quot;&quot;;[$Code.A1447])">
            <text:p/>
          </table:table-cell>
          <table:table-cell table:formula="of:=[.B1446]+1" office:value-type="float" office:value="1445" calcext:value-type="float">
            <text:p>1445</text:p>
          </table:table-cell>
        </table:table-row>
        <table:table-row table:style-name="ro1">
          <table:table-cell table:formula="of:=IF([$Code.A1448]=&quot;&quot;;&quot;&quot;;[$Code.A1448])">
            <text:p/>
          </table:table-cell>
          <table:table-cell table:formula="of:=[.B1447]+1" office:value-type="float" office:value="1446" calcext:value-type="float">
            <text:p>1446</text:p>
          </table:table-cell>
        </table:table-row>
        <table:table-row table:style-name="ro1">
          <table:table-cell table:formula="of:=IF([$Code.A1449]=&quot;&quot;;&quot;&quot;;[$Code.A1449])">
            <text:p/>
          </table:table-cell>
          <table:table-cell table:formula="of:=[.B1448]+1" office:value-type="float" office:value="1447" calcext:value-type="float">
            <text:p>1447</text:p>
          </table:table-cell>
        </table:table-row>
        <table:table-row table:style-name="ro1">
          <table:table-cell table:formula="of:=IF([$Code.A1450]=&quot;&quot;;&quot;&quot;;[$Code.A1450])">
            <text:p/>
          </table:table-cell>
          <table:table-cell table:formula="of:=[.B1449]+1" office:value-type="float" office:value="1448" calcext:value-type="float">
            <text:p>1448</text:p>
          </table:table-cell>
        </table:table-row>
        <table:table-row table:style-name="ro1">
          <table:table-cell table:formula="of:=IF([$Code.A1451]=&quot;&quot;;&quot;&quot;;[$Code.A1451])">
            <text:p/>
          </table:table-cell>
          <table:table-cell table:formula="of:=[.B1450]+1" office:value-type="float" office:value="1449" calcext:value-type="float">
            <text:p>1449</text:p>
          </table:table-cell>
        </table:table-row>
        <table:table-row table:style-name="ro1">
          <table:table-cell table:formula="of:=IF([$Code.A1452]=&quot;&quot;;&quot;&quot;;[$Code.A1452])">
            <text:p/>
          </table:table-cell>
          <table:table-cell table:formula="of:=[.B1451]+1" office:value-type="float" office:value="1450" calcext:value-type="float">
            <text:p>1450</text:p>
          </table:table-cell>
        </table:table-row>
        <table:table-row table:style-name="ro1">
          <table:table-cell table:formula="of:=IF([$Code.A1453]=&quot;&quot;;&quot;&quot;;[$Code.A1453])">
            <text:p/>
          </table:table-cell>
          <table:table-cell table:formula="of:=[.B1452]+1" office:value-type="float" office:value="1451" calcext:value-type="float">
            <text:p>1451</text:p>
          </table:table-cell>
        </table:table-row>
        <table:table-row table:style-name="ro1">
          <table:table-cell table:formula="of:=IF([$Code.A1454]=&quot;&quot;;&quot;&quot;;[$Code.A1454])">
            <text:p/>
          </table:table-cell>
          <table:table-cell table:formula="of:=[.B1453]+1" office:value-type="float" office:value="1452" calcext:value-type="float">
            <text:p>1452</text:p>
          </table:table-cell>
        </table:table-row>
        <table:table-row table:style-name="ro1">
          <table:table-cell table:formula="of:=IF([$Code.A1455]=&quot;&quot;;&quot;&quot;;[$Code.A1455])">
            <text:p/>
          </table:table-cell>
          <table:table-cell table:formula="of:=[.B1454]+1" office:value-type="float" office:value="1453" calcext:value-type="float">
            <text:p>1453</text:p>
          </table:table-cell>
        </table:table-row>
        <table:table-row table:style-name="ro1">
          <table:table-cell table:formula="of:=IF([$Code.A1456]=&quot;&quot;;&quot;&quot;;[$Code.A1456])">
            <text:p/>
          </table:table-cell>
          <table:table-cell table:formula="of:=[.B1455]+1" office:value-type="float" office:value="1454" calcext:value-type="float">
            <text:p>1454</text:p>
          </table:table-cell>
        </table:table-row>
        <table:table-row table:style-name="ro1">
          <table:table-cell table:formula="of:=IF([$Code.A1457]=&quot;&quot;;&quot;&quot;;[$Code.A1457])">
            <text:p/>
          </table:table-cell>
          <table:table-cell table:formula="of:=[.B1456]+1" office:value-type="float" office:value="1455" calcext:value-type="float">
            <text:p>1455</text:p>
          </table:table-cell>
        </table:table-row>
        <table:table-row table:style-name="ro1">
          <table:table-cell table:formula="of:=IF([$Code.A1458]=&quot;&quot;;&quot;&quot;;[$Code.A1458])">
            <text:p/>
          </table:table-cell>
          <table:table-cell table:formula="of:=[.B1457]+1" office:value-type="float" office:value="1456" calcext:value-type="float">
            <text:p>1456</text:p>
          </table:table-cell>
        </table:table-row>
        <table:table-row table:style-name="ro1">
          <table:table-cell table:formula="of:=IF([$Code.A1459]=&quot;&quot;;&quot;&quot;;[$Code.A1459])">
            <text:p/>
          </table:table-cell>
          <table:table-cell table:formula="of:=[.B1458]+1" office:value-type="float" office:value="1457" calcext:value-type="float">
            <text:p>1457</text:p>
          </table:table-cell>
        </table:table-row>
        <table:table-row table:style-name="ro1">
          <table:table-cell table:formula="of:=IF([$Code.A1460]=&quot;&quot;;&quot;&quot;;[$Code.A1460])">
            <text:p/>
          </table:table-cell>
          <table:table-cell table:formula="of:=[.B1459]+1" office:value-type="float" office:value="1458" calcext:value-type="float">
            <text:p>1458</text:p>
          </table:table-cell>
        </table:table-row>
        <table:table-row table:style-name="ro1">
          <table:table-cell table:formula="of:=IF([$Code.A1461]=&quot;&quot;;&quot;&quot;;[$Code.A1461])">
            <text:p/>
          </table:table-cell>
          <table:table-cell table:formula="of:=[.B1460]+1" office:value-type="float" office:value="1459" calcext:value-type="float">
            <text:p>1459</text:p>
          </table:table-cell>
        </table:table-row>
        <table:table-row table:style-name="ro1">
          <table:table-cell table:formula="of:=IF([$Code.A1462]=&quot;&quot;;&quot;&quot;;[$Code.A1462])">
            <text:p/>
          </table:table-cell>
          <table:table-cell table:formula="of:=[.B1461]+1" office:value-type="float" office:value="1460" calcext:value-type="float">
            <text:p>1460</text:p>
          </table:table-cell>
        </table:table-row>
        <table:table-row table:style-name="ro1">
          <table:table-cell table:formula="of:=IF([$Code.A1463]=&quot;&quot;;&quot;&quot;;[$Code.A1463])">
            <text:p/>
          </table:table-cell>
          <table:table-cell table:formula="of:=[.B1462]+1" office:value-type="float" office:value="1461" calcext:value-type="float">
            <text:p>1461</text:p>
          </table:table-cell>
        </table:table-row>
        <table:table-row table:style-name="ro1">
          <table:table-cell table:formula="of:=IF([$Code.A1464]=&quot;&quot;;&quot;&quot;;[$Code.A1464])">
            <text:p/>
          </table:table-cell>
          <table:table-cell table:formula="of:=[.B1463]+1" office:value-type="float" office:value="1462" calcext:value-type="float">
            <text:p>1462</text:p>
          </table:table-cell>
        </table:table-row>
        <table:table-row table:style-name="ro1">
          <table:table-cell table:formula="of:=IF([$Code.A1465]=&quot;&quot;;&quot;&quot;;[$Code.A1465])">
            <text:p/>
          </table:table-cell>
          <table:table-cell table:formula="of:=[.B1464]+1" office:value-type="float" office:value="1463" calcext:value-type="float">
            <text:p>1463</text:p>
          </table:table-cell>
        </table:table-row>
        <table:table-row table:style-name="ro1">
          <table:table-cell table:formula="of:=IF([$Code.A1466]=&quot;&quot;;&quot;&quot;;[$Code.A1466])">
            <text:p/>
          </table:table-cell>
          <table:table-cell table:formula="of:=[.B1465]+1" office:value-type="float" office:value="1464" calcext:value-type="float">
            <text:p>1464</text:p>
          </table:table-cell>
        </table:table-row>
        <table:table-row table:style-name="ro1">
          <table:table-cell table:formula="of:=IF([$Code.A1467]=&quot;&quot;;&quot;&quot;;[$Code.A1467])">
            <text:p/>
          </table:table-cell>
          <table:table-cell table:formula="of:=[.B1466]+1" office:value-type="float" office:value="1465" calcext:value-type="float">
            <text:p>1465</text:p>
          </table:table-cell>
        </table:table-row>
        <table:table-row table:style-name="ro1">
          <table:table-cell table:formula="of:=IF([$Code.A1468]=&quot;&quot;;&quot;&quot;;[$Code.A1468])">
            <text:p/>
          </table:table-cell>
          <table:table-cell table:formula="of:=[.B1467]+1" office:value-type="float" office:value="1466" calcext:value-type="float">
            <text:p>1466</text:p>
          </table:table-cell>
        </table:table-row>
        <table:table-row table:style-name="ro1">
          <table:table-cell table:formula="of:=IF([$Code.A1469]=&quot;&quot;;&quot;&quot;;[$Code.A1469])">
            <text:p/>
          </table:table-cell>
          <table:table-cell table:formula="of:=[.B1468]+1" office:value-type="float" office:value="1467" calcext:value-type="float">
            <text:p>1467</text:p>
          </table:table-cell>
        </table:table-row>
        <table:table-row table:style-name="ro1">
          <table:table-cell table:formula="of:=IF([$Code.A1470]=&quot;&quot;;&quot;&quot;;[$Code.A1470])">
            <text:p/>
          </table:table-cell>
          <table:table-cell table:formula="of:=[.B1469]+1" office:value-type="float" office:value="1468" calcext:value-type="float">
            <text:p>1468</text:p>
          </table:table-cell>
        </table:table-row>
        <table:table-row table:style-name="ro1">
          <table:table-cell table:formula="of:=IF([$Code.A1471]=&quot;&quot;;&quot;&quot;;[$Code.A1471])">
            <text:p/>
          </table:table-cell>
          <table:table-cell table:formula="of:=[.B1470]+1" office:value-type="float" office:value="1469" calcext:value-type="float">
            <text:p>1469</text:p>
          </table:table-cell>
        </table:table-row>
        <table:table-row table:style-name="ro1">
          <table:table-cell table:formula="of:=IF([$Code.A1472]=&quot;&quot;;&quot;&quot;;[$Code.A1472])">
            <text:p/>
          </table:table-cell>
          <table:table-cell table:formula="of:=[.B1471]+1" office:value-type="float" office:value="1470" calcext:value-type="float">
            <text:p>1470</text:p>
          </table:table-cell>
        </table:table-row>
        <table:table-row table:style-name="ro1">
          <table:table-cell table:formula="of:=IF([$Code.A1473]=&quot;&quot;;&quot;&quot;;[$Code.A1473])">
            <text:p/>
          </table:table-cell>
          <table:table-cell table:formula="of:=[.B1472]+1" office:value-type="float" office:value="1471" calcext:value-type="float">
            <text:p>1471</text:p>
          </table:table-cell>
        </table:table-row>
        <table:table-row table:style-name="ro1">
          <table:table-cell table:formula="of:=IF([$Code.A1474]=&quot;&quot;;&quot;&quot;;[$Code.A1474])">
            <text:p/>
          </table:table-cell>
          <table:table-cell table:formula="of:=[.B1473]+1" office:value-type="float" office:value="1472" calcext:value-type="float">
            <text:p>1472</text:p>
          </table:table-cell>
        </table:table-row>
        <table:table-row table:style-name="ro1">
          <table:table-cell table:formula="of:=IF([$Code.A1475]=&quot;&quot;;&quot;&quot;;[$Code.A1475])">
            <text:p/>
          </table:table-cell>
          <table:table-cell table:formula="of:=[.B1474]+1" office:value-type="float" office:value="1473" calcext:value-type="float">
            <text:p>1473</text:p>
          </table:table-cell>
        </table:table-row>
        <table:table-row table:style-name="ro1">
          <table:table-cell table:formula="of:=IF([$Code.A1476]=&quot;&quot;;&quot;&quot;;[$Code.A1476])">
            <text:p/>
          </table:table-cell>
          <table:table-cell table:formula="of:=[.B1475]+1" office:value-type="float" office:value="1474" calcext:value-type="float">
            <text:p>1474</text:p>
          </table:table-cell>
        </table:table-row>
        <table:table-row table:style-name="ro1">
          <table:table-cell table:formula="of:=IF([$Code.A1477]=&quot;&quot;;&quot;&quot;;[$Code.A1477])">
            <text:p/>
          </table:table-cell>
          <table:table-cell table:formula="of:=[.B1476]+1" office:value-type="float" office:value="1475" calcext:value-type="float">
            <text:p>1475</text:p>
          </table:table-cell>
        </table:table-row>
        <table:table-row table:style-name="ro1">
          <table:table-cell table:formula="of:=IF([$Code.A1478]=&quot;&quot;;&quot;&quot;;[$Code.A1478])">
            <text:p/>
          </table:table-cell>
          <table:table-cell table:formula="of:=[.B1477]+1" office:value-type="float" office:value="1476" calcext:value-type="float">
            <text:p>1476</text:p>
          </table:table-cell>
        </table:table-row>
        <table:table-row table:style-name="ro1">
          <table:table-cell table:formula="of:=IF([$Code.A1479]=&quot;&quot;;&quot;&quot;;[$Code.A1479])">
            <text:p/>
          </table:table-cell>
          <table:table-cell table:formula="of:=[.B1478]+1" office:value-type="float" office:value="1477" calcext:value-type="float">
            <text:p>1477</text:p>
          </table:table-cell>
        </table:table-row>
        <table:table-row table:style-name="ro1">
          <table:table-cell table:formula="of:=IF([$Code.A1480]=&quot;&quot;;&quot;&quot;;[$Code.A1480])">
            <text:p/>
          </table:table-cell>
          <table:table-cell table:formula="of:=[.B1479]+1" office:value-type="float" office:value="1478" calcext:value-type="float">
            <text:p>1478</text:p>
          </table:table-cell>
        </table:table-row>
        <table:table-row table:style-name="ro1">
          <table:table-cell table:formula="of:=IF([$Code.A1481]=&quot;&quot;;&quot;&quot;;[$Code.A1481])">
            <text:p/>
          </table:table-cell>
          <table:table-cell table:formula="of:=[.B1480]+1" office:value-type="float" office:value="1479" calcext:value-type="float">
            <text:p>1479</text:p>
          </table:table-cell>
        </table:table-row>
        <table:table-row table:style-name="ro1">
          <table:table-cell table:formula="of:=IF([$Code.A1482]=&quot;&quot;;&quot;&quot;;[$Code.A1482])">
            <text:p/>
          </table:table-cell>
          <table:table-cell table:formula="of:=[.B1481]+1" office:value-type="float" office:value="1480" calcext:value-type="float">
            <text:p>1480</text:p>
          </table:table-cell>
        </table:table-row>
        <table:table-row table:style-name="ro1">
          <table:table-cell table:formula="of:=IF([$Code.A1483]=&quot;&quot;;&quot;&quot;;[$Code.A1483])">
            <text:p/>
          </table:table-cell>
          <table:table-cell table:formula="of:=[.B1482]+1" office:value-type="float" office:value="1481" calcext:value-type="float">
            <text:p>1481</text:p>
          </table:table-cell>
        </table:table-row>
        <table:table-row table:style-name="ro1">
          <table:table-cell table:formula="of:=IF([$Code.A1484]=&quot;&quot;;&quot;&quot;;[$Code.A1484])">
            <text:p/>
          </table:table-cell>
          <table:table-cell table:formula="of:=[.B1483]+1" office:value-type="float" office:value="1482" calcext:value-type="float">
            <text:p>1482</text:p>
          </table:table-cell>
        </table:table-row>
        <table:table-row table:style-name="ro1">
          <table:table-cell table:formula="of:=IF([$Code.A1485]=&quot;&quot;;&quot;&quot;;[$Code.A1485])">
            <text:p/>
          </table:table-cell>
          <table:table-cell table:formula="of:=[.B1484]+1" office:value-type="float" office:value="1483" calcext:value-type="float">
            <text:p>1483</text:p>
          </table:table-cell>
        </table:table-row>
        <table:table-row table:style-name="ro1">
          <table:table-cell table:formula="of:=IF([$Code.A1486]=&quot;&quot;;&quot;&quot;;[$Code.A1486])">
            <text:p/>
          </table:table-cell>
          <table:table-cell table:formula="of:=[.B1485]+1" office:value-type="float" office:value="1484" calcext:value-type="float">
            <text:p>1484</text:p>
          </table:table-cell>
        </table:table-row>
        <table:table-row table:style-name="ro1">
          <table:table-cell table:formula="of:=IF([$Code.A1487]=&quot;&quot;;&quot;&quot;;[$Code.A1487])">
            <text:p/>
          </table:table-cell>
          <table:table-cell table:formula="of:=[.B1486]+1" office:value-type="float" office:value="1485" calcext:value-type="float">
            <text:p>1485</text:p>
          </table:table-cell>
        </table:table-row>
        <table:table-row table:style-name="ro1">
          <table:table-cell table:formula="of:=IF([$Code.A1488]=&quot;&quot;;&quot;&quot;;[$Code.A1488])">
            <text:p/>
          </table:table-cell>
          <table:table-cell table:formula="of:=[.B1487]+1" office:value-type="float" office:value="1486" calcext:value-type="float">
            <text:p>1486</text:p>
          </table:table-cell>
        </table:table-row>
        <table:table-row table:style-name="ro1">
          <table:table-cell table:formula="of:=IF([$Code.A1489]=&quot;&quot;;&quot;&quot;;[$Code.A1489])">
            <text:p/>
          </table:table-cell>
          <table:table-cell table:formula="of:=[.B1488]+1" office:value-type="float" office:value="1487" calcext:value-type="float">
            <text:p>1487</text:p>
          </table:table-cell>
        </table:table-row>
        <table:table-row table:style-name="ro1">
          <table:table-cell table:formula="of:=IF([$Code.A1490]=&quot;&quot;;&quot;&quot;;[$Code.A1490])">
            <text:p/>
          </table:table-cell>
          <table:table-cell table:formula="of:=[.B1489]+1" office:value-type="float" office:value="1488" calcext:value-type="float">
            <text:p>1488</text:p>
          </table:table-cell>
        </table:table-row>
        <table:table-row table:style-name="ro1">
          <table:table-cell table:formula="of:=IF([$Code.A1491]=&quot;&quot;;&quot;&quot;;[$Code.A1491])">
            <text:p/>
          </table:table-cell>
          <table:table-cell table:formula="of:=[.B1490]+1" office:value-type="float" office:value="1489" calcext:value-type="float">
            <text:p>1489</text:p>
          </table:table-cell>
        </table:table-row>
        <table:table-row table:style-name="ro1">
          <table:table-cell table:formula="of:=IF([$Code.A1492]=&quot;&quot;;&quot;&quot;;[$Code.A1492])">
            <text:p/>
          </table:table-cell>
          <table:table-cell table:formula="of:=[.B1491]+1" office:value-type="float" office:value="1490" calcext:value-type="float">
            <text:p>1490</text:p>
          </table:table-cell>
        </table:table-row>
        <table:table-row table:style-name="ro1">
          <table:table-cell table:formula="of:=IF([$Code.A1493]=&quot;&quot;;&quot;&quot;;[$Code.A1493])">
            <text:p/>
          </table:table-cell>
          <table:table-cell table:formula="of:=[.B1492]+1" office:value-type="float" office:value="1491" calcext:value-type="float">
            <text:p>1491</text:p>
          </table:table-cell>
        </table:table-row>
        <table:table-row table:style-name="ro1">
          <table:table-cell table:formula="of:=IF([$Code.A1494]=&quot;&quot;;&quot;&quot;;[$Code.A1494])">
            <text:p/>
          </table:table-cell>
          <table:table-cell table:formula="of:=[.B1493]+1" office:value-type="float" office:value="1492" calcext:value-type="float">
            <text:p>1492</text:p>
          </table:table-cell>
        </table:table-row>
        <table:table-row table:style-name="ro1">
          <table:table-cell table:formula="of:=IF([$Code.A1495]=&quot;&quot;;&quot;&quot;;[$Code.A1495])">
            <text:p/>
          </table:table-cell>
          <table:table-cell table:formula="of:=[.B1494]+1" office:value-type="float" office:value="1493" calcext:value-type="float">
            <text:p>1493</text:p>
          </table:table-cell>
        </table:table-row>
        <table:table-row table:style-name="ro1">
          <table:table-cell table:formula="of:=IF([$Code.A1496]=&quot;&quot;;&quot;&quot;;[$Code.A1496])">
            <text:p/>
          </table:table-cell>
          <table:table-cell table:formula="of:=[.B1495]+1" office:value-type="float" office:value="1494" calcext:value-type="float">
            <text:p>1494</text:p>
          </table:table-cell>
        </table:table-row>
        <table:table-row table:style-name="ro1">
          <table:table-cell table:formula="of:=IF([$Code.A1497]=&quot;&quot;;&quot;&quot;;[$Code.A1497])">
            <text:p/>
          </table:table-cell>
          <table:table-cell table:formula="of:=[.B1496]+1" office:value-type="float" office:value="1495" calcext:value-type="float">
            <text:p>1495</text:p>
          </table:table-cell>
        </table:table-row>
        <table:table-row table:style-name="ro1">
          <table:table-cell table:formula="of:=IF([$Code.A1498]=&quot;&quot;;&quot;&quot;;[$Code.A1498])">
            <text:p/>
          </table:table-cell>
          <table:table-cell table:formula="of:=[.B1497]+1" office:value-type="float" office:value="1496" calcext:value-type="float">
            <text:p>1496</text:p>
          </table:table-cell>
        </table:table-row>
        <table:table-row table:style-name="ro1">
          <table:table-cell table:formula="of:=IF([$Code.A1499]=&quot;&quot;;&quot;&quot;;[$Code.A1499])">
            <text:p/>
          </table:table-cell>
          <table:table-cell table:formula="of:=[.B1498]+1" office:value-type="float" office:value="1497" calcext:value-type="float">
            <text:p>1497</text:p>
          </table:table-cell>
        </table:table-row>
        <table:table-row table:style-name="ro1">
          <table:table-cell table:formula="of:=IF([$Code.A1500]=&quot;&quot;;&quot;&quot;;[$Code.A1500])">
            <text:p/>
          </table:table-cell>
          <table:table-cell table:formula="of:=[.B1499]+1" office:value-type="float" office:value="1498" calcext:value-type="float">
            <text:p>1498</text:p>
          </table:table-cell>
        </table:table-row>
        <table:table-row table:style-name="ro1">
          <table:table-cell table:formula="of:=IF([$Code.A1501]=&quot;&quot;;&quot;&quot;;[$Code.A1501])">
            <text:p/>
          </table:table-cell>
          <table:table-cell table:formula="of:=[.B1500]+1" office:value-type="float" office:value="1499" calcext:value-type="float">
            <text:p>1499</text:p>
          </table:table-cell>
        </table:table-row>
        <table:table-row table:style-name="ro1">
          <table:table-cell table:formula="of:=IF([$Code.A1502]=&quot;&quot;;&quot;&quot;;[$Code.A1502])">
            <text:p/>
          </table:table-cell>
          <table:table-cell table:formula="of:=[.B1501]+1" office:value-type="float" office:value="1500" calcext:value-type="float">
            <text:p>1500</text:p>
          </table:table-cell>
        </table:table-row>
        <table:table-row table:style-name="ro1">
          <table:table-cell table:formula="of:=IF([$Code.A1503]=&quot;&quot;;&quot;&quot;;[$Code.A1503])">
            <text:p/>
          </table:table-cell>
          <table:table-cell table:formula="of:=[.B1502]+1" office:value-type="float" office:value="1501" calcext:value-type="float">
            <text:p>1501</text:p>
          </table:table-cell>
        </table:table-row>
        <table:table-row table:style-name="ro1">
          <table:table-cell table:formula="of:=IF([$Code.A1504]=&quot;&quot;;&quot;&quot;;[$Code.A1504])">
            <text:p/>
          </table:table-cell>
          <table:table-cell table:formula="of:=[.B1503]+1" office:value-type="float" office:value="1502" calcext:value-type="float">
            <text:p>1502</text:p>
          </table:table-cell>
        </table:table-row>
        <table:table-row table:style-name="ro1">
          <table:table-cell table:formula="of:=IF([$Code.A1505]=&quot;&quot;;&quot;&quot;;[$Code.A1505])">
            <text:p/>
          </table:table-cell>
          <table:table-cell table:formula="of:=[.B1504]+1" office:value-type="float" office:value="1503" calcext:value-type="float">
            <text:p>1503</text:p>
          </table:table-cell>
        </table:table-row>
        <table:table-row table:style-name="ro1">
          <table:table-cell table:formula="of:=IF([$Code.A1506]=&quot;&quot;;&quot;&quot;;[$Code.A1506])">
            <text:p/>
          </table:table-cell>
          <table:table-cell table:formula="of:=[.B1505]+1" office:value-type="float" office:value="1504" calcext:value-type="float">
            <text:p>1504</text:p>
          </table:table-cell>
        </table:table-row>
        <table:table-row table:style-name="ro1">
          <table:table-cell table:formula="of:=IF([$Code.A1507]=&quot;&quot;;&quot;&quot;;[$Code.A1507])">
            <text:p/>
          </table:table-cell>
          <table:table-cell table:formula="of:=[.B1506]+1" office:value-type="float" office:value="1505" calcext:value-type="float">
            <text:p>1505</text:p>
          </table:table-cell>
        </table:table-row>
        <table:table-row table:style-name="ro1">
          <table:table-cell table:formula="of:=IF([$Code.A1508]=&quot;&quot;;&quot;&quot;;[$Code.A1508])">
            <text:p/>
          </table:table-cell>
          <table:table-cell table:formula="of:=[.B1507]+1" office:value-type="float" office:value="1506" calcext:value-type="float">
            <text:p>1506</text:p>
          </table:table-cell>
        </table:table-row>
        <table:table-row table:style-name="ro1">
          <table:table-cell table:formula="of:=IF([$Code.A1509]=&quot;&quot;;&quot;&quot;;[$Code.A1509])">
            <text:p/>
          </table:table-cell>
          <table:table-cell table:formula="of:=[.B1508]+1" office:value-type="float" office:value="1507" calcext:value-type="float">
            <text:p>1507</text:p>
          </table:table-cell>
        </table:table-row>
        <table:table-row table:style-name="ro1">
          <table:table-cell table:formula="of:=IF([$Code.A1510]=&quot;&quot;;&quot;&quot;;[$Code.A1510])">
            <text:p/>
          </table:table-cell>
          <table:table-cell table:formula="of:=[.B1509]+1" office:value-type="float" office:value="1508" calcext:value-type="float">
            <text:p>1508</text:p>
          </table:table-cell>
        </table:table-row>
        <table:table-row table:style-name="ro1">
          <table:table-cell table:formula="of:=IF([$Code.A1511]=&quot;&quot;;&quot;&quot;;[$Code.A1511])">
            <text:p/>
          </table:table-cell>
          <table:table-cell table:formula="of:=[.B1510]+1" office:value-type="float" office:value="1509" calcext:value-type="float">
            <text:p>1509</text:p>
          </table:table-cell>
        </table:table-row>
        <table:table-row table:style-name="ro1">
          <table:table-cell table:formula="of:=IF([$Code.A1512]=&quot;&quot;;&quot;&quot;;[$Code.A1512])">
            <text:p/>
          </table:table-cell>
          <table:table-cell table:formula="of:=[.B1511]+1" office:value-type="float" office:value="1510" calcext:value-type="float">
            <text:p>1510</text:p>
          </table:table-cell>
        </table:table-row>
        <table:table-row table:style-name="ro1">
          <table:table-cell table:formula="of:=IF([$Code.A1513]=&quot;&quot;;&quot;&quot;;[$Code.A1513])">
            <text:p/>
          </table:table-cell>
          <table:table-cell table:formula="of:=[.B1512]+1" office:value-type="float" office:value="1511" calcext:value-type="float">
            <text:p>1511</text:p>
          </table:table-cell>
        </table:table-row>
        <table:table-row table:style-name="ro1">
          <table:table-cell table:formula="of:=IF([$Code.A1514]=&quot;&quot;;&quot;&quot;;[$Code.A1514])">
            <text:p/>
          </table:table-cell>
          <table:table-cell table:formula="of:=[.B1513]+1" office:value-type="float" office:value="1512" calcext:value-type="float">
            <text:p>1512</text:p>
          </table:table-cell>
        </table:table-row>
        <table:table-row table:style-name="ro1">
          <table:table-cell table:formula="of:=IF([$Code.A1515]=&quot;&quot;;&quot;&quot;;[$Code.A1515])">
            <text:p/>
          </table:table-cell>
          <table:table-cell table:formula="of:=[.B1514]+1" office:value-type="float" office:value="1513" calcext:value-type="float">
            <text:p>1513</text:p>
          </table:table-cell>
        </table:table-row>
        <table:table-row table:style-name="ro1">
          <table:table-cell table:formula="of:=IF([$Code.A1516]=&quot;&quot;;&quot;&quot;;[$Code.A1516])">
            <text:p/>
          </table:table-cell>
          <table:table-cell table:formula="of:=[.B1515]+1" office:value-type="float" office:value="1514" calcext:value-type="float">
            <text:p>1514</text:p>
          </table:table-cell>
        </table:table-row>
        <table:table-row table:style-name="ro1">
          <table:table-cell table:formula="of:=IF([$Code.A1517]=&quot;&quot;;&quot;&quot;;[$Code.A1517])">
            <text:p/>
          </table:table-cell>
          <table:table-cell table:formula="of:=[.B1516]+1" office:value-type="float" office:value="1515" calcext:value-type="float">
            <text:p>1515</text:p>
          </table:table-cell>
        </table:table-row>
        <table:table-row table:style-name="ro1">
          <table:table-cell table:formula="of:=IF([$Code.A1518]=&quot;&quot;;&quot;&quot;;[$Code.A1518])">
            <text:p/>
          </table:table-cell>
          <table:table-cell table:formula="of:=[.B1517]+1" office:value-type="float" office:value="1516" calcext:value-type="float">
            <text:p>1516</text:p>
          </table:table-cell>
        </table:table-row>
        <table:table-row table:style-name="ro1">
          <table:table-cell table:formula="of:=IF([$Code.A1519]=&quot;&quot;;&quot;&quot;;[$Code.A1519])">
            <text:p/>
          </table:table-cell>
          <table:table-cell table:formula="of:=[.B1518]+1" office:value-type="float" office:value="1517" calcext:value-type="float">
            <text:p>1517</text:p>
          </table:table-cell>
        </table:table-row>
        <table:table-row table:style-name="ro1">
          <table:table-cell table:formula="of:=IF([$Code.A1520]=&quot;&quot;;&quot;&quot;;[$Code.A1520])">
            <text:p/>
          </table:table-cell>
          <table:table-cell table:formula="of:=[.B1519]+1" office:value-type="float" office:value="1518" calcext:value-type="float">
            <text:p>1518</text:p>
          </table:table-cell>
        </table:table-row>
        <table:table-row table:style-name="ro1">
          <table:table-cell table:formula="of:=IF([$Code.A1521]=&quot;&quot;;&quot;&quot;;[$Code.A1521])">
            <text:p/>
          </table:table-cell>
          <table:table-cell table:formula="of:=[.B1520]+1" office:value-type="float" office:value="1519" calcext:value-type="float">
            <text:p>1519</text:p>
          </table:table-cell>
        </table:table-row>
        <table:table-row table:style-name="ro1">
          <table:table-cell table:formula="of:=IF([$Code.A1522]=&quot;&quot;;&quot;&quot;;[$Code.A1522])">
            <text:p/>
          </table:table-cell>
          <table:table-cell table:formula="of:=[.B1521]+1" office:value-type="float" office:value="1520" calcext:value-type="float">
            <text:p>1520</text:p>
          </table:table-cell>
        </table:table-row>
        <table:table-row table:style-name="ro1">
          <table:table-cell table:formula="of:=IF([$Code.A1523]=&quot;&quot;;&quot;&quot;;[$Code.A1523])">
            <text:p/>
          </table:table-cell>
          <table:table-cell table:formula="of:=[.B1522]+1" office:value-type="float" office:value="1521" calcext:value-type="float">
            <text:p>1521</text:p>
          </table:table-cell>
        </table:table-row>
        <table:table-row table:style-name="ro1">
          <table:table-cell table:formula="of:=IF([$Code.A1524]=&quot;&quot;;&quot;&quot;;[$Code.A1524])">
            <text:p/>
          </table:table-cell>
          <table:table-cell table:formula="of:=[.B1523]+1" office:value-type="float" office:value="1522" calcext:value-type="float">
            <text:p>1522</text:p>
          </table:table-cell>
        </table:table-row>
        <table:table-row table:style-name="ro1">
          <table:table-cell table:formula="of:=IF([$Code.A1525]=&quot;&quot;;&quot;&quot;;[$Code.A1525])">
            <text:p/>
          </table:table-cell>
          <table:table-cell table:formula="of:=[.B1524]+1" office:value-type="float" office:value="1523" calcext:value-type="float">
            <text:p>1523</text:p>
          </table:table-cell>
        </table:table-row>
        <table:table-row table:style-name="ro1">
          <table:table-cell table:formula="of:=IF([$Code.A1526]=&quot;&quot;;&quot;&quot;;[$Code.A1526])">
            <text:p/>
          </table:table-cell>
          <table:table-cell table:formula="of:=[.B1525]+1" office:value-type="float" office:value="1524" calcext:value-type="float">
            <text:p>1524</text:p>
          </table:table-cell>
        </table:table-row>
        <table:table-row table:style-name="ro1">
          <table:table-cell table:formula="of:=IF([$Code.A1527]=&quot;&quot;;&quot;&quot;;[$Code.A1527])">
            <text:p/>
          </table:table-cell>
          <table:table-cell table:formula="of:=[.B1526]+1" office:value-type="float" office:value="1525" calcext:value-type="float">
            <text:p>1525</text:p>
          </table:table-cell>
        </table:table-row>
        <table:table-row table:style-name="ro1">
          <table:table-cell table:formula="of:=IF([$Code.A1528]=&quot;&quot;;&quot;&quot;;[$Code.A1528])">
            <text:p/>
          </table:table-cell>
          <table:table-cell table:formula="of:=[.B1527]+1" office:value-type="float" office:value="1526" calcext:value-type="float">
            <text:p>1526</text:p>
          </table:table-cell>
        </table:table-row>
        <table:table-row table:style-name="ro1">
          <table:table-cell table:formula="of:=IF([$Code.A1529]=&quot;&quot;;&quot;&quot;;[$Code.A1529])">
            <text:p/>
          </table:table-cell>
          <table:table-cell table:formula="of:=[.B1528]+1" office:value-type="float" office:value="1527" calcext:value-type="float">
            <text:p>1527</text:p>
          </table:table-cell>
        </table:table-row>
        <table:table-row table:style-name="ro1">
          <table:table-cell table:formula="of:=IF([$Code.A1530]=&quot;&quot;;&quot;&quot;;[$Code.A1530])">
            <text:p/>
          </table:table-cell>
          <table:table-cell table:formula="of:=[.B1529]+1" office:value-type="float" office:value="1528" calcext:value-type="float">
            <text:p>1528</text:p>
          </table:table-cell>
        </table:table-row>
        <table:table-row table:style-name="ro1">
          <table:table-cell table:formula="of:=IF([$Code.A1531]=&quot;&quot;;&quot;&quot;;[$Code.A1531])">
            <text:p/>
          </table:table-cell>
          <table:table-cell table:formula="of:=[.B1530]+1" office:value-type="float" office:value="1529" calcext:value-type="float">
            <text:p>1529</text:p>
          </table:table-cell>
        </table:table-row>
        <table:table-row table:style-name="ro1">
          <table:table-cell table:formula="of:=IF([$Code.A1532]=&quot;&quot;;&quot;&quot;;[$Code.A1532])">
            <text:p/>
          </table:table-cell>
          <table:table-cell table:formula="of:=[.B1531]+1" office:value-type="float" office:value="1530" calcext:value-type="float">
            <text:p>1530</text:p>
          </table:table-cell>
        </table:table-row>
        <table:table-row table:style-name="ro1">
          <table:table-cell table:formula="of:=IF([$Code.A1533]=&quot;&quot;;&quot;&quot;;[$Code.A1533])">
            <text:p/>
          </table:table-cell>
          <table:table-cell table:formula="of:=[.B1532]+1" office:value-type="float" office:value="1531" calcext:value-type="float">
            <text:p>1531</text:p>
          </table:table-cell>
        </table:table-row>
        <table:table-row table:style-name="ro1">
          <table:table-cell table:formula="of:=IF([$Code.A1534]=&quot;&quot;;&quot;&quot;;[$Code.A1534])">
            <text:p/>
          </table:table-cell>
          <table:table-cell table:formula="of:=[.B1533]+1" office:value-type="float" office:value="1532" calcext:value-type="float">
            <text:p>1532</text:p>
          </table:table-cell>
        </table:table-row>
        <table:table-row table:style-name="ro1">
          <table:table-cell table:formula="of:=IF([$Code.A1535]=&quot;&quot;;&quot;&quot;;[$Code.A1535])">
            <text:p/>
          </table:table-cell>
          <table:table-cell table:formula="of:=[.B1534]+1" office:value-type="float" office:value="1533" calcext:value-type="float">
            <text:p>1533</text:p>
          </table:table-cell>
        </table:table-row>
        <table:table-row table:style-name="ro1">
          <table:table-cell table:formula="of:=IF([$Code.A1536]=&quot;&quot;;&quot;&quot;;[$Code.A1536])">
            <text:p/>
          </table:table-cell>
          <table:table-cell table:formula="of:=[.B1535]+1" office:value-type="float" office:value="1534" calcext:value-type="float">
            <text:p>1534</text:p>
          </table:table-cell>
        </table:table-row>
        <table:table-row table:style-name="ro1">
          <table:table-cell table:formula="of:=IF([$Code.A1537]=&quot;&quot;;&quot;&quot;;[$Code.A1537])">
            <text:p/>
          </table:table-cell>
          <table:table-cell table:formula="of:=[.B1536]+1" office:value-type="float" office:value="1535" calcext:value-type="float">
            <text:p>1535</text:p>
          </table:table-cell>
        </table:table-row>
        <table:table-row table:style-name="ro1">
          <table:table-cell table:formula="of:=IF([$Code.A1538]=&quot;&quot;;&quot;&quot;;[$Code.A1538])">
            <text:p/>
          </table:table-cell>
          <table:table-cell table:formula="of:=[.B1537]+1" office:value-type="float" office:value="1536" calcext:value-type="float">
            <text:p>1536</text:p>
          </table:table-cell>
        </table:table-row>
        <table:table-row table:style-name="ro1">
          <table:table-cell table:formula="of:=IF([$Code.A1539]=&quot;&quot;;&quot;&quot;;[$Code.A1539])">
            <text:p/>
          </table:table-cell>
          <table:table-cell table:formula="of:=[.B1538]+1" office:value-type="float" office:value="1537" calcext:value-type="float">
            <text:p>1537</text:p>
          </table:table-cell>
        </table:table-row>
        <table:table-row table:style-name="ro1">
          <table:table-cell table:formula="of:=IF([$Code.A1540]=&quot;&quot;;&quot;&quot;;[$Code.A1540])">
            <text:p/>
          </table:table-cell>
          <table:table-cell table:formula="of:=[.B1539]+1" office:value-type="float" office:value="1538" calcext:value-type="float">
            <text:p>1538</text:p>
          </table:table-cell>
        </table:table-row>
        <table:table-row table:style-name="ro1">
          <table:table-cell table:formula="of:=IF([$Code.A1541]=&quot;&quot;;&quot;&quot;;[$Code.A1541])">
            <text:p/>
          </table:table-cell>
          <table:table-cell table:formula="of:=[.B1540]+1" office:value-type="float" office:value="1539" calcext:value-type="float">
            <text:p>1539</text:p>
          </table:table-cell>
        </table:table-row>
        <table:table-row table:style-name="ro1">
          <table:table-cell table:formula="of:=IF([$Code.A1542]=&quot;&quot;;&quot;&quot;;[$Code.A1542])">
            <text:p/>
          </table:table-cell>
          <table:table-cell table:formula="of:=[.B1541]+1" office:value-type="float" office:value="1540" calcext:value-type="float">
            <text:p>1540</text:p>
          </table:table-cell>
        </table:table-row>
        <table:table-row table:style-name="ro1">
          <table:table-cell table:formula="of:=IF([$Code.A1543]=&quot;&quot;;&quot;&quot;;[$Code.A1543])">
            <text:p/>
          </table:table-cell>
          <table:table-cell table:formula="of:=[.B1542]+1" office:value-type="float" office:value="1541" calcext:value-type="float">
            <text:p>1541</text:p>
          </table:table-cell>
        </table:table-row>
        <table:table-row table:style-name="ro1">
          <table:table-cell table:formula="of:=IF([$Code.A1544]=&quot;&quot;;&quot;&quot;;[$Code.A1544])">
            <text:p/>
          </table:table-cell>
          <table:table-cell table:formula="of:=[.B1543]+1" office:value-type="float" office:value="1542" calcext:value-type="float">
            <text:p>1542</text:p>
          </table:table-cell>
        </table:table-row>
        <table:table-row table:style-name="ro1">
          <table:table-cell table:formula="of:=IF([$Code.A1545]=&quot;&quot;;&quot;&quot;;[$Code.A1545])">
            <text:p/>
          </table:table-cell>
          <table:table-cell table:formula="of:=[.B1544]+1" office:value-type="float" office:value="1543" calcext:value-type="float">
            <text:p>1543</text:p>
          </table:table-cell>
        </table:table-row>
        <table:table-row table:style-name="ro1">
          <table:table-cell table:formula="of:=IF([$Code.A1546]=&quot;&quot;;&quot;&quot;;[$Code.A1546])">
            <text:p/>
          </table:table-cell>
          <table:table-cell table:formula="of:=[.B1545]+1" office:value-type="float" office:value="1544" calcext:value-type="float">
            <text:p>1544</text:p>
          </table:table-cell>
        </table:table-row>
        <table:table-row table:style-name="ro1">
          <table:table-cell table:formula="of:=IF([$Code.A1547]=&quot;&quot;;&quot;&quot;;[$Code.A1547])">
            <text:p/>
          </table:table-cell>
          <table:table-cell table:formula="of:=[.B1546]+1" office:value-type="float" office:value="1545" calcext:value-type="float">
            <text:p>1545</text:p>
          </table:table-cell>
        </table:table-row>
        <table:table-row table:style-name="ro1">
          <table:table-cell table:formula="of:=IF([$Code.A1548]=&quot;&quot;;&quot;&quot;;[$Code.A1548])">
            <text:p/>
          </table:table-cell>
          <table:table-cell table:formula="of:=[.B1547]+1" office:value-type="float" office:value="1546" calcext:value-type="float">
            <text:p>1546</text:p>
          </table:table-cell>
        </table:table-row>
        <table:table-row table:style-name="ro1">
          <table:table-cell table:formula="of:=IF([$Code.A1549]=&quot;&quot;;&quot;&quot;;[$Code.A1549])">
            <text:p/>
          </table:table-cell>
          <table:table-cell table:formula="of:=[.B1548]+1" office:value-type="float" office:value="1547" calcext:value-type="float">
            <text:p>1547</text:p>
          </table:table-cell>
        </table:table-row>
        <table:table-row table:style-name="ro1">
          <table:table-cell table:formula="of:=IF([$Code.A1550]=&quot;&quot;;&quot;&quot;;[$Code.A1550])">
            <text:p/>
          </table:table-cell>
          <table:table-cell table:formula="of:=[.B1549]+1" office:value-type="float" office:value="1548" calcext:value-type="float">
            <text:p>1548</text:p>
          </table:table-cell>
        </table:table-row>
        <table:table-row table:style-name="ro1">
          <table:table-cell table:formula="of:=IF([$Code.A1551]=&quot;&quot;;&quot;&quot;;[$Code.A1551])">
            <text:p/>
          </table:table-cell>
          <table:table-cell table:formula="of:=[.B1550]+1" office:value-type="float" office:value="1549" calcext:value-type="float">
            <text:p>1549</text:p>
          </table:table-cell>
        </table:table-row>
        <table:table-row table:style-name="ro1">
          <table:table-cell table:formula="of:=IF([$Code.A1552]=&quot;&quot;;&quot;&quot;;[$Code.A1552])">
            <text:p/>
          </table:table-cell>
          <table:table-cell table:formula="of:=[.B1551]+1" office:value-type="float" office:value="1550" calcext:value-type="float">
            <text:p>1550</text:p>
          </table:table-cell>
        </table:table-row>
        <table:table-row table:style-name="ro1">
          <table:table-cell table:formula="of:=IF([$Code.A1553]=&quot;&quot;;&quot;&quot;;[$Code.A1553])">
            <text:p/>
          </table:table-cell>
          <table:table-cell table:formula="of:=[.B1552]+1" office:value-type="float" office:value="1551" calcext:value-type="float">
            <text:p>1551</text:p>
          </table:table-cell>
        </table:table-row>
        <table:table-row table:style-name="ro1">
          <table:table-cell table:formula="of:=IF([$Code.A1554]=&quot;&quot;;&quot;&quot;;[$Code.A1554])">
            <text:p/>
          </table:table-cell>
          <table:table-cell table:formula="of:=[.B1553]+1" office:value-type="float" office:value="1552" calcext:value-type="float">
            <text:p>1552</text:p>
          </table:table-cell>
        </table:table-row>
        <table:table-row table:style-name="ro1">
          <table:table-cell table:formula="of:=IF([$Code.A1555]=&quot;&quot;;&quot;&quot;;[$Code.A1555])">
            <text:p/>
          </table:table-cell>
          <table:table-cell table:formula="of:=[.B1554]+1" office:value-type="float" office:value="1553" calcext:value-type="float">
            <text:p>1553</text:p>
          </table:table-cell>
        </table:table-row>
        <table:table-row table:style-name="ro1">
          <table:table-cell table:formula="of:=IF([$Code.A1556]=&quot;&quot;;&quot;&quot;;[$Code.A1556])">
            <text:p/>
          </table:table-cell>
          <table:table-cell table:formula="of:=[.B1555]+1" office:value-type="float" office:value="1554" calcext:value-type="float">
            <text:p>1554</text:p>
          </table:table-cell>
        </table:table-row>
        <table:table-row table:style-name="ro1">
          <table:table-cell table:formula="of:=IF([$Code.A1557]=&quot;&quot;;&quot;&quot;;[$Code.A1557])">
            <text:p/>
          </table:table-cell>
          <table:table-cell table:formula="of:=[.B1556]+1" office:value-type="float" office:value="1555" calcext:value-type="float">
            <text:p>1555</text:p>
          </table:table-cell>
        </table:table-row>
        <table:table-row table:style-name="ro1">
          <table:table-cell table:formula="of:=IF([$Code.A1558]=&quot;&quot;;&quot;&quot;;[$Code.A1558])">
            <text:p/>
          </table:table-cell>
          <table:table-cell table:formula="of:=[.B1557]+1" office:value-type="float" office:value="1556" calcext:value-type="float">
            <text:p>1556</text:p>
          </table:table-cell>
        </table:table-row>
        <table:table-row table:style-name="ro1">
          <table:table-cell table:formula="of:=IF([$Code.A1559]=&quot;&quot;;&quot;&quot;;[$Code.A1559])">
            <text:p/>
          </table:table-cell>
          <table:table-cell table:formula="of:=[.B1558]+1" office:value-type="float" office:value="1557" calcext:value-type="float">
            <text:p>1557</text:p>
          </table:table-cell>
        </table:table-row>
        <table:table-row table:style-name="ro1">
          <table:table-cell table:formula="of:=IF([$Code.A1560]=&quot;&quot;;&quot;&quot;;[$Code.A1560])">
            <text:p/>
          </table:table-cell>
          <table:table-cell table:formula="of:=[.B1559]+1" office:value-type="float" office:value="1558" calcext:value-type="float">
            <text:p>1558</text:p>
          </table:table-cell>
        </table:table-row>
        <table:table-row table:style-name="ro1">
          <table:table-cell table:formula="of:=IF([$Code.A1561]=&quot;&quot;;&quot;&quot;;[$Code.A1561])">
            <text:p/>
          </table:table-cell>
          <table:table-cell table:formula="of:=[.B1560]+1" office:value-type="float" office:value="1559" calcext:value-type="float">
            <text:p>1559</text:p>
          </table:table-cell>
        </table:table-row>
        <table:table-row table:style-name="ro1">
          <table:table-cell table:formula="of:=IF([$Code.A1562]=&quot;&quot;;&quot;&quot;;[$Code.A1562])">
            <text:p/>
          </table:table-cell>
          <table:table-cell table:formula="of:=[.B1561]+1" office:value-type="float" office:value="1560" calcext:value-type="float">
            <text:p>1560</text:p>
          </table:table-cell>
        </table:table-row>
        <table:table-row table:style-name="ro1">
          <table:table-cell table:formula="of:=IF([$Code.A1563]=&quot;&quot;;&quot;&quot;;[$Code.A1563])">
            <text:p/>
          </table:table-cell>
          <table:table-cell table:formula="of:=[.B1562]+1" office:value-type="float" office:value="1561" calcext:value-type="float">
            <text:p>1561</text:p>
          </table:table-cell>
        </table:table-row>
        <table:table-row table:style-name="ro1">
          <table:table-cell table:formula="of:=IF([$Code.A1564]=&quot;&quot;;&quot;&quot;;[$Code.A1564])">
            <text:p/>
          </table:table-cell>
          <table:table-cell table:formula="of:=[.B1563]+1" office:value-type="float" office:value="1562" calcext:value-type="float">
            <text:p>1562</text:p>
          </table:table-cell>
        </table:table-row>
        <table:table-row table:style-name="ro1">
          <table:table-cell table:formula="of:=IF([$Code.A1565]=&quot;&quot;;&quot;&quot;;[$Code.A1565])">
            <text:p/>
          </table:table-cell>
          <table:table-cell table:formula="of:=[.B1564]+1" office:value-type="float" office:value="1563" calcext:value-type="float">
            <text:p>1563</text:p>
          </table:table-cell>
        </table:table-row>
        <table:table-row table:style-name="ro1">
          <table:table-cell table:formula="of:=IF([$Code.A1566]=&quot;&quot;;&quot;&quot;;[$Code.A1566])">
            <text:p/>
          </table:table-cell>
          <table:table-cell table:formula="of:=[.B1565]+1" office:value-type="float" office:value="1564" calcext:value-type="float">
            <text:p>1564</text:p>
          </table:table-cell>
        </table:table-row>
        <table:table-row table:style-name="ro1">
          <table:table-cell table:formula="of:=IF([$Code.A1567]=&quot;&quot;;&quot;&quot;;[$Code.A1567])">
            <text:p/>
          </table:table-cell>
          <table:table-cell table:formula="of:=[.B1566]+1" office:value-type="float" office:value="1565" calcext:value-type="float">
            <text:p>1565</text:p>
          </table:table-cell>
        </table:table-row>
        <table:table-row table:style-name="ro1">
          <table:table-cell table:formula="of:=IF([$Code.A1568]=&quot;&quot;;&quot;&quot;;[$Code.A1568])">
            <text:p/>
          </table:table-cell>
          <table:table-cell table:formula="of:=[.B1567]+1" office:value-type="float" office:value="1566" calcext:value-type="float">
            <text:p>1566</text:p>
          </table:table-cell>
        </table:table-row>
        <table:table-row table:style-name="ro1">
          <table:table-cell table:formula="of:=IF([$Code.A1569]=&quot;&quot;;&quot;&quot;;[$Code.A1569])">
            <text:p/>
          </table:table-cell>
          <table:table-cell table:formula="of:=[.B1568]+1" office:value-type="float" office:value="1567" calcext:value-type="float">
            <text:p>1567</text:p>
          </table:table-cell>
        </table:table-row>
        <table:table-row table:style-name="ro1">
          <table:table-cell table:formula="of:=IF([$Code.A1570]=&quot;&quot;;&quot;&quot;;[$Code.A1570])">
            <text:p/>
          </table:table-cell>
          <table:table-cell table:formula="of:=[.B1569]+1" office:value-type="float" office:value="1568" calcext:value-type="float">
            <text:p>1568</text:p>
          </table:table-cell>
        </table:table-row>
        <table:table-row table:style-name="ro1">
          <table:table-cell table:formula="of:=IF([$Code.A1571]=&quot;&quot;;&quot;&quot;;[$Code.A1571])">
            <text:p/>
          </table:table-cell>
          <table:table-cell table:formula="of:=[.B1570]+1" office:value-type="float" office:value="1569" calcext:value-type="float">
            <text:p>1569</text:p>
          </table:table-cell>
        </table:table-row>
        <table:table-row table:style-name="ro1">
          <table:table-cell table:formula="of:=IF([$Code.A1572]=&quot;&quot;;&quot;&quot;;[$Code.A1572])">
            <text:p/>
          </table:table-cell>
          <table:table-cell table:formula="of:=[.B1571]+1" office:value-type="float" office:value="1570" calcext:value-type="float">
            <text:p>1570</text:p>
          </table:table-cell>
        </table:table-row>
        <table:table-row table:style-name="ro1">
          <table:table-cell table:formula="of:=IF([$Code.A1573]=&quot;&quot;;&quot;&quot;;[$Code.A1573])">
            <text:p/>
          </table:table-cell>
          <table:table-cell table:formula="of:=[.B1572]+1" office:value-type="float" office:value="1571" calcext:value-type="float">
            <text:p>1571</text:p>
          </table:table-cell>
        </table:table-row>
        <table:table-row table:style-name="ro1">
          <table:table-cell table:formula="of:=IF([$Code.A1574]=&quot;&quot;;&quot;&quot;;[$Code.A1574])">
            <text:p/>
          </table:table-cell>
          <table:table-cell table:formula="of:=[.B1573]+1" office:value-type="float" office:value="1572" calcext:value-type="float">
            <text:p>1572</text:p>
          </table:table-cell>
        </table:table-row>
        <table:table-row table:style-name="ro1">
          <table:table-cell table:formula="of:=IF([$Code.A1575]=&quot;&quot;;&quot;&quot;;[$Code.A1575])">
            <text:p/>
          </table:table-cell>
          <table:table-cell table:formula="of:=[.B1574]+1" office:value-type="float" office:value="1573" calcext:value-type="float">
            <text:p>1573</text:p>
          </table:table-cell>
        </table:table-row>
        <table:table-row table:style-name="ro1">
          <table:table-cell table:formula="of:=IF([$Code.A1576]=&quot;&quot;;&quot;&quot;;[$Code.A1576])">
            <text:p/>
          </table:table-cell>
          <table:table-cell table:formula="of:=[.B1575]+1" office:value-type="float" office:value="1574" calcext:value-type="float">
            <text:p>1574</text:p>
          </table:table-cell>
        </table:table-row>
        <table:table-row table:style-name="ro1">
          <table:table-cell table:formula="of:=IF([$Code.A1577]=&quot;&quot;;&quot;&quot;;[$Code.A1577])">
            <text:p/>
          </table:table-cell>
          <table:table-cell table:formula="of:=[.B1576]+1" office:value-type="float" office:value="1575" calcext:value-type="float">
            <text:p>1575</text:p>
          </table:table-cell>
        </table:table-row>
        <table:table-row table:style-name="ro1">
          <table:table-cell table:formula="of:=IF([$Code.A1578]=&quot;&quot;;&quot;&quot;;[$Code.A1578])">
            <text:p/>
          </table:table-cell>
          <table:table-cell table:formula="of:=[.B1577]+1" office:value-type="float" office:value="1576" calcext:value-type="float">
            <text:p>1576</text:p>
          </table:table-cell>
        </table:table-row>
        <table:table-row table:style-name="ro1">
          <table:table-cell table:formula="of:=IF([$Code.A1579]=&quot;&quot;;&quot;&quot;;[$Code.A1579])">
            <text:p/>
          </table:table-cell>
          <table:table-cell table:formula="of:=[.B1578]+1" office:value-type="float" office:value="1577" calcext:value-type="float">
            <text:p>1577</text:p>
          </table:table-cell>
        </table:table-row>
        <table:table-row table:style-name="ro1">
          <table:table-cell table:formula="of:=IF([$Code.A1580]=&quot;&quot;;&quot;&quot;;[$Code.A1580])">
            <text:p/>
          </table:table-cell>
          <table:table-cell table:formula="of:=[.B1579]+1" office:value-type="float" office:value="1578" calcext:value-type="float">
            <text:p>1578</text:p>
          </table:table-cell>
        </table:table-row>
        <table:table-row table:style-name="ro1">
          <table:table-cell table:formula="of:=IF([$Code.A1581]=&quot;&quot;;&quot;&quot;;[$Code.A1581])">
            <text:p/>
          </table:table-cell>
          <table:table-cell table:formula="of:=[.B1580]+1" office:value-type="float" office:value="1579" calcext:value-type="float">
            <text:p>1579</text:p>
          </table:table-cell>
        </table:table-row>
        <table:table-row table:style-name="ro1">
          <table:table-cell table:formula="of:=IF([$Code.A1582]=&quot;&quot;;&quot;&quot;;[$Code.A1582])">
            <text:p/>
          </table:table-cell>
          <table:table-cell table:formula="of:=[.B1581]+1" office:value-type="float" office:value="1580" calcext:value-type="float">
            <text:p>1580</text:p>
          </table:table-cell>
        </table:table-row>
        <table:table-row table:style-name="ro1">
          <table:table-cell table:formula="of:=IF([$Code.A1583]=&quot;&quot;;&quot;&quot;;[$Code.A1583])">
            <text:p/>
          </table:table-cell>
          <table:table-cell table:formula="of:=[.B1582]+1" office:value-type="float" office:value="1581" calcext:value-type="float">
            <text:p>1581</text:p>
          </table:table-cell>
        </table:table-row>
        <table:table-row table:style-name="ro1">
          <table:table-cell table:formula="of:=IF([$Code.A1584]=&quot;&quot;;&quot;&quot;;[$Code.A1584])">
            <text:p/>
          </table:table-cell>
          <table:table-cell table:formula="of:=[.B1583]+1" office:value-type="float" office:value="1582" calcext:value-type="float">
            <text:p>1582</text:p>
          </table:table-cell>
        </table:table-row>
        <table:table-row table:style-name="ro1">
          <table:table-cell table:formula="of:=IF([$Code.A1585]=&quot;&quot;;&quot;&quot;;[$Code.A1585])">
            <text:p/>
          </table:table-cell>
          <table:table-cell table:formula="of:=[.B1584]+1" office:value-type="float" office:value="1583" calcext:value-type="float">
            <text:p>1583</text:p>
          </table:table-cell>
        </table:table-row>
        <table:table-row table:style-name="ro1">
          <table:table-cell table:formula="of:=IF([$Code.A1586]=&quot;&quot;;&quot;&quot;;[$Code.A1586])">
            <text:p/>
          </table:table-cell>
          <table:table-cell table:formula="of:=[.B1585]+1" office:value-type="float" office:value="1584" calcext:value-type="float">
            <text:p>1584</text:p>
          </table:table-cell>
        </table:table-row>
        <table:table-row table:style-name="ro1">
          <table:table-cell table:formula="of:=IF([$Code.A1587]=&quot;&quot;;&quot;&quot;;[$Code.A1587])">
            <text:p/>
          </table:table-cell>
          <table:table-cell table:formula="of:=[.B1586]+1" office:value-type="float" office:value="1585" calcext:value-type="float">
            <text:p>1585</text:p>
          </table:table-cell>
        </table:table-row>
        <table:table-row table:style-name="ro1">
          <table:table-cell table:formula="of:=IF([$Code.A1588]=&quot;&quot;;&quot;&quot;;[$Code.A1588])">
            <text:p/>
          </table:table-cell>
          <table:table-cell table:formula="of:=[.B1587]+1" office:value-type="float" office:value="1586" calcext:value-type="float">
            <text:p>1586</text:p>
          </table:table-cell>
        </table:table-row>
        <table:table-row table:style-name="ro1">
          <table:table-cell table:formula="of:=IF([$Code.A1589]=&quot;&quot;;&quot;&quot;;[$Code.A1589])">
            <text:p/>
          </table:table-cell>
          <table:table-cell table:formula="of:=[.B1588]+1" office:value-type="float" office:value="1587" calcext:value-type="float">
            <text:p>1587</text:p>
          </table:table-cell>
        </table:table-row>
        <table:table-row table:style-name="ro1">
          <table:table-cell table:formula="of:=IF([$Code.A1590]=&quot;&quot;;&quot;&quot;;[$Code.A1590])">
            <text:p/>
          </table:table-cell>
          <table:table-cell table:formula="of:=[.B1589]+1" office:value-type="float" office:value="1588" calcext:value-type="float">
            <text:p>1588</text:p>
          </table:table-cell>
        </table:table-row>
        <table:table-row table:style-name="ro1">
          <table:table-cell table:formula="of:=IF([$Code.A1591]=&quot;&quot;;&quot;&quot;;[$Code.A1591])">
            <text:p/>
          </table:table-cell>
          <table:table-cell table:formula="of:=[.B1590]+1" office:value-type="float" office:value="1589" calcext:value-type="float">
            <text:p>1589</text:p>
          </table:table-cell>
        </table:table-row>
        <table:table-row table:style-name="ro1">
          <table:table-cell table:formula="of:=IF([$Code.A1592]=&quot;&quot;;&quot;&quot;;[$Code.A1592])">
            <text:p/>
          </table:table-cell>
          <table:table-cell table:formula="of:=[.B1591]+1" office:value-type="float" office:value="1590" calcext:value-type="float">
            <text:p>1590</text:p>
          </table:table-cell>
        </table:table-row>
        <table:table-row table:style-name="ro1">
          <table:table-cell table:formula="of:=IF([$Code.A1593]=&quot;&quot;;&quot;&quot;;[$Code.A1593])">
            <text:p/>
          </table:table-cell>
          <table:table-cell table:formula="of:=[.B1592]+1" office:value-type="float" office:value="1591" calcext:value-type="float">
            <text:p>1591</text:p>
          </table:table-cell>
        </table:table-row>
        <table:table-row table:style-name="ro1">
          <table:table-cell table:formula="of:=IF([$Code.A1594]=&quot;&quot;;&quot;&quot;;[$Code.A1594])">
            <text:p/>
          </table:table-cell>
          <table:table-cell table:formula="of:=[.B1593]+1" office:value-type="float" office:value="1592" calcext:value-type="float">
            <text:p>1592</text:p>
          </table:table-cell>
        </table:table-row>
        <table:table-row table:style-name="ro1">
          <table:table-cell table:formula="of:=IF([$Code.A1595]=&quot;&quot;;&quot;&quot;;[$Code.A1595])">
            <text:p/>
          </table:table-cell>
          <table:table-cell table:formula="of:=[.B1594]+1" office:value-type="float" office:value="1593" calcext:value-type="float">
            <text:p>1593</text:p>
          </table:table-cell>
        </table:table-row>
        <table:table-row table:style-name="ro1">
          <table:table-cell table:formula="of:=IF([$Code.A1596]=&quot;&quot;;&quot;&quot;;[$Code.A1596])">
            <text:p/>
          </table:table-cell>
          <table:table-cell table:formula="of:=[.B1595]+1" office:value-type="float" office:value="1594" calcext:value-type="float">
            <text:p>1594</text:p>
          </table:table-cell>
        </table:table-row>
        <table:table-row table:style-name="ro1">
          <table:table-cell table:formula="of:=IF([$Code.A1597]=&quot;&quot;;&quot;&quot;;[$Code.A1597])">
            <text:p/>
          </table:table-cell>
          <table:table-cell table:formula="of:=[.B1596]+1" office:value-type="float" office:value="1595" calcext:value-type="float">
            <text:p>1595</text:p>
          </table:table-cell>
        </table:table-row>
        <table:table-row table:style-name="ro1">
          <table:table-cell table:formula="of:=IF([$Code.A1598]=&quot;&quot;;&quot;&quot;;[$Code.A1598])">
            <text:p/>
          </table:table-cell>
          <table:table-cell table:formula="of:=[.B1597]+1" office:value-type="float" office:value="1596" calcext:value-type="float">
            <text:p>1596</text:p>
          </table:table-cell>
        </table:table-row>
        <table:table-row table:style-name="ro1">
          <table:table-cell table:formula="of:=IF([$Code.A1599]=&quot;&quot;;&quot;&quot;;[$Code.A1599])">
            <text:p/>
          </table:table-cell>
          <table:table-cell table:formula="of:=[.B1598]+1" office:value-type="float" office:value="1597" calcext:value-type="float">
            <text:p>1597</text:p>
          </table:table-cell>
        </table:table-row>
        <table:table-row table:style-name="ro1">
          <table:table-cell table:formula="of:=IF([$Code.A1600]=&quot;&quot;;&quot;&quot;;[$Code.A1600])">
            <text:p/>
          </table:table-cell>
          <table:table-cell table:formula="of:=[.B1599]+1" office:value-type="float" office:value="1598" calcext:value-type="float">
            <text:p>1598</text:p>
          </table:table-cell>
        </table:table-row>
        <table:table-row table:style-name="ro1">
          <table:table-cell table:formula="of:=IF([$Code.A1601]=&quot;&quot;;&quot;&quot;;[$Code.A1601])">
            <text:p/>
          </table:table-cell>
          <table:table-cell table:formula="of:=[.B1600]+1" office:value-type="float" office:value="1599" calcext:value-type="float">
            <text:p>1599</text:p>
          </table:table-cell>
        </table:table-row>
        <table:table-row table:style-name="ro1">
          <table:table-cell table:formula="of:=IF([$Code.A1602]=&quot;&quot;;&quot;&quot;;[$Code.A1602])">
            <text:p/>
          </table:table-cell>
          <table:table-cell table:formula="of:=[.B1601]+1" office:value-type="float" office:value="1600" calcext:value-type="float">
            <text:p>1600</text:p>
          </table:table-cell>
        </table:table-row>
        <table:table-row table:style-name="ro1">
          <table:table-cell table:formula="of:=IF([$Code.A1603]=&quot;&quot;;&quot;&quot;;[$Code.A1603])">
            <text:p/>
          </table:table-cell>
          <table:table-cell table:formula="of:=[.B1602]+1" office:value-type="float" office:value="1601" calcext:value-type="float">
            <text:p>1601</text:p>
          </table:table-cell>
        </table:table-row>
        <table:table-row table:style-name="ro1">
          <table:table-cell table:formula="of:=IF([$Code.A1604]=&quot;&quot;;&quot;&quot;;[$Code.A1604])">
            <text:p/>
          </table:table-cell>
          <table:table-cell table:formula="of:=[.B1603]+1" office:value-type="float" office:value="1602" calcext:value-type="float">
            <text:p>1602</text:p>
          </table:table-cell>
        </table:table-row>
        <table:table-row table:style-name="ro1">
          <table:table-cell table:formula="of:=IF([$Code.A1605]=&quot;&quot;;&quot;&quot;;[$Code.A1605])">
            <text:p/>
          </table:table-cell>
          <table:table-cell table:formula="of:=[.B1604]+1" office:value-type="float" office:value="1603" calcext:value-type="float">
            <text:p>1603</text:p>
          </table:table-cell>
        </table:table-row>
        <table:table-row table:style-name="ro1">
          <table:table-cell table:formula="of:=IF([$Code.A1606]=&quot;&quot;;&quot;&quot;;[$Code.A1606])">
            <text:p/>
          </table:table-cell>
          <table:table-cell table:formula="of:=[.B1605]+1" office:value-type="float" office:value="1604" calcext:value-type="float">
            <text:p>1604</text:p>
          </table:table-cell>
        </table:table-row>
        <table:table-row table:style-name="ro1">
          <table:table-cell table:formula="of:=IF([$Code.A1607]=&quot;&quot;;&quot;&quot;;[$Code.A1607])">
            <text:p/>
          </table:table-cell>
          <table:table-cell table:formula="of:=[.B1606]+1" office:value-type="float" office:value="1605" calcext:value-type="float">
            <text:p>1605</text:p>
          </table:table-cell>
        </table:table-row>
        <table:table-row table:style-name="ro1">
          <table:table-cell table:formula="of:=IF([$Code.A1608]=&quot;&quot;;&quot;&quot;;[$Code.A1608])">
            <text:p/>
          </table:table-cell>
          <table:table-cell table:formula="of:=[.B1607]+1" office:value-type="float" office:value="1606" calcext:value-type="float">
            <text:p>1606</text:p>
          </table:table-cell>
        </table:table-row>
        <table:table-row table:style-name="ro1">
          <table:table-cell table:formula="of:=IF([$Code.A1609]=&quot;&quot;;&quot;&quot;;[$Code.A1609])">
            <text:p/>
          </table:table-cell>
          <table:table-cell table:formula="of:=[.B1608]+1" office:value-type="float" office:value="1607" calcext:value-type="float">
            <text:p>1607</text:p>
          </table:table-cell>
        </table:table-row>
        <table:table-row table:style-name="ro1">
          <table:table-cell table:formula="of:=IF([$Code.A1610]=&quot;&quot;;&quot;&quot;;[$Code.A1610])">
            <text:p/>
          </table:table-cell>
          <table:table-cell table:formula="of:=[.B1609]+1" office:value-type="float" office:value="1608" calcext:value-type="float">
            <text:p>1608</text:p>
          </table:table-cell>
        </table:table-row>
        <table:table-row table:style-name="ro1">
          <table:table-cell table:formula="of:=IF([$Code.A1611]=&quot;&quot;;&quot;&quot;;[$Code.A1611])">
            <text:p/>
          </table:table-cell>
          <table:table-cell table:formula="of:=[.B1610]+1" office:value-type="float" office:value="1609" calcext:value-type="float">
            <text:p>1609</text:p>
          </table:table-cell>
        </table:table-row>
        <table:table-row table:style-name="ro1">
          <table:table-cell table:formula="of:=IF([$Code.A1612]=&quot;&quot;;&quot;&quot;;[$Code.A1612])">
            <text:p/>
          </table:table-cell>
          <table:table-cell table:formula="of:=[.B1611]+1" office:value-type="float" office:value="1610" calcext:value-type="float">
            <text:p>1610</text:p>
          </table:table-cell>
        </table:table-row>
        <table:table-row table:style-name="ro1">
          <table:table-cell table:formula="of:=IF([$Code.A1613]=&quot;&quot;;&quot;&quot;;[$Code.A1613])">
            <text:p/>
          </table:table-cell>
          <table:table-cell table:formula="of:=[.B1612]+1" office:value-type="float" office:value="1611" calcext:value-type="float">
            <text:p>1611</text:p>
          </table:table-cell>
        </table:table-row>
        <table:table-row table:style-name="ro1">
          <table:table-cell table:formula="of:=IF([$Code.A1614]=&quot;&quot;;&quot;&quot;;[$Code.A1614])">
            <text:p/>
          </table:table-cell>
          <table:table-cell table:formula="of:=[.B1613]+1" office:value-type="float" office:value="1612" calcext:value-type="float">
            <text:p>1612</text:p>
          </table:table-cell>
        </table:table-row>
        <table:table-row table:style-name="ro1">
          <table:table-cell table:formula="of:=IF([$Code.A1615]=&quot;&quot;;&quot;&quot;;[$Code.A1615])">
            <text:p/>
          </table:table-cell>
          <table:table-cell table:formula="of:=[.B1614]+1" office:value-type="float" office:value="1613" calcext:value-type="float">
            <text:p>1613</text:p>
          </table:table-cell>
        </table:table-row>
        <table:table-row table:style-name="ro1">
          <table:table-cell table:formula="of:=IF([$Code.A1616]=&quot;&quot;;&quot;&quot;;[$Code.A1616])">
            <text:p/>
          </table:table-cell>
          <table:table-cell table:formula="of:=[.B1615]+1" office:value-type="float" office:value="1614" calcext:value-type="float">
            <text:p>1614</text:p>
          </table:table-cell>
        </table:table-row>
        <table:table-row table:style-name="ro1">
          <table:table-cell table:formula="of:=IF([$Code.A1617]=&quot;&quot;;&quot;&quot;;[$Code.A1617])">
            <text:p/>
          </table:table-cell>
          <table:table-cell table:formula="of:=[.B1616]+1" office:value-type="float" office:value="1615" calcext:value-type="float">
            <text:p>1615</text:p>
          </table:table-cell>
        </table:table-row>
        <table:table-row table:style-name="ro1">
          <table:table-cell table:formula="of:=IF([$Code.A1618]=&quot;&quot;;&quot;&quot;;[$Code.A1618])">
            <text:p/>
          </table:table-cell>
          <table:table-cell table:formula="of:=[.B1617]+1" office:value-type="float" office:value="1616" calcext:value-type="float">
            <text:p>1616</text:p>
          </table:table-cell>
        </table:table-row>
        <table:table-row table:style-name="ro1">
          <table:table-cell table:formula="of:=IF([$Code.A1619]=&quot;&quot;;&quot;&quot;;[$Code.A1619])">
            <text:p/>
          </table:table-cell>
          <table:table-cell table:formula="of:=[.B1618]+1" office:value-type="float" office:value="1617" calcext:value-type="float">
            <text:p>1617</text:p>
          </table:table-cell>
        </table:table-row>
        <table:table-row table:style-name="ro1">
          <table:table-cell table:formula="of:=IF([$Code.A1620]=&quot;&quot;;&quot;&quot;;[$Code.A1620])">
            <text:p/>
          </table:table-cell>
          <table:table-cell table:formula="of:=[.B1619]+1" office:value-type="float" office:value="1618" calcext:value-type="float">
            <text:p>1618</text:p>
          </table:table-cell>
        </table:table-row>
        <table:table-row table:style-name="ro1">
          <table:table-cell table:formula="of:=IF([$Code.A1621]=&quot;&quot;;&quot;&quot;;[$Code.A1621])">
            <text:p/>
          </table:table-cell>
          <table:table-cell table:formula="of:=[.B1620]+1" office:value-type="float" office:value="1619" calcext:value-type="float">
            <text:p>1619</text:p>
          </table:table-cell>
        </table:table-row>
        <table:table-row table:style-name="ro1">
          <table:table-cell table:formula="of:=IF([$Code.A1622]=&quot;&quot;;&quot;&quot;;[$Code.A1622])">
            <text:p/>
          </table:table-cell>
          <table:table-cell table:formula="of:=[.B1621]+1" office:value-type="float" office:value="1620" calcext:value-type="float">
            <text:p>1620</text:p>
          </table:table-cell>
        </table:table-row>
        <table:table-row table:style-name="ro1">
          <table:table-cell table:formula="of:=IF([$Code.A1623]=&quot;&quot;;&quot;&quot;;[$Code.A1623])">
            <text:p/>
          </table:table-cell>
          <table:table-cell table:formula="of:=[.B1622]+1" office:value-type="float" office:value="1621" calcext:value-type="float">
            <text:p>1621</text:p>
          </table:table-cell>
        </table:table-row>
        <table:table-row table:style-name="ro1">
          <table:table-cell table:formula="of:=IF([$Code.A1624]=&quot;&quot;;&quot;&quot;;[$Code.A1624])">
            <text:p/>
          </table:table-cell>
          <table:table-cell table:formula="of:=[.B1623]+1" office:value-type="float" office:value="1622" calcext:value-type="float">
            <text:p>1622</text:p>
          </table:table-cell>
        </table:table-row>
        <table:table-row table:style-name="ro1">
          <table:table-cell table:formula="of:=IF([$Code.A1625]=&quot;&quot;;&quot;&quot;;[$Code.A1625])">
            <text:p/>
          </table:table-cell>
          <table:table-cell table:formula="of:=[.B1624]+1" office:value-type="float" office:value="1623" calcext:value-type="float">
            <text:p>1623</text:p>
          </table:table-cell>
        </table:table-row>
        <table:table-row table:style-name="ro1">
          <table:table-cell table:formula="of:=IF([$Code.A1626]=&quot;&quot;;&quot;&quot;;[$Code.A1626])">
            <text:p/>
          </table:table-cell>
          <table:table-cell table:formula="of:=[.B1625]+1" office:value-type="float" office:value="1624" calcext:value-type="float">
            <text:p>1624</text:p>
          </table:table-cell>
        </table:table-row>
        <table:table-row table:style-name="ro1">
          <table:table-cell table:formula="of:=IF([$Code.A1627]=&quot;&quot;;&quot;&quot;;[$Code.A1627])">
            <text:p/>
          </table:table-cell>
          <table:table-cell table:formula="of:=[.B1626]+1" office:value-type="float" office:value="1625" calcext:value-type="float">
            <text:p>1625</text:p>
          </table:table-cell>
        </table:table-row>
        <table:table-row table:style-name="ro1">
          <table:table-cell table:formula="of:=IF([$Code.A1628]=&quot;&quot;;&quot;&quot;;[$Code.A1628])">
            <text:p/>
          </table:table-cell>
          <table:table-cell table:formula="of:=[.B1627]+1" office:value-type="float" office:value="1626" calcext:value-type="float">
            <text:p>1626</text:p>
          </table:table-cell>
        </table:table-row>
        <table:table-row table:style-name="ro1">
          <table:table-cell table:formula="of:=IF([$Code.A1629]=&quot;&quot;;&quot;&quot;;[$Code.A1629])">
            <text:p/>
          </table:table-cell>
          <table:table-cell table:formula="of:=[.B1628]+1" office:value-type="float" office:value="1627" calcext:value-type="float">
            <text:p>1627</text:p>
          </table:table-cell>
        </table:table-row>
        <table:table-row table:style-name="ro1">
          <table:table-cell table:formula="of:=IF([$Code.A1630]=&quot;&quot;;&quot;&quot;;[$Code.A1630])">
            <text:p/>
          </table:table-cell>
          <table:table-cell table:formula="of:=[.B1629]+1" office:value-type="float" office:value="1628" calcext:value-type="float">
            <text:p>1628</text:p>
          </table:table-cell>
        </table:table-row>
        <table:table-row table:style-name="ro1">
          <table:table-cell table:formula="of:=IF([$Code.A1631]=&quot;&quot;;&quot;&quot;;[$Code.A1631])">
            <text:p/>
          </table:table-cell>
          <table:table-cell table:formula="of:=[.B1630]+1" office:value-type="float" office:value="1629" calcext:value-type="float">
            <text:p>1629</text:p>
          </table:table-cell>
        </table:table-row>
        <table:table-row table:style-name="ro1">
          <table:table-cell table:formula="of:=IF([$Code.A1632]=&quot;&quot;;&quot;&quot;;[$Code.A1632])">
            <text:p/>
          </table:table-cell>
          <table:table-cell table:formula="of:=[.B1631]+1" office:value-type="float" office:value="1630" calcext:value-type="float">
            <text:p>1630</text:p>
          </table:table-cell>
        </table:table-row>
        <table:table-row table:style-name="ro1">
          <table:table-cell table:formula="of:=IF([$Code.A1633]=&quot;&quot;;&quot;&quot;;[$Code.A1633])">
            <text:p/>
          </table:table-cell>
          <table:table-cell table:formula="of:=[.B1632]+1" office:value-type="float" office:value="1631" calcext:value-type="float">
            <text:p>1631</text:p>
          </table:table-cell>
        </table:table-row>
        <table:table-row table:style-name="ro1">
          <table:table-cell table:formula="of:=IF([$Code.A1634]=&quot;&quot;;&quot;&quot;;[$Code.A1634])">
            <text:p/>
          </table:table-cell>
          <table:table-cell table:formula="of:=[.B1633]+1" office:value-type="float" office:value="1632" calcext:value-type="float">
            <text:p>1632</text:p>
          </table:table-cell>
        </table:table-row>
        <table:table-row table:style-name="ro1">
          <table:table-cell table:formula="of:=IF([$Code.A1635]=&quot;&quot;;&quot;&quot;;[$Code.A1635])">
            <text:p/>
          </table:table-cell>
          <table:table-cell table:formula="of:=[.B1634]+1" office:value-type="float" office:value="1633" calcext:value-type="float">
            <text:p>1633</text:p>
          </table:table-cell>
        </table:table-row>
        <table:table-row table:style-name="ro1">
          <table:table-cell table:formula="of:=IF([$Code.A1636]=&quot;&quot;;&quot;&quot;;[$Code.A1636])">
            <text:p/>
          </table:table-cell>
          <table:table-cell table:formula="of:=[.B1635]+1" office:value-type="float" office:value="1634" calcext:value-type="float">
            <text:p>1634</text:p>
          </table:table-cell>
        </table:table-row>
        <table:table-row table:style-name="ro1">
          <table:table-cell table:formula="of:=IF([$Code.A1637]=&quot;&quot;;&quot;&quot;;[$Code.A1637])">
            <text:p/>
          </table:table-cell>
          <table:table-cell table:formula="of:=[.B1636]+1" office:value-type="float" office:value="1635" calcext:value-type="float">
            <text:p>1635</text:p>
          </table:table-cell>
        </table:table-row>
        <table:table-row table:style-name="ro1">
          <table:table-cell table:formula="of:=IF([$Code.A1638]=&quot;&quot;;&quot;&quot;;[$Code.A1638])">
            <text:p/>
          </table:table-cell>
          <table:table-cell table:formula="of:=[.B1637]+1" office:value-type="float" office:value="1636" calcext:value-type="float">
            <text:p>1636</text:p>
          </table:table-cell>
        </table:table-row>
        <table:table-row table:style-name="ro1">
          <table:table-cell table:formula="of:=IF([$Code.A1639]=&quot;&quot;;&quot;&quot;;[$Code.A1639])">
            <text:p/>
          </table:table-cell>
          <table:table-cell table:formula="of:=[.B1638]+1" office:value-type="float" office:value="1637" calcext:value-type="float">
            <text:p>1637</text:p>
          </table:table-cell>
        </table:table-row>
        <table:table-row table:style-name="ro1">
          <table:table-cell table:formula="of:=IF([$Code.A1640]=&quot;&quot;;&quot;&quot;;[$Code.A1640])">
            <text:p/>
          </table:table-cell>
          <table:table-cell table:formula="of:=[.B1639]+1" office:value-type="float" office:value="1638" calcext:value-type="float">
            <text:p>1638</text:p>
          </table:table-cell>
        </table:table-row>
        <table:table-row table:style-name="ro1">
          <table:table-cell table:formula="of:=IF([$Code.A1641]=&quot;&quot;;&quot;&quot;;[$Code.A1641])">
            <text:p/>
          </table:table-cell>
          <table:table-cell table:formula="of:=[.B1640]+1" office:value-type="float" office:value="1639" calcext:value-type="float">
            <text:p>1639</text:p>
          </table:table-cell>
        </table:table-row>
        <table:table-row table:style-name="ro1">
          <table:table-cell table:formula="of:=IF([$Code.A1642]=&quot;&quot;;&quot;&quot;;[$Code.A1642])">
            <text:p/>
          </table:table-cell>
          <table:table-cell table:formula="of:=[.B1641]+1" office:value-type="float" office:value="1640" calcext:value-type="float">
            <text:p>1640</text:p>
          </table:table-cell>
        </table:table-row>
        <table:table-row table:style-name="ro1">
          <table:table-cell table:formula="of:=IF([$Code.A1643]=&quot;&quot;;&quot;&quot;;[$Code.A1643])">
            <text:p/>
          </table:table-cell>
          <table:table-cell table:formula="of:=[.B1642]+1" office:value-type="float" office:value="1641" calcext:value-type="float">
            <text:p>1641</text:p>
          </table:table-cell>
        </table:table-row>
        <table:table-row table:style-name="ro1">
          <table:table-cell table:formula="of:=IF([$Code.A1644]=&quot;&quot;;&quot;&quot;;[$Code.A1644])">
            <text:p/>
          </table:table-cell>
          <table:table-cell table:formula="of:=[.B1643]+1" office:value-type="float" office:value="1642" calcext:value-type="float">
            <text:p>1642</text:p>
          </table:table-cell>
        </table:table-row>
        <table:table-row table:style-name="ro1">
          <table:table-cell table:formula="of:=IF([$Code.A1645]=&quot;&quot;;&quot;&quot;;[$Code.A1645])">
            <text:p/>
          </table:table-cell>
          <table:table-cell table:formula="of:=[.B1644]+1" office:value-type="float" office:value="1643" calcext:value-type="float">
            <text:p>1643</text:p>
          </table:table-cell>
        </table:table-row>
        <table:table-row table:style-name="ro1">
          <table:table-cell table:formula="of:=IF([$Code.A1646]=&quot;&quot;;&quot;&quot;;[$Code.A1646])">
            <text:p/>
          </table:table-cell>
          <table:table-cell table:formula="of:=[.B1645]+1" office:value-type="float" office:value="1644" calcext:value-type="float">
            <text:p>1644</text:p>
          </table:table-cell>
        </table:table-row>
        <table:table-row table:style-name="ro1">
          <table:table-cell table:formula="of:=IF([$Code.A1647]=&quot;&quot;;&quot;&quot;;[$Code.A1647])">
            <text:p/>
          </table:table-cell>
          <table:table-cell table:formula="of:=[.B1646]+1" office:value-type="float" office:value="1645" calcext:value-type="float">
            <text:p>1645</text:p>
          </table:table-cell>
        </table:table-row>
        <table:table-row table:style-name="ro1">
          <table:table-cell table:formula="of:=IF([$Code.A1648]=&quot;&quot;;&quot;&quot;;[$Code.A1648])">
            <text:p/>
          </table:table-cell>
          <table:table-cell table:formula="of:=[.B1647]+1" office:value-type="float" office:value="1646" calcext:value-type="float">
            <text:p>1646</text:p>
          </table:table-cell>
        </table:table-row>
        <table:table-row table:style-name="ro1">
          <table:table-cell table:formula="of:=IF([$Code.A1649]=&quot;&quot;;&quot;&quot;;[$Code.A1649])">
            <text:p/>
          </table:table-cell>
          <table:table-cell table:formula="of:=[.B1648]+1" office:value-type="float" office:value="1647" calcext:value-type="float">
            <text:p>1647</text:p>
          </table:table-cell>
        </table:table-row>
        <table:table-row table:style-name="ro1">
          <table:table-cell table:formula="of:=IF([$Code.A1650]=&quot;&quot;;&quot;&quot;;[$Code.A1650])">
            <text:p/>
          </table:table-cell>
          <table:table-cell table:formula="of:=[.B1649]+1" office:value-type="float" office:value="1648" calcext:value-type="float">
            <text:p>1648</text:p>
          </table:table-cell>
        </table:table-row>
        <table:table-row table:style-name="ro1">
          <table:table-cell table:formula="of:=IF([$Code.A1651]=&quot;&quot;;&quot;&quot;;[$Code.A1651])">
            <text:p/>
          </table:table-cell>
          <table:table-cell table:formula="of:=[.B1650]+1" office:value-type="float" office:value="1649" calcext:value-type="float">
            <text:p>1649</text:p>
          </table:table-cell>
        </table:table-row>
        <table:table-row table:style-name="ro1">
          <table:table-cell table:formula="of:=IF([$Code.A1652]=&quot;&quot;;&quot;&quot;;[$Code.A1652])">
            <text:p/>
          </table:table-cell>
          <table:table-cell table:formula="of:=[.B1651]+1" office:value-type="float" office:value="1650" calcext:value-type="float">
            <text:p>1650</text:p>
          </table:table-cell>
        </table:table-row>
        <table:table-row table:style-name="ro1">
          <table:table-cell table:formula="of:=IF([$Code.A1653]=&quot;&quot;;&quot;&quot;;[$Code.A1653])">
            <text:p/>
          </table:table-cell>
          <table:table-cell table:formula="of:=[.B1652]+1" office:value-type="float" office:value="1651" calcext:value-type="float">
            <text:p>1651</text:p>
          </table:table-cell>
        </table:table-row>
        <table:table-row table:style-name="ro1">
          <table:table-cell table:formula="of:=IF([$Code.A1654]=&quot;&quot;;&quot;&quot;;[$Code.A1654])">
            <text:p/>
          </table:table-cell>
          <table:table-cell table:formula="of:=[.B1653]+1" office:value-type="float" office:value="1652" calcext:value-type="float">
            <text:p>1652</text:p>
          </table:table-cell>
        </table:table-row>
        <table:table-row table:style-name="ro1">
          <table:table-cell table:formula="of:=IF([$Code.A1655]=&quot;&quot;;&quot;&quot;;[$Code.A1655])">
            <text:p/>
          </table:table-cell>
          <table:table-cell table:formula="of:=[.B1654]+1" office:value-type="float" office:value="1653" calcext:value-type="float">
            <text:p>1653</text:p>
          </table:table-cell>
        </table:table-row>
        <table:table-row table:style-name="ro1">
          <table:table-cell table:formula="of:=IF([$Code.A1656]=&quot;&quot;;&quot;&quot;;[$Code.A1656])">
            <text:p/>
          </table:table-cell>
          <table:table-cell table:formula="of:=[.B1655]+1" office:value-type="float" office:value="1654" calcext:value-type="float">
            <text:p>1654</text:p>
          </table:table-cell>
        </table:table-row>
        <table:table-row table:style-name="ro1">
          <table:table-cell table:formula="of:=IF([$Code.A1657]=&quot;&quot;;&quot;&quot;;[$Code.A1657])">
            <text:p/>
          </table:table-cell>
          <table:table-cell table:formula="of:=[.B1656]+1" office:value-type="float" office:value="1655" calcext:value-type="float">
            <text:p>1655</text:p>
          </table:table-cell>
        </table:table-row>
        <table:table-row table:style-name="ro1">
          <table:table-cell table:formula="of:=IF([$Code.A1658]=&quot;&quot;;&quot;&quot;;[$Code.A1658])">
            <text:p/>
          </table:table-cell>
          <table:table-cell table:formula="of:=[.B1657]+1" office:value-type="float" office:value="1656" calcext:value-type="float">
            <text:p>1656</text:p>
          </table:table-cell>
        </table:table-row>
        <table:table-row table:style-name="ro1">
          <table:table-cell table:formula="of:=IF([$Code.A1659]=&quot;&quot;;&quot;&quot;;[$Code.A1659])">
            <text:p/>
          </table:table-cell>
          <table:table-cell table:formula="of:=[.B1658]+1" office:value-type="float" office:value="1657" calcext:value-type="float">
            <text:p>1657</text:p>
          </table:table-cell>
        </table:table-row>
        <table:table-row table:style-name="ro1">
          <table:table-cell table:formula="of:=IF([$Code.A1660]=&quot;&quot;;&quot;&quot;;[$Code.A1660])">
            <text:p/>
          </table:table-cell>
          <table:table-cell table:formula="of:=[.B1659]+1" office:value-type="float" office:value="1658" calcext:value-type="float">
            <text:p>1658</text:p>
          </table:table-cell>
        </table:table-row>
        <table:table-row table:style-name="ro1">
          <table:table-cell table:formula="of:=IF([$Code.A1661]=&quot;&quot;;&quot;&quot;;[$Code.A1661])">
            <text:p/>
          </table:table-cell>
          <table:table-cell table:formula="of:=[.B1660]+1" office:value-type="float" office:value="1659" calcext:value-type="float">
            <text:p>1659</text:p>
          </table:table-cell>
        </table:table-row>
        <table:table-row table:style-name="ro1">
          <table:table-cell table:formula="of:=IF([$Code.A1662]=&quot;&quot;;&quot;&quot;;[$Code.A1662])">
            <text:p/>
          </table:table-cell>
          <table:table-cell table:formula="of:=[.B1661]+1" office:value-type="float" office:value="1660" calcext:value-type="float">
            <text:p>1660</text:p>
          </table:table-cell>
        </table:table-row>
        <table:table-row table:style-name="ro1">
          <table:table-cell table:formula="of:=IF([$Code.A1663]=&quot;&quot;;&quot;&quot;;[$Code.A1663])">
            <text:p/>
          </table:table-cell>
          <table:table-cell table:formula="of:=[.B1662]+1" office:value-type="float" office:value="1661" calcext:value-type="float">
            <text:p>1661</text:p>
          </table:table-cell>
        </table:table-row>
        <table:table-row table:style-name="ro1">
          <table:table-cell table:formula="of:=IF([$Code.A1664]=&quot;&quot;;&quot;&quot;;[$Code.A1664])">
            <text:p/>
          </table:table-cell>
          <table:table-cell table:formula="of:=[.B1663]+1" office:value-type="float" office:value="1662" calcext:value-type="float">
            <text:p>1662</text:p>
          </table:table-cell>
        </table:table-row>
        <table:table-row table:style-name="ro1">
          <table:table-cell table:formula="of:=IF([$Code.A1665]=&quot;&quot;;&quot;&quot;;[$Code.A1665])">
            <text:p/>
          </table:table-cell>
          <table:table-cell table:formula="of:=[.B1664]+1" office:value-type="float" office:value="1663" calcext:value-type="float">
            <text:p>1663</text:p>
          </table:table-cell>
        </table:table-row>
        <table:table-row table:style-name="ro1">
          <table:table-cell table:formula="of:=IF([$Code.A1666]=&quot;&quot;;&quot;&quot;;[$Code.A1666])">
            <text:p/>
          </table:table-cell>
          <table:table-cell table:formula="of:=[.B1665]+1" office:value-type="float" office:value="1664" calcext:value-type="float">
            <text:p>1664</text:p>
          </table:table-cell>
        </table:table-row>
        <table:table-row table:style-name="ro1">
          <table:table-cell table:formula="of:=IF([$Code.A1667]=&quot;&quot;;&quot;&quot;;[$Code.A1667])">
            <text:p/>
          </table:table-cell>
          <table:table-cell table:formula="of:=[.B1666]+1" office:value-type="float" office:value="1665" calcext:value-type="float">
            <text:p>1665</text:p>
          </table:table-cell>
        </table:table-row>
        <table:table-row table:style-name="ro1">
          <table:table-cell table:formula="of:=IF([$Code.A1668]=&quot;&quot;;&quot;&quot;;[$Code.A1668])">
            <text:p/>
          </table:table-cell>
          <table:table-cell table:formula="of:=[.B1667]+1" office:value-type="float" office:value="1666" calcext:value-type="float">
            <text:p>1666</text:p>
          </table:table-cell>
        </table:table-row>
        <table:table-row table:style-name="ro1">
          <table:table-cell table:formula="of:=IF([$Code.A1669]=&quot;&quot;;&quot;&quot;;[$Code.A1669])">
            <text:p/>
          </table:table-cell>
          <table:table-cell table:formula="of:=[.B1668]+1" office:value-type="float" office:value="1667" calcext:value-type="float">
            <text:p>1667</text:p>
          </table:table-cell>
        </table:table-row>
        <table:table-row table:style-name="ro1">
          <table:table-cell table:formula="of:=IF([$Code.A1670]=&quot;&quot;;&quot;&quot;;[$Code.A1670])">
            <text:p/>
          </table:table-cell>
          <table:table-cell table:formula="of:=[.B1669]+1" office:value-type="float" office:value="1668" calcext:value-type="float">
            <text:p>1668</text:p>
          </table:table-cell>
        </table:table-row>
        <table:table-row table:style-name="ro1">
          <table:table-cell table:formula="of:=IF([$Code.A1671]=&quot;&quot;;&quot;&quot;;[$Code.A1671])">
            <text:p/>
          </table:table-cell>
          <table:table-cell table:formula="of:=[.B1670]+1" office:value-type="float" office:value="1669" calcext:value-type="float">
            <text:p>1669</text:p>
          </table:table-cell>
        </table:table-row>
        <table:table-row table:style-name="ro1">
          <table:table-cell table:formula="of:=IF([$Code.A1672]=&quot;&quot;;&quot;&quot;;[$Code.A1672])">
            <text:p/>
          </table:table-cell>
          <table:table-cell table:formula="of:=[.B1671]+1" office:value-type="float" office:value="1670" calcext:value-type="float">
            <text:p>1670</text:p>
          </table:table-cell>
        </table:table-row>
        <table:table-row table:style-name="ro1">
          <table:table-cell table:formula="of:=IF([$Code.A1673]=&quot;&quot;;&quot;&quot;;[$Code.A1673])">
            <text:p/>
          </table:table-cell>
          <table:table-cell table:formula="of:=[.B1672]+1" office:value-type="float" office:value="1671" calcext:value-type="float">
            <text:p>1671</text:p>
          </table:table-cell>
        </table:table-row>
        <table:table-row table:style-name="ro1">
          <table:table-cell table:formula="of:=IF([$Code.A1674]=&quot;&quot;;&quot;&quot;;[$Code.A1674])">
            <text:p/>
          </table:table-cell>
          <table:table-cell table:formula="of:=[.B1673]+1" office:value-type="float" office:value="1672" calcext:value-type="float">
            <text:p>1672</text:p>
          </table:table-cell>
        </table:table-row>
        <table:table-row table:style-name="ro1">
          <table:table-cell table:formula="of:=IF([$Code.A1675]=&quot;&quot;;&quot;&quot;;[$Code.A1675])">
            <text:p/>
          </table:table-cell>
          <table:table-cell table:formula="of:=[.B1674]+1" office:value-type="float" office:value="1673" calcext:value-type="float">
            <text:p>1673</text:p>
          </table:table-cell>
        </table:table-row>
        <table:table-row table:style-name="ro1">
          <table:table-cell table:formula="of:=IF([$Code.A1676]=&quot;&quot;;&quot;&quot;;[$Code.A1676])">
            <text:p/>
          </table:table-cell>
          <table:table-cell table:formula="of:=[.B1675]+1" office:value-type="float" office:value="1674" calcext:value-type="float">
            <text:p>1674</text:p>
          </table:table-cell>
        </table:table-row>
        <table:table-row table:style-name="ro1">
          <table:table-cell table:formula="of:=IF([$Code.A1677]=&quot;&quot;;&quot;&quot;;[$Code.A1677])">
            <text:p/>
          </table:table-cell>
          <table:table-cell table:formula="of:=[.B1676]+1" office:value-type="float" office:value="1675" calcext:value-type="float">
            <text:p>1675</text:p>
          </table:table-cell>
        </table:table-row>
        <table:table-row table:style-name="ro1">
          <table:table-cell table:formula="of:=IF([$Code.A1678]=&quot;&quot;;&quot;&quot;;[$Code.A1678])">
            <text:p/>
          </table:table-cell>
          <table:table-cell table:formula="of:=[.B1677]+1" office:value-type="float" office:value="1676" calcext:value-type="float">
            <text:p>1676</text:p>
          </table:table-cell>
        </table:table-row>
        <table:table-row table:style-name="ro1">
          <table:table-cell table:formula="of:=IF([$Code.A1679]=&quot;&quot;;&quot;&quot;;[$Code.A1679])">
            <text:p/>
          </table:table-cell>
          <table:table-cell table:formula="of:=[.B1678]+1" office:value-type="float" office:value="1677" calcext:value-type="float">
            <text:p>1677</text:p>
          </table:table-cell>
        </table:table-row>
        <table:table-row table:style-name="ro1">
          <table:table-cell table:formula="of:=IF([$Code.A1680]=&quot;&quot;;&quot;&quot;;[$Code.A1680])">
            <text:p/>
          </table:table-cell>
          <table:table-cell table:formula="of:=[.B1679]+1" office:value-type="float" office:value="1678" calcext:value-type="float">
            <text:p>1678</text:p>
          </table:table-cell>
        </table:table-row>
        <table:table-row table:style-name="ro1">
          <table:table-cell table:formula="of:=IF([$Code.A1681]=&quot;&quot;;&quot;&quot;;[$Code.A1681])">
            <text:p/>
          </table:table-cell>
          <table:table-cell table:formula="of:=[.B1680]+1" office:value-type="float" office:value="1679" calcext:value-type="float">
            <text:p>1679</text:p>
          </table:table-cell>
        </table:table-row>
        <table:table-row table:style-name="ro1">
          <table:table-cell table:formula="of:=IF([$Code.A1682]=&quot;&quot;;&quot;&quot;;[$Code.A1682])">
            <text:p/>
          </table:table-cell>
          <table:table-cell table:formula="of:=[.B1681]+1" office:value-type="float" office:value="1680" calcext:value-type="float">
            <text:p>1680</text:p>
          </table:table-cell>
        </table:table-row>
        <table:table-row table:style-name="ro1">
          <table:table-cell table:formula="of:=IF([$Code.A1683]=&quot;&quot;;&quot;&quot;;[$Code.A1683])">
            <text:p/>
          </table:table-cell>
          <table:table-cell table:formula="of:=[.B1682]+1" office:value-type="float" office:value="1681" calcext:value-type="float">
            <text:p>1681</text:p>
          </table:table-cell>
        </table:table-row>
        <table:table-row table:style-name="ro1">
          <table:table-cell table:formula="of:=IF([$Code.A1684]=&quot;&quot;;&quot;&quot;;[$Code.A1684])">
            <text:p/>
          </table:table-cell>
          <table:table-cell table:formula="of:=[.B1683]+1" office:value-type="float" office:value="1682" calcext:value-type="float">
            <text:p>1682</text:p>
          </table:table-cell>
        </table:table-row>
        <table:table-row table:style-name="ro1">
          <table:table-cell table:formula="of:=IF([$Code.A1685]=&quot;&quot;;&quot;&quot;;[$Code.A1685])">
            <text:p/>
          </table:table-cell>
          <table:table-cell table:formula="of:=[.B1684]+1" office:value-type="float" office:value="1683" calcext:value-type="float">
            <text:p>1683</text:p>
          </table:table-cell>
        </table:table-row>
        <table:table-row table:style-name="ro1">
          <table:table-cell table:formula="of:=IF([$Code.A1686]=&quot;&quot;;&quot;&quot;;[$Code.A1686])">
            <text:p/>
          </table:table-cell>
          <table:table-cell table:formula="of:=[.B1685]+1" office:value-type="float" office:value="1684" calcext:value-type="float">
            <text:p>1684</text:p>
          </table:table-cell>
        </table:table-row>
        <table:table-row table:style-name="ro1">
          <table:table-cell table:formula="of:=IF([$Code.A1687]=&quot;&quot;;&quot;&quot;;[$Code.A1687])">
            <text:p/>
          </table:table-cell>
          <table:table-cell table:formula="of:=[.B1686]+1" office:value-type="float" office:value="1685" calcext:value-type="float">
            <text:p>1685</text:p>
          </table:table-cell>
        </table:table-row>
        <table:table-row table:style-name="ro1">
          <table:table-cell table:formula="of:=IF([$Code.A1688]=&quot;&quot;;&quot;&quot;;[$Code.A1688])">
            <text:p/>
          </table:table-cell>
          <table:table-cell table:formula="of:=[.B1687]+1" office:value-type="float" office:value="1686" calcext:value-type="float">
            <text:p>1686</text:p>
          </table:table-cell>
        </table:table-row>
        <table:table-row table:style-name="ro1">
          <table:table-cell table:formula="of:=IF([$Code.A1689]=&quot;&quot;;&quot;&quot;;[$Code.A1689])">
            <text:p/>
          </table:table-cell>
          <table:table-cell table:formula="of:=[.B1688]+1" office:value-type="float" office:value="1687" calcext:value-type="float">
            <text:p>1687</text:p>
          </table:table-cell>
        </table:table-row>
        <table:table-row table:style-name="ro1">
          <table:table-cell table:formula="of:=IF([$Code.A1690]=&quot;&quot;;&quot;&quot;;[$Code.A1690])">
            <text:p/>
          </table:table-cell>
          <table:table-cell table:formula="of:=[.B1689]+1" office:value-type="float" office:value="1688" calcext:value-type="float">
            <text:p>1688</text:p>
          </table:table-cell>
        </table:table-row>
        <table:table-row table:style-name="ro1">
          <table:table-cell table:formula="of:=IF([$Code.A1691]=&quot;&quot;;&quot;&quot;;[$Code.A1691])">
            <text:p/>
          </table:table-cell>
          <table:table-cell table:formula="of:=[.B1690]+1" office:value-type="float" office:value="1689" calcext:value-type="float">
            <text:p>1689</text:p>
          </table:table-cell>
        </table:table-row>
        <table:table-row table:style-name="ro1">
          <table:table-cell table:formula="of:=IF([$Code.A1692]=&quot;&quot;;&quot;&quot;;[$Code.A1692])">
            <text:p/>
          </table:table-cell>
          <table:table-cell table:formula="of:=[.B1691]+1" office:value-type="float" office:value="1690" calcext:value-type="float">
            <text:p>1690</text:p>
          </table:table-cell>
        </table:table-row>
        <table:table-row table:style-name="ro1">
          <table:table-cell table:formula="of:=IF([$Code.A1693]=&quot;&quot;;&quot;&quot;;[$Code.A1693])">
            <text:p/>
          </table:table-cell>
          <table:table-cell table:formula="of:=[.B1692]+1" office:value-type="float" office:value="1691" calcext:value-type="float">
            <text:p>1691</text:p>
          </table:table-cell>
        </table:table-row>
        <table:table-row table:style-name="ro1">
          <table:table-cell table:formula="of:=IF([$Code.A1694]=&quot;&quot;;&quot;&quot;;[$Code.A1694])">
            <text:p/>
          </table:table-cell>
          <table:table-cell table:formula="of:=[.B1693]+1" office:value-type="float" office:value="1692" calcext:value-type="float">
            <text:p>1692</text:p>
          </table:table-cell>
        </table:table-row>
        <table:table-row table:style-name="ro1">
          <table:table-cell table:formula="of:=IF([$Code.A1695]=&quot;&quot;;&quot;&quot;;[$Code.A1695])">
            <text:p/>
          </table:table-cell>
          <table:table-cell table:formula="of:=[.B1694]+1" office:value-type="float" office:value="1693" calcext:value-type="float">
            <text:p>1693</text:p>
          </table:table-cell>
        </table:table-row>
        <table:table-row table:style-name="ro1">
          <table:table-cell table:formula="of:=IF([$Code.A1696]=&quot;&quot;;&quot;&quot;;[$Code.A1696])">
            <text:p/>
          </table:table-cell>
          <table:table-cell table:formula="of:=[.B1695]+1" office:value-type="float" office:value="1694" calcext:value-type="float">
            <text:p>1694</text:p>
          </table:table-cell>
        </table:table-row>
        <table:table-row table:style-name="ro1">
          <table:table-cell table:formula="of:=IF([$Code.A1697]=&quot;&quot;;&quot;&quot;;[$Code.A1697])">
            <text:p/>
          </table:table-cell>
          <table:table-cell table:formula="of:=[.B1696]+1" office:value-type="float" office:value="1695" calcext:value-type="float">
            <text:p>1695</text:p>
          </table:table-cell>
        </table:table-row>
        <table:table-row table:style-name="ro1">
          <table:table-cell table:formula="of:=IF([$Code.A1698]=&quot;&quot;;&quot;&quot;;[$Code.A1698])">
            <text:p/>
          </table:table-cell>
          <table:table-cell table:formula="of:=[.B1697]+1" office:value-type="float" office:value="1696" calcext:value-type="float">
            <text:p>1696</text:p>
          </table:table-cell>
        </table:table-row>
        <table:table-row table:style-name="ro1">
          <table:table-cell table:formula="of:=IF([$Code.A1699]=&quot;&quot;;&quot;&quot;;[$Code.A1699])">
            <text:p/>
          </table:table-cell>
          <table:table-cell table:formula="of:=[.B1698]+1" office:value-type="float" office:value="1697" calcext:value-type="float">
            <text:p>1697</text:p>
          </table:table-cell>
        </table:table-row>
        <table:table-row table:style-name="ro1">
          <table:table-cell table:formula="of:=IF([$Code.A1700]=&quot;&quot;;&quot;&quot;;[$Code.A1700])">
            <text:p/>
          </table:table-cell>
          <table:table-cell table:formula="of:=[.B1699]+1" office:value-type="float" office:value="1698" calcext:value-type="float">
            <text:p>1698</text:p>
          </table:table-cell>
        </table:table-row>
        <table:table-row table:style-name="ro1">
          <table:table-cell table:formula="of:=IF([$Code.A1701]=&quot;&quot;;&quot;&quot;;[$Code.A1701])">
            <text:p/>
          </table:table-cell>
          <table:table-cell table:formula="of:=[.B1700]+1" office:value-type="float" office:value="1699" calcext:value-type="float">
            <text:p>1699</text:p>
          </table:table-cell>
        </table:table-row>
        <table:table-row table:style-name="ro1">
          <table:table-cell table:formula="of:=IF([$Code.A1702]=&quot;&quot;;&quot;&quot;;[$Code.A1702])">
            <text:p/>
          </table:table-cell>
          <table:table-cell table:formula="of:=[.B1701]+1" office:value-type="float" office:value="1700" calcext:value-type="float">
            <text:p>1700</text:p>
          </table:table-cell>
        </table:table-row>
        <table:table-row table:style-name="ro1">
          <table:table-cell table:formula="of:=IF([$Code.A1703]=&quot;&quot;;&quot;&quot;;[$Code.A1703])">
            <text:p/>
          </table:table-cell>
          <table:table-cell table:formula="of:=[.B1702]+1" office:value-type="float" office:value="1701" calcext:value-type="float">
            <text:p>1701</text:p>
          </table:table-cell>
        </table:table-row>
        <table:table-row table:style-name="ro1">
          <table:table-cell table:formula="of:=IF([$Code.A1704]=&quot;&quot;;&quot;&quot;;[$Code.A1704])">
            <text:p/>
          </table:table-cell>
          <table:table-cell table:formula="of:=[.B1703]+1" office:value-type="float" office:value="1702" calcext:value-type="float">
            <text:p>1702</text:p>
          </table:table-cell>
        </table:table-row>
        <table:table-row table:style-name="ro1">
          <table:table-cell table:formula="of:=IF([$Code.A1705]=&quot;&quot;;&quot;&quot;;[$Code.A1705])">
            <text:p/>
          </table:table-cell>
          <table:table-cell table:formula="of:=[.B1704]+1" office:value-type="float" office:value="1703" calcext:value-type="float">
            <text:p>1703</text:p>
          </table:table-cell>
        </table:table-row>
        <table:table-row table:style-name="ro1">
          <table:table-cell table:formula="of:=IF([$Code.A1706]=&quot;&quot;;&quot;&quot;;[$Code.A1706])">
            <text:p/>
          </table:table-cell>
          <table:table-cell table:formula="of:=[.B1705]+1" office:value-type="float" office:value="1704" calcext:value-type="float">
            <text:p>1704</text:p>
          </table:table-cell>
        </table:table-row>
        <table:table-row table:style-name="ro1">
          <table:table-cell table:formula="of:=IF([$Code.A1707]=&quot;&quot;;&quot;&quot;;[$Code.A1707])">
            <text:p/>
          </table:table-cell>
          <table:table-cell table:formula="of:=[.B1706]+1" office:value-type="float" office:value="1705" calcext:value-type="float">
            <text:p>1705</text:p>
          </table:table-cell>
        </table:table-row>
        <table:table-row table:style-name="ro1">
          <table:table-cell table:formula="of:=IF([$Code.A1708]=&quot;&quot;;&quot;&quot;;[$Code.A1708])">
            <text:p/>
          </table:table-cell>
          <table:table-cell table:formula="of:=[.B1707]+1" office:value-type="float" office:value="1706" calcext:value-type="float">
            <text:p>1706</text:p>
          </table:table-cell>
        </table:table-row>
        <table:table-row table:style-name="ro1">
          <table:table-cell table:formula="of:=IF([$Code.A1709]=&quot;&quot;;&quot;&quot;;[$Code.A1709])">
            <text:p/>
          </table:table-cell>
          <table:table-cell table:formula="of:=[.B1708]+1" office:value-type="float" office:value="1707" calcext:value-type="float">
            <text:p>1707</text:p>
          </table:table-cell>
        </table:table-row>
        <table:table-row table:style-name="ro1">
          <table:table-cell table:formula="of:=IF([$Code.A1710]=&quot;&quot;;&quot;&quot;;[$Code.A1710])">
            <text:p/>
          </table:table-cell>
          <table:table-cell table:formula="of:=[.B1709]+1" office:value-type="float" office:value="1708" calcext:value-type="float">
            <text:p>1708</text:p>
          </table:table-cell>
        </table:table-row>
        <table:table-row table:style-name="ro1">
          <table:table-cell table:formula="of:=IF([$Code.A1711]=&quot;&quot;;&quot;&quot;;[$Code.A1711])">
            <text:p/>
          </table:table-cell>
          <table:table-cell table:formula="of:=[.B1710]+1" office:value-type="float" office:value="1709" calcext:value-type="float">
            <text:p>1709</text:p>
          </table:table-cell>
        </table:table-row>
        <table:table-row table:style-name="ro1">
          <table:table-cell table:formula="of:=IF([$Code.A1712]=&quot;&quot;;&quot;&quot;;[$Code.A1712])">
            <text:p/>
          </table:table-cell>
          <table:table-cell table:formula="of:=[.B1711]+1" office:value-type="float" office:value="1710" calcext:value-type="float">
            <text:p>1710</text:p>
          </table:table-cell>
        </table:table-row>
        <table:table-row table:style-name="ro1">
          <table:table-cell table:formula="of:=IF([$Code.A1713]=&quot;&quot;;&quot;&quot;;[$Code.A1713])">
            <text:p/>
          </table:table-cell>
          <table:table-cell table:formula="of:=[.B1712]+1" office:value-type="float" office:value="1711" calcext:value-type="float">
            <text:p>1711</text:p>
          </table:table-cell>
        </table:table-row>
        <table:table-row table:style-name="ro1">
          <table:table-cell table:formula="of:=IF([$Code.A1714]=&quot;&quot;;&quot;&quot;;[$Code.A1714])">
            <text:p/>
          </table:table-cell>
          <table:table-cell table:formula="of:=[.B1713]+1" office:value-type="float" office:value="1712" calcext:value-type="float">
            <text:p>1712</text:p>
          </table:table-cell>
        </table:table-row>
        <table:table-row table:style-name="ro1">
          <table:table-cell table:formula="of:=IF([$Code.A1715]=&quot;&quot;;&quot;&quot;;[$Code.A1715])">
            <text:p/>
          </table:table-cell>
          <table:table-cell table:formula="of:=[.B1714]+1" office:value-type="float" office:value="1713" calcext:value-type="float">
            <text:p>1713</text:p>
          </table:table-cell>
        </table:table-row>
        <table:table-row table:style-name="ro1">
          <table:table-cell table:formula="of:=IF([$Code.A1716]=&quot;&quot;;&quot;&quot;;[$Code.A1716])">
            <text:p/>
          </table:table-cell>
          <table:table-cell table:formula="of:=[.B1715]+1" office:value-type="float" office:value="1714" calcext:value-type="float">
            <text:p>1714</text:p>
          </table:table-cell>
        </table:table-row>
        <table:table-row table:style-name="ro1">
          <table:table-cell table:formula="of:=IF([$Code.A1717]=&quot;&quot;;&quot;&quot;;[$Code.A1717])">
            <text:p/>
          </table:table-cell>
          <table:table-cell table:formula="of:=[.B1716]+1" office:value-type="float" office:value="1715" calcext:value-type="float">
            <text:p>1715</text:p>
          </table:table-cell>
        </table:table-row>
        <table:table-row table:style-name="ro1">
          <table:table-cell table:formula="of:=IF([$Code.A1718]=&quot;&quot;;&quot;&quot;;[$Code.A1718])">
            <text:p/>
          </table:table-cell>
          <table:table-cell table:formula="of:=[.B1717]+1" office:value-type="float" office:value="1716" calcext:value-type="float">
            <text:p>1716</text:p>
          </table:table-cell>
        </table:table-row>
        <table:table-row table:style-name="ro1">
          <table:table-cell table:formula="of:=IF([$Code.A1719]=&quot;&quot;;&quot;&quot;;[$Code.A1719])">
            <text:p/>
          </table:table-cell>
          <table:table-cell table:formula="of:=[.B1718]+1" office:value-type="float" office:value="1717" calcext:value-type="float">
            <text:p>1717</text:p>
          </table:table-cell>
        </table:table-row>
        <table:table-row table:style-name="ro1">
          <table:table-cell table:formula="of:=IF([$Code.A1720]=&quot;&quot;;&quot;&quot;;[$Code.A1720])">
            <text:p/>
          </table:table-cell>
          <table:table-cell table:formula="of:=[.B1719]+1" office:value-type="float" office:value="1718" calcext:value-type="float">
            <text:p>1718</text:p>
          </table:table-cell>
        </table:table-row>
        <table:table-row table:style-name="ro1">
          <table:table-cell table:formula="of:=IF([$Code.A1721]=&quot;&quot;;&quot;&quot;;[$Code.A1721])">
            <text:p/>
          </table:table-cell>
          <table:table-cell table:formula="of:=[.B1720]+1" office:value-type="float" office:value="1719" calcext:value-type="float">
            <text:p>1719</text:p>
          </table:table-cell>
        </table:table-row>
        <table:table-row table:style-name="ro1">
          <table:table-cell table:formula="of:=IF([$Code.A1722]=&quot;&quot;;&quot;&quot;;[$Code.A1722])">
            <text:p/>
          </table:table-cell>
          <table:table-cell table:formula="of:=[.B1721]+1" office:value-type="float" office:value="1720" calcext:value-type="float">
            <text:p>1720</text:p>
          </table:table-cell>
        </table:table-row>
        <table:table-row table:style-name="ro1">
          <table:table-cell table:formula="of:=IF([$Code.A1723]=&quot;&quot;;&quot;&quot;;[$Code.A1723])">
            <text:p/>
          </table:table-cell>
          <table:table-cell table:formula="of:=[.B1722]+1" office:value-type="float" office:value="1721" calcext:value-type="float">
            <text:p>1721</text:p>
          </table:table-cell>
        </table:table-row>
        <table:table-row table:style-name="ro1">
          <table:table-cell table:formula="of:=IF([$Code.A1724]=&quot;&quot;;&quot;&quot;;[$Code.A1724])">
            <text:p/>
          </table:table-cell>
          <table:table-cell table:formula="of:=[.B1723]+1" office:value-type="float" office:value="1722" calcext:value-type="float">
            <text:p>1722</text:p>
          </table:table-cell>
        </table:table-row>
        <table:table-row table:style-name="ro1">
          <table:table-cell table:formula="of:=IF([$Code.A1725]=&quot;&quot;;&quot;&quot;;[$Code.A1725])">
            <text:p/>
          </table:table-cell>
          <table:table-cell table:formula="of:=[.B1724]+1" office:value-type="float" office:value="1723" calcext:value-type="float">
            <text:p>1723</text:p>
          </table:table-cell>
        </table:table-row>
        <table:table-row table:style-name="ro1">
          <table:table-cell table:formula="of:=IF([$Code.A1726]=&quot;&quot;;&quot;&quot;;[$Code.A1726])">
            <text:p/>
          </table:table-cell>
          <table:table-cell table:formula="of:=[.B1725]+1" office:value-type="float" office:value="1724" calcext:value-type="float">
            <text:p>1724</text:p>
          </table:table-cell>
        </table:table-row>
        <table:table-row table:style-name="ro1">
          <table:table-cell table:formula="of:=IF([$Code.A1727]=&quot;&quot;;&quot;&quot;;[$Code.A1727])">
            <text:p/>
          </table:table-cell>
          <table:table-cell table:formula="of:=[.B1726]+1" office:value-type="float" office:value="1725" calcext:value-type="float">
            <text:p>1725</text:p>
          </table:table-cell>
        </table:table-row>
        <table:table-row table:style-name="ro1">
          <table:table-cell table:formula="of:=IF([$Code.A1728]=&quot;&quot;;&quot;&quot;;[$Code.A1728])">
            <text:p/>
          </table:table-cell>
          <table:table-cell table:formula="of:=[.B1727]+1" office:value-type="float" office:value="1726" calcext:value-type="float">
            <text:p>1726</text:p>
          </table:table-cell>
        </table:table-row>
        <table:table-row table:style-name="ro1">
          <table:table-cell table:formula="of:=IF([$Code.A1729]=&quot;&quot;;&quot;&quot;;[$Code.A1729])">
            <text:p/>
          </table:table-cell>
          <table:table-cell table:formula="of:=[.B1728]+1" office:value-type="float" office:value="1727" calcext:value-type="float">
            <text:p>1727</text:p>
          </table:table-cell>
        </table:table-row>
        <table:table-row table:style-name="ro1">
          <table:table-cell table:formula="of:=IF([$Code.A1730]=&quot;&quot;;&quot;&quot;;[$Code.A1730])">
            <text:p/>
          </table:table-cell>
          <table:table-cell table:formula="of:=[.B1729]+1" office:value-type="float" office:value="1728" calcext:value-type="float">
            <text:p>1728</text:p>
          </table:table-cell>
        </table:table-row>
        <table:table-row table:style-name="ro1">
          <table:table-cell table:formula="of:=IF([$Code.A1731]=&quot;&quot;;&quot;&quot;;[$Code.A1731])">
            <text:p/>
          </table:table-cell>
          <table:table-cell table:formula="of:=[.B1730]+1" office:value-type="float" office:value="1729" calcext:value-type="float">
            <text:p>1729</text:p>
          </table:table-cell>
        </table:table-row>
        <table:table-row table:style-name="ro1">
          <table:table-cell table:formula="of:=IF([$Code.A1732]=&quot;&quot;;&quot;&quot;;[$Code.A1732])">
            <text:p/>
          </table:table-cell>
          <table:table-cell table:formula="of:=[.B1731]+1" office:value-type="float" office:value="1730" calcext:value-type="float">
            <text:p>1730</text:p>
          </table:table-cell>
        </table:table-row>
        <table:table-row table:style-name="ro1">
          <table:table-cell table:formula="of:=IF([$Code.A1733]=&quot;&quot;;&quot;&quot;;[$Code.A1733])">
            <text:p/>
          </table:table-cell>
          <table:table-cell table:formula="of:=[.B1732]+1" office:value-type="float" office:value="1731" calcext:value-type="float">
            <text:p>1731</text:p>
          </table:table-cell>
        </table:table-row>
        <table:table-row table:style-name="ro1">
          <table:table-cell table:formula="of:=IF([$Code.A1734]=&quot;&quot;;&quot;&quot;;[$Code.A1734])">
            <text:p/>
          </table:table-cell>
          <table:table-cell table:formula="of:=[.B1733]+1" office:value-type="float" office:value="1732" calcext:value-type="float">
            <text:p>1732</text:p>
          </table:table-cell>
        </table:table-row>
        <table:table-row table:style-name="ro1">
          <table:table-cell table:formula="of:=IF([$Code.A1735]=&quot;&quot;;&quot;&quot;;[$Code.A1735])">
            <text:p/>
          </table:table-cell>
          <table:table-cell table:formula="of:=[.B1734]+1" office:value-type="float" office:value="1733" calcext:value-type="float">
            <text:p>1733</text:p>
          </table:table-cell>
        </table:table-row>
        <table:table-row table:style-name="ro1">
          <table:table-cell table:formula="of:=IF([$Code.A1736]=&quot;&quot;;&quot;&quot;;[$Code.A1736])">
            <text:p/>
          </table:table-cell>
          <table:table-cell table:formula="of:=[.B1735]+1" office:value-type="float" office:value="1734" calcext:value-type="float">
            <text:p>1734</text:p>
          </table:table-cell>
        </table:table-row>
        <table:table-row table:style-name="ro1">
          <table:table-cell table:formula="of:=IF([$Code.A1737]=&quot;&quot;;&quot;&quot;;[$Code.A1737])">
            <text:p/>
          </table:table-cell>
          <table:table-cell table:formula="of:=[.B1736]+1" office:value-type="float" office:value="1735" calcext:value-type="float">
            <text:p>1735</text:p>
          </table:table-cell>
        </table:table-row>
        <table:table-row table:style-name="ro1">
          <table:table-cell table:formula="of:=IF([$Code.A1738]=&quot;&quot;;&quot;&quot;;[$Code.A1738])">
            <text:p/>
          </table:table-cell>
          <table:table-cell table:formula="of:=[.B1737]+1" office:value-type="float" office:value="1736" calcext:value-type="float">
            <text:p>1736</text:p>
          </table:table-cell>
        </table:table-row>
        <table:table-row table:style-name="ro1">
          <table:table-cell table:formula="of:=IF([$Code.A1739]=&quot;&quot;;&quot;&quot;;[$Code.A1739])">
            <text:p/>
          </table:table-cell>
          <table:table-cell table:formula="of:=[.B1738]+1" office:value-type="float" office:value="1737" calcext:value-type="float">
            <text:p>1737</text:p>
          </table:table-cell>
        </table:table-row>
        <table:table-row table:style-name="ro1">
          <table:table-cell table:formula="of:=IF([$Code.A1740]=&quot;&quot;;&quot;&quot;;[$Code.A1740])">
            <text:p/>
          </table:table-cell>
          <table:table-cell table:formula="of:=[.B1739]+1" office:value-type="float" office:value="1738" calcext:value-type="float">
            <text:p>1738</text:p>
          </table:table-cell>
        </table:table-row>
        <table:table-row table:style-name="ro1">
          <table:table-cell table:formula="of:=IF([$Code.A1741]=&quot;&quot;;&quot;&quot;;[$Code.A1741])">
            <text:p/>
          </table:table-cell>
          <table:table-cell table:formula="of:=[.B1740]+1" office:value-type="float" office:value="1739" calcext:value-type="float">
            <text:p>1739</text:p>
          </table:table-cell>
        </table:table-row>
        <table:table-row table:style-name="ro1">
          <table:table-cell table:formula="of:=IF([$Code.A1742]=&quot;&quot;;&quot;&quot;;[$Code.A1742])">
            <text:p/>
          </table:table-cell>
          <table:table-cell table:formula="of:=[.B1741]+1" office:value-type="float" office:value="1740" calcext:value-type="float">
            <text:p>1740</text:p>
          </table:table-cell>
        </table:table-row>
        <table:table-row table:style-name="ro1">
          <table:table-cell table:formula="of:=IF([$Code.A1743]=&quot;&quot;;&quot;&quot;;[$Code.A1743])">
            <text:p/>
          </table:table-cell>
          <table:table-cell table:formula="of:=[.B1742]+1" office:value-type="float" office:value="1741" calcext:value-type="float">
            <text:p>1741</text:p>
          </table:table-cell>
        </table:table-row>
        <table:table-row table:style-name="ro1">
          <table:table-cell table:formula="of:=IF([$Code.A1744]=&quot;&quot;;&quot;&quot;;[$Code.A1744])">
            <text:p/>
          </table:table-cell>
          <table:table-cell table:formula="of:=[.B1743]+1" office:value-type="float" office:value="1742" calcext:value-type="float">
            <text:p>1742</text:p>
          </table:table-cell>
        </table:table-row>
        <table:table-row table:style-name="ro1">
          <table:table-cell table:formula="of:=IF([$Code.A1745]=&quot;&quot;;&quot;&quot;;[$Code.A1745])">
            <text:p/>
          </table:table-cell>
          <table:table-cell table:formula="of:=[.B1744]+1" office:value-type="float" office:value="1743" calcext:value-type="float">
            <text:p>1743</text:p>
          </table:table-cell>
        </table:table-row>
        <table:table-row table:style-name="ro1">
          <table:table-cell table:formula="of:=IF([$Code.A1746]=&quot;&quot;;&quot;&quot;;[$Code.A1746])">
            <text:p/>
          </table:table-cell>
          <table:table-cell table:formula="of:=[.B1745]+1" office:value-type="float" office:value="1744" calcext:value-type="float">
            <text:p>1744</text:p>
          </table:table-cell>
        </table:table-row>
        <table:table-row table:style-name="ro1">
          <table:table-cell table:formula="of:=IF([$Code.A1747]=&quot;&quot;;&quot;&quot;;[$Code.A1747])">
            <text:p/>
          </table:table-cell>
          <table:table-cell table:formula="of:=[.B1746]+1" office:value-type="float" office:value="1745" calcext:value-type="float">
            <text:p>1745</text:p>
          </table:table-cell>
        </table:table-row>
        <table:table-row table:style-name="ro1">
          <table:table-cell table:formula="of:=IF([$Code.A1748]=&quot;&quot;;&quot;&quot;;[$Code.A1748])">
            <text:p/>
          </table:table-cell>
          <table:table-cell table:formula="of:=[.B1747]+1" office:value-type="float" office:value="1746" calcext:value-type="float">
            <text:p>1746</text:p>
          </table:table-cell>
        </table:table-row>
        <table:table-row table:style-name="ro1">
          <table:table-cell table:formula="of:=IF([$Code.A1749]=&quot;&quot;;&quot;&quot;;[$Code.A1749])">
            <text:p/>
          </table:table-cell>
          <table:table-cell table:formula="of:=[.B1748]+1" office:value-type="float" office:value="1747" calcext:value-type="float">
            <text:p>1747</text:p>
          </table:table-cell>
        </table:table-row>
        <table:table-row table:style-name="ro1">
          <table:table-cell table:formula="of:=IF([$Code.A1750]=&quot;&quot;;&quot;&quot;;[$Code.A1750])">
            <text:p/>
          </table:table-cell>
          <table:table-cell table:formula="of:=[.B1749]+1" office:value-type="float" office:value="1748" calcext:value-type="float">
            <text:p>1748</text:p>
          </table:table-cell>
        </table:table-row>
        <table:table-row table:style-name="ro1">
          <table:table-cell table:formula="of:=IF([$Code.A1751]=&quot;&quot;;&quot;&quot;;[$Code.A1751])">
            <text:p/>
          </table:table-cell>
          <table:table-cell table:formula="of:=[.B1750]+1" office:value-type="float" office:value="1749" calcext:value-type="float">
            <text:p>1749</text:p>
          </table:table-cell>
        </table:table-row>
        <table:table-row table:style-name="ro1">
          <table:table-cell table:formula="of:=IF([$Code.A1752]=&quot;&quot;;&quot;&quot;;[$Code.A1752])">
            <text:p/>
          </table:table-cell>
          <table:table-cell table:formula="of:=[.B1751]+1" office:value-type="float" office:value="1750" calcext:value-type="float">
            <text:p>1750</text:p>
          </table:table-cell>
        </table:table-row>
        <table:table-row table:style-name="ro1">
          <table:table-cell table:formula="of:=IF([$Code.A1753]=&quot;&quot;;&quot;&quot;;[$Code.A1753])">
            <text:p/>
          </table:table-cell>
          <table:table-cell table:formula="of:=[.B1752]+1" office:value-type="float" office:value="1751" calcext:value-type="float">
            <text:p>1751</text:p>
          </table:table-cell>
        </table:table-row>
        <table:table-row table:style-name="ro1">
          <table:table-cell table:formula="of:=IF([$Code.A1754]=&quot;&quot;;&quot;&quot;;[$Code.A1754])">
            <text:p/>
          </table:table-cell>
          <table:table-cell table:formula="of:=[.B1753]+1" office:value-type="float" office:value="1752" calcext:value-type="float">
            <text:p>1752</text:p>
          </table:table-cell>
        </table:table-row>
        <table:table-row table:style-name="ro1">
          <table:table-cell table:formula="of:=IF([$Code.A1755]=&quot;&quot;;&quot;&quot;;[$Code.A1755])">
            <text:p/>
          </table:table-cell>
          <table:table-cell table:formula="of:=[.B1754]+1" office:value-type="float" office:value="1753" calcext:value-type="float">
            <text:p>1753</text:p>
          </table:table-cell>
        </table:table-row>
        <table:table-row table:style-name="ro1">
          <table:table-cell table:formula="of:=IF([$Code.A1756]=&quot;&quot;;&quot;&quot;;[$Code.A1756])">
            <text:p/>
          </table:table-cell>
          <table:table-cell table:formula="of:=[.B1755]+1" office:value-type="float" office:value="1754" calcext:value-type="float">
            <text:p>1754</text:p>
          </table:table-cell>
        </table:table-row>
        <table:table-row table:style-name="ro1">
          <table:table-cell table:formula="of:=IF([$Code.A1757]=&quot;&quot;;&quot;&quot;;[$Code.A1757])">
            <text:p/>
          </table:table-cell>
          <table:table-cell table:formula="of:=[.B1756]+1" office:value-type="float" office:value="1755" calcext:value-type="float">
            <text:p>1755</text:p>
          </table:table-cell>
        </table:table-row>
        <table:table-row table:style-name="ro1">
          <table:table-cell table:formula="of:=IF([$Code.A1758]=&quot;&quot;;&quot;&quot;;[$Code.A1758])">
            <text:p/>
          </table:table-cell>
          <table:table-cell table:formula="of:=[.B1757]+1" office:value-type="float" office:value="1756" calcext:value-type="float">
            <text:p>1756</text:p>
          </table:table-cell>
        </table:table-row>
        <table:table-row table:style-name="ro1">
          <table:table-cell table:formula="of:=IF([$Code.A1759]=&quot;&quot;;&quot;&quot;;[$Code.A1759])">
            <text:p/>
          </table:table-cell>
          <table:table-cell table:formula="of:=[.B1758]+1" office:value-type="float" office:value="1757" calcext:value-type="float">
            <text:p>1757</text:p>
          </table:table-cell>
        </table:table-row>
        <table:table-row table:style-name="ro1">
          <table:table-cell table:formula="of:=IF([$Code.A1760]=&quot;&quot;;&quot;&quot;;[$Code.A1760])">
            <text:p/>
          </table:table-cell>
          <table:table-cell table:formula="of:=[.B1759]+1" office:value-type="float" office:value="1758" calcext:value-type="float">
            <text:p>1758</text:p>
          </table:table-cell>
        </table:table-row>
        <table:table-row table:style-name="ro1">
          <table:table-cell table:formula="of:=IF([$Code.A1761]=&quot;&quot;;&quot;&quot;;[$Code.A1761])">
            <text:p/>
          </table:table-cell>
          <table:table-cell table:formula="of:=[.B1760]+1" office:value-type="float" office:value="1759" calcext:value-type="float">
            <text:p>1759</text:p>
          </table:table-cell>
        </table:table-row>
        <table:table-row table:style-name="ro1">
          <table:table-cell table:formula="of:=IF([$Code.A1762]=&quot;&quot;;&quot;&quot;;[$Code.A1762])">
            <text:p/>
          </table:table-cell>
          <table:table-cell table:formula="of:=[.B1761]+1" office:value-type="float" office:value="1760" calcext:value-type="float">
            <text:p>1760</text:p>
          </table:table-cell>
        </table:table-row>
        <table:table-row table:style-name="ro1">
          <table:table-cell table:formula="of:=IF([$Code.A1763]=&quot;&quot;;&quot;&quot;;[$Code.A1763])">
            <text:p/>
          </table:table-cell>
          <table:table-cell table:formula="of:=[.B1762]+1" office:value-type="float" office:value="1761" calcext:value-type="float">
            <text:p>1761</text:p>
          </table:table-cell>
        </table:table-row>
        <table:table-row table:style-name="ro1">
          <table:table-cell table:formula="of:=IF([$Code.A1764]=&quot;&quot;;&quot;&quot;;[$Code.A1764])">
            <text:p/>
          </table:table-cell>
          <table:table-cell table:formula="of:=[.B1763]+1" office:value-type="float" office:value="1762" calcext:value-type="float">
            <text:p>1762</text:p>
          </table:table-cell>
        </table:table-row>
        <table:table-row table:style-name="ro1">
          <table:table-cell table:formula="of:=IF([$Code.A1765]=&quot;&quot;;&quot;&quot;;[$Code.A1765])">
            <text:p/>
          </table:table-cell>
          <table:table-cell table:formula="of:=[.B1764]+1" office:value-type="float" office:value="1763" calcext:value-type="float">
            <text:p>1763</text:p>
          </table:table-cell>
        </table:table-row>
        <table:table-row table:style-name="ro1">
          <table:table-cell table:formula="of:=IF([$Code.A1766]=&quot;&quot;;&quot;&quot;;[$Code.A1766])">
            <text:p/>
          </table:table-cell>
          <table:table-cell table:formula="of:=[.B1765]+1" office:value-type="float" office:value="1764" calcext:value-type="float">
            <text:p>1764</text:p>
          </table:table-cell>
        </table:table-row>
        <table:table-row table:style-name="ro1">
          <table:table-cell table:formula="of:=IF([$Code.A1767]=&quot;&quot;;&quot;&quot;;[$Code.A1767])">
            <text:p/>
          </table:table-cell>
          <table:table-cell table:formula="of:=[.B1766]+1" office:value-type="float" office:value="1765" calcext:value-type="float">
            <text:p>1765</text:p>
          </table:table-cell>
        </table:table-row>
        <table:table-row table:style-name="ro1">
          <table:table-cell table:formula="of:=IF([$Code.A1768]=&quot;&quot;;&quot;&quot;;[$Code.A1768])">
            <text:p/>
          </table:table-cell>
          <table:table-cell table:formula="of:=[.B1767]+1" office:value-type="float" office:value="1766" calcext:value-type="float">
            <text:p>1766</text:p>
          </table:table-cell>
        </table:table-row>
        <table:table-row table:style-name="ro1">
          <table:table-cell table:formula="of:=IF([$Code.A1769]=&quot;&quot;;&quot;&quot;;[$Code.A1769])">
            <text:p/>
          </table:table-cell>
          <table:table-cell table:formula="of:=[.B1768]+1" office:value-type="float" office:value="1767" calcext:value-type="float">
            <text:p>1767</text:p>
          </table:table-cell>
        </table:table-row>
        <table:table-row table:style-name="ro1">
          <table:table-cell table:formula="of:=IF([$Code.A1770]=&quot;&quot;;&quot;&quot;;[$Code.A1770])">
            <text:p/>
          </table:table-cell>
          <table:table-cell table:formula="of:=[.B1769]+1" office:value-type="float" office:value="1768" calcext:value-type="float">
            <text:p>1768</text:p>
          </table:table-cell>
        </table:table-row>
        <table:table-row table:style-name="ro1">
          <table:table-cell table:formula="of:=IF([$Code.A1771]=&quot;&quot;;&quot;&quot;;[$Code.A1771])">
            <text:p/>
          </table:table-cell>
          <table:table-cell table:formula="of:=[.B1770]+1" office:value-type="float" office:value="1769" calcext:value-type="float">
            <text:p>1769</text:p>
          </table:table-cell>
        </table:table-row>
        <table:table-row table:style-name="ro1">
          <table:table-cell table:formula="of:=IF([$Code.A1772]=&quot;&quot;;&quot;&quot;;[$Code.A1772])">
            <text:p/>
          </table:table-cell>
          <table:table-cell table:formula="of:=[.B1771]+1" office:value-type="float" office:value="1770" calcext:value-type="float">
            <text:p>1770</text:p>
          </table:table-cell>
        </table:table-row>
        <table:table-row table:style-name="ro1">
          <table:table-cell table:formula="of:=IF([$Code.A1773]=&quot;&quot;;&quot;&quot;;[$Code.A1773])">
            <text:p/>
          </table:table-cell>
          <table:table-cell table:formula="of:=[.B1772]+1" office:value-type="float" office:value="1771" calcext:value-type="float">
            <text:p>1771</text:p>
          </table:table-cell>
        </table:table-row>
        <table:table-row table:style-name="ro1">
          <table:table-cell table:formula="of:=IF([$Code.A1774]=&quot;&quot;;&quot;&quot;;[$Code.A1774])">
            <text:p/>
          </table:table-cell>
          <table:table-cell table:formula="of:=[.B1773]+1" office:value-type="float" office:value="1772" calcext:value-type="float">
            <text:p>1772</text:p>
          </table:table-cell>
        </table:table-row>
        <table:table-row table:style-name="ro1">
          <table:table-cell table:formula="of:=IF([$Code.A1775]=&quot;&quot;;&quot;&quot;;[$Code.A1775])">
            <text:p/>
          </table:table-cell>
          <table:table-cell table:formula="of:=[.B1774]+1" office:value-type="float" office:value="1773" calcext:value-type="float">
            <text:p>1773</text:p>
          </table:table-cell>
        </table:table-row>
        <table:table-row table:style-name="ro1">
          <table:table-cell table:formula="of:=IF([$Code.A1776]=&quot;&quot;;&quot;&quot;;[$Code.A1776])">
            <text:p/>
          </table:table-cell>
          <table:table-cell table:formula="of:=[.B1775]+1" office:value-type="float" office:value="1774" calcext:value-type="float">
            <text:p>1774</text:p>
          </table:table-cell>
        </table:table-row>
        <table:table-row table:style-name="ro1">
          <table:table-cell table:formula="of:=IF([$Code.A1777]=&quot;&quot;;&quot;&quot;;[$Code.A1777])">
            <text:p/>
          </table:table-cell>
          <table:table-cell table:formula="of:=[.B1776]+1" office:value-type="float" office:value="1775" calcext:value-type="float">
            <text:p>1775</text:p>
          </table:table-cell>
        </table:table-row>
        <table:table-row table:style-name="ro1">
          <table:table-cell table:formula="of:=IF([$Code.A1778]=&quot;&quot;;&quot;&quot;;[$Code.A1778])">
            <text:p/>
          </table:table-cell>
          <table:table-cell table:formula="of:=[.B1777]+1" office:value-type="float" office:value="1776" calcext:value-type="float">
            <text:p>1776</text:p>
          </table:table-cell>
        </table:table-row>
        <table:table-row table:style-name="ro1">
          <table:table-cell table:formula="of:=IF([$Code.A1779]=&quot;&quot;;&quot;&quot;;[$Code.A1779])">
            <text:p/>
          </table:table-cell>
          <table:table-cell table:formula="of:=[.B1778]+1" office:value-type="float" office:value="1777" calcext:value-type="float">
            <text:p>1777</text:p>
          </table:table-cell>
        </table:table-row>
        <table:table-row table:style-name="ro1">
          <table:table-cell table:formula="of:=IF([$Code.A1780]=&quot;&quot;;&quot;&quot;;[$Code.A1780])">
            <text:p/>
          </table:table-cell>
          <table:table-cell table:formula="of:=[.B1779]+1" office:value-type="float" office:value="1778" calcext:value-type="float">
            <text:p>1778</text:p>
          </table:table-cell>
        </table:table-row>
        <table:table-row table:style-name="ro1">
          <table:table-cell table:formula="of:=IF([$Code.A1781]=&quot;&quot;;&quot;&quot;;[$Code.A1781])">
            <text:p/>
          </table:table-cell>
          <table:table-cell table:formula="of:=[.B1780]+1" office:value-type="float" office:value="1779" calcext:value-type="float">
            <text:p>1779</text:p>
          </table:table-cell>
        </table:table-row>
        <table:table-row table:style-name="ro1">
          <table:table-cell table:formula="of:=IF([$Code.A1782]=&quot;&quot;;&quot;&quot;;[$Code.A1782])">
            <text:p/>
          </table:table-cell>
          <table:table-cell table:formula="of:=[.B1781]+1" office:value-type="float" office:value="1780" calcext:value-type="float">
            <text:p>1780</text:p>
          </table:table-cell>
        </table:table-row>
        <table:table-row table:style-name="ro1">
          <table:table-cell table:formula="of:=IF([$Code.A1783]=&quot;&quot;;&quot;&quot;;[$Code.A1783])">
            <text:p/>
          </table:table-cell>
          <table:table-cell table:formula="of:=[.B1782]+1" office:value-type="float" office:value="1781" calcext:value-type="float">
            <text:p>1781</text:p>
          </table:table-cell>
        </table:table-row>
        <table:table-row table:style-name="ro1">
          <table:table-cell table:formula="of:=IF([$Code.A1784]=&quot;&quot;;&quot;&quot;;[$Code.A1784])">
            <text:p/>
          </table:table-cell>
          <table:table-cell table:formula="of:=[.B1783]+1" office:value-type="float" office:value="1782" calcext:value-type="float">
            <text:p>1782</text:p>
          </table:table-cell>
        </table:table-row>
        <table:table-row table:style-name="ro1">
          <table:table-cell table:formula="of:=IF([$Code.A1785]=&quot;&quot;;&quot;&quot;;[$Code.A1785])">
            <text:p/>
          </table:table-cell>
          <table:table-cell table:formula="of:=[.B1784]+1" office:value-type="float" office:value="1783" calcext:value-type="float">
            <text:p>1783</text:p>
          </table:table-cell>
        </table:table-row>
        <table:table-row table:style-name="ro1">
          <table:table-cell table:formula="of:=IF([$Code.A1786]=&quot;&quot;;&quot;&quot;;[$Code.A1786])">
            <text:p/>
          </table:table-cell>
          <table:table-cell table:formula="of:=[.B1785]+1" office:value-type="float" office:value="1784" calcext:value-type="float">
            <text:p>1784</text:p>
          </table:table-cell>
        </table:table-row>
        <table:table-row table:style-name="ro1">
          <table:table-cell table:formula="of:=IF([$Code.A1787]=&quot;&quot;;&quot;&quot;;[$Code.A1787])">
            <text:p/>
          </table:table-cell>
          <table:table-cell table:formula="of:=[.B1786]+1" office:value-type="float" office:value="1785" calcext:value-type="float">
            <text:p>1785</text:p>
          </table:table-cell>
        </table:table-row>
        <table:table-row table:style-name="ro1">
          <table:table-cell table:formula="of:=IF([$Code.A1788]=&quot;&quot;;&quot;&quot;;[$Code.A1788])">
            <text:p/>
          </table:table-cell>
          <table:table-cell table:formula="of:=[.B1787]+1" office:value-type="float" office:value="1786" calcext:value-type="float">
            <text:p>1786</text:p>
          </table:table-cell>
        </table:table-row>
        <table:table-row table:style-name="ro1">
          <table:table-cell table:formula="of:=IF([$Code.A1789]=&quot;&quot;;&quot;&quot;;[$Code.A1789])">
            <text:p/>
          </table:table-cell>
          <table:table-cell table:formula="of:=[.B1788]+1" office:value-type="float" office:value="1787" calcext:value-type="float">
            <text:p>1787</text:p>
          </table:table-cell>
        </table:table-row>
        <table:table-row table:style-name="ro1">
          <table:table-cell table:formula="of:=IF([$Code.A1790]=&quot;&quot;;&quot;&quot;;[$Code.A1790])">
            <text:p/>
          </table:table-cell>
          <table:table-cell table:formula="of:=[.B1789]+1" office:value-type="float" office:value="1788" calcext:value-type="float">
            <text:p>1788</text:p>
          </table:table-cell>
        </table:table-row>
        <table:table-row table:style-name="ro1">
          <table:table-cell table:formula="of:=IF([$Code.A1791]=&quot;&quot;;&quot;&quot;;[$Code.A1791])">
            <text:p/>
          </table:table-cell>
          <table:table-cell table:formula="of:=[.B1790]+1" office:value-type="float" office:value="1789" calcext:value-type="float">
            <text:p>1789</text:p>
          </table:table-cell>
        </table:table-row>
        <table:table-row table:style-name="ro1">
          <table:table-cell table:formula="of:=IF([$Code.A1792]=&quot;&quot;;&quot;&quot;;[$Code.A1792])">
            <text:p/>
          </table:table-cell>
          <table:table-cell table:formula="of:=[.B1791]+1" office:value-type="float" office:value="1790" calcext:value-type="float">
            <text:p>1790</text:p>
          </table:table-cell>
        </table:table-row>
        <table:table-row table:style-name="ro1">
          <table:table-cell table:formula="of:=IF([$Code.A1793]=&quot;&quot;;&quot;&quot;;[$Code.A1793])">
            <text:p/>
          </table:table-cell>
          <table:table-cell table:formula="of:=[.B1792]+1" office:value-type="float" office:value="1791" calcext:value-type="float">
            <text:p>1791</text:p>
          </table:table-cell>
        </table:table-row>
        <table:table-row table:style-name="ro1">
          <table:table-cell table:formula="of:=IF([$Code.A1794]=&quot;&quot;;&quot;&quot;;[$Code.A1794])">
            <text:p/>
          </table:table-cell>
          <table:table-cell table:formula="of:=[.B1793]+1" office:value-type="float" office:value="1792" calcext:value-type="float">
            <text:p>1792</text:p>
          </table:table-cell>
        </table:table-row>
        <table:table-row table:style-name="ro1">
          <table:table-cell table:formula="of:=IF([$Code.A1795]=&quot;&quot;;&quot;&quot;;[$Code.A1795])">
            <text:p/>
          </table:table-cell>
          <table:table-cell table:formula="of:=[.B1794]+1" office:value-type="float" office:value="1793" calcext:value-type="float">
            <text:p>1793</text:p>
          </table:table-cell>
        </table:table-row>
        <table:table-row table:style-name="ro1">
          <table:table-cell table:formula="of:=IF([$Code.A1796]=&quot;&quot;;&quot;&quot;;[$Code.A1796])">
            <text:p/>
          </table:table-cell>
          <table:table-cell table:formula="of:=[.B1795]+1" office:value-type="float" office:value="1794" calcext:value-type="float">
            <text:p>1794</text:p>
          </table:table-cell>
        </table:table-row>
        <table:table-row table:style-name="ro1">
          <table:table-cell table:formula="of:=IF([$Code.A1797]=&quot;&quot;;&quot;&quot;;[$Code.A1797])">
            <text:p/>
          </table:table-cell>
          <table:table-cell table:formula="of:=[.B1796]+1" office:value-type="float" office:value="1795" calcext:value-type="float">
            <text:p>1795</text:p>
          </table:table-cell>
        </table:table-row>
        <table:table-row table:style-name="ro1">
          <table:table-cell table:formula="of:=IF([$Code.A1798]=&quot;&quot;;&quot;&quot;;[$Code.A1798])">
            <text:p/>
          </table:table-cell>
          <table:table-cell table:formula="of:=[.B1797]+1" office:value-type="float" office:value="1796" calcext:value-type="float">
            <text:p>1796</text:p>
          </table:table-cell>
        </table:table-row>
        <table:table-row table:style-name="ro1">
          <table:table-cell table:formula="of:=IF([$Code.A1799]=&quot;&quot;;&quot;&quot;;[$Code.A1799])">
            <text:p/>
          </table:table-cell>
          <table:table-cell table:formula="of:=[.B1798]+1" office:value-type="float" office:value="1797" calcext:value-type="float">
            <text:p>1797</text:p>
          </table:table-cell>
        </table:table-row>
        <table:table-row table:style-name="ro1">
          <table:table-cell table:formula="of:=IF([$Code.A1800]=&quot;&quot;;&quot;&quot;;[$Code.A1800])">
            <text:p/>
          </table:table-cell>
          <table:table-cell table:formula="of:=[.B1799]+1" office:value-type="float" office:value="1798" calcext:value-type="float">
            <text:p>1798</text:p>
          </table:table-cell>
        </table:table-row>
        <table:table-row table:style-name="ro1">
          <table:table-cell table:formula="of:=IF([$Code.A1801]=&quot;&quot;;&quot;&quot;;[$Code.A1801])">
            <text:p/>
          </table:table-cell>
          <table:table-cell table:formula="of:=[.B1800]+1" office:value-type="float" office:value="1799" calcext:value-type="float">
            <text:p>1799</text:p>
          </table:table-cell>
        </table:table-row>
        <table:table-row table:style-name="ro1">
          <table:table-cell table:formula="of:=IF([$Code.A1802]=&quot;&quot;;&quot;&quot;;[$Code.A1802])">
            <text:p/>
          </table:table-cell>
          <table:table-cell table:formula="of:=[.B1801]+1" office:value-type="float" office:value="1800" calcext:value-type="float">
            <text:p>1800</text:p>
          </table:table-cell>
        </table:table-row>
        <table:table-row table:style-name="ro1">
          <table:table-cell table:formula="of:=IF([$Code.A1803]=&quot;&quot;;&quot;&quot;;[$Code.A1803])">
            <text:p/>
          </table:table-cell>
          <table:table-cell table:formula="of:=[.B1802]+1" office:value-type="float" office:value="1801" calcext:value-type="float">
            <text:p>1801</text:p>
          </table:table-cell>
        </table:table-row>
        <table:table-row table:style-name="ro1">
          <table:table-cell table:formula="of:=IF([$Code.A1804]=&quot;&quot;;&quot;&quot;;[$Code.A1804])">
            <text:p/>
          </table:table-cell>
          <table:table-cell table:formula="of:=[.B1803]+1" office:value-type="float" office:value="1802" calcext:value-type="float">
            <text:p>1802</text:p>
          </table:table-cell>
        </table:table-row>
        <table:table-row table:style-name="ro1">
          <table:table-cell table:formula="of:=IF([$Code.A1805]=&quot;&quot;;&quot;&quot;;[$Code.A1805])">
            <text:p/>
          </table:table-cell>
          <table:table-cell table:formula="of:=[.B1804]+1" office:value-type="float" office:value="1803" calcext:value-type="float">
            <text:p>1803</text:p>
          </table:table-cell>
        </table:table-row>
        <table:table-row table:style-name="ro1">
          <table:table-cell table:formula="of:=IF([$Code.A1806]=&quot;&quot;;&quot;&quot;;[$Code.A1806])">
            <text:p/>
          </table:table-cell>
          <table:table-cell table:formula="of:=[.B1805]+1" office:value-type="float" office:value="1804" calcext:value-type="float">
            <text:p>1804</text:p>
          </table:table-cell>
        </table:table-row>
        <table:table-row table:style-name="ro1">
          <table:table-cell table:formula="of:=IF([$Code.A1807]=&quot;&quot;;&quot;&quot;;[$Code.A1807])">
            <text:p/>
          </table:table-cell>
          <table:table-cell table:formula="of:=[.B1806]+1" office:value-type="float" office:value="1805" calcext:value-type="float">
            <text:p>1805</text:p>
          </table:table-cell>
        </table:table-row>
        <table:table-row table:style-name="ro1">
          <table:table-cell table:formula="of:=IF([$Code.A1808]=&quot;&quot;;&quot;&quot;;[$Code.A1808])">
            <text:p/>
          </table:table-cell>
          <table:table-cell table:formula="of:=[.B1807]+1" office:value-type="float" office:value="1806" calcext:value-type="float">
            <text:p>1806</text:p>
          </table:table-cell>
        </table:table-row>
        <table:table-row table:style-name="ro1">
          <table:table-cell table:formula="of:=IF([$Code.A1809]=&quot;&quot;;&quot;&quot;;[$Code.A1809])">
            <text:p/>
          </table:table-cell>
          <table:table-cell table:formula="of:=[.B1808]+1" office:value-type="float" office:value="1807" calcext:value-type="float">
            <text:p>1807</text:p>
          </table:table-cell>
        </table:table-row>
        <table:table-row table:style-name="ro1">
          <table:table-cell table:formula="of:=IF([$Code.A1810]=&quot;&quot;;&quot;&quot;;[$Code.A1810])">
            <text:p/>
          </table:table-cell>
          <table:table-cell table:formula="of:=[.B1809]+1" office:value-type="float" office:value="1808" calcext:value-type="float">
            <text:p>1808</text:p>
          </table:table-cell>
        </table:table-row>
        <table:table-row table:style-name="ro1">
          <table:table-cell table:formula="of:=IF([$Code.A1811]=&quot;&quot;;&quot;&quot;;[$Code.A1811])">
            <text:p/>
          </table:table-cell>
          <table:table-cell table:formula="of:=[.B1810]+1" office:value-type="float" office:value="1809" calcext:value-type="float">
            <text:p>1809</text:p>
          </table:table-cell>
        </table:table-row>
        <table:table-row table:style-name="ro1">
          <table:table-cell table:formula="of:=IF([$Code.A1812]=&quot;&quot;;&quot;&quot;;[$Code.A1812])">
            <text:p/>
          </table:table-cell>
          <table:table-cell table:formula="of:=[.B1811]+1" office:value-type="float" office:value="1810" calcext:value-type="float">
            <text:p>1810</text:p>
          </table:table-cell>
        </table:table-row>
        <table:table-row table:style-name="ro1">
          <table:table-cell table:formula="of:=IF([$Code.A1813]=&quot;&quot;;&quot;&quot;;[$Code.A1813])">
            <text:p/>
          </table:table-cell>
          <table:table-cell table:formula="of:=[.B1812]+1" office:value-type="float" office:value="1811" calcext:value-type="float">
            <text:p>1811</text:p>
          </table:table-cell>
        </table:table-row>
        <table:table-row table:style-name="ro1">
          <table:table-cell table:formula="of:=IF([$Code.A1814]=&quot;&quot;;&quot;&quot;;[$Code.A1814])">
            <text:p/>
          </table:table-cell>
          <table:table-cell table:formula="of:=[.B1813]+1" office:value-type="float" office:value="1812" calcext:value-type="float">
            <text:p>1812</text:p>
          </table:table-cell>
        </table:table-row>
        <table:table-row table:style-name="ro1">
          <table:table-cell table:formula="of:=IF([$Code.A1815]=&quot;&quot;;&quot;&quot;;[$Code.A1815])">
            <text:p/>
          </table:table-cell>
          <table:table-cell table:formula="of:=[.B1814]+1" office:value-type="float" office:value="1813" calcext:value-type="float">
            <text:p>1813</text:p>
          </table:table-cell>
        </table:table-row>
        <table:table-row table:style-name="ro1">
          <table:table-cell table:formula="of:=IF([$Code.A1816]=&quot;&quot;;&quot;&quot;;[$Code.A1816])">
            <text:p/>
          </table:table-cell>
          <table:table-cell table:formula="of:=[.B1815]+1" office:value-type="float" office:value="1814" calcext:value-type="float">
            <text:p>1814</text:p>
          </table:table-cell>
        </table:table-row>
        <table:table-row table:style-name="ro1">
          <table:table-cell table:formula="of:=IF([$Code.A1817]=&quot;&quot;;&quot;&quot;;[$Code.A1817])">
            <text:p/>
          </table:table-cell>
          <table:table-cell table:formula="of:=[.B1816]+1" office:value-type="float" office:value="1815" calcext:value-type="float">
            <text:p>1815</text:p>
          </table:table-cell>
        </table:table-row>
        <table:table-row table:style-name="ro1">
          <table:table-cell table:formula="of:=IF([$Code.A1818]=&quot;&quot;;&quot;&quot;;[$Code.A1818])">
            <text:p/>
          </table:table-cell>
          <table:table-cell table:formula="of:=[.B1817]+1" office:value-type="float" office:value="1816" calcext:value-type="float">
            <text:p>1816</text:p>
          </table:table-cell>
        </table:table-row>
        <table:table-row table:style-name="ro1">
          <table:table-cell table:formula="of:=IF([$Code.A1819]=&quot;&quot;;&quot;&quot;;[$Code.A1819])">
            <text:p/>
          </table:table-cell>
          <table:table-cell table:formula="of:=[.B1818]+1" office:value-type="float" office:value="1817" calcext:value-type="float">
            <text:p>1817</text:p>
          </table:table-cell>
        </table:table-row>
        <table:table-row table:style-name="ro1">
          <table:table-cell table:formula="of:=IF([$Code.A1820]=&quot;&quot;;&quot;&quot;;[$Code.A1820])">
            <text:p/>
          </table:table-cell>
          <table:table-cell table:formula="of:=[.B1819]+1" office:value-type="float" office:value="1818" calcext:value-type="float">
            <text:p>1818</text:p>
          </table:table-cell>
        </table:table-row>
        <table:table-row table:style-name="ro1">
          <table:table-cell table:formula="of:=IF([$Code.A1821]=&quot;&quot;;&quot;&quot;;[$Code.A1821])">
            <text:p/>
          </table:table-cell>
          <table:table-cell table:formula="of:=[.B1820]+1" office:value-type="float" office:value="1819" calcext:value-type="float">
            <text:p>1819</text:p>
          </table:table-cell>
        </table:table-row>
        <table:table-row table:style-name="ro1">
          <table:table-cell table:formula="of:=IF([$Code.A1822]=&quot;&quot;;&quot;&quot;;[$Code.A1822])">
            <text:p/>
          </table:table-cell>
          <table:table-cell table:formula="of:=[.B1821]+1" office:value-type="float" office:value="1820" calcext:value-type="float">
            <text:p>1820</text:p>
          </table:table-cell>
        </table:table-row>
        <table:table-row table:style-name="ro1">
          <table:table-cell table:formula="of:=IF([$Code.A1823]=&quot;&quot;;&quot;&quot;;[$Code.A1823])">
            <text:p/>
          </table:table-cell>
          <table:table-cell table:formula="of:=[.B1822]+1" office:value-type="float" office:value="1821" calcext:value-type="float">
            <text:p>1821</text:p>
          </table:table-cell>
        </table:table-row>
        <table:table-row table:style-name="ro1">
          <table:table-cell table:formula="of:=IF([$Code.A1824]=&quot;&quot;;&quot;&quot;;[$Code.A1824])">
            <text:p/>
          </table:table-cell>
          <table:table-cell table:formula="of:=[.B1823]+1" office:value-type="float" office:value="1822" calcext:value-type="float">
            <text:p>1822</text:p>
          </table:table-cell>
        </table:table-row>
        <table:table-row table:style-name="ro1">
          <table:table-cell table:formula="of:=IF([$Code.A1825]=&quot;&quot;;&quot;&quot;;[$Code.A1825])">
            <text:p/>
          </table:table-cell>
          <table:table-cell table:formula="of:=[.B1824]+1" office:value-type="float" office:value="1823" calcext:value-type="float">
            <text:p>1823</text:p>
          </table:table-cell>
        </table:table-row>
        <table:table-row table:style-name="ro1">
          <table:table-cell table:formula="of:=IF([$Code.A1826]=&quot;&quot;;&quot;&quot;;[$Code.A1826])">
            <text:p/>
          </table:table-cell>
          <table:table-cell table:formula="of:=[.B1825]+1" office:value-type="float" office:value="1824" calcext:value-type="float">
            <text:p>1824</text:p>
          </table:table-cell>
        </table:table-row>
        <table:table-row table:style-name="ro1">
          <table:table-cell table:formula="of:=IF([$Code.A1827]=&quot;&quot;;&quot;&quot;;[$Code.A1827])">
            <text:p/>
          </table:table-cell>
          <table:table-cell table:formula="of:=[.B1826]+1" office:value-type="float" office:value="1825" calcext:value-type="float">
            <text:p>1825</text:p>
          </table:table-cell>
        </table:table-row>
        <table:table-row table:style-name="ro1">
          <table:table-cell table:formula="of:=IF([$Code.A1828]=&quot;&quot;;&quot;&quot;;[$Code.A1828])">
            <text:p/>
          </table:table-cell>
          <table:table-cell table:formula="of:=[.B1827]+1" office:value-type="float" office:value="1826" calcext:value-type="float">
            <text:p>1826</text:p>
          </table:table-cell>
        </table:table-row>
        <table:table-row table:style-name="ro1">
          <table:table-cell table:formula="of:=IF([$Code.A1829]=&quot;&quot;;&quot;&quot;;[$Code.A1829])">
            <text:p/>
          </table:table-cell>
          <table:table-cell table:formula="of:=[.B1828]+1" office:value-type="float" office:value="1827" calcext:value-type="float">
            <text:p>1827</text:p>
          </table:table-cell>
        </table:table-row>
        <table:table-row table:style-name="ro1">
          <table:table-cell table:formula="of:=IF([$Code.A1830]=&quot;&quot;;&quot;&quot;;[$Code.A1830])">
            <text:p/>
          </table:table-cell>
          <table:table-cell table:formula="of:=[.B1829]+1" office:value-type="float" office:value="1828" calcext:value-type="float">
            <text:p>1828</text:p>
          </table:table-cell>
        </table:table-row>
        <table:table-row table:style-name="ro1">
          <table:table-cell table:formula="of:=IF([$Code.A1831]=&quot;&quot;;&quot;&quot;;[$Code.A1831])">
            <text:p/>
          </table:table-cell>
          <table:table-cell table:formula="of:=[.B1830]+1" office:value-type="float" office:value="1829" calcext:value-type="float">
            <text:p>1829</text:p>
          </table:table-cell>
        </table:table-row>
        <table:table-row table:style-name="ro1">
          <table:table-cell table:formula="of:=IF([$Code.A1832]=&quot;&quot;;&quot;&quot;;[$Code.A1832])">
            <text:p/>
          </table:table-cell>
          <table:table-cell table:formula="of:=[.B1831]+1" office:value-type="float" office:value="1830" calcext:value-type="float">
            <text:p>1830</text:p>
          </table:table-cell>
        </table:table-row>
        <table:table-row table:style-name="ro1">
          <table:table-cell table:formula="of:=IF([$Code.A1833]=&quot;&quot;;&quot;&quot;;[$Code.A1833])">
            <text:p/>
          </table:table-cell>
          <table:table-cell table:formula="of:=[.B1832]+1" office:value-type="float" office:value="1831" calcext:value-type="float">
            <text:p>1831</text:p>
          </table:table-cell>
        </table:table-row>
        <table:table-row table:style-name="ro1">
          <table:table-cell table:formula="of:=IF([$Code.A1834]=&quot;&quot;;&quot;&quot;;[$Code.A1834])">
            <text:p/>
          </table:table-cell>
          <table:table-cell table:formula="of:=[.B1833]+1" office:value-type="float" office:value="1832" calcext:value-type="float">
            <text:p>1832</text:p>
          </table:table-cell>
        </table:table-row>
        <table:table-row table:style-name="ro1">
          <table:table-cell table:formula="of:=IF([$Code.A1835]=&quot;&quot;;&quot;&quot;;[$Code.A1835])">
            <text:p/>
          </table:table-cell>
          <table:table-cell table:formula="of:=[.B1834]+1" office:value-type="float" office:value="1833" calcext:value-type="float">
            <text:p>1833</text:p>
          </table:table-cell>
        </table:table-row>
        <table:table-row table:style-name="ro1">
          <table:table-cell table:formula="of:=IF([$Code.A1836]=&quot;&quot;;&quot;&quot;;[$Code.A1836])">
            <text:p/>
          </table:table-cell>
          <table:table-cell table:formula="of:=[.B1835]+1" office:value-type="float" office:value="1834" calcext:value-type="float">
            <text:p>1834</text:p>
          </table:table-cell>
        </table:table-row>
        <table:table-row table:style-name="ro1">
          <table:table-cell table:formula="of:=IF([$Code.A1837]=&quot;&quot;;&quot;&quot;;[$Code.A1837])">
            <text:p/>
          </table:table-cell>
          <table:table-cell table:formula="of:=[.B1836]+1" office:value-type="float" office:value="1835" calcext:value-type="float">
            <text:p>1835</text:p>
          </table:table-cell>
        </table:table-row>
        <table:table-row table:style-name="ro1">
          <table:table-cell table:formula="of:=IF([$Code.A1838]=&quot;&quot;;&quot;&quot;;[$Code.A1838])">
            <text:p/>
          </table:table-cell>
          <table:table-cell table:formula="of:=[.B1837]+1" office:value-type="float" office:value="1836" calcext:value-type="float">
            <text:p>1836</text:p>
          </table:table-cell>
        </table:table-row>
        <table:table-row table:style-name="ro1">
          <table:table-cell table:formula="of:=IF([$Code.A1839]=&quot;&quot;;&quot;&quot;;[$Code.A1839])">
            <text:p/>
          </table:table-cell>
          <table:table-cell table:formula="of:=[.B1838]+1" office:value-type="float" office:value="1837" calcext:value-type="float">
            <text:p>1837</text:p>
          </table:table-cell>
        </table:table-row>
        <table:table-row table:style-name="ro1">
          <table:table-cell table:formula="of:=IF([$Code.A1840]=&quot;&quot;;&quot;&quot;;[$Code.A1840])">
            <text:p/>
          </table:table-cell>
          <table:table-cell table:formula="of:=[.B1839]+1" office:value-type="float" office:value="1838" calcext:value-type="float">
            <text:p>1838</text:p>
          </table:table-cell>
        </table:table-row>
        <table:table-row table:style-name="ro1">
          <table:table-cell table:formula="of:=IF([$Code.A1841]=&quot;&quot;;&quot;&quot;;[$Code.A1841])">
            <text:p/>
          </table:table-cell>
          <table:table-cell table:formula="of:=[.B1840]+1" office:value-type="float" office:value="1839" calcext:value-type="float">
            <text:p>1839</text:p>
          </table:table-cell>
        </table:table-row>
        <table:table-row table:style-name="ro1">
          <table:table-cell table:formula="of:=IF([$Code.A1842]=&quot;&quot;;&quot;&quot;;[$Code.A1842])">
            <text:p/>
          </table:table-cell>
          <table:table-cell table:formula="of:=[.B1841]+1" office:value-type="float" office:value="1840" calcext:value-type="float">
            <text:p>1840</text:p>
          </table:table-cell>
        </table:table-row>
        <table:table-row table:style-name="ro1">
          <table:table-cell table:formula="of:=IF([$Code.A1843]=&quot;&quot;;&quot;&quot;;[$Code.A1843])">
            <text:p/>
          </table:table-cell>
          <table:table-cell table:formula="of:=[.B1842]+1" office:value-type="float" office:value="1841" calcext:value-type="float">
            <text:p>1841</text:p>
          </table:table-cell>
        </table:table-row>
        <table:table-row table:style-name="ro1">
          <table:table-cell table:formula="of:=IF([$Code.A1844]=&quot;&quot;;&quot;&quot;;[$Code.A1844])">
            <text:p/>
          </table:table-cell>
          <table:table-cell table:formula="of:=[.B1843]+1" office:value-type="float" office:value="1842" calcext:value-type="float">
            <text:p>1842</text:p>
          </table:table-cell>
        </table:table-row>
        <table:table-row table:style-name="ro1">
          <table:table-cell table:formula="of:=IF([$Code.A1845]=&quot;&quot;;&quot;&quot;;[$Code.A1845])">
            <text:p/>
          </table:table-cell>
          <table:table-cell table:formula="of:=[.B1844]+1" office:value-type="float" office:value="1843" calcext:value-type="float">
            <text:p>1843</text:p>
          </table:table-cell>
        </table:table-row>
        <table:table-row table:style-name="ro1">
          <table:table-cell table:formula="of:=IF([$Code.A1846]=&quot;&quot;;&quot;&quot;;[$Code.A1846])">
            <text:p/>
          </table:table-cell>
          <table:table-cell table:formula="of:=[.B1845]+1" office:value-type="float" office:value="1844" calcext:value-type="float">
            <text:p>1844</text:p>
          </table:table-cell>
        </table:table-row>
        <table:table-row table:style-name="ro1">
          <table:table-cell table:formula="of:=IF([$Code.A1847]=&quot;&quot;;&quot;&quot;;[$Code.A1847])">
            <text:p/>
          </table:table-cell>
          <table:table-cell table:formula="of:=[.B1846]+1" office:value-type="float" office:value="1845" calcext:value-type="float">
            <text:p>1845</text:p>
          </table:table-cell>
        </table:table-row>
        <table:table-row table:style-name="ro1">
          <table:table-cell table:formula="of:=IF([$Code.A1848]=&quot;&quot;;&quot;&quot;;[$Code.A1848])">
            <text:p/>
          </table:table-cell>
          <table:table-cell table:formula="of:=[.B1847]+1" office:value-type="float" office:value="1846" calcext:value-type="float">
            <text:p>1846</text:p>
          </table:table-cell>
        </table:table-row>
        <table:table-row table:style-name="ro1">
          <table:table-cell table:formula="of:=IF([$Code.A1849]=&quot;&quot;;&quot;&quot;;[$Code.A1849])">
            <text:p/>
          </table:table-cell>
          <table:table-cell table:formula="of:=[.B1848]+1" office:value-type="float" office:value="1847" calcext:value-type="float">
            <text:p>1847</text:p>
          </table:table-cell>
        </table:table-row>
        <table:table-row table:style-name="ro1">
          <table:table-cell table:formula="of:=IF([$Code.A1850]=&quot;&quot;;&quot;&quot;;[$Code.A1850])">
            <text:p/>
          </table:table-cell>
          <table:table-cell table:formula="of:=[.B1849]+1" office:value-type="float" office:value="1848" calcext:value-type="float">
            <text:p>1848</text:p>
          </table:table-cell>
        </table:table-row>
        <table:table-row table:style-name="ro1">
          <table:table-cell table:formula="of:=IF([$Code.A1851]=&quot;&quot;;&quot;&quot;;[$Code.A1851])">
            <text:p/>
          </table:table-cell>
          <table:table-cell table:formula="of:=[.B1850]+1" office:value-type="float" office:value="1849" calcext:value-type="float">
            <text:p>1849</text:p>
          </table:table-cell>
        </table:table-row>
        <table:table-row table:style-name="ro1">
          <table:table-cell table:formula="of:=IF([$Code.A1852]=&quot;&quot;;&quot;&quot;;[$Code.A1852])">
            <text:p/>
          </table:table-cell>
          <table:table-cell table:formula="of:=[.B1851]+1" office:value-type="float" office:value="1850" calcext:value-type="float">
            <text:p>1850</text:p>
          </table:table-cell>
        </table:table-row>
        <table:table-row table:style-name="ro1">
          <table:table-cell table:formula="of:=IF([$Code.A1853]=&quot;&quot;;&quot;&quot;;[$Code.A1853])">
            <text:p/>
          </table:table-cell>
          <table:table-cell table:formula="of:=[.B1852]+1" office:value-type="float" office:value="1851" calcext:value-type="float">
            <text:p>1851</text:p>
          </table:table-cell>
        </table:table-row>
        <table:table-row table:style-name="ro1">
          <table:table-cell table:formula="of:=IF([$Code.A1854]=&quot;&quot;;&quot;&quot;;[$Code.A1854])">
            <text:p/>
          </table:table-cell>
          <table:table-cell table:formula="of:=[.B1853]+1" office:value-type="float" office:value="1852" calcext:value-type="float">
            <text:p>1852</text:p>
          </table:table-cell>
        </table:table-row>
        <table:table-row table:style-name="ro1">
          <table:table-cell table:formula="of:=IF([$Code.A1855]=&quot;&quot;;&quot;&quot;;[$Code.A1855])">
            <text:p/>
          </table:table-cell>
          <table:table-cell table:formula="of:=[.B1854]+1" office:value-type="float" office:value="1853" calcext:value-type="float">
            <text:p>1853</text:p>
          </table:table-cell>
        </table:table-row>
        <table:table-row table:style-name="ro1">
          <table:table-cell table:formula="of:=IF([$Code.A1856]=&quot;&quot;;&quot;&quot;;[$Code.A1856])">
            <text:p/>
          </table:table-cell>
          <table:table-cell table:formula="of:=[.B1855]+1" office:value-type="float" office:value="1854" calcext:value-type="float">
            <text:p>1854</text:p>
          </table:table-cell>
        </table:table-row>
        <table:table-row table:style-name="ro1">
          <table:table-cell table:formula="of:=IF([$Code.A1857]=&quot;&quot;;&quot;&quot;;[$Code.A1857])">
            <text:p/>
          </table:table-cell>
          <table:table-cell table:formula="of:=[.B1856]+1" office:value-type="float" office:value="1855" calcext:value-type="float">
            <text:p>1855</text:p>
          </table:table-cell>
        </table:table-row>
        <table:table-row table:style-name="ro1">
          <table:table-cell table:formula="of:=IF([$Code.A1858]=&quot;&quot;;&quot;&quot;;[$Code.A1858])">
            <text:p/>
          </table:table-cell>
          <table:table-cell table:formula="of:=[.B1857]+1" office:value-type="float" office:value="1856" calcext:value-type="float">
            <text:p>1856</text:p>
          </table:table-cell>
        </table:table-row>
        <table:table-row table:style-name="ro1">
          <table:table-cell table:formula="of:=IF([$Code.A1859]=&quot;&quot;;&quot;&quot;;[$Code.A1859])">
            <text:p/>
          </table:table-cell>
          <table:table-cell table:formula="of:=[.B1858]+1" office:value-type="float" office:value="1857" calcext:value-type="float">
            <text:p>1857</text:p>
          </table:table-cell>
        </table:table-row>
        <table:table-row table:style-name="ro1">
          <table:table-cell table:formula="of:=IF([$Code.A1860]=&quot;&quot;;&quot;&quot;;[$Code.A1860])">
            <text:p/>
          </table:table-cell>
          <table:table-cell table:formula="of:=[.B1859]+1" office:value-type="float" office:value="1858" calcext:value-type="float">
            <text:p>1858</text:p>
          </table:table-cell>
        </table:table-row>
        <table:table-row table:style-name="ro1">
          <table:table-cell table:formula="of:=IF([$Code.A1861]=&quot;&quot;;&quot;&quot;;[$Code.A1861])">
            <text:p/>
          </table:table-cell>
          <table:table-cell table:formula="of:=[.B1860]+1" office:value-type="float" office:value="1859" calcext:value-type="float">
            <text:p>1859</text:p>
          </table:table-cell>
        </table:table-row>
        <table:table-row table:style-name="ro1">
          <table:table-cell table:formula="of:=IF([$Code.A1862]=&quot;&quot;;&quot;&quot;;[$Code.A1862])">
            <text:p/>
          </table:table-cell>
          <table:table-cell table:formula="of:=[.B1861]+1" office:value-type="float" office:value="1860" calcext:value-type="float">
            <text:p>1860</text:p>
          </table:table-cell>
        </table:table-row>
        <table:table-row table:style-name="ro1">
          <table:table-cell table:formula="of:=IF([$Code.A1863]=&quot;&quot;;&quot;&quot;;[$Code.A1863])">
            <text:p/>
          </table:table-cell>
          <table:table-cell table:formula="of:=[.B1862]+1" office:value-type="float" office:value="1861" calcext:value-type="float">
            <text:p>1861</text:p>
          </table:table-cell>
        </table:table-row>
        <table:table-row table:style-name="ro1">
          <table:table-cell table:formula="of:=IF([$Code.A1864]=&quot;&quot;;&quot;&quot;;[$Code.A1864])">
            <text:p/>
          </table:table-cell>
          <table:table-cell table:formula="of:=[.B1863]+1" office:value-type="float" office:value="1862" calcext:value-type="float">
            <text:p>1862</text:p>
          </table:table-cell>
        </table:table-row>
        <table:table-row table:style-name="ro1">
          <table:table-cell table:formula="of:=IF([$Code.A1865]=&quot;&quot;;&quot;&quot;;[$Code.A1865])">
            <text:p/>
          </table:table-cell>
          <table:table-cell table:formula="of:=[.B1864]+1" office:value-type="float" office:value="1863" calcext:value-type="float">
            <text:p>1863</text:p>
          </table:table-cell>
        </table:table-row>
        <table:table-row table:style-name="ro1">
          <table:table-cell table:formula="of:=IF([$Code.A1866]=&quot;&quot;;&quot;&quot;;[$Code.A1866])">
            <text:p/>
          </table:table-cell>
          <table:table-cell table:formula="of:=[.B1865]+1" office:value-type="float" office:value="1864" calcext:value-type="float">
            <text:p>1864</text:p>
          </table:table-cell>
        </table:table-row>
        <table:table-row table:style-name="ro1">
          <table:table-cell table:formula="of:=IF([$Code.A1867]=&quot;&quot;;&quot;&quot;;[$Code.A1867])">
            <text:p/>
          </table:table-cell>
          <table:table-cell table:formula="of:=[.B1866]+1" office:value-type="float" office:value="1865" calcext:value-type="float">
            <text:p>1865</text:p>
          </table:table-cell>
        </table:table-row>
        <table:table-row table:style-name="ro1">
          <table:table-cell table:formula="of:=IF([$Code.A1868]=&quot;&quot;;&quot;&quot;;[$Code.A1868])">
            <text:p/>
          </table:table-cell>
          <table:table-cell table:formula="of:=[.B1867]+1" office:value-type="float" office:value="1866" calcext:value-type="float">
            <text:p>1866</text:p>
          </table:table-cell>
        </table:table-row>
        <table:table-row table:style-name="ro1">
          <table:table-cell table:formula="of:=IF([$Code.A1869]=&quot;&quot;;&quot;&quot;;[$Code.A1869])">
            <text:p/>
          </table:table-cell>
          <table:table-cell table:formula="of:=[.B1868]+1" office:value-type="float" office:value="1867" calcext:value-type="float">
            <text:p>1867</text:p>
          </table:table-cell>
        </table:table-row>
        <table:table-row table:style-name="ro1">
          <table:table-cell table:formula="of:=IF([$Code.A1870]=&quot;&quot;;&quot;&quot;;[$Code.A1870])">
            <text:p/>
          </table:table-cell>
          <table:table-cell table:formula="of:=[.B1869]+1" office:value-type="float" office:value="1868" calcext:value-type="float">
            <text:p>1868</text:p>
          </table:table-cell>
        </table:table-row>
        <table:table-row table:style-name="ro1">
          <table:table-cell table:formula="of:=IF([$Code.A1871]=&quot;&quot;;&quot;&quot;;[$Code.A1871])">
            <text:p/>
          </table:table-cell>
          <table:table-cell table:formula="of:=[.B1870]+1" office:value-type="float" office:value="1869" calcext:value-type="float">
            <text:p>1869</text:p>
          </table:table-cell>
        </table:table-row>
        <table:table-row table:style-name="ro1">
          <table:table-cell table:formula="of:=IF([$Code.A1872]=&quot;&quot;;&quot;&quot;;[$Code.A1872])">
            <text:p/>
          </table:table-cell>
          <table:table-cell table:formula="of:=[.B1871]+1" office:value-type="float" office:value="1870" calcext:value-type="float">
            <text:p>1870</text:p>
          </table:table-cell>
        </table:table-row>
        <table:table-row table:style-name="ro1">
          <table:table-cell table:formula="of:=IF([$Code.A1873]=&quot;&quot;;&quot;&quot;;[$Code.A1873])">
            <text:p/>
          </table:table-cell>
          <table:table-cell table:formula="of:=[.B1872]+1" office:value-type="float" office:value="1871" calcext:value-type="float">
            <text:p>1871</text:p>
          </table:table-cell>
        </table:table-row>
        <table:table-row table:style-name="ro1">
          <table:table-cell table:formula="of:=IF([$Code.A1874]=&quot;&quot;;&quot;&quot;;[$Code.A1874])">
            <text:p/>
          </table:table-cell>
          <table:table-cell table:formula="of:=[.B1873]+1" office:value-type="float" office:value="1872" calcext:value-type="float">
            <text:p>1872</text:p>
          </table:table-cell>
        </table:table-row>
        <table:table-row table:style-name="ro1">
          <table:table-cell table:formula="of:=IF([$Code.A1875]=&quot;&quot;;&quot;&quot;;[$Code.A1875])">
            <text:p/>
          </table:table-cell>
          <table:table-cell table:formula="of:=[.B1874]+1" office:value-type="float" office:value="1873" calcext:value-type="float">
            <text:p>1873</text:p>
          </table:table-cell>
        </table:table-row>
        <table:table-row table:style-name="ro1">
          <table:table-cell table:formula="of:=IF([$Code.A1876]=&quot;&quot;;&quot;&quot;;[$Code.A1876])">
            <text:p/>
          </table:table-cell>
          <table:table-cell table:formula="of:=[.B1875]+1" office:value-type="float" office:value="1874" calcext:value-type="float">
            <text:p>1874</text:p>
          </table:table-cell>
        </table:table-row>
        <table:table-row table:style-name="ro1">
          <table:table-cell table:formula="of:=IF([$Code.A1877]=&quot;&quot;;&quot;&quot;;[$Code.A1877])">
            <text:p/>
          </table:table-cell>
          <table:table-cell table:formula="of:=[.B1876]+1" office:value-type="float" office:value="1875" calcext:value-type="float">
            <text:p>1875</text:p>
          </table:table-cell>
        </table:table-row>
        <table:table-row table:style-name="ro1">
          <table:table-cell table:formula="of:=IF([$Code.A1878]=&quot;&quot;;&quot;&quot;;[$Code.A1878])">
            <text:p/>
          </table:table-cell>
          <table:table-cell table:formula="of:=[.B1877]+1" office:value-type="float" office:value="1876" calcext:value-type="float">
            <text:p>1876</text:p>
          </table:table-cell>
        </table:table-row>
        <table:table-row table:style-name="ro1">
          <table:table-cell table:formula="of:=IF([$Code.A1879]=&quot;&quot;;&quot;&quot;;[$Code.A1879])">
            <text:p/>
          </table:table-cell>
          <table:table-cell table:formula="of:=[.B1878]+1" office:value-type="float" office:value="1877" calcext:value-type="float">
            <text:p>1877</text:p>
          </table:table-cell>
        </table:table-row>
        <table:table-row table:style-name="ro1">
          <table:table-cell table:formula="of:=IF([$Code.A1880]=&quot;&quot;;&quot;&quot;;[$Code.A1880])">
            <text:p/>
          </table:table-cell>
          <table:table-cell table:formula="of:=[.B1879]+1" office:value-type="float" office:value="1878" calcext:value-type="float">
            <text:p>1878</text:p>
          </table:table-cell>
        </table:table-row>
        <table:table-row table:style-name="ro1">
          <table:table-cell table:formula="of:=IF([$Code.A1881]=&quot;&quot;;&quot;&quot;;[$Code.A1881])">
            <text:p/>
          </table:table-cell>
          <table:table-cell table:formula="of:=[.B1880]+1" office:value-type="float" office:value="1879" calcext:value-type="float">
            <text:p>1879</text:p>
          </table:table-cell>
        </table:table-row>
        <table:table-row table:style-name="ro1">
          <table:table-cell table:formula="of:=IF([$Code.A1882]=&quot;&quot;;&quot;&quot;;[$Code.A1882])">
            <text:p/>
          </table:table-cell>
          <table:table-cell table:formula="of:=[.B1881]+1" office:value-type="float" office:value="1880" calcext:value-type="float">
            <text:p>1880</text:p>
          </table:table-cell>
        </table:table-row>
        <table:table-row table:style-name="ro1">
          <table:table-cell table:formula="of:=IF([$Code.A1883]=&quot;&quot;;&quot;&quot;;[$Code.A1883])">
            <text:p/>
          </table:table-cell>
          <table:table-cell table:formula="of:=[.B1882]+1" office:value-type="float" office:value="1881" calcext:value-type="float">
            <text:p>1881</text:p>
          </table:table-cell>
        </table:table-row>
        <table:table-row table:style-name="ro1">
          <table:table-cell table:formula="of:=IF([$Code.A1884]=&quot;&quot;;&quot;&quot;;[$Code.A1884])">
            <text:p/>
          </table:table-cell>
          <table:table-cell table:formula="of:=[.B1883]+1" office:value-type="float" office:value="1882" calcext:value-type="float">
            <text:p>1882</text:p>
          </table:table-cell>
        </table:table-row>
        <table:table-row table:style-name="ro1">
          <table:table-cell table:formula="of:=IF([$Code.A1885]=&quot;&quot;;&quot;&quot;;[$Code.A1885])">
            <text:p/>
          </table:table-cell>
          <table:table-cell table:formula="of:=[.B1884]+1" office:value-type="float" office:value="1883" calcext:value-type="float">
            <text:p>1883</text:p>
          </table:table-cell>
        </table:table-row>
        <table:table-row table:style-name="ro1">
          <table:table-cell table:formula="of:=IF([$Code.A1886]=&quot;&quot;;&quot;&quot;;[$Code.A1886])">
            <text:p/>
          </table:table-cell>
          <table:table-cell table:formula="of:=[.B1885]+1" office:value-type="float" office:value="1884" calcext:value-type="float">
            <text:p>1884</text:p>
          </table:table-cell>
        </table:table-row>
        <table:table-row table:style-name="ro1">
          <table:table-cell table:formula="of:=IF([$Code.A1887]=&quot;&quot;;&quot;&quot;;[$Code.A1887])">
            <text:p/>
          </table:table-cell>
          <table:table-cell table:formula="of:=[.B1886]+1" office:value-type="float" office:value="1885" calcext:value-type="float">
            <text:p>1885</text:p>
          </table:table-cell>
        </table:table-row>
        <table:table-row table:style-name="ro1">
          <table:table-cell table:formula="of:=IF([$Code.A1888]=&quot;&quot;;&quot;&quot;;[$Code.A1888])">
            <text:p/>
          </table:table-cell>
          <table:table-cell table:formula="of:=[.B1887]+1" office:value-type="float" office:value="1886" calcext:value-type="float">
            <text:p>1886</text:p>
          </table:table-cell>
        </table:table-row>
        <table:table-row table:style-name="ro1">
          <table:table-cell table:formula="of:=IF([$Code.A1889]=&quot;&quot;;&quot;&quot;;[$Code.A1889])">
            <text:p/>
          </table:table-cell>
          <table:table-cell table:formula="of:=[.B1888]+1" office:value-type="float" office:value="1887" calcext:value-type="float">
            <text:p>1887</text:p>
          </table:table-cell>
        </table:table-row>
        <table:table-row table:style-name="ro1">
          <table:table-cell table:formula="of:=IF([$Code.A1890]=&quot;&quot;;&quot;&quot;;[$Code.A1890])">
            <text:p/>
          </table:table-cell>
          <table:table-cell table:formula="of:=[.B1889]+1" office:value-type="float" office:value="1888" calcext:value-type="float">
            <text:p>1888</text:p>
          </table:table-cell>
        </table:table-row>
        <table:table-row table:style-name="ro1">
          <table:table-cell table:formula="of:=IF([$Code.A1891]=&quot;&quot;;&quot;&quot;;[$Code.A1891])">
            <text:p/>
          </table:table-cell>
          <table:table-cell table:formula="of:=[.B1890]+1" office:value-type="float" office:value="1889" calcext:value-type="float">
            <text:p>1889</text:p>
          </table:table-cell>
        </table:table-row>
        <table:table-row table:style-name="ro1">
          <table:table-cell table:formula="of:=IF([$Code.A1892]=&quot;&quot;;&quot;&quot;;[$Code.A1892])">
            <text:p/>
          </table:table-cell>
          <table:table-cell table:formula="of:=[.B1891]+1" office:value-type="float" office:value="1890" calcext:value-type="float">
            <text:p>1890</text:p>
          </table:table-cell>
        </table:table-row>
        <table:table-row table:style-name="ro1">
          <table:table-cell table:formula="of:=IF([$Code.A1893]=&quot;&quot;;&quot;&quot;;[$Code.A1893])">
            <text:p/>
          </table:table-cell>
          <table:table-cell table:formula="of:=[.B1892]+1" office:value-type="float" office:value="1891" calcext:value-type="float">
            <text:p>1891</text:p>
          </table:table-cell>
        </table:table-row>
        <table:table-row table:style-name="ro1">
          <table:table-cell table:formula="of:=IF([$Code.A1894]=&quot;&quot;;&quot;&quot;;[$Code.A1894])">
            <text:p/>
          </table:table-cell>
          <table:table-cell table:formula="of:=[.B1893]+1" office:value-type="float" office:value="1892" calcext:value-type="float">
            <text:p>1892</text:p>
          </table:table-cell>
        </table:table-row>
        <table:table-row table:style-name="ro1">
          <table:table-cell table:formula="of:=IF([$Code.A1895]=&quot;&quot;;&quot;&quot;;[$Code.A1895])">
            <text:p/>
          </table:table-cell>
          <table:table-cell table:formula="of:=[.B1894]+1" office:value-type="float" office:value="1893" calcext:value-type="float">
            <text:p>1893</text:p>
          </table:table-cell>
        </table:table-row>
        <table:table-row table:style-name="ro1">
          <table:table-cell table:formula="of:=IF([$Code.A1896]=&quot;&quot;;&quot;&quot;;[$Code.A1896])">
            <text:p/>
          </table:table-cell>
          <table:table-cell table:formula="of:=[.B1895]+1" office:value-type="float" office:value="1894" calcext:value-type="float">
            <text:p>1894</text:p>
          </table:table-cell>
        </table:table-row>
        <table:table-row table:style-name="ro1">
          <table:table-cell table:formula="of:=IF([$Code.A1897]=&quot;&quot;;&quot;&quot;;[$Code.A1897])">
            <text:p/>
          </table:table-cell>
          <table:table-cell table:formula="of:=[.B1896]+1" office:value-type="float" office:value="1895" calcext:value-type="float">
            <text:p>1895</text:p>
          </table:table-cell>
        </table:table-row>
        <table:table-row table:style-name="ro1">
          <table:table-cell table:formula="of:=IF([$Code.A1898]=&quot;&quot;;&quot;&quot;;[$Code.A1898])">
            <text:p/>
          </table:table-cell>
          <table:table-cell table:formula="of:=[.B1897]+1" office:value-type="float" office:value="1896" calcext:value-type="float">
            <text:p>1896</text:p>
          </table:table-cell>
        </table:table-row>
        <table:table-row table:style-name="ro1">
          <table:table-cell table:formula="of:=IF([$Code.A1899]=&quot;&quot;;&quot;&quot;;[$Code.A1899])">
            <text:p/>
          </table:table-cell>
          <table:table-cell table:formula="of:=[.B1898]+1" office:value-type="float" office:value="1897" calcext:value-type="float">
            <text:p>1897</text:p>
          </table:table-cell>
        </table:table-row>
        <table:table-row table:style-name="ro1">
          <table:table-cell table:formula="of:=IF([$Code.A1900]=&quot;&quot;;&quot;&quot;;[$Code.A1900])">
            <text:p/>
          </table:table-cell>
          <table:table-cell table:formula="of:=[.B1899]+1" office:value-type="float" office:value="1898" calcext:value-type="float">
            <text:p>1898</text:p>
          </table:table-cell>
        </table:table-row>
        <table:table-row table:style-name="ro1">
          <table:table-cell table:formula="of:=IF([$Code.A1901]=&quot;&quot;;&quot;&quot;;[$Code.A1901])">
            <text:p/>
          </table:table-cell>
          <table:table-cell table:formula="of:=[.B1900]+1" office:value-type="float" office:value="1899" calcext:value-type="float">
            <text:p>1899</text:p>
          </table:table-cell>
        </table:table-row>
        <table:table-row table:style-name="ro1">
          <table:table-cell table:formula="of:=IF([$Code.A1902]=&quot;&quot;;&quot;&quot;;[$Code.A1902])">
            <text:p/>
          </table:table-cell>
          <table:table-cell table:formula="of:=[.B1901]+1" office:value-type="float" office:value="1900" calcext:value-type="float">
            <text:p>1900</text:p>
          </table:table-cell>
        </table:table-row>
        <table:table-row table:style-name="ro1">
          <table:table-cell table:formula="of:=IF([$Code.A1903]=&quot;&quot;;&quot;&quot;;[$Code.A1903])">
            <text:p/>
          </table:table-cell>
          <table:table-cell table:formula="of:=[.B1902]+1" office:value-type="float" office:value="1901" calcext:value-type="float">
            <text:p>1901</text:p>
          </table:table-cell>
        </table:table-row>
        <table:table-row table:style-name="ro1">
          <table:table-cell table:formula="of:=IF([$Code.A1904]=&quot;&quot;;&quot;&quot;;[$Code.A1904])">
            <text:p/>
          </table:table-cell>
          <table:table-cell table:formula="of:=[.B1903]+1" office:value-type="float" office:value="1902" calcext:value-type="float">
            <text:p>1902</text:p>
          </table:table-cell>
        </table:table-row>
        <table:table-row table:style-name="ro1">
          <table:table-cell table:formula="of:=IF([$Code.A1905]=&quot;&quot;;&quot;&quot;;[$Code.A1905])">
            <text:p/>
          </table:table-cell>
          <table:table-cell table:formula="of:=[.B1904]+1" office:value-type="float" office:value="1903" calcext:value-type="float">
            <text:p>1903</text:p>
          </table:table-cell>
        </table:table-row>
        <table:table-row table:style-name="ro1">
          <table:table-cell table:formula="of:=IF([$Code.A1906]=&quot;&quot;;&quot;&quot;;[$Code.A1906])">
            <text:p/>
          </table:table-cell>
          <table:table-cell table:formula="of:=[.B1905]+1" office:value-type="float" office:value="1904" calcext:value-type="float">
            <text:p>1904</text:p>
          </table:table-cell>
        </table:table-row>
        <table:table-row table:style-name="ro1">
          <table:table-cell table:formula="of:=IF([$Code.A1907]=&quot;&quot;;&quot;&quot;;[$Code.A1907])">
            <text:p/>
          </table:table-cell>
          <table:table-cell table:formula="of:=[.B1906]+1" office:value-type="float" office:value="1905" calcext:value-type="float">
            <text:p>1905</text:p>
          </table:table-cell>
        </table:table-row>
        <table:table-row table:style-name="ro1">
          <table:table-cell table:formula="of:=IF([$Code.A1908]=&quot;&quot;;&quot;&quot;;[$Code.A1908])">
            <text:p/>
          </table:table-cell>
          <table:table-cell table:formula="of:=[.B1907]+1" office:value-type="float" office:value="1906" calcext:value-type="float">
            <text:p>1906</text:p>
          </table:table-cell>
        </table:table-row>
        <table:table-row table:style-name="ro1">
          <table:table-cell table:formula="of:=IF([$Code.A1909]=&quot;&quot;;&quot;&quot;;[$Code.A1909])">
            <text:p/>
          </table:table-cell>
          <table:table-cell table:formula="of:=[.B1908]+1" office:value-type="float" office:value="1907" calcext:value-type="float">
            <text:p>1907</text:p>
          </table:table-cell>
        </table:table-row>
        <table:table-row table:style-name="ro1">
          <table:table-cell table:formula="of:=IF([$Code.A1910]=&quot;&quot;;&quot;&quot;;[$Code.A1910])">
            <text:p/>
          </table:table-cell>
          <table:table-cell table:formula="of:=[.B1909]+1" office:value-type="float" office:value="1908" calcext:value-type="float">
            <text:p>1908</text:p>
          </table:table-cell>
        </table:table-row>
        <table:table-row table:style-name="ro1">
          <table:table-cell table:formula="of:=IF([$Code.A1911]=&quot;&quot;;&quot;&quot;;[$Code.A1911])">
            <text:p/>
          </table:table-cell>
          <table:table-cell table:formula="of:=[.B1910]+1" office:value-type="float" office:value="1909" calcext:value-type="float">
            <text:p>1909</text:p>
          </table:table-cell>
        </table:table-row>
        <table:table-row table:style-name="ro1">
          <table:table-cell table:formula="of:=IF([$Code.A1912]=&quot;&quot;;&quot;&quot;;[$Code.A1912])">
            <text:p/>
          </table:table-cell>
          <table:table-cell table:formula="of:=[.B1911]+1" office:value-type="float" office:value="1910" calcext:value-type="float">
            <text:p>1910</text:p>
          </table:table-cell>
        </table:table-row>
        <table:table-row table:style-name="ro1">
          <table:table-cell table:formula="of:=IF([$Code.A1913]=&quot;&quot;;&quot;&quot;;[$Code.A1913])">
            <text:p/>
          </table:table-cell>
          <table:table-cell table:formula="of:=[.B1912]+1" office:value-type="float" office:value="1911" calcext:value-type="float">
            <text:p>1911</text:p>
          </table:table-cell>
        </table:table-row>
        <table:table-row table:style-name="ro1">
          <table:table-cell table:formula="of:=IF([$Code.A1914]=&quot;&quot;;&quot;&quot;;[$Code.A1914])">
            <text:p/>
          </table:table-cell>
          <table:table-cell table:formula="of:=[.B1913]+1" office:value-type="float" office:value="1912" calcext:value-type="float">
            <text:p>1912</text:p>
          </table:table-cell>
        </table:table-row>
        <table:table-row table:style-name="ro1">
          <table:table-cell table:formula="of:=IF([$Code.A1915]=&quot;&quot;;&quot;&quot;;[$Code.A1915])">
            <text:p/>
          </table:table-cell>
          <table:table-cell table:formula="of:=[.B1914]+1" office:value-type="float" office:value="1913" calcext:value-type="float">
            <text:p>1913</text:p>
          </table:table-cell>
        </table:table-row>
        <table:table-row table:style-name="ro1">
          <table:table-cell table:formula="of:=IF([$Code.A1916]=&quot;&quot;;&quot;&quot;;[$Code.A1916])">
            <text:p/>
          </table:table-cell>
          <table:table-cell table:formula="of:=[.B1915]+1" office:value-type="float" office:value="1914" calcext:value-type="float">
            <text:p>1914</text:p>
          </table:table-cell>
        </table:table-row>
        <table:table-row table:style-name="ro1">
          <table:table-cell table:formula="of:=IF([$Code.A1917]=&quot;&quot;;&quot;&quot;;[$Code.A1917])">
            <text:p/>
          </table:table-cell>
          <table:table-cell table:formula="of:=[.B1916]+1" office:value-type="float" office:value="1915" calcext:value-type="float">
            <text:p>1915</text:p>
          </table:table-cell>
        </table:table-row>
        <table:table-row table:style-name="ro1">
          <table:table-cell table:formula="of:=IF([$Code.A1918]=&quot;&quot;;&quot;&quot;;[$Code.A1918])">
            <text:p/>
          </table:table-cell>
          <table:table-cell table:formula="of:=[.B1917]+1" office:value-type="float" office:value="1916" calcext:value-type="float">
            <text:p>1916</text:p>
          </table:table-cell>
        </table:table-row>
        <table:table-row table:style-name="ro1">
          <table:table-cell table:formula="of:=IF([$Code.A1919]=&quot;&quot;;&quot;&quot;;[$Code.A1919])">
            <text:p/>
          </table:table-cell>
          <table:table-cell table:formula="of:=[.B1918]+1" office:value-type="float" office:value="1917" calcext:value-type="float">
            <text:p>1917</text:p>
          </table:table-cell>
        </table:table-row>
        <table:table-row table:style-name="ro1">
          <table:table-cell table:formula="of:=IF([$Code.A1920]=&quot;&quot;;&quot;&quot;;[$Code.A1920])">
            <text:p/>
          </table:table-cell>
          <table:table-cell table:formula="of:=[.B1919]+1" office:value-type="float" office:value="1918" calcext:value-type="float">
            <text:p>1918</text:p>
          </table:table-cell>
        </table:table-row>
        <table:table-row table:style-name="ro1">
          <table:table-cell table:formula="of:=IF([$Code.A1921]=&quot;&quot;;&quot;&quot;;[$Code.A1921])">
            <text:p/>
          </table:table-cell>
          <table:table-cell table:formula="of:=[.B1920]+1" office:value-type="float" office:value="1919" calcext:value-type="float">
            <text:p>1919</text:p>
          </table:table-cell>
        </table:table-row>
        <table:table-row table:style-name="ro1">
          <table:table-cell table:formula="of:=IF([$Code.A1922]=&quot;&quot;;&quot;&quot;;[$Code.A1922])">
            <text:p/>
          </table:table-cell>
          <table:table-cell table:formula="of:=[.B1921]+1" office:value-type="float" office:value="1920" calcext:value-type="float">
            <text:p>1920</text:p>
          </table:table-cell>
        </table:table-row>
        <table:table-row table:style-name="ro1">
          <table:table-cell table:formula="of:=IF([$Code.A1923]=&quot;&quot;;&quot;&quot;;[$Code.A1923])">
            <text:p/>
          </table:table-cell>
          <table:table-cell table:formula="of:=[.B1922]+1" office:value-type="float" office:value="1921" calcext:value-type="float">
            <text:p>1921</text:p>
          </table:table-cell>
        </table:table-row>
        <table:table-row table:style-name="ro1">
          <table:table-cell table:formula="of:=IF([$Code.A1924]=&quot;&quot;;&quot;&quot;;[$Code.A1924])">
            <text:p/>
          </table:table-cell>
          <table:table-cell table:formula="of:=[.B1923]+1" office:value-type="float" office:value="1922" calcext:value-type="float">
            <text:p>1922</text:p>
          </table:table-cell>
        </table:table-row>
        <table:table-row table:style-name="ro1">
          <table:table-cell table:formula="of:=IF([$Code.A1925]=&quot;&quot;;&quot;&quot;;[$Code.A1925])">
            <text:p/>
          </table:table-cell>
          <table:table-cell table:formula="of:=[.B1924]+1" office:value-type="float" office:value="1923" calcext:value-type="float">
            <text:p>1923</text:p>
          </table:table-cell>
        </table:table-row>
        <table:table-row table:style-name="ro1">
          <table:table-cell table:formula="of:=IF([$Code.A1926]=&quot;&quot;;&quot;&quot;;[$Code.A1926])">
            <text:p/>
          </table:table-cell>
          <table:table-cell table:formula="of:=[.B1925]+1" office:value-type="float" office:value="1924" calcext:value-type="float">
            <text:p>1924</text:p>
          </table:table-cell>
        </table:table-row>
        <table:table-row table:style-name="ro1">
          <table:table-cell table:formula="of:=IF([$Code.A1927]=&quot;&quot;;&quot;&quot;;[$Code.A1927])">
            <text:p/>
          </table:table-cell>
          <table:table-cell table:formula="of:=[.B1926]+1" office:value-type="float" office:value="1925" calcext:value-type="float">
            <text:p>1925</text:p>
          </table:table-cell>
        </table:table-row>
        <table:table-row table:style-name="ro1">
          <table:table-cell table:formula="of:=IF([$Code.A1928]=&quot;&quot;;&quot;&quot;;[$Code.A1928])">
            <text:p/>
          </table:table-cell>
          <table:table-cell table:formula="of:=[.B1927]+1" office:value-type="float" office:value="1926" calcext:value-type="float">
            <text:p>1926</text:p>
          </table:table-cell>
        </table:table-row>
        <table:table-row table:style-name="ro1">
          <table:table-cell table:formula="of:=IF([$Code.A1929]=&quot;&quot;;&quot;&quot;;[$Code.A1929])">
            <text:p/>
          </table:table-cell>
          <table:table-cell table:formula="of:=[.B1928]+1" office:value-type="float" office:value="1927" calcext:value-type="float">
            <text:p>1927</text:p>
          </table:table-cell>
        </table:table-row>
        <table:table-row table:style-name="ro1">
          <table:table-cell table:formula="of:=IF([$Code.A1930]=&quot;&quot;;&quot;&quot;;[$Code.A1930])">
            <text:p/>
          </table:table-cell>
          <table:table-cell table:formula="of:=[.B1929]+1" office:value-type="float" office:value="1928" calcext:value-type="float">
            <text:p>1928</text:p>
          </table:table-cell>
        </table:table-row>
        <table:table-row table:style-name="ro1">
          <table:table-cell table:formula="of:=IF([$Code.A1931]=&quot;&quot;;&quot;&quot;;[$Code.A1931])">
            <text:p/>
          </table:table-cell>
          <table:table-cell table:formula="of:=[.B1930]+1" office:value-type="float" office:value="1929" calcext:value-type="float">
            <text:p>1929</text:p>
          </table:table-cell>
        </table:table-row>
        <table:table-row table:style-name="ro1">
          <table:table-cell table:formula="of:=IF([$Code.A1932]=&quot;&quot;;&quot;&quot;;[$Code.A1932])">
            <text:p/>
          </table:table-cell>
          <table:table-cell table:formula="of:=[.B1931]+1" office:value-type="float" office:value="1930" calcext:value-type="float">
            <text:p>1930</text:p>
          </table:table-cell>
        </table:table-row>
        <table:table-row table:style-name="ro1">
          <table:table-cell table:formula="of:=IF([$Code.A1933]=&quot;&quot;;&quot;&quot;;[$Code.A1933])">
            <text:p/>
          </table:table-cell>
          <table:table-cell table:formula="of:=[.B1932]+1" office:value-type="float" office:value="1931" calcext:value-type="float">
            <text:p>1931</text:p>
          </table:table-cell>
        </table:table-row>
        <table:table-row table:style-name="ro1">
          <table:table-cell table:formula="of:=IF([$Code.A1934]=&quot;&quot;;&quot;&quot;;[$Code.A1934])">
            <text:p/>
          </table:table-cell>
          <table:table-cell table:formula="of:=[.B1933]+1" office:value-type="float" office:value="1932" calcext:value-type="float">
            <text:p>1932</text:p>
          </table:table-cell>
        </table:table-row>
        <table:table-row table:style-name="ro1">
          <table:table-cell table:formula="of:=IF([$Code.A1935]=&quot;&quot;;&quot;&quot;;[$Code.A1935])">
            <text:p/>
          </table:table-cell>
          <table:table-cell table:formula="of:=[.B1934]+1" office:value-type="float" office:value="1933" calcext:value-type="float">
            <text:p>1933</text:p>
          </table:table-cell>
        </table:table-row>
        <table:table-row table:style-name="ro1">
          <table:table-cell table:formula="of:=IF([$Code.A1936]=&quot;&quot;;&quot;&quot;;[$Code.A1936])">
            <text:p/>
          </table:table-cell>
          <table:table-cell table:formula="of:=[.B1935]+1" office:value-type="float" office:value="1934" calcext:value-type="float">
            <text:p>1934</text:p>
          </table:table-cell>
        </table:table-row>
        <table:table-row table:style-name="ro1">
          <table:table-cell table:formula="of:=IF([$Code.A1937]=&quot;&quot;;&quot;&quot;;[$Code.A1937])">
            <text:p/>
          </table:table-cell>
          <table:table-cell table:formula="of:=[.B1936]+1" office:value-type="float" office:value="1935" calcext:value-type="float">
            <text:p>1935</text:p>
          </table:table-cell>
        </table:table-row>
        <table:table-row table:style-name="ro1">
          <table:table-cell table:formula="of:=IF([$Code.A1938]=&quot;&quot;;&quot;&quot;;[$Code.A1938])">
            <text:p/>
          </table:table-cell>
          <table:table-cell table:formula="of:=[.B1937]+1" office:value-type="float" office:value="1936" calcext:value-type="float">
            <text:p>1936</text:p>
          </table:table-cell>
        </table:table-row>
        <table:table-row table:style-name="ro1">
          <table:table-cell table:formula="of:=IF([$Code.A1939]=&quot;&quot;;&quot;&quot;;[$Code.A1939])">
            <text:p/>
          </table:table-cell>
          <table:table-cell table:formula="of:=[.B1938]+1" office:value-type="float" office:value="1937" calcext:value-type="float">
            <text:p>1937</text:p>
          </table:table-cell>
        </table:table-row>
        <table:table-row table:style-name="ro1">
          <table:table-cell table:formula="of:=IF([$Code.A1940]=&quot;&quot;;&quot;&quot;;[$Code.A1940])">
            <text:p/>
          </table:table-cell>
          <table:table-cell table:formula="of:=[.B1939]+1" office:value-type="float" office:value="1938" calcext:value-type="float">
            <text:p>1938</text:p>
          </table:table-cell>
        </table:table-row>
        <table:table-row table:style-name="ro1">
          <table:table-cell table:formula="of:=IF([$Code.A1941]=&quot;&quot;;&quot;&quot;;[$Code.A1941])">
            <text:p/>
          </table:table-cell>
          <table:table-cell table:formula="of:=[.B1940]+1" office:value-type="float" office:value="1939" calcext:value-type="float">
            <text:p>1939</text:p>
          </table:table-cell>
        </table:table-row>
        <table:table-row table:style-name="ro1">
          <table:table-cell table:formula="of:=IF([$Code.A1942]=&quot;&quot;;&quot;&quot;;[$Code.A1942])">
            <text:p/>
          </table:table-cell>
          <table:table-cell table:formula="of:=[.B1941]+1" office:value-type="float" office:value="1940" calcext:value-type="float">
            <text:p>1940</text:p>
          </table:table-cell>
        </table:table-row>
        <table:table-row table:style-name="ro1">
          <table:table-cell table:formula="of:=IF([$Code.A1943]=&quot;&quot;;&quot;&quot;;[$Code.A1943])">
            <text:p/>
          </table:table-cell>
          <table:table-cell table:formula="of:=[.B1942]+1" office:value-type="float" office:value="1941" calcext:value-type="float">
            <text:p>1941</text:p>
          </table:table-cell>
        </table:table-row>
        <table:table-row table:style-name="ro1">
          <table:table-cell table:formula="of:=IF([$Code.A1944]=&quot;&quot;;&quot;&quot;;[$Code.A1944])">
            <text:p/>
          </table:table-cell>
          <table:table-cell table:formula="of:=[.B1943]+1" office:value-type="float" office:value="1942" calcext:value-type="float">
            <text:p>1942</text:p>
          </table:table-cell>
        </table:table-row>
        <table:table-row table:style-name="ro1">
          <table:table-cell table:formula="of:=IF([$Code.A1945]=&quot;&quot;;&quot;&quot;;[$Code.A1945])">
            <text:p/>
          </table:table-cell>
          <table:table-cell table:formula="of:=[.B1944]+1" office:value-type="float" office:value="1943" calcext:value-type="float">
            <text:p>1943</text:p>
          </table:table-cell>
        </table:table-row>
        <table:table-row table:style-name="ro1">
          <table:table-cell table:formula="of:=IF([$Code.A1946]=&quot;&quot;;&quot;&quot;;[$Code.A1946])">
            <text:p/>
          </table:table-cell>
          <table:table-cell table:formula="of:=[.B1945]+1" office:value-type="float" office:value="1944" calcext:value-type="float">
            <text:p>1944</text:p>
          </table:table-cell>
        </table:table-row>
        <table:table-row table:style-name="ro1">
          <table:table-cell table:formula="of:=IF([$Code.A1947]=&quot;&quot;;&quot;&quot;;[$Code.A1947])">
            <text:p/>
          </table:table-cell>
          <table:table-cell table:formula="of:=[.B1946]+1" office:value-type="float" office:value="1945" calcext:value-type="float">
            <text:p>1945</text:p>
          </table:table-cell>
        </table:table-row>
        <table:table-row table:style-name="ro1">
          <table:table-cell table:formula="of:=IF([$Code.A1948]=&quot;&quot;;&quot;&quot;;[$Code.A1948])">
            <text:p/>
          </table:table-cell>
          <table:table-cell table:formula="of:=[.B1947]+1" office:value-type="float" office:value="1946" calcext:value-type="float">
            <text:p>1946</text:p>
          </table:table-cell>
        </table:table-row>
        <table:table-row table:style-name="ro1">
          <table:table-cell table:formula="of:=IF([$Code.A1949]=&quot;&quot;;&quot;&quot;;[$Code.A1949])">
            <text:p/>
          </table:table-cell>
          <table:table-cell table:formula="of:=[.B1948]+1" office:value-type="float" office:value="1947" calcext:value-type="float">
            <text:p>1947</text:p>
          </table:table-cell>
        </table:table-row>
        <table:table-row table:style-name="ro1">
          <table:table-cell table:formula="of:=IF([$Code.A1950]=&quot;&quot;;&quot;&quot;;[$Code.A1950])">
            <text:p/>
          </table:table-cell>
          <table:table-cell table:formula="of:=[.B1949]+1" office:value-type="float" office:value="1948" calcext:value-type="float">
            <text:p>1948</text:p>
          </table:table-cell>
        </table:table-row>
        <table:table-row table:style-name="ro1">
          <table:table-cell table:formula="of:=IF([$Code.A1951]=&quot;&quot;;&quot;&quot;;[$Code.A1951])">
            <text:p/>
          </table:table-cell>
          <table:table-cell table:formula="of:=[.B1950]+1" office:value-type="float" office:value="1949" calcext:value-type="float">
            <text:p>1949</text:p>
          </table:table-cell>
        </table:table-row>
        <table:table-row table:style-name="ro1">
          <table:table-cell table:formula="of:=IF([$Code.A1952]=&quot;&quot;;&quot;&quot;;[$Code.A1952])">
            <text:p/>
          </table:table-cell>
          <table:table-cell table:formula="of:=[.B1951]+1" office:value-type="float" office:value="1950" calcext:value-type="float">
            <text:p>1950</text:p>
          </table:table-cell>
        </table:table-row>
        <table:table-row table:style-name="ro1">
          <table:table-cell table:formula="of:=IF([$Code.A1953]=&quot;&quot;;&quot;&quot;;[$Code.A1953])">
            <text:p/>
          </table:table-cell>
          <table:table-cell table:formula="of:=[.B1952]+1" office:value-type="float" office:value="1951" calcext:value-type="float">
            <text:p>1951</text:p>
          </table:table-cell>
        </table:table-row>
        <table:table-row table:style-name="ro1">
          <table:table-cell table:formula="of:=IF([$Code.A1954]=&quot;&quot;;&quot;&quot;;[$Code.A1954])">
            <text:p/>
          </table:table-cell>
          <table:table-cell table:formula="of:=[.B1953]+1" office:value-type="float" office:value="1952" calcext:value-type="float">
            <text:p>1952</text:p>
          </table:table-cell>
        </table:table-row>
        <table:table-row table:style-name="ro1">
          <table:table-cell table:formula="of:=IF([$Code.A1955]=&quot;&quot;;&quot;&quot;;[$Code.A1955])">
            <text:p/>
          </table:table-cell>
          <table:table-cell table:formula="of:=[.B1954]+1" office:value-type="float" office:value="1953" calcext:value-type="float">
            <text:p>1953</text:p>
          </table:table-cell>
        </table:table-row>
        <table:table-row table:style-name="ro1">
          <table:table-cell table:formula="of:=IF([$Code.A1956]=&quot;&quot;;&quot;&quot;;[$Code.A1956])">
            <text:p/>
          </table:table-cell>
          <table:table-cell table:formula="of:=[.B1955]+1" office:value-type="float" office:value="1954" calcext:value-type="float">
            <text:p>1954</text:p>
          </table:table-cell>
        </table:table-row>
        <table:table-row table:style-name="ro1">
          <table:table-cell table:formula="of:=IF([$Code.A1957]=&quot;&quot;;&quot;&quot;;[$Code.A1957])">
            <text:p/>
          </table:table-cell>
          <table:table-cell table:formula="of:=[.B1956]+1" office:value-type="float" office:value="1955" calcext:value-type="float">
            <text:p>1955</text:p>
          </table:table-cell>
        </table:table-row>
        <table:table-row table:style-name="ro1">
          <table:table-cell table:formula="of:=IF([$Code.A1958]=&quot;&quot;;&quot;&quot;;[$Code.A1958])">
            <text:p/>
          </table:table-cell>
          <table:table-cell table:formula="of:=[.B1957]+1" office:value-type="float" office:value="1956" calcext:value-type="float">
            <text:p>1956</text:p>
          </table:table-cell>
        </table:table-row>
        <table:table-row table:style-name="ro1">
          <table:table-cell table:formula="of:=IF([$Code.A1959]=&quot;&quot;;&quot;&quot;;[$Code.A1959])">
            <text:p/>
          </table:table-cell>
          <table:table-cell table:formula="of:=[.B1958]+1" office:value-type="float" office:value="1957" calcext:value-type="float">
            <text:p>1957</text:p>
          </table:table-cell>
        </table:table-row>
        <table:table-row table:style-name="ro1">
          <table:table-cell table:formula="of:=IF([$Code.A1960]=&quot;&quot;;&quot;&quot;;[$Code.A1960])">
            <text:p/>
          </table:table-cell>
          <table:table-cell table:formula="of:=[.B1959]+1" office:value-type="float" office:value="1958" calcext:value-type="float">
            <text:p>1958</text:p>
          </table:table-cell>
        </table:table-row>
        <table:table-row table:style-name="ro1">
          <table:table-cell table:formula="of:=IF([$Code.A1961]=&quot;&quot;;&quot;&quot;;[$Code.A1961])">
            <text:p/>
          </table:table-cell>
          <table:table-cell table:formula="of:=[.B1960]+1" office:value-type="float" office:value="1959" calcext:value-type="float">
            <text:p>1959</text:p>
          </table:table-cell>
        </table:table-row>
        <table:table-row table:style-name="ro1">
          <table:table-cell table:formula="of:=IF([$Code.A1962]=&quot;&quot;;&quot;&quot;;[$Code.A1962])">
            <text:p/>
          </table:table-cell>
          <table:table-cell table:formula="of:=[.B1961]+1" office:value-type="float" office:value="1960" calcext:value-type="float">
            <text:p>1960</text:p>
          </table:table-cell>
        </table:table-row>
        <table:table-row table:style-name="ro1">
          <table:table-cell table:formula="of:=IF([$Code.A1963]=&quot;&quot;;&quot;&quot;;[$Code.A1963])">
            <text:p/>
          </table:table-cell>
          <table:table-cell table:formula="of:=[.B1962]+1" office:value-type="float" office:value="1961" calcext:value-type="float">
            <text:p>1961</text:p>
          </table:table-cell>
        </table:table-row>
        <table:table-row table:style-name="ro1">
          <table:table-cell table:formula="of:=IF([$Code.A1964]=&quot;&quot;;&quot;&quot;;[$Code.A1964])">
            <text:p/>
          </table:table-cell>
          <table:table-cell table:formula="of:=[.B1963]+1" office:value-type="float" office:value="1962" calcext:value-type="float">
            <text:p>1962</text:p>
          </table:table-cell>
        </table:table-row>
        <table:table-row table:style-name="ro1">
          <table:table-cell table:formula="of:=IF([$Code.A1965]=&quot;&quot;;&quot;&quot;;[$Code.A1965])">
            <text:p/>
          </table:table-cell>
          <table:table-cell table:formula="of:=[.B1964]+1" office:value-type="float" office:value="1963" calcext:value-type="float">
            <text:p>1963</text:p>
          </table:table-cell>
        </table:table-row>
        <table:table-row table:style-name="ro1">
          <table:table-cell table:formula="of:=IF([$Code.A1966]=&quot;&quot;;&quot;&quot;;[$Code.A1966])">
            <text:p/>
          </table:table-cell>
          <table:table-cell table:formula="of:=[.B1965]+1" office:value-type="float" office:value="1964" calcext:value-type="float">
            <text:p>1964</text:p>
          </table:table-cell>
        </table:table-row>
        <table:table-row table:style-name="ro1">
          <table:table-cell table:formula="of:=IF([$Code.A1967]=&quot;&quot;;&quot;&quot;;[$Code.A1967])">
            <text:p/>
          </table:table-cell>
          <table:table-cell table:formula="of:=[.B1966]+1" office:value-type="float" office:value="1965" calcext:value-type="float">
            <text:p>1965</text:p>
          </table:table-cell>
        </table:table-row>
        <table:table-row table:style-name="ro1">
          <table:table-cell table:formula="of:=IF([$Code.A1968]=&quot;&quot;;&quot;&quot;;[$Code.A1968])">
            <text:p/>
          </table:table-cell>
          <table:table-cell table:formula="of:=[.B1967]+1" office:value-type="float" office:value="1966" calcext:value-type="float">
            <text:p>1966</text:p>
          </table:table-cell>
        </table:table-row>
        <table:table-row table:style-name="ro1">
          <table:table-cell table:formula="of:=IF([$Code.A1969]=&quot;&quot;;&quot;&quot;;[$Code.A1969])">
            <text:p/>
          </table:table-cell>
          <table:table-cell table:formula="of:=[.B1968]+1" office:value-type="float" office:value="1967" calcext:value-type="float">
            <text:p>1967</text:p>
          </table:table-cell>
        </table:table-row>
        <table:table-row table:style-name="ro1">
          <table:table-cell table:formula="of:=IF([$Code.A1970]=&quot;&quot;;&quot;&quot;;[$Code.A1970])">
            <text:p/>
          </table:table-cell>
          <table:table-cell table:formula="of:=[.B1969]+1" office:value-type="float" office:value="1968" calcext:value-type="float">
            <text:p>1968</text:p>
          </table:table-cell>
        </table:table-row>
        <table:table-row table:style-name="ro1">
          <table:table-cell table:formula="of:=IF([$Code.A1971]=&quot;&quot;;&quot;&quot;;[$Code.A1971])">
            <text:p/>
          </table:table-cell>
          <table:table-cell table:formula="of:=[.B1970]+1" office:value-type="float" office:value="1969" calcext:value-type="float">
            <text:p>1969</text:p>
          </table:table-cell>
        </table:table-row>
        <table:table-row table:style-name="ro1">
          <table:table-cell table:formula="of:=IF([$Code.A1972]=&quot;&quot;;&quot;&quot;;[$Code.A1972])">
            <text:p/>
          </table:table-cell>
          <table:table-cell table:formula="of:=[.B1971]+1" office:value-type="float" office:value="1970" calcext:value-type="float">
            <text:p>1970</text:p>
          </table:table-cell>
        </table:table-row>
        <table:table-row table:style-name="ro1">
          <table:table-cell table:formula="of:=IF([$Code.A1973]=&quot;&quot;;&quot;&quot;;[$Code.A1973])">
            <text:p/>
          </table:table-cell>
          <table:table-cell table:formula="of:=[.B1972]+1" office:value-type="float" office:value="1971" calcext:value-type="float">
            <text:p>1971</text:p>
          </table:table-cell>
        </table:table-row>
        <table:table-row table:style-name="ro1">
          <table:table-cell table:formula="of:=IF([$Code.A1974]=&quot;&quot;;&quot;&quot;;[$Code.A1974])">
            <text:p/>
          </table:table-cell>
          <table:table-cell table:formula="of:=[.B1973]+1" office:value-type="float" office:value="1972" calcext:value-type="float">
            <text:p>1972</text:p>
          </table:table-cell>
        </table:table-row>
        <table:table-row table:style-name="ro1">
          <table:table-cell table:formula="of:=IF([$Code.A1975]=&quot;&quot;;&quot;&quot;;[$Code.A1975])">
            <text:p/>
          </table:table-cell>
          <table:table-cell table:formula="of:=[.B1974]+1" office:value-type="float" office:value="1973" calcext:value-type="float">
            <text:p>1973</text:p>
          </table:table-cell>
        </table:table-row>
        <table:table-row table:style-name="ro1">
          <table:table-cell table:formula="of:=IF([$Code.A1976]=&quot;&quot;;&quot;&quot;;[$Code.A1976])">
            <text:p/>
          </table:table-cell>
          <table:table-cell table:formula="of:=[.B1975]+1" office:value-type="float" office:value="1974" calcext:value-type="float">
            <text:p>1974</text:p>
          </table:table-cell>
        </table:table-row>
        <table:table-row table:style-name="ro1">
          <table:table-cell table:formula="of:=IF([$Code.A1977]=&quot;&quot;;&quot;&quot;;[$Code.A1977])">
            <text:p/>
          </table:table-cell>
          <table:table-cell table:formula="of:=[.B1976]+1" office:value-type="float" office:value="1975" calcext:value-type="float">
            <text:p>1975</text:p>
          </table:table-cell>
        </table:table-row>
        <table:table-row table:style-name="ro1">
          <table:table-cell table:formula="of:=IF([$Code.A1978]=&quot;&quot;;&quot;&quot;;[$Code.A1978])">
            <text:p/>
          </table:table-cell>
          <table:table-cell table:formula="of:=[.B1977]+1" office:value-type="float" office:value="1976" calcext:value-type="float">
            <text:p>1976</text:p>
          </table:table-cell>
        </table:table-row>
        <table:table-row table:style-name="ro1">
          <table:table-cell table:formula="of:=IF([$Code.A1979]=&quot;&quot;;&quot;&quot;;[$Code.A1979])">
            <text:p/>
          </table:table-cell>
          <table:table-cell table:formula="of:=[.B1978]+1" office:value-type="float" office:value="1977" calcext:value-type="float">
            <text:p>1977</text:p>
          </table:table-cell>
        </table:table-row>
        <table:table-row table:style-name="ro1">
          <table:table-cell table:formula="of:=IF([$Code.A1980]=&quot;&quot;;&quot;&quot;;[$Code.A1980])">
            <text:p/>
          </table:table-cell>
          <table:table-cell table:formula="of:=[.B1979]+1" office:value-type="float" office:value="1978" calcext:value-type="float">
            <text:p>1978</text:p>
          </table:table-cell>
        </table:table-row>
        <table:table-row table:style-name="ro1">
          <table:table-cell table:formula="of:=IF([$Code.A1981]=&quot;&quot;;&quot;&quot;;[$Code.A1981])">
            <text:p/>
          </table:table-cell>
          <table:table-cell table:formula="of:=[.B1980]+1" office:value-type="float" office:value="1979" calcext:value-type="float">
            <text:p>1979</text:p>
          </table:table-cell>
        </table:table-row>
        <table:table-row table:style-name="ro1">
          <table:table-cell table:formula="of:=IF([$Code.A1982]=&quot;&quot;;&quot;&quot;;[$Code.A1982])">
            <text:p/>
          </table:table-cell>
          <table:table-cell table:formula="of:=[.B1981]+1" office:value-type="float" office:value="1980" calcext:value-type="float">
            <text:p>1980</text:p>
          </table:table-cell>
        </table:table-row>
        <table:table-row table:style-name="ro1">
          <table:table-cell table:formula="of:=IF([$Code.A1983]=&quot;&quot;;&quot;&quot;;[$Code.A1983])">
            <text:p/>
          </table:table-cell>
          <table:table-cell table:formula="of:=[.B1982]+1" office:value-type="float" office:value="1981" calcext:value-type="float">
            <text:p>1981</text:p>
          </table:table-cell>
        </table:table-row>
        <table:table-row table:style-name="ro1">
          <table:table-cell table:formula="of:=IF([$Code.A1984]=&quot;&quot;;&quot;&quot;;[$Code.A1984])">
            <text:p/>
          </table:table-cell>
          <table:table-cell table:formula="of:=[.B1983]+1" office:value-type="float" office:value="1982" calcext:value-type="float">
            <text:p>1982</text:p>
          </table:table-cell>
        </table:table-row>
        <table:table-row table:style-name="ro1">
          <table:table-cell table:formula="of:=IF([$Code.A1985]=&quot;&quot;;&quot;&quot;;[$Code.A1985])">
            <text:p/>
          </table:table-cell>
          <table:table-cell table:formula="of:=[.B1984]+1" office:value-type="float" office:value="1983" calcext:value-type="float">
            <text:p>1983</text:p>
          </table:table-cell>
        </table:table-row>
        <table:table-row table:style-name="ro1">
          <table:table-cell table:formula="of:=IF([$Code.A1986]=&quot;&quot;;&quot;&quot;;[$Code.A1986])">
            <text:p/>
          </table:table-cell>
          <table:table-cell table:formula="of:=[.B1985]+1" office:value-type="float" office:value="1984" calcext:value-type="float">
            <text:p>1984</text:p>
          </table:table-cell>
        </table:table-row>
        <table:table-row table:style-name="ro1">
          <table:table-cell table:formula="of:=IF([$Code.A1987]=&quot;&quot;;&quot;&quot;;[$Code.A1987])">
            <text:p/>
          </table:table-cell>
          <table:table-cell table:formula="of:=[.B1986]+1" office:value-type="float" office:value="1985" calcext:value-type="float">
            <text:p>1985</text:p>
          </table:table-cell>
        </table:table-row>
        <table:table-row table:style-name="ro1">
          <table:table-cell table:formula="of:=IF([$Code.A1988]=&quot;&quot;;&quot;&quot;;[$Code.A1988])">
            <text:p/>
          </table:table-cell>
          <table:table-cell table:formula="of:=[.B1987]+1" office:value-type="float" office:value="1986" calcext:value-type="float">
            <text:p>1986</text:p>
          </table:table-cell>
        </table:table-row>
        <table:table-row table:style-name="ro1">
          <table:table-cell table:formula="of:=IF([$Code.A1989]=&quot;&quot;;&quot;&quot;;[$Code.A1989])">
            <text:p/>
          </table:table-cell>
          <table:table-cell table:formula="of:=[.B1988]+1" office:value-type="float" office:value="1987" calcext:value-type="float">
            <text:p>1987</text:p>
          </table:table-cell>
        </table:table-row>
        <table:table-row table:style-name="ro1">
          <table:table-cell table:formula="of:=IF([$Code.A1990]=&quot;&quot;;&quot;&quot;;[$Code.A1990])">
            <text:p/>
          </table:table-cell>
          <table:table-cell table:formula="of:=[.B1989]+1" office:value-type="float" office:value="1988" calcext:value-type="float">
            <text:p>1988</text:p>
          </table:table-cell>
        </table:table-row>
        <table:table-row table:style-name="ro1">
          <table:table-cell table:formula="of:=IF([$Code.A1991]=&quot;&quot;;&quot;&quot;;[$Code.A1991])">
            <text:p/>
          </table:table-cell>
          <table:table-cell table:formula="of:=[.B1990]+1" office:value-type="float" office:value="1989" calcext:value-type="float">
            <text:p>1989</text:p>
          </table:table-cell>
        </table:table-row>
        <table:table-row table:style-name="ro1">
          <table:table-cell table:formula="of:=IF([$Code.A1992]=&quot;&quot;;&quot;&quot;;[$Code.A1992])">
            <text:p/>
          </table:table-cell>
          <table:table-cell table:formula="of:=[.B1991]+1" office:value-type="float" office:value="1990" calcext:value-type="float">
            <text:p>1990</text:p>
          </table:table-cell>
        </table:table-row>
        <table:table-row table:style-name="ro1">
          <table:table-cell table:formula="of:=IF([$Code.A1993]=&quot;&quot;;&quot;&quot;;[$Code.A1993])">
            <text:p/>
          </table:table-cell>
          <table:table-cell table:formula="of:=[.B1992]+1" office:value-type="float" office:value="1991" calcext:value-type="float">
            <text:p>1991</text:p>
          </table:table-cell>
        </table:table-row>
        <table:table-row table:style-name="ro1">
          <table:table-cell table:formula="of:=IF([$Code.A1994]=&quot;&quot;;&quot;&quot;;[$Code.A1994])">
            <text:p/>
          </table:table-cell>
          <table:table-cell table:formula="of:=[.B1993]+1" office:value-type="float" office:value="1992" calcext:value-type="float">
            <text:p>1992</text:p>
          </table:table-cell>
        </table:table-row>
        <table:table-row table:style-name="ro1">
          <table:table-cell table:formula="of:=IF([$Code.A1995]=&quot;&quot;;&quot;&quot;;[$Code.A1995])">
            <text:p/>
          </table:table-cell>
          <table:table-cell table:formula="of:=[.B1994]+1" office:value-type="float" office:value="1993" calcext:value-type="float">
            <text:p>1993</text:p>
          </table:table-cell>
        </table:table-row>
        <table:table-row table:style-name="ro1">
          <table:table-cell table:formula="of:=IF([$Code.A1996]=&quot;&quot;;&quot;&quot;;[$Code.A1996])">
            <text:p/>
          </table:table-cell>
          <table:table-cell table:formula="of:=[.B1995]+1" office:value-type="float" office:value="1994" calcext:value-type="float">
            <text:p>1994</text:p>
          </table:table-cell>
        </table:table-row>
        <table:table-row table:style-name="ro1">
          <table:table-cell table:formula="of:=IF([$Code.A1997]=&quot;&quot;;&quot;&quot;;[$Code.A1997])">
            <text:p/>
          </table:table-cell>
          <table:table-cell table:formula="of:=[.B1996]+1" office:value-type="float" office:value="1995" calcext:value-type="float">
            <text:p>1995</text:p>
          </table:table-cell>
        </table:table-row>
        <table:table-row table:style-name="ro1">
          <table:table-cell table:formula="of:=IF([$Code.A1998]=&quot;&quot;;&quot;&quot;;[$Code.A1998])">
            <text:p/>
          </table:table-cell>
          <table:table-cell table:formula="of:=[.B1997]+1" office:value-type="float" office:value="1996" calcext:value-type="float">
            <text:p>1996</text:p>
          </table:table-cell>
        </table:table-row>
        <table:table-row table:style-name="ro1">
          <table:table-cell table:formula="of:=IF([$Code.A1999]=&quot;&quot;;&quot;&quot;;[$Code.A1999])">
            <text:p/>
          </table:table-cell>
          <table:table-cell table:formula="of:=[.B1998]+1" office:value-type="float" office:value="1997" calcext:value-type="float">
            <text:p>1997</text:p>
          </table:table-cell>
        </table:table-row>
        <table:table-row table:style-name="ro1">
          <table:table-cell table:formula="of:=IF([$Code.A2000]=&quot;&quot;;&quot;&quot;;[$Code.A2000])">
            <text:p/>
          </table:table-cell>
          <table:table-cell table:formula="of:=[.B1999]+1" office:value-type="float" office:value="1998" calcext:value-type="float">
            <text:p>1998</text:p>
          </table:table-cell>
        </table:table-row>
        <table:table-row table:style-name="ro1">
          <table:table-cell table:formula="of:=IF([$Code.A2001]=&quot;&quot;;&quot;&quot;;[$Code.A2001])">
            <text:p/>
          </table:table-cell>
          <table:table-cell table:formula="of:=[.B2000]+1" office:value-type="float" office:value="1999" calcext:value-type="float">
            <text:p>1999</text:p>
          </table:table-cell>
        </table:table-row>
        <table:table-row table:style-name="ro1">
          <table:table-cell table:formula="of:=IF([$Code.A2002]=&quot;&quot;;&quot;&quot;;[$Code.A2002])">
            <text:p/>
          </table:table-cell>
          <table:table-cell table:formula="of:=[.B2001]+1" office:value-type="float" office:value="2000" calcext:value-type="float">
            <text:p>2000</text:p>
          </table:table-cell>
        </table:table-row>
        <table:table-row table:style-name="ro1">
          <table:table-cell table:formula="of:=IF([$Code.A2003]=&quot;&quot;;&quot;&quot;;[$Code.A2003])">
            <text:p/>
          </table:table-cell>
          <table:table-cell table:formula="of:=[.B2002]+1" office:value-type="float" office:value="2001" calcext:value-type="float">
            <text:p>2001</text:p>
          </table:table-cell>
        </table:table-row>
        <table:table-row table:style-name="ro1">
          <table:table-cell table:formula="of:=IF([$Code.A2004]=&quot;&quot;;&quot;&quot;;[$Code.A2004])">
            <text:p/>
          </table:table-cell>
          <table:table-cell table:formula="of:=[.B2003]+1" office:value-type="float" office:value="2002" calcext:value-type="float">
            <text:p>2002</text:p>
          </table:table-cell>
        </table:table-row>
        <table:table-row table:style-name="ro1">
          <table:table-cell table:formula="of:=IF([$Code.A2005]=&quot;&quot;;&quot;&quot;;[$Code.A2005])">
            <text:p/>
          </table:table-cell>
          <table:table-cell table:formula="of:=[.B2004]+1" office:value-type="float" office:value="2003" calcext:value-type="float">
            <text:p>2003</text:p>
          </table:table-cell>
        </table:table-row>
        <table:table-row table:style-name="ro1">
          <table:table-cell table:formula="of:=IF([$Code.A2006]=&quot;&quot;;&quot;&quot;;[$Code.A2006])">
            <text:p/>
          </table:table-cell>
          <table:table-cell table:formula="of:=[.B2005]+1" office:value-type="float" office:value="2004" calcext:value-type="float">
            <text:p>2004</text:p>
          </table:table-cell>
        </table:table-row>
        <table:table-row table:style-name="ro1">
          <table:table-cell table:formula="of:=IF([$Code.A2007]=&quot;&quot;;&quot;&quot;;[$Code.A2007])">
            <text:p/>
          </table:table-cell>
          <table:table-cell table:formula="of:=[.B2006]+1" office:value-type="float" office:value="2005" calcext:value-type="float">
            <text:p>2005</text:p>
          </table:table-cell>
        </table:table-row>
        <table:table-row table:style-name="ro1">
          <table:table-cell table:formula="of:=IF([$Code.A2008]=&quot;&quot;;&quot;&quot;;[$Code.A2008])">
            <text:p/>
          </table:table-cell>
          <table:table-cell table:formula="of:=[.B2007]+1" office:value-type="float" office:value="2006" calcext:value-type="float">
            <text:p>2006</text:p>
          </table:table-cell>
        </table:table-row>
        <table:table-row table:style-name="ro1">
          <table:table-cell table:formula="of:=IF([$Code.A2009]=&quot;&quot;;&quot;&quot;;[$Code.A2009])">
            <text:p/>
          </table:table-cell>
          <table:table-cell table:formula="of:=[.B2008]+1" office:value-type="float" office:value="2007" calcext:value-type="float">
            <text:p>2007</text:p>
          </table:table-cell>
        </table:table-row>
        <table:table-row table:style-name="ro1">
          <table:table-cell table:formula="of:=IF([$Code.A2010]=&quot;&quot;;&quot;&quot;;[$Code.A2010])">
            <text:p/>
          </table:table-cell>
          <table:table-cell table:formula="of:=[.B2009]+1" office:value-type="float" office:value="2008" calcext:value-type="float">
            <text:p>2008</text:p>
          </table:table-cell>
        </table:table-row>
        <table:table-row table:style-name="ro1">
          <table:table-cell table:formula="of:=IF([$Code.A2011]=&quot;&quot;;&quot;&quot;;[$Code.A2011])">
            <text:p/>
          </table:table-cell>
          <table:table-cell table:formula="of:=[.B2010]+1" office:value-type="float" office:value="2009" calcext:value-type="float">
            <text:p>2009</text:p>
          </table:table-cell>
        </table:table-row>
        <table:table-row table:style-name="ro1">
          <table:table-cell table:formula="of:=IF([$Code.A2012]=&quot;&quot;;&quot;&quot;;[$Code.A2012])">
            <text:p/>
          </table:table-cell>
          <table:table-cell table:formula="of:=[.B2011]+1" office:value-type="float" office:value="2010" calcext:value-type="float">
            <text:p>2010</text:p>
          </table:table-cell>
        </table:table-row>
        <table:table-row table:style-name="ro1">
          <table:table-cell table:formula="of:=IF([$Code.A2013]=&quot;&quot;;&quot;&quot;;[$Code.A2013])">
            <text:p/>
          </table:table-cell>
          <table:table-cell table:formula="of:=[.B2012]+1" office:value-type="float" office:value="2011" calcext:value-type="float">
            <text:p>2011</text:p>
          </table:table-cell>
        </table:table-row>
        <table:table-row table:style-name="ro1">
          <table:table-cell table:formula="of:=IF([$Code.A2014]=&quot;&quot;;&quot;&quot;;[$Code.A2014])">
            <text:p/>
          </table:table-cell>
          <table:table-cell table:formula="of:=[.B2013]+1" office:value-type="float" office:value="2012" calcext:value-type="float">
            <text:p>2012</text:p>
          </table:table-cell>
        </table:table-row>
        <table:table-row table:style-name="ro1">
          <table:table-cell table:formula="of:=IF([$Code.A2015]=&quot;&quot;;&quot;&quot;;[$Code.A2015])">
            <text:p/>
          </table:table-cell>
          <table:table-cell table:formula="of:=[.B2014]+1" office:value-type="float" office:value="2013" calcext:value-type="float">
            <text:p>2013</text:p>
          </table:table-cell>
        </table:table-row>
        <table:table-row table:style-name="ro1">
          <table:table-cell table:formula="of:=IF([$Code.A2016]=&quot;&quot;;&quot;&quot;;[$Code.A2016])">
            <text:p/>
          </table:table-cell>
          <table:table-cell table:formula="of:=[.B2015]+1" office:value-type="float" office:value="2014" calcext:value-type="float">
            <text:p>2014</text:p>
          </table:table-cell>
        </table:table-row>
        <table:table-row table:style-name="ro1">
          <table:table-cell table:formula="of:=IF([$Code.A2017]=&quot;&quot;;&quot;&quot;;[$Code.A2017])">
            <text:p/>
          </table:table-cell>
          <table:table-cell table:formula="of:=[.B2016]+1" office:value-type="float" office:value="2015" calcext:value-type="float">
            <text:p>2015</text:p>
          </table:table-cell>
        </table:table-row>
        <table:table-row table:style-name="ro1">
          <table:table-cell table:formula="of:=IF([$Code.A2018]=&quot;&quot;;&quot;&quot;;[$Code.A2018])">
            <text:p/>
          </table:table-cell>
          <table:table-cell table:formula="of:=[.B2017]+1" office:value-type="float" office:value="2016" calcext:value-type="float">
            <text:p>2016</text:p>
          </table:table-cell>
        </table:table-row>
        <table:table-row table:style-name="ro1">
          <table:table-cell table:formula="of:=IF([$Code.A2019]=&quot;&quot;;&quot;&quot;;[$Code.A2019])">
            <text:p/>
          </table:table-cell>
          <table:table-cell table:formula="of:=[.B2018]+1" office:value-type="float" office:value="2017" calcext:value-type="float">
            <text:p>2017</text:p>
          </table:table-cell>
        </table:table-row>
        <table:table-row table:style-name="ro1">
          <table:table-cell table:formula="of:=IF([$Code.A2020]=&quot;&quot;;&quot;&quot;;[$Code.A2020])">
            <text:p/>
          </table:table-cell>
          <table:table-cell table:formula="of:=[.B2019]+1" office:value-type="float" office:value="2018" calcext:value-type="float">
            <text:p>2018</text:p>
          </table:table-cell>
        </table:table-row>
        <table:table-row table:style-name="ro1">
          <table:table-cell table:formula="of:=IF([$Code.A2021]=&quot;&quot;;&quot;&quot;;[$Code.A2021])">
            <text:p/>
          </table:table-cell>
          <table:table-cell table:formula="of:=[.B2020]+1" office:value-type="float" office:value="2019" calcext:value-type="float">
            <text:p>2019</text:p>
          </table:table-cell>
        </table:table-row>
        <table:table-row table:style-name="ro1">
          <table:table-cell table:formula="of:=IF([$Code.A2022]=&quot;&quot;;&quot;&quot;;[$Code.A2022])">
            <text:p/>
          </table:table-cell>
          <table:table-cell table:formula="of:=[.B2021]+1" office:value-type="float" office:value="2020" calcext:value-type="float">
            <text:p>2020</text:p>
          </table:table-cell>
        </table:table-row>
        <table:table-row table:style-name="ro1">
          <table:table-cell table:formula="of:=IF([$Code.A2023]=&quot;&quot;;&quot;&quot;;[$Code.A2023])">
            <text:p/>
          </table:table-cell>
          <table:table-cell table:formula="of:=[.B2022]+1" office:value-type="float" office:value="2021" calcext:value-type="float">
            <text:p>2021</text:p>
          </table:table-cell>
        </table:table-row>
        <table:table-row table:style-name="ro1">
          <table:table-cell table:formula="of:=IF([$Code.A2024]=&quot;&quot;;&quot;&quot;;[$Code.A2024])">
            <text:p/>
          </table:table-cell>
          <table:table-cell table:formula="of:=[.B2023]+1" office:value-type="float" office:value="2022" calcext:value-type="float">
            <text:p>2022</text:p>
          </table:table-cell>
        </table:table-row>
        <table:table-row table:style-name="ro1">
          <table:table-cell table:formula="of:=IF([$Code.A2025]=&quot;&quot;;&quot;&quot;;[$Code.A2025])">
            <text:p/>
          </table:table-cell>
          <table:table-cell table:formula="of:=[.B2024]+1" office:value-type="float" office:value="2023" calcext:value-type="float">
            <text:p>2023</text:p>
          </table:table-cell>
        </table:table-row>
        <table:table-row table:style-name="ro1">
          <table:table-cell table:formula="of:=IF([$Code.A2026]=&quot;&quot;;&quot;&quot;;[$Code.A2026])">
            <text:p/>
          </table:table-cell>
          <table:table-cell table:formula="of:=[.B2025]+1" office:value-type="float" office:value="2024" calcext:value-type="float">
            <text:p>2024</text:p>
          </table:table-cell>
        </table:table-row>
        <table:table-row table:style-name="ro1">
          <table:table-cell table:formula="of:=IF([$Code.A2027]=&quot;&quot;;&quot;&quot;;[$Code.A2027])">
            <text:p/>
          </table:table-cell>
          <table:table-cell table:formula="of:=[.B2026]+1" office:value-type="float" office:value="2025" calcext:value-type="float">
            <text:p>2025</text:p>
          </table:table-cell>
        </table:table-row>
        <table:table-row table:style-name="ro1">
          <table:table-cell table:formula="of:=IF([$Code.A2028]=&quot;&quot;;&quot;&quot;;[$Code.A2028])">
            <text:p/>
          </table:table-cell>
          <table:table-cell table:formula="of:=[.B2027]+1" office:value-type="float" office:value="2026" calcext:value-type="float">
            <text:p>2026</text:p>
          </table:table-cell>
        </table:table-row>
        <table:table-row table:style-name="ro1">
          <table:table-cell table:formula="of:=IF([$Code.A2029]=&quot;&quot;;&quot;&quot;;[$Code.A2029])">
            <text:p/>
          </table:table-cell>
          <table:table-cell table:formula="of:=[.B2028]+1" office:value-type="float" office:value="2027" calcext:value-type="float">
            <text:p>2027</text:p>
          </table:table-cell>
        </table:table-row>
        <table:table-row table:style-name="ro1">
          <table:table-cell table:formula="of:=IF([$Code.A2030]=&quot;&quot;;&quot;&quot;;[$Code.A2030])">
            <text:p/>
          </table:table-cell>
          <table:table-cell table:formula="of:=[.B2029]+1" office:value-type="float" office:value="2028" calcext:value-type="float">
            <text:p>2028</text:p>
          </table:table-cell>
        </table:table-row>
        <table:table-row table:style-name="ro1">
          <table:table-cell table:formula="of:=IF([$Code.A2031]=&quot;&quot;;&quot;&quot;;[$Code.A2031])">
            <text:p/>
          </table:table-cell>
          <table:table-cell table:formula="of:=[.B2030]+1" office:value-type="float" office:value="2029" calcext:value-type="float">
            <text:p>2029</text:p>
          </table:table-cell>
        </table:table-row>
        <table:table-row table:style-name="ro1">
          <table:table-cell table:formula="of:=IF([$Code.A2032]=&quot;&quot;;&quot;&quot;;[$Code.A2032])">
            <text:p/>
          </table:table-cell>
          <table:table-cell table:formula="of:=[.B2031]+1" office:value-type="float" office:value="2030" calcext:value-type="float">
            <text:p>2030</text:p>
          </table:table-cell>
        </table:table-row>
        <table:table-row table:style-name="ro1">
          <table:table-cell table:formula="of:=IF([$Code.A2033]=&quot;&quot;;&quot;&quot;;[$Code.A2033])">
            <text:p/>
          </table:table-cell>
          <table:table-cell table:formula="of:=[.B2032]+1" office:value-type="float" office:value="2031" calcext:value-type="float">
            <text:p>2031</text:p>
          </table:table-cell>
        </table:table-row>
        <table:table-row table:style-name="ro1">
          <table:table-cell table:formula="of:=IF([$Code.A2034]=&quot;&quot;;&quot;&quot;;[$Code.A2034])">
            <text:p/>
          </table:table-cell>
          <table:table-cell table:formula="of:=[.B2033]+1" office:value-type="float" office:value="2032" calcext:value-type="float">
            <text:p>2032</text:p>
          </table:table-cell>
        </table:table-row>
        <table:table-row table:style-name="ro1">
          <table:table-cell table:formula="of:=IF([$Code.A2035]=&quot;&quot;;&quot;&quot;;[$Code.A2035])">
            <text:p/>
          </table:table-cell>
          <table:table-cell table:formula="of:=[.B2034]+1" office:value-type="float" office:value="2033" calcext:value-type="float">
            <text:p>2033</text:p>
          </table:table-cell>
        </table:table-row>
        <table:table-row table:style-name="ro1">
          <table:table-cell table:formula="of:=IF([$Code.A2036]=&quot;&quot;;&quot;&quot;;[$Code.A2036])">
            <text:p/>
          </table:table-cell>
          <table:table-cell table:formula="of:=[.B2035]+1" office:value-type="float" office:value="2034" calcext:value-type="float">
            <text:p>2034</text:p>
          </table:table-cell>
        </table:table-row>
        <table:table-row table:style-name="ro1">
          <table:table-cell table:formula="of:=IF([$Code.A2037]=&quot;&quot;;&quot;&quot;;[$Code.A2037])">
            <text:p/>
          </table:table-cell>
          <table:table-cell table:formula="of:=[.B2036]+1" office:value-type="float" office:value="2035" calcext:value-type="float">
            <text:p>2035</text:p>
          </table:table-cell>
        </table:table-row>
        <table:table-row table:style-name="ro1">
          <table:table-cell table:formula="of:=IF([$Code.A2038]=&quot;&quot;;&quot;&quot;;[$Code.A2038])">
            <text:p/>
          </table:table-cell>
          <table:table-cell table:formula="of:=[.B2037]+1" office:value-type="float" office:value="2036" calcext:value-type="float">
            <text:p>2036</text:p>
          </table:table-cell>
        </table:table-row>
        <table:table-row table:style-name="ro1">
          <table:table-cell table:formula="of:=IF([$Code.A2039]=&quot;&quot;;&quot;&quot;;[$Code.A2039])">
            <text:p/>
          </table:table-cell>
          <table:table-cell table:formula="of:=[.B2038]+1" office:value-type="float" office:value="2037" calcext:value-type="float">
            <text:p>2037</text:p>
          </table:table-cell>
        </table:table-row>
        <table:table-row table:style-name="ro1">
          <table:table-cell table:formula="of:=IF([$Code.A2040]=&quot;&quot;;&quot;&quot;;[$Code.A2040])">
            <text:p/>
          </table:table-cell>
          <table:table-cell table:formula="of:=[.B2039]+1" office:value-type="float" office:value="2038" calcext:value-type="float">
            <text:p>2038</text:p>
          </table:table-cell>
        </table:table-row>
        <table:table-row table:style-name="ro1">
          <table:table-cell table:formula="of:=IF([$Code.A2041]=&quot;&quot;;&quot;&quot;;[$Code.A2041])">
            <text:p/>
          </table:table-cell>
          <table:table-cell table:formula="of:=[.B2040]+1" office:value-type="float" office:value="2039" calcext:value-type="float">
            <text:p>2039</text:p>
          </table:table-cell>
        </table:table-row>
        <table:table-row table:style-name="ro1">
          <table:table-cell table:formula="of:=IF([$Code.A2042]=&quot;&quot;;&quot;&quot;;[$Code.A2042])">
            <text:p/>
          </table:table-cell>
          <table:table-cell table:formula="of:=[.B2041]+1" office:value-type="float" office:value="2040" calcext:value-type="float">
            <text:p>2040</text:p>
          </table:table-cell>
        </table:table-row>
        <table:table-row table:style-name="ro1">
          <table:table-cell table:formula="of:=IF([$Code.A2043]=&quot;&quot;;&quot;&quot;;[$Code.A2043])">
            <text:p/>
          </table:table-cell>
          <table:table-cell table:formula="of:=[.B2042]+1" office:value-type="float" office:value="2041" calcext:value-type="float">
            <text:p>2041</text:p>
          </table:table-cell>
        </table:table-row>
        <table:table-row table:style-name="ro1">
          <table:table-cell table:formula="of:=IF([$Code.A2044]=&quot;&quot;;&quot;&quot;;[$Code.A2044])">
            <text:p/>
          </table:table-cell>
          <table:table-cell table:formula="of:=[.B2043]+1" office:value-type="float" office:value="2042" calcext:value-type="float">
            <text:p>2042</text:p>
          </table:table-cell>
        </table:table-row>
        <table:table-row table:style-name="ro1">
          <table:table-cell table:formula="of:=IF([$Code.A2045]=&quot;&quot;;&quot;&quot;;[$Code.A2045])">
            <text:p/>
          </table:table-cell>
          <table:table-cell table:formula="of:=[.B2044]+1" office:value-type="float" office:value="2043" calcext:value-type="float">
            <text:p>2043</text:p>
          </table:table-cell>
        </table:table-row>
        <table:table-row table:style-name="ro1">
          <table:table-cell table:formula="of:=IF([$Code.A2046]=&quot;&quot;;&quot;&quot;;[$Code.A2046])">
            <text:p/>
          </table:table-cell>
          <table:table-cell table:formula="of:=[.B2045]+1" office:value-type="float" office:value="2044" calcext:value-type="float">
            <text:p>2044</text:p>
          </table:table-cell>
        </table:table-row>
        <table:table-row table:style-name="ro1">
          <table:table-cell table:formula="of:=IF([$Code.A2047]=&quot;&quot;;&quot;&quot;;[$Code.A2047])">
            <text:p/>
          </table:table-cell>
          <table:table-cell table:formula="of:=[.B2046]+1" office:value-type="float" office:value="2045" calcext:value-type="float">
            <text:p>2045</text:p>
          </table:table-cell>
        </table:table-row>
        <table:table-row table:style-name="ro1">
          <table:table-cell table:formula="of:=IF([$Code.A2048]=&quot;&quot;;&quot;&quot;;[$Code.A2048])">
            <text:p/>
          </table:table-cell>
          <table:table-cell table:formula="of:=[.B2047]+1" office:value-type="float" office:value="2046" calcext:value-type="float">
            <text:p>2046</text:p>
          </table:table-cell>
        </table:table-row>
        <table:table-row table:style-name="ro1">
          <table:table-cell table:formula="of:=IF([$Code.A2049]=&quot;&quot;;&quot;&quot;;[$Code.A2049])">
            <text:p/>
          </table:table-cell>
          <table:table-cell table:formula="of:=[.B2048]+1" office:value-type="float" office:value="2047" calcext:value-type="float">
            <text:p>2047</text:p>
          </table:table-cell>
        </table:table-row>
        <table:table-row table:style-name="ro1">
          <table:table-cell table:formula="of:=IF([$Code.A2050]=&quot;&quot;;&quot;&quot;;[$Code.A2050])">
            <text:p/>
          </table:table-cell>
          <table:table-cell table:formula="of:=[.B2049]+1" office:value-type="float" office:value="2048" calcext:value-type="float">
            <text:p>2048</text:p>
          </table:table-cell>
        </table:table-row>
        <table:table-row table:style-name="ro1">
          <table:table-cell table:formula="of:=IF([$Code.A2051]=&quot;&quot;;&quot;&quot;;[$Code.A2051])">
            <text:p/>
          </table:table-cell>
          <table:table-cell table:formula="of:=[.B2050]+1" office:value-type="float" office:value="2049" calcext:value-type="float">
            <text:p>2049</text:p>
          </table:table-cell>
        </table:table-row>
        <table:table-row table:style-name="ro1">
          <table:table-cell table:formula="of:=IF([$Code.A2052]=&quot;&quot;;&quot;&quot;;[$Code.A2052])">
            <text:p/>
          </table:table-cell>
          <table:table-cell table:formula="of:=[.B2051]+1" office:value-type="float" office:value="2050" calcext:value-type="float">
            <text:p>2050</text:p>
          </table:table-cell>
        </table:table-row>
        <table:table-row table:style-name="ro1">
          <table:table-cell table:formula="of:=IF([$Code.A2053]=&quot;&quot;;&quot;&quot;;[$Code.A2053])">
            <text:p/>
          </table:table-cell>
          <table:table-cell table:formula="of:=[.B2052]+1" office:value-type="float" office:value="2051" calcext:value-type="float">
            <text:p>2051</text:p>
          </table:table-cell>
        </table:table-row>
        <table:table-row table:style-name="ro1">
          <table:table-cell table:formula="of:=IF([$Code.A2054]=&quot;&quot;;&quot;&quot;;[$Code.A2054])">
            <text:p/>
          </table:table-cell>
          <table:table-cell table:formula="of:=[.B2053]+1" office:value-type="float" office:value="2052" calcext:value-type="float">
            <text:p>2052</text:p>
          </table:table-cell>
        </table:table-row>
        <table:table-row table:style-name="ro1">
          <table:table-cell table:formula="of:=IF([$Code.A2055]=&quot;&quot;;&quot;&quot;;[$Code.A2055])">
            <text:p/>
          </table:table-cell>
          <table:table-cell table:formula="of:=[.B2054]+1" office:value-type="float" office:value="2053" calcext:value-type="float">
            <text:p>2053</text:p>
          </table:table-cell>
        </table:table-row>
        <table:table-row table:style-name="ro1">
          <table:table-cell table:formula="of:=IF([$Code.A2056]=&quot;&quot;;&quot;&quot;;[$Code.A2056])">
            <text:p/>
          </table:table-cell>
          <table:table-cell table:formula="of:=[.B2055]+1" office:value-type="float" office:value="2054" calcext:value-type="float">
            <text:p>2054</text:p>
          </table:table-cell>
        </table:table-row>
        <table:table-row table:style-name="ro1">
          <table:table-cell table:formula="of:=IF([$Code.A2057]=&quot;&quot;;&quot;&quot;;[$Code.A2057])">
            <text:p/>
          </table:table-cell>
          <table:table-cell table:formula="of:=[.B2056]+1" office:value-type="float" office:value="2055" calcext:value-type="float">
            <text:p>2055</text:p>
          </table:table-cell>
        </table:table-row>
        <table:table-row table:style-name="ro1">
          <table:table-cell table:formula="of:=IF([$Code.A2058]=&quot;&quot;;&quot;&quot;;[$Code.A2058])">
            <text:p/>
          </table:table-cell>
          <table:table-cell table:formula="of:=[.B2057]+1" office:value-type="float" office:value="2056" calcext:value-type="float">
            <text:p>2056</text:p>
          </table:table-cell>
        </table:table-row>
        <table:table-row table:style-name="ro1">
          <table:table-cell table:formula="of:=IF([$Code.A2059]=&quot;&quot;;&quot;&quot;;[$Code.A2059])">
            <text:p/>
          </table:table-cell>
          <table:table-cell table:formula="of:=[.B2058]+1" office:value-type="float" office:value="2057" calcext:value-type="float">
            <text:p>2057</text:p>
          </table:table-cell>
        </table:table-row>
        <table:table-row table:style-name="ro1">
          <table:table-cell table:formula="of:=IF([$Code.A2060]=&quot;&quot;;&quot;&quot;;[$Code.A2060])">
            <text:p/>
          </table:table-cell>
          <table:table-cell table:formula="of:=[.B2059]+1" office:value-type="float" office:value="2058" calcext:value-type="float">
            <text:p>2058</text:p>
          </table:table-cell>
        </table:table-row>
        <table:table-row table:style-name="ro1">
          <table:table-cell table:formula="of:=IF([$Code.A2061]=&quot;&quot;;&quot;&quot;;[$Code.A2061])">
            <text:p/>
          </table:table-cell>
          <table:table-cell table:formula="of:=[.B2060]+1" office:value-type="float" office:value="2059" calcext:value-type="float">
            <text:p>2059</text:p>
          </table:table-cell>
        </table:table-row>
        <table:table-row table:style-name="ro1">
          <table:table-cell table:formula="of:=IF([$Code.A2062]=&quot;&quot;;&quot;&quot;;[$Code.A2062])">
            <text:p/>
          </table:table-cell>
          <table:table-cell table:formula="of:=[.B2061]+1" office:value-type="float" office:value="2060" calcext:value-type="float">
            <text:p>2060</text:p>
          </table:table-cell>
        </table:table-row>
        <table:table-row table:style-name="ro1">
          <table:table-cell table:formula="of:=IF([$Code.A2063]=&quot;&quot;;&quot;&quot;;[$Code.A2063])">
            <text:p/>
          </table:table-cell>
          <table:table-cell table:formula="of:=[.B2062]+1" office:value-type="float" office:value="2061" calcext:value-type="float">
            <text:p>2061</text:p>
          </table:table-cell>
        </table:table-row>
        <table:table-row table:style-name="ro1">
          <table:table-cell table:formula="of:=IF([$Code.A2064]=&quot;&quot;;&quot;&quot;;[$Code.A2064])">
            <text:p/>
          </table:table-cell>
          <table:table-cell table:formula="of:=[.B2063]+1" office:value-type="float" office:value="2062" calcext:value-type="float">
            <text:p>2062</text:p>
          </table:table-cell>
        </table:table-row>
        <table:table-row table:style-name="ro1">
          <table:table-cell table:formula="of:=IF([$Code.A2065]=&quot;&quot;;&quot;&quot;;[$Code.A2065])">
            <text:p/>
          </table:table-cell>
          <table:table-cell table:formula="of:=[.B2064]+1" office:value-type="float" office:value="2063" calcext:value-type="float">
            <text:p>2063</text:p>
          </table:table-cell>
        </table:table-row>
        <table:table-row table:style-name="ro1">
          <table:table-cell table:formula="of:=IF([$Code.A2066]=&quot;&quot;;&quot;&quot;;[$Code.A2066])">
            <text:p/>
          </table:table-cell>
          <table:table-cell table:formula="of:=[.B2065]+1" office:value-type="float" office:value="2064" calcext:value-type="float">
            <text:p>2064</text:p>
          </table:table-cell>
        </table:table-row>
        <table:table-row table:style-name="ro1">
          <table:table-cell table:formula="of:=IF([$Code.A2067]=&quot;&quot;;&quot;&quot;;[$Code.A2067])">
            <text:p/>
          </table:table-cell>
          <table:table-cell table:formula="of:=[.B2066]+1" office:value-type="float" office:value="2065" calcext:value-type="float">
            <text:p>2065</text:p>
          </table:table-cell>
        </table:table-row>
        <table:table-row table:style-name="ro1">
          <table:table-cell table:formula="of:=IF([$Code.A2068]=&quot;&quot;;&quot;&quot;;[$Code.A2068])">
            <text:p/>
          </table:table-cell>
          <table:table-cell table:formula="of:=[.B2067]+1" office:value-type="float" office:value="2066" calcext:value-type="float">
            <text:p>2066</text:p>
          </table:table-cell>
        </table:table-row>
        <table:table-row table:style-name="ro1">
          <table:table-cell table:formula="of:=IF([$Code.A2069]=&quot;&quot;;&quot;&quot;;[$Code.A2069])">
            <text:p/>
          </table:table-cell>
          <table:table-cell table:formula="of:=[.B2068]+1" office:value-type="float" office:value="2067" calcext:value-type="float">
            <text:p>2067</text:p>
          </table:table-cell>
        </table:table-row>
        <table:table-row table:style-name="ro1">
          <table:table-cell table:formula="of:=IF([$Code.A2070]=&quot;&quot;;&quot;&quot;;[$Code.A2070])">
            <text:p/>
          </table:table-cell>
          <table:table-cell table:formula="of:=[.B2069]+1" office:value-type="float" office:value="2068" calcext:value-type="float">
            <text:p>2068</text:p>
          </table:table-cell>
        </table:table-row>
        <table:table-row table:style-name="ro1">
          <table:table-cell table:formula="of:=IF([$Code.A2071]=&quot;&quot;;&quot;&quot;;[$Code.A2071])">
            <text:p/>
          </table:table-cell>
          <table:table-cell table:formula="of:=[.B2070]+1" office:value-type="float" office:value="2069" calcext:value-type="float">
            <text:p>2069</text:p>
          </table:table-cell>
        </table:table-row>
        <table:table-row table:style-name="ro1">
          <table:table-cell table:formula="of:=IF([$Code.A2072]=&quot;&quot;;&quot;&quot;;[$Code.A2072])">
            <text:p/>
          </table:table-cell>
          <table:table-cell table:formula="of:=[.B2071]+1" office:value-type="float" office:value="2070" calcext:value-type="float">
            <text:p>2070</text:p>
          </table:table-cell>
        </table:table-row>
        <table:table-row table:style-name="ro1">
          <table:table-cell table:formula="of:=IF([$Code.A2073]=&quot;&quot;;&quot;&quot;;[$Code.A2073])">
            <text:p/>
          </table:table-cell>
          <table:table-cell table:formula="of:=[.B2072]+1" office:value-type="float" office:value="2071" calcext:value-type="float">
            <text:p>2071</text:p>
          </table:table-cell>
        </table:table-row>
        <table:table-row table:style-name="ro1">
          <table:table-cell table:formula="of:=IF([$Code.A2074]=&quot;&quot;;&quot;&quot;;[$Code.A2074])">
            <text:p/>
          </table:table-cell>
          <table:table-cell table:formula="of:=[.B2073]+1" office:value-type="float" office:value="2072" calcext:value-type="float">
            <text:p>2072</text:p>
          </table:table-cell>
        </table:table-row>
        <table:table-row table:style-name="ro1">
          <table:table-cell table:formula="of:=IF([$Code.A2075]=&quot;&quot;;&quot;&quot;;[$Code.A2075])">
            <text:p/>
          </table:table-cell>
          <table:table-cell table:formula="of:=[.B2074]+1" office:value-type="float" office:value="2073" calcext:value-type="float">
            <text:p>2073</text:p>
          </table:table-cell>
        </table:table-row>
        <table:table-row table:style-name="ro1">
          <table:table-cell table:formula="of:=IF([$Code.A2076]=&quot;&quot;;&quot;&quot;;[$Code.A2076])">
            <text:p/>
          </table:table-cell>
          <table:table-cell table:formula="of:=[.B2075]+1" office:value-type="float" office:value="2074" calcext:value-type="float">
            <text:p>2074</text:p>
          </table:table-cell>
        </table:table-row>
        <table:table-row table:style-name="ro1">
          <table:table-cell table:formula="of:=IF([$Code.A2077]=&quot;&quot;;&quot;&quot;;[$Code.A2077])">
            <text:p/>
          </table:table-cell>
          <table:table-cell table:formula="of:=[.B2076]+1" office:value-type="float" office:value="2075" calcext:value-type="float">
            <text:p>2075</text:p>
          </table:table-cell>
        </table:table-row>
        <table:table-row table:style-name="ro1">
          <table:table-cell table:formula="of:=IF([$Code.A2078]=&quot;&quot;;&quot;&quot;;[$Code.A2078])">
            <text:p/>
          </table:table-cell>
          <table:table-cell table:formula="of:=[.B2077]+1" office:value-type="float" office:value="2076" calcext:value-type="float">
            <text:p>2076</text:p>
          </table:table-cell>
        </table:table-row>
        <table:table-row table:style-name="ro1">
          <table:table-cell table:formula="of:=IF([$Code.A2079]=&quot;&quot;;&quot;&quot;;[$Code.A2079])">
            <text:p/>
          </table:table-cell>
          <table:table-cell table:formula="of:=[.B2078]+1" office:value-type="float" office:value="2077" calcext:value-type="float">
            <text:p>2077</text:p>
          </table:table-cell>
        </table:table-row>
        <table:table-row table:style-name="ro1">
          <table:table-cell table:formula="of:=IF([$Code.A2080]=&quot;&quot;;&quot;&quot;;[$Code.A2080])">
            <text:p/>
          </table:table-cell>
          <table:table-cell table:formula="of:=[.B2079]+1" office:value-type="float" office:value="2078" calcext:value-type="float">
            <text:p>2078</text:p>
          </table:table-cell>
        </table:table-row>
        <table:table-row table:style-name="ro1">
          <table:table-cell table:formula="of:=IF([$Code.A2081]=&quot;&quot;;&quot;&quot;;[$Code.A2081])">
            <text:p/>
          </table:table-cell>
          <table:table-cell table:formula="of:=[.B2080]+1" office:value-type="float" office:value="2079" calcext:value-type="float">
            <text:p>2079</text:p>
          </table:table-cell>
        </table:table-row>
        <table:table-row table:style-name="ro1">
          <table:table-cell table:formula="of:=IF([$Code.A2082]=&quot;&quot;;&quot;&quot;;[$Code.A2082])">
            <text:p/>
          </table:table-cell>
          <table:table-cell table:formula="of:=[.B2081]+1" office:value-type="float" office:value="2080" calcext:value-type="float">
            <text:p>2080</text:p>
          </table:table-cell>
        </table:table-row>
        <table:table-row table:style-name="ro1">
          <table:table-cell table:formula="of:=IF([$Code.A2083]=&quot;&quot;;&quot;&quot;;[$Code.A2083])">
            <text:p/>
          </table:table-cell>
          <table:table-cell table:formula="of:=[.B2082]+1" office:value-type="float" office:value="2081" calcext:value-type="float">
            <text:p>2081</text:p>
          </table:table-cell>
        </table:table-row>
        <table:table-row table:style-name="ro1">
          <table:table-cell table:formula="of:=IF([$Code.A2084]=&quot;&quot;;&quot;&quot;;[$Code.A2084])">
            <text:p/>
          </table:table-cell>
          <table:table-cell table:formula="of:=[.B2083]+1" office:value-type="float" office:value="2082" calcext:value-type="float">
            <text:p>2082</text:p>
          </table:table-cell>
        </table:table-row>
        <table:table-row table:style-name="ro1">
          <table:table-cell table:formula="of:=IF([$Code.A2085]=&quot;&quot;;&quot;&quot;;[$Code.A2085])">
            <text:p/>
          </table:table-cell>
          <table:table-cell table:formula="of:=[.B2084]+1" office:value-type="float" office:value="2083" calcext:value-type="float">
            <text:p>2083</text:p>
          </table:table-cell>
        </table:table-row>
        <table:table-row table:style-name="ro1">
          <table:table-cell table:formula="of:=IF([$Code.A2086]=&quot;&quot;;&quot;&quot;;[$Code.A2086])">
            <text:p/>
          </table:table-cell>
          <table:table-cell table:formula="of:=[.B2085]+1" office:value-type="float" office:value="2084" calcext:value-type="float">
            <text:p>2084</text:p>
          </table:table-cell>
        </table:table-row>
        <table:table-row table:style-name="ro1">
          <table:table-cell table:formula="of:=IF([$Code.A2087]=&quot;&quot;;&quot;&quot;;[$Code.A2087])">
            <text:p/>
          </table:table-cell>
          <table:table-cell table:formula="of:=[.B2086]+1" office:value-type="float" office:value="2085" calcext:value-type="float">
            <text:p>2085</text:p>
          </table:table-cell>
        </table:table-row>
        <table:table-row table:style-name="ro1">
          <table:table-cell table:formula="of:=IF([$Code.A2088]=&quot;&quot;;&quot;&quot;;[$Code.A2088])">
            <text:p/>
          </table:table-cell>
          <table:table-cell table:formula="of:=[.B2087]+1" office:value-type="float" office:value="2086" calcext:value-type="float">
            <text:p>2086</text:p>
          </table:table-cell>
        </table:table-row>
        <table:table-row table:style-name="ro1">
          <table:table-cell table:formula="of:=IF([$Code.A2089]=&quot;&quot;;&quot;&quot;;[$Code.A2089])">
            <text:p/>
          </table:table-cell>
          <table:table-cell table:formula="of:=[.B2088]+1" office:value-type="float" office:value="2087" calcext:value-type="float">
            <text:p>2087</text:p>
          </table:table-cell>
        </table:table-row>
        <table:table-row table:style-name="ro1">
          <table:table-cell table:formula="of:=IF([$Code.A2090]=&quot;&quot;;&quot;&quot;;[$Code.A2090])">
            <text:p/>
          </table:table-cell>
          <table:table-cell table:formula="of:=[.B2089]+1" office:value-type="float" office:value="2088" calcext:value-type="float">
            <text:p>2088</text:p>
          </table:table-cell>
        </table:table-row>
        <table:table-row table:style-name="ro1">
          <table:table-cell table:formula="of:=IF([$Code.A2091]=&quot;&quot;;&quot;&quot;;[$Code.A2091])">
            <text:p/>
          </table:table-cell>
          <table:table-cell table:formula="of:=[.B2090]+1" office:value-type="float" office:value="2089" calcext:value-type="float">
            <text:p>2089</text:p>
          </table:table-cell>
        </table:table-row>
        <table:table-row table:style-name="ro1">
          <table:table-cell table:formula="of:=IF([$Code.A2092]=&quot;&quot;;&quot;&quot;;[$Code.A2092])">
            <text:p/>
          </table:table-cell>
          <table:table-cell table:formula="of:=[.B2091]+1" office:value-type="float" office:value="2090" calcext:value-type="float">
            <text:p>2090</text:p>
          </table:table-cell>
        </table:table-row>
        <table:table-row table:style-name="ro1">
          <table:table-cell table:formula="of:=IF([$Code.A2093]=&quot;&quot;;&quot;&quot;;[$Code.A2093])">
            <text:p/>
          </table:table-cell>
          <table:table-cell table:formula="of:=[.B2092]+1" office:value-type="float" office:value="2091" calcext:value-type="float">
            <text:p>2091</text:p>
          </table:table-cell>
        </table:table-row>
        <table:table-row table:style-name="ro1">
          <table:table-cell table:formula="of:=IF([$Code.A2094]=&quot;&quot;;&quot;&quot;;[$Code.A2094])">
            <text:p/>
          </table:table-cell>
          <table:table-cell table:formula="of:=[.B2093]+1" office:value-type="float" office:value="2092" calcext:value-type="float">
            <text:p>2092</text:p>
          </table:table-cell>
        </table:table-row>
        <table:table-row table:style-name="ro1">
          <table:table-cell table:formula="of:=IF([$Code.A2095]=&quot;&quot;;&quot;&quot;;[$Code.A2095])">
            <text:p/>
          </table:table-cell>
          <table:table-cell table:formula="of:=[.B2094]+1" office:value-type="float" office:value="2093" calcext:value-type="float">
            <text:p>2093</text:p>
          </table:table-cell>
        </table:table-row>
        <table:table-row table:style-name="ro1">
          <table:table-cell table:formula="of:=IF([$Code.A2096]=&quot;&quot;;&quot;&quot;;[$Code.A2096])">
            <text:p/>
          </table:table-cell>
          <table:table-cell table:formula="of:=[.B2095]+1" office:value-type="float" office:value="2094" calcext:value-type="float">
            <text:p>2094</text:p>
          </table:table-cell>
        </table:table-row>
        <table:table-row table:style-name="ro1">
          <table:table-cell table:formula="of:=IF([$Code.A2097]=&quot;&quot;;&quot;&quot;;[$Code.A2097])">
            <text:p/>
          </table:table-cell>
          <table:table-cell table:formula="of:=[.B2096]+1" office:value-type="float" office:value="2095" calcext:value-type="float">
            <text:p>2095</text:p>
          </table:table-cell>
        </table:table-row>
        <table:table-row table:style-name="ro1">
          <table:table-cell table:formula="of:=IF([$Code.A2098]=&quot;&quot;;&quot;&quot;;[$Code.A2098])">
            <text:p/>
          </table:table-cell>
          <table:table-cell table:formula="of:=[.B2097]+1" office:value-type="float" office:value="2096" calcext:value-type="float">
            <text:p>2096</text:p>
          </table:table-cell>
        </table:table-row>
        <table:table-row table:style-name="ro1">
          <table:table-cell table:formula="of:=IF([$Code.A2099]=&quot;&quot;;&quot;&quot;;[$Code.A2099])">
            <text:p/>
          </table:table-cell>
          <table:table-cell table:formula="of:=[.B2098]+1" office:value-type="float" office:value="2097" calcext:value-type="float">
            <text:p>2097</text:p>
          </table:table-cell>
        </table:table-row>
        <table:table-row table:style-name="ro1">
          <table:table-cell table:formula="of:=IF([$Code.A2100]=&quot;&quot;;&quot;&quot;;[$Code.A2100])">
            <text:p/>
          </table:table-cell>
          <table:table-cell table:formula="of:=[.B2099]+1" office:value-type="float" office:value="2098" calcext:value-type="float">
            <text:p>2098</text:p>
          </table:table-cell>
        </table:table-row>
        <table:table-row table:style-name="ro1">
          <table:table-cell table:formula="of:=IF([$Code.A2101]=&quot;&quot;;&quot;&quot;;[$Code.A2101])">
            <text:p/>
          </table:table-cell>
          <table:table-cell table:formula="of:=[.B2100]+1" office:value-type="float" office:value="2099" calcext:value-type="float">
            <text:p>2099</text:p>
          </table:table-cell>
        </table:table-row>
        <table:table-row table:style-name="ro1">
          <table:table-cell table:formula="of:=IF([$Code.A2102]=&quot;&quot;;&quot;&quot;;[$Code.A2102])">
            <text:p/>
          </table:table-cell>
          <table:table-cell table:formula="of:=[.B2101]+1" office:value-type="float" office:value="2100" calcext:value-type="float">
            <text:p>2100</text:p>
          </table:table-cell>
        </table:table-row>
        <table:table-row table:style-name="ro1">
          <table:table-cell table:formula="of:=IF([$Code.A2103]=&quot;&quot;;&quot;&quot;;[$Code.A2103])">
            <text:p/>
          </table:table-cell>
          <table:table-cell table:formula="of:=[.B2102]+1" office:value-type="float" office:value="2101" calcext:value-type="float">
            <text:p>2101</text:p>
          </table:table-cell>
        </table:table-row>
        <table:table-row table:style-name="ro1">
          <table:table-cell table:formula="of:=IF([$Code.A2104]=&quot;&quot;;&quot;&quot;;[$Code.A2104])">
            <text:p/>
          </table:table-cell>
          <table:table-cell table:formula="of:=[.B2103]+1" office:value-type="float" office:value="2102" calcext:value-type="float">
            <text:p>2102</text:p>
          </table:table-cell>
        </table:table-row>
        <table:table-row table:style-name="ro1">
          <table:table-cell table:formula="of:=IF([$Code.A2105]=&quot;&quot;;&quot;&quot;;[$Code.A2105])">
            <text:p/>
          </table:table-cell>
          <table:table-cell table:formula="of:=[.B2104]+1" office:value-type="float" office:value="2103" calcext:value-type="float">
            <text:p>2103</text:p>
          </table:table-cell>
        </table:table-row>
        <table:table-row table:style-name="ro1">
          <table:table-cell table:formula="of:=IF([$Code.A2106]=&quot;&quot;;&quot;&quot;;[$Code.A2106])">
            <text:p/>
          </table:table-cell>
          <table:table-cell table:formula="of:=[.B2105]+1" office:value-type="float" office:value="2104" calcext:value-type="float">
            <text:p>2104</text:p>
          </table:table-cell>
        </table:table-row>
        <table:table-row table:style-name="ro1">
          <table:table-cell table:formula="of:=IF([$Code.A2107]=&quot;&quot;;&quot;&quot;;[$Code.A2107])">
            <text:p/>
          </table:table-cell>
          <table:table-cell table:formula="of:=[.B2106]+1" office:value-type="float" office:value="2105" calcext:value-type="float">
            <text:p>2105</text:p>
          </table:table-cell>
        </table:table-row>
        <table:table-row table:style-name="ro1">
          <table:table-cell table:formula="of:=IF([$Code.A2108]=&quot;&quot;;&quot;&quot;;[$Code.A2108])">
            <text:p/>
          </table:table-cell>
          <table:table-cell table:formula="of:=[.B2107]+1" office:value-type="float" office:value="2106" calcext:value-type="float">
            <text:p>2106</text:p>
          </table:table-cell>
        </table:table-row>
        <table:table-row table:style-name="ro1">
          <table:table-cell table:formula="of:=IF([$Code.A2109]=&quot;&quot;;&quot;&quot;;[$Code.A2109])">
            <text:p/>
          </table:table-cell>
          <table:table-cell table:formula="of:=[.B2108]+1" office:value-type="float" office:value="2107" calcext:value-type="float">
            <text:p>2107</text:p>
          </table:table-cell>
        </table:table-row>
        <table:table-row table:style-name="ro1">
          <table:table-cell table:formula="of:=IF([$Code.A2110]=&quot;&quot;;&quot;&quot;;[$Code.A2110])">
            <text:p/>
          </table:table-cell>
          <table:table-cell table:formula="of:=[.B2109]+1" office:value-type="float" office:value="2108" calcext:value-type="float">
            <text:p>2108</text:p>
          </table:table-cell>
        </table:table-row>
        <table:table-row table:style-name="ro1">
          <table:table-cell table:formula="of:=IF([$Code.A2111]=&quot;&quot;;&quot;&quot;;[$Code.A2111])">
            <text:p/>
          </table:table-cell>
          <table:table-cell table:formula="of:=[.B2110]+1" office:value-type="float" office:value="2109" calcext:value-type="float">
            <text:p>2109</text:p>
          </table:table-cell>
        </table:table-row>
        <table:table-row table:style-name="ro1">
          <table:table-cell table:formula="of:=IF([$Code.A2112]=&quot;&quot;;&quot;&quot;;[$Code.A2112])">
            <text:p/>
          </table:table-cell>
          <table:table-cell table:formula="of:=[.B2111]+1" office:value-type="float" office:value="2110" calcext:value-type="float">
            <text:p>2110</text:p>
          </table:table-cell>
        </table:table-row>
        <table:table-row table:style-name="ro1">
          <table:table-cell table:formula="of:=IF([$Code.A2113]=&quot;&quot;;&quot;&quot;;[$Code.A2113])">
            <text:p/>
          </table:table-cell>
          <table:table-cell table:formula="of:=[.B2112]+1" office:value-type="float" office:value="2111" calcext:value-type="float">
            <text:p>2111</text:p>
          </table:table-cell>
        </table:table-row>
        <table:table-row table:style-name="ro1">
          <table:table-cell table:formula="of:=IF([$Code.A2114]=&quot;&quot;;&quot;&quot;;[$Code.A2114])">
            <text:p/>
          </table:table-cell>
          <table:table-cell table:formula="of:=[.B2113]+1" office:value-type="float" office:value="2112" calcext:value-type="float">
            <text:p>2112</text:p>
          </table:table-cell>
        </table:table-row>
        <table:table-row table:style-name="ro1">
          <table:table-cell table:formula="of:=IF([$Code.A2115]=&quot;&quot;;&quot;&quot;;[$Code.A2115])">
            <text:p/>
          </table:table-cell>
          <table:table-cell table:formula="of:=[.B2114]+1" office:value-type="float" office:value="2113" calcext:value-type="float">
            <text:p>2113</text:p>
          </table:table-cell>
        </table:table-row>
        <table:table-row table:style-name="ro1">
          <table:table-cell table:formula="of:=IF([$Code.A2116]=&quot;&quot;;&quot;&quot;;[$Code.A2116])">
            <text:p/>
          </table:table-cell>
          <table:table-cell table:formula="of:=[.B2115]+1" office:value-type="float" office:value="2114" calcext:value-type="float">
            <text:p>2114</text:p>
          </table:table-cell>
        </table:table-row>
        <table:table-row table:style-name="ro1">
          <table:table-cell table:formula="of:=IF([$Code.A2117]=&quot;&quot;;&quot;&quot;;[$Code.A2117])">
            <text:p/>
          </table:table-cell>
          <table:table-cell table:formula="of:=[.B2116]+1" office:value-type="float" office:value="2115" calcext:value-type="float">
            <text:p>2115</text:p>
          </table:table-cell>
        </table:table-row>
        <table:table-row table:style-name="ro1">
          <table:table-cell table:formula="of:=IF([$Code.A2118]=&quot;&quot;;&quot;&quot;;[$Code.A2118])">
            <text:p/>
          </table:table-cell>
          <table:table-cell table:formula="of:=[.B2117]+1" office:value-type="float" office:value="2116" calcext:value-type="float">
            <text:p>2116</text:p>
          </table:table-cell>
        </table:table-row>
        <table:table-row table:style-name="ro1">
          <table:table-cell table:formula="of:=IF([$Code.A2119]=&quot;&quot;;&quot;&quot;;[$Code.A2119])">
            <text:p/>
          </table:table-cell>
          <table:table-cell table:formula="of:=[.B2118]+1" office:value-type="float" office:value="2117" calcext:value-type="float">
            <text:p>2117</text:p>
          </table:table-cell>
        </table:table-row>
        <table:table-row table:style-name="ro1">
          <table:table-cell table:formula="of:=IF([$Code.A2120]=&quot;&quot;;&quot;&quot;;[$Code.A2120])">
            <text:p/>
          </table:table-cell>
          <table:table-cell table:formula="of:=[.B2119]+1" office:value-type="float" office:value="2118" calcext:value-type="float">
            <text:p>2118</text:p>
          </table:table-cell>
        </table:table-row>
        <table:table-row table:style-name="ro1">
          <table:table-cell table:formula="of:=IF([$Code.A2121]=&quot;&quot;;&quot;&quot;;[$Code.A2121])">
            <text:p/>
          </table:table-cell>
          <table:table-cell table:formula="of:=[.B2120]+1" office:value-type="float" office:value="2119" calcext:value-type="float">
            <text:p>2119</text:p>
          </table:table-cell>
        </table:table-row>
        <table:table-row table:style-name="ro1">
          <table:table-cell table:formula="of:=IF([$Code.A2122]=&quot;&quot;;&quot;&quot;;[$Code.A2122])">
            <text:p/>
          </table:table-cell>
          <table:table-cell table:formula="of:=[.B2121]+1" office:value-type="float" office:value="2120" calcext:value-type="float">
            <text:p>2120</text:p>
          </table:table-cell>
        </table:table-row>
        <table:table-row table:style-name="ro1">
          <table:table-cell table:formula="of:=IF([$Code.A2123]=&quot;&quot;;&quot;&quot;;[$Code.A2123])">
            <text:p/>
          </table:table-cell>
          <table:table-cell table:formula="of:=[.B2122]+1" office:value-type="float" office:value="2121" calcext:value-type="float">
            <text:p>2121</text:p>
          </table:table-cell>
        </table:table-row>
        <table:table-row table:style-name="ro1">
          <table:table-cell table:formula="of:=IF([$Code.A2124]=&quot;&quot;;&quot;&quot;;[$Code.A2124])">
            <text:p/>
          </table:table-cell>
          <table:table-cell table:formula="of:=[.B2123]+1" office:value-type="float" office:value="2122" calcext:value-type="float">
            <text:p>2122</text:p>
          </table:table-cell>
        </table:table-row>
        <table:table-row table:style-name="ro1">
          <table:table-cell table:formula="of:=IF([$Code.A2125]=&quot;&quot;;&quot;&quot;;[$Code.A2125])">
            <text:p/>
          </table:table-cell>
          <table:table-cell table:formula="of:=[.B2124]+1" office:value-type="float" office:value="2123" calcext:value-type="float">
            <text:p>2123</text:p>
          </table:table-cell>
        </table:table-row>
        <table:table-row table:style-name="ro1">
          <table:table-cell table:formula="of:=IF([$Code.A2126]=&quot;&quot;;&quot;&quot;;[$Code.A2126])">
            <text:p/>
          </table:table-cell>
          <table:table-cell table:formula="of:=[.B2125]+1" office:value-type="float" office:value="2124" calcext:value-type="float">
            <text:p>2124</text:p>
          </table:table-cell>
        </table:table-row>
        <table:table-row table:style-name="ro1">
          <table:table-cell table:formula="of:=IF([$Code.A2127]=&quot;&quot;;&quot;&quot;;[$Code.A2127])">
            <text:p/>
          </table:table-cell>
          <table:table-cell table:formula="of:=[.B2126]+1" office:value-type="float" office:value="2125" calcext:value-type="float">
            <text:p>2125</text:p>
          </table:table-cell>
        </table:table-row>
        <table:table-row table:style-name="ro1">
          <table:table-cell table:formula="of:=IF([$Code.A2128]=&quot;&quot;;&quot;&quot;;[$Code.A2128])">
            <text:p/>
          </table:table-cell>
          <table:table-cell table:formula="of:=[.B2127]+1" office:value-type="float" office:value="2126" calcext:value-type="float">
            <text:p>2126</text:p>
          </table:table-cell>
        </table:table-row>
        <table:table-row table:style-name="ro1">
          <table:table-cell table:formula="of:=IF([$Code.A2129]=&quot;&quot;;&quot;&quot;;[$Code.A2129])">
            <text:p/>
          </table:table-cell>
          <table:table-cell table:formula="of:=[.B2128]+1" office:value-type="float" office:value="2127" calcext:value-type="float">
            <text:p>2127</text:p>
          </table:table-cell>
        </table:table-row>
        <table:table-row table:style-name="ro1">
          <table:table-cell table:formula="of:=IF([$Code.A2130]=&quot;&quot;;&quot;&quot;;[$Code.A2130])">
            <text:p/>
          </table:table-cell>
          <table:table-cell table:formula="of:=[.B2129]+1" office:value-type="float" office:value="2128" calcext:value-type="float">
            <text:p>2128</text:p>
          </table:table-cell>
        </table:table-row>
        <table:table-row table:style-name="ro1">
          <table:table-cell table:formula="of:=IF([$Code.A2131]=&quot;&quot;;&quot;&quot;;[$Code.A2131])">
            <text:p/>
          </table:table-cell>
          <table:table-cell table:formula="of:=[.B2130]+1" office:value-type="float" office:value="2129" calcext:value-type="float">
            <text:p>2129</text:p>
          </table:table-cell>
        </table:table-row>
        <table:table-row table:style-name="ro1">
          <table:table-cell table:formula="of:=IF([$Code.A2132]=&quot;&quot;;&quot;&quot;;[$Code.A2132])">
            <text:p/>
          </table:table-cell>
          <table:table-cell table:formula="of:=[.B2131]+1" office:value-type="float" office:value="2130" calcext:value-type="float">
            <text:p>2130</text:p>
          </table:table-cell>
        </table:table-row>
        <table:table-row table:style-name="ro1">
          <table:table-cell table:formula="of:=IF([$Code.A2133]=&quot;&quot;;&quot;&quot;;[$Code.A2133])">
            <text:p/>
          </table:table-cell>
          <table:table-cell table:formula="of:=[.B2132]+1" office:value-type="float" office:value="2131" calcext:value-type="float">
            <text:p>2131</text:p>
          </table:table-cell>
        </table:table-row>
        <table:table-row table:style-name="ro1">
          <table:table-cell table:formula="of:=IF([$Code.A2134]=&quot;&quot;;&quot;&quot;;[$Code.A2134])">
            <text:p/>
          </table:table-cell>
          <table:table-cell table:formula="of:=[.B2133]+1" office:value-type="float" office:value="2132" calcext:value-type="float">
            <text:p>2132</text:p>
          </table:table-cell>
        </table:table-row>
        <table:table-row table:style-name="ro1">
          <table:table-cell table:formula="of:=IF([$Code.A2135]=&quot;&quot;;&quot;&quot;;[$Code.A2135])">
            <text:p/>
          </table:table-cell>
          <table:table-cell table:formula="of:=[.B2134]+1" office:value-type="float" office:value="2133" calcext:value-type="float">
            <text:p>2133</text:p>
          </table:table-cell>
        </table:table-row>
        <table:table-row table:style-name="ro1">
          <table:table-cell table:formula="of:=IF([$Code.A2136]=&quot;&quot;;&quot;&quot;;[$Code.A2136])">
            <text:p/>
          </table:table-cell>
          <table:table-cell table:formula="of:=[.B2135]+1" office:value-type="float" office:value="2134" calcext:value-type="float">
            <text:p>2134</text:p>
          </table:table-cell>
        </table:table-row>
        <table:table-row table:style-name="ro1">
          <table:table-cell table:formula="of:=IF([$Code.A2137]=&quot;&quot;;&quot;&quot;;[$Code.A2137])">
            <text:p/>
          </table:table-cell>
          <table:table-cell table:formula="of:=[.B2136]+1" office:value-type="float" office:value="2135" calcext:value-type="float">
            <text:p>2135</text:p>
          </table:table-cell>
        </table:table-row>
        <table:table-row table:style-name="ro1">
          <table:table-cell table:formula="of:=IF([$Code.A2138]=&quot;&quot;;&quot;&quot;;[$Code.A2138])">
            <text:p/>
          </table:table-cell>
          <table:table-cell table:formula="of:=[.B2137]+1" office:value-type="float" office:value="2136" calcext:value-type="float">
            <text:p>2136</text:p>
          </table:table-cell>
        </table:table-row>
        <table:table-row table:style-name="ro1">
          <table:table-cell table:formula="of:=IF([$Code.A2139]=&quot;&quot;;&quot;&quot;;[$Code.A2139])">
            <text:p/>
          </table:table-cell>
          <table:table-cell table:formula="of:=[.B2138]+1" office:value-type="float" office:value="2137" calcext:value-type="float">
            <text:p>2137</text:p>
          </table:table-cell>
        </table:table-row>
        <table:table-row table:style-name="ro1">
          <table:table-cell table:formula="of:=IF([$Code.A2140]=&quot;&quot;;&quot;&quot;;[$Code.A2140])">
            <text:p/>
          </table:table-cell>
          <table:table-cell table:formula="of:=[.B2139]+1" office:value-type="float" office:value="2138" calcext:value-type="float">
            <text:p>2138</text:p>
          </table:table-cell>
        </table:table-row>
        <table:table-row table:style-name="ro1">
          <table:table-cell table:formula="of:=IF([$Code.A2141]=&quot;&quot;;&quot;&quot;;[$Code.A2141])">
            <text:p/>
          </table:table-cell>
          <table:table-cell table:formula="of:=[.B2140]+1" office:value-type="float" office:value="2139" calcext:value-type="float">
            <text:p>2139</text:p>
          </table:table-cell>
        </table:table-row>
        <table:table-row table:style-name="ro1">
          <table:table-cell table:formula="of:=IF([$Code.A2142]=&quot;&quot;;&quot;&quot;;[$Code.A2142])">
            <text:p/>
          </table:table-cell>
          <table:table-cell table:formula="of:=[.B2141]+1" office:value-type="float" office:value="2140" calcext:value-type="float">
            <text:p>2140</text:p>
          </table:table-cell>
        </table:table-row>
        <table:table-row table:style-name="ro1">
          <table:table-cell table:formula="of:=IF([$Code.A2143]=&quot;&quot;;&quot;&quot;;[$Code.A2143])">
            <text:p/>
          </table:table-cell>
          <table:table-cell table:formula="of:=[.B2142]+1" office:value-type="float" office:value="2141" calcext:value-type="float">
            <text:p>2141</text:p>
          </table:table-cell>
        </table:table-row>
        <table:table-row table:style-name="ro1">
          <table:table-cell table:formula="of:=IF([$Code.A2144]=&quot;&quot;;&quot;&quot;;[$Code.A2144])">
            <text:p/>
          </table:table-cell>
          <table:table-cell table:formula="of:=[.B2143]+1" office:value-type="float" office:value="2142" calcext:value-type="float">
            <text:p>2142</text:p>
          </table:table-cell>
        </table:table-row>
        <table:table-row table:style-name="ro1">
          <table:table-cell table:formula="of:=IF([$Code.A2145]=&quot;&quot;;&quot;&quot;;[$Code.A2145])">
            <text:p/>
          </table:table-cell>
          <table:table-cell table:formula="of:=[.B2144]+1" office:value-type="float" office:value="2143" calcext:value-type="float">
            <text:p>2143</text:p>
          </table:table-cell>
        </table:table-row>
        <table:table-row table:style-name="ro1">
          <table:table-cell table:formula="of:=IF([$Code.A2146]=&quot;&quot;;&quot;&quot;;[$Code.A2146])">
            <text:p/>
          </table:table-cell>
          <table:table-cell table:formula="of:=[.B2145]+1" office:value-type="float" office:value="2144" calcext:value-type="float">
            <text:p>2144</text:p>
          </table:table-cell>
        </table:table-row>
        <table:table-row table:style-name="ro1">
          <table:table-cell table:formula="of:=IF([$Code.A2147]=&quot;&quot;;&quot;&quot;;[$Code.A2147])">
            <text:p/>
          </table:table-cell>
          <table:table-cell table:formula="of:=[.B2146]+1" office:value-type="float" office:value="2145" calcext:value-type="float">
            <text:p>2145</text:p>
          </table:table-cell>
        </table:table-row>
        <table:table-row table:style-name="ro1">
          <table:table-cell table:formula="of:=IF([$Code.A2148]=&quot;&quot;;&quot;&quot;;[$Code.A2148])">
            <text:p/>
          </table:table-cell>
          <table:table-cell table:formula="of:=[.B2147]+1" office:value-type="float" office:value="2146" calcext:value-type="float">
            <text:p>2146</text:p>
          </table:table-cell>
        </table:table-row>
        <table:table-row table:style-name="ro1">
          <table:table-cell table:formula="of:=IF([$Code.A2149]=&quot;&quot;;&quot;&quot;;[$Code.A2149])">
            <text:p/>
          </table:table-cell>
          <table:table-cell table:formula="of:=[.B2148]+1" office:value-type="float" office:value="2147" calcext:value-type="float">
            <text:p>2147</text:p>
          </table:table-cell>
        </table:table-row>
        <table:table-row table:style-name="ro1">
          <table:table-cell table:formula="of:=IF([$Code.A2150]=&quot;&quot;;&quot;&quot;;[$Code.A2150])">
            <text:p/>
          </table:table-cell>
          <table:table-cell table:formula="of:=[.B2149]+1" office:value-type="float" office:value="2148" calcext:value-type="float">
            <text:p>2148</text:p>
          </table:table-cell>
        </table:table-row>
        <table:table-row table:style-name="ro1">
          <table:table-cell table:formula="of:=IF([$Code.A2151]=&quot;&quot;;&quot;&quot;;[$Code.A2151])">
            <text:p/>
          </table:table-cell>
          <table:table-cell table:formula="of:=[.B2150]+1" office:value-type="float" office:value="2149" calcext:value-type="float">
            <text:p>2149</text:p>
          </table:table-cell>
        </table:table-row>
        <table:table-row table:style-name="ro1">
          <table:table-cell table:formula="of:=IF([$Code.A2152]=&quot;&quot;;&quot;&quot;;[$Code.A2152])">
            <text:p/>
          </table:table-cell>
          <table:table-cell table:formula="of:=[.B2151]+1" office:value-type="float" office:value="2150" calcext:value-type="float">
            <text:p>2150</text:p>
          </table:table-cell>
        </table:table-row>
        <table:table-row table:style-name="ro1">
          <table:table-cell table:formula="of:=IF([$Code.A2153]=&quot;&quot;;&quot;&quot;;[$Code.A2153])">
            <text:p/>
          </table:table-cell>
          <table:table-cell table:formula="of:=[.B2152]+1" office:value-type="float" office:value="2151" calcext:value-type="float">
            <text:p>2151</text:p>
          </table:table-cell>
        </table:table-row>
        <table:table-row table:style-name="ro1">
          <table:table-cell table:formula="of:=IF([$Code.A2154]=&quot;&quot;;&quot;&quot;;[$Code.A2154])">
            <text:p/>
          </table:table-cell>
          <table:table-cell table:formula="of:=[.B2153]+1" office:value-type="float" office:value="2152" calcext:value-type="float">
            <text:p>2152</text:p>
          </table:table-cell>
        </table:table-row>
        <table:table-row table:style-name="ro1">
          <table:table-cell table:formula="of:=IF([$Code.A2155]=&quot;&quot;;&quot;&quot;;[$Code.A2155])">
            <text:p/>
          </table:table-cell>
          <table:table-cell table:formula="of:=[.B2154]+1" office:value-type="float" office:value="2153" calcext:value-type="float">
            <text:p>2153</text:p>
          </table:table-cell>
        </table:table-row>
        <table:table-row table:style-name="ro1">
          <table:table-cell table:formula="of:=IF([$Code.A2156]=&quot;&quot;;&quot;&quot;;[$Code.A2156])">
            <text:p/>
          </table:table-cell>
          <table:table-cell table:formula="of:=[.B2155]+1" office:value-type="float" office:value="2154" calcext:value-type="float">
            <text:p>2154</text:p>
          </table:table-cell>
        </table:table-row>
        <table:table-row table:style-name="ro1">
          <table:table-cell table:formula="of:=IF([$Code.A2157]=&quot;&quot;;&quot;&quot;;[$Code.A2157])">
            <text:p/>
          </table:table-cell>
          <table:table-cell table:formula="of:=[.B2156]+1" office:value-type="float" office:value="2155" calcext:value-type="float">
            <text:p>2155</text:p>
          </table:table-cell>
        </table:table-row>
        <table:table-row table:style-name="ro1">
          <table:table-cell table:formula="of:=IF([$Code.A2158]=&quot;&quot;;&quot;&quot;;[$Code.A2158])">
            <text:p/>
          </table:table-cell>
          <table:table-cell table:formula="of:=[.B2157]+1" office:value-type="float" office:value="2156" calcext:value-type="float">
            <text:p>2156</text:p>
          </table:table-cell>
        </table:table-row>
        <table:table-row table:style-name="ro1">
          <table:table-cell table:formula="of:=IF([$Code.A2159]=&quot;&quot;;&quot;&quot;;[$Code.A2159])">
            <text:p/>
          </table:table-cell>
          <table:table-cell table:formula="of:=[.B2158]+1" office:value-type="float" office:value="2157" calcext:value-type="float">
            <text:p>2157</text:p>
          </table:table-cell>
        </table:table-row>
        <table:table-row table:style-name="ro1">
          <table:table-cell table:formula="of:=IF([$Code.A2160]=&quot;&quot;;&quot;&quot;;[$Code.A2160])">
            <text:p/>
          </table:table-cell>
          <table:table-cell table:formula="of:=[.B2159]+1" office:value-type="float" office:value="2158" calcext:value-type="float">
            <text:p>2158</text:p>
          </table:table-cell>
        </table:table-row>
        <table:table-row table:style-name="ro1">
          <table:table-cell table:formula="of:=IF([$Code.A2161]=&quot;&quot;;&quot;&quot;;[$Code.A2161])">
            <text:p/>
          </table:table-cell>
          <table:table-cell table:formula="of:=[.B2160]+1" office:value-type="float" office:value="2159" calcext:value-type="float">
            <text:p>2159</text:p>
          </table:table-cell>
        </table:table-row>
        <table:table-row table:style-name="ro1">
          <table:table-cell table:formula="of:=IF([$Code.A2162]=&quot;&quot;;&quot;&quot;;[$Code.A2162])">
            <text:p/>
          </table:table-cell>
          <table:table-cell table:formula="of:=[.B2161]+1" office:value-type="float" office:value="2160" calcext:value-type="float">
            <text:p>2160</text:p>
          </table:table-cell>
        </table:table-row>
        <table:table-row table:style-name="ro1">
          <table:table-cell table:formula="of:=IF([$Code.A2163]=&quot;&quot;;&quot;&quot;;[$Code.A2163])">
            <text:p/>
          </table:table-cell>
          <table:table-cell table:formula="of:=[.B2162]+1" office:value-type="float" office:value="2161" calcext:value-type="float">
            <text:p>2161</text:p>
          </table:table-cell>
        </table:table-row>
        <table:table-row table:style-name="ro1">
          <table:table-cell table:formula="of:=IF([$Code.A2164]=&quot;&quot;;&quot;&quot;;[$Code.A2164])">
            <text:p/>
          </table:table-cell>
          <table:table-cell table:formula="of:=[.B2163]+1" office:value-type="float" office:value="2162" calcext:value-type="float">
            <text:p>2162</text:p>
          </table:table-cell>
        </table:table-row>
        <table:table-row table:style-name="ro1">
          <table:table-cell table:formula="of:=IF([$Code.A2165]=&quot;&quot;;&quot;&quot;;[$Code.A2165])">
            <text:p/>
          </table:table-cell>
          <table:table-cell table:formula="of:=[.B2164]+1" office:value-type="float" office:value="2163" calcext:value-type="float">
            <text:p>2163</text:p>
          </table:table-cell>
        </table:table-row>
        <table:table-row table:style-name="ro1">
          <table:table-cell table:formula="of:=IF([$Code.A2166]=&quot;&quot;;&quot;&quot;;[$Code.A2166])">
            <text:p/>
          </table:table-cell>
          <table:table-cell table:formula="of:=[.B2165]+1" office:value-type="float" office:value="2164" calcext:value-type="float">
            <text:p>2164</text:p>
          </table:table-cell>
        </table:table-row>
        <table:table-row table:style-name="ro1">
          <table:table-cell table:formula="of:=IF([$Code.A2167]=&quot;&quot;;&quot;&quot;;[$Code.A2167])">
            <text:p/>
          </table:table-cell>
          <table:table-cell table:formula="of:=[.B2166]+1" office:value-type="float" office:value="2165" calcext:value-type="float">
            <text:p>2165</text:p>
          </table:table-cell>
        </table:table-row>
        <table:table-row table:style-name="ro1">
          <table:table-cell table:formula="of:=IF([$Code.A2168]=&quot;&quot;;&quot;&quot;;[$Code.A2168])">
            <text:p/>
          </table:table-cell>
          <table:table-cell table:formula="of:=[.B2167]+1" office:value-type="float" office:value="2166" calcext:value-type="float">
            <text:p>2166</text:p>
          </table:table-cell>
        </table:table-row>
        <table:table-row table:style-name="ro1">
          <table:table-cell table:formula="of:=IF([$Code.A2169]=&quot;&quot;;&quot;&quot;;[$Code.A2169])">
            <text:p/>
          </table:table-cell>
          <table:table-cell table:formula="of:=[.B2168]+1" office:value-type="float" office:value="2167" calcext:value-type="float">
            <text:p>2167</text:p>
          </table:table-cell>
        </table:table-row>
        <table:table-row table:style-name="ro1">
          <table:table-cell table:formula="of:=IF([$Code.A2170]=&quot;&quot;;&quot;&quot;;[$Code.A2170])">
            <text:p/>
          </table:table-cell>
          <table:table-cell table:formula="of:=[.B2169]+1" office:value-type="float" office:value="2168" calcext:value-type="float">
            <text:p>2168</text:p>
          </table:table-cell>
        </table:table-row>
        <table:table-row table:style-name="ro1">
          <table:table-cell table:formula="of:=IF([$Code.A2171]=&quot;&quot;;&quot;&quot;;[$Code.A2171])">
            <text:p/>
          </table:table-cell>
          <table:table-cell table:formula="of:=[.B2170]+1" office:value-type="float" office:value="2169" calcext:value-type="float">
            <text:p>2169</text:p>
          </table:table-cell>
        </table:table-row>
        <table:table-row table:style-name="ro1">
          <table:table-cell table:formula="of:=IF([$Code.A2172]=&quot;&quot;;&quot;&quot;;[$Code.A2172])">
            <text:p/>
          </table:table-cell>
          <table:table-cell table:formula="of:=[.B2171]+1" office:value-type="float" office:value="2170" calcext:value-type="float">
            <text:p>2170</text:p>
          </table:table-cell>
        </table:table-row>
        <table:table-row table:style-name="ro1">
          <table:table-cell table:formula="of:=IF([$Code.A2173]=&quot;&quot;;&quot;&quot;;[$Code.A2173])">
            <text:p/>
          </table:table-cell>
          <table:table-cell table:formula="of:=[.B2172]+1" office:value-type="float" office:value="2171" calcext:value-type="float">
            <text:p>2171</text:p>
          </table:table-cell>
        </table:table-row>
        <table:table-row table:style-name="ro1">
          <table:table-cell table:formula="of:=IF([$Code.A2174]=&quot;&quot;;&quot;&quot;;[$Code.A2174])">
            <text:p/>
          </table:table-cell>
          <table:table-cell table:formula="of:=[.B2173]+1" office:value-type="float" office:value="2172" calcext:value-type="float">
            <text:p>2172</text:p>
          </table:table-cell>
        </table:table-row>
        <table:table-row table:style-name="ro1">
          <table:table-cell table:formula="of:=IF([$Code.A2175]=&quot;&quot;;&quot;&quot;;[$Code.A2175])">
            <text:p/>
          </table:table-cell>
          <table:table-cell table:formula="of:=[.B2174]+1" office:value-type="float" office:value="2173" calcext:value-type="float">
            <text:p>2173</text:p>
          </table:table-cell>
        </table:table-row>
        <table:table-row table:style-name="ro1">
          <table:table-cell table:formula="of:=IF([$Code.A2176]=&quot;&quot;;&quot;&quot;;[$Code.A2176])">
            <text:p/>
          </table:table-cell>
          <table:table-cell table:formula="of:=[.B2175]+1" office:value-type="float" office:value="2174" calcext:value-type="float">
            <text:p>2174</text:p>
          </table:table-cell>
        </table:table-row>
        <table:table-row table:style-name="ro1">
          <table:table-cell table:formula="of:=IF([$Code.A2177]=&quot;&quot;;&quot;&quot;;[$Code.A2177])">
            <text:p/>
          </table:table-cell>
          <table:table-cell table:formula="of:=[.B2176]+1" office:value-type="float" office:value="2175" calcext:value-type="float">
            <text:p>2175</text:p>
          </table:table-cell>
        </table:table-row>
        <table:table-row table:style-name="ro1">
          <table:table-cell table:formula="of:=IF([$Code.A2178]=&quot;&quot;;&quot;&quot;;[$Code.A2178])">
            <text:p/>
          </table:table-cell>
          <table:table-cell table:formula="of:=[.B2177]+1" office:value-type="float" office:value="2176" calcext:value-type="float">
            <text:p>2176</text:p>
          </table:table-cell>
        </table:table-row>
        <table:table-row table:style-name="ro1">
          <table:table-cell table:formula="of:=IF([$Code.A2179]=&quot;&quot;;&quot;&quot;;[$Code.A2179])">
            <text:p/>
          </table:table-cell>
          <table:table-cell table:formula="of:=[.B2178]+1" office:value-type="float" office:value="2177" calcext:value-type="float">
            <text:p>2177</text:p>
          </table:table-cell>
        </table:table-row>
        <table:table-row table:style-name="ro1">
          <table:table-cell table:formula="of:=IF([$Code.A2180]=&quot;&quot;;&quot;&quot;;[$Code.A2180])">
            <text:p/>
          </table:table-cell>
          <table:table-cell table:formula="of:=[.B2179]+1" office:value-type="float" office:value="2178" calcext:value-type="float">
            <text:p>2178</text:p>
          </table:table-cell>
        </table:table-row>
        <table:table-row table:style-name="ro1">
          <table:table-cell table:formula="of:=IF([$Code.A2181]=&quot;&quot;;&quot;&quot;;[$Code.A2181])">
            <text:p/>
          </table:table-cell>
          <table:table-cell table:formula="of:=[.B2180]+1" office:value-type="float" office:value="2179" calcext:value-type="float">
            <text:p>2179</text:p>
          </table:table-cell>
        </table:table-row>
        <table:table-row table:style-name="ro1">
          <table:table-cell table:formula="of:=IF([$Code.A2182]=&quot;&quot;;&quot;&quot;;[$Code.A2182])">
            <text:p/>
          </table:table-cell>
          <table:table-cell table:formula="of:=[.B2181]+1" office:value-type="float" office:value="2180" calcext:value-type="float">
            <text:p>2180</text:p>
          </table:table-cell>
        </table:table-row>
        <table:table-row table:style-name="ro1">
          <table:table-cell table:formula="of:=IF([$Code.A2183]=&quot;&quot;;&quot;&quot;;[$Code.A2183])">
            <text:p/>
          </table:table-cell>
          <table:table-cell table:formula="of:=[.B2182]+1" office:value-type="float" office:value="2181" calcext:value-type="float">
            <text:p>2181</text:p>
          </table:table-cell>
        </table:table-row>
        <table:table-row table:style-name="ro1">
          <table:table-cell table:formula="of:=IF([$Code.A2184]=&quot;&quot;;&quot;&quot;;[$Code.A2184])">
            <text:p/>
          </table:table-cell>
          <table:table-cell table:formula="of:=[.B2183]+1" office:value-type="float" office:value="2182" calcext:value-type="float">
            <text:p>2182</text:p>
          </table:table-cell>
        </table:table-row>
        <table:table-row table:style-name="ro1">
          <table:table-cell table:formula="of:=IF([$Code.A2185]=&quot;&quot;;&quot;&quot;;[$Code.A2185])">
            <text:p/>
          </table:table-cell>
          <table:table-cell table:formula="of:=[.B2184]+1" office:value-type="float" office:value="2183" calcext:value-type="float">
            <text:p>2183</text:p>
          </table:table-cell>
        </table:table-row>
        <table:table-row table:style-name="ro1">
          <table:table-cell table:formula="of:=IF([$Code.A2186]=&quot;&quot;;&quot;&quot;;[$Code.A2186])">
            <text:p/>
          </table:table-cell>
          <table:table-cell table:formula="of:=[.B2185]+1" office:value-type="float" office:value="2184" calcext:value-type="float">
            <text:p>2184</text:p>
          </table:table-cell>
        </table:table-row>
        <table:table-row table:style-name="ro1">
          <table:table-cell table:formula="of:=IF([$Code.A2187]=&quot;&quot;;&quot;&quot;;[$Code.A2187])">
            <text:p/>
          </table:table-cell>
          <table:table-cell table:formula="of:=[.B2186]+1" office:value-type="float" office:value="2185" calcext:value-type="float">
            <text:p>2185</text:p>
          </table:table-cell>
        </table:table-row>
        <table:table-row table:style-name="ro1">
          <table:table-cell table:formula="of:=IF([$Code.A2188]=&quot;&quot;;&quot;&quot;;[$Code.A2188])">
            <text:p/>
          </table:table-cell>
          <table:table-cell table:formula="of:=[.B2187]+1" office:value-type="float" office:value="2186" calcext:value-type="float">
            <text:p>2186</text:p>
          </table:table-cell>
        </table:table-row>
        <table:table-row table:style-name="ro1">
          <table:table-cell table:formula="of:=IF([$Code.A2189]=&quot;&quot;;&quot;&quot;;[$Code.A2189])">
            <text:p/>
          </table:table-cell>
          <table:table-cell table:formula="of:=[.B2188]+1" office:value-type="float" office:value="2187" calcext:value-type="float">
            <text:p>2187</text:p>
          </table:table-cell>
        </table:table-row>
        <table:table-row table:style-name="ro1">
          <table:table-cell table:formula="of:=IF([$Code.A2190]=&quot;&quot;;&quot;&quot;;[$Code.A2190])">
            <text:p/>
          </table:table-cell>
          <table:table-cell table:formula="of:=[.B2189]+1" office:value-type="float" office:value="2188" calcext:value-type="float">
            <text:p>2188</text:p>
          </table:table-cell>
        </table:table-row>
        <table:table-row table:style-name="ro1">
          <table:table-cell table:formula="of:=IF([$Code.A2191]=&quot;&quot;;&quot;&quot;;[$Code.A2191])">
            <text:p/>
          </table:table-cell>
          <table:table-cell table:formula="of:=[.B2190]+1" office:value-type="float" office:value="2189" calcext:value-type="float">
            <text:p>2189</text:p>
          </table:table-cell>
        </table:table-row>
        <table:table-row table:style-name="ro1">
          <table:table-cell table:formula="of:=IF([$Code.A2192]=&quot;&quot;;&quot;&quot;;[$Code.A2192])">
            <text:p/>
          </table:table-cell>
          <table:table-cell table:formula="of:=[.B2191]+1" office:value-type="float" office:value="2190" calcext:value-type="float">
            <text:p>2190</text:p>
          </table:table-cell>
        </table:table-row>
        <table:table-row table:style-name="ro1">
          <table:table-cell table:formula="of:=IF([$Code.A2193]=&quot;&quot;;&quot;&quot;;[$Code.A2193])">
            <text:p/>
          </table:table-cell>
          <table:table-cell table:formula="of:=[.B2192]+1" office:value-type="float" office:value="2191" calcext:value-type="float">
            <text:p>2191</text:p>
          </table:table-cell>
        </table:table-row>
        <table:table-row table:style-name="ro1">
          <table:table-cell table:formula="of:=IF([$Code.A2194]=&quot;&quot;;&quot;&quot;;[$Code.A2194])">
            <text:p/>
          </table:table-cell>
          <table:table-cell table:formula="of:=[.B2193]+1" office:value-type="float" office:value="2192" calcext:value-type="float">
            <text:p>2192</text:p>
          </table:table-cell>
        </table:table-row>
        <table:table-row table:style-name="ro1">
          <table:table-cell table:formula="of:=IF([$Code.A2195]=&quot;&quot;;&quot;&quot;;[$Code.A2195])">
            <text:p/>
          </table:table-cell>
          <table:table-cell table:formula="of:=[.B2194]+1" office:value-type="float" office:value="2193" calcext:value-type="float">
            <text:p>2193</text:p>
          </table:table-cell>
        </table:table-row>
        <table:table-row table:style-name="ro1">
          <table:table-cell table:formula="of:=IF([$Code.A2196]=&quot;&quot;;&quot;&quot;;[$Code.A2196])">
            <text:p/>
          </table:table-cell>
          <table:table-cell table:formula="of:=[.B2195]+1" office:value-type="float" office:value="2194" calcext:value-type="float">
            <text:p>2194</text:p>
          </table:table-cell>
        </table:table-row>
        <table:table-row table:style-name="ro1">
          <table:table-cell table:formula="of:=IF([$Code.A2197]=&quot;&quot;;&quot;&quot;;[$Code.A2197])">
            <text:p/>
          </table:table-cell>
          <table:table-cell table:formula="of:=[.B2196]+1" office:value-type="float" office:value="2195" calcext:value-type="float">
            <text:p>2195</text:p>
          </table:table-cell>
        </table:table-row>
        <table:table-row table:style-name="ro1">
          <table:table-cell table:formula="of:=IF([$Code.A2198]=&quot;&quot;;&quot;&quot;;[$Code.A2198])">
            <text:p/>
          </table:table-cell>
          <table:table-cell table:formula="of:=[.B2197]+1" office:value-type="float" office:value="2196" calcext:value-type="float">
            <text:p>2196</text:p>
          </table:table-cell>
        </table:table-row>
        <table:table-row table:style-name="ro1">
          <table:table-cell table:formula="of:=IF([$Code.A2199]=&quot;&quot;;&quot;&quot;;[$Code.A2199])">
            <text:p/>
          </table:table-cell>
          <table:table-cell table:formula="of:=[.B2198]+1" office:value-type="float" office:value="2197" calcext:value-type="float">
            <text:p>2197</text:p>
          </table:table-cell>
        </table:table-row>
        <table:table-row table:style-name="ro1">
          <table:table-cell table:formula="of:=IF([$Code.A2200]=&quot;&quot;;&quot;&quot;;[$Code.A2200])">
            <text:p/>
          </table:table-cell>
          <table:table-cell table:formula="of:=[.B2199]+1" office:value-type="float" office:value="2198" calcext:value-type="float">
            <text:p>2198</text:p>
          </table:table-cell>
        </table:table-row>
        <table:table-row table:style-name="ro1">
          <table:table-cell table:formula="of:=IF([$Code.A2201]=&quot;&quot;;&quot;&quot;;[$Code.A2201])">
            <text:p/>
          </table:table-cell>
          <table:table-cell table:formula="of:=[.B2200]+1" office:value-type="float" office:value="2199" calcext:value-type="float">
            <text:p>2199</text:p>
          </table:table-cell>
        </table:table-row>
        <table:table-row table:style-name="ro1">
          <table:table-cell table:formula="of:=IF([$Code.A2202]=&quot;&quot;;&quot;&quot;;[$Code.A2202])">
            <text:p/>
          </table:table-cell>
          <table:table-cell table:formula="of:=[.B2201]+1" office:value-type="float" office:value="2200" calcext:value-type="float">
            <text:p>2200</text:p>
          </table:table-cell>
        </table:table-row>
        <table:table-row table:style-name="ro1">
          <table:table-cell table:formula="of:=IF([$Code.A2203]=&quot;&quot;;&quot;&quot;;[$Code.A2203])">
            <text:p/>
          </table:table-cell>
          <table:table-cell table:formula="of:=[.B2202]+1" office:value-type="float" office:value="2201" calcext:value-type="float">
            <text:p>2201</text:p>
          </table:table-cell>
        </table:table-row>
        <table:table-row table:style-name="ro1">
          <table:table-cell table:formula="of:=IF([$Code.A2204]=&quot;&quot;;&quot;&quot;;[$Code.A2204])">
            <text:p/>
          </table:table-cell>
          <table:table-cell table:formula="of:=[.B2203]+1" office:value-type="float" office:value="2202" calcext:value-type="float">
            <text:p>2202</text:p>
          </table:table-cell>
        </table:table-row>
        <table:table-row table:style-name="ro1">
          <table:table-cell table:formula="of:=IF([$Code.A2205]=&quot;&quot;;&quot;&quot;;[$Code.A2205])">
            <text:p/>
          </table:table-cell>
          <table:table-cell table:formula="of:=[.B2204]+1" office:value-type="float" office:value="2203" calcext:value-type="float">
            <text:p>2203</text:p>
          </table:table-cell>
        </table:table-row>
        <table:table-row table:style-name="ro1">
          <table:table-cell table:formula="of:=IF([$Code.A2206]=&quot;&quot;;&quot;&quot;;[$Code.A2206])">
            <text:p/>
          </table:table-cell>
          <table:table-cell table:formula="of:=[.B2205]+1" office:value-type="float" office:value="2204" calcext:value-type="float">
            <text:p>2204</text:p>
          </table:table-cell>
        </table:table-row>
        <table:table-row table:style-name="ro1">
          <table:table-cell table:formula="of:=IF([$Code.A2207]=&quot;&quot;;&quot;&quot;;[$Code.A2207])">
            <text:p/>
          </table:table-cell>
          <table:table-cell table:formula="of:=[.B2206]+1" office:value-type="float" office:value="2205" calcext:value-type="float">
            <text:p>2205</text:p>
          </table:table-cell>
        </table:table-row>
        <table:table-row table:style-name="ro1">
          <table:table-cell table:formula="of:=IF([$Code.A2208]=&quot;&quot;;&quot;&quot;;[$Code.A2208])">
            <text:p/>
          </table:table-cell>
          <table:table-cell table:formula="of:=[.B2207]+1" office:value-type="float" office:value="2206" calcext:value-type="float">
            <text:p>2206</text:p>
          </table:table-cell>
        </table:table-row>
        <table:table-row table:style-name="ro1">
          <table:table-cell table:formula="of:=IF([$Code.A2209]=&quot;&quot;;&quot;&quot;;[$Code.A2209])">
            <text:p/>
          </table:table-cell>
          <table:table-cell table:formula="of:=[.B2208]+1" office:value-type="float" office:value="2207" calcext:value-type="float">
            <text:p>2207</text:p>
          </table:table-cell>
        </table:table-row>
        <table:table-row table:style-name="ro1">
          <table:table-cell table:formula="of:=IF([$Code.A2210]=&quot;&quot;;&quot;&quot;;[$Code.A2210])">
            <text:p/>
          </table:table-cell>
          <table:table-cell table:formula="of:=[.B2209]+1" office:value-type="float" office:value="2208" calcext:value-type="float">
            <text:p>2208</text:p>
          </table:table-cell>
        </table:table-row>
        <table:table-row table:style-name="ro1">
          <table:table-cell table:formula="of:=IF([$Code.A2211]=&quot;&quot;;&quot;&quot;;[$Code.A2211])">
            <text:p/>
          </table:table-cell>
          <table:table-cell table:formula="of:=[.B2210]+1" office:value-type="float" office:value="2209" calcext:value-type="float">
            <text:p>2209</text:p>
          </table:table-cell>
        </table:table-row>
        <table:table-row table:style-name="ro1">
          <table:table-cell table:formula="of:=IF([$Code.A2212]=&quot;&quot;;&quot;&quot;;[$Code.A2212])">
            <text:p/>
          </table:table-cell>
          <table:table-cell table:formula="of:=[.B2211]+1" office:value-type="float" office:value="2210" calcext:value-type="float">
            <text:p>2210</text:p>
          </table:table-cell>
        </table:table-row>
        <table:table-row table:style-name="ro1">
          <table:table-cell table:formula="of:=IF([$Code.A2213]=&quot;&quot;;&quot;&quot;;[$Code.A2213])">
            <text:p/>
          </table:table-cell>
          <table:table-cell table:formula="of:=[.B2212]+1" office:value-type="float" office:value="2211" calcext:value-type="float">
            <text:p>2211</text:p>
          </table:table-cell>
        </table:table-row>
        <table:table-row table:style-name="ro1">
          <table:table-cell table:formula="of:=IF([$Code.A2214]=&quot;&quot;;&quot;&quot;;[$Code.A2214])">
            <text:p/>
          </table:table-cell>
          <table:table-cell table:formula="of:=[.B2213]+1" office:value-type="float" office:value="2212" calcext:value-type="float">
            <text:p>2212</text:p>
          </table:table-cell>
        </table:table-row>
        <table:table-row table:style-name="ro1">
          <table:table-cell table:formula="of:=IF([$Code.A2215]=&quot;&quot;;&quot;&quot;;[$Code.A2215])">
            <text:p/>
          </table:table-cell>
          <table:table-cell table:formula="of:=[.B2214]+1" office:value-type="float" office:value="2213" calcext:value-type="float">
            <text:p>2213</text:p>
          </table:table-cell>
        </table:table-row>
        <table:table-row table:style-name="ro1">
          <table:table-cell table:formula="of:=IF([$Code.A2216]=&quot;&quot;;&quot;&quot;;[$Code.A2216])">
            <text:p/>
          </table:table-cell>
          <table:table-cell table:formula="of:=[.B2215]+1" office:value-type="float" office:value="2214" calcext:value-type="float">
            <text:p>2214</text:p>
          </table:table-cell>
        </table:table-row>
        <table:table-row table:style-name="ro1">
          <table:table-cell table:formula="of:=IF([$Code.A2217]=&quot;&quot;;&quot;&quot;;[$Code.A2217])">
            <text:p/>
          </table:table-cell>
          <table:table-cell table:formula="of:=[.B2216]+1" office:value-type="float" office:value="2215" calcext:value-type="float">
            <text:p>2215</text:p>
          </table:table-cell>
        </table:table-row>
        <table:table-row table:style-name="ro1">
          <table:table-cell table:formula="of:=IF([$Code.A2218]=&quot;&quot;;&quot;&quot;;[$Code.A2218])">
            <text:p/>
          </table:table-cell>
          <table:table-cell table:formula="of:=[.B2217]+1" office:value-type="float" office:value="2216" calcext:value-type="float">
            <text:p>2216</text:p>
          </table:table-cell>
        </table:table-row>
        <table:table-row table:style-name="ro1">
          <table:table-cell table:formula="of:=IF([$Code.A2219]=&quot;&quot;;&quot;&quot;;[$Code.A2219])">
            <text:p/>
          </table:table-cell>
          <table:table-cell table:formula="of:=[.B2218]+1" office:value-type="float" office:value="2217" calcext:value-type="float">
            <text:p>2217</text:p>
          </table:table-cell>
        </table:table-row>
        <table:table-row table:style-name="ro1">
          <table:table-cell table:formula="of:=IF([$Code.A2220]=&quot;&quot;;&quot;&quot;;[$Code.A2220])">
            <text:p/>
          </table:table-cell>
          <table:table-cell table:formula="of:=[.B2219]+1" office:value-type="float" office:value="2218" calcext:value-type="float">
            <text:p>2218</text:p>
          </table:table-cell>
        </table:table-row>
        <table:table-row table:style-name="ro1">
          <table:table-cell table:formula="of:=IF([$Code.A2221]=&quot;&quot;;&quot;&quot;;[$Code.A2221])">
            <text:p/>
          </table:table-cell>
          <table:table-cell table:formula="of:=[.B2220]+1" office:value-type="float" office:value="2219" calcext:value-type="float">
            <text:p>2219</text:p>
          </table:table-cell>
        </table:table-row>
        <table:table-row table:style-name="ro1">
          <table:table-cell table:formula="of:=IF([$Code.A2222]=&quot;&quot;;&quot;&quot;;[$Code.A2222])">
            <text:p/>
          </table:table-cell>
          <table:table-cell table:formula="of:=[.B2221]+1" office:value-type="float" office:value="2220" calcext:value-type="float">
            <text:p>2220</text:p>
          </table:table-cell>
        </table:table-row>
        <table:table-row table:style-name="ro1">
          <table:table-cell table:formula="of:=IF([$Code.A2223]=&quot;&quot;;&quot;&quot;;[$Code.A2223])">
            <text:p/>
          </table:table-cell>
          <table:table-cell table:formula="of:=[.B2222]+1" office:value-type="float" office:value="2221" calcext:value-type="float">
            <text:p>2221</text:p>
          </table:table-cell>
        </table:table-row>
        <table:table-row table:style-name="ro1">
          <table:table-cell table:formula="of:=IF([$Code.A2224]=&quot;&quot;;&quot;&quot;;[$Code.A2224])">
            <text:p/>
          </table:table-cell>
          <table:table-cell table:formula="of:=[.B2223]+1" office:value-type="float" office:value="2222" calcext:value-type="float">
            <text:p>2222</text:p>
          </table:table-cell>
        </table:table-row>
        <table:table-row table:style-name="ro1">
          <table:table-cell table:formula="of:=IF([$Code.A2225]=&quot;&quot;;&quot;&quot;;[$Code.A2225])">
            <text:p/>
          </table:table-cell>
          <table:table-cell table:formula="of:=[.B2224]+1" office:value-type="float" office:value="2223" calcext:value-type="float">
            <text:p>2223</text:p>
          </table:table-cell>
        </table:table-row>
        <table:table-row table:style-name="ro1">
          <table:table-cell table:formula="of:=IF([$Code.A2226]=&quot;&quot;;&quot;&quot;;[$Code.A2226])">
            <text:p/>
          </table:table-cell>
          <table:table-cell table:formula="of:=[.B2225]+1" office:value-type="float" office:value="2224" calcext:value-type="float">
            <text:p>2224</text:p>
          </table:table-cell>
        </table:table-row>
        <table:table-row table:style-name="ro1">
          <table:table-cell table:formula="of:=IF([$Code.A2227]=&quot;&quot;;&quot;&quot;;[$Code.A2227])">
            <text:p/>
          </table:table-cell>
          <table:table-cell table:formula="of:=[.B2226]+1" office:value-type="float" office:value="2225" calcext:value-type="float">
            <text:p>2225</text:p>
          </table:table-cell>
        </table:table-row>
        <table:table-row table:style-name="ro1">
          <table:table-cell table:formula="of:=IF([$Code.A2228]=&quot;&quot;;&quot;&quot;;[$Code.A2228])">
            <text:p/>
          </table:table-cell>
          <table:table-cell table:formula="of:=[.B2227]+1" office:value-type="float" office:value="2226" calcext:value-type="float">
            <text:p>2226</text:p>
          </table:table-cell>
        </table:table-row>
        <table:table-row table:style-name="ro1">
          <table:table-cell table:formula="of:=IF([$Code.A2229]=&quot;&quot;;&quot;&quot;;[$Code.A2229])">
            <text:p/>
          </table:table-cell>
          <table:table-cell table:formula="of:=[.B2228]+1" office:value-type="float" office:value="2227" calcext:value-type="float">
            <text:p>2227</text:p>
          </table:table-cell>
        </table:table-row>
        <table:table-row table:style-name="ro1">
          <table:table-cell table:formula="of:=IF([$Code.A2230]=&quot;&quot;;&quot;&quot;;[$Code.A2230])">
            <text:p/>
          </table:table-cell>
          <table:table-cell table:formula="of:=[.B2229]+1" office:value-type="float" office:value="2228" calcext:value-type="float">
            <text:p>2228</text:p>
          </table:table-cell>
        </table:table-row>
        <table:table-row table:style-name="ro1">
          <table:table-cell table:formula="of:=IF([$Code.A2231]=&quot;&quot;;&quot;&quot;;[$Code.A2231])">
            <text:p/>
          </table:table-cell>
          <table:table-cell table:formula="of:=[.B2230]+1" office:value-type="float" office:value="2229" calcext:value-type="float">
            <text:p>2229</text:p>
          </table:table-cell>
        </table:table-row>
        <table:table-row table:style-name="ro1">
          <table:table-cell table:formula="of:=IF([$Code.A2232]=&quot;&quot;;&quot;&quot;;[$Code.A2232])">
            <text:p/>
          </table:table-cell>
          <table:table-cell table:formula="of:=[.B2231]+1" office:value-type="float" office:value="2230" calcext:value-type="float">
            <text:p>2230</text:p>
          </table:table-cell>
        </table:table-row>
        <table:table-row table:style-name="ro1">
          <table:table-cell table:formula="of:=IF([$Code.A2233]=&quot;&quot;;&quot;&quot;;[$Code.A2233])">
            <text:p/>
          </table:table-cell>
          <table:table-cell table:formula="of:=[.B2232]+1" office:value-type="float" office:value="2231" calcext:value-type="float">
            <text:p>2231</text:p>
          </table:table-cell>
        </table:table-row>
        <table:table-row table:style-name="ro1">
          <table:table-cell table:formula="of:=IF([$Code.A2234]=&quot;&quot;;&quot;&quot;;[$Code.A2234])">
            <text:p/>
          </table:table-cell>
          <table:table-cell table:formula="of:=[.B2233]+1" office:value-type="float" office:value="2232" calcext:value-type="float">
            <text:p>2232</text:p>
          </table:table-cell>
        </table:table-row>
        <table:table-row table:style-name="ro1">
          <table:table-cell table:formula="of:=IF([$Code.A2235]=&quot;&quot;;&quot;&quot;;[$Code.A2235])">
            <text:p/>
          </table:table-cell>
          <table:table-cell table:formula="of:=[.B2234]+1" office:value-type="float" office:value="2233" calcext:value-type="float">
            <text:p>2233</text:p>
          </table:table-cell>
        </table:table-row>
        <table:table-row table:style-name="ro1">
          <table:table-cell table:formula="of:=IF([$Code.A2236]=&quot;&quot;;&quot;&quot;;[$Code.A2236])">
            <text:p/>
          </table:table-cell>
          <table:table-cell table:formula="of:=[.B2235]+1" office:value-type="float" office:value="2234" calcext:value-type="float">
            <text:p>2234</text:p>
          </table:table-cell>
        </table:table-row>
        <table:table-row table:style-name="ro1">
          <table:table-cell table:formula="of:=IF([$Code.A2237]=&quot;&quot;;&quot;&quot;;[$Code.A2237])">
            <text:p/>
          </table:table-cell>
          <table:table-cell table:formula="of:=[.B2236]+1" office:value-type="float" office:value="2235" calcext:value-type="float">
            <text:p>2235</text:p>
          </table:table-cell>
        </table:table-row>
        <table:table-row table:style-name="ro1">
          <table:table-cell table:formula="of:=IF([$Code.A2238]=&quot;&quot;;&quot;&quot;;[$Code.A2238])">
            <text:p/>
          </table:table-cell>
          <table:table-cell table:formula="of:=[.B2237]+1" office:value-type="float" office:value="2236" calcext:value-type="float">
            <text:p>2236</text:p>
          </table:table-cell>
        </table:table-row>
        <table:table-row table:style-name="ro1">
          <table:table-cell table:formula="of:=IF([$Code.A2239]=&quot;&quot;;&quot;&quot;;[$Code.A2239])">
            <text:p/>
          </table:table-cell>
          <table:table-cell table:formula="of:=[.B2238]+1" office:value-type="float" office:value="2237" calcext:value-type="float">
            <text:p>2237</text:p>
          </table:table-cell>
        </table:table-row>
        <table:table-row table:style-name="ro1">
          <table:table-cell table:formula="of:=IF([$Code.A2240]=&quot;&quot;;&quot;&quot;;[$Code.A2240])">
            <text:p/>
          </table:table-cell>
          <table:table-cell table:formula="of:=[.B2239]+1" office:value-type="float" office:value="2238" calcext:value-type="float">
            <text:p>2238</text:p>
          </table:table-cell>
        </table:table-row>
        <table:table-row table:style-name="ro1">
          <table:table-cell table:formula="of:=IF([$Code.A2241]=&quot;&quot;;&quot;&quot;;[$Code.A2241])">
            <text:p/>
          </table:table-cell>
          <table:table-cell table:formula="of:=[.B2240]+1" office:value-type="float" office:value="2239" calcext:value-type="float">
            <text:p>2239</text:p>
          </table:table-cell>
        </table:table-row>
        <table:table-row table:style-name="ro1">
          <table:table-cell table:formula="of:=IF([$Code.A2242]=&quot;&quot;;&quot;&quot;;[$Code.A2242])">
            <text:p/>
          </table:table-cell>
          <table:table-cell table:formula="of:=[.B2241]+1" office:value-type="float" office:value="2240" calcext:value-type="float">
            <text:p>2240</text:p>
          </table:table-cell>
        </table:table-row>
        <table:table-row table:style-name="ro1">
          <table:table-cell table:formula="of:=IF([$Code.A2243]=&quot;&quot;;&quot;&quot;;[$Code.A2243])">
            <text:p/>
          </table:table-cell>
          <table:table-cell table:formula="of:=[.B2242]+1" office:value-type="float" office:value="2241" calcext:value-type="float">
            <text:p>2241</text:p>
          </table:table-cell>
        </table:table-row>
        <table:table-row table:style-name="ro1">
          <table:table-cell table:formula="of:=IF([$Code.A2244]=&quot;&quot;;&quot;&quot;;[$Code.A2244])">
            <text:p/>
          </table:table-cell>
          <table:table-cell table:formula="of:=[.B2243]+1" office:value-type="float" office:value="2242" calcext:value-type="float">
            <text:p>2242</text:p>
          </table:table-cell>
        </table:table-row>
        <table:table-row table:style-name="ro1">
          <table:table-cell table:formula="of:=IF([$Code.A2245]=&quot;&quot;;&quot;&quot;;[$Code.A2245])">
            <text:p/>
          </table:table-cell>
          <table:table-cell table:formula="of:=[.B2244]+1" office:value-type="float" office:value="2243" calcext:value-type="float">
            <text:p>2243</text:p>
          </table:table-cell>
        </table:table-row>
        <table:table-row table:style-name="ro1">
          <table:table-cell table:formula="of:=IF([$Code.A2246]=&quot;&quot;;&quot;&quot;;[$Code.A2246])">
            <text:p/>
          </table:table-cell>
          <table:table-cell table:formula="of:=[.B2245]+1" office:value-type="float" office:value="2244" calcext:value-type="float">
            <text:p>2244</text:p>
          </table:table-cell>
        </table:table-row>
        <table:table-row table:style-name="ro1">
          <table:table-cell table:formula="of:=IF([$Code.A2247]=&quot;&quot;;&quot;&quot;;[$Code.A2247])">
            <text:p/>
          </table:table-cell>
          <table:table-cell table:formula="of:=[.B2246]+1" office:value-type="float" office:value="2245" calcext:value-type="float">
            <text:p>2245</text:p>
          </table:table-cell>
        </table:table-row>
        <table:table-row table:style-name="ro1">
          <table:table-cell table:formula="of:=IF([$Code.A2248]=&quot;&quot;;&quot;&quot;;[$Code.A2248])">
            <text:p/>
          </table:table-cell>
          <table:table-cell table:formula="of:=[.B2247]+1" office:value-type="float" office:value="2246" calcext:value-type="float">
            <text:p>2246</text:p>
          </table:table-cell>
        </table:table-row>
        <table:table-row table:style-name="ro1">
          <table:table-cell table:formula="of:=IF([$Code.A2249]=&quot;&quot;;&quot;&quot;;[$Code.A2249])">
            <text:p/>
          </table:table-cell>
          <table:table-cell table:formula="of:=[.B2248]+1" office:value-type="float" office:value="2247" calcext:value-type="float">
            <text:p>2247</text:p>
          </table:table-cell>
        </table:table-row>
        <table:table-row table:style-name="ro1">
          <table:table-cell table:formula="of:=IF([$Code.A2250]=&quot;&quot;;&quot;&quot;;[$Code.A2250])">
            <text:p/>
          </table:table-cell>
          <table:table-cell table:formula="of:=[.B2249]+1" office:value-type="float" office:value="2248" calcext:value-type="float">
            <text:p>2248</text:p>
          </table:table-cell>
        </table:table-row>
        <table:table-row table:style-name="ro1">
          <table:table-cell table:formula="of:=IF([$Code.A2251]=&quot;&quot;;&quot;&quot;;[$Code.A2251])">
            <text:p/>
          </table:table-cell>
          <table:table-cell table:formula="of:=[.B2250]+1" office:value-type="float" office:value="2249" calcext:value-type="float">
            <text:p>2249</text:p>
          </table:table-cell>
        </table:table-row>
        <table:table-row table:style-name="ro1">
          <table:table-cell table:formula="of:=IF([$Code.A2252]=&quot;&quot;;&quot;&quot;;[$Code.A2252])">
            <text:p/>
          </table:table-cell>
          <table:table-cell table:formula="of:=[.B2251]+1" office:value-type="float" office:value="2250" calcext:value-type="float">
            <text:p>2250</text:p>
          </table:table-cell>
        </table:table-row>
        <table:table-row table:style-name="ro1">
          <table:table-cell table:formula="of:=IF([$Code.A2253]=&quot;&quot;;&quot;&quot;;[$Code.A2253])">
            <text:p/>
          </table:table-cell>
          <table:table-cell table:formula="of:=[.B2252]+1" office:value-type="float" office:value="2251" calcext:value-type="float">
            <text:p>2251</text:p>
          </table:table-cell>
        </table:table-row>
        <table:table-row table:style-name="ro1">
          <table:table-cell table:formula="of:=IF([$Code.A2254]=&quot;&quot;;&quot;&quot;;[$Code.A2254])">
            <text:p/>
          </table:table-cell>
          <table:table-cell table:formula="of:=[.B2253]+1" office:value-type="float" office:value="2252" calcext:value-type="float">
            <text:p>2252</text:p>
          </table:table-cell>
        </table:table-row>
        <table:table-row table:style-name="ro1">
          <table:table-cell table:formula="of:=IF([$Code.A2255]=&quot;&quot;;&quot;&quot;;[$Code.A2255])">
            <text:p/>
          </table:table-cell>
          <table:table-cell table:formula="of:=[.B2254]+1" office:value-type="float" office:value="2253" calcext:value-type="float">
            <text:p>2253</text:p>
          </table:table-cell>
        </table:table-row>
        <table:table-row table:style-name="ro1">
          <table:table-cell table:formula="of:=IF([$Code.A2256]=&quot;&quot;;&quot;&quot;;[$Code.A2256])">
            <text:p/>
          </table:table-cell>
          <table:table-cell table:formula="of:=[.B2255]+1" office:value-type="float" office:value="2254" calcext:value-type="float">
            <text:p>2254</text:p>
          </table:table-cell>
        </table:table-row>
        <table:table-row table:style-name="ro1">
          <table:table-cell table:formula="of:=IF([$Code.A2257]=&quot;&quot;;&quot;&quot;;[$Code.A2257])">
            <text:p/>
          </table:table-cell>
          <table:table-cell table:formula="of:=[.B2256]+1" office:value-type="float" office:value="2255" calcext:value-type="float">
            <text:p>2255</text:p>
          </table:table-cell>
        </table:table-row>
        <table:table-row table:style-name="ro1">
          <table:table-cell table:formula="of:=IF([$Code.A2258]=&quot;&quot;;&quot;&quot;;[$Code.A2258])">
            <text:p/>
          </table:table-cell>
          <table:table-cell table:formula="of:=[.B2257]+1" office:value-type="float" office:value="2256" calcext:value-type="float">
            <text:p>2256</text:p>
          </table:table-cell>
        </table:table-row>
        <table:table-row table:style-name="ro1">
          <table:table-cell table:formula="of:=IF([$Code.A2259]=&quot;&quot;;&quot;&quot;;[$Code.A2259])">
            <text:p/>
          </table:table-cell>
          <table:table-cell table:formula="of:=[.B2258]+1" office:value-type="float" office:value="2257" calcext:value-type="float">
            <text:p>2257</text:p>
          </table:table-cell>
        </table:table-row>
        <table:table-row table:style-name="ro1">
          <table:table-cell table:formula="of:=IF([$Code.A2260]=&quot;&quot;;&quot;&quot;;[$Code.A2260])">
            <text:p/>
          </table:table-cell>
          <table:table-cell table:formula="of:=[.B2259]+1" office:value-type="float" office:value="2258" calcext:value-type="float">
            <text:p>2258</text:p>
          </table:table-cell>
        </table:table-row>
        <table:table-row table:style-name="ro1">
          <table:table-cell table:formula="of:=IF([$Code.A2261]=&quot;&quot;;&quot;&quot;;[$Code.A2261])">
            <text:p/>
          </table:table-cell>
          <table:table-cell table:formula="of:=[.B2260]+1" office:value-type="float" office:value="2259" calcext:value-type="float">
            <text:p>2259</text:p>
          </table:table-cell>
        </table:table-row>
        <table:table-row table:style-name="ro1">
          <table:table-cell table:formula="of:=IF([$Code.A2262]=&quot;&quot;;&quot;&quot;;[$Code.A2262])">
            <text:p/>
          </table:table-cell>
          <table:table-cell table:formula="of:=[.B2261]+1" office:value-type="float" office:value="2260" calcext:value-type="float">
            <text:p>2260</text:p>
          </table:table-cell>
        </table:table-row>
        <table:table-row table:style-name="ro1">
          <table:table-cell table:formula="of:=IF([$Code.A2263]=&quot;&quot;;&quot;&quot;;[$Code.A2263])">
            <text:p/>
          </table:table-cell>
          <table:table-cell table:formula="of:=[.B2262]+1" office:value-type="float" office:value="2261" calcext:value-type="float">
            <text:p>2261</text:p>
          </table:table-cell>
        </table:table-row>
        <table:table-row table:style-name="ro1">
          <table:table-cell table:formula="of:=IF([$Code.A2264]=&quot;&quot;;&quot;&quot;;[$Code.A2264])">
            <text:p/>
          </table:table-cell>
          <table:table-cell table:formula="of:=[.B2263]+1" office:value-type="float" office:value="2262" calcext:value-type="float">
            <text:p>2262</text:p>
          </table:table-cell>
        </table:table-row>
        <table:table-row table:style-name="ro1">
          <table:table-cell table:formula="of:=IF([$Code.A2265]=&quot;&quot;;&quot;&quot;;[$Code.A2265])">
            <text:p/>
          </table:table-cell>
          <table:table-cell table:formula="of:=[.B2264]+1" office:value-type="float" office:value="2263" calcext:value-type="float">
            <text:p>2263</text:p>
          </table:table-cell>
        </table:table-row>
        <table:table-row table:style-name="ro1">
          <table:table-cell table:formula="of:=IF([$Code.A2266]=&quot;&quot;;&quot;&quot;;[$Code.A2266])">
            <text:p/>
          </table:table-cell>
          <table:table-cell table:formula="of:=[.B2265]+1" office:value-type="float" office:value="2264" calcext:value-type="float">
            <text:p>2264</text:p>
          </table:table-cell>
        </table:table-row>
        <table:table-row table:style-name="ro1">
          <table:table-cell table:formula="of:=IF([$Code.A2267]=&quot;&quot;;&quot;&quot;;[$Code.A2267])">
            <text:p/>
          </table:table-cell>
          <table:table-cell table:formula="of:=[.B2266]+1" office:value-type="float" office:value="2265" calcext:value-type="float">
            <text:p>2265</text:p>
          </table:table-cell>
        </table:table-row>
        <table:table-row table:style-name="ro1">
          <table:table-cell table:formula="of:=IF([$Code.A2268]=&quot;&quot;;&quot;&quot;;[$Code.A2268])">
            <text:p/>
          </table:table-cell>
          <table:table-cell table:formula="of:=[.B2267]+1" office:value-type="float" office:value="2266" calcext:value-type="float">
            <text:p>2266</text:p>
          </table:table-cell>
        </table:table-row>
        <table:table-row table:style-name="ro1">
          <table:table-cell table:formula="of:=IF([$Code.A2269]=&quot;&quot;;&quot;&quot;;[$Code.A2269])">
            <text:p/>
          </table:table-cell>
          <table:table-cell table:formula="of:=[.B2268]+1" office:value-type="float" office:value="2267" calcext:value-type="float">
            <text:p>2267</text:p>
          </table:table-cell>
        </table:table-row>
        <table:table-row table:style-name="ro1">
          <table:table-cell table:formula="of:=IF([$Code.A2270]=&quot;&quot;;&quot;&quot;;[$Code.A2270])">
            <text:p/>
          </table:table-cell>
          <table:table-cell table:formula="of:=[.B2269]+1" office:value-type="float" office:value="2268" calcext:value-type="float">
            <text:p>2268</text:p>
          </table:table-cell>
        </table:table-row>
        <table:table-row table:style-name="ro1">
          <table:table-cell table:formula="of:=IF([$Code.A2271]=&quot;&quot;;&quot;&quot;;[$Code.A2271])">
            <text:p/>
          </table:table-cell>
          <table:table-cell table:formula="of:=[.B2270]+1" office:value-type="float" office:value="2269" calcext:value-type="float">
            <text:p>2269</text:p>
          </table:table-cell>
        </table:table-row>
        <table:table-row table:style-name="ro1">
          <table:table-cell table:formula="of:=IF([$Code.A2272]=&quot;&quot;;&quot;&quot;;[$Code.A2272])">
            <text:p/>
          </table:table-cell>
          <table:table-cell table:formula="of:=[.B2271]+1" office:value-type="float" office:value="2270" calcext:value-type="float">
            <text:p>2270</text:p>
          </table:table-cell>
        </table:table-row>
        <table:table-row table:style-name="ro1">
          <table:table-cell table:formula="of:=IF([$Code.A2273]=&quot;&quot;;&quot;&quot;;[$Code.A2273])">
            <text:p/>
          </table:table-cell>
          <table:table-cell table:formula="of:=[.B2272]+1" office:value-type="float" office:value="2271" calcext:value-type="float">
            <text:p>2271</text:p>
          </table:table-cell>
        </table:table-row>
        <table:table-row table:style-name="ro1">
          <table:table-cell table:formula="of:=IF([$Code.A2274]=&quot;&quot;;&quot;&quot;;[$Code.A2274])">
            <text:p/>
          </table:table-cell>
          <table:table-cell table:formula="of:=[.B2273]+1" office:value-type="float" office:value="2272" calcext:value-type="float">
            <text:p>2272</text:p>
          </table:table-cell>
        </table:table-row>
        <table:table-row table:style-name="ro1">
          <table:table-cell table:formula="of:=IF([$Code.A2275]=&quot;&quot;;&quot;&quot;;[$Code.A2275])">
            <text:p/>
          </table:table-cell>
          <table:table-cell table:formula="of:=[.B2274]+1" office:value-type="float" office:value="2273" calcext:value-type="float">
            <text:p>2273</text:p>
          </table:table-cell>
        </table:table-row>
        <table:table-row table:style-name="ro1">
          <table:table-cell table:formula="of:=IF([$Code.A2276]=&quot;&quot;;&quot;&quot;;[$Code.A2276])">
            <text:p/>
          </table:table-cell>
          <table:table-cell table:formula="of:=[.B2275]+1" office:value-type="float" office:value="2274" calcext:value-type="float">
            <text:p>2274</text:p>
          </table:table-cell>
        </table:table-row>
        <table:table-row table:style-name="ro1">
          <table:table-cell table:formula="of:=IF([$Code.A2277]=&quot;&quot;;&quot;&quot;;[$Code.A2277])">
            <text:p/>
          </table:table-cell>
          <table:table-cell table:formula="of:=[.B2276]+1" office:value-type="float" office:value="2275" calcext:value-type="float">
            <text:p>2275</text:p>
          </table:table-cell>
        </table:table-row>
        <table:table-row table:style-name="ro1">
          <table:table-cell table:formula="of:=IF([$Code.A2278]=&quot;&quot;;&quot;&quot;;[$Code.A2278])">
            <text:p/>
          </table:table-cell>
          <table:table-cell table:formula="of:=[.B2277]+1" office:value-type="float" office:value="2276" calcext:value-type="float">
            <text:p>2276</text:p>
          </table:table-cell>
        </table:table-row>
        <table:table-row table:style-name="ro1">
          <table:table-cell table:formula="of:=IF([$Code.A2279]=&quot;&quot;;&quot;&quot;;[$Code.A2279])">
            <text:p/>
          </table:table-cell>
          <table:table-cell table:formula="of:=[.B2278]+1" office:value-type="float" office:value="2277" calcext:value-type="float">
            <text:p>2277</text:p>
          </table:table-cell>
        </table:table-row>
        <table:table-row table:style-name="ro1">
          <table:table-cell table:formula="of:=IF([$Code.A2280]=&quot;&quot;;&quot;&quot;;[$Code.A2280])">
            <text:p/>
          </table:table-cell>
          <table:table-cell table:formula="of:=[.B2279]+1" office:value-type="float" office:value="2278" calcext:value-type="float">
            <text:p>2278</text:p>
          </table:table-cell>
        </table:table-row>
        <table:table-row table:style-name="ro1">
          <table:table-cell table:formula="of:=IF([$Code.A2281]=&quot;&quot;;&quot;&quot;;[$Code.A2281])">
            <text:p/>
          </table:table-cell>
          <table:table-cell table:formula="of:=[.B2280]+1" office:value-type="float" office:value="2279" calcext:value-type="float">
            <text:p>2279</text:p>
          </table:table-cell>
        </table:table-row>
        <table:table-row table:style-name="ro1">
          <table:table-cell table:formula="of:=IF([$Code.A2282]=&quot;&quot;;&quot;&quot;;[$Code.A2282])">
            <text:p/>
          </table:table-cell>
          <table:table-cell table:formula="of:=[.B2281]+1" office:value-type="float" office:value="2280" calcext:value-type="float">
            <text:p>2280</text:p>
          </table:table-cell>
        </table:table-row>
        <table:table-row table:style-name="ro1">
          <table:table-cell table:formula="of:=IF([$Code.A2283]=&quot;&quot;;&quot;&quot;;[$Code.A2283])">
            <text:p/>
          </table:table-cell>
          <table:table-cell table:formula="of:=[.B2282]+1" office:value-type="float" office:value="2281" calcext:value-type="float">
            <text:p>2281</text:p>
          </table:table-cell>
        </table:table-row>
        <table:table-row table:style-name="ro1">
          <table:table-cell table:formula="of:=IF([$Code.A2284]=&quot;&quot;;&quot;&quot;;[$Code.A2284])">
            <text:p/>
          </table:table-cell>
          <table:table-cell table:formula="of:=[.B2283]+1" office:value-type="float" office:value="2282" calcext:value-type="float">
            <text:p>2282</text:p>
          </table:table-cell>
        </table:table-row>
        <table:table-row table:style-name="ro1">
          <table:table-cell table:formula="of:=IF([$Code.A2285]=&quot;&quot;;&quot;&quot;;[$Code.A2285])">
            <text:p/>
          </table:table-cell>
          <table:table-cell table:formula="of:=[.B2284]+1" office:value-type="float" office:value="2283" calcext:value-type="float">
            <text:p>2283</text:p>
          </table:table-cell>
        </table:table-row>
        <table:table-row table:style-name="ro1">
          <table:table-cell table:formula="of:=IF([$Code.A2286]=&quot;&quot;;&quot;&quot;;[$Code.A2286])">
            <text:p/>
          </table:table-cell>
          <table:table-cell table:formula="of:=[.B2285]+1" office:value-type="float" office:value="2284" calcext:value-type="float">
            <text:p>2284</text:p>
          </table:table-cell>
        </table:table-row>
        <table:table-row table:style-name="ro1">
          <table:table-cell table:formula="of:=IF([$Code.A2287]=&quot;&quot;;&quot;&quot;;[$Code.A2287])">
            <text:p/>
          </table:table-cell>
          <table:table-cell table:formula="of:=[.B2286]+1" office:value-type="float" office:value="2285" calcext:value-type="float">
            <text:p>2285</text:p>
          </table:table-cell>
        </table:table-row>
        <table:table-row table:style-name="ro1">
          <table:table-cell table:formula="of:=IF([$Code.A2288]=&quot;&quot;;&quot;&quot;;[$Code.A2288])">
            <text:p/>
          </table:table-cell>
          <table:table-cell table:formula="of:=[.B2287]+1" office:value-type="float" office:value="2286" calcext:value-type="float">
            <text:p>2286</text:p>
          </table:table-cell>
        </table:table-row>
        <table:table-row table:style-name="ro1">
          <table:table-cell table:formula="of:=IF([$Code.A2289]=&quot;&quot;;&quot;&quot;;[$Code.A2289])">
            <text:p/>
          </table:table-cell>
          <table:table-cell table:formula="of:=[.B2288]+1" office:value-type="float" office:value="2287" calcext:value-type="float">
            <text:p>2287</text:p>
          </table:table-cell>
        </table:table-row>
        <table:table-row table:style-name="ro1">
          <table:table-cell table:formula="of:=IF([$Code.A2290]=&quot;&quot;;&quot;&quot;;[$Code.A2290])">
            <text:p/>
          </table:table-cell>
          <table:table-cell table:formula="of:=[.B2289]+1" office:value-type="float" office:value="2288" calcext:value-type="float">
            <text:p>2288</text:p>
          </table:table-cell>
        </table:table-row>
        <table:table-row table:style-name="ro1">
          <table:table-cell table:formula="of:=IF([$Code.A2291]=&quot;&quot;;&quot;&quot;;[$Code.A2291])">
            <text:p/>
          </table:table-cell>
          <table:table-cell table:formula="of:=[.B2290]+1" office:value-type="float" office:value="2289" calcext:value-type="float">
            <text:p>2289</text:p>
          </table:table-cell>
        </table:table-row>
        <table:table-row table:style-name="ro1">
          <table:table-cell table:formula="of:=IF([$Code.A2292]=&quot;&quot;;&quot;&quot;;[$Code.A2292])">
            <text:p/>
          </table:table-cell>
          <table:table-cell table:formula="of:=[.B2291]+1" office:value-type="float" office:value="2290" calcext:value-type="float">
            <text:p>2290</text:p>
          </table:table-cell>
        </table:table-row>
        <table:table-row table:style-name="ro1">
          <table:table-cell table:formula="of:=IF([$Code.A2293]=&quot;&quot;;&quot;&quot;;[$Code.A2293])">
            <text:p/>
          </table:table-cell>
          <table:table-cell table:formula="of:=[.B2292]+1" office:value-type="float" office:value="2291" calcext:value-type="float">
            <text:p>2291</text:p>
          </table:table-cell>
        </table:table-row>
        <table:table-row table:style-name="ro1">
          <table:table-cell table:formula="of:=IF([$Code.A2294]=&quot;&quot;;&quot;&quot;;[$Code.A2294])">
            <text:p/>
          </table:table-cell>
          <table:table-cell table:formula="of:=[.B2293]+1" office:value-type="float" office:value="2292" calcext:value-type="float">
            <text:p>2292</text:p>
          </table:table-cell>
        </table:table-row>
        <table:table-row table:style-name="ro1">
          <table:table-cell table:formula="of:=IF([$Code.A2295]=&quot;&quot;;&quot;&quot;;[$Code.A2295])">
            <text:p/>
          </table:table-cell>
          <table:table-cell table:formula="of:=[.B2294]+1" office:value-type="float" office:value="2293" calcext:value-type="float">
            <text:p>2293</text:p>
          </table:table-cell>
        </table:table-row>
        <table:table-row table:style-name="ro1">
          <table:table-cell table:formula="of:=IF([$Code.A2296]=&quot;&quot;;&quot;&quot;;[$Code.A2296])">
            <text:p/>
          </table:table-cell>
          <table:table-cell table:formula="of:=[.B2295]+1" office:value-type="float" office:value="2294" calcext:value-type="float">
            <text:p>2294</text:p>
          </table:table-cell>
        </table:table-row>
        <table:table-row table:style-name="ro1">
          <table:table-cell table:formula="of:=IF([$Code.A2297]=&quot;&quot;;&quot;&quot;;[$Code.A2297])">
            <text:p/>
          </table:table-cell>
          <table:table-cell table:formula="of:=[.B2296]+1" office:value-type="float" office:value="2295" calcext:value-type="float">
            <text:p>2295</text:p>
          </table:table-cell>
        </table:table-row>
        <table:table-row table:style-name="ro1">
          <table:table-cell table:formula="of:=IF([$Code.A2298]=&quot;&quot;;&quot;&quot;;[$Code.A2298])">
            <text:p/>
          </table:table-cell>
          <table:table-cell table:formula="of:=[.B2297]+1" office:value-type="float" office:value="2296" calcext:value-type="float">
            <text:p>2296</text:p>
          </table:table-cell>
        </table:table-row>
        <table:table-row table:style-name="ro1">
          <table:table-cell table:formula="of:=IF([$Code.A2299]=&quot;&quot;;&quot;&quot;;[$Code.A2299])">
            <text:p/>
          </table:table-cell>
          <table:table-cell table:formula="of:=[.B2298]+1" office:value-type="float" office:value="2297" calcext:value-type="float">
            <text:p>2297</text:p>
          </table:table-cell>
        </table:table-row>
        <table:table-row table:style-name="ro1">
          <table:table-cell table:formula="of:=IF([$Code.A2300]=&quot;&quot;;&quot;&quot;;[$Code.A2300])">
            <text:p/>
          </table:table-cell>
          <table:table-cell table:formula="of:=[.B2299]+1" office:value-type="float" office:value="2298" calcext:value-type="float">
            <text:p>2298</text:p>
          </table:table-cell>
        </table:table-row>
        <table:table-row table:style-name="ro1">
          <table:table-cell table:formula="of:=IF([$Code.A2301]=&quot;&quot;;&quot;&quot;;[$Code.A2301])">
            <text:p/>
          </table:table-cell>
          <table:table-cell table:formula="of:=[.B2300]+1" office:value-type="float" office:value="2299" calcext:value-type="float">
            <text:p>2299</text:p>
          </table:table-cell>
        </table:table-row>
        <table:table-row table:style-name="ro1">
          <table:table-cell table:formula="of:=IF([$Code.A2302]=&quot;&quot;;&quot;&quot;;[$Code.A2302])">
            <text:p/>
          </table:table-cell>
          <table:table-cell table:formula="of:=[.B2301]+1" office:value-type="float" office:value="2300" calcext:value-type="float">
            <text:p>2300</text:p>
          </table:table-cell>
        </table:table-row>
        <table:table-row table:style-name="ro1">
          <table:table-cell table:formula="of:=IF([$Code.A2303]=&quot;&quot;;&quot;&quot;;[$Code.A2303])">
            <text:p/>
          </table:table-cell>
          <table:table-cell table:formula="of:=[.B2302]+1" office:value-type="float" office:value="2301" calcext:value-type="float">
            <text:p>2301</text:p>
          </table:table-cell>
        </table:table-row>
        <table:table-row table:style-name="ro1">
          <table:table-cell table:formula="of:=IF([$Code.A2304]=&quot;&quot;;&quot;&quot;;[$Code.A2304])">
            <text:p/>
          </table:table-cell>
          <table:table-cell table:formula="of:=[.B2303]+1" office:value-type="float" office:value="2302" calcext:value-type="float">
            <text:p>2302</text:p>
          </table:table-cell>
        </table:table-row>
        <table:table-row table:style-name="ro1">
          <table:table-cell table:formula="of:=IF([$Code.A2305]=&quot;&quot;;&quot;&quot;;[$Code.A2305])">
            <text:p/>
          </table:table-cell>
          <table:table-cell table:formula="of:=[.B2304]+1" office:value-type="float" office:value="2303" calcext:value-type="float">
            <text:p>2303</text:p>
          </table:table-cell>
        </table:table-row>
        <table:table-row table:style-name="ro1">
          <table:table-cell table:formula="of:=IF([$Code.A2306]=&quot;&quot;;&quot;&quot;;[$Code.A2306])">
            <text:p/>
          </table:table-cell>
          <table:table-cell table:formula="of:=[.B2305]+1" office:value-type="float" office:value="2304" calcext:value-type="float">
            <text:p>2304</text:p>
          </table:table-cell>
        </table:table-row>
        <table:table-row table:style-name="ro1">
          <table:table-cell table:formula="of:=IF([$Code.A2307]=&quot;&quot;;&quot;&quot;;[$Code.A2307])">
            <text:p/>
          </table:table-cell>
          <table:table-cell table:formula="of:=[.B2306]+1" office:value-type="float" office:value="2305" calcext:value-type="float">
            <text:p>2305</text:p>
          </table:table-cell>
        </table:table-row>
        <table:table-row table:style-name="ro1">
          <table:table-cell table:formula="of:=IF([$Code.A2308]=&quot;&quot;;&quot;&quot;;[$Code.A2308])">
            <text:p/>
          </table:table-cell>
          <table:table-cell table:formula="of:=[.B2307]+1" office:value-type="float" office:value="2306" calcext:value-type="float">
            <text:p>2306</text:p>
          </table:table-cell>
        </table:table-row>
        <table:table-row table:style-name="ro1">
          <table:table-cell table:formula="of:=IF([$Code.A2309]=&quot;&quot;;&quot;&quot;;[$Code.A2309])">
            <text:p/>
          </table:table-cell>
          <table:table-cell table:formula="of:=[.B2308]+1" office:value-type="float" office:value="2307" calcext:value-type="float">
            <text:p>2307</text:p>
          </table:table-cell>
        </table:table-row>
        <table:table-row table:style-name="ro1">
          <table:table-cell table:formula="of:=IF([$Code.A2310]=&quot;&quot;;&quot;&quot;;[$Code.A2310])">
            <text:p/>
          </table:table-cell>
          <table:table-cell table:formula="of:=[.B2309]+1" office:value-type="float" office:value="2308" calcext:value-type="float">
            <text:p>2308</text:p>
          </table:table-cell>
        </table:table-row>
        <table:table-row table:style-name="ro1">
          <table:table-cell table:formula="of:=IF([$Code.A2311]=&quot;&quot;;&quot;&quot;;[$Code.A2311])">
            <text:p/>
          </table:table-cell>
          <table:table-cell table:formula="of:=[.B2310]+1" office:value-type="float" office:value="2309" calcext:value-type="float">
            <text:p>2309</text:p>
          </table:table-cell>
        </table:table-row>
        <table:table-row table:style-name="ro1">
          <table:table-cell table:formula="of:=IF([$Code.A2312]=&quot;&quot;;&quot;&quot;;[$Code.A2312])">
            <text:p/>
          </table:table-cell>
          <table:table-cell table:formula="of:=[.B2311]+1" office:value-type="float" office:value="2310" calcext:value-type="float">
            <text:p>2310</text:p>
          </table:table-cell>
        </table:table-row>
        <table:table-row table:style-name="ro1">
          <table:table-cell table:formula="of:=IF([$Code.A2313]=&quot;&quot;;&quot;&quot;;[$Code.A2313])">
            <text:p/>
          </table:table-cell>
          <table:table-cell table:formula="of:=[.B2312]+1" office:value-type="float" office:value="2311" calcext:value-type="float">
            <text:p>2311</text:p>
          </table:table-cell>
        </table:table-row>
        <table:table-row table:style-name="ro1">
          <table:table-cell table:formula="of:=IF([$Code.A2314]=&quot;&quot;;&quot;&quot;;[$Code.A2314])">
            <text:p/>
          </table:table-cell>
          <table:table-cell table:formula="of:=[.B2313]+1" office:value-type="float" office:value="2312" calcext:value-type="float">
            <text:p>2312</text:p>
          </table:table-cell>
        </table:table-row>
        <table:table-row table:style-name="ro1">
          <table:table-cell table:formula="of:=IF([$Code.A2315]=&quot;&quot;;&quot;&quot;;[$Code.A2315])">
            <text:p/>
          </table:table-cell>
          <table:table-cell table:formula="of:=[.B2314]+1" office:value-type="float" office:value="2313" calcext:value-type="float">
            <text:p>2313</text:p>
          </table:table-cell>
        </table:table-row>
        <table:table-row table:style-name="ro1">
          <table:table-cell table:formula="of:=IF([$Code.A2316]=&quot;&quot;;&quot;&quot;;[$Code.A2316])">
            <text:p/>
          </table:table-cell>
          <table:table-cell table:formula="of:=[.B2315]+1" office:value-type="float" office:value="2314" calcext:value-type="float">
            <text:p>2314</text:p>
          </table:table-cell>
        </table:table-row>
        <table:table-row table:style-name="ro1">
          <table:table-cell table:formula="of:=IF([$Code.A2317]=&quot;&quot;;&quot;&quot;;[$Code.A2317])">
            <text:p/>
          </table:table-cell>
          <table:table-cell table:formula="of:=[.B2316]+1" office:value-type="float" office:value="2315" calcext:value-type="float">
            <text:p>2315</text:p>
          </table:table-cell>
        </table:table-row>
        <table:table-row table:style-name="ro1">
          <table:table-cell table:formula="of:=IF([$Code.A2318]=&quot;&quot;;&quot;&quot;;[$Code.A2318])">
            <text:p/>
          </table:table-cell>
          <table:table-cell table:formula="of:=[.B2317]+1" office:value-type="float" office:value="2316" calcext:value-type="float">
            <text:p>2316</text:p>
          </table:table-cell>
        </table:table-row>
        <table:table-row table:style-name="ro1">
          <table:table-cell table:formula="of:=IF([$Code.A2319]=&quot;&quot;;&quot;&quot;;[$Code.A2319])">
            <text:p/>
          </table:table-cell>
          <table:table-cell table:formula="of:=[.B2318]+1" office:value-type="float" office:value="2317" calcext:value-type="float">
            <text:p>2317</text:p>
          </table:table-cell>
        </table:table-row>
        <table:table-row table:style-name="ro1">
          <table:table-cell table:formula="of:=IF([$Code.A2320]=&quot;&quot;;&quot;&quot;;[$Code.A2320])">
            <text:p/>
          </table:table-cell>
          <table:table-cell table:formula="of:=[.B2319]+1" office:value-type="float" office:value="2318" calcext:value-type="float">
            <text:p>2318</text:p>
          </table:table-cell>
        </table:table-row>
        <table:table-row table:style-name="ro1">
          <table:table-cell table:formula="of:=IF([$Code.A2321]=&quot;&quot;;&quot;&quot;;[$Code.A2321])">
            <text:p/>
          </table:table-cell>
          <table:table-cell table:formula="of:=[.B2320]+1" office:value-type="float" office:value="2319" calcext:value-type="float">
            <text:p>2319</text:p>
          </table:table-cell>
        </table:table-row>
        <table:table-row table:style-name="ro1">
          <table:table-cell table:formula="of:=IF([$Code.A2322]=&quot;&quot;;&quot;&quot;;[$Code.A2322])">
            <text:p/>
          </table:table-cell>
          <table:table-cell table:formula="of:=[.B2321]+1" office:value-type="float" office:value="2320" calcext:value-type="float">
            <text:p>2320</text:p>
          </table:table-cell>
        </table:table-row>
        <table:table-row table:style-name="ro1">
          <table:table-cell table:formula="of:=IF([$Code.A2323]=&quot;&quot;;&quot;&quot;;[$Code.A2323])">
            <text:p/>
          </table:table-cell>
          <table:table-cell table:formula="of:=[.B2322]+1" office:value-type="float" office:value="2321" calcext:value-type="float">
            <text:p>2321</text:p>
          </table:table-cell>
        </table:table-row>
        <table:table-row table:style-name="ro1">
          <table:table-cell table:formula="of:=IF([$Code.A2324]=&quot;&quot;;&quot;&quot;;[$Code.A2324])">
            <text:p/>
          </table:table-cell>
          <table:table-cell table:formula="of:=[.B2323]+1" office:value-type="float" office:value="2322" calcext:value-type="float">
            <text:p>2322</text:p>
          </table:table-cell>
        </table:table-row>
        <table:table-row table:style-name="ro1">
          <table:table-cell table:formula="of:=IF([$Code.A2325]=&quot;&quot;;&quot;&quot;;[$Code.A2325])">
            <text:p/>
          </table:table-cell>
          <table:table-cell table:formula="of:=[.B2324]+1" office:value-type="float" office:value="2323" calcext:value-type="float">
            <text:p>2323</text:p>
          </table:table-cell>
        </table:table-row>
        <table:table-row table:style-name="ro1">
          <table:table-cell table:formula="of:=IF([$Code.A2326]=&quot;&quot;;&quot;&quot;;[$Code.A2326])">
            <text:p/>
          </table:table-cell>
          <table:table-cell table:formula="of:=[.B2325]+1" office:value-type="float" office:value="2324" calcext:value-type="float">
            <text:p>2324</text:p>
          </table:table-cell>
        </table:table-row>
        <table:table-row table:style-name="ro1">
          <table:table-cell table:formula="of:=IF([$Code.A2327]=&quot;&quot;;&quot;&quot;;[$Code.A2327])">
            <text:p/>
          </table:table-cell>
          <table:table-cell table:formula="of:=[.B2326]+1" office:value-type="float" office:value="2325" calcext:value-type="float">
            <text:p>2325</text:p>
          </table:table-cell>
        </table:table-row>
        <table:table-row table:style-name="ro1">
          <table:table-cell table:formula="of:=IF([$Code.A2328]=&quot;&quot;;&quot;&quot;;[$Code.A2328])">
            <text:p/>
          </table:table-cell>
          <table:table-cell table:formula="of:=[.B2327]+1" office:value-type="float" office:value="2326" calcext:value-type="float">
            <text:p>2326</text:p>
          </table:table-cell>
        </table:table-row>
        <table:table-row table:style-name="ro1">
          <table:table-cell table:formula="of:=IF([$Code.A2329]=&quot;&quot;;&quot;&quot;;[$Code.A2329])">
            <text:p/>
          </table:table-cell>
          <table:table-cell table:formula="of:=[.B2328]+1" office:value-type="float" office:value="2327" calcext:value-type="float">
            <text:p>2327</text:p>
          </table:table-cell>
        </table:table-row>
        <table:table-row table:style-name="ro1">
          <table:table-cell table:formula="of:=IF([$Code.A2330]=&quot;&quot;;&quot;&quot;;[$Code.A2330])">
            <text:p/>
          </table:table-cell>
          <table:table-cell table:formula="of:=[.B2329]+1" office:value-type="float" office:value="2328" calcext:value-type="float">
            <text:p>2328</text:p>
          </table:table-cell>
        </table:table-row>
        <table:table-row table:style-name="ro1">
          <table:table-cell table:formula="of:=IF([$Code.A2331]=&quot;&quot;;&quot;&quot;;[$Code.A2331])">
            <text:p/>
          </table:table-cell>
          <table:table-cell table:formula="of:=[.B2330]+1" office:value-type="float" office:value="2329" calcext:value-type="float">
            <text:p>2329</text:p>
          </table:table-cell>
        </table:table-row>
        <table:table-row table:style-name="ro1">
          <table:table-cell table:formula="of:=IF([$Code.A2332]=&quot;&quot;;&quot;&quot;;[$Code.A2332])">
            <text:p/>
          </table:table-cell>
          <table:table-cell table:formula="of:=[.B2331]+1" office:value-type="float" office:value="2330" calcext:value-type="float">
            <text:p>2330</text:p>
          </table:table-cell>
        </table:table-row>
        <table:table-row table:style-name="ro1">
          <table:table-cell table:formula="of:=IF([$Code.A2333]=&quot;&quot;;&quot;&quot;;[$Code.A2333])">
            <text:p/>
          </table:table-cell>
          <table:table-cell table:formula="of:=[.B2332]+1" office:value-type="float" office:value="2331" calcext:value-type="float">
            <text:p>2331</text:p>
          </table:table-cell>
        </table:table-row>
        <table:table-row table:style-name="ro1">
          <table:table-cell table:formula="of:=IF([$Code.A2334]=&quot;&quot;;&quot;&quot;;[$Code.A2334])">
            <text:p/>
          </table:table-cell>
          <table:table-cell table:formula="of:=[.B2333]+1" office:value-type="float" office:value="2332" calcext:value-type="float">
            <text:p>2332</text:p>
          </table:table-cell>
        </table:table-row>
        <table:table-row table:style-name="ro1">
          <table:table-cell table:formula="of:=IF([$Code.A2335]=&quot;&quot;;&quot;&quot;;[$Code.A2335])">
            <text:p/>
          </table:table-cell>
          <table:table-cell table:formula="of:=[.B2334]+1" office:value-type="float" office:value="2333" calcext:value-type="float">
            <text:p>2333</text:p>
          </table:table-cell>
        </table:table-row>
        <table:table-row table:style-name="ro1">
          <table:table-cell table:formula="of:=IF([$Code.A2336]=&quot;&quot;;&quot;&quot;;[$Code.A2336])">
            <text:p/>
          </table:table-cell>
          <table:table-cell table:formula="of:=[.B2335]+1" office:value-type="float" office:value="2334" calcext:value-type="float">
            <text:p>2334</text:p>
          </table:table-cell>
        </table:table-row>
        <table:table-row table:style-name="ro1">
          <table:table-cell table:formula="of:=IF([$Code.A2337]=&quot;&quot;;&quot;&quot;;[$Code.A2337])">
            <text:p/>
          </table:table-cell>
          <table:table-cell table:formula="of:=[.B2336]+1" office:value-type="float" office:value="2335" calcext:value-type="float">
            <text:p>2335</text:p>
          </table:table-cell>
        </table:table-row>
        <table:table-row table:style-name="ro1">
          <table:table-cell table:formula="of:=IF([$Code.A2338]=&quot;&quot;;&quot;&quot;;[$Code.A2338])">
            <text:p/>
          </table:table-cell>
          <table:table-cell table:formula="of:=[.B2337]+1" office:value-type="float" office:value="2336" calcext:value-type="float">
            <text:p>2336</text:p>
          </table:table-cell>
        </table:table-row>
        <table:table-row table:style-name="ro1">
          <table:table-cell table:formula="of:=IF([$Code.A2339]=&quot;&quot;;&quot;&quot;;[$Code.A2339])">
            <text:p/>
          </table:table-cell>
          <table:table-cell table:formula="of:=[.B2338]+1" office:value-type="float" office:value="2337" calcext:value-type="float">
            <text:p>2337</text:p>
          </table:table-cell>
        </table:table-row>
        <table:table-row table:style-name="ro1">
          <table:table-cell table:formula="of:=IF([$Code.A2340]=&quot;&quot;;&quot;&quot;;[$Code.A2340])">
            <text:p/>
          </table:table-cell>
          <table:table-cell table:formula="of:=[.B2339]+1" office:value-type="float" office:value="2338" calcext:value-type="float">
            <text:p>2338</text:p>
          </table:table-cell>
        </table:table-row>
        <table:table-row table:style-name="ro1">
          <table:table-cell table:formula="of:=IF([$Code.A2341]=&quot;&quot;;&quot;&quot;;[$Code.A2341])">
            <text:p/>
          </table:table-cell>
          <table:table-cell table:formula="of:=[.B2340]+1" office:value-type="float" office:value="2339" calcext:value-type="float">
            <text:p>2339</text:p>
          </table:table-cell>
        </table:table-row>
        <table:table-row table:style-name="ro1">
          <table:table-cell table:formula="of:=IF([$Code.A2342]=&quot;&quot;;&quot;&quot;;[$Code.A2342])">
            <text:p/>
          </table:table-cell>
          <table:table-cell table:formula="of:=[.B2341]+1" office:value-type="float" office:value="2340" calcext:value-type="float">
            <text:p>2340</text:p>
          </table:table-cell>
        </table:table-row>
        <table:table-row table:style-name="ro1">
          <table:table-cell table:formula="of:=IF([$Code.A2343]=&quot;&quot;;&quot;&quot;;[$Code.A2343])">
            <text:p/>
          </table:table-cell>
          <table:table-cell table:formula="of:=[.B2342]+1" office:value-type="float" office:value="2341" calcext:value-type="float">
            <text:p>2341</text:p>
          </table:table-cell>
        </table:table-row>
        <table:table-row table:style-name="ro1">
          <table:table-cell table:formula="of:=IF([$Code.A2344]=&quot;&quot;;&quot;&quot;;[$Code.A2344])">
            <text:p/>
          </table:table-cell>
          <table:table-cell table:formula="of:=[.B2343]+1" office:value-type="float" office:value="2342" calcext:value-type="float">
            <text:p>2342</text:p>
          </table:table-cell>
        </table:table-row>
        <table:table-row table:style-name="ro1">
          <table:table-cell table:formula="of:=IF([$Code.A2345]=&quot;&quot;;&quot;&quot;;[$Code.A2345])">
            <text:p/>
          </table:table-cell>
          <table:table-cell table:formula="of:=[.B2344]+1" office:value-type="float" office:value="2343" calcext:value-type="float">
            <text:p>2343</text:p>
          </table:table-cell>
        </table:table-row>
        <table:table-row table:style-name="ro1">
          <table:table-cell table:formula="of:=IF([$Code.A2346]=&quot;&quot;;&quot;&quot;;[$Code.A2346])">
            <text:p/>
          </table:table-cell>
          <table:table-cell table:formula="of:=[.B2345]+1" office:value-type="float" office:value="2344" calcext:value-type="float">
            <text:p>2344</text:p>
          </table:table-cell>
        </table:table-row>
        <table:table-row table:style-name="ro1">
          <table:table-cell table:formula="of:=IF([$Code.A2347]=&quot;&quot;;&quot;&quot;;[$Code.A2347])">
            <text:p/>
          </table:table-cell>
          <table:table-cell table:formula="of:=[.B2346]+1" office:value-type="float" office:value="2345" calcext:value-type="float">
            <text:p>2345</text:p>
          </table:table-cell>
        </table:table-row>
        <table:table-row table:style-name="ro1">
          <table:table-cell table:formula="of:=IF([$Code.A2348]=&quot;&quot;;&quot;&quot;;[$Code.A2348])">
            <text:p/>
          </table:table-cell>
          <table:table-cell table:formula="of:=[.B2347]+1" office:value-type="float" office:value="2346" calcext:value-type="float">
            <text:p>2346</text:p>
          </table:table-cell>
        </table:table-row>
        <table:table-row table:style-name="ro1">
          <table:table-cell table:formula="of:=IF([$Code.A2349]=&quot;&quot;;&quot;&quot;;[$Code.A2349])">
            <text:p/>
          </table:table-cell>
          <table:table-cell table:formula="of:=[.B2348]+1" office:value-type="float" office:value="2347" calcext:value-type="float">
            <text:p>2347</text:p>
          </table:table-cell>
        </table:table-row>
        <table:table-row table:style-name="ro1">
          <table:table-cell table:formula="of:=IF([$Code.A2350]=&quot;&quot;;&quot;&quot;;[$Code.A2350])">
            <text:p/>
          </table:table-cell>
          <table:table-cell table:formula="of:=[.B2349]+1" office:value-type="float" office:value="2348" calcext:value-type="float">
            <text:p>2348</text:p>
          </table:table-cell>
        </table:table-row>
        <table:table-row table:style-name="ro1">
          <table:table-cell table:formula="of:=IF([$Code.A2351]=&quot;&quot;;&quot;&quot;;[$Code.A2351])">
            <text:p/>
          </table:table-cell>
          <table:table-cell table:formula="of:=[.B2350]+1" office:value-type="float" office:value="2349" calcext:value-type="float">
            <text:p>2349</text:p>
          </table:table-cell>
        </table:table-row>
        <table:table-row table:style-name="ro1">
          <table:table-cell table:formula="of:=IF([$Code.A2352]=&quot;&quot;;&quot;&quot;;[$Code.A2352])">
            <text:p/>
          </table:table-cell>
          <table:table-cell table:formula="of:=[.B2351]+1" office:value-type="float" office:value="2350" calcext:value-type="float">
            <text:p>2350</text:p>
          </table:table-cell>
        </table:table-row>
        <table:table-row table:style-name="ro1">
          <table:table-cell table:formula="of:=IF([$Code.A2353]=&quot;&quot;;&quot;&quot;;[$Code.A2353])">
            <text:p/>
          </table:table-cell>
          <table:table-cell table:formula="of:=[.B2352]+1" office:value-type="float" office:value="2351" calcext:value-type="float">
            <text:p>2351</text:p>
          </table:table-cell>
        </table:table-row>
        <table:table-row table:style-name="ro1">
          <table:table-cell table:formula="of:=IF([$Code.A2354]=&quot;&quot;;&quot;&quot;;[$Code.A2354])">
            <text:p/>
          </table:table-cell>
          <table:table-cell table:formula="of:=[.B2353]+1" office:value-type="float" office:value="2352" calcext:value-type="float">
            <text:p>2352</text:p>
          </table:table-cell>
        </table:table-row>
        <table:table-row table:style-name="ro1">
          <table:table-cell table:formula="of:=IF([$Code.A2355]=&quot;&quot;;&quot;&quot;;[$Code.A2355])">
            <text:p/>
          </table:table-cell>
          <table:table-cell table:formula="of:=[.B2354]+1" office:value-type="float" office:value="2353" calcext:value-type="float">
            <text:p>2353</text:p>
          </table:table-cell>
        </table:table-row>
        <table:table-row table:style-name="ro1">
          <table:table-cell table:formula="of:=IF([$Code.A2356]=&quot;&quot;;&quot;&quot;;[$Code.A2356])">
            <text:p/>
          </table:table-cell>
          <table:table-cell table:formula="of:=[.B2355]+1" office:value-type="float" office:value="2354" calcext:value-type="float">
            <text:p>2354</text:p>
          </table:table-cell>
        </table:table-row>
        <table:table-row table:style-name="ro1">
          <table:table-cell table:formula="of:=IF([$Code.A2357]=&quot;&quot;;&quot;&quot;;[$Code.A2357])">
            <text:p/>
          </table:table-cell>
          <table:table-cell table:formula="of:=[.B2356]+1" office:value-type="float" office:value="2355" calcext:value-type="float">
            <text:p>2355</text:p>
          </table:table-cell>
        </table:table-row>
        <table:table-row table:style-name="ro1">
          <table:table-cell table:formula="of:=IF([$Code.A2358]=&quot;&quot;;&quot;&quot;;[$Code.A2358])">
            <text:p/>
          </table:table-cell>
          <table:table-cell table:formula="of:=[.B2357]+1" office:value-type="float" office:value="2356" calcext:value-type="float">
            <text:p>2356</text:p>
          </table:table-cell>
        </table:table-row>
        <table:table-row table:style-name="ro1">
          <table:table-cell table:formula="of:=IF([$Code.A2359]=&quot;&quot;;&quot;&quot;;[$Code.A2359])">
            <text:p/>
          </table:table-cell>
          <table:table-cell table:formula="of:=[.B2358]+1" office:value-type="float" office:value="2357" calcext:value-type="float">
            <text:p>2357</text:p>
          </table:table-cell>
        </table:table-row>
        <table:table-row table:style-name="ro1">
          <table:table-cell table:formula="of:=IF([$Code.A2360]=&quot;&quot;;&quot;&quot;;[$Code.A2360])">
            <text:p/>
          </table:table-cell>
          <table:table-cell table:formula="of:=[.B2359]+1" office:value-type="float" office:value="2358" calcext:value-type="float">
            <text:p>2358</text:p>
          </table:table-cell>
        </table:table-row>
        <table:table-row table:style-name="ro1">
          <table:table-cell table:formula="of:=IF([$Code.A2361]=&quot;&quot;;&quot;&quot;;[$Code.A2361])">
            <text:p/>
          </table:table-cell>
          <table:table-cell table:formula="of:=[.B2360]+1" office:value-type="float" office:value="2359" calcext:value-type="float">
            <text:p>2359</text:p>
          </table:table-cell>
        </table:table-row>
        <table:table-row table:style-name="ro1">
          <table:table-cell table:formula="of:=IF([$Code.A2362]=&quot;&quot;;&quot;&quot;;[$Code.A2362])">
            <text:p/>
          </table:table-cell>
          <table:table-cell table:formula="of:=[.B2361]+1" office:value-type="float" office:value="2360" calcext:value-type="float">
            <text:p>2360</text:p>
          </table:table-cell>
        </table:table-row>
        <table:table-row table:style-name="ro1">
          <table:table-cell table:formula="of:=IF([$Code.A2363]=&quot;&quot;;&quot;&quot;;[$Code.A2363])">
            <text:p/>
          </table:table-cell>
          <table:table-cell table:formula="of:=[.B2362]+1" office:value-type="float" office:value="2361" calcext:value-type="float">
            <text:p>2361</text:p>
          </table:table-cell>
        </table:table-row>
        <table:table-row table:style-name="ro1">
          <table:table-cell table:formula="of:=IF([$Code.A2364]=&quot;&quot;;&quot;&quot;;[$Code.A2364])">
            <text:p/>
          </table:table-cell>
          <table:table-cell table:formula="of:=[.B2363]+1" office:value-type="float" office:value="2362" calcext:value-type="float">
            <text:p>2362</text:p>
          </table:table-cell>
        </table:table-row>
        <table:table-row table:style-name="ro1">
          <table:table-cell table:formula="of:=IF([$Code.A2365]=&quot;&quot;;&quot;&quot;;[$Code.A2365])">
            <text:p/>
          </table:table-cell>
          <table:table-cell table:formula="of:=[.B2364]+1" office:value-type="float" office:value="2363" calcext:value-type="float">
            <text:p>2363</text:p>
          </table:table-cell>
        </table:table-row>
        <table:table-row table:style-name="ro1">
          <table:table-cell table:formula="of:=IF([$Code.A2366]=&quot;&quot;;&quot;&quot;;[$Code.A2366])">
            <text:p/>
          </table:table-cell>
          <table:table-cell table:formula="of:=[.B2365]+1" office:value-type="float" office:value="2364" calcext:value-type="float">
            <text:p>2364</text:p>
          </table:table-cell>
        </table:table-row>
        <table:table-row table:style-name="ro1">
          <table:table-cell table:formula="of:=IF([$Code.A2367]=&quot;&quot;;&quot;&quot;;[$Code.A2367])">
            <text:p/>
          </table:table-cell>
          <table:table-cell table:formula="of:=[.B2366]+1" office:value-type="float" office:value="2365" calcext:value-type="float">
            <text:p>2365</text:p>
          </table:table-cell>
        </table:table-row>
        <table:table-row table:style-name="ro1">
          <table:table-cell table:formula="of:=IF([$Code.A2368]=&quot;&quot;;&quot;&quot;;[$Code.A2368])">
            <text:p/>
          </table:table-cell>
          <table:table-cell table:formula="of:=[.B2367]+1" office:value-type="float" office:value="2366" calcext:value-type="float">
            <text:p>2366</text:p>
          </table:table-cell>
        </table:table-row>
        <table:table-row table:style-name="ro1">
          <table:table-cell table:formula="of:=IF([$Code.A2369]=&quot;&quot;;&quot;&quot;;[$Code.A2369])">
            <text:p/>
          </table:table-cell>
          <table:table-cell table:formula="of:=[.B2368]+1" office:value-type="float" office:value="2367" calcext:value-type="float">
            <text:p>2367</text:p>
          </table:table-cell>
        </table:table-row>
        <table:table-row table:style-name="ro1">
          <table:table-cell table:formula="of:=IF([$Code.A2370]=&quot;&quot;;&quot;&quot;;[$Code.A2370])">
            <text:p/>
          </table:table-cell>
          <table:table-cell table:formula="of:=[.B2369]+1" office:value-type="float" office:value="2368" calcext:value-type="float">
            <text:p>2368</text:p>
          </table:table-cell>
        </table:table-row>
        <table:table-row table:style-name="ro1">
          <table:table-cell table:formula="of:=IF([$Code.A2371]=&quot;&quot;;&quot;&quot;;[$Code.A2371])">
            <text:p/>
          </table:table-cell>
          <table:table-cell table:formula="of:=[.B2370]+1" office:value-type="float" office:value="2369" calcext:value-type="float">
            <text:p>2369</text:p>
          </table:table-cell>
        </table:table-row>
        <table:table-row table:style-name="ro1">
          <table:table-cell table:formula="of:=IF([$Code.A2372]=&quot;&quot;;&quot;&quot;;[$Code.A2372])">
            <text:p/>
          </table:table-cell>
          <table:table-cell table:formula="of:=[.B2371]+1" office:value-type="float" office:value="2370" calcext:value-type="float">
            <text:p>2370</text:p>
          </table:table-cell>
        </table:table-row>
        <table:table-row table:style-name="ro1">
          <table:table-cell table:formula="of:=IF([$Code.A2373]=&quot;&quot;;&quot;&quot;;[$Code.A2373])">
            <text:p/>
          </table:table-cell>
          <table:table-cell table:formula="of:=[.B2372]+1" office:value-type="float" office:value="2371" calcext:value-type="float">
            <text:p>2371</text:p>
          </table:table-cell>
        </table:table-row>
        <table:table-row table:style-name="ro1">
          <table:table-cell table:formula="of:=IF([$Code.A2374]=&quot;&quot;;&quot;&quot;;[$Code.A2374])">
            <text:p/>
          </table:table-cell>
          <table:table-cell table:formula="of:=[.B2373]+1" office:value-type="float" office:value="2372" calcext:value-type="float">
            <text:p>2372</text:p>
          </table:table-cell>
        </table:table-row>
        <table:table-row table:style-name="ro1">
          <table:table-cell table:formula="of:=IF([$Code.A2375]=&quot;&quot;;&quot;&quot;;[$Code.A2375])">
            <text:p/>
          </table:table-cell>
          <table:table-cell table:formula="of:=[.B2374]+1" office:value-type="float" office:value="2373" calcext:value-type="float">
            <text:p>2373</text:p>
          </table:table-cell>
        </table:table-row>
        <table:table-row table:style-name="ro1">
          <table:table-cell table:formula="of:=IF([$Code.A2376]=&quot;&quot;;&quot;&quot;;[$Code.A2376])">
            <text:p/>
          </table:table-cell>
          <table:table-cell table:formula="of:=[.B2375]+1" office:value-type="float" office:value="2374" calcext:value-type="float">
            <text:p>2374</text:p>
          </table:table-cell>
        </table:table-row>
        <table:table-row table:style-name="ro1">
          <table:table-cell table:formula="of:=IF([$Code.A2377]=&quot;&quot;;&quot;&quot;;[$Code.A2377])">
            <text:p/>
          </table:table-cell>
          <table:table-cell table:formula="of:=[.B2376]+1" office:value-type="float" office:value="2375" calcext:value-type="float">
            <text:p>2375</text:p>
          </table:table-cell>
        </table:table-row>
        <table:table-row table:style-name="ro1">
          <table:table-cell table:formula="of:=IF([$Code.A2378]=&quot;&quot;;&quot;&quot;;[$Code.A2378])">
            <text:p/>
          </table:table-cell>
          <table:table-cell table:formula="of:=[.B2377]+1" office:value-type="float" office:value="2376" calcext:value-type="float">
            <text:p>2376</text:p>
          </table:table-cell>
        </table:table-row>
        <table:table-row table:style-name="ro1">
          <table:table-cell table:formula="of:=IF([$Code.A2379]=&quot;&quot;;&quot;&quot;;[$Code.A2379])">
            <text:p/>
          </table:table-cell>
          <table:table-cell table:formula="of:=[.B2378]+1" office:value-type="float" office:value="2377" calcext:value-type="float">
            <text:p>2377</text:p>
          </table:table-cell>
        </table:table-row>
        <table:table-row table:style-name="ro1">
          <table:table-cell table:formula="of:=IF([$Code.A2380]=&quot;&quot;;&quot;&quot;;[$Code.A2380])">
            <text:p/>
          </table:table-cell>
          <table:table-cell table:formula="of:=[.B2379]+1" office:value-type="float" office:value="2378" calcext:value-type="float">
            <text:p>2378</text:p>
          </table:table-cell>
        </table:table-row>
        <table:table-row table:style-name="ro1">
          <table:table-cell table:formula="of:=IF([$Code.A2381]=&quot;&quot;;&quot;&quot;;[$Code.A2381])">
            <text:p/>
          </table:table-cell>
          <table:table-cell table:formula="of:=[.B2380]+1" office:value-type="float" office:value="2379" calcext:value-type="float">
            <text:p>2379</text:p>
          </table:table-cell>
        </table:table-row>
        <table:table-row table:style-name="ro1">
          <table:table-cell table:formula="of:=IF([$Code.A2382]=&quot;&quot;;&quot;&quot;;[$Code.A2382])">
            <text:p/>
          </table:table-cell>
          <table:table-cell table:formula="of:=[.B2381]+1" office:value-type="float" office:value="2380" calcext:value-type="float">
            <text:p>2380</text:p>
          </table:table-cell>
        </table:table-row>
        <table:table-row table:style-name="ro1">
          <table:table-cell table:formula="of:=IF([$Code.A2383]=&quot;&quot;;&quot;&quot;;[$Code.A2383])">
            <text:p/>
          </table:table-cell>
          <table:table-cell table:formula="of:=[.B2382]+1" office:value-type="float" office:value="2381" calcext:value-type="float">
            <text:p>2381</text:p>
          </table:table-cell>
        </table:table-row>
        <table:table-row table:style-name="ro1">
          <table:table-cell table:formula="of:=IF([$Code.A2384]=&quot;&quot;;&quot;&quot;;[$Code.A2384])">
            <text:p/>
          </table:table-cell>
          <table:table-cell table:formula="of:=[.B2383]+1" office:value-type="float" office:value="2382" calcext:value-type="float">
            <text:p>2382</text:p>
          </table:table-cell>
        </table:table-row>
        <table:table-row table:style-name="ro1">
          <table:table-cell table:formula="of:=IF([$Code.A2385]=&quot;&quot;;&quot;&quot;;[$Code.A2385])">
            <text:p/>
          </table:table-cell>
          <table:table-cell table:formula="of:=[.B2384]+1" office:value-type="float" office:value="2383" calcext:value-type="float">
            <text:p>2383</text:p>
          </table:table-cell>
        </table:table-row>
        <table:table-row table:style-name="ro1">
          <table:table-cell table:formula="of:=IF([$Code.A2386]=&quot;&quot;;&quot;&quot;;[$Code.A2386])">
            <text:p/>
          </table:table-cell>
          <table:table-cell table:formula="of:=[.B2385]+1" office:value-type="float" office:value="2384" calcext:value-type="float">
            <text:p>2384</text:p>
          </table:table-cell>
        </table:table-row>
        <table:table-row table:style-name="ro1">
          <table:table-cell table:formula="of:=IF([$Code.A2387]=&quot;&quot;;&quot;&quot;;[$Code.A2387])">
            <text:p/>
          </table:table-cell>
          <table:table-cell table:formula="of:=[.B2386]+1" office:value-type="float" office:value="2385" calcext:value-type="float">
            <text:p>2385</text:p>
          </table:table-cell>
        </table:table-row>
        <table:table-row table:style-name="ro1">
          <table:table-cell table:formula="of:=IF([$Code.A2388]=&quot;&quot;;&quot;&quot;;[$Code.A2388])">
            <text:p/>
          </table:table-cell>
          <table:table-cell table:formula="of:=[.B2387]+1" office:value-type="float" office:value="2386" calcext:value-type="float">
            <text:p>2386</text:p>
          </table:table-cell>
        </table:table-row>
        <table:table-row table:style-name="ro1">
          <table:table-cell table:formula="of:=IF([$Code.A2389]=&quot;&quot;;&quot;&quot;;[$Code.A2389])">
            <text:p/>
          </table:table-cell>
          <table:table-cell table:formula="of:=[.B2388]+1" office:value-type="float" office:value="2387" calcext:value-type="float">
            <text:p>2387</text:p>
          </table:table-cell>
        </table:table-row>
        <table:table-row table:style-name="ro1">
          <table:table-cell table:formula="of:=IF([$Code.A2390]=&quot;&quot;;&quot;&quot;;[$Code.A2390])">
            <text:p/>
          </table:table-cell>
          <table:table-cell table:formula="of:=[.B2389]+1" office:value-type="float" office:value="2388" calcext:value-type="float">
            <text:p>2388</text:p>
          </table:table-cell>
        </table:table-row>
        <table:table-row table:style-name="ro1">
          <table:table-cell table:formula="of:=IF([$Code.A2391]=&quot;&quot;;&quot;&quot;;[$Code.A2391])">
            <text:p/>
          </table:table-cell>
          <table:table-cell table:formula="of:=[.B2390]+1" office:value-type="float" office:value="2389" calcext:value-type="float">
            <text:p>2389</text:p>
          </table:table-cell>
        </table:table-row>
        <table:table-row table:style-name="ro1">
          <table:table-cell table:formula="of:=IF([$Code.A2392]=&quot;&quot;;&quot;&quot;;[$Code.A2392])">
            <text:p/>
          </table:table-cell>
          <table:table-cell table:formula="of:=[.B2391]+1" office:value-type="float" office:value="2390" calcext:value-type="float">
            <text:p>2390</text:p>
          </table:table-cell>
        </table:table-row>
        <table:table-row table:style-name="ro1">
          <table:table-cell table:formula="of:=IF([$Code.A2393]=&quot;&quot;;&quot;&quot;;[$Code.A2393])">
            <text:p/>
          </table:table-cell>
          <table:table-cell table:formula="of:=[.B2392]+1" office:value-type="float" office:value="2391" calcext:value-type="float">
            <text:p>2391</text:p>
          </table:table-cell>
        </table:table-row>
        <table:table-row table:style-name="ro1">
          <table:table-cell table:formula="of:=IF([$Code.A2394]=&quot;&quot;;&quot;&quot;;[$Code.A2394])">
            <text:p/>
          </table:table-cell>
          <table:table-cell table:formula="of:=[.B2393]+1" office:value-type="float" office:value="2392" calcext:value-type="float">
            <text:p>2392</text:p>
          </table:table-cell>
        </table:table-row>
        <table:table-row table:style-name="ro1">
          <table:table-cell table:formula="of:=IF([$Code.A2395]=&quot;&quot;;&quot;&quot;;[$Code.A2395])">
            <text:p/>
          </table:table-cell>
          <table:table-cell table:formula="of:=[.B2394]+1" office:value-type="float" office:value="2393" calcext:value-type="float">
            <text:p>2393</text:p>
          </table:table-cell>
        </table:table-row>
        <table:table-row table:style-name="ro1">
          <table:table-cell table:formula="of:=IF([$Code.A2396]=&quot;&quot;;&quot;&quot;;[$Code.A2396])">
            <text:p/>
          </table:table-cell>
          <table:table-cell table:formula="of:=[.B2395]+1" office:value-type="float" office:value="2394" calcext:value-type="float">
            <text:p>2394</text:p>
          </table:table-cell>
        </table:table-row>
        <table:table-row table:style-name="ro1">
          <table:table-cell table:formula="of:=IF([$Code.A2397]=&quot;&quot;;&quot;&quot;;[$Code.A2397])">
            <text:p/>
          </table:table-cell>
          <table:table-cell table:formula="of:=[.B2396]+1" office:value-type="float" office:value="2395" calcext:value-type="float">
            <text:p>2395</text:p>
          </table:table-cell>
        </table:table-row>
        <table:table-row table:style-name="ro1">
          <table:table-cell table:formula="of:=IF([$Code.A2398]=&quot;&quot;;&quot;&quot;;[$Code.A2398])">
            <text:p/>
          </table:table-cell>
          <table:table-cell table:formula="of:=[.B2397]+1" office:value-type="float" office:value="2396" calcext:value-type="float">
            <text:p>2396</text:p>
          </table:table-cell>
        </table:table-row>
        <table:table-row table:style-name="ro1">
          <table:table-cell table:formula="of:=IF([$Code.A2399]=&quot;&quot;;&quot;&quot;;[$Code.A2399])">
            <text:p/>
          </table:table-cell>
          <table:table-cell table:formula="of:=[.B2398]+1" office:value-type="float" office:value="2397" calcext:value-type="float">
            <text:p>2397</text:p>
          </table:table-cell>
        </table:table-row>
        <table:table-row table:style-name="ro1">
          <table:table-cell table:formula="of:=IF([$Code.A2400]=&quot;&quot;;&quot;&quot;;[$Code.A2400])">
            <text:p/>
          </table:table-cell>
          <table:table-cell table:formula="of:=[.B2399]+1" office:value-type="float" office:value="2398" calcext:value-type="float">
            <text:p>2398</text:p>
          </table:table-cell>
        </table:table-row>
        <table:table-row table:style-name="ro1">
          <table:table-cell table:formula="of:=IF([$Code.A2401]=&quot;&quot;;&quot;&quot;;[$Code.A2401])">
            <text:p/>
          </table:table-cell>
          <table:table-cell table:formula="of:=[.B2400]+1" office:value-type="float" office:value="2399" calcext:value-type="float">
            <text:p>2399</text:p>
          </table:table-cell>
        </table:table-row>
        <table:table-row table:style-name="ro1">
          <table:table-cell table:formula="of:=IF([$Code.A2402]=&quot;&quot;;&quot;&quot;;[$Code.A2402])">
            <text:p/>
          </table:table-cell>
          <table:table-cell table:formula="of:=[.B2401]+1" office:value-type="float" office:value="2400" calcext:value-type="float">
            <text:p>2400</text:p>
          </table:table-cell>
        </table:table-row>
        <table:table-row table:style-name="ro1">
          <table:table-cell table:formula="of:=IF([$Code.A2403]=&quot;&quot;;&quot;&quot;;[$Code.A2403])">
            <text:p/>
          </table:table-cell>
          <table:table-cell table:formula="of:=[.B2402]+1" office:value-type="float" office:value="2401" calcext:value-type="float">
            <text:p>2401</text:p>
          </table:table-cell>
        </table:table-row>
        <table:table-row table:style-name="ro1">
          <table:table-cell table:formula="of:=IF([$Code.A2404]=&quot;&quot;;&quot;&quot;;[$Code.A2404])">
            <text:p/>
          </table:table-cell>
          <table:table-cell table:formula="of:=[.B2403]+1" office:value-type="float" office:value="2402" calcext:value-type="float">
            <text:p>2402</text:p>
          </table:table-cell>
        </table:table-row>
        <table:table-row table:style-name="ro1">
          <table:table-cell table:formula="of:=IF([$Code.A2405]=&quot;&quot;;&quot;&quot;;[$Code.A2405])">
            <text:p/>
          </table:table-cell>
          <table:table-cell table:formula="of:=[.B2404]+1" office:value-type="float" office:value="2403" calcext:value-type="float">
            <text:p>2403</text:p>
          </table:table-cell>
        </table:table-row>
        <table:table-row table:style-name="ro1">
          <table:table-cell table:formula="of:=IF([$Code.A2406]=&quot;&quot;;&quot;&quot;;[$Code.A2406])">
            <text:p/>
          </table:table-cell>
          <table:table-cell table:formula="of:=[.B2405]+1" office:value-type="float" office:value="2404" calcext:value-type="float">
            <text:p>2404</text:p>
          </table:table-cell>
        </table:table-row>
        <table:table-row table:style-name="ro1">
          <table:table-cell table:formula="of:=IF([$Code.A2407]=&quot;&quot;;&quot;&quot;;[$Code.A2407])">
            <text:p/>
          </table:table-cell>
          <table:table-cell table:formula="of:=[.B2406]+1" office:value-type="float" office:value="2405" calcext:value-type="float">
            <text:p>2405</text:p>
          </table:table-cell>
        </table:table-row>
        <table:table-row table:style-name="ro1">
          <table:table-cell table:formula="of:=IF([$Code.A2408]=&quot;&quot;;&quot;&quot;;[$Code.A2408])">
            <text:p/>
          </table:table-cell>
          <table:table-cell table:formula="of:=[.B2407]+1" office:value-type="float" office:value="2406" calcext:value-type="float">
            <text:p>2406</text:p>
          </table:table-cell>
        </table:table-row>
        <table:table-row table:style-name="ro1">
          <table:table-cell table:formula="of:=IF([$Code.A2409]=&quot;&quot;;&quot;&quot;;[$Code.A2409])">
            <text:p/>
          </table:table-cell>
          <table:table-cell table:formula="of:=[.B2408]+1" office:value-type="float" office:value="2407" calcext:value-type="float">
            <text:p>2407</text:p>
          </table:table-cell>
        </table:table-row>
        <table:table-row table:style-name="ro1">
          <table:table-cell table:formula="of:=IF([$Code.A2410]=&quot;&quot;;&quot;&quot;;[$Code.A2410])">
            <text:p/>
          </table:table-cell>
          <table:table-cell table:formula="of:=[.B2409]+1" office:value-type="float" office:value="2408" calcext:value-type="float">
            <text:p>2408</text:p>
          </table:table-cell>
        </table:table-row>
        <table:table-row table:style-name="ro1">
          <table:table-cell table:formula="of:=IF([$Code.A2411]=&quot;&quot;;&quot;&quot;;[$Code.A2411])">
            <text:p/>
          </table:table-cell>
          <table:table-cell table:formula="of:=[.B2410]+1" office:value-type="float" office:value="2409" calcext:value-type="float">
            <text:p>2409</text:p>
          </table:table-cell>
        </table:table-row>
        <table:table-row table:style-name="ro1">
          <table:table-cell table:formula="of:=IF([$Code.A2412]=&quot;&quot;;&quot;&quot;;[$Code.A2412])">
            <text:p/>
          </table:table-cell>
          <table:table-cell table:formula="of:=[.B2411]+1" office:value-type="float" office:value="2410" calcext:value-type="float">
            <text:p>2410</text:p>
          </table:table-cell>
        </table:table-row>
        <table:table-row table:style-name="ro1">
          <table:table-cell table:formula="of:=IF([$Code.A2413]=&quot;&quot;;&quot;&quot;;[$Code.A2413])">
            <text:p/>
          </table:table-cell>
          <table:table-cell table:formula="of:=[.B2412]+1" office:value-type="float" office:value="2411" calcext:value-type="float">
            <text:p>2411</text:p>
          </table:table-cell>
        </table:table-row>
        <table:table-row table:style-name="ro1">
          <table:table-cell table:formula="of:=IF([$Code.A2414]=&quot;&quot;;&quot;&quot;;[$Code.A2414])">
            <text:p/>
          </table:table-cell>
          <table:table-cell table:formula="of:=[.B2413]+1" office:value-type="float" office:value="2412" calcext:value-type="float">
            <text:p>2412</text:p>
          </table:table-cell>
        </table:table-row>
        <table:table-row table:style-name="ro1">
          <table:table-cell table:formula="of:=IF([$Code.A2415]=&quot;&quot;;&quot;&quot;;[$Code.A2415])">
            <text:p/>
          </table:table-cell>
          <table:table-cell table:formula="of:=[.B2414]+1" office:value-type="float" office:value="2413" calcext:value-type="float">
            <text:p>2413</text:p>
          </table:table-cell>
        </table:table-row>
        <table:table-row table:style-name="ro1">
          <table:table-cell table:formula="of:=IF([$Code.A2416]=&quot;&quot;;&quot;&quot;;[$Code.A2416])">
            <text:p/>
          </table:table-cell>
          <table:table-cell table:formula="of:=[.B2415]+1" office:value-type="float" office:value="2414" calcext:value-type="float">
            <text:p>2414</text:p>
          </table:table-cell>
        </table:table-row>
        <table:table-row table:style-name="ro1">
          <table:table-cell table:formula="of:=IF([$Code.A2417]=&quot;&quot;;&quot;&quot;;[$Code.A2417])">
            <text:p/>
          </table:table-cell>
          <table:table-cell table:formula="of:=[.B2416]+1" office:value-type="float" office:value="2415" calcext:value-type="float">
            <text:p>2415</text:p>
          </table:table-cell>
        </table:table-row>
        <table:table-row table:style-name="ro1">
          <table:table-cell table:formula="of:=IF([$Code.A2418]=&quot;&quot;;&quot;&quot;;[$Code.A2418])">
            <text:p/>
          </table:table-cell>
          <table:table-cell table:formula="of:=[.B2417]+1" office:value-type="float" office:value="2416" calcext:value-type="float">
            <text:p>2416</text:p>
          </table:table-cell>
        </table:table-row>
        <table:table-row table:style-name="ro1">
          <table:table-cell table:formula="of:=IF([$Code.A2419]=&quot;&quot;;&quot;&quot;;[$Code.A2419])">
            <text:p/>
          </table:table-cell>
          <table:table-cell table:formula="of:=[.B2418]+1" office:value-type="float" office:value="2417" calcext:value-type="float">
            <text:p>2417</text:p>
          </table:table-cell>
        </table:table-row>
        <table:table-row table:style-name="ro1">
          <table:table-cell table:formula="of:=IF([$Code.A2420]=&quot;&quot;;&quot;&quot;;[$Code.A2420])">
            <text:p/>
          </table:table-cell>
          <table:table-cell table:formula="of:=[.B2419]+1" office:value-type="float" office:value="2418" calcext:value-type="float">
            <text:p>2418</text:p>
          </table:table-cell>
        </table:table-row>
        <table:table-row table:style-name="ro1">
          <table:table-cell table:formula="of:=IF([$Code.A2421]=&quot;&quot;;&quot;&quot;;[$Code.A2421])">
            <text:p/>
          </table:table-cell>
          <table:table-cell table:formula="of:=[.B2420]+1" office:value-type="float" office:value="2419" calcext:value-type="float">
            <text:p>2419</text:p>
          </table:table-cell>
        </table:table-row>
        <table:table-row table:style-name="ro1">
          <table:table-cell table:formula="of:=IF([$Code.A2422]=&quot;&quot;;&quot;&quot;;[$Code.A2422])">
            <text:p/>
          </table:table-cell>
          <table:table-cell table:formula="of:=[.B2421]+1" office:value-type="float" office:value="2420" calcext:value-type="float">
            <text:p>2420</text:p>
          </table:table-cell>
        </table:table-row>
        <table:table-row table:style-name="ro1">
          <table:table-cell table:formula="of:=IF([$Code.A2423]=&quot;&quot;;&quot;&quot;;[$Code.A2423])">
            <text:p/>
          </table:table-cell>
          <table:table-cell table:formula="of:=[.B2422]+1" office:value-type="float" office:value="2421" calcext:value-type="float">
            <text:p>2421</text:p>
          </table:table-cell>
        </table:table-row>
        <table:table-row table:style-name="ro1">
          <table:table-cell table:formula="of:=IF([$Code.A2424]=&quot;&quot;;&quot;&quot;;[$Code.A2424])">
            <text:p/>
          </table:table-cell>
          <table:table-cell table:formula="of:=[.B2423]+1" office:value-type="float" office:value="2422" calcext:value-type="float">
            <text:p>2422</text:p>
          </table:table-cell>
        </table:table-row>
        <table:table-row table:style-name="ro1">
          <table:table-cell table:formula="of:=IF([$Code.A2425]=&quot;&quot;;&quot;&quot;;[$Code.A2425])">
            <text:p/>
          </table:table-cell>
          <table:table-cell table:formula="of:=[.B2424]+1" office:value-type="float" office:value="2423" calcext:value-type="float">
            <text:p>2423</text:p>
          </table:table-cell>
        </table:table-row>
        <table:table-row table:style-name="ro1">
          <table:table-cell table:formula="of:=IF([$Code.A2426]=&quot;&quot;;&quot;&quot;;[$Code.A2426])">
            <text:p/>
          </table:table-cell>
          <table:table-cell table:formula="of:=[.B2425]+1" office:value-type="float" office:value="2424" calcext:value-type="float">
            <text:p>2424</text:p>
          </table:table-cell>
        </table:table-row>
        <table:table-row table:style-name="ro1">
          <table:table-cell table:formula="of:=IF([$Code.A2427]=&quot;&quot;;&quot;&quot;;[$Code.A2427])">
            <text:p/>
          </table:table-cell>
          <table:table-cell table:formula="of:=[.B2426]+1" office:value-type="float" office:value="2425" calcext:value-type="float">
            <text:p>2425</text:p>
          </table:table-cell>
        </table:table-row>
        <table:table-row table:style-name="ro1">
          <table:table-cell table:formula="of:=IF([$Code.A2428]=&quot;&quot;;&quot;&quot;;[$Code.A2428])">
            <text:p/>
          </table:table-cell>
          <table:table-cell table:formula="of:=[.B2427]+1" office:value-type="float" office:value="2426" calcext:value-type="float">
            <text:p>2426</text:p>
          </table:table-cell>
        </table:table-row>
        <table:table-row table:style-name="ro1">
          <table:table-cell table:formula="of:=IF([$Code.A2429]=&quot;&quot;;&quot;&quot;;[$Code.A2429])">
            <text:p/>
          </table:table-cell>
          <table:table-cell table:formula="of:=[.B2428]+1" office:value-type="float" office:value="2427" calcext:value-type="float">
            <text:p>2427</text:p>
          </table:table-cell>
        </table:table-row>
        <table:table-row table:style-name="ro1">
          <table:table-cell table:formula="of:=IF([$Code.A2430]=&quot;&quot;;&quot;&quot;;[$Code.A2430])">
            <text:p/>
          </table:table-cell>
          <table:table-cell table:formula="of:=[.B2429]+1" office:value-type="float" office:value="2428" calcext:value-type="float">
            <text:p>2428</text:p>
          </table:table-cell>
        </table:table-row>
        <table:table-row table:style-name="ro1">
          <table:table-cell table:formula="of:=IF([$Code.A2431]=&quot;&quot;;&quot;&quot;;[$Code.A2431])">
            <text:p/>
          </table:table-cell>
          <table:table-cell table:formula="of:=[.B2430]+1" office:value-type="float" office:value="2429" calcext:value-type="float">
            <text:p>2429</text:p>
          </table:table-cell>
        </table:table-row>
        <table:table-row table:style-name="ro1">
          <table:table-cell table:formula="of:=IF([$Code.A2432]=&quot;&quot;;&quot;&quot;;[$Code.A2432])">
            <text:p/>
          </table:table-cell>
          <table:table-cell table:formula="of:=[.B2431]+1" office:value-type="float" office:value="2430" calcext:value-type="float">
            <text:p>2430</text:p>
          </table:table-cell>
        </table:table-row>
        <table:table-row table:style-name="ro1">
          <table:table-cell table:formula="of:=IF([$Code.A2433]=&quot;&quot;;&quot;&quot;;[$Code.A2433])">
            <text:p/>
          </table:table-cell>
          <table:table-cell table:formula="of:=[.B2432]+1" office:value-type="float" office:value="2431" calcext:value-type="float">
            <text:p>2431</text:p>
          </table:table-cell>
        </table:table-row>
        <table:table-row table:style-name="ro1">
          <table:table-cell table:formula="of:=IF([$Code.A2434]=&quot;&quot;;&quot;&quot;;[$Code.A2434])">
            <text:p/>
          </table:table-cell>
          <table:table-cell table:formula="of:=[.B2433]+1" office:value-type="float" office:value="2432" calcext:value-type="float">
            <text:p>2432</text:p>
          </table:table-cell>
        </table:table-row>
        <table:table-row table:style-name="ro1">
          <table:table-cell table:formula="of:=IF([$Code.A2435]=&quot;&quot;;&quot;&quot;;[$Code.A2435])">
            <text:p/>
          </table:table-cell>
          <table:table-cell table:formula="of:=[.B2434]+1" office:value-type="float" office:value="2433" calcext:value-type="float">
            <text:p>2433</text:p>
          </table:table-cell>
        </table:table-row>
        <table:table-row table:style-name="ro1">
          <table:table-cell table:formula="of:=IF([$Code.A2436]=&quot;&quot;;&quot;&quot;;[$Code.A2436])">
            <text:p/>
          </table:table-cell>
          <table:table-cell table:formula="of:=[.B2435]+1" office:value-type="float" office:value="2434" calcext:value-type="float">
            <text:p>2434</text:p>
          </table:table-cell>
        </table:table-row>
        <table:table-row table:style-name="ro1">
          <table:table-cell table:formula="of:=IF([$Code.A2437]=&quot;&quot;;&quot;&quot;;[$Code.A2437])">
            <text:p/>
          </table:table-cell>
          <table:table-cell table:formula="of:=[.B2436]+1" office:value-type="float" office:value="2435" calcext:value-type="float">
            <text:p>2435</text:p>
          </table:table-cell>
        </table:table-row>
        <table:table-row table:style-name="ro1">
          <table:table-cell table:formula="of:=IF([$Code.A2438]=&quot;&quot;;&quot;&quot;;[$Code.A2438])">
            <text:p/>
          </table:table-cell>
          <table:table-cell table:formula="of:=[.B2437]+1" office:value-type="float" office:value="2436" calcext:value-type="float">
            <text:p>2436</text:p>
          </table:table-cell>
        </table:table-row>
        <table:table-row table:style-name="ro1">
          <table:table-cell table:formula="of:=IF([$Code.A2439]=&quot;&quot;;&quot;&quot;;[$Code.A2439])">
            <text:p/>
          </table:table-cell>
          <table:table-cell table:formula="of:=[.B2438]+1" office:value-type="float" office:value="2437" calcext:value-type="float">
            <text:p>2437</text:p>
          </table:table-cell>
        </table:table-row>
        <table:table-row table:style-name="ro1">
          <table:table-cell table:formula="of:=IF([$Code.A2440]=&quot;&quot;;&quot;&quot;;[$Code.A2440])">
            <text:p/>
          </table:table-cell>
          <table:table-cell table:formula="of:=[.B2439]+1" office:value-type="float" office:value="2438" calcext:value-type="float">
            <text:p>2438</text:p>
          </table:table-cell>
        </table:table-row>
        <table:table-row table:style-name="ro1">
          <table:table-cell table:formula="of:=IF([$Code.A2441]=&quot;&quot;;&quot;&quot;;[$Code.A2441])">
            <text:p/>
          </table:table-cell>
          <table:table-cell table:formula="of:=[.B2440]+1" office:value-type="float" office:value="2439" calcext:value-type="float">
            <text:p>2439</text:p>
          </table:table-cell>
        </table:table-row>
        <table:table-row table:style-name="ro1">
          <table:table-cell table:formula="of:=IF([$Code.A2442]=&quot;&quot;;&quot;&quot;;[$Code.A2442])">
            <text:p/>
          </table:table-cell>
          <table:table-cell table:formula="of:=[.B2441]+1" office:value-type="float" office:value="2440" calcext:value-type="float">
            <text:p>2440</text:p>
          </table:table-cell>
        </table:table-row>
        <table:table-row table:style-name="ro1">
          <table:table-cell table:formula="of:=IF([$Code.A2443]=&quot;&quot;;&quot;&quot;;[$Code.A2443])">
            <text:p/>
          </table:table-cell>
          <table:table-cell table:formula="of:=[.B2442]+1" office:value-type="float" office:value="2441" calcext:value-type="float">
            <text:p>2441</text:p>
          </table:table-cell>
        </table:table-row>
        <table:table-row table:style-name="ro1">
          <table:table-cell table:formula="of:=IF([$Code.A2444]=&quot;&quot;;&quot;&quot;;[$Code.A2444])">
            <text:p/>
          </table:table-cell>
          <table:table-cell table:formula="of:=[.B2443]+1" office:value-type="float" office:value="2442" calcext:value-type="float">
            <text:p>2442</text:p>
          </table:table-cell>
        </table:table-row>
        <table:table-row table:style-name="ro1">
          <table:table-cell table:formula="of:=IF([$Code.A2445]=&quot;&quot;;&quot;&quot;;[$Code.A2445])">
            <text:p/>
          </table:table-cell>
          <table:table-cell table:formula="of:=[.B2444]+1" office:value-type="float" office:value="2443" calcext:value-type="float">
            <text:p>2443</text:p>
          </table:table-cell>
        </table:table-row>
        <table:table-row table:style-name="ro1">
          <table:table-cell table:formula="of:=IF([$Code.A2446]=&quot;&quot;;&quot;&quot;;[$Code.A2446])">
            <text:p/>
          </table:table-cell>
          <table:table-cell table:formula="of:=[.B2445]+1" office:value-type="float" office:value="2444" calcext:value-type="float">
            <text:p>2444</text:p>
          </table:table-cell>
        </table:table-row>
        <table:table-row table:style-name="ro1">
          <table:table-cell table:formula="of:=IF([$Code.A2447]=&quot;&quot;;&quot;&quot;;[$Code.A2447])">
            <text:p/>
          </table:table-cell>
          <table:table-cell table:formula="of:=[.B2446]+1" office:value-type="float" office:value="2445" calcext:value-type="float">
            <text:p>2445</text:p>
          </table:table-cell>
        </table:table-row>
        <table:table-row table:style-name="ro1">
          <table:table-cell table:formula="of:=IF([$Code.A2448]=&quot;&quot;;&quot;&quot;;[$Code.A2448])">
            <text:p/>
          </table:table-cell>
          <table:table-cell table:formula="of:=[.B2447]+1" office:value-type="float" office:value="2446" calcext:value-type="float">
            <text:p>2446</text:p>
          </table:table-cell>
        </table:table-row>
        <table:table-row table:style-name="ro1">
          <table:table-cell table:formula="of:=IF([$Code.A2449]=&quot;&quot;;&quot;&quot;;[$Code.A2449])">
            <text:p/>
          </table:table-cell>
          <table:table-cell table:formula="of:=[.B2448]+1" office:value-type="float" office:value="2447" calcext:value-type="float">
            <text:p>2447</text:p>
          </table:table-cell>
        </table:table-row>
        <table:table-row table:style-name="ro1">
          <table:table-cell table:formula="of:=IF([$Code.A2450]=&quot;&quot;;&quot;&quot;;[$Code.A2450])">
            <text:p/>
          </table:table-cell>
          <table:table-cell table:formula="of:=[.B2449]+1" office:value-type="float" office:value="2448" calcext:value-type="float">
            <text:p>2448</text:p>
          </table:table-cell>
        </table:table-row>
        <table:table-row table:style-name="ro1">
          <table:table-cell table:formula="of:=IF([$Code.A2451]=&quot;&quot;;&quot;&quot;;[$Code.A2451])">
            <text:p/>
          </table:table-cell>
          <table:table-cell table:formula="of:=[.B2450]+1" office:value-type="float" office:value="2449" calcext:value-type="float">
            <text:p>2449</text:p>
          </table:table-cell>
        </table:table-row>
        <table:table-row table:style-name="ro1">
          <table:table-cell table:formula="of:=IF([$Code.A2452]=&quot;&quot;;&quot;&quot;;[$Code.A2452])">
            <text:p/>
          </table:table-cell>
          <table:table-cell table:formula="of:=[.B2451]+1" office:value-type="float" office:value="2450" calcext:value-type="float">
            <text:p>2450</text:p>
          </table:table-cell>
        </table:table-row>
        <table:table-row table:style-name="ro1">
          <table:table-cell table:formula="of:=IF([$Code.A2453]=&quot;&quot;;&quot;&quot;;[$Code.A2453])">
            <text:p/>
          </table:table-cell>
          <table:table-cell table:formula="of:=[.B2452]+1" office:value-type="float" office:value="2451" calcext:value-type="float">
            <text:p>2451</text:p>
          </table:table-cell>
        </table:table-row>
        <table:table-row table:style-name="ro1">
          <table:table-cell table:formula="of:=IF([$Code.A2454]=&quot;&quot;;&quot;&quot;;[$Code.A2454])">
            <text:p/>
          </table:table-cell>
          <table:table-cell table:formula="of:=[.B2453]+1" office:value-type="float" office:value="2452" calcext:value-type="float">
            <text:p>2452</text:p>
          </table:table-cell>
        </table:table-row>
        <table:table-row table:style-name="ro1">
          <table:table-cell table:formula="of:=IF([$Code.A2455]=&quot;&quot;;&quot;&quot;;[$Code.A2455])">
            <text:p/>
          </table:table-cell>
          <table:table-cell table:formula="of:=[.B2454]+1" office:value-type="float" office:value="2453" calcext:value-type="float">
            <text:p>2453</text:p>
          </table:table-cell>
        </table:table-row>
        <table:table-row table:style-name="ro1">
          <table:table-cell table:formula="of:=IF([$Code.A2456]=&quot;&quot;;&quot;&quot;;[$Code.A2456])">
            <text:p/>
          </table:table-cell>
          <table:table-cell table:formula="of:=[.B2455]+1" office:value-type="float" office:value="2454" calcext:value-type="float">
            <text:p>2454</text:p>
          </table:table-cell>
        </table:table-row>
        <table:table-row table:style-name="ro1">
          <table:table-cell table:formula="of:=IF([$Code.A2457]=&quot;&quot;;&quot;&quot;;[$Code.A2457])">
            <text:p/>
          </table:table-cell>
          <table:table-cell table:formula="of:=[.B2456]+1" office:value-type="float" office:value="2455" calcext:value-type="float">
            <text:p>2455</text:p>
          </table:table-cell>
        </table:table-row>
        <table:table-row table:style-name="ro1">
          <table:table-cell table:formula="of:=IF([$Code.A2458]=&quot;&quot;;&quot;&quot;;[$Code.A2458])">
            <text:p/>
          </table:table-cell>
          <table:table-cell table:formula="of:=[.B2457]+1" office:value-type="float" office:value="2456" calcext:value-type="float">
            <text:p>2456</text:p>
          </table:table-cell>
        </table:table-row>
        <table:table-row table:style-name="ro1">
          <table:table-cell table:formula="of:=IF([$Code.A2459]=&quot;&quot;;&quot;&quot;;[$Code.A2459])">
            <text:p/>
          </table:table-cell>
          <table:table-cell table:formula="of:=[.B2458]+1" office:value-type="float" office:value="2457" calcext:value-type="float">
            <text:p>2457</text:p>
          </table:table-cell>
        </table:table-row>
        <table:table-row table:style-name="ro1">
          <table:table-cell table:formula="of:=IF([$Code.A2460]=&quot;&quot;;&quot;&quot;;[$Code.A2460])">
            <text:p/>
          </table:table-cell>
          <table:table-cell table:formula="of:=[.B2459]+1" office:value-type="float" office:value="2458" calcext:value-type="float">
            <text:p>2458</text:p>
          </table:table-cell>
        </table:table-row>
        <table:table-row table:style-name="ro1">
          <table:table-cell table:formula="of:=IF([$Code.A2461]=&quot;&quot;;&quot;&quot;;[$Code.A2461])">
            <text:p/>
          </table:table-cell>
          <table:table-cell table:formula="of:=[.B2460]+1" office:value-type="float" office:value="2459" calcext:value-type="float">
            <text:p>2459</text:p>
          </table:table-cell>
        </table:table-row>
        <table:table-row table:style-name="ro1">
          <table:table-cell table:formula="of:=IF([$Code.A2462]=&quot;&quot;;&quot;&quot;;[$Code.A2462])">
            <text:p/>
          </table:table-cell>
          <table:table-cell table:formula="of:=[.B2461]+1" office:value-type="float" office:value="2460" calcext:value-type="float">
            <text:p>2460</text:p>
          </table:table-cell>
        </table:table-row>
        <table:table-row table:style-name="ro1">
          <table:table-cell table:formula="of:=IF([$Code.A2463]=&quot;&quot;;&quot;&quot;;[$Code.A2463])">
            <text:p/>
          </table:table-cell>
          <table:table-cell table:formula="of:=[.B2462]+1" office:value-type="float" office:value="2461" calcext:value-type="float">
            <text:p>2461</text:p>
          </table:table-cell>
        </table:table-row>
        <table:table-row table:style-name="ro1">
          <table:table-cell table:formula="of:=IF([$Code.A2464]=&quot;&quot;;&quot;&quot;;[$Code.A2464])">
            <text:p/>
          </table:table-cell>
          <table:table-cell table:formula="of:=[.B2463]+1" office:value-type="float" office:value="2462" calcext:value-type="float">
            <text:p>2462</text:p>
          </table:table-cell>
        </table:table-row>
        <table:table-row table:style-name="ro1">
          <table:table-cell table:formula="of:=IF([$Code.A2465]=&quot;&quot;;&quot;&quot;;[$Code.A2465])">
            <text:p/>
          </table:table-cell>
          <table:table-cell table:formula="of:=[.B2464]+1" office:value-type="float" office:value="2463" calcext:value-type="float">
            <text:p>2463</text:p>
          </table:table-cell>
        </table:table-row>
        <table:table-row table:style-name="ro1">
          <table:table-cell table:formula="of:=IF([$Code.A2466]=&quot;&quot;;&quot;&quot;;[$Code.A2466])">
            <text:p/>
          </table:table-cell>
          <table:table-cell table:formula="of:=[.B2465]+1" office:value-type="float" office:value="2464" calcext:value-type="float">
            <text:p>2464</text:p>
          </table:table-cell>
        </table:table-row>
        <table:table-row table:style-name="ro1">
          <table:table-cell table:formula="of:=IF([$Code.A2467]=&quot;&quot;;&quot;&quot;;[$Code.A2467])">
            <text:p/>
          </table:table-cell>
          <table:table-cell table:formula="of:=[.B2466]+1" office:value-type="float" office:value="2465" calcext:value-type="float">
            <text:p>2465</text:p>
          </table:table-cell>
        </table:table-row>
        <table:table-row table:style-name="ro1">
          <table:table-cell table:formula="of:=IF([$Code.A2468]=&quot;&quot;;&quot;&quot;;[$Code.A2468])">
            <text:p/>
          </table:table-cell>
          <table:table-cell table:formula="of:=[.B2467]+1" office:value-type="float" office:value="2466" calcext:value-type="float">
            <text:p>2466</text:p>
          </table:table-cell>
        </table:table-row>
        <table:table-row table:style-name="ro1">
          <table:table-cell table:formula="of:=IF([$Code.A2469]=&quot;&quot;;&quot;&quot;;[$Code.A2469])">
            <text:p/>
          </table:table-cell>
          <table:table-cell table:formula="of:=[.B2468]+1" office:value-type="float" office:value="2467" calcext:value-type="float">
            <text:p>2467</text:p>
          </table:table-cell>
        </table:table-row>
        <table:table-row table:style-name="ro1">
          <table:table-cell table:formula="of:=IF([$Code.A2470]=&quot;&quot;;&quot;&quot;;[$Code.A2470])">
            <text:p/>
          </table:table-cell>
          <table:table-cell table:formula="of:=[.B2469]+1" office:value-type="float" office:value="2468" calcext:value-type="float">
            <text:p>2468</text:p>
          </table:table-cell>
        </table:table-row>
        <table:table-row table:style-name="ro1">
          <table:table-cell table:formula="of:=IF([$Code.A2471]=&quot;&quot;;&quot;&quot;;[$Code.A2471])">
            <text:p/>
          </table:table-cell>
          <table:table-cell table:formula="of:=[.B2470]+1" office:value-type="float" office:value="2469" calcext:value-type="float">
            <text:p>2469</text:p>
          </table:table-cell>
        </table:table-row>
        <table:table-row table:style-name="ro1">
          <table:table-cell table:formula="of:=IF([$Code.A2472]=&quot;&quot;;&quot;&quot;;[$Code.A2472])">
            <text:p/>
          </table:table-cell>
          <table:table-cell table:formula="of:=[.B2471]+1" office:value-type="float" office:value="2470" calcext:value-type="float">
            <text:p>2470</text:p>
          </table:table-cell>
        </table:table-row>
        <table:table-row table:style-name="ro1">
          <table:table-cell table:formula="of:=IF([$Code.A2473]=&quot;&quot;;&quot;&quot;;[$Code.A2473])">
            <text:p/>
          </table:table-cell>
          <table:table-cell table:formula="of:=[.B2472]+1" office:value-type="float" office:value="2471" calcext:value-type="float">
            <text:p>2471</text:p>
          </table:table-cell>
        </table:table-row>
        <table:table-row table:style-name="ro1">
          <table:table-cell table:formula="of:=IF([$Code.A2474]=&quot;&quot;;&quot;&quot;;[$Code.A2474])">
            <text:p/>
          </table:table-cell>
          <table:table-cell table:formula="of:=[.B2473]+1" office:value-type="float" office:value="2472" calcext:value-type="float">
            <text:p>2472</text:p>
          </table:table-cell>
        </table:table-row>
        <table:table-row table:style-name="ro1">
          <table:table-cell table:formula="of:=IF([$Code.A2475]=&quot;&quot;;&quot;&quot;;[$Code.A2475])">
            <text:p/>
          </table:table-cell>
          <table:table-cell table:formula="of:=[.B2474]+1" office:value-type="float" office:value="2473" calcext:value-type="float">
            <text:p>2473</text:p>
          </table:table-cell>
        </table:table-row>
        <table:table-row table:style-name="ro1">
          <table:table-cell table:formula="of:=IF([$Code.A2476]=&quot;&quot;;&quot;&quot;;[$Code.A2476])">
            <text:p/>
          </table:table-cell>
          <table:table-cell table:formula="of:=[.B2475]+1" office:value-type="float" office:value="2474" calcext:value-type="float">
            <text:p>2474</text:p>
          </table:table-cell>
        </table:table-row>
        <table:table-row table:style-name="ro1">
          <table:table-cell table:formula="of:=IF([$Code.A2477]=&quot;&quot;;&quot;&quot;;[$Code.A2477])">
            <text:p/>
          </table:table-cell>
          <table:table-cell table:formula="of:=[.B2476]+1" office:value-type="float" office:value="2475" calcext:value-type="float">
            <text:p>2475</text:p>
          </table:table-cell>
        </table:table-row>
        <table:table-row table:style-name="ro1">
          <table:table-cell table:formula="of:=IF([$Code.A2478]=&quot;&quot;;&quot;&quot;;[$Code.A2478])">
            <text:p/>
          </table:table-cell>
          <table:table-cell table:formula="of:=[.B2477]+1" office:value-type="float" office:value="2476" calcext:value-type="float">
            <text:p>2476</text:p>
          </table:table-cell>
        </table:table-row>
        <table:table-row table:style-name="ro1">
          <table:table-cell table:formula="of:=IF([$Code.A2479]=&quot;&quot;;&quot;&quot;;[$Code.A2479])">
            <text:p/>
          </table:table-cell>
          <table:table-cell table:formula="of:=[.B2478]+1" office:value-type="float" office:value="2477" calcext:value-type="float">
            <text:p>2477</text:p>
          </table:table-cell>
        </table:table-row>
        <table:table-row table:style-name="ro1">
          <table:table-cell table:formula="of:=IF([$Code.A2480]=&quot;&quot;;&quot;&quot;;[$Code.A2480])">
            <text:p/>
          </table:table-cell>
          <table:table-cell table:formula="of:=[.B2479]+1" office:value-type="float" office:value="2478" calcext:value-type="float">
            <text:p>2478</text:p>
          </table:table-cell>
        </table:table-row>
        <table:table-row table:style-name="ro1">
          <table:table-cell table:formula="of:=IF([$Code.A2481]=&quot;&quot;;&quot;&quot;;[$Code.A2481])">
            <text:p/>
          </table:table-cell>
          <table:table-cell table:formula="of:=[.B2480]+1" office:value-type="float" office:value="2479" calcext:value-type="float">
            <text:p>2479</text:p>
          </table:table-cell>
        </table:table-row>
        <table:table-row table:style-name="ro1">
          <table:table-cell table:formula="of:=IF([$Code.A2482]=&quot;&quot;;&quot;&quot;;[$Code.A2482])">
            <text:p/>
          </table:table-cell>
          <table:table-cell table:formula="of:=[.B2481]+1" office:value-type="float" office:value="2480" calcext:value-type="float">
            <text:p>2480</text:p>
          </table:table-cell>
        </table:table-row>
        <table:table-row table:style-name="ro1">
          <table:table-cell table:formula="of:=IF([$Code.A2483]=&quot;&quot;;&quot;&quot;;[$Code.A2483])">
            <text:p/>
          </table:table-cell>
          <table:table-cell table:formula="of:=[.B2482]+1" office:value-type="float" office:value="2481" calcext:value-type="float">
            <text:p>2481</text:p>
          </table:table-cell>
        </table:table-row>
        <table:table-row table:style-name="ro1">
          <table:table-cell table:formula="of:=IF([$Code.A2484]=&quot;&quot;;&quot;&quot;;[$Code.A2484])">
            <text:p/>
          </table:table-cell>
          <table:table-cell table:formula="of:=[.B2483]+1" office:value-type="float" office:value="2482" calcext:value-type="float">
            <text:p>2482</text:p>
          </table:table-cell>
        </table:table-row>
        <table:table-row table:style-name="ro1">
          <table:table-cell table:formula="of:=IF([$Code.A2485]=&quot;&quot;;&quot;&quot;;[$Code.A2485])">
            <text:p/>
          </table:table-cell>
          <table:table-cell table:formula="of:=[.B2484]+1" office:value-type="float" office:value="2483" calcext:value-type="float">
            <text:p>2483</text:p>
          </table:table-cell>
        </table:table-row>
        <table:table-row table:style-name="ro1">
          <table:table-cell table:formula="of:=IF([$Code.A2486]=&quot;&quot;;&quot;&quot;;[$Code.A2486])">
            <text:p/>
          </table:table-cell>
          <table:table-cell table:formula="of:=[.B2485]+1" office:value-type="float" office:value="2484" calcext:value-type="float">
            <text:p>2484</text:p>
          </table:table-cell>
        </table:table-row>
        <table:table-row table:style-name="ro1">
          <table:table-cell table:formula="of:=IF([$Code.A2487]=&quot;&quot;;&quot;&quot;;[$Code.A2487])">
            <text:p/>
          </table:table-cell>
          <table:table-cell table:formula="of:=[.B2486]+1" office:value-type="float" office:value="2485" calcext:value-type="float">
            <text:p>2485</text:p>
          </table:table-cell>
        </table:table-row>
        <table:table-row table:style-name="ro1">
          <table:table-cell table:formula="of:=IF([$Code.A2488]=&quot;&quot;;&quot;&quot;;[$Code.A2488])">
            <text:p/>
          </table:table-cell>
          <table:table-cell table:formula="of:=[.B2487]+1" office:value-type="float" office:value="2486" calcext:value-type="float">
            <text:p>2486</text:p>
          </table:table-cell>
        </table:table-row>
        <table:table-row table:style-name="ro1">
          <table:table-cell table:formula="of:=IF([$Code.A2489]=&quot;&quot;;&quot;&quot;;[$Code.A2489])">
            <text:p/>
          </table:table-cell>
          <table:table-cell table:formula="of:=[.B2488]+1" office:value-type="float" office:value="2487" calcext:value-type="float">
            <text:p>2487</text:p>
          </table:table-cell>
        </table:table-row>
        <table:table-row table:style-name="ro1">
          <table:table-cell table:formula="of:=IF([$Code.A2490]=&quot;&quot;;&quot;&quot;;[$Code.A2490])">
            <text:p/>
          </table:table-cell>
          <table:table-cell table:formula="of:=[.B2489]+1" office:value-type="float" office:value="2488" calcext:value-type="float">
            <text:p>2488</text:p>
          </table:table-cell>
        </table:table-row>
        <table:table-row table:style-name="ro1">
          <table:table-cell table:formula="of:=IF([$Code.A2491]=&quot;&quot;;&quot;&quot;;[$Code.A2491])">
            <text:p/>
          </table:table-cell>
          <table:table-cell table:formula="of:=[.B2490]+1" office:value-type="float" office:value="2489" calcext:value-type="float">
            <text:p>2489</text:p>
          </table:table-cell>
        </table:table-row>
        <table:table-row table:style-name="ro1">
          <table:table-cell table:formula="of:=IF([$Code.A2492]=&quot;&quot;;&quot;&quot;;[$Code.A2492])">
            <text:p/>
          </table:table-cell>
          <table:table-cell table:formula="of:=[.B2491]+1" office:value-type="float" office:value="2490" calcext:value-type="float">
            <text:p>2490</text:p>
          </table:table-cell>
        </table:table-row>
        <table:table-row table:style-name="ro1">
          <table:table-cell table:formula="of:=IF([$Code.A2493]=&quot;&quot;;&quot;&quot;;[$Code.A2493])">
            <text:p/>
          </table:table-cell>
          <table:table-cell table:formula="of:=[.B2492]+1" office:value-type="float" office:value="2491" calcext:value-type="float">
            <text:p>2491</text:p>
          </table:table-cell>
        </table:table-row>
        <table:table-row table:style-name="ro1">
          <table:table-cell table:formula="of:=IF([$Code.A2494]=&quot;&quot;;&quot;&quot;;[$Code.A2494])">
            <text:p/>
          </table:table-cell>
          <table:table-cell table:formula="of:=[.B2493]+1" office:value-type="float" office:value="2492" calcext:value-type="float">
            <text:p>2492</text:p>
          </table:table-cell>
        </table:table-row>
        <table:table-row table:style-name="ro1">
          <table:table-cell table:formula="of:=IF([$Code.A2495]=&quot;&quot;;&quot;&quot;;[$Code.A2495])">
            <text:p/>
          </table:table-cell>
          <table:table-cell table:formula="of:=[.B2494]+1" office:value-type="float" office:value="2493" calcext:value-type="float">
            <text:p>2493</text:p>
          </table:table-cell>
        </table:table-row>
        <table:table-row table:style-name="ro1">
          <table:table-cell table:formula="of:=IF([$Code.A2496]=&quot;&quot;;&quot;&quot;;[$Code.A2496])">
            <text:p/>
          </table:table-cell>
          <table:table-cell table:formula="of:=[.B2495]+1" office:value-type="float" office:value="2494" calcext:value-type="float">
            <text:p>2494</text:p>
          </table:table-cell>
        </table:table-row>
        <table:table-row table:style-name="ro1">
          <table:table-cell table:formula="of:=IF([$Code.A2497]=&quot;&quot;;&quot;&quot;;[$Code.A2497])">
            <text:p/>
          </table:table-cell>
          <table:table-cell table:formula="of:=[.B2496]+1" office:value-type="float" office:value="2495" calcext:value-type="float">
            <text:p>2495</text:p>
          </table:table-cell>
        </table:table-row>
        <table:table-row table:style-name="ro1">
          <table:table-cell table:formula="of:=IF([$Code.A2498]=&quot;&quot;;&quot;&quot;;[$Code.A2498])">
            <text:p/>
          </table:table-cell>
          <table:table-cell table:formula="of:=[.B2497]+1" office:value-type="float" office:value="2496" calcext:value-type="float">
            <text:p>2496</text:p>
          </table:table-cell>
        </table:table-row>
        <table:table-row table:style-name="ro1">
          <table:table-cell table:formula="of:=IF([$Code.A2499]=&quot;&quot;;&quot;&quot;;[$Code.A2499])">
            <text:p/>
          </table:table-cell>
          <table:table-cell table:formula="of:=[.B2498]+1" office:value-type="float" office:value="2497" calcext:value-type="float">
            <text:p>2497</text:p>
          </table:table-cell>
        </table:table-row>
        <table:table-row table:style-name="ro1">
          <table:table-cell table:formula="of:=IF([$Code.A2500]=&quot;&quot;;&quot;&quot;;[$Code.A2500])">
            <text:p/>
          </table:table-cell>
          <table:table-cell table:formula="of:=[.B2499]+1" office:value-type="float" office:value="2498" calcext:value-type="float">
            <text:p>2498</text:p>
          </table:table-cell>
        </table:table-row>
        <table:table-row table:style-name="ro1">
          <table:table-cell table:formula="of:=IF([$Code.A2501]=&quot;&quot;;&quot;&quot;;[$Code.A2501])">
            <text:p/>
          </table:table-cell>
          <table:table-cell table:formula="of:=[.B2500]+1" office:value-type="float" office:value="2499" calcext:value-type="float">
            <text:p>2499</text:p>
          </table:table-cell>
        </table:table-row>
        <table:table-row table:style-name="ro1">
          <table:table-cell table:formula="of:=IF([$Code.A2502]=&quot;&quot;;&quot;&quot;;[$Code.A2502])">
            <text:p/>
          </table:table-cell>
          <table:table-cell table:formula="of:=[.B2501]+1" office:value-type="float" office:value="2500" calcext:value-type="float">
            <text:p>2500</text:p>
          </table:table-cell>
        </table:table-row>
        <table:table-row table:style-name="ro1">
          <table:table-cell table:formula="of:=IF([$Code.A2503]=&quot;&quot;;&quot;&quot;;[$Code.A2503])">
            <text:p/>
          </table:table-cell>
          <table:table-cell table:formula="of:=[.B2502]+1" office:value-type="float" office:value="2501" calcext:value-type="float">
            <text:p>2501</text:p>
          </table:table-cell>
        </table:table-row>
        <table:table-row table:style-name="ro1">
          <table:table-cell table:formula="of:=IF([$Code.A2504]=&quot;&quot;;&quot;&quot;;[$Code.A2504])">
            <text:p/>
          </table:table-cell>
          <table:table-cell table:formula="of:=[.B2503]+1" office:value-type="float" office:value="2502" calcext:value-type="float">
            <text:p>2502</text:p>
          </table:table-cell>
        </table:table-row>
        <table:table-row table:style-name="ro1">
          <table:table-cell table:formula="of:=IF([$Code.A2505]=&quot;&quot;;&quot;&quot;;[$Code.A2505])">
            <text:p/>
          </table:table-cell>
          <table:table-cell table:formula="of:=[.B2504]+1" office:value-type="float" office:value="2503" calcext:value-type="float">
            <text:p>2503</text:p>
          </table:table-cell>
        </table:table-row>
        <table:table-row table:style-name="ro1">
          <table:table-cell table:formula="of:=IF([$Code.A2506]=&quot;&quot;;&quot;&quot;;[$Code.A2506])">
            <text:p/>
          </table:table-cell>
          <table:table-cell table:formula="of:=[.B2505]+1" office:value-type="float" office:value="2504" calcext:value-type="float">
            <text:p>2504</text:p>
          </table:table-cell>
        </table:table-row>
        <table:table-row table:style-name="ro1">
          <table:table-cell table:formula="of:=IF([$Code.A2507]=&quot;&quot;;&quot;&quot;;[$Code.A2507])">
            <text:p/>
          </table:table-cell>
          <table:table-cell table:formula="of:=[.B2506]+1" office:value-type="float" office:value="2505" calcext:value-type="float">
            <text:p>2505</text:p>
          </table:table-cell>
        </table:table-row>
        <table:table-row table:style-name="ro1">
          <table:table-cell table:formula="of:=IF([$Code.A2508]=&quot;&quot;;&quot;&quot;;[$Code.A2508])">
            <text:p/>
          </table:table-cell>
          <table:table-cell table:formula="of:=[.B2507]+1" office:value-type="float" office:value="2506" calcext:value-type="float">
            <text:p>2506</text:p>
          </table:table-cell>
        </table:table-row>
        <table:table-row table:style-name="ro1">
          <table:table-cell table:formula="of:=IF([$Code.A2509]=&quot;&quot;;&quot;&quot;;[$Code.A2509])">
            <text:p/>
          </table:table-cell>
          <table:table-cell table:formula="of:=[.B2508]+1" office:value-type="float" office:value="2507" calcext:value-type="float">
            <text:p>2507</text:p>
          </table:table-cell>
        </table:table-row>
        <table:table-row table:style-name="ro1">
          <table:table-cell table:formula="of:=IF([$Code.A2510]=&quot;&quot;;&quot;&quot;;[$Code.A2510])">
            <text:p/>
          </table:table-cell>
          <table:table-cell table:formula="of:=[.B2509]+1" office:value-type="float" office:value="2508" calcext:value-type="float">
            <text:p>2508</text:p>
          </table:table-cell>
        </table:table-row>
        <table:table-row table:style-name="ro1">
          <table:table-cell table:formula="of:=IF([$Code.A2511]=&quot;&quot;;&quot;&quot;;[$Code.A2511])">
            <text:p/>
          </table:table-cell>
          <table:table-cell table:formula="of:=[.B2510]+1" office:value-type="float" office:value="2509" calcext:value-type="float">
            <text:p>2509</text:p>
          </table:table-cell>
        </table:table-row>
        <table:table-row table:style-name="ro1">
          <table:table-cell table:formula="of:=IF([$Code.A2512]=&quot;&quot;;&quot;&quot;;[$Code.A2512])">
            <text:p/>
          </table:table-cell>
          <table:table-cell table:formula="of:=[.B2511]+1" office:value-type="float" office:value="2510" calcext:value-type="float">
            <text:p>2510</text:p>
          </table:table-cell>
        </table:table-row>
        <table:table-row table:style-name="ro1">
          <table:table-cell table:formula="of:=IF([$Code.A2513]=&quot;&quot;;&quot;&quot;;[$Code.A2513])">
            <text:p/>
          </table:table-cell>
          <table:table-cell table:formula="of:=[.B2512]+1" office:value-type="float" office:value="2511" calcext:value-type="float">
            <text:p>2511</text:p>
          </table:table-cell>
        </table:table-row>
        <table:table-row table:style-name="ro1">
          <table:table-cell table:formula="of:=IF([$Code.A2514]=&quot;&quot;;&quot;&quot;;[$Code.A2514])">
            <text:p/>
          </table:table-cell>
          <table:table-cell table:formula="of:=[.B2513]+1" office:value-type="float" office:value="2512" calcext:value-type="float">
            <text:p>2512</text:p>
          </table:table-cell>
        </table:table-row>
        <table:table-row table:style-name="ro1">
          <table:table-cell table:formula="of:=IF([$Code.A2515]=&quot;&quot;;&quot;&quot;;[$Code.A2515])">
            <text:p/>
          </table:table-cell>
          <table:table-cell table:formula="of:=[.B2514]+1" office:value-type="float" office:value="2513" calcext:value-type="float">
            <text:p>2513</text:p>
          </table:table-cell>
        </table:table-row>
        <table:table-row table:style-name="ro1">
          <table:table-cell table:formula="of:=IF([$Code.A2516]=&quot;&quot;;&quot;&quot;;[$Code.A2516])">
            <text:p/>
          </table:table-cell>
          <table:table-cell table:formula="of:=[.B2515]+1" office:value-type="float" office:value="2514" calcext:value-type="float">
            <text:p>2514</text:p>
          </table:table-cell>
        </table:table-row>
        <table:table-row table:style-name="ro1">
          <table:table-cell table:formula="of:=IF([$Code.A2517]=&quot;&quot;;&quot;&quot;;[$Code.A2517])">
            <text:p/>
          </table:table-cell>
          <table:table-cell table:formula="of:=[.B2516]+1" office:value-type="float" office:value="2515" calcext:value-type="float">
            <text:p>2515</text:p>
          </table:table-cell>
        </table:table-row>
        <table:table-row table:style-name="ro1">
          <table:table-cell table:formula="of:=IF([$Code.A2518]=&quot;&quot;;&quot;&quot;;[$Code.A2518])">
            <text:p/>
          </table:table-cell>
          <table:table-cell table:formula="of:=[.B2517]+1" office:value-type="float" office:value="2516" calcext:value-type="float">
            <text:p>2516</text:p>
          </table:table-cell>
        </table:table-row>
        <table:table-row table:style-name="ro1">
          <table:table-cell table:formula="of:=IF([$Code.A2519]=&quot;&quot;;&quot;&quot;;[$Code.A2519])">
            <text:p/>
          </table:table-cell>
          <table:table-cell table:formula="of:=[.B2518]+1" office:value-type="float" office:value="2517" calcext:value-type="float">
            <text:p>2517</text:p>
          </table:table-cell>
        </table:table-row>
        <table:table-row table:style-name="ro1">
          <table:table-cell table:formula="of:=IF([$Code.A2520]=&quot;&quot;;&quot;&quot;;[$Code.A2520])">
            <text:p/>
          </table:table-cell>
          <table:table-cell table:formula="of:=[.B2519]+1" office:value-type="float" office:value="2518" calcext:value-type="float">
            <text:p>2518</text:p>
          </table:table-cell>
        </table:table-row>
        <table:table-row table:style-name="ro1">
          <table:table-cell table:formula="of:=IF([$Code.A2521]=&quot;&quot;;&quot;&quot;;[$Code.A2521])">
            <text:p/>
          </table:table-cell>
          <table:table-cell table:formula="of:=[.B2520]+1" office:value-type="float" office:value="2519" calcext:value-type="float">
            <text:p>2519</text:p>
          </table:table-cell>
        </table:table-row>
        <table:table-row table:style-name="ro1">
          <table:table-cell table:formula="of:=IF([$Code.A2522]=&quot;&quot;;&quot;&quot;;[$Code.A2522])">
            <text:p/>
          </table:table-cell>
          <table:table-cell table:formula="of:=[.B2521]+1" office:value-type="float" office:value="2520" calcext:value-type="float">
            <text:p>2520</text:p>
          </table:table-cell>
        </table:table-row>
        <table:table-row table:style-name="ro1">
          <table:table-cell table:formula="of:=IF([$Code.A2523]=&quot;&quot;;&quot;&quot;;[$Code.A2523])">
            <text:p/>
          </table:table-cell>
          <table:table-cell table:formula="of:=[.B2522]+1" office:value-type="float" office:value="2521" calcext:value-type="float">
            <text:p>2521</text:p>
          </table:table-cell>
        </table:table-row>
        <table:table-row table:style-name="ro1">
          <table:table-cell table:formula="of:=IF([$Code.A2524]=&quot;&quot;;&quot;&quot;;[$Code.A2524])">
            <text:p/>
          </table:table-cell>
          <table:table-cell table:formula="of:=[.B2523]+1" office:value-type="float" office:value="2522" calcext:value-type="float">
            <text:p>2522</text:p>
          </table:table-cell>
        </table:table-row>
        <table:table-row table:style-name="ro1">
          <table:table-cell table:formula="of:=IF([$Code.A2525]=&quot;&quot;;&quot;&quot;;[$Code.A2525])">
            <text:p/>
          </table:table-cell>
          <table:table-cell table:formula="of:=[.B2524]+1" office:value-type="float" office:value="2523" calcext:value-type="float">
            <text:p>2523</text:p>
          </table:table-cell>
        </table:table-row>
        <table:table-row table:style-name="ro1">
          <table:table-cell table:formula="of:=IF([$Code.A2526]=&quot;&quot;;&quot;&quot;;[$Code.A2526])">
            <text:p/>
          </table:table-cell>
          <table:table-cell table:formula="of:=[.B2525]+1" office:value-type="float" office:value="2524" calcext:value-type="float">
            <text:p>2524</text:p>
          </table:table-cell>
        </table:table-row>
        <table:table-row table:style-name="ro1">
          <table:table-cell table:formula="of:=IF([$Code.A2527]=&quot;&quot;;&quot;&quot;;[$Code.A2527])">
            <text:p/>
          </table:table-cell>
          <table:table-cell table:formula="of:=[.B2526]+1" office:value-type="float" office:value="2525" calcext:value-type="float">
            <text:p>2525</text:p>
          </table:table-cell>
        </table:table-row>
        <table:table-row table:style-name="ro1">
          <table:table-cell table:formula="of:=IF([$Code.A2528]=&quot;&quot;;&quot;&quot;;[$Code.A2528])">
            <text:p/>
          </table:table-cell>
          <table:table-cell table:formula="of:=[.B2527]+1" office:value-type="float" office:value="2526" calcext:value-type="float">
            <text:p>2526</text:p>
          </table:table-cell>
        </table:table-row>
        <table:table-row table:style-name="ro1">
          <table:table-cell table:formula="of:=IF([$Code.A2529]=&quot;&quot;;&quot;&quot;;[$Code.A2529])">
            <text:p/>
          </table:table-cell>
          <table:table-cell table:formula="of:=[.B2528]+1" office:value-type="float" office:value="2527" calcext:value-type="float">
            <text:p>2527</text:p>
          </table:table-cell>
        </table:table-row>
        <table:table-row table:style-name="ro1">
          <table:table-cell table:formula="of:=IF([$Code.A2530]=&quot;&quot;;&quot;&quot;;[$Code.A2530])">
            <text:p/>
          </table:table-cell>
          <table:table-cell table:formula="of:=[.B2529]+1" office:value-type="float" office:value="2528" calcext:value-type="float">
            <text:p>2528</text:p>
          </table:table-cell>
        </table:table-row>
        <table:table-row table:style-name="ro1">
          <table:table-cell table:formula="of:=IF([$Code.A2531]=&quot;&quot;;&quot;&quot;;[$Code.A2531])">
            <text:p/>
          </table:table-cell>
          <table:table-cell table:formula="of:=[.B2530]+1" office:value-type="float" office:value="2529" calcext:value-type="float">
            <text:p>2529</text:p>
          </table:table-cell>
        </table:table-row>
        <table:table-row table:style-name="ro1">
          <table:table-cell table:formula="of:=IF([$Code.A2532]=&quot;&quot;;&quot;&quot;;[$Code.A2532])">
            <text:p/>
          </table:table-cell>
          <table:table-cell table:formula="of:=[.B2531]+1" office:value-type="float" office:value="2530" calcext:value-type="float">
            <text:p>2530</text:p>
          </table:table-cell>
        </table:table-row>
        <table:table-row table:style-name="ro1">
          <table:table-cell table:formula="of:=IF([$Code.A2533]=&quot;&quot;;&quot;&quot;;[$Code.A2533])">
            <text:p/>
          </table:table-cell>
          <table:table-cell table:formula="of:=[.B2532]+1" office:value-type="float" office:value="2531" calcext:value-type="float">
            <text:p>2531</text:p>
          </table:table-cell>
        </table:table-row>
        <table:table-row table:style-name="ro1">
          <table:table-cell table:formula="of:=IF([$Code.A2534]=&quot;&quot;;&quot;&quot;;[$Code.A2534])">
            <text:p/>
          </table:table-cell>
          <table:table-cell table:formula="of:=[.B2533]+1" office:value-type="float" office:value="2532" calcext:value-type="float">
            <text:p>2532</text:p>
          </table:table-cell>
        </table:table-row>
        <table:table-row table:style-name="ro1">
          <table:table-cell table:formula="of:=IF([$Code.A2535]=&quot;&quot;;&quot;&quot;;[$Code.A2535])">
            <text:p/>
          </table:table-cell>
          <table:table-cell table:formula="of:=[.B2534]+1" office:value-type="float" office:value="2533" calcext:value-type="float">
            <text:p>2533</text:p>
          </table:table-cell>
        </table:table-row>
        <table:table-row table:style-name="ro1">
          <table:table-cell table:formula="of:=IF([$Code.A2536]=&quot;&quot;;&quot;&quot;;[$Code.A2536])">
            <text:p/>
          </table:table-cell>
          <table:table-cell table:formula="of:=[.B2535]+1" office:value-type="float" office:value="2534" calcext:value-type="float">
            <text:p>2534</text:p>
          </table:table-cell>
        </table:table-row>
        <table:table-row table:style-name="ro1">
          <table:table-cell table:formula="of:=IF([$Code.A2537]=&quot;&quot;;&quot;&quot;;[$Code.A2537])">
            <text:p/>
          </table:table-cell>
          <table:table-cell table:formula="of:=[.B2536]+1" office:value-type="float" office:value="2535" calcext:value-type="float">
            <text:p>2535</text:p>
          </table:table-cell>
        </table:table-row>
        <table:table-row table:style-name="ro1">
          <table:table-cell table:formula="of:=IF([$Code.A2538]=&quot;&quot;;&quot;&quot;;[$Code.A2538])">
            <text:p/>
          </table:table-cell>
          <table:table-cell table:formula="of:=[.B2537]+1" office:value-type="float" office:value="2536" calcext:value-type="float">
            <text:p>2536</text:p>
          </table:table-cell>
        </table:table-row>
        <table:table-row table:style-name="ro1">
          <table:table-cell table:formula="of:=IF([$Code.A2539]=&quot;&quot;;&quot;&quot;;[$Code.A2539])">
            <text:p/>
          </table:table-cell>
          <table:table-cell table:formula="of:=[.B2538]+1" office:value-type="float" office:value="2537" calcext:value-type="float">
            <text:p>2537</text:p>
          </table:table-cell>
        </table:table-row>
        <table:table-row table:style-name="ro1">
          <table:table-cell table:formula="of:=IF([$Code.A2540]=&quot;&quot;;&quot;&quot;;[$Code.A2540])">
            <text:p/>
          </table:table-cell>
          <table:table-cell table:formula="of:=[.B2539]+1" office:value-type="float" office:value="2538" calcext:value-type="float">
            <text:p>2538</text:p>
          </table:table-cell>
        </table:table-row>
        <table:table-row table:style-name="ro1">
          <table:table-cell table:formula="of:=IF([$Code.A2541]=&quot;&quot;;&quot;&quot;;[$Code.A2541])">
            <text:p/>
          </table:table-cell>
          <table:table-cell table:formula="of:=[.B2540]+1" office:value-type="float" office:value="2539" calcext:value-type="float">
            <text:p>2539</text:p>
          </table:table-cell>
        </table:table-row>
        <table:table-row table:style-name="ro1">
          <table:table-cell table:formula="of:=IF([$Code.A2542]=&quot;&quot;;&quot;&quot;;[$Code.A2542])">
            <text:p/>
          </table:table-cell>
          <table:table-cell table:formula="of:=[.B2541]+1" office:value-type="float" office:value="2540" calcext:value-type="float">
            <text:p>2540</text:p>
          </table:table-cell>
        </table:table-row>
        <table:table-row table:style-name="ro1">
          <table:table-cell table:formula="of:=IF([$Code.A2543]=&quot;&quot;;&quot;&quot;;[$Code.A2543])">
            <text:p/>
          </table:table-cell>
          <table:table-cell table:formula="of:=[.B2542]+1" office:value-type="float" office:value="2541" calcext:value-type="float">
            <text:p>2541</text:p>
          </table:table-cell>
        </table:table-row>
        <table:table-row table:style-name="ro1">
          <table:table-cell table:formula="of:=IF([$Code.A2544]=&quot;&quot;;&quot;&quot;;[$Code.A2544])">
            <text:p/>
          </table:table-cell>
          <table:table-cell table:formula="of:=[.B2543]+1" office:value-type="float" office:value="2542" calcext:value-type="float">
            <text:p>2542</text:p>
          </table:table-cell>
        </table:table-row>
        <table:table-row table:style-name="ro1">
          <table:table-cell table:formula="of:=IF([$Code.A2545]=&quot;&quot;;&quot;&quot;;[$Code.A2545])">
            <text:p/>
          </table:table-cell>
          <table:table-cell table:formula="of:=[.B2544]+1" office:value-type="float" office:value="2543" calcext:value-type="float">
            <text:p>2543</text:p>
          </table:table-cell>
        </table:table-row>
        <table:table-row table:style-name="ro1">
          <table:table-cell table:formula="of:=IF([$Code.A2546]=&quot;&quot;;&quot;&quot;;[$Code.A2546])">
            <text:p/>
          </table:table-cell>
          <table:table-cell table:formula="of:=[.B2545]+1" office:value-type="float" office:value="2544" calcext:value-type="float">
            <text:p>2544</text:p>
          </table:table-cell>
        </table:table-row>
        <table:table-row table:style-name="ro1">
          <table:table-cell table:formula="of:=IF([$Code.A2547]=&quot;&quot;;&quot;&quot;;[$Code.A2547])">
            <text:p/>
          </table:table-cell>
          <table:table-cell table:formula="of:=[.B2546]+1" office:value-type="float" office:value="2545" calcext:value-type="float">
            <text:p>2545</text:p>
          </table:table-cell>
        </table:table-row>
        <table:table-row table:style-name="ro1">
          <table:table-cell table:formula="of:=IF([$Code.A2548]=&quot;&quot;;&quot;&quot;;[$Code.A2548])">
            <text:p/>
          </table:table-cell>
          <table:table-cell table:formula="of:=[.B2547]+1" office:value-type="float" office:value="2546" calcext:value-type="float">
            <text:p>2546</text:p>
          </table:table-cell>
        </table:table-row>
        <table:table-row table:style-name="ro1">
          <table:table-cell table:formula="of:=IF([$Code.A2549]=&quot;&quot;;&quot;&quot;;[$Code.A2549])">
            <text:p/>
          </table:table-cell>
          <table:table-cell table:formula="of:=[.B2548]+1" office:value-type="float" office:value="2547" calcext:value-type="float">
            <text:p>2547</text:p>
          </table:table-cell>
        </table:table-row>
        <table:table-row table:style-name="ro1">
          <table:table-cell table:formula="of:=IF([$Code.A2550]=&quot;&quot;;&quot;&quot;;[$Code.A2550])">
            <text:p/>
          </table:table-cell>
          <table:table-cell table:formula="of:=[.B2549]+1" office:value-type="float" office:value="2548" calcext:value-type="float">
            <text:p>2548</text:p>
          </table:table-cell>
        </table:table-row>
        <table:table-row table:style-name="ro1">
          <table:table-cell table:formula="of:=IF([$Code.A2551]=&quot;&quot;;&quot;&quot;;[$Code.A2551])">
            <text:p/>
          </table:table-cell>
          <table:table-cell table:formula="of:=[.B2550]+1" office:value-type="float" office:value="2549" calcext:value-type="float">
            <text:p>2549</text:p>
          </table:table-cell>
        </table:table-row>
        <table:table-row table:style-name="ro1">
          <table:table-cell table:formula="of:=IF([$Code.A2552]=&quot;&quot;;&quot;&quot;;[$Code.A2552])">
            <text:p/>
          </table:table-cell>
          <table:table-cell table:formula="of:=[.B2551]+1" office:value-type="float" office:value="2550" calcext:value-type="float">
            <text:p>2550</text:p>
          </table:table-cell>
        </table:table-row>
        <table:table-row table:style-name="ro1">
          <table:table-cell table:formula="of:=IF([$Code.A2553]=&quot;&quot;;&quot;&quot;;[$Code.A2553])">
            <text:p/>
          </table:table-cell>
          <table:table-cell table:formula="of:=[.B2552]+1" office:value-type="float" office:value="2551" calcext:value-type="float">
            <text:p>2551</text:p>
          </table:table-cell>
        </table:table-row>
        <table:table-row table:style-name="ro1">
          <table:table-cell table:formula="of:=IF([$Code.A2554]=&quot;&quot;;&quot;&quot;;[$Code.A2554])">
            <text:p/>
          </table:table-cell>
          <table:table-cell table:formula="of:=[.B2553]+1" office:value-type="float" office:value="2552" calcext:value-type="float">
            <text:p>2552</text:p>
          </table:table-cell>
        </table:table-row>
        <table:table-row table:style-name="ro1">
          <table:table-cell table:formula="of:=IF([$Code.A2555]=&quot;&quot;;&quot;&quot;;[$Code.A2555])">
            <text:p/>
          </table:table-cell>
          <table:table-cell table:formula="of:=[.B2554]+1" office:value-type="float" office:value="2553" calcext:value-type="float">
            <text:p>2553</text:p>
          </table:table-cell>
        </table:table-row>
        <table:table-row table:style-name="ro1">
          <table:table-cell table:formula="of:=IF([$Code.A2556]=&quot;&quot;;&quot;&quot;;[$Code.A2556])">
            <text:p/>
          </table:table-cell>
          <table:table-cell table:formula="of:=[.B2555]+1" office:value-type="float" office:value="2554" calcext:value-type="float">
            <text:p>2554</text:p>
          </table:table-cell>
        </table:table-row>
        <table:table-row table:style-name="ro1">
          <table:table-cell table:formula="of:=IF([$Code.A2557]=&quot;&quot;;&quot;&quot;;[$Code.A2557])">
            <text:p/>
          </table:table-cell>
          <table:table-cell table:formula="of:=[.B2556]+1" office:value-type="float" office:value="2555" calcext:value-type="float">
            <text:p>2555</text:p>
          </table:table-cell>
        </table:table-row>
        <table:table-row table:style-name="ro1">
          <table:table-cell table:formula="of:=IF([$Code.A2558]=&quot;&quot;;&quot;&quot;;[$Code.A2558])">
            <text:p/>
          </table:table-cell>
          <table:table-cell table:formula="of:=[.B2557]+1" office:value-type="float" office:value="2556" calcext:value-type="float">
            <text:p>2556</text:p>
          </table:table-cell>
        </table:table-row>
        <table:table-row table:style-name="ro1">
          <table:table-cell table:formula="of:=IF([$Code.A2559]=&quot;&quot;;&quot;&quot;;[$Code.A2559])">
            <text:p/>
          </table:table-cell>
          <table:table-cell table:formula="of:=[.B2558]+1" office:value-type="float" office:value="2557" calcext:value-type="float">
            <text:p>2557</text:p>
          </table:table-cell>
        </table:table-row>
        <table:table-row table:style-name="ro1">
          <table:table-cell table:formula="of:=IF([$Code.A2560]=&quot;&quot;;&quot;&quot;;[$Code.A2560])">
            <text:p/>
          </table:table-cell>
          <table:table-cell table:formula="of:=[.B2559]+1" office:value-type="float" office:value="2558" calcext:value-type="float">
            <text:p>2558</text:p>
          </table:table-cell>
        </table:table-row>
        <table:table-row table:style-name="ro1">
          <table:table-cell table:formula="of:=IF([$Code.A2561]=&quot;&quot;;&quot;&quot;;[$Code.A2561])">
            <text:p/>
          </table:table-cell>
          <table:table-cell table:formula="of:=[.B2560]+1" office:value-type="float" office:value="2559" calcext:value-type="float">
            <text:p>2559</text:p>
          </table:table-cell>
        </table:table-row>
        <table:table-row table:style-name="ro1">
          <table:table-cell table:formula="of:=IF([$Code.A2562]=&quot;&quot;;&quot;&quot;;[$Code.A2562])">
            <text:p/>
          </table:table-cell>
          <table:table-cell table:formula="of:=[.B2561]+1" office:value-type="float" office:value="2560" calcext:value-type="float">
            <text:p>2560</text:p>
          </table:table-cell>
        </table:table-row>
        <table:table-row table:style-name="ro1">
          <table:table-cell table:formula="of:=IF([$Code.A2563]=&quot;&quot;;&quot;&quot;;[$Code.A2563])">
            <text:p/>
          </table:table-cell>
          <table:table-cell table:formula="of:=[.B2562]+1" office:value-type="float" office:value="2561" calcext:value-type="float">
            <text:p>2561</text:p>
          </table:table-cell>
        </table:table-row>
        <table:table-row table:style-name="ro1">
          <table:table-cell table:formula="of:=IF([$Code.A2564]=&quot;&quot;;&quot;&quot;;[$Code.A2564])">
            <text:p/>
          </table:table-cell>
          <table:table-cell table:formula="of:=[.B2563]+1" office:value-type="float" office:value="2562" calcext:value-type="float">
            <text:p>2562</text:p>
          </table:table-cell>
        </table:table-row>
        <table:table-row table:style-name="ro1">
          <table:table-cell table:formula="of:=IF([$Code.A2565]=&quot;&quot;;&quot;&quot;;[$Code.A2565])">
            <text:p/>
          </table:table-cell>
          <table:table-cell table:formula="of:=[.B2564]+1" office:value-type="float" office:value="2563" calcext:value-type="float">
            <text:p>2563</text:p>
          </table:table-cell>
        </table:table-row>
        <table:table-row table:style-name="ro1">
          <table:table-cell table:formula="of:=IF([$Code.A2566]=&quot;&quot;;&quot;&quot;;[$Code.A2566])">
            <text:p/>
          </table:table-cell>
          <table:table-cell table:formula="of:=[.B2565]+1" office:value-type="float" office:value="2564" calcext:value-type="float">
            <text:p>2564</text:p>
          </table:table-cell>
        </table:table-row>
        <table:table-row table:style-name="ro1">
          <table:table-cell table:formula="of:=IF([$Code.A2567]=&quot;&quot;;&quot;&quot;;[$Code.A2567])">
            <text:p/>
          </table:table-cell>
          <table:table-cell table:formula="of:=[.B2566]+1" office:value-type="float" office:value="2565" calcext:value-type="float">
            <text:p>2565</text:p>
          </table:table-cell>
        </table:table-row>
        <table:table-row table:style-name="ro1">
          <table:table-cell table:formula="of:=IF([$Code.A2568]=&quot;&quot;;&quot;&quot;;[$Code.A2568])">
            <text:p/>
          </table:table-cell>
          <table:table-cell table:formula="of:=[.B2567]+1" office:value-type="float" office:value="2566" calcext:value-type="float">
            <text:p>2566</text:p>
          </table:table-cell>
        </table:table-row>
        <table:table-row table:style-name="ro1">
          <table:table-cell table:formula="of:=IF([$Code.A2569]=&quot;&quot;;&quot;&quot;;[$Code.A2569])">
            <text:p/>
          </table:table-cell>
          <table:table-cell table:formula="of:=[.B2568]+1" office:value-type="float" office:value="2567" calcext:value-type="float">
            <text:p>2567</text:p>
          </table:table-cell>
        </table:table-row>
        <table:table-row table:style-name="ro1">
          <table:table-cell table:formula="of:=IF([$Code.A2570]=&quot;&quot;;&quot;&quot;;[$Code.A2570])">
            <text:p/>
          </table:table-cell>
          <table:table-cell table:formula="of:=[.B2569]+1" office:value-type="float" office:value="2568" calcext:value-type="float">
            <text:p>2568</text:p>
          </table:table-cell>
        </table:table-row>
        <table:table-row table:style-name="ro1">
          <table:table-cell table:formula="of:=IF([$Code.A2571]=&quot;&quot;;&quot;&quot;;[$Code.A2571])">
            <text:p/>
          </table:table-cell>
          <table:table-cell table:formula="of:=[.B2570]+1" office:value-type="float" office:value="2569" calcext:value-type="float">
            <text:p>2569</text:p>
          </table:table-cell>
        </table:table-row>
        <table:table-row table:style-name="ro1">
          <table:table-cell table:formula="of:=IF([$Code.A2572]=&quot;&quot;;&quot;&quot;;[$Code.A2572])">
            <text:p/>
          </table:table-cell>
          <table:table-cell table:formula="of:=[.B2571]+1" office:value-type="float" office:value="2570" calcext:value-type="float">
            <text:p>2570</text:p>
          </table:table-cell>
        </table:table-row>
        <table:table-row table:style-name="ro1">
          <table:table-cell table:formula="of:=IF([$Code.A2573]=&quot;&quot;;&quot;&quot;;[$Code.A2573])">
            <text:p/>
          </table:table-cell>
          <table:table-cell table:formula="of:=[.B2572]+1" office:value-type="float" office:value="2571" calcext:value-type="float">
            <text:p>2571</text:p>
          </table:table-cell>
        </table:table-row>
        <table:table-row table:style-name="ro1">
          <table:table-cell table:formula="of:=IF([$Code.A2574]=&quot;&quot;;&quot;&quot;;[$Code.A2574])">
            <text:p/>
          </table:table-cell>
          <table:table-cell table:formula="of:=[.B2573]+1" office:value-type="float" office:value="2572" calcext:value-type="float">
            <text:p>2572</text:p>
          </table:table-cell>
        </table:table-row>
        <table:table-row table:style-name="ro1">
          <table:table-cell table:formula="of:=IF([$Code.A2575]=&quot;&quot;;&quot;&quot;;[$Code.A2575])">
            <text:p/>
          </table:table-cell>
          <table:table-cell table:formula="of:=[.B2574]+1" office:value-type="float" office:value="2573" calcext:value-type="float">
            <text:p>2573</text:p>
          </table:table-cell>
        </table:table-row>
        <table:table-row table:style-name="ro1">
          <table:table-cell table:formula="of:=IF([$Code.A2576]=&quot;&quot;;&quot;&quot;;[$Code.A2576])">
            <text:p/>
          </table:table-cell>
          <table:table-cell table:formula="of:=[.B2575]+1" office:value-type="float" office:value="2574" calcext:value-type="float">
            <text:p>2574</text:p>
          </table:table-cell>
        </table:table-row>
        <table:table-row table:style-name="ro1">
          <table:table-cell table:formula="of:=IF([$Code.A2577]=&quot;&quot;;&quot;&quot;;[$Code.A2577])">
            <text:p/>
          </table:table-cell>
          <table:table-cell table:formula="of:=[.B2576]+1" office:value-type="float" office:value="2575" calcext:value-type="float">
            <text:p>2575</text:p>
          </table:table-cell>
        </table:table-row>
        <table:table-row table:style-name="ro1">
          <table:table-cell table:formula="of:=IF([$Code.A2578]=&quot;&quot;;&quot;&quot;;[$Code.A2578])">
            <text:p/>
          </table:table-cell>
          <table:table-cell table:formula="of:=[.B2577]+1" office:value-type="float" office:value="2576" calcext:value-type="float">
            <text:p>2576</text:p>
          </table:table-cell>
        </table:table-row>
        <table:table-row table:style-name="ro1">
          <table:table-cell table:formula="of:=IF([$Code.A2579]=&quot;&quot;;&quot;&quot;;[$Code.A2579])">
            <text:p/>
          </table:table-cell>
          <table:table-cell table:formula="of:=[.B2578]+1" office:value-type="float" office:value="2577" calcext:value-type="float">
            <text:p>2577</text:p>
          </table:table-cell>
        </table:table-row>
        <table:table-row table:style-name="ro1">
          <table:table-cell table:formula="of:=IF([$Code.A2580]=&quot;&quot;;&quot;&quot;;[$Code.A2580])">
            <text:p/>
          </table:table-cell>
          <table:table-cell table:formula="of:=[.B2579]+1" office:value-type="float" office:value="2578" calcext:value-type="float">
            <text:p>2578</text:p>
          </table:table-cell>
        </table:table-row>
        <table:table-row table:style-name="ro1">
          <table:table-cell table:formula="of:=IF([$Code.A2581]=&quot;&quot;;&quot;&quot;;[$Code.A2581])">
            <text:p/>
          </table:table-cell>
          <table:table-cell table:formula="of:=[.B2580]+1" office:value-type="float" office:value="2579" calcext:value-type="float">
            <text:p>2579</text:p>
          </table:table-cell>
        </table:table-row>
        <table:table-row table:style-name="ro1">
          <table:table-cell table:formula="of:=IF([$Code.A2582]=&quot;&quot;;&quot;&quot;;[$Code.A2582])">
            <text:p/>
          </table:table-cell>
          <table:table-cell table:formula="of:=[.B2581]+1" office:value-type="float" office:value="2580" calcext:value-type="float">
            <text:p>2580</text:p>
          </table:table-cell>
        </table:table-row>
        <table:table-row table:style-name="ro1">
          <table:table-cell table:formula="of:=IF([$Code.A2583]=&quot;&quot;;&quot;&quot;;[$Code.A2583])">
            <text:p/>
          </table:table-cell>
          <table:table-cell table:formula="of:=[.B2582]+1" office:value-type="float" office:value="2581" calcext:value-type="float">
            <text:p>2581</text:p>
          </table:table-cell>
        </table:table-row>
        <table:table-row table:style-name="ro1">
          <table:table-cell table:formula="of:=IF([$Code.A2584]=&quot;&quot;;&quot;&quot;;[$Code.A2584])">
            <text:p/>
          </table:table-cell>
          <table:table-cell table:formula="of:=[.B2583]+1" office:value-type="float" office:value="2582" calcext:value-type="float">
            <text:p>2582</text:p>
          </table:table-cell>
        </table:table-row>
        <table:table-row table:style-name="ro1">
          <table:table-cell table:formula="of:=IF([$Code.A2585]=&quot;&quot;;&quot;&quot;;[$Code.A2585])">
            <text:p/>
          </table:table-cell>
          <table:table-cell table:formula="of:=[.B2584]+1" office:value-type="float" office:value="2583" calcext:value-type="float">
            <text:p>2583</text:p>
          </table:table-cell>
        </table:table-row>
        <table:table-row table:style-name="ro1">
          <table:table-cell table:formula="of:=IF([$Code.A2586]=&quot;&quot;;&quot;&quot;;[$Code.A2586])">
            <text:p/>
          </table:table-cell>
          <table:table-cell table:formula="of:=[.B2585]+1" office:value-type="float" office:value="2584" calcext:value-type="float">
            <text:p>2584</text:p>
          </table:table-cell>
        </table:table-row>
        <table:table-row table:style-name="ro1">
          <table:table-cell table:formula="of:=IF([$Code.A2587]=&quot;&quot;;&quot;&quot;;[$Code.A2587])">
            <text:p/>
          </table:table-cell>
          <table:table-cell table:formula="of:=[.B2586]+1" office:value-type="float" office:value="2585" calcext:value-type="float">
            <text:p>2585</text:p>
          </table:table-cell>
        </table:table-row>
        <table:table-row table:style-name="ro1">
          <table:table-cell table:formula="of:=IF([$Code.A2588]=&quot;&quot;;&quot;&quot;;[$Code.A2588])">
            <text:p/>
          </table:table-cell>
          <table:table-cell table:formula="of:=[.B2587]+1" office:value-type="float" office:value="2586" calcext:value-type="float">
            <text:p>2586</text:p>
          </table:table-cell>
        </table:table-row>
        <table:table-row table:style-name="ro1">
          <table:table-cell table:formula="of:=IF([$Code.A2589]=&quot;&quot;;&quot;&quot;;[$Code.A2589])">
            <text:p/>
          </table:table-cell>
          <table:table-cell table:formula="of:=[.B2588]+1" office:value-type="float" office:value="2587" calcext:value-type="float">
            <text:p>2587</text:p>
          </table:table-cell>
        </table:table-row>
        <table:table-row table:style-name="ro1">
          <table:table-cell table:formula="of:=IF([$Code.A2590]=&quot;&quot;;&quot;&quot;;[$Code.A2590])">
            <text:p/>
          </table:table-cell>
          <table:table-cell table:formula="of:=[.B2589]+1" office:value-type="float" office:value="2588" calcext:value-type="float">
            <text:p>2588</text:p>
          </table:table-cell>
        </table:table-row>
        <table:table-row table:style-name="ro1">
          <table:table-cell table:formula="of:=IF([$Code.A2591]=&quot;&quot;;&quot;&quot;;[$Code.A2591])">
            <text:p/>
          </table:table-cell>
          <table:table-cell table:formula="of:=[.B2590]+1" office:value-type="float" office:value="2589" calcext:value-type="float">
            <text:p>2589</text:p>
          </table:table-cell>
        </table:table-row>
        <table:table-row table:style-name="ro1">
          <table:table-cell table:formula="of:=IF([$Code.A2592]=&quot;&quot;;&quot;&quot;;[$Code.A2592])">
            <text:p/>
          </table:table-cell>
          <table:table-cell table:formula="of:=[.B2591]+1" office:value-type="float" office:value="2590" calcext:value-type="float">
            <text:p>2590</text:p>
          </table:table-cell>
        </table:table-row>
        <table:table-row table:style-name="ro1">
          <table:table-cell table:formula="of:=IF([$Code.A2593]=&quot;&quot;;&quot;&quot;;[$Code.A2593])">
            <text:p/>
          </table:table-cell>
          <table:table-cell table:formula="of:=[.B2592]+1" office:value-type="float" office:value="2591" calcext:value-type="float">
            <text:p>2591</text:p>
          </table:table-cell>
        </table:table-row>
        <table:table-row table:style-name="ro1">
          <table:table-cell table:formula="of:=IF([$Code.A2594]=&quot;&quot;;&quot;&quot;;[$Code.A2594])">
            <text:p/>
          </table:table-cell>
          <table:table-cell table:formula="of:=[.B2593]+1" office:value-type="float" office:value="2592" calcext:value-type="float">
            <text:p>2592</text:p>
          </table:table-cell>
        </table:table-row>
        <table:table-row table:style-name="ro1">
          <table:table-cell table:formula="of:=IF([$Code.A2595]=&quot;&quot;;&quot;&quot;;[$Code.A2595])">
            <text:p/>
          </table:table-cell>
          <table:table-cell table:formula="of:=[.B2594]+1" office:value-type="float" office:value="2593" calcext:value-type="float">
            <text:p>2593</text:p>
          </table:table-cell>
        </table:table-row>
        <table:table-row table:style-name="ro1">
          <table:table-cell table:formula="of:=IF([$Code.A2596]=&quot;&quot;;&quot;&quot;;[$Code.A2596])">
            <text:p/>
          </table:table-cell>
          <table:table-cell table:formula="of:=[.B2595]+1" office:value-type="float" office:value="2594" calcext:value-type="float">
            <text:p>2594</text:p>
          </table:table-cell>
        </table:table-row>
        <table:table-row table:style-name="ro1">
          <table:table-cell table:formula="of:=IF([$Code.A2597]=&quot;&quot;;&quot;&quot;;[$Code.A2597])">
            <text:p/>
          </table:table-cell>
          <table:table-cell table:formula="of:=[.B2596]+1" office:value-type="float" office:value="2595" calcext:value-type="float">
            <text:p>2595</text:p>
          </table:table-cell>
        </table:table-row>
        <table:table-row table:style-name="ro1">
          <table:table-cell table:formula="of:=IF([$Code.A2598]=&quot;&quot;;&quot;&quot;;[$Code.A2598])">
            <text:p/>
          </table:table-cell>
          <table:table-cell table:formula="of:=[.B2597]+1" office:value-type="float" office:value="2596" calcext:value-type="float">
            <text:p>2596</text:p>
          </table:table-cell>
        </table:table-row>
        <table:table-row table:style-name="ro1">
          <table:table-cell table:formula="of:=IF([$Code.A2599]=&quot;&quot;;&quot;&quot;;[$Code.A2599])">
            <text:p/>
          </table:table-cell>
          <table:table-cell table:formula="of:=[.B2598]+1" office:value-type="float" office:value="2597" calcext:value-type="float">
            <text:p>2597</text:p>
          </table:table-cell>
        </table:table-row>
        <table:table-row table:style-name="ro1">
          <table:table-cell table:formula="of:=IF([$Code.A2600]=&quot;&quot;;&quot;&quot;;[$Code.A2600])">
            <text:p/>
          </table:table-cell>
          <table:table-cell table:formula="of:=[.B2599]+1" office:value-type="float" office:value="2598" calcext:value-type="float">
            <text:p>2598</text:p>
          </table:table-cell>
        </table:table-row>
        <table:table-row table:style-name="ro1">
          <table:table-cell table:formula="of:=IF([$Code.A2601]=&quot;&quot;;&quot;&quot;;[$Code.A2601])">
            <text:p/>
          </table:table-cell>
          <table:table-cell table:formula="of:=[.B2600]+1" office:value-type="float" office:value="2599" calcext:value-type="float">
            <text:p>2599</text:p>
          </table:table-cell>
        </table:table-row>
        <table:table-row table:style-name="ro1">
          <table:table-cell table:formula="of:=IF([$Code.A2602]=&quot;&quot;;&quot;&quot;;[$Code.A2602])">
            <text:p/>
          </table:table-cell>
          <table:table-cell table:formula="of:=[.B2601]+1" office:value-type="float" office:value="2600" calcext:value-type="float">
            <text:p>2600</text:p>
          </table:table-cell>
        </table:table-row>
        <table:table-row table:style-name="ro1">
          <table:table-cell table:formula="of:=IF([$Code.A2603]=&quot;&quot;;&quot;&quot;;[$Code.A2603])">
            <text:p/>
          </table:table-cell>
          <table:table-cell table:formula="of:=[.B2602]+1" office:value-type="float" office:value="2601" calcext:value-type="float">
            <text:p>2601</text:p>
          </table:table-cell>
        </table:table-row>
        <table:table-row table:style-name="ro1">
          <table:table-cell table:formula="of:=IF([$Code.A2604]=&quot;&quot;;&quot;&quot;;[$Code.A2604])">
            <text:p/>
          </table:table-cell>
          <table:table-cell table:formula="of:=[.B2603]+1" office:value-type="float" office:value="2602" calcext:value-type="float">
            <text:p>2602</text:p>
          </table:table-cell>
        </table:table-row>
        <table:table-row table:style-name="ro1">
          <table:table-cell table:formula="of:=IF([$Code.A2605]=&quot;&quot;;&quot;&quot;;[$Code.A2605])">
            <text:p/>
          </table:table-cell>
          <table:table-cell table:formula="of:=[.B2604]+1" office:value-type="float" office:value="2603" calcext:value-type="float">
            <text:p>2603</text:p>
          </table:table-cell>
        </table:table-row>
        <table:table-row table:style-name="ro1">
          <table:table-cell table:formula="of:=IF([$Code.A2606]=&quot;&quot;;&quot;&quot;;[$Code.A2606])">
            <text:p/>
          </table:table-cell>
          <table:table-cell table:formula="of:=[.B2605]+1" office:value-type="float" office:value="2604" calcext:value-type="float">
            <text:p>2604</text:p>
          </table:table-cell>
        </table:table-row>
        <table:table-row table:style-name="ro1">
          <table:table-cell table:formula="of:=IF([$Code.A2607]=&quot;&quot;;&quot;&quot;;[$Code.A2607])">
            <text:p/>
          </table:table-cell>
          <table:table-cell table:formula="of:=[.B2606]+1" office:value-type="float" office:value="2605" calcext:value-type="float">
            <text:p>2605</text:p>
          </table:table-cell>
        </table:table-row>
        <table:table-row table:style-name="ro1">
          <table:table-cell table:formula="of:=IF([$Code.A2608]=&quot;&quot;;&quot;&quot;;[$Code.A2608])">
            <text:p/>
          </table:table-cell>
          <table:table-cell table:formula="of:=[.B2607]+1" office:value-type="float" office:value="2606" calcext:value-type="float">
            <text:p>2606</text:p>
          </table:table-cell>
        </table:table-row>
        <table:table-row table:style-name="ro1">
          <table:table-cell table:formula="of:=IF([$Code.A2609]=&quot;&quot;;&quot;&quot;;[$Code.A2609])">
            <text:p/>
          </table:table-cell>
          <table:table-cell table:formula="of:=[.B2608]+1" office:value-type="float" office:value="2607" calcext:value-type="float">
            <text:p>2607</text:p>
          </table:table-cell>
        </table:table-row>
        <table:table-row table:style-name="ro1">
          <table:table-cell table:formula="of:=IF([$Code.A2610]=&quot;&quot;;&quot;&quot;;[$Code.A2610])">
            <text:p/>
          </table:table-cell>
          <table:table-cell table:formula="of:=[.B2609]+1" office:value-type="float" office:value="2608" calcext:value-type="float">
            <text:p>2608</text:p>
          </table:table-cell>
        </table:table-row>
        <table:table-row table:style-name="ro1">
          <table:table-cell table:formula="of:=IF([$Code.A2611]=&quot;&quot;;&quot;&quot;;[$Code.A2611])">
            <text:p/>
          </table:table-cell>
          <table:table-cell table:formula="of:=[.B2610]+1" office:value-type="float" office:value="2609" calcext:value-type="float">
            <text:p>2609</text:p>
          </table:table-cell>
        </table:table-row>
        <table:table-row table:style-name="ro1">
          <table:table-cell table:formula="of:=IF([$Code.A2612]=&quot;&quot;;&quot;&quot;;[$Code.A2612])">
            <text:p/>
          </table:table-cell>
          <table:table-cell table:formula="of:=[.B2611]+1" office:value-type="float" office:value="2610" calcext:value-type="float">
            <text:p>2610</text:p>
          </table:table-cell>
        </table:table-row>
        <table:table-row table:style-name="ro1">
          <table:table-cell table:formula="of:=IF([$Code.A2613]=&quot;&quot;;&quot;&quot;;[$Code.A2613])">
            <text:p/>
          </table:table-cell>
          <table:table-cell table:formula="of:=[.B2612]+1" office:value-type="float" office:value="2611" calcext:value-type="float">
            <text:p>2611</text:p>
          </table:table-cell>
        </table:table-row>
        <table:table-row table:style-name="ro1">
          <table:table-cell table:formula="of:=IF([$Code.A2614]=&quot;&quot;;&quot;&quot;;[$Code.A2614])">
            <text:p/>
          </table:table-cell>
          <table:table-cell table:formula="of:=[.B2613]+1" office:value-type="float" office:value="2612" calcext:value-type="float">
            <text:p>2612</text:p>
          </table:table-cell>
        </table:table-row>
        <table:table-row table:style-name="ro1">
          <table:table-cell table:formula="of:=IF([$Code.A2615]=&quot;&quot;;&quot;&quot;;[$Code.A2615])">
            <text:p/>
          </table:table-cell>
          <table:table-cell table:formula="of:=[.B2614]+1" office:value-type="float" office:value="2613" calcext:value-type="float">
            <text:p>2613</text:p>
          </table:table-cell>
        </table:table-row>
        <table:table-row table:style-name="ro1">
          <table:table-cell table:formula="of:=IF([$Code.A2616]=&quot;&quot;;&quot;&quot;;[$Code.A2616])">
            <text:p/>
          </table:table-cell>
          <table:table-cell table:formula="of:=[.B2615]+1" office:value-type="float" office:value="2614" calcext:value-type="float">
            <text:p>2614</text:p>
          </table:table-cell>
        </table:table-row>
        <table:table-row table:style-name="ro1">
          <table:table-cell table:formula="of:=IF([$Code.A2617]=&quot;&quot;;&quot;&quot;;[$Code.A2617])">
            <text:p/>
          </table:table-cell>
          <table:table-cell table:formula="of:=[.B2616]+1" office:value-type="float" office:value="2615" calcext:value-type="float">
            <text:p>2615</text:p>
          </table:table-cell>
        </table:table-row>
        <table:table-row table:style-name="ro1">
          <table:table-cell table:formula="of:=IF([$Code.A2618]=&quot;&quot;;&quot;&quot;;[$Code.A2618])">
            <text:p/>
          </table:table-cell>
          <table:table-cell table:formula="of:=[.B2617]+1" office:value-type="float" office:value="2616" calcext:value-type="float">
            <text:p>2616</text:p>
          </table:table-cell>
        </table:table-row>
        <table:table-row table:style-name="ro1">
          <table:table-cell table:formula="of:=IF([$Code.A2619]=&quot;&quot;;&quot;&quot;;[$Code.A2619])">
            <text:p/>
          </table:table-cell>
          <table:table-cell table:formula="of:=[.B2618]+1" office:value-type="float" office:value="2617" calcext:value-type="float">
            <text:p>2617</text:p>
          </table:table-cell>
        </table:table-row>
        <table:table-row table:style-name="ro1">
          <table:table-cell table:formula="of:=IF([$Code.A2620]=&quot;&quot;;&quot;&quot;;[$Code.A2620])">
            <text:p/>
          </table:table-cell>
          <table:table-cell table:formula="of:=[.B2619]+1" office:value-type="float" office:value="2618" calcext:value-type="float">
            <text:p>2618</text:p>
          </table:table-cell>
        </table:table-row>
        <table:table-row table:style-name="ro1">
          <table:table-cell table:formula="of:=IF([$Code.A2621]=&quot;&quot;;&quot;&quot;;[$Code.A2621])">
            <text:p/>
          </table:table-cell>
          <table:table-cell table:formula="of:=[.B2620]+1" office:value-type="float" office:value="2619" calcext:value-type="float">
            <text:p>2619</text:p>
          </table:table-cell>
        </table:table-row>
        <table:table-row table:style-name="ro1">
          <table:table-cell table:formula="of:=IF([$Code.A2622]=&quot;&quot;;&quot;&quot;;[$Code.A2622])">
            <text:p/>
          </table:table-cell>
          <table:table-cell table:formula="of:=[.B2621]+1" office:value-type="float" office:value="2620" calcext:value-type="float">
            <text:p>2620</text:p>
          </table:table-cell>
        </table:table-row>
        <table:table-row table:style-name="ro1">
          <table:table-cell table:formula="of:=IF([$Code.A2623]=&quot;&quot;;&quot;&quot;;[$Code.A2623])">
            <text:p/>
          </table:table-cell>
          <table:table-cell table:formula="of:=[.B2622]+1" office:value-type="float" office:value="2621" calcext:value-type="float">
            <text:p>2621</text:p>
          </table:table-cell>
        </table:table-row>
        <table:table-row table:style-name="ro1">
          <table:table-cell table:formula="of:=IF([$Code.A2624]=&quot;&quot;;&quot;&quot;;[$Code.A2624])">
            <text:p/>
          </table:table-cell>
          <table:table-cell table:formula="of:=[.B2623]+1" office:value-type="float" office:value="2622" calcext:value-type="float">
            <text:p>2622</text:p>
          </table:table-cell>
        </table:table-row>
        <table:table-row table:style-name="ro1">
          <table:table-cell table:formula="of:=IF([$Code.A2625]=&quot;&quot;;&quot;&quot;;[$Code.A2625])">
            <text:p/>
          </table:table-cell>
          <table:table-cell table:formula="of:=[.B2624]+1" office:value-type="float" office:value="2623" calcext:value-type="float">
            <text:p>2623</text:p>
          </table:table-cell>
        </table:table-row>
        <table:table-row table:style-name="ro1">
          <table:table-cell table:formula="of:=IF([$Code.A2626]=&quot;&quot;;&quot;&quot;;[$Code.A2626])">
            <text:p/>
          </table:table-cell>
          <table:table-cell table:formula="of:=[.B2625]+1" office:value-type="float" office:value="2624" calcext:value-type="float">
            <text:p>2624</text:p>
          </table:table-cell>
        </table:table-row>
        <table:table-row table:style-name="ro1">
          <table:table-cell table:formula="of:=IF([$Code.A2627]=&quot;&quot;;&quot;&quot;;[$Code.A2627])">
            <text:p/>
          </table:table-cell>
          <table:table-cell table:formula="of:=[.B2626]+1" office:value-type="float" office:value="2625" calcext:value-type="float">
            <text:p>2625</text:p>
          </table:table-cell>
        </table:table-row>
        <table:table-row table:style-name="ro1">
          <table:table-cell table:formula="of:=IF([$Code.A2628]=&quot;&quot;;&quot;&quot;;[$Code.A2628])">
            <text:p/>
          </table:table-cell>
          <table:table-cell table:formula="of:=[.B2627]+1" office:value-type="float" office:value="2626" calcext:value-type="float">
            <text:p>2626</text:p>
          </table:table-cell>
        </table:table-row>
        <table:table-row table:style-name="ro1">
          <table:table-cell table:formula="of:=IF([$Code.A2629]=&quot;&quot;;&quot;&quot;;[$Code.A2629])">
            <text:p/>
          </table:table-cell>
          <table:table-cell table:formula="of:=[.B2628]+1" office:value-type="float" office:value="2627" calcext:value-type="float">
            <text:p>2627</text:p>
          </table:table-cell>
        </table:table-row>
        <table:table-row table:style-name="ro1">
          <table:table-cell table:formula="of:=IF([$Code.A2630]=&quot;&quot;;&quot;&quot;;[$Code.A2630])">
            <text:p/>
          </table:table-cell>
          <table:table-cell table:formula="of:=[.B2629]+1" office:value-type="float" office:value="2628" calcext:value-type="float">
            <text:p>2628</text:p>
          </table:table-cell>
        </table:table-row>
        <table:table-row table:style-name="ro1">
          <table:table-cell table:formula="of:=IF([$Code.A2631]=&quot;&quot;;&quot;&quot;;[$Code.A2631])">
            <text:p/>
          </table:table-cell>
          <table:table-cell table:formula="of:=[.B2630]+1" office:value-type="float" office:value="2629" calcext:value-type="float">
            <text:p>2629</text:p>
          </table:table-cell>
        </table:table-row>
        <table:table-row table:style-name="ro1">
          <table:table-cell table:formula="of:=IF([$Code.A2632]=&quot;&quot;;&quot;&quot;;[$Code.A2632])">
            <text:p/>
          </table:table-cell>
          <table:table-cell table:formula="of:=[.B2631]+1" office:value-type="float" office:value="2630" calcext:value-type="float">
            <text:p>2630</text:p>
          </table:table-cell>
        </table:table-row>
        <table:table-row table:style-name="ro1">
          <table:table-cell table:formula="of:=IF([$Code.A2633]=&quot;&quot;;&quot;&quot;;[$Code.A2633])">
            <text:p/>
          </table:table-cell>
          <table:table-cell table:formula="of:=[.B2632]+1" office:value-type="float" office:value="2631" calcext:value-type="float">
            <text:p>2631</text:p>
          </table:table-cell>
        </table:table-row>
        <table:table-row table:style-name="ro1">
          <table:table-cell table:formula="of:=IF([$Code.A2634]=&quot;&quot;;&quot;&quot;;[$Code.A2634])">
            <text:p/>
          </table:table-cell>
          <table:table-cell table:formula="of:=[.B2633]+1" office:value-type="float" office:value="2632" calcext:value-type="float">
            <text:p>2632</text:p>
          </table:table-cell>
        </table:table-row>
        <table:table-row table:style-name="ro1">
          <table:table-cell table:formula="of:=IF([$Code.A2635]=&quot;&quot;;&quot;&quot;;[$Code.A2635])">
            <text:p/>
          </table:table-cell>
          <table:table-cell table:formula="of:=[.B2634]+1" office:value-type="float" office:value="2633" calcext:value-type="float">
            <text:p>2633</text:p>
          </table:table-cell>
        </table:table-row>
        <table:table-row table:style-name="ro1">
          <table:table-cell table:formula="of:=IF([$Code.A2636]=&quot;&quot;;&quot;&quot;;[$Code.A2636])">
            <text:p/>
          </table:table-cell>
          <table:table-cell table:formula="of:=[.B2635]+1" office:value-type="float" office:value="2634" calcext:value-type="float">
            <text:p>2634</text:p>
          </table:table-cell>
        </table:table-row>
        <table:table-row table:style-name="ro1">
          <table:table-cell table:formula="of:=IF([$Code.A2637]=&quot;&quot;;&quot;&quot;;[$Code.A2637])">
            <text:p/>
          </table:table-cell>
          <table:table-cell table:formula="of:=[.B2636]+1" office:value-type="float" office:value="2635" calcext:value-type="float">
            <text:p>2635</text:p>
          </table:table-cell>
        </table:table-row>
        <table:table-row table:style-name="ro1">
          <table:table-cell table:formula="of:=IF([$Code.A2638]=&quot;&quot;;&quot;&quot;;[$Code.A2638])">
            <text:p/>
          </table:table-cell>
          <table:table-cell table:formula="of:=[.B2637]+1" office:value-type="float" office:value="2636" calcext:value-type="float">
            <text:p>2636</text:p>
          </table:table-cell>
        </table:table-row>
        <table:table-row table:style-name="ro1">
          <table:table-cell table:formula="of:=IF([$Code.A2639]=&quot;&quot;;&quot;&quot;;[$Code.A2639])">
            <text:p/>
          </table:table-cell>
          <table:table-cell table:formula="of:=[.B2638]+1" office:value-type="float" office:value="2637" calcext:value-type="float">
            <text:p>2637</text:p>
          </table:table-cell>
        </table:table-row>
        <table:table-row table:style-name="ro1">
          <table:table-cell table:formula="of:=IF([$Code.A2640]=&quot;&quot;;&quot;&quot;;[$Code.A2640])">
            <text:p/>
          </table:table-cell>
          <table:table-cell table:formula="of:=[.B2639]+1" office:value-type="float" office:value="2638" calcext:value-type="float">
            <text:p>2638</text:p>
          </table:table-cell>
        </table:table-row>
        <table:table-row table:style-name="ro1">
          <table:table-cell table:formula="of:=IF([$Code.A2641]=&quot;&quot;;&quot;&quot;;[$Code.A2641])">
            <text:p/>
          </table:table-cell>
          <table:table-cell table:formula="of:=[.B2640]+1" office:value-type="float" office:value="2639" calcext:value-type="float">
            <text:p>2639</text:p>
          </table:table-cell>
        </table:table-row>
        <table:table-row table:style-name="ro1">
          <table:table-cell table:formula="of:=IF([$Code.A2642]=&quot;&quot;;&quot;&quot;;[$Code.A2642])">
            <text:p/>
          </table:table-cell>
          <table:table-cell table:formula="of:=[.B2641]+1" office:value-type="float" office:value="2640" calcext:value-type="float">
            <text:p>2640</text:p>
          </table:table-cell>
        </table:table-row>
        <table:table-row table:style-name="ro1">
          <table:table-cell table:formula="of:=IF([$Code.A2643]=&quot;&quot;;&quot;&quot;;[$Code.A2643])">
            <text:p/>
          </table:table-cell>
          <table:table-cell table:formula="of:=[.B2642]+1" office:value-type="float" office:value="2641" calcext:value-type="float">
            <text:p>2641</text:p>
          </table:table-cell>
        </table:table-row>
        <table:table-row table:style-name="ro1">
          <table:table-cell table:formula="of:=IF([$Code.A2644]=&quot;&quot;;&quot;&quot;;[$Code.A2644])">
            <text:p/>
          </table:table-cell>
          <table:table-cell table:formula="of:=[.B2643]+1" office:value-type="float" office:value="2642" calcext:value-type="float">
            <text:p>2642</text:p>
          </table:table-cell>
        </table:table-row>
        <table:table-row table:style-name="ro1">
          <table:table-cell table:formula="of:=IF([$Code.A2645]=&quot;&quot;;&quot;&quot;;[$Code.A2645])">
            <text:p/>
          </table:table-cell>
          <table:table-cell table:formula="of:=[.B2644]+1" office:value-type="float" office:value="2643" calcext:value-type="float">
            <text:p>2643</text:p>
          </table:table-cell>
        </table:table-row>
        <table:table-row table:style-name="ro1">
          <table:table-cell table:formula="of:=IF([$Code.A2646]=&quot;&quot;;&quot;&quot;;[$Code.A2646])">
            <text:p/>
          </table:table-cell>
          <table:table-cell table:formula="of:=[.B2645]+1" office:value-type="float" office:value="2644" calcext:value-type="float">
            <text:p>2644</text:p>
          </table:table-cell>
        </table:table-row>
        <table:table-row table:style-name="ro1">
          <table:table-cell table:formula="of:=IF([$Code.A2647]=&quot;&quot;;&quot;&quot;;[$Code.A2647])">
            <text:p/>
          </table:table-cell>
          <table:table-cell table:formula="of:=[.B2646]+1" office:value-type="float" office:value="2645" calcext:value-type="float">
            <text:p>2645</text:p>
          </table:table-cell>
        </table:table-row>
        <table:table-row table:style-name="ro1">
          <table:table-cell table:formula="of:=IF([$Code.A2648]=&quot;&quot;;&quot;&quot;;[$Code.A2648])">
            <text:p/>
          </table:table-cell>
          <table:table-cell table:formula="of:=[.B2647]+1" office:value-type="float" office:value="2646" calcext:value-type="float">
            <text:p>2646</text:p>
          </table:table-cell>
        </table:table-row>
        <table:table-row table:style-name="ro1">
          <table:table-cell table:formula="of:=IF([$Code.A2649]=&quot;&quot;;&quot;&quot;;[$Code.A2649])">
            <text:p/>
          </table:table-cell>
          <table:table-cell table:formula="of:=[.B2648]+1" office:value-type="float" office:value="2647" calcext:value-type="float">
            <text:p>2647</text:p>
          </table:table-cell>
        </table:table-row>
        <table:table-row table:style-name="ro1">
          <table:table-cell table:formula="of:=IF([$Code.A2650]=&quot;&quot;;&quot;&quot;;[$Code.A2650])">
            <text:p/>
          </table:table-cell>
          <table:table-cell table:formula="of:=[.B2649]+1" office:value-type="float" office:value="2648" calcext:value-type="float">
            <text:p>2648</text:p>
          </table:table-cell>
        </table:table-row>
        <table:table-row table:style-name="ro1">
          <table:table-cell table:formula="of:=IF([$Code.A2651]=&quot;&quot;;&quot;&quot;;[$Code.A2651])">
            <text:p/>
          </table:table-cell>
          <table:table-cell table:formula="of:=[.B2650]+1" office:value-type="float" office:value="2649" calcext:value-type="float">
            <text:p>2649</text:p>
          </table:table-cell>
        </table:table-row>
        <table:table-row table:style-name="ro1">
          <table:table-cell table:formula="of:=IF([$Code.A2652]=&quot;&quot;;&quot;&quot;;[$Code.A2652])">
            <text:p/>
          </table:table-cell>
          <table:table-cell table:formula="of:=[.B2651]+1" office:value-type="float" office:value="2650" calcext:value-type="float">
            <text:p>2650</text:p>
          </table:table-cell>
        </table:table-row>
        <table:table-row table:style-name="ro1">
          <table:table-cell table:formula="of:=IF([$Code.A2653]=&quot;&quot;;&quot;&quot;;[$Code.A2653])">
            <text:p/>
          </table:table-cell>
          <table:table-cell table:formula="of:=[.B2652]+1" office:value-type="float" office:value="2651" calcext:value-type="float">
            <text:p>2651</text:p>
          </table:table-cell>
        </table:table-row>
        <table:table-row table:style-name="ro1">
          <table:table-cell table:formula="of:=IF([$Code.A2654]=&quot;&quot;;&quot;&quot;;[$Code.A2654])">
            <text:p/>
          </table:table-cell>
          <table:table-cell table:formula="of:=[.B2653]+1" office:value-type="float" office:value="2652" calcext:value-type="float">
            <text:p>2652</text:p>
          </table:table-cell>
        </table:table-row>
        <table:table-row table:style-name="ro1">
          <table:table-cell table:formula="of:=IF([$Code.A2655]=&quot;&quot;;&quot;&quot;;[$Code.A2655])">
            <text:p/>
          </table:table-cell>
          <table:table-cell table:formula="of:=[.B2654]+1" office:value-type="float" office:value="2653" calcext:value-type="float">
            <text:p>2653</text:p>
          </table:table-cell>
        </table:table-row>
        <table:table-row table:style-name="ro1">
          <table:table-cell table:formula="of:=IF([$Code.A2656]=&quot;&quot;;&quot;&quot;;[$Code.A2656])">
            <text:p/>
          </table:table-cell>
          <table:table-cell table:formula="of:=[.B2655]+1" office:value-type="float" office:value="2654" calcext:value-type="float">
            <text:p>2654</text:p>
          </table:table-cell>
        </table:table-row>
        <table:table-row table:style-name="ro1">
          <table:table-cell table:formula="of:=IF([$Code.A2657]=&quot;&quot;;&quot;&quot;;[$Code.A2657])">
            <text:p/>
          </table:table-cell>
          <table:table-cell table:formula="of:=[.B2656]+1" office:value-type="float" office:value="2655" calcext:value-type="float">
            <text:p>2655</text:p>
          </table:table-cell>
        </table:table-row>
        <table:table-row table:style-name="ro1">
          <table:table-cell table:formula="of:=IF([$Code.A2658]=&quot;&quot;;&quot;&quot;;[$Code.A2658])">
            <text:p/>
          </table:table-cell>
          <table:table-cell table:formula="of:=[.B2657]+1" office:value-type="float" office:value="2656" calcext:value-type="float">
            <text:p>2656</text:p>
          </table:table-cell>
        </table:table-row>
        <table:table-row table:style-name="ro1">
          <table:table-cell table:formula="of:=IF([$Code.A2659]=&quot;&quot;;&quot;&quot;;[$Code.A2659])">
            <text:p/>
          </table:table-cell>
          <table:table-cell table:formula="of:=[.B2658]+1" office:value-type="float" office:value="2657" calcext:value-type="float">
            <text:p>2657</text:p>
          </table:table-cell>
        </table:table-row>
        <table:table-row table:style-name="ro1">
          <table:table-cell table:formula="of:=IF([$Code.A2660]=&quot;&quot;;&quot;&quot;;[$Code.A2660])">
            <text:p/>
          </table:table-cell>
          <table:table-cell table:formula="of:=[.B2659]+1" office:value-type="float" office:value="2658" calcext:value-type="float">
            <text:p>2658</text:p>
          </table:table-cell>
        </table:table-row>
        <table:table-row table:style-name="ro1">
          <table:table-cell table:formula="of:=IF([$Code.A2661]=&quot;&quot;;&quot;&quot;;[$Code.A2661])">
            <text:p/>
          </table:table-cell>
          <table:table-cell table:formula="of:=[.B2660]+1" office:value-type="float" office:value="2659" calcext:value-type="float">
            <text:p>2659</text:p>
          </table:table-cell>
        </table:table-row>
        <table:table-row table:style-name="ro1">
          <table:table-cell table:formula="of:=IF([$Code.A2662]=&quot;&quot;;&quot;&quot;;[$Code.A2662])">
            <text:p/>
          </table:table-cell>
          <table:table-cell table:formula="of:=[.B2661]+1" office:value-type="float" office:value="2660" calcext:value-type="float">
            <text:p>2660</text:p>
          </table:table-cell>
        </table:table-row>
        <table:table-row table:style-name="ro1">
          <table:table-cell table:formula="of:=IF([$Code.A2663]=&quot;&quot;;&quot;&quot;;[$Code.A2663])">
            <text:p/>
          </table:table-cell>
          <table:table-cell table:formula="of:=[.B2662]+1" office:value-type="float" office:value="2661" calcext:value-type="float">
            <text:p>2661</text:p>
          </table:table-cell>
        </table:table-row>
        <table:table-row table:style-name="ro1">
          <table:table-cell table:formula="of:=IF([$Code.A2664]=&quot;&quot;;&quot;&quot;;[$Code.A2664])">
            <text:p/>
          </table:table-cell>
          <table:table-cell table:formula="of:=[.B2663]+1" office:value-type="float" office:value="2662" calcext:value-type="float">
            <text:p>2662</text:p>
          </table:table-cell>
        </table:table-row>
        <table:table-row table:style-name="ro1">
          <table:table-cell table:formula="of:=IF([$Code.A2665]=&quot;&quot;;&quot;&quot;;[$Code.A2665])">
            <text:p/>
          </table:table-cell>
          <table:table-cell table:formula="of:=[.B2664]+1" office:value-type="float" office:value="2663" calcext:value-type="float">
            <text:p>2663</text:p>
          </table:table-cell>
        </table:table-row>
        <table:table-row table:style-name="ro1">
          <table:table-cell table:formula="of:=IF([$Code.A2666]=&quot;&quot;;&quot;&quot;;[$Code.A2666])">
            <text:p/>
          </table:table-cell>
          <table:table-cell table:formula="of:=[.B2665]+1" office:value-type="float" office:value="2664" calcext:value-type="float">
            <text:p>2664</text:p>
          </table:table-cell>
        </table:table-row>
        <table:table-row table:style-name="ro1">
          <table:table-cell table:formula="of:=IF([$Code.A2667]=&quot;&quot;;&quot;&quot;;[$Code.A2667])">
            <text:p/>
          </table:table-cell>
          <table:table-cell table:formula="of:=[.B2666]+1" office:value-type="float" office:value="2665" calcext:value-type="float">
            <text:p>2665</text:p>
          </table:table-cell>
        </table:table-row>
        <table:table-row table:style-name="ro1">
          <table:table-cell table:formula="of:=IF([$Code.A2668]=&quot;&quot;;&quot;&quot;;[$Code.A2668])">
            <text:p/>
          </table:table-cell>
          <table:table-cell table:formula="of:=[.B2667]+1" office:value-type="float" office:value="2666" calcext:value-type="float">
            <text:p>2666</text:p>
          </table:table-cell>
        </table:table-row>
        <table:table-row table:style-name="ro1">
          <table:table-cell table:formula="of:=IF([$Code.A2669]=&quot;&quot;;&quot;&quot;;[$Code.A2669])">
            <text:p/>
          </table:table-cell>
          <table:table-cell table:formula="of:=[.B2668]+1" office:value-type="float" office:value="2667" calcext:value-type="float">
            <text:p>2667</text:p>
          </table:table-cell>
        </table:table-row>
        <table:table-row table:style-name="ro1">
          <table:table-cell table:formula="of:=IF([$Code.A2670]=&quot;&quot;;&quot;&quot;;[$Code.A2670])">
            <text:p/>
          </table:table-cell>
          <table:table-cell table:formula="of:=[.B2669]+1" office:value-type="float" office:value="2668" calcext:value-type="float">
            <text:p>2668</text:p>
          </table:table-cell>
        </table:table-row>
        <table:table-row table:style-name="ro1">
          <table:table-cell table:formula="of:=IF([$Code.A2671]=&quot;&quot;;&quot;&quot;;[$Code.A2671])">
            <text:p/>
          </table:table-cell>
          <table:table-cell table:formula="of:=[.B2670]+1" office:value-type="float" office:value="2669" calcext:value-type="float">
            <text:p>2669</text:p>
          </table:table-cell>
        </table:table-row>
        <table:table-row table:style-name="ro1">
          <table:table-cell table:formula="of:=IF([$Code.A2672]=&quot;&quot;;&quot;&quot;;[$Code.A2672])">
            <text:p/>
          </table:table-cell>
          <table:table-cell table:formula="of:=[.B2671]+1" office:value-type="float" office:value="2670" calcext:value-type="float">
            <text:p>2670</text:p>
          </table:table-cell>
        </table:table-row>
        <table:table-row table:style-name="ro1">
          <table:table-cell table:formula="of:=IF([$Code.A2673]=&quot;&quot;;&quot;&quot;;[$Code.A2673])">
            <text:p/>
          </table:table-cell>
          <table:table-cell table:formula="of:=[.B2672]+1" office:value-type="float" office:value="2671" calcext:value-type="float">
            <text:p>2671</text:p>
          </table:table-cell>
        </table:table-row>
        <table:table-row table:style-name="ro1">
          <table:table-cell table:formula="of:=IF([$Code.A2674]=&quot;&quot;;&quot;&quot;;[$Code.A2674])">
            <text:p/>
          </table:table-cell>
          <table:table-cell table:formula="of:=[.B2673]+1" office:value-type="float" office:value="2672" calcext:value-type="float">
            <text:p>2672</text:p>
          </table:table-cell>
        </table:table-row>
        <table:table-row table:style-name="ro1">
          <table:table-cell table:formula="of:=IF([$Code.A2675]=&quot;&quot;;&quot;&quot;;[$Code.A2675])">
            <text:p/>
          </table:table-cell>
          <table:table-cell table:formula="of:=[.B2674]+1" office:value-type="float" office:value="2673" calcext:value-type="float">
            <text:p>2673</text:p>
          </table:table-cell>
        </table:table-row>
        <table:table-row table:style-name="ro1">
          <table:table-cell table:formula="of:=IF([$Code.A2676]=&quot;&quot;;&quot;&quot;;[$Code.A2676])">
            <text:p/>
          </table:table-cell>
          <table:table-cell table:formula="of:=[.B2675]+1" office:value-type="float" office:value="2674" calcext:value-type="float">
            <text:p>2674</text:p>
          </table:table-cell>
        </table:table-row>
        <table:table-row table:style-name="ro1">
          <table:table-cell table:formula="of:=IF([$Code.A2677]=&quot;&quot;;&quot;&quot;;[$Code.A2677])">
            <text:p/>
          </table:table-cell>
          <table:table-cell table:formula="of:=[.B2676]+1" office:value-type="float" office:value="2675" calcext:value-type="float">
            <text:p>2675</text:p>
          </table:table-cell>
        </table:table-row>
        <table:table-row table:style-name="ro1">
          <table:table-cell table:formula="of:=IF([$Code.A2678]=&quot;&quot;;&quot;&quot;;[$Code.A2678])">
            <text:p/>
          </table:table-cell>
          <table:table-cell table:formula="of:=[.B2677]+1" office:value-type="float" office:value="2676" calcext:value-type="float">
            <text:p>2676</text:p>
          </table:table-cell>
        </table:table-row>
        <table:table-row table:style-name="ro1">
          <table:table-cell table:formula="of:=IF([$Code.A2679]=&quot;&quot;;&quot;&quot;;[$Code.A2679])">
            <text:p/>
          </table:table-cell>
          <table:table-cell table:formula="of:=[.B2678]+1" office:value-type="float" office:value="2677" calcext:value-type="float">
            <text:p>2677</text:p>
          </table:table-cell>
        </table:table-row>
        <table:table-row table:style-name="ro1">
          <table:table-cell table:formula="of:=IF([$Code.A2680]=&quot;&quot;;&quot;&quot;;[$Code.A2680])">
            <text:p/>
          </table:table-cell>
          <table:table-cell table:formula="of:=[.B2679]+1" office:value-type="float" office:value="2678" calcext:value-type="float">
            <text:p>2678</text:p>
          </table:table-cell>
        </table:table-row>
        <table:table-row table:style-name="ro1">
          <table:table-cell table:formula="of:=IF([$Code.A2681]=&quot;&quot;;&quot;&quot;;[$Code.A2681])">
            <text:p/>
          </table:table-cell>
          <table:table-cell table:formula="of:=[.B2680]+1" office:value-type="float" office:value="2679" calcext:value-type="float">
            <text:p>2679</text:p>
          </table:table-cell>
        </table:table-row>
        <table:table-row table:style-name="ro1">
          <table:table-cell table:formula="of:=IF([$Code.A2682]=&quot;&quot;;&quot;&quot;;[$Code.A2682])">
            <text:p/>
          </table:table-cell>
          <table:table-cell table:formula="of:=[.B2681]+1" office:value-type="float" office:value="2680" calcext:value-type="float">
            <text:p>2680</text:p>
          </table:table-cell>
        </table:table-row>
        <table:table-row table:style-name="ro1">
          <table:table-cell table:formula="of:=IF([$Code.A2683]=&quot;&quot;;&quot;&quot;;[$Code.A2683])">
            <text:p/>
          </table:table-cell>
          <table:table-cell table:formula="of:=[.B2682]+1" office:value-type="float" office:value="2681" calcext:value-type="float">
            <text:p>2681</text:p>
          </table:table-cell>
        </table:table-row>
        <table:table-row table:style-name="ro1">
          <table:table-cell table:formula="of:=IF([$Code.A2684]=&quot;&quot;;&quot;&quot;;[$Code.A2684])">
            <text:p/>
          </table:table-cell>
          <table:table-cell table:formula="of:=[.B2683]+1" office:value-type="float" office:value="2682" calcext:value-type="float">
            <text:p>2682</text:p>
          </table:table-cell>
        </table:table-row>
        <table:table-row table:style-name="ro1">
          <table:table-cell table:formula="of:=IF([$Code.A2685]=&quot;&quot;;&quot;&quot;;[$Code.A2685])">
            <text:p/>
          </table:table-cell>
          <table:table-cell table:formula="of:=[.B2684]+1" office:value-type="float" office:value="2683" calcext:value-type="float">
            <text:p>2683</text:p>
          </table:table-cell>
        </table:table-row>
        <table:table-row table:style-name="ro1">
          <table:table-cell table:formula="of:=IF([$Code.A2686]=&quot;&quot;;&quot;&quot;;[$Code.A2686])">
            <text:p/>
          </table:table-cell>
          <table:table-cell table:formula="of:=[.B2685]+1" office:value-type="float" office:value="2684" calcext:value-type="float">
            <text:p>2684</text:p>
          </table:table-cell>
        </table:table-row>
        <table:table-row table:style-name="ro1">
          <table:table-cell table:formula="of:=IF([$Code.A2687]=&quot;&quot;;&quot;&quot;;[$Code.A2687])">
            <text:p/>
          </table:table-cell>
          <table:table-cell table:formula="of:=[.B2686]+1" office:value-type="float" office:value="2685" calcext:value-type="float">
            <text:p>2685</text:p>
          </table:table-cell>
        </table:table-row>
        <table:table-row table:style-name="ro1">
          <table:table-cell table:formula="of:=IF([$Code.A2688]=&quot;&quot;;&quot;&quot;;[$Code.A2688])">
            <text:p/>
          </table:table-cell>
          <table:table-cell table:formula="of:=[.B2687]+1" office:value-type="float" office:value="2686" calcext:value-type="float">
            <text:p>2686</text:p>
          </table:table-cell>
        </table:table-row>
        <table:table-row table:style-name="ro1">
          <table:table-cell table:formula="of:=IF([$Code.A2689]=&quot;&quot;;&quot;&quot;;[$Code.A2689])">
            <text:p/>
          </table:table-cell>
          <table:table-cell table:formula="of:=[.B2688]+1" office:value-type="float" office:value="2687" calcext:value-type="float">
            <text:p>2687</text:p>
          </table:table-cell>
        </table:table-row>
        <table:table-row table:style-name="ro1">
          <table:table-cell table:formula="of:=IF([$Code.A2690]=&quot;&quot;;&quot;&quot;;[$Code.A2690])">
            <text:p/>
          </table:table-cell>
          <table:table-cell table:formula="of:=[.B2689]+1" office:value-type="float" office:value="2688" calcext:value-type="float">
            <text:p>2688</text:p>
          </table:table-cell>
        </table:table-row>
        <table:table-row table:style-name="ro1">
          <table:table-cell table:formula="of:=IF([$Code.A2691]=&quot;&quot;;&quot;&quot;;[$Code.A2691])">
            <text:p/>
          </table:table-cell>
          <table:table-cell table:formula="of:=[.B2690]+1" office:value-type="float" office:value="2689" calcext:value-type="float">
            <text:p>2689</text:p>
          </table:table-cell>
        </table:table-row>
        <table:table-row table:style-name="ro1">
          <table:table-cell table:formula="of:=IF([$Code.A2692]=&quot;&quot;;&quot;&quot;;[$Code.A2692])">
            <text:p/>
          </table:table-cell>
          <table:table-cell table:formula="of:=[.B2691]+1" office:value-type="float" office:value="2690" calcext:value-type="float">
            <text:p>2690</text:p>
          </table:table-cell>
        </table:table-row>
        <table:table-row table:style-name="ro1">
          <table:table-cell table:formula="of:=IF([$Code.A2693]=&quot;&quot;;&quot;&quot;;[$Code.A2693])">
            <text:p/>
          </table:table-cell>
          <table:table-cell table:formula="of:=[.B2692]+1" office:value-type="float" office:value="2691" calcext:value-type="float">
            <text:p>2691</text:p>
          </table:table-cell>
        </table:table-row>
        <table:table-row table:style-name="ro1">
          <table:table-cell table:formula="of:=IF([$Code.A2694]=&quot;&quot;;&quot;&quot;;[$Code.A2694])">
            <text:p/>
          </table:table-cell>
          <table:table-cell table:formula="of:=[.B2693]+1" office:value-type="float" office:value="2692" calcext:value-type="float">
            <text:p>2692</text:p>
          </table:table-cell>
        </table:table-row>
        <table:table-row table:style-name="ro1">
          <table:table-cell table:formula="of:=IF([$Code.A2695]=&quot;&quot;;&quot;&quot;;[$Code.A2695])">
            <text:p/>
          </table:table-cell>
          <table:table-cell table:formula="of:=[.B2694]+1" office:value-type="float" office:value="2693" calcext:value-type="float">
            <text:p>2693</text:p>
          </table:table-cell>
        </table:table-row>
        <table:table-row table:style-name="ro1">
          <table:table-cell table:formula="of:=IF([$Code.A2696]=&quot;&quot;;&quot;&quot;;[$Code.A2696])">
            <text:p/>
          </table:table-cell>
          <table:table-cell table:formula="of:=[.B2695]+1" office:value-type="float" office:value="2694" calcext:value-type="float">
            <text:p>2694</text:p>
          </table:table-cell>
        </table:table-row>
        <table:table-row table:style-name="ro1">
          <table:table-cell table:formula="of:=IF([$Code.A2697]=&quot;&quot;;&quot;&quot;;[$Code.A2697])">
            <text:p/>
          </table:table-cell>
          <table:table-cell table:formula="of:=[.B2696]+1" office:value-type="float" office:value="2695" calcext:value-type="float">
            <text:p>2695</text:p>
          </table:table-cell>
        </table:table-row>
        <table:table-row table:style-name="ro1">
          <table:table-cell table:formula="of:=IF([$Code.A2698]=&quot;&quot;;&quot;&quot;;[$Code.A2698])">
            <text:p/>
          </table:table-cell>
          <table:table-cell table:formula="of:=[.B2697]+1" office:value-type="float" office:value="2696" calcext:value-type="float">
            <text:p>2696</text:p>
          </table:table-cell>
        </table:table-row>
        <table:table-row table:style-name="ro1">
          <table:table-cell table:formula="of:=IF([$Code.A2699]=&quot;&quot;;&quot;&quot;;[$Code.A2699])">
            <text:p/>
          </table:table-cell>
          <table:table-cell table:formula="of:=[.B2698]+1" office:value-type="float" office:value="2697" calcext:value-type="float">
            <text:p>2697</text:p>
          </table:table-cell>
        </table:table-row>
        <table:table-row table:style-name="ro1">
          <table:table-cell table:formula="of:=IF([$Code.A2700]=&quot;&quot;;&quot;&quot;;[$Code.A2700])">
            <text:p/>
          </table:table-cell>
          <table:table-cell table:formula="of:=[.B2699]+1" office:value-type="float" office:value="2698" calcext:value-type="float">
            <text:p>2698</text:p>
          </table:table-cell>
        </table:table-row>
        <table:table-row table:style-name="ro1">
          <table:table-cell table:formula="of:=IF([$Code.A2701]=&quot;&quot;;&quot;&quot;;[$Code.A2701])">
            <text:p/>
          </table:table-cell>
          <table:table-cell table:formula="of:=[.B2700]+1" office:value-type="float" office:value="2699" calcext:value-type="float">
            <text:p>2699</text:p>
          </table:table-cell>
        </table:table-row>
        <table:table-row table:style-name="ro1">
          <table:table-cell table:formula="of:=IF([$Code.A2702]=&quot;&quot;;&quot;&quot;;[$Code.A2702])">
            <text:p/>
          </table:table-cell>
          <table:table-cell table:formula="of:=[.B2701]+1" office:value-type="float" office:value="2700" calcext:value-type="float">
            <text:p>2700</text:p>
          </table:table-cell>
        </table:table-row>
        <table:table-row table:style-name="ro1">
          <table:table-cell table:formula="of:=IF([$Code.A2703]=&quot;&quot;;&quot;&quot;;[$Code.A2703])">
            <text:p/>
          </table:table-cell>
          <table:table-cell table:formula="of:=[.B2702]+1" office:value-type="float" office:value="2701" calcext:value-type="float">
            <text:p>2701</text:p>
          </table:table-cell>
        </table:table-row>
        <table:table-row table:style-name="ro1">
          <table:table-cell table:formula="of:=IF([$Code.A2704]=&quot;&quot;;&quot;&quot;;[$Code.A2704])">
            <text:p/>
          </table:table-cell>
          <table:table-cell table:formula="of:=[.B2703]+1" office:value-type="float" office:value="2702" calcext:value-type="float">
            <text:p>2702</text:p>
          </table:table-cell>
        </table:table-row>
        <table:table-row table:style-name="ro1">
          <table:table-cell table:formula="of:=IF([$Code.A2705]=&quot;&quot;;&quot;&quot;;[$Code.A2705])">
            <text:p/>
          </table:table-cell>
          <table:table-cell table:formula="of:=[.B2704]+1" office:value-type="float" office:value="2703" calcext:value-type="float">
            <text:p>2703</text:p>
          </table:table-cell>
        </table:table-row>
        <table:table-row table:style-name="ro1">
          <table:table-cell table:formula="of:=IF([$Code.A2706]=&quot;&quot;;&quot;&quot;;[$Code.A2706])">
            <text:p/>
          </table:table-cell>
          <table:table-cell table:formula="of:=[.B2705]+1" office:value-type="float" office:value="2704" calcext:value-type="float">
            <text:p>2704</text:p>
          </table:table-cell>
        </table:table-row>
        <table:table-row table:style-name="ro1">
          <table:table-cell table:formula="of:=IF([$Code.A2707]=&quot;&quot;;&quot;&quot;;[$Code.A2707])">
            <text:p/>
          </table:table-cell>
          <table:table-cell table:formula="of:=[.B2706]+1" office:value-type="float" office:value="2705" calcext:value-type="float">
            <text:p>2705</text:p>
          </table:table-cell>
        </table:table-row>
        <table:table-row table:style-name="ro1">
          <table:table-cell table:formula="of:=IF([$Code.A2708]=&quot;&quot;;&quot;&quot;;[$Code.A2708])">
            <text:p/>
          </table:table-cell>
          <table:table-cell table:formula="of:=[.B2707]+1" office:value-type="float" office:value="2706" calcext:value-type="float">
            <text:p>2706</text:p>
          </table:table-cell>
        </table:table-row>
        <table:table-row table:style-name="ro1">
          <table:table-cell table:formula="of:=IF([$Code.A2709]=&quot;&quot;;&quot;&quot;;[$Code.A2709])">
            <text:p/>
          </table:table-cell>
          <table:table-cell table:formula="of:=[.B2708]+1" office:value-type="float" office:value="2707" calcext:value-type="float">
            <text:p>2707</text:p>
          </table:table-cell>
        </table:table-row>
        <table:table-row table:style-name="ro1">
          <table:table-cell table:formula="of:=IF([$Code.A2710]=&quot;&quot;;&quot;&quot;;[$Code.A2710])">
            <text:p/>
          </table:table-cell>
          <table:table-cell table:formula="of:=[.B2709]+1" office:value-type="float" office:value="2708" calcext:value-type="float">
            <text:p>2708</text:p>
          </table:table-cell>
        </table:table-row>
        <table:table-row table:style-name="ro1">
          <table:table-cell table:formula="of:=IF([$Code.A2711]=&quot;&quot;;&quot;&quot;;[$Code.A2711])">
            <text:p/>
          </table:table-cell>
          <table:table-cell table:formula="of:=[.B2710]+1" office:value-type="float" office:value="2709" calcext:value-type="float">
            <text:p>2709</text:p>
          </table:table-cell>
        </table:table-row>
        <table:table-row table:style-name="ro1">
          <table:table-cell table:formula="of:=IF([$Code.A2712]=&quot;&quot;;&quot;&quot;;[$Code.A2712])">
            <text:p/>
          </table:table-cell>
          <table:table-cell table:formula="of:=[.B2711]+1" office:value-type="float" office:value="2710" calcext:value-type="float">
            <text:p>2710</text:p>
          </table:table-cell>
        </table:table-row>
        <table:table-row table:style-name="ro1">
          <table:table-cell table:formula="of:=IF([$Code.A2713]=&quot;&quot;;&quot;&quot;;[$Code.A2713])">
            <text:p/>
          </table:table-cell>
          <table:table-cell table:formula="of:=[.B2712]+1" office:value-type="float" office:value="2711" calcext:value-type="float">
            <text:p>2711</text:p>
          </table:table-cell>
        </table:table-row>
        <table:table-row table:style-name="ro1">
          <table:table-cell table:formula="of:=IF([$Code.A2714]=&quot;&quot;;&quot;&quot;;[$Code.A2714])">
            <text:p/>
          </table:table-cell>
          <table:table-cell table:formula="of:=[.B2713]+1" office:value-type="float" office:value="2712" calcext:value-type="float">
            <text:p>2712</text:p>
          </table:table-cell>
        </table:table-row>
        <table:table-row table:style-name="ro1">
          <table:table-cell table:formula="of:=IF([$Code.A2715]=&quot;&quot;;&quot;&quot;;[$Code.A2715])">
            <text:p/>
          </table:table-cell>
          <table:table-cell table:formula="of:=[.B2714]+1" office:value-type="float" office:value="2713" calcext:value-type="float">
            <text:p>2713</text:p>
          </table:table-cell>
        </table:table-row>
        <table:table-row table:style-name="ro1">
          <table:table-cell table:formula="of:=IF([$Code.A2716]=&quot;&quot;;&quot;&quot;;[$Code.A2716])">
            <text:p/>
          </table:table-cell>
          <table:table-cell table:formula="of:=[.B2715]+1" office:value-type="float" office:value="2714" calcext:value-type="float">
            <text:p>2714</text:p>
          </table:table-cell>
        </table:table-row>
        <table:table-row table:style-name="ro1">
          <table:table-cell table:formula="of:=IF([$Code.A2717]=&quot;&quot;;&quot;&quot;;[$Code.A2717])">
            <text:p/>
          </table:table-cell>
          <table:table-cell table:formula="of:=[.B2716]+1" office:value-type="float" office:value="2715" calcext:value-type="float">
            <text:p>2715</text:p>
          </table:table-cell>
        </table:table-row>
        <table:table-row table:style-name="ro1">
          <table:table-cell table:formula="of:=IF([$Code.A2718]=&quot;&quot;;&quot;&quot;;[$Code.A2718])">
            <text:p/>
          </table:table-cell>
          <table:table-cell table:formula="of:=[.B2717]+1" office:value-type="float" office:value="2716" calcext:value-type="float">
            <text:p>2716</text:p>
          </table:table-cell>
        </table:table-row>
        <table:table-row table:style-name="ro1">
          <table:table-cell table:formula="of:=IF([$Code.A2719]=&quot;&quot;;&quot;&quot;;[$Code.A2719])">
            <text:p/>
          </table:table-cell>
          <table:table-cell table:formula="of:=[.B2718]+1" office:value-type="float" office:value="2717" calcext:value-type="float">
            <text:p>2717</text:p>
          </table:table-cell>
        </table:table-row>
        <table:table-row table:style-name="ro1">
          <table:table-cell table:formula="of:=IF([$Code.A2720]=&quot;&quot;;&quot;&quot;;[$Code.A2720])">
            <text:p/>
          </table:table-cell>
          <table:table-cell table:formula="of:=[.B2719]+1" office:value-type="float" office:value="2718" calcext:value-type="float">
            <text:p>2718</text:p>
          </table:table-cell>
        </table:table-row>
        <table:table-row table:style-name="ro1">
          <table:table-cell table:formula="of:=IF([$Code.A2721]=&quot;&quot;;&quot;&quot;;[$Code.A2721])">
            <text:p/>
          </table:table-cell>
          <table:table-cell table:formula="of:=[.B2720]+1" office:value-type="float" office:value="2719" calcext:value-type="float">
            <text:p>2719</text:p>
          </table:table-cell>
        </table:table-row>
        <table:table-row table:style-name="ro1">
          <table:table-cell table:formula="of:=IF([$Code.A2722]=&quot;&quot;;&quot;&quot;;[$Code.A2722])">
            <text:p/>
          </table:table-cell>
          <table:table-cell table:formula="of:=[.B2721]+1" office:value-type="float" office:value="2720" calcext:value-type="float">
            <text:p>2720</text:p>
          </table:table-cell>
        </table:table-row>
        <table:table-row table:style-name="ro1">
          <table:table-cell table:formula="of:=IF([$Code.A2723]=&quot;&quot;;&quot;&quot;;[$Code.A2723])">
            <text:p/>
          </table:table-cell>
          <table:table-cell table:formula="of:=[.B2722]+1" office:value-type="float" office:value="2721" calcext:value-type="float">
            <text:p>2721</text:p>
          </table:table-cell>
        </table:table-row>
        <table:table-row table:style-name="ro1">
          <table:table-cell table:formula="of:=IF([$Code.A2724]=&quot;&quot;;&quot;&quot;;[$Code.A2724])">
            <text:p/>
          </table:table-cell>
          <table:table-cell table:formula="of:=[.B2723]+1" office:value-type="float" office:value="2722" calcext:value-type="float">
            <text:p>2722</text:p>
          </table:table-cell>
        </table:table-row>
        <table:table-row table:style-name="ro1">
          <table:table-cell table:formula="of:=IF([$Code.A2725]=&quot;&quot;;&quot;&quot;;[$Code.A2725])">
            <text:p/>
          </table:table-cell>
          <table:table-cell table:formula="of:=[.B2724]+1" office:value-type="float" office:value="2723" calcext:value-type="float">
            <text:p>2723</text:p>
          </table:table-cell>
        </table:table-row>
        <table:table-row table:style-name="ro1">
          <table:table-cell table:formula="of:=IF([$Code.A2726]=&quot;&quot;;&quot;&quot;;[$Code.A2726])">
            <text:p/>
          </table:table-cell>
          <table:table-cell table:formula="of:=[.B2725]+1" office:value-type="float" office:value="2724" calcext:value-type="float">
            <text:p>2724</text:p>
          </table:table-cell>
        </table:table-row>
        <table:table-row table:style-name="ro1">
          <table:table-cell table:formula="of:=IF([$Code.A2727]=&quot;&quot;;&quot;&quot;;[$Code.A2727])">
            <text:p/>
          </table:table-cell>
          <table:table-cell table:formula="of:=[.B2726]+1" office:value-type="float" office:value="2725" calcext:value-type="float">
            <text:p>2725</text:p>
          </table:table-cell>
        </table:table-row>
        <table:table-row table:style-name="ro1">
          <table:table-cell table:formula="of:=IF([$Code.A2728]=&quot;&quot;;&quot;&quot;;[$Code.A2728])">
            <text:p/>
          </table:table-cell>
          <table:table-cell table:formula="of:=[.B2727]+1" office:value-type="float" office:value="2726" calcext:value-type="float">
            <text:p>2726</text:p>
          </table:table-cell>
        </table:table-row>
        <table:table-row table:style-name="ro1">
          <table:table-cell table:formula="of:=IF([$Code.A2729]=&quot;&quot;;&quot;&quot;;[$Code.A2729])">
            <text:p/>
          </table:table-cell>
          <table:table-cell table:formula="of:=[.B2728]+1" office:value-type="float" office:value="2727" calcext:value-type="float">
            <text:p>2727</text:p>
          </table:table-cell>
        </table:table-row>
        <table:table-row table:style-name="ro1">
          <table:table-cell table:formula="of:=IF([$Code.A2730]=&quot;&quot;;&quot;&quot;;[$Code.A2730])">
            <text:p/>
          </table:table-cell>
          <table:table-cell table:formula="of:=[.B2729]+1" office:value-type="float" office:value="2728" calcext:value-type="float">
            <text:p>2728</text:p>
          </table:table-cell>
        </table:table-row>
        <table:table-row table:style-name="ro1">
          <table:table-cell table:formula="of:=IF([$Code.A2731]=&quot;&quot;;&quot;&quot;;[$Code.A2731])">
            <text:p/>
          </table:table-cell>
          <table:table-cell table:formula="of:=[.B2730]+1" office:value-type="float" office:value="2729" calcext:value-type="float">
            <text:p>2729</text:p>
          </table:table-cell>
        </table:table-row>
        <table:table-row table:style-name="ro1">
          <table:table-cell table:formula="of:=IF([$Code.A2732]=&quot;&quot;;&quot;&quot;;[$Code.A2732])">
            <text:p/>
          </table:table-cell>
          <table:table-cell table:formula="of:=[.B2731]+1" office:value-type="float" office:value="2730" calcext:value-type="float">
            <text:p>2730</text:p>
          </table:table-cell>
        </table:table-row>
        <table:table-row table:style-name="ro1">
          <table:table-cell table:formula="of:=IF([$Code.A2733]=&quot;&quot;;&quot;&quot;;[$Code.A2733])">
            <text:p/>
          </table:table-cell>
          <table:table-cell table:formula="of:=[.B2732]+1" office:value-type="float" office:value="2731" calcext:value-type="float">
            <text:p>2731</text:p>
          </table:table-cell>
        </table:table-row>
        <table:table-row table:style-name="ro1">
          <table:table-cell table:formula="of:=IF([$Code.A2734]=&quot;&quot;;&quot;&quot;;[$Code.A2734])">
            <text:p/>
          </table:table-cell>
          <table:table-cell table:formula="of:=[.B2733]+1" office:value-type="float" office:value="2732" calcext:value-type="float">
            <text:p>2732</text:p>
          </table:table-cell>
        </table:table-row>
        <table:table-row table:style-name="ro1">
          <table:table-cell table:formula="of:=IF([$Code.A2735]=&quot;&quot;;&quot;&quot;;[$Code.A2735])">
            <text:p/>
          </table:table-cell>
          <table:table-cell table:formula="of:=[.B2734]+1" office:value-type="float" office:value="2733" calcext:value-type="float">
            <text:p>2733</text:p>
          </table:table-cell>
        </table:table-row>
        <table:table-row table:style-name="ro1">
          <table:table-cell table:formula="of:=IF([$Code.A2736]=&quot;&quot;;&quot;&quot;;[$Code.A2736])">
            <text:p/>
          </table:table-cell>
          <table:table-cell table:formula="of:=[.B2735]+1" office:value-type="float" office:value="2734" calcext:value-type="float">
            <text:p>2734</text:p>
          </table:table-cell>
        </table:table-row>
        <table:table-row table:style-name="ro1">
          <table:table-cell table:formula="of:=IF([$Code.A2737]=&quot;&quot;;&quot;&quot;;[$Code.A2737])">
            <text:p/>
          </table:table-cell>
          <table:table-cell table:formula="of:=[.B2736]+1" office:value-type="float" office:value="2735" calcext:value-type="float">
            <text:p>2735</text:p>
          </table:table-cell>
        </table:table-row>
        <table:table-row table:style-name="ro1">
          <table:table-cell table:formula="of:=IF([$Code.A2738]=&quot;&quot;;&quot;&quot;;[$Code.A2738])">
            <text:p/>
          </table:table-cell>
          <table:table-cell table:formula="of:=[.B2737]+1" office:value-type="float" office:value="2736" calcext:value-type="float">
            <text:p>2736</text:p>
          </table:table-cell>
        </table:table-row>
        <table:table-row table:style-name="ro1">
          <table:table-cell table:formula="of:=IF([$Code.A2739]=&quot;&quot;;&quot;&quot;;[$Code.A2739])">
            <text:p/>
          </table:table-cell>
          <table:table-cell table:formula="of:=[.B2738]+1" office:value-type="float" office:value="2737" calcext:value-type="float">
            <text:p>2737</text:p>
          </table:table-cell>
        </table:table-row>
        <table:table-row table:style-name="ro1">
          <table:table-cell table:formula="of:=IF([$Code.A2740]=&quot;&quot;;&quot;&quot;;[$Code.A2740])">
            <text:p/>
          </table:table-cell>
          <table:table-cell table:formula="of:=[.B2739]+1" office:value-type="float" office:value="2738" calcext:value-type="float">
            <text:p>2738</text:p>
          </table:table-cell>
        </table:table-row>
        <table:table-row table:style-name="ro1">
          <table:table-cell table:formula="of:=IF([$Code.A2741]=&quot;&quot;;&quot;&quot;;[$Code.A2741])">
            <text:p/>
          </table:table-cell>
          <table:table-cell table:formula="of:=[.B2740]+1" office:value-type="float" office:value="2739" calcext:value-type="float">
            <text:p>2739</text:p>
          </table:table-cell>
        </table:table-row>
        <table:table-row table:style-name="ro1">
          <table:table-cell table:formula="of:=IF([$Code.A2742]=&quot;&quot;;&quot;&quot;;[$Code.A2742])">
            <text:p/>
          </table:table-cell>
          <table:table-cell table:formula="of:=[.B2741]+1" office:value-type="float" office:value="2740" calcext:value-type="float">
            <text:p>2740</text:p>
          </table:table-cell>
        </table:table-row>
        <table:table-row table:style-name="ro1">
          <table:table-cell table:formula="of:=IF([$Code.A2743]=&quot;&quot;;&quot;&quot;;[$Code.A2743])">
            <text:p/>
          </table:table-cell>
          <table:table-cell table:formula="of:=[.B2742]+1" office:value-type="float" office:value="2741" calcext:value-type="float">
            <text:p>2741</text:p>
          </table:table-cell>
        </table:table-row>
        <table:table-row table:style-name="ro1">
          <table:table-cell table:formula="of:=IF([$Code.A2744]=&quot;&quot;;&quot;&quot;;[$Code.A2744])">
            <text:p/>
          </table:table-cell>
          <table:table-cell table:formula="of:=[.B2743]+1" office:value-type="float" office:value="2742" calcext:value-type="float">
            <text:p>2742</text:p>
          </table:table-cell>
        </table:table-row>
        <table:table-row table:style-name="ro1">
          <table:table-cell table:formula="of:=IF([$Code.A2745]=&quot;&quot;;&quot;&quot;;[$Code.A2745])">
            <text:p/>
          </table:table-cell>
          <table:table-cell table:formula="of:=[.B2744]+1" office:value-type="float" office:value="2743" calcext:value-type="float">
            <text:p>2743</text:p>
          </table:table-cell>
        </table:table-row>
        <table:table-row table:style-name="ro1">
          <table:table-cell table:formula="of:=IF([$Code.A2746]=&quot;&quot;;&quot;&quot;;[$Code.A2746])">
            <text:p/>
          </table:table-cell>
          <table:table-cell table:formula="of:=[.B2745]+1" office:value-type="float" office:value="2744" calcext:value-type="float">
            <text:p>2744</text:p>
          </table:table-cell>
        </table:table-row>
        <table:table-row table:style-name="ro1">
          <table:table-cell table:formula="of:=IF([$Code.A2747]=&quot;&quot;;&quot;&quot;;[$Code.A2747])">
            <text:p/>
          </table:table-cell>
          <table:table-cell table:formula="of:=[.B2746]+1" office:value-type="float" office:value="2745" calcext:value-type="float">
            <text:p>2745</text:p>
          </table:table-cell>
        </table:table-row>
        <table:table-row table:style-name="ro1">
          <table:table-cell table:formula="of:=IF([$Code.A2748]=&quot;&quot;;&quot;&quot;;[$Code.A2748])">
            <text:p/>
          </table:table-cell>
          <table:table-cell table:formula="of:=[.B2747]+1" office:value-type="float" office:value="2746" calcext:value-type="float">
            <text:p>2746</text:p>
          </table:table-cell>
        </table:table-row>
        <table:table-row table:style-name="ro1">
          <table:table-cell table:formula="of:=IF([$Code.A2749]=&quot;&quot;;&quot;&quot;;[$Code.A2749])">
            <text:p/>
          </table:table-cell>
          <table:table-cell table:formula="of:=[.B2748]+1" office:value-type="float" office:value="2747" calcext:value-type="float">
            <text:p>2747</text:p>
          </table:table-cell>
        </table:table-row>
        <table:table-row table:style-name="ro1">
          <table:table-cell table:formula="of:=IF([$Code.A2750]=&quot;&quot;;&quot;&quot;;[$Code.A2750])">
            <text:p/>
          </table:table-cell>
          <table:table-cell table:formula="of:=[.B2749]+1" office:value-type="float" office:value="2748" calcext:value-type="float">
            <text:p>2748</text:p>
          </table:table-cell>
        </table:table-row>
        <table:table-row table:style-name="ro1">
          <table:table-cell table:formula="of:=IF([$Code.A2751]=&quot;&quot;;&quot;&quot;;[$Code.A2751])">
            <text:p/>
          </table:table-cell>
          <table:table-cell table:formula="of:=[.B2750]+1" office:value-type="float" office:value="2749" calcext:value-type="float">
            <text:p>2749</text:p>
          </table:table-cell>
        </table:table-row>
        <table:table-row table:style-name="ro1">
          <table:table-cell table:formula="of:=IF([$Code.A2752]=&quot;&quot;;&quot;&quot;;[$Code.A2752])">
            <text:p/>
          </table:table-cell>
          <table:table-cell table:formula="of:=[.B2751]+1" office:value-type="float" office:value="2750" calcext:value-type="float">
            <text:p>2750</text:p>
          </table:table-cell>
        </table:table-row>
        <table:table-row table:style-name="ro1">
          <table:table-cell table:formula="of:=IF([$Code.A2753]=&quot;&quot;;&quot;&quot;;[$Code.A2753])">
            <text:p/>
          </table:table-cell>
          <table:table-cell table:formula="of:=[.B2752]+1" office:value-type="float" office:value="2751" calcext:value-type="float">
            <text:p>2751</text:p>
          </table:table-cell>
        </table:table-row>
        <table:table-row table:style-name="ro1">
          <table:table-cell table:formula="of:=IF([$Code.A2754]=&quot;&quot;;&quot;&quot;;[$Code.A2754])">
            <text:p/>
          </table:table-cell>
          <table:table-cell table:formula="of:=[.B2753]+1" office:value-type="float" office:value="2752" calcext:value-type="float">
            <text:p>2752</text:p>
          </table:table-cell>
        </table:table-row>
        <table:table-row table:style-name="ro1">
          <table:table-cell table:formula="of:=IF([$Code.A2755]=&quot;&quot;;&quot;&quot;;[$Code.A2755])">
            <text:p/>
          </table:table-cell>
          <table:table-cell table:formula="of:=[.B2754]+1" office:value-type="float" office:value="2753" calcext:value-type="float">
            <text:p>2753</text:p>
          </table:table-cell>
        </table:table-row>
        <table:table-row table:style-name="ro1">
          <table:table-cell table:formula="of:=IF([$Code.A2756]=&quot;&quot;;&quot;&quot;;[$Code.A2756])">
            <text:p/>
          </table:table-cell>
          <table:table-cell table:formula="of:=[.B2755]+1" office:value-type="float" office:value="2754" calcext:value-type="float">
            <text:p>2754</text:p>
          </table:table-cell>
        </table:table-row>
        <table:table-row table:style-name="ro1">
          <table:table-cell table:formula="of:=IF([$Code.A2757]=&quot;&quot;;&quot;&quot;;[$Code.A2757])">
            <text:p/>
          </table:table-cell>
          <table:table-cell table:formula="of:=[.B2756]+1" office:value-type="float" office:value="2755" calcext:value-type="float">
            <text:p>2755</text:p>
          </table:table-cell>
        </table:table-row>
        <table:table-row table:style-name="ro1">
          <table:table-cell table:formula="of:=IF([$Code.A2758]=&quot;&quot;;&quot;&quot;;[$Code.A2758])">
            <text:p/>
          </table:table-cell>
          <table:table-cell table:formula="of:=[.B2757]+1" office:value-type="float" office:value="2756" calcext:value-type="float">
            <text:p>2756</text:p>
          </table:table-cell>
        </table:table-row>
        <table:table-row table:style-name="ro1">
          <table:table-cell table:formula="of:=IF([$Code.A2759]=&quot;&quot;;&quot;&quot;;[$Code.A2759])">
            <text:p/>
          </table:table-cell>
          <table:table-cell table:formula="of:=[.B2758]+1" office:value-type="float" office:value="2757" calcext:value-type="float">
            <text:p>2757</text:p>
          </table:table-cell>
        </table:table-row>
        <table:table-row table:style-name="ro1">
          <table:table-cell table:formula="of:=IF([$Code.A2760]=&quot;&quot;;&quot;&quot;;[$Code.A2760])">
            <text:p/>
          </table:table-cell>
          <table:table-cell table:formula="of:=[.B2759]+1" office:value-type="float" office:value="2758" calcext:value-type="float">
            <text:p>2758</text:p>
          </table:table-cell>
        </table:table-row>
        <table:table-row table:style-name="ro1">
          <table:table-cell table:formula="of:=IF([$Code.A2761]=&quot;&quot;;&quot;&quot;;[$Code.A2761])">
            <text:p/>
          </table:table-cell>
          <table:table-cell table:formula="of:=[.B2760]+1" office:value-type="float" office:value="2759" calcext:value-type="float">
            <text:p>2759</text:p>
          </table:table-cell>
        </table:table-row>
        <table:table-row table:style-name="ro1">
          <table:table-cell table:formula="of:=IF([$Code.A2762]=&quot;&quot;;&quot;&quot;;[$Code.A2762])">
            <text:p/>
          </table:table-cell>
          <table:table-cell table:formula="of:=[.B2761]+1" office:value-type="float" office:value="2760" calcext:value-type="float">
            <text:p>2760</text:p>
          </table:table-cell>
        </table:table-row>
        <table:table-row table:style-name="ro1">
          <table:table-cell table:formula="of:=IF([$Code.A2763]=&quot;&quot;;&quot;&quot;;[$Code.A2763])">
            <text:p/>
          </table:table-cell>
          <table:table-cell table:formula="of:=[.B2762]+1" office:value-type="float" office:value="2761" calcext:value-type="float">
            <text:p>2761</text:p>
          </table:table-cell>
        </table:table-row>
        <table:table-row table:style-name="ro1">
          <table:table-cell table:formula="of:=IF([$Code.A2764]=&quot;&quot;;&quot;&quot;;[$Code.A2764])">
            <text:p/>
          </table:table-cell>
          <table:table-cell table:formula="of:=[.B2763]+1" office:value-type="float" office:value="2762" calcext:value-type="float">
            <text:p>2762</text:p>
          </table:table-cell>
        </table:table-row>
        <table:table-row table:style-name="ro1">
          <table:table-cell table:formula="of:=IF([$Code.A2765]=&quot;&quot;;&quot;&quot;;[$Code.A2765])">
            <text:p/>
          </table:table-cell>
          <table:table-cell table:formula="of:=[.B2764]+1" office:value-type="float" office:value="2763" calcext:value-type="float">
            <text:p>2763</text:p>
          </table:table-cell>
        </table:table-row>
        <table:table-row table:style-name="ro1">
          <table:table-cell table:formula="of:=IF([$Code.A2766]=&quot;&quot;;&quot;&quot;;[$Code.A2766])">
            <text:p/>
          </table:table-cell>
          <table:table-cell table:formula="of:=[.B2765]+1" office:value-type="float" office:value="2764" calcext:value-type="float">
            <text:p>2764</text:p>
          </table:table-cell>
        </table:table-row>
        <table:table-row table:style-name="ro1">
          <table:table-cell table:formula="of:=IF([$Code.A2767]=&quot;&quot;;&quot;&quot;;[$Code.A2767])">
            <text:p/>
          </table:table-cell>
          <table:table-cell table:formula="of:=[.B2766]+1" office:value-type="float" office:value="2765" calcext:value-type="float">
            <text:p>2765</text:p>
          </table:table-cell>
        </table:table-row>
        <table:table-row table:style-name="ro1">
          <table:table-cell table:formula="of:=IF([$Code.A2768]=&quot;&quot;;&quot;&quot;;[$Code.A2768])">
            <text:p/>
          </table:table-cell>
          <table:table-cell table:formula="of:=[.B2767]+1" office:value-type="float" office:value="2766" calcext:value-type="float">
            <text:p>2766</text:p>
          </table:table-cell>
        </table:table-row>
        <table:table-row table:style-name="ro1">
          <table:table-cell table:formula="of:=IF([$Code.A2769]=&quot;&quot;;&quot;&quot;;[$Code.A2769])">
            <text:p/>
          </table:table-cell>
          <table:table-cell table:formula="of:=[.B2768]+1" office:value-type="float" office:value="2767" calcext:value-type="float">
            <text:p>2767</text:p>
          </table:table-cell>
        </table:table-row>
        <table:table-row table:style-name="ro1">
          <table:table-cell table:formula="of:=IF([$Code.A2770]=&quot;&quot;;&quot;&quot;;[$Code.A2770])">
            <text:p/>
          </table:table-cell>
          <table:table-cell table:formula="of:=[.B2769]+1" office:value-type="float" office:value="2768" calcext:value-type="float">
            <text:p>2768</text:p>
          </table:table-cell>
        </table:table-row>
        <table:table-row table:style-name="ro1">
          <table:table-cell table:formula="of:=IF([$Code.A2771]=&quot;&quot;;&quot;&quot;;[$Code.A2771])">
            <text:p/>
          </table:table-cell>
          <table:table-cell table:formula="of:=[.B2770]+1" office:value-type="float" office:value="2769" calcext:value-type="float">
            <text:p>2769</text:p>
          </table:table-cell>
        </table:table-row>
        <table:table-row table:style-name="ro1">
          <table:table-cell table:formula="of:=IF([$Code.A2772]=&quot;&quot;;&quot;&quot;;[$Code.A2772])">
            <text:p/>
          </table:table-cell>
          <table:table-cell table:formula="of:=[.B2771]+1" office:value-type="float" office:value="2770" calcext:value-type="float">
            <text:p>2770</text:p>
          </table:table-cell>
        </table:table-row>
        <table:table-row table:style-name="ro1">
          <table:table-cell table:formula="of:=IF([$Code.A2773]=&quot;&quot;;&quot;&quot;;[$Code.A2773])">
            <text:p/>
          </table:table-cell>
          <table:table-cell table:formula="of:=[.B2772]+1" office:value-type="float" office:value="2771" calcext:value-type="float">
            <text:p>2771</text:p>
          </table:table-cell>
        </table:table-row>
        <table:table-row table:style-name="ro1">
          <table:table-cell table:formula="of:=IF([$Code.A2774]=&quot;&quot;;&quot;&quot;;[$Code.A2774])">
            <text:p/>
          </table:table-cell>
          <table:table-cell table:formula="of:=[.B2773]+1" office:value-type="float" office:value="2772" calcext:value-type="float">
            <text:p>2772</text:p>
          </table:table-cell>
        </table:table-row>
        <table:table-row table:style-name="ro1">
          <table:table-cell table:formula="of:=IF([$Code.A2775]=&quot;&quot;;&quot;&quot;;[$Code.A2775])">
            <text:p/>
          </table:table-cell>
          <table:table-cell table:formula="of:=[.B2774]+1" office:value-type="float" office:value="2773" calcext:value-type="float">
            <text:p>2773</text:p>
          </table:table-cell>
        </table:table-row>
        <table:table-row table:style-name="ro1">
          <table:table-cell table:formula="of:=IF([$Code.A2776]=&quot;&quot;;&quot;&quot;;[$Code.A2776])">
            <text:p/>
          </table:table-cell>
          <table:table-cell table:formula="of:=[.B2775]+1" office:value-type="float" office:value="2774" calcext:value-type="float">
            <text:p>2774</text:p>
          </table:table-cell>
        </table:table-row>
        <table:table-row table:style-name="ro1">
          <table:table-cell table:formula="of:=IF([$Code.A2777]=&quot;&quot;;&quot;&quot;;[$Code.A2777])">
            <text:p/>
          </table:table-cell>
          <table:table-cell table:formula="of:=[.B2776]+1" office:value-type="float" office:value="2775" calcext:value-type="float">
            <text:p>2775</text:p>
          </table:table-cell>
        </table:table-row>
        <table:table-row table:style-name="ro1">
          <table:table-cell table:formula="of:=IF([$Code.A2778]=&quot;&quot;;&quot;&quot;;[$Code.A2778])">
            <text:p/>
          </table:table-cell>
          <table:table-cell table:formula="of:=[.B2777]+1" office:value-type="float" office:value="2776" calcext:value-type="float">
            <text:p>2776</text:p>
          </table:table-cell>
        </table:table-row>
        <table:table-row table:style-name="ro1">
          <table:table-cell table:formula="of:=IF([$Code.A2779]=&quot;&quot;;&quot;&quot;;[$Code.A2779])">
            <text:p/>
          </table:table-cell>
          <table:table-cell table:formula="of:=[.B2778]+1" office:value-type="float" office:value="2777" calcext:value-type="float">
            <text:p>2777</text:p>
          </table:table-cell>
        </table:table-row>
        <table:table-row table:style-name="ro1">
          <table:table-cell table:formula="of:=IF([$Code.A2780]=&quot;&quot;;&quot;&quot;;[$Code.A2780])">
            <text:p/>
          </table:table-cell>
          <table:table-cell table:formula="of:=[.B2779]+1" office:value-type="float" office:value="2778" calcext:value-type="float">
            <text:p>2778</text:p>
          </table:table-cell>
        </table:table-row>
        <table:table-row table:style-name="ro1">
          <table:table-cell table:formula="of:=IF([$Code.A2781]=&quot;&quot;;&quot;&quot;;[$Code.A2781])">
            <text:p/>
          </table:table-cell>
          <table:table-cell table:formula="of:=[.B2780]+1" office:value-type="float" office:value="2779" calcext:value-type="float">
            <text:p>2779</text:p>
          </table:table-cell>
        </table:table-row>
        <table:table-row table:style-name="ro1">
          <table:table-cell table:formula="of:=IF([$Code.A2782]=&quot;&quot;;&quot;&quot;;[$Code.A2782])">
            <text:p/>
          </table:table-cell>
          <table:table-cell table:formula="of:=[.B2781]+1" office:value-type="float" office:value="2780" calcext:value-type="float">
            <text:p>2780</text:p>
          </table:table-cell>
        </table:table-row>
        <table:table-row table:style-name="ro1">
          <table:table-cell table:formula="of:=IF([$Code.A2783]=&quot;&quot;;&quot;&quot;;[$Code.A2783])">
            <text:p/>
          </table:table-cell>
          <table:table-cell table:formula="of:=[.B2782]+1" office:value-type="float" office:value="2781" calcext:value-type="float">
            <text:p>2781</text:p>
          </table:table-cell>
        </table:table-row>
        <table:table-row table:style-name="ro1">
          <table:table-cell table:formula="of:=IF([$Code.A2784]=&quot;&quot;;&quot;&quot;;[$Code.A2784])">
            <text:p/>
          </table:table-cell>
          <table:table-cell table:formula="of:=[.B2783]+1" office:value-type="float" office:value="2782" calcext:value-type="float">
            <text:p>2782</text:p>
          </table:table-cell>
        </table:table-row>
        <table:table-row table:style-name="ro1">
          <table:table-cell table:formula="of:=IF([$Code.A2785]=&quot;&quot;;&quot;&quot;;[$Code.A2785])">
            <text:p/>
          </table:table-cell>
          <table:table-cell table:formula="of:=[.B2784]+1" office:value-type="float" office:value="2783" calcext:value-type="float">
            <text:p>2783</text:p>
          </table:table-cell>
        </table:table-row>
        <table:table-row table:style-name="ro1">
          <table:table-cell table:formula="of:=IF([$Code.A2786]=&quot;&quot;;&quot;&quot;;[$Code.A2786])">
            <text:p/>
          </table:table-cell>
          <table:table-cell table:formula="of:=[.B2785]+1" office:value-type="float" office:value="2784" calcext:value-type="float">
            <text:p>2784</text:p>
          </table:table-cell>
        </table:table-row>
        <table:table-row table:style-name="ro1">
          <table:table-cell table:formula="of:=IF([$Code.A2787]=&quot;&quot;;&quot;&quot;;[$Code.A2787])">
            <text:p/>
          </table:table-cell>
          <table:table-cell table:formula="of:=[.B2786]+1" office:value-type="float" office:value="2785" calcext:value-type="float">
            <text:p>2785</text:p>
          </table:table-cell>
        </table:table-row>
        <table:table-row table:style-name="ro1">
          <table:table-cell table:formula="of:=IF([$Code.A2788]=&quot;&quot;;&quot;&quot;;[$Code.A2788])">
            <text:p/>
          </table:table-cell>
          <table:table-cell table:formula="of:=[.B2787]+1" office:value-type="float" office:value="2786" calcext:value-type="float">
            <text:p>2786</text:p>
          </table:table-cell>
        </table:table-row>
        <table:table-row table:style-name="ro1">
          <table:table-cell table:formula="of:=IF([$Code.A2789]=&quot;&quot;;&quot;&quot;;[$Code.A2789])">
            <text:p/>
          </table:table-cell>
          <table:table-cell table:formula="of:=[.B2788]+1" office:value-type="float" office:value="2787" calcext:value-type="float">
            <text:p>2787</text:p>
          </table:table-cell>
        </table:table-row>
        <table:table-row table:style-name="ro1">
          <table:table-cell table:formula="of:=IF([$Code.A2790]=&quot;&quot;;&quot;&quot;;[$Code.A2790])">
            <text:p/>
          </table:table-cell>
          <table:table-cell table:formula="of:=[.B2789]+1" office:value-type="float" office:value="2788" calcext:value-type="float">
            <text:p>2788</text:p>
          </table:table-cell>
        </table:table-row>
        <table:table-row table:style-name="ro1">
          <table:table-cell table:formula="of:=IF([$Code.A2791]=&quot;&quot;;&quot;&quot;;[$Code.A2791])">
            <text:p/>
          </table:table-cell>
          <table:table-cell table:formula="of:=[.B2790]+1" office:value-type="float" office:value="2789" calcext:value-type="float">
            <text:p>2789</text:p>
          </table:table-cell>
        </table:table-row>
        <table:table-row table:style-name="ro1">
          <table:table-cell table:formula="of:=IF([$Code.A2792]=&quot;&quot;;&quot;&quot;;[$Code.A2792])">
            <text:p/>
          </table:table-cell>
          <table:table-cell table:formula="of:=[.B2791]+1" office:value-type="float" office:value="2790" calcext:value-type="float">
            <text:p>2790</text:p>
          </table:table-cell>
        </table:table-row>
        <table:table-row table:style-name="ro1">
          <table:table-cell table:formula="of:=IF([$Code.A2793]=&quot;&quot;;&quot;&quot;;[$Code.A2793])">
            <text:p/>
          </table:table-cell>
          <table:table-cell table:formula="of:=[.B2792]+1" office:value-type="float" office:value="2791" calcext:value-type="float">
            <text:p>2791</text:p>
          </table:table-cell>
        </table:table-row>
        <table:table-row table:style-name="ro1">
          <table:table-cell table:formula="of:=IF([$Code.A2794]=&quot;&quot;;&quot;&quot;;[$Code.A2794])">
            <text:p/>
          </table:table-cell>
          <table:table-cell table:formula="of:=[.B2793]+1" office:value-type="float" office:value="2792" calcext:value-type="float">
            <text:p>2792</text:p>
          </table:table-cell>
        </table:table-row>
        <table:table-row table:style-name="ro1">
          <table:table-cell table:formula="of:=IF([$Code.A2795]=&quot;&quot;;&quot;&quot;;[$Code.A2795])">
            <text:p/>
          </table:table-cell>
          <table:table-cell table:formula="of:=[.B2794]+1" office:value-type="float" office:value="2793" calcext:value-type="float">
            <text:p>2793</text:p>
          </table:table-cell>
        </table:table-row>
        <table:table-row table:style-name="ro1">
          <table:table-cell table:formula="of:=IF([$Code.A2796]=&quot;&quot;;&quot;&quot;;[$Code.A2796])">
            <text:p/>
          </table:table-cell>
          <table:table-cell table:formula="of:=[.B2795]+1" office:value-type="float" office:value="2794" calcext:value-type="float">
            <text:p>2794</text:p>
          </table:table-cell>
        </table:table-row>
        <table:table-row table:style-name="ro1">
          <table:table-cell table:formula="of:=IF([$Code.A2797]=&quot;&quot;;&quot;&quot;;[$Code.A2797])">
            <text:p/>
          </table:table-cell>
          <table:table-cell table:formula="of:=[.B2796]+1" office:value-type="float" office:value="2795" calcext:value-type="float">
            <text:p>2795</text:p>
          </table:table-cell>
        </table:table-row>
        <table:table-row table:style-name="ro1">
          <table:table-cell table:formula="of:=IF([$Code.A2798]=&quot;&quot;;&quot;&quot;;[$Code.A2798])">
            <text:p/>
          </table:table-cell>
          <table:table-cell table:formula="of:=[.B2797]+1" office:value-type="float" office:value="2796" calcext:value-type="float">
            <text:p>2796</text:p>
          </table:table-cell>
        </table:table-row>
        <table:table-row table:style-name="ro1">
          <table:table-cell table:formula="of:=IF([$Code.A2799]=&quot;&quot;;&quot;&quot;;[$Code.A2799])">
            <text:p/>
          </table:table-cell>
          <table:table-cell table:formula="of:=[.B2798]+1" office:value-type="float" office:value="2797" calcext:value-type="float">
            <text:p>2797</text:p>
          </table:table-cell>
        </table:table-row>
        <table:table-row table:style-name="ro1">
          <table:table-cell table:formula="of:=IF([$Code.A2800]=&quot;&quot;;&quot;&quot;;[$Code.A2800])">
            <text:p/>
          </table:table-cell>
          <table:table-cell table:formula="of:=[.B2799]+1" office:value-type="float" office:value="2798" calcext:value-type="float">
            <text:p>2798</text:p>
          </table:table-cell>
        </table:table-row>
        <table:table-row table:style-name="ro1">
          <table:table-cell table:formula="of:=IF([$Code.A2801]=&quot;&quot;;&quot;&quot;;[$Code.A2801])">
            <text:p/>
          </table:table-cell>
          <table:table-cell table:formula="of:=[.B2800]+1" office:value-type="float" office:value="2799" calcext:value-type="float">
            <text:p>2799</text:p>
          </table:table-cell>
        </table:table-row>
        <table:table-row table:style-name="ro1">
          <table:table-cell table:formula="of:=IF([$Code.A2802]=&quot;&quot;;&quot;&quot;;[$Code.A2802])">
            <text:p/>
          </table:table-cell>
          <table:table-cell table:formula="of:=[.B2801]+1" office:value-type="float" office:value="2800" calcext:value-type="float">
            <text:p>2800</text:p>
          </table:table-cell>
        </table:table-row>
        <table:table-row table:style-name="ro1">
          <table:table-cell table:formula="of:=IF([$Code.A2803]=&quot;&quot;;&quot;&quot;;[$Code.A2803])">
            <text:p/>
          </table:table-cell>
          <table:table-cell table:formula="of:=[.B2802]+1" office:value-type="float" office:value="2801" calcext:value-type="float">
            <text:p>2801</text:p>
          </table:table-cell>
        </table:table-row>
        <table:table-row table:style-name="ro1">
          <table:table-cell table:formula="of:=IF([$Code.A2804]=&quot;&quot;;&quot;&quot;;[$Code.A2804])">
            <text:p/>
          </table:table-cell>
          <table:table-cell table:formula="of:=[.B2803]+1" office:value-type="float" office:value="2802" calcext:value-type="float">
            <text:p>2802</text:p>
          </table:table-cell>
        </table:table-row>
        <table:table-row table:style-name="ro1">
          <table:table-cell table:formula="of:=IF([$Code.A2805]=&quot;&quot;;&quot;&quot;;[$Code.A2805])">
            <text:p/>
          </table:table-cell>
          <table:table-cell table:formula="of:=[.B2804]+1" office:value-type="float" office:value="2803" calcext:value-type="float">
            <text:p>2803</text:p>
          </table:table-cell>
        </table:table-row>
        <table:table-row table:style-name="ro1">
          <table:table-cell table:formula="of:=IF([$Code.A2806]=&quot;&quot;;&quot;&quot;;[$Code.A2806])">
            <text:p/>
          </table:table-cell>
          <table:table-cell table:formula="of:=[.B2805]+1" office:value-type="float" office:value="2804" calcext:value-type="float">
            <text:p>2804</text:p>
          </table:table-cell>
        </table:table-row>
        <table:table-row table:style-name="ro1">
          <table:table-cell table:formula="of:=IF([$Code.A2807]=&quot;&quot;;&quot;&quot;;[$Code.A2807])">
            <text:p/>
          </table:table-cell>
          <table:table-cell table:formula="of:=[.B2806]+1" office:value-type="float" office:value="2805" calcext:value-type="float">
            <text:p>2805</text:p>
          </table:table-cell>
        </table:table-row>
        <table:table-row table:style-name="ro1">
          <table:table-cell table:formula="of:=IF([$Code.A2808]=&quot;&quot;;&quot;&quot;;[$Code.A2808])">
            <text:p/>
          </table:table-cell>
          <table:table-cell table:formula="of:=[.B2807]+1" office:value-type="float" office:value="2806" calcext:value-type="float">
            <text:p>2806</text:p>
          </table:table-cell>
        </table:table-row>
        <table:table-row table:style-name="ro1">
          <table:table-cell table:formula="of:=IF([$Code.A2809]=&quot;&quot;;&quot;&quot;;[$Code.A2809])">
            <text:p/>
          </table:table-cell>
          <table:table-cell table:formula="of:=[.B2808]+1" office:value-type="float" office:value="2807" calcext:value-type="float">
            <text:p>2807</text:p>
          </table:table-cell>
        </table:table-row>
        <table:table-row table:style-name="ro1">
          <table:table-cell table:formula="of:=IF([$Code.A2810]=&quot;&quot;;&quot;&quot;;[$Code.A2810])">
            <text:p/>
          </table:table-cell>
          <table:table-cell table:formula="of:=[.B2809]+1" office:value-type="float" office:value="2808" calcext:value-type="float">
            <text:p>2808</text:p>
          </table:table-cell>
        </table:table-row>
        <table:table-row table:style-name="ro1">
          <table:table-cell table:formula="of:=IF([$Code.A2811]=&quot;&quot;;&quot;&quot;;[$Code.A2811])">
            <text:p/>
          </table:table-cell>
          <table:table-cell table:formula="of:=[.B2810]+1" office:value-type="float" office:value="2809" calcext:value-type="float">
            <text:p>2809</text:p>
          </table:table-cell>
        </table:table-row>
        <table:table-row table:style-name="ro1">
          <table:table-cell table:formula="of:=IF([$Code.A2812]=&quot;&quot;;&quot;&quot;;[$Code.A2812])">
            <text:p/>
          </table:table-cell>
          <table:table-cell table:formula="of:=[.B2811]+1" office:value-type="float" office:value="2810" calcext:value-type="float">
            <text:p>2810</text:p>
          </table:table-cell>
        </table:table-row>
        <table:table-row table:style-name="ro1">
          <table:table-cell table:formula="of:=IF([$Code.A2813]=&quot;&quot;;&quot;&quot;;[$Code.A2813])">
            <text:p/>
          </table:table-cell>
          <table:table-cell table:formula="of:=[.B2812]+1" office:value-type="float" office:value="2811" calcext:value-type="float">
            <text:p>2811</text:p>
          </table:table-cell>
        </table:table-row>
        <table:table-row table:style-name="ro1">
          <table:table-cell table:formula="of:=IF([$Code.A2814]=&quot;&quot;;&quot;&quot;;[$Code.A2814])">
            <text:p/>
          </table:table-cell>
          <table:table-cell table:formula="of:=[.B2813]+1" office:value-type="float" office:value="2812" calcext:value-type="float">
            <text:p>2812</text:p>
          </table:table-cell>
        </table:table-row>
        <table:table-row table:style-name="ro1">
          <table:table-cell table:formula="of:=IF([$Code.A2815]=&quot;&quot;;&quot;&quot;;[$Code.A2815])">
            <text:p/>
          </table:table-cell>
          <table:table-cell table:formula="of:=[.B2814]+1" office:value-type="float" office:value="2813" calcext:value-type="float">
            <text:p>2813</text:p>
          </table:table-cell>
        </table:table-row>
        <table:table-row table:style-name="ro1">
          <table:table-cell table:formula="of:=IF([$Code.A2816]=&quot;&quot;;&quot;&quot;;[$Code.A2816])">
            <text:p/>
          </table:table-cell>
          <table:table-cell table:formula="of:=[.B2815]+1" office:value-type="float" office:value="2814" calcext:value-type="float">
            <text:p>2814</text:p>
          </table:table-cell>
        </table:table-row>
        <table:table-row table:style-name="ro1">
          <table:table-cell table:formula="of:=IF([$Code.A2817]=&quot;&quot;;&quot;&quot;;[$Code.A2817])">
            <text:p/>
          </table:table-cell>
          <table:table-cell table:formula="of:=[.B2816]+1" office:value-type="float" office:value="2815" calcext:value-type="float">
            <text:p>2815</text:p>
          </table:table-cell>
        </table:table-row>
        <table:table-row table:style-name="ro1">
          <table:table-cell table:formula="of:=IF([$Code.A2818]=&quot;&quot;;&quot;&quot;;[$Code.A2818])">
            <text:p/>
          </table:table-cell>
          <table:table-cell table:formula="of:=[.B2817]+1" office:value-type="float" office:value="2816" calcext:value-type="float">
            <text:p>2816</text:p>
          </table:table-cell>
        </table:table-row>
        <table:table-row table:style-name="ro1">
          <table:table-cell table:formula="of:=IF([$Code.A2819]=&quot;&quot;;&quot;&quot;;[$Code.A2819])">
            <text:p/>
          </table:table-cell>
          <table:table-cell table:formula="of:=[.B2818]+1" office:value-type="float" office:value="2817" calcext:value-type="float">
            <text:p>2817</text:p>
          </table:table-cell>
        </table:table-row>
        <table:table-row table:style-name="ro1">
          <table:table-cell table:formula="of:=IF([$Code.A2820]=&quot;&quot;;&quot;&quot;;[$Code.A2820])">
            <text:p/>
          </table:table-cell>
          <table:table-cell table:formula="of:=[.B2819]+1" office:value-type="float" office:value="2818" calcext:value-type="float">
            <text:p>2818</text:p>
          </table:table-cell>
        </table:table-row>
        <table:table-row table:style-name="ro1">
          <table:table-cell table:formula="of:=IF([$Code.A2821]=&quot;&quot;;&quot;&quot;;[$Code.A2821])">
            <text:p/>
          </table:table-cell>
          <table:table-cell table:formula="of:=[.B2820]+1" office:value-type="float" office:value="2819" calcext:value-type="float">
            <text:p>2819</text:p>
          </table:table-cell>
        </table:table-row>
        <table:table-row table:style-name="ro1">
          <table:table-cell table:formula="of:=IF([$Code.A2822]=&quot;&quot;;&quot;&quot;;[$Code.A2822])">
            <text:p/>
          </table:table-cell>
          <table:table-cell table:formula="of:=[.B2821]+1" office:value-type="float" office:value="2820" calcext:value-type="float">
            <text:p>2820</text:p>
          </table:table-cell>
        </table:table-row>
        <table:table-row table:style-name="ro1">
          <table:table-cell table:formula="of:=IF([$Code.A2823]=&quot;&quot;;&quot;&quot;;[$Code.A2823])">
            <text:p/>
          </table:table-cell>
          <table:table-cell table:formula="of:=[.B2822]+1" office:value-type="float" office:value="2821" calcext:value-type="float">
            <text:p>2821</text:p>
          </table:table-cell>
        </table:table-row>
        <table:table-row table:style-name="ro1">
          <table:table-cell table:formula="of:=IF([$Code.A2824]=&quot;&quot;;&quot;&quot;;[$Code.A2824])">
            <text:p/>
          </table:table-cell>
          <table:table-cell table:formula="of:=[.B2823]+1" office:value-type="float" office:value="2822" calcext:value-type="float">
            <text:p>2822</text:p>
          </table:table-cell>
        </table:table-row>
        <table:table-row table:style-name="ro1">
          <table:table-cell table:formula="of:=IF([$Code.A2825]=&quot;&quot;;&quot;&quot;;[$Code.A2825])">
            <text:p/>
          </table:table-cell>
          <table:table-cell table:formula="of:=[.B2824]+1" office:value-type="float" office:value="2823" calcext:value-type="float">
            <text:p>2823</text:p>
          </table:table-cell>
        </table:table-row>
        <table:table-row table:style-name="ro1">
          <table:table-cell table:formula="of:=IF([$Code.A2826]=&quot;&quot;;&quot;&quot;;[$Code.A2826])">
            <text:p/>
          </table:table-cell>
          <table:table-cell table:formula="of:=[.B2825]+1" office:value-type="float" office:value="2824" calcext:value-type="float">
            <text:p>2824</text:p>
          </table:table-cell>
        </table:table-row>
        <table:table-row table:style-name="ro1">
          <table:table-cell table:formula="of:=IF([$Code.A2827]=&quot;&quot;;&quot;&quot;;[$Code.A2827])">
            <text:p/>
          </table:table-cell>
          <table:table-cell table:formula="of:=[.B2826]+1" office:value-type="float" office:value="2825" calcext:value-type="float">
            <text:p>2825</text:p>
          </table:table-cell>
        </table:table-row>
        <table:table-row table:style-name="ro1">
          <table:table-cell table:formula="of:=IF([$Code.A2828]=&quot;&quot;;&quot;&quot;;[$Code.A2828])">
            <text:p/>
          </table:table-cell>
          <table:table-cell table:formula="of:=[.B2827]+1" office:value-type="float" office:value="2826" calcext:value-type="float">
            <text:p>2826</text:p>
          </table:table-cell>
        </table:table-row>
        <table:table-row table:style-name="ro1">
          <table:table-cell table:formula="of:=IF([$Code.A2829]=&quot;&quot;;&quot;&quot;;[$Code.A2829])">
            <text:p/>
          </table:table-cell>
          <table:table-cell table:formula="of:=[.B2828]+1" office:value-type="float" office:value="2827" calcext:value-type="float">
            <text:p>2827</text:p>
          </table:table-cell>
        </table:table-row>
        <table:table-row table:style-name="ro1">
          <table:table-cell table:formula="of:=IF([$Code.A2830]=&quot;&quot;;&quot;&quot;;[$Code.A2830])">
            <text:p/>
          </table:table-cell>
          <table:table-cell table:formula="of:=[.B2829]+1" office:value-type="float" office:value="2828" calcext:value-type="float">
            <text:p>2828</text:p>
          </table:table-cell>
        </table:table-row>
        <table:table-row table:style-name="ro1">
          <table:table-cell table:formula="of:=IF([$Code.A2831]=&quot;&quot;;&quot;&quot;;[$Code.A2831])">
            <text:p/>
          </table:table-cell>
          <table:table-cell table:formula="of:=[.B2830]+1" office:value-type="float" office:value="2829" calcext:value-type="float">
            <text:p>2829</text:p>
          </table:table-cell>
        </table:table-row>
        <table:table-row table:style-name="ro1">
          <table:table-cell table:formula="of:=IF([$Code.A2832]=&quot;&quot;;&quot;&quot;;[$Code.A2832])">
            <text:p/>
          </table:table-cell>
          <table:table-cell table:formula="of:=[.B2831]+1" office:value-type="float" office:value="2830" calcext:value-type="float">
            <text:p>2830</text:p>
          </table:table-cell>
        </table:table-row>
        <table:table-row table:style-name="ro1">
          <table:table-cell table:formula="of:=IF([$Code.A2833]=&quot;&quot;;&quot;&quot;;[$Code.A2833])">
            <text:p/>
          </table:table-cell>
          <table:table-cell table:formula="of:=[.B2832]+1" office:value-type="float" office:value="2831" calcext:value-type="float">
            <text:p>2831</text:p>
          </table:table-cell>
        </table:table-row>
        <table:table-row table:style-name="ro1">
          <table:table-cell table:formula="of:=IF([$Code.A2834]=&quot;&quot;;&quot;&quot;;[$Code.A2834])">
            <text:p/>
          </table:table-cell>
          <table:table-cell table:formula="of:=[.B2833]+1" office:value-type="float" office:value="2832" calcext:value-type="float">
            <text:p>2832</text:p>
          </table:table-cell>
        </table:table-row>
        <table:table-row table:style-name="ro1">
          <table:table-cell table:formula="of:=IF([$Code.A2835]=&quot;&quot;;&quot;&quot;;[$Code.A2835])">
            <text:p/>
          </table:table-cell>
          <table:table-cell table:formula="of:=[.B2834]+1" office:value-type="float" office:value="2833" calcext:value-type="float">
            <text:p>2833</text:p>
          </table:table-cell>
        </table:table-row>
        <table:table-row table:style-name="ro1">
          <table:table-cell table:formula="of:=IF([$Code.A2836]=&quot;&quot;;&quot;&quot;;[$Code.A2836])">
            <text:p/>
          </table:table-cell>
          <table:table-cell table:formula="of:=[.B2835]+1" office:value-type="float" office:value="2834" calcext:value-type="float">
            <text:p>2834</text:p>
          </table:table-cell>
        </table:table-row>
        <table:table-row table:style-name="ro1">
          <table:table-cell table:formula="of:=IF([$Code.A2837]=&quot;&quot;;&quot;&quot;;[$Code.A2837])">
            <text:p/>
          </table:table-cell>
          <table:table-cell table:formula="of:=[.B2836]+1" office:value-type="float" office:value="2835" calcext:value-type="float">
            <text:p>2835</text:p>
          </table:table-cell>
        </table:table-row>
        <table:table-row table:style-name="ro1">
          <table:table-cell table:formula="of:=IF([$Code.A2838]=&quot;&quot;;&quot;&quot;;[$Code.A2838])">
            <text:p/>
          </table:table-cell>
          <table:table-cell table:formula="of:=[.B2837]+1" office:value-type="float" office:value="2836" calcext:value-type="float">
            <text:p>2836</text:p>
          </table:table-cell>
        </table:table-row>
        <table:table-row table:style-name="ro1">
          <table:table-cell table:formula="of:=IF([$Code.A2839]=&quot;&quot;;&quot;&quot;;[$Code.A2839])">
            <text:p/>
          </table:table-cell>
          <table:table-cell table:formula="of:=[.B2838]+1" office:value-type="float" office:value="2837" calcext:value-type="float">
            <text:p>2837</text:p>
          </table:table-cell>
        </table:table-row>
        <table:table-row table:style-name="ro1">
          <table:table-cell table:formula="of:=IF([$Code.A2840]=&quot;&quot;;&quot;&quot;;[$Code.A2840])">
            <text:p/>
          </table:table-cell>
          <table:table-cell table:formula="of:=[.B2839]+1" office:value-type="float" office:value="2838" calcext:value-type="float">
            <text:p>2838</text:p>
          </table:table-cell>
        </table:table-row>
        <table:table-row table:style-name="ro1">
          <table:table-cell table:formula="of:=IF([$Code.A2841]=&quot;&quot;;&quot;&quot;;[$Code.A2841])">
            <text:p/>
          </table:table-cell>
          <table:table-cell table:formula="of:=[.B2840]+1" office:value-type="float" office:value="2839" calcext:value-type="float">
            <text:p>2839</text:p>
          </table:table-cell>
        </table:table-row>
        <table:table-row table:style-name="ro1">
          <table:table-cell table:formula="of:=IF([$Code.A2842]=&quot;&quot;;&quot;&quot;;[$Code.A2842])">
            <text:p/>
          </table:table-cell>
          <table:table-cell table:formula="of:=[.B2841]+1" office:value-type="float" office:value="2840" calcext:value-type="float">
            <text:p>2840</text:p>
          </table:table-cell>
        </table:table-row>
        <table:table-row table:style-name="ro1">
          <table:table-cell table:formula="of:=IF([$Code.A2843]=&quot;&quot;;&quot;&quot;;[$Code.A2843])">
            <text:p/>
          </table:table-cell>
          <table:table-cell table:formula="of:=[.B2842]+1" office:value-type="float" office:value="2841" calcext:value-type="float">
            <text:p>2841</text:p>
          </table:table-cell>
        </table:table-row>
        <table:table-row table:style-name="ro1">
          <table:table-cell table:formula="of:=IF([$Code.A2844]=&quot;&quot;;&quot;&quot;;[$Code.A2844])">
            <text:p/>
          </table:table-cell>
          <table:table-cell table:formula="of:=[.B2843]+1" office:value-type="float" office:value="2842" calcext:value-type="float">
            <text:p>2842</text:p>
          </table:table-cell>
        </table:table-row>
        <table:table-row table:style-name="ro1">
          <table:table-cell table:formula="of:=IF([$Code.A2845]=&quot;&quot;;&quot;&quot;;[$Code.A2845])">
            <text:p/>
          </table:table-cell>
          <table:table-cell table:formula="of:=[.B2844]+1" office:value-type="float" office:value="2843" calcext:value-type="float">
            <text:p>2843</text:p>
          </table:table-cell>
        </table:table-row>
        <table:table-row table:style-name="ro1">
          <table:table-cell table:formula="of:=IF([$Code.A2846]=&quot;&quot;;&quot;&quot;;[$Code.A2846])">
            <text:p/>
          </table:table-cell>
          <table:table-cell table:formula="of:=[.B2845]+1" office:value-type="float" office:value="2844" calcext:value-type="float">
            <text:p>2844</text:p>
          </table:table-cell>
        </table:table-row>
        <table:table-row table:style-name="ro1">
          <table:table-cell table:formula="of:=IF([$Code.A2847]=&quot;&quot;;&quot;&quot;;[$Code.A2847])">
            <text:p/>
          </table:table-cell>
          <table:table-cell table:formula="of:=[.B2846]+1" office:value-type="float" office:value="2845" calcext:value-type="float">
            <text:p>2845</text:p>
          </table:table-cell>
        </table:table-row>
        <table:table-row table:style-name="ro1">
          <table:table-cell table:formula="of:=IF([$Code.A2848]=&quot;&quot;;&quot;&quot;;[$Code.A2848])">
            <text:p/>
          </table:table-cell>
          <table:table-cell table:formula="of:=[.B2847]+1" office:value-type="float" office:value="2846" calcext:value-type="float">
            <text:p>2846</text:p>
          </table:table-cell>
        </table:table-row>
        <table:table-row table:style-name="ro1">
          <table:table-cell table:formula="of:=IF([$Code.A2849]=&quot;&quot;;&quot;&quot;;[$Code.A2849])">
            <text:p/>
          </table:table-cell>
          <table:table-cell table:formula="of:=[.B2848]+1" office:value-type="float" office:value="2847" calcext:value-type="float">
            <text:p>2847</text:p>
          </table:table-cell>
        </table:table-row>
        <table:table-row table:style-name="ro1">
          <table:table-cell table:formula="of:=IF([$Code.A2850]=&quot;&quot;;&quot;&quot;;[$Code.A2850])">
            <text:p/>
          </table:table-cell>
          <table:table-cell table:formula="of:=[.B2849]+1" office:value-type="float" office:value="2848" calcext:value-type="float">
            <text:p>2848</text:p>
          </table:table-cell>
        </table:table-row>
        <table:table-row table:style-name="ro1">
          <table:table-cell table:formula="of:=IF([$Code.A2851]=&quot;&quot;;&quot;&quot;;[$Code.A2851])">
            <text:p/>
          </table:table-cell>
          <table:table-cell table:formula="of:=[.B2850]+1" office:value-type="float" office:value="2849" calcext:value-type="float">
            <text:p>2849</text:p>
          </table:table-cell>
        </table:table-row>
        <table:table-row table:style-name="ro1">
          <table:table-cell table:formula="of:=IF([$Code.A2852]=&quot;&quot;;&quot;&quot;;[$Code.A2852])">
            <text:p/>
          </table:table-cell>
          <table:table-cell table:formula="of:=[.B2851]+1" office:value-type="float" office:value="2850" calcext:value-type="float">
            <text:p>2850</text:p>
          </table:table-cell>
        </table:table-row>
        <table:table-row table:style-name="ro1">
          <table:table-cell table:formula="of:=IF([$Code.A2853]=&quot;&quot;;&quot;&quot;;[$Code.A2853])">
            <text:p/>
          </table:table-cell>
          <table:table-cell table:formula="of:=[.B2852]+1" office:value-type="float" office:value="2851" calcext:value-type="float">
            <text:p>2851</text:p>
          </table:table-cell>
        </table:table-row>
        <table:table-row table:style-name="ro1">
          <table:table-cell table:formula="of:=IF([$Code.A2854]=&quot;&quot;;&quot;&quot;;[$Code.A2854])">
            <text:p/>
          </table:table-cell>
          <table:table-cell table:formula="of:=[.B2853]+1" office:value-type="float" office:value="2852" calcext:value-type="float">
            <text:p>2852</text:p>
          </table:table-cell>
        </table:table-row>
        <table:table-row table:style-name="ro1">
          <table:table-cell table:formula="of:=IF([$Code.A2855]=&quot;&quot;;&quot;&quot;;[$Code.A2855])">
            <text:p/>
          </table:table-cell>
          <table:table-cell table:formula="of:=[.B2854]+1" office:value-type="float" office:value="2853" calcext:value-type="float">
            <text:p>2853</text:p>
          </table:table-cell>
        </table:table-row>
        <table:table-row table:style-name="ro1">
          <table:table-cell table:formula="of:=IF([$Code.A2856]=&quot;&quot;;&quot;&quot;;[$Code.A2856])">
            <text:p/>
          </table:table-cell>
          <table:table-cell table:formula="of:=[.B2855]+1" office:value-type="float" office:value="2854" calcext:value-type="float">
            <text:p>2854</text:p>
          </table:table-cell>
        </table:table-row>
        <table:table-row table:style-name="ro1">
          <table:table-cell table:formula="of:=IF([$Code.A2857]=&quot;&quot;;&quot;&quot;;[$Code.A2857])">
            <text:p/>
          </table:table-cell>
          <table:table-cell table:formula="of:=[.B2856]+1" office:value-type="float" office:value="2855" calcext:value-type="float">
            <text:p>2855</text:p>
          </table:table-cell>
        </table:table-row>
        <table:table-row table:style-name="ro1">
          <table:table-cell table:formula="of:=IF([$Code.A2858]=&quot;&quot;;&quot;&quot;;[$Code.A2858])">
            <text:p/>
          </table:table-cell>
          <table:table-cell table:formula="of:=[.B2857]+1" office:value-type="float" office:value="2856" calcext:value-type="float">
            <text:p>2856</text:p>
          </table:table-cell>
        </table:table-row>
        <table:table-row table:style-name="ro1">
          <table:table-cell table:formula="of:=IF([$Code.A2859]=&quot;&quot;;&quot;&quot;;[$Code.A2859])">
            <text:p/>
          </table:table-cell>
          <table:table-cell table:formula="of:=[.B2858]+1" office:value-type="float" office:value="2857" calcext:value-type="float">
            <text:p>2857</text:p>
          </table:table-cell>
        </table:table-row>
        <table:table-row table:style-name="ro1">
          <table:table-cell table:formula="of:=IF([$Code.A2860]=&quot;&quot;;&quot;&quot;;[$Code.A2860])">
            <text:p/>
          </table:table-cell>
          <table:table-cell table:formula="of:=[.B2859]+1" office:value-type="float" office:value="2858" calcext:value-type="float">
            <text:p>2858</text:p>
          </table:table-cell>
        </table:table-row>
        <table:table-row table:style-name="ro1">
          <table:table-cell table:formula="of:=IF([$Code.A2861]=&quot;&quot;;&quot;&quot;;[$Code.A2861])">
            <text:p/>
          </table:table-cell>
          <table:table-cell table:formula="of:=[.B2860]+1" office:value-type="float" office:value="2859" calcext:value-type="float">
            <text:p>2859</text:p>
          </table:table-cell>
        </table:table-row>
        <table:table-row table:style-name="ro1">
          <table:table-cell table:formula="of:=IF([$Code.A2862]=&quot;&quot;;&quot;&quot;;[$Code.A2862])">
            <text:p/>
          </table:table-cell>
          <table:table-cell table:formula="of:=[.B2861]+1" office:value-type="float" office:value="2860" calcext:value-type="float">
            <text:p>2860</text:p>
          </table:table-cell>
        </table:table-row>
        <table:table-row table:style-name="ro1">
          <table:table-cell table:formula="of:=IF([$Code.A2863]=&quot;&quot;;&quot;&quot;;[$Code.A2863])">
            <text:p/>
          </table:table-cell>
          <table:table-cell table:formula="of:=[.B2862]+1" office:value-type="float" office:value="2861" calcext:value-type="float">
            <text:p>2861</text:p>
          </table:table-cell>
        </table:table-row>
        <table:table-row table:style-name="ro1">
          <table:table-cell table:formula="of:=IF([$Code.A2864]=&quot;&quot;;&quot;&quot;;[$Code.A2864])">
            <text:p/>
          </table:table-cell>
          <table:table-cell table:formula="of:=[.B2863]+1" office:value-type="float" office:value="2862" calcext:value-type="float">
            <text:p>2862</text:p>
          </table:table-cell>
        </table:table-row>
        <table:table-row table:style-name="ro1">
          <table:table-cell table:formula="of:=IF([$Code.A2865]=&quot;&quot;;&quot;&quot;;[$Code.A2865])">
            <text:p/>
          </table:table-cell>
          <table:table-cell table:formula="of:=[.B2864]+1" office:value-type="float" office:value="2863" calcext:value-type="float">
            <text:p>2863</text:p>
          </table:table-cell>
        </table:table-row>
        <table:table-row table:style-name="ro1">
          <table:table-cell table:formula="of:=IF([$Code.A2866]=&quot;&quot;;&quot;&quot;;[$Code.A2866])">
            <text:p/>
          </table:table-cell>
          <table:table-cell table:formula="of:=[.B2865]+1" office:value-type="float" office:value="2864" calcext:value-type="float">
            <text:p>2864</text:p>
          </table:table-cell>
        </table:table-row>
        <table:table-row table:style-name="ro1">
          <table:table-cell table:formula="of:=IF([$Code.A2867]=&quot;&quot;;&quot;&quot;;[$Code.A2867])">
            <text:p/>
          </table:table-cell>
          <table:table-cell table:formula="of:=[.B2866]+1" office:value-type="float" office:value="2865" calcext:value-type="float">
            <text:p>2865</text:p>
          </table:table-cell>
        </table:table-row>
        <table:table-row table:style-name="ro1">
          <table:table-cell table:formula="of:=IF([$Code.A2868]=&quot;&quot;;&quot;&quot;;[$Code.A2868])">
            <text:p/>
          </table:table-cell>
          <table:table-cell table:formula="of:=[.B2867]+1" office:value-type="float" office:value="2866" calcext:value-type="float">
            <text:p>2866</text:p>
          </table:table-cell>
        </table:table-row>
        <table:table-row table:style-name="ro1">
          <table:table-cell table:formula="of:=IF([$Code.A2869]=&quot;&quot;;&quot;&quot;;[$Code.A2869])">
            <text:p/>
          </table:table-cell>
          <table:table-cell table:formula="of:=[.B2868]+1" office:value-type="float" office:value="2867" calcext:value-type="float">
            <text:p>2867</text:p>
          </table:table-cell>
        </table:table-row>
        <table:table-row table:style-name="ro1">
          <table:table-cell table:formula="of:=IF([$Code.A2870]=&quot;&quot;;&quot;&quot;;[$Code.A2870])">
            <text:p/>
          </table:table-cell>
          <table:table-cell table:formula="of:=[.B2869]+1" office:value-type="float" office:value="2868" calcext:value-type="float">
            <text:p>2868</text:p>
          </table:table-cell>
        </table:table-row>
        <table:table-row table:style-name="ro1">
          <table:table-cell table:formula="of:=IF([$Code.A2871]=&quot;&quot;;&quot;&quot;;[$Code.A2871])">
            <text:p/>
          </table:table-cell>
          <table:table-cell table:formula="of:=[.B2870]+1" office:value-type="float" office:value="2869" calcext:value-type="float">
            <text:p>2869</text:p>
          </table:table-cell>
        </table:table-row>
        <table:table-row table:style-name="ro1">
          <table:table-cell table:formula="of:=IF([$Code.A2872]=&quot;&quot;;&quot;&quot;;[$Code.A2872])">
            <text:p/>
          </table:table-cell>
          <table:table-cell table:formula="of:=[.B2871]+1" office:value-type="float" office:value="2870" calcext:value-type="float">
            <text:p>2870</text:p>
          </table:table-cell>
        </table:table-row>
        <table:table-row table:style-name="ro1">
          <table:table-cell table:formula="of:=IF([$Code.A2873]=&quot;&quot;;&quot;&quot;;[$Code.A2873])">
            <text:p/>
          </table:table-cell>
          <table:table-cell table:formula="of:=[.B2872]+1" office:value-type="float" office:value="2871" calcext:value-type="float">
            <text:p>2871</text:p>
          </table:table-cell>
        </table:table-row>
        <table:table-row table:style-name="ro1">
          <table:table-cell table:formula="of:=IF([$Code.A2874]=&quot;&quot;;&quot;&quot;;[$Code.A2874])">
            <text:p/>
          </table:table-cell>
          <table:table-cell table:formula="of:=[.B2873]+1" office:value-type="float" office:value="2872" calcext:value-type="float">
            <text:p>2872</text:p>
          </table:table-cell>
        </table:table-row>
        <table:table-row table:style-name="ro1">
          <table:table-cell table:formula="of:=IF([$Code.A2875]=&quot;&quot;;&quot;&quot;;[$Code.A2875])">
            <text:p/>
          </table:table-cell>
          <table:table-cell table:formula="of:=[.B2874]+1" office:value-type="float" office:value="2873" calcext:value-type="float">
            <text:p>2873</text:p>
          </table:table-cell>
        </table:table-row>
        <table:table-row table:style-name="ro1">
          <table:table-cell table:formula="of:=IF([$Code.A2876]=&quot;&quot;;&quot;&quot;;[$Code.A2876])">
            <text:p/>
          </table:table-cell>
          <table:table-cell table:formula="of:=[.B2875]+1" office:value-type="float" office:value="2874" calcext:value-type="float">
            <text:p>2874</text:p>
          </table:table-cell>
        </table:table-row>
        <table:table-row table:style-name="ro1">
          <table:table-cell table:formula="of:=IF([$Code.A2877]=&quot;&quot;;&quot;&quot;;[$Code.A2877])">
            <text:p/>
          </table:table-cell>
          <table:table-cell table:formula="of:=[.B2876]+1" office:value-type="float" office:value="2875" calcext:value-type="float">
            <text:p>2875</text:p>
          </table:table-cell>
        </table:table-row>
        <table:table-row table:style-name="ro1">
          <table:table-cell table:formula="of:=IF([$Code.A2878]=&quot;&quot;;&quot;&quot;;[$Code.A2878])">
            <text:p/>
          </table:table-cell>
          <table:table-cell table:formula="of:=[.B2877]+1" office:value-type="float" office:value="2876" calcext:value-type="float">
            <text:p>2876</text:p>
          </table:table-cell>
        </table:table-row>
        <table:table-row table:style-name="ro1">
          <table:table-cell table:formula="of:=IF([$Code.A2879]=&quot;&quot;;&quot;&quot;;[$Code.A2879])">
            <text:p/>
          </table:table-cell>
          <table:table-cell table:formula="of:=[.B2878]+1" office:value-type="float" office:value="2877" calcext:value-type="float">
            <text:p>2877</text:p>
          </table:table-cell>
        </table:table-row>
        <table:table-row table:style-name="ro1">
          <table:table-cell table:formula="of:=IF([$Code.A2880]=&quot;&quot;;&quot;&quot;;[$Code.A2880])">
            <text:p/>
          </table:table-cell>
          <table:table-cell table:formula="of:=[.B2879]+1" office:value-type="float" office:value="2878" calcext:value-type="float">
            <text:p>2878</text:p>
          </table:table-cell>
        </table:table-row>
        <table:table-row table:style-name="ro1">
          <table:table-cell table:formula="of:=IF([$Code.A2881]=&quot;&quot;;&quot;&quot;;[$Code.A2881])">
            <text:p/>
          </table:table-cell>
          <table:table-cell table:formula="of:=[.B2880]+1" office:value-type="float" office:value="2879" calcext:value-type="float">
            <text:p>2879</text:p>
          </table:table-cell>
        </table:table-row>
        <table:table-row table:style-name="ro1">
          <table:table-cell table:formula="of:=IF([$Code.A2882]=&quot;&quot;;&quot;&quot;;[$Code.A2882])">
            <text:p/>
          </table:table-cell>
          <table:table-cell table:formula="of:=[.B2881]+1" office:value-type="float" office:value="2880" calcext:value-type="float">
            <text:p>2880</text:p>
          </table:table-cell>
        </table:table-row>
        <table:table-row table:style-name="ro1">
          <table:table-cell table:formula="of:=IF([$Code.A2883]=&quot;&quot;;&quot;&quot;;[$Code.A2883])">
            <text:p/>
          </table:table-cell>
          <table:table-cell table:formula="of:=[.B2882]+1" office:value-type="float" office:value="2881" calcext:value-type="float">
            <text:p>2881</text:p>
          </table:table-cell>
        </table:table-row>
        <table:table-row table:style-name="ro1">
          <table:table-cell table:formula="of:=IF([$Code.A2884]=&quot;&quot;;&quot;&quot;;[$Code.A2884])">
            <text:p/>
          </table:table-cell>
          <table:table-cell table:formula="of:=[.B2883]+1" office:value-type="float" office:value="2882" calcext:value-type="float">
            <text:p>2882</text:p>
          </table:table-cell>
        </table:table-row>
        <table:table-row table:style-name="ro1">
          <table:table-cell table:formula="of:=IF([$Code.A2885]=&quot;&quot;;&quot;&quot;;[$Code.A2885])">
            <text:p/>
          </table:table-cell>
          <table:table-cell table:formula="of:=[.B2884]+1" office:value-type="float" office:value="2883" calcext:value-type="float">
            <text:p>2883</text:p>
          </table:table-cell>
        </table:table-row>
        <table:table-row table:style-name="ro1">
          <table:table-cell table:formula="of:=IF([$Code.A2886]=&quot;&quot;;&quot;&quot;;[$Code.A2886])">
            <text:p/>
          </table:table-cell>
          <table:table-cell table:formula="of:=[.B2885]+1" office:value-type="float" office:value="2884" calcext:value-type="float">
            <text:p>2884</text:p>
          </table:table-cell>
        </table:table-row>
        <table:table-row table:style-name="ro1">
          <table:table-cell table:formula="of:=IF([$Code.A2887]=&quot;&quot;;&quot;&quot;;[$Code.A2887])">
            <text:p/>
          </table:table-cell>
          <table:table-cell table:formula="of:=[.B2886]+1" office:value-type="float" office:value="2885" calcext:value-type="float">
            <text:p>2885</text:p>
          </table:table-cell>
        </table:table-row>
        <table:table-row table:style-name="ro1">
          <table:table-cell table:formula="of:=IF([$Code.A2888]=&quot;&quot;;&quot;&quot;;[$Code.A2888])">
            <text:p/>
          </table:table-cell>
          <table:table-cell table:formula="of:=[.B2887]+1" office:value-type="float" office:value="2886" calcext:value-type="float">
            <text:p>2886</text:p>
          </table:table-cell>
        </table:table-row>
        <table:table-row table:style-name="ro1">
          <table:table-cell table:formula="of:=IF([$Code.A2889]=&quot;&quot;;&quot;&quot;;[$Code.A2889])">
            <text:p/>
          </table:table-cell>
          <table:table-cell table:formula="of:=[.B2888]+1" office:value-type="float" office:value="2887" calcext:value-type="float">
            <text:p>2887</text:p>
          </table:table-cell>
        </table:table-row>
        <table:table-row table:style-name="ro1">
          <table:table-cell table:formula="of:=IF([$Code.A2890]=&quot;&quot;;&quot;&quot;;[$Code.A2890])">
            <text:p/>
          </table:table-cell>
          <table:table-cell table:formula="of:=[.B2889]+1" office:value-type="float" office:value="2888" calcext:value-type="float">
            <text:p>2888</text:p>
          </table:table-cell>
        </table:table-row>
        <table:table-row table:style-name="ro1">
          <table:table-cell table:formula="of:=IF([$Code.A2891]=&quot;&quot;;&quot;&quot;;[$Code.A2891])">
            <text:p/>
          </table:table-cell>
          <table:table-cell table:formula="of:=[.B2890]+1" office:value-type="float" office:value="2889" calcext:value-type="float">
            <text:p>2889</text:p>
          </table:table-cell>
        </table:table-row>
        <table:table-row table:style-name="ro1">
          <table:table-cell table:formula="of:=IF([$Code.A2892]=&quot;&quot;;&quot;&quot;;[$Code.A2892])">
            <text:p/>
          </table:table-cell>
          <table:table-cell table:formula="of:=[.B2891]+1" office:value-type="float" office:value="2890" calcext:value-type="float">
            <text:p>2890</text:p>
          </table:table-cell>
        </table:table-row>
        <table:table-row table:style-name="ro1">
          <table:table-cell table:formula="of:=IF([$Code.A2893]=&quot;&quot;;&quot;&quot;;[$Code.A2893])">
            <text:p/>
          </table:table-cell>
          <table:table-cell table:formula="of:=[.B2892]+1" office:value-type="float" office:value="2891" calcext:value-type="float">
            <text:p>2891</text:p>
          </table:table-cell>
        </table:table-row>
        <table:table-row table:style-name="ro1">
          <table:table-cell table:formula="of:=IF([$Code.A2894]=&quot;&quot;;&quot;&quot;;[$Code.A2894])">
            <text:p/>
          </table:table-cell>
          <table:table-cell table:formula="of:=[.B2893]+1" office:value-type="float" office:value="2892" calcext:value-type="float">
            <text:p>2892</text:p>
          </table:table-cell>
        </table:table-row>
        <table:table-row table:style-name="ro1">
          <table:table-cell table:formula="of:=IF([$Code.A2895]=&quot;&quot;;&quot;&quot;;[$Code.A2895])">
            <text:p/>
          </table:table-cell>
          <table:table-cell table:formula="of:=[.B2894]+1" office:value-type="float" office:value="2893" calcext:value-type="float">
            <text:p>2893</text:p>
          </table:table-cell>
        </table:table-row>
        <table:table-row table:style-name="ro1">
          <table:table-cell table:formula="of:=IF([$Code.A2896]=&quot;&quot;;&quot;&quot;;[$Code.A2896])">
            <text:p/>
          </table:table-cell>
          <table:table-cell table:formula="of:=[.B2895]+1" office:value-type="float" office:value="2894" calcext:value-type="float">
            <text:p>2894</text:p>
          </table:table-cell>
        </table:table-row>
        <table:table-row table:style-name="ro1">
          <table:table-cell table:formula="of:=IF([$Code.A2897]=&quot;&quot;;&quot;&quot;;[$Code.A2897])">
            <text:p/>
          </table:table-cell>
          <table:table-cell table:formula="of:=[.B2896]+1" office:value-type="float" office:value="2895" calcext:value-type="float">
            <text:p>2895</text:p>
          </table:table-cell>
        </table:table-row>
        <table:table-row table:style-name="ro1">
          <table:table-cell table:formula="of:=IF([$Code.A2898]=&quot;&quot;;&quot;&quot;;[$Code.A2898])">
            <text:p/>
          </table:table-cell>
          <table:table-cell table:formula="of:=[.B2897]+1" office:value-type="float" office:value="2896" calcext:value-type="float">
            <text:p>2896</text:p>
          </table:table-cell>
        </table:table-row>
        <table:table-row table:style-name="ro1">
          <table:table-cell table:formula="of:=IF([$Code.A2899]=&quot;&quot;;&quot;&quot;;[$Code.A2899])">
            <text:p/>
          </table:table-cell>
          <table:table-cell table:formula="of:=[.B2898]+1" office:value-type="float" office:value="2897" calcext:value-type="float">
            <text:p>2897</text:p>
          </table:table-cell>
        </table:table-row>
        <table:table-row table:style-name="ro1">
          <table:table-cell table:formula="of:=IF([$Code.A2900]=&quot;&quot;;&quot;&quot;;[$Code.A2900])">
            <text:p/>
          </table:table-cell>
          <table:table-cell table:formula="of:=[.B2899]+1" office:value-type="float" office:value="2898" calcext:value-type="float">
            <text:p>2898</text:p>
          </table:table-cell>
        </table:table-row>
        <table:table-row table:style-name="ro1">
          <table:table-cell table:formula="of:=IF([$Code.A2901]=&quot;&quot;;&quot;&quot;;[$Code.A2901])">
            <text:p/>
          </table:table-cell>
          <table:table-cell table:formula="of:=[.B2900]+1" office:value-type="float" office:value="2899" calcext:value-type="float">
            <text:p>2899</text:p>
          </table:table-cell>
        </table:table-row>
        <table:table-row table:style-name="ro1">
          <table:table-cell table:formula="of:=IF([$Code.A2902]=&quot;&quot;;&quot;&quot;;[$Code.A2902])">
            <text:p/>
          </table:table-cell>
          <table:table-cell table:formula="of:=[.B2901]+1" office:value-type="float" office:value="2900" calcext:value-type="float">
            <text:p>2900</text:p>
          </table:table-cell>
        </table:table-row>
        <table:table-row table:style-name="ro1">
          <table:table-cell table:formula="of:=IF([$Code.A2903]=&quot;&quot;;&quot;&quot;;[$Code.A2903])">
            <text:p/>
          </table:table-cell>
          <table:table-cell table:formula="of:=[.B2902]+1" office:value-type="float" office:value="2901" calcext:value-type="float">
            <text:p>2901</text:p>
          </table:table-cell>
        </table:table-row>
        <table:table-row table:style-name="ro1">
          <table:table-cell table:formula="of:=IF([$Code.A2904]=&quot;&quot;;&quot;&quot;;[$Code.A2904])">
            <text:p/>
          </table:table-cell>
          <table:table-cell table:formula="of:=[.B2903]+1" office:value-type="float" office:value="2902" calcext:value-type="float">
            <text:p>2902</text:p>
          </table:table-cell>
        </table:table-row>
        <table:table-row table:style-name="ro1">
          <table:table-cell table:formula="of:=IF([$Code.A2905]=&quot;&quot;;&quot;&quot;;[$Code.A2905])">
            <text:p/>
          </table:table-cell>
          <table:table-cell table:formula="of:=[.B2904]+1" office:value-type="float" office:value="2903" calcext:value-type="float">
            <text:p>2903</text:p>
          </table:table-cell>
        </table:table-row>
        <table:table-row table:style-name="ro1">
          <table:table-cell table:formula="of:=IF([$Code.A2906]=&quot;&quot;;&quot;&quot;;[$Code.A2906])">
            <text:p/>
          </table:table-cell>
          <table:table-cell table:formula="of:=[.B2905]+1" office:value-type="float" office:value="2904" calcext:value-type="float">
            <text:p>2904</text:p>
          </table:table-cell>
        </table:table-row>
        <table:table-row table:style-name="ro1">
          <table:table-cell table:formula="of:=IF([$Code.A2907]=&quot;&quot;;&quot;&quot;;[$Code.A2907])">
            <text:p/>
          </table:table-cell>
          <table:table-cell table:formula="of:=[.B2906]+1" office:value-type="float" office:value="2905" calcext:value-type="float">
            <text:p>2905</text:p>
          </table:table-cell>
        </table:table-row>
        <table:table-row table:style-name="ro1">
          <table:table-cell table:formula="of:=IF([$Code.A2908]=&quot;&quot;;&quot;&quot;;[$Code.A2908])">
            <text:p/>
          </table:table-cell>
          <table:table-cell table:formula="of:=[.B2907]+1" office:value-type="float" office:value="2906" calcext:value-type="float">
            <text:p>2906</text:p>
          </table:table-cell>
        </table:table-row>
        <table:table-row table:style-name="ro1">
          <table:table-cell table:formula="of:=IF([$Code.A2909]=&quot;&quot;;&quot;&quot;;[$Code.A2909])">
            <text:p/>
          </table:table-cell>
          <table:table-cell table:formula="of:=[.B2908]+1" office:value-type="float" office:value="2907" calcext:value-type="float">
            <text:p>2907</text:p>
          </table:table-cell>
        </table:table-row>
        <table:table-row table:style-name="ro1">
          <table:table-cell table:formula="of:=IF([$Code.A2910]=&quot;&quot;;&quot;&quot;;[$Code.A2910])">
            <text:p/>
          </table:table-cell>
          <table:table-cell table:formula="of:=[.B2909]+1" office:value-type="float" office:value="2908" calcext:value-type="float">
            <text:p>2908</text:p>
          </table:table-cell>
        </table:table-row>
        <table:table-row table:style-name="ro1">
          <table:table-cell table:formula="of:=IF([$Code.A2911]=&quot;&quot;;&quot;&quot;;[$Code.A2911])">
            <text:p/>
          </table:table-cell>
          <table:table-cell table:formula="of:=[.B2910]+1" office:value-type="float" office:value="2909" calcext:value-type="float">
            <text:p>2909</text:p>
          </table:table-cell>
        </table:table-row>
        <table:table-row table:style-name="ro1">
          <table:table-cell table:formula="of:=IF([$Code.A2912]=&quot;&quot;;&quot;&quot;;[$Code.A2912])">
            <text:p/>
          </table:table-cell>
          <table:table-cell table:formula="of:=[.B2911]+1" office:value-type="float" office:value="2910" calcext:value-type="float">
            <text:p>2910</text:p>
          </table:table-cell>
        </table:table-row>
        <table:table-row table:style-name="ro1">
          <table:table-cell table:formula="of:=IF([$Code.A2913]=&quot;&quot;;&quot;&quot;;[$Code.A2913])">
            <text:p/>
          </table:table-cell>
          <table:table-cell table:formula="of:=[.B2912]+1" office:value-type="float" office:value="2911" calcext:value-type="float">
            <text:p>2911</text:p>
          </table:table-cell>
        </table:table-row>
        <table:table-row table:style-name="ro1">
          <table:table-cell table:formula="of:=IF([$Code.A2914]=&quot;&quot;;&quot;&quot;;[$Code.A2914])">
            <text:p/>
          </table:table-cell>
          <table:table-cell table:formula="of:=[.B2913]+1" office:value-type="float" office:value="2912" calcext:value-type="float">
            <text:p>2912</text:p>
          </table:table-cell>
        </table:table-row>
        <table:table-row table:style-name="ro1">
          <table:table-cell table:formula="of:=IF([$Code.A2915]=&quot;&quot;;&quot;&quot;;[$Code.A2915])">
            <text:p/>
          </table:table-cell>
          <table:table-cell table:formula="of:=[.B2914]+1" office:value-type="float" office:value="2913" calcext:value-type="float">
            <text:p>2913</text:p>
          </table:table-cell>
        </table:table-row>
        <table:table-row table:style-name="ro1">
          <table:table-cell table:formula="of:=IF([$Code.A2916]=&quot;&quot;;&quot;&quot;;[$Code.A2916])">
            <text:p/>
          </table:table-cell>
          <table:table-cell table:formula="of:=[.B2915]+1" office:value-type="float" office:value="2914" calcext:value-type="float">
            <text:p>2914</text:p>
          </table:table-cell>
        </table:table-row>
        <table:table-row table:style-name="ro1">
          <table:table-cell table:formula="of:=IF([$Code.A2917]=&quot;&quot;;&quot;&quot;;[$Code.A2917])">
            <text:p/>
          </table:table-cell>
          <table:table-cell table:formula="of:=[.B2916]+1" office:value-type="float" office:value="2915" calcext:value-type="float">
            <text:p>2915</text:p>
          </table:table-cell>
        </table:table-row>
        <table:table-row table:style-name="ro1">
          <table:table-cell table:formula="of:=IF([$Code.A2918]=&quot;&quot;;&quot;&quot;;[$Code.A2918])">
            <text:p/>
          </table:table-cell>
          <table:table-cell table:formula="of:=[.B2917]+1" office:value-type="float" office:value="2916" calcext:value-type="float">
            <text:p>2916</text:p>
          </table:table-cell>
        </table:table-row>
        <table:table-row table:style-name="ro1">
          <table:table-cell table:formula="of:=IF([$Code.A2919]=&quot;&quot;;&quot;&quot;;[$Code.A2919])">
            <text:p/>
          </table:table-cell>
          <table:table-cell table:formula="of:=[.B2918]+1" office:value-type="float" office:value="2917" calcext:value-type="float">
            <text:p>2917</text:p>
          </table:table-cell>
        </table:table-row>
        <table:table-row table:style-name="ro1">
          <table:table-cell table:formula="of:=IF([$Code.A2920]=&quot;&quot;;&quot;&quot;;[$Code.A2920])">
            <text:p/>
          </table:table-cell>
          <table:table-cell table:formula="of:=[.B2919]+1" office:value-type="float" office:value="2918" calcext:value-type="float">
            <text:p>2918</text:p>
          </table:table-cell>
        </table:table-row>
        <table:table-row table:style-name="ro1">
          <table:table-cell table:formula="of:=IF([$Code.A2921]=&quot;&quot;;&quot;&quot;;[$Code.A2921])">
            <text:p/>
          </table:table-cell>
          <table:table-cell table:formula="of:=[.B2920]+1" office:value-type="float" office:value="2919" calcext:value-type="float">
            <text:p>2919</text:p>
          </table:table-cell>
        </table:table-row>
        <table:table-row table:style-name="ro1">
          <table:table-cell table:formula="of:=IF([$Code.A2922]=&quot;&quot;;&quot;&quot;;[$Code.A2922])">
            <text:p/>
          </table:table-cell>
          <table:table-cell table:formula="of:=[.B2921]+1" office:value-type="float" office:value="2920" calcext:value-type="float">
            <text:p>2920</text:p>
          </table:table-cell>
        </table:table-row>
        <table:table-row table:style-name="ro1">
          <table:table-cell table:formula="of:=IF([$Code.A2923]=&quot;&quot;;&quot;&quot;;[$Code.A2923])">
            <text:p/>
          </table:table-cell>
          <table:table-cell table:formula="of:=[.B2922]+1" office:value-type="float" office:value="2921" calcext:value-type="float">
            <text:p>2921</text:p>
          </table:table-cell>
        </table:table-row>
        <table:table-row table:style-name="ro1">
          <table:table-cell table:formula="of:=IF([$Code.A2924]=&quot;&quot;;&quot;&quot;;[$Code.A2924])">
            <text:p/>
          </table:table-cell>
          <table:table-cell table:formula="of:=[.B2923]+1" office:value-type="float" office:value="2922" calcext:value-type="float">
            <text:p>2922</text:p>
          </table:table-cell>
        </table:table-row>
        <table:table-row table:style-name="ro1">
          <table:table-cell table:formula="of:=IF([$Code.A2925]=&quot;&quot;;&quot;&quot;;[$Code.A2925])">
            <text:p/>
          </table:table-cell>
          <table:table-cell table:formula="of:=[.B2924]+1" office:value-type="float" office:value="2923" calcext:value-type="float">
            <text:p>2923</text:p>
          </table:table-cell>
        </table:table-row>
        <table:table-row table:style-name="ro1">
          <table:table-cell table:formula="of:=IF([$Code.A2926]=&quot;&quot;;&quot;&quot;;[$Code.A2926])">
            <text:p/>
          </table:table-cell>
          <table:table-cell table:formula="of:=[.B2925]+1" office:value-type="float" office:value="2924" calcext:value-type="float">
            <text:p>2924</text:p>
          </table:table-cell>
        </table:table-row>
        <table:table-row table:style-name="ro1">
          <table:table-cell table:formula="of:=IF([$Code.A2927]=&quot;&quot;;&quot;&quot;;[$Code.A2927])">
            <text:p/>
          </table:table-cell>
          <table:table-cell table:formula="of:=[.B2926]+1" office:value-type="float" office:value="2925" calcext:value-type="float">
            <text:p>2925</text:p>
          </table:table-cell>
        </table:table-row>
        <table:table-row table:style-name="ro1">
          <table:table-cell table:formula="of:=IF([$Code.A2928]=&quot;&quot;;&quot;&quot;;[$Code.A2928])">
            <text:p/>
          </table:table-cell>
          <table:table-cell table:formula="of:=[.B2927]+1" office:value-type="float" office:value="2926" calcext:value-type="float">
            <text:p>2926</text:p>
          </table:table-cell>
        </table:table-row>
        <table:table-row table:style-name="ro1">
          <table:table-cell table:formula="of:=IF([$Code.A2929]=&quot;&quot;;&quot;&quot;;[$Code.A2929])">
            <text:p/>
          </table:table-cell>
          <table:table-cell table:formula="of:=[.B2928]+1" office:value-type="float" office:value="2927" calcext:value-type="float">
            <text:p>2927</text:p>
          </table:table-cell>
        </table:table-row>
        <table:table-row table:style-name="ro1">
          <table:table-cell table:formula="of:=IF([$Code.A2930]=&quot;&quot;;&quot;&quot;;[$Code.A2930])">
            <text:p/>
          </table:table-cell>
          <table:table-cell table:formula="of:=[.B2929]+1" office:value-type="float" office:value="2928" calcext:value-type="float">
            <text:p>2928</text:p>
          </table:table-cell>
        </table:table-row>
        <table:table-row table:style-name="ro1">
          <table:table-cell table:formula="of:=IF([$Code.A2931]=&quot;&quot;;&quot;&quot;;[$Code.A2931])">
            <text:p/>
          </table:table-cell>
          <table:table-cell table:formula="of:=[.B2930]+1" office:value-type="float" office:value="2929" calcext:value-type="float">
            <text:p>2929</text:p>
          </table:table-cell>
        </table:table-row>
        <table:table-row table:style-name="ro1">
          <table:table-cell table:formula="of:=IF([$Code.A2932]=&quot;&quot;;&quot;&quot;;[$Code.A2932])">
            <text:p/>
          </table:table-cell>
          <table:table-cell table:formula="of:=[.B2931]+1" office:value-type="float" office:value="2930" calcext:value-type="float">
            <text:p>2930</text:p>
          </table:table-cell>
        </table:table-row>
        <table:table-row table:style-name="ro1">
          <table:table-cell table:formula="of:=IF([$Code.A2933]=&quot;&quot;;&quot;&quot;;[$Code.A2933])">
            <text:p/>
          </table:table-cell>
          <table:table-cell table:formula="of:=[.B2932]+1" office:value-type="float" office:value="2931" calcext:value-type="float">
            <text:p>2931</text:p>
          </table:table-cell>
        </table:table-row>
        <table:table-row table:style-name="ro1">
          <table:table-cell table:formula="of:=IF([$Code.A2934]=&quot;&quot;;&quot;&quot;;[$Code.A2934])">
            <text:p/>
          </table:table-cell>
          <table:table-cell table:formula="of:=[.B2933]+1" office:value-type="float" office:value="2932" calcext:value-type="float">
            <text:p>2932</text:p>
          </table:table-cell>
        </table:table-row>
        <table:table-row table:style-name="ro1">
          <table:table-cell table:formula="of:=IF([$Code.A2935]=&quot;&quot;;&quot;&quot;;[$Code.A2935])">
            <text:p/>
          </table:table-cell>
          <table:table-cell table:formula="of:=[.B2934]+1" office:value-type="float" office:value="2933" calcext:value-type="float">
            <text:p>2933</text:p>
          </table:table-cell>
        </table:table-row>
        <table:table-row table:style-name="ro1">
          <table:table-cell table:formula="of:=IF([$Code.A2936]=&quot;&quot;;&quot;&quot;;[$Code.A2936])">
            <text:p/>
          </table:table-cell>
          <table:table-cell table:formula="of:=[.B2935]+1" office:value-type="float" office:value="2934" calcext:value-type="float">
            <text:p>2934</text:p>
          </table:table-cell>
        </table:table-row>
        <table:table-row table:style-name="ro1">
          <table:table-cell table:formula="of:=IF([$Code.A2937]=&quot;&quot;;&quot;&quot;;[$Code.A2937])">
            <text:p/>
          </table:table-cell>
          <table:table-cell table:formula="of:=[.B2936]+1" office:value-type="float" office:value="2935" calcext:value-type="float">
            <text:p>2935</text:p>
          </table:table-cell>
        </table:table-row>
        <table:table-row table:style-name="ro1">
          <table:table-cell table:formula="of:=IF([$Code.A2938]=&quot;&quot;;&quot;&quot;;[$Code.A2938])">
            <text:p/>
          </table:table-cell>
          <table:table-cell table:formula="of:=[.B2937]+1" office:value-type="float" office:value="2936" calcext:value-type="float">
            <text:p>2936</text:p>
          </table:table-cell>
        </table:table-row>
        <table:table-row table:style-name="ro1">
          <table:table-cell table:formula="of:=IF([$Code.A2939]=&quot;&quot;;&quot;&quot;;[$Code.A2939])">
            <text:p/>
          </table:table-cell>
          <table:table-cell table:formula="of:=[.B2938]+1" office:value-type="float" office:value="2937" calcext:value-type="float">
            <text:p>2937</text:p>
          </table:table-cell>
        </table:table-row>
        <table:table-row table:style-name="ro1">
          <table:table-cell table:formula="of:=IF([$Code.A2940]=&quot;&quot;;&quot;&quot;;[$Code.A2940])">
            <text:p/>
          </table:table-cell>
          <table:table-cell table:formula="of:=[.B2939]+1" office:value-type="float" office:value="2938" calcext:value-type="float">
            <text:p>2938</text:p>
          </table:table-cell>
        </table:table-row>
        <table:table-row table:style-name="ro1">
          <table:table-cell table:formula="of:=IF([$Code.A2941]=&quot;&quot;;&quot;&quot;;[$Code.A2941])">
            <text:p/>
          </table:table-cell>
          <table:table-cell table:formula="of:=[.B2940]+1" office:value-type="float" office:value="2939" calcext:value-type="float">
            <text:p>2939</text:p>
          </table:table-cell>
        </table:table-row>
        <table:table-row table:style-name="ro1">
          <table:table-cell table:formula="of:=IF([$Code.A2942]=&quot;&quot;;&quot;&quot;;[$Code.A2942])">
            <text:p/>
          </table:table-cell>
          <table:table-cell table:formula="of:=[.B2941]+1" office:value-type="float" office:value="2940" calcext:value-type="float">
            <text:p>2940</text:p>
          </table:table-cell>
        </table:table-row>
        <table:table-row table:style-name="ro1">
          <table:table-cell table:formula="of:=IF([$Code.A2943]=&quot;&quot;;&quot;&quot;;[$Code.A2943])">
            <text:p/>
          </table:table-cell>
          <table:table-cell table:formula="of:=[.B2942]+1" office:value-type="float" office:value="2941" calcext:value-type="float">
            <text:p>2941</text:p>
          </table:table-cell>
        </table:table-row>
        <table:table-row table:style-name="ro1">
          <table:table-cell table:formula="of:=IF([$Code.A2944]=&quot;&quot;;&quot;&quot;;[$Code.A2944])">
            <text:p/>
          </table:table-cell>
          <table:table-cell table:formula="of:=[.B2943]+1" office:value-type="float" office:value="2942" calcext:value-type="float">
            <text:p>2942</text:p>
          </table:table-cell>
        </table:table-row>
        <table:table-row table:style-name="ro1">
          <table:table-cell table:formula="of:=IF([$Code.A2945]=&quot;&quot;;&quot;&quot;;[$Code.A2945])">
            <text:p/>
          </table:table-cell>
          <table:table-cell table:formula="of:=[.B2944]+1" office:value-type="float" office:value="2943" calcext:value-type="float">
            <text:p>2943</text:p>
          </table:table-cell>
        </table:table-row>
        <table:table-row table:style-name="ro1">
          <table:table-cell table:formula="of:=IF([$Code.A2946]=&quot;&quot;;&quot;&quot;;[$Code.A2946])">
            <text:p/>
          </table:table-cell>
          <table:table-cell table:formula="of:=[.B2945]+1" office:value-type="float" office:value="2944" calcext:value-type="float">
            <text:p>2944</text:p>
          </table:table-cell>
        </table:table-row>
        <table:table-row table:style-name="ro1">
          <table:table-cell table:formula="of:=IF([$Code.A2947]=&quot;&quot;;&quot;&quot;;[$Code.A2947])">
            <text:p/>
          </table:table-cell>
          <table:table-cell table:formula="of:=[.B2946]+1" office:value-type="float" office:value="2945" calcext:value-type="float">
            <text:p>2945</text:p>
          </table:table-cell>
        </table:table-row>
        <table:table-row table:style-name="ro1">
          <table:table-cell table:formula="of:=IF([$Code.A2948]=&quot;&quot;;&quot;&quot;;[$Code.A2948])">
            <text:p/>
          </table:table-cell>
          <table:table-cell table:formula="of:=[.B2947]+1" office:value-type="float" office:value="2946" calcext:value-type="float">
            <text:p>2946</text:p>
          </table:table-cell>
        </table:table-row>
        <table:table-row table:style-name="ro1">
          <table:table-cell table:formula="of:=IF([$Code.A2949]=&quot;&quot;;&quot;&quot;;[$Code.A2949])">
            <text:p/>
          </table:table-cell>
          <table:table-cell table:formula="of:=[.B2948]+1" office:value-type="float" office:value="2947" calcext:value-type="float">
            <text:p>2947</text:p>
          </table:table-cell>
        </table:table-row>
        <table:table-row table:style-name="ro1">
          <table:table-cell table:formula="of:=IF([$Code.A2950]=&quot;&quot;;&quot;&quot;;[$Code.A2950])">
            <text:p/>
          </table:table-cell>
          <table:table-cell table:formula="of:=[.B2949]+1" office:value-type="float" office:value="2948" calcext:value-type="float">
            <text:p>2948</text:p>
          </table:table-cell>
        </table:table-row>
        <table:table-row table:style-name="ro1">
          <table:table-cell table:formula="of:=IF([$Code.A2951]=&quot;&quot;;&quot;&quot;;[$Code.A2951])">
            <text:p/>
          </table:table-cell>
          <table:table-cell table:formula="of:=[.B2950]+1" office:value-type="float" office:value="2949" calcext:value-type="float">
            <text:p>2949</text:p>
          </table:table-cell>
        </table:table-row>
        <table:table-row table:style-name="ro1">
          <table:table-cell table:formula="of:=IF([$Code.A2952]=&quot;&quot;;&quot;&quot;;[$Code.A2952])">
            <text:p/>
          </table:table-cell>
          <table:table-cell table:formula="of:=[.B2951]+1" office:value-type="float" office:value="2950" calcext:value-type="float">
            <text:p>2950</text:p>
          </table:table-cell>
        </table:table-row>
        <table:table-row table:style-name="ro1">
          <table:table-cell table:formula="of:=IF([$Code.A2953]=&quot;&quot;;&quot;&quot;;[$Code.A2953])">
            <text:p/>
          </table:table-cell>
          <table:table-cell table:formula="of:=[.B2952]+1" office:value-type="float" office:value="2951" calcext:value-type="float">
            <text:p>2951</text:p>
          </table:table-cell>
        </table:table-row>
        <table:table-row table:style-name="ro1">
          <table:table-cell table:formula="of:=IF([$Code.A2954]=&quot;&quot;;&quot;&quot;;[$Code.A2954])">
            <text:p/>
          </table:table-cell>
          <table:table-cell table:formula="of:=[.B2953]+1" office:value-type="float" office:value="2952" calcext:value-type="float">
            <text:p>2952</text:p>
          </table:table-cell>
        </table:table-row>
        <table:table-row table:style-name="ro1">
          <table:table-cell table:formula="of:=IF([$Code.A2955]=&quot;&quot;;&quot;&quot;;[$Code.A2955])">
            <text:p/>
          </table:table-cell>
          <table:table-cell table:formula="of:=[.B2954]+1" office:value-type="float" office:value="2953" calcext:value-type="float">
            <text:p>2953</text:p>
          </table:table-cell>
        </table:table-row>
        <table:table-row table:style-name="ro1">
          <table:table-cell table:formula="of:=IF([$Code.A2956]=&quot;&quot;;&quot;&quot;;[$Code.A2956])">
            <text:p/>
          </table:table-cell>
          <table:table-cell table:formula="of:=[.B2955]+1" office:value-type="float" office:value="2954" calcext:value-type="float">
            <text:p>2954</text:p>
          </table:table-cell>
        </table:table-row>
        <table:table-row table:style-name="ro1">
          <table:table-cell table:formula="of:=IF([$Code.A2957]=&quot;&quot;;&quot;&quot;;[$Code.A2957])">
            <text:p/>
          </table:table-cell>
          <table:table-cell table:formula="of:=[.B2956]+1" office:value-type="float" office:value="2955" calcext:value-type="float">
            <text:p>2955</text:p>
          </table:table-cell>
        </table:table-row>
        <table:table-row table:style-name="ro1">
          <table:table-cell table:formula="of:=IF([$Code.A2958]=&quot;&quot;;&quot;&quot;;[$Code.A2958])">
            <text:p/>
          </table:table-cell>
          <table:table-cell table:formula="of:=[.B2957]+1" office:value-type="float" office:value="2956" calcext:value-type="float">
            <text:p>2956</text:p>
          </table:table-cell>
        </table:table-row>
        <table:table-row table:style-name="ro1">
          <table:table-cell table:formula="of:=IF([$Code.A2959]=&quot;&quot;;&quot;&quot;;[$Code.A2959])">
            <text:p/>
          </table:table-cell>
          <table:table-cell table:formula="of:=[.B2958]+1" office:value-type="float" office:value="2957" calcext:value-type="float">
            <text:p>2957</text:p>
          </table:table-cell>
        </table:table-row>
        <table:table-row table:style-name="ro1">
          <table:table-cell table:formula="of:=IF([$Code.A2960]=&quot;&quot;;&quot;&quot;;[$Code.A2960])">
            <text:p/>
          </table:table-cell>
          <table:table-cell table:formula="of:=[.B2959]+1" office:value-type="float" office:value="2958" calcext:value-type="float">
            <text:p>2958</text:p>
          </table:table-cell>
        </table:table-row>
        <table:table-row table:style-name="ro1">
          <table:table-cell table:formula="of:=IF([$Code.A2961]=&quot;&quot;;&quot;&quot;;[$Code.A2961])">
            <text:p/>
          </table:table-cell>
          <table:table-cell table:formula="of:=[.B2960]+1" office:value-type="float" office:value="2959" calcext:value-type="float">
            <text:p>2959</text:p>
          </table:table-cell>
        </table:table-row>
        <table:table-row table:style-name="ro1">
          <table:table-cell table:formula="of:=IF([$Code.A2962]=&quot;&quot;;&quot;&quot;;[$Code.A2962])">
            <text:p/>
          </table:table-cell>
          <table:table-cell table:formula="of:=[.B2961]+1" office:value-type="float" office:value="2960" calcext:value-type="float">
            <text:p>2960</text:p>
          </table:table-cell>
        </table:table-row>
        <table:table-row table:style-name="ro1">
          <table:table-cell table:formula="of:=IF([$Code.A2963]=&quot;&quot;;&quot;&quot;;[$Code.A2963])">
            <text:p/>
          </table:table-cell>
          <table:table-cell table:formula="of:=[.B2962]+1" office:value-type="float" office:value="2961" calcext:value-type="float">
            <text:p>2961</text:p>
          </table:table-cell>
        </table:table-row>
        <table:table-row table:style-name="ro1">
          <table:table-cell table:formula="of:=IF([$Code.A2964]=&quot;&quot;;&quot;&quot;;[$Code.A2964])">
            <text:p/>
          </table:table-cell>
          <table:table-cell table:formula="of:=[.B2963]+1" office:value-type="float" office:value="2962" calcext:value-type="float">
            <text:p>2962</text:p>
          </table:table-cell>
        </table:table-row>
        <table:table-row table:style-name="ro1">
          <table:table-cell table:formula="of:=IF([$Code.A2965]=&quot;&quot;;&quot;&quot;;[$Code.A2965])">
            <text:p/>
          </table:table-cell>
          <table:table-cell table:formula="of:=[.B2964]+1" office:value-type="float" office:value="2963" calcext:value-type="float">
            <text:p>2963</text:p>
          </table:table-cell>
        </table:table-row>
        <table:table-row table:style-name="ro1">
          <table:table-cell table:formula="of:=IF([$Code.A2966]=&quot;&quot;;&quot;&quot;;[$Code.A2966])">
            <text:p/>
          </table:table-cell>
          <table:table-cell table:formula="of:=[.B2965]+1" office:value-type="float" office:value="2964" calcext:value-type="float">
            <text:p>2964</text:p>
          </table:table-cell>
        </table:table-row>
        <table:table-row table:style-name="ro1">
          <table:table-cell table:formula="of:=IF([$Code.A2967]=&quot;&quot;;&quot;&quot;;[$Code.A2967])">
            <text:p/>
          </table:table-cell>
          <table:table-cell table:formula="of:=[.B2966]+1" office:value-type="float" office:value="2965" calcext:value-type="float">
            <text:p>2965</text:p>
          </table:table-cell>
        </table:table-row>
        <table:table-row table:style-name="ro1">
          <table:table-cell table:formula="of:=IF([$Code.A2968]=&quot;&quot;;&quot;&quot;;[$Code.A2968])">
            <text:p/>
          </table:table-cell>
          <table:table-cell table:formula="of:=[.B2967]+1" office:value-type="float" office:value="2966" calcext:value-type="float">
            <text:p>2966</text:p>
          </table:table-cell>
        </table:table-row>
        <table:table-row table:style-name="ro1">
          <table:table-cell table:formula="of:=IF([$Code.A2969]=&quot;&quot;;&quot;&quot;;[$Code.A2969])">
            <text:p/>
          </table:table-cell>
          <table:table-cell table:formula="of:=[.B2968]+1" office:value-type="float" office:value="2967" calcext:value-type="float">
            <text:p>2967</text:p>
          </table:table-cell>
        </table:table-row>
        <table:table-row table:style-name="ro1">
          <table:table-cell table:formula="of:=IF([$Code.A2970]=&quot;&quot;;&quot;&quot;;[$Code.A2970])">
            <text:p/>
          </table:table-cell>
          <table:table-cell table:formula="of:=[.B2969]+1" office:value-type="float" office:value="2968" calcext:value-type="float">
            <text:p>2968</text:p>
          </table:table-cell>
        </table:table-row>
        <table:table-row table:style-name="ro1">
          <table:table-cell table:formula="of:=IF([$Code.A2971]=&quot;&quot;;&quot;&quot;;[$Code.A2971])">
            <text:p/>
          </table:table-cell>
          <table:table-cell table:formula="of:=[.B2970]+1" office:value-type="float" office:value="2969" calcext:value-type="float">
            <text:p>2969</text:p>
          </table:table-cell>
        </table:table-row>
        <table:table-row table:style-name="ro1">
          <table:table-cell table:formula="of:=IF([$Code.A2972]=&quot;&quot;;&quot;&quot;;[$Code.A2972])">
            <text:p/>
          </table:table-cell>
          <table:table-cell table:formula="of:=[.B2971]+1" office:value-type="float" office:value="2970" calcext:value-type="float">
            <text:p>2970</text:p>
          </table:table-cell>
        </table:table-row>
        <table:table-row table:style-name="ro1">
          <table:table-cell table:formula="of:=IF([$Code.A2973]=&quot;&quot;;&quot;&quot;;[$Code.A2973])">
            <text:p/>
          </table:table-cell>
          <table:table-cell table:formula="of:=[.B2972]+1" office:value-type="float" office:value="2971" calcext:value-type="float">
            <text:p>2971</text:p>
          </table:table-cell>
        </table:table-row>
        <table:table-row table:style-name="ro1">
          <table:table-cell table:formula="of:=IF([$Code.A2974]=&quot;&quot;;&quot;&quot;;[$Code.A2974])">
            <text:p/>
          </table:table-cell>
          <table:table-cell table:formula="of:=[.B2973]+1" office:value-type="float" office:value="2972" calcext:value-type="float">
            <text:p>2972</text:p>
          </table:table-cell>
        </table:table-row>
        <table:table-row table:style-name="ro1">
          <table:table-cell table:formula="of:=IF([$Code.A2975]=&quot;&quot;;&quot;&quot;;[$Code.A2975])">
            <text:p/>
          </table:table-cell>
          <table:table-cell table:formula="of:=[.B2974]+1" office:value-type="float" office:value="2973" calcext:value-type="float">
            <text:p>2973</text:p>
          </table:table-cell>
        </table:table-row>
        <table:table-row table:style-name="ro1">
          <table:table-cell table:formula="of:=IF([$Code.A2976]=&quot;&quot;;&quot;&quot;;[$Code.A2976])">
            <text:p/>
          </table:table-cell>
          <table:table-cell table:formula="of:=[.B2975]+1" office:value-type="float" office:value="2974" calcext:value-type="float">
            <text:p>2974</text:p>
          </table:table-cell>
        </table:table-row>
        <table:table-row table:style-name="ro1">
          <table:table-cell table:formula="of:=IF([$Code.A2977]=&quot;&quot;;&quot;&quot;;[$Code.A2977])">
            <text:p/>
          </table:table-cell>
          <table:table-cell table:formula="of:=[.B2976]+1" office:value-type="float" office:value="2975" calcext:value-type="float">
            <text:p>2975</text:p>
          </table:table-cell>
        </table:table-row>
        <table:table-row table:style-name="ro1">
          <table:table-cell table:formula="of:=IF([$Code.A2978]=&quot;&quot;;&quot;&quot;;[$Code.A2978])">
            <text:p/>
          </table:table-cell>
          <table:table-cell table:formula="of:=[.B2977]+1" office:value-type="float" office:value="2976" calcext:value-type="float">
            <text:p>2976</text:p>
          </table:table-cell>
        </table:table-row>
        <table:table-row table:style-name="ro1">
          <table:table-cell table:formula="of:=IF([$Code.A2979]=&quot;&quot;;&quot;&quot;;[$Code.A2979])">
            <text:p/>
          </table:table-cell>
          <table:table-cell table:formula="of:=[.B2978]+1" office:value-type="float" office:value="2977" calcext:value-type="float">
            <text:p>2977</text:p>
          </table:table-cell>
        </table:table-row>
        <table:table-row table:style-name="ro1">
          <table:table-cell table:formula="of:=IF([$Code.A2980]=&quot;&quot;;&quot;&quot;;[$Code.A2980])">
            <text:p/>
          </table:table-cell>
          <table:table-cell table:formula="of:=[.B2979]+1" office:value-type="float" office:value="2978" calcext:value-type="float">
            <text:p>2978</text:p>
          </table:table-cell>
        </table:table-row>
        <table:table-row table:style-name="ro1">
          <table:table-cell table:formula="of:=IF([$Code.A2981]=&quot;&quot;;&quot;&quot;;[$Code.A2981])">
            <text:p/>
          </table:table-cell>
          <table:table-cell table:formula="of:=[.B2980]+1" office:value-type="float" office:value="2979" calcext:value-type="float">
            <text:p>2979</text:p>
          </table:table-cell>
        </table:table-row>
        <table:table-row table:style-name="ro1">
          <table:table-cell table:formula="of:=IF([$Code.A2982]=&quot;&quot;;&quot;&quot;;[$Code.A2982])">
            <text:p/>
          </table:table-cell>
          <table:table-cell table:formula="of:=[.B2981]+1" office:value-type="float" office:value="2980" calcext:value-type="float">
            <text:p>2980</text:p>
          </table:table-cell>
        </table:table-row>
        <table:table-row table:style-name="ro1">
          <table:table-cell table:formula="of:=IF([$Code.A2983]=&quot;&quot;;&quot;&quot;;[$Code.A2983])">
            <text:p/>
          </table:table-cell>
          <table:table-cell table:formula="of:=[.B2982]+1" office:value-type="float" office:value="2981" calcext:value-type="float">
            <text:p>2981</text:p>
          </table:table-cell>
        </table:table-row>
        <table:table-row table:style-name="ro1">
          <table:table-cell table:formula="of:=IF([$Code.A2984]=&quot;&quot;;&quot;&quot;;[$Code.A2984])">
            <text:p/>
          </table:table-cell>
          <table:table-cell table:formula="of:=[.B2983]+1" office:value-type="float" office:value="2982" calcext:value-type="float">
            <text:p>2982</text:p>
          </table:table-cell>
        </table:table-row>
        <table:table-row table:style-name="ro1">
          <table:table-cell table:formula="of:=IF([$Code.A2985]=&quot;&quot;;&quot;&quot;;[$Code.A2985])">
            <text:p/>
          </table:table-cell>
          <table:table-cell table:formula="of:=[.B2984]+1" office:value-type="float" office:value="2983" calcext:value-type="float">
            <text:p>2983</text:p>
          </table:table-cell>
        </table:table-row>
        <table:table-row table:style-name="ro1">
          <table:table-cell table:formula="of:=IF([$Code.A2986]=&quot;&quot;;&quot;&quot;;[$Code.A2986])">
            <text:p/>
          </table:table-cell>
          <table:table-cell table:formula="of:=[.B2985]+1" office:value-type="float" office:value="2984" calcext:value-type="float">
            <text:p>2984</text:p>
          </table:table-cell>
        </table:table-row>
        <table:table-row table:style-name="ro1">
          <table:table-cell table:formula="of:=IF([$Code.A2987]=&quot;&quot;;&quot;&quot;;[$Code.A2987])">
            <text:p/>
          </table:table-cell>
          <table:table-cell table:formula="of:=[.B2986]+1" office:value-type="float" office:value="2985" calcext:value-type="float">
            <text:p>2985</text:p>
          </table:table-cell>
        </table:table-row>
        <table:table-row table:style-name="ro1">
          <table:table-cell table:formula="of:=IF([$Code.A2988]=&quot;&quot;;&quot;&quot;;[$Code.A2988])">
            <text:p/>
          </table:table-cell>
          <table:table-cell table:formula="of:=[.B2987]+1" office:value-type="float" office:value="2986" calcext:value-type="float">
            <text:p>2986</text:p>
          </table:table-cell>
        </table:table-row>
        <table:table-row table:style-name="ro1">
          <table:table-cell table:formula="of:=IF([$Code.A2989]=&quot;&quot;;&quot;&quot;;[$Code.A2989])">
            <text:p/>
          </table:table-cell>
          <table:table-cell table:formula="of:=[.B2988]+1" office:value-type="float" office:value="2987" calcext:value-type="float">
            <text:p>2987</text:p>
          </table:table-cell>
        </table:table-row>
        <table:table-row table:style-name="ro1">
          <table:table-cell table:formula="of:=IF([$Code.A2990]=&quot;&quot;;&quot;&quot;;[$Code.A2990])">
            <text:p/>
          </table:table-cell>
          <table:table-cell table:formula="of:=[.B2989]+1" office:value-type="float" office:value="2988" calcext:value-type="float">
            <text:p>2988</text:p>
          </table:table-cell>
        </table:table-row>
        <table:table-row table:style-name="ro1">
          <table:table-cell table:formula="of:=IF([$Code.A2991]=&quot;&quot;;&quot;&quot;;[$Code.A2991])">
            <text:p/>
          </table:table-cell>
          <table:table-cell table:formula="of:=[.B2990]+1" office:value-type="float" office:value="2989" calcext:value-type="float">
            <text:p>2989</text:p>
          </table:table-cell>
        </table:table-row>
        <table:table-row table:style-name="ro1">
          <table:table-cell table:formula="of:=IF([$Code.A2992]=&quot;&quot;;&quot;&quot;;[$Code.A2992])">
            <text:p/>
          </table:table-cell>
          <table:table-cell table:formula="of:=[.B2991]+1" office:value-type="float" office:value="2990" calcext:value-type="float">
            <text:p>2990</text:p>
          </table:table-cell>
        </table:table-row>
        <table:table-row table:style-name="ro1">
          <table:table-cell table:formula="of:=IF([$Code.A2993]=&quot;&quot;;&quot;&quot;;[$Code.A2993])">
            <text:p/>
          </table:table-cell>
          <table:table-cell table:formula="of:=[.B2992]+1" office:value-type="float" office:value="2991" calcext:value-type="float">
            <text:p>2991</text:p>
          </table:table-cell>
        </table:table-row>
        <table:table-row table:style-name="ro1">
          <table:table-cell table:formula="of:=IF([$Code.A2994]=&quot;&quot;;&quot;&quot;;[$Code.A2994])">
            <text:p/>
          </table:table-cell>
          <table:table-cell table:formula="of:=[.B2993]+1" office:value-type="float" office:value="2992" calcext:value-type="float">
            <text:p>2992</text:p>
          </table:table-cell>
        </table:table-row>
        <table:table-row table:style-name="ro1">
          <table:table-cell table:formula="of:=IF([$Code.A2995]=&quot;&quot;;&quot;&quot;;[$Code.A2995])">
            <text:p/>
          </table:table-cell>
          <table:table-cell table:formula="of:=[.B2994]+1" office:value-type="float" office:value="2993" calcext:value-type="float">
            <text:p>2993</text:p>
          </table:table-cell>
        </table:table-row>
        <table:table-row table:style-name="ro1">
          <table:table-cell table:formula="of:=IF([$Code.A2996]=&quot;&quot;;&quot;&quot;;[$Code.A2996])">
            <text:p/>
          </table:table-cell>
          <table:table-cell table:formula="of:=[.B2995]+1" office:value-type="float" office:value="2994" calcext:value-type="float">
            <text:p>2994</text:p>
          </table:table-cell>
        </table:table-row>
        <table:table-row table:style-name="ro1">
          <table:table-cell table:formula="of:=IF([$Code.A2997]=&quot;&quot;;&quot;&quot;;[$Code.A2997])">
            <text:p/>
          </table:table-cell>
          <table:table-cell table:formula="of:=[.B2996]+1" office:value-type="float" office:value="2995" calcext:value-type="float">
            <text:p>2995</text:p>
          </table:table-cell>
        </table:table-row>
        <table:table-row table:style-name="ro1">
          <table:table-cell table:formula="of:=IF([$Code.A2998]=&quot;&quot;;&quot;&quot;;[$Code.A2998])">
            <text:p/>
          </table:table-cell>
          <table:table-cell table:formula="of:=[.B2997]+1" office:value-type="float" office:value="2996" calcext:value-type="float">
            <text:p>2996</text:p>
          </table:table-cell>
        </table:table-row>
        <table:table-row table:style-name="ro1">
          <table:table-cell table:formula="of:=IF([$Code.A2999]=&quot;&quot;;&quot;&quot;;[$Code.A2999])">
            <text:p/>
          </table:table-cell>
          <table:table-cell table:formula="of:=[.B2998]+1" office:value-type="float" office:value="2997" calcext:value-type="float">
            <text:p>2997</text:p>
          </table:table-cell>
        </table:table-row>
        <table:table-row table:style-name="ro1">
          <table:table-cell table:formula="of:=IF([$Code.A3000]=&quot;&quot;;&quot;&quot;;[$Code.A3000])">
            <text:p/>
          </table:table-cell>
          <table:table-cell table:formula="of:=[.B2999]+1" office:value-type="float" office:value="2998" calcext:value-type="float">
            <text:p>2998</text:p>
          </table:table-cell>
        </table:table-row>
        <table:table-row table:style-name="ro1">
          <table:table-cell table:formula="of:=IF([$Code.A3001]=&quot;&quot;;&quot;&quot;;[$Code.A3001])">
            <text:p/>
          </table:table-cell>
          <table:table-cell table:formula="of:=[.B3000]+1" office:value-type="float" office:value="2999" calcext:value-type="float">
            <text:p>2999</text:p>
          </table:table-cell>
        </table:table-row>
        <table:table-row table:style-name="ro1">
          <table:table-cell table:formula="of:=IF([$Code.A3002]=&quot;&quot;;&quot;&quot;;[$Code.A3002])">
            <text:p/>
          </table:table-cell>
          <table:table-cell table:formula="of:=[.B3001]+1" office:value-type="float" office:value="3000" calcext:value-type="float">
            <text:p>3000</text:p>
          </table:table-cell>
        </table:table-row>
        <table:table-row table:style-name="ro1">
          <table:table-cell table:formula="of:=IF([$Code.A3003]=&quot;&quot;;&quot;&quot;;[$Code.A3003])">
            <text:p/>
          </table:table-cell>
          <table:table-cell table:formula="of:=[.B3002]+1" office:value-type="float" office:value="3001" calcext:value-type="float">
            <text:p>3001</text:p>
          </table:table-cell>
        </table:table-row>
        <table:table-row table:style-name="ro1">
          <table:table-cell table:formula="of:=IF([$Code.A3004]=&quot;&quot;;&quot;&quot;;[$Code.A3004])">
            <text:p/>
          </table:table-cell>
          <table:table-cell table:formula="of:=[.B3003]+1" office:value-type="float" office:value="3002" calcext:value-type="float">
            <text:p>3002</text:p>
          </table:table-cell>
        </table:table-row>
        <table:table-row table:style-name="ro1">
          <table:table-cell table:formula="of:=IF([$Code.A3005]=&quot;&quot;;&quot;&quot;;[$Code.A3005])">
            <text:p/>
          </table:table-cell>
          <table:table-cell table:formula="of:=[.B3004]+1" office:value-type="float" office:value="3003" calcext:value-type="float">
            <text:p>3003</text:p>
          </table:table-cell>
        </table:table-row>
        <table:table-row table:style-name="ro1">
          <table:table-cell table:formula="of:=IF([$Code.A3006]=&quot;&quot;;&quot;&quot;;[$Code.A3006])">
            <text:p/>
          </table:table-cell>
          <table:table-cell table:formula="of:=[.B3005]+1" office:value-type="float" office:value="3004" calcext:value-type="float">
            <text:p>3004</text:p>
          </table:table-cell>
        </table:table-row>
        <table:table-row table:style-name="ro1">
          <table:table-cell table:formula="of:=IF([$Code.A3007]=&quot;&quot;;&quot;&quot;;[$Code.A3007])">
            <text:p/>
          </table:table-cell>
          <table:table-cell table:formula="of:=[.B3006]+1" office:value-type="float" office:value="3005" calcext:value-type="float">
            <text:p>3005</text:p>
          </table:table-cell>
        </table:table-row>
        <table:table-row table:style-name="ro1">
          <table:table-cell table:formula="of:=IF([$Code.A3008]=&quot;&quot;;&quot;&quot;;[$Code.A3008])">
            <text:p/>
          </table:table-cell>
          <table:table-cell table:formula="of:=[.B3007]+1" office:value-type="float" office:value="3006" calcext:value-type="float">
            <text:p>3006</text:p>
          </table:table-cell>
        </table:table-row>
        <table:table-row table:style-name="ro1">
          <table:table-cell table:formula="of:=IF([$Code.A3009]=&quot;&quot;;&quot;&quot;;[$Code.A3009])">
            <text:p/>
          </table:table-cell>
          <table:table-cell table:formula="of:=[.B3008]+1" office:value-type="float" office:value="3007" calcext:value-type="float">
            <text:p>3007</text:p>
          </table:table-cell>
        </table:table-row>
        <table:table-row table:style-name="ro1">
          <table:table-cell table:formula="of:=IF([$Code.A3010]=&quot;&quot;;&quot;&quot;;[$Code.A3010])">
            <text:p/>
          </table:table-cell>
          <table:table-cell table:formula="of:=[.B3009]+1" office:value-type="float" office:value="3008" calcext:value-type="float">
            <text:p>3008</text:p>
          </table:table-cell>
        </table:table-row>
        <table:table-row table:style-name="ro1">
          <table:table-cell table:formula="of:=IF([$Code.A3011]=&quot;&quot;;&quot;&quot;;[$Code.A3011])">
            <text:p/>
          </table:table-cell>
          <table:table-cell table:formula="of:=[.B3010]+1" office:value-type="float" office:value="3009" calcext:value-type="float">
            <text:p>3009</text:p>
          </table:table-cell>
        </table:table-row>
        <table:table-row table:style-name="ro1">
          <table:table-cell table:formula="of:=IF([$Code.A3012]=&quot;&quot;;&quot;&quot;;[$Code.A3012])">
            <text:p/>
          </table:table-cell>
          <table:table-cell table:formula="of:=[.B3011]+1" office:value-type="float" office:value="3010" calcext:value-type="float">
            <text:p>3010</text:p>
          </table:table-cell>
        </table:table-row>
        <table:table-row table:style-name="ro1">
          <table:table-cell table:formula="of:=IF([$Code.A3013]=&quot;&quot;;&quot;&quot;;[$Code.A3013])">
            <text:p/>
          </table:table-cell>
          <table:table-cell table:formula="of:=[.B3012]+1" office:value-type="float" office:value="3011" calcext:value-type="float">
            <text:p>3011</text:p>
          </table:table-cell>
        </table:table-row>
        <table:table-row table:style-name="ro1">
          <table:table-cell table:formula="of:=IF([$Code.A3014]=&quot;&quot;;&quot;&quot;;[$Code.A3014])">
            <text:p/>
          </table:table-cell>
          <table:table-cell table:formula="of:=[.B3013]+1" office:value-type="float" office:value="3012" calcext:value-type="float">
            <text:p>3012</text:p>
          </table:table-cell>
        </table:table-row>
        <table:table-row table:style-name="ro1">
          <table:table-cell table:formula="of:=IF([$Code.A3015]=&quot;&quot;;&quot;&quot;;[$Code.A3015])">
            <text:p/>
          </table:table-cell>
          <table:table-cell table:formula="of:=[.B3014]+1" office:value-type="float" office:value="3013" calcext:value-type="float">
            <text:p>3013</text:p>
          </table:table-cell>
        </table:table-row>
        <table:table-row table:style-name="ro1">
          <table:table-cell table:formula="of:=IF([$Code.A3016]=&quot;&quot;;&quot;&quot;;[$Code.A3016])">
            <text:p/>
          </table:table-cell>
          <table:table-cell table:formula="of:=[.B3015]+1" office:value-type="float" office:value="3014" calcext:value-type="float">
            <text:p>3014</text:p>
          </table:table-cell>
        </table:table-row>
        <table:table-row table:style-name="ro1">
          <table:table-cell table:formula="of:=IF([$Code.A3017]=&quot;&quot;;&quot;&quot;;[$Code.A3017])">
            <text:p/>
          </table:table-cell>
          <table:table-cell table:formula="of:=[.B3016]+1" office:value-type="float" office:value="3015" calcext:value-type="float">
            <text:p>3015</text:p>
          </table:table-cell>
        </table:table-row>
        <table:table-row table:style-name="ro1">
          <table:table-cell table:formula="of:=IF([$Code.A3018]=&quot;&quot;;&quot;&quot;;[$Code.A3018])">
            <text:p/>
          </table:table-cell>
          <table:table-cell table:formula="of:=[.B3017]+1" office:value-type="float" office:value="3016" calcext:value-type="float">
            <text:p>3016</text:p>
          </table:table-cell>
        </table:table-row>
        <table:table-row table:style-name="ro1">
          <table:table-cell table:formula="of:=IF([$Code.A3019]=&quot;&quot;;&quot;&quot;;[$Code.A3019])">
            <text:p/>
          </table:table-cell>
          <table:table-cell table:formula="of:=[.B3018]+1" office:value-type="float" office:value="3017" calcext:value-type="float">
            <text:p>3017</text:p>
          </table:table-cell>
        </table:table-row>
        <table:table-row table:style-name="ro1">
          <table:table-cell table:formula="of:=IF([$Code.A3020]=&quot;&quot;;&quot;&quot;;[$Code.A3020])">
            <text:p/>
          </table:table-cell>
          <table:table-cell table:formula="of:=[.B3019]+1" office:value-type="float" office:value="3018" calcext:value-type="float">
            <text:p>3018</text:p>
          </table:table-cell>
        </table:table-row>
        <table:table-row table:style-name="ro1">
          <table:table-cell table:formula="of:=IF([$Code.A3021]=&quot;&quot;;&quot;&quot;;[$Code.A3021])">
            <text:p/>
          </table:table-cell>
          <table:table-cell table:formula="of:=[.B3020]+1" office:value-type="float" office:value="3019" calcext:value-type="float">
            <text:p>3019</text:p>
          </table:table-cell>
        </table:table-row>
        <table:table-row table:style-name="ro1">
          <table:table-cell table:formula="of:=IF([$Code.A3022]=&quot;&quot;;&quot;&quot;;[$Code.A3022])">
            <text:p/>
          </table:table-cell>
          <table:table-cell table:formula="of:=[.B3021]+1" office:value-type="float" office:value="3020" calcext:value-type="float">
            <text:p>3020</text:p>
          </table:table-cell>
        </table:table-row>
        <table:table-row table:style-name="ro1">
          <table:table-cell table:formula="of:=IF([$Code.A3023]=&quot;&quot;;&quot;&quot;;[$Code.A3023])">
            <text:p/>
          </table:table-cell>
          <table:table-cell table:formula="of:=[.B3022]+1" office:value-type="float" office:value="3021" calcext:value-type="float">
            <text:p>3021</text:p>
          </table:table-cell>
        </table:table-row>
        <table:table-row table:style-name="ro1">
          <table:table-cell table:formula="of:=IF([$Code.A3024]=&quot;&quot;;&quot;&quot;;[$Code.A3024])">
            <text:p/>
          </table:table-cell>
          <table:table-cell table:formula="of:=[.B3023]+1" office:value-type="float" office:value="3022" calcext:value-type="float">
            <text:p>3022</text:p>
          </table:table-cell>
        </table:table-row>
        <table:table-row table:style-name="ro1">
          <table:table-cell table:formula="of:=IF([$Code.A3025]=&quot;&quot;;&quot;&quot;;[$Code.A3025])">
            <text:p/>
          </table:table-cell>
          <table:table-cell table:formula="of:=[.B3024]+1" office:value-type="float" office:value="3023" calcext:value-type="float">
            <text:p>3023</text:p>
          </table:table-cell>
        </table:table-row>
        <table:table-row table:style-name="ro1">
          <table:table-cell table:formula="of:=IF([$Code.A3026]=&quot;&quot;;&quot;&quot;;[$Code.A3026])">
            <text:p/>
          </table:table-cell>
          <table:table-cell table:formula="of:=[.B3025]+1" office:value-type="float" office:value="3024" calcext:value-type="float">
            <text:p>3024</text:p>
          </table:table-cell>
        </table:table-row>
        <table:table-row table:style-name="ro1">
          <table:table-cell table:formula="of:=IF([$Code.A3027]=&quot;&quot;;&quot;&quot;;[$Code.A3027])">
            <text:p/>
          </table:table-cell>
          <table:table-cell table:formula="of:=[.B3026]+1" office:value-type="float" office:value="3025" calcext:value-type="float">
            <text:p>3025</text:p>
          </table:table-cell>
        </table:table-row>
        <table:table-row table:style-name="ro1">
          <table:table-cell table:formula="of:=IF([$Code.A3028]=&quot;&quot;;&quot;&quot;;[$Code.A3028])">
            <text:p/>
          </table:table-cell>
          <table:table-cell table:formula="of:=[.B3027]+1" office:value-type="float" office:value="3026" calcext:value-type="float">
            <text:p>3026</text:p>
          </table:table-cell>
        </table:table-row>
        <table:table-row table:style-name="ro1">
          <table:table-cell table:formula="of:=IF([$Code.A3029]=&quot;&quot;;&quot;&quot;;[$Code.A3029])">
            <text:p/>
          </table:table-cell>
          <table:table-cell table:formula="of:=[.B3028]+1" office:value-type="float" office:value="3027" calcext:value-type="float">
            <text:p>3027</text:p>
          </table:table-cell>
        </table:table-row>
        <table:table-row table:style-name="ro1">
          <table:table-cell table:formula="of:=IF([$Code.A3030]=&quot;&quot;;&quot;&quot;;[$Code.A3030])">
            <text:p/>
          </table:table-cell>
          <table:table-cell table:formula="of:=[.B3029]+1" office:value-type="float" office:value="3028" calcext:value-type="float">
            <text:p>3028</text:p>
          </table:table-cell>
        </table:table-row>
        <table:table-row table:style-name="ro1">
          <table:table-cell table:formula="of:=IF([$Code.A3031]=&quot;&quot;;&quot;&quot;;[$Code.A3031])">
            <text:p/>
          </table:table-cell>
          <table:table-cell table:formula="of:=[.B3030]+1" office:value-type="float" office:value="3029" calcext:value-type="float">
            <text:p>3029</text:p>
          </table:table-cell>
        </table:table-row>
        <table:table-row table:style-name="ro1">
          <table:table-cell table:formula="of:=IF([$Code.A3032]=&quot;&quot;;&quot;&quot;;[$Code.A3032])">
            <text:p/>
          </table:table-cell>
          <table:table-cell table:formula="of:=[.B3031]+1" office:value-type="float" office:value="3030" calcext:value-type="float">
            <text:p>3030</text:p>
          </table:table-cell>
        </table:table-row>
        <table:table-row table:style-name="ro1">
          <table:table-cell table:formula="of:=IF([$Code.A3033]=&quot;&quot;;&quot;&quot;;[$Code.A3033])">
            <text:p/>
          </table:table-cell>
          <table:table-cell table:formula="of:=[.B3032]+1" office:value-type="float" office:value="3031" calcext:value-type="float">
            <text:p>3031</text:p>
          </table:table-cell>
        </table:table-row>
        <table:table-row table:style-name="ro1">
          <table:table-cell table:formula="of:=IF([$Code.A3034]=&quot;&quot;;&quot;&quot;;[$Code.A3034])">
            <text:p/>
          </table:table-cell>
          <table:table-cell table:formula="of:=[.B3033]+1" office:value-type="float" office:value="3032" calcext:value-type="float">
            <text:p>3032</text:p>
          </table:table-cell>
        </table:table-row>
        <table:table-row table:style-name="ro1">
          <table:table-cell table:formula="of:=IF([$Code.A3035]=&quot;&quot;;&quot;&quot;;[$Code.A3035])">
            <text:p/>
          </table:table-cell>
          <table:table-cell table:formula="of:=[.B3034]+1" office:value-type="float" office:value="3033" calcext:value-type="float">
            <text:p>3033</text:p>
          </table:table-cell>
        </table:table-row>
        <table:table-row table:style-name="ro1">
          <table:table-cell table:formula="of:=IF([$Code.A3036]=&quot;&quot;;&quot;&quot;;[$Code.A3036])">
            <text:p/>
          </table:table-cell>
          <table:table-cell table:formula="of:=[.B3035]+1" office:value-type="float" office:value="3034" calcext:value-type="float">
            <text:p>3034</text:p>
          </table:table-cell>
        </table:table-row>
        <table:table-row table:style-name="ro1">
          <table:table-cell table:formula="of:=IF([$Code.A3037]=&quot;&quot;;&quot;&quot;;[$Code.A3037])">
            <text:p/>
          </table:table-cell>
          <table:table-cell table:formula="of:=[.B3036]+1" office:value-type="float" office:value="3035" calcext:value-type="float">
            <text:p>3035</text:p>
          </table:table-cell>
        </table:table-row>
        <table:table-row table:style-name="ro1">
          <table:table-cell table:formula="of:=IF([$Code.A3038]=&quot;&quot;;&quot;&quot;;[$Code.A3038])">
            <text:p/>
          </table:table-cell>
          <table:table-cell table:formula="of:=[.B3037]+1" office:value-type="float" office:value="3036" calcext:value-type="float">
            <text:p>3036</text:p>
          </table:table-cell>
        </table:table-row>
        <table:table-row table:style-name="ro1">
          <table:table-cell table:formula="of:=IF([$Code.A3039]=&quot;&quot;;&quot;&quot;;[$Code.A3039])">
            <text:p/>
          </table:table-cell>
          <table:table-cell table:formula="of:=[.B3038]+1" office:value-type="float" office:value="3037" calcext:value-type="float">
            <text:p>3037</text:p>
          </table:table-cell>
        </table:table-row>
        <table:table-row table:style-name="ro1">
          <table:table-cell table:formula="of:=IF([$Code.A3040]=&quot;&quot;;&quot;&quot;;[$Code.A3040])">
            <text:p/>
          </table:table-cell>
          <table:table-cell table:formula="of:=[.B3039]+1" office:value-type="float" office:value="3038" calcext:value-type="float">
            <text:p>3038</text:p>
          </table:table-cell>
        </table:table-row>
        <table:table-row table:style-name="ro1">
          <table:table-cell table:formula="of:=IF([$Code.A3041]=&quot;&quot;;&quot;&quot;;[$Code.A3041])">
            <text:p/>
          </table:table-cell>
          <table:table-cell table:formula="of:=[.B3040]+1" office:value-type="float" office:value="3039" calcext:value-type="float">
            <text:p>3039</text:p>
          </table:table-cell>
        </table:table-row>
        <table:table-row table:style-name="ro1">
          <table:table-cell table:formula="of:=IF([$Code.A3042]=&quot;&quot;;&quot;&quot;;[$Code.A3042])">
            <text:p/>
          </table:table-cell>
          <table:table-cell table:formula="of:=[.B3041]+1" office:value-type="float" office:value="3040" calcext:value-type="float">
            <text:p>3040</text:p>
          </table:table-cell>
        </table:table-row>
        <table:table-row table:style-name="ro1">
          <table:table-cell table:formula="of:=IF([$Code.A3043]=&quot;&quot;;&quot;&quot;;[$Code.A3043])">
            <text:p/>
          </table:table-cell>
          <table:table-cell table:formula="of:=[.B3042]+1" office:value-type="float" office:value="3041" calcext:value-type="float">
            <text:p>3041</text:p>
          </table:table-cell>
        </table:table-row>
        <table:table-row table:style-name="ro1">
          <table:table-cell table:formula="of:=IF([$Code.A3044]=&quot;&quot;;&quot;&quot;;[$Code.A3044])">
            <text:p/>
          </table:table-cell>
          <table:table-cell table:formula="of:=[.B3043]+1" office:value-type="float" office:value="3042" calcext:value-type="float">
            <text:p>3042</text:p>
          </table:table-cell>
        </table:table-row>
        <table:table-row table:style-name="ro1">
          <table:table-cell table:formula="of:=IF([$Code.A3045]=&quot;&quot;;&quot;&quot;;[$Code.A3045])">
            <text:p/>
          </table:table-cell>
          <table:table-cell table:formula="of:=[.B3044]+1" office:value-type="float" office:value="3043" calcext:value-type="float">
            <text:p>3043</text:p>
          </table:table-cell>
        </table:table-row>
        <table:table-row table:style-name="ro1">
          <table:table-cell table:formula="of:=IF([$Code.A3046]=&quot;&quot;;&quot;&quot;;[$Code.A3046])">
            <text:p/>
          </table:table-cell>
          <table:table-cell table:formula="of:=[.B3045]+1" office:value-type="float" office:value="3044" calcext:value-type="float">
            <text:p>3044</text:p>
          </table:table-cell>
        </table:table-row>
        <table:table-row table:style-name="ro1">
          <table:table-cell table:formula="of:=IF([$Code.A3047]=&quot;&quot;;&quot;&quot;;[$Code.A3047])">
            <text:p/>
          </table:table-cell>
          <table:table-cell table:formula="of:=[.B3046]+1" office:value-type="float" office:value="3045" calcext:value-type="float">
            <text:p>3045</text:p>
          </table:table-cell>
        </table:table-row>
        <table:table-row table:style-name="ro1">
          <table:table-cell table:formula="of:=IF([$Code.A3048]=&quot;&quot;;&quot;&quot;;[$Code.A3048])">
            <text:p/>
          </table:table-cell>
          <table:table-cell table:formula="of:=[.B3047]+1" office:value-type="float" office:value="3046" calcext:value-type="float">
            <text:p>3046</text:p>
          </table:table-cell>
        </table:table-row>
        <table:table-row table:style-name="ro1">
          <table:table-cell table:formula="of:=IF([$Code.A3049]=&quot;&quot;;&quot;&quot;;[$Code.A3049])">
            <text:p/>
          </table:table-cell>
          <table:table-cell table:formula="of:=[.B3048]+1" office:value-type="float" office:value="3047" calcext:value-type="float">
            <text:p>3047</text:p>
          </table:table-cell>
        </table:table-row>
        <table:table-row table:style-name="ro1">
          <table:table-cell table:formula="of:=IF([$Code.A3050]=&quot;&quot;;&quot;&quot;;[$Code.A3050])">
            <text:p/>
          </table:table-cell>
          <table:table-cell table:formula="of:=[.B3049]+1" office:value-type="float" office:value="3048" calcext:value-type="float">
            <text:p>3048</text:p>
          </table:table-cell>
        </table:table-row>
        <table:table-row table:style-name="ro1">
          <table:table-cell table:formula="of:=IF([$Code.A3051]=&quot;&quot;;&quot;&quot;;[$Code.A3051])">
            <text:p/>
          </table:table-cell>
          <table:table-cell table:formula="of:=[.B3050]+1" office:value-type="float" office:value="3049" calcext:value-type="float">
            <text:p>3049</text:p>
          </table:table-cell>
        </table:table-row>
        <table:table-row table:style-name="ro1">
          <table:table-cell table:formula="of:=IF([$Code.A3052]=&quot;&quot;;&quot;&quot;;[$Code.A3052])">
            <text:p/>
          </table:table-cell>
          <table:table-cell table:formula="of:=[.B3051]+1" office:value-type="float" office:value="3050" calcext:value-type="float">
            <text:p>3050</text:p>
          </table:table-cell>
        </table:table-row>
        <table:table-row table:style-name="ro1">
          <table:table-cell table:formula="of:=IF([$Code.A3053]=&quot;&quot;;&quot;&quot;;[$Code.A3053])">
            <text:p/>
          </table:table-cell>
          <table:table-cell table:formula="of:=[.B3052]+1" office:value-type="float" office:value="3051" calcext:value-type="float">
            <text:p>3051</text:p>
          </table:table-cell>
        </table:table-row>
        <table:table-row table:style-name="ro1">
          <table:table-cell table:formula="of:=IF([$Code.A3054]=&quot;&quot;;&quot;&quot;;[$Code.A3054])">
            <text:p/>
          </table:table-cell>
          <table:table-cell table:formula="of:=[.B3053]+1" office:value-type="float" office:value="3052" calcext:value-type="float">
            <text:p>3052</text:p>
          </table:table-cell>
        </table:table-row>
        <table:table-row table:style-name="ro1">
          <table:table-cell table:formula="of:=IF([$Code.A3055]=&quot;&quot;;&quot;&quot;;[$Code.A3055])">
            <text:p/>
          </table:table-cell>
          <table:table-cell table:formula="of:=[.B3054]+1" office:value-type="float" office:value="3053" calcext:value-type="float">
            <text:p>3053</text:p>
          </table:table-cell>
        </table:table-row>
        <table:table-row table:style-name="ro1">
          <table:table-cell table:formula="of:=IF([$Code.A3056]=&quot;&quot;;&quot;&quot;;[$Code.A3056])">
            <text:p/>
          </table:table-cell>
          <table:table-cell table:formula="of:=[.B3055]+1" office:value-type="float" office:value="3054" calcext:value-type="float">
            <text:p>3054</text:p>
          </table:table-cell>
        </table:table-row>
        <table:table-row table:style-name="ro1">
          <table:table-cell table:formula="of:=IF([$Code.A3057]=&quot;&quot;;&quot;&quot;;[$Code.A3057])">
            <text:p/>
          </table:table-cell>
          <table:table-cell table:formula="of:=[.B3056]+1" office:value-type="float" office:value="3055" calcext:value-type="float">
            <text:p>3055</text:p>
          </table:table-cell>
        </table:table-row>
        <table:table-row table:style-name="ro1">
          <table:table-cell table:formula="of:=IF([$Code.A3058]=&quot;&quot;;&quot;&quot;;[$Code.A3058])">
            <text:p/>
          </table:table-cell>
          <table:table-cell table:formula="of:=[.B3057]+1" office:value-type="float" office:value="3056" calcext:value-type="float">
            <text:p>3056</text:p>
          </table:table-cell>
        </table:table-row>
        <table:table-row table:style-name="ro1">
          <table:table-cell table:formula="of:=IF([$Code.A3059]=&quot;&quot;;&quot;&quot;;[$Code.A3059])">
            <text:p/>
          </table:table-cell>
          <table:table-cell table:formula="of:=[.B3058]+1" office:value-type="float" office:value="3057" calcext:value-type="float">
            <text:p>3057</text:p>
          </table:table-cell>
        </table:table-row>
        <table:table-row table:style-name="ro1">
          <table:table-cell table:formula="of:=IF([$Code.A3060]=&quot;&quot;;&quot;&quot;;[$Code.A3060])">
            <text:p/>
          </table:table-cell>
          <table:table-cell table:formula="of:=[.B3059]+1" office:value-type="float" office:value="3058" calcext:value-type="float">
            <text:p>3058</text:p>
          </table:table-cell>
        </table:table-row>
        <table:table-row table:style-name="ro1">
          <table:table-cell table:formula="of:=IF([$Code.A3061]=&quot;&quot;;&quot;&quot;;[$Code.A3061])">
            <text:p/>
          </table:table-cell>
          <table:table-cell table:formula="of:=[.B3060]+1" office:value-type="float" office:value="3059" calcext:value-type="float">
            <text:p>3059</text:p>
          </table:table-cell>
        </table:table-row>
        <table:table-row table:style-name="ro1">
          <table:table-cell table:formula="of:=IF([$Code.A3062]=&quot;&quot;;&quot;&quot;;[$Code.A3062])">
            <text:p/>
          </table:table-cell>
          <table:table-cell table:formula="of:=[.B3061]+1" office:value-type="float" office:value="3060" calcext:value-type="float">
            <text:p>3060</text:p>
          </table:table-cell>
        </table:table-row>
        <table:table-row table:style-name="ro1">
          <table:table-cell table:formula="of:=IF([$Code.A3063]=&quot;&quot;;&quot;&quot;;[$Code.A3063])">
            <text:p/>
          </table:table-cell>
          <table:table-cell table:formula="of:=[.B3062]+1" office:value-type="float" office:value="3061" calcext:value-type="float">
            <text:p>3061</text:p>
          </table:table-cell>
        </table:table-row>
        <table:table-row table:style-name="ro1">
          <table:table-cell table:formula="of:=IF([$Code.A3064]=&quot;&quot;;&quot;&quot;;[$Code.A3064])">
            <text:p/>
          </table:table-cell>
          <table:table-cell table:formula="of:=[.B3063]+1" office:value-type="float" office:value="3062" calcext:value-type="float">
            <text:p>3062</text:p>
          </table:table-cell>
        </table:table-row>
        <table:table-row table:style-name="ro1">
          <table:table-cell table:formula="of:=IF([$Code.A3065]=&quot;&quot;;&quot;&quot;;[$Code.A3065])">
            <text:p/>
          </table:table-cell>
          <table:table-cell table:formula="of:=[.B3064]+1" office:value-type="float" office:value="3063" calcext:value-type="float">
            <text:p>3063</text:p>
          </table:table-cell>
        </table:table-row>
        <table:table-row table:style-name="ro1">
          <table:table-cell table:formula="of:=IF([$Code.A3066]=&quot;&quot;;&quot;&quot;;[$Code.A3066])">
            <text:p/>
          </table:table-cell>
          <table:table-cell table:formula="of:=[.B3065]+1" office:value-type="float" office:value="3064" calcext:value-type="float">
            <text:p>3064</text:p>
          </table:table-cell>
        </table:table-row>
        <table:table-row table:style-name="ro1">
          <table:table-cell table:formula="of:=IF([$Code.A3067]=&quot;&quot;;&quot;&quot;;[$Code.A3067])">
            <text:p/>
          </table:table-cell>
          <table:table-cell table:formula="of:=[.B3066]+1" office:value-type="float" office:value="3065" calcext:value-type="float">
            <text:p>3065</text:p>
          </table:table-cell>
        </table:table-row>
        <table:table-row table:style-name="ro1">
          <table:table-cell table:formula="of:=IF([$Code.A3068]=&quot;&quot;;&quot;&quot;;[$Code.A3068])">
            <text:p/>
          </table:table-cell>
          <table:table-cell table:formula="of:=[.B3067]+1" office:value-type="float" office:value="3066" calcext:value-type="float">
            <text:p>3066</text:p>
          </table:table-cell>
        </table:table-row>
        <table:table-row table:style-name="ro1">
          <table:table-cell table:formula="of:=IF([$Code.A3069]=&quot;&quot;;&quot;&quot;;[$Code.A3069])">
            <text:p/>
          </table:table-cell>
          <table:table-cell table:formula="of:=[.B3068]+1" office:value-type="float" office:value="3067" calcext:value-type="float">
            <text:p>3067</text:p>
          </table:table-cell>
        </table:table-row>
        <table:table-row table:style-name="ro1">
          <table:table-cell table:formula="of:=IF([$Code.A3070]=&quot;&quot;;&quot;&quot;;[$Code.A3070])">
            <text:p/>
          </table:table-cell>
          <table:table-cell table:formula="of:=[.B3069]+1" office:value-type="float" office:value="3068" calcext:value-type="float">
            <text:p>3068</text:p>
          </table:table-cell>
        </table:table-row>
        <table:table-row table:style-name="ro1">
          <table:table-cell table:formula="of:=IF([$Code.A3071]=&quot;&quot;;&quot;&quot;;[$Code.A3071])">
            <text:p/>
          </table:table-cell>
          <table:table-cell table:formula="of:=[.B3070]+1" office:value-type="float" office:value="3069" calcext:value-type="float">
            <text:p>3069</text:p>
          </table:table-cell>
        </table:table-row>
        <table:table-row table:style-name="ro1">
          <table:table-cell table:formula="of:=IF([$Code.A3072]=&quot;&quot;;&quot;&quot;;[$Code.A3072])">
            <text:p/>
          </table:table-cell>
          <table:table-cell table:formula="of:=[.B3071]+1" office:value-type="float" office:value="3070" calcext:value-type="float">
            <text:p>3070</text:p>
          </table:table-cell>
        </table:table-row>
        <table:table-row table:style-name="ro1">
          <table:table-cell table:formula="of:=IF([$Code.A3073]=&quot;&quot;;&quot;&quot;;[$Code.A3073])">
            <text:p/>
          </table:table-cell>
          <table:table-cell table:formula="of:=[.B3072]+1" office:value-type="float" office:value="3071" calcext:value-type="float">
            <text:p>3071</text:p>
          </table:table-cell>
        </table:table-row>
        <table:table-row table:style-name="ro1">
          <table:table-cell table:formula="of:=IF([$Code.A3074]=&quot;&quot;;&quot;&quot;;[$Code.A3074])">
            <text:p/>
          </table:table-cell>
          <table:table-cell table:formula="of:=[.B3073]+1" office:value-type="float" office:value="3072" calcext:value-type="float">
            <text:p>3072</text:p>
          </table:table-cell>
        </table:table-row>
        <table:table-row table:style-name="ro1">
          <table:table-cell table:formula="of:=IF([$Code.A3075]=&quot;&quot;;&quot;&quot;;[$Code.A3075])">
            <text:p/>
          </table:table-cell>
          <table:table-cell table:formula="of:=[.B3074]+1" office:value-type="float" office:value="3073" calcext:value-type="float">
            <text:p>3073</text:p>
          </table:table-cell>
        </table:table-row>
        <table:table-row table:style-name="ro1">
          <table:table-cell table:formula="of:=IF([$Code.A3076]=&quot;&quot;;&quot;&quot;;[$Code.A3076])">
            <text:p/>
          </table:table-cell>
          <table:table-cell table:formula="of:=[.B3075]+1" office:value-type="float" office:value="3074" calcext:value-type="float">
            <text:p>3074</text:p>
          </table:table-cell>
        </table:table-row>
        <table:table-row table:style-name="ro1">
          <table:table-cell table:formula="of:=IF([$Code.A3077]=&quot;&quot;;&quot;&quot;;[$Code.A3077])">
            <text:p/>
          </table:table-cell>
          <table:table-cell table:formula="of:=[.B3076]+1" office:value-type="float" office:value="3075" calcext:value-type="float">
            <text:p>3075</text:p>
          </table:table-cell>
        </table:table-row>
        <table:table-row table:style-name="ro1">
          <table:table-cell table:formula="of:=IF([$Code.A3078]=&quot;&quot;;&quot;&quot;;[$Code.A3078])">
            <text:p/>
          </table:table-cell>
          <table:table-cell table:formula="of:=[.B3077]+1" office:value-type="float" office:value="3076" calcext:value-type="float">
            <text:p>3076</text:p>
          </table:table-cell>
        </table:table-row>
        <table:table-row table:style-name="ro1">
          <table:table-cell table:formula="of:=IF([$Code.A3079]=&quot;&quot;;&quot;&quot;;[$Code.A3079])">
            <text:p/>
          </table:table-cell>
          <table:table-cell table:formula="of:=[.B3078]+1" office:value-type="float" office:value="3077" calcext:value-type="float">
            <text:p>3077</text:p>
          </table:table-cell>
        </table:table-row>
        <table:table-row table:style-name="ro1">
          <table:table-cell table:formula="of:=IF([$Code.A3080]=&quot;&quot;;&quot;&quot;;[$Code.A3080])">
            <text:p/>
          </table:table-cell>
          <table:table-cell table:formula="of:=[.B3079]+1" office:value-type="float" office:value="3078" calcext:value-type="float">
            <text:p>3078</text:p>
          </table:table-cell>
        </table:table-row>
        <table:table-row table:style-name="ro1">
          <table:table-cell table:formula="of:=IF([$Code.A3081]=&quot;&quot;;&quot;&quot;;[$Code.A3081])">
            <text:p/>
          </table:table-cell>
          <table:table-cell table:formula="of:=[.B3080]+1" office:value-type="float" office:value="3079" calcext:value-type="float">
            <text:p>3079</text:p>
          </table:table-cell>
        </table:table-row>
        <table:table-row table:style-name="ro1">
          <table:table-cell table:formula="of:=IF([$Code.A3082]=&quot;&quot;;&quot;&quot;;[$Code.A3082])">
            <text:p/>
          </table:table-cell>
          <table:table-cell table:formula="of:=[.B3081]+1" office:value-type="float" office:value="3080" calcext:value-type="float">
            <text:p>3080</text:p>
          </table:table-cell>
        </table:table-row>
        <table:table-row table:style-name="ro1">
          <table:table-cell table:formula="of:=IF([$Code.A3083]=&quot;&quot;;&quot;&quot;;[$Code.A3083])">
            <text:p/>
          </table:table-cell>
          <table:table-cell table:formula="of:=[.B3082]+1" office:value-type="float" office:value="3081" calcext:value-type="float">
            <text:p>3081</text:p>
          </table:table-cell>
        </table:table-row>
        <table:table-row table:style-name="ro1">
          <table:table-cell table:formula="of:=IF([$Code.A3084]=&quot;&quot;;&quot;&quot;;[$Code.A3084])">
            <text:p/>
          </table:table-cell>
          <table:table-cell table:formula="of:=[.B3083]+1" office:value-type="float" office:value="3082" calcext:value-type="float">
            <text:p>3082</text:p>
          </table:table-cell>
        </table:table-row>
        <table:table-row table:style-name="ro1">
          <table:table-cell table:formula="of:=IF([$Code.A3085]=&quot;&quot;;&quot;&quot;;[$Code.A3085])">
            <text:p/>
          </table:table-cell>
          <table:table-cell table:formula="of:=[.B3084]+1" office:value-type="float" office:value="3083" calcext:value-type="float">
            <text:p>3083</text:p>
          </table:table-cell>
        </table:table-row>
        <table:table-row table:style-name="ro1">
          <table:table-cell table:formula="of:=IF([$Code.A3086]=&quot;&quot;;&quot;&quot;;[$Code.A3086])">
            <text:p/>
          </table:table-cell>
          <table:table-cell table:formula="of:=[.B3085]+1" office:value-type="float" office:value="3084" calcext:value-type="float">
            <text:p>3084</text:p>
          </table:table-cell>
        </table:table-row>
        <table:table-row table:style-name="ro1">
          <table:table-cell table:formula="of:=IF([$Code.A3087]=&quot;&quot;;&quot;&quot;;[$Code.A3087])">
            <text:p/>
          </table:table-cell>
          <table:table-cell table:formula="of:=[.B3086]+1" office:value-type="float" office:value="3085" calcext:value-type="float">
            <text:p>3085</text:p>
          </table:table-cell>
        </table:table-row>
        <table:table-row table:style-name="ro1">
          <table:table-cell table:formula="of:=IF([$Code.A3088]=&quot;&quot;;&quot;&quot;;[$Code.A3088])">
            <text:p/>
          </table:table-cell>
          <table:table-cell table:formula="of:=[.B3087]+1" office:value-type="float" office:value="3086" calcext:value-type="float">
            <text:p>3086</text:p>
          </table:table-cell>
        </table:table-row>
        <table:table-row table:style-name="ro1">
          <table:table-cell table:formula="of:=IF([$Code.A3089]=&quot;&quot;;&quot;&quot;;[$Code.A3089])">
            <text:p/>
          </table:table-cell>
          <table:table-cell table:formula="of:=[.B3088]+1" office:value-type="float" office:value="3087" calcext:value-type="float">
            <text:p>3087</text:p>
          </table:table-cell>
        </table:table-row>
        <table:table-row table:style-name="ro1">
          <table:table-cell table:formula="of:=IF([$Code.A3090]=&quot;&quot;;&quot;&quot;;[$Code.A3090])">
            <text:p/>
          </table:table-cell>
          <table:table-cell table:formula="of:=[.B3089]+1" office:value-type="float" office:value="3088" calcext:value-type="float">
            <text:p>3088</text:p>
          </table:table-cell>
        </table:table-row>
        <table:table-row table:style-name="ro1">
          <table:table-cell table:formula="of:=IF([$Code.A3091]=&quot;&quot;;&quot;&quot;;[$Code.A3091])">
            <text:p/>
          </table:table-cell>
          <table:table-cell table:formula="of:=[.B3090]+1" office:value-type="float" office:value="3089" calcext:value-type="float">
            <text:p>3089</text:p>
          </table:table-cell>
        </table:table-row>
        <table:table-row table:style-name="ro1">
          <table:table-cell table:formula="of:=IF([$Code.A3092]=&quot;&quot;;&quot;&quot;;[$Code.A3092])">
            <text:p/>
          </table:table-cell>
          <table:table-cell table:formula="of:=[.B3091]+1" office:value-type="float" office:value="3090" calcext:value-type="float">
            <text:p>3090</text:p>
          </table:table-cell>
        </table:table-row>
        <table:table-row table:style-name="ro1">
          <table:table-cell table:formula="of:=IF([$Code.A3093]=&quot;&quot;;&quot;&quot;;[$Code.A3093])">
            <text:p/>
          </table:table-cell>
          <table:table-cell table:formula="of:=[.B3092]+1" office:value-type="float" office:value="3091" calcext:value-type="float">
            <text:p>3091</text:p>
          </table:table-cell>
        </table:table-row>
        <table:table-row table:style-name="ro1">
          <table:table-cell table:formula="of:=IF([$Code.A3094]=&quot;&quot;;&quot;&quot;;[$Code.A3094])">
            <text:p/>
          </table:table-cell>
          <table:table-cell table:formula="of:=[.B3093]+1" office:value-type="float" office:value="3092" calcext:value-type="float">
            <text:p>3092</text:p>
          </table:table-cell>
        </table:table-row>
        <table:table-row table:style-name="ro1">
          <table:table-cell table:formula="of:=IF([$Code.A3095]=&quot;&quot;;&quot;&quot;;[$Code.A3095])">
            <text:p/>
          </table:table-cell>
          <table:table-cell table:formula="of:=[.B3094]+1" office:value-type="float" office:value="3093" calcext:value-type="float">
            <text:p>3093</text:p>
          </table:table-cell>
        </table:table-row>
        <table:table-row table:style-name="ro1">
          <table:table-cell table:formula="of:=IF([$Code.A3096]=&quot;&quot;;&quot;&quot;;[$Code.A3096])">
            <text:p/>
          </table:table-cell>
          <table:table-cell table:formula="of:=[.B3095]+1" office:value-type="float" office:value="3094" calcext:value-type="float">
            <text:p>3094</text:p>
          </table:table-cell>
        </table:table-row>
        <table:table-row table:style-name="ro1">
          <table:table-cell table:formula="of:=IF([$Code.A3097]=&quot;&quot;;&quot;&quot;;[$Code.A3097])">
            <text:p/>
          </table:table-cell>
          <table:table-cell table:formula="of:=[.B3096]+1" office:value-type="float" office:value="3095" calcext:value-type="float">
            <text:p>3095</text:p>
          </table:table-cell>
        </table:table-row>
        <table:table-row table:style-name="ro1">
          <table:table-cell table:formula="of:=IF([$Code.A3098]=&quot;&quot;;&quot;&quot;;[$Code.A3098])">
            <text:p/>
          </table:table-cell>
          <table:table-cell table:formula="of:=[.B3097]+1" office:value-type="float" office:value="3096" calcext:value-type="float">
            <text:p>3096</text:p>
          </table:table-cell>
        </table:table-row>
        <table:table-row table:style-name="ro1">
          <table:table-cell table:formula="of:=IF([$Code.A3099]=&quot;&quot;;&quot;&quot;;[$Code.A3099])">
            <text:p/>
          </table:table-cell>
          <table:table-cell table:formula="of:=[.B3098]+1" office:value-type="float" office:value="3097" calcext:value-type="float">
            <text:p>3097</text:p>
          </table:table-cell>
        </table:table-row>
        <table:table-row table:style-name="ro1">
          <table:table-cell table:formula="of:=IF([$Code.A3100]=&quot;&quot;;&quot;&quot;;[$Code.A3100])">
            <text:p/>
          </table:table-cell>
          <table:table-cell table:formula="of:=[.B3099]+1" office:value-type="float" office:value="3098" calcext:value-type="float">
            <text:p>3098</text:p>
          </table:table-cell>
        </table:table-row>
        <table:table-row table:style-name="ro1">
          <table:table-cell table:formula="of:=IF([$Code.A3101]=&quot;&quot;;&quot;&quot;;[$Code.A3101])">
            <text:p/>
          </table:table-cell>
          <table:table-cell table:formula="of:=[.B3100]+1" office:value-type="float" office:value="3099" calcext:value-type="float">
            <text:p>3099</text:p>
          </table:table-cell>
        </table:table-row>
        <table:table-row table:style-name="ro1">
          <table:table-cell table:formula="of:=IF([$Code.A3102]=&quot;&quot;;&quot;&quot;;[$Code.A3102])">
            <text:p/>
          </table:table-cell>
          <table:table-cell table:formula="of:=[.B3101]+1" office:value-type="float" office:value="3100" calcext:value-type="float">
            <text:p>3100</text:p>
          </table:table-cell>
        </table:table-row>
        <table:table-row table:style-name="ro1">
          <table:table-cell table:formula="of:=IF([$Code.A3103]=&quot;&quot;;&quot;&quot;;[$Code.A3103])">
            <text:p/>
          </table:table-cell>
          <table:table-cell table:formula="of:=[.B3102]+1" office:value-type="float" office:value="3101" calcext:value-type="float">
            <text:p>3101</text:p>
          </table:table-cell>
        </table:table-row>
        <table:table-row table:style-name="ro1">
          <table:table-cell table:formula="of:=IF([$Code.A3104]=&quot;&quot;;&quot;&quot;;[$Code.A3104])">
            <text:p/>
          </table:table-cell>
          <table:table-cell table:formula="of:=[.B3103]+1" office:value-type="float" office:value="3102" calcext:value-type="float">
            <text:p>3102</text:p>
          </table:table-cell>
        </table:table-row>
        <table:table-row table:style-name="ro1">
          <table:table-cell table:formula="of:=IF([$Code.A3105]=&quot;&quot;;&quot;&quot;;[$Code.A3105])">
            <text:p/>
          </table:table-cell>
          <table:table-cell table:formula="of:=[.B3104]+1" office:value-type="float" office:value="3103" calcext:value-type="float">
            <text:p>3103</text:p>
          </table:table-cell>
        </table:table-row>
        <table:table-row table:style-name="ro1">
          <table:table-cell table:formula="of:=IF([$Code.A3106]=&quot;&quot;;&quot;&quot;;[$Code.A3106])">
            <text:p/>
          </table:table-cell>
          <table:table-cell table:formula="of:=[.B3105]+1" office:value-type="float" office:value="3104" calcext:value-type="float">
            <text:p>3104</text:p>
          </table:table-cell>
        </table:table-row>
        <table:table-row table:style-name="ro1">
          <table:table-cell table:formula="of:=IF([$Code.A3107]=&quot;&quot;;&quot;&quot;;[$Code.A3107])">
            <text:p/>
          </table:table-cell>
          <table:table-cell table:formula="of:=[.B3106]+1" office:value-type="float" office:value="3105" calcext:value-type="float">
            <text:p>3105</text:p>
          </table:table-cell>
        </table:table-row>
        <table:table-row table:style-name="ro1">
          <table:table-cell table:formula="of:=IF([$Code.A3108]=&quot;&quot;;&quot;&quot;;[$Code.A3108])">
            <text:p/>
          </table:table-cell>
          <table:table-cell table:formula="of:=[.B3107]+1" office:value-type="float" office:value="3106" calcext:value-type="float">
            <text:p>3106</text:p>
          </table:table-cell>
        </table:table-row>
        <table:table-row table:style-name="ro1">
          <table:table-cell table:formula="of:=IF([$Code.A3109]=&quot;&quot;;&quot;&quot;;[$Code.A3109])">
            <text:p/>
          </table:table-cell>
          <table:table-cell table:formula="of:=[.B3108]+1" office:value-type="float" office:value="3107" calcext:value-type="float">
            <text:p>3107</text:p>
          </table:table-cell>
        </table:table-row>
        <table:table-row table:style-name="ro1">
          <table:table-cell table:formula="of:=IF([$Code.A3110]=&quot;&quot;;&quot;&quot;;[$Code.A3110])">
            <text:p/>
          </table:table-cell>
          <table:table-cell table:formula="of:=[.B3109]+1" office:value-type="float" office:value="3108" calcext:value-type="float">
            <text:p>3108</text:p>
          </table:table-cell>
        </table:table-row>
        <table:table-row table:style-name="ro1">
          <table:table-cell table:formula="of:=IF([$Code.A3111]=&quot;&quot;;&quot;&quot;;[$Code.A3111])">
            <text:p/>
          </table:table-cell>
          <table:table-cell table:formula="of:=[.B3110]+1" office:value-type="float" office:value="3109" calcext:value-type="float">
            <text:p>3109</text:p>
          </table:table-cell>
        </table:table-row>
        <table:table-row table:style-name="ro1">
          <table:table-cell table:formula="of:=IF([$Code.A3112]=&quot;&quot;;&quot;&quot;;[$Code.A3112])">
            <text:p/>
          </table:table-cell>
          <table:table-cell table:formula="of:=[.B3111]+1" office:value-type="float" office:value="3110" calcext:value-type="float">
            <text:p>3110</text:p>
          </table:table-cell>
        </table:table-row>
        <table:table-row table:style-name="ro1">
          <table:table-cell table:formula="of:=IF([$Code.A3113]=&quot;&quot;;&quot;&quot;;[$Code.A3113])">
            <text:p/>
          </table:table-cell>
          <table:table-cell table:formula="of:=[.B3112]+1" office:value-type="float" office:value="3111" calcext:value-type="float">
            <text:p>3111</text:p>
          </table:table-cell>
        </table:table-row>
        <table:table-row table:style-name="ro1">
          <table:table-cell table:formula="of:=IF([$Code.A3114]=&quot;&quot;;&quot;&quot;;[$Code.A3114])">
            <text:p/>
          </table:table-cell>
          <table:table-cell table:formula="of:=[.B3113]+1" office:value-type="float" office:value="3112" calcext:value-type="float">
            <text:p>3112</text:p>
          </table:table-cell>
        </table:table-row>
        <table:table-row table:style-name="ro1">
          <table:table-cell table:formula="of:=IF([$Code.A3115]=&quot;&quot;;&quot;&quot;;[$Code.A3115])">
            <text:p/>
          </table:table-cell>
          <table:table-cell table:formula="of:=[.B3114]+1" office:value-type="float" office:value="3113" calcext:value-type="float">
            <text:p>3113</text:p>
          </table:table-cell>
        </table:table-row>
        <table:table-row table:style-name="ro1">
          <table:table-cell table:formula="of:=IF([$Code.A3116]=&quot;&quot;;&quot;&quot;;[$Code.A3116])">
            <text:p/>
          </table:table-cell>
          <table:table-cell table:formula="of:=[.B3115]+1" office:value-type="float" office:value="3114" calcext:value-type="float">
            <text:p>3114</text:p>
          </table:table-cell>
        </table:table-row>
        <table:table-row table:style-name="ro1">
          <table:table-cell table:formula="of:=IF([$Code.A3117]=&quot;&quot;;&quot;&quot;;[$Code.A3117])">
            <text:p/>
          </table:table-cell>
          <table:table-cell table:formula="of:=[.B3116]+1" office:value-type="float" office:value="3115" calcext:value-type="float">
            <text:p>3115</text:p>
          </table:table-cell>
        </table:table-row>
        <table:table-row table:style-name="ro1">
          <table:table-cell table:formula="of:=IF([$Code.A3118]=&quot;&quot;;&quot;&quot;;[$Code.A3118])">
            <text:p/>
          </table:table-cell>
          <table:table-cell table:formula="of:=[.B3117]+1" office:value-type="float" office:value="3116" calcext:value-type="float">
            <text:p>3116</text:p>
          </table:table-cell>
        </table:table-row>
        <table:table-row table:style-name="ro1">
          <table:table-cell table:formula="of:=IF([$Code.A3119]=&quot;&quot;;&quot;&quot;;[$Code.A3119])">
            <text:p/>
          </table:table-cell>
          <table:table-cell table:formula="of:=[.B3118]+1" office:value-type="float" office:value="3117" calcext:value-type="float">
            <text:p>3117</text:p>
          </table:table-cell>
        </table:table-row>
        <table:table-row table:style-name="ro1">
          <table:table-cell table:formula="of:=IF([$Code.A3120]=&quot;&quot;;&quot;&quot;;[$Code.A3120])">
            <text:p/>
          </table:table-cell>
          <table:table-cell table:formula="of:=[.B3119]+1" office:value-type="float" office:value="3118" calcext:value-type="float">
            <text:p>3118</text:p>
          </table:table-cell>
        </table:table-row>
        <table:table-row table:style-name="ro1">
          <table:table-cell table:formula="of:=IF([$Code.A3121]=&quot;&quot;;&quot;&quot;;[$Code.A3121])">
            <text:p/>
          </table:table-cell>
          <table:table-cell table:formula="of:=[.B3120]+1" office:value-type="float" office:value="3119" calcext:value-type="float">
            <text:p>3119</text:p>
          </table:table-cell>
        </table:table-row>
        <table:table-row table:style-name="ro1">
          <table:table-cell table:formula="of:=IF([$Code.A3122]=&quot;&quot;;&quot;&quot;;[$Code.A3122])">
            <text:p/>
          </table:table-cell>
          <table:table-cell table:formula="of:=[.B3121]+1" office:value-type="float" office:value="3120" calcext:value-type="float">
            <text:p>3120</text:p>
          </table:table-cell>
        </table:table-row>
        <table:table-row table:style-name="ro1">
          <table:table-cell table:formula="of:=IF([$Code.A3123]=&quot;&quot;;&quot;&quot;;[$Code.A3123])">
            <text:p/>
          </table:table-cell>
          <table:table-cell table:formula="of:=[.B3122]+1" office:value-type="float" office:value="3121" calcext:value-type="float">
            <text:p>3121</text:p>
          </table:table-cell>
        </table:table-row>
        <table:table-row table:style-name="ro1">
          <table:table-cell table:formula="of:=IF([$Code.A3124]=&quot;&quot;;&quot;&quot;;[$Code.A3124])">
            <text:p/>
          </table:table-cell>
          <table:table-cell table:formula="of:=[.B3123]+1" office:value-type="float" office:value="3122" calcext:value-type="float">
            <text:p>3122</text:p>
          </table:table-cell>
        </table:table-row>
        <table:table-row table:style-name="ro1">
          <table:table-cell table:formula="of:=IF([$Code.A3125]=&quot;&quot;;&quot;&quot;;[$Code.A3125])">
            <text:p/>
          </table:table-cell>
          <table:table-cell table:formula="of:=[.B3124]+1" office:value-type="float" office:value="3123" calcext:value-type="float">
            <text:p>3123</text:p>
          </table:table-cell>
        </table:table-row>
        <table:table-row table:style-name="ro1">
          <table:table-cell table:formula="of:=IF([$Code.A3126]=&quot;&quot;;&quot;&quot;;[$Code.A3126])">
            <text:p/>
          </table:table-cell>
          <table:table-cell table:formula="of:=[.B3125]+1" office:value-type="float" office:value="3124" calcext:value-type="float">
            <text:p>3124</text:p>
          </table:table-cell>
        </table:table-row>
        <table:table-row table:style-name="ro1">
          <table:table-cell table:formula="of:=IF([$Code.A3127]=&quot;&quot;;&quot;&quot;;[$Code.A3127])">
            <text:p/>
          </table:table-cell>
          <table:table-cell table:formula="of:=[.B3126]+1" office:value-type="float" office:value="3125" calcext:value-type="float">
            <text:p>3125</text:p>
          </table:table-cell>
        </table:table-row>
        <table:table-row table:style-name="ro1">
          <table:table-cell table:formula="of:=IF([$Code.A3128]=&quot;&quot;;&quot;&quot;;[$Code.A3128])">
            <text:p/>
          </table:table-cell>
          <table:table-cell table:formula="of:=[.B3127]+1" office:value-type="float" office:value="3126" calcext:value-type="float">
            <text:p>3126</text:p>
          </table:table-cell>
        </table:table-row>
        <table:table-row table:style-name="ro1">
          <table:table-cell table:formula="of:=IF([$Code.A3129]=&quot;&quot;;&quot;&quot;;[$Code.A3129])">
            <text:p/>
          </table:table-cell>
          <table:table-cell table:formula="of:=[.B3128]+1" office:value-type="float" office:value="3127" calcext:value-type="float">
            <text:p>3127</text:p>
          </table:table-cell>
        </table:table-row>
        <table:table-row table:style-name="ro1">
          <table:table-cell table:formula="of:=IF([$Code.A3130]=&quot;&quot;;&quot;&quot;;[$Code.A3130])">
            <text:p/>
          </table:table-cell>
          <table:table-cell table:formula="of:=[.B3129]+1" office:value-type="float" office:value="3128" calcext:value-type="float">
            <text:p>3128</text:p>
          </table:table-cell>
        </table:table-row>
        <table:table-row table:style-name="ro1">
          <table:table-cell table:formula="of:=IF([$Code.A3131]=&quot;&quot;;&quot;&quot;;[$Code.A3131])">
            <text:p/>
          </table:table-cell>
          <table:table-cell table:formula="of:=[.B3130]+1" office:value-type="float" office:value="3129" calcext:value-type="float">
            <text:p>3129</text:p>
          </table:table-cell>
        </table:table-row>
        <table:table-row table:style-name="ro1">
          <table:table-cell table:formula="of:=IF([$Code.A3132]=&quot;&quot;;&quot;&quot;;[$Code.A3132])">
            <text:p/>
          </table:table-cell>
          <table:table-cell table:formula="of:=[.B3131]+1" office:value-type="float" office:value="3130" calcext:value-type="float">
            <text:p>3130</text:p>
          </table:table-cell>
        </table:table-row>
        <table:table-row table:style-name="ro1">
          <table:table-cell table:formula="of:=IF([$Code.A3133]=&quot;&quot;;&quot;&quot;;[$Code.A3133])">
            <text:p/>
          </table:table-cell>
          <table:table-cell table:formula="of:=[.B3132]+1" office:value-type="float" office:value="3131" calcext:value-type="float">
            <text:p>3131</text:p>
          </table:table-cell>
        </table:table-row>
        <table:table-row table:style-name="ro1">
          <table:table-cell table:formula="of:=IF([$Code.A3134]=&quot;&quot;;&quot;&quot;;[$Code.A3134])">
            <text:p/>
          </table:table-cell>
          <table:table-cell table:formula="of:=[.B3133]+1" office:value-type="float" office:value="3132" calcext:value-type="float">
            <text:p>3132</text:p>
          </table:table-cell>
        </table:table-row>
        <table:table-row table:style-name="ro1">
          <table:table-cell table:formula="of:=IF([$Code.A3135]=&quot;&quot;;&quot;&quot;;[$Code.A3135])">
            <text:p/>
          </table:table-cell>
          <table:table-cell table:formula="of:=[.B3134]+1" office:value-type="float" office:value="3133" calcext:value-type="float">
            <text:p>3133</text:p>
          </table:table-cell>
        </table:table-row>
        <table:table-row table:style-name="ro1">
          <table:table-cell table:formula="of:=IF([$Code.A3136]=&quot;&quot;;&quot;&quot;;[$Code.A3136])">
            <text:p/>
          </table:table-cell>
          <table:table-cell table:formula="of:=[.B3135]+1" office:value-type="float" office:value="3134" calcext:value-type="float">
            <text:p>3134</text:p>
          </table:table-cell>
        </table:table-row>
        <table:table-row table:style-name="ro1">
          <table:table-cell table:formula="of:=IF([$Code.A3137]=&quot;&quot;;&quot;&quot;;[$Code.A3137])">
            <text:p/>
          </table:table-cell>
          <table:table-cell table:formula="of:=[.B3136]+1" office:value-type="float" office:value="3135" calcext:value-type="float">
            <text:p>3135</text:p>
          </table:table-cell>
        </table:table-row>
        <table:table-row table:style-name="ro1">
          <table:table-cell table:formula="of:=IF([$Code.A3138]=&quot;&quot;;&quot;&quot;;[$Code.A3138])">
            <text:p/>
          </table:table-cell>
          <table:table-cell table:formula="of:=[.B3137]+1" office:value-type="float" office:value="3136" calcext:value-type="float">
            <text:p>3136</text:p>
          </table:table-cell>
        </table:table-row>
        <table:table-row table:style-name="ro1">
          <table:table-cell table:formula="of:=IF([$Code.A3139]=&quot;&quot;;&quot;&quot;;[$Code.A3139])">
            <text:p/>
          </table:table-cell>
          <table:table-cell table:formula="of:=[.B3138]+1" office:value-type="float" office:value="3137" calcext:value-type="float">
            <text:p>3137</text:p>
          </table:table-cell>
        </table:table-row>
        <table:table-row table:style-name="ro1">
          <table:table-cell table:formula="of:=IF([$Code.A3140]=&quot;&quot;;&quot;&quot;;[$Code.A3140])">
            <text:p/>
          </table:table-cell>
          <table:table-cell table:formula="of:=[.B3139]+1" office:value-type="float" office:value="3138" calcext:value-type="float">
            <text:p>3138</text:p>
          </table:table-cell>
        </table:table-row>
        <table:table-row table:style-name="ro1">
          <table:table-cell table:formula="of:=IF([$Code.A3141]=&quot;&quot;;&quot;&quot;;[$Code.A3141])">
            <text:p/>
          </table:table-cell>
          <table:table-cell table:formula="of:=[.B3140]+1" office:value-type="float" office:value="3139" calcext:value-type="float">
            <text:p>3139</text:p>
          </table:table-cell>
        </table:table-row>
        <table:table-row table:style-name="ro1">
          <table:table-cell table:formula="of:=IF([$Code.A3142]=&quot;&quot;;&quot;&quot;;[$Code.A3142])">
            <text:p/>
          </table:table-cell>
          <table:table-cell table:formula="of:=[.B3141]+1" office:value-type="float" office:value="3140" calcext:value-type="float">
            <text:p>3140</text:p>
          </table:table-cell>
        </table:table-row>
        <table:table-row table:style-name="ro1">
          <table:table-cell table:formula="of:=IF([$Code.A3143]=&quot;&quot;;&quot;&quot;;[$Code.A3143])">
            <text:p/>
          </table:table-cell>
          <table:table-cell table:formula="of:=[.B3142]+1" office:value-type="float" office:value="3141" calcext:value-type="float">
            <text:p>3141</text:p>
          </table:table-cell>
        </table:table-row>
        <table:table-row table:style-name="ro1">
          <table:table-cell table:formula="of:=IF([$Code.A3144]=&quot;&quot;;&quot;&quot;;[$Code.A3144])">
            <text:p/>
          </table:table-cell>
          <table:table-cell table:formula="of:=[.B3143]+1" office:value-type="float" office:value="3142" calcext:value-type="float">
            <text:p>3142</text:p>
          </table:table-cell>
        </table:table-row>
        <table:table-row table:style-name="ro1">
          <table:table-cell table:formula="of:=IF([$Code.A3145]=&quot;&quot;;&quot;&quot;;[$Code.A3145])">
            <text:p/>
          </table:table-cell>
          <table:table-cell table:formula="of:=[.B3144]+1" office:value-type="float" office:value="3143" calcext:value-type="float">
            <text:p>3143</text:p>
          </table:table-cell>
        </table:table-row>
        <table:table-row table:style-name="ro1">
          <table:table-cell table:formula="of:=IF([$Code.A3146]=&quot;&quot;;&quot;&quot;;[$Code.A3146])">
            <text:p/>
          </table:table-cell>
          <table:table-cell table:formula="of:=[.B3145]+1" office:value-type="float" office:value="3144" calcext:value-type="float">
            <text:p>3144</text:p>
          </table:table-cell>
        </table:table-row>
        <table:table-row table:style-name="ro1">
          <table:table-cell table:formula="of:=IF([$Code.A3147]=&quot;&quot;;&quot;&quot;;[$Code.A3147])">
            <text:p/>
          </table:table-cell>
          <table:table-cell table:formula="of:=[.B3146]+1" office:value-type="float" office:value="3145" calcext:value-type="float">
            <text:p>3145</text:p>
          </table:table-cell>
        </table:table-row>
        <table:table-row table:style-name="ro1">
          <table:table-cell table:formula="of:=IF([$Code.A3148]=&quot;&quot;;&quot;&quot;;[$Code.A3148])">
            <text:p/>
          </table:table-cell>
          <table:table-cell table:formula="of:=[.B3147]+1" office:value-type="float" office:value="3146" calcext:value-type="float">
            <text:p>3146</text:p>
          </table:table-cell>
        </table:table-row>
        <table:table-row table:style-name="ro1">
          <table:table-cell table:formula="of:=IF([$Code.A3149]=&quot;&quot;;&quot;&quot;;[$Code.A3149])">
            <text:p/>
          </table:table-cell>
          <table:table-cell table:formula="of:=[.B3148]+1" office:value-type="float" office:value="3147" calcext:value-type="float">
            <text:p>3147</text:p>
          </table:table-cell>
        </table:table-row>
        <table:table-row table:style-name="ro1">
          <table:table-cell table:formula="of:=IF([$Code.A3150]=&quot;&quot;;&quot;&quot;;[$Code.A3150])">
            <text:p/>
          </table:table-cell>
          <table:table-cell table:formula="of:=[.B3149]+1" office:value-type="float" office:value="3148" calcext:value-type="float">
            <text:p>3148</text:p>
          </table:table-cell>
        </table:table-row>
        <table:table-row table:style-name="ro1">
          <table:table-cell table:formula="of:=IF([$Code.A3151]=&quot;&quot;;&quot;&quot;;[$Code.A3151])">
            <text:p/>
          </table:table-cell>
          <table:table-cell table:formula="of:=[.B3150]+1" office:value-type="float" office:value="3149" calcext:value-type="float">
            <text:p>3149</text:p>
          </table:table-cell>
        </table:table-row>
        <table:table-row table:style-name="ro1">
          <table:table-cell table:formula="of:=IF([$Code.A3152]=&quot;&quot;;&quot;&quot;;[$Code.A3152])">
            <text:p/>
          </table:table-cell>
          <table:table-cell table:formula="of:=[.B3151]+1" office:value-type="float" office:value="3150" calcext:value-type="float">
            <text:p>3150</text:p>
          </table:table-cell>
        </table:table-row>
        <table:table-row table:style-name="ro1">
          <table:table-cell table:formula="of:=IF([$Code.A3153]=&quot;&quot;;&quot;&quot;;[$Code.A3153])">
            <text:p/>
          </table:table-cell>
          <table:table-cell table:formula="of:=[.B3152]+1" office:value-type="float" office:value="3151" calcext:value-type="float">
            <text:p>3151</text:p>
          </table:table-cell>
        </table:table-row>
        <table:table-row table:style-name="ro1">
          <table:table-cell table:formula="of:=IF([$Code.A3154]=&quot;&quot;;&quot;&quot;;[$Code.A3154])">
            <text:p/>
          </table:table-cell>
          <table:table-cell table:formula="of:=[.B3153]+1" office:value-type="float" office:value="3152" calcext:value-type="float">
            <text:p>3152</text:p>
          </table:table-cell>
        </table:table-row>
        <table:table-row table:style-name="ro1">
          <table:table-cell table:formula="of:=IF([$Code.A3155]=&quot;&quot;;&quot;&quot;;[$Code.A3155])">
            <text:p/>
          </table:table-cell>
          <table:table-cell table:formula="of:=[.B3154]+1" office:value-type="float" office:value="3153" calcext:value-type="float">
            <text:p>3153</text:p>
          </table:table-cell>
        </table:table-row>
        <table:table-row table:style-name="ro1">
          <table:table-cell table:formula="of:=IF([$Code.A3156]=&quot;&quot;;&quot;&quot;;[$Code.A3156])">
            <text:p/>
          </table:table-cell>
          <table:table-cell table:formula="of:=[.B3155]+1" office:value-type="float" office:value="3154" calcext:value-type="float">
            <text:p>3154</text:p>
          </table:table-cell>
        </table:table-row>
        <table:table-row table:style-name="ro1">
          <table:table-cell table:formula="of:=IF([$Code.A3157]=&quot;&quot;;&quot;&quot;;[$Code.A3157])">
            <text:p/>
          </table:table-cell>
          <table:table-cell table:formula="of:=[.B3156]+1" office:value-type="float" office:value="3155" calcext:value-type="float">
            <text:p>3155</text:p>
          </table:table-cell>
        </table:table-row>
        <table:table-row table:style-name="ro1">
          <table:table-cell table:formula="of:=IF([$Code.A3158]=&quot;&quot;;&quot;&quot;;[$Code.A3158])">
            <text:p/>
          </table:table-cell>
          <table:table-cell table:formula="of:=[.B3157]+1" office:value-type="float" office:value="3156" calcext:value-type="float">
            <text:p>3156</text:p>
          </table:table-cell>
        </table:table-row>
        <table:table-row table:style-name="ro1">
          <table:table-cell table:formula="of:=IF([$Code.A3159]=&quot;&quot;;&quot;&quot;;[$Code.A3159])">
            <text:p/>
          </table:table-cell>
          <table:table-cell table:formula="of:=[.B3158]+1" office:value-type="float" office:value="3157" calcext:value-type="float">
            <text:p>3157</text:p>
          </table:table-cell>
        </table:table-row>
        <table:table-row table:style-name="ro1">
          <table:table-cell table:formula="of:=IF([$Code.A3160]=&quot;&quot;;&quot;&quot;;[$Code.A3160])">
            <text:p/>
          </table:table-cell>
          <table:table-cell table:formula="of:=[.B3159]+1" office:value-type="float" office:value="3158" calcext:value-type="float">
            <text:p>3158</text:p>
          </table:table-cell>
        </table:table-row>
        <table:table-row table:style-name="ro1">
          <table:table-cell table:formula="of:=IF([$Code.A3161]=&quot;&quot;;&quot;&quot;;[$Code.A3161])">
            <text:p/>
          </table:table-cell>
          <table:table-cell table:formula="of:=[.B3160]+1" office:value-type="float" office:value="3159" calcext:value-type="float">
            <text:p>3159</text:p>
          </table:table-cell>
        </table:table-row>
        <table:table-row table:style-name="ro1">
          <table:table-cell table:formula="of:=IF([$Code.A3162]=&quot;&quot;;&quot;&quot;;[$Code.A3162])">
            <text:p/>
          </table:table-cell>
          <table:table-cell table:formula="of:=[.B3161]+1" office:value-type="float" office:value="3160" calcext:value-type="float">
            <text:p>3160</text:p>
          </table:table-cell>
        </table:table-row>
        <table:table-row table:style-name="ro1">
          <table:table-cell table:formula="of:=IF([$Code.A3163]=&quot;&quot;;&quot;&quot;;[$Code.A3163])">
            <text:p/>
          </table:table-cell>
          <table:table-cell table:formula="of:=[.B3162]+1" office:value-type="float" office:value="3161" calcext:value-type="float">
            <text:p>3161</text:p>
          </table:table-cell>
        </table:table-row>
        <table:table-row table:style-name="ro1">
          <table:table-cell table:formula="of:=IF([$Code.A3164]=&quot;&quot;;&quot;&quot;;[$Code.A3164])">
            <text:p/>
          </table:table-cell>
          <table:table-cell table:formula="of:=[.B3163]+1" office:value-type="float" office:value="3162" calcext:value-type="float">
            <text:p>3162</text:p>
          </table:table-cell>
        </table:table-row>
        <table:table-row table:style-name="ro1">
          <table:table-cell table:formula="of:=IF([$Code.A3165]=&quot;&quot;;&quot;&quot;;[$Code.A3165])">
            <text:p/>
          </table:table-cell>
          <table:table-cell table:formula="of:=[.B3164]+1" office:value-type="float" office:value="3163" calcext:value-type="float">
            <text:p>3163</text:p>
          </table:table-cell>
        </table:table-row>
        <table:table-row table:style-name="ro1">
          <table:table-cell table:formula="of:=IF([$Code.A3166]=&quot;&quot;;&quot;&quot;;[$Code.A3166])">
            <text:p/>
          </table:table-cell>
          <table:table-cell table:formula="of:=[.B3165]+1" office:value-type="float" office:value="3164" calcext:value-type="float">
            <text:p>3164</text:p>
          </table:table-cell>
        </table:table-row>
        <table:table-row table:style-name="ro1">
          <table:table-cell table:formula="of:=IF([$Code.A3167]=&quot;&quot;;&quot;&quot;;[$Code.A3167])">
            <text:p/>
          </table:table-cell>
          <table:table-cell table:formula="of:=[.B3166]+1" office:value-type="float" office:value="3165" calcext:value-type="float">
            <text:p>3165</text:p>
          </table:table-cell>
        </table:table-row>
        <table:table-row table:style-name="ro1">
          <table:table-cell table:formula="of:=IF([$Code.A3168]=&quot;&quot;;&quot;&quot;;[$Code.A3168])">
            <text:p/>
          </table:table-cell>
          <table:table-cell table:formula="of:=[.B3167]+1" office:value-type="float" office:value="3166" calcext:value-type="float">
            <text:p>3166</text:p>
          </table:table-cell>
        </table:table-row>
        <table:table-row table:style-name="ro1">
          <table:table-cell table:formula="of:=IF([$Code.A3169]=&quot;&quot;;&quot;&quot;;[$Code.A3169])">
            <text:p/>
          </table:table-cell>
          <table:table-cell table:formula="of:=[.B3168]+1" office:value-type="float" office:value="3167" calcext:value-type="float">
            <text:p>3167</text:p>
          </table:table-cell>
        </table:table-row>
        <table:table-row table:style-name="ro1">
          <table:table-cell table:formula="of:=IF([$Code.A3170]=&quot;&quot;;&quot;&quot;;[$Code.A3170])">
            <text:p/>
          </table:table-cell>
          <table:table-cell table:formula="of:=[.B3169]+1" office:value-type="float" office:value="3168" calcext:value-type="float">
            <text:p>3168</text:p>
          </table:table-cell>
        </table:table-row>
        <table:table-row table:style-name="ro1">
          <table:table-cell table:formula="of:=IF([$Code.A3171]=&quot;&quot;;&quot;&quot;;[$Code.A3171])">
            <text:p/>
          </table:table-cell>
          <table:table-cell table:formula="of:=[.B3170]+1" office:value-type="float" office:value="3169" calcext:value-type="float">
            <text:p>3169</text:p>
          </table:table-cell>
        </table:table-row>
        <table:table-row table:style-name="ro1">
          <table:table-cell table:formula="of:=IF([$Code.A3172]=&quot;&quot;;&quot;&quot;;[$Code.A3172])">
            <text:p/>
          </table:table-cell>
          <table:table-cell table:formula="of:=[.B3171]+1" office:value-type="float" office:value="3170" calcext:value-type="float">
            <text:p>3170</text:p>
          </table:table-cell>
        </table:table-row>
        <table:table-row table:style-name="ro1">
          <table:table-cell table:formula="of:=IF([$Code.A3173]=&quot;&quot;;&quot;&quot;;[$Code.A3173])">
            <text:p/>
          </table:table-cell>
          <table:table-cell table:formula="of:=[.B3172]+1" office:value-type="float" office:value="3171" calcext:value-type="float">
            <text:p>3171</text:p>
          </table:table-cell>
        </table:table-row>
        <table:table-row table:style-name="ro1">
          <table:table-cell table:formula="of:=IF([$Code.A3174]=&quot;&quot;;&quot;&quot;;[$Code.A3174])">
            <text:p/>
          </table:table-cell>
          <table:table-cell table:formula="of:=[.B3173]+1" office:value-type="float" office:value="3172" calcext:value-type="float">
            <text:p>3172</text:p>
          </table:table-cell>
        </table:table-row>
        <table:table-row table:style-name="ro1">
          <table:table-cell table:formula="of:=IF([$Code.A3175]=&quot;&quot;;&quot;&quot;;[$Code.A3175])">
            <text:p/>
          </table:table-cell>
          <table:table-cell table:formula="of:=[.B3174]+1" office:value-type="float" office:value="3173" calcext:value-type="float">
            <text:p>3173</text:p>
          </table:table-cell>
        </table:table-row>
        <table:table-row table:style-name="ro1">
          <table:table-cell table:formula="of:=IF([$Code.A3176]=&quot;&quot;;&quot;&quot;;[$Code.A3176])">
            <text:p/>
          </table:table-cell>
          <table:table-cell table:formula="of:=[.B3175]+1" office:value-type="float" office:value="3174" calcext:value-type="float">
            <text:p>3174</text:p>
          </table:table-cell>
        </table:table-row>
        <table:table-row table:style-name="ro1">
          <table:table-cell table:formula="of:=IF([$Code.A3177]=&quot;&quot;;&quot;&quot;;[$Code.A3177])">
            <text:p/>
          </table:table-cell>
          <table:table-cell table:formula="of:=[.B3176]+1" office:value-type="float" office:value="3175" calcext:value-type="float">
            <text:p>3175</text:p>
          </table:table-cell>
        </table:table-row>
        <table:table-row table:style-name="ro1">
          <table:table-cell table:formula="of:=IF([$Code.A3178]=&quot;&quot;;&quot;&quot;;[$Code.A3178])">
            <text:p/>
          </table:table-cell>
          <table:table-cell table:formula="of:=[.B3177]+1" office:value-type="float" office:value="3176" calcext:value-type="float">
            <text:p>3176</text:p>
          </table:table-cell>
        </table:table-row>
        <table:table-row table:style-name="ro1">
          <table:table-cell table:formula="of:=IF([$Code.A3179]=&quot;&quot;;&quot;&quot;;[$Code.A3179])">
            <text:p/>
          </table:table-cell>
          <table:table-cell table:formula="of:=[.B3178]+1" office:value-type="float" office:value="3177" calcext:value-type="float">
            <text:p>3177</text:p>
          </table:table-cell>
        </table:table-row>
        <table:table-row table:style-name="ro1">
          <table:table-cell table:formula="of:=IF([$Code.A3180]=&quot;&quot;;&quot;&quot;;[$Code.A3180])">
            <text:p/>
          </table:table-cell>
          <table:table-cell table:formula="of:=[.B3179]+1" office:value-type="float" office:value="3178" calcext:value-type="float">
            <text:p>3178</text:p>
          </table:table-cell>
        </table:table-row>
        <table:table-row table:style-name="ro1">
          <table:table-cell table:formula="of:=IF([$Code.A3181]=&quot;&quot;;&quot;&quot;;[$Code.A3181])">
            <text:p/>
          </table:table-cell>
          <table:table-cell table:formula="of:=[.B3180]+1" office:value-type="float" office:value="3179" calcext:value-type="float">
            <text:p>3179</text:p>
          </table:table-cell>
        </table:table-row>
        <table:table-row table:style-name="ro1">
          <table:table-cell table:formula="of:=IF([$Code.A3182]=&quot;&quot;;&quot;&quot;;[$Code.A3182])">
            <text:p/>
          </table:table-cell>
          <table:table-cell table:formula="of:=[.B3181]+1" office:value-type="float" office:value="3180" calcext:value-type="float">
            <text:p>3180</text:p>
          </table:table-cell>
        </table:table-row>
        <table:table-row table:style-name="ro1">
          <table:table-cell table:formula="of:=IF([$Code.A3183]=&quot;&quot;;&quot;&quot;;[$Code.A3183])">
            <text:p/>
          </table:table-cell>
          <table:table-cell table:formula="of:=[.B3182]+1" office:value-type="float" office:value="3181" calcext:value-type="float">
            <text:p>3181</text:p>
          </table:table-cell>
        </table:table-row>
        <table:table-row table:style-name="ro1">
          <table:table-cell table:formula="of:=IF([$Code.A3184]=&quot;&quot;;&quot;&quot;;[$Code.A3184])">
            <text:p/>
          </table:table-cell>
          <table:table-cell table:formula="of:=[.B3183]+1" office:value-type="float" office:value="3182" calcext:value-type="float">
            <text:p>3182</text:p>
          </table:table-cell>
        </table:table-row>
        <table:table-row table:style-name="ro1">
          <table:table-cell table:formula="of:=IF([$Code.A3185]=&quot;&quot;;&quot;&quot;;[$Code.A3185])">
            <text:p/>
          </table:table-cell>
          <table:table-cell table:formula="of:=[.B3184]+1" office:value-type="float" office:value="3183" calcext:value-type="float">
            <text:p>3183</text:p>
          </table:table-cell>
        </table:table-row>
        <table:table-row table:style-name="ro1">
          <table:table-cell table:formula="of:=IF([$Code.A3186]=&quot;&quot;;&quot;&quot;;[$Code.A3186])">
            <text:p/>
          </table:table-cell>
          <table:table-cell table:formula="of:=[.B3185]+1" office:value-type="float" office:value="3184" calcext:value-type="float">
            <text:p>3184</text:p>
          </table:table-cell>
        </table:table-row>
        <table:table-row table:style-name="ro1">
          <table:table-cell table:formula="of:=IF([$Code.A3187]=&quot;&quot;;&quot;&quot;;[$Code.A3187])">
            <text:p/>
          </table:table-cell>
          <table:table-cell table:formula="of:=[.B3186]+1" office:value-type="float" office:value="3185" calcext:value-type="float">
            <text:p>3185</text:p>
          </table:table-cell>
        </table:table-row>
        <table:table-row table:style-name="ro1">
          <table:table-cell table:formula="of:=IF([$Code.A3188]=&quot;&quot;;&quot;&quot;;[$Code.A3188])">
            <text:p/>
          </table:table-cell>
          <table:table-cell table:formula="of:=[.B3187]+1" office:value-type="float" office:value="3186" calcext:value-type="float">
            <text:p>3186</text:p>
          </table:table-cell>
        </table:table-row>
        <table:table-row table:style-name="ro1">
          <table:table-cell table:formula="of:=IF([$Code.A3189]=&quot;&quot;;&quot;&quot;;[$Code.A3189])">
            <text:p/>
          </table:table-cell>
          <table:table-cell table:formula="of:=[.B3188]+1" office:value-type="float" office:value="3187" calcext:value-type="float">
            <text:p>3187</text:p>
          </table:table-cell>
        </table:table-row>
        <table:table-row table:style-name="ro1">
          <table:table-cell table:formula="of:=IF([$Code.A3190]=&quot;&quot;;&quot;&quot;;[$Code.A3190])">
            <text:p/>
          </table:table-cell>
          <table:table-cell table:formula="of:=[.B3189]+1" office:value-type="float" office:value="3188" calcext:value-type="float">
            <text:p>3188</text:p>
          </table:table-cell>
        </table:table-row>
        <table:table-row table:style-name="ro1">
          <table:table-cell table:formula="of:=IF([$Code.A3191]=&quot;&quot;;&quot;&quot;;[$Code.A3191])">
            <text:p/>
          </table:table-cell>
          <table:table-cell table:formula="of:=[.B3190]+1" office:value-type="float" office:value="3189" calcext:value-type="float">
            <text:p>3189</text:p>
          </table:table-cell>
        </table:table-row>
        <table:table-row table:style-name="ro1">
          <table:table-cell table:formula="of:=IF([$Code.A3192]=&quot;&quot;;&quot;&quot;;[$Code.A3192])">
            <text:p/>
          </table:table-cell>
          <table:table-cell table:formula="of:=[.B3191]+1" office:value-type="float" office:value="3190" calcext:value-type="float">
            <text:p>3190</text:p>
          </table:table-cell>
        </table:table-row>
        <table:table-row table:style-name="ro1">
          <table:table-cell table:formula="of:=IF([$Code.A3193]=&quot;&quot;;&quot;&quot;;[$Code.A3193])">
            <text:p/>
          </table:table-cell>
          <table:table-cell table:formula="of:=[.B3192]+1" office:value-type="float" office:value="3191" calcext:value-type="float">
            <text:p>3191</text:p>
          </table:table-cell>
        </table:table-row>
        <table:table-row table:style-name="ro1">
          <table:table-cell table:formula="of:=IF([$Code.A3194]=&quot;&quot;;&quot;&quot;;[$Code.A3194])">
            <text:p/>
          </table:table-cell>
          <table:table-cell table:formula="of:=[.B3193]+1" office:value-type="float" office:value="3192" calcext:value-type="float">
            <text:p>3192</text:p>
          </table:table-cell>
        </table:table-row>
        <table:table-row table:style-name="ro1">
          <table:table-cell table:formula="of:=IF([$Code.A3195]=&quot;&quot;;&quot;&quot;;[$Code.A3195])">
            <text:p/>
          </table:table-cell>
          <table:table-cell table:formula="of:=[.B3194]+1" office:value-type="float" office:value="3193" calcext:value-type="float">
            <text:p>3193</text:p>
          </table:table-cell>
        </table:table-row>
        <table:table-row table:style-name="ro1">
          <table:table-cell table:formula="of:=IF([$Code.A3196]=&quot;&quot;;&quot;&quot;;[$Code.A3196])">
            <text:p/>
          </table:table-cell>
          <table:table-cell table:formula="of:=[.B3195]+1" office:value-type="float" office:value="3194" calcext:value-type="float">
            <text:p>3194</text:p>
          </table:table-cell>
        </table:table-row>
        <table:table-row table:style-name="ro1">
          <table:table-cell table:formula="of:=IF([$Code.A3197]=&quot;&quot;;&quot;&quot;;[$Code.A3197])">
            <text:p/>
          </table:table-cell>
          <table:table-cell table:formula="of:=[.B3196]+1" office:value-type="float" office:value="3195" calcext:value-type="float">
            <text:p>3195</text:p>
          </table:table-cell>
        </table:table-row>
        <table:table-row table:style-name="ro1">
          <table:table-cell table:formula="of:=IF([$Code.A3198]=&quot;&quot;;&quot;&quot;;[$Code.A3198])">
            <text:p/>
          </table:table-cell>
          <table:table-cell table:formula="of:=[.B3197]+1" office:value-type="float" office:value="3196" calcext:value-type="float">
            <text:p>3196</text:p>
          </table:table-cell>
        </table:table-row>
        <table:table-row table:style-name="ro1">
          <table:table-cell table:formula="of:=IF([$Code.A3199]=&quot;&quot;;&quot;&quot;;[$Code.A3199])">
            <text:p/>
          </table:table-cell>
          <table:table-cell table:formula="of:=[.B3198]+1" office:value-type="float" office:value="3197" calcext:value-type="float">
            <text:p>3197</text:p>
          </table:table-cell>
        </table:table-row>
        <table:table-row table:style-name="ro1">
          <table:table-cell table:formula="of:=IF([$Code.A3200]=&quot;&quot;;&quot;&quot;;[$Code.A3200])">
            <text:p/>
          </table:table-cell>
          <table:table-cell table:formula="of:=[.B3199]+1" office:value-type="float" office:value="3198" calcext:value-type="float">
            <text:p>3198</text:p>
          </table:table-cell>
        </table:table-row>
        <table:table-row table:style-name="ro1">
          <table:table-cell table:formula="of:=IF([$Code.A3201]=&quot;&quot;;&quot;&quot;;[$Code.A3201])">
            <text:p/>
          </table:table-cell>
          <table:table-cell table:formula="of:=[.B3200]+1" office:value-type="float" office:value="3199" calcext:value-type="float">
            <text:p>3199</text:p>
          </table:table-cell>
        </table:table-row>
        <table:table-row table:style-name="ro1">
          <table:table-cell table:formula="of:=IF([$Code.A3202]=&quot;&quot;;&quot;&quot;;[$Code.A3202])">
            <text:p/>
          </table:table-cell>
          <table:table-cell table:formula="of:=[.B3201]+1" office:value-type="float" office:value="3200" calcext:value-type="float">
            <text:p>3200</text:p>
          </table:table-cell>
        </table:table-row>
        <table:table-row table:style-name="ro1">
          <table:table-cell table:formula="of:=IF([$Code.A3203]=&quot;&quot;;&quot;&quot;;[$Code.A3203])">
            <text:p/>
          </table:table-cell>
          <table:table-cell table:formula="of:=[.B3202]+1" office:value-type="float" office:value="3201" calcext:value-type="float">
            <text:p>3201</text:p>
          </table:table-cell>
        </table:table-row>
        <table:table-row table:style-name="ro1">
          <table:table-cell table:formula="of:=IF([$Code.A3204]=&quot;&quot;;&quot;&quot;;[$Code.A3204])">
            <text:p/>
          </table:table-cell>
          <table:table-cell table:formula="of:=[.B3203]+1" office:value-type="float" office:value="3202" calcext:value-type="float">
            <text:p>3202</text:p>
          </table:table-cell>
        </table:table-row>
        <table:table-row table:style-name="ro1">
          <table:table-cell table:formula="of:=IF([$Code.A3205]=&quot;&quot;;&quot;&quot;;[$Code.A3205])">
            <text:p/>
          </table:table-cell>
          <table:table-cell table:formula="of:=[.B3204]+1" office:value-type="float" office:value="3203" calcext:value-type="float">
            <text:p>3203</text:p>
          </table:table-cell>
        </table:table-row>
        <table:table-row table:style-name="ro1">
          <table:table-cell table:formula="of:=IF([$Code.A3206]=&quot;&quot;;&quot;&quot;;[$Code.A3206])">
            <text:p/>
          </table:table-cell>
          <table:table-cell table:formula="of:=[.B3205]+1" office:value-type="float" office:value="3204" calcext:value-type="float">
            <text:p>3204</text:p>
          </table:table-cell>
        </table:table-row>
        <table:table-row table:style-name="ro1">
          <table:table-cell table:formula="of:=IF([$Code.A3207]=&quot;&quot;;&quot;&quot;;[$Code.A3207])">
            <text:p/>
          </table:table-cell>
          <table:table-cell table:formula="of:=[.B3206]+1" office:value-type="float" office:value="3205" calcext:value-type="float">
            <text:p>3205</text:p>
          </table:table-cell>
        </table:table-row>
        <table:table-row table:style-name="ro1">
          <table:table-cell table:formula="of:=IF([$Code.A3208]=&quot;&quot;;&quot;&quot;;[$Code.A3208])">
            <text:p/>
          </table:table-cell>
          <table:table-cell table:formula="of:=[.B3207]+1" office:value-type="float" office:value="3206" calcext:value-type="float">
            <text:p>3206</text:p>
          </table:table-cell>
        </table:table-row>
        <table:table-row table:style-name="ro1">
          <table:table-cell table:formula="of:=IF([$Code.A3209]=&quot;&quot;;&quot;&quot;;[$Code.A3209])">
            <text:p/>
          </table:table-cell>
          <table:table-cell table:formula="of:=[.B3208]+1" office:value-type="float" office:value="3207" calcext:value-type="float">
            <text:p>3207</text:p>
          </table:table-cell>
        </table:table-row>
        <table:table-row table:style-name="ro1">
          <table:table-cell table:formula="of:=IF([$Code.A3210]=&quot;&quot;;&quot;&quot;;[$Code.A3210])">
            <text:p/>
          </table:table-cell>
          <table:table-cell table:formula="of:=[.B3209]+1" office:value-type="float" office:value="3208" calcext:value-type="float">
            <text:p>3208</text:p>
          </table:table-cell>
        </table:table-row>
        <table:table-row table:style-name="ro1">
          <table:table-cell table:formula="of:=IF([$Code.A3211]=&quot;&quot;;&quot;&quot;;[$Code.A3211])">
            <text:p/>
          </table:table-cell>
          <table:table-cell table:formula="of:=[.B3210]+1" office:value-type="float" office:value="3209" calcext:value-type="float">
            <text:p>3209</text:p>
          </table:table-cell>
        </table:table-row>
        <table:table-row table:style-name="ro1">
          <table:table-cell table:formula="of:=IF([$Code.A3212]=&quot;&quot;;&quot;&quot;;[$Code.A3212])">
            <text:p/>
          </table:table-cell>
          <table:table-cell table:formula="of:=[.B3211]+1" office:value-type="float" office:value="3210" calcext:value-type="float">
            <text:p>3210</text:p>
          </table:table-cell>
        </table:table-row>
        <table:table-row table:style-name="ro1">
          <table:table-cell table:formula="of:=IF([$Code.A3213]=&quot;&quot;;&quot;&quot;;[$Code.A3213])">
            <text:p/>
          </table:table-cell>
          <table:table-cell table:formula="of:=[.B3212]+1" office:value-type="float" office:value="3211" calcext:value-type="float">
            <text:p>3211</text:p>
          </table:table-cell>
        </table:table-row>
        <table:table-row table:style-name="ro1">
          <table:table-cell table:formula="of:=IF([$Code.A3214]=&quot;&quot;;&quot;&quot;;[$Code.A3214])">
            <text:p/>
          </table:table-cell>
          <table:table-cell table:formula="of:=[.B3213]+1" office:value-type="float" office:value="3212" calcext:value-type="float">
            <text:p>3212</text:p>
          </table:table-cell>
        </table:table-row>
        <table:table-row table:style-name="ro1">
          <table:table-cell table:formula="of:=IF([$Code.A3215]=&quot;&quot;;&quot;&quot;;[$Code.A3215])">
            <text:p/>
          </table:table-cell>
          <table:table-cell table:formula="of:=[.B3214]+1" office:value-type="float" office:value="3213" calcext:value-type="float">
            <text:p>3213</text:p>
          </table:table-cell>
        </table:table-row>
        <table:table-row table:style-name="ro1">
          <table:table-cell table:formula="of:=IF([$Code.A3216]=&quot;&quot;;&quot;&quot;;[$Code.A3216])">
            <text:p/>
          </table:table-cell>
          <table:table-cell table:formula="of:=[.B3215]+1" office:value-type="float" office:value="3214" calcext:value-type="float">
            <text:p>3214</text:p>
          </table:table-cell>
        </table:table-row>
        <table:table-row table:style-name="ro1">
          <table:table-cell table:formula="of:=IF([$Code.A3217]=&quot;&quot;;&quot;&quot;;[$Code.A3217])">
            <text:p/>
          </table:table-cell>
          <table:table-cell table:formula="of:=[.B3216]+1" office:value-type="float" office:value="3215" calcext:value-type="float">
            <text:p>3215</text:p>
          </table:table-cell>
        </table:table-row>
        <table:table-row table:style-name="ro1">
          <table:table-cell table:formula="of:=IF([$Code.A3218]=&quot;&quot;;&quot;&quot;;[$Code.A3218])">
            <text:p/>
          </table:table-cell>
          <table:table-cell table:formula="of:=[.B3217]+1" office:value-type="float" office:value="3216" calcext:value-type="float">
            <text:p>3216</text:p>
          </table:table-cell>
        </table:table-row>
        <table:table-row table:style-name="ro1">
          <table:table-cell table:formula="of:=IF([$Code.A3219]=&quot;&quot;;&quot;&quot;;[$Code.A3219])">
            <text:p/>
          </table:table-cell>
          <table:table-cell table:formula="of:=[.B3218]+1" office:value-type="float" office:value="3217" calcext:value-type="float">
            <text:p>3217</text:p>
          </table:table-cell>
        </table:table-row>
        <table:table-row table:style-name="ro1">
          <table:table-cell table:formula="of:=IF([$Code.A3220]=&quot;&quot;;&quot;&quot;;[$Code.A3220])">
            <text:p/>
          </table:table-cell>
          <table:table-cell table:formula="of:=[.B3219]+1" office:value-type="float" office:value="3218" calcext:value-type="float">
            <text:p>3218</text:p>
          </table:table-cell>
        </table:table-row>
        <table:table-row table:style-name="ro1">
          <table:table-cell table:formula="of:=IF([$Code.A3221]=&quot;&quot;;&quot;&quot;;[$Code.A3221])">
            <text:p/>
          </table:table-cell>
          <table:table-cell table:formula="of:=[.B3220]+1" office:value-type="float" office:value="3219" calcext:value-type="float">
            <text:p>3219</text:p>
          </table:table-cell>
        </table:table-row>
        <table:table-row table:style-name="ro1">
          <table:table-cell table:formula="of:=IF([$Code.A3222]=&quot;&quot;;&quot;&quot;;[$Code.A3222])">
            <text:p/>
          </table:table-cell>
          <table:table-cell table:formula="of:=[.B3221]+1" office:value-type="float" office:value="3220" calcext:value-type="float">
            <text:p>3220</text:p>
          </table:table-cell>
        </table:table-row>
        <table:table-row table:style-name="ro1">
          <table:table-cell table:formula="of:=IF([$Code.A3223]=&quot;&quot;;&quot;&quot;;[$Code.A3223])">
            <text:p/>
          </table:table-cell>
          <table:table-cell table:formula="of:=[.B3222]+1" office:value-type="float" office:value="3221" calcext:value-type="float">
            <text:p>3221</text:p>
          </table:table-cell>
        </table:table-row>
        <table:table-row table:style-name="ro1">
          <table:table-cell table:formula="of:=IF([$Code.A3224]=&quot;&quot;;&quot;&quot;;[$Code.A3224])">
            <text:p/>
          </table:table-cell>
          <table:table-cell table:formula="of:=[.B3223]+1" office:value-type="float" office:value="3222" calcext:value-type="float">
            <text:p>3222</text:p>
          </table:table-cell>
        </table:table-row>
        <table:table-row table:style-name="ro1">
          <table:table-cell table:formula="of:=IF([$Code.A3225]=&quot;&quot;;&quot;&quot;;[$Code.A3225])">
            <text:p/>
          </table:table-cell>
          <table:table-cell table:formula="of:=[.B3224]+1" office:value-type="float" office:value="3223" calcext:value-type="float">
            <text:p>3223</text:p>
          </table:table-cell>
        </table:table-row>
        <table:table-row table:style-name="ro1">
          <table:table-cell table:formula="of:=IF([$Code.A3226]=&quot;&quot;;&quot;&quot;;[$Code.A3226])">
            <text:p/>
          </table:table-cell>
          <table:table-cell table:formula="of:=[.B3225]+1" office:value-type="float" office:value="3224" calcext:value-type="float">
            <text:p>3224</text:p>
          </table:table-cell>
        </table:table-row>
        <table:table-row table:style-name="ro1">
          <table:table-cell table:formula="of:=IF([$Code.A3227]=&quot;&quot;;&quot;&quot;;[$Code.A3227])">
            <text:p/>
          </table:table-cell>
          <table:table-cell table:formula="of:=[.B3226]+1" office:value-type="float" office:value="3225" calcext:value-type="float">
            <text:p>3225</text:p>
          </table:table-cell>
        </table:table-row>
        <table:table-row table:style-name="ro1">
          <table:table-cell table:formula="of:=IF([$Code.A3228]=&quot;&quot;;&quot;&quot;;[$Code.A3228])">
            <text:p/>
          </table:table-cell>
          <table:table-cell table:formula="of:=[.B3227]+1" office:value-type="float" office:value="3226" calcext:value-type="float">
            <text:p>3226</text:p>
          </table:table-cell>
        </table:table-row>
        <table:table-row table:style-name="ro1">
          <table:table-cell table:formula="of:=IF([$Code.A3229]=&quot;&quot;;&quot;&quot;;[$Code.A3229])">
            <text:p/>
          </table:table-cell>
          <table:table-cell table:formula="of:=[.B3228]+1" office:value-type="float" office:value="3227" calcext:value-type="float">
            <text:p>3227</text:p>
          </table:table-cell>
        </table:table-row>
        <table:table-row table:style-name="ro1">
          <table:table-cell table:formula="of:=IF([$Code.A3230]=&quot;&quot;;&quot;&quot;;[$Code.A3230])">
            <text:p/>
          </table:table-cell>
          <table:table-cell table:formula="of:=[.B3229]+1" office:value-type="float" office:value="3228" calcext:value-type="float">
            <text:p>3228</text:p>
          </table:table-cell>
        </table:table-row>
        <table:table-row table:style-name="ro1">
          <table:table-cell table:formula="of:=IF([$Code.A3231]=&quot;&quot;;&quot;&quot;;[$Code.A3231])">
            <text:p/>
          </table:table-cell>
          <table:table-cell table:formula="of:=[.B3230]+1" office:value-type="float" office:value="3229" calcext:value-type="float">
            <text:p>3229</text:p>
          </table:table-cell>
        </table:table-row>
        <table:table-row table:style-name="ro1">
          <table:table-cell table:formula="of:=IF([$Code.A3232]=&quot;&quot;;&quot;&quot;;[$Code.A3232])">
            <text:p/>
          </table:table-cell>
          <table:table-cell table:formula="of:=[.B3231]+1" office:value-type="float" office:value="3230" calcext:value-type="float">
            <text:p>3230</text:p>
          </table:table-cell>
        </table:table-row>
        <table:table-row table:style-name="ro1">
          <table:table-cell table:formula="of:=IF([$Code.A3233]=&quot;&quot;;&quot;&quot;;[$Code.A3233])">
            <text:p/>
          </table:table-cell>
          <table:table-cell table:formula="of:=[.B3232]+1" office:value-type="float" office:value="3231" calcext:value-type="float">
            <text:p>3231</text:p>
          </table:table-cell>
        </table:table-row>
        <table:table-row table:style-name="ro1">
          <table:table-cell table:formula="of:=IF([$Code.A3234]=&quot;&quot;;&quot;&quot;;[$Code.A3234])">
            <text:p/>
          </table:table-cell>
          <table:table-cell table:formula="of:=[.B3233]+1" office:value-type="float" office:value="3232" calcext:value-type="float">
            <text:p>3232</text:p>
          </table:table-cell>
        </table:table-row>
        <table:table-row table:style-name="ro1">
          <table:table-cell table:formula="of:=IF([$Code.A3235]=&quot;&quot;;&quot;&quot;;[$Code.A3235])">
            <text:p/>
          </table:table-cell>
          <table:table-cell table:formula="of:=[.B3234]+1" office:value-type="float" office:value="3233" calcext:value-type="float">
            <text:p>3233</text:p>
          </table:table-cell>
        </table:table-row>
        <table:table-row table:style-name="ro1">
          <table:table-cell table:formula="of:=IF([$Code.A3236]=&quot;&quot;;&quot;&quot;;[$Code.A3236])">
            <text:p/>
          </table:table-cell>
          <table:table-cell table:formula="of:=[.B3235]+1" office:value-type="float" office:value="3234" calcext:value-type="float">
            <text:p>3234</text:p>
          </table:table-cell>
        </table:table-row>
        <table:table-row table:style-name="ro1">
          <table:table-cell table:formula="of:=IF([$Code.A3237]=&quot;&quot;;&quot;&quot;;[$Code.A3237])">
            <text:p/>
          </table:table-cell>
          <table:table-cell table:formula="of:=[.B3236]+1" office:value-type="float" office:value="3235" calcext:value-type="float">
            <text:p>3235</text:p>
          </table:table-cell>
        </table:table-row>
        <table:table-row table:style-name="ro1">
          <table:table-cell table:formula="of:=IF([$Code.A3238]=&quot;&quot;;&quot;&quot;;[$Code.A3238])">
            <text:p/>
          </table:table-cell>
          <table:table-cell table:formula="of:=[.B3237]+1" office:value-type="float" office:value="3236" calcext:value-type="float">
            <text:p>3236</text:p>
          </table:table-cell>
        </table:table-row>
        <table:table-row table:style-name="ro1">
          <table:table-cell table:formula="of:=IF([$Code.A3239]=&quot;&quot;;&quot;&quot;;[$Code.A3239])">
            <text:p/>
          </table:table-cell>
          <table:table-cell table:formula="of:=[.B3238]+1" office:value-type="float" office:value="3237" calcext:value-type="float">
            <text:p>3237</text:p>
          </table:table-cell>
        </table:table-row>
        <table:table-row table:style-name="ro1">
          <table:table-cell table:formula="of:=IF([$Code.A3240]=&quot;&quot;;&quot;&quot;;[$Code.A3240])">
            <text:p/>
          </table:table-cell>
          <table:table-cell table:formula="of:=[.B3239]+1" office:value-type="float" office:value="3238" calcext:value-type="float">
            <text:p>3238</text:p>
          </table:table-cell>
        </table:table-row>
        <table:table-row table:style-name="ro1">
          <table:table-cell table:formula="of:=IF([$Code.A3241]=&quot;&quot;;&quot;&quot;;[$Code.A3241])">
            <text:p/>
          </table:table-cell>
          <table:table-cell table:formula="of:=[.B3240]+1" office:value-type="float" office:value="3239" calcext:value-type="float">
            <text:p>3239</text:p>
          </table:table-cell>
        </table:table-row>
        <table:table-row table:style-name="ro1">
          <table:table-cell table:formula="of:=IF([$Code.A3242]=&quot;&quot;;&quot;&quot;;[$Code.A3242])">
            <text:p/>
          </table:table-cell>
          <table:table-cell table:formula="of:=[.B3241]+1" office:value-type="float" office:value="3240" calcext:value-type="float">
            <text:p>3240</text:p>
          </table:table-cell>
        </table:table-row>
        <table:table-row table:style-name="ro1">
          <table:table-cell table:formula="of:=IF([$Code.A3243]=&quot;&quot;;&quot;&quot;;[$Code.A3243])">
            <text:p/>
          </table:table-cell>
          <table:table-cell table:formula="of:=[.B3242]+1" office:value-type="float" office:value="3241" calcext:value-type="float">
            <text:p>3241</text:p>
          </table:table-cell>
        </table:table-row>
        <table:table-row table:style-name="ro1">
          <table:table-cell table:formula="of:=IF([$Code.A3244]=&quot;&quot;;&quot;&quot;;[$Code.A3244])">
            <text:p/>
          </table:table-cell>
          <table:table-cell table:formula="of:=[.B3243]+1" office:value-type="float" office:value="3242" calcext:value-type="float">
            <text:p>3242</text:p>
          </table:table-cell>
        </table:table-row>
        <table:table-row table:style-name="ro1">
          <table:table-cell table:formula="of:=IF([$Code.A3245]=&quot;&quot;;&quot;&quot;;[$Code.A3245])">
            <text:p/>
          </table:table-cell>
          <table:table-cell table:formula="of:=[.B3244]+1" office:value-type="float" office:value="3243" calcext:value-type="float">
            <text:p>3243</text:p>
          </table:table-cell>
        </table:table-row>
        <table:table-row table:style-name="ro1">
          <table:table-cell table:formula="of:=IF([$Code.A3246]=&quot;&quot;;&quot;&quot;;[$Code.A3246])">
            <text:p/>
          </table:table-cell>
          <table:table-cell table:formula="of:=[.B3245]+1" office:value-type="float" office:value="3244" calcext:value-type="float">
            <text:p>3244</text:p>
          </table:table-cell>
        </table:table-row>
        <table:table-row table:style-name="ro1">
          <table:table-cell table:formula="of:=IF([$Code.A3247]=&quot;&quot;;&quot;&quot;;[$Code.A3247])">
            <text:p/>
          </table:table-cell>
          <table:table-cell table:formula="of:=[.B3246]+1" office:value-type="float" office:value="3245" calcext:value-type="float">
            <text:p>3245</text:p>
          </table:table-cell>
        </table:table-row>
        <table:table-row table:style-name="ro1">
          <table:table-cell table:formula="of:=IF([$Code.A3248]=&quot;&quot;;&quot;&quot;;[$Code.A3248])">
            <text:p/>
          </table:table-cell>
          <table:table-cell table:formula="of:=[.B3247]+1" office:value-type="float" office:value="3246" calcext:value-type="float">
            <text:p>3246</text:p>
          </table:table-cell>
        </table:table-row>
        <table:table-row table:style-name="ro1">
          <table:table-cell table:formula="of:=IF([$Code.A3249]=&quot;&quot;;&quot;&quot;;[$Code.A3249])">
            <text:p/>
          </table:table-cell>
          <table:table-cell table:formula="of:=[.B3248]+1" office:value-type="float" office:value="3247" calcext:value-type="float">
            <text:p>3247</text:p>
          </table:table-cell>
        </table:table-row>
        <table:table-row table:style-name="ro1">
          <table:table-cell table:formula="of:=IF([$Code.A3250]=&quot;&quot;;&quot;&quot;;[$Code.A3250])">
            <text:p/>
          </table:table-cell>
          <table:table-cell table:formula="of:=[.B3249]+1" office:value-type="float" office:value="3248" calcext:value-type="float">
            <text:p>3248</text:p>
          </table:table-cell>
        </table:table-row>
        <table:table-row table:style-name="ro1">
          <table:table-cell table:formula="of:=IF([$Code.A3251]=&quot;&quot;;&quot;&quot;;[$Code.A3251])">
            <text:p/>
          </table:table-cell>
          <table:table-cell table:formula="of:=[.B3250]+1" office:value-type="float" office:value="3249" calcext:value-type="float">
            <text:p>3249</text:p>
          </table:table-cell>
        </table:table-row>
        <table:table-row table:style-name="ro1">
          <table:table-cell table:formula="of:=IF([$Code.A3252]=&quot;&quot;;&quot;&quot;;[$Code.A3252])">
            <text:p/>
          </table:table-cell>
          <table:table-cell table:formula="of:=[.B3251]+1" office:value-type="float" office:value="3250" calcext:value-type="float">
            <text:p>3250</text:p>
          </table:table-cell>
        </table:table-row>
        <table:table-row table:style-name="ro1">
          <table:table-cell table:formula="of:=IF([$Code.A3253]=&quot;&quot;;&quot;&quot;;[$Code.A3253])">
            <text:p/>
          </table:table-cell>
          <table:table-cell table:formula="of:=[.B3252]+1" office:value-type="float" office:value="3251" calcext:value-type="float">
            <text:p>3251</text:p>
          </table:table-cell>
        </table:table-row>
        <table:table-row table:style-name="ro1">
          <table:table-cell table:formula="of:=IF([$Code.A3254]=&quot;&quot;;&quot;&quot;;[$Code.A3254])">
            <text:p/>
          </table:table-cell>
          <table:table-cell table:formula="of:=[.B3253]+1" office:value-type="float" office:value="3252" calcext:value-type="float">
            <text:p>3252</text:p>
          </table:table-cell>
        </table:table-row>
        <table:table-row table:style-name="ro1">
          <table:table-cell table:formula="of:=IF([$Code.A3255]=&quot;&quot;;&quot;&quot;;[$Code.A3255])">
            <text:p/>
          </table:table-cell>
          <table:table-cell table:formula="of:=[.B3254]+1" office:value-type="float" office:value="3253" calcext:value-type="float">
            <text:p>3253</text:p>
          </table:table-cell>
        </table:table-row>
        <table:table-row table:style-name="ro1">
          <table:table-cell table:formula="of:=IF([$Code.A3256]=&quot;&quot;;&quot;&quot;;[$Code.A3256])">
            <text:p/>
          </table:table-cell>
          <table:table-cell table:formula="of:=[.B3255]+1" office:value-type="float" office:value="3254" calcext:value-type="float">
            <text:p>3254</text:p>
          </table:table-cell>
        </table:table-row>
        <table:table-row table:style-name="ro1">
          <table:table-cell table:formula="of:=IF([$Code.A3257]=&quot;&quot;;&quot;&quot;;[$Code.A3257])">
            <text:p/>
          </table:table-cell>
          <table:table-cell table:formula="of:=[.B3256]+1" office:value-type="float" office:value="3255" calcext:value-type="float">
            <text:p>3255</text:p>
          </table:table-cell>
        </table:table-row>
        <table:table-row table:style-name="ro1">
          <table:table-cell table:formula="of:=IF([$Code.A3258]=&quot;&quot;;&quot;&quot;;[$Code.A3258])">
            <text:p/>
          </table:table-cell>
          <table:table-cell table:formula="of:=[.B3257]+1" office:value-type="float" office:value="3256" calcext:value-type="float">
            <text:p>3256</text:p>
          </table:table-cell>
        </table:table-row>
        <table:table-row table:style-name="ro1">
          <table:table-cell table:formula="of:=IF([$Code.A3259]=&quot;&quot;;&quot;&quot;;[$Code.A3259])">
            <text:p/>
          </table:table-cell>
          <table:table-cell table:formula="of:=[.B3258]+1" office:value-type="float" office:value="3257" calcext:value-type="float">
            <text:p>3257</text:p>
          </table:table-cell>
        </table:table-row>
        <table:table-row table:style-name="ro1">
          <table:table-cell table:formula="of:=IF([$Code.A3260]=&quot;&quot;;&quot;&quot;;[$Code.A3260])">
            <text:p/>
          </table:table-cell>
          <table:table-cell table:formula="of:=[.B3259]+1" office:value-type="float" office:value="3258" calcext:value-type="float">
            <text:p>3258</text:p>
          </table:table-cell>
        </table:table-row>
        <table:table-row table:style-name="ro1">
          <table:table-cell table:formula="of:=IF([$Code.A3261]=&quot;&quot;;&quot;&quot;;[$Code.A3261])">
            <text:p/>
          </table:table-cell>
          <table:table-cell table:formula="of:=[.B3260]+1" office:value-type="float" office:value="3259" calcext:value-type="float">
            <text:p>3259</text:p>
          </table:table-cell>
        </table:table-row>
        <table:table-row table:style-name="ro1">
          <table:table-cell table:formula="of:=IF([$Code.A3262]=&quot;&quot;;&quot;&quot;;[$Code.A3262])">
            <text:p/>
          </table:table-cell>
          <table:table-cell table:formula="of:=[.B3261]+1" office:value-type="float" office:value="3260" calcext:value-type="float">
            <text:p>3260</text:p>
          </table:table-cell>
        </table:table-row>
        <table:table-row table:style-name="ro1">
          <table:table-cell table:formula="of:=IF([$Code.A3263]=&quot;&quot;;&quot;&quot;;[$Code.A3263])">
            <text:p/>
          </table:table-cell>
          <table:table-cell table:formula="of:=[.B3262]+1" office:value-type="float" office:value="3261" calcext:value-type="float">
            <text:p>3261</text:p>
          </table:table-cell>
        </table:table-row>
        <table:table-row table:style-name="ro1">
          <table:table-cell table:formula="of:=IF([$Code.A3264]=&quot;&quot;;&quot;&quot;;[$Code.A3264])">
            <text:p/>
          </table:table-cell>
          <table:table-cell table:formula="of:=[.B3263]+1" office:value-type="float" office:value="3262" calcext:value-type="float">
            <text:p>3262</text:p>
          </table:table-cell>
        </table:table-row>
        <table:table-row table:style-name="ro1">
          <table:table-cell table:formula="of:=IF([$Code.A3265]=&quot;&quot;;&quot;&quot;;[$Code.A3265])">
            <text:p/>
          </table:table-cell>
          <table:table-cell table:formula="of:=[.B3264]+1" office:value-type="float" office:value="3263" calcext:value-type="float">
            <text:p>3263</text:p>
          </table:table-cell>
        </table:table-row>
        <table:table-row table:style-name="ro1">
          <table:table-cell table:formula="of:=IF([$Code.A3266]=&quot;&quot;;&quot;&quot;;[$Code.A3266])">
            <text:p/>
          </table:table-cell>
          <table:table-cell table:formula="of:=[.B3265]+1" office:value-type="float" office:value="3264" calcext:value-type="float">
            <text:p>3264</text:p>
          </table:table-cell>
        </table:table-row>
        <table:table-row table:style-name="ro1">
          <table:table-cell table:formula="of:=IF([$Code.A3267]=&quot;&quot;;&quot;&quot;;[$Code.A3267])">
            <text:p/>
          </table:table-cell>
          <table:table-cell table:formula="of:=[.B3266]+1" office:value-type="float" office:value="3265" calcext:value-type="float">
            <text:p>3265</text:p>
          </table:table-cell>
        </table:table-row>
        <table:table-row table:style-name="ro1">
          <table:table-cell table:formula="of:=IF([$Code.A3268]=&quot;&quot;;&quot;&quot;;[$Code.A3268])">
            <text:p/>
          </table:table-cell>
          <table:table-cell table:formula="of:=[.B3267]+1" office:value-type="float" office:value="3266" calcext:value-type="float">
            <text:p>3266</text:p>
          </table:table-cell>
        </table:table-row>
        <table:table-row table:style-name="ro1">
          <table:table-cell table:formula="of:=IF([$Code.A3269]=&quot;&quot;;&quot;&quot;;[$Code.A3269])">
            <text:p/>
          </table:table-cell>
          <table:table-cell table:formula="of:=[.B3268]+1" office:value-type="float" office:value="3267" calcext:value-type="float">
            <text:p>3267</text:p>
          </table:table-cell>
        </table:table-row>
        <table:table-row table:style-name="ro1">
          <table:table-cell table:formula="of:=IF([$Code.A3270]=&quot;&quot;;&quot;&quot;;[$Code.A3270])">
            <text:p/>
          </table:table-cell>
          <table:table-cell table:formula="of:=[.B3269]+1" office:value-type="float" office:value="3268" calcext:value-type="float">
            <text:p>3268</text:p>
          </table:table-cell>
        </table:table-row>
        <table:table-row table:style-name="ro1">
          <table:table-cell table:formula="of:=IF([$Code.A3271]=&quot;&quot;;&quot;&quot;;[$Code.A3271])">
            <text:p/>
          </table:table-cell>
          <table:table-cell table:formula="of:=[.B3270]+1" office:value-type="float" office:value="3269" calcext:value-type="float">
            <text:p>3269</text:p>
          </table:table-cell>
        </table:table-row>
        <table:table-row table:style-name="ro1">
          <table:table-cell table:formula="of:=IF([$Code.A3272]=&quot;&quot;;&quot;&quot;;[$Code.A3272])">
            <text:p/>
          </table:table-cell>
          <table:table-cell table:formula="of:=[.B3271]+1" office:value-type="float" office:value="3270" calcext:value-type="float">
            <text:p>3270</text:p>
          </table:table-cell>
        </table:table-row>
        <table:table-row table:style-name="ro1">
          <table:table-cell table:formula="of:=IF([$Code.A3273]=&quot;&quot;;&quot;&quot;;[$Code.A3273])">
            <text:p/>
          </table:table-cell>
          <table:table-cell table:formula="of:=[.B3272]+1" office:value-type="float" office:value="3271" calcext:value-type="float">
            <text:p>3271</text:p>
          </table:table-cell>
        </table:table-row>
        <table:table-row table:style-name="ro1">
          <table:table-cell table:formula="of:=IF([$Code.A3274]=&quot;&quot;;&quot;&quot;;[$Code.A3274])">
            <text:p/>
          </table:table-cell>
          <table:table-cell table:formula="of:=[.B3273]+1" office:value-type="float" office:value="3272" calcext:value-type="float">
            <text:p>3272</text:p>
          </table:table-cell>
        </table:table-row>
        <table:table-row table:style-name="ro1">
          <table:table-cell table:formula="of:=IF([$Code.A3275]=&quot;&quot;;&quot;&quot;;[$Code.A3275])">
            <text:p/>
          </table:table-cell>
          <table:table-cell table:formula="of:=[.B3274]+1" office:value-type="float" office:value="3273" calcext:value-type="float">
            <text:p>3273</text:p>
          </table:table-cell>
        </table:table-row>
        <table:table-row table:style-name="ro1">
          <table:table-cell table:formula="of:=IF([$Code.A3276]=&quot;&quot;;&quot;&quot;;[$Code.A3276])">
            <text:p/>
          </table:table-cell>
          <table:table-cell table:formula="of:=[.B3275]+1" office:value-type="float" office:value="3274" calcext:value-type="float">
            <text:p>3274</text:p>
          </table:table-cell>
        </table:table-row>
        <table:table-row table:style-name="ro1">
          <table:table-cell table:formula="of:=IF([$Code.A3277]=&quot;&quot;;&quot;&quot;;[$Code.A3277])">
            <text:p/>
          </table:table-cell>
          <table:table-cell table:formula="of:=[.B3276]+1" office:value-type="float" office:value="3275" calcext:value-type="float">
            <text:p>3275</text:p>
          </table:table-cell>
        </table:table-row>
        <table:table-row table:style-name="ro1">
          <table:table-cell table:formula="of:=IF([$Code.A3278]=&quot;&quot;;&quot;&quot;;[$Code.A3278])">
            <text:p/>
          </table:table-cell>
          <table:table-cell table:formula="of:=[.B3277]+1" office:value-type="float" office:value="3276" calcext:value-type="float">
            <text:p>3276</text:p>
          </table:table-cell>
        </table:table-row>
        <table:table-row table:style-name="ro1">
          <table:table-cell table:formula="of:=IF([$Code.A3279]=&quot;&quot;;&quot;&quot;;[$Code.A3279])">
            <text:p/>
          </table:table-cell>
          <table:table-cell table:formula="of:=[.B3278]+1" office:value-type="float" office:value="3277" calcext:value-type="float">
            <text:p>3277</text:p>
          </table:table-cell>
        </table:table-row>
        <table:table-row table:style-name="ro1">
          <table:table-cell table:formula="of:=IF([$Code.A3280]=&quot;&quot;;&quot;&quot;;[$Code.A3280])">
            <text:p/>
          </table:table-cell>
          <table:table-cell table:formula="of:=[.B3279]+1" office:value-type="float" office:value="3278" calcext:value-type="float">
            <text:p>3278</text:p>
          </table:table-cell>
        </table:table-row>
        <table:table-row table:style-name="ro1">
          <table:table-cell table:formula="of:=IF([$Code.A3281]=&quot;&quot;;&quot;&quot;;[$Code.A3281])">
            <text:p/>
          </table:table-cell>
          <table:table-cell table:formula="of:=[.B3280]+1" office:value-type="float" office:value="3279" calcext:value-type="float">
            <text:p>3279</text:p>
          </table:table-cell>
        </table:table-row>
        <table:table-row table:style-name="ro1">
          <table:table-cell table:formula="of:=IF([$Code.A3282]=&quot;&quot;;&quot;&quot;;[$Code.A3282])">
            <text:p/>
          </table:table-cell>
          <table:table-cell table:formula="of:=[.B3281]+1" office:value-type="float" office:value="3280" calcext:value-type="float">
            <text:p>3280</text:p>
          </table:table-cell>
        </table:table-row>
        <table:table-row table:style-name="ro1">
          <table:table-cell table:formula="of:=IF([$Code.A3283]=&quot;&quot;;&quot;&quot;;[$Code.A3283])">
            <text:p/>
          </table:table-cell>
          <table:table-cell table:formula="of:=[.B3282]+1" office:value-type="float" office:value="3281" calcext:value-type="float">
            <text:p>3281</text:p>
          </table:table-cell>
        </table:table-row>
        <table:table-row table:style-name="ro1">
          <table:table-cell table:formula="of:=IF([$Code.A3284]=&quot;&quot;;&quot;&quot;;[$Code.A3284])">
            <text:p/>
          </table:table-cell>
          <table:table-cell table:formula="of:=[.B3283]+1" office:value-type="float" office:value="3282" calcext:value-type="float">
            <text:p>3282</text:p>
          </table:table-cell>
        </table:table-row>
        <table:table-row table:style-name="ro1">
          <table:table-cell table:formula="of:=IF([$Code.A3285]=&quot;&quot;;&quot;&quot;;[$Code.A3285])">
            <text:p/>
          </table:table-cell>
          <table:table-cell table:formula="of:=[.B3284]+1" office:value-type="float" office:value="3283" calcext:value-type="float">
            <text:p>3283</text:p>
          </table:table-cell>
        </table:table-row>
        <table:table-row table:style-name="ro1">
          <table:table-cell table:formula="of:=IF([$Code.A3286]=&quot;&quot;;&quot;&quot;;[$Code.A3286])">
            <text:p/>
          </table:table-cell>
          <table:table-cell table:formula="of:=[.B3285]+1" office:value-type="float" office:value="3284" calcext:value-type="float">
            <text:p>3284</text:p>
          </table:table-cell>
        </table:table-row>
        <table:table-row table:style-name="ro1">
          <table:table-cell table:formula="of:=IF([$Code.A3287]=&quot;&quot;;&quot;&quot;;[$Code.A3287])">
            <text:p/>
          </table:table-cell>
          <table:table-cell table:formula="of:=[.B3286]+1" office:value-type="float" office:value="3285" calcext:value-type="float">
            <text:p>3285</text:p>
          </table:table-cell>
        </table:table-row>
        <table:table-row table:style-name="ro1">
          <table:table-cell table:formula="of:=IF([$Code.A3288]=&quot;&quot;;&quot;&quot;;[$Code.A3288])">
            <text:p/>
          </table:table-cell>
          <table:table-cell table:formula="of:=[.B3287]+1" office:value-type="float" office:value="3286" calcext:value-type="float">
            <text:p>3286</text:p>
          </table:table-cell>
        </table:table-row>
        <table:table-row table:style-name="ro1">
          <table:table-cell table:formula="of:=IF([$Code.A3289]=&quot;&quot;;&quot;&quot;;[$Code.A3289])">
            <text:p/>
          </table:table-cell>
          <table:table-cell table:formula="of:=[.B3288]+1" office:value-type="float" office:value="3287" calcext:value-type="float">
            <text:p>3287</text:p>
          </table:table-cell>
        </table:table-row>
        <table:table-row table:style-name="ro1">
          <table:table-cell table:formula="of:=IF([$Code.A3290]=&quot;&quot;;&quot;&quot;;[$Code.A3290])">
            <text:p/>
          </table:table-cell>
          <table:table-cell table:formula="of:=[.B3289]+1" office:value-type="float" office:value="3288" calcext:value-type="float">
            <text:p>3288</text:p>
          </table:table-cell>
        </table:table-row>
        <table:table-row table:style-name="ro1">
          <table:table-cell table:formula="of:=IF([$Code.A3291]=&quot;&quot;;&quot;&quot;;[$Code.A3291])">
            <text:p/>
          </table:table-cell>
          <table:table-cell table:formula="of:=[.B3290]+1" office:value-type="float" office:value="3289" calcext:value-type="float">
            <text:p>3289</text:p>
          </table:table-cell>
        </table:table-row>
        <table:table-row table:style-name="ro1">
          <table:table-cell table:formula="of:=IF([$Code.A3292]=&quot;&quot;;&quot;&quot;;[$Code.A3292])">
            <text:p/>
          </table:table-cell>
          <table:table-cell table:formula="of:=[.B3291]+1" office:value-type="float" office:value="3290" calcext:value-type="float">
            <text:p>3290</text:p>
          </table:table-cell>
        </table:table-row>
        <table:table-row table:style-name="ro1">
          <table:table-cell table:formula="of:=IF([$Code.A3293]=&quot;&quot;;&quot;&quot;;[$Code.A3293])">
            <text:p/>
          </table:table-cell>
          <table:table-cell table:formula="of:=[.B3292]+1" office:value-type="float" office:value="3291" calcext:value-type="float">
            <text:p>3291</text:p>
          </table:table-cell>
        </table:table-row>
        <table:table-row table:style-name="ro1">
          <table:table-cell table:formula="of:=IF([$Code.A3294]=&quot;&quot;;&quot;&quot;;[$Code.A3294])">
            <text:p/>
          </table:table-cell>
          <table:table-cell table:formula="of:=[.B3293]+1" office:value-type="float" office:value="3292" calcext:value-type="float">
            <text:p>3292</text:p>
          </table:table-cell>
        </table:table-row>
        <table:table-row table:style-name="ro1">
          <table:table-cell table:formula="of:=IF([$Code.A3295]=&quot;&quot;;&quot;&quot;;[$Code.A3295])">
            <text:p/>
          </table:table-cell>
          <table:table-cell table:formula="of:=[.B3294]+1" office:value-type="float" office:value="3293" calcext:value-type="float">
            <text:p>3293</text:p>
          </table:table-cell>
        </table:table-row>
        <table:table-row table:style-name="ro1">
          <table:table-cell table:formula="of:=IF([$Code.A3296]=&quot;&quot;;&quot;&quot;;[$Code.A3296])">
            <text:p/>
          </table:table-cell>
          <table:table-cell table:formula="of:=[.B3295]+1" office:value-type="float" office:value="3294" calcext:value-type="float">
            <text:p>3294</text:p>
          </table:table-cell>
        </table:table-row>
        <table:table-row table:style-name="ro1">
          <table:table-cell table:formula="of:=IF([$Code.A3297]=&quot;&quot;;&quot;&quot;;[$Code.A3297])">
            <text:p/>
          </table:table-cell>
          <table:table-cell table:formula="of:=[.B3296]+1" office:value-type="float" office:value="3295" calcext:value-type="float">
            <text:p>3295</text:p>
          </table:table-cell>
        </table:table-row>
        <table:table-row table:style-name="ro1">
          <table:table-cell table:formula="of:=IF([$Code.A3298]=&quot;&quot;;&quot;&quot;;[$Code.A3298])">
            <text:p/>
          </table:table-cell>
          <table:table-cell table:formula="of:=[.B3297]+1" office:value-type="float" office:value="3296" calcext:value-type="float">
            <text:p>3296</text:p>
          </table:table-cell>
        </table:table-row>
        <table:table-row table:style-name="ro1">
          <table:table-cell table:formula="of:=IF([$Code.A3299]=&quot;&quot;;&quot;&quot;;[$Code.A3299])">
            <text:p/>
          </table:table-cell>
          <table:table-cell table:formula="of:=[.B3298]+1" office:value-type="float" office:value="3297" calcext:value-type="float">
            <text:p>3297</text:p>
          </table:table-cell>
        </table:table-row>
        <table:table-row table:style-name="ro1">
          <table:table-cell table:formula="of:=IF([$Code.A3300]=&quot;&quot;;&quot;&quot;;[$Code.A3300])">
            <text:p/>
          </table:table-cell>
          <table:table-cell table:formula="of:=[.B3299]+1" office:value-type="float" office:value="3298" calcext:value-type="float">
            <text:p>3298</text:p>
          </table:table-cell>
        </table:table-row>
        <table:table-row table:style-name="ro1">
          <table:table-cell table:formula="of:=IF([$Code.A3301]=&quot;&quot;;&quot;&quot;;[$Code.A3301])">
            <text:p/>
          </table:table-cell>
          <table:table-cell table:formula="of:=[.B3300]+1" office:value-type="float" office:value="3299" calcext:value-type="float">
            <text:p>3299</text:p>
          </table:table-cell>
        </table:table-row>
        <table:table-row table:style-name="ro1">
          <table:table-cell table:formula="of:=IF([$Code.A3302]=&quot;&quot;;&quot;&quot;;[$Code.A3302])">
            <text:p/>
          </table:table-cell>
          <table:table-cell table:formula="of:=[.B3301]+1" office:value-type="float" office:value="3300" calcext:value-type="float">
            <text:p>3300</text:p>
          </table:table-cell>
        </table:table-row>
        <table:table-row table:style-name="ro1">
          <table:table-cell table:formula="of:=IF([$Code.A3303]=&quot;&quot;;&quot;&quot;;[$Code.A3303])">
            <text:p/>
          </table:table-cell>
          <table:table-cell table:formula="of:=[.B3302]+1" office:value-type="float" office:value="3301" calcext:value-type="float">
            <text:p>3301</text:p>
          </table:table-cell>
        </table:table-row>
        <table:table-row table:style-name="ro1">
          <table:table-cell table:formula="of:=IF([$Code.A3304]=&quot;&quot;;&quot;&quot;;[$Code.A3304])">
            <text:p/>
          </table:table-cell>
          <table:table-cell table:formula="of:=[.B3303]+1" office:value-type="float" office:value="3302" calcext:value-type="float">
            <text:p>3302</text:p>
          </table:table-cell>
        </table:table-row>
        <table:table-row table:style-name="ro1">
          <table:table-cell table:formula="of:=IF([$Code.A3305]=&quot;&quot;;&quot;&quot;;[$Code.A3305])">
            <text:p/>
          </table:table-cell>
          <table:table-cell table:formula="of:=[.B3304]+1" office:value-type="float" office:value="3303" calcext:value-type="float">
            <text:p>3303</text:p>
          </table:table-cell>
        </table:table-row>
        <table:table-row table:style-name="ro1">
          <table:table-cell table:formula="of:=IF([$Code.A3306]=&quot;&quot;;&quot;&quot;;[$Code.A3306])">
            <text:p/>
          </table:table-cell>
          <table:table-cell table:formula="of:=[.B3305]+1" office:value-type="float" office:value="3304" calcext:value-type="float">
            <text:p>3304</text:p>
          </table:table-cell>
        </table:table-row>
        <table:table-row table:style-name="ro1">
          <table:table-cell table:formula="of:=IF([$Code.A3307]=&quot;&quot;;&quot;&quot;;[$Code.A3307])">
            <text:p/>
          </table:table-cell>
          <table:table-cell table:formula="of:=[.B3306]+1" office:value-type="float" office:value="3305" calcext:value-type="float">
            <text:p>3305</text:p>
          </table:table-cell>
        </table:table-row>
        <table:table-row table:style-name="ro1">
          <table:table-cell table:formula="of:=IF([$Code.A3308]=&quot;&quot;;&quot;&quot;;[$Code.A3308])">
            <text:p/>
          </table:table-cell>
          <table:table-cell table:formula="of:=[.B3307]+1" office:value-type="float" office:value="3306" calcext:value-type="float">
            <text:p>3306</text:p>
          </table:table-cell>
        </table:table-row>
        <table:table-row table:style-name="ro1">
          <table:table-cell table:formula="of:=IF([$Code.A3309]=&quot;&quot;;&quot;&quot;;[$Code.A3309])">
            <text:p/>
          </table:table-cell>
          <table:table-cell table:formula="of:=[.B3308]+1" office:value-type="float" office:value="3307" calcext:value-type="float">
            <text:p>3307</text:p>
          </table:table-cell>
        </table:table-row>
        <table:table-row table:style-name="ro1">
          <table:table-cell table:formula="of:=IF([$Code.A3310]=&quot;&quot;;&quot;&quot;;[$Code.A3310])">
            <text:p/>
          </table:table-cell>
          <table:table-cell table:formula="of:=[.B3309]+1" office:value-type="float" office:value="3308" calcext:value-type="float">
            <text:p>3308</text:p>
          </table:table-cell>
        </table:table-row>
        <table:table-row table:style-name="ro1">
          <table:table-cell table:formula="of:=IF([$Code.A3311]=&quot;&quot;;&quot;&quot;;[$Code.A3311])">
            <text:p/>
          </table:table-cell>
          <table:table-cell table:formula="of:=[.B3310]+1" office:value-type="float" office:value="3309" calcext:value-type="float">
            <text:p>3309</text:p>
          </table:table-cell>
        </table:table-row>
        <table:table-row table:style-name="ro1">
          <table:table-cell table:formula="of:=IF([$Code.A3312]=&quot;&quot;;&quot;&quot;;[$Code.A3312])">
            <text:p/>
          </table:table-cell>
          <table:table-cell table:formula="of:=[.B3311]+1" office:value-type="float" office:value="3310" calcext:value-type="float">
            <text:p>3310</text:p>
          </table:table-cell>
        </table:table-row>
        <table:table-row table:style-name="ro1">
          <table:table-cell table:formula="of:=IF([$Code.A3313]=&quot;&quot;;&quot;&quot;;[$Code.A3313])">
            <text:p/>
          </table:table-cell>
          <table:table-cell table:formula="of:=[.B3312]+1" office:value-type="float" office:value="3311" calcext:value-type="float">
            <text:p>3311</text:p>
          </table:table-cell>
        </table:table-row>
        <table:table-row table:style-name="ro1">
          <table:table-cell table:formula="of:=IF([$Code.A3314]=&quot;&quot;;&quot;&quot;;[$Code.A3314])">
            <text:p/>
          </table:table-cell>
          <table:table-cell table:formula="of:=[.B3313]+1" office:value-type="float" office:value="3312" calcext:value-type="float">
            <text:p>3312</text:p>
          </table:table-cell>
        </table:table-row>
        <table:table-row table:style-name="ro1">
          <table:table-cell table:formula="of:=IF([$Code.A3315]=&quot;&quot;;&quot;&quot;;[$Code.A3315])">
            <text:p/>
          </table:table-cell>
          <table:table-cell table:formula="of:=[.B3314]+1" office:value-type="float" office:value="3313" calcext:value-type="float">
            <text:p>3313</text:p>
          </table:table-cell>
        </table:table-row>
        <table:table-row table:style-name="ro1">
          <table:table-cell table:formula="of:=IF([$Code.A3316]=&quot;&quot;;&quot;&quot;;[$Code.A3316])">
            <text:p/>
          </table:table-cell>
          <table:table-cell table:formula="of:=[.B3315]+1" office:value-type="float" office:value="3314" calcext:value-type="float">
            <text:p>3314</text:p>
          </table:table-cell>
        </table:table-row>
        <table:table-row table:style-name="ro1">
          <table:table-cell table:formula="of:=IF([$Code.A3317]=&quot;&quot;;&quot;&quot;;[$Code.A3317])">
            <text:p/>
          </table:table-cell>
          <table:table-cell table:formula="of:=[.B3316]+1" office:value-type="float" office:value="3315" calcext:value-type="float">
            <text:p>3315</text:p>
          </table:table-cell>
        </table:table-row>
        <table:table-row table:style-name="ro1">
          <table:table-cell table:formula="of:=IF([$Code.A3318]=&quot;&quot;;&quot;&quot;;[$Code.A3318])">
            <text:p/>
          </table:table-cell>
          <table:table-cell table:formula="of:=[.B3317]+1" office:value-type="float" office:value="3316" calcext:value-type="float">
            <text:p>3316</text:p>
          </table:table-cell>
        </table:table-row>
        <table:table-row table:style-name="ro1">
          <table:table-cell table:formula="of:=IF([$Code.A3319]=&quot;&quot;;&quot;&quot;;[$Code.A3319])">
            <text:p/>
          </table:table-cell>
          <table:table-cell table:formula="of:=[.B3318]+1" office:value-type="float" office:value="3317" calcext:value-type="float">
            <text:p>3317</text:p>
          </table:table-cell>
        </table:table-row>
        <table:table-row table:style-name="ro1">
          <table:table-cell table:formula="of:=IF([$Code.A3320]=&quot;&quot;;&quot;&quot;;[$Code.A3320])">
            <text:p/>
          </table:table-cell>
          <table:table-cell table:formula="of:=[.B3319]+1" office:value-type="float" office:value="3318" calcext:value-type="float">
            <text:p>3318</text:p>
          </table:table-cell>
        </table:table-row>
        <table:table-row table:style-name="ro1">
          <table:table-cell table:formula="of:=IF([$Code.A3321]=&quot;&quot;;&quot;&quot;;[$Code.A3321])">
            <text:p/>
          </table:table-cell>
          <table:table-cell table:formula="of:=[.B3320]+1" office:value-type="float" office:value="3319" calcext:value-type="float">
            <text:p>3319</text:p>
          </table:table-cell>
        </table:table-row>
        <table:table-row table:style-name="ro1">
          <table:table-cell table:formula="of:=IF([$Code.A3322]=&quot;&quot;;&quot;&quot;;[$Code.A3322])">
            <text:p/>
          </table:table-cell>
          <table:table-cell table:formula="of:=[.B3321]+1" office:value-type="float" office:value="3320" calcext:value-type="float">
            <text:p>3320</text:p>
          </table:table-cell>
        </table:table-row>
        <table:table-row table:style-name="ro1">
          <table:table-cell table:formula="of:=IF([$Code.A3323]=&quot;&quot;;&quot;&quot;;[$Code.A3323])">
            <text:p/>
          </table:table-cell>
          <table:table-cell table:formula="of:=[.B3322]+1" office:value-type="float" office:value="3321" calcext:value-type="float">
            <text:p>3321</text:p>
          </table:table-cell>
        </table:table-row>
        <table:table-row table:style-name="ro1">
          <table:table-cell table:formula="of:=IF([$Code.A3324]=&quot;&quot;;&quot;&quot;;[$Code.A3324])">
            <text:p/>
          </table:table-cell>
          <table:table-cell table:formula="of:=[.B3323]+1" office:value-type="float" office:value="3322" calcext:value-type="float">
            <text:p>3322</text:p>
          </table:table-cell>
        </table:table-row>
        <table:table-row table:style-name="ro1">
          <table:table-cell table:formula="of:=IF([$Code.A3325]=&quot;&quot;;&quot;&quot;;[$Code.A3325])">
            <text:p/>
          </table:table-cell>
          <table:table-cell table:formula="of:=[.B3324]+1" office:value-type="float" office:value="3323" calcext:value-type="float">
            <text:p>3323</text:p>
          </table:table-cell>
        </table:table-row>
        <table:table-row table:style-name="ro1">
          <table:table-cell table:formula="of:=IF([$Code.A3326]=&quot;&quot;;&quot;&quot;;[$Code.A3326])">
            <text:p/>
          </table:table-cell>
          <table:table-cell table:formula="of:=[.B3325]+1" office:value-type="float" office:value="3324" calcext:value-type="float">
            <text:p>3324</text:p>
          </table:table-cell>
        </table:table-row>
        <table:table-row table:style-name="ro1">
          <table:table-cell table:formula="of:=IF([$Code.A3327]=&quot;&quot;;&quot;&quot;;[$Code.A3327])">
            <text:p/>
          </table:table-cell>
          <table:table-cell table:formula="of:=[.B3326]+1" office:value-type="float" office:value="3325" calcext:value-type="float">
            <text:p>3325</text:p>
          </table:table-cell>
        </table:table-row>
        <table:table-row table:style-name="ro1">
          <table:table-cell table:formula="of:=IF([$Code.A3328]=&quot;&quot;;&quot;&quot;;[$Code.A3328])">
            <text:p/>
          </table:table-cell>
          <table:table-cell table:formula="of:=[.B3327]+1" office:value-type="float" office:value="3326" calcext:value-type="float">
            <text:p>3326</text:p>
          </table:table-cell>
        </table:table-row>
        <table:table-row table:style-name="ro1">
          <table:table-cell table:formula="of:=IF([$Code.A3329]=&quot;&quot;;&quot;&quot;;[$Code.A3329])">
            <text:p/>
          </table:table-cell>
          <table:table-cell table:formula="of:=[.B3328]+1" office:value-type="float" office:value="3327" calcext:value-type="float">
            <text:p>3327</text:p>
          </table:table-cell>
        </table:table-row>
        <table:table-row table:style-name="ro1">
          <table:table-cell table:formula="of:=IF([$Code.A3330]=&quot;&quot;;&quot;&quot;;[$Code.A3330])">
            <text:p/>
          </table:table-cell>
          <table:table-cell table:formula="of:=[.B3329]+1" office:value-type="float" office:value="3328" calcext:value-type="float">
            <text:p>3328</text:p>
          </table:table-cell>
        </table:table-row>
        <table:table-row table:style-name="ro1">
          <table:table-cell table:formula="of:=IF([$Code.A3331]=&quot;&quot;;&quot;&quot;;[$Code.A3331])">
            <text:p/>
          </table:table-cell>
          <table:table-cell table:formula="of:=[.B3330]+1" office:value-type="float" office:value="3329" calcext:value-type="float">
            <text:p>3329</text:p>
          </table:table-cell>
        </table:table-row>
        <table:table-row table:style-name="ro1">
          <table:table-cell table:formula="of:=IF([$Code.A3332]=&quot;&quot;;&quot;&quot;;[$Code.A3332])">
            <text:p/>
          </table:table-cell>
          <table:table-cell table:formula="of:=[.B3331]+1" office:value-type="float" office:value="3330" calcext:value-type="float">
            <text:p>3330</text:p>
          </table:table-cell>
        </table:table-row>
        <table:table-row table:style-name="ro1">
          <table:table-cell table:formula="of:=IF([$Code.A3333]=&quot;&quot;;&quot;&quot;;[$Code.A3333])">
            <text:p/>
          </table:table-cell>
          <table:table-cell table:formula="of:=[.B3332]+1" office:value-type="float" office:value="3331" calcext:value-type="float">
            <text:p>3331</text:p>
          </table:table-cell>
        </table:table-row>
        <table:table-row table:style-name="ro1">
          <table:table-cell table:formula="of:=IF([$Code.A3334]=&quot;&quot;;&quot;&quot;;[$Code.A3334])">
            <text:p/>
          </table:table-cell>
          <table:table-cell table:formula="of:=[.B3333]+1" office:value-type="float" office:value="3332" calcext:value-type="float">
            <text:p>3332</text:p>
          </table:table-cell>
        </table:table-row>
        <table:table-row table:style-name="ro1">
          <table:table-cell table:formula="of:=IF([$Code.A3335]=&quot;&quot;;&quot;&quot;;[$Code.A3335])">
            <text:p/>
          </table:table-cell>
          <table:table-cell table:formula="of:=[.B3334]+1" office:value-type="float" office:value="3333" calcext:value-type="float">
            <text:p>3333</text:p>
          </table:table-cell>
        </table:table-row>
        <table:table-row table:style-name="ro1">
          <table:table-cell table:formula="of:=IF([$Code.A3336]=&quot;&quot;;&quot;&quot;;[$Code.A3336])">
            <text:p/>
          </table:table-cell>
          <table:table-cell table:formula="of:=[.B3335]+1" office:value-type="float" office:value="3334" calcext:value-type="float">
            <text:p>3334</text:p>
          </table:table-cell>
        </table:table-row>
        <table:table-row table:style-name="ro1">
          <table:table-cell table:formula="of:=IF([$Code.A3337]=&quot;&quot;;&quot;&quot;;[$Code.A3337])">
            <text:p/>
          </table:table-cell>
          <table:table-cell table:formula="of:=[.B3336]+1" office:value-type="float" office:value="3335" calcext:value-type="float">
            <text:p>3335</text:p>
          </table:table-cell>
        </table:table-row>
        <table:table-row table:style-name="ro1">
          <table:table-cell table:formula="of:=IF([$Code.A3338]=&quot;&quot;;&quot;&quot;;[$Code.A3338])">
            <text:p/>
          </table:table-cell>
          <table:table-cell table:formula="of:=[.B3337]+1" office:value-type="float" office:value="3336" calcext:value-type="float">
            <text:p>3336</text:p>
          </table:table-cell>
        </table:table-row>
        <table:table-row table:style-name="ro1">
          <table:table-cell table:formula="of:=IF([$Code.A3339]=&quot;&quot;;&quot;&quot;;[$Code.A3339])">
            <text:p/>
          </table:table-cell>
          <table:table-cell table:formula="of:=[.B3338]+1" office:value-type="float" office:value="3337" calcext:value-type="float">
            <text:p>3337</text:p>
          </table:table-cell>
        </table:table-row>
        <table:table-row table:style-name="ro1">
          <table:table-cell table:formula="of:=IF([$Code.A3340]=&quot;&quot;;&quot;&quot;;[$Code.A3340])">
            <text:p/>
          </table:table-cell>
          <table:table-cell table:formula="of:=[.B3339]+1" office:value-type="float" office:value="3338" calcext:value-type="float">
            <text:p>3338</text:p>
          </table:table-cell>
        </table:table-row>
        <table:table-row table:style-name="ro1">
          <table:table-cell table:formula="of:=IF([$Code.A3341]=&quot;&quot;;&quot;&quot;;[$Code.A3341])">
            <text:p/>
          </table:table-cell>
          <table:table-cell table:formula="of:=[.B3340]+1" office:value-type="float" office:value="3339" calcext:value-type="float">
            <text:p>3339</text:p>
          </table:table-cell>
        </table:table-row>
        <table:table-row table:style-name="ro1">
          <table:table-cell table:formula="of:=IF([$Code.A3342]=&quot;&quot;;&quot;&quot;;[$Code.A3342])">
            <text:p/>
          </table:table-cell>
          <table:table-cell table:formula="of:=[.B3341]+1" office:value-type="float" office:value="3340" calcext:value-type="float">
            <text:p>3340</text:p>
          </table:table-cell>
        </table:table-row>
        <table:table-row table:style-name="ro1">
          <table:table-cell table:formula="of:=IF([$Code.A3343]=&quot;&quot;;&quot;&quot;;[$Code.A3343])">
            <text:p/>
          </table:table-cell>
          <table:table-cell table:formula="of:=[.B3342]+1" office:value-type="float" office:value="3341" calcext:value-type="float">
            <text:p>3341</text:p>
          </table:table-cell>
        </table:table-row>
        <table:table-row table:style-name="ro1">
          <table:table-cell table:formula="of:=IF([$Code.A3344]=&quot;&quot;;&quot;&quot;;[$Code.A3344])">
            <text:p/>
          </table:table-cell>
          <table:table-cell table:formula="of:=[.B3343]+1" office:value-type="float" office:value="3342" calcext:value-type="float">
            <text:p>3342</text:p>
          </table:table-cell>
        </table:table-row>
        <table:table-row table:style-name="ro1">
          <table:table-cell table:formula="of:=IF([$Code.A3345]=&quot;&quot;;&quot;&quot;;[$Code.A3345])">
            <text:p/>
          </table:table-cell>
          <table:table-cell table:formula="of:=[.B3344]+1" office:value-type="float" office:value="3343" calcext:value-type="float">
            <text:p>3343</text:p>
          </table:table-cell>
        </table:table-row>
        <table:table-row table:style-name="ro1">
          <table:table-cell table:formula="of:=IF([$Code.A3346]=&quot;&quot;;&quot;&quot;;[$Code.A3346])">
            <text:p/>
          </table:table-cell>
          <table:table-cell table:formula="of:=[.B3345]+1" office:value-type="float" office:value="3344" calcext:value-type="float">
            <text:p>3344</text:p>
          </table:table-cell>
        </table:table-row>
        <table:table-row table:style-name="ro1">
          <table:table-cell table:formula="of:=IF([$Code.A3347]=&quot;&quot;;&quot;&quot;;[$Code.A3347])">
            <text:p/>
          </table:table-cell>
          <table:table-cell table:formula="of:=[.B3346]+1" office:value-type="float" office:value="3345" calcext:value-type="float">
            <text:p>3345</text:p>
          </table:table-cell>
        </table:table-row>
        <table:table-row table:style-name="ro1">
          <table:table-cell table:formula="of:=IF([$Code.A3348]=&quot;&quot;;&quot;&quot;;[$Code.A3348])">
            <text:p/>
          </table:table-cell>
          <table:table-cell table:formula="of:=[.B3347]+1" office:value-type="float" office:value="3346" calcext:value-type="float">
            <text:p>3346</text:p>
          </table:table-cell>
        </table:table-row>
        <table:table-row table:style-name="ro1">
          <table:table-cell table:formula="of:=IF([$Code.A3349]=&quot;&quot;;&quot;&quot;;[$Code.A3349])">
            <text:p/>
          </table:table-cell>
          <table:table-cell table:formula="of:=[.B3348]+1" office:value-type="float" office:value="3347" calcext:value-type="float">
            <text:p>3347</text:p>
          </table:table-cell>
        </table:table-row>
        <table:table-row table:style-name="ro1">
          <table:table-cell table:formula="of:=IF([$Code.A3350]=&quot;&quot;;&quot;&quot;;[$Code.A3350])">
            <text:p/>
          </table:table-cell>
          <table:table-cell table:formula="of:=[.B3349]+1" office:value-type="float" office:value="3348" calcext:value-type="float">
            <text:p>3348</text:p>
          </table:table-cell>
        </table:table-row>
        <table:table-row table:style-name="ro1">
          <table:table-cell table:formula="of:=IF([$Code.A3351]=&quot;&quot;;&quot;&quot;;[$Code.A3351])">
            <text:p/>
          </table:table-cell>
          <table:table-cell table:formula="of:=[.B3350]+1" office:value-type="float" office:value="3349" calcext:value-type="float">
            <text:p>3349</text:p>
          </table:table-cell>
        </table:table-row>
        <table:table-row table:style-name="ro1">
          <table:table-cell table:formula="of:=IF([$Code.A3352]=&quot;&quot;;&quot;&quot;;[$Code.A3352])">
            <text:p/>
          </table:table-cell>
          <table:table-cell table:formula="of:=[.B3351]+1" office:value-type="float" office:value="3350" calcext:value-type="float">
            <text:p>3350</text:p>
          </table:table-cell>
        </table:table-row>
        <table:table-row table:style-name="ro1">
          <table:table-cell table:formula="of:=IF([$Code.A3353]=&quot;&quot;;&quot;&quot;;[$Code.A3353])">
            <text:p/>
          </table:table-cell>
          <table:table-cell table:formula="of:=[.B3352]+1" office:value-type="float" office:value="3351" calcext:value-type="float">
            <text:p>3351</text:p>
          </table:table-cell>
        </table:table-row>
        <table:table-row table:style-name="ro1">
          <table:table-cell table:formula="of:=IF([$Code.A3354]=&quot;&quot;;&quot;&quot;;[$Code.A3354])">
            <text:p/>
          </table:table-cell>
          <table:table-cell table:formula="of:=[.B3353]+1" office:value-type="float" office:value="3352" calcext:value-type="float">
            <text:p>3352</text:p>
          </table:table-cell>
        </table:table-row>
        <table:table-row table:style-name="ro1">
          <table:table-cell table:formula="of:=IF([$Code.A3355]=&quot;&quot;;&quot;&quot;;[$Code.A3355])">
            <text:p/>
          </table:table-cell>
          <table:table-cell table:formula="of:=[.B3354]+1" office:value-type="float" office:value="3353" calcext:value-type="float">
            <text:p>3353</text:p>
          </table:table-cell>
        </table:table-row>
        <table:table-row table:style-name="ro1">
          <table:table-cell table:formula="of:=IF([$Code.A3356]=&quot;&quot;;&quot;&quot;;[$Code.A3356])">
            <text:p/>
          </table:table-cell>
          <table:table-cell table:formula="of:=[.B3355]+1" office:value-type="float" office:value="3354" calcext:value-type="float">
            <text:p>3354</text:p>
          </table:table-cell>
        </table:table-row>
        <table:table-row table:style-name="ro1">
          <table:table-cell table:formula="of:=IF([$Code.A3357]=&quot;&quot;;&quot;&quot;;[$Code.A3357])">
            <text:p/>
          </table:table-cell>
          <table:table-cell table:formula="of:=[.B3356]+1" office:value-type="float" office:value="3355" calcext:value-type="float">
            <text:p>3355</text:p>
          </table:table-cell>
        </table:table-row>
        <table:table-row table:style-name="ro1">
          <table:table-cell table:formula="of:=IF([$Code.A3358]=&quot;&quot;;&quot;&quot;;[$Code.A3358])">
            <text:p/>
          </table:table-cell>
          <table:table-cell table:formula="of:=[.B3357]+1" office:value-type="float" office:value="3356" calcext:value-type="float">
            <text:p>3356</text:p>
          </table:table-cell>
        </table:table-row>
        <table:table-row table:style-name="ro1">
          <table:table-cell table:formula="of:=IF([$Code.A3359]=&quot;&quot;;&quot;&quot;;[$Code.A3359])">
            <text:p/>
          </table:table-cell>
          <table:table-cell table:formula="of:=[.B3358]+1" office:value-type="float" office:value="3357" calcext:value-type="float">
            <text:p>3357</text:p>
          </table:table-cell>
        </table:table-row>
        <table:table-row table:style-name="ro1">
          <table:table-cell table:formula="of:=IF([$Code.A3360]=&quot;&quot;;&quot;&quot;;[$Code.A3360])">
            <text:p/>
          </table:table-cell>
          <table:table-cell table:formula="of:=[.B3359]+1" office:value-type="float" office:value="3358" calcext:value-type="float">
            <text:p>3358</text:p>
          </table:table-cell>
        </table:table-row>
        <table:table-row table:style-name="ro1">
          <table:table-cell table:formula="of:=IF([$Code.A3361]=&quot;&quot;;&quot;&quot;;[$Code.A3361])">
            <text:p/>
          </table:table-cell>
          <table:table-cell table:formula="of:=[.B3360]+1" office:value-type="float" office:value="3359" calcext:value-type="float">
            <text:p>3359</text:p>
          </table:table-cell>
        </table:table-row>
        <table:table-row table:style-name="ro1">
          <table:table-cell table:formula="of:=IF([$Code.A3362]=&quot;&quot;;&quot;&quot;;[$Code.A3362])">
            <text:p/>
          </table:table-cell>
          <table:table-cell table:formula="of:=[.B3361]+1" office:value-type="float" office:value="3360" calcext:value-type="float">
            <text:p>3360</text:p>
          </table:table-cell>
        </table:table-row>
        <table:table-row table:style-name="ro1">
          <table:table-cell table:formula="of:=IF([$Code.A3363]=&quot;&quot;;&quot;&quot;;[$Code.A3363])">
            <text:p/>
          </table:table-cell>
          <table:table-cell table:formula="of:=[.B3362]+1" office:value-type="float" office:value="3361" calcext:value-type="float">
            <text:p>3361</text:p>
          </table:table-cell>
        </table:table-row>
        <table:table-row table:style-name="ro1">
          <table:table-cell table:formula="of:=IF([$Code.A3364]=&quot;&quot;;&quot;&quot;;[$Code.A3364])">
            <text:p/>
          </table:table-cell>
          <table:table-cell table:formula="of:=[.B3363]+1" office:value-type="float" office:value="3362" calcext:value-type="float">
            <text:p>3362</text:p>
          </table:table-cell>
        </table:table-row>
        <table:table-row table:style-name="ro1">
          <table:table-cell table:formula="of:=IF([$Code.A3365]=&quot;&quot;;&quot;&quot;;[$Code.A3365])">
            <text:p/>
          </table:table-cell>
          <table:table-cell table:formula="of:=[.B3364]+1" office:value-type="float" office:value="3363" calcext:value-type="float">
            <text:p>3363</text:p>
          </table:table-cell>
        </table:table-row>
        <table:table-row table:style-name="ro1">
          <table:table-cell table:formula="of:=IF([$Code.A3366]=&quot;&quot;;&quot;&quot;;[$Code.A3366])">
            <text:p/>
          </table:table-cell>
          <table:table-cell table:formula="of:=[.B3365]+1" office:value-type="float" office:value="3364" calcext:value-type="float">
            <text:p>3364</text:p>
          </table:table-cell>
        </table:table-row>
        <table:table-row table:style-name="ro1">
          <table:table-cell table:formula="of:=IF([$Code.A3367]=&quot;&quot;;&quot;&quot;;[$Code.A3367])">
            <text:p/>
          </table:table-cell>
          <table:table-cell table:formula="of:=[.B3366]+1" office:value-type="float" office:value="3365" calcext:value-type="float">
            <text:p>3365</text:p>
          </table:table-cell>
        </table:table-row>
        <table:table-row table:style-name="ro1">
          <table:table-cell table:formula="of:=IF([$Code.A3368]=&quot;&quot;;&quot;&quot;;[$Code.A3368])">
            <text:p/>
          </table:table-cell>
          <table:table-cell table:formula="of:=[.B3367]+1" office:value-type="float" office:value="3366" calcext:value-type="float">
            <text:p>3366</text:p>
          </table:table-cell>
        </table:table-row>
        <table:table-row table:style-name="ro1">
          <table:table-cell table:formula="of:=IF([$Code.A3369]=&quot;&quot;;&quot;&quot;;[$Code.A3369])">
            <text:p/>
          </table:table-cell>
          <table:table-cell table:formula="of:=[.B3368]+1" office:value-type="float" office:value="3367" calcext:value-type="float">
            <text:p>3367</text:p>
          </table:table-cell>
        </table:table-row>
        <table:table-row table:style-name="ro1">
          <table:table-cell table:formula="of:=IF([$Code.A3370]=&quot;&quot;;&quot;&quot;;[$Code.A3370])">
            <text:p/>
          </table:table-cell>
          <table:table-cell table:formula="of:=[.B3369]+1" office:value-type="float" office:value="3368" calcext:value-type="float">
            <text:p>3368</text:p>
          </table:table-cell>
        </table:table-row>
        <table:table-row table:style-name="ro1">
          <table:table-cell table:formula="of:=IF([$Code.A3371]=&quot;&quot;;&quot;&quot;;[$Code.A3371])">
            <text:p/>
          </table:table-cell>
          <table:table-cell table:formula="of:=[.B3370]+1" office:value-type="float" office:value="3369" calcext:value-type="float">
            <text:p>3369</text:p>
          </table:table-cell>
        </table:table-row>
        <table:table-row table:style-name="ro1">
          <table:table-cell table:formula="of:=IF([$Code.A3372]=&quot;&quot;;&quot;&quot;;[$Code.A3372])">
            <text:p/>
          </table:table-cell>
          <table:table-cell table:formula="of:=[.B3371]+1" office:value-type="float" office:value="3370" calcext:value-type="float">
            <text:p>3370</text:p>
          </table:table-cell>
        </table:table-row>
        <table:table-row table:style-name="ro1">
          <table:table-cell table:formula="of:=IF([$Code.A3373]=&quot;&quot;;&quot;&quot;;[$Code.A3373])">
            <text:p/>
          </table:table-cell>
          <table:table-cell table:formula="of:=[.B3372]+1" office:value-type="float" office:value="3371" calcext:value-type="float">
            <text:p>3371</text:p>
          </table:table-cell>
        </table:table-row>
        <table:table-row table:style-name="ro1">
          <table:table-cell table:formula="of:=IF([$Code.A3374]=&quot;&quot;;&quot;&quot;;[$Code.A3374])">
            <text:p/>
          </table:table-cell>
          <table:table-cell table:formula="of:=[.B3373]+1" office:value-type="float" office:value="3372" calcext:value-type="float">
            <text:p>3372</text:p>
          </table:table-cell>
        </table:table-row>
        <table:table-row table:style-name="ro1">
          <table:table-cell table:formula="of:=IF([$Code.A3375]=&quot;&quot;;&quot;&quot;;[$Code.A3375])">
            <text:p/>
          </table:table-cell>
          <table:table-cell table:formula="of:=[.B3374]+1" office:value-type="float" office:value="3373" calcext:value-type="float">
            <text:p>3373</text:p>
          </table:table-cell>
        </table:table-row>
        <table:table-row table:style-name="ro1">
          <table:table-cell table:formula="of:=IF([$Code.A3376]=&quot;&quot;;&quot;&quot;;[$Code.A3376])">
            <text:p/>
          </table:table-cell>
          <table:table-cell table:formula="of:=[.B3375]+1" office:value-type="float" office:value="3374" calcext:value-type="float">
            <text:p>3374</text:p>
          </table:table-cell>
        </table:table-row>
        <table:table-row table:style-name="ro1">
          <table:table-cell table:formula="of:=IF([$Code.A3377]=&quot;&quot;;&quot;&quot;;[$Code.A3377])">
            <text:p/>
          </table:table-cell>
          <table:table-cell table:formula="of:=[.B3376]+1" office:value-type="float" office:value="3375" calcext:value-type="float">
            <text:p>3375</text:p>
          </table:table-cell>
        </table:table-row>
        <table:table-row table:style-name="ro1">
          <table:table-cell table:formula="of:=IF([$Code.A3378]=&quot;&quot;;&quot;&quot;;[$Code.A3378])">
            <text:p/>
          </table:table-cell>
          <table:table-cell table:formula="of:=[.B3377]+1" office:value-type="float" office:value="3376" calcext:value-type="float">
            <text:p>3376</text:p>
          </table:table-cell>
        </table:table-row>
        <table:table-row table:style-name="ro1">
          <table:table-cell table:formula="of:=IF([$Code.A3379]=&quot;&quot;;&quot;&quot;;[$Code.A3379])">
            <text:p/>
          </table:table-cell>
          <table:table-cell table:formula="of:=[.B3378]+1" office:value-type="float" office:value="3377" calcext:value-type="float">
            <text:p>3377</text:p>
          </table:table-cell>
        </table:table-row>
        <table:table-row table:style-name="ro1">
          <table:table-cell table:formula="of:=IF([$Code.A3380]=&quot;&quot;;&quot;&quot;;[$Code.A3380])">
            <text:p/>
          </table:table-cell>
          <table:table-cell table:formula="of:=[.B3379]+1" office:value-type="float" office:value="3378" calcext:value-type="float">
            <text:p>3378</text:p>
          </table:table-cell>
        </table:table-row>
        <table:table-row table:style-name="ro1">
          <table:table-cell table:formula="of:=IF([$Code.A3381]=&quot;&quot;;&quot;&quot;;[$Code.A3381])">
            <text:p/>
          </table:table-cell>
          <table:table-cell table:formula="of:=[.B3380]+1" office:value-type="float" office:value="3379" calcext:value-type="float">
            <text:p>3379</text:p>
          </table:table-cell>
        </table:table-row>
        <table:table-row table:style-name="ro1">
          <table:table-cell table:formula="of:=IF([$Code.A3382]=&quot;&quot;;&quot;&quot;;[$Code.A3382])">
            <text:p/>
          </table:table-cell>
          <table:table-cell table:formula="of:=[.B3381]+1" office:value-type="float" office:value="3380" calcext:value-type="float">
            <text:p>3380</text:p>
          </table:table-cell>
        </table:table-row>
        <table:table-row table:style-name="ro1">
          <table:table-cell table:formula="of:=IF([$Code.A3383]=&quot;&quot;;&quot;&quot;;[$Code.A3383])">
            <text:p/>
          </table:table-cell>
          <table:table-cell table:formula="of:=[.B3382]+1" office:value-type="float" office:value="3381" calcext:value-type="float">
            <text:p>3381</text:p>
          </table:table-cell>
        </table:table-row>
        <table:table-row table:style-name="ro1">
          <table:table-cell table:formula="of:=IF([$Code.A3384]=&quot;&quot;;&quot;&quot;;[$Code.A3384])">
            <text:p/>
          </table:table-cell>
          <table:table-cell table:formula="of:=[.B3383]+1" office:value-type="float" office:value="3382" calcext:value-type="float">
            <text:p>3382</text:p>
          </table:table-cell>
        </table:table-row>
        <table:table-row table:style-name="ro1">
          <table:table-cell table:formula="of:=IF([$Code.A3385]=&quot;&quot;;&quot;&quot;;[$Code.A3385])">
            <text:p/>
          </table:table-cell>
          <table:table-cell table:formula="of:=[.B3384]+1" office:value-type="float" office:value="3383" calcext:value-type="float">
            <text:p>3383</text:p>
          </table:table-cell>
        </table:table-row>
        <table:table-row table:style-name="ro1">
          <table:table-cell table:formula="of:=IF([$Code.A3386]=&quot;&quot;;&quot;&quot;;[$Code.A3386])">
            <text:p/>
          </table:table-cell>
          <table:table-cell table:formula="of:=[.B3385]+1" office:value-type="float" office:value="3384" calcext:value-type="float">
            <text:p>3384</text:p>
          </table:table-cell>
        </table:table-row>
        <table:table-row table:style-name="ro1">
          <table:table-cell table:formula="of:=IF([$Code.A3387]=&quot;&quot;;&quot;&quot;;[$Code.A3387])">
            <text:p/>
          </table:table-cell>
          <table:table-cell table:formula="of:=[.B3386]+1" office:value-type="float" office:value="3385" calcext:value-type="float">
            <text:p>3385</text:p>
          </table:table-cell>
        </table:table-row>
        <table:table-row table:style-name="ro1">
          <table:table-cell table:formula="of:=IF([$Code.A3388]=&quot;&quot;;&quot;&quot;;[$Code.A3388])">
            <text:p/>
          </table:table-cell>
          <table:table-cell table:formula="of:=[.B3387]+1" office:value-type="float" office:value="3386" calcext:value-type="float">
            <text:p>3386</text:p>
          </table:table-cell>
        </table:table-row>
        <table:table-row table:style-name="ro1">
          <table:table-cell table:formula="of:=IF([$Code.A3389]=&quot;&quot;;&quot;&quot;;[$Code.A3389])">
            <text:p/>
          </table:table-cell>
          <table:table-cell table:formula="of:=[.B3388]+1" office:value-type="float" office:value="3387" calcext:value-type="float">
            <text:p>3387</text:p>
          </table:table-cell>
        </table:table-row>
        <table:table-row table:style-name="ro1">
          <table:table-cell table:formula="of:=IF([$Code.A3390]=&quot;&quot;;&quot;&quot;;[$Code.A3390])">
            <text:p/>
          </table:table-cell>
          <table:table-cell table:formula="of:=[.B3389]+1" office:value-type="float" office:value="3388" calcext:value-type="float">
            <text:p>3388</text:p>
          </table:table-cell>
        </table:table-row>
        <table:table-row table:style-name="ro1">
          <table:table-cell table:formula="of:=IF([$Code.A3391]=&quot;&quot;;&quot;&quot;;[$Code.A3391])">
            <text:p/>
          </table:table-cell>
          <table:table-cell table:formula="of:=[.B3390]+1" office:value-type="float" office:value="3389" calcext:value-type="float">
            <text:p>3389</text:p>
          </table:table-cell>
        </table:table-row>
        <table:table-row table:style-name="ro1">
          <table:table-cell table:formula="of:=IF([$Code.A3392]=&quot;&quot;;&quot;&quot;;[$Code.A3392])">
            <text:p/>
          </table:table-cell>
          <table:table-cell table:formula="of:=[.B3391]+1" office:value-type="float" office:value="3390" calcext:value-type="float">
            <text:p>3390</text:p>
          </table:table-cell>
        </table:table-row>
        <table:table-row table:style-name="ro1">
          <table:table-cell table:formula="of:=IF([$Code.A3393]=&quot;&quot;;&quot;&quot;;[$Code.A3393])">
            <text:p/>
          </table:table-cell>
          <table:table-cell table:formula="of:=[.B3392]+1" office:value-type="float" office:value="3391" calcext:value-type="float">
            <text:p>3391</text:p>
          </table:table-cell>
        </table:table-row>
        <table:table-row table:style-name="ro1">
          <table:table-cell table:formula="of:=IF([$Code.A3394]=&quot;&quot;;&quot;&quot;;[$Code.A3394])">
            <text:p/>
          </table:table-cell>
          <table:table-cell table:formula="of:=[.B3393]+1" office:value-type="float" office:value="3392" calcext:value-type="float">
            <text:p>3392</text:p>
          </table:table-cell>
        </table:table-row>
        <table:table-row table:style-name="ro1">
          <table:table-cell table:formula="of:=IF([$Code.A3395]=&quot;&quot;;&quot;&quot;;[$Code.A3395])">
            <text:p/>
          </table:table-cell>
          <table:table-cell table:formula="of:=[.B3394]+1" office:value-type="float" office:value="3393" calcext:value-type="float">
            <text:p>3393</text:p>
          </table:table-cell>
        </table:table-row>
        <table:table-row table:style-name="ro1">
          <table:table-cell table:formula="of:=IF([$Code.A3396]=&quot;&quot;;&quot;&quot;;[$Code.A3396])">
            <text:p/>
          </table:table-cell>
          <table:table-cell table:formula="of:=[.B3395]+1" office:value-type="float" office:value="3394" calcext:value-type="float">
            <text:p>3394</text:p>
          </table:table-cell>
        </table:table-row>
        <table:table-row table:style-name="ro1">
          <table:table-cell table:formula="of:=IF([$Code.A3397]=&quot;&quot;;&quot;&quot;;[$Code.A3397])">
            <text:p/>
          </table:table-cell>
          <table:table-cell table:formula="of:=[.B3396]+1" office:value-type="float" office:value="3395" calcext:value-type="float">
            <text:p>3395</text:p>
          </table:table-cell>
        </table:table-row>
        <table:table-row table:style-name="ro1">
          <table:table-cell table:formula="of:=IF([$Code.A3398]=&quot;&quot;;&quot;&quot;;[$Code.A3398])">
            <text:p/>
          </table:table-cell>
          <table:table-cell table:formula="of:=[.B3397]+1" office:value-type="float" office:value="3396" calcext:value-type="float">
            <text:p>3396</text:p>
          </table:table-cell>
        </table:table-row>
        <table:table-row table:style-name="ro1">
          <table:table-cell table:formula="of:=IF([$Code.A3399]=&quot;&quot;;&quot;&quot;;[$Code.A3399])">
            <text:p/>
          </table:table-cell>
          <table:table-cell table:formula="of:=[.B3398]+1" office:value-type="float" office:value="3397" calcext:value-type="float">
            <text:p>3397</text:p>
          </table:table-cell>
        </table:table-row>
        <table:table-row table:style-name="ro1">
          <table:table-cell table:formula="of:=IF([$Code.A3400]=&quot;&quot;;&quot;&quot;;[$Code.A3400])">
            <text:p/>
          </table:table-cell>
          <table:table-cell table:formula="of:=[.B3399]+1" office:value-type="float" office:value="3398" calcext:value-type="float">
            <text:p>3398</text:p>
          </table:table-cell>
        </table:table-row>
        <table:table-row table:style-name="ro1">
          <table:table-cell table:formula="of:=IF([$Code.A3401]=&quot;&quot;;&quot;&quot;;[$Code.A3401])">
            <text:p/>
          </table:table-cell>
          <table:table-cell table:formula="of:=[.B3400]+1" office:value-type="float" office:value="3399" calcext:value-type="float">
            <text:p>3399</text:p>
          </table:table-cell>
        </table:table-row>
        <table:table-row table:style-name="ro1">
          <table:table-cell table:formula="of:=IF([$Code.A3402]=&quot;&quot;;&quot;&quot;;[$Code.A3402])">
            <text:p/>
          </table:table-cell>
          <table:table-cell table:formula="of:=[.B3401]+1" office:value-type="float" office:value="3400" calcext:value-type="float">
            <text:p>3400</text:p>
          </table:table-cell>
        </table:table-row>
        <table:table-row table:style-name="ro1">
          <table:table-cell table:formula="of:=IF([$Code.A3403]=&quot;&quot;;&quot;&quot;;[$Code.A3403])">
            <text:p/>
          </table:table-cell>
          <table:table-cell table:formula="of:=[.B3402]+1" office:value-type="float" office:value="3401" calcext:value-type="float">
            <text:p>3401</text:p>
          </table:table-cell>
        </table:table-row>
        <table:table-row table:style-name="ro1">
          <table:table-cell table:formula="of:=IF([$Code.A3404]=&quot;&quot;;&quot;&quot;;[$Code.A3404])">
            <text:p/>
          </table:table-cell>
          <table:table-cell table:formula="of:=[.B3403]+1" office:value-type="float" office:value="3402" calcext:value-type="float">
            <text:p>3402</text:p>
          </table:table-cell>
        </table:table-row>
        <table:table-row table:style-name="ro1">
          <table:table-cell table:formula="of:=IF([$Code.A3405]=&quot;&quot;;&quot;&quot;;[$Code.A3405])">
            <text:p/>
          </table:table-cell>
          <table:table-cell table:formula="of:=[.B3404]+1" office:value-type="float" office:value="3403" calcext:value-type="float">
            <text:p>3403</text:p>
          </table:table-cell>
        </table:table-row>
        <table:table-row table:style-name="ro1">
          <table:table-cell table:formula="of:=IF([$Code.A3406]=&quot;&quot;;&quot;&quot;;[$Code.A3406])">
            <text:p/>
          </table:table-cell>
          <table:table-cell table:formula="of:=[.B3405]+1" office:value-type="float" office:value="3404" calcext:value-type="float">
            <text:p>3404</text:p>
          </table:table-cell>
        </table:table-row>
        <table:table-row table:style-name="ro1">
          <table:table-cell table:formula="of:=IF([$Code.A3407]=&quot;&quot;;&quot;&quot;;[$Code.A3407])">
            <text:p/>
          </table:table-cell>
          <table:table-cell table:formula="of:=[.B3406]+1" office:value-type="float" office:value="3405" calcext:value-type="float">
            <text:p>3405</text:p>
          </table:table-cell>
        </table:table-row>
        <table:table-row table:style-name="ro1">
          <table:table-cell table:formula="of:=IF([$Code.A3408]=&quot;&quot;;&quot;&quot;;[$Code.A3408])">
            <text:p/>
          </table:table-cell>
          <table:table-cell table:formula="of:=[.B3407]+1" office:value-type="float" office:value="3406" calcext:value-type="float">
            <text:p>3406</text:p>
          </table:table-cell>
        </table:table-row>
        <table:table-row table:style-name="ro1">
          <table:table-cell table:formula="of:=IF([$Code.A3409]=&quot;&quot;;&quot;&quot;;[$Code.A3409])">
            <text:p/>
          </table:table-cell>
          <table:table-cell table:formula="of:=[.B3408]+1" office:value-type="float" office:value="3407" calcext:value-type="float">
            <text:p>3407</text:p>
          </table:table-cell>
        </table:table-row>
        <table:table-row table:style-name="ro1">
          <table:table-cell table:formula="of:=IF([$Code.A3410]=&quot;&quot;;&quot;&quot;;[$Code.A3410])">
            <text:p/>
          </table:table-cell>
          <table:table-cell table:formula="of:=[.B3409]+1" office:value-type="float" office:value="3408" calcext:value-type="float">
            <text:p>3408</text:p>
          </table:table-cell>
        </table:table-row>
        <table:table-row table:style-name="ro1">
          <table:table-cell table:formula="of:=IF([$Code.A3411]=&quot;&quot;;&quot;&quot;;[$Code.A3411])">
            <text:p/>
          </table:table-cell>
          <table:table-cell table:formula="of:=[.B3410]+1" office:value-type="float" office:value="3409" calcext:value-type="float">
            <text:p>3409</text:p>
          </table:table-cell>
        </table:table-row>
        <table:table-row table:style-name="ro1">
          <table:table-cell table:formula="of:=IF([$Code.A3412]=&quot;&quot;;&quot;&quot;;[$Code.A3412])">
            <text:p/>
          </table:table-cell>
          <table:table-cell table:formula="of:=[.B3411]+1" office:value-type="float" office:value="3410" calcext:value-type="float">
            <text:p>3410</text:p>
          </table:table-cell>
        </table:table-row>
        <table:table-row table:style-name="ro1">
          <table:table-cell table:formula="of:=IF([$Code.A3413]=&quot;&quot;;&quot;&quot;;[$Code.A3413])">
            <text:p/>
          </table:table-cell>
          <table:table-cell table:formula="of:=[.B3412]+1" office:value-type="float" office:value="3411" calcext:value-type="float">
            <text:p>3411</text:p>
          </table:table-cell>
        </table:table-row>
        <table:table-row table:style-name="ro1">
          <table:table-cell table:formula="of:=IF([$Code.A3414]=&quot;&quot;;&quot;&quot;;[$Code.A3414])">
            <text:p/>
          </table:table-cell>
          <table:table-cell table:formula="of:=[.B3413]+1" office:value-type="float" office:value="3412" calcext:value-type="float">
            <text:p>3412</text:p>
          </table:table-cell>
        </table:table-row>
        <table:table-row table:style-name="ro1">
          <table:table-cell table:formula="of:=IF([$Code.A3415]=&quot;&quot;;&quot;&quot;;[$Code.A3415])">
            <text:p/>
          </table:table-cell>
          <table:table-cell table:formula="of:=[.B3414]+1" office:value-type="float" office:value="3413" calcext:value-type="float">
            <text:p>3413</text:p>
          </table:table-cell>
        </table:table-row>
        <table:table-row table:style-name="ro1">
          <table:table-cell table:formula="of:=IF([$Code.A3416]=&quot;&quot;;&quot;&quot;;[$Code.A3416])">
            <text:p/>
          </table:table-cell>
          <table:table-cell table:formula="of:=[.B3415]+1" office:value-type="float" office:value="3414" calcext:value-type="float">
            <text:p>3414</text:p>
          </table:table-cell>
        </table:table-row>
        <table:table-row table:style-name="ro1">
          <table:table-cell table:formula="of:=IF([$Code.A3417]=&quot;&quot;;&quot;&quot;;[$Code.A3417])">
            <text:p/>
          </table:table-cell>
          <table:table-cell table:formula="of:=[.B3416]+1" office:value-type="float" office:value="3415" calcext:value-type="float">
            <text:p>3415</text:p>
          </table:table-cell>
        </table:table-row>
        <table:table-row table:style-name="ro1">
          <table:table-cell table:formula="of:=IF([$Code.A3418]=&quot;&quot;;&quot;&quot;;[$Code.A3418])">
            <text:p/>
          </table:table-cell>
          <table:table-cell table:formula="of:=[.B3417]+1" office:value-type="float" office:value="3416" calcext:value-type="float">
            <text:p>3416</text:p>
          </table:table-cell>
        </table:table-row>
        <table:table-row table:style-name="ro1">
          <table:table-cell table:formula="of:=IF([$Code.A3419]=&quot;&quot;;&quot;&quot;;[$Code.A3419])">
            <text:p/>
          </table:table-cell>
          <table:table-cell table:formula="of:=[.B3418]+1" office:value-type="float" office:value="3417" calcext:value-type="float">
            <text:p>3417</text:p>
          </table:table-cell>
        </table:table-row>
        <table:table-row table:style-name="ro1">
          <table:table-cell table:formula="of:=IF([$Code.A3420]=&quot;&quot;;&quot;&quot;;[$Code.A3420])">
            <text:p/>
          </table:table-cell>
          <table:table-cell table:formula="of:=[.B3419]+1" office:value-type="float" office:value="3418" calcext:value-type="float">
            <text:p>3418</text:p>
          </table:table-cell>
        </table:table-row>
        <table:table-row table:style-name="ro1">
          <table:table-cell table:formula="of:=IF([$Code.A3421]=&quot;&quot;;&quot;&quot;;[$Code.A3421])">
            <text:p/>
          </table:table-cell>
          <table:table-cell table:formula="of:=[.B3420]+1" office:value-type="float" office:value="3419" calcext:value-type="float">
            <text:p>3419</text:p>
          </table:table-cell>
        </table:table-row>
        <table:table-row table:style-name="ro1">
          <table:table-cell table:formula="of:=IF([$Code.A3422]=&quot;&quot;;&quot;&quot;;[$Code.A3422])">
            <text:p/>
          </table:table-cell>
          <table:table-cell table:formula="of:=[.B3421]+1" office:value-type="float" office:value="3420" calcext:value-type="float">
            <text:p>3420</text:p>
          </table:table-cell>
        </table:table-row>
        <table:table-row table:style-name="ro1">
          <table:table-cell table:formula="of:=IF([$Code.A3423]=&quot;&quot;;&quot;&quot;;[$Code.A3423])">
            <text:p/>
          </table:table-cell>
          <table:table-cell table:formula="of:=[.B3422]+1" office:value-type="float" office:value="3421" calcext:value-type="float">
            <text:p>3421</text:p>
          </table:table-cell>
        </table:table-row>
        <table:table-row table:style-name="ro1">
          <table:table-cell table:formula="of:=IF([$Code.A3424]=&quot;&quot;;&quot;&quot;;[$Code.A3424])">
            <text:p/>
          </table:table-cell>
          <table:table-cell table:formula="of:=[.B3423]+1" office:value-type="float" office:value="3422" calcext:value-type="float">
            <text:p>3422</text:p>
          </table:table-cell>
        </table:table-row>
        <table:table-row table:style-name="ro1">
          <table:table-cell table:formula="of:=IF([$Code.A3425]=&quot;&quot;;&quot;&quot;;[$Code.A3425])">
            <text:p/>
          </table:table-cell>
          <table:table-cell table:formula="of:=[.B3424]+1" office:value-type="float" office:value="3423" calcext:value-type="float">
            <text:p>3423</text:p>
          </table:table-cell>
        </table:table-row>
        <table:table-row table:style-name="ro1">
          <table:table-cell table:formula="of:=IF([$Code.A3426]=&quot;&quot;;&quot;&quot;;[$Code.A3426])">
            <text:p/>
          </table:table-cell>
          <table:table-cell table:formula="of:=[.B3425]+1" office:value-type="float" office:value="3424" calcext:value-type="float">
            <text:p>3424</text:p>
          </table:table-cell>
        </table:table-row>
        <table:table-row table:style-name="ro1">
          <table:table-cell table:formula="of:=IF([$Code.A3427]=&quot;&quot;;&quot;&quot;;[$Code.A3427])">
            <text:p/>
          </table:table-cell>
          <table:table-cell table:formula="of:=[.B3426]+1" office:value-type="float" office:value="3425" calcext:value-type="float">
            <text:p>3425</text:p>
          </table:table-cell>
        </table:table-row>
        <table:table-row table:style-name="ro1">
          <table:table-cell table:formula="of:=IF([$Code.A3428]=&quot;&quot;;&quot;&quot;;[$Code.A3428])">
            <text:p/>
          </table:table-cell>
          <table:table-cell table:formula="of:=[.B3427]+1" office:value-type="float" office:value="3426" calcext:value-type="float">
            <text:p>3426</text:p>
          </table:table-cell>
        </table:table-row>
        <table:table-row table:style-name="ro1">
          <table:table-cell table:formula="of:=IF([$Code.A3429]=&quot;&quot;;&quot;&quot;;[$Code.A3429])">
            <text:p/>
          </table:table-cell>
          <table:table-cell table:formula="of:=[.B3428]+1" office:value-type="float" office:value="3427" calcext:value-type="float">
            <text:p>3427</text:p>
          </table:table-cell>
        </table:table-row>
        <table:table-row table:style-name="ro1">
          <table:table-cell table:formula="of:=IF([$Code.A3430]=&quot;&quot;;&quot;&quot;;[$Code.A3430])">
            <text:p/>
          </table:table-cell>
          <table:table-cell table:formula="of:=[.B3429]+1" office:value-type="float" office:value="3428" calcext:value-type="float">
            <text:p>3428</text:p>
          </table:table-cell>
        </table:table-row>
        <table:table-row table:style-name="ro1">
          <table:table-cell table:formula="of:=IF([$Code.A3431]=&quot;&quot;;&quot;&quot;;[$Code.A3431])">
            <text:p/>
          </table:table-cell>
          <table:table-cell table:formula="of:=[.B3430]+1" office:value-type="float" office:value="3429" calcext:value-type="float">
            <text:p>3429</text:p>
          </table:table-cell>
        </table:table-row>
        <table:table-row table:style-name="ro1">
          <table:table-cell table:formula="of:=IF([$Code.A3432]=&quot;&quot;;&quot;&quot;;[$Code.A3432])">
            <text:p/>
          </table:table-cell>
          <table:table-cell table:formula="of:=[.B3431]+1" office:value-type="float" office:value="3430" calcext:value-type="float">
            <text:p>3430</text:p>
          </table:table-cell>
        </table:table-row>
        <table:table-row table:style-name="ro1">
          <table:table-cell table:formula="of:=IF([$Code.A3433]=&quot;&quot;;&quot;&quot;;[$Code.A3433])">
            <text:p/>
          </table:table-cell>
          <table:table-cell table:formula="of:=[.B3432]+1" office:value-type="float" office:value="3431" calcext:value-type="float">
            <text:p>3431</text:p>
          </table:table-cell>
        </table:table-row>
        <table:table-row table:style-name="ro1">
          <table:table-cell table:formula="of:=IF([$Code.A3434]=&quot;&quot;;&quot;&quot;;[$Code.A3434])">
            <text:p/>
          </table:table-cell>
          <table:table-cell table:formula="of:=[.B3433]+1" office:value-type="float" office:value="3432" calcext:value-type="float">
            <text:p>3432</text:p>
          </table:table-cell>
        </table:table-row>
        <table:table-row table:style-name="ro1">
          <table:table-cell table:formula="of:=IF([$Code.A3435]=&quot;&quot;;&quot;&quot;;[$Code.A3435])">
            <text:p/>
          </table:table-cell>
          <table:table-cell table:formula="of:=[.B3434]+1" office:value-type="float" office:value="3433" calcext:value-type="float">
            <text:p>3433</text:p>
          </table:table-cell>
        </table:table-row>
        <table:table-row table:style-name="ro1">
          <table:table-cell table:formula="of:=IF([$Code.A3436]=&quot;&quot;;&quot;&quot;;[$Code.A3436])">
            <text:p/>
          </table:table-cell>
          <table:table-cell table:formula="of:=[.B3435]+1" office:value-type="float" office:value="3434" calcext:value-type="float">
            <text:p>3434</text:p>
          </table:table-cell>
        </table:table-row>
        <table:table-row table:style-name="ro1">
          <table:table-cell table:formula="of:=IF([$Code.A3437]=&quot;&quot;;&quot;&quot;;[$Code.A3437])">
            <text:p/>
          </table:table-cell>
          <table:table-cell table:formula="of:=[.B3436]+1" office:value-type="float" office:value="3435" calcext:value-type="float">
            <text:p>3435</text:p>
          </table:table-cell>
        </table:table-row>
        <table:table-row table:style-name="ro1">
          <table:table-cell table:formula="of:=IF([$Code.A3438]=&quot;&quot;;&quot;&quot;;[$Code.A3438])">
            <text:p/>
          </table:table-cell>
          <table:table-cell table:formula="of:=[.B3437]+1" office:value-type="float" office:value="3436" calcext:value-type="float">
            <text:p>3436</text:p>
          </table:table-cell>
        </table:table-row>
        <table:table-row table:style-name="ro1">
          <table:table-cell table:formula="of:=IF([$Code.A3439]=&quot;&quot;;&quot;&quot;;[$Code.A3439])">
            <text:p/>
          </table:table-cell>
          <table:table-cell table:formula="of:=[.B3438]+1" office:value-type="float" office:value="3437" calcext:value-type="float">
            <text:p>3437</text:p>
          </table:table-cell>
        </table:table-row>
        <table:table-row table:style-name="ro1">
          <table:table-cell table:formula="of:=IF([$Code.A3440]=&quot;&quot;;&quot;&quot;;[$Code.A3440])">
            <text:p/>
          </table:table-cell>
          <table:table-cell table:formula="of:=[.B3439]+1" office:value-type="float" office:value="3438" calcext:value-type="float">
            <text:p>3438</text:p>
          </table:table-cell>
        </table:table-row>
        <table:table-row table:style-name="ro1">
          <table:table-cell table:formula="of:=IF([$Code.A3441]=&quot;&quot;;&quot;&quot;;[$Code.A3441])">
            <text:p/>
          </table:table-cell>
          <table:table-cell table:formula="of:=[.B3440]+1" office:value-type="float" office:value="3439" calcext:value-type="float">
            <text:p>3439</text:p>
          </table:table-cell>
        </table:table-row>
        <table:table-row table:style-name="ro1">
          <table:table-cell table:formula="of:=IF([$Code.A3442]=&quot;&quot;;&quot;&quot;;[$Code.A3442])">
            <text:p/>
          </table:table-cell>
          <table:table-cell table:formula="of:=[.B3441]+1" office:value-type="float" office:value="3440" calcext:value-type="float">
            <text:p>3440</text:p>
          </table:table-cell>
        </table:table-row>
        <table:table-row table:style-name="ro1">
          <table:table-cell table:formula="of:=IF([$Code.A3443]=&quot;&quot;;&quot;&quot;;[$Code.A3443])">
            <text:p/>
          </table:table-cell>
          <table:table-cell table:formula="of:=[.B3442]+1" office:value-type="float" office:value="3441" calcext:value-type="float">
            <text:p>3441</text:p>
          </table:table-cell>
        </table:table-row>
        <table:table-row table:style-name="ro1">
          <table:table-cell table:formula="of:=IF([$Code.A3444]=&quot;&quot;;&quot;&quot;;[$Code.A3444])">
            <text:p/>
          </table:table-cell>
          <table:table-cell table:formula="of:=[.B3443]+1" office:value-type="float" office:value="3442" calcext:value-type="float">
            <text:p>3442</text:p>
          </table:table-cell>
        </table:table-row>
        <table:table-row table:style-name="ro1">
          <table:table-cell table:formula="of:=IF([$Code.A3445]=&quot;&quot;;&quot;&quot;;[$Code.A3445])">
            <text:p/>
          </table:table-cell>
          <table:table-cell table:formula="of:=[.B3444]+1" office:value-type="float" office:value="3443" calcext:value-type="float">
            <text:p>3443</text:p>
          </table:table-cell>
        </table:table-row>
        <table:table-row table:style-name="ro1">
          <table:table-cell table:formula="of:=IF([$Code.A3446]=&quot;&quot;;&quot;&quot;;[$Code.A3446])">
            <text:p/>
          </table:table-cell>
          <table:table-cell table:formula="of:=[.B3445]+1" office:value-type="float" office:value="3444" calcext:value-type="float">
            <text:p>3444</text:p>
          </table:table-cell>
        </table:table-row>
        <table:table-row table:style-name="ro1">
          <table:table-cell table:formula="of:=IF([$Code.A3447]=&quot;&quot;;&quot;&quot;;[$Code.A3447])">
            <text:p/>
          </table:table-cell>
          <table:table-cell table:formula="of:=[.B3446]+1" office:value-type="float" office:value="3445" calcext:value-type="float">
            <text:p>3445</text:p>
          </table:table-cell>
        </table:table-row>
        <table:table-row table:style-name="ro1">
          <table:table-cell table:formula="of:=IF([$Code.A3448]=&quot;&quot;;&quot;&quot;;[$Code.A3448])">
            <text:p/>
          </table:table-cell>
          <table:table-cell table:formula="of:=[.B3447]+1" office:value-type="float" office:value="3446" calcext:value-type="float">
            <text:p>3446</text:p>
          </table:table-cell>
        </table:table-row>
        <table:table-row table:style-name="ro1">
          <table:table-cell table:formula="of:=IF([$Code.A3449]=&quot;&quot;;&quot;&quot;;[$Code.A3449])">
            <text:p/>
          </table:table-cell>
          <table:table-cell table:formula="of:=[.B3448]+1" office:value-type="float" office:value="3447" calcext:value-type="float">
            <text:p>3447</text:p>
          </table:table-cell>
        </table:table-row>
        <table:table-row table:style-name="ro1">
          <table:table-cell table:formula="of:=IF([$Code.A3450]=&quot;&quot;;&quot;&quot;;[$Code.A3450])">
            <text:p/>
          </table:table-cell>
          <table:table-cell table:formula="of:=[.B3449]+1" office:value-type="float" office:value="3448" calcext:value-type="float">
            <text:p>3448</text:p>
          </table:table-cell>
        </table:table-row>
        <table:table-row table:style-name="ro1">
          <table:table-cell table:formula="of:=IF([$Code.A3451]=&quot;&quot;;&quot;&quot;;[$Code.A3451])">
            <text:p/>
          </table:table-cell>
          <table:table-cell table:formula="of:=[.B3450]+1" office:value-type="float" office:value="3449" calcext:value-type="float">
            <text:p>3449</text:p>
          </table:table-cell>
        </table:table-row>
        <table:table-row table:style-name="ro1">
          <table:table-cell table:formula="of:=IF([$Code.A3452]=&quot;&quot;;&quot;&quot;;[$Code.A3452])">
            <text:p/>
          </table:table-cell>
          <table:table-cell table:formula="of:=[.B3451]+1" office:value-type="float" office:value="3450" calcext:value-type="float">
            <text:p>3450</text:p>
          </table:table-cell>
        </table:table-row>
        <table:table-row table:style-name="ro1">
          <table:table-cell table:formula="of:=IF([$Code.A3453]=&quot;&quot;;&quot;&quot;;[$Code.A3453])">
            <text:p/>
          </table:table-cell>
          <table:table-cell table:formula="of:=[.B3452]+1" office:value-type="float" office:value="3451" calcext:value-type="float">
            <text:p>3451</text:p>
          </table:table-cell>
        </table:table-row>
        <table:table-row table:style-name="ro1">
          <table:table-cell table:formula="of:=IF([$Code.A3454]=&quot;&quot;;&quot;&quot;;[$Code.A3454])">
            <text:p/>
          </table:table-cell>
          <table:table-cell table:formula="of:=[.B3453]+1" office:value-type="float" office:value="3452" calcext:value-type="float">
            <text:p>3452</text:p>
          </table:table-cell>
        </table:table-row>
        <table:table-row table:style-name="ro1">
          <table:table-cell table:formula="of:=IF([$Code.A3455]=&quot;&quot;;&quot;&quot;;[$Code.A3455])">
            <text:p/>
          </table:table-cell>
          <table:table-cell table:formula="of:=[.B3454]+1" office:value-type="float" office:value="3453" calcext:value-type="float">
            <text:p>3453</text:p>
          </table:table-cell>
        </table:table-row>
        <table:table-row table:style-name="ro1">
          <table:table-cell table:formula="of:=IF([$Code.A3456]=&quot;&quot;;&quot;&quot;;[$Code.A3456])">
            <text:p/>
          </table:table-cell>
          <table:table-cell table:formula="of:=[.B3455]+1" office:value-type="float" office:value="3454" calcext:value-type="float">
            <text:p>3454</text:p>
          </table:table-cell>
        </table:table-row>
        <table:table-row table:style-name="ro1">
          <table:table-cell table:formula="of:=IF([$Code.A3457]=&quot;&quot;;&quot;&quot;;[$Code.A3457])">
            <text:p/>
          </table:table-cell>
          <table:table-cell table:formula="of:=[.B3456]+1" office:value-type="float" office:value="3455" calcext:value-type="float">
            <text:p>3455</text:p>
          </table:table-cell>
        </table:table-row>
        <table:table-row table:style-name="ro1">
          <table:table-cell table:formula="of:=IF([$Code.A3458]=&quot;&quot;;&quot;&quot;;[$Code.A3458])">
            <text:p/>
          </table:table-cell>
          <table:table-cell table:formula="of:=[.B3457]+1" office:value-type="float" office:value="3456" calcext:value-type="float">
            <text:p>3456</text:p>
          </table:table-cell>
        </table:table-row>
        <table:table-row table:style-name="ro1">
          <table:table-cell table:formula="of:=IF([$Code.A3459]=&quot;&quot;;&quot;&quot;;[$Code.A3459])">
            <text:p/>
          </table:table-cell>
          <table:table-cell table:formula="of:=[.B3458]+1" office:value-type="float" office:value="3457" calcext:value-type="float">
            <text:p>3457</text:p>
          </table:table-cell>
        </table:table-row>
        <table:table-row table:style-name="ro1">
          <table:table-cell table:formula="of:=IF([$Code.A3460]=&quot;&quot;;&quot;&quot;;[$Code.A3460])">
            <text:p/>
          </table:table-cell>
          <table:table-cell table:formula="of:=[.B3459]+1" office:value-type="float" office:value="3458" calcext:value-type="float">
            <text:p>3458</text:p>
          </table:table-cell>
        </table:table-row>
        <table:table-row table:style-name="ro1">
          <table:table-cell table:formula="of:=IF([$Code.A3461]=&quot;&quot;;&quot;&quot;;[$Code.A3461])">
            <text:p/>
          </table:table-cell>
          <table:table-cell table:formula="of:=[.B3460]+1" office:value-type="float" office:value="3459" calcext:value-type="float">
            <text:p>3459</text:p>
          </table:table-cell>
        </table:table-row>
        <table:table-row table:style-name="ro1">
          <table:table-cell table:formula="of:=IF([$Code.A3462]=&quot;&quot;;&quot;&quot;;[$Code.A3462])">
            <text:p/>
          </table:table-cell>
          <table:table-cell table:formula="of:=[.B3461]+1" office:value-type="float" office:value="3460" calcext:value-type="float">
            <text:p>3460</text:p>
          </table:table-cell>
        </table:table-row>
        <table:table-row table:style-name="ro1">
          <table:table-cell table:formula="of:=IF([$Code.A3463]=&quot;&quot;;&quot;&quot;;[$Code.A3463])">
            <text:p/>
          </table:table-cell>
          <table:table-cell table:formula="of:=[.B3462]+1" office:value-type="float" office:value="3461" calcext:value-type="float">
            <text:p>3461</text:p>
          </table:table-cell>
        </table:table-row>
        <table:table-row table:style-name="ro1">
          <table:table-cell table:formula="of:=IF([$Code.A3464]=&quot;&quot;;&quot;&quot;;[$Code.A3464])">
            <text:p/>
          </table:table-cell>
          <table:table-cell table:formula="of:=[.B3463]+1" office:value-type="float" office:value="3462" calcext:value-type="float">
            <text:p>3462</text:p>
          </table:table-cell>
        </table:table-row>
        <table:table-row table:style-name="ro1">
          <table:table-cell table:formula="of:=IF([$Code.A3465]=&quot;&quot;;&quot;&quot;;[$Code.A3465])">
            <text:p/>
          </table:table-cell>
          <table:table-cell table:formula="of:=[.B3464]+1" office:value-type="float" office:value="3463" calcext:value-type="float">
            <text:p>3463</text:p>
          </table:table-cell>
        </table:table-row>
        <table:table-row table:style-name="ro1">
          <table:table-cell table:formula="of:=IF([$Code.A3466]=&quot;&quot;;&quot;&quot;;[$Code.A3466])">
            <text:p/>
          </table:table-cell>
          <table:table-cell table:formula="of:=[.B3465]+1" office:value-type="float" office:value="3464" calcext:value-type="float">
            <text:p>3464</text:p>
          </table:table-cell>
        </table:table-row>
        <table:table-row table:style-name="ro1">
          <table:table-cell table:formula="of:=IF([$Code.A3467]=&quot;&quot;;&quot;&quot;;[$Code.A3467])">
            <text:p/>
          </table:table-cell>
          <table:table-cell table:formula="of:=[.B3466]+1" office:value-type="float" office:value="3465" calcext:value-type="float">
            <text:p>3465</text:p>
          </table:table-cell>
        </table:table-row>
        <table:table-row table:style-name="ro1">
          <table:table-cell table:formula="of:=IF([$Code.A3468]=&quot;&quot;;&quot;&quot;;[$Code.A3468])">
            <text:p/>
          </table:table-cell>
          <table:table-cell table:formula="of:=[.B3467]+1" office:value-type="float" office:value="3466" calcext:value-type="float">
            <text:p>3466</text:p>
          </table:table-cell>
        </table:table-row>
        <table:table-row table:style-name="ro1">
          <table:table-cell table:formula="of:=IF([$Code.A3469]=&quot;&quot;;&quot;&quot;;[$Code.A3469])">
            <text:p/>
          </table:table-cell>
          <table:table-cell table:formula="of:=[.B3468]+1" office:value-type="float" office:value="3467" calcext:value-type="float">
            <text:p>3467</text:p>
          </table:table-cell>
        </table:table-row>
        <table:table-row table:style-name="ro1">
          <table:table-cell table:formula="of:=IF([$Code.A3470]=&quot;&quot;;&quot;&quot;;[$Code.A3470])">
            <text:p/>
          </table:table-cell>
          <table:table-cell table:formula="of:=[.B3469]+1" office:value-type="float" office:value="3468" calcext:value-type="float">
            <text:p>3468</text:p>
          </table:table-cell>
        </table:table-row>
        <table:table-row table:style-name="ro1">
          <table:table-cell table:formula="of:=IF([$Code.A3471]=&quot;&quot;;&quot;&quot;;[$Code.A3471])">
            <text:p/>
          </table:table-cell>
          <table:table-cell table:formula="of:=[.B3470]+1" office:value-type="float" office:value="3469" calcext:value-type="float">
            <text:p>3469</text:p>
          </table:table-cell>
        </table:table-row>
        <table:table-row table:style-name="ro1">
          <table:table-cell table:formula="of:=IF([$Code.A3472]=&quot;&quot;;&quot;&quot;;[$Code.A3472])">
            <text:p/>
          </table:table-cell>
          <table:table-cell table:formula="of:=[.B3471]+1" office:value-type="float" office:value="3470" calcext:value-type="float">
            <text:p>3470</text:p>
          </table:table-cell>
        </table:table-row>
        <table:table-row table:style-name="ro1">
          <table:table-cell table:formula="of:=IF([$Code.A3473]=&quot;&quot;;&quot;&quot;;[$Code.A3473])">
            <text:p/>
          </table:table-cell>
          <table:table-cell table:formula="of:=[.B3472]+1" office:value-type="float" office:value="3471" calcext:value-type="float">
            <text:p>3471</text:p>
          </table:table-cell>
        </table:table-row>
        <table:table-row table:style-name="ro1">
          <table:table-cell table:formula="of:=IF([$Code.A3474]=&quot;&quot;;&quot;&quot;;[$Code.A3474])">
            <text:p/>
          </table:table-cell>
          <table:table-cell table:formula="of:=[.B3473]+1" office:value-type="float" office:value="3472" calcext:value-type="float">
            <text:p>3472</text:p>
          </table:table-cell>
        </table:table-row>
        <table:table-row table:style-name="ro1">
          <table:table-cell table:formula="of:=IF([$Code.A3475]=&quot;&quot;;&quot;&quot;;[$Code.A3475])">
            <text:p/>
          </table:table-cell>
          <table:table-cell table:formula="of:=[.B3474]+1" office:value-type="float" office:value="3473" calcext:value-type="float">
            <text:p>3473</text:p>
          </table:table-cell>
        </table:table-row>
        <table:table-row table:style-name="ro1">
          <table:table-cell table:formula="of:=IF([$Code.A3476]=&quot;&quot;;&quot;&quot;;[$Code.A3476])">
            <text:p/>
          </table:table-cell>
          <table:table-cell table:formula="of:=[.B3475]+1" office:value-type="float" office:value="3474" calcext:value-type="float">
            <text:p>3474</text:p>
          </table:table-cell>
        </table:table-row>
        <table:table-row table:style-name="ro1">
          <table:table-cell table:formula="of:=IF([$Code.A3477]=&quot;&quot;;&quot;&quot;;[$Code.A3477])">
            <text:p/>
          </table:table-cell>
          <table:table-cell table:formula="of:=[.B3476]+1" office:value-type="float" office:value="3475" calcext:value-type="float">
            <text:p>3475</text:p>
          </table:table-cell>
        </table:table-row>
        <table:table-row table:style-name="ro1">
          <table:table-cell table:formula="of:=IF([$Code.A3478]=&quot;&quot;;&quot;&quot;;[$Code.A3478])">
            <text:p/>
          </table:table-cell>
          <table:table-cell table:formula="of:=[.B3477]+1" office:value-type="float" office:value="3476" calcext:value-type="float">
            <text:p>3476</text:p>
          </table:table-cell>
        </table:table-row>
        <table:table-row table:style-name="ro1">
          <table:table-cell table:formula="of:=IF([$Code.A3479]=&quot;&quot;;&quot;&quot;;[$Code.A3479])">
            <text:p/>
          </table:table-cell>
          <table:table-cell table:formula="of:=[.B3478]+1" office:value-type="float" office:value="3477" calcext:value-type="float">
            <text:p>3477</text:p>
          </table:table-cell>
        </table:table-row>
        <table:table-row table:style-name="ro1">
          <table:table-cell table:formula="of:=IF([$Code.A3480]=&quot;&quot;;&quot;&quot;;[$Code.A3480])">
            <text:p/>
          </table:table-cell>
          <table:table-cell table:formula="of:=[.B3479]+1" office:value-type="float" office:value="3478" calcext:value-type="float">
            <text:p>3478</text:p>
          </table:table-cell>
        </table:table-row>
        <table:table-row table:style-name="ro1">
          <table:table-cell table:formula="of:=IF([$Code.A3481]=&quot;&quot;;&quot;&quot;;[$Code.A3481])">
            <text:p/>
          </table:table-cell>
          <table:table-cell table:formula="of:=[.B3480]+1" office:value-type="float" office:value="3479" calcext:value-type="float">
            <text:p>3479</text:p>
          </table:table-cell>
        </table:table-row>
        <table:table-row table:style-name="ro1">
          <table:table-cell table:formula="of:=IF([$Code.A3482]=&quot;&quot;;&quot;&quot;;[$Code.A3482])">
            <text:p/>
          </table:table-cell>
          <table:table-cell table:formula="of:=[.B3481]+1" office:value-type="float" office:value="3480" calcext:value-type="float">
            <text:p>3480</text:p>
          </table:table-cell>
        </table:table-row>
        <table:table-row table:style-name="ro1">
          <table:table-cell table:formula="of:=IF([$Code.A3483]=&quot;&quot;;&quot;&quot;;[$Code.A3483])">
            <text:p/>
          </table:table-cell>
          <table:table-cell table:formula="of:=[.B3482]+1" office:value-type="float" office:value="3481" calcext:value-type="float">
            <text:p>3481</text:p>
          </table:table-cell>
        </table:table-row>
        <table:table-row table:style-name="ro1">
          <table:table-cell table:formula="of:=IF([$Code.A3484]=&quot;&quot;;&quot;&quot;;[$Code.A3484])">
            <text:p/>
          </table:table-cell>
          <table:table-cell table:formula="of:=[.B3483]+1" office:value-type="float" office:value="3482" calcext:value-type="float">
            <text:p>3482</text:p>
          </table:table-cell>
        </table:table-row>
        <table:table-row table:style-name="ro1">
          <table:table-cell table:formula="of:=IF([$Code.A3485]=&quot;&quot;;&quot;&quot;;[$Code.A3485])">
            <text:p/>
          </table:table-cell>
          <table:table-cell table:formula="of:=[.B3484]+1" office:value-type="float" office:value="3483" calcext:value-type="float">
            <text:p>3483</text:p>
          </table:table-cell>
        </table:table-row>
        <table:table-row table:style-name="ro1">
          <table:table-cell table:formula="of:=IF([$Code.A3486]=&quot;&quot;;&quot;&quot;;[$Code.A3486])">
            <text:p/>
          </table:table-cell>
          <table:table-cell table:formula="of:=[.B3485]+1" office:value-type="float" office:value="3484" calcext:value-type="float">
            <text:p>3484</text:p>
          </table:table-cell>
        </table:table-row>
        <table:table-row table:style-name="ro1">
          <table:table-cell table:formula="of:=IF([$Code.A3487]=&quot;&quot;;&quot;&quot;;[$Code.A3487])">
            <text:p/>
          </table:table-cell>
          <table:table-cell table:formula="of:=[.B3486]+1" office:value-type="float" office:value="3485" calcext:value-type="float">
            <text:p>3485</text:p>
          </table:table-cell>
        </table:table-row>
        <table:table-row table:style-name="ro1">
          <table:table-cell table:formula="of:=IF([$Code.A3488]=&quot;&quot;;&quot;&quot;;[$Code.A3488])">
            <text:p/>
          </table:table-cell>
          <table:table-cell table:formula="of:=[.B3487]+1" office:value-type="float" office:value="3486" calcext:value-type="float">
            <text:p>3486</text:p>
          </table:table-cell>
        </table:table-row>
        <table:table-row table:style-name="ro1">
          <table:table-cell table:formula="of:=IF([$Code.A3489]=&quot;&quot;;&quot;&quot;;[$Code.A3489])">
            <text:p/>
          </table:table-cell>
          <table:table-cell table:formula="of:=[.B3488]+1" office:value-type="float" office:value="3487" calcext:value-type="float">
            <text:p>3487</text:p>
          </table:table-cell>
        </table:table-row>
        <table:table-row table:style-name="ro1">
          <table:table-cell table:formula="of:=IF([$Code.A3490]=&quot;&quot;;&quot;&quot;;[$Code.A3490])">
            <text:p/>
          </table:table-cell>
          <table:table-cell table:formula="of:=[.B3489]+1" office:value-type="float" office:value="3488" calcext:value-type="float">
            <text:p>3488</text:p>
          </table:table-cell>
        </table:table-row>
        <table:table-row table:style-name="ro1">
          <table:table-cell table:formula="of:=IF([$Code.A3491]=&quot;&quot;;&quot;&quot;;[$Code.A3491])">
            <text:p/>
          </table:table-cell>
          <table:table-cell table:formula="of:=[.B3490]+1" office:value-type="float" office:value="3489" calcext:value-type="float">
            <text:p>3489</text:p>
          </table:table-cell>
        </table:table-row>
        <table:table-row table:style-name="ro1">
          <table:table-cell table:formula="of:=IF([$Code.A3492]=&quot;&quot;;&quot;&quot;;[$Code.A3492])">
            <text:p/>
          </table:table-cell>
          <table:table-cell table:formula="of:=[.B3491]+1" office:value-type="float" office:value="3490" calcext:value-type="float">
            <text:p>3490</text:p>
          </table:table-cell>
        </table:table-row>
        <table:table-row table:style-name="ro1">
          <table:table-cell table:formula="of:=IF([$Code.A3493]=&quot;&quot;;&quot;&quot;;[$Code.A3493])">
            <text:p/>
          </table:table-cell>
          <table:table-cell table:formula="of:=[.B3492]+1" office:value-type="float" office:value="3491" calcext:value-type="float">
            <text:p>3491</text:p>
          </table:table-cell>
        </table:table-row>
        <table:table-row table:style-name="ro1">
          <table:table-cell table:formula="of:=IF([$Code.A3494]=&quot;&quot;;&quot;&quot;;[$Code.A3494])">
            <text:p/>
          </table:table-cell>
          <table:table-cell table:formula="of:=[.B3493]+1" office:value-type="float" office:value="3492" calcext:value-type="float">
            <text:p>3492</text:p>
          </table:table-cell>
        </table:table-row>
        <table:table-row table:style-name="ro1">
          <table:table-cell table:formula="of:=IF([$Code.A3495]=&quot;&quot;;&quot;&quot;;[$Code.A3495])">
            <text:p/>
          </table:table-cell>
          <table:table-cell table:formula="of:=[.B3494]+1" office:value-type="float" office:value="3493" calcext:value-type="float">
            <text:p>3493</text:p>
          </table:table-cell>
        </table:table-row>
        <table:table-row table:style-name="ro1">
          <table:table-cell table:formula="of:=IF([$Code.A3496]=&quot;&quot;;&quot;&quot;;[$Code.A3496])">
            <text:p/>
          </table:table-cell>
          <table:table-cell table:formula="of:=[.B3495]+1" office:value-type="float" office:value="3494" calcext:value-type="float">
            <text:p>3494</text:p>
          </table:table-cell>
        </table:table-row>
        <table:table-row table:style-name="ro1">
          <table:table-cell table:formula="of:=IF([$Code.A3497]=&quot;&quot;;&quot;&quot;;[$Code.A3497])">
            <text:p/>
          </table:table-cell>
          <table:table-cell table:formula="of:=[.B3496]+1" office:value-type="float" office:value="3495" calcext:value-type="float">
            <text:p>3495</text:p>
          </table:table-cell>
        </table:table-row>
        <table:table-row table:style-name="ro1">
          <table:table-cell table:formula="of:=IF([$Code.A3498]=&quot;&quot;;&quot;&quot;;[$Code.A3498])">
            <text:p/>
          </table:table-cell>
          <table:table-cell table:formula="of:=[.B3497]+1" office:value-type="float" office:value="3496" calcext:value-type="float">
            <text:p>3496</text:p>
          </table:table-cell>
        </table:table-row>
        <table:table-row table:style-name="ro1">
          <table:table-cell table:formula="of:=IF([$Code.A3499]=&quot;&quot;;&quot;&quot;;[$Code.A3499])">
            <text:p/>
          </table:table-cell>
          <table:table-cell table:formula="of:=[.B3498]+1" office:value-type="float" office:value="3497" calcext:value-type="float">
            <text:p>3497</text:p>
          </table:table-cell>
        </table:table-row>
        <table:table-row table:style-name="ro1">
          <table:table-cell table:formula="of:=IF([$Code.A3500]=&quot;&quot;;&quot;&quot;;[$Code.A3500])">
            <text:p/>
          </table:table-cell>
          <table:table-cell table:formula="of:=[.B3499]+1" office:value-type="float" office:value="3498" calcext:value-type="float">
            <text:p>3498</text:p>
          </table:table-cell>
        </table:table-row>
        <table:table-row table:style-name="ro1">
          <table:table-cell table:formula="of:=IF([$Code.A3501]=&quot;&quot;;&quot;&quot;;[$Code.A3501])">
            <text:p/>
          </table:table-cell>
          <table:table-cell table:formula="of:=[.B3500]+1" office:value-type="float" office:value="3499" calcext:value-type="float">
            <text:p>3499</text:p>
          </table:table-cell>
        </table:table-row>
        <table:table-row table:style-name="ro1">
          <table:table-cell table:formula="of:=IF([$Code.A3502]=&quot;&quot;;&quot;&quot;;[$Code.A3502])">
            <text:p/>
          </table:table-cell>
          <table:table-cell table:formula="of:=[.B3501]+1" office:value-type="float" office:value="3500" calcext:value-type="float">
            <text:p>3500</text:p>
          </table:table-cell>
        </table:table-row>
        <table:table-row table:style-name="ro1">
          <table:table-cell table:formula="of:=IF([$Code.A3503]=&quot;&quot;;&quot;&quot;;[$Code.A3503])">
            <text:p/>
          </table:table-cell>
          <table:table-cell table:formula="of:=[.B3502]+1" office:value-type="float" office:value="3501" calcext:value-type="float">
            <text:p>3501</text:p>
          </table:table-cell>
        </table:table-row>
        <table:table-row table:style-name="ro1">
          <table:table-cell table:formula="of:=IF([$Code.A3504]=&quot;&quot;;&quot;&quot;;[$Code.A3504])">
            <text:p/>
          </table:table-cell>
          <table:table-cell table:formula="of:=[.B3503]+1" office:value-type="float" office:value="3502" calcext:value-type="float">
            <text:p>3502</text:p>
          </table:table-cell>
        </table:table-row>
        <table:table-row table:style-name="ro1">
          <table:table-cell table:formula="of:=IF([$Code.A3505]=&quot;&quot;;&quot;&quot;;[$Code.A3505])">
            <text:p/>
          </table:table-cell>
          <table:table-cell table:formula="of:=[.B3504]+1" office:value-type="float" office:value="3503" calcext:value-type="float">
            <text:p>3503</text:p>
          </table:table-cell>
        </table:table-row>
        <table:table-row table:style-name="ro1">
          <table:table-cell table:formula="of:=IF([$Code.A3506]=&quot;&quot;;&quot;&quot;;[$Code.A3506])">
            <text:p/>
          </table:table-cell>
          <table:table-cell table:formula="of:=[.B3505]+1" office:value-type="float" office:value="3504" calcext:value-type="float">
            <text:p>3504</text:p>
          </table:table-cell>
        </table:table-row>
        <table:table-row table:style-name="ro1">
          <table:table-cell table:formula="of:=IF([$Code.A3507]=&quot;&quot;;&quot;&quot;;[$Code.A3507])">
            <text:p/>
          </table:table-cell>
          <table:table-cell table:formula="of:=[.B3506]+1" office:value-type="float" office:value="3505" calcext:value-type="float">
            <text:p>3505</text:p>
          </table:table-cell>
        </table:table-row>
        <table:table-row table:style-name="ro1">
          <table:table-cell table:formula="of:=IF([$Code.A3508]=&quot;&quot;;&quot;&quot;;[$Code.A3508])">
            <text:p/>
          </table:table-cell>
          <table:table-cell table:formula="of:=[.B3507]+1" office:value-type="float" office:value="3506" calcext:value-type="float">
            <text:p>3506</text:p>
          </table:table-cell>
        </table:table-row>
        <table:table-row table:style-name="ro1">
          <table:table-cell table:formula="of:=IF([$Code.A3509]=&quot;&quot;;&quot;&quot;;[$Code.A3509])">
            <text:p/>
          </table:table-cell>
          <table:table-cell table:formula="of:=[.B3508]+1" office:value-type="float" office:value="3507" calcext:value-type="float">
            <text:p>3507</text:p>
          </table:table-cell>
        </table:table-row>
        <table:table-row table:style-name="ro1">
          <table:table-cell table:formula="of:=IF([$Code.A3510]=&quot;&quot;;&quot;&quot;;[$Code.A3510])">
            <text:p/>
          </table:table-cell>
          <table:table-cell table:formula="of:=[.B3509]+1" office:value-type="float" office:value="3508" calcext:value-type="float">
            <text:p>3508</text:p>
          </table:table-cell>
        </table:table-row>
        <table:table-row table:style-name="ro1">
          <table:table-cell table:formula="of:=IF([$Code.A3511]=&quot;&quot;;&quot;&quot;;[$Code.A3511])">
            <text:p/>
          </table:table-cell>
          <table:table-cell table:formula="of:=[.B3510]+1" office:value-type="float" office:value="3509" calcext:value-type="float">
            <text:p>3509</text:p>
          </table:table-cell>
        </table:table-row>
        <table:table-row table:style-name="ro1">
          <table:table-cell table:formula="of:=IF([$Code.A3512]=&quot;&quot;;&quot;&quot;;[$Code.A3512])">
            <text:p/>
          </table:table-cell>
          <table:table-cell table:formula="of:=[.B3511]+1" office:value-type="float" office:value="3510" calcext:value-type="float">
            <text:p>3510</text:p>
          </table:table-cell>
        </table:table-row>
        <table:table-row table:style-name="ro1">
          <table:table-cell table:formula="of:=IF([$Code.A3513]=&quot;&quot;;&quot;&quot;;[$Code.A3513])">
            <text:p/>
          </table:table-cell>
          <table:table-cell table:formula="of:=[.B3512]+1" office:value-type="float" office:value="3511" calcext:value-type="float">
            <text:p>3511</text:p>
          </table:table-cell>
        </table:table-row>
        <table:table-row table:style-name="ro1">
          <table:table-cell table:formula="of:=IF([$Code.A3514]=&quot;&quot;;&quot;&quot;;[$Code.A3514])">
            <text:p/>
          </table:table-cell>
          <table:table-cell table:formula="of:=[.B3513]+1" office:value-type="float" office:value="3512" calcext:value-type="float">
            <text:p>3512</text:p>
          </table:table-cell>
        </table:table-row>
        <table:table-row table:style-name="ro1">
          <table:table-cell table:formula="of:=IF([$Code.A3515]=&quot;&quot;;&quot;&quot;;[$Code.A3515])">
            <text:p/>
          </table:table-cell>
          <table:table-cell table:formula="of:=[.B3514]+1" office:value-type="float" office:value="3513" calcext:value-type="float">
            <text:p>3513</text:p>
          </table:table-cell>
        </table:table-row>
        <table:table-row table:style-name="ro1">
          <table:table-cell table:formula="of:=IF([$Code.A3516]=&quot;&quot;;&quot;&quot;;[$Code.A3516])">
            <text:p/>
          </table:table-cell>
          <table:table-cell table:formula="of:=[.B3515]+1" office:value-type="float" office:value="3514" calcext:value-type="float">
            <text:p>3514</text:p>
          </table:table-cell>
        </table:table-row>
        <table:table-row table:style-name="ro1">
          <table:table-cell table:formula="of:=IF([$Code.A3517]=&quot;&quot;;&quot;&quot;;[$Code.A3517])">
            <text:p/>
          </table:table-cell>
          <table:table-cell table:formula="of:=[.B3516]+1" office:value-type="float" office:value="3515" calcext:value-type="float">
            <text:p>3515</text:p>
          </table:table-cell>
        </table:table-row>
        <table:table-row table:style-name="ro1">
          <table:table-cell table:formula="of:=IF([$Code.A3518]=&quot;&quot;;&quot;&quot;;[$Code.A3518])">
            <text:p/>
          </table:table-cell>
          <table:table-cell table:formula="of:=[.B3517]+1" office:value-type="float" office:value="3516" calcext:value-type="float">
            <text:p>3516</text:p>
          </table:table-cell>
        </table:table-row>
        <table:table-row table:style-name="ro1">
          <table:table-cell table:formula="of:=IF([$Code.A3519]=&quot;&quot;;&quot;&quot;;[$Code.A3519])">
            <text:p/>
          </table:table-cell>
          <table:table-cell table:formula="of:=[.B3518]+1" office:value-type="float" office:value="3517" calcext:value-type="float">
            <text:p>3517</text:p>
          </table:table-cell>
        </table:table-row>
        <table:table-row table:style-name="ro1">
          <table:table-cell table:formula="of:=IF([$Code.A3520]=&quot;&quot;;&quot;&quot;;[$Code.A3520])">
            <text:p/>
          </table:table-cell>
          <table:table-cell table:formula="of:=[.B3519]+1" office:value-type="float" office:value="3518" calcext:value-type="float">
            <text:p>3518</text:p>
          </table:table-cell>
        </table:table-row>
        <table:table-row table:style-name="ro1">
          <table:table-cell table:formula="of:=IF([$Code.A3521]=&quot;&quot;;&quot;&quot;;[$Code.A3521])">
            <text:p/>
          </table:table-cell>
          <table:table-cell table:formula="of:=[.B3520]+1" office:value-type="float" office:value="3519" calcext:value-type="float">
            <text:p>3519</text:p>
          </table:table-cell>
        </table:table-row>
        <table:table-row table:style-name="ro1">
          <table:table-cell table:formula="of:=IF([$Code.A3522]=&quot;&quot;;&quot;&quot;;[$Code.A3522])">
            <text:p/>
          </table:table-cell>
          <table:table-cell table:formula="of:=[.B3521]+1" office:value-type="float" office:value="3520" calcext:value-type="float">
            <text:p>3520</text:p>
          </table:table-cell>
        </table:table-row>
        <table:table-row table:style-name="ro1">
          <table:table-cell table:formula="of:=IF([$Code.A3523]=&quot;&quot;;&quot;&quot;;[$Code.A3523])">
            <text:p/>
          </table:table-cell>
          <table:table-cell table:formula="of:=[.B3522]+1" office:value-type="float" office:value="3521" calcext:value-type="float">
            <text:p>3521</text:p>
          </table:table-cell>
        </table:table-row>
        <table:table-row table:style-name="ro1">
          <table:table-cell table:formula="of:=IF([$Code.A3524]=&quot;&quot;;&quot;&quot;;[$Code.A3524])">
            <text:p/>
          </table:table-cell>
          <table:table-cell table:formula="of:=[.B3523]+1" office:value-type="float" office:value="3522" calcext:value-type="float">
            <text:p>3522</text:p>
          </table:table-cell>
        </table:table-row>
        <table:table-row table:style-name="ro1">
          <table:table-cell table:formula="of:=IF([$Code.A3525]=&quot;&quot;;&quot;&quot;;[$Code.A3525])">
            <text:p/>
          </table:table-cell>
          <table:table-cell table:formula="of:=[.B3524]+1" office:value-type="float" office:value="3523" calcext:value-type="float">
            <text:p>3523</text:p>
          </table:table-cell>
        </table:table-row>
        <table:table-row table:style-name="ro1">
          <table:table-cell table:formula="of:=IF([$Code.A3526]=&quot;&quot;;&quot;&quot;;[$Code.A3526])">
            <text:p/>
          </table:table-cell>
          <table:table-cell table:formula="of:=[.B3525]+1" office:value-type="float" office:value="3524" calcext:value-type="float">
            <text:p>3524</text:p>
          </table:table-cell>
        </table:table-row>
        <table:table-row table:style-name="ro1">
          <table:table-cell table:formula="of:=IF([$Code.A3527]=&quot;&quot;;&quot;&quot;;[$Code.A3527])">
            <text:p/>
          </table:table-cell>
          <table:table-cell table:formula="of:=[.B3526]+1" office:value-type="float" office:value="3525" calcext:value-type="float">
            <text:p>3525</text:p>
          </table:table-cell>
        </table:table-row>
        <table:table-row table:style-name="ro1">
          <table:table-cell table:formula="of:=IF([$Code.A3528]=&quot;&quot;;&quot;&quot;;[$Code.A3528])">
            <text:p/>
          </table:table-cell>
          <table:table-cell table:formula="of:=[.B3527]+1" office:value-type="float" office:value="3526" calcext:value-type="float">
            <text:p>3526</text:p>
          </table:table-cell>
        </table:table-row>
        <table:table-row table:style-name="ro1">
          <table:table-cell table:formula="of:=IF([$Code.A3529]=&quot;&quot;;&quot;&quot;;[$Code.A3529])">
            <text:p/>
          </table:table-cell>
          <table:table-cell table:formula="of:=[.B3528]+1" office:value-type="float" office:value="3527" calcext:value-type="float">
            <text:p>3527</text:p>
          </table:table-cell>
        </table:table-row>
        <table:table-row table:style-name="ro1">
          <table:table-cell table:formula="of:=IF([$Code.A3530]=&quot;&quot;;&quot;&quot;;[$Code.A3530])">
            <text:p/>
          </table:table-cell>
          <table:table-cell table:formula="of:=[.B3529]+1" office:value-type="float" office:value="3528" calcext:value-type="float">
            <text:p>3528</text:p>
          </table:table-cell>
        </table:table-row>
        <table:table-row table:style-name="ro1">
          <table:table-cell table:formula="of:=IF([$Code.A3531]=&quot;&quot;;&quot;&quot;;[$Code.A3531])">
            <text:p/>
          </table:table-cell>
          <table:table-cell table:formula="of:=[.B3530]+1" office:value-type="float" office:value="3529" calcext:value-type="float">
            <text:p>3529</text:p>
          </table:table-cell>
        </table:table-row>
        <table:table-row table:style-name="ro1">
          <table:table-cell table:formula="of:=IF([$Code.A3532]=&quot;&quot;;&quot;&quot;;[$Code.A3532])">
            <text:p/>
          </table:table-cell>
          <table:table-cell table:formula="of:=[.B3531]+1" office:value-type="float" office:value="3530" calcext:value-type="float">
            <text:p>3530</text:p>
          </table:table-cell>
        </table:table-row>
        <table:table-row table:style-name="ro1">
          <table:table-cell table:formula="of:=IF([$Code.A3533]=&quot;&quot;;&quot;&quot;;[$Code.A3533])">
            <text:p/>
          </table:table-cell>
          <table:table-cell table:formula="of:=[.B3532]+1" office:value-type="float" office:value="3531" calcext:value-type="float">
            <text:p>3531</text:p>
          </table:table-cell>
        </table:table-row>
        <table:table-row table:style-name="ro1">
          <table:table-cell table:formula="of:=IF([$Code.A3534]=&quot;&quot;;&quot;&quot;;[$Code.A3534])">
            <text:p/>
          </table:table-cell>
          <table:table-cell table:formula="of:=[.B3533]+1" office:value-type="float" office:value="3532" calcext:value-type="float">
            <text:p>3532</text:p>
          </table:table-cell>
        </table:table-row>
        <table:table-row table:style-name="ro1">
          <table:table-cell table:formula="of:=IF([$Code.A3535]=&quot;&quot;;&quot;&quot;;[$Code.A3535])">
            <text:p/>
          </table:table-cell>
          <table:table-cell table:formula="of:=[.B3534]+1" office:value-type="float" office:value="3533" calcext:value-type="float">
            <text:p>3533</text:p>
          </table:table-cell>
        </table:table-row>
        <table:table-row table:style-name="ro1">
          <table:table-cell table:formula="of:=IF([$Code.A3536]=&quot;&quot;;&quot;&quot;;[$Code.A3536])">
            <text:p/>
          </table:table-cell>
          <table:table-cell table:formula="of:=[.B3535]+1" office:value-type="float" office:value="3534" calcext:value-type="float">
            <text:p>3534</text:p>
          </table:table-cell>
        </table:table-row>
        <table:table-row table:style-name="ro1">
          <table:table-cell table:formula="of:=IF([$Code.A3537]=&quot;&quot;;&quot;&quot;;[$Code.A3537])">
            <text:p/>
          </table:table-cell>
          <table:table-cell table:formula="of:=[.B3536]+1" office:value-type="float" office:value="3535" calcext:value-type="float">
            <text:p>3535</text:p>
          </table:table-cell>
        </table:table-row>
        <table:table-row table:style-name="ro1">
          <table:table-cell table:formula="of:=IF([$Code.A3538]=&quot;&quot;;&quot;&quot;;[$Code.A3538])">
            <text:p/>
          </table:table-cell>
          <table:table-cell table:formula="of:=[.B3537]+1" office:value-type="float" office:value="3536" calcext:value-type="float">
            <text:p>3536</text:p>
          </table:table-cell>
        </table:table-row>
        <table:table-row table:style-name="ro1">
          <table:table-cell table:formula="of:=IF([$Code.A3539]=&quot;&quot;;&quot;&quot;;[$Code.A3539])">
            <text:p/>
          </table:table-cell>
          <table:table-cell table:formula="of:=[.B3538]+1" office:value-type="float" office:value="3537" calcext:value-type="float">
            <text:p>3537</text:p>
          </table:table-cell>
        </table:table-row>
        <table:table-row table:style-name="ro1">
          <table:table-cell table:formula="of:=IF([$Code.A3540]=&quot;&quot;;&quot;&quot;;[$Code.A3540])">
            <text:p/>
          </table:table-cell>
          <table:table-cell table:formula="of:=[.B3539]+1" office:value-type="float" office:value="3538" calcext:value-type="float">
            <text:p>3538</text:p>
          </table:table-cell>
        </table:table-row>
        <table:table-row table:style-name="ro1">
          <table:table-cell table:formula="of:=IF([$Code.A3541]=&quot;&quot;;&quot;&quot;;[$Code.A3541])">
            <text:p/>
          </table:table-cell>
          <table:table-cell table:formula="of:=[.B3540]+1" office:value-type="float" office:value="3539" calcext:value-type="float">
            <text:p>3539</text:p>
          </table:table-cell>
        </table:table-row>
        <table:table-row table:style-name="ro1">
          <table:table-cell table:formula="of:=IF([$Code.A3542]=&quot;&quot;;&quot;&quot;;[$Code.A3542])">
            <text:p/>
          </table:table-cell>
          <table:table-cell table:formula="of:=[.B3541]+1" office:value-type="float" office:value="3540" calcext:value-type="float">
            <text:p>3540</text:p>
          </table:table-cell>
        </table:table-row>
        <table:table-row table:style-name="ro1">
          <table:table-cell table:formula="of:=IF([$Code.A3543]=&quot;&quot;;&quot;&quot;;[$Code.A3543])">
            <text:p/>
          </table:table-cell>
          <table:table-cell table:formula="of:=[.B3542]+1" office:value-type="float" office:value="3541" calcext:value-type="float">
            <text:p>3541</text:p>
          </table:table-cell>
        </table:table-row>
        <table:table-row table:style-name="ro1">
          <table:table-cell table:formula="of:=IF([$Code.A3544]=&quot;&quot;;&quot;&quot;;[$Code.A3544])">
            <text:p/>
          </table:table-cell>
          <table:table-cell table:formula="of:=[.B3543]+1" office:value-type="float" office:value="3542" calcext:value-type="float">
            <text:p>3542</text:p>
          </table:table-cell>
        </table:table-row>
        <table:table-row table:style-name="ro1">
          <table:table-cell table:formula="of:=IF([$Code.A3545]=&quot;&quot;;&quot;&quot;;[$Code.A3545])">
            <text:p/>
          </table:table-cell>
          <table:table-cell table:formula="of:=[.B3544]+1" office:value-type="float" office:value="3543" calcext:value-type="float">
            <text:p>3543</text:p>
          </table:table-cell>
        </table:table-row>
        <table:table-row table:style-name="ro1">
          <table:table-cell table:formula="of:=IF([$Code.A3546]=&quot;&quot;;&quot;&quot;;[$Code.A3546])">
            <text:p/>
          </table:table-cell>
          <table:table-cell table:formula="of:=[.B3545]+1" office:value-type="float" office:value="3544" calcext:value-type="float">
            <text:p>3544</text:p>
          </table:table-cell>
        </table:table-row>
        <table:table-row table:style-name="ro1">
          <table:table-cell table:formula="of:=IF([$Code.A3547]=&quot;&quot;;&quot;&quot;;[$Code.A3547])">
            <text:p/>
          </table:table-cell>
          <table:table-cell table:formula="of:=[.B3546]+1" office:value-type="float" office:value="3545" calcext:value-type="float">
            <text:p>3545</text:p>
          </table:table-cell>
        </table:table-row>
        <table:table-row table:style-name="ro1">
          <table:table-cell table:formula="of:=IF([$Code.A3548]=&quot;&quot;;&quot;&quot;;[$Code.A3548])">
            <text:p/>
          </table:table-cell>
          <table:table-cell table:formula="of:=[.B3547]+1" office:value-type="float" office:value="3546" calcext:value-type="float">
            <text:p>3546</text:p>
          </table:table-cell>
        </table:table-row>
        <table:table-row table:style-name="ro1">
          <table:table-cell table:formula="of:=IF([$Code.A3549]=&quot;&quot;;&quot;&quot;;[$Code.A3549])">
            <text:p/>
          </table:table-cell>
          <table:table-cell table:formula="of:=[.B3548]+1" office:value-type="float" office:value="3547" calcext:value-type="float">
            <text:p>3547</text:p>
          </table:table-cell>
        </table:table-row>
        <table:table-row table:style-name="ro1">
          <table:table-cell table:formula="of:=IF([$Code.A3550]=&quot;&quot;;&quot;&quot;;[$Code.A3550])">
            <text:p/>
          </table:table-cell>
          <table:table-cell table:formula="of:=[.B3549]+1" office:value-type="float" office:value="3548" calcext:value-type="float">
            <text:p>3548</text:p>
          </table:table-cell>
        </table:table-row>
        <table:table-row table:style-name="ro1">
          <table:table-cell table:formula="of:=IF([$Code.A3551]=&quot;&quot;;&quot;&quot;;[$Code.A3551])">
            <text:p/>
          </table:table-cell>
          <table:table-cell table:formula="of:=[.B3550]+1" office:value-type="float" office:value="3549" calcext:value-type="float">
            <text:p>3549</text:p>
          </table:table-cell>
        </table:table-row>
        <table:table-row table:style-name="ro1">
          <table:table-cell table:formula="of:=IF([$Code.A3552]=&quot;&quot;;&quot;&quot;;[$Code.A3552])">
            <text:p/>
          </table:table-cell>
          <table:table-cell table:formula="of:=[.B3551]+1" office:value-type="float" office:value="3550" calcext:value-type="float">
            <text:p>3550</text:p>
          </table:table-cell>
        </table:table-row>
        <table:table-row table:style-name="ro1">
          <table:table-cell table:formula="of:=IF([$Code.A3553]=&quot;&quot;;&quot;&quot;;[$Code.A3553])">
            <text:p/>
          </table:table-cell>
          <table:table-cell table:formula="of:=[.B3552]+1" office:value-type="float" office:value="3551" calcext:value-type="float">
            <text:p>3551</text:p>
          </table:table-cell>
        </table:table-row>
        <table:table-row table:style-name="ro1">
          <table:table-cell table:formula="of:=IF([$Code.A3554]=&quot;&quot;;&quot;&quot;;[$Code.A3554])">
            <text:p/>
          </table:table-cell>
          <table:table-cell table:formula="of:=[.B3553]+1" office:value-type="float" office:value="3552" calcext:value-type="float">
            <text:p>3552</text:p>
          </table:table-cell>
        </table:table-row>
        <table:table-row table:style-name="ro1">
          <table:table-cell table:formula="of:=IF([$Code.A3555]=&quot;&quot;;&quot;&quot;;[$Code.A3555])">
            <text:p/>
          </table:table-cell>
          <table:table-cell table:formula="of:=[.B3554]+1" office:value-type="float" office:value="3553" calcext:value-type="float">
            <text:p>3553</text:p>
          </table:table-cell>
        </table:table-row>
        <table:table-row table:style-name="ro1">
          <table:table-cell table:formula="of:=IF([$Code.A3556]=&quot;&quot;;&quot;&quot;;[$Code.A3556])">
            <text:p/>
          </table:table-cell>
          <table:table-cell table:formula="of:=[.B3555]+1" office:value-type="float" office:value="3554" calcext:value-type="float">
            <text:p>3554</text:p>
          </table:table-cell>
        </table:table-row>
        <table:table-row table:style-name="ro1">
          <table:table-cell table:formula="of:=IF([$Code.A3557]=&quot;&quot;;&quot;&quot;;[$Code.A3557])">
            <text:p/>
          </table:table-cell>
          <table:table-cell table:formula="of:=[.B3556]+1" office:value-type="float" office:value="3555" calcext:value-type="float">
            <text:p>3555</text:p>
          </table:table-cell>
        </table:table-row>
        <table:table-row table:style-name="ro1">
          <table:table-cell table:formula="of:=IF([$Code.A3558]=&quot;&quot;;&quot;&quot;;[$Code.A3558])">
            <text:p/>
          </table:table-cell>
          <table:table-cell table:formula="of:=[.B3557]+1" office:value-type="float" office:value="3556" calcext:value-type="float">
            <text:p>3556</text:p>
          </table:table-cell>
        </table:table-row>
        <table:table-row table:style-name="ro1">
          <table:table-cell table:formula="of:=IF([$Code.A3559]=&quot;&quot;;&quot;&quot;;[$Code.A3559])">
            <text:p/>
          </table:table-cell>
          <table:table-cell table:formula="of:=[.B3558]+1" office:value-type="float" office:value="3557" calcext:value-type="float">
            <text:p>3557</text:p>
          </table:table-cell>
        </table:table-row>
        <table:table-row table:style-name="ro1">
          <table:table-cell table:formula="of:=IF([$Code.A3560]=&quot;&quot;;&quot;&quot;;[$Code.A3560])">
            <text:p/>
          </table:table-cell>
          <table:table-cell table:formula="of:=[.B3559]+1" office:value-type="float" office:value="3558" calcext:value-type="float">
            <text:p>3558</text:p>
          </table:table-cell>
        </table:table-row>
        <table:table-row table:style-name="ro1">
          <table:table-cell table:formula="of:=IF([$Code.A3561]=&quot;&quot;;&quot;&quot;;[$Code.A3561])">
            <text:p/>
          </table:table-cell>
          <table:table-cell table:formula="of:=[.B3560]+1" office:value-type="float" office:value="3559" calcext:value-type="float">
            <text:p>3559</text:p>
          </table:table-cell>
        </table:table-row>
        <table:table-row table:style-name="ro1">
          <table:table-cell table:formula="of:=IF([$Code.A3562]=&quot;&quot;;&quot;&quot;;[$Code.A3562])">
            <text:p/>
          </table:table-cell>
          <table:table-cell table:formula="of:=[.B3561]+1" office:value-type="float" office:value="3560" calcext:value-type="float">
            <text:p>3560</text:p>
          </table:table-cell>
        </table:table-row>
        <table:table-row table:style-name="ro1">
          <table:table-cell table:formula="of:=IF([$Code.A3563]=&quot;&quot;;&quot;&quot;;[$Code.A3563])">
            <text:p/>
          </table:table-cell>
          <table:table-cell table:formula="of:=[.B3562]+1" office:value-type="float" office:value="3561" calcext:value-type="float">
            <text:p>3561</text:p>
          </table:table-cell>
        </table:table-row>
        <table:table-row table:style-name="ro1">
          <table:table-cell table:formula="of:=IF([$Code.A3564]=&quot;&quot;;&quot;&quot;;[$Code.A3564])">
            <text:p/>
          </table:table-cell>
          <table:table-cell table:formula="of:=[.B3563]+1" office:value-type="float" office:value="3562" calcext:value-type="float">
            <text:p>3562</text:p>
          </table:table-cell>
        </table:table-row>
        <table:table-row table:style-name="ro1">
          <table:table-cell table:formula="of:=IF([$Code.A3565]=&quot;&quot;;&quot;&quot;;[$Code.A3565])">
            <text:p/>
          </table:table-cell>
          <table:table-cell table:formula="of:=[.B3564]+1" office:value-type="float" office:value="3563" calcext:value-type="float">
            <text:p>3563</text:p>
          </table:table-cell>
        </table:table-row>
        <table:table-row table:style-name="ro1">
          <table:table-cell table:formula="of:=IF([$Code.A3566]=&quot;&quot;;&quot;&quot;;[$Code.A3566])">
            <text:p/>
          </table:table-cell>
          <table:table-cell table:formula="of:=[.B3565]+1" office:value-type="float" office:value="3564" calcext:value-type="float">
            <text:p>3564</text:p>
          </table:table-cell>
        </table:table-row>
        <table:table-row table:style-name="ro1">
          <table:table-cell table:formula="of:=IF([$Code.A3567]=&quot;&quot;;&quot;&quot;;[$Code.A3567])">
            <text:p/>
          </table:table-cell>
          <table:table-cell table:formula="of:=[.B3566]+1" office:value-type="float" office:value="3565" calcext:value-type="float">
            <text:p>3565</text:p>
          </table:table-cell>
        </table:table-row>
        <table:table-row table:style-name="ro1">
          <table:table-cell table:formula="of:=IF([$Code.A3568]=&quot;&quot;;&quot;&quot;;[$Code.A3568])">
            <text:p/>
          </table:table-cell>
          <table:table-cell table:formula="of:=[.B3567]+1" office:value-type="float" office:value="3566" calcext:value-type="float">
            <text:p>3566</text:p>
          </table:table-cell>
        </table:table-row>
        <table:table-row table:style-name="ro1">
          <table:table-cell table:formula="of:=IF([$Code.A3569]=&quot;&quot;;&quot;&quot;;[$Code.A3569])">
            <text:p/>
          </table:table-cell>
          <table:table-cell table:formula="of:=[.B3568]+1" office:value-type="float" office:value="3567" calcext:value-type="float">
            <text:p>3567</text:p>
          </table:table-cell>
        </table:table-row>
        <table:table-row table:style-name="ro1">
          <table:table-cell table:formula="of:=IF([$Code.A3570]=&quot;&quot;;&quot;&quot;;[$Code.A3570])">
            <text:p/>
          </table:table-cell>
          <table:table-cell table:formula="of:=[.B3569]+1" office:value-type="float" office:value="3568" calcext:value-type="float">
            <text:p>3568</text:p>
          </table:table-cell>
        </table:table-row>
        <table:table-row table:style-name="ro1">
          <table:table-cell table:formula="of:=IF([$Code.A3571]=&quot;&quot;;&quot;&quot;;[$Code.A3571])">
            <text:p/>
          </table:table-cell>
          <table:table-cell table:formula="of:=[.B3570]+1" office:value-type="float" office:value="3569" calcext:value-type="float">
            <text:p>3569</text:p>
          </table:table-cell>
        </table:table-row>
        <table:table-row table:style-name="ro1">
          <table:table-cell table:formula="of:=IF([$Code.A3572]=&quot;&quot;;&quot;&quot;;[$Code.A3572])">
            <text:p/>
          </table:table-cell>
          <table:table-cell table:formula="of:=[.B3571]+1" office:value-type="float" office:value="3570" calcext:value-type="float">
            <text:p>3570</text:p>
          </table:table-cell>
        </table:table-row>
        <table:table-row table:style-name="ro1">
          <table:table-cell table:formula="of:=IF([$Code.A3573]=&quot;&quot;;&quot;&quot;;[$Code.A3573])">
            <text:p/>
          </table:table-cell>
          <table:table-cell table:formula="of:=[.B3572]+1" office:value-type="float" office:value="3571" calcext:value-type="float">
            <text:p>3571</text:p>
          </table:table-cell>
        </table:table-row>
        <table:table-row table:style-name="ro1">
          <table:table-cell table:formula="of:=IF([$Code.A3574]=&quot;&quot;;&quot;&quot;;[$Code.A3574])">
            <text:p/>
          </table:table-cell>
          <table:table-cell table:formula="of:=[.B3573]+1" office:value-type="float" office:value="3572" calcext:value-type="float">
            <text:p>3572</text:p>
          </table:table-cell>
        </table:table-row>
        <table:table-row table:style-name="ro1">
          <table:table-cell table:formula="of:=IF([$Code.A3575]=&quot;&quot;;&quot;&quot;;[$Code.A3575])">
            <text:p/>
          </table:table-cell>
          <table:table-cell table:formula="of:=[.B3574]+1" office:value-type="float" office:value="3573" calcext:value-type="float">
            <text:p>3573</text:p>
          </table:table-cell>
        </table:table-row>
        <table:table-row table:style-name="ro1">
          <table:table-cell table:formula="of:=IF([$Code.A3576]=&quot;&quot;;&quot;&quot;;[$Code.A3576])">
            <text:p/>
          </table:table-cell>
          <table:table-cell table:formula="of:=[.B3575]+1" office:value-type="float" office:value="3574" calcext:value-type="float">
            <text:p>3574</text:p>
          </table:table-cell>
        </table:table-row>
        <table:table-row table:style-name="ro1">
          <table:table-cell table:formula="of:=IF([$Code.A3577]=&quot;&quot;;&quot;&quot;;[$Code.A3577])">
            <text:p/>
          </table:table-cell>
          <table:table-cell table:formula="of:=[.B3576]+1" office:value-type="float" office:value="3575" calcext:value-type="float">
            <text:p>3575</text:p>
          </table:table-cell>
        </table:table-row>
        <table:table-row table:style-name="ro1">
          <table:table-cell table:formula="of:=IF([$Code.A3578]=&quot;&quot;;&quot;&quot;;[$Code.A3578])">
            <text:p/>
          </table:table-cell>
          <table:table-cell table:formula="of:=[.B3577]+1" office:value-type="float" office:value="3576" calcext:value-type="float">
            <text:p>3576</text:p>
          </table:table-cell>
        </table:table-row>
        <table:table-row table:style-name="ro1">
          <table:table-cell table:formula="of:=IF([$Code.A3579]=&quot;&quot;;&quot;&quot;;[$Code.A3579])">
            <text:p/>
          </table:table-cell>
          <table:table-cell table:formula="of:=[.B3578]+1" office:value-type="float" office:value="3577" calcext:value-type="float">
            <text:p>3577</text:p>
          </table:table-cell>
        </table:table-row>
        <table:table-row table:style-name="ro1">
          <table:table-cell table:formula="of:=IF([$Code.A3580]=&quot;&quot;;&quot;&quot;;[$Code.A3580])">
            <text:p/>
          </table:table-cell>
          <table:table-cell table:formula="of:=[.B3579]+1" office:value-type="float" office:value="3578" calcext:value-type="float">
            <text:p>3578</text:p>
          </table:table-cell>
        </table:table-row>
        <table:table-row table:style-name="ro1">
          <table:table-cell table:formula="of:=IF([$Code.A3581]=&quot;&quot;;&quot;&quot;;[$Code.A3581])">
            <text:p/>
          </table:table-cell>
          <table:table-cell table:formula="of:=[.B3580]+1" office:value-type="float" office:value="3579" calcext:value-type="float">
            <text:p>3579</text:p>
          </table:table-cell>
        </table:table-row>
        <table:table-row table:style-name="ro1">
          <table:table-cell table:formula="of:=IF([$Code.A3582]=&quot;&quot;;&quot;&quot;;[$Code.A3582])">
            <text:p/>
          </table:table-cell>
          <table:table-cell table:formula="of:=[.B3581]+1" office:value-type="float" office:value="3580" calcext:value-type="float">
            <text:p>3580</text:p>
          </table:table-cell>
        </table:table-row>
        <table:table-row table:style-name="ro1">
          <table:table-cell table:formula="of:=IF([$Code.A3583]=&quot;&quot;;&quot;&quot;;[$Code.A3583])">
            <text:p/>
          </table:table-cell>
          <table:table-cell table:formula="of:=[.B3582]+1" office:value-type="float" office:value="3581" calcext:value-type="float">
            <text:p>3581</text:p>
          </table:table-cell>
        </table:table-row>
        <table:table-row table:style-name="ro1">
          <table:table-cell table:formula="of:=IF([$Code.A3584]=&quot;&quot;;&quot;&quot;;[$Code.A3584])">
            <text:p/>
          </table:table-cell>
          <table:table-cell table:formula="of:=[.B3583]+1" office:value-type="float" office:value="3582" calcext:value-type="float">
            <text:p>3582</text:p>
          </table:table-cell>
        </table:table-row>
        <table:table-row table:style-name="ro1">
          <table:table-cell table:formula="of:=IF([$Code.A3585]=&quot;&quot;;&quot;&quot;;[$Code.A3585])">
            <text:p/>
          </table:table-cell>
          <table:table-cell table:formula="of:=[.B3584]+1" office:value-type="float" office:value="3583" calcext:value-type="float">
            <text:p>3583</text:p>
          </table:table-cell>
        </table:table-row>
        <table:table-row table:style-name="ro1">
          <table:table-cell table:formula="of:=IF([$Code.A3586]=&quot;&quot;;&quot;&quot;;[$Code.A3586])">
            <text:p/>
          </table:table-cell>
          <table:table-cell table:formula="of:=[.B3585]+1" office:value-type="float" office:value="3584" calcext:value-type="float">
            <text:p>3584</text:p>
          </table:table-cell>
        </table:table-row>
        <table:table-row table:style-name="ro1">
          <table:table-cell table:formula="of:=IF([$Code.A3587]=&quot;&quot;;&quot;&quot;;[$Code.A3587])">
            <text:p/>
          </table:table-cell>
          <table:table-cell table:formula="of:=[.B3586]+1" office:value-type="float" office:value="3585" calcext:value-type="float">
            <text:p>3585</text:p>
          </table:table-cell>
        </table:table-row>
        <table:table-row table:style-name="ro1">
          <table:table-cell table:formula="of:=IF([$Code.A3588]=&quot;&quot;;&quot;&quot;;[$Code.A3588])">
            <text:p/>
          </table:table-cell>
          <table:table-cell table:formula="of:=[.B3587]+1" office:value-type="float" office:value="3586" calcext:value-type="float">
            <text:p>3586</text:p>
          </table:table-cell>
        </table:table-row>
        <table:table-row table:style-name="ro1">
          <table:table-cell table:formula="of:=IF([$Code.A3589]=&quot;&quot;;&quot;&quot;;[$Code.A3589])">
            <text:p/>
          </table:table-cell>
          <table:table-cell table:formula="of:=[.B3588]+1" office:value-type="float" office:value="3587" calcext:value-type="float">
            <text:p>3587</text:p>
          </table:table-cell>
        </table:table-row>
        <table:table-row table:style-name="ro1">
          <table:table-cell table:formula="of:=IF([$Code.A3590]=&quot;&quot;;&quot;&quot;;[$Code.A3590])">
            <text:p/>
          </table:table-cell>
          <table:table-cell table:formula="of:=[.B3589]+1" office:value-type="float" office:value="3588" calcext:value-type="float">
            <text:p>3588</text:p>
          </table:table-cell>
        </table:table-row>
        <table:table-row table:style-name="ro1">
          <table:table-cell table:formula="of:=IF([$Code.A3591]=&quot;&quot;;&quot;&quot;;[$Code.A3591])">
            <text:p/>
          </table:table-cell>
          <table:table-cell table:formula="of:=[.B3590]+1" office:value-type="float" office:value="3589" calcext:value-type="float">
            <text:p>3589</text:p>
          </table:table-cell>
        </table:table-row>
        <table:table-row table:style-name="ro1">
          <table:table-cell table:formula="of:=IF([$Code.A3592]=&quot;&quot;;&quot;&quot;;[$Code.A3592])">
            <text:p/>
          </table:table-cell>
          <table:table-cell table:formula="of:=[.B3591]+1" office:value-type="float" office:value="3590" calcext:value-type="float">
            <text:p>3590</text:p>
          </table:table-cell>
        </table:table-row>
        <table:table-row table:style-name="ro1">
          <table:table-cell table:formula="of:=IF([$Code.A3593]=&quot;&quot;;&quot;&quot;;[$Code.A3593])">
            <text:p/>
          </table:table-cell>
          <table:table-cell table:formula="of:=[.B3592]+1" office:value-type="float" office:value="3591" calcext:value-type="float">
            <text:p>3591</text:p>
          </table:table-cell>
        </table:table-row>
        <table:table-row table:style-name="ro1">
          <table:table-cell table:formula="of:=IF([$Code.A3594]=&quot;&quot;;&quot;&quot;;[$Code.A3594])">
            <text:p/>
          </table:table-cell>
          <table:table-cell table:formula="of:=[.B3593]+1" office:value-type="float" office:value="3592" calcext:value-type="float">
            <text:p>3592</text:p>
          </table:table-cell>
        </table:table-row>
        <table:table-row table:style-name="ro1">
          <table:table-cell table:formula="of:=IF([$Code.A3595]=&quot;&quot;;&quot;&quot;;[$Code.A3595])">
            <text:p/>
          </table:table-cell>
          <table:table-cell table:formula="of:=[.B3594]+1" office:value-type="float" office:value="3593" calcext:value-type="float">
            <text:p>3593</text:p>
          </table:table-cell>
        </table:table-row>
        <table:table-row table:style-name="ro1">
          <table:table-cell table:formula="of:=IF([$Code.A3596]=&quot;&quot;;&quot;&quot;;[$Code.A3596])">
            <text:p/>
          </table:table-cell>
          <table:table-cell table:formula="of:=[.B3595]+1" office:value-type="float" office:value="3594" calcext:value-type="float">
            <text:p>3594</text:p>
          </table:table-cell>
        </table:table-row>
        <table:table-row table:style-name="ro1">
          <table:table-cell table:formula="of:=IF([$Code.A3597]=&quot;&quot;;&quot;&quot;;[$Code.A3597])">
            <text:p/>
          </table:table-cell>
          <table:table-cell table:formula="of:=[.B3596]+1" office:value-type="float" office:value="3595" calcext:value-type="float">
            <text:p>3595</text:p>
          </table:table-cell>
        </table:table-row>
        <table:table-row table:style-name="ro1">
          <table:table-cell table:formula="of:=IF([$Code.A3598]=&quot;&quot;;&quot;&quot;;[$Code.A3598])">
            <text:p/>
          </table:table-cell>
          <table:table-cell table:formula="of:=[.B3597]+1" office:value-type="float" office:value="3596" calcext:value-type="float">
            <text:p>3596</text:p>
          </table:table-cell>
        </table:table-row>
        <table:table-row table:style-name="ro1">
          <table:table-cell table:formula="of:=IF([$Code.A3599]=&quot;&quot;;&quot;&quot;;[$Code.A3599])">
            <text:p/>
          </table:table-cell>
          <table:table-cell table:formula="of:=[.B3598]+1" office:value-type="float" office:value="3597" calcext:value-type="float">
            <text:p>3597</text:p>
          </table:table-cell>
        </table:table-row>
        <table:table-row table:style-name="ro1">
          <table:table-cell table:formula="of:=IF([$Code.A3600]=&quot;&quot;;&quot;&quot;;[$Code.A3600])">
            <text:p/>
          </table:table-cell>
          <table:table-cell table:formula="of:=[.B3599]+1" office:value-type="float" office:value="3598" calcext:value-type="float">
            <text:p>3598</text:p>
          </table:table-cell>
        </table:table-row>
        <table:table-row table:style-name="ro1">
          <table:table-cell table:formula="of:=IF([$Code.A3601]=&quot;&quot;;&quot;&quot;;[$Code.A3601])">
            <text:p/>
          </table:table-cell>
          <table:table-cell table:formula="of:=[.B3600]+1" office:value-type="float" office:value="3599" calcext:value-type="float">
            <text:p>3599</text:p>
          </table:table-cell>
        </table:table-row>
        <table:table-row table:style-name="ro1">
          <table:table-cell table:formula="of:=IF([$Code.A3602]=&quot;&quot;;&quot;&quot;;[$Code.A3602])">
            <text:p/>
          </table:table-cell>
          <table:table-cell table:formula="of:=[.B3601]+1" office:value-type="float" office:value="3600" calcext:value-type="float">
            <text:p>3600</text:p>
          </table:table-cell>
        </table:table-row>
        <table:table-row table:style-name="ro1">
          <table:table-cell table:formula="of:=IF([$Code.A3603]=&quot;&quot;;&quot;&quot;;[$Code.A3603])">
            <text:p/>
          </table:table-cell>
          <table:table-cell table:formula="of:=[.B3602]+1" office:value-type="float" office:value="3601" calcext:value-type="float">
            <text:p>3601</text:p>
          </table:table-cell>
        </table:table-row>
        <table:table-row table:style-name="ro1">
          <table:table-cell table:formula="of:=IF([$Code.A3604]=&quot;&quot;;&quot;&quot;;[$Code.A3604])">
            <text:p/>
          </table:table-cell>
          <table:table-cell table:formula="of:=[.B3603]+1" office:value-type="float" office:value="3602" calcext:value-type="float">
            <text:p>3602</text:p>
          </table:table-cell>
        </table:table-row>
        <table:table-row table:style-name="ro1">
          <table:table-cell table:formula="of:=IF([$Code.A3605]=&quot;&quot;;&quot;&quot;;[$Code.A3605])">
            <text:p/>
          </table:table-cell>
          <table:table-cell table:formula="of:=[.B3604]+1" office:value-type="float" office:value="3603" calcext:value-type="float">
            <text:p>3603</text:p>
          </table:table-cell>
        </table:table-row>
        <table:table-row table:style-name="ro1">
          <table:table-cell table:formula="of:=IF([$Code.A3606]=&quot;&quot;;&quot;&quot;;[$Code.A3606])">
            <text:p/>
          </table:table-cell>
          <table:table-cell table:formula="of:=[.B3605]+1" office:value-type="float" office:value="3604" calcext:value-type="float">
            <text:p>3604</text:p>
          </table:table-cell>
        </table:table-row>
        <table:table-row table:style-name="ro1">
          <table:table-cell table:formula="of:=IF([$Code.A3607]=&quot;&quot;;&quot;&quot;;[$Code.A3607])">
            <text:p/>
          </table:table-cell>
          <table:table-cell table:formula="of:=[.B3606]+1" office:value-type="float" office:value="3605" calcext:value-type="float">
            <text:p>3605</text:p>
          </table:table-cell>
        </table:table-row>
        <table:table-row table:style-name="ro1">
          <table:table-cell table:formula="of:=IF([$Code.A3608]=&quot;&quot;;&quot;&quot;;[$Code.A3608])">
            <text:p/>
          </table:table-cell>
          <table:table-cell table:formula="of:=[.B3607]+1" office:value-type="float" office:value="3606" calcext:value-type="float">
            <text:p>3606</text:p>
          </table:table-cell>
        </table:table-row>
        <table:table-row table:style-name="ro1">
          <table:table-cell table:formula="of:=IF([$Code.A3609]=&quot;&quot;;&quot;&quot;;[$Code.A3609])">
            <text:p/>
          </table:table-cell>
          <table:table-cell table:formula="of:=[.B3608]+1" office:value-type="float" office:value="3607" calcext:value-type="float">
            <text:p>3607</text:p>
          </table:table-cell>
        </table:table-row>
        <table:table-row table:style-name="ro1">
          <table:table-cell table:formula="of:=IF([$Code.A3610]=&quot;&quot;;&quot;&quot;;[$Code.A3610])">
            <text:p/>
          </table:table-cell>
          <table:table-cell table:formula="of:=[.B3609]+1" office:value-type="float" office:value="3608" calcext:value-type="float">
            <text:p>3608</text:p>
          </table:table-cell>
        </table:table-row>
        <table:table-row table:style-name="ro1">
          <table:table-cell table:formula="of:=IF([$Code.A3611]=&quot;&quot;;&quot;&quot;;[$Code.A3611])">
            <text:p/>
          </table:table-cell>
          <table:table-cell table:formula="of:=[.B3610]+1" office:value-type="float" office:value="3609" calcext:value-type="float">
            <text:p>3609</text:p>
          </table:table-cell>
        </table:table-row>
        <table:table-row table:style-name="ro1">
          <table:table-cell table:formula="of:=IF([$Code.A3612]=&quot;&quot;;&quot;&quot;;[$Code.A3612])">
            <text:p/>
          </table:table-cell>
          <table:table-cell table:formula="of:=[.B3611]+1" office:value-type="float" office:value="3610" calcext:value-type="float">
            <text:p>3610</text:p>
          </table:table-cell>
        </table:table-row>
        <table:table-row table:style-name="ro1">
          <table:table-cell table:formula="of:=IF([$Code.A3613]=&quot;&quot;;&quot;&quot;;[$Code.A3613])">
            <text:p/>
          </table:table-cell>
          <table:table-cell table:formula="of:=[.B3612]+1" office:value-type="float" office:value="3611" calcext:value-type="float">
            <text:p>3611</text:p>
          </table:table-cell>
        </table:table-row>
        <table:table-row table:style-name="ro1">
          <table:table-cell table:formula="of:=IF([$Code.A3614]=&quot;&quot;;&quot;&quot;;[$Code.A3614])">
            <text:p/>
          </table:table-cell>
          <table:table-cell table:formula="of:=[.B3613]+1" office:value-type="float" office:value="3612" calcext:value-type="float">
            <text:p>3612</text:p>
          </table:table-cell>
        </table:table-row>
        <table:table-row table:style-name="ro1">
          <table:table-cell table:formula="of:=IF([$Code.A3615]=&quot;&quot;;&quot;&quot;;[$Code.A3615])">
            <text:p/>
          </table:table-cell>
          <table:table-cell table:formula="of:=[.B3614]+1" office:value-type="float" office:value="3613" calcext:value-type="float">
            <text:p>3613</text:p>
          </table:table-cell>
        </table:table-row>
        <table:table-row table:style-name="ro1">
          <table:table-cell table:formula="of:=IF([$Code.A3616]=&quot;&quot;;&quot;&quot;;[$Code.A3616])">
            <text:p/>
          </table:table-cell>
          <table:table-cell table:formula="of:=[.B3615]+1" office:value-type="float" office:value="3614" calcext:value-type="float">
            <text:p>3614</text:p>
          </table:table-cell>
        </table:table-row>
        <table:table-row table:style-name="ro1">
          <table:table-cell table:formula="of:=IF([$Code.A3617]=&quot;&quot;;&quot;&quot;;[$Code.A3617])">
            <text:p/>
          </table:table-cell>
          <table:table-cell table:formula="of:=[.B3616]+1" office:value-type="float" office:value="3615" calcext:value-type="float">
            <text:p>3615</text:p>
          </table:table-cell>
        </table:table-row>
        <table:table-row table:style-name="ro1">
          <table:table-cell table:formula="of:=IF([$Code.A3618]=&quot;&quot;;&quot;&quot;;[$Code.A3618])">
            <text:p/>
          </table:table-cell>
          <table:table-cell table:formula="of:=[.B3617]+1" office:value-type="float" office:value="3616" calcext:value-type="float">
            <text:p>3616</text:p>
          </table:table-cell>
        </table:table-row>
        <table:table-row table:style-name="ro1">
          <table:table-cell table:formula="of:=IF([$Code.A3619]=&quot;&quot;;&quot;&quot;;[$Code.A3619])">
            <text:p/>
          </table:table-cell>
          <table:table-cell table:formula="of:=[.B3618]+1" office:value-type="float" office:value="3617" calcext:value-type="float">
            <text:p>3617</text:p>
          </table:table-cell>
        </table:table-row>
        <table:table-row table:style-name="ro1">
          <table:table-cell table:formula="of:=IF([$Code.A3620]=&quot;&quot;;&quot;&quot;;[$Code.A3620])">
            <text:p/>
          </table:table-cell>
          <table:table-cell table:formula="of:=[.B3619]+1" office:value-type="float" office:value="3618" calcext:value-type="float">
            <text:p>3618</text:p>
          </table:table-cell>
        </table:table-row>
        <table:table-row table:style-name="ro1">
          <table:table-cell table:formula="of:=IF([$Code.A3621]=&quot;&quot;;&quot;&quot;;[$Code.A3621])">
            <text:p/>
          </table:table-cell>
          <table:table-cell table:formula="of:=[.B3620]+1" office:value-type="float" office:value="3619" calcext:value-type="float">
            <text:p>3619</text:p>
          </table:table-cell>
        </table:table-row>
        <table:table-row table:style-name="ro1">
          <table:table-cell table:formula="of:=IF([$Code.A3622]=&quot;&quot;;&quot;&quot;;[$Code.A3622])">
            <text:p/>
          </table:table-cell>
          <table:table-cell table:formula="of:=[.B3621]+1" office:value-type="float" office:value="3620" calcext:value-type="float">
            <text:p>3620</text:p>
          </table:table-cell>
        </table:table-row>
        <table:table-row table:style-name="ro1">
          <table:table-cell table:formula="of:=IF([$Code.A3623]=&quot;&quot;;&quot;&quot;;[$Code.A3623])">
            <text:p/>
          </table:table-cell>
          <table:table-cell table:formula="of:=[.B3622]+1" office:value-type="float" office:value="3621" calcext:value-type="float">
            <text:p>3621</text:p>
          </table:table-cell>
        </table:table-row>
        <table:table-row table:style-name="ro1">
          <table:table-cell table:formula="of:=IF([$Code.A3624]=&quot;&quot;;&quot;&quot;;[$Code.A3624])">
            <text:p/>
          </table:table-cell>
          <table:table-cell table:formula="of:=[.B3623]+1" office:value-type="float" office:value="3622" calcext:value-type="float">
            <text:p>3622</text:p>
          </table:table-cell>
        </table:table-row>
        <table:table-row table:style-name="ro1">
          <table:table-cell table:formula="of:=IF([$Code.A3625]=&quot;&quot;;&quot;&quot;;[$Code.A3625])">
            <text:p/>
          </table:table-cell>
          <table:table-cell table:formula="of:=[.B3624]+1" office:value-type="float" office:value="3623" calcext:value-type="float">
            <text:p>3623</text:p>
          </table:table-cell>
        </table:table-row>
        <table:table-row table:style-name="ro1">
          <table:table-cell table:formula="of:=IF([$Code.A3626]=&quot;&quot;;&quot;&quot;;[$Code.A3626])">
            <text:p/>
          </table:table-cell>
          <table:table-cell table:formula="of:=[.B3625]+1" office:value-type="float" office:value="3624" calcext:value-type="float">
            <text:p>3624</text:p>
          </table:table-cell>
        </table:table-row>
        <table:table-row table:style-name="ro1">
          <table:table-cell table:formula="of:=IF([$Code.A3627]=&quot;&quot;;&quot;&quot;;[$Code.A3627])">
            <text:p/>
          </table:table-cell>
          <table:table-cell table:formula="of:=[.B3626]+1" office:value-type="float" office:value="3625" calcext:value-type="float">
            <text:p>3625</text:p>
          </table:table-cell>
        </table:table-row>
        <table:table-row table:style-name="ro1">
          <table:table-cell table:formula="of:=IF([$Code.A3628]=&quot;&quot;;&quot;&quot;;[$Code.A3628])">
            <text:p/>
          </table:table-cell>
          <table:table-cell table:formula="of:=[.B3627]+1" office:value-type="float" office:value="3626" calcext:value-type="float">
            <text:p>3626</text:p>
          </table:table-cell>
        </table:table-row>
        <table:table-row table:style-name="ro1">
          <table:table-cell table:formula="of:=IF([$Code.A3629]=&quot;&quot;;&quot;&quot;;[$Code.A3629])">
            <text:p/>
          </table:table-cell>
          <table:table-cell table:formula="of:=[.B3628]+1" office:value-type="float" office:value="3627" calcext:value-type="float">
            <text:p>3627</text:p>
          </table:table-cell>
        </table:table-row>
        <table:table-row table:style-name="ro1">
          <table:table-cell table:formula="of:=IF([$Code.A3630]=&quot;&quot;;&quot;&quot;;[$Code.A3630])">
            <text:p/>
          </table:table-cell>
          <table:table-cell table:formula="of:=[.B3629]+1" office:value-type="float" office:value="3628" calcext:value-type="float">
            <text:p>3628</text:p>
          </table:table-cell>
        </table:table-row>
        <table:table-row table:style-name="ro1">
          <table:table-cell table:formula="of:=IF([$Code.A3631]=&quot;&quot;;&quot;&quot;;[$Code.A3631])">
            <text:p/>
          </table:table-cell>
          <table:table-cell table:formula="of:=[.B3630]+1" office:value-type="float" office:value="3629" calcext:value-type="float">
            <text:p>3629</text:p>
          </table:table-cell>
        </table:table-row>
        <table:table-row table:style-name="ro1">
          <table:table-cell table:formula="of:=IF([$Code.A3632]=&quot;&quot;;&quot;&quot;;[$Code.A3632])">
            <text:p/>
          </table:table-cell>
          <table:table-cell table:formula="of:=[.B3631]+1" office:value-type="float" office:value="3630" calcext:value-type="float">
            <text:p>3630</text:p>
          </table:table-cell>
        </table:table-row>
        <table:table-row table:style-name="ro1">
          <table:table-cell table:formula="of:=IF([$Code.A3633]=&quot;&quot;;&quot;&quot;;[$Code.A3633])">
            <text:p/>
          </table:table-cell>
          <table:table-cell table:formula="of:=[.B3632]+1" office:value-type="float" office:value="3631" calcext:value-type="float">
            <text:p>3631</text:p>
          </table:table-cell>
        </table:table-row>
        <table:table-row table:style-name="ro1">
          <table:table-cell table:formula="of:=IF([$Code.A3634]=&quot;&quot;;&quot;&quot;;[$Code.A3634])">
            <text:p/>
          </table:table-cell>
          <table:table-cell table:formula="of:=[.B3633]+1" office:value-type="float" office:value="3632" calcext:value-type="float">
            <text:p>3632</text:p>
          </table:table-cell>
        </table:table-row>
        <table:table-row table:style-name="ro1">
          <table:table-cell table:formula="of:=IF([$Code.A3635]=&quot;&quot;;&quot;&quot;;[$Code.A3635])">
            <text:p/>
          </table:table-cell>
          <table:table-cell table:formula="of:=[.B3634]+1" office:value-type="float" office:value="3633" calcext:value-type="float">
            <text:p>3633</text:p>
          </table:table-cell>
        </table:table-row>
        <table:table-row table:style-name="ro1">
          <table:table-cell table:formula="of:=IF([$Code.A3636]=&quot;&quot;;&quot;&quot;;[$Code.A3636])">
            <text:p/>
          </table:table-cell>
          <table:table-cell table:formula="of:=[.B3635]+1" office:value-type="float" office:value="3634" calcext:value-type="float">
            <text:p>3634</text:p>
          </table:table-cell>
        </table:table-row>
        <table:table-row table:style-name="ro1">
          <table:table-cell table:formula="of:=IF([$Code.A3637]=&quot;&quot;;&quot;&quot;;[$Code.A3637])">
            <text:p/>
          </table:table-cell>
          <table:table-cell table:formula="of:=[.B3636]+1" office:value-type="float" office:value="3635" calcext:value-type="float">
            <text:p>3635</text:p>
          </table:table-cell>
        </table:table-row>
        <table:table-row table:style-name="ro1">
          <table:table-cell table:formula="of:=IF([$Code.A3638]=&quot;&quot;;&quot;&quot;;[$Code.A3638])">
            <text:p/>
          </table:table-cell>
          <table:table-cell table:formula="of:=[.B3637]+1" office:value-type="float" office:value="3636" calcext:value-type="float">
            <text:p>3636</text:p>
          </table:table-cell>
        </table:table-row>
        <table:table-row table:style-name="ro1">
          <table:table-cell table:formula="of:=IF([$Code.A3639]=&quot;&quot;;&quot;&quot;;[$Code.A3639])">
            <text:p/>
          </table:table-cell>
          <table:table-cell table:formula="of:=[.B3638]+1" office:value-type="float" office:value="3637" calcext:value-type="float">
            <text:p>3637</text:p>
          </table:table-cell>
        </table:table-row>
        <table:table-row table:style-name="ro1">
          <table:table-cell table:formula="of:=IF([$Code.A3640]=&quot;&quot;;&quot;&quot;;[$Code.A3640])">
            <text:p/>
          </table:table-cell>
          <table:table-cell table:formula="of:=[.B3639]+1" office:value-type="float" office:value="3638" calcext:value-type="float">
            <text:p>3638</text:p>
          </table:table-cell>
        </table:table-row>
        <table:table-row table:style-name="ro1">
          <table:table-cell table:formula="of:=IF([$Code.A3641]=&quot;&quot;;&quot;&quot;;[$Code.A3641])">
            <text:p/>
          </table:table-cell>
          <table:table-cell table:formula="of:=[.B3640]+1" office:value-type="float" office:value="3639" calcext:value-type="float">
            <text:p>3639</text:p>
          </table:table-cell>
        </table:table-row>
        <table:table-row table:style-name="ro1">
          <table:table-cell table:formula="of:=IF([$Code.A3642]=&quot;&quot;;&quot;&quot;;[$Code.A3642])">
            <text:p/>
          </table:table-cell>
          <table:table-cell table:formula="of:=[.B3641]+1" office:value-type="float" office:value="3640" calcext:value-type="float">
            <text:p>3640</text:p>
          </table:table-cell>
        </table:table-row>
        <table:table-row table:style-name="ro1">
          <table:table-cell table:formula="of:=IF([$Code.A3643]=&quot;&quot;;&quot;&quot;;[$Code.A3643])">
            <text:p/>
          </table:table-cell>
          <table:table-cell table:formula="of:=[.B3642]+1" office:value-type="float" office:value="3641" calcext:value-type="float">
            <text:p>3641</text:p>
          </table:table-cell>
        </table:table-row>
        <table:table-row table:style-name="ro1">
          <table:table-cell table:formula="of:=IF([$Code.A3644]=&quot;&quot;;&quot;&quot;;[$Code.A3644])">
            <text:p/>
          </table:table-cell>
          <table:table-cell table:formula="of:=[.B3643]+1" office:value-type="float" office:value="3642" calcext:value-type="float">
            <text:p>3642</text:p>
          </table:table-cell>
        </table:table-row>
        <table:table-row table:style-name="ro1">
          <table:table-cell table:formula="of:=IF([$Code.A3645]=&quot;&quot;;&quot;&quot;;[$Code.A3645])">
            <text:p/>
          </table:table-cell>
          <table:table-cell table:formula="of:=[.B3644]+1" office:value-type="float" office:value="3643" calcext:value-type="float">
            <text:p>3643</text:p>
          </table:table-cell>
        </table:table-row>
        <table:table-row table:style-name="ro1">
          <table:table-cell table:formula="of:=IF([$Code.A3646]=&quot;&quot;;&quot;&quot;;[$Code.A3646])">
            <text:p/>
          </table:table-cell>
          <table:table-cell table:formula="of:=[.B3645]+1" office:value-type="float" office:value="3644" calcext:value-type="float">
            <text:p>3644</text:p>
          </table:table-cell>
        </table:table-row>
        <table:table-row table:style-name="ro1">
          <table:table-cell table:formula="of:=IF([$Code.A3647]=&quot;&quot;;&quot;&quot;;[$Code.A3647])">
            <text:p/>
          </table:table-cell>
          <table:table-cell table:formula="of:=[.B3646]+1" office:value-type="float" office:value="3645" calcext:value-type="float">
            <text:p>3645</text:p>
          </table:table-cell>
        </table:table-row>
        <table:table-row table:style-name="ro1">
          <table:table-cell table:formula="of:=IF([$Code.A3648]=&quot;&quot;;&quot;&quot;;[$Code.A3648])">
            <text:p/>
          </table:table-cell>
          <table:table-cell table:formula="of:=[.B3647]+1" office:value-type="float" office:value="3646" calcext:value-type="float">
            <text:p>3646</text:p>
          </table:table-cell>
        </table:table-row>
        <table:table-row table:style-name="ro1">
          <table:table-cell table:formula="of:=IF([$Code.A3649]=&quot;&quot;;&quot;&quot;;[$Code.A3649])">
            <text:p/>
          </table:table-cell>
          <table:table-cell table:formula="of:=[.B3648]+1" office:value-type="float" office:value="3647" calcext:value-type="float">
            <text:p>3647</text:p>
          </table:table-cell>
        </table:table-row>
        <table:table-row table:style-name="ro1">
          <table:table-cell table:formula="of:=IF([$Code.A3650]=&quot;&quot;;&quot;&quot;;[$Code.A3650])">
            <text:p/>
          </table:table-cell>
          <table:table-cell table:formula="of:=[.B3649]+1" office:value-type="float" office:value="3648" calcext:value-type="float">
            <text:p>3648</text:p>
          </table:table-cell>
        </table:table-row>
        <table:table-row table:style-name="ro1">
          <table:table-cell table:formula="of:=IF([$Code.A3651]=&quot;&quot;;&quot;&quot;;[$Code.A3651])">
            <text:p/>
          </table:table-cell>
          <table:table-cell table:formula="of:=[.B3650]+1" office:value-type="float" office:value="3649" calcext:value-type="float">
            <text:p>3649</text:p>
          </table:table-cell>
        </table:table-row>
        <table:table-row table:style-name="ro1">
          <table:table-cell table:formula="of:=IF([$Code.A3652]=&quot;&quot;;&quot;&quot;;[$Code.A3652])">
            <text:p/>
          </table:table-cell>
          <table:table-cell table:formula="of:=[.B3651]+1" office:value-type="float" office:value="3650" calcext:value-type="float">
            <text:p>3650</text:p>
          </table:table-cell>
        </table:table-row>
        <table:table-row table:style-name="ro1">
          <table:table-cell table:formula="of:=IF([$Code.A3653]=&quot;&quot;;&quot;&quot;;[$Code.A3653])">
            <text:p/>
          </table:table-cell>
          <table:table-cell table:formula="of:=[.B3652]+1" office:value-type="float" office:value="3651" calcext:value-type="float">
            <text:p>3651</text:p>
          </table:table-cell>
        </table:table-row>
        <table:table-row table:style-name="ro1">
          <table:table-cell table:formula="of:=IF([$Code.A3654]=&quot;&quot;;&quot;&quot;;[$Code.A3654])">
            <text:p/>
          </table:table-cell>
          <table:table-cell table:formula="of:=[.B3653]+1" office:value-type="float" office:value="3652" calcext:value-type="float">
            <text:p>3652</text:p>
          </table:table-cell>
        </table:table-row>
        <table:table-row table:style-name="ro1">
          <table:table-cell table:formula="of:=IF([$Code.A3655]=&quot;&quot;;&quot;&quot;;[$Code.A3655])">
            <text:p/>
          </table:table-cell>
          <table:table-cell table:formula="of:=[.B3654]+1" office:value-type="float" office:value="3653" calcext:value-type="float">
            <text:p>3653</text:p>
          </table:table-cell>
        </table:table-row>
        <table:table-row table:style-name="ro1">
          <table:table-cell table:formula="of:=IF([$Code.A3656]=&quot;&quot;;&quot;&quot;;[$Code.A3656])">
            <text:p/>
          </table:table-cell>
          <table:table-cell table:formula="of:=[.B3655]+1" office:value-type="float" office:value="3654" calcext:value-type="float">
            <text:p>3654</text:p>
          </table:table-cell>
        </table:table-row>
        <table:table-row table:style-name="ro1">
          <table:table-cell table:formula="of:=IF([$Code.A3657]=&quot;&quot;;&quot;&quot;;[$Code.A3657])">
            <text:p/>
          </table:table-cell>
          <table:table-cell table:formula="of:=[.B3656]+1" office:value-type="float" office:value="3655" calcext:value-type="float">
            <text:p>3655</text:p>
          </table:table-cell>
        </table:table-row>
        <table:table-row table:style-name="ro1">
          <table:table-cell table:formula="of:=IF([$Code.A3658]=&quot;&quot;;&quot;&quot;;[$Code.A3658])">
            <text:p/>
          </table:table-cell>
          <table:table-cell table:formula="of:=[.B3657]+1" office:value-type="float" office:value="3656" calcext:value-type="float">
            <text:p>3656</text:p>
          </table:table-cell>
        </table:table-row>
        <table:table-row table:style-name="ro1">
          <table:table-cell table:formula="of:=IF([$Code.A3659]=&quot;&quot;;&quot;&quot;;[$Code.A3659])">
            <text:p/>
          </table:table-cell>
          <table:table-cell table:formula="of:=[.B3658]+1" office:value-type="float" office:value="3657" calcext:value-type="float">
            <text:p>3657</text:p>
          </table:table-cell>
        </table:table-row>
        <table:table-row table:style-name="ro1">
          <table:table-cell table:formula="of:=IF([$Code.A3660]=&quot;&quot;;&quot;&quot;;[$Code.A3660])">
            <text:p/>
          </table:table-cell>
          <table:table-cell table:formula="of:=[.B3659]+1" office:value-type="float" office:value="3658" calcext:value-type="float">
            <text:p>3658</text:p>
          </table:table-cell>
        </table:table-row>
        <table:table-row table:style-name="ro1">
          <table:table-cell table:formula="of:=IF([$Code.A3661]=&quot;&quot;;&quot;&quot;;[$Code.A3661])">
            <text:p/>
          </table:table-cell>
          <table:table-cell table:formula="of:=[.B3660]+1" office:value-type="float" office:value="3659" calcext:value-type="float">
            <text:p>3659</text:p>
          </table:table-cell>
        </table:table-row>
        <table:table-row table:style-name="ro1">
          <table:table-cell table:formula="of:=IF([$Code.A3662]=&quot;&quot;;&quot;&quot;;[$Code.A3662])">
            <text:p/>
          </table:table-cell>
          <table:table-cell table:formula="of:=[.B3661]+1" office:value-type="float" office:value="3660" calcext:value-type="float">
            <text:p>3660</text:p>
          </table:table-cell>
        </table:table-row>
        <table:table-row table:style-name="ro1">
          <table:table-cell table:formula="of:=IF([$Code.A3663]=&quot;&quot;;&quot;&quot;;[$Code.A3663])">
            <text:p/>
          </table:table-cell>
          <table:table-cell table:formula="of:=[.B3662]+1" office:value-type="float" office:value="3661" calcext:value-type="float">
            <text:p>3661</text:p>
          </table:table-cell>
        </table:table-row>
        <table:table-row table:style-name="ro1">
          <table:table-cell table:formula="of:=IF([$Code.A3664]=&quot;&quot;;&quot;&quot;;[$Code.A3664])">
            <text:p/>
          </table:table-cell>
          <table:table-cell table:formula="of:=[.B3663]+1" office:value-type="float" office:value="3662" calcext:value-type="float">
            <text:p>3662</text:p>
          </table:table-cell>
        </table:table-row>
        <table:table-row table:style-name="ro1">
          <table:table-cell table:formula="of:=IF([$Code.A3665]=&quot;&quot;;&quot;&quot;;[$Code.A3665])">
            <text:p/>
          </table:table-cell>
          <table:table-cell table:formula="of:=[.B3664]+1" office:value-type="float" office:value="3663" calcext:value-type="float">
            <text:p>3663</text:p>
          </table:table-cell>
        </table:table-row>
        <table:table-row table:style-name="ro1">
          <table:table-cell table:formula="of:=IF([$Code.A3666]=&quot;&quot;;&quot;&quot;;[$Code.A3666])">
            <text:p/>
          </table:table-cell>
          <table:table-cell table:formula="of:=[.B3665]+1" office:value-type="float" office:value="3664" calcext:value-type="float">
            <text:p>3664</text:p>
          </table:table-cell>
        </table:table-row>
        <table:table-row table:style-name="ro1">
          <table:table-cell table:formula="of:=IF([$Code.A3667]=&quot;&quot;;&quot;&quot;;[$Code.A3667])">
            <text:p/>
          </table:table-cell>
          <table:table-cell table:formula="of:=[.B3666]+1" office:value-type="float" office:value="3665" calcext:value-type="float">
            <text:p>3665</text:p>
          </table:table-cell>
        </table:table-row>
        <table:table-row table:style-name="ro1">
          <table:table-cell table:formula="of:=IF([$Code.A3668]=&quot;&quot;;&quot;&quot;;[$Code.A3668])">
            <text:p/>
          </table:table-cell>
          <table:table-cell table:formula="of:=[.B3667]+1" office:value-type="float" office:value="3666" calcext:value-type="float">
            <text:p>3666</text:p>
          </table:table-cell>
        </table:table-row>
        <table:table-row table:style-name="ro1">
          <table:table-cell table:formula="of:=IF([$Code.A3669]=&quot;&quot;;&quot;&quot;;[$Code.A3669])">
            <text:p/>
          </table:table-cell>
          <table:table-cell table:formula="of:=[.B3668]+1" office:value-type="float" office:value="3667" calcext:value-type="float">
            <text:p>3667</text:p>
          </table:table-cell>
        </table:table-row>
        <table:table-row table:style-name="ro1">
          <table:table-cell table:formula="of:=IF([$Code.A3670]=&quot;&quot;;&quot;&quot;;[$Code.A3670])">
            <text:p/>
          </table:table-cell>
          <table:table-cell table:formula="of:=[.B3669]+1" office:value-type="float" office:value="3668" calcext:value-type="float">
            <text:p>3668</text:p>
          </table:table-cell>
        </table:table-row>
        <table:table-row table:style-name="ro1">
          <table:table-cell table:formula="of:=IF([$Code.A3671]=&quot;&quot;;&quot;&quot;;[$Code.A3671])">
            <text:p/>
          </table:table-cell>
          <table:table-cell table:formula="of:=[.B3670]+1" office:value-type="float" office:value="3669" calcext:value-type="float">
            <text:p>3669</text:p>
          </table:table-cell>
        </table:table-row>
        <table:table-row table:style-name="ro1">
          <table:table-cell table:formula="of:=IF([$Code.A3672]=&quot;&quot;;&quot;&quot;;[$Code.A3672])">
            <text:p/>
          </table:table-cell>
          <table:table-cell table:formula="of:=[.B3671]+1" office:value-type="float" office:value="3670" calcext:value-type="float">
            <text:p>3670</text:p>
          </table:table-cell>
        </table:table-row>
        <table:table-row table:style-name="ro1">
          <table:table-cell table:formula="of:=IF([$Code.A3673]=&quot;&quot;;&quot;&quot;;[$Code.A3673])">
            <text:p/>
          </table:table-cell>
          <table:table-cell table:formula="of:=[.B3672]+1" office:value-type="float" office:value="3671" calcext:value-type="float">
            <text:p>3671</text:p>
          </table:table-cell>
        </table:table-row>
        <table:table-row table:style-name="ro1">
          <table:table-cell table:formula="of:=IF([$Code.A3674]=&quot;&quot;;&quot;&quot;;[$Code.A3674])">
            <text:p/>
          </table:table-cell>
          <table:table-cell table:formula="of:=[.B3673]+1" office:value-type="float" office:value="3672" calcext:value-type="float">
            <text:p>3672</text:p>
          </table:table-cell>
        </table:table-row>
        <table:table-row table:style-name="ro1">
          <table:table-cell table:formula="of:=IF([$Code.A3675]=&quot;&quot;;&quot;&quot;;[$Code.A3675])">
            <text:p/>
          </table:table-cell>
          <table:table-cell table:formula="of:=[.B3674]+1" office:value-type="float" office:value="3673" calcext:value-type="float">
            <text:p>3673</text:p>
          </table:table-cell>
        </table:table-row>
        <table:table-row table:style-name="ro1">
          <table:table-cell table:formula="of:=IF([$Code.A3676]=&quot;&quot;;&quot;&quot;;[$Code.A3676])">
            <text:p/>
          </table:table-cell>
          <table:table-cell table:formula="of:=[.B3675]+1" office:value-type="float" office:value="3674" calcext:value-type="float">
            <text:p>3674</text:p>
          </table:table-cell>
        </table:table-row>
        <table:table-row table:style-name="ro1">
          <table:table-cell table:formula="of:=IF([$Code.A3677]=&quot;&quot;;&quot;&quot;;[$Code.A3677])">
            <text:p/>
          </table:table-cell>
          <table:table-cell table:formula="of:=[.B3676]+1" office:value-type="float" office:value="3675" calcext:value-type="float">
            <text:p>3675</text:p>
          </table:table-cell>
        </table:table-row>
        <table:table-row table:style-name="ro1">
          <table:table-cell table:formula="of:=IF([$Code.A3678]=&quot;&quot;;&quot;&quot;;[$Code.A3678])">
            <text:p/>
          </table:table-cell>
          <table:table-cell table:formula="of:=[.B3677]+1" office:value-type="float" office:value="3676" calcext:value-type="float">
            <text:p>3676</text:p>
          </table:table-cell>
        </table:table-row>
        <table:table-row table:style-name="ro1">
          <table:table-cell table:formula="of:=IF([$Code.A3679]=&quot;&quot;;&quot;&quot;;[$Code.A3679])">
            <text:p/>
          </table:table-cell>
          <table:table-cell table:formula="of:=[.B3678]+1" office:value-type="float" office:value="3677" calcext:value-type="float">
            <text:p>3677</text:p>
          </table:table-cell>
        </table:table-row>
        <table:table-row table:style-name="ro1">
          <table:table-cell table:formula="of:=IF([$Code.A3680]=&quot;&quot;;&quot;&quot;;[$Code.A3680])">
            <text:p/>
          </table:table-cell>
          <table:table-cell table:formula="of:=[.B3679]+1" office:value-type="float" office:value="3678" calcext:value-type="float">
            <text:p>3678</text:p>
          </table:table-cell>
        </table:table-row>
        <table:table-row table:style-name="ro1">
          <table:table-cell table:formula="of:=IF([$Code.A3681]=&quot;&quot;;&quot;&quot;;[$Code.A3681])">
            <text:p/>
          </table:table-cell>
          <table:table-cell table:formula="of:=[.B3680]+1" office:value-type="float" office:value="3679" calcext:value-type="float">
            <text:p>3679</text:p>
          </table:table-cell>
        </table:table-row>
        <table:table-row table:style-name="ro1">
          <table:table-cell table:formula="of:=IF([$Code.A3682]=&quot;&quot;;&quot;&quot;;[$Code.A3682])">
            <text:p/>
          </table:table-cell>
          <table:table-cell table:formula="of:=[.B3681]+1" office:value-type="float" office:value="3680" calcext:value-type="float">
            <text:p>3680</text:p>
          </table:table-cell>
        </table:table-row>
        <table:table-row table:style-name="ro1">
          <table:table-cell table:formula="of:=IF([$Code.A3683]=&quot;&quot;;&quot;&quot;;[$Code.A3683])">
            <text:p/>
          </table:table-cell>
          <table:table-cell table:formula="of:=[.B3682]+1" office:value-type="float" office:value="3681" calcext:value-type="float">
            <text:p>3681</text:p>
          </table:table-cell>
        </table:table-row>
        <table:table-row table:style-name="ro1">
          <table:table-cell table:formula="of:=IF([$Code.A3684]=&quot;&quot;;&quot;&quot;;[$Code.A3684])">
            <text:p/>
          </table:table-cell>
          <table:table-cell table:formula="of:=[.B3683]+1" office:value-type="float" office:value="3682" calcext:value-type="float">
            <text:p>3682</text:p>
          </table:table-cell>
        </table:table-row>
        <table:table-row table:style-name="ro1">
          <table:table-cell table:formula="of:=IF([$Code.A3685]=&quot;&quot;;&quot;&quot;;[$Code.A3685])">
            <text:p/>
          </table:table-cell>
          <table:table-cell table:formula="of:=[.B3684]+1" office:value-type="float" office:value="3683" calcext:value-type="float">
            <text:p>3683</text:p>
          </table:table-cell>
        </table:table-row>
        <table:table-row table:style-name="ro1">
          <table:table-cell table:formula="of:=IF([$Code.A3686]=&quot;&quot;;&quot;&quot;;[$Code.A3686])">
            <text:p/>
          </table:table-cell>
          <table:table-cell table:formula="of:=[.B3685]+1" office:value-type="float" office:value="3684" calcext:value-type="float">
            <text:p>3684</text:p>
          </table:table-cell>
        </table:table-row>
        <table:table-row table:style-name="ro1">
          <table:table-cell table:formula="of:=IF([$Code.A3687]=&quot;&quot;;&quot;&quot;;[$Code.A3687])">
            <text:p/>
          </table:table-cell>
          <table:table-cell table:formula="of:=[.B3686]+1" office:value-type="float" office:value="3685" calcext:value-type="float">
            <text:p>3685</text:p>
          </table:table-cell>
        </table:table-row>
        <table:table-row table:style-name="ro1">
          <table:table-cell table:formula="of:=IF([$Code.A3688]=&quot;&quot;;&quot;&quot;;[$Code.A3688])">
            <text:p/>
          </table:table-cell>
          <table:table-cell table:formula="of:=[.B3687]+1" office:value-type="float" office:value="3686" calcext:value-type="float">
            <text:p>3686</text:p>
          </table:table-cell>
        </table:table-row>
        <table:table-row table:style-name="ro1">
          <table:table-cell table:formula="of:=IF([$Code.A3689]=&quot;&quot;;&quot;&quot;;[$Code.A3689])">
            <text:p/>
          </table:table-cell>
          <table:table-cell table:formula="of:=[.B3688]+1" office:value-type="float" office:value="3687" calcext:value-type="float">
            <text:p>3687</text:p>
          </table:table-cell>
        </table:table-row>
        <table:table-row table:style-name="ro1">
          <table:table-cell table:formula="of:=IF([$Code.A3690]=&quot;&quot;;&quot;&quot;;[$Code.A3690])">
            <text:p/>
          </table:table-cell>
          <table:table-cell table:formula="of:=[.B3689]+1" office:value-type="float" office:value="3688" calcext:value-type="float">
            <text:p>3688</text:p>
          </table:table-cell>
        </table:table-row>
        <table:table-row table:style-name="ro1">
          <table:table-cell table:formula="of:=IF([$Code.A3691]=&quot;&quot;;&quot;&quot;;[$Code.A3691])">
            <text:p/>
          </table:table-cell>
          <table:table-cell table:formula="of:=[.B3690]+1" office:value-type="float" office:value="3689" calcext:value-type="float">
            <text:p>3689</text:p>
          </table:table-cell>
        </table:table-row>
        <table:table-row table:style-name="ro1">
          <table:table-cell table:formula="of:=IF([$Code.A3692]=&quot;&quot;;&quot;&quot;;[$Code.A3692])">
            <text:p/>
          </table:table-cell>
          <table:table-cell table:formula="of:=[.B3691]+1" office:value-type="float" office:value="3690" calcext:value-type="float">
            <text:p>3690</text:p>
          </table:table-cell>
        </table:table-row>
        <table:table-row table:style-name="ro1">
          <table:table-cell table:formula="of:=IF([$Code.A3693]=&quot;&quot;;&quot;&quot;;[$Code.A3693])">
            <text:p/>
          </table:table-cell>
          <table:table-cell table:formula="of:=[.B3692]+1" office:value-type="float" office:value="3691" calcext:value-type="float">
            <text:p>3691</text:p>
          </table:table-cell>
        </table:table-row>
        <table:table-row table:style-name="ro1">
          <table:table-cell table:formula="of:=IF([$Code.A3694]=&quot;&quot;;&quot;&quot;;[$Code.A3694])">
            <text:p/>
          </table:table-cell>
          <table:table-cell table:formula="of:=[.B3693]+1" office:value-type="float" office:value="3692" calcext:value-type="float">
            <text:p>3692</text:p>
          </table:table-cell>
        </table:table-row>
        <table:table-row table:style-name="ro1">
          <table:table-cell table:formula="of:=IF([$Code.A3695]=&quot;&quot;;&quot;&quot;;[$Code.A3695])">
            <text:p/>
          </table:table-cell>
          <table:table-cell table:formula="of:=[.B3694]+1" office:value-type="float" office:value="3693" calcext:value-type="float">
            <text:p>3693</text:p>
          </table:table-cell>
        </table:table-row>
        <table:table-row table:style-name="ro1">
          <table:table-cell table:formula="of:=IF([$Code.A3696]=&quot;&quot;;&quot;&quot;;[$Code.A3696])">
            <text:p/>
          </table:table-cell>
          <table:table-cell table:formula="of:=[.B3695]+1" office:value-type="float" office:value="3694" calcext:value-type="float">
            <text:p>3694</text:p>
          </table:table-cell>
        </table:table-row>
        <table:table-row table:style-name="ro1">
          <table:table-cell table:formula="of:=IF([$Code.A3697]=&quot;&quot;;&quot;&quot;;[$Code.A3697])">
            <text:p/>
          </table:table-cell>
          <table:table-cell table:formula="of:=[.B3696]+1" office:value-type="float" office:value="3695" calcext:value-type="float">
            <text:p>3695</text:p>
          </table:table-cell>
        </table:table-row>
        <table:table-row table:style-name="ro1">
          <table:table-cell table:formula="of:=IF([$Code.A3698]=&quot;&quot;;&quot;&quot;;[$Code.A3698])">
            <text:p/>
          </table:table-cell>
          <table:table-cell table:formula="of:=[.B3697]+1" office:value-type="float" office:value="3696" calcext:value-type="float">
            <text:p>3696</text:p>
          </table:table-cell>
        </table:table-row>
        <table:table-row table:style-name="ro1">
          <table:table-cell table:formula="of:=IF([$Code.A3699]=&quot;&quot;;&quot;&quot;;[$Code.A3699])">
            <text:p/>
          </table:table-cell>
          <table:table-cell table:formula="of:=[.B3698]+1" office:value-type="float" office:value="3697" calcext:value-type="float">
            <text:p>3697</text:p>
          </table:table-cell>
        </table:table-row>
        <table:table-row table:style-name="ro1">
          <table:table-cell table:formula="of:=IF([$Code.A3700]=&quot;&quot;;&quot;&quot;;[$Code.A3700])">
            <text:p/>
          </table:table-cell>
          <table:table-cell table:formula="of:=[.B3699]+1" office:value-type="float" office:value="3698" calcext:value-type="float">
            <text:p>3698</text:p>
          </table:table-cell>
        </table:table-row>
        <table:table-row table:style-name="ro1">
          <table:table-cell table:formula="of:=IF([$Code.A3701]=&quot;&quot;;&quot;&quot;;[$Code.A3701])">
            <text:p/>
          </table:table-cell>
          <table:table-cell table:formula="of:=[.B3700]+1" office:value-type="float" office:value="3699" calcext:value-type="float">
            <text:p>3699</text:p>
          </table:table-cell>
        </table:table-row>
        <table:table-row table:style-name="ro1">
          <table:table-cell table:formula="of:=IF([$Code.A3702]=&quot;&quot;;&quot;&quot;;[$Code.A3702])">
            <text:p/>
          </table:table-cell>
          <table:table-cell table:formula="of:=[.B3701]+1" office:value-type="float" office:value="3700" calcext:value-type="float">
            <text:p>3700</text:p>
          </table:table-cell>
        </table:table-row>
        <table:table-row table:style-name="ro1">
          <table:table-cell table:formula="of:=IF([$Code.A3703]=&quot;&quot;;&quot;&quot;;[$Code.A3703])">
            <text:p/>
          </table:table-cell>
          <table:table-cell table:formula="of:=[.B3702]+1" office:value-type="float" office:value="3701" calcext:value-type="float">
            <text:p>3701</text:p>
          </table:table-cell>
        </table:table-row>
        <table:table-row table:style-name="ro1">
          <table:table-cell table:formula="of:=IF([$Code.A3704]=&quot;&quot;;&quot;&quot;;[$Code.A3704])">
            <text:p/>
          </table:table-cell>
          <table:table-cell table:formula="of:=[.B3703]+1" office:value-type="float" office:value="3702" calcext:value-type="float">
            <text:p>3702</text:p>
          </table:table-cell>
        </table:table-row>
        <table:table-row table:style-name="ro1">
          <table:table-cell table:formula="of:=IF([$Code.A3705]=&quot;&quot;;&quot;&quot;;[$Code.A3705])">
            <text:p/>
          </table:table-cell>
          <table:table-cell table:formula="of:=[.B3704]+1" office:value-type="float" office:value="3703" calcext:value-type="float">
            <text:p>3703</text:p>
          </table:table-cell>
        </table:table-row>
        <table:table-row table:style-name="ro1">
          <table:table-cell table:formula="of:=IF([$Code.A3706]=&quot;&quot;;&quot;&quot;;[$Code.A3706])">
            <text:p/>
          </table:table-cell>
          <table:table-cell table:formula="of:=[.B3705]+1" office:value-type="float" office:value="3704" calcext:value-type="float">
            <text:p>3704</text:p>
          </table:table-cell>
        </table:table-row>
        <table:table-row table:style-name="ro1">
          <table:table-cell table:formula="of:=IF([$Code.A3707]=&quot;&quot;;&quot;&quot;;[$Code.A3707])">
            <text:p/>
          </table:table-cell>
          <table:table-cell table:formula="of:=[.B3706]+1" office:value-type="float" office:value="3705" calcext:value-type="float">
            <text:p>3705</text:p>
          </table:table-cell>
        </table:table-row>
        <table:table-row table:style-name="ro1">
          <table:table-cell table:formula="of:=IF([$Code.A3708]=&quot;&quot;;&quot;&quot;;[$Code.A3708])">
            <text:p/>
          </table:table-cell>
          <table:table-cell table:formula="of:=[.B3707]+1" office:value-type="float" office:value="3706" calcext:value-type="float">
            <text:p>3706</text:p>
          </table:table-cell>
        </table:table-row>
        <table:table-row table:style-name="ro1">
          <table:table-cell table:formula="of:=IF([$Code.A3709]=&quot;&quot;;&quot;&quot;;[$Code.A3709])">
            <text:p/>
          </table:table-cell>
          <table:table-cell table:formula="of:=[.B3708]+1" office:value-type="float" office:value="3707" calcext:value-type="float">
            <text:p>3707</text:p>
          </table:table-cell>
        </table:table-row>
        <table:table-row table:style-name="ro1">
          <table:table-cell table:formula="of:=IF([$Code.A3710]=&quot;&quot;;&quot;&quot;;[$Code.A3710])">
            <text:p/>
          </table:table-cell>
          <table:table-cell table:formula="of:=[.B3709]+1" office:value-type="float" office:value="3708" calcext:value-type="float">
            <text:p>3708</text:p>
          </table:table-cell>
        </table:table-row>
        <table:table-row table:style-name="ro1">
          <table:table-cell table:formula="of:=IF([$Code.A3711]=&quot;&quot;;&quot;&quot;;[$Code.A3711])">
            <text:p/>
          </table:table-cell>
          <table:table-cell table:formula="of:=[.B3710]+1" office:value-type="float" office:value="3709" calcext:value-type="float">
            <text:p>3709</text:p>
          </table:table-cell>
        </table:table-row>
        <table:table-row table:style-name="ro1">
          <table:table-cell table:formula="of:=IF([$Code.A3712]=&quot;&quot;;&quot;&quot;;[$Code.A3712])">
            <text:p/>
          </table:table-cell>
          <table:table-cell table:formula="of:=[.B3711]+1" office:value-type="float" office:value="3710" calcext:value-type="float">
            <text:p>3710</text:p>
          </table:table-cell>
        </table:table-row>
        <table:table-row table:style-name="ro1">
          <table:table-cell table:formula="of:=IF([$Code.A3713]=&quot;&quot;;&quot;&quot;;[$Code.A3713])">
            <text:p/>
          </table:table-cell>
          <table:table-cell table:formula="of:=[.B3712]+1" office:value-type="float" office:value="3711" calcext:value-type="float">
            <text:p>3711</text:p>
          </table:table-cell>
        </table:table-row>
        <table:table-row table:style-name="ro1">
          <table:table-cell table:formula="of:=IF([$Code.A3714]=&quot;&quot;;&quot;&quot;;[$Code.A3714])">
            <text:p/>
          </table:table-cell>
          <table:table-cell table:formula="of:=[.B3713]+1" office:value-type="float" office:value="3712" calcext:value-type="float">
            <text:p>3712</text:p>
          </table:table-cell>
        </table:table-row>
        <table:table-row table:style-name="ro1">
          <table:table-cell table:formula="of:=IF([$Code.A3715]=&quot;&quot;;&quot;&quot;;[$Code.A3715])">
            <text:p/>
          </table:table-cell>
          <table:table-cell table:formula="of:=[.B3714]+1" office:value-type="float" office:value="3713" calcext:value-type="float">
            <text:p>3713</text:p>
          </table:table-cell>
        </table:table-row>
        <table:table-row table:style-name="ro1">
          <table:table-cell table:formula="of:=IF([$Code.A3716]=&quot;&quot;;&quot;&quot;;[$Code.A3716])">
            <text:p/>
          </table:table-cell>
          <table:table-cell table:formula="of:=[.B3715]+1" office:value-type="float" office:value="3714" calcext:value-type="float">
            <text:p>3714</text:p>
          </table:table-cell>
        </table:table-row>
        <table:table-row table:style-name="ro1">
          <table:table-cell table:formula="of:=IF([$Code.A3717]=&quot;&quot;;&quot;&quot;;[$Code.A3717])">
            <text:p/>
          </table:table-cell>
          <table:table-cell table:formula="of:=[.B3716]+1" office:value-type="float" office:value="3715" calcext:value-type="float">
            <text:p>3715</text:p>
          </table:table-cell>
        </table:table-row>
        <table:table-row table:style-name="ro1">
          <table:table-cell table:formula="of:=IF([$Code.A3718]=&quot;&quot;;&quot;&quot;;[$Code.A3718])">
            <text:p/>
          </table:table-cell>
          <table:table-cell table:formula="of:=[.B3717]+1" office:value-type="float" office:value="3716" calcext:value-type="float">
            <text:p>3716</text:p>
          </table:table-cell>
        </table:table-row>
        <table:table-row table:style-name="ro1">
          <table:table-cell table:formula="of:=IF([$Code.A3719]=&quot;&quot;;&quot;&quot;;[$Code.A3719])">
            <text:p/>
          </table:table-cell>
          <table:table-cell table:formula="of:=[.B3718]+1" office:value-type="float" office:value="3717" calcext:value-type="float">
            <text:p>3717</text:p>
          </table:table-cell>
        </table:table-row>
        <table:table-row table:style-name="ro1">
          <table:table-cell table:formula="of:=IF([$Code.A3720]=&quot;&quot;;&quot;&quot;;[$Code.A3720])">
            <text:p/>
          </table:table-cell>
          <table:table-cell table:formula="of:=[.B3719]+1" office:value-type="float" office:value="3718" calcext:value-type="float">
            <text:p>3718</text:p>
          </table:table-cell>
        </table:table-row>
        <table:table-row table:style-name="ro1">
          <table:table-cell table:formula="of:=IF([$Code.A3721]=&quot;&quot;;&quot;&quot;;[$Code.A3721])">
            <text:p/>
          </table:table-cell>
          <table:table-cell table:formula="of:=[.B3720]+1" office:value-type="float" office:value="3719" calcext:value-type="float">
            <text:p>3719</text:p>
          </table:table-cell>
        </table:table-row>
        <table:table-row table:style-name="ro1">
          <table:table-cell table:formula="of:=IF([$Code.A3722]=&quot;&quot;;&quot;&quot;;[$Code.A3722])">
            <text:p/>
          </table:table-cell>
          <table:table-cell table:formula="of:=[.B3721]+1" office:value-type="float" office:value="3720" calcext:value-type="float">
            <text:p>3720</text:p>
          </table:table-cell>
        </table:table-row>
        <table:table-row table:style-name="ro1">
          <table:table-cell table:formula="of:=IF([$Code.A3723]=&quot;&quot;;&quot;&quot;;[$Code.A3723])">
            <text:p/>
          </table:table-cell>
          <table:table-cell table:formula="of:=[.B3722]+1" office:value-type="float" office:value="3721" calcext:value-type="float">
            <text:p>3721</text:p>
          </table:table-cell>
        </table:table-row>
        <table:table-row table:style-name="ro1">
          <table:table-cell table:formula="of:=IF([$Code.A3724]=&quot;&quot;;&quot;&quot;;[$Code.A3724])">
            <text:p/>
          </table:table-cell>
          <table:table-cell table:formula="of:=[.B3723]+1" office:value-type="float" office:value="3722" calcext:value-type="float">
            <text:p>3722</text:p>
          </table:table-cell>
        </table:table-row>
        <table:table-row table:style-name="ro1">
          <table:table-cell table:formula="of:=IF([$Code.A3725]=&quot;&quot;;&quot;&quot;;[$Code.A3725])">
            <text:p/>
          </table:table-cell>
          <table:table-cell table:formula="of:=[.B3724]+1" office:value-type="float" office:value="3723" calcext:value-type="float">
            <text:p>3723</text:p>
          </table:table-cell>
        </table:table-row>
        <table:table-row table:style-name="ro1">
          <table:table-cell table:formula="of:=IF([$Code.A3726]=&quot;&quot;;&quot;&quot;;[$Code.A3726])">
            <text:p/>
          </table:table-cell>
          <table:table-cell table:formula="of:=[.B3725]+1" office:value-type="float" office:value="3724" calcext:value-type="float">
            <text:p>3724</text:p>
          </table:table-cell>
        </table:table-row>
        <table:table-row table:style-name="ro1">
          <table:table-cell table:formula="of:=IF([$Code.A3727]=&quot;&quot;;&quot;&quot;;[$Code.A3727])">
            <text:p/>
          </table:table-cell>
          <table:table-cell table:formula="of:=[.B3726]+1" office:value-type="float" office:value="3725" calcext:value-type="float">
            <text:p>3725</text:p>
          </table:table-cell>
        </table:table-row>
        <table:table-row table:style-name="ro1">
          <table:table-cell table:formula="of:=IF([$Code.A3728]=&quot;&quot;;&quot;&quot;;[$Code.A3728])">
            <text:p/>
          </table:table-cell>
          <table:table-cell table:formula="of:=[.B3727]+1" office:value-type="float" office:value="3726" calcext:value-type="float">
            <text:p>3726</text:p>
          </table:table-cell>
        </table:table-row>
        <table:table-row table:style-name="ro1">
          <table:table-cell table:formula="of:=IF([$Code.A3729]=&quot;&quot;;&quot;&quot;;[$Code.A3729])">
            <text:p/>
          </table:table-cell>
          <table:table-cell table:formula="of:=[.B3728]+1" office:value-type="float" office:value="3727" calcext:value-type="float">
            <text:p>3727</text:p>
          </table:table-cell>
        </table:table-row>
        <table:table-row table:style-name="ro1">
          <table:table-cell table:formula="of:=IF([$Code.A3730]=&quot;&quot;;&quot;&quot;;[$Code.A3730])">
            <text:p/>
          </table:table-cell>
          <table:table-cell table:formula="of:=[.B3729]+1" office:value-type="float" office:value="3728" calcext:value-type="float">
            <text:p>3728</text:p>
          </table:table-cell>
        </table:table-row>
        <table:table-row table:style-name="ro1">
          <table:table-cell table:formula="of:=IF([$Code.A3731]=&quot;&quot;;&quot;&quot;;[$Code.A3731])">
            <text:p/>
          </table:table-cell>
          <table:table-cell table:formula="of:=[.B3730]+1" office:value-type="float" office:value="3729" calcext:value-type="float">
            <text:p>3729</text:p>
          </table:table-cell>
        </table:table-row>
        <table:table-row table:style-name="ro1">
          <table:table-cell table:formula="of:=IF([$Code.A3732]=&quot;&quot;;&quot;&quot;;[$Code.A3732])">
            <text:p/>
          </table:table-cell>
          <table:table-cell table:formula="of:=[.B3731]+1" office:value-type="float" office:value="3730" calcext:value-type="float">
            <text:p>3730</text:p>
          </table:table-cell>
        </table:table-row>
        <table:table-row table:style-name="ro1">
          <table:table-cell table:formula="of:=IF([$Code.A3733]=&quot;&quot;;&quot;&quot;;[$Code.A3733])">
            <text:p/>
          </table:table-cell>
          <table:table-cell table:formula="of:=[.B3732]+1" office:value-type="float" office:value="3731" calcext:value-type="float">
            <text:p>3731</text:p>
          </table:table-cell>
        </table:table-row>
        <table:table-row table:style-name="ro1">
          <table:table-cell table:formula="of:=IF([$Code.A3734]=&quot;&quot;;&quot;&quot;;[$Code.A3734])">
            <text:p/>
          </table:table-cell>
          <table:table-cell table:formula="of:=[.B3733]+1" office:value-type="float" office:value="3732" calcext:value-type="float">
            <text:p>3732</text:p>
          </table:table-cell>
        </table:table-row>
        <table:table-row table:style-name="ro1">
          <table:table-cell table:formula="of:=IF([$Code.A3735]=&quot;&quot;;&quot;&quot;;[$Code.A3735])">
            <text:p/>
          </table:table-cell>
          <table:table-cell table:formula="of:=[.B3734]+1" office:value-type="float" office:value="3733" calcext:value-type="float">
            <text:p>3733</text:p>
          </table:table-cell>
        </table:table-row>
        <table:table-row table:style-name="ro1">
          <table:table-cell table:formula="of:=IF([$Code.A3736]=&quot;&quot;;&quot;&quot;;[$Code.A3736])">
            <text:p/>
          </table:table-cell>
          <table:table-cell table:formula="of:=[.B3735]+1" office:value-type="float" office:value="3734" calcext:value-type="float">
            <text:p>3734</text:p>
          </table:table-cell>
        </table:table-row>
        <table:table-row table:style-name="ro1">
          <table:table-cell table:formula="of:=IF([$Code.A3737]=&quot;&quot;;&quot;&quot;;[$Code.A3737])">
            <text:p/>
          </table:table-cell>
          <table:table-cell table:formula="of:=[.B3736]+1" office:value-type="float" office:value="3735" calcext:value-type="float">
            <text:p>3735</text:p>
          </table:table-cell>
        </table:table-row>
        <table:table-row table:style-name="ro1">
          <table:table-cell table:formula="of:=IF([$Code.A3738]=&quot;&quot;;&quot;&quot;;[$Code.A3738])">
            <text:p/>
          </table:table-cell>
          <table:table-cell table:formula="of:=[.B3737]+1" office:value-type="float" office:value="3736" calcext:value-type="float">
            <text:p>3736</text:p>
          </table:table-cell>
        </table:table-row>
        <table:table-row table:style-name="ro1">
          <table:table-cell table:formula="of:=IF([$Code.A3739]=&quot;&quot;;&quot;&quot;;[$Code.A3739])">
            <text:p/>
          </table:table-cell>
          <table:table-cell table:formula="of:=[.B3738]+1" office:value-type="float" office:value="3737" calcext:value-type="float">
            <text:p>3737</text:p>
          </table:table-cell>
        </table:table-row>
        <table:table-row table:style-name="ro1">
          <table:table-cell table:formula="of:=IF([$Code.A3740]=&quot;&quot;;&quot;&quot;;[$Code.A3740])">
            <text:p/>
          </table:table-cell>
          <table:table-cell table:formula="of:=[.B3739]+1" office:value-type="float" office:value="3738" calcext:value-type="float">
            <text:p>3738</text:p>
          </table:table-cell>
        </table:table-row>
        <table:table-row table:style-name="ro1">
          <table:table-cell table:formula="of:=IF([$Code.A3741]=&quot;&quot;;&quot;&quot;;[$Code.A3741])">
            <text:p/>
          </table:table-cell>
          <table:table-cell table:formula="of:=[.B3740]+1" office:value-type="float" office:value="3739" calcext:value-type="float">
            <text:p>3739</text:p>
          </table:table-cell>
        </table:table-row>
        <table:table-row table:style-name="ro1">
          <table:table-cell table:formula="of:=IF([$Code.A3742]=&quot;&quot;;&quot;&quot;;[$Code.A3742])">
            <text:p/>
          </table:table-cell>
          <table:table-cell table:formula="of:=[.B3741]+1" office:value-type="float" office:value="3740" calcext:value-type="float">
            <text:p>3740</text:p>
          </table:table-cell>
        </table:table-row>
        <table:table-row table:style-name="ro1">
          <table:table-cell table:formula="of:=IF([$Code.A3743]=&quot;&quot;;&quot;&quot;;[$Code.A3743])">
            <text:p/>
          </table:table-cell>
          <table:table-cell table:formula="of:=[.B3742]+1" office:value-type="float" office:value="3741" calcext:value-type="float">
            <text:p>3741</text:p>
          </table:table-cell>
        </table:table-row>
        <table:table-row table:style-name="ro1">
          <table:table-cell table:formula="of:=IF([$Code.A3744]=&quot;&quot;;&quot;&quot;;[$Code.A3744])">
            <text:p/>
          </table:table-cell>
          <table:table-cell table:formula="of:=[.B3743]+1" office:value-type="float" office:value="3742" calcext:value-type="float">
            <text:p>3742</text:p>
          </table:table-cell>
        </table:table-row>
        <table:table-row table:style-name="ro1">
          <table:table-cell table:formula="of:=IF([$Code.A3745]=&quot;&quot;;&quot;&quot;;[$Code.A3745])">
            <text:p/>
          </table:table-cell>
          <table:table-cell table:formula="of:=[.B3744]+1" office:value-type="float" office:value="3743" calcext:value-type="float">
            <text:p>3743</text:p>
          </table:table-cell>
        </table:table-row>
        <table:table-row table:style-name="ro1">
          <table:table-cell table:formula="of:=IF([$Code.A3746]=&quot;&quot;;&quot;&quot;;[$Code.A3746])">
            <text:p/>
          </table:table-cell>
          <table:table-cell table:formula="of:=[.B3745]+1" office:value-type="float" office:value="3744" calcext:value-type="float">
            <text:p>3744</text:p>
          </table:table-cell>
        </table:table-row>
        <table:table-row table:style-name="ro1">
          <table:table-cell table:formula="of:=IF([$Code.A3747]=&quot;&quot;;&quot;&quot;;[$Code.A3747])">
            <text:p/>
          </table:table-cell>
          <table:table-cell table:formula="of:=[.B3746]+1" office:value-type="float" office:value="3745" calcext:value-type="float">
            <text:p>3745</text:p>
          </table:table-cell>
        </table:table-row>
        <table:table-row table:style-name="ro1">
          <table:table-cell table:formula="of:=IF([$Code.A3748]=&quot;&quot;;&quot;&quot;;[$Code.A3748])">
            <text:p/>
          </table:table-cell>
          <table:table-cell table:formula="of:=[.B3747]+1" office:value-type="float" office:value="3746" calcext:value-type="float">
            <text:p>3746</text:p>
          </table:table-cell>
        </table:table-row>
        <table:table-row table:style-name="ro1">
          <table:table-cell table:formula="of:=IF([$Code.A3749]=&quot;&quot;;&quot;&quot;;[$Code.A3749])">
            <text:p/>
          </table:table-cell>
          <table:table-cell table:formula="of:=[.B3748]+1" office:value-type="float" office:value="3747" calcext:value-type="float">
            <text:p>3747</text:p>
          </table:table-cell>
        </table:table-row>
        <table:table-row table:style-name="ro1">
          <table:table-cell table:formula="of:=IF([$Code.A3750]=&quot;&quot;;&quot;&quot;;[$Code.A3750])">
            <text:p/>
          </table:table-cell>
          <table:table-cell table:formula="of:=[.B3749]+1" office:value-type="float" office:value="3748" calcext:value-type="float">
            <text:p>3748</text:p>
          </table:table-cell>
        </table:table-row>
        <table:table-row table:style-name="ro1">
          <table:table-cell table:formula="of:=IF([$Code.A3751]=&quot;&quot;;&quot;&quot;;[$Code.A3751])">
            <text:p/>
          </table:table-cell>
          <table:table-cell table:formula="of:=[.B3750]+1" office:value-type="float" office:value="3749" calcext:value-type="float">
            <text:p>3749</text:p>
          </table:table-cell>
        </table:table-row>
        <table:table-row table:style-name="ro1">
          <table:table-cell table:formula="of:=IF([$Code.A3752]=&quot;&quot;;&quot;&quot;;[$Code.A3752])">
            <text:p/>
          </table:table-cell>
          <table:table-cell table:formula="of:=[.B3751]+1" office:value-type="float" office:value="3750" calcext:value-type="float">
            <text:p>3750</text:p>
          </table:table-cell>
        </table:table-row>
        <table:table-row table:style-name="ro1">
          <table:table-cell table:formula="of:=IF([$Code.A3753]=&quot;&quot;;&quot;&quot;;[$Code.A3753])">
            <text:p/>
          </table:table-cell>
          <table:table-cell table:formula="of:=[.B3752]+1" office:value-type="float" office:value="3751" calcext:value-type="float">
            <text:p>3751</text:p>
          </table:table-cell>
        </table:table-row>
        <table:table-row table:style-name="ro1">
          <table:table-cell table:formula="of:=IF([$Code.A3754]=&quot;&quot;;&quot;&quot;;[$Code.A3754])">
            <text:p/>
          </table:table-cell>
          <table:table-cell table:formula="of:=[.B3753]+1" office:value-type="float" office:value="3752" calcext:value-type="float">
            <text:p>3752</text:p>
          </table:table-cell>
        </table:table-row>
        <table:table-row table:style-name="ro1">
          <table:table-cell table:formula="of:=IF([$Code.A3755]=&quot;&quot;;&quot;&quot;;[$Code.A3755])">
            <text:p/>
          </table:table-cell>
          <table:table-cell table:formula="of:=[.B3754]+1" office:value-type="float" office:value="3753" calcext:value-type="float">
            <text:p>3753</text:p>
          </table:table-cell>
        </table:table-row>
        <table:table-row table:style-name="ro1">
          <table:table-cell table:formula="of:=IF([$Code.A3756]=&quot;&quot;;&quot;&quot;;[$Code.A3756])">
            <text:p/>
          </table:table-cell>
          <table:table-cell table:formula="of:=[.B3755]+1" office:value-type="float" office:value="3754" calcext:value-type="float">
            <text:p>3754</text:p>
          </table:table-cell>
        </table:table-row>
        <table:table-row table:style-name="ro1">
          <table:table-cell table:formula="of:=IF([$Code.A3757]=&quot;&quot;;&quot;&quot;;[$Code.A3757])">
            <text:p/>
          </table:table-cell>
          <table:table-cell table:formula="of:=[.B3756]+1" office:value-type="float" office:value="3755" calcext:value-type="float">
            <text:p>3755</text:p>
          </table:table-cell>
        </table:table-row>
        <table:table-row table:style-name="ro1">
          <table:table-cell table:formula="of:=IF([$Code.A3758]=&quot;&quot;;&quot;&quot;;[$Code.A3758])">
            <text:p/>
          </table:table-cell>
          <table:table-cell table:formula="of:=[.B3757]+1" office:value-type="float" office:value="3756" calcext:value-type="float">
            <text:p>3756</text:p>
          </table:table-cell>
        </table:table-row>
        <table:table-row table:style-name="ro1">
          <table:table-cell table:formula="of:=IF([$Code.A3759]=&quot;&quot;;&quot;&quot;;[$Code.A3759])">
            <text:p/>
          </table:table-cell>
          <table:table-cell table:formula="of:=[.B3758]+1" office:value-type="float" office:value="3757" calcext:value-type="float">
            <text:p>3757</text:p>
          </table:table-cell>
        </table:table-row>
        <table:table-row table:style-name="ro1">
          <table:table-cell table:formula="of:=IF([$Code.A3760]=&quot;&quot;;&quot;&quot;;[$Code.A3760])">
            <text:p/>
          </table:table-cell>
          <table:table-cell table:formula="of:=[.B3759]+1" office:value-type="float" office:value="3758" calcext:value-type="float">
            <text:p>3758</text:p>
          </table:table-cell>
        </table:table-row>
        <table:table-row table:style-name="ro1">
          <table:table-cell table:formula="of:=IF([$Code.A3761]=&quot;&quot;;&quot;&quot;;[$Code.A3761])">
            <text:p/>
          </table:table-cell>
          <table:table-cell table:formula="of:=[.B3760]+1" office:value-type="float" office:value="3759" calcext:value-type="float">
            <text:p>3759</text:p>
          </table:table-cell>
        </table:table-row>
        <table:table-row table:style-name="ro1">
          <table:table-cell table:formula="of:=IF([$Code.A3762]=&quot;&quot;;&quot;&quot;;[$Code.A3762])">
            <text:p/>
          </table:table-cell>
          <table:table-cell table:formula="of:=[.B3761]+1" office:value-type="float" office:value="3760" calcext:value-type="float">
            <text:p>3760</text:p>
          </table:table-cell>
        </table:table-row>
        <table:table-row table:style-name="ro1">
          <table:table-cell table:formula="of:=IF([$Code.A3763]=&quot;&quot;;&quot;&quot;;[$Code.A3763])">
            <text:p/>
          </table:table-cell>
          <table:table-cell table:formula="of:=[.B3762]+1" office:value-type="float" office:value="3761" calcext:value-type="float">
            <text:p>3761</text:p>
          </table:table-cell>
        </table:table-row>
        <table:table-row table:style-name="ro1">
          <table:table-cell table:formula="of:=IF([$Code.A3764]=&quot;&quot;;&quot;&quot;;[$Code.A3764])">
            <text:p/>
          </table:table-cell>
          <table:table-cell table:formula="of:=[.B3763]+1" office:value-type="float" office:value="3762" calcext:value-type="float">
            <text:p>3762</text:p>
          </table:table-cell>
        </table:table-row>
        <table:table-row table:style-name="ro1">
          <table:table-cell table:formula="of:=IF([$Code.A3765]=&quot;&quot;;&quot;&quot;;[$Code.A3765])">
            <text:p/>
          </table:table-cell>
          <table:table-cell table:formula="of:=[.B3764]+1" office:value-type="float" office:value="3763" calcext:value-type="float">
            <text:p>3763</text:p>
          </table:table-cell>
        </table:table-row>
        <table:table-row table:style-name="ro1">
          <table:table-cell table:formula="of:=IF([$Code.A3766]=&quot;&quot;;&quot;&quot;;[$Code.A3766])">
            <text:p/>
          </table:table-cell>
          <table:table-cell table:formula="of:=[.B3765]+1" office:value-type="float" office:value="3764" calcext:value-type="float">
            <text:p>3764</text:p>
          </table:table-cell>
        </table:table-row>
        <table:table-row table:style-name="ro1">
          <table:table-cell table:formula="of:=IF([$Code.A3767]=&quot;&quot;;&quot;&quot;;[$Code.A3767])">
            <text:p/>
          </table:table-cell>
          <table:table-cell table:formula="of:=[.B3766]+1" office:value-type="float" office:value="3765" calcext:value-type="float">
            <text:p>3765</text:p>
          </table:table-cell>
        </table:table-row>
        <table:table-row table:style-name="ro1">
          <table:table-cell table:formula="of:=IF([$Code.A3768]=&quot;&quot;;&quot;&quot;;[$Code.A3768])">
            <text:p/>
          </table:table-cell>
          <table:table-cell table:formula="of:=[.B3767]+1" office:value-type="float" office:value="3766" calcext:value-type="float">
            <text:p>3766</text:p>
          </table:table-cell>
        </table:table-row>
        <table:table-row table:style-name="ro1">
          <table:table-cell table:formula="of:=IF([$Code.A3769]=&quot;&quot;;&quot;&quot;;[$Code.A3769])">
            <text:p/>
          </table:table-cell>
          <table:table-cell table:formula="of:=[.B3768]+1" office:value-type="float" office:value="3767" calcext:value-type="float">
            <text:p>3767</text:p>
          </table:table-cell>
        </table:table-row>
        <table:table-row table:style-name="ro1">
          <table:table-cell table:formula="of:=IF([$Code.A3770]=&quot;&quot;;&quot;&quot;;[$Code.A3770])">
            <text:p/>
          </table:table-cell>
          <table:table-cell table:formula="of:=[.B3769]+1" office:value-type="float" office:value="3768" calcext:value-type="float">
            <text:p>3768</text:p>
          </table:table-cell>
        </table:table-row>
        <table:table-row table:style-name="ro1">
          <table:table-cell table:formula="of:=IF([$Code.A3771]=&quot;&quot;;&quot;&quot;;[$Code.A3771])">
            <text:p/>
          </table:table-cell>
          <table:table-cell table:formula="of:=[.B3770]+1" office:value-type="float" office:value="3769" calcext:value-type="float">
            <text:p>3769</text:p>
          </table:table-cell>
        </table:table-row>
        <table:table-row table:style-name="ro1">
          <table:table-cell table:formula="of:=IF([$Code.A3772]=&quot;&quot;;&quot;&quot;;[$Code.A3772])">
            <text:p/>
          </table:table-cell>
          <table:table-cell table:formula="of:=[.B3771]+1" office:value-type="float" office:value="3770" calcext:value-type="float">
            <text:p>3770</text:p>
          </table:table-cell>
        </table:table-row>
        <table:table-row table:style-name="ro1">
          <table:table-cell table:formula="of:=IF([$Code.A3773]=&quot;&quot;;&quot;&quot;;[$Code.A3773])">
            <text:p/>
          </table:table-cell>
          <table:table-cell table:formula="of:=[.B3772]+1" office:value-type="float" office:value="3771" calcext:value-type="float">
            <text:p>3771</text:p>
          </table:table-cell>
        </table:table-row>
        <table:table-row table:style-name="ro1">
          <table:table-cell table:formula="of:=IF([$Code.A3774]=&quot;&quot;;&quot;&quot;;[$Code.A3774])">
            <text:p/>
          </table:table-cell>
          <table:table-cell table:formula="of:=[.B3773]+1" office:value-type="float" office:value="3772" calcext:value-type="float">
            <text:p>3772</text:p>
          </table:table-cell>
        </table:table-row>
        <table:table-row table:style-name="ro1">
          <table:table-cell table:formula="of:=IF([$Code.A3775]=&quot;&quot;;&quot;&quot;;[$Code.A3775])">
            <text:p/>
          </table:table-cell>
          <table:table-cell table:formula="of:=[.B3774]+1" office:value-type="float" office:value="3773" calcext:value-type="float">
            <text:p>3773</text:p>
          </table:table-cell>
        </table:table-row>
        <table:table-row table:style-name="ro1">
          <table:table-cell table:formula="of:=IF([$Code.A3776]=&quot;&quot;;&quot;&quot;;[$Code.A3776])">
            <text:p/>
          </table:table-cell>
          <table:table-cell table:formula="of:=[.B3775]+1" office:value-type="float" office:value="3774" calcext:value-type="float">
            <text:p>3774</text:p>
          </table:table-cell>
        </table:table-row>
        <table:table-row table:style-name="ro1">
          <table:table-cell table:formula="of:=IF([$Code.A3777]=&quot;&quot;;&quot;&quot;;[$Code.A3777])">
            <text:p/>
          </table:table-cell>
          <table:table-cell table:formula="of:=[.B3776]+1" office:value-type="float" office:value="3775" calcext:value-type="float">
            <text:p>3775</text:p>
          </table:table-cell>
        </table:table-row>
        <table:table-row table:style-name="ro1">
          <table:table-cell table:formula="of:=IF([$Code.A3778]=&quot;&quot;;&quot;&quot;;[$Code.A3778])">
            <text:p/>
          </table:table-cell>
          <table:table-cell table:formula="of:=[.B3777]+1" office:value-type="float" office:value="3776" calcext:value-type="float">
            <text:p>3776</text:p>
          </table:table-cell>
        </table:table-row>
        <table:table-row table:style-name="ro1">
          <table:table-cell table:formula="of:=IF([$Code.A3779]=&quot;&quot;;&quot;&quot;;[$Code.A3779])">
            <text:p/>
          </table:table-cell>
          <table:table-cell table:formula="of:=[.B3778]+1" office:value-type="float" office:value="3777" calcext:value-type="float">
            <text:p>3777</text:p>
          </table:table-cell>
        </table:table-row>
        <table:table-row table:style-name="ro1">
          <table:table-cell table:formula="of:=IF([$Code.A3780]=&quot;&quot;;&quot;&quot;;[$Code.A3780])">
            <text:p/>
          </table:table-cell>
          <table:table-cell table:formula="of:=[.B3779]+1" office:value-type="float" office:value="3778" calcext:value-type="float">
            <text:p>3778</text:p>
          </table:table-cell>
        </table:table-row>
        <table:table-row table:style-name="ro1">
          <table:table-cell table:formula="of:=IF([$Code.A3781]=&quot;&quot;;&quot;&quot;;[$Code.A3781])">
            <text:p/>
          </table:table-cell>
          <table:table-cell table:formula="of:=[.B3780]+1" office:value-type="float" office:value="3779" calcext:value-type="float">
            <text:p>3779</text:p>
          </table:table-cell>
        </table:table-row>
        <table:table-row table:style-name="ro1">
          <table:table-cell table:formula="of:=IF([$Code.A3782]=&quot;&quot;;&quot;&quot;;[$Code.A3782])">
            <text:p/>
          </table:table-cell>
          <table:table-cell table:formula="of:=[.B3781]+1" office:value-type="float" office:value="3780" calcext:value-type="float">
            <text:p>3780</text:p>
          </table:table-cell>
        </table:table-row>
        <table:table-row table:style-name="ro1">
          <table:table-cell table:formula="of:=IF([$Code.A3783]=&quot;&quot;;&quot;&quot;;[$Code.A3783])">
            <text:p/>
          </table:table-cell>
          <table:table-cell table:formula="of:=[.B3782]+1" office:value-type="float" office:value="3781" calcext:value-type="float">
            <text:p>3781</text:p>
          </table:table-cell>
        </table:table-row>
        <table:table-row table:style-name="ro1">
          <table:table-cell table:formula="of:=IF([$Code.A3784]=&quot;&quot;;&quot;&quot;;[$Code.A3784])">
            <text:p/>
          </table:table-cell>
          <table:table-cell table:formula="of:=[.B3783]+1" office:value-type="float" office:value="3782" calcext:value-type="float">
            <text:p>3782</text:p>
          </table:table-cell>
        </table:table-row>
        <table:table-row table:style-name="ro1">
          <table:table-cell table:formula="of:=IF([$Code.A3785]=&quot;&quot;;&quot;&quot;;[$Code.A3785])">
            <text:p/>
          </table:table-cell>
          <table:table-cell table:formula="of:=[.B3784]+1" office:value-type="float" office:value="3783" calcext:value-type="float">
            <text:p>3783</text:p>
          </table:table-cell>
        </table:table-row>
        <table:table-row table:style-name="ro1">
          <table:table-cell table:formula="of:=IF([$Code.A3786]=&quot;&quot;;&quot;&quot;;[$Code.A3786])">
            <text:p/>
          </table:table-cell>
          <table:table-cell table:formula="of:=[.B3785]+1" office:value-type="float" office:value="3784" calcext:value-type="float">
            <text:p>3784</text:p>
          </table:table-cell>
        </table:table-row>
        <table:table-row table:style-name="ro1">
          <table:table-cell table:formula="of:=IF([$Code.A3787]=&quot;&quot;;&quot;&quot;;[$Code.A3787])">
            <text:p/>
          </table:table-cell>
          <table:table-cell table:formula="of:=[.B3786]+1" office:value-type="float" office:value="3785" calcext:value-type="float">
            <text:p>3785</text:p>
          </table:table-cell>
        </table:table-row>
        <table:table-row table:style-name="ro1">
          <table:table-cell table:formula="of:=IF([$Code.A3788]=&quot;&quot;;&quot;&quot;;[$Code.A3788])">
            <text:p/>
          </table:table-cell>
          <table:table-cell table:formula="of:=[.B3787]+1" office:value-type="float" office:value="3786" calcext:value-type="float">
            <text:p>3786</text:p>
          </table:table-cell>
        </table:table-row>
        <table:table-row table:style-name="ro1">
          <table:table-cell table:formula="of:=IF([$Code.A3789]=&quot;&quot;;&quot;&quot;;[$Code.A3789])">
            <text:p/>
          </table:table-cell>
          <table:table-cell table:formula="of:=[.B3788]+1" office:value-type="float" office:value="3787" calcext:value-type="float">
            <text:p>3787</text:p>
          </table:table-cell>
        </table:table-row>
        <table:table-row table:style-name="ro1">
          <table:table-cell table:formula="of:=IF([$Code.A3790]=&quot;&quot;;&quot;&quot;;[$Code.A3790])">
            <text:p/>
          </table:table-cell>
          <table:table-cell table:formula="of:=[.B3789]+1" office:value-type="float" office:value="3788" calcext:value-type="float">
            <text:p>3788</text:p>
          </table:table-cell>
        </table:table-row>
        <table:table-row table:style-name="ro1">
          <table:table-cell table:formula="of:=IF([$Code.A3791]=&quot;&quot;;&quot;&quot;;[$Code.A3791])">
            <text:p/>
          </table:table-cell>
          <table:table-cell table:formula="of:=[.B3790]+1" office:value-type="float" office:value="3789" calcext:value-type="float">
            <text:p>3789</text:p>
          </table:table-cell>
        </table:table-row>
        <table:table-row table:style-name="ro1">
          <table:table-cell table:formula="of:=IF([$Code.A3792]=&quot;&quot;;&quot;&quot;;[$Code.A3792])">
            <text:p/>
          </table:table-cell>
          <table:table-cell table:formula="of:=[.B3791]+1" office:value-type="float" office:value="3790" calcext:value-type="float">
            <text:p>3790</text:p>
          </table:table-cell>
        </table:table-row>
        <table:table-row table:style-name="ro1">
          <table:table-cell table:formula="of:=IF([$Code.A3793]=&quot;&quot;;&quot;&quot;;[$Code.A3793])">
            <text:p/>
          </table:table-cell>
          <table:table-cell table:formula="of:=[.B3792]+1" office:value-type="float" office:value="3791" calcext:value-type="float">
            <text:p>3791</text:p>
          </table:table-cell>
        </table:table-row>
        <table:table-row table:style-name="ro1">
          <table:table-cell table:formula="of:=IF([$Code.A3794]=&quot;&quot;;&quot;&quot;;[$Code.A3794])">
            <text:p/>
          </table:table-cell>
          <table:table-cell table:formula="of:=[.B3793]+1" office:value-type="float" office:value="3792" calcext:value-type="float">
            <text:p>3792</text:p>
          </table:table-cell>
        </table:table-row>
        <table:table-row table:style-name="ro1">
          <table:table-cell table:formula="of:=IF([$Code.A3795]=&quot;&quot;;&quot;&quot;;[$Code.A3795])">
            <text:p/>
          </table:table-cell>
          <table:table-cell table:formula="of:=[.B3794]+1" office:value-type="float" office:value="3793" calcext:value-type="float">
            <text:p>3793</text:p>
          </table:table-cell>
        </table:table-row>
        <table:table-row table:style-name="ro1">
          <table:table-cell table:formula="of:=IF([$Code.A3796]=&quot;&quot;;&quot;&quot;;[$Code.A3796])">
            <text:p/>
          </table:table-cell>
          <table:table-cell table:formula="of:=[.B3795]+1" office:value-type="float" office:value="3794" calcext:value-type="float">
            <text:p>3794</text:p>
          </table:table-cell>
        </table:table-row>
        <table:table-row table:style-name="ro1">
          <table:table-cell table:formula="of:=IF([$Code.A3797]=&quot;&quot;;&quot;&quot;;[$Code.A3797])">
            <text:p/>
          </table:table-cell>
          <table:table-cell table:formula="of:=[.B3796]+1" office:value-type="float" office:value="3795" calcext:value-type="float">
            <text:p>3795</text:p>
          </table:table-cell>
        </table:table-row>
        <table:table-row table:style-name="ro1">
          <table:table-cell table:formula="of:=IF([$Code.A3798]=&quot;&quot;;&quot;&quot;;[$Code.A3798])">
            <text:p/>
          </table:table-cell>
          <table:table-cell table:formula="of:=[.B3797]+1" office:value-type="float" office:value="3796" calcext:value-type="float">
            <text:p>3796</text:p>
          </table:table-cell>
        </table:table-row>
        <table:table-row table:style-name="ro1">
          <table:table-cell table:formula="of:=IF([$Code.A3799]=&quot;&quot;;&quot;&quot;;[$Code.A3799])">
            <text:p/>
          </table:table-cell>
          <table:table-cell table:formula="of:=[.B3798]+1" office:value-type="float" office:value="3797" calcext:value-type="float">
            <text:p>3797</text:p>
          </table:table-cell>
        </table:table-row>
        <table:table-row table:style-name="ro1">
          <table:table-cell table:formula="of:=IF([$Code.A3800]=&quot;&quot;;&quot;&quot;;[$Code.A3800])">
            <text:p/>
          </table:table-cell>
          <table:table-cell table:formula="of:=[.B3799]+1" office:value-type="float" office:value="3798" calcext:value-type="float">
            <text:p>3798</text:p>
          </table:table-cell>
        </table:table-row>
        <table:table-row table:style-name="ro1">
          <table:table-cell table:formula="of:=IF([$Code.A3801]=&quot;&quot;;&quot;&quot;;[$Code.A3801])">
            <text:p/>
          </table:table-cell>
          <table:table-cell table:formula="of:=[.B3800]+1" office:value-type="float" office:value="3799" calcext:value-type="float">
            <text:p>3799</text:p>
          </table:table-cell>
        </table:table-row>
        <table:table-row table:style-name="ro1">
          <table:table-cell table:formula="of:=IF([$Code.A3802]=&quot;&quot;;&quot;&quot;;[$Code.A3802])">
            <text:p/>
          </table:table-cell>
          <table:table-cell table:formula="of:=[.B3801]+1" office:value-type="float" office:value="3800" calcext:value-type="float">
            <text:p>3800</text:p>
          </table:table-cell>
        </table:table-row>
        <table:table-row table:style-name="ro1">
          <table:table-cell table:formula="of:=IF([$Code.A3803]=&quot;&quot;;&quot;&quot;;[$Code.A3803])">
            <text:p/>
          </table:table-cell>
          <table:table-cell table:formula="of:=[.B3802]+1" office:value-type="float" office:value="3801" calcext:value-type="float">
            <text:p>3801</text:p>
          </table:table-cell>
        </table:table-row>
        <table:table-row table:style-name="ro1">
          <table:table-cell table:formula="of:=IF([$Code.A3804]=&quot;&quot;;&quot;&quot;;[$Code.A3804])">
            <text:p/>
          </table:table-cell>
          <table:table-cell table:formula="of:=[.B3803]+1" office:value-type="float" office:value="3802" calcext:value-type="float">
            <text:p>3802</text:p>
          </table:table-cell>
        </table:table-row>
        <table:table-row table:style-name="ro1">
          <table:table-cell table:formula="of:=IF([$Code.A3805]=&quot;&quot;;&quot;&quot;;[$Code.A3805])">
            <text:p/>
          </table:table-cell>
          <table:table-cell table:formula="of:=[.B3804]+1" office:value-type="float" office:value="3803" calcext:value-type="float">
            <text:p>3803</text:p>
          </table:table-cell>
        </table:table-row>
        <table:table-row table:style-name="ro1">
          <table:table-cell table:formula="of:=IF([$Code.A3806]=&quot;&quot;;&quot;&quot;;[$Code.A3806])">
            <text:p/>
          </table:table-cell>
          <table:table-cell table:formula="of:=[.B3805]+1" office:value-type="float" office:value="3804" calcext:value-type="float">
            <text:p>3804</text:p>
          </table:table-cell>
        </table:table-row>
        <table:table-row table:style-name="ro1">
          <table:table-cell table:formula="of:=IF([$Code.A3807]=&quot;&quot;;&quot;&quot;;[$Code.A3807])">
            <text:p/>
          </table:table-cell>
          <table:table-cell table:formula="of:=[.B3806]+1" office:value-type="float" office:value="3805" calcext:value-type="float">
            <text:p>3805</text:p>
          </table:table-cell>
        </table:table-row>
        <table:table-row table:style-name="ro1">
          <table:table-cell table:formula="of:=IF([$Code.A3808]=&quot;&quot;;&quot;&quot;;[$Code.A3808])">
            <text:p/>
          </table:table-cell>
          <table:table-cell table:formula="of:=[.B3807]+1" office:value-type="float" office:value="3806" calcext:value-type="float">
            <text:p>3806</text:p>
          </table:table-cell>
        </table:table-row>
        <table:table-row table:style-name="ro1">
          <table:table-cell table:formula="of:=IF([$Code.A3809]=&quot;&quot;;&quot;&quot;;[$Code.A3809])">
            <text:p/>
          </table:table-cell>
          <table:table-cell table:formula="of:=[.B3808]+1" office:value-type="float" office:value="3807" calcext:value-type="float">
            <text:p>3807</text:p>
          </table:table-cell>
        </table:table-row>
        <table:table-row table:style-name="ro1">
          <table:table-cell table:formula="of:=IF([$Code.A3810]=&quot;&quot;;&quot;&quot;;[$Code.A3810])">
            <text:p/>
          </table:table-cell>
          <table:table-cell table:formula="of:=[.B3809]+1" office:value-type="float" office:value="3808" calcext:value-type="float">
            <text:p>3808</text:p>
          </table:table-cell>
        </table:table-row>
        <table:table-row table:style-name="ro1">
          <table:table-cell table:formula="of:=IF([$Code.A3811]=&quot;&quot;;&quot;&quot;;[$Code.A3811])">
            <text:p/>
          </table:table-cell>
          <table:table-cell table:formula="of:=[.B3810]+1" office:value-type="float" office:value="3809" calcext:value-type="float">
            <text:p>3809</text:p>
          </table:table-cell>
        </table:table-row>
        <table:table-row table:style-name="ro1">
          <table:table-cell table:formula="of:=IF([$Code.A3812]=&quot;&quot;;&quot;&quot;;[$Code.A3812])">
            <text:p/>
          </table:table-cell>
          <table:table-cell table:formula="of:=[.B3811]+1" office:value-type="float" office:value="3810" calcext:value-type="float">
            <text:p>3810</text:p>
          </table:table-cell>
        </table:table-row>
        <table:table-row table:style-name="ro1">
          <table:table-cell table:formula="of:=IF([$Code.A3813]=&quot;&quot;;&quot;&quot;;[$Code.A3813])">
            <text:p/>
          </table:table-cell>
          <table:table-cell table:formula="of:=[.B3812]+1" office:value-type="float" office:value="3811" calcext:value-type="float">
            <text:p>3811</text:p>
          </table:table-cell>
        </table:table-row>
        <table:table-row table:style-name="ro1">
          <table:table-cell table:formula="of:=IF([$Code.A3814]=&quot;&quot;;&quot;&quot;;[$Code.A3814])">
            <text:p/>
          </table:table-cell>
          <table:table-cell table:formula="of:=[.B3813]+1" office:value-type="float" office:value="3812" calcext:value-type="float">
            <text:p>3812</text:p>
          </table:table-cell>
        </table:table-row>
        <table:table-row table:style-name="ro1">
          <table:table-cell table:formula="of:=IF([$Code.A3815]=&quot;&quot;;&quot;&quot;;[$Code.A3815])">
            <text:p/>
          </table:table-cell>
          <table:table-cell table:formula="of:=[.B3814]+1" office:value-type="float" office:value="3813" calcext:value-type="float">
            <text:p>3813</text:p>
          </table:table-cell>
        </table:table-row>
        <table:table-row table:style-name="ro1">
          <table:table-cell table:formula="of:=IF([$Code.A3816]=&quot;&quot;;&quot;&quot;;[$Code.A3816])">
            <text:p/>
          </table:table-cell>
          <table:table-cell table:formula="of:=[.B3815]+1" office:value-type="float" office:value="3814" calcext:value-type="float">
            <text:p>3814</text:p>
          </table:table-cell>
        </table:table-row>
        <table:table-row table:style-name="ro1">
          <table:table-cell table:formula="of:=IF([$Code.A3817]=&quot;&quot;;&quot;&quot;;[$Code.A3817])">
            <text:p/>
          </table:table-cell>
          <table:table-cell table:formula="of:=[.B3816]+1" office:value-type="float" office:value="3815" calcext:value-type="float">
            <text:p>3815</text:p>
          </table:table-cell>
        </table:table-row>
        <table:table-row table:style-name="ro1">
          <table:table-cell table:formula="of:=IF([$Code.A3818]=&quot;&quot;;&quot;&quot;;[$Code.A3818])">
            <text:p/>
          </table:table-cell>
          <table:table-cell table:formula="of:=[.B3817]+1" office:value-type="float" office:value="3816" calcext:value-type="float">
            <text:p>3816</text:p>
          </table:table-cell>
        </table:table-row>
        <table:table-row table:style-name="ro1">
          <table:table-cell table:formula="of:=IF([$Code.A3819]=&quot;&quot;;&quot;&quot;;[$Code.A3819])">
            <text:p/>
          </table:table-cell>
          <table:table-cell table:formula="of:=[.B3818]+1" office:value-type="float" office:value="3817" calcext:value-type="float">
            <text:p>3817</text:p>
          </table:table-cell>
        </table:table-row>
        <table:table-row table:style-name="ro1">
          <table:table-cell table:formula="of:=IF([$Code.A3820]=&quot;&quot;;&quot;&quot;;[$Code.A3820])">
            <text:p/>
          </table:table-cell>
          <table:table-cell table:formula="of:=[.B3819]+1" office:value-type="float" office:value="3818" calcext:value-type="float">
            <text:p>3818</text:p>
          </table:table-cell>
        </table:table-row>
        <table:table-row table:style-name="ro1">
          <table:table-cell table:formula="of:=IF([$Code.A3821]=&quot;&quot;;&quot;&quot;;[$Code.A3821])">
            <text:p/>
          </table:table-cell>
          <table:table-cell table:formula="of:=[.B3820]+1" office:value-type="float" office:value="3819" calcext:value-type="float">
            <text:p>3819</text:p>
          </table:table-cell>
        </table:table-row>
        <table:table-row table:style-name="ro1">
          <table:table-cell table:formula="of:=IF([$Code.A3822]=&quot;&quot;;&quot;&quot;;[$Code.A3822])">
            <text:p/>
          </table:table-cell>
          <table:table-cell table:formula="of:=[.B3821]+1" office:value-type="float" office:value="3820" calcext:value-type="float">
            <text:p>3820</text:p>
          </table:table-cell>
        </table:table-row>
        <table:table-row table:style-name="ro1">
          <table:table-cell table:formula="of:=IF([$Code.A3823]=&quot;&quot;;&quot;&quot;;[$Code.A3823])">
            <text:p/>
          </table:table-cell>
          <table:table-cell table:formula="of:=[.B3822]+1" office:value-type="float" office:value="3821" calcext:value-type="float">
            <text:p>3821</text:p>
          </table:table-cell>
        </table:table-row>
        <table:table-row table:style-name="ro1">
          <table:table-cell table:formula="of:=IF([$Code.A3824]=&quot;&quot;;&quot;&quot;;[$Code.A3824])">
            <text:p/>
          </table:table-cell>
          <table:table-cell table:formula="of:=[.B3823]+1" office:value-type="float" office:value="3822" calcext:value-type="float">
            <text:p>3822</text:p>
          </table:table-cell>
        </table:table-row>
        <table:table-row table:style-name="ro1">
          <table:table-cell table:formula="of:=IF([$Code.A3825]=&quot;&quot;;&quot;&quot;;[$Code.A3825])">
            <text:p/>
          </table:table-cell>
          <table:table-cell table:formula="of:=[.B3824]+1" office:value-type="float" office:value="3823" calcext:value-type="float">
            <text:p>3823</text:p>
          </table:table-cell>
        </table:table-row>
        <table:table-row table:style-name="ro1">
          <table:table-cell table:formula="of:=IF([$Code.A3826]=&quot;&quot;;&quot;&quot;;[$Code.A3826])">
            <text:p/>
          </table:table-cell>
          <table:table-cell table:formula="of:=[.B3825]+1" office:value-type="float" office:value="3824" calcext:value-type="float">
            <text:p>3824</text:p>
          </table:table-cell>
        </table:table-row>
        <table:table-row table:style-name="ro1">
          <table:table-cell table:formula="of:=IF([$Code.A3827]=&quot;&quot;;&quot;&quot;;[$Code.A3827])">
            <text:p/>
          </table:table-cell>
          <table:table-cell table:formula="of:=[.B3826]+1" office:value-type="float" office:value="3825" calcext:value-type="float">
            <text:p>3825</text:p>
          </table:table-cell>
        </table:table-row>
        <table:table-row table:style-name="ro1">
          <table:table-cell table:formula="of:=IF([$Code.A3828]=&quot;&quot;;&quot;&quot;;[$Code.A3828])">
            <text:p/>
          </table:table-cell>
          <table:table-cell table:formula="of:=[.B3827]+1" office:value-type="float" office:value="3826" calcext:value-type="float">
            <text:p>3826</text:p>
          </table:table-cell>
        </table:table-row>
        <table:table-row table:style-name="ro1">
          <table:table-cell table:formula="of:=IF([$Code.A3829]=&quot;&quot;;&quot;&quot;;[$Code.A3829])">
            <text:p/>
          </table:table-cell>
          <table:table-cell table:formula="of:=[.B3828]+1" office:value-type="float" office:value="3827" calcext:value-type="float">
            <text:p>3827</text:p>
          </table:table-cell>
        </table:table-row>
        <table:table-row table:style-name="ro1">
          <table:table-cell table:formula="of:=IF([$Code.A3830]=&quot;&quot;;&quot;&quot;;[$Code.A3830])">
            <text:p/>
          </table:table-cell>
          <table:table-cell table:formula="of:=[.B3829]+1" office:value-type="float" office:value="3828" calcext:value-type="float">
            <text:p>3828</text:p>
          </table:table-cell>
        </table:table-row>
        <table:table-row table:style-name="ro1">
          <table:table-cell table:formula="of:=IF([$Code.A3831]=&quot;&quot;;&quot;&quot;;[$Code.A3831])">
            <text:p/>
          </table:table-cell>
          <table:table-cell table:formula="of:=[.B3830]+1" office:value-type="float" office:value="3829" calcext:value-type="float">
            <text:p>3829</text:p>
          </table:table-cell>
        </table:table-row>
        <table:table-row table:style-name="ro1">
          <table:table-cell table:formula="of:=IF([$Code.A3832]=&quot;&quot;;&quot;&quot;;[$Code.A3832])">
            <text:p/>
          </table:table-cell>
          <table:table-cell table:formula="of:=[.B3831]+1" office:value-type="float" office:value="3830" calcext:value-type="float">
            <text:p>3830</text:p>
          </table:table-cell>
        </table:table-row>
        <table:table-row table:style-name="ro1">
          <table:table-cell table:formula="of:=IF([$Code.A3833]=&quot;&quot;;&quot;&quot;;[$Code.A3833])">
            <text:p/>
          </table:table-cell>
          <table:table-cell table:formula="of:=[.B3832]+1" office:value-type="float" office:value="3831" calcext:value-type="float">
            <text:p>3831</text:p>
          </table:table-cell>
        </table:table-row>
        <table:table-row table:style-name="ro1">
          <table:table-cell table:formula="of:=IF([$Code.A3834]=&quot;&quot;;&quot;&quot;;[$Code.A3834])">
            <text:p/>
          </table:table-cell>
          <table:table-cell table:formula="of:=[.B3833]+1" office:value-type="float" office:value="3832" calcext:value-type="float">
            <text:p>3832</text:p>
          </table:table-cell>
        </table:table-row>
        <table:table-row table:style-name="ro1">
          <table:table-cell table:formula="of:=IF([$Code.A3835]=&quot;&quot;;&quot;&quot;;[$Code.A3835])">
            <text:p/>
          </table:table-cell>
          <table:table-cell table:formula="of:=[.B3834]+1" office:value-type="float" office:value="3833" calcext:value-type="float">
            <text:p>3833</text:p>
          </table:table-cell>
        </table:table-row>
        <table:table-row table:style-name="ro1">
          <table:table-cell table:formula="of:=IF([$Code.A3836]=&quot;&quot;;&quot;&quot;;[$Code.A3836])">
            <text:p/>
          </table:table-cell>
          <table:table-cell table:formula="of:=[.B3835]+1" office:value-type="float" office:value="3834" calcext:value-type="float">
            <text:p>3834</text:p>
          </table:table-cell>
        </table:table-row>
        <table:table-row table:style-name="ro1">
          <table:table-cell table:formula="of:=IF([$Code.A3837]=&quot;&quot;;&quot;&quot;;[$Code.A3837])">
            <text:p/>
          </table:table-cell>
          <table:table-cell table:formula="of:=[.B3836]+1" office:value-type="float" office:value="3835" calcext:value-type="float">
            <text:p>3835</text:p>
          </table:table-cell>
        </table:table-row>
        <table:table-row table:style-name="ro1">
          <table:table-cell table:formula="of:=IF([$Code.A3838]=&quot;&quot;;&quot;&quot;;[$Code.A3838])">
            <text:p/>
          </table:table-cell>
          <table:table-cell table:formula="of:=[.B3837]+1" office:value-type="float" office:value="3836" calcext:value-type="float">
            <text:p>3836</text:p>
          </table:table-cell>
        </table:table-row>
        <table:table-row table:style-name="ro1">
          <table:table-cell table:formula="of:=IF([$Code.A3839]=&quot;&quot;;&quot;&quot;;[$Code.A3839])">
            <text:p/>
          </table:table-cell>
          <table:table-cell table:formula="of:=[.B3838]+1" office:value-type="float" office:value="3837" calcext:value-type="float">
            <text:p>3837</text:p>
          </table:table-cell>
        </table:table-row>
        <table:table-row table:style-name="ro1">
          <table:table-cell table:formula="of:=IF([$Code.A3840]=&quot;&quot;;&quot;&quot;;[$Code.A3840])">
            <text:p/>
          </table:table-cell>
          <table:table-cell table:formula="of:=[.B3839]+1" office:value-type="float" office:value="3838" calcext:value-type="float">
            <text:p>3838</text:p>
          </table:table-cell>
        </table:table-row>
        <table:table-row table:style-name="ro1">
          <table:table-cell table:formula="of:=IF([$Code.A3841]=&quot;&quot;;&quot;&quot;;[$Code.A3841])">
            <text:p/>
          </table:table-cell>
          <table:table-cell table:formula="of:=[.B3840]+1" office:value-type="float" office:value="3839" calcext:value-type="float">
            <text:p>3839</text:p>
          </table:table-cell>
        </table:table-row>
        <table:table-row table:style-name="ro1">
          <table:table-cell table:formula="of:=IF([$Code.A3842]=&quot;&quot;;&quot;&quot;;[$Code.A3842])">
            <text:p/>
          </table:table-cell>
          <table:table-cell table:formula="of:=[.B3841]+1" office:value-type="float" office:value="3840" calcext:value-type="float">
            <text:p>3840</text:p>
          </table:table-cell>
        </table:table-row>
        <table:table-row table:style-name="ro1">
          <table:table-cell table:formula="of:=IF([$Code.A3843]=&quot;&quot;;&quot;&quot;;[$Code.A3843])">
            <text:p/>
          </table:table-cell>
          <table:table-cell table:formula="of:=[.B3842]+1" office:value-type="float" office:value="3841" calcext:value-type="float">
            <text:p>3841</text:p>
          </table:table-cell>
        </table:table-row>
        <table:table-row table:style-name="ro1">
          <table:table-cell table:formula="of:=IF([$Code.A3844]=&quot;&quot;;&quot;&quot;;[$Code.A3844])">
            <text:p/>
          </table:table-cell>
          <table:table-cell table:formula="of:=[.B3843]+1" office:value-type="float" office:value="3842" calcext:value-type="float">
            <text:p>3842</text:p>
          </table:table-cell>
        </table:table-row>
        <table:table-row table:style-name="ro1">
          <table:table-cell table:formula="of:=IF([$Code.A3845]=&quot;&quot;;&quot;&quot;;[$Code.A3845])">
            <text:p/>
          </table:table-cell>
          <table:table-cell table:formula="of:=[.B3844]+1" office:value-type="float" office:value="3843" calcext:value-type="float">
            <text:p>3843</text:p>
          </table:table-cell>
        </table:table-row>
        <table:table-row table:style-name="ro1">
          <table:table-cell table:formula="of:=IF([$Code.A3846]=&quot;&quot;;&quot;&quot;;[$Code.A3846])">
            <text:p/>
          </table:table-cell>
          <table:table-cell table:formula="of:=[.B3845]+1" office:value-type="float" office:value="3844" calcext:value-type="float">
            <text:p>3844</text:p>
          </table:table-cell>
        </table:table-row>
        <table:table-row table:style-name="ro1">
          <table:table-cell table:formula="of:=IF([$Code.A3847]=&quot;&quot;;&quot;&quot;;[$Code.A3847])">
            <text:p/>
          </table:table-cell>
          <table:table-cell table:formula="of:=[.B3846]+1" office:value-type="float" office:value="3845" calcext:value-type="float">
            <text:p>3845</text:p>
          </table:table-cell>
        </table:table-row>
        <table:table-row table:style-name="ro1">
          <table:table-cell table:formula="of:=IF([$Code.A3848]=&quot;&quot;;&quot;&quot;;[$Code.A3848])">
            <text:p/>
          </table:table-cell>
          <table:table-cell table:formula="of:=[.B3847]+1" office:value-type="float" office:value="3846" calcext:value-type="float">
            <text:p>3846</text:p>
          </table:table-cell>
        </table:table-row>
        <table:table-row table:style-name="ro1">
          <table:table-cell table:formula="of:=IF([$Code.A3849]=&quot;&quot;;&quot;&quot;;[$Code.A3849])">
            <text:p/>
          </table:table-cell>
          <table:table-cell table:formula="of:=[.B3848]+1" office:value-type="float" office:value="3847" calcext:value-type="float">
            <text:p>3847</text:p>
          </table:table-cell>
        </table:table-row>
        <table:table-row table:style-name="ro1">
          <table:table-cell table:formula="of:=IF([$Code.A3850]=&quot;&quot;;&quot;&quot;;[$Code.A3850])">
            <text:p/>
          </table:table-cell>
          <table:table-cell table:formula="of:=[.B3849]+1" office:value-type="float" office:value="3848" calcext:value-type="float">
            <text:p>3848</text:p>
          </table:table-cell>
        </table:table-row>
        <table:table-row table:style-name="ro1">
          <table:table-cell table:formula="of:=IF([$Code.A3851]=&quot;&quot;;&quot;&quot;;[$Code.A3851])">
            <text:p/>
          </table:table-cell>
          <table:table-cell table:formula="of:=[.B3850]+1" office:value-type="float" office:value="3849" calcext:value-type="float">
            <text:p>3849</text:p>
          </table:table-cell>
        </table:table-row>
        <table:table-row table:style-name="ro1">
          <table:table-cell table:formula="of:=IF([$Code.A3852]=&quot;&quot;;&quot;&quot;;[$Code.A3852])">
            <text:p/>
          </table:table-cell>
          <table:table-cell table:formula="of:=[.B3851]+1" office:value-type="float" office:value="3850" calcext:value-type="float">
            <text:p>3850</text:p>
          </table:table-cell>
        </table:table-row>
        <table:table-row table:style-name="ro1">
          <table:table-cell table:formula="of:=IF([$Code.A3853]=&quot;&quot;;&quot;&quot;;[$Code.A3853])">
            <text:p/>
          </table:table-cell>
          <table:table-cell table:formula="of:=[.B3852]+1" office:value-type="float" office:value="3851" calcext:value-type="float">
            <text:p>3851</text:p>
          </table:table-cell>
        </table:table-row>
        <table:table-row table:style-name="ro1">
          <table:table-cell table:formula="of:=IF([$Code.A3854]=&quot;&quot;;&quot;&quot;;[$Code.A3854])">
            <text:p/>
          </table:table-cell>
          <table:table-cell table:formula="of:=[.B3853]+1" office:value-type="float" office:value="3852" calcext:value-type="float">
            <text:p>3852</text:p>
          </table:table-cell>
        </table:table-row>
        <table:table-row table:style-name="ro1">
          <table:table-cell table:formula="of:=IF([$Code.A3855]=&quot;&quot;;&quot;&quot;;[$Code.A3855])">
            <text:p/>
          </table:table-cell>
          <table:table-cell table:formula="of:=[.B3854]+1" office:value-type="float" office:value="3853" calcext:value-type="float">
            <text:p>3853</text:p>
          </table:table-cell>
        </table:table-row>
        <table:table-row table:style-name="ro1">
          <table:table-cell table:formula="of:=IF([$Code.A3856]=&quot;&quot;;&quot;&quot;;[$Code.A3856])">
            <text:p/>
          </table:table-cell>
          <table:table-cell table:formula="of:=[.B3855]+1" office:value-type="float" office:value="3854" calcext:value-type="float">
            <text:p>3854</text:p>
          </table:table-cell>
        </table:table-row>
        <table:table-row table:style-name="ro1">
          <table:table-cell table:formula="of:=IF([$Code.A3857]=&quot;&quot;;&quot;&quot;;[$Code.A3857])">
            <text:p/>
          </table:table-cell>
          <table:table-cell table:formula="of:=[.B3856]+1" office:value-type="float" office:value="3855" calcext:value-type="float">
            <text:p>3855</text:p>
          </table:table-cell>
        </table:table-row>
        <table:table-row table:style-name="ro1">
          <table:table-cell table:formula="of:=IF([$Code.A3858]=&quot;&quot;;&quot;&quot;;[$Code.A3858])">
            <text:p/>
          </table:table-cell>
          <table:table-cell table:formula="of:=[.B3857]+1" office:value-type="float" office:value="3856" calcext:value-type="float">
            <text:p>3856</text:p>
          </table:table-cell>
        </table:table-row>
        <table:table-row table:style-name="ro1">
          <table:table-cell table:formula="of:=IF([$Code.A3859]=&quot;&quot;;&quot;&quot;;[$Code.A3859])">
            <text:p/>
          </table:table-cell>
          <table:table-cell table:formula="of:=[.B3858]+1" office:value-type="float" office:value="3857" calcext:value-type="float">
            <text:p>3857</text:p>
          </table:table-cell>
        </table:table-row>
        <table:table-row table:style-name="ro1">
          <table:table-cell table:formula="of:=IF([$Code.A3860]=&quot;&quot;;&quot;&quot;;[$Code.A3860])">
            <text:p/>
          </table:table-cell>
          <table:table-cell table:formula="of:=[.B3859]+1" office:value-type="float" office:value="3858" calcext:value-type="float">
            <text:p>3858</text:p>
          </table:table-cell>
        </table:table-row>
        <table:table-row table:style-name="ro1">
          <table:table-cell table:formula="of:=IF([$Code.A3861]=&quot;&quot;;&quot;&quot;;[$Code.A3861])">
            <text:p/>
          </table:table-cell>
          <table:table-cell table:formula="of:=[.B3860]+1" office:value-type="float" office:value="3859" calcext:value-type="float">
            <text:p>3859</text:p>
          </table:table-cell>
        </table:table-row>
        <table:table-row table:style-name="ro1">
          <table:table-cell table:formula="of:=IF([$Code.A3862]=&quot;&quot;;&quot;&quot;;[$Code.A3862])">
            <text:p/>
          </table:table-cell>
          <table:table-cell table:formula="of:=[.B3861]+1" office:value-type="float" office:value="3860" calcext:value-type="float">
            <text:p>3860</text:p>
          </table:table-cell>
        </table:table-row>
        <table:table-row table:style-name="ro1">
          <table:table-cell table:formula="of:=IF([$Code.A3863]=&quot;&quot;;&quot;&quot;;[$Code.A3863])">
            <text:p/>
          </table:table-cell>
          <table:table-cell table:formula="of:=[.B3862]+1" office:value-type="float" office:value="3861" calcext:value-type="float">
            <text:p>3861</text:p>
          </table:table-cell>
        </table:table-row>
        <table:table-row table:style-name="ro1">
          <table:table-cell table:formula="of:=IF([$Code.A3864]=&quot;&quot;;&quot;&quot;;[$Code.A3864])">
            <text:p/>
          </table:table-cell>
          <table:table-cell table:formula="of:=[.B3863]+1" office:value-type="float" office:value="3862" calcext:value-type="float">
            <text:p>3862</text:p>
          </table:table-cell>
        </table:table-row>
        <table:table-row table:style-name="ro1">
          <table:table-cell table:formula="of:=IF([$Code.A3865]=&quot;&quot;;&quot;&quot;;[$Code.A3865])">
            <text:p/>
          </table:table-cell>
          <table:table-cell table:formula="of:=[.B3864]+1" office:value-type="float" office:value="3863" calcext:value-type="float">
            <text:p>3863</text:p>
          </table:table-cell>
        </table:table-row>
        <table:table-row table:style-name="ro1">
          <table:table-cell table:formula="of:=IF([$Code.A3866]=&quot;&quot;;&quot;&quot;;[$Code.A3866])">
            <text:p/>
          </table:table-cell>
          <table:table-cell table:formula="of:=[.B3865]+1" office:value-type="float" office:value="3864" calcext:value-type="float">
            <text:p>3864</text:p>
          </table:table-cell>
        </table:table-row>
        <table:table-row table:style-name="ro1">
          <table:table-cell table:formula="of:=IF([$Code.A3867]=&quot;&quot;;&quot;&quot;;[$Code.A3867])">
            <text:p/>
          </table:table-cell>
          <table:table-cell table:formula="of:=[.B3866]+1" office:value-type="float" office:value="3865" calcext:value-type="float">
            <text:p>3865</text:p>
          </table:table-cell>
        </table:table-row>
        <table:table-row table:style-name="ro1">
          <table:table-cell table:formula="of:=IF([$Code.A3868]=&quot;&quot;;&quot;&quot;;[$Code.A3868])">
            <text:p/>
          </table:table-cell>
          <table:table-cell table:formula="of:=[.B3867]+1" office:value-type="float" office:value="3866" calcext:value-type="float">
            <text:p>3866</text:p>
          </table:table-cell>
        </table:table-row>
        <table:table-row table:style-name="ro1">
          <table:table-cell table:formula="of:=IF([$Code.A3869]=&quot;&quot;;&quot;&quot;;[$Code.A3869])">
            <text:p/>
          </table:table-cell>
          <table:table-cell table:formula="of:=[.B3868]+1" office:value-type="float" office:value="3867" calcext:value-type="float">
            <text:p>3867</text:p>
          </table:table-cell>
        </table:table-row>
        <table:table-row table:style-name="ro1">
          <table:table-cell table:formula="of:=IF([$Code.A3870]=&quot;&quot;;&quot;&quot;;[$Code.A3870])">
            <text:p/>
          </table:table-cell>
          <table:table-cell table:formula="of:=[.B3869]+1" office:value-type="float" office:value="3868" calcext:value-type="float">
            <text:p>3868</text:p>
          </table:table-cell>
        </table:table-row>
        <table:table-row table:style-name="ro1">
          <table:table-cell table:formula="of:=IF([$Code.A3871]=&quot;&quot;;&quot;&quot;;[$Code.A3871])">
            <text:p/>
          </table:table-cell>
          <table:table-cell table:formula="of:=[.B3870]+1" office:value-type="float" office:value="3869" calcext:value-type="float">
            <text:p>3869</text:p>
          </table:table-cell>
        </table:table-row>
        <table:table-row table:style-name="ro1">
          <table:table-cell table:formula="of:=IF([$Code.A3872]=&quot;&quot;;&quot;&quot;;[$Code.A3872])">
            <text:p/>
          </table:table-cell>
          <table:table-cell table:formula="of:=[.B3871]+1" office:value-type="float" office:value="3870" calcext:value-type="float">
            <text:p>3870</text:p>
          </table:table-cell>
        </table:table-row>
        <table:table-row table:style-name="ro1">
          <table:table-cell table:formula="of:=IF([$Code.A3873]=&quot;&quot;;&quot;&quot;;[$Code.A3873])">
            <text:p/>
          </table:table-cell>
          <table:table-cell table:formula="of:=[.B3872]+1" office:value-type="float" office:value="3871" calcext:value-type="float">
            <text:p>3871</text:p>
          </table:table-cell>
        </table:table-row>
        <table:table-row table:style-name="ro1">
          <table:table-cell table:formula="of:=IF([$Code.A3874]=&quot;&quot;;&quot;&quot;;[$Code.A3874])">
            <text:p/>
          </table:table-cell>
          <table:table-cell table:formula="of:=[.B3873]+1" office:value-type="float" office:value="3872" calcext:value-type="float">
            <text:p>3872</text:p>
          </table:table-cell>
        </table:table-row>
        <table:table-row table:style-name="ro1">
          <table:table-cell table:formula="of:=IF([$Code.A3875]=&quot;&quot;;&quot;&quot;;[$Code.A3875])">
            <text:p/>
          </table:table-cell>
          <table:table-cell table:formula="of:=[.B3874]+1" office:value-type="float" office:value="3873" calcext:value-type="float">
            <text:p>3873</text:p>
          </table:table-cell>
        </table:table-row>
        <table:table-row table:style-name="ro1">
          <table:table-cell table:formula="of:=IF([$Code.A3876]=&quot;&quot;;&quot;&quot;;[$Code.A3876])">
            <text:p/>
          </table:table-cell>
          <table:table-cell table:formula="of:=[.B3875]+1" office:value-type="float" office:value="3874" calcext:value-type="float">
            <text:p>3874</text:p>
          </table:table-cell>
        </table:table-row>
        <table:table-row table:style-name="ro1">
          <table:table-cell table:formula="of:=IF([$Code.A3877]=&quot;&quot;;&quot;&quot;;[$Code.A3877])">
            <text:p/>
          </table:table-cell>
          <table:table-cell table:formula="of:=[.B3876]+1" office:value-type="float" office:value="3875" calcext:value-type="float">
            <text:p>3875</text:p>
          </table:table-cell>
        </table:table-row>
        <table:table-row table:style-name="ro1">
          <table:table-cell table:formula="of:=IF([$Code.A3878]=&quot;&quot;;&quot;&quot;;[$Code.A3878])">
            <text:p/>
          </table:table-cell>
          <table:table-cell table:formula="of:=[.B3877]+1" office:value-type="float" office:value="3876" calcext:value-type="float">
            <text:p>3876</text:p>
          </table:table-cell>
        </table:table-row>
        <table:table-row table:style-name="ro1">
          <table:table-cell table:formula="of:=IF([$Code.A3879]=&quot;&quot;;&quot;&quot;;[$Code.A3879])">
            <text:p/>
          </table:table-cell>
          <table:table-cell table:formula="of:=[.B3878]+1" office:value-type="float" office:value="3877" calcext:value-type="float">
            <text:p>3877</text:p>
          </table:table-cell>
        </table:table-row>
        <table:table-row table:style-name="ro1">
          <table:table-cell table:formula="of:=IF([$Code.A3880]=&quot;&quot;;&quot;&quot;;[$Code.A3880])">
            <text:p/>
          </table:table-cell>
          <table:table-cell table:formula="of:=[.B3879]+1" office:value-type="float" office:value="3878" calcext:value-type="float">
            <text:p>3878</text:p>
          </table:table-cell>
        </table:table-row>
        <table:table-row table:style-name="ro1">
          <table:table-cell table:formula="of:=IF([$Code.A3881]=&quot;&quot;;&quot;&quot;;[$Code.A3881])">
            <text:p/>
          </table:table-cell>
          <table:table-cell table:formula="of:=[.B3880]+1" office:value-type="float" office:value="3879" calcext:value-type="float">
            <text:p>3879</text:p>
          </table:table-cell>
        </table:table-row>
        <table:table-row table:style-name="ro1">
          <table:table-cell table:formula="of:=IF([$Code.A3882]=&quot;&quot;;&quot;&quot;;[$Code.A3882])">
            <text:p/>
          </table:table-cell>
          <table:table-cell table:formula="of:=[.B3881]+1" office:value-type="float" office:value="3880" calcext:value-type="float">
            <text:p>3880</text:p>
          </table:table-cell>
        </table:table-row>
        <table:table-row table:style-name="ro1">
          <table:table-cell table:formula="of:=IF([$Code.A3883]=&quot;&quot;;&quot;&quot;;[$Code.A3883])">
            <text:p/>
          </table:table-cell>
          <table:table-cell table:formula="of:=[.B3882]+1" office:value-type="float" office:value="3881" calcext:value-type="float">
            <text:p>3881</text:p>
          </table:table-cell>
        </table:table-row>
        <table:table-row table:style-name="ro1">
          <table:table-cell table:formula="of:=IF([$Code.A3884]=&quot;&quot;;&quot;&quot;;[$Code.A3884])">
            <text:p/>
          </table:table-cell>
          <table:table-cell table:formula="of:=[.B3883]+1" office:value-type="float" office:value="3882" calcext:value-type="float">
            <text:p>3882</text:p>
          </table:table-cell>
        </table:table-row>
        <table:table-row table:style-name="ro1">
          <table:table-cell table:formula="of:=IF([$Code.A3885]=&quot;&quot;;&quot;&quot;;[$Code.A3885])">
            <text:p/>
          </table:table-cell>
          <table:table-cell table:formula="of:=[.B3884]+1" office:value-type="float" office:value="3883" calcext:value-type="float">
            <text:p>3883</text:p>
          </table:table-cell>
        </table:table-row>
        <table:table-row table:style-name="ro1">
          <table:table-cell table:formula="of:=IF([$Code.A3886]=&quot;&quot;;&quot;&quot;;[$Code.A3886])">
            <text:p/>
          </table:table-cell>
          <table:table-cell table:formula="of:=[.B3885]+1" office:value-type="float" office:value="3884" calcext:value-type="float">
            <text:p>3884</text:p>
          </table:table-cell>
        </table:table-row>
        <table:table-row table:style-name="ro1">
          <table:table-cell table:formula="of:=IF([$Code.A3887]=&quot;&quot;;&quot;&quot;;[$Code.A3887])">
            <text:p/>
          </table:table-cell>
          <table:table-cell table:formula="of:=[.B3886]+1" office:value-type="float" office:value="3885" calcext:value-type="float">
            <text:p>3885</text:p>
          </table:table-cell>
        </table:table-row>
        <table:table-row table:style-name="ro1">
          <table:table-cell table:formula="of:=IF([$Code.A3888]=&quot;&quot;;&quot;&quot;;[$Code.A3888])">
            <text:p/>
          </table:table-cell>
          <table:table-cell table:formula="of:=[.B3887]+1" office:value-type="float" office:value="3886" calcext:value-type="float">
            <text:p>3886</text:p>
          </table:table-cell>
        </table:table-row>
        <table:table-row table:style-name="ro1">
          <table:table-cell table:formula="of:=IF([$Code.A3889]=&quot;&quot;;&quot;&quot;;[$Code.A3889])">
            <text:p/>
          </table:table-cell>
          <table:table-cell table:formula="of:=[.B3888]+1" office:value-type="float" office:value="3887" calcext:value-type="float">
            <text:p>3887</text:p>
          </table:table-cell>
        </table:table-row>
        <table:table-row table:style-name="ro1">
          <table:table-cell table:formula="of:=IF([$Code.A3890]=&quot;&quot;;&quot;&quot;;[$Code.A3890])">
            <text:p/>
          </table:table-cell>
          <table:table-cell table:formula="of:=[.B3889]+1" office:value-type="float" office:value="3888" calcext:value-type="float">
            <text:p>3888</text:p>
          </table:table-cell>
        </table:table-row>
        <table:table-row table:style-name="ro1">
          <table:table-cell table:formula="of:=IF([$Code.A3891]=&quot;&quot;;&quot;&quot;;[$Code.A3891])">
            <text:p/>
          </table:table-cell>
          <table:table-cell table:formula="of:=[.B3890]+1" office:value-type="float" office:value="3889" calcext:value-type="float">
            <text:p>3889</text:p>
          </table:table-cell>
        </table:table-row>
        <table:table-row table:style-name="ro1">
          <table:table-cell table:formula="of:=IF([$Code.A3892]=&quot;&quot;;&quot;&quot;;[$Code.A3892])">
            <text:p/>
          </table:table-cell>
          <table:table-cell table:formula="of:=[.B3891]+1" office:value-type="float" office:value="3890" calcext:value-type="float">
            <text:p>3890</text:p>
          </table:table-cell>
        </table:table-row>
        <table:table-row table:style-name="ro1">
          <table:table-cell table:formula="of:=IF([$Code.A3893]=&quot;&quot;;&quot;&quot;;[$Code.A3893])">
            <text:p/>
          </table:table-cell>
          <table:table-cell table:formula="of:=[.B3892]+1" office:value-type="float" office:value="3891" calcext:value-type="float">
            <text:p>3891</text:p>
          </table:table-cell>
        </table:table-row>
        <table:table-row table:style-name="ro1">
          <table:table-cell table:formula="of:=IF([$Code.A3894]=&quot;&quot;;&quot;&quot;;[$Code.A3894])">
            <text:p/>
          </table:table-cell>
          <table:table-cell table:formula="of:=[.B3893]+1" office:value-type="float" office:value="3892" calcext:value-type="float">
            <text:p>3892</text:p>
          </table:table-cell>
        </table:table-row>
        <table:table-row table:style-name="ro1">
          <table:table-cell table:formula="of:=IF([$Code.A3895]=&quot;&quot;;&quot;&quot;;[$Code.A3895])">
            <text:p/>
          </table:table-cell>
          <table:table-cell table:formula="of:=[.B3894]+1" office:value-type="float" office:value="3893" calcext:value-type="float">
            <text:p>3893</text:p>
          </table:table-cell>
        </table:table-row>
        <table:table-row table:style-name="ro1">
          <table:table-cell table:formula="of:=IF([$Code.A3896]=&quot;&quot;;&quot;&quot;;[$Code.A3896])">
            <text:p/>
          </table:table-cell>
          <table:table-cell table:formula="of:=[.B3895]+1" office:value-type="float" office:value="3894" calcext:value-type="float">
            <text:p>3894</text:p>
          </table:table-cell>
        </table:table-row>
        <table:table-row table:style-name="ro1">
          <table:table-cell table:formula="of:=IF([$Code.A3897]=&quot;&quot;;&quot;&quot;;[$Code.A3897])">
            <text:p/>
          </table:table-cell>
          <table:table-cell table:formula="of:=[.B3896]+1" office:value-type="float" office:value="3895" calcext:value-type="float">
            <text:p>3895</text:p>
          </table:table-cell>
        </table:table-row>
        <table:table-row table:style-name="ro1">
          <table:table-cell table:formula="of:=IF([$Code.A3898]=&quot;&quot;;&quot;&quot;;[$Code.A3898])">
            <text:p/>
          </table:table-cell>
          <table:table-cell table:formula="of:=[.B3897]+1" office:value-type="float" office:value="3896" calcext:value-type="float">
            <text:p>3896</text:p>
          </table:table-cell>
        </table:table-row>
        <table:table-row table:style-name="ro1">
          <table:table-cell table:formula="of:=IF([$Code.A3899]=&quot;&quot;;&quot;&quot;;[$Code.A3899])">
            <text:p/>
          </table:table-cell>
          <table:table-cell table:formula="of:=[.B3898]+1" office:value-type="float" office:value="3897" calcext:value-type="float">
            <text:p>3897</text:p>
          </table:table-cell>
        </table:table-row>
        <table:table-row table:style-name="ro1">
          <table:table-cell table:formula="of:=IF([$Code.A3900]=&quot;&quot;;&quot;&quot;;[$Code.A3900])">
            <text:p/>
          </table:table-cell>
          <table:table-cell table:formula="of:=[.B3899]+1" office:value-type="float" office:value="3898" calcext:value-type="float">
            <text:p>3898</text:p>
          </table:table-cell>
        </table:table-row>
        <table:table-row table:style-name="ro1">
          <table:table-cell table:formula="of:=IF([$Code.A3901]=&quot;&quot;;&quot;&quot;;[$Code.A3901])">
            <text:p/>
          </table:table-cell>
          <table:table-cell table:formula="of:=[.B3900]+1" office:value-type="float" office:value="3899" calcext:value-type="float">
            <text:p>3899</text:p>
          </table:table-cell>
        </table:table-row>
        <table:table-row table:style-name="ro1">
          <table:table-cell table:formula="of:=IF([$Code.A3902]=&quot;&quot;;&quot;&quot;;[$Code.A3902])">
            <text:p/>
          </table:table-cell>
          <table:table-cell table:formula="of:=[.B3901]+1" office:value-type="float" office:value="3900" calcext:value-type="float">
            <text:p>3900</text:p>
          </table:table-cell>
        </table:table-row>
        <table:table-row table:style-name="ro1">
          <table:table-cell table:formula="of:=IF([$Code.A3903]=&quot;&quot;;&quot;&quot;;[$Code.A3903])">
            <text:p/>
          </table:table-cell>
          <table:table-cell table:formula="of:=[.B3902]+1" office:value-type="float" office:value="3901" calcext:value-type="float">
            <text:p>3901</text:p>
          </table:table-cell>
        </table:table-row>
        <table:table-row table:style-name="ro1">
          <table:table-cell table:formula="of:=IF([$Code.A3904]=&quot;&quot;;&quot;&quot;;[$Code.A3904])">
            <text:p/>
          </table:table-cell>
          <table:table-cell table:formula="of:=[.B3903]+1" office:value-type="float" office:value="3902" calcext:value-type="float">
            <text:p>3902</text:p>
          </table:table-cell>
        </table:table-row>
        <table:table-row table:style-name="ro1">
          <table:table-cell table:formula="of:=IF([$Code.A3905]=&quot;&quot;;&quot;&quot;;[$Code.A3905])">
            <text:p/>
          </table:table-cell>
          <table:table-cell table:formula="of:=[.B3904]+1" office:value-type="float" office:value="3903" calcext:value-type="float">
            <text:p>3903</text:p>
          </table:table-cell>
        </table:table-row>
        <table:table-row table:style-name="ro1">
          <table:table-cell table:formula="of:=IF([$Code.A3906]=&quot;&quot;;&quot;&quot;;[$Code.A3906])">
            <text:p/>
          </table:table-cell>
          <table:table-cell table:formula="of:=[.B3905]+1" office:value-type="float" office:value="3904" calcext:value-type="float">
            <text:p>3904</text:p>
          </table:table-cell>
        </table:table-row>
        <table:table-row table:style-name="ro1">
          <table:table-cell table:formula="of:=IF([$Code.A3907]=&quot;&quot;;&quot;&quot;;[$Code.A3907])">
            <text:p/>
          </table:table-cell>
          <table:table-cell table:formula="of:=[.B3906]+1" office:value-type="float" office:value="3905" calcext:value-type="float">
            <text:p>3905</text:p>
          </table:table-cell>
        </table:table-row>
        <table:table-row table:style-name="ro1">
          <table:table-cell table:formula="of:=IF([$Code.A3908]=&quot;&quot;;&quot;&quot;;[$Code.A3908])">
            <text:p/>
          </table:table-cell>
          <table:table-cell table:formula="of:=[.B3907]+1" office:value-type="float" office:value="3906" calcext:value-type="float">
            <text:p>3906</text:p>
          </table:table-cell>
        </table:table-row>
        <table:table-row table:style-name="ro1">
          <table:table-cell table:formula="of:=IF([$Code.A3909]=&quot;&quot;;&quot;&quot;;[$Code.A3909])">
            <text:p/>
          </table:table-cell>
          <table:table-cell table:formula="of:=[.B3908]+1" office:value-type="float" office:value="3907" calcext:value-type="float">
            <text:p>3907</text:p>
          </table:table-cell>
        </table:table-row>
        <table:table-row table:style-name="ro1">
          <table:table-cell table:formula="of:=IF([$Code.A3910]=&quot;&quot;;&quot;&quot;;[$Code.A3910])">
            <text:p/>
          </table:table-cell>
          <table:table-cell table:formula="of:=[.B3909]+1" office:value-type="float" office:value="3908" calcext:value-type="float">
            <text:p>3908</text:p>
          </table:table-cell>
        </table:table-row>
        <table:table-row table:style-name="ro1">
          <table:table-cell table:formula="of:=IF([$Code.A3911]=&quot;&quot;;&quot;&quot;;[$Code.A3911])">
            <text:p/>
          </table:table-cell>
          <table:table-cell table:formula="of:=[.B3910]+1" office:value-type="float" office:value="3909" calcext:value-type="float">
            <text:p>3909</text:p>
          </table:table-cell>
        </table:table-row>
        <table:table-row table:style-name="ro1">
          <table:table-cell table:formula="of:=IF([$Code.A3912]=&quot;&quot;;&quot;&quot;;[$Code.A3912])">
            <text:p/>
          </table:table-cell>
          <table:table-cell table:formula="of:=[.B3911]+1" office:value-type="float" office:value="3910" calcext:value-type="float">
            <text:p>3910</text:p>
          </table:table-cell>
        </table:table-row>
        <table:table-row table:style-name="ro1">
          <table:table-cell table:formula="of:=IF([$Code.A3913]=&quot;&quot;;&quot;&quot;;[$Code.A3913])">
            <text:p/>
          </table:table-cell>
          <table:table-cell table:formula="of:=[.B3912]+1" office:value-type="float" office:value="3911" calcext:value-type="float">
            <text:p>3911</text:p>
          </table:table-cell>
        </table:table-row>
        <table:table-row table:style-name="ro1">
          <table:table-cell table:formula="of:=IF([$Code.A3914]=&quot;&quot;;&quot;&quot;;[$Code.A3914])">
            <text:p/>
          </table:table-cell>
          <table:table-cell table:formula="of:=[.B3913]+1" office:value-type="float" office:value="3912" calcext:value-type="float">
            <text:p>3912</text:p>
          </table:table-cell>
        </table:table-row>
        <table:table-row table:style-name="ro1">
          <table:table-cell table:formula="of:=IF([$Code.A3915]=&quot;&quot;;&quot;&quot;;[$Code.A3915])">
            <text:p/>
          </table:table-cell>
          <table:table-cell table:formula="of:=[.B3914]+1" office:value-type="float" office:value="3913" calcext:value-type="float">
            <text:p>3913</text:p>
          </table:table-cell>
        </table:table-row>
        <table:table-row table:style-name="ro1">
          <table:table-cell table:formula="of:=IF([$Code.A3916]=&quot;&quot;;&quot;&quot;;[$Code.A3916])">
            <text:p/>
          </table:table-cell>
          <table:table-cell table:formula="of:=[.B3915]+1" office:value-type="float" office:value="3914" calcext:value-type="float">
            <text:p>3914</text:p>
          </table:table-cell>
        </table:table-row>
        <table:table-row table:style-name="ro1">
          <table:table-cell table:formula="of:=IF([$Code.A3917]=&quot;&quot;;&quot;&quot;;[$Code.A3917])">
            <text:p/>
          </table:table-cell>
          <table:table-cell table:formula="of:=[.B3916]+1" office:value-type="float" office:value="3915" calcext:value-type="float">
            <text:p>3915</text:p>
          </table:table-cell>
        </table:table-row>
        <table:table-row table:style-name="ro1">
          <table:table-cell table:formula="of:=IF([$Code.A3918]=&quot;&quot;;&quot;&quot;;[$Code.A3918])">
            <text:p/>
          </table:table-cell>
          <table:table-cell table:formula="of:=[.B3917]+1" office:value-type="float" office:value="3916" calcext:value-type="float">
            <text:p>3916</text:p>
          </table:table-cell>
        </table:table-row>
        <table:table-row table:style-name="ro1">
          <table:table-cell table:formula="of:=IF([$Code.A3919]=&quot;&quot;;&quot;&quot;;[$Code.A3919])">
            <text:p/>
          </table:table-cell>
          <table:table-cell table:formula="of:=[.B3918]+1" office:value-type="float" office:value="3917" calcext:value-type="float">
            <text:p>3917</text:p>
          </table:table-cell>
        </table:table-row>
        <table:table-row table:style-name="ro1">
          <table:table-cell table:formula="of:=IF([$Code.A3920]=&quot;&quot;;&quot;&quot;;[$Code.A3920])">
            <text:p/>
          </table:table-cell>
          <table:table-cell table:formula="of:=[.B3919]+1" office:value-type="float" office:value="3918" calcext:value-type="float">
            <text:p>3918</text:p>
          </table:table-cell>
        </table:table-row>
        <table:table-row table:style-name="ro1">
          <table:table-cell table:formula="of:=IF([$Code.A3921]=&quot;&quot;;&quot;&quot;;[$Code.A3921])">
            <text:p/>
          </table:table-cell>
          <table:table-cell table:formula="of:=[.B3920]+1" office:value-type="float" office:value="3919" calcext:value-type="float">
            <text:p>3919</text:p>
          </table:table-cell>
        </table:table-row>
        <table:table-row table:style-name="ro1">
          <table:table-cell table:formula="of:=IF([$Code.A3922]=&quot;&quot;;&quot;&quot;;[$Code.A3922])">
            <text:p/>
          </table:table-cell>
          <table:table-cell table:formula="of:=[.B3921]+1" office:value-type="float" office:value="3920" calcext:value-type="float">
            <text:p>3920</text:p>
          </table:table-cell>
        </table:table-row>
        <table:table-row table:style-name="ro1">
          <table:table-cell table:formula="of:=IF([$Code.A3923]=&quot;&quot;;&quot;&quot;;[$Code.A3923])">
            <text:p/>
          </table:table-cell>
          <table:table-cell table:formula="of:=[.B3922]+1" office:value-type="float" office:value="3921" calcext:value-type="float">
            <text:p>3921</text:p>
          </table:table-cell>
        </table:table-row>
        <table:table-row table:style-name="ro1">
          <table:table-cell table:formula="of:=IF([$Code.A3924]=&quot;&quot;;&quot;&quot;;[$Code.A3924])">
            <text:p/>
          </table:table-cell>
          <table:table-cell table:formula="of:=[.B3923]+1" office:value-type="float" office:value="3922" calcext:value-type="float">
            <text:p>3922</text:p>
          </table:table-cell>
        </table:table-row>
        <table:table-row table:style-name="ro1">
          <table:table-cell table:formula="of:=IF([$Code.A3925]=&quot;&quot;;&quot;&quot;;[$Code.A3925])">
            <text:p/>
          </table:table-cell>
          <table:table-cell table:formula="of:=[.B3924]+1" office:value-type="float" office:value="3923" calcext:value-type="float">
            <text:p>3923</text:p>
          </table:table-cell>
        </table:table-row>
        <table:table-row table:style-name="ro1">
          <table:table-cell table:formula="of:=IF([$Code.A3926]=&quot;&quot;;&quot;&quot;;[$Code.A3926])">
            <text:p/>
          </table:table-cell>
          <table:table-cell table:formula="of:=[.B3925]+1" office:value-type="float" office:value="3924" calcext:value-type="float">
            <text:p>3924</text:p>
          </table:table-cell>
        </table:table-row>
        <table:table-row table:style-name="ro1">
          <table:table-cell table:formula="of:=IF([$Code.A3927]=&quot;&quot;;&quot;&quot;;[$Code.A3927])">
            <text:p/>
          </table:table-cell>
          <table:table-cell table:formula="of:=[.B3926]+1" office:value-type="float" office:value="3925" calcext:value-type="float">
            <text:p>3925</text:p>
          </table:table-cell>
        </table:table-row>
        <table:table-row table:style-name="ro1">
          <table:table-cell table:formula="of:=IF([$Code.A3928]=&quot;&quot;;&quot;&quot;;[$Code.A3928])">
            <text:p/>
          </table:table-cell>
          <table:table-cell table:formula="of:=[.B3927]+1" office:value-type="float" office:value="3926" calcext:value-type="float">
            <text:p>3926</text:p>
          </table:table-cell>
        </table:table-row>
        <table:table-row table:style-name="ro1">
          <table:table-cell table:formula="of:=IF([$Code.A3929]=&quot;&quot;;&quot;&quot;;[$Code.A3929])">
            <text:p/>
          </table:table-cell>
          <table:table-cell table:formula="of:=[.B3928]+1" office:value-type="float" office:value="3927" calcext:value-type="float">
            <text:p>3927</text:p>
          </table:table-cell>
        </table:table-row>
        <table:table-row table:style-name="ro1">
          <table:table-cell table:formula="of:=IF([$Code.A3930]=&quot;&quot;;&quot;&quot;;[$Code.A3930])">
            <text:p/>
          </table:table-cell>
          <table:table-cell table:formula="of:=[.B3929]+1" office:value-type="float" office:value="3928" calcext:value-type="float">
            <text:p>3928</text:p>
          </table:table-cell>
        </table:table-row>
        <table:table-row table:style-name="ro1">
          <table:table-cell table:formula="of:=IF([$Code.A3931]=&quot;&quot;;&quot;&quot;;[$Code.A3931])">
            <text:p/>
          </table:table-cell>
          <table:table-cell table:formula="of:=[.B3930]+1" office:value-type="float" office:value="3929" calcext:value-type="float">
            <text:p>3929</text:p>
          </table:table-cell>
        </table:table-row>
        <table:table-row table:style-name="ro1">
          <table:table-cell table:formula="of:=IF([$Code.A3932]=&quot;&quot;;&quot;&quot;;[$Code.A3932])">
            <text:p/>
          </table:table-cell>
          <table:table-cell table:formula="of:=[.B3931]+1" office:value-type="float" office:value="3930" calcext:value-type="float">
            <text:p>3930</text:p>
          </table:table-cell>
        </table:table-row>
        <table:table-row table:style-name="ro1">
          <table:table-cell table:formula="of:=IF([$Code.A3933]=&quot;&quot;;&quot;&quot;;[$Code.A3933])">
            <text:p/>
          </table:table-cell>
          <table:table-cell table:formula="of:=[.B3932]+1" office:value-type="float" office:value="3931" calcext:value-type="float">
            <text:p>3931</text:p>
          </table:table-cell>
        </table:table-row>
        <table:table-row table:style-name="ro1">
          <table:table-cell table:formula="of:=IF([$Code.A3934]=&quot;&quot;;&quot;&quot;;[$Code.A3934])">
            <text:p/>
          </table:table-cell>
          <table:table-cell table:formula="of:=[.B3933]+1" office:value-type="float" office:value="3932" calcext:value-type="float">
            <text:p>3932</text:p>
          </table:table-cell>
        </table:table-row>
        <table:table-row table:style-name="ro1">
          <table:table-cell table:formula="of:=IF([$Code.A3935]=&quot;&quot;;&quot;&quot;;[$Code.A3935])">
            <text:p/>
          </table:table-cell>
          <table:table-cell table:formula="of:=[.B3934]+1" office:value-type="float" office:value="3933" calcext:value-type="float">
            <text:p>3933</text:p>
          </table:table-cell>
        </table:table-row>
        <table:table-row table:style-name="ro1">
          <table:table-cell table:formula="of:=IF([$Code.A3936]=&quot;&quot;;&quot;&quot;;[$Code.A3936])">
            <text:p/>
          </table:table-cell>
          <table:table-cell table:formula="of:=[.B3935]+1" office:value-type="float" office:value="3934" calcext:value-type="float">
            <text:p>3934</text:p>
          </table:table-cell>
        </table:table-row>
        <table:table-row table:style-name="ro1">
          <table:table-cell table:formula="of:=IF([$Code.A3937]=&quot;&quot;;&quot;&quot;;[$Code.A3937])">
            <text:p/>
          </table:table-cell>
          <table:table-cell table:formula="of:=[.B3936]+1" office:value-type="float" office:value="3935" calcext:value-type="float">
            <text:p>3935</text:p>
          </table:table-cell>
        </table:table-row>
        <table:table-row table:style-name="ro1">
          <table:table-cell table:formula="of:=IF([$Code.A3938]=&quot;&quot;;&quot;&quot;;[$Code.A3938])">
            <text:p/>
          </table:table-cell>
          <table:table-cell table:formula="of:=[.B3937]+1" office:value-type="float" office:value="3936" calcext:value-type="float">
            <text:p>3936</text:p>
          </table:table-cell>
        </table:table-row>
        <table:table-row table:style-name="ro1">
          <table:table-cell table:formula="of:=IF([$Code.A3939]=&quot;&quot;;&quot;&quot;;[$Code.A3939])">
            <text:p/>
          </table:table-cell>
          <table:table-cell table:formula="of:=[.B3938]+1" office:value-type="float" office:value="3937" calcext:value-type="float">
            <text:p>3937</text:p>
          </table:table-cell>
        </table:table-row>
        <table:table-row table:style-name="ro1">
          <table:table-cell table:formula="of:=IF([$Code.A3940]=&quot;&quot;;&quot;&quot;;[$Code.A3940])">
            <text:p/>
          </table:table-cell>
          <table:table-cell table:formula="of:=[.B3939]+1" office:value-type="float" office:value="3938" calcext:value-type="float">
            <text:p>3938</text:p>
          </table:table-cell>
        </table:table-row>
        <table:table-row table:style-name="ro1">
          <table:table-cell table:formula="of:=IF([$Code.A3941]=&quot;&quot;;&quot;&quot;;[$Code.A3941])">
            <text:p/>
          </table:table-cell>
          <table:table-cell table:formula="of:=[.B3940]+1" office:value-type="float" office:value="3939" calcext:value-type="float">
            <text:p>3939</text:p>
          </table:table-cell>
        </table:table-row>
        <table:table-row table:style-name="ro1">
          <table:table-cell table:formula="of:=IF([$Code.A3942]=&quot;&quot;;&quot;&quot;;[$Code.A3942])">
            <text:p/>
          </table:table-cell>
          <table:table-cell table:formula="of:=[.B3941]+1" office:value-type="float" office:value="3940" calcext:value-type="float">
            <text:p>3940</text:p>
          </table:table-cell>
        </table:table-row>
        <table:table-row table:style-name="ro1">
          <table:table-cell table:formula="of:=IF([$Code.A3943]=&quot;&quot;;&quot;&quot;;[$Code.A3943])">
            <text:p/>
          </table:table-cell>
          <table:table-cell table:formula="of:=[.B3942]+1" office:value-type="float" office:value="3941" calcext:value-type="float">
            <text:p>3941</text:p>
          </table:table-cell>
        </table:table-row>
        <table:table-row table:style-name="ro1">
          <table:table-cell table:formula="of:=IF([$Code.A3944]=&quot;&quot;;&quot;&quot;;[$Code.A3944])">
            <text:p/>
          </table:table-cell>
          <table:table-cell table:formula="of:=[.B3943]+1" office:value-type="float" office:value="3942" calcext:value-type="float">
            <text:p>3942</text:p>
          </table:table-cell>
        </table:table-row>
        <table:table-row table:style-name="ro1">
          <table:table-cell table:formula="of:=IF([$Code.A3945]=&quot;&quot;;&quot;&quot;;[$Code.A3945])">
            <text:p/>
          </table:table-cell>
          <table:table-cell table:formula="of:=[.B3944]+1" office:value-type="float" office:value="3943" calcext:value-type="float">
            <text:p>3943</text:p>
          </table:table-cell>
        </table:table-row>
        <table:table-row table:style-name="ro1">
          <table:table-cell table:formula="of:=IF([$Code.A3946]=&quot;&quot;;&quot;&quot;;[$Code.A3946])">
            <text:p/>
          </table:table-cell>
          <table:table-cell table:formula="of:=[.B3945]+1" office:value-type="float" office:value="3944" calcext:value-type="float">
            <text:p>3944</text:p>
          </table:table-cell>
        </table:table-row>
        <table:table-row table:style-name="ro1">
          <table:table-cell table:formula="of:=IF([$Code.A3947]=&quot;&quot;;&quot;&quot;;[$Code.A3947])">
            <text:p/>
          </table:table-cell>
          <table:table-cell table:formula="of:=[.B3946]+1" office:value-type="float" office:value="3945" calcext:value-type="float">
            <text:p>3945</text:p>
          </table:table-cell>
        </table:table-row>
        <table:table-row table:style-name="ro1">
          <table:table-cell table:formula="of:=IF([$Code.A3948]=&quot;&quot;;&quot;&quot;;[$Code.A3948])">
            <text:p/>
          </table:table-cell>
          <table:table-cell table:formula="of:=[.B3947]+1" office:value-type="float" office:value="3946" calcext:value-type="float">
            <text:p>3946</text:p>
          </table:table-cell>
        </table:table-row>
        <table:table-row table:style-name="ro1">
          <table:table-cell table:formula="of:=IF([$Code.A3949]=&quot;&quot;;&quot;&quot;;[$Code.A3949])">
            <text:p/>
          </table:table-cell>
          <table:table-cell table:formula="of:=[.B3948]+1" office:value-type="float" office:value="3947" calcext:value-type="float">
            <text:p>3947</text:p>
          </table:table-cell>
        </table:table-row>
        <table:table-row table:style-name="ro1">
          <table:table-cell table:formula="of:=IF([$Code.A3950]=&quot;&quot;;&quot;&quot;;[$Code.A3950])">
            <text:p/>
          </table:table-cell>
          <table:table-cell table:formula="of:=[.B3949]+1" office:value-type="float" office:value="3948" calcext:value-type="float">
            <text:p>3948</text:p>
          </table:table-cell>
        </table:table-row>
        <table:table-row table:style-name="ro1">
          <table:table-cell table:formula="of:=IF([$Code.A3951]=&quot;&quot;;&quot;&quot;;[$Code.A3951])">
            <text:p/>
          </table:table-cell>
          <table:table-cell table:formula="of:=[.B3950]+1" office:value-type="float" office:value="3949" calcext:value-type="float">
            <text:p>3949</text:p>
          </table:table-cell>
        </table:table-row>
        <table:table-row table:style-name="ro1">
          <table:table-cell table:formula="of:=IF([$Code.A3952]=&quot;&quot;;&quot;&quot;;[$Code.A3952])">
            <text:p/>
          </table:table-cell>
          <table:table-cell table:formula="of:=[.B3951]+1" office:value-type="float" office:value="3950" calcext:value-type="float">
            <text:p>3950</text:p>
          </table:table-cell>
        </table:table-row>
        <table:table-row table:style-name="ro1">
          <table:table-cell table:formula="of:=IF([$Code.A3953]=&quot;&quot;;&quot;&quot;;[$Code.A3953])">
            <text:p/>
          </table:table-cell>
          <table:table-cell table:formula="of:=[.B3952]+1" office:value-type="float" office:value="3951" calcext:value-type="float">
            <text:p>3951</text:p>
          </table:table-cell>
        </table:table-row>
        <table:table-row table:style-name="ro1">
          <table:table-cell table:formula="of:=IF([$Code.A3954]=&quot;&quot;;&quot;&quot;;[$Code.A3954])">
            <text:p/>
          </table:table-cell>
          <table:table-cell table:formula="of:=[.B3953]+1" office:value-type="float" office:value="3952" calcext:value-type="float">
            <text:p>3952</text:p>
          </table:table-cell>
        </table:table-row>
        <table:table-row table:style-name="ro1">
          <table:table-cell table:formula="of:=IF([$Code.A3955]=&quot;&quot;;&quot;&quot;;[$Code.A3955])">
            <text:p/>
          </table:table-cell>
          <table:table-cell table:formula="of:=[.B3954]+1" office:value-type="float" office:value="3953" calcext:value-type="float">
            <text:p>3953</text:p>
          </table:table-cell>
        </table:table-row>
        <table:table-row table:style-name="ro1">
          <table:table-cell table:formula="of:=IF([$Code.A3956]=&quot;&quot;;&quot;&quot;;[$Code.A3956])">
            <text:p/>
          </table:table-cell>
          <table:table-cell table:formula="of:=[.B3955]+1" office:value-type="float" office:value="3954" calcext:value-type="float">
            <text:p>3954</text:p>
          </table:table-cell>
        </table:table-row>
        <table:table-row table:style-name="ro1">
          <table:table-cell table:formula="of:=IF([$Code.A3957]=&quot;&quot;;&quot;&quot;;[$Code.A3957])">
            <text:p/>
          </table:table-cell>
          <table:table-cell table:formula="of:=[.B3956]+1" office:value-type="float" office:value="3955" calcext:value-type="float">
            <text:p>3955</text:p>
          </table:table-cell>
        </table:table-row>
        <table:table-row table:style-name="ro1">
          <table:table-cell table:formula="of:=IF([$Code.A3958]=&quot;&quot;;&quot;&quot;;[$Code.A3958])">
            <text:p/>
          </table:table-cell>
          <table:table-cell table:formula="of:=[.B3957]+1" office:value-type="float" office:value="3956" calcext:value-type="float">
            <text:p>3956</text:p>
          </table:table-cell>
        </table:table-row>
        <table:table-row table:style-name="ro1">
          <table:table-cell table:formula="of:=IF([$Code.A3959]=&quot;&quot;;&quot;&quot;;[$Code.A3959])">
            <text:p/>
          </table:table-cell>
          <table:table-cell table:formula="of:=[.B3958]+1" office:value-type="float" office:value="3957" calcext:value-type="float">
            <text:p>3957</text:p>
          </table:table-cell>
        </table:table-row>
        <table:table-row table:style-name="ro1">
          <table:table-cell table:formula="of:=IF([$Code.A3960]=&quot;&quot;;&quot;&quot;;[$Code.A3960])">
            <text:p/>
          </table:table-cell>
          <table:table-cell table:formula="of:=[.B3959]+1" office:value-type="float" office:value="3958" calcext:value-type="float">
            <text:p>3958</text:p>
          </table:table-cell>
        </table:table-row>
        <table:table-row table:style-name="ro1">
          <table:table-cell table:formula="of:=IF([$Code.A3961]=&quot;&quot;;&quot;&quot;;[$Code.A3961])">
            <text:p/>
          </table:table-cell>
          <table:table-cell table:formula="of:=[.B3960]+1" office:value-type="float" office:value="3959" calcext:value-type="float">
            <text:p>3959</text:p>
          </table:table-cell>
        </table:table-row>
        <table:table-row table:style-name="ro1">
          <table:table-cell table:formula="of:=IF([$Code.A3962]=&quot;&quot;;&quot;&quot;;[$Code.A3962])">
            <text:p/>
          </table:table-cell>
          <table:table-cell table:formula="of:=[.B3961]+1" office:value-type="float" office:value="3960" calcext:value-type="float">
            <text:p>3960</text:p>
          </table:table-cell>
        </table:table-row>
        <table:table-row table:style-name="ro1">
          <table:table-cell table:formula="of:=IF([$Code.A3963]=&quot;&quot;;&quot;&quot;;[$Code.A3963])">
            <text:p/>
          </table:table-cell>
          <table:table-cell table:formula="of:=[.B3962]+1" office:value-type="float" office:value="3961" calcext:value-type="float">
            <text:p>3961</text:p>
          </table:table-cell>
        </table:table-row>
        <table:table-row table:style-name="ro1">
          <table:table-cell table:formula="of:=IF([$Code.A3964]=&quot;&quot;;&quot;&quot;;[$Code.A3964])">
            <text:p/>
          </table:table-cell>
          <table:table-cell table:formula="of:=[.B3963]+1" office:value-type="float" office:value="3962" calcext:value-type="float">
            <text:p>3962</text:p>
          </table:table-cell>
        </table:table-row>
        <table:table-row table:style-name="ro1">
          <table:table-cell table:formula="of:=IF([$Code.A3965]=&quot;&quot;;&quot;&quot;;[$Code.A3965])">
            <text:p/>
          </table:table-cell>
          <table:table-cell table:formula="of:=[.B3964]+1" office:value-type="float" office:value="3963" calcext:value-type="float">
            <text:p>3963</text:p>
          </table:table-cell>
        </table:table-row>
        <table:table-row table:style-name="ro1">
          <table:table-cell table:formula="of:=IF([$Code.A3966]=&quot;&quot;;&quot;&quot;;[$Code.A3966])">
            <text:p/>
          </table:table-cell>
          <table:table-cell table:formula="of:=[.B3965]+1" office:value-type="float" office:value="3964" calcext:value-type="float">
            <text:p>3964</text:p>
          </table:table-cell>
        </table:table-row>
        <table:table-row table:style-name="ro1">
          <table:table-cell table:formula="of:=IF([$Code.A3967]=&quot;&quot;;&quot;&quot;;[$Code.A3967])">
            <text:p/>
          </table:table-cell>
          <table:table-cell table:formula="of:=[.B3966]+1" office:value-type="float" office:value="3965" calcext:value-type="float">
            <text:p>3965</text:p>
          </table:table-cell>
        </table:table-row>
        <table:table-row table:style-name="ro1">
          <table:table-cell table:formula="of:=IF([$Code.A3968]=&quot;&quot;;&quot;&quot;;[$Code.A3968])">
            <text:p/>
          </table:table-cell>
          <table:table-cell table:formula="of:=[.B3967]+1" office:value-type="float" office:value="3966" calcext:value-type="float">
            <text:p>3966</text:p>
          </table:table-cell>
        </table:table-row>
        <table:table-row table:style-name="ro1">
          <table:table-cell table:formula="of:=IF([$Code.A3969]=&quot;&quot;;&quot;&quot;;[$Code.A3969])">
            <text:p/>
          </table:table-cell>
          <table:table-cell table:formula="of:=[.B3968]+1" office:value-type="float" office:value="3967" calcext:value-type="float">
            <text:p>3967</text:p>
          </table:table-cell>
        </table:table-row>
        <table:table-row table:style-name="ro1">
          <table:table-cell table:formula="of:=IF([$Code.A3970]=&quot;&quot;;&quot;&quot;;[$Code.A3970])">
            <text:p/>
          </table:table-cell>
          <table:table-cell table:formula="of:=[.B3969]+1" office:value-type="float" office:value="3968" calcext:value-type="float">
            <text:p>3968</text:p>
          </table:table-cell>
        </table:table-row>
        <table:table-row table:style-name="ro1">
          <table:table-cell table:formula="of:=IF([$Code.A3971]=&quot;&quot;;&quot;&quot;;[$Code.A3971])">
            <text:p/>
          </table:table-cell>
          <table:table-cell table:formula="of:=[.B3970]+1" office:value-type="float" office:value="3969" calcext:value-type="float">
            <text:p>3969</text:p>
          </table:table-cell>
        </table:table-row>
        <table:table-row table:style-name="ro1">
          <table:table-cell table:formula="of:=IF([$Code.A3972]=&quot;&quot;;&quot;&quot;;[$Code.A3972])">
            <text:p/>
          </table:table-cell>
          <table:table-cell table:formula="of:=[.B3971]+1" office:value-type="float" office:value="3970" calcext:value-type="float">
            <text:p>3970</text:p>
          </table:table-cell>
        </table:table-row>
        <table:table-row table:style-name="ro1">
          <table:table-cell table:formula="of:=IF([$Code.A3973]=&quot;&quot;;&quot;&quot;;[$Code.A3973])">
            <text:p/>
          </table:table-cell>
          <table:table-cell table:formula="of:=[.B3972]+1" office:value-type="float" office:value="3971" calcext:value-type="float">
            <text:p>3971</text:p>
          </table:table-cell>
        </table:table-row>
        <table:table-row table:style-name="ro1">
          <table:table-cell table:formula="of:=IF([$Code.A3974]=&quot;&quot;;&quot;&quot;;[$Code.A3974])">
            <text:p/>
          </table:table-cell>
          <table:table-cell table:formula="of:=[.B3973]+1" office:value-type="float" office:value="3972" calcext:value-type="float">
            <text:p>3972</text:p>
          </table:table-cell>
        </table:table-row>
        <table:table-row table:style-name="ro1">
          <table:table-cell table:formula="of:=IF([$Code.A3975]=&quot;&quot;;&quot;&quot;;[$Code.A3975])">
            <text:p/>
          </table:table-cell>
          <table:table-cell table:formula="of:=[.B3974]+1" office:value-type="float" office:value="3973" calcext:value-type="float">
            <text:p>3973</text:p>
          </table:table-cell>
        </table:table-row>
        <table:table-row table:style-name="ro1">
          <table:table-cell table:formula="of:=IF([$Code.A3976]=&quot;&quot;;&quot;&quot;;[$Code.A3976])">
            <text:p/>
          </table:table-cell>
          <table:table-cell table:formula="of:=[.B3975]+1" office:value-type="float" office:value="3974" calcext:value-type="float">
            <text:p>3974</text:p>
          </table:table-cell>
        </table:table-row>
        <table:table-row table:style-name="ro1">
          <table:table-cell table:formula="of:=IF([$Code.A3977]=&quot;&quot;;&quot;&quot;;[$Code.A3977])">
            <text:p/>
          </table:table-cell>
          <table:table-cell table:formula="of:=[.B3976]+1" office:value-type="float" office:value="3975" calcext:value-type="float">
            <text:p>3975</text:p>
          </table:table-cell>
        </table:table-row>
        <table:table-row table:style-name="ro1">
          <table:table-cell table:formula="of:=IF([$Code.A3978]=&quot;&quot;;&quot;&quot;;[$Code.A3978])">
            <text:p/>
          </table:table-cell>
          <table:table-cell table:formula="of:=[.B3977]+1" office:value-type="float" office:value="3976" calcext:value-type="float">
            <text:p>3976</text:p>
          </table:table-cell>
        </table:table-row>
        <table:table-row table:style-name="ro1">
          <table:table-cell table:formula="of:=IF([$Code.A3979]=&quot;&quot;;&quot;&quot;;[$Code.A3979])">
            <text:p/>
          </table:table-cell>
          <table:table-cell table:formula="of:=[.B3978]+1" office:value-type="float" office:value="3977" calcext:value-type="float">
            <text:p>3977</text:p>
          </table:table-cell>
        </table:table-row>
        <table:table-row table:style-name="ro1">
          <table:table-cell table:formula="of:=IF([$Code.A3980]=&quot;&quot;;&quot;&quot;;[$Code.A3980])">
            <text:p/>
          </table:table-cell>
          <table:table-cell table:formula="of:=[.B3979]+1" office:value-type="float" office:value="3978" calcext:value-type="float">
            <text:p>3978</text:p>
          </table:table-cell>
        </table:table-row>
        <table:table-row table:style-name="ro1">
          <table:table-cell table:formula="of:=IF([$Code.A3981]=&quot;&quot;;&quot;&quot;;[$Code.A3981])">
            <text:p/>
          </table:table-cell>
          <table:table-cell table:formula="of:=[.B3980]+1" office:value-type="float" office:value="3979" calcext:value-type="float">
            <text:p>3979</text:p>
          </table:table-cell>
        </table:table-row>
        <table:table-row table:style-name="ro1">
          <table:table-cell table:formula="of:=IF([$Code.A3982]=&quot;&quot;;&quot;&quot;;[$Code.A3982])">
            <text:p/>
          </table:table-cell>
          <table:table-cell table:formula="of:=[.B3981]+1" office:value-type="float" office:value="3980" calcext:value-type="float">
            <text:p>3980</text:p>
          </table:table-cell>
        </table:table-row>
        <table:table-row table:style-name="ro1">
          <table:table-cell table:formula="of:=IF([$Code.A3983]=&quot;&quot;;&quot;&quot;;[$Code.A3983])">
            <text:p/>
          </table:table-cell>
          <table:table-cell table:formula="of:=[.B3982]+1" office:value-type="float" office:value="3981" calcext:value-type="float">
            <text:p>3981</text:p>
          </table:table-cell>
        </table:table-row>
        <table:table-row table:style-name="ro1">
          <table:table-cell table:formula="of:=IF([$Code.A3984]=&quot;&quot;;&quot;&quot;;[$Code.A3984])">
            <text:p/>
          </table:table-cell>
          <table:table-cell table:formula="of:=[.B3983]+1" office:value-type="float" office:value="3982" calcext:value-type="float">
            <text:p>3982</text:p>
          </table:table-cell>
        </table:table-row>
        <table:table-row table:style-name="ro1">
          <table:table-cell table:formula="of:=IF([$Code.A3985]=&quot;&quot;;&quot;&quot;;[$Code.A3985])">
            <text:p/>
          </table:table-cell>
          <table:table-cell table:formula="of:=[.B3984]+1" office:value-type="float" office:value="3983" calcext:value-type="float">
            <text:p>3983</text:p>
          </table:table-cell>
        </table:table-row>
        <table:table-row table:style-name="ro1">
          <table:table-cell table:formula="of:=IF([$Code.A3986]=&quot;&quot;;&quot;&quot;;[$Code.A3986])">
            <text:p/>
          </table:table-cell>
          <table:table-cell table:formula="of:=[.B3985]+1" office:value-type="float" office:value="3984" calcext:value-type="float">
            <text:p>3984</text:p>
          </table:table-cell>
        </table:table-row>
        <table:table-row table:style-name="ro1">
          <table:table-cell table:formula="of:=IF([$Code.A3987]=&quot;&quot;;&quot;&quot;;[$Code.A3987])">
            <text:p/>
          </table:table-cell>
          <table:table-cell table:formula="of:=[.B3986]+1" office:value-type="float" office:value="3985" calcext:value-type="float">
            <text:p>3985</text:p>
          </table:table-cell>
        </table:table-row>
        <table:table-row table:style-name="ro1">
          <table:table-cell table:formula="of:=IF([$Code.A3988]=&quot;&quot;;&quot;&quot;;[$Code.A3988])">
            <text:p/>
          </table:table-cell>
          <table:table-cell table:formula="of:=[.B3987]+1" office:value-type="float" office:value="3986" calcext:value-type="float">
            <text:p>3986</text:p>
          </table:table-cell>
        </table:table-row>
        <table:table-row table:style-name="ro1">
          <table:table-cell table:formula="of:=IF([$Code.A3989]=&quot;&quot;;&quot;&quot;;[$Code.A3989])">
            <text:p/>
          </table:table-cell>
          <table:table-cell table:formula="of:=[.B3988]+1" office:value-type="float" office:value="3987" calcext:value-type="float">
            <text:p>3987</text:p>
          </table:table-cell>
        </table:table-row>
        <table:table-row table:style-name="ro1">
          <table:table-cell table:formula="of:=IF([$Code.A3990]=&quot;&quot;;&quot;&quot;;[$Code.A3990])">
            <text:p/>
          </table:table-cell>
          <table:table-cell table:formula="of:=[.B3989]+1" office:value-type="float" office:value="3988" calcext:value-type="float">
            <text:p>3988</text:p>
          </table:table-cell>
        </table:table-row>
        <table:table-row table:style-name="ro1">
          <table:table-cell table:formula="of:=IF([$Code.A3991]=&quot;&quot;;&quot;&quot;;[$Code.A3991])">
            <text:p/>
          </table:table-cell>
          <table:table-cell table:formula="of:=[.B3990]+1" office:value-type="float" office:value="3989" calcext:value-type="float">
            <text:p>3989</text:p>
          </table:table-cell>
        </table:table-row>
        <table:table-row table:style-name="ro1">
          <table:table-cell table:formula="of:=IF([$Code.A3992]=&quot;&quot;;&quot;&quot;;[$Code.A3992])">
            <text:p/>
          </table:table-cell>
          <table:table-cell table:formula="of:=[.B3991]+1" office:value-type="float" office:value="3990" calcext:value-type="float">
            <text:p>3990</text:p>
          </table:table-cell>
        </table:table-row>
        <table:table-row table:style-name="ro1">
          <table:table-cell table:formula="of:=IF([$Code.A3993]=&quot;&quot;;&quot;&quot;;[$Code.A3993])">
            <text:p/>
          </table:table-cell>
          <table:table-cell table:formula="of:=[.B3992]+1" office:value-type="float" office:value="3991" calcext:value-type="float">
            <text:p>3991</text:p>
          </table:table-cell>
        </table:table-row>
        <table:table-row table:style-name="ro1">
          <table:table-cell table:formula="of:=IF([$Code.A3994]=&quot;&quot;;&quot;&quot;;[$Code.A3994])">
            <text:p/>
          </table:table-cell>
          <table:table-cell table:formula="of:=[.B3993]+1" office:value-type="float" office:value="3992" calcext:value-type="float">
            <text:p>3992</text:p>
          </table:table-cell>
        </table:table-row>
        <table:table-row table:style-name="ro1">
          <table:table-cell table:formula="of:=IF([$Code.A3995]=&quot;&quot;;&quot;&quot;;[$Code.A3995])">
            <text:p/>
          </table:table-cell>
          <table:table-cell table:formula="of:=[.B3994]+1" office:value-type="float" office:value="3993" calcext:value-type="float">
            <text:p>3993</text:p>
          </table:table-cell>
        </table:table-row>
        <table:table-row table:style-name="ro1">
          <table:table-cell table:formula="of:=IF([$Code.A3996]=&quot;&quot;;&quot;&quot;;[$Code.A3996])">
            <text:p/>
          </table:table-cell>
          <table:table-cell table:formula="of:=[.B3995]+1" office:value-type="float" office:value="3994" calcext:value-type="float">
            <text:p>3994</text:p>
          </table:table-cell>
        </table:table-row>
        <table:table-row table:style-name="ro1">
          <table:table-cell table:formula="of:=IF([$Code.A3997]=&quot;&quot;;&quot;&quot;;[$Code.A3997])">
            <text:p/>
          </table:table-cell>
          <table:table-cell table:formula="of:=[.B3996]+1" office:value-type="float" office:value="3995" calcext:value-type="float">
            <text:p>3995</text:p>
          </table:table-cell>
        </table:table-row>
        <table:table-row table:style-name="ro1">
          <table:table-cell table:formula="of:=IF([$Code.A3998]=&quot;&quot;;&quot;&quot;;[$Code.A3998])">
            <text:p/>
          </table:table-cell>
          <table:table-cell table:formula="of:=[.B3997]+1" office:value-type="float" office:value="3996" calcext:value-type="float">
            <text:p>3996</text:p>
          </table:table-cell>
        </table:table-row>
        <table:table-row table:style-name="ro1">
          <table:table-cell table:formula="of:=IF([$Code.A3999]=&quot;&quot;;&quot;&quot;;[$Code.A3999])">
            <text:p/>
          </table:table-cell>
          <table:table-cell table:formula="of:=[.B3998]+1" office:value-type="float" office:value="3997" calcext:value-type="float">
            <text:p>3997</text:p>
          </table:table-cell>
        </table:table-row>
        <table:table-row table:style-name="ro1">
          <table:table-cell table:formula="of:=IF([$Code.A4000]=&quot;&quot;;&quot;&quot;;[$Code.A4000])">
            <text:p/>
          </table:table-cell>
          <table:table-cell table:formula="of:=[.B3999]+1" office:value-type="float" office:value="3998" calcext:value-type="float">
            <text:p>3998</text:p>
          </table:table-cell>
        </table:table-row>
        <table:table-row table:style-name="ro1">
          <table:table-cell table:formula="of:=IF([$Code.A4001]=&quot;&quot;;&quot;&quot;;[$Code.A4001])">
            <text:p/>
          </table:table-cell>
          <table:table-cell table:formula="of:=[.B4000]+1" office:value-type="float" office:value="3999" calcext:value-type="float">
            <text:p>3999</text:p>
          </table:table-cell>
        </table:table-row>
        <table:table-row table:style-name="ro1">
          <table:table-cell table:formula="of:=IF([$Code.A4002]=&quot;&quot;;&quot;&quot;;[$Code.A4002])">
            <text:p/>
          </table:table-cell>
          <table:table-cell table:formula="of:=[.B4001]+1" office:value-type="float" office:value="4000" calcext:value-type="float">
            <text:p>4000</text:p>
          </table:table-cell>
        </table:table-row>
        <table:table-row table:style-name="ro1">
          <table:table-cell table:formula="of:=IF([$Code.A4003]=&quot;&quot;;&quot;&quot;;[$Code.A4003])">
            <text:p/>
          </table:table-cell>
          <table:table-cell table:formula="of:=[.B4002]+1" office:value-type="float" office:value="4001" calcext:value-type="float">
            <text:p>4001</text:p>
          </table:table-cell>
        </table:table-row>
        <table:table-row table:style-name="ro1">
          <table:table-cell table:formula="of:=IF([$Code.A4004]=&quot;&quot;;&quot;&quot;;[$Code.A4004])">
            <text:p/>
          </table:table-cell>
          <table:table-cell table:formula="of:=[.B4003]+1" office:value-type="float" office:value="4002" calcext:value-type="float">
            <text:p>4002</text:p>
          </table:table-cell>
        </table:table-row>
        <table:table-row table:style-name="ro1">
          <table:table-cell table:formula="of:=IF([$Code.A4005]=&quot;&quot;;&quot;&quot;;[$Code.A4005])">
            <text:p/>
          </table:table-cell>
          <table:table-cell table:formula="of:=[.B4004]+1" office:value-type="float" office:value="4003" calcext:value-type="float">
            <text:p>4003</text:p>
          </table:table-cell>
        </table:table-row>
        <table:table-row table:style-name="ro1">
          <table:table-cell table:formula="of:=IF([$Code.A4006]=&quot;&quot;;&quot;&quot;;[$Code.A4006])">
            <text:p/>
          </table:table-cell>
          <table:table-cell table:formula="of:=[.B4005]+1" office:value-type="float" office:value="4004" calcext:value-type="float">
            <text:p>4004</text:p>
          </table:table-cell>
        </table:table-row>
        <table:table-row table:style-name="ro1">
          <table:table-cell table:formula="of:=IF([$Code.A4007]=&quot;&quot;;&quot;&quot;;[$Code.A4007])">
            <text:p/>
          </table:table-cell>
          <table:table-cell table:formula="of:=[.B4006]+1" office:value-type="float" office:value="4005" calcext:value-type="float">
            <text:p>4005</text:p>
          </table:table-cell>
        </table:table-row>
        <table:table-row table:style-name="ro1">
          <table:table-cell table:formula="of:=IF([$Code.A4008]=&quot;&quot;;&quot;&quot;;[$Code.A4008])">
            <text:p/>
          </table:table-cell>
          <table:table-cell table:formula="of:=[.B4007]+1" office:value-type="float" office:value="4006" calcext:value-type="float">
            <text:p>4006</text:p>
          </table:table-cell>
        </table:table-row>
        <table:table-row table:style-name="ro1">
          <table:table-cell table:formula="of:=IF([$Code.A4009]=&quot;&quot;;&quot;&quot;;[$Code.A4009])">
            <text:p/>
          </table:table-cell>
          <table:table-cell table:formula="of:=[.B4008]+1" office:value-type="float" office:value="4007" calcext:value-type="float">
            <text:p>4007</text:p>
          </table:table-cell>
        </table:table-row>
        <table:table-row table:style-name="ro1">
          <table:table-cell table:formula="of:=IF([$Code.A4010]=&quot;&quot;;&quot;&quot;;[$Code.A4010])">
            <text:p/>
          </table:table-cell>
          <table:table-cell table:formula="of:=[.B4009]+1" office:value-type="float" office:value="4008" calcext:value-type="float">
            <text:p>4008</text:p>
          </table:table-cell>
        </table:table-row>
        <table:table-row table:style-name="ro1">
          <table:table-cell table:formula="of:=IF([$Code.A4011]=&quot;&quot;;&quot;&quot;;[$Code.A4011])">
            <text:p/>
          </table:table-cell>
          <table:table-cell table:formula="of:=[.B4010]+1" office:value-type="float" office:value="4009" calcext:value-type="float">
            <text:p>4009</text:p>
          </table:table-cell>
        </table:table-row>
        <table:table-row table:style-name="ro1">
          <table:table-cell table:formula="of:=IF([$Code.A4012]=&quot;&quot;;&quot;&quot;;[$Code.A4012])">
            <text:p/>
          </table:table-cell>
          <table:table-cell table:formula="of:=[.B4011]+1" office:value-type="float" office:value="4010" calcext:value-type="float">
            <text:p>4010</text:p>
          </table:table-cell>
        </table:table-row>
        <table:table-row table:style-name="ro1">
          <table:table-cell table:formula="of:=IF([$Code.A4013]=&quot;&quot;;&quot;&quot;;[$Code.A4013])">
            <text:p/>
          </table:table-cell>
          <table:table-cell table:formula="of:=[.B4012]+1" office:value-type="float" office:value="4011" calcext:value-type="float">
            <text:p>4011</text:p>
          </table:table-cell>
        </table:table-row>
        <table:table-row table:style-name="ro1">
          <table:table-cell table:formula="of:=IF([$Code.A4014]=&quot;&quot;;&quot;&quot;;[$Code.A4014])">
            <text:p/>
          </table:table-cell>
          <table:table-cell table:formula="of:=[.B4013]+1" office:value-type="float" office:value="4012" calcext:value-type="float">
            <text:p>4012</text:p>
          </table:table-cell>
        </table:table-row>
        <table:table-row table:style-name="ro1">
          <table:table-cell table:formula="of:=IF([$Code.A4015]=&quot;&quot;;&quot;&quot;;[$Code.A4015])">
            <text:p/>
          </table:table-cell>
          <table:table-cell table:formula="of:=[.B4014]+1" office:value-type="float" office:value="4013" calcext:value-type="float">
            <text:p>4013</text:p>
          </table:table-cell>
        </table:table-row>
        <table:table-row table:style-name="ro1">
          <table:table-cell table:formula="of:=IF([$Code.A4016]=&quot;&quot;;&quot;&quot;;[$Code.A4016])">
            <text:p/>
          </table:table-cell>
          <table:table-cell table:formula="of:=[.B4015]+1" office:value-type="float" office:value="4014" calcext:value-type="float">
            <text:p>4014</text:p>
          </table:table-cell>
        </table:table-row>
        <table:table-row table:style-name="ro1">
          <table:table-cell table:formula="of:=IF([$Code.A4017]=&quot;&quot;;&quot;&quot;;[$Code.A4017])">
            <text:p/>
          </table:table-cell>
          <table:table-cell table:formula="of:=[.B4016]+1" office:value-type="float" office:value="4015" calcext:value-type="float">
            <text:p>4015</text:p>
          </table:table-cell>
        </table:table-row>
        <table:table-row table:style-name="ro1">
          <table:table-cell table:formula="of:=IF([$Code.A4018]=&quot;&quot;;&quot;&quot;;[$Code.A4018])">
            <text:p/>
          </table:table-cell>
          <table:table-cell table:formula="of:=[.B4017]+1" office:value-type="float" office:value="4016" calcext:value-type="float">
            <text:p>4016</text:p>
          </table:table-cell>
        </table:table-row>
        <table:table-row table:style-name="ro1">
          <table:table-cell table:formula="of:=IF([$Code.A4019]=&quot;&quot;;&quot;&quot;;[$Code.A4019])">
            <text:p/>
          </table:table-cell>
          <table:table-cell table:formula="of:=[.B4018]+1" office:value-type="float" office:value="4017" calcext:value-type="float">
            <text:p>4017</text:p>
          </table:table-cell>
        </table:table-row>
        <table:table-row table:style-name="ro1">
          <table:table-cell table:formula="of:=IF([$Code.A4020]=&quot;&quot;;&quot;&quot;;[$Code.A4020])">
            <text:p/>
          </table:table-cell>
          <table:table-cell table:formula="of:=[.B4019]+1" office:value-type="float" office:value="4018" calcext:value-type="float">
            <text:p>4018</text:p>
          </table:table-cell>
        </table:table-row>
        <table:table-row table:style-name="ro1">
          <table:table-cell table:formula="of:=IF([$Code.A4021]=&quot;&quot;;&quot;&quot;;[$Code.A4021])">
            <text:p/>
          </table:table-cell>
          <table:table-cell table:formula="of:=[.B4020]+1" office:value-type="float" office:value="4019" calcext:value-type="float">
            <text:p>4019</text:p>
          </table:table-cell>
        </table:table-row>
        <table:table-row table:style-name="ro1">
          <table:table-cell table:formula="of:=IF([$Code.A4022]=&quot;&quot;;&quot;&quot;;[$Code.A4022])">
            <text:p/>
          </table:table-cell>
          <table:table-cell table:formula="of:=[.B4021]+1" office:value-type="float" office:value="4020" calcext:value-type="float">
            <text:p>4020</text:p>
          </table:table-cell>
        </table:table-row>
        <table:table-row table:style-name="ro1">
          <table:table-cell table:formula="of:=IF([$Code.A4023]=&quot;&quot;;&quot;&quot;;[$Code.A4023])">
            <text:p/>
          </table:table-cell>
          <table:table-cell table:formula="of:=[.B4022]+1" office:value-type="float" office:value="4021" calcext:value-type="float">
            <text:p>4021</text:p>
          </table:table-cell>
        </table:table-row>
        <table:table-row table:style-name="ro1">
          <table:table-cell table:formula="of:=IF([$Code.A4024]=&quot;&quot;;&quot;&quot;;[$Code.A4024])">
            <text:p/>
          </table:table-cell>
          <table:table-cell table:formula="of:=[.B4023]+1" office:value-type="float" office:value="4022" calcext:value-type="float">
            <text:p>4022</text:p>
          </table:table-cell>
        </table:table-row>
        <table:table-row table:style-name="ro1">
          <table:table-cell table:formula="of:=IF([$Code.A4025]=&quot;&quot;;&quot;&quot;;[$Code.A4025])">
            <text:p/>
          </table:table-cell>
          <table:table-cell table:formula="of:=[.B4024]+1" office:value-type="float" office:value="4023" calcext:value-type="float">
            <text:p>4023</text:p>
          </table:table-cell>
        </table:table-row>
        <table:table-row table:style-name="ro1">
          <table:table-cell table:formula="of:=IF([$Code.A4026]=&quot;&quot;;&quot;&quot;;[$Code.A4026])">
            <text:p/>
          </table:table-cell>
          <table:table-cell table:formula="of:=[.B4025]+1" office:value-type="float" office:value="4024" calcext:value-type="float">
            <text:p>4024</text:p>
          </table:table-cell>
        </table:table-row>
        <table:table-row table:style-name="ro1">
          <table:table-cell table:formula="of:=IF([$Code.A4027]=&quot;&quot;;&quot;&quot;;[$Code.A4027])">
            <text:p/>
          </table:table-cell>
          <table:table-cell table:formula="of:=[.B4026]+1" office:value-type="float" office:value="4025" calcext:value-type="float">
            <text:p>4025</text:p>
          </table:table-cell>
        </table:table-row>
        <table:table-row table:style-name="ro1">
          <table:table-cell table:formula="of:=IF([$Code.A4028]=&quot;&quot;;&quot;&quot;;[$Code.A4028])">
            <text:p/>
          </table:table-cell>
          <table:table-cell table:formula="of:=[.B4027]+1" office:value-type="float" office:value="4026" calcext:value-type="float">
            <text:p>4026</text:p>
          </table:table-cell>
        </table:table-row>
        <table:table-row table:style-name="ro1">
          <table:table-cell table:formula="of:=IF([$Code.A4029]=&quot;&quot;;&quot;&quot;;[$Code.A4029])">
            <text:p/>
          </table:table-cell>
          <table:table-cell table:formula="of:=[.B4028]+1" office:value-type="float" office:value="4027" calcext:value-type="float">
            <text:p>4027</text:p>
          </table:table-cell>
        </table:table-row>
        <table:table-row table:style-name="ro1">
          <table:table-cell table:formula="of:=IF([$Code.A4030]=&quot;&quot;;&quot;&quot;;[$Code.A4030])">
            <text:p/>
          </table:table-cell>
          <table:table-cell table:formula="of:=[.B4029]+1" office:value-type="float" office:value="4028" calcext:value-type="float">
            <text:p>4028</text:p>
          </table:table-cell>
        </table:table-row>
        <table:table-row table:style-name="ro1">
          <table:table-cell table:formula="of:=IF([$Code.A4031]=&quot;&quot;;&quot;&quot;;[$Code.A4031])">
            <text:p/>
          </table:table-cell>
          <table:table-cell table:formula="of:=[.B4030]+1" office:value-type="float" office:value="4029" calcext:value-type="float">
            <text:p>4029</text:p>
          </table:table-cell>
        </table:table-row>
        <table:table-row table:style-name="ro1">
          <table:table-cell table:formula="of:=IF([$Code.A4032]=&quot;&quot;;&quot;&quot;;[$Code.A4032])">
            <text:p/>
          </table:table-cell>
          <table:table-cell table:formula="of:=[.B4031]+1" office:value-type="float" office:value="4030" calcext:value-type="float">
            <text:p>4030</text:p>
          </table:table-cell>
        </table:table-row>
        <table:table-row table:style-name="ro1">
          <table:table-cell table:formula="of:=IF([$Code.A4033]=&quot;&quot;;&quot;&quot;;[$Code.A4033])">
            <text:p/>
          </table:table-cell>
          <table:table-cell table:formula="of:=[.B4032]+1" office:value-type="float" office:value="4031" calcext:value-type="float">
            <text:p>4031</text:p>
          </table:table-cell>
        </table:table-row>
        <table:table-row table:style-name="ro1">
          <table:table-cell table:formula="of:=IF([$Code.A4034]=&quot;&quot;;&quot;&quot;;[$Code.A4034])">
            <text:p/>
          </table:table-cell>
          <table:table-cell table:formula="of:=[.B4033]+1" office:value-type="float" office:value="4032" calcext:value-type="float">
            <text:p>4032</text:p>
          </table:table-cell>
        </table:table-row>
        <table:table-row table:style-name="ro1">
          <table:table-cell table:formula="of:=IF([$Code.A4035]=&quot;&quot;;&quot;&quot;;[$Code.A4035])">
            <text:p/>
          </table:table-cell>
          <table:table-cell table:formula="of:=[.B4034]+1" office:value-type="float" office:value="4033" calcext:value-type="float">
            <text:p>4033</text:p>
          </table:table-cell>
        </table:table-row>
        <table:table-row table:style-name="ro1">
          <table:table-cell table:formula="of:=IF([$Code.A4036]=&quot;&quot;;&quot;&quot;;[$Code.A4036])">
            <text:p/>
          </table:table-cell>
          <table:table-cell table:formula="of:=[.B4035]+1" office:value-type="float" office:value="4034" calcext:value-type="float">
            <text:p>4034</text:p>
          </table:table-cell>
        </table:table-row>
        <table:table-row table:style-name="ro1">
          <table:table-cell table:formula="of:=IF([$Code.A4037]=&quot;&quot;;&quot;&quot;;[$Code.A4037])">
            <text:p/>
          </table:table-cell>
          <table:table-cell table:formula="of:=[.B4036]+1" office:value-type="float" office:value="4035" calcext:value-type="float">
            <text:p>4035</text:p>
          </table:table-cell>
        </table:table-row>
        <table:table-row table:style-name="ro1">
          <table:table-cell table:formula="of:=IF([$Code.A4038]=&quot;&quot;;&quot;&quot;;[$Code.A4038])">
            <text:p/>
          </table:table-cell>
          <table:table-cell table:formula="of:=[.B4037]+1" office:value-type="float" office:value="4036" calcext:value-type="float">
            <text:p>4036</text:p>
          </table:table-cell>
        </table:table-row>
        <table:table-row table:style-name="ro1">
          <table:table-cell table:formula="of:=IF([$Code.A4039]=&quot;&quot;;&quot;&quot;;[$Code.A4039])">
            <text:p/>
          </table:table-cell>
          <table:table-cell table:formula="of:=[.B4038]+1" office:value-type="float" office:value="4037" calcext:value-type="float">
            <text:p>4037</text:p>
          </table:table-cell>
        </table:table-row>
        <table:table-row table:style-name="ro1">
          <table:table-cell table:formula="of:=IF([$Code.A4040]=&quot;&quot;;&quot;&quot;;[$Code.A4040])">
            <text:p/>
          </table:table-cell>
          <table:table-cell table:formula="of:=[.B4039]+1" office:value-type="float" office:value="4038" calcext:value-type="float">
            <text:p>4038</text:p>
          </table:table-cell>
        </table:table-row>
        <table:table-row table:style-name="ro1">
          <table:table-cell table:formula="of:=IF([$Code.A4041]=&quot;&quot;;&quot;&quot;;[$Code.A4041])">
            <text:p/>
          </table:table-cell>
          <table:table-cell table:formula="of:=[.B4040]+1" office:value-type="float" office:value="4039" calcext:value-type="float">
            <text:p>4039</text:p>
          </table:table-cell>
        </table:table-row>
        <table:table-row table:style-name="ro1">
          <table:table-cell table:formula="of:=IF([$Code.A4042]=&quot;&quot;;&quot;&quot;;[$Code.A4042])">
            <text:p/>
          </table:table-cell>
          <table:table-cell table:formula="of:=[.B4041]+1" office:value-type="float" office:value="4040" calcext:value-type="float">
            <text:p>4040</text:p>
          </table:table-cell>
        </table:table-row>
        <table:table-row table:style-name="ro1">
          <table:table-cell table:formula="of:=IF([$Code.A4043]=&quot;&quot;;&quot;&quot;;[$Code.A4043])">
            <text:p/>
          </table:table-cell>
          <table:table-cell table:formula="of:=[.B4042]+1" office:value-type="float" office:value="4041" calcext:value-type="float">
            <text:p>4041</text:p>
          </table:table-cell>
        </table:table-row>
        <table:table-row table:style-name="ro1">
          <table:table-cell table:formula="of:=IF([$Code.A4044]=&quot;&quot;;&quot;&quot;;[$Code.A4044])">
            <text:p/>
          </table:table-cell>
          <table:table-cell table:formula="of:=[.B4043]+1" office:value-type="float" office:value="4042" calcext:value-type="float">
            <text:p>4042</text:p>
          </table:table-cell>
        </table:table-row>
        <table:table-row table:style-name="ro1">
          <table:table-cell table:formula="of:=IF([$Code.A4045]=&quot;&quot;;&quot;&quot;;[$Code.A4045])">
            <text:p/>
          </table:table-cell>
          <table:table-cell table:formula="of:=[.B4044]+1" office:value-type="float" office:value="4043" calcext:value-type="float">
            <text:p>4043</text:p>
          </table:table-cell>
        </table:table-row>
        <table:table-row table:style-name="ro1">
          <table:table-cell table:formula="of:=IF([$Code.A4046]=&quot;&quot;;&quot;&quot;;[$Code.A4046])">
            <text:p/>
          </table:table-cell>
          <table:table-cell table:formula="of:=[.B4045]+1" office:value-type="float" office:value="4044" calcext:value-type="float">
            <text:p>4044</text:p>
          </table:table-cell>
        </table:table-row>
        <table:table-row table:style-name="ro1">
          <table:table-cell table:formula="of:=IF([$Code.A4047]=&quot;&quot;;&quot;&quot;;[$Code.A4047])">
            <text:p/>
          </table:table-cell>
          <table:table-cell table:formula="of:=[.B4046]+1" office:value-type="float" office:value="4045" calcext:value-type="float">
            <text:p>4045</text:p>
          </table:table-cell>
        </table:table-row>
        <table:table-row table:style-name="ro1">
          <table:table-cell table:formula="of:=IF([$Code.A4048]=&quot;&quot;;&quot;&quot;;[$Code.A4048])">
            <text:p/>
          </table:table-cell>
          <table:table-cell table:formula="of:=[.B4047]+1" office:value-type="float" office:value="4046" calcext:value-type="float">
            <text:p>4046</text:p>
          </table:table-cell>
        </table:table-row>
        <table:table-row table:style-name="ro1">
          <table:table-cell table:formula="of:=IF([$Code.A4049]=&quot;&quot;;&quot;&quot;;[$Code.A4049])">
            <text:p/>
          </table:table-cell>
          <table:table-cell table:formula="of:=[.B4048]+1" office:value-type="float" office:value="4047" calcext:value-type="float">
            <text:p>4047</text:p>
          </table:table-cell>
        </table:table-row>
        <table:table-row table:style-name="ro1">
          <table:table-cell table:formula="of:=IF([$Code.A4050]=&quot;&quot;;&quot;&quot;;[$Code.A4050])">
            <text:p/>
          </table:table-cell>
          <table:table-cell table:formula="of:=[.B4049]+1" office:value-type="float" office:value="4048" calcext:value-type="float">
            <text:p>4048</text:p>
          </table:table-cell>
        </table:table-row>
        <table:table-row table:style-name="ro1">
          <table:table-cell table:formula="of:=IF([$Code.A4051]=&quot;&quot;;&quot;&quot;;[$Code.A4051])">
            <text:p/>
          </table:table-cell>
          <table:table-cell table:formula="of:=[.B4050]+1" office:value-type="float" office:value="4049" calcext:value-type="float">
            <text:p>4049</text:p>
          </table:table-cell>
        </table:table-row>
        <table:table-row table:style-name="ro1">
          <table:table-cell table:formula="of:=IF([$Code.A4052]=&quot;&quot;;&quot;&quot;;[$Code.A4052])">
            <text:p/>
          </table:table-cell>
          <table:table-cell table:formula="of:=[.B4051]+1" office:value-type="float" office:value="4050" calcext:value-type="float">
            <text:p>4050</text:p>
          </table:table-cell>
        </table:table-row>
        <table:table-row table:style-name="ro1">
          <table:table-cell table:formula="of:=IF([$Code.A4053]=&quot;&quot;;&quot;&quot;;[$Code.A4053])">
            <text:p/>
          </table:table-cell>
          <table:table-cell table:formula="of:=[.B4052]+1" office:value-type="float" office:value="4051" calcext:value-type="float">
            <text:p>4051</text:p>
          </table:table-cell>
        </table:table-row>
        <table:table-row table:style-name="ro1">
          <table:table-cell table:formula="of:=IF([$Code.A4054]=&quot;&quot;;&quot;&quot;;[$Code.A4054])">
            <text:p/>
          </table:table-cell>
          <table:table-cell table:formula="of:=[.B4053]+1" office:value-type="float" office:value="4052" calcext:value-type="float">
            <text:p>4052</text:p>
          </table:table-cell>
        </table:table-row>
        <table:table-row table:style-name="ro1">
          <table:table-cell table:formula="of:=IF([$Code.A4055]=&quot;&quot;;&quot;&quot;;[$Code.A4055])">
            <text:p/>
          </table:table-cell>
          <table:table-cell table:formula="of:=[.B4054]+1" office:value-type="float" office:value="4053" calcext:value-type="float">
            <text:p>4053</text:p>
          </table:table-cell>
        </table:table-row>
        <table:table-row table:style-name="ro1">
          <table:table-cell table:formula="of:=IF([$Code.A4056]=&quot;&quot;;&quot;&quot;;[$Code.A4056])">
            <text:p/>
          </table:table-cell>
          <table:table-cell table:formula="of:=[.B4055]+1" office:value-type="float" office:value="4054" calcext:value-type="float">
            <text:p>4054</text:p>
          </table:table-cell>
        </table:table-row>
        <table:table-row table:style-name="ro1">
          <table:table-cell table:formula="of:=IF([$Code.A4057]=&quot;&quot;;&quot;&quot;;[$Code.A4057])">
            <text:p/>
          </table:table-cell>
          <table:table-cell table:formula="of:=[.B4056]+1" office:value-type="float" office:value="4055" calcext:value-type="float">
            <text:p>4055</text:p>
          </table:table-cell>
        </table:table-row>
        <table:table-row table:style-name="ro1">
          <table:table-cell table:formula="of:=IF([$Code.A4058]=&quot;&quot;;&quot;&quot;;[$Code.A4058])">
            <text:p/>
          </table:table-cell>
          <table:table-cell table:formula="of:=[.B4057]+1" office:value-type="float" office:value="4056" calcext:value-type="float">
            <text:p>4056</text:p>
          </table:table-cell>
        </table:table-row>
        <table:table-row table:style-name="ro1">
          <table:table-cell table:formula="of:=IF([$Code.A4059]=&quot;&quot;;&quot;&quot;;[$Code.A4059])">
            <text:p/>
          </table:table-cell>
          <table:table-cell table:formula="of:=[.B4058]+1" office:value-type="float" office:value="4057" calcext:value-type="float">
            <text:p>4057</text:p>
          </table:table-cell>
        </table:table-row>
        <table:table-row table:style-name="ro1">
          <table:table-cell table:formula="of:=IF([$Code.A4060]=&quot;&quot;;&quot;&quot;;[$Code.A4060])">
            <text:p/>
          </table:table-cell>
          <table:table-cell table:formula="of:=[.B4059]+1" office:value-type="float" office:value="4058" calcext:value-type="float">
            <text:p>4058</text:p>
          </table:table-cell>
        </table:table-row>
        <table:table-row table:style-name="ro1">
          <table:table-cell table:formula="of:=IF([$Code.A4061]=&quot;&quot;;&quot;&quot;;[$Code.A4061])">
            <text:p/>
          </table:table-cell>
          <table:table-cell table:formula="of:=[.B4060]+1" office:value-type="float" office:value="4059" calcext:value-type="float">
            <text:p>4059</text:p>
          </table:table-cell>
        </table:table-row>
        <table:table-row table:style-name="ro1">
          <table:table-cell table:formula="of:=IF([$Code.A4062]=&quot;&quot;;&quot;&quot;;[$Code.A4062])">
            <text:p/>
          </table:table-cell>
          <table:table-cell table:formula="of:=[.B4061]+1" office:value-type="float" office:value="4060" calcext:value-type="float">
            <text:p>4060</text:p>
          </table:table-cell>
        </table:table-row>
        <table:table-row table:style-name="ro1">
          <table:table-cell table:formula="of:=IF([$Code.A4063]=&quot;&quot;;&quot;&quot;;[$Code.A4063])">
            <text:p/>
          </table:table-cell>
          <table:table-cell table:formula="of:=[.B4062]+1" office:value-type="float" office:value="4061" calcext:value-type="float">
            <text:p>4061</text:p>
          </table:table-cell>
        </table:table-row>
        <table:table-row table:style-name="ro1">
          <table:table-cell table:formula="of:=IF([$Code.A4064]=&quot;&quot;;&quot;&quot;;[$Code.A4064])">
            <text:p/>
          </table:table-cell>
          <table:table-cell table:formula="of:=[.B4063]+1" office:value-type="float" office:value="4062" calcext:value-type="float">
            <text:p>4062</text:p>
          </table:table-cell>
        </table:table-row>
        <table:table-row table:style-name="ro1">
          <table:table-cell table:formula="of:=IF([$Code.A4065]=&quot;&quot;;&quot;&quot;;[$Code.A4065])">
            <text:p/>
          </table:table-cell>
          <table:table-cell table:formula="of:=[.B4064]+1" office:value-type="float" office:value="4063" calcext:value-type="float">
            <text:p>4063</text:p>
          </table:table-cell>
        </table:table-row>
        <table:table-row table:style-name="ro1">
          <table:table-cell table:formula="of:=IF([$Code.A4066]=&quot;&quot;;&quot;&quot;;[$Code.A4066])">
            <text:p/>
          </table:table-cell>
          <table:table-cell table:formula="of:=[.B4065]+1" office:value-type="float" office:value="4064" calcext:value-type="float">
            <text:p>4064</text:p>
          </table:table-cell>
        </table:table-row>
        <table:table-row table:style-name="ro1">
          <table:table-cell table:formula="of:=IF([$Code.A4067]=&quot;&quot;;&quot;&quot;;[$Code.A4067])">
            <text:p/>
          </table:table-cell>
          <table:table-cell table:formula="of:=[.B4066]+1" office:value-type="float" office:value="4065" calcext:value-type="float">
            <text:p>4065</text:p>
          </table:table-cell>
        </table:table-row>
        <table:table-row table:style-name="ro1">
          <table:table-cell table:formula="of:=IF([$Code.A4068]=&quot;&quot;;&quot;&quot;;[$Code.A4068])">
            <text:p/>
          </table:table-cell>
          <table:table-cell table:formula="of:=[.B4067]+1" office:value-type="float" office:value="4066" calcext:value-type="float">
            <text:p>4066</text:p>
          </table:table-cell>
        </table:table-row>
        <table:table-row table:style-name="ro1">
          <table:table-cell table:formula="of:=IF([$Code.A4069]=&quot;&quot;;&quot;&quot;;[$Code.A4069])">
            <text:p/>
          </table:table-cell>
          <table:table-cell table:formula="of:=[.B4068]+1" office:value-type="float" office:value="4067" calcext:value-type="float">
            <text:p>4067</text:p>
          </table:table-cell>
        </table:table-row>
        <table:table-row table:style-name="ro1">
          <table:table-cell table:formula="of:=IF([$Code.A4070]=&quot;&quot;;&quot;&quot;;[$Code.A4070])">
            <text:p/>
          </table:table-cell>
          <table:table-cell table:formula="of:=[.B4069]+1" office:value-type="float" office:value="4068" calcext:value-type="float">
            <text:p>4068</text:p>
          </table:table-cell>
        </table:table-row>
        <table:table-row table:style-name="ro1">
          <table:table-cell table:formula="of:=IF([$Code.A4071]=&quot;&quot;;&quot;&quot;;[$Code.A4071])">
            <text:p/>
          </table:table-cell>
          <table:table-cell table:formula="of:=[.B4070]+1" office:value-type="float" office:value="4069" calcext:value-type="float">
            <text:p>4069</text:p>
          </table:table-cell>
        </table:table-row>
        <table:table-row table:style-name="ro1">
          <table:table-cell table:formula="of:=IF([$Code.A4072]=&quot;&quot;;&quot;&quot;;[$Code.A4072])">
            <text:p/>
          </table:table-cell>
          <table:table-cell table:formula="of:=[.B4071]+1" office:value-type="float" office:value="4070" calcext:value-type="float">
            <text:p>4070</text:p>
          </table:table-cell>
        </table:table-row>
        <table:table-row table:style-name="ro1">
          <table:table-cell table:formula="of:=IF([$Code.A4073]=&quot;&quot;;&quot;&quot;;[$Code.A4073])">
            <text:p/>
          </table:table-cell>
          <table:table-cell table:formula="of:=[.B4072]+1" office:value-type="float" office:value="4071" calcext:value-type="float">
            <text:p>4071</text:p>
          </table:table-cell>
        </table:table-row>
        <table:table-row table:style-name="ro1">
          <table:table-cell table:formula="of:=IF([$Code.A4074]=&quot;&quot;;&quot;&quot;;[$Code.A4074])">
            <text:p/>
          </table:table-cell>
          <table:table-cell table:formula="of:=[.B4073]+1" office:value-type="float" office:value="4072" calcext:value-type="float">
            <text:p>4072</text:p>
          </table:table-cell>
        </table:table-row>
        <table:table-row table:style-name="ro1">
          <table:table-cell table:formula="of:=IF([$Code.A4075]=&quot;&quot;;&quot;&quot;;[$Code.A4075])">
            <text:p/>
          </table:table-cell>
          <table:table-cell table:formula="of:=[.B4074]+1" office:value-type="float" office:value="4073" calcext:value-type="float">
            <text:p>4073</text:p>
          </table:table-cell>
        </table:table-row>
        <table:table-row table:style-name="ro1">
          <table:table-cell table:formula="of:=IF([$Code.A4076]=&quot;&quot;;&quot;&quot;;[$Code.A4076])">
            <text:p/>
          </table:table-cell>
          <table:table-cell table:formula="of:=[.B4075]+1" office:value-type="float" office:value="4074" calcext:value-type="float">
            <text:p>4074</text:p>
          </table:table-cell>
        </table:table-row>
        <table:table-row table:style-name="ro1">
          <table:table-cell table:formula="of:=IF([$Code.A4077]=&quot;&quot;;&quot;&quot;;[$Code.A4077])">
            <text:p/>
          </table:table-cell>
          <table:table-cell table:formula="of:=[.B4076]+1" office:value-type="float" office:value="4075" calcext:value-type="float">
            <text:p>4075</text:p>
          </table:table-cell>
        </table:table-row>
        <table:table-row table:style-name="ro1">
          <table:table-cell table:formula="of:=IF([$Code.A4078]=&quot;&quot;;&quot;&quot;;[$Code.A4078])">
            <text:p/>
          </table:table-cell>
          <table:table-cell table:formula="of:=[.B4077]+1" office:value-type="float" office:value="4076" calcext:value-type="float">
            <text:p>4076</text:p>
          </table:table-cell>
        </table:table-row>
        <table:table-row table:style-name="ro1">
          <table:table-cell table:formula="of:=IF([$Code.A4079]=&quot;&quot;;&quot;&quot;;[$Code.A4079])">
            <text:p/>
          </table:table-cell>
          <table:table-cell table:formula="of:=[.B4078]+1" office:value-type="float" office:value="4077" calcext:value-type="float">
            <text:p>4077</text:p>
          </table:table-cell>
        </table:table-row>
        <table:table-row table:style-name="ro1">
          <table:table-cell table:formula="of:=IF([$Code.A4080]=&quot;&quot;;&quot;&quot;;[$Code.A4080])">
            <text:p/>
          </table:table-cell>
          <table:table-cell table:formula="of:=[.B4079]+1" office:value-type="float" office:value="4078" calcext:value-type="float">
            <text:p>4078</text:p>
          </table:table-cell>
        </table:table-row>
        <table:table-row table:style-name="ro1">
          <table:table-cell table:formula="of:=IF([$Code.A4081]=&quot;&quot;;&quot;&quot;;[$Code.A4081])">
            <text:p/>
          </table:table-cell>
          <table:table-cell table:formula="of:=[.B4080]+1" office:value-type="float" office:value="4079" calcext:value-type="float">
            <text:p>4079</text:p>
          </table:table-cell>
        </table:table-row>
        <table:table-row table:style-name="ro1">
          <table:table-cell table:formula="of:=IF([$Code.A4082]=&quot;&quot;;&quot;&quot;;[$Code.A4082])">
            <text:p/>
          </table:table-cell>
          <table:table-cell table:formula="of:=[.B4081]+1" office:value-type="float" office:value="4080" calcext:value-type="float">
            <text:p>4080</text:p>
          </table:table-cell>
        </table:table-row>
        <table:table-row table:style-name="ro1">
          <table:table-cell table:formula="of:=IF([$Code.A4083]=&quot;&quot;;&quot;&quot;;[$Code.A4083])">
            <text:p/>
          </table:table-cell>
          <table:table-cell table:formula="of:=[.B4082]+1" office:value-type="float" office:value="4081" calcext:value-type="float">
            <text:p>4081</text:p>
          </table:table-cell>
        </table:table-row>
        <table:table-row table:style-name="ro1">
          <table:table-cell table:formula="of:=IF([$Code.A4084]=&quot;&quot;;&quot;&quot;;[$Code.A4084])">
            <text:p/>
          </table:table-cell>
          <table:table-cell table:formula="of:=[.B4083]+1" office:value-type="float" office:value="4082" calcext:value-type="float">
            <text:p>4082</text:p>
          </table:table-cell>
        </table:table-row>
        <table:table-row table:style-name="ro1">
          <table:table-cell table:formula="of:=IF([$Code.A4085]=&quot;&quot;;&quot;&quot;;[$Code.A4085])">
            <text:p/>
          </table:table-cell>
          <table:table-cell table:formula="of:=[.B4084]+1" office:value-type="float" office:value="4083" calcext:value-type="float">
            <text:p>4083</text:p>
          </table:table-cell>
        </table:table-row>
        <table:table-row table:style-name="ro1">
          <table:table-cell table:formula="of:=IF([$Code.A4086]=&quot;&quot;;&quot;&quot;;[$Code.A4086])">
            <text:p/>
          </table:table-cell>
          <table:table-cell table:formula="of:=[.B4085]+1" office:value-type="float" office:value="4084" calcext:value-type="float">
            <text:p>4084</text:p>
          </table:table-cell>
        </table:table-row>
        <table:table-row table:style-name="ro1">
          <table:table-cell table:formula="of:=IF([$Code.A4087]=&quot;&quot;;&quot;&quot;;[$Code.A4087])">
            <text:p/>
          </table:table-cell>
          <table:table-cell table:formula="of:=[.B4086]+1" office:value-type="float" office:value="4085" calcext:value-type="float">
            <text:p>4085</text:p>
          </table:table-cell>
        </table:table-row>
        <table:table-row table:style-name="ro1">
          <table:table-cell table:formula="of:=IF([$Code.A4088]=&quot;&quot;;&quot;&quot;;[$Code.A4088])">
            <text:p/>
          </table:table-cell>
          <table:table-cell table:formula="of:=[.B4087]+1" office:value-type="float" office:value="4086" calcext:value-type="float">
            <text:p>4086</text:p>
          </table:table-cell>
        </table:table-row>
        <table:table-row table:style-name="ro1">
          <table:table-cell table:formula="of:=IF([$Code.A4089]=&quot;&quot;;&quot;&quot;;[$Code.A4089])">
            <text:p/>
          </table:table-cell>
          <table:table-cell table:formula="of:=[.B4088]+1" office:value-type="float" office:value="4087" calcext:value-type="float">
            <text:p>4087</text:p>
          </table:table-cell>
        </table:table-row>
        <table:table-row table:style-name="ro1">
          <table:table-cell table:formula="of:=IF([$Code.A4090]=&quot;&quot;;&quot;&quot;;[$Code.A4090])">
            <text:p/>
          </table:table-cell>
          <table:table-cell table:formula="of:=[.B4089]+1" office:value-type="float" office:value="4088" calcext:value-type="float">
            <text:p>4088</text:p>
          </table:table-cell>
        </table:table-row>
        <table:table-row table:style-name="ro1">
          <table:table-cell table:formula="of:=IF([$Code.A4091]=&quot;&quot;;&quot;&quot;;[$Code.A4091])">
            <text:p/>
          </table:table-cell>
          <table:table-cell table:formula="of:=[.B4090]+1" office:value-type="float" office:value="4089" calcext:value-type="float">
            <text:p>4089</text:p>
          </table:table-cell>
        </table:table-row>
        <table:table-row table:style-name="ro1">
          <table:table-cell table:formula="of:=IF([$Code.A4092]=&quot;&quot;;&quot;&quot;;[$Code.A4092])">
            <text:p/>
          </table:table-cell>
          <table:table-cell table:formula="of:=[.B4091]+1" office:value-type="float" office:value="4090" calcext:value-type="float">
            <text:p>4090</text:p>
          </table:table-cell>
        </table:table-row>
        <table:table-row table:style-name="ro1">
          <table:table-cell table:formula="of:=IF([$Code.A4093]=&quot;&quot;;&quot;&quot;;[$Code.A4093])">
            <text:p/>
          </table:table-cell>
          <table:table-cell table:formula="of:=[.B4092]+1" office:value-type="float" office:value="4091" calcext:value-type="float">
            <text:p>4091</text:p>
          </table:table-cell>
        </table:table-row>
        <table:table-row table:style-name="ro1">
          <table:table-cell table:formula="of:=IF([$Code.A4094]=&quot;&quot;;&quot;&quot;;[$Code.A4094])">
            <text:p/>
          </table:table-cell>
          <table:table-cell table:formula="of:=[.B4093]+1" office:value-type="float" office:value="4092" calcext:value-type="float">
            <text:p>4092</text:p>
          </table:table-cell>
        </table:table-row>
        <table:table-row table:style-name="ro1">
          <table:table-cell table:formula="of:=IF([$Code.A4095]=&quot;&quot;;&quot;&quot;;[$Code.A4095])">
            <text:p/>
          </table:table-cell>
          <table:table-cell table:formula="of:=[.B4094]+1" office:value-type="float" office:value="4093" calcext:value-type="float">
            <text:p>4093</text:p>
          </table:table-cell>
        </table:table-row>
        <table:table-row table:style-name="ro1">
          <table:table-cell table:formula="of:=IF([$Code.A4096]=&quot;&quot;;&quot;&quot;;[$Code.A4096])">
            <text:p/>
          </table:table-cell>
          <table:table-cell table:formula="of:=[.B4095]+1" office:value-type="float" office:value="4094" calcext:value-type="float">
            <text:p>4094</text:p>
          </table:table-cell>
        </table:table-row>
        <table:table-row table:style-name="ro1">
          <table:table-cell table:formula="of:=IF([$Code.A4097]=&quot;&quot;;&quot;&quot;;[$Code.A4097])">
            <text:p/>
          </table:table-cell>
          <table:table-cell table:formula="of:=[.B4096]+1" office:value-type="float" office:value="4095" calcext:value-type="float">
            <text:p>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3T10:21:45.672000000</meta:creation-date>
    <dc:date>2021-07-13T19:01:34.659000000</dc:date>
    <meta:editing-duration>PT8H29M38S</meta:editing-duration>
    <meta:editing-cycles>1</meta:editing-cycles>
    <meta:document-statistic meta:table-count="3" meta:cell-count="8265" meta:object-count="0"/>
    <meta:generator>LibreOffice/7.1.3.2$Windows_X86_64 LibreOffice_project/47f78053abe362b9384784d31a6e56f8511eb1c1</meta:generator>
  </office:meta>
</office:document-meta>
</file>